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4.94mm"/>
    </style:style>
    <style:style style:name="co4" style:family="table-column">
      <style:table-column-properties fo:break-before="auto" style:column-width="26.49mm"/>
    </style:style>
    <style:style style:name="co5" style:family="table-column">
      <style:table-column-properties fo:break-before="auto" style:column-width="20.96mm"/>
    </style:style>
    <style:style style:name="co6" style:family="table-column">
      <style:table-column-properties fo:break-before="auto" style:column-width="23.23mm"/>
    </style:style>
    <style:style style:name="co7" style:family="table-column">
      <style:table-column-properties fo:break-before="auto" style:column-width="24.5mm"/>
    </style:style>
    <style:style style:name="co8" style:family="table-column">
      <style:table-column-properties fo:break-before="auto" style:column-width="29.49mm"/>
    </style:style>
    <style:style style:name="co9" style:family="table-column">
      <style:table-column-properties fo:break-before="auto" style:column-width="36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date-style style:name="N10050" number:language="en" number:country="US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10052" number:language="en" number:country="US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5" style:family="table-cell" style:parent-style-name="Default" style:data-style-name="N52">
      <style:table-cell-properties fo:background-color="#fff200"/>
    </style:style>
    <style:style style:name="ce6" style:family="table-cell" style:parent-style-name="Default" style:data-style-name="N52"/>
    <style:style style:name="ce7" style:family="table-cell" style:parent-style-name="Default" style:data-style-name="N10052"/>
    <style:style style:name="ce9" style:family="table-cell" style:parent-style-name="Default" style:data-style-name="N10000"/>
    <style:style style:name="ce12" style:family="table-cell" style:parent-style-name="Default" style:data-style-name="N10050"/>
    <style:style style:name="ce8" style:family="table-cell" style:parent-style-name="Default" style:data-style-name="N0">
      <style:table-cell-properties fo:background-color="#fff200"/>
    </style:style>
    <style:style style:name="ce25" style:family="table-cell" style:parent-style-name="Default" style:data-style-name="N0"/>
    <style:style style:name="ce11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fff200"/>
    </style:style>
    <style:style style:name="ce1" style:family="table-cell" style:parent-style-name="Default" style:data-style-name="N100">
      <style:table-cell-properties fo:background-color="#fff200"/>
    </style:style>
    <style:style style:name="ce20" style:family="table-cell" style:parent-style-name="Default" style:data-style-name="N100">
      <style:table-cell-properties fo:background-color="#fff200"/>
      <style:text-properties style:use-window-font-color="true"/>
    </style:style>
    <style:style style:name="ce13" style:family="table-cell" style:parent-style-name="Default" style:data-style-name="N100">
      <style:table-cell-properties fo:background-color="transparent"/>
    </style:style>
    <style:style style:name="ce22" style:family="table-cell" style:parent-style-name="Default">
      <style:table-cell-properties fo:background-color="transparent"/>
      <style:text-properties fo:color="#ce181e"/>
    </style:style>
    <style:style style:name="ce2" style:family="table-cell" style:parent-style-name="Default" style:data-style-name="N100"/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8" style:family="table-cell" style:parent-style-name="Default" style:data-style-name="N0">
      <style:table-cell-properties fo:background-color="#faa61a"/>
    </style:style>
    <style:style style:name="ce26" style:family="table-cell" style:parent-style-name="Default" style:data-style-name="N52">
      <style:table-cell-properties fo:background-color="transparent"/>
    </style:style>
    <style:style style:name="ce35" style:family="table-cell" style:parent-style-name="Default" style:data-style-name="N0">
      <style:table-cell-properties fo:background-color="transparent"/>
    </style:style>
    <style:style style:name="ce36" style:family="table-cell" style:parent-style-name="Default" style:data-style-name="N41">
      <style:table-cell-properties fo:background-color="transparent"/>
    </style:style>
    <style:style style:name="ce37" style:family="table-cell" style:parent-style-name="Default" style:data-style-name="N10000">
      <style:table-cell-properties fo:background-color="transparent"/>
    </style:style>
    <style:style style:name="ce38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simulacao_tcc" table:style-name="ta1">
        <table:table-column table:style-name="co1" table:default-cell-style-name="ce6"/>
        <table:table-column table:style-name="co2" table:number-columns-repeated="3" table:default-cell-style-name="ce9"/>
        <table:table-column table:style-name="co3" table:default-cell-style-name="ce25"/>
        <table:table-column table:style-name="co4" table:default-cell-style-name="Default"/>
        <table:table-column table:style-name="co5" table:default-cell-style-name="ce11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ce36"/>
        <table:table-column table:style-name="co2" table:default-cell-style-name="ce11"/>
        <table:table-column table:style-name="co1" table:default-cell-style-name="ce11"/>
        <table:table-column table:style-name="co2" table:number-columns-repeated="3" table:default-cell-style-name="ce37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 table:style-name="ce5" office:value-type="string" calcext:value-type="string">
            <text:p>data</text:p>
          </table:table-cell>
          <table:table-cell table:style-name="ce5" office:value-type="string" calcext:value-type="string">
            <text:p>data dec</text:p>
          </table:table-cell>
          <table:table-cell table:style-name="ce5" office:value-type="string" calcext:value-type="string">
            <text:p>hora dec</text:p>
          </table:table-cell>
          <table:table-cell table:style-name="ce5" office:value-type="string" calcext:value-type="string">
            <text:p>tag (offset)</text:p>
          </table:table-cell>
          <table:table-cell table:style-name="ce5" office:value-type="string" calcext:value-type="string">
            <text:p>day mod count</text:p>
          </table:table-cell>
          <table:table-cell table:style-name="ce5" office:value-type="string" calcext:value-type="string">
            <text:p>incr</text:p>
          </table:table-cell>
          <table:table-cell table:style-name="ce10" office:value-type="string" calcext:value-type="string">
            <text:p>qdade casas</text:p>
          </table:table-cell>
          <table:table-cell table:style-name="ce10" office:value-type="string" calcext:value-type="string">
            <text:p>variância</text:p>
          </table:table-cell>
          <table:table-cell table:style-name="ce1" office:value-type="string" calcext:value-type="string">
            <text:p>dias:</text:p>
          </table:table-cell>
          <table:table-cell table:style-name="ce1" office:value-type="string" calcext:value-type="string">
            <text:p>Num ultima linha</text:p>
          </table:table-cell>
          <table:table-cell table:style-name="Default" office:value-type="string" calcext:value-type="string">
            <text:p>hora</text:p>
          </table:table-cell>
          <table:table-cell table:style-name="Default" office:value-type="string" calcext:value-type="string">
            <text:p>incr</text:p>
          </table:table-cell>
          <table:table-cell table:style-name="Default" office:value-type="string" calcext:value-type="string">
            <text:p>dia</text:p>
          </table:table-cell>
          <table:table-cell table:style-name="Default" office:value-type="string" calcext:value-type="string">
            <text:p>hora dec</text:p>
          </table:table-cell>
          <table:table-cell table:style-name="Default" office:value-type="string" calcext:value-type="string">
            <text:p>tag</text:p>
          </table:table-cell>
          <table:table-cell table:style-name="Default" office:value-type="string" calcext:value-type="string">
            <text:p>habilitar sleep</text:p>
          </table:table-cell>
          <table:table-cell office:value-type="string" calcext:value-type="string">
            <text:p>hora limite</text:p>
          </table:table-cell>
          <table:table-cell office:value-type="string" calcext:value-type="string">
            <text:p>num ult linha</text:p>
          </table:table-cell>
          <table:table-cell office:value-type="string" calcext:value-type="string">
            <text:p>inc hora</text:p>
          </table:table-cell>
        </table:table-row>
        <table:table-row table:style-name="ro1">
          <table:table-cell table:style-name="ce5" office:value-type="date" office:date-value="2019-10-08T02:00:00" calcext:value-type="date">
            <text:p>2019-10-08 02:00:00</text:p>
          </table:table-cell>
          <table:table-cell table:style-name="ce5" table:number-columns-repeated="3"/>
          <table:table-cell table:style-name="ce8" table:formula="of:=150+40+30+60" office:value-type="float" office:value="280" calcext:value-type="float">
            <text:p>280</text:p>
          </table:table-cell>
          <table:table-cell table:style-name="ce8" table:number-columns-repeated="2"/>
          <table:table-cell table:style-name="ce10" office:value-type="float" office:value="20" calcext:value-type="float">
            <text:p>20</text:p>
          </table:table-cell>
          <table:table-cell table:style-name="ce1" office:value-type="string" calcext:value-type="string">
            <text:p>00:15:00</text:p>
          </table:table-cell>
          <table:table-cell table:style-name="ce20" office:value-type="string" calcext:value-type="string">
            <text:p>22</text:p>
          </table:table-cell>
          <table:table-cell table:style-name="ce28" table:formula="of:=[.J2]*[.H2]+2" office:value-type="float" office:value="442" calcext:value-type="float">
            <text:p>442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43746" calcext:value-type="float">
            <text:p>43746</text:p>
          </table:table-cell>
          <table:table-cell table:style-name="ce36" table:number-columns-repeated="2"/>
          <table:table-cell table:style-name="ce11" office:value-type="string" calcext:value-type="string">
            <text:p>extendido?</text:p>
          </table:table-cell>
          <table:table-cell table:style-name="ce36" office:value-type="time" office:time-value="PT08H00M00S" calcext:value-type="time">
            <text:p>08:00:00</text:p>
          </table:table-cell>
          <table:table-cell table:formula="of:=(([.R2]-[.L2])/[.T2])*[.J2]+2" office:value-type="float" office:value="1058" calcext:value-type="float">
            <text:p>1058</text:p>
          </table:table-cell>
          <table:table-cell table:style-name="ce36" office:value-type="time" office:time-value="PT00H10M00S" calcext:value-type="time">
            <text:p>00:10:00</text:p>
          </table:table-cell>
        </table:table-row>
        <table:table-row table:style-name="ro1">
          <table:table-cell table:formula="of:=SUM(COM.MICROSOFT.NORM.INV( RAND();[.$A$2];[.$I$2]);FLOOR([.G3]))" office:value-type="date" office:date-value="2019-10-08T01:49:45.708356" calcext:value-type="date">
            <text:p>2019-10-08 01:49:46</text:p>
          </table:table-cell>
          <table:table-cell table:style-name="ce7" table:formula="of:=[.A3]" office:value-type="date" office:date-value="2019-10-08T01:49:45.708356" calcext:value-type="date">
            <text:p>2019-10-08 01:49:46</text:p>
          </table:table-cell>
          <table:table-cell table:formula="of:=TRUNC([.A3])" office:value-type="float" office:value="43746" calcext:value-type="float">
            <text:p>43746</text:p>
          </table:table-cell>
          <table:table-cell table:style-name="ce12" table:formula="of:=[.B3]-[.C3]" office:value-type="date" office:date-value="1899-12-30T01:49:45.70835567079" calcext:value-type="date">
            <text:p>12/30/99 01:49 AM</text:p>
          </table:table-cell>
          <table:table-cell table:formula="of:=MOD([.E2]-[.$E$2];[.$H$2])+1+[.$E$2]" office:value-type="float" office:value="281" calcext:value-type="float">
            <text:p>2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3"/>
          <table:table-cell table:style-name="ce26"/>
          <table:table-cell table:formula="of:=SUM(MOD(SUM([.L2]-[.L$2];[.T$2]);[.R$2]-[.L$2]);[.L$2])" office:value-type="time" office:time-value="PT00H10M00S" calcext:value-type="time">
            <text:p>00:10:00</text:p>
          </table:table-cell>
          <table:table-cell table:formula="of:=IF([.L3]&lt;[.L2];[.M2]+[.H$2];[.M2])" office:value-type="float" office:value="0" calcext:value-type="float">
            <text:p>0</text:p>
          </table:table-cell>
          <table:table-cell table:formula="of:=OFFSET([.C$4];[.M3];0)" office:value-type="float" office:value="43746" calcext:value-type="float">
            <text:p>43746</text:p>
          </table:table-cell>
          <table:table-cell table:formula="of:=[.L3]" office:value-type="float" office:value="0.00694444444444444" calcext:value-type="float">
            <text:p>0.006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3];0)&lt;=[.O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]))" office:value-type="date" office:date-value="2019-10-08T01:46:03.981976" calcext:value-type="date">
            <text:p>2019-10-08 01:46:04</text:p>
          </table:table-cell>
          <table:table-cell table:style-name="ce7" table:formula="of:=[.A4]" office:value-type="date" office:date-value="2019-10-08T01:46:03.981976" calcext:value-type="date">
            <text:p>2019-10-08 01:46:04</text:p>
          </table:table-cell>
          <table:table-cell table:formula="of:=TRUNC([.A4])" office:value-type="float" office:value="43746" calcext:value-type="float">
            <text:p>43746</text:p>
          </table:table-cell>
          <table:table-cell table:style-name="ce12" table:formula="of:=[.B4]-[.C4]" office:value-type="date" office:date-value="1899-12-30T01:46:03.98197584786" calcext:value-type="date">
            <text:p>12/30/99 01:46 AM</text:p>
          </table:table-cell>
          <table:table-cell table:formula="of:=MOD([.E3]-[.$E$2];[.$H$2])+1+[.$E$2]" office:value-type="float" office:value="282" calcext:value-type="float">
            <text:p>282</text:p>
          </table:table-cell>
          <table:table-cell table:formula="of:=MOD([.F3]+1/[.$H$2];5)" office:value-type="float" office:value="0.05" calcext:value-type="float">
            <text:p>0,05</text:p>
          </table:table-cell>
          <table:table-cell table:formula="of:=IF([.F4]&lt;0.000001;[.G3]+2+1/[.$H$2];[.G3]+1/[.$H$2])" office:value-type="float" office:value="0.05" calcext:value-type="float">
            <text:p>0,05</text:p>
          </table:table-cell>
          <table:table-cell table:number-columns-repeated="2"/>
          <table:table-cell table:style-name="ce13"/>
          <table:table-cell table:style-name="ce26"/>
          <table:table-cell table:formula="of:=SUM(MOD(SUM([.L3]-[.L$2];[.T$2]);[.R$2]-[.L$2]);[.L$2])" office:value-type="time" office:time-value="PT00H20M00S" calcext:value-type="time">
            <text:p>00:20:00</text:p>
          </table:table-cell>
          <table:table-cell table:formula="of:=IF([.L4]&lt;[.L3];[.M3]+[.H$2];[.M3])" office:value-type="float" office:value="0" calcext:value-type="float">
            <text:p>0</text:p>
          </table:table-cell>
          <table:table-cell table:formula="of:=OFFSET([.C$4];[.M4];0)" office:value-type="float" office:value="43746" calcext:value-type="float">
            <text:p>43746</text:p>
          </table:table-cell>
          <table:table-cell table:formula="of:=[.L4]" office:value-type="float" office:value="0.0138888888888889" calcext:value-type="float">
            <text:p>0.013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4];0)&lt;=[.O4];0;1)" office:value-type="float" office:value="1" calcext:value-type="float">
            <text:p>1</text:p>
          </table:table-cell>
          <table:table-cell table:style-name="ce38"/>
          <table:table-cell table:number-columns-repeated="2"/>
        </table:table-row>
        <table:table-row table:style-name="ro1">
          <table:table-cell table:formula="of:=SUM(COM.MICROSOFT.NORM.INV( RAND();[.$A$2];[.$I$2]);FLOOR([.G5]))" office:value-type="date" office:date-value="2019-10-08T02:01:24.316082" calcext:value-type="date">
            <text:p>2019-10-08 02:01:24</text:p>
          </table:table-cell>
          <table:table-cell table:style-name="ce7" table:formula="of:=[.A5]" office:value-type="date" office:date-value="2019-10-08T02:01:24.316082" calcext:value-type="date">
            <text:p>2019-10-08 02:01:24</text:p>
          </table:table-cell>
          <table:table-cell table:formula="of:=TRUNC([.A5])" office:value-type="float" office:value="43746" calcext:value-type="float">
            <text:p>43746</text:p>
          </table:table-cell>
          <table:table-cell table:style-name="ce12" table:formula="of:=[.B5]-[.C5]" office:value-type="date" office:date-value="1899-12-30T02:01:24.31608192623" calcext:value-type="date">
            <text:p>12/30/99 02:01 AM</text:p>
          </table:table-cell>
          <table:table-cell table:formula="of:=MOD([.E4]-[.$E$2];[.$H$2])+1+[.$E$2]" office:value-type="float" office:value="283" calcext:value-type="float">
            <text:p>283</text:p>
          </table:table-cell>
          <table:table-cell table:formula="of:=MOD([.F4]+1/[.$H$2];5)" office:value-type="float" office:value="0.1" calcext:value-type="float">
            <text:p>0,1</text:p>
          </table:table-cell>
          <table:table-cell table:formula="of:=IF([.F5]&lt;0.000001;[.G4]+2+1/[.$H$2];[.G4]+1/[.$H$2])" office:value-type="float" office:value="0.1" calcext:value-type="float">
            <text:p>0,1</text:p>
          </table:table-cell>
          <table:table-cell table:number-columns-repeated="2"/>
          <table:table-cell table:style-name="ce13"/>
          <table:table-cell table:style-name="ce26"/>
          <table:table-cell table:formula="of:=SUM(MOD(SUM([.L4]-[.L$2];[.T$2]);[.R$2]-[.L$2]);[.L$2])" office:value-type="time" office:time-value="PT00H30M00S" calcext:value-type="time">
            <text:p>00:30:00</text:p>
          </table:table-cell>
          <table:table-cell table:formula="of:=IF([.L5]&lt;[.L4];[.M4]+[.H$2];[.M4])" office:value-type="float" office:value="0" calcext:value-type="float">
            <text:p>0</text:p>
          </table:table-cell>
          <table:table-cell table:formula="of:=OFFSET([.C$4];[.M5];0)" office:value-type="float" office:value="43746" calcext:value-type="float">
            <text:p>43746</text:p>
          </table:table-cell>
          <table:table-cell table:formula="of:=[.L5]" office:value-type="float" office:value="0.0208333333333333" calcext:value-type="float">
            <text:p>0.020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5];0)&lt;=[.O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]))" office:value-type="date" office:date-value="2019-10-08T02:19:12.232839" calcext:value-type="date">
            <text:p>2019-10-08 02:19:12</text:p>
          </table:table-cell>
          <table:table-cell table:style-name="ce7" table:formula="of:=[.A6]" office:value-type="date" office:date-value="2019-10-08T02:19:12.232839" calcext:value-type="date">
            <text:p>2019-10-08 02:19:12</text:p>
          </table:table-cell>
          <table:table-cell table:formula="of:=TRUNC([.A6])" office:value-type="float" office:value="43746" calcext:value-type="float">
            <text:p>43746</text:p>
          </table:table-cell>
          <table:table-cell table:style-name="ce12" table:formula="of:=[.B6]-[.C6]" office:value-type="date" office:date-value="1899-12-30T02:19:12.23283902742" calcext:value-type="date">
            <text:p>12/30/99 02:19 AM</text:p>
          </table:table-cell>
          <table:table-cell table:formula="of:=MOD([.E5]-[.$E$2];[.$H$2])+1+[.$E$2]" office:value-type="float" office:value="284" calcext:value-type="float">
            <text:p>284</text:p>
          </table:table-cell>
          <table:table-cell table:formula="of:=MOD([.F5]+1/[.$H$2];5)" office:value-type="float" office:value="0.15" calcext:value-type="float">
            <text:p>0,15</text:p>
          </table:table-cell>
          <table:table-cell table:formula="of:=IF([.F6]&lt;0.000001;[.G5]+2+1/[.$H$2];[.G5]+1/[.$H$2])" office:value-type="float" office:value="0.15" calcext:value-type="float">
            <text:p>0,15</text:p>
          </table:table-cell>
          <table:table-cell table:number-columns-repeated="2"/>
          <table:table-cell table:style-name="ce13"/>
          <table:table-cell table:style-name="ce26"/>
          <table:table-cell table:formula="of:=SUM(MOD(SUM([.L5]-[.L$2];[.T$2]);[.R$2]-[.L$2]);[.L$2])" office:value-type="time" office:time-value="PT00H40M00S" calcext:value-type="time">
            <text:p>00:40:00</text:p>
          </table:table-cell>
          <table:table-cell table:formula="of:=IF([.L6]&lt;[.L5];[.M5]+[.H$2];[.M5])" office:value-type="float" office:value="0" calcext:value-type="float">
            <text:p>0</text:p>
          </table:table-cell>
          <table:table-cell table:formula="of:=OFFSET([.C$4];[.M6];0)" office:value-type="float" office:value="43746" calcext:value-type="float">
            <text:p>43746</text:p>
          </table:table-cell>
          <table:table-cell table:formula="of:=[.L6]" office:value-type="float" office:value="0.0277777777777778" calcext:value-type="float">
            <text:p>0.027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6];0)&lt;=[.O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]))" office:value-type="date" office:date-value="2019-10-08T02:08:19.251965" calcext:value-type="date">
            <text:p>2019-10-08 02:08:19</text:p>
          </table:table-cell>
          <table:table-cell table:style-name="ce7" table:formula="of:=[.A7]" office:value-type="date" office:date-value="2019-10-08T02:08:19.251965" calcext:value-type="date">
            <text:p>2019-10-08 02:08:19</text:p>
          </table:table-cell>
          <table:table-cell table:formula="of:=TRUNC([.A7])" office:value-type="float" office:value="43746" calcext:value-type="float">
            <text:p>43746</text:p>
          </table:table-cell>
          <table:table-cell table:style-name="ce12" table:formula="of:=[.B7]-[.C7]" office:value-type="date" office:date-value="1899-12-30T02:08:19.2519649677" calcext:value-type="date">
            <text:p>12/30/99 02:08 AM</text:p>
          </table:table-cell>
          <table:table-cell table:formula="of:=MOD([.E6]-[.$E$2];[.$H$2])+1+[.$E$2]" office:value-type="float" office:value="285" calcext:value-type="float">
            <text:p>285</text:p>
          </table:table-cell>
          <table:table-cell table:formula="of:=MOD([.F6]+1/[.$H$2];5)" office:value-type="float" office:value="0.2" calcext:value-type="float">
            <text:p>0,2</text:p>
          </table:table-cell>
          <table:table-cell table:formula="of:=IF([.F7]&lt;0.000001;[.G6]+2+1/[.$H$2];[.G6]+1/[.$H$2])" office:value-type="float" office:value="0.2" calcext:value-type="float">
            <text:p>0,2</text:p>
          </table:table-cell>
          <table:table-cell table:number-columns-repeated="2"/>
          <table:table-cell table:style-name="ce13"/>
          <table:table-cell table:style-name="ce26"/>
          <table:table-cell table:formula="of:=SUM(MOD(SUM([.L6]-[.L$2];[.T$2]);[.R$2]-[.L$2]);[.L$2])" office:value-type="time" office:time-value="PT00H50M00S" calcext:value-type="time">
            <text:p>00:50:00</text:p>
          </table:table-cell>
          <table:table-cell table:formula="of:=IF([.L7]&lt;[.L6];[.M6]+[.H$2];[.M6])" office:value-type="float" office:value="0" calcext:value-type="float">
            <text:p>0</text:p>
          </table:table-cell>
          <table:table-cell table:formula="of:=OFFSET([.C$4];[.M7];0)" office:value-type="float" office:value="43746" calcext:value-type="float">
            <text:p>43746</text:p>
          </table:table-cell>
          <table:table-cell table:formula="of:=[.L7]" office:value-type="float" office:value="0.0347222222222222" calcext:value-type="float">
            <text:p>0.034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7];0)&lt;=[.O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]))" office:value-type="date" office:date-value="2019-10-08T02:14:42.972609" calcext:value-type="date">
            <text:p>2019-10-08 02:14:43</text:p>
          </table:table-cell>
          <table:table-cell table:style-name="ce7" table:formula="of:=[.A8]" office:value-type="date" office:date-value="2019-10-08T02:14:42.972609" calcext:value-type="date">
            <text:p>2019-10-08 02:14:43</text:p>
          </table:table-cell>
          <table:table-cell table:formula="of:=TRUNC([.A8])" office:value-type="float" office:value="43746" calcext:value-type="float">
            <text:p>43746</text:p>
          </table:table-cell>
          <table:table-cell table:style-name="ce12" table:formula="of:=[.B8]-[.C8]" office:value-type="date" office:date-value="1899-12-30T02:14:42.97260920517" calcext:value-type="date">
            <text:p>12/30/99 02:14 AM</text:p>
          </table:table-cell>
          <table:table-cell table:formula="of:=MOD([.E7]-[.$E$2];[.$H$2])+1+[.$E$2]" office:value-type="float" office:value="286" calcext:value-type="float">
            <text:p>286</text:p>
          </table:table-cell>
          <table:table-cell table:formula="of:=MOD([.F7]+1/[.$H$2];5)" office:value-type="float" office:value="0.25" calcext:value-type="float">
            <text:p>0,25</text:p>
          </table:table-cell>
          <table:table-cell table:formula="of:=IF([.F8]&lt;0.000001;[.G7]+2+1/[.$H$2];[.G7]+1/[.$H$2])" office:value-type="float" office:value="0.25" calcext:value-type="float">
            <text:p>0,25</text:p>
          </table:table-cell>
          <table:table-cell table:style-name="ce11" table:number-columns-repeated="2"/>
          <table:table-cell table:style-name="ce13"/>
          <table:table-cell table:style-name="ce26"/>
          <table:table-cell table:formula="of:=SUM(MOD(SUM([.L7]-[.L$2];[.T$2]);[.R$2]-[.L$2]);[.L$2])" office:value-type="time" office:time-value="PT01H00M00S" calcext:value-type="time">
            <text:p>01:00:00</text:p>
          </table:table-cell>
          <table:table-cell table:formula="of:=IF([.L8]&lt;[.L7];[.M7]+[.H$2];[.M7])" office:value-type="float" office:value="0" calcext:value-type="float">
            <text:p>0</text:p>
          </table:table-cell>
          <table:table-cell table:formula="of:=OFFSET([.C$4];[.M8];0)" office:value-type="float" office:value="43746" calcext:value-type="float">
            <text:p>43746</text:p>
          </table:table-cell>
          <table:table-cell table:formula="of:=[.L8]" office:value-type="float" office:value="0.0416666666666667" calcext:value-type="float">
            <text:p>0.041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8];0)&lt;=[.O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]))" office:value-type="date" office:date-value="2019-10-08T01:49:40.907446" calcext:value-type="date">
            <text:p>2019-10-08 01:49:41</text:p>
          </table:table-cell>
          <table:table-cell table:style-name="ce7" table:formula="of:=[.A9]" office:value-type="date" office:date-value="2019-10-08T01:49:40.907446" calcext:value-type="date">
            <text:p>2019-10-08 01:49:41</text:p>
          </table:table-cell>
          <table:table-cell table:formula="of:=TRUNC([.A9])" office:value-type="float" office:value="43746" calcext:value-type="float">
            <text:p>43746</text:p>
          </table:table-cell>
          <table:table-cell table:style-name="ce12" table:formula="of:=[.B9]-[.C9]" office:value-type="date" office:date-value="1899-12-30T01:49:40.90744565707" calcext:value-type="date">
            <text:p>12/30/99 01:49 AM</text:p>
          </table:table-cell>
          <table:table-cell table:formula="of:=MOD([.E8]-[.$E$2];[.$H$2])+1+[.$E$2]" office:value-type="float" office:value="287" calcext:value-type="float">
            <text:p>287</text:p>
          </table:table-cell>
          <table:table-cell table:formula="of:=MOD([.F8]+1/[.$H$2];5)" office:value-type="float" office:value="0.3" calcext:value-type="float">
            <text:p>0,3</text:p>
          </table:table-cell>
          <table:table-cell table:formula="of:=IF([.F9]&lt;0.000001;[.G8]+2+1/[.$H$2];[.G8]+1/[.$H$2])" office:value-type="float" office:value="0.3" calcext:value-type="float">
            <text:p>0,3</text:p>
          </table:table-cell>
          <table:table-cell table:style-name="ce11" table:number-columns-repeated="2"/>
          <table:table-cell table:style-name="ce13" table:number-columns-repeated="2"/>
          <table:table-cell table:formula="of:=SUM(MOD(SUM([.L8]-[.L$2];[.T$2]);[.R$2]-[.L$2]);[.L$2])" office:value-type="time" office:time-value="PT01H10M00S" calcext:value-type="time">
            <text:p>01:10:00</text:p>
          </table:table-cell>
          <table:table-cell table:formula="of:=IF([.L9]&lt;[.L8];[.M8]+[.H$2];[.M8])" office:value-type="float" office:value="0" calcext:value-type="float">
            <text:p>0</text:p>
          </table:table-cell>
          <table:table-cell table:formula="of:=OFFSET([.C$4];[.M9];0)" office:value-type="float" office:value="43746" calcext:value-type="float">
            <text:p>43746</text:p>
          </table:table-cell>
          <table:table-cell table:formula="of:=[.L9]" office:value-type="float" office:value="0.0486111111111111" calcext:value-type="float">
            <text:p>0.048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9];0)&lt;=[.O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]))" office:value-type="date" office:date-value="2019-10-08T02:14:49.771584" calcext:value-type="date">
            <text:p>2019-10-08 02:14:50</text:p>
          </table:table-cell>
          <table:table-cell table:style-name="ce7" table:formula="of:=[.A10]" office:value-type="date" office:date-value="2019-10-08T02:14:49.771584" calcext:value-type="date">
            <text:p>2019-10-08 02:14:50</text:p>
          </table:table-cell>
          <table:table-cell table:formula="of:=TRUNC([.A10])" office:value-type="float" office:value="43746" calcext:value-type="float">
            <text:p>43746</text:p>
          </table:table-cell>
          <table:table-cell table:style-name="ce12" table:formula="of:=[.B10]-[.C10]" office:value-type="date" office:date-value="1899-12-30T02:14:49.77158409543" calcext:value-type="date">
            <text:p>12/30/99 02:14 AM</text:p>
          </table:table-cell>
          <table:table-cell table:formula="of:=MOD([.E9]-[.$E$2];[.$H$2])+1+[.$E$2]" office:value-type="float" office:value="288" calcext:value-type="float">
            <text:p>288</text:p>
          </table:table-cell>
          <table:table-cell table:formula="of:=MOD([.F9]+1/[.$H$2];5)" office:value-type="float" office:value="0.35" calcext:value-type="float">
            <text:p>0,35</text:p>
          </table:table-cell>
          <table:table-cell table:formula="of:=IF([.F10]&lt;0.000001;[.G9]+2+1/[.$H$2];[.G9]+1/[.$H$2])" office:value-type="float" office:value="0.35" calcext:value-type="float">
            <text:p>0,35</text:p>
          </table:table-cell>
          <table:table-cell table:style-name="ce11" table:number-columns-repeated="2"/>
          <table:table-cell table:style-name="ce13"/>
          <table:table-cell table:style-name="ce26"/>
          <table:table-cell table:formula="of:=SUM(MOD(SUM([.L9]-[.L$2];[.T$2]);[.R$2]-[.L$2]);[.L$2])" office:value-type="time" office:time-value="PT01H20M00S" calcext:value-type="time">
            <text:p>01:20:00</text:p>
          </table:table-cell>
          <table:table-cell table:formula="of:=IF([.L10]&lt;[.L9];[.M9]+[.H$2];[.M9])" office:value-type="float" office:value="0" calcext:value-type="float">
            <text:p>0</text:p>
          </table:table-cell>
          <table:table-cell table:formula="of:=OFFSET([.C$4];[.M10];0)" office:value-type="float" office:value="43746" calcext:value-type="float">
            <text:p>43746</text:p>
          </table:table-cell>
          <table:table-cell table:formula="of:=[.L10]" office:value-type="float" office:value="0.0555555555555556" calcext:value-type="float">
            <text:p>0.055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10];0)&lt;=[.O1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]))" office:value-type="date" office:date-value="2019-10-08T01:41:03.010983" calcext:value-type="date">
            <text:p>2019-10-08 01:41:03</text:p>
          </table:table-cell>
          <table:table-cell table:style-name="ce7" table:formula="of:=[.A11]" office:value-type="date" office:date-value="2019-10-08T01:41:03.010983" calcext:value-type="date">
            <text:p>2019-10-08 01:41:03</text:p>
          </table:table-cell>
          <table:table-cell table:formula="of:=TRUNC([.A11])" office:value-type="float" office:value="43746" calcext:value-type="float">
            <text:p>43746</text:p>
          </table:table-cell>
          <table:table-cell table:style-name="ce12" table:formula="of:=[.B11]-[.C11]" office:value-type="date" office:date-value="1899-12-30T01:41:03.0109827267" calcext:value-type="date">
            <text:p>12/30/99 01:41 AM</text:p>
          </table:table-cell>
          <table:table-cell table:formula="of:=MOD([.E10]-[.$E$2];[.$H$2])+1+[.$E$2]" office:value-type="float" office:value="289" calcext:value-type="float">
            <text:p>289</text:p>
          </table:table-cell>
          <table:table-cell table:formula="of:=MOD([.F10]+1/[.$H$2];5)" office:value-type="float" office:value="0.4" calcext:value-type="float">
            <text:p>0,4</text:p>
          </table:table-cell>
          <table:table-cell table:formula="of:=IF([.F11]&lt;0.000001;[.G10]+2+1/[.$H$2];[.G10]+1/[.$H$2])" office:value-type="float" office:value="0.4" calcext:value-type="float">
            <text:p>0,4</text:p>
          </table:table-cell>
          <table:table-cell table:style-name="ce11" table:number-columns-repeated="2"/>
          <table:table-cell table:style-name="ce13"/>
          <table:table-cell table:style-name="ce26"/>
          <table:table-cell table:formula="of:=SUM(MOD(SUM([.L10]-[.L$2];[.T$2]);[.R$2]-[.L$2]);[.L$2])" office:value-type="time" office:time-value="PT01H30M00S" calcext:value-type="time">
            <text:p>01:30:00</text:p>
          </table:table-cell>
          <table:table-cell table:formula="of:=IF([.L11]&lt;[.L10];[.M10]+[.H$2];[.M10])" office:value-type="float" office:value="0" calcext:value-type="float">
            <text:p>0</text:p>
          </table:table-cell>
          <table:table-cell table:formula="of:=OFFSET([.C$4];[.M11];0)" office:value-type="float" office:value="43746" calcext:value-type="float">
            <text:p>43746</text:p>
          </table:table-cell>
          <table:table-cell table:formula="of:=[.L11]" office:value-type="float" office:value="0.0625" calcext:value-type="float">
            <text:p>0.0625</text:p>
          </table:table-cell>
          <table:table-cell office:value-type="float" office:value="282" calcext:value-type="float">
            <text:p>282</text:p>
          </table:table-cell>
          <table:table-cell table:formula="of:=IF(OFFSET([.D$4];[.M11];0)&lt;=[.O1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]))" office:value-type="date" office:date-value="2019-10-08T01:47:27.734579" calcext:value-type="date">
            <text:p>2019-10-08 01:47:28</text:p>
          </table:table-cell>
          <table:table-cell table:style-name="ce7" table:formula="of:=[.A12]" office:value-type="date" office:date-value="2019-10-08T01:47:27.734579" calcext:value-type="date">
            <text:p>2019-10-08 01:47:28</text:p>
          </table:table-cell>
          <table:table-cell table:formula="of:=TRUNC([.A12])" office:value-type="float" office:value="43746" calcext:value-type="float">
            <text:p>43746</text:p>
          </table:table-cell>
          <table:table-cell table:style-name="ce12" table:formula="of:=[.B12]-[.C12]" office:value-type="date" office:date-value="1899-12-30T01:47:27.73457867559" calcext:value-type="date">
            <text:p>12/30/99 01:47 AM</text:p>
          </table:table-cell>
          <table:table-cell table:formula="of:=MOD([.E11]-[.$E$2];[.$H$2])+1+[.$E$2]" office:value-type="float" office:value="290" calcext:value-type="float">
            <text:p>290</text:p>
          </table:table-cell>
          <table:table-cell table:formula="of:=MOD([.F11]+1/[.$H$2];5)" office:value-type="float" office:value="0.45" calcext:value-type="float">
            <text:p>0,45</text:p>
          </table:table-cell>
          <table:table-cell table:formula="of:=IF([.F12]&lt;0.000001;[.G11]+2+1/[.$H$2];[.G11]+1/[.$H$2])" office:value-type="float" office:value="0.45" calcext:value-type="float">
            <text:p>0,45</text:p>
          </table:table-cell>
          <table:table-cell table:style-name="ce11" table:number-columns-repeated="2"/>
          <table:table-cell table:style-name="ce13"/>
          <table:table-cell table:style-name="ce26"/>
          <table:table-cell table:formula="of:=SUM(MOD(SUM([.L11]-[.L$2];[.T$2]);[.R$2]-[.L$2]);[.L$2])" office:value-type="time" office:time-value="PT01H40M00S" calcext:value-type="time">
            <text:p>01:40:00</text:p>
          </table:table-cell>
          <table:table-cell table:formula="of:=IF([.L12]&lt;[.L11];[.M11]+[.H$2];[.M11])" office:value-type="float" office:value="0" calcext:value-type="float">
            <text:p>0</text:p>
          </table:table-cell>
          <table:table-cell table:formula="of:=OFFSET([.C$4];[.M12];0)" office:value-type="float" office:value="43746" calcext:value-type="float">
            <text:p>43746</text:p>
          </table:table-cell>
          <table:table-cell table:formula="of:=[.L12]" office:value-type="float" office:value="0.0694444444444444" calcext:value-type="float">
            <text:p>0.069444444444445</text:p>
          </table:table-cell>
          <table:table-cell office:value-type="float" office:value="282" calcext:value-type="float">
            <text:p>282</text:p>
          </table:table-cell>
          <table:table-cell table:formula="of:=IF(OFFSET([.D$4];[.M12];0)&lt;=[.O1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]))" office:value-type="date" office:date-value="2019-10-08T02:03:29.459533" calcext:value-type="date">
            <text:p>2019-10-08 02:03:29</text:p>
          </table:table-cell>
          <table:table-cell table:style-name="ce7" table:formula="of:=[.A13]" office:value-type="date" office:date-value="2019-10-08T02:03:29.459533" calcext:value-type="date">
            <text:p>2019-10-08 02:03:29</text:p>
          </table:table-cell>
          <table:table-cell table:formula="of:=TRUNC([.A13])" office:value-type="float" office:value="43746" calcext:value-type="float">
            <text:p>43746</text:p>
          </table:table-cell>
          <table:table-cell table:style-name="ce12" table:formula="of:=[.B13]-[.C13]" office:value-type="date" office:date-value="1899-12-30T02:03:29.45953347255" calcext:value-type="date">
            <text:p>12/30/99 02:03 AM</text:p>
          </table:table-cell>
          <table:table-cell table:formula="of:=MOD([.E12]-[.$E$2];[.$H$2])+1+[.$E$2]" office:value-type="float" office:value="291" calcext:value-type="float">
            <text:p>291</text:p>
          </table:table-cell>
          <table:table-cell table:formula="of:=MOD([.F12]+1/[.$H$2];5)" office:value-type="float" office:value="0.5" calcext:value-type="float">
            <text:p>0,5</text:p>
          </table:table-cell>
          <table:table-cell table:formula="of:=IF([.F13]&lt;0.000001;[.G12]+2+1/[.$H$2];[.G12]+1/[.$H$2])" office:value-type="float" office:value="0.5" calcext:value-type="float">
            <text:p>0,5</text:p>
          </table:table-cell>
          <table:table-cell table:style-name="ce11" table:number-columns-repeated="2"/>
          <table:table-cell table:style-name="ce13"/>
          <table:table-cell table:style-name="ce26"/>
          <table:table-cell table:formula="of:=SUM(MOD(SUM([.L12]-[.L$2];[.T$2]);[.R$2]-[.L$2]);[.L$2])" office:value-type="time" office:time-value="PT01H50M00S" calcext:value-type="time">
            <text:p>01:50:00</text:p>
          </table:table-cell>
          <table:table-cell table:formula="of:=IF([.L13]&lt;[.L12];[.M12]+[.H$2];[.M12])" office:value-type="float" office:value="0" calcext:value-type="float">
            <text:p>0</text:p>
          </table:table-cell>
          <table:table-cell table:formula="of:=OFFSET([.C$4];[.M13];0)" office:value-type="float" office:value="43746" calcext:value-type="float">
            <text:p>43746</text:p>
          </table:table-cell>
          <table:table-cell table:formula="of:=[.L13]" office:value-type="float" office:value="0.0763888888888889" calcext:value-type="float">
            <text:p>0.076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13];0)&lt;=[.O1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]))" office:value-type="date" office:date-value="2019-10-08T02:02:11.955824" calcext:value-type="date">
            <text:p>2019-10-08 02:02:12</text:p>
          </table:table-cell>
          <table:table-cell table:style-name="ce7" table:formula="of:=[.A14]" office:value-type="date" office:date-value="2019-10-08T02:02:11.955824" calcext:value-type="date">
            <text:p>2019-10-08 02:02:12</text:p>
          </table:table-cell>
          <table:table-cell table:formula="of:=TRUNC([.A14])" office:value-type="float" office:value="43746" calcext:value-type="float">
            <text:p>43746</text:p>
          </table:table-cell>
          <table:table-cell table:style-name="ce12" table:formula="of:=[.B14]-[.C14]" office:value-type="date" office:date-value="1899-12-30T02:02:11.95582365151" calcext:value-type="date">
            <text:p>12/30/99 02:02 AM</text:p>
          </table:table-cell>
          <table:table-cell table:formula="of:=MOD([.E13]-[.$E$2];[.$H$2])+1+[.$E$2]" office:value-type="float" office:value="292" calcext:value-type="float">
            <text:p>292</text:p>
          </table:table-cell>
          <table:table-cell table:formula="of:=MOD([.F13]+1/[.$H$2];5)" office:value-type="float" office:value="0.55" calcext:value-type="float">
            <text:p>0,55</text:p>
          </table:table-cell>
          <table:table-cell table:formula="of:=IF([.F14]&lt;0.000001;[.G13]+2+1/[.$H$2];[.G13]+1/[.$H$2])" office:value-type="float" office:value="0.55" calcext:value-type="float">
            <text:p>0,55</text:p>
          </table:table-cell>
          <table:table-cell table:style-name="ce11" table:number-columns-repeated="2"/>
          <table:table-cell table:style-name="ce13" table:number-columns-repeated="2"/>
          <table:table-cell table:formula="of:=SUM(MOD(SUM([.L13]-[.L$2];[.T$2]);[.R$2]-[.L$2]);[.L$2])" office:value-type="time" office:time-value="PT02H00M00S" calcext:value-type="time">
            <text:p>02:00:00</text:p>
          </table:table-cell>
          <table:table-cell table:formula="of:=IF([.L14]&lt;[.L13];[.M13]+[.H$2];[.M13])" office:value-type="float" office:value="0" calcext:value-type="float">
            <text:p>0</text:p>
          </table:table-cell>
          <table:table-cell table:formula="of:=OFFSET([.C$4];[.M14];0)" office:value-type="float" office:value="43746" calcext:value-type="float">
            <text:p>43746</text:p>
          </table:table-cell>
          <table:table-cell table:formula="of:=[.L14]" office:value-type="float" office:value="0.0833333333333333" calcext:value-type="float">
            <text:p>0.083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14];0)&lt;=[.O1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]))" office:value-type="date" office:date-value="2019-10-08T01:53:37.841841" calcext:value-type="date">
            <text:p>2019-10-08 01:53:38</text:p>
          </table:table-cell>
          <table:table-cell table:style-name="ce7" table:formula="of:=[.A15]" office:value-type="date" office:date-value="2019-10-08T01:53:37.841841" calcext:value-type="date">
            <text:p>2019-10-08 01:53:38</text:p>
          </table:table-cell>
          <table:table-cell table:formula="of:=TRUNC([.A15])" office:value-type="float" office:value="43746" calcext:value-type="float">
            <text:p>43746</text:p>
          </table:table-cell>
          <table:table-cell table:style-name="ce12" table:formula="of:=[.B15]-[.C15]" office:value-type="date" office:date-value="1899-12-30T01:53:37.84184058197" calcext:value-type="date">
            <text:p>12/30/99 01:53 AM</text:p>
          </table:table-cell>
          <table:table-cell table:formula="of:=MOD([.E14]-[.$E$2];[.$H$2])+1+[.$E$2]" office:value-type="float" office:value="293" calcext:value-type="float">
            <text:p>293</text:p>
          </table:table-cell>
          <table:table-cell table:formula="of:=MOD([.F14]+1/[.$H$2];5)" office:value-type="float" office:value="0.6" calcext:value-type="float">
            <text:p>0,6</text:p>
          </table:table-cell>
          <table:table-cell table:formula="of:=IF([.F15]&lt;0.000001;[.G14]+2+1/[.$H$2];[.G14]+1/[.$H$2])" office:value-type="float" office:value="0.6" calcext:value-type="float">
            <text:p>0,6</text:p>
          </table:table-cell>
          <table:table-cell table:style-name="ce11" table:number-columns-repeated="2"/>
          <table:table-cell table:style-name="ce13" table:number-columns-repeated="2"/>
          <table:table-cell table:formula="of:=SUM(MOD(SUM([.L14]-[.L$2];[.T$2]);[.R$2]-[.L$2]);[.L$2])" office:value-type="time" office:time-value="PT02H10M00S" calcext:value-type="time">
            <text:p>02:10:00</text:p>
          </table:table-cell>
          <table:table-cell table:formula="of:=IF([.L15]&lt;[.L14];[.M14]+[.H$2];[.M14])" office:value-type="float" office:value="0" calcext:value-type="float">
            <text:p>0</text:p>
          </table:table-cell>
          <table:table-cell table:formula="of:=OFFSET([.C$4];[.M15];0)" office:value-type="float" office:value="43746" calcext:value-type="float">
            <text:p>43746</text:p>
          </table:table-cell>
          <table:table-cell table:formula="of:=[.L15]" office:value-type="float" office:value="0.0902777777777778" calcext:value-type="float">
            <text:p>0.0902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15];0)&lt;=[.O1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]))" office:value-type="date" office:date-value="2019-10-08T01:58:08.202914" calcext:value-type="date">
            <text:p>2019-10-08 01:58:08</text:p>
          </table:table-cell>
          <table:table-cell table:style-name="ce7" table:formula="of:=[.A16]" office:value-type="date" office:date-value="2019-10-08T01:58:08.202914" calcext:value-type="date">
            <text:p>2019-10-08 01:58:08</text:p>
          </table:table-cell>
          <table:table-cell table:formula="of:=TRUNC([.A16])" office:value-type="float" office:value="43746" calcext:value-type="float">
            <text:p>43746</text:p>
          </table:table-cell>
          <table:table-cell table:style-name="ce12" table:formula="of:=[.B16]-[.C16]" office:value-type="date" office:date-value="1899-12-30T01:58:08.20291373413" calcext:value-type="date">
            <text:p>12/30/99 01:58 AM</text:p>
          </table:table-cell>
          <table:table-cell table:formula="of:=MOD([.E15]-[.$E$2];[.$H$2])+1+[.$E$2]" office:value-type="float" office:value="294" calcext:value-type="float">
            <text:p>294</text:p>
          </table:table-cell>
          <table:table-cell table:formula="of:=MOD([.F15]+1/[.$H$2];5)" office:value-type="float" office:value="0.65" calcext:value-type="float">
            <text:p>0,65</text:p>
          </table:table-cell>
          <table:table-cell table:formula="of:=IF([.F16]&lt;0.000001;[.G15]+2+1/[.$H$2];[.G15]+1/[.$H$2])" office:value-type="float" office:value="0.65" calcext:value-type="float">
            <text:p>0,65</text:p>
          </table:table-cell>
          <table:table-cell table:style-name="ce11"/>
          <table:table-cell/>
          <table:table-cell table:style-name="ce22"/>
          <table:table-cell table:style-name="ce13"/>
          <table:table-cell table:formula="of:=SUM(MOD(SUM([.L15]-[.L$2];[.T$2]);[.R$2]-[.L$2]);[.L$2])" office:value-type="time" office:time-value="PT02H20M00S" calcext:value-type="time">
            <text:p>02:20:00</text:p>
          </table:table-cell>
          <table:table-cell table:formula="of:=IF([.L16]&lt;[.L15];[.M15]+[.H$2];[.M15])" office:value-type="float" office:value="0" calcext:value-type="float">
            <text:p>0</text:p>
          </table:table-cell>
          <table:table-cell table:formula="of:=OFFSET([.C$4];[.M16];0)" office:value-type="float" office:value="43746" calcext:value-type="float">
            <text:p>43746</text:p>
          </table:table-cell>
          <table:table-cell table:formula="of:=[.L16]" office:value-type="float" office:value="0.0972222222222222" calcext:value-type="float">
            <text:p>0.0972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16];0)&lt;=[.O1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]))" office:value-type="date" office:date-value="2019-10-08T01:53:38.695434" calcext:value-type="date">
            <text:p>2019-10-08 01:53:39</text:p>
          </table:table-cell>
          <table:table-cell table:style-name="ce7" table:formula="of:=[.A17]" office:value-type="date" office:date-value="2019-10-08T01:53:38.695434" calcext:value-type="date">
            <text:p>2019-10-08 01:53:39</text:p>
          </table:table-cell>
          <table:table-cell table:formula="of:=TRUNC([.A17])" office:value-type="float" office:value="43746" calcext:value-type="float">
            <text:p>43746</text:p>
          </table:table-cell>
          <table:table-cell table:style-name="ce12" table:formula="of:=[.B17]-[.C17]" office:value-type="date" office:date-value="1899-12-30T01:53:38.69543369394" calcext:value-type="date">
            <text:p>12/30/99 01:53 AM</text:p>
          </table:table-cell>
          <table:table-cell table:formula="of:=MOD([.E16]-[.$E$2];[.$H$2])+1+[.$E$2]" office:value-type="float" office:value="295" calcext:value-type="float">
            <text:p>295</text:p>
          </table:table-cell>
          <table:table-cell table:formula="of:=MOD([.F16]+1/[.$H$2];5)" office:value-type="float" office:value="0.7" calcext:value-type="float">
            <text:p>0,7</text:p>
          </table:table-cell>
          <table:table-cell table:formula="of:=IF([.F17]&lt;0.000001;[.G16]+2+1/[.$H$2];[.G16]+1/[.$H$2])" office:value-type="float" office:value="0.7" calcext:value-type="float">
            <text:p>0,7</text:p>
          </table:table-cell>
          <table:table-cell table:number-columns-repeated="2"/>
          <table:table-cell table:style-name="ce2" table:number-columns-repeated="2"/>
          <table:table-cell table:formula="of:=SUM(MOD(SUM([.L16]-[.L$2];[.T$2]);[.R$2]-[.L$2]);[.L$2])" office:value-type="time" office:time-value="PT02H30M00S" calcext:value-type="time">
            <text:p>02:30:00</text:p>
          </table:table-cell>
          <table:table-cell table:formula="of:=IF([.L17]&lt;[.L16];[.M16]+[.H$2];[.M16])" office:value-type="float" office:value="0" calcext:value-type="float">
            <text:p>0</text:p>
          </table:table-cell>
          <table:table-cell table:formula="of:=OFFSET([.C$4];[.M17];0)" office:value-type="float" office:value="43746" calcext:value-type="float">
            <text:p>43746</text:p>
          </table:table-cell>
          <table:table-cell table:formula="of:=[.L17]" office:value-type="float" office:value="0.104166666666667" calcext:value-type="float">
            <text:p>0.1041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17];0)&lt;=[.O1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]))" office:value-type="date" office:date-value="2019-10-08T01:29:09.880579" calcext:value-type="date">
            <text:p>2019-10-08 01:29:10</text:p>
          </table:table-cell>
          <table:table-cell table:style-name="ce7" table:formula="of:=[.A18]" office:value-type="date" office:date-value="2019-10-08T01:29:09.880579" calcext:value-type="date">
            <text:p>2019-10-08 01:29:10</text:p>
          </table:table-cell>
          <table:table-cell table:formula="of:=TRUNC([.A18])" office:value-type="float" office:value="43746" calcext:value-type="float">
            <text:p>43746</text:p>
          </table:table-cell>
          <table:table-cell table:style-name="ce12" table:formula="of:=[.B18]-[.C18]" office:value-type="date" office:date-value="1899-12-30T01:29:09.88057888113" calcext:value-type="date">
            <text:p>12/30/99 01:29 AM</text:p>
          </table:table-cell>
          <table:table-cell table:formula="of:=MOD([.E17]-[.$E$2];[.$H$2])+1+[.$E$2]" office:value-type="float" office:value="296" calcext:value-type="float">
            <text:p>296</text:p>
          </table:table-cell>
          <table:table-cell table:formula="of:=MOD([.F17]+1/[.$H$2];5)" office:value-type="float" office:value="0.75" calcext:value-type="float">
            <text:p>0,75</text:p>
          </table:table-cell>
          <table:table-cell table:formula="of:=IF([.F18]&lt;0.000001;[.G17]+2+1/[.$H$2];[.G17]+1/[.$H$2])" office:value-type="float" office:value="0.75" calcext:value-type="float">
            <text:p>0,75</text:p>
          </table:table-cell>
          <table:table-cell table:number-columns-repeated="2"/>
          <table:table-cell table:style-name="ce2" table:number-columns-repeated="2"/>
          <table:table-cell table:formula="of:=SUM(MOD(SUM([.L17]-[.L$2];[.T$2]);[.R$2]-[.L$2]);[.L$2])" office:value-type="time" office:time-value="PT02H40M00S" calcext:value-type="time">
            <text:p>02:40:00</text:p>
          </table:table-cell>
          <table:table-cell table:formula="of:=IF([.L18]&lt;[.L17];[.M17]+[.H$2];[.M17])" office:value-type="float" office:value="0" calcext:value-type="float">
            <text:p>0</text:p>
          </table:table-cell>
          <table:table-cell table:formula="of:=OFFSET([.C$4];[.M18];0)" office:value-type="float" office:value="43746" calcext:value-type="float">
            <text:p>43746</text:p>
          </table:table-cell>
          <table:table-cell table:formula="of:=[.L18]" office:value-type="float" office:value="0.111111111111111" calcext:value-type="float">
            <text:p>0.1111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18];0)&lt;=[.O1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]))" office:value-type="date" office:date-value="2019-10-08T02:15:54.841653" calcext:value-type="date">
            <text:p>2019-10-08 02:15:55</text:p>
          </table:table-cell>
          <table:table-cell table:style-name="ce7" table:formula="of:=[.A19]" office:value-type="date" office:date-value="2019-10-08T02:15:54.841653" calcext:value-type="date">
            <text:p>2019-10-08 02:15:55</text:p>
          </table:table-cell>
          <table:table-cell table:formula="of:=TRUNC([.A19])" office:value-type="float" office:value="43746" calcext:value-type="float">
            <text:p>43746</text:p>
          </table:table-cell>
          <table:table-cell table:style-name="ce12" table:formula="of:=[.B19]-[.C19]" office:value-type="date" office:date-value="1899-12-30T02:15:54.8416527221" calcext:value-type="date">
            <text:p>12/30/99 02:15 AM</text:p>
          </table:table-cell>
          <table:table-cell table:formula="of:=MOD([.E18]-[.$E$2];[.$H$2])+1+[.$E$2]" office:value-type="float" office:value="297" calcext:value-type="float">
            <text:p>297</text:p>
          </table:table-cell>
          <table:table-cell table:formula="of:=MOD([.F18]+1/[.$H$2];5)" office:value-type="float" office:value="0.8" calcext:value-type="float">
            <text:p>0,8</text:p>
          </table:table-cell>
          <table:table-cell table:formula="of:=IF([.F19]&lt;0.000001;[.G18]+2+1/[.$H$2];[.G18]+1/[.$H$2])" office:value-type="float" office:value="0.8" calcext:value-type="float">
            <text:p>0,8</text:p>
          </table:table-cell>
          <table:table-cell table:number-columns-repeated="2"/>
          <table:table-cell table:style-name="ce2" table:number-columns-repeated="2"/>
          <table:table-cell table:formula="of:=SUM(MOD(SUM([.L18]-[.L$2];[.T$2]);[.R$2]-[.L$2]);[.L$2])" office:value-type="time" office:time-value="PT02H50M00S" calcext:value-type="time">
            <text:p>02:50:00</text:p>
          </table:table-cell>
          <table:table-cell table:formula="of:=IF([.L19]&lt;[.L18];[.M18]+[.H$2];[.M18])" office:value-type="float" office:value="0" calcext:value-type="float">
            <text:p>0</text:p>
          </table:table-cell>
          <table:table-cell table:formula="of:=OFFSET([.C$4];[.M19];0)" office:value-type="float" office:value="43746" calcext:value-type="float">
            <text:p>43746</text:p>
          </table:table-cell>
          <table:table-cell table:formula="of:=[.L19]" office:value-type="float" office:value="0.118055555555556" calcext:value-type="float">
            <text:p>0.1180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19];0)&lt;=[.O1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]))" office:value-type="date" office:date-value="2019-10-08T01:41:57.046187" calcext:value-type="date">
            <text:p>2019-10-08 01:41:57</text:p>
          </table:table-cell>
          <table:table-cell table:style-name="ce7" table:formula="of:=[.A20]" office:value-type="date" office:date-value="2019-10-08T01:41:57.046187" calcext:value-type="date">
            <text:p>2019-10-08 01:41:57</text:p>
          </table:table-cell>
          <table:table-cell table:formula="of:=TRUNC([.A20])" office:value-type="float" office:value="43746" calcext:value-type="float">
            <text:p>43746</text:p>
          </table:table-cell>
          <table:table-cell table:style-name="ce12" table:formula="of:=[.B20]-[.C20]" office:value-type="date" office:date-value="1899-12-30T01:41:57.04618739896" calcext:value-type="date">
            <text:p>12/30/99 01:41 AM</text:p>
          </table:table-cell>
          <table:table-cell table:formula="of:=MOD([.E19]-[.$E$2];[.$H$2])+1+[.$E$2]" office:value-type="float" office:value="298" calcext:value-type="float">
            <text:p>298</text:p>
          </table:table-cell>
          <table:table-cell table:formula="of:=MOD([.F19]+1/[.$H$2];5)" office:value-type="float" office:value="0.85" calcext:value-type="float">
            <text:p>0,85</text:p>
          </table:table-cell>
          <table:table-cell table:formula="of:=IF([.F20]&lt;0.000001;[.G19]+2+1/[.$H$2];[.G19]+1/[.$H$2])" office:value-type="float" office:value="0.85" calcext:value-type="float">
            <text:p>0,85</text:p>
          </table:table-cell>
          <table:table-cell table:number-columns-repeated="2"/>
          <table:table-cell table:style-name="ce2" table:number-columns-repeated="2"/>
          <table:table-cell table:formula="of:=SUM(MOD(SUM([.L19]-[.L$2];[.T$2]);[.R$2]-[.L$2]);[.L$2])" office:value-type="time" office:time-value="PT03H00M00S" calcext:value-type="time">
            <text:p>03:00:00</text:p>
          </table:table-cell>
          <table:table-cell table:formula="of:=IF([.L20]&lt;[.L19];[.M19]+[.H$2];[.M19])" office:value-type="float" office:value="0" calcext:value-type="float">
            <text:p>0</text:p>
          </table:table-cell>
          <table:table-cell table:formula="of:=OFFSET([.C$4];[.M20];0)" office:value-type="float" office:value="43746" calcext:value-type="float">
            <text:p>43746</text:p>
          </table:table-cell>
          <table:table-cell table:formula="of:=[.L20]" office:value-type="float" office:value="0.125" calcext:value-type="float">
            <text:p>0.125</text:p>
          </table:table-cell>
          <table:table-cell office:value-type="float" office:value="282" calcext:value-type="float">
            <text:p>282</text:p>
          </table:table-cell>
          <table:table-cell table:formula="of:=IF(OFFSET([.D$4];[.M20];0)&lt;=[.O2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]))" office:value-type="date" office:date-value="2019-10-08T01:58:24.360929" calcext:value-type="date">
            <text:p>2019-10-08 01:58:24</text:p>
          </table:table-cell>
          <table:table-cell table:style-name="ce7" table:formula="of:=[.A21]" office:value-type="date" office:date-value="2019-10-08T01:58:24.360929" calcext:value-type="date">
            <text:p>2019-10-08 01:58:24</text:p>
          </table:table-cell>
          <table:table-cell table:formula="of:=TRUNC([.A21])" office:value-type="float" office:value="43746" calcext:value-type="float">
            <text:p>43746</text:p>
          </table:table-cell>
          <table:table-cell table:style-name="ce12" table:formula="of:=[.B21]-[.C21]" office:value-type="date" office:date-value="1899-12-30T01:58:24.36092934106" calcext:value-type="date">
            <text:p>12/30/99 01:58 AM</text:p>
          </table:table-cell>
          <table:table-cell table:formula="of:=MOD([.E20]-[.$E$2];[.$H$2])+1+[.$E$2]" office:value-type="float" office:value="299" calcext:value-type="float">
            <text:p>299</text:p>
          </table:table-cell>
          <table:table-cell table:formula="of:=MOD([.F20]+1/[.$H$2];5)" office:value-type="float" office:value="0.9" calcext:value-type="float">
            <text:p>0,9</text:p>
          </table:table-cell>
          <table:table-cell table:formula="of:=IF([.F21]&lt;0.000001;[.G20]+2+1/[.$H$2];[.G20]+1/[.$H$2])" office:value-type="float" office:value="0.9" calcext:value-type="float">
            <text:p>0,9</text:p>
          </table:table-cell>
          <table:table-cell table:number-columns-repeated="2"/>
          <table:table-cell table:style-name="ce2" table:number-columns-repeated="2"/>
          <table:table-cell table:formula="of:=SUM(MOD(SUM([.L20]-[.L$2];[.T$2]);[.R$2]-[.L$2]);[.L$2])" office:value-type="time" office:time-value="PT03H10M00S" calcext:value-type="time">
            <text:p>03:10:00</text:p>
          </table:table-cell>
          <table:table-cell table:formula="of:=IF([.L21]&lt;[.L20];[.M20]+[.H$2];[.M20])" office:value-type="float" office:value="0" calcext:value-type="float">
            <text:p>0</text:p>
          </table:table-cell>
          <table:table-cell table:formula="of:=OFFSET([.C$4];[.M21];0)" office:value-type="float" office:value="43746" calcext:value-type="float">
            <text:p>43746</text:p>
          </table:table-cell>
          <table:table-cell table:formula="of:=[.L21]" office:value-type="float" office:value="0.131944444444444" calcext:value-type="float">
            <text:p>0.131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21];0)&lt;=[.O2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]))" office:value-type="date" office:date-value="2019-10-08T02:15:18.901553" calcext:value-type="date">
            <text:p>2019-10-08 02:15:19</text:p>
          </table:table-cell>
          <table:table-cell table:style-name="ce7" table:formula="of:=[.A22]" office:value-type="date" office:date-value="2019-10-08T02:15:18.901553" calcext:value-type="date">
            <text:p>2019-10-08 02:15:19</text:p>
          </table:table-cell>
          <table:table-cell table:formula="of:=TRUNC([.A22])" office:value-type="float" office:value="43746" calcext:value-type="float">
            <text:p>43746</text:p>
          </table:table-cell>
          <table:table-cell table:style-name="ce12" table:formula="of:=[.B22]-[.C22]" office:value-type="date" office:date-value="1899-12-30T02:15:18.9015527023" calcext:value-type="date">
            <text:p>12/30/99 02:15 AM</text:p>
          </table:table-cell>
          <table:table-cell table:formula="of:=MOD([.E21]-[.$E$2];[.$H$2])+1+[.$E$2]" office:value-type="float" office:value="300" calcext:value-type="float">
            <text:p>300</text:p>
          </table:table-cell>
          <table:table-cell table:formula="of:=MOD([.F21]+1/[.$H$2];5)" office:value-type="float" office:value="0.95" calcext:value-type="float">
            <text:p>0,95</text:p>
          </table:table-cell>
          <table:table-cell table:formula="of:=IF([.F22]&lt;0.000001;[.G21]+2+1/[.$H$2];[.G21]+1/[.$H$2])" office:value-type="float" office:value="0.95" calcext:value-type="float">
            <text:p>0,95</text:p>
          </table:table-cell>
          <table:table-cell table:number-columns-repeated="2"/>
          <table:table-cell table:style-name="ce15"/>
          <table:table-cell table:style-name="ce2"/>
          <table:table-cell table:formula="of:=SUM(MOD(SUM([.L21]-[.L$2];[.T$2]);[.R$2]-[.L$2]);[.L$2])" office:value-type="time" office:time-value="PT03H20M00S" calcext:value-type="time">
            <text:p>03:20:00</text:p>
          </table:table-cell>
          <table:table-cell table:formula="of:=IF([.L22]&lt;[.L21];[.M21]+[.H$2];[.M21])" office:value-type="float" office:value="0" calcext:value-type="float">
            <text:p>0</text:p>
          </table:table-cell>
          <table:table-cell table:formula="of:=OFFSET([.C$4];[.M22];0)" office:value-type="float" office:value="43746" calcext:value-type="float">
            <text:p>43746</text:p>
          </table:table-cell>
          <table:table-cell table:formula="of:=[.L22]" office:value-type="float" office:value="0.138888888888889" calcext:value-type="float">
            <text:p>0.138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22];0)&lt;=[.O2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]))" office:value-type="date" office:date-value="2019-10-09T02:03:37.214316" calcext:value-type="date">
            <text:p>2019-10-09 02:03:37</text:p>
          </table:table-cell>
          <table:table-cell table:style-name="ce7" table:formula="of:=[.A23]" office:value-type="date" office:date-value="2019-10-09T02:03:37.214316" calcext:value-type="date">
            <text:p>2019-10-09 02:03:37</text:p>
          </table:table-cell>
          <table:table-cell table:formula="of:=TRUNC([.A23])" office:value-type="float" office:value="43747" calcext:value-type="float">
            <text:p>43747</text:p>
          </table:table-cell>
          <table:table-cell table:style-name="ce12" table:formula="of:=[.B23]-[.C23]" office:value-type="date" office:date-value="1899-12-30T02:03:37.21431564074" calcext:value-type="date">
            <text:p>12/30/99 02:03 AM</text:p>
          </table:table-cell>
          <table:table-cell table:formula="of:=MOD([.E22]-[.$E$2];[.$H$2])+1+[.$E$2]" office:value-type="float" office:value="281" calcext:value-type="float">
            <text:p>281</text:p>
          </table:table-cell>
          <table:table-cell table:formula="of:=MOD([.F22]+1/[.$H$2];5)" office:value-type="float" office:value="1" calcext:value-type="float">
            <text:p>1</text:p>
          </table:table-cell>
          <table:table-cell table:formula="of:=IF([.F23]&lt;0.000001;[.G22]+2+1/[.$H$2];[.G22]+1/[.$H$2])" office:value-type="float" office:value="1" calcext:value-type="float">
            <text:p>1</text:p>
          </table:table-cell>
          <table:table-cell table:number-columns-repeated="2"/>
          <table:table-cell table:style-name="ce15"/>
          <table:table-cell table:style-name="ce2"/>
          <table:table-cell table:formula="of:=SUM(MOD(SUM([.L22]-[.L$2];[.T$2]);[.R$2]-[.L$2]);[.L$2])" office:value-type="time" office:time-value="PT03H30M00S" calcext:value-type="time">
            <text:p>03:30:00</text:p>
          </table:table-cell>
          <table:table-cell table:formula="of:=IF([.L23]&lt;[.L22];[.M22]+[.H$2];[.M22])" office:value-type="float" office:value="0" calcext:value-type="float">
            <text:p>0</text:p>
          </table:table-cell>
          <table:table-cell table:formula="of:=OFFSET([.C$4];[.M23];0)" office:value-type="float" office:value="43746" calcext:value-type="float">
            <text:p>43746</text:p>
          </table:table-cell>
          <table:table-cell table:formula="of:=[.L23]" office:value-type="float" office:value="0.145833333333333" calcext:value-type="float">
            <text:p>0.145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23];0)&lt;=[.O2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]))" office:value-type="date" office:date-value="2019-10-09T01:48:32.329439" calcext:value-type="date">
            <text:p>2019-10-09 01:48:32</text:p>
          </table:table-cell>
          <table:table-cell table:style-name="ce7" table:formula="of:=[.A24]" office:value-type="date" office:date-value="2019-10-09T01:48:32.329439" calcext:value-type="date">
            <text:p>2019-10-09 01:48:32</text:p>
          </table:table-cell>
          <table:table-cell table:formula="of:=TRUNC([.A24])" office:value-type="float" office:value="43747" calcext:value-type="float">
            <text:p>43747</text:p>
          </table:table-cell>
          <table:table-cell table:style-name="ce12" table:formula="of:=[.B24]-[.C24]" office:value-type="date" office:date-value="1899-12-30T01:48:32.32943928335" calcext:value-type="date">
            <text:p>12/30/99 01:48 AM</text:p>
          </table:table-cell>
          <table:table-cell table:formula="of:=MOD([.E23]-[.$E$2];[.$H$2])+1+[.$E$2]" office:value-type="float" office:value="282" calcext:value-type="float">
            <text:p>282</text:p>
          </table:table-cell>
          <table:table-cell table:formula="of:=MOD([.F23]+1/[.$H$2];5)" office:value-type="float" office:value="1.05" calcext:value-type="float">
            <text:p>1,05</text:p>
          </table:table-cell>
          <table:table-cell table:formula="of:=IF([.F24]&lt;0.000001;[.G23]+2+1/[.$H$2];[.G23]+1/[.$H$2])" office:value-type="float" office:value="1.05" calcext:value-type="float">
            <text:p>1,05</text:p>
          </table:table-cell>
          <table:table-cell table:number-columns-repeated="2"/>
          <table:table-cell table:style-name="ce16"/>
          <table:table-cell/>
          <table:table-cell table:formula="of:=SUM(MOD(SUM([.L23]-[.L$2];[.T$2]);[.R$2]-[.L$2]);[.L$2])" office:value-type="time" office:time-value="PT03H40M00S" calcext:value-type="time">
            <text:p>03:40:00</text:p>
          </table:table-cell>
          <table:table-cell table:formula="of:=IF([.L24]&lt;[.L23];[.M23]+[.H$2];[.M23])" office:value-type="float" office:value="0" calcext:value-type="float">
            <text:p>0</text:p>
          </table:table-cell>
          <table:table-cell table:formula="of:=OFFSET([.C$4];[.M24];0)" office:value-type="float" office:value="43746" calcext:value-type="float">
            <text:p>43746</text:p>
          </table:table-cell>
          <table:table-cell table:formula="of:=[.L24]" office:value-type="float" office:value="0.152777777777778" calcext:value-type="float">
            <text:p>0.152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24];0)&lt;=[.O2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]))" office:value-type="date" office:date-value="2019-10-09T01:45:36.88914" calcext:value-type="date">
            <text:p>2019-10-09 01:45:37</text:p>
          </table:table-cell>
          <table:table-cell table:style-name="ce7" table:formula="of:=[.A25]" office:value-type="date" office:date-value="2019-10-09T01:45:36.88914" calcext:value-type="date">
            <text:p>2019-10-09 01:45:37</text:p>
          </table:table-cell>
          <table:table-cell table:formula="of:=TRUNC([.A25])" office:value-type="float" office:value="43747" calcext:value-type="float">
            <text:p>43747</text:p>
          </table:table-cell>
          <table:table-cell table:style-name="ce12" table:formula="of:=[.B25]-[.C25]" office:value-type="date" office:date-value="1899-12-30T01:45:36.88913974911" calcext:value-type="date">
            <text:p>12/30/99 01:45 AM</text:p>
          </table:table-cell>
          <table:table-cell table:formula="of:=MOD([.E24]-[.$E$2];[.$H$2])+1+[.$E$2]" office:value-type="float" office:value="283" calcext:value-type="float">
            <text:p>283</text:p>
          </table:table-cell>
          <table:table-cell table:formula="of:=MOD([.F24]+1/[.$H$2];5)" office:value-type="float" office:value="1.1" calcext:value-type="float">
            <text:p>1,1</text:p>
          </table:table-cell>
          <table:table-cell table:formula="of:=IF([.F25]&lt;0.000001;[.G24]+2+1/[.$H$2];[.G24]+1/[.$H$2])" office:value-type="float" office:value="1.1" calcext:value-type="float">
            <text:p>1,1</text:p>
          </table:table-cell>
          <table:table-cell table:number-columns-repeated="2"/>
          <table:table-cell table:style-name="ce16"/>
          <table:table-cell/>
          <table:table-cell table:formula="of:=SUM(MOD(SUM([.L24]-[.L$2];[.T$2]);[.R$2]-[.L$2]);[.L$2])" office:value-type="time" office:time-value="PT03H50M00S" calcext:value-type="time">
            <text:p>03:50:00</text:p>
          </table:table-cell>
          <table:table-cell table:formula="of:=IF([.L25]&lt;[.L24];[.M24]+[.H$2];[.M24])" office:value-type="float" office:value="0" calcext:value-type="float">
            <text:p>0</text:p>
          </table:table-cell>
          <table:table-cell table:formula="of:=OFFSET([.C$4];[.M25];0)" office:value-type="float" office:value="43746" calcext:value-type="float">
            <text:p>43746</text:p>
          </table:table-cell>
          <table:table-cell table:formula="of:=[.L25]" office:value-type="float" office:value="0.159722222222222" calcext:value-type="float">
            <text:p>0.159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25];0)&lt;=[.O2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]))" office:value-type="date" office:date-value="2019-10-09T01:31:56.937506" calcext:value-type="date">
            <text:p>2019-10-09 01:31:57</text:p>
          </table:table-cell>
          <table:table-cell table:style-name="ce7" table:formula="of:=[.A26]" office:value-type="date" office:date-value="2019-10-09T01:31:56.937506" calcext:value-type="date">
            <text:p>2019-10-09 01:31:57</text:p>
          </table:table-cell>
          <table:table-cell table:formula="of:=TRUNC([.A26])" office:value-type="float" office:value="43747" calcext:value-type="float">
            <text:p>43747</text:p>
          </table:table-cell>
          <table:table-cell table:style-name="ce12" table:formula="of:=[.B26]-[.C26]" office:value-type="date" office:date-value="1899-12-30T01:31:56.93750568666" calcext:value-type="date">
            <text:p>12/30/99 01:31 AM</text:p>
          </table:table-cell>
          <table:table-cell table:formula="of:=MOD([.E25]-[.$E$2];[.$H$2])+1+[.$E$2]" office:value-type="float" office:value="284" calcext:value-type="float">
            <text:p>284</text:p>
          </table:table-cell>
          <table:table-cell table:formula="of:=MOD([.F25]+1/[.$H$2];5)" office:value-type="float" office:value="1.15" calcext:value-type="float">
            <text:p>1,15</text:p>
          </table:table-cell>
          <table:table-cell table:formula="of:=IF([.F26]&lt;0.000001;[.G25]+2+1/[.$H$2];[.G25]+1/[.$H$2])" office:value-type="float" office:value="1.15" calcext:value-type="float">
            <text:p>1,15</text:p>
          </table:table-cell>
          <table:table-cell table:number-columns-repeated="2"/>
          <table:table-cell table:style-name="ce16"/>
          <table:table-cell/>
          <table:table-cell table:formula="of:=SUM(MOD(SUM([.L25]-[.L$2];[.T$2]);[.R$2]-[.L$2]);[.L$2])" office:value-type="time" office:time-value="PT04H00M00S" calcext:value-type="time">
            <text:p>04:00:00</text:p>
          </table:table-cell>
          <table:table-cell table:formula="of:=IF([.L26]&lt;[.L25];[.M25]+[.H$2];[.M25])" office:value-type="float" office:value="0" calcext:value-type="float">
            <text:p>0</text:p>
          </table:table-cell>
          <table:table-cell table:formula="of:=OFFSET([.C$4];[.M26];0)" office:value-type="float" office:value="43746" calcext:value-type="float">
            <text:p>43746</text:p>
          </table:table-cell>
          <table:table-cell table:formula="of:=[.L26]" office:value-type="float" office:value="0.166666666666667" calcext:value-type="float">
            <text:p>0.166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26];0)&lt;=[.O2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]))" office:value-type="date" office:date-value="2019-10-09T02:18:27.075645" calcext:value-type="date">
            <text:p>2019-10-09 02:18:27</text:p>
          </table:table-cell>
          <table:table-cell table:style-name="ce7" table:formula="of:=[.A27]" office:value-type="date" office:date-value="2019-10-09T02:18:27.075645" calcext:value-type="date">
            <text:p>2019-10-09 02:18:27</text:p>
          </table:table-cell>
          <table:table-cell table:formula="of:=TRUNC([.A27])" office:value-type="float" office:value="43747" calcext:value-type="float">
            <text:p>43747</text:p>
          </table:table-cell>
          <table:table-cell table:style-name="ce12" table:formula="of:=[.B27]-[.C27]" office:value-type="date" office:date-value="1899-12-30T02:18:27.07564456388" calcext:value-type="date">
            <text:p>12/30/99 02:18 AM</text:p>
          </table:table-cell>
          <table:table-cell table:formula="of:=MOD([.E26]-[.$E$2];[.$H$2])+1+[.$E$2]" office:value-type="float" office:value="285" calcext:value-type="float">
            <text:p>285</text:p>
          </table:table-cell>
          <table:table-cell table:formula="of:=MOD([.F26]+1/[.$H$2];5)" office:value-type="float" office:value="1.2" calcext:value-type="float">
            <text:p>1,2</text:p>
          </table:table-cell>
          <table:table-cell table:formula="of:=IF([.F27]&lt;0.000001;[.G26]+2+1/[.$H$2];[.G26]+1/[.$H$2])" office:value-type="float" office:value="1.2" calcext:value-type="float">
            <text:p>1,2</text:p>
          </table:table-cell>
          <table:table-cell table:number-columns-repeated="4"/>
          <table:table-cell table:formula="of:=SUM(MOD(SUM([.L26]-[.L$2];[.T$2]);[.R$2]-[.L$2]);[.L$2])" office:value-type="time" office:time-value="PT04H10M00S" calcext:value-type="time">
            <text:p>04:10:00</text:p>
          </table:table-cell>
          <table:table-cell table:formula="of:=IF([.L27]&lt;[.L26];[.M26]+[.H$2];[.M26])" office:value-type="float" office:value="0" calcext:value-type="float">
            <text:p>0</text:p>
          </table:table-cell>
          <table:table-cell table:formula="of:=OFFSET([.C$4];[.M27];0)" office:value-type="float" office:value="43746" calcext:value-type="float">
            <text:p>43746</text:p>
          </table:table-cell>
          <table:table-cell table:formula="of:=[.L27]" office:value-type="float" office:value="0.173611111111111" calcext:value-type="float">
            <text:p>0.173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27];0)&lt;=[.O2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]))" office:value-type="date" office:date-value="2019-10-09T02:17:11.211668" calcext:value-type="date">
            <text:p>2019-10-09 02:17:11</text:p>
          </table:table-cell>
          <table:table-cell table:style-name="ce7" table:formula="of:=[.A28]" office:value-type="date" office:date-value="2019-10-09T02:17:11.211668" calcext:value-type="date">
            <text:p>2019-10-09 02:17:11</text:p>
          </table:table-cell>
          <table:table-cell table:formula="of:=TRUNC([.A28])" office:value-type="float" office:value="43747" calcext:value-type="float">
            <text:p>43747</text:p>
          </table:table-cell>
          <table:table-cell table:style-name="ce12" table:formula="of:=[.B28]-[.C28]" office:value-type="date" office:date-value="1899-12-30T02:17:11.21166760102" calcext:value-type="date">
            <text:p>12/30/99 02:17 AM</text:p>
          </table:table-cell>
          <table:table-cell table:formula="of:=MOD([.E27]-[.$E$2];[.$H$2])+1+[.$E$2]" office:value-type="float" office:value="286" calcext:value-type="float">
            <text:p>286</text:p>
          </table:table-cell>
          <table:table-cell table:formula="of:=MOD([.F27]+1/[.$H$2];5)" office:value-type="float" office:value="1.25" calcext:value-type="float">
            <text:p>1,25</text:p>
          </table:table-cell>
          <table:table-cell table:formula="of:=IF([.F28]&lt;0.000001;[.G27]+2+1/[.$H$2];[.G27]+1/[.$H$2])" office:value-type="float" office:value="1.25" calcext:value-type="float">
            <text:p>1,25</text:p>
          </table:table-cell>
          <table:table-cell table:number-columns-repeated="4"/>
          <table:table-cell table:formula="of:=SUM(MOD(SUM([.L27]-[.L$2];[.T$2]);[.R$2]-[.L$2]);[.L$2])" office:value-type="time" office:time-value="PT04H20M00S" calcext:value-type="time">
            <text:p>04:20:00</text:p>
          </table:table-cell>
          <table:table-cell table:formula="of:=IF([.L28]&lt;[.L27];[.M27]+[.H$2];[.M27])" office:value-type="float" office:value="0" calcext:value-type="float">
            <text:p>0</text:p>
          </table:table-cell>
          <table:table-cell table:formula="of:=OFFSET([.C$4];[.M28];0)" office:value-type="float" office:value="43746" calcext:value-type="float">
            <text:p>43746</text:p>
          </table:table-cell>
          <table:table-cell table:formula="of:=[.L28]" office:value-type="float" office:value="0.180555555555556" calcext:value-type="float">
            <text:p>0.180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28];0)&lt;=[.O2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]))" office:value-type="date" office:date-value="2019-10-09T02:30:03.719103" calcext:value-type="date">
            <text:p>2019-10-09 02:30:04</text:p>
          </table:table-cell>
          <table:table-cell table:style-name="ce7" table:formula="of:=[.A29]" office:value-type="date" office:date-value="2019-10-09T02:30:03.719103" calcext:value-type="date">
            <text:p>2019-10-09 02:30:04</text:p>
          </table:table-cell>
          <table:table-cell table:formula="of:=TRUNC([.A29])" office:value-type="float" office:value="43747" calcext:value-type="float">
            <text:p>43747</text:p>
          </table:table-cell>
          <table:table-cell table:style-name="ce12" table:formula="of:=[.B29]-[.C29]" office:value-type="date" office:date-value="1899-12-30T02:30:03.71910303365" calcext:value-type="date">
            <text:p>12/30/99 02:30 AM</text:p>
          </table:table-cell>
          <table:table-cell table:formula="of:=MOD([.E28]-[.$E$2];[.$H$2])+1+[.$E$2]" office:value-type="float" office:value="287" calcext:value-type="float">
            <text:p>287</text:p>
          </table:table-cell>
          <table:table-cell table:formula="of:=MOD([.F28]+1/[.$H$2];5)" office:value-type="float" office:value="1.3" calcext:value-type="float">
            <text:p>1,3</text:p>
          </table:table-cell>
          <table:table-cell table:formula="of:=IF([.F29]&lt;0.000001;[.G28]+2+1/[.$H$2];[.G28]+1/[.$H$2])" office:value-type="float" office:value="1.3" calcext:value-type="float">
            <text:p>1,3</text:p>
          </table:table-cell>
          <table:table-cell table:number-columns-repeated="4"/>
          <table:table-cell table:formula="of:=SUM(MOD(SUM([.L28]-[.L$2];[.T$2]);[.R$2]-[.L$2]);[.L$2])" office:value-type="time" office:time-value="PT04H30M00S" calcext:value-type="time">
            <text:p>04:30:00</text:p>
          </table:table-cell>
          <table:table-cell table:formula="of:=IF([.L29]&lt;[.L28];[.M28]+[.H$2];[.M28])" office:value-type="float" office:value="0" calcext:value-type="float">
            <text:p>0</text:p>
          </table:table-cell>
          <table:table-cell table:formula="of:=OFFSET([.C$4];[.M29];0)" office:value-type="float" office:value="43746" calcext:value-type="float">
            <text:p>43746</text:p>
          </table:table-cell>
          <table:table-cell table:formula="of:=[.L29]" office:value-type="float" office:value="0.1875" calcext:value-type="float">
            <text:p>0.1875</text:p>
          </table:table-cell>
          <table:table-cell office:value-type="float" office:value="282" calcext:value-type="float">
            <text:p>282</text:p>
          </table:table-cell>
          <table:table-cell table:formula="of:=IF(OFFSET([.D$4];[.M29];0)&lt;=[.O2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]))" office:value-type="date" office:date-value="2019-10-09T02:02:05.857476" calcext:value-type="date">
            <text:p>2019-10-09 02:02:06</text:p>
          </table:table-cell>
          <table:table-cell table:style-name="ce7" table:formula="of:=[.A30]" office:value-type="date" office:date-value="2019-10-09T02:02:05.857476" calcext:value-type="date">
            <text:p>2019-10-09 02:02:06</text:p>
          </table:table-cell>
          <table:table-cell table:formula="of:=TRUNC([.A30])" office:value-type="float" office:value="43747" calcext:value-type="float">
            <text:p>43747</text:p>
          </table:table-cell>
          <table:table-cell table:style-name="ce12" table:formula="of:=[.B30]-[.C30]" office:value-type="date" office:date-value="1899-12-30T02:02:05.85747612175" calcext:value-type="date">
            <text:p>12/30/99 02:02 AM</text:p>
          </table:table-cell>
          <table:table-cell table:formula="of:=MOD([.E29]-[.$E$2];[.$H$2])+1+[.$E$2]" office:value-type="float" office:value="288" calcext:value-type="float">
            <text:p>288</text:p>
          </table:table-cell>
          <table:table-cell table:formula="of:=MOD([.F29]+1/[.$H$2];5)" office:value-type="float" office:value="1.35" calcext:value-type="float">
            <text:p>1,35</text:p>
          </table:table-cell>
          <table:table-cell table:formula="of:=IF([.F30]&lt;0.000001;[.G29]+2+1/[.$H$2];[.G29]+1/[.$H$2])" office:value-type="float" office:value="1.35" calcext:value-type="float">
            <text:p>1,35</text:p>
          </table:table-cell>
          <table:table-cell table:number-columns-repeated="4"/>
          <table:table-cell table:formula="of:=SUM(MOD(SUM([.L29]-[.L$2];[.T$2]);[.R$2]-[.L$2]);[.L$2])" office:value-type="time" office:time-value="PT04H40M00S" calcext:value-type="time">
            <text:p>04:40:00</text:p>
          </table:table-cell>
          <table:table-cell table:formula="of:=IF([.L30]&lt;[.L29];[.M29]+[.H$2];[.M29])" office:value-type="float" office:value="0" calcext:value-type="float">
            <text:p>0</text:p>
          </table:table-cell>
          <table:table-cell table:formula="of:=OFFSET([.C$4];[.M30];0)" office:value-type="float" office:value="43746" calcext:value-type="float">
            <text:p>43746</text:p>
          </table:table-cell>
          <table:table-cell table:formula="of:=[.L30]" office:value-type="float" office:value="0.194444444444444" calcext:value-type="float">
            <text:p>0.1944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30];0)&lt;=[.O3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]))" office:value-type="date" office:date-value="2019-10-09T02:17:31.188223" calcext:value-type="date">
            <text:p>2019-10-09 02:17:31</text:p>
          </table:table-cell>
          <table:table-cell table:formula="of:=[.A31]" office:value-type="float" office:value="43747.0954998637" calcext:value-type="float">
            <text:p>43747.0954998637</text:p>
          </table:table-cell>
          <table:table-cell table:formula="of:=TRUNC([.A31])" office:value-type="float" office:value="43747" calcext:value-type="float">
            <text:p>43747</text:p>
          </table:table-cell>
          <table:table-cell table:formula="of:=[.B31]-[.C31]" office:value-type="float" office:value="0.0954998636880191" calcext:value-type="float">
            <text:p>0.095499863688019</text:p>
          </table:table-cell>
          <table:table-cell table:formula="of:=MOD([.E30]-[.$E$2];[.$H$2])+1+[.$E$2]" office:value-type="float" office:value="289" calcext:value-type="float">
            <text:p>289</text:p>
          </table:table-cell>
          <table:table-cell table:formula="of:=MOD([.F30]+1/[.$H$2];5)" office:value-type="float" office:value="1.4" calcext:value-type="float">
            <text:p>1,4</text:p>
          </table:table-cell>
          <table:table-cell table:formula="of:=IF([.F31]&lt;0.000001;[.G30]+2+1/[.$H$2];[.G30]+1/[.$H$2])" office:value-type="float" office:value="1.4" calcext:value-type="float">
            <text:p>1,4</text:p>
          </table:table-cell>
          <table:table-cell table:number-columns-repeated="4"/>
          <table:table-cell table:formula="of:=SUM(MOD(SUM([.L30]-[.L$2];[.T$2]);[.R$2]-[.L$2]);[.L$2])" office:value-type="time" office:time-value="PT04H50M00S" calcext:value-type="time">
            <text:p>04:50:00</text:p>
          </table:table-cell>
          <table:table-cell table:formula="of:=IF([.L31]&lt;[.L30];[.M30]+[.H$2];[.M30])" office:value-type="float" office:value="0" calcext:value-type="float">
            <text:p>0</text:p>
          </table:table-cell>
          <table:table-cell table:formula="of:=OFFSET([.C$4];[.M31];0)" office:value-type="float" office:value="43746" calcext:value-type="float">
            <text:p>43746</text:p>
          </table:table-cell>
          <table:table-cell table:formula="of:=[.L31]" office:value-type="float" office:value="0.201388888888889" calcext:value-type="float">
            <text:p>0.201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31];0)&lt;=[.O3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]))" office:value-type="date" office:date-value="2019-10-09T02:07:37.769528" calcext:value-type="date">
            <text:p>2019-10-09 02:07:38</text:p>
          </table:table-cell>
          <table:table-cell table:formula="of:=[.A32]" office:value-type="float" office:value="43747.0886315918" calcext:value-type="float">
            <text:p>43747.0886315918</text:p>
          </table:table-cell>
          <table:table-cell table:formula="of:=TRUNC([.A32])" office:value-type="float" office:value="43747" calcext:value-type="float">
            <text:p>43747</text:p>
          </table:table-cell>
          <table:table-cell table:formula="of:=[.B32]-[.C32]" office:value-type="float" office:value="0.0886315917596221" calcext:value-type="float">
            <text:p>0.088631591759622</text:p>
          </table:table-cell>
          <table:table-cell table:formula="of:=MOD([.E31]-[.$E$2];[.$H$2])+1+[.$E$2]" office:value-type="float" office:value="290" calcext:value-type="float">
            <text:p>290</text:p>
          </table:table-cell>
          <table:table-cell table:formula="of:=MOD([.F31]+1/[.$H$2];5)" office:value-type="float" office:value="1.45" calcext:value-type="float">
            <text:p>1,45</text:p>
          </table:table-cell>
          <table:table-cell table:formula="of:=IF([.F32]&lt;0.000001;[.G31]+2+1/[.$H$2];[.G31]+1/[.$H$2])" office:value-type="float" office:value="1.45" calcext:value-type="float">
            <text:p>1,45</text:p>
          </table:table-cell>
          <table:table-cell table:number-columns-repeated="4"/>
          <table:table-cell table:formula="of:=SUM(MOD(SUM([.L31]-[.L$2];[.T$2]);[.R$2]-[.L$2]);[.L$2])" office:value-type="time" office:time-value="PT05H00M00S" calcext:value-type="time">
            <text:p>05:00:00</text:p>
          </table:table-cell>
          <table:table-cell table:formula="of:=IF([.L32]&lt;[.L31];[.M31]+[.H$2];[.M31])" office:value-type="float" office:value="0" calcext:value-type="float">
            <text:p>0</text:p>
          </table:table-cell>
          <table:table-cell table:formula="of:=OFFSET([.C$4];[.M32];0)" office:value-type="float" office:value="43746" calcext:value-type="float">
            <text:p>43746</text:p>
          </table:table-cell>
          <table:table-cell table:formula="of:=[.L32]" office:value-type="float" office:value="0.208333333333333" calcext:value-type="float">
            <text:p>0.208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32];0)&lt;=[.O3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]))" office:value-type="date" office:date-value="2019-10-09T01:45:57.939649" calcext:value-type="date">
            <text:p>2019-10-09 01:45:58</text:p>
          </table:table-cell>
          <table:table-cell table:formula="of:=[.A33]" office:value-type="float" office:value="43747.0735872645" calcext:value-type="float">
            <text:p>43747.0735872645</text:p>
          </table:table-cell>
          <table:table-cell table:formula="of:=TRUNC([.A33])" office:value-type="float" office:value="43747" calcext:value-type="float">
            <text:p>43747</text:p>
          </table:table-cell>
          <table:table-cell table:formula="of:=[.B33]-[.C33]" office:value-type="float" office:value="0.0735872644509072" calcext:value-type="float">
            <text:p>0.073587264450907</text:p>
          </table:table-cell>
          <table:table-cell table:formula="of:=MOD([.E32]-[.$E$2];[.$H$2])+1+[.$E$2]" office:value-type="float" office:value="291" calcext:value-type="float">
            <text:p>291</text:p>
          </table:table-cell>
          <table:table-cell table:formula="of:=MOD([.F32]+1/[.$H$2];5)" office:value-type="float" office:value="1.5" calcext:value-type="float">
            <text:p>1,5</text:p>
          </table:table-cell>
          <table:table-cell table:formula="of:=IF([.F33]&lt;0.000001;[.G32]+2+1/[.$H$2];[.G32]+1/[.$H$2])" office:value-type="float" office:value="1.5" calcext:value-type="float">
            <text:p>1,5</text:p>
          </table:table-cell>
          <table:table-cell table:number-columns-repeated="4"/>
          <table:table-cell table:formula="of:=SUM(MOD(SUM([.L32]-[.L$2];[.T$2]);[.R$2]-[.L$2]);[.L$2])" office:value-type="time" office:time-value="PT05H10M00S" calcext:value-type="time">
            <text:p>05:10:00</text:p>
          </table:table-cell>
          <table:table-cell table:formula="of:=IF([.L33]&lt;[.L32];[.M32]+[.H$2];[.M32])" office:value-type="float" office:value="0" calcext:value-type="float">
            <text:p>0</text:p>
          </table:table-cell>
          <table:table-cell table:formula="of:=OFFSET([.C$4];[.M33];0)" office:value-type="float" office:value="43746" calcext:value-type="float">
            <text:p>43746</text:p>
          </table:table-cell>
          <table:table-cell table:formula="of:=[.L33]" office:value-type="float" office:value="0.215277777777778" calcext:value-type="float">
            <text:p>0.2152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33];0)&lt;=[.O3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]))" office:value-type="date" office:date-value="2019-10-09T01:47:08.583694" calcext:value-type="date">
            <text:p>2019-10-09 01:47:09</text:p>
          </table:table-cell>
          <table:table-cell table:formula="of:=[.A34]" office:value-type="float" office:value="43747.0744049039" calcext:value-type="float">
            <text:p>43747.0744049039</text:p>
          </table:table-cell>
          <table:table-cell table:formula="of:=TRUNC([.A34])" office:value-type="float" office:value="43747" calcext:value-type="float">
            <text:p>43747</text:p>
          </table:table-cell>
          <table:table-cell table:formula="of:=[.B34]-[.C34]" office:value-type="float" office:value="0.0744049038621597" calcext:value-type="float">
            <text:p>0.07440490386216</text:p>
          </table:table-cell>
          <table:table-cell table:formula="of:=MOD([.E33]-[.$E$2];[.$H$2])+1+[.$E$2]" office:value-type="float" office:value="292" calcext:value-type="float">
            <text:p>292</text:p>
          </table:table-cell>
          <table:table-cell table:formula="of:=MOD([.F33]+1/[.$H$2];5)" office:value-type="float" office:value="1.55" calcext:value-type="float">
            <text:p>1,55</text:p>
          </table:table-cell>
          <table:table-cell table:formula="of:=IF([.F34]&lt;0.000001;[.G33]+2+1/[.$H$2];[.G33]+1/[.$H$2])" office:value-type="float" office:value="1.55" calcext:value-type="float">
            <text:p>1,55</text:p>
          </table:table-cell>
          <table:table-cell table:number-columns-repeated="4"/>
          <table:table-cell table:formula="of:=SUM(MOD(SUM([.L33]-[.L$2];[.T$2]);[.R$2]-[.L$2]);[.L$2])" office:value-type="time" office:time-value="PT05H20M00S" calcext:value-type="time">
            <text:p>05:20:00</text:p>
          </table:table-cell>
          <table:table-cell table:formula="of:=IF([.L34]&lt;[.L33];[.M33]+[.H$2];[.M33])" office:value-type="float" office:value="0" calcext:value-type="float">
            <text:p>0</text:p>
          </table:table-cell>
          <table:table-cell table:formula="of:=OFFSET([.C$4];[.M34];0)" office:value-type="float" office:value="43746" calcext:value-type="float">
            <text:p>43746</text:p>
          </table:table-cell>
          <table:table-cell table:formula="of:=[.L34]" office:value-type="float" office:value="0.222222222222222" calcext:value-type="float">
            <text:p>0.2222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34];0)&lt;=[.O3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]))" office:value-type="date" office:date-value="2019-10-09T01:52:28.389471" calcext:value-type="date">
            <text:p>2019-10-09 01:52:28</text:p>
          </table:table-cell>
          <table:table-cell table:formula="of:=[.A35]" office:value-type="float" office:value="43747.0781063596" calcext:value-type="float">
            <text:p>43747.0781063596</text:p>
          </table:table-cell>
          <table:table-cell table:formula="of:=TRUNC([.A35])" office:value-type="float" office:value="43747" calcext:value-type="float">
            <text:p>43747</text:p>
          </table:table-cell>
          <table:table-cell table:formula="of:=[.B35]-[.C35]" office:value-type="float" office:value="0.0781063596223248" calcext:value-type="float">
            <text:p>0.078106359622325</text:p>
          </table:table-cell>
          <table:table-cell table:formula="of:=MOD([.E34]-[.$E$2];[.$H$2])+1+[.$E$2]" office:value-type="float" office:value="293" calcext:value-type="float">
            <text:p>293</text:p>
          </table:table-cell>
          <table:table-cell table:formula="of:=MOD([.F34]+1/[.$H$2];5)" office:value-type="float" office:value="1.6" calcext:value-type="float">
            <text:p>1,6</text:p>
          </table:table-cell>
          <table:table-cell table:formula="of:=IF([.F35]&lt;0.000001;[.G34]+2+1/[.$H$2];[.G34]+1/[.$H$2])" office:value-type="float" office:value="1.6" calcext:value-type="float">
            <text:p>1,6</text:p>
          </table:table-cell>
          <table:table-cell table:number-columns-repeated="4"/>
          <table:table-cell table:formula="of:=SUM(MOD(SUM([.L34]-[.L$2];[.T$2]);[.R$2]-[.L$2]);[.L$2])" office:value-type="time" office:time-value="PT05H30M00S" calcext:value-type="time">
            <text:p>05:30:00</text:p>
          </table:table-cell>
          <table:table-cell table:formula="of:=IF([.L35]&lt;[.L34];[.M34]+[.H$2];[.M34])" office:value-type="float" office:value="0" calcext:value-type="float">
            <text:p>0</text:p>
          </table:table-cell>
          <table:table-cell table:formula="of:=OFFSET([.C$4];[.M35];0)" office:value-type="float" office:value="43746" calcext:value-type="float">
            <text:p>43746</text:p>
          </table:table-cell>
          <table:table-cell table:formula="of:=[.L35]" office:value-type="float" office:value="0.229166666666667" calcext:value-type="float">
            <text:p>0.2291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35];0)&lt;=[.O3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]))" office:value-type="date" office:date-value="2019-10-09T02:13:11.891564" calcext:value-type="date">
            <text:p>2019-10-09 02:13:12</text:p>
          </table:table-cell>
          <table:table-cell table:formula="of:=[.A36]" office:value-type="float" office:value="43747.092498745" calcext:value-type="float">
            <text:p>43747.092498745</text:p>
          </table:table-cell>
          <table:table-cell table:formula="of:=TRUNC([.A36])" office:value-type="float" office:value="43747" calcext:value-type="float">
            <text:p>43747</text:p>
          </table:table-cell>
          <table:table-cell table:formula="of:=[.B36]-[.C36]" office:value-type="float" office:value="0.0924987449543551" calcext:value-type="float">
            <text:p>0.092498744954355</text:p>
          </table:table-cell>
          <table:table-cell table:formula="of:=MOD([.E35]-[.$E$2];[.$H$2])+1+[.$E$2]" office:value-type="float" office:value="294" calcext:value-type="float">
            <text:p>294</text:p>
          </table:table-cell>
          <table:table-cell table:formula="of:=MOD([.F35]+1/[.$H$2];5)" office:value-type="float" office:value="1.65" calcext:value-type="float">
            <text:p>1,65</text:p>
          </table:table-cell>
          <table:table-cell table:formula="of:=IF([.F36]&lt;0.000001;[.G35]+2+1/[.$H$2];[.G35]+1/[.$H$2])" office:value-type="float" office:value="1.65" calcext:value-type="float">
            <text:p>1,65</text:p>
          </table:table-cell>
          <table:table-cell table:number-columns-repeated="4"/>
          <table:table-cell table:formula="of:=SUM(MOD(SUM([.L35]-[.L$2];[.T$2]);[.R$2]-[.L$2]);[.L$2])" office:value-type="time" office:time-value="PT05H40M00S" calcext:value-type="time">
            <text:p>05:40:00</text:p>
          </table:table-cell>
          <table:table-cell table:formula="of:=IF([.L36]&lt;[.L35];[.M35]+[.H$2];[.M35])" office:value-type="float" office:value="0" calcext:value-type="float">
            <text:p>0</text:p>
          </table:table-cell>
          <table:table-cell table:formula="of:=OFFSET([.C$4];[.M36];0)" office:value-type="float" office:value="43746" calcext:value-type="float">
            <text:p>43746</text:p>
          </table:table-cell>
          <table:table-cell table:formula="of:=[.L36]" office:value-type="float" office:value="0.236111111111111" calcext:value-type="float">
            <text:p>0.2361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36];0)&lt;=[.O3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]))" office:value-type="date" office:date-value="2019-10-09T01:59:51.333623" calcext:value-type="date">
            <text:p>2019-10-09 01:59:51</text:p>
          </table:table-cell>
          <table:table-cell table:formula="of:=[.A37]" office:value-type="float" office:value="43747.083233028" calcext:value-type="float">
            <text:p>43747.083233028</text:p>
          </table:table-cell>
          <table:table-cell table:formula="of:=TRUNC([.A37])" office:value-type="float" office:value="43747" calcext:value-type="float">
            <text:p>43747</text:p>
          </table:table-cell>
          <table:table-cell table:formula="of:=[.B37]-[.C37]" office:value-type="float" office:value="0.0832330280391034" calcext:value-type="float">
            <text:p>0.083233028039103</text:p>
          </table:table-cell>
          <table:table-cell table:formula="of:=MOD([.E36]-[.$E$2];[.$H$2])+1+[.$E$2]" office:value-type="float" office:value="295" calcext:value-type="float">
            <text:p>295</text:p>
          </table:table-cell>
          <table:table-cell table:formula="of:=MOD([.F36]+1/[.$H$2];5)" office:value-type="float" office:value="1.7" calcext:value-type="float">
            <text:p>1,7</text:p>
          </table:table-cell>
          <table:table-cell table:formula="of:=IF([.F37]&lt;0.000001;[.G36]+2+1/[.$H$2];[.G36]+1/[.$H$2])" office:value-type="float" office:value="1.7" calcext:value-type="float">
            <text:p>1,7</text:p>
          </table:table-cell>
          <table:table-cell table:number-columns-repeated="4"/>
          <table:table-cell table:formula="of:=SUM(MOD(SUM([.L36]-[.L$2];[.T$2]);[.R$2]-[.L$2]);[.L$2])" office:value-type="time" office:time-value="PT05H50M00S" calcext:value-type="time">
            <text:p>05:50:00</text:p>
          </table:table-cell>
          <table:table-cell table:formula="of:=IF([.L37]&lt;[.L36];[.M36]+[.H$2];[.M36])" office:value-type="float" office:value="0" calcext:value-type="float">
            <text:p>0</text:p>
          </table:table-cell>
          <table:table-cell table:formula="of:=OFFSET([.C$4];[.M37];0)" office:value-type="float" office:value="43746" calcext:value-type="float">
            <text:p>43746</text:p>
          </table:table-cell>
          <table:table-cell table:formula="of:=[.L37]" office:value-type="float" office:value="0.243055555555556" calcext:value-type="float">
            <text:p>0.2430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37];0)&lt;=[.O3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]))" office:value-type="date" office:date-value="2019-10-09T02:09:55.7743" calcext:value-type="date">
            <text:p>2019-10-09 02:09:56</text:p>
          </table:table-cell>
          <table:table-cell table:formula="of:=[.A38]" office:value-type="float" office:value="43747.0902288692" calcext:value-type="float">
            <text:p>43747.0902288692</text:p>
          </table:table-cell>
          <table:table-cell table:formula="of:=TRUNC([.A38])" office:value-type="float" office:value="43747" calcext:value-type="float">
            <text:p>43747</text:p>
          </table:table-cell>
          <table:table-cell table:formula="of:=[.B38]-[.C38]" office:value-type="float" office:value="0.0902288692086586" calcext:value-type="float">
            <text:p>0.090228869208659</text:p>
          </table:table-cell>
          <table:table-cell table:formula="of:=MOD([.E37]-[.$E$2];[.$H$2])+1+[.$E$2]" office:value-type="float" office:value="296" calcext:value-type="float">
            <text:p>296</text:p>
          </table:table-cell>
          <table:table-cell table:formula="of:=MOD([.F37]+1/[.$H$2];5)" office:value-type="float" office:value="1.75" calcext:value-type="float">
            <text:p>1,75</text:p>
          </table:table-cell>
          <table:table-cell table:formula="of:=IF([.F38]&lt;0.000001;[.G37]+2+1/[.$H$2];[.G37]+1/[.$H$2])" office:value-type="float" office:value="1.75" calcext:value-type="float">
            <text:p>1,75</text:p>
          </table:table-cell>
          <table:table-cell table:number-columns-repeated="4"/>
          <table:table-cell table:formula="of:=SUM(MOD(SUM([.L37]-[.L$2];[.T$2]);[.R$2]-[.L$2]);[.L$2])" office:value-type="time" office:time-value="PT06H00M00S" calcext:value-type="time">
            <text:p>06:00:00</text:p>
          </table:table-cell>
          <table:table-cell table:formula="of:=IF([.L38]&lt;[.L37];[.M37]+[.H$2];[.M37])" office:value-type="float" office:value="0" calcext:value-type="float">
            <text:p>0</text:p>
          </table:table-cell>
          <table:table-cell table:formula="of:=OFFSET([.C$4];[.M38];0)" office:value-type="float" office:value="43746" calcext:value-type="float">
            <text:p>43746</text:p>
          </table:table-cell>
          <table:table-cell table:formula="of:=[.L38]" office:value-type="float" office:value="0.25" calcext:value-type="float">
            <text:p>0.25</text:p>
          </table:table-cell>
          <table:table-cell office:value-type="float" office:value="282" calcext:value-type="float">
            <text:p>282</text:p>
          </table:table-cell>
          <table:table-cell table:formula="of:=IF(OFFSET([.D$4];[.M38];0)&lt;=[.O3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]))" office:value-type="date" office:date-value="2019-10-09T01:38:18.067268" calcext:value-type="date">
            <text:p>2019-10-09 01:38:18</text:p>
          </table:table-cell>
          <table:table-cell table:formula="of:=[.A39]" office:value-type="float" office:value="43747.0682646675" calcext:value-type="float">
            <text:p>43747.0682646675</text:p>
          </table:table-cell>
          <table:table-cell table:formula="of:=TRUNC([.A39])" office:value-type="float" office:value="43747" calcext:value-type="float">
            <text:p>43747</text:p>
          </table:table-cell>
          <table:table-cell table:formula="of:=[.B39]-[.C39]" office:value-type="float" office:value="0.0682646674540592" calcext:value-type="float">
            <text:p>0.068264667454059</text:p>
          </table:table-cell>
          <table:table-cell table:formula="of:=MOD([.E38]-[.$E$2];[.$H$2])+1+[.$E$2]" office:value-type="float" office:value="297" calcext:value-type="float">
            <text:p>297</text:p>
          </table:table-cell>
          <table:table-cell table:formula="of:=MOD([.F38]+1/[.$H$2];5)" office:value-type="float" office:value="1.8" calcext:value-type="float">
            <text:p>1,8</text:p>
          </table:table-cell>
          <table:table-cell table:formula="of:=IF([.F39]&lt;0.000001;[.G38]+2+1/[.$H$2];[.G38]+1/[.$H$2])" office:value-type="float" office:value="1.8" calcext:value-type="float">
            <text:p>1,8</text:p>
          </table:table-cell>
          <table:table-cell table:number-columns-repeated="4"/>
          <table:table-cell table:formula="of:=SUM(MOD(SUM([.L38]-[.L$2];[.T$2]);[.R$2]-[.L$2]);[.L$2])" office:value-type="time" office:time-value="PT06H10M00S" calcext:value-type="time">
            <text:p>06:10:00</text:p>
          </table:table-cell>
          <table:table-cell table:formula="of:=IF([.L39]&lt;[.L38];[.M38]+[.H$2];[.M38])" office:value-type="float" office:value="0" calcext:value-type="float">
            <text:p>0</text:p>
          </table:table-cell>
          <table:table-cell table:formula="of:=OFFSET([.C$4];[.M39];0)" office:value-type="float" office:value="43746" calcext:value-type="float">
            <text:p>43746</text:p>
          </table:table-cell>
          <table:table-cell table:formula="of:=[.L39]" office:value-type="float" office:value="0.256944444444444" calcext:value-type="float">
            <text:p>0.256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39];0)&lt;=[.O3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]))" office:value-type="date" office:date-value="2019-10-09T02:06:57.03601" calcext:value-type="date">
            <text:p>2019-10-09 02:06:57</text:p>
          </table:table-cell>
          <table:table-cell table:formula="of:=[.A40]" office:value-type="float" office:value="43747.088160139" calcext:value-type="float">
            <text:p>43747.088160139</text:p>
          </table:table-cell>
          <table:table-cell table:formula="of:=TRUNC([.A40])" office:value-type="float" office:value="43747" calcext:value-type="float">
            <text:p>43747</text:p>
          </table:table-cell>
          <table:table-cell table:formula="of:=[.B40]-[.C40]" office:value-type="float" office:value="0.0881601390065043" calcext:value-type="float">
            <text:p>0.088160139006504</text:p>
          </table:table-cell>
          <table:table-cell table:formula="of:=MOD([.E39]-[.$E$2];[.$H$2])+1+[.$E$2]" office:value-type="float" office:value="298" calcext:value-type="float">
            <text:p>298</text:p>
          </table:table-cell>
          <table:table-cell table:formula="of:=MOD([.F39]+1/[.$H$2];5)" office:value-type="float" office:value="1.85" calcext:value-type="float">
            <text:p>1,85</text:p>
          </table:table-cell>
          <table:table-cell table:formula="of:=IF([.F40]&lt;0.000001;[.G39]+2+1/[.$H$2];[.G39]+1/[.$H$2])" office:value-type="float" office:value="1.85" calcext:value-type="float">
            <text:p>1,85</text:p>
          </table:table-cell>
          <table:table-cell table:number-columns-repeated="4"/>
          <table:table-cell table:formula="of:=SUM(MOD(SUM([.L39]-[.L$2];[.T$2]);[.R$2]-[.L$2]);[.L$2])" office:value-type="time" office:time-value="PT06H20M00S" calcext:value-type="time">
            <text:p>06:20:00</text:p>
          </table:table-cell>
          <table:table-cell table:formula="of:=IF([.L40]&lt;[.L39];[.M39]+[.H$2];[.M39])" office:value-type="float" office:value="0" calcext:value-type="float">
            <text:p>0</text:p>
          </table:table-cell>
          <table:table-cell table:formula="of:=OFFSET([.C$4];[.M40];0)" office:value-type="float" office:value="43746" calcext:value-type="float">
            <text:p>43746</text:p>
          </table:table-cell>
          <table:table-cell table:formula="of:=[.L40]" office:value-type="float" office:value="0.263888888888889" calcext:value-type="float">
            <text:p>0.263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40];0)&lt;=[.O4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]))" office:value-type="date" office:date-value="2019-10-09T01:55:33.411262" calcext:value-type="date">
            <text:p>2019-10-09 01:55:33</text:p>
          </table:table-cell>
          <table:table-cell table:formula="of:=[.A41]" office:value-type="float" office:value="43747.0802478155" calcext:value-type="float">
            <text:p>43747.0802478155</text:p>
          </table:table-cell>
          <table:table-cell table:formula="of:=TRUNC([.A41])" office:value-type="float" office:value="43747" calcext:value-type="float">
            <text:p>43747</text:p>
          </table:table-cell>
          <table:table-cell table:formula="of:=[.B41]-[.C41]" office:value-type="float" office:value="0.0802478155310382" calcext:value-type="float">
            <text:p>0.080247815531038</text:p>
          </table:table-cell>
          <table:table-cell table:formula="of:=MOD([.E40]-[.$E$2];[.$H$2])+1+[.$E$2]" office:value-type="float" office:value="299" calcext:value-type="float">
            <text:p>299</text:p>
          </table:table-cell>
          <table:table-cell table:formula="of:=MOD([.F40]+1/[.$H$2];5)" office:value-type="float" office:value="1.9" calcext:value-type="float">
            <text:p>1,9</text:p>
          </table:table-cell>
          <table:table-cell table:formula="of:=IF([.F41]&lt;0.000001;[.G40]+2+1/[.$H$2];[.G40]+1/[.$H$2])" office:value-type="float" office:value="1.9" calcext:value-type="float">
            <text:p>1,9</text:p>
          </table:table-cell>
          <table:table-cell table:number-columns-repeated="4"/>
          <table:table-cell table:formula="of:=SUM(MOD(SUM([.L40]-[.L$2];[.T$2]);[.R$2]-[.L$2]);[.L$2])" office:value-type="time" office:time-value="PT06H30M00S" calcext:value-type="time">
            <text:p>06:30:00</text:p>
          </table:table-cell>
          <table:table-cell table:formula="of:=IF([.L41]&lt;[.L40];[.M40]+[.H$2];[.M40])" office:value-type="float" office:value="0" calcext:value-type="float">
            <text:p>0</text:p>
          </table:table-cell>
          <table:table-cell table:formula="of:=OFFSET([.C$4];[.M41];0)" office:value-type="float" office:value="43746" calcext:value-type="float">
            <text:p>43746</text:p>
          </table:table-cell>
          <table:table-cell table:formula="of:=[.L41]" office:value-type="float" office:value="0.270833333333333" calcext:value-type="float">
            <text:p>0.270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41];0)&lt;=[.O4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]))" office:value-type="date" office:date-value="2019-10-09T01:57:29.034584" calcext:value-type="date">
            <text:p>2019-10-09 01:57:29</text:p>
          </table:table-cell>
          <table:table-cell table:formula="of:=[.A42]" office:value-type="float" office:value="43747.0815860484" calcext:value-type="float">
            <text:p>43747.0815860484</text:p>
          </table:table-cell>
          <table:table-cell table:formula="of:=TRUNC([.A42])" office:value-type="float" office:value="43747" calcext:value-type="float">
            <text:p>43747</text:p>
          </table:table-cell>
          <table:table-cell table:formula="of:=[.B42]-[.C42]" office:value-type="float" office:value="0.081586048429017" calcext:value-type="float">
            <text:p>0.081586048429017</text:p>
          </table:table-cell>
          <table:table-cell table:formula="of:=MOD([.E41]-[.$E$2];[.$H$2])+1+[.$E$2]" office:value-type="float" office:value="300" calcext:value-type="float">
            <text:p>300</text:p>
          </table:table-cell>
          <table:table-cell table:formula="of:=MOD([.F41]+1/[.$H$2];5)" office:value-type="float" office:value="1.95" calcext:value-type="float">
            <text:p>1,95</text:p>
          </table:table-cell>
          <table:table-cell table:formula="of:=IF([.F42]&lt;0.000001;[.G41]+2+1/[.$H$2];[.G41]+1/[.$H$2])" office:value-type="float" office:value="1.95" calcext:value-type="float">
            <text:p>1,95</text:p>
          </table:table-cell>
          <table:table-cell table:number-columns-repeated="4"/>
          <table:table-cell table:formula="of:=SUM(MOD(SUM([.L41]-[.L$2];[.T$2]);[.R$2]-[.L$2]);[.L$2])" office:value-type="time" office:time-value="PT06H40M00S" calcext:value-type="time">
            <text:p>06:40:00</text:p>
          </table:table-cell>
          <table:table-cell table:formula="of:=IF([.L42]&lt;[.L41];[.M41]+[.H$2];[.M41])" office:value-type="float" office:value="0" calcext:value-type="float">
            <text:p>0</text:p>
          </table:table-cell>
          <table:table-cell table:formula="of:=OFFSET([.C$4];[.M42];0)" office:value-type="float" office:value="43746" calcext:value-type="float">
            <text:p>43746</text:p>
          </table:table-cell>
          <table:table-cell table:formula="of:=[.L42]" office:value-type="float" office:value="0.277777777777778" calcext:value-type="float">
            <text:p>0.277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42];0)&lt;=[.O4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]))" office:value-type="date" office:date-value="2019-10-10T01:40:31.137091" calcext:value-type="date">
            <text:p>2019-10-10 01:40:31</text:p>
          </table:table-cell>
          <table:table-cell table:formula="of:=[.A43]" office:value-type="float" office:value="43748.0698048274" calcext:value-type="float">
            <text:p>43748.0698048274</text:p>
          </table:table-cell>
          <table:table-cell table:formula="of:=TRUNC([.A43])" office:value-type="float" office:value="43748" calcext:value-type="float">
            <text:p>43748</text:p>
          </table:table-cell>
          <table:table-cell table:formula="of:=[.B43]-[.C43]" office:value-type="float" office:value="0.0698048274425673" calcext:value-type="float">
            <text:p>0.069804827442567</text:p>
          </table:table-cell>
          <table:table-cell table:formula="of:=MOD([.E42]-[.$E$2];[.$H$2])+1+[.$E$2]" office:value-type="float" office:value="281" calcext:value-type="float">
            <text:p>281</text:p>
          </table:table-cell>
          <table:table-cell table:formula="of:=MOD([.F42]+1/[.$H$2];5)" office:value-type="float" office:value="2" calcext:value-type="float">
            <text:p>2</text:p>
          </table:table-cell>
          <table:table-cell table:formula="of:=IF([.F43]&lt;0.000001;[.G42]+2+1/[.$H$2];[.G42]+1/[.$H$2])" office:value-type="float" office:value="2" calcext:value-type="float">
            <text:p>2</text:p>
          </table:table-cell>
          <table:table-cell table:number-columns-repeated="4"/>
          <table:table-cell table:formula="of:=SUM(MOD(SUM([.L42]-[.L$2];[.T$2]);[.R$2]-[.L$2]);[.L$2])" office:value-type="time" office:time-value="PT06H50M00S" calcext:value-type="time">
            <text:p>06:50:00</text:p>
          </table:table-cell>
          <table:table-cell table:formula="of:=IF([.L43]&lt;[.L42];[.M42]+[.H$2];[.M42])" office:value-type="float" office:value="0" calcext:value-type="float">
            <text:p>0</text:p>
          </table:table-cell>
          <table:table-cell table:formula="of:=OFFSET([.C$4];[.M43];0)" office:value-type="float" office:value="43746" calcext:value-type="float">
            <text:p>43746</text:p>
          </table:table-cell>
          <table:table-cell table:formula="of:=[.L43]" office:value-type="float" office:value="0.284722222222222" calcext:value-type="float">
            <text:p>0.284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43];0)&lt;=[.O4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4]))" office:value-type="date" office:date-value="2019-10-10T01:36:28.972575" calcext:value-type="date">
            <text:p>2019-10-10 01:36:29</text:p>
          </table:table-cell>
          <table:table-cell table:style-name="ce7" table:formula="of:=[.A44]" office:value-type="date" office:date-value="2019-10-10T01:36:28.972575" calcext:value-type="date">
            <text:p>2019-10-10 01:36:29</text:p>
          </table:table-cell>
          <table:table-cell table:formula="of:=TRUNC([.A44])" office:value-type="float" office:value="43748" calcext:value-type="float">
            <text:p>43748</text:p>
          </table:table-cell>
          <table:table-cell table:style-name="ce12" table:formula="of:=[.B44]-[.C44]" office:value-type="date" office:date-value="1899-12-30T01:36:28.97257461213" calcext:value-type="date">
            <text:p>12/30/99 01:36 AM</text:p>
          </table:table-cell>
          <table:table-cell table:formula="of:=MOD([.E43]-[.$E$2];[.$H$2])+1+[.$E$2]" office:value-type="float" office:value="282" calcext:value-type="float">
            <text:p>282</text:p>
          </table:table-cell>
          <table:table-cell table:formula="of:=MOD([.F43]+1/[.$H$2];5)" office:value-type="float" office:value="2.05" calcext:value-type="float">
            <text:p>2,05</text:p>
          </table:table-cell>
          <table:table-cell table:formula="of:=IF([.F44]&lt;0.000001;[.G43]+2+1/[.$H$2];[.G43]+1/[.$H$2])" office:value-type="float" office:value="2.05" calcext:value-type="float">
            <text:p>2,05</text:p>
          </table:table-cell>
          <table:table-cell table:number-columns-repeated="4"/>
          <table:table-cell table:formula="of:=SUM(MOD(SUM([.L43]-[.L$2];[.T$2]);[.R$2]-[.L$2]);[.L$2])" office:value-type="time" office:time-value="PT07H00M00S" calcext:value-type="time">
            <text:p>07:00:00</text:p>
          </table:table-cell>
          <table:table-cell table:formula="of:=IF([.L44]&lt;[.L43];[.M43]+[.H$2];[.M43])" office:value-type="float" office:value="0" calcext:value-type="float">
            <text:p>0</text:p>
          </table:table-cell>
          <table:table-cell table:formula="of:=OFFSET([.C$4];[.M44];0)" office:value-type="float" office:value="43746" calcext:value-type="float">
            <text:p>43746</text:p>
          </table:table-cell>
          <table:table-cell table:formula="of:=[.L44]" office:value-type="float" office:value="0.291666666666667" calcext:value-type="float">
            <text:p>0.291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44];0)&lt;=[.O4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5]))" office:value-type="date" office:date-value="2019-10-10T02:11:26.012563" calcext:value-type="date">
            <text:p>2019-10-10 02:11:26</text:p>
          </table:table-cell>
          <table:table-cell table:formula="of:=[.A45]" office:value-type="float" office:value="43748.0912732936" calcext:value-type="float">
            <text:p>43748.0912732936</text:p>
          </table:table-cell>
          <table:table-cell table:formula="of:=TRUNC([.A45])" office:value-type="float" office:value="43748" calcext:value-type="float">
            <text:p>43748</text:p>
          </table:table-cell>
          <table:table-cell table:formula="of:=[.B45]-[.C45]" office:value-type="float" office:value="0.091273293553968" calcext:value-type="float">
            <text:p>0.091273293553968</text:p>
          </table:table-cell>
          <table:table-cell table:formula="of:=MOD([.E44]-[.$E$2];[.$H$2])+1+[.$E$2]" office:value-type="float" office:value="283" calcext:value-type="float">
            <text:p>283</text:p>
          </table:table-cell>
          <table:table-cell table:formula="of:=MOD([.F44]+1/[.$H$2];5)" office:value-type="float" office:value="2.1" calcext:value-type="float">
            <text:p>2,1</text:p>
          </table:table-cell>
          <table:table-cell table:formula="of:=IF([.F45]&lt;0.000001;[.G44]+2+1/[.$H$2];[.G44]+1/[.$H$2])" office:value-type="float" office:value="2.1" calcext:value-type="float">
            <text:p>2,1</text:p>
          </table:table-cell>
          <table:table-cell table:number-columns-repeated="4"/>
          <table:table-cell table:formula="of:=SUM(MOD(SUM([.L44]-[.L$2];[.T$2]);[.R$2]-[.L$2]);[.L$2])" office:value-type="time" office:time-value="PT07H10M00S" calcext:value-type="time">
            <text:p>07:10:00</text:p>
          </table:table-cell>
          <table:table-cell table:formula="of:=IF([.L45]&lt;[.L44];[.M44]+[.H$2];[.M44])" office:value-type="float" office:value="0" calcext:value-type="float">
            <text:p>0</text:p>
          </table:table-cell>
          <table:table-cell table:formula="of:=OFFSET([.C$4];[.M45];0)" office:value-type="float" office:value="43746" calcext:value-type="float">
            <text:p>43746</text:p>
          </table:table-cell>
          <table:table-cell table:formula="of:=[.L45]" office:value-type="float" office:value="0.298611111111111" calcext:value-type="float">
            <text:p>0.298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45];0)&lt;=[.O4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6]))" office:value-type="date" office:date-value="2019-10-10T01:42:43.34731" calcext:value-type="date">
            <text:p>2019-10-10 01:42:43</text:p>
          </table:table-cell>
          <table:table-cell table:formula="of:=[.A46]" office:value-type="float" office:value="43748.0713350383" calcext:value-type="float">
            <text:p>43748.0713350383</text:p>
          </table:table-cell>
          <table:table-cell table:formula="of:=TRUNC([.A46])" office:value-type="float" office:value="43748" calcext:value-type="float">
            <text:p>43748</text:p>
          </table:table-cell>
          <table:table-cell table:formula="of:=[.B46]-[.C46]" office:value-type="float" office:value="0.0713350383084617" calcext:value-type="float">
            <text:p>0.071335038308462</text:p>
          </table:table-cell>
          <table:table-cell table:formula="of:=MOD([.E45]-[.$E$2];[.$H$2])+1+[.$E$2]" office:value-type="float" office:value="284" calcext:value-type="float">
            <text:p>284</text:p>
          </table:table-cell>
          <table:table-cell table:formula="of:=MOD([.F45]+1/[.$H$2];5)" office:value-type="float" office:value="2.15" calcext:value-type="float">
            <text:p>2,15</text:p>
          </table:table-cell>
          <table:table-cell table:formula="of:=IF([.F46]&lt;0.000001;[.G45]+2+1/[.$H$2];[.G45]+1/[.$H$2])" office:value-type="float" office:value="2.15" calcext:value-type="float">
            <text:p>2,15</text:p>
          </table:table-cell>
          <table:table-cell table:number-columns-repeated="4"/>
          <table:table-cell table:formula="of:=SUM(MOD(SUM([.L45]-[.L$2];[.T$2]);[.R$2]-[.L$2]);[.L$2])" office:value-type="time" office:time-value="PT07H20M00S" calcext:value-type="time">
            <text:p>07:20:00</text:p>
          </table:table-cell>
          <table:table-cell table:formula="of:=IF([.L46]&lt;[.L45];[.M45]+[.H$2];[.M45])" office:value-type="float" office:value="0" calcext:value-type="float">
            <text:p>0</text:p>
          </table:table-cell>
          <table:table-cell table:formula="of:=OFFSET([.C$4];[.M46];0)" office:value-type="float" office:value="43746" calcext:value-type="float">
            <text:p>43746</text:p>
          </table:table-cell>
          <table:table-cell table:formula="of:=[.L46]" office:value-type="float" office:value="0.305555555555556" calcext:value-type="float">
            <text:p>0.305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46];0)&lt;=[.O4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7]))" office:value-type="date" office:date-value="2019-10-10T01:48:37.612031" calcext:value-type="date">
            <text:p>2019-10-10 01:48:38</text:p>
          </table:table-cell>
          <table:table-cell table:formula="of:=[.A47]" office:value-type="float" office:value="43748.0754353244" calcext:value-type="float">
            <text:p>43748.0754353244</text:p>
          </table:table-cell>
          <table:table-cell table:formula="of:=TRUNC([.A47])" office:value-type="float" office:value="43748" calcext:value-type="float">
            <text:p>43748</text:p>
          </table:table-cell>
          <table:table-cell table:formula="of:=[.B47]-[.C47]" office:value-type="float" office:value="0.0754353244337835" calcext:value-type="float">
            <text:p>0.075435324433784</text:p>
          </table:table-cell>
          <table:table-cell table:formula="of:=MOD([.E46]-[.$E$2];[.$H$2])+1+[.$E$2]" office:value-type="float" office:value="285" calcext:value-type="float">
            <text:p>285</text:p>
          </table:table-cell>
          <table:table-cell table:formula="of:=MOD([.F46]+1/[.$H$2];5)" office:value-type="float" office:value="2.2" calcext:value-type="float">
            <text:p>2,2</text:p>
          </table:table-cell>
          <table:table-cell table:formula="of:=IF([.F47]&lt;0.000001;[.G46]+2+1/[.$H$2];[.G46]+1/[.$H$2])" office:value-type="float" office:value="2.2" calcext:value-type="float">
            <text:p>2,2</text:p>
          </table:table-cell>
          <table:table-cell table:number-columns-repeated="4"/>
          <table:table-cell table:formula="of:=SUM(MOD(SUM([.L46]-[.L$2];[.T$2]);[.R$2]-[.L$2]);[.L$2])" office:value-type="time" office:time-value="PT07H30M00S" calcext:value-type="time">
            <text:p>07:30:00</text:p>
          </table:table-cell>
          <table:table-cell table:formula="of:=IF([.L47]&lt;[.L46];[.M46]+[.H$2];[.M46])" office:value-type="float" office:value="0" calcext:value-type="float">
            <text:p>0</text:p>
          </table:table-cell>
          <table:table-cell table:formula="of:=OFFSET([.C$4];[.M47];0)" office:value-type="float" office:value="43746" calcext:value-type="float">
            <text:p>43746</text:p>
          </table:table-cell>
          <table:table-cell table:formula="of:=[.L47]" office:value-type="float" office:value="0.3125" calcext:value-type="float">
            <text:p>0.3125</text:p>
          </table:table-cell>
          <table:table-cell office:value-type="float" office:value="282" calcext:value-type="float">
            <text:p>282</text:p>
          </table:table-cell>
          <table:table-cell table:formula="of:=IF(OFFSET([.D$4];[.M47];0)&lt;=[.O4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8]))" office:value-type="date" office:date-value="2019-10-10T01:58:11.860054" calcext:value-type="date">
            <text:p>2019-10-10 01:58:12</text:p>
          </table:table-cell>
          <table:table-cell table:formula="of:=[.A48]" office:value-type="float" office:value="43748.0820817136" calcext:value-type="float">
            <text:p>43748.0820817136</text:p>
          </table:table-cell>
          <table:table-cell table:formula="of:=TRUNC([.A48])" office:value-type="float" office:value="43748" calcext:value-type="float">
            <text:p>43748</text:p>
          </table:table-cell>
          <table:table-cell table:formula="of:=[.B48]-[.C48]" office:value-type="float" office:value="0.0820817135827383" calcext:value-type="float">
            <text:p>0.082081713582738</text:p>
          </table:table-cell>
          <table:table-cell table:formula="of:=MOD([.E47]-[.$E$2];[.$H$2])+1+[.$E$2]" office:value-type="float" office:value="286" calcext:value-type="float">
            <text:p>286</text:p>
          </table:table-cell>
          <table:table-cell table:formula="of:=MOD([.F47]+1/[.$H$2];5)" office:value-type="float" office:value="2.25" calcext:value-type="float">
            <text:p>2,25</text:p>
          </table:table-cell>
          <table:table-cell table:formula="of:=IF([.F48]&lt;0.000001;[.G47]+2+1/[.$H$2];[.G47]+1/[.$H$2])" office:value-type="float" office:value="2.25" calcext:value-type="float">
            <text:p>2,25</text:p>
          </table:table-cell>
          <table:table-cell table:number-columns-repeated="4"/>
          <table:table-cell table:formula="of:=SUM(MOD(SUM([.L47]-[.L$2];[.T$2]);[.R$2]-[.L$2]);[.L$2])" office:value-type="time" office:time-value="PT07H40M00S" calcext:value-type="time">
            <text:p>07:40:00</text:p>
          </table:table-cell>
          <table:table-cell table:formula="of:=IF([.L48]&lt;[.L47];[.M47]+[.H$2];[.M47])" office:value-type="float" office:value="0" calcext:value-type="float">
            <text:p>0</text:p>
          </table:table-cell>
          <table:table-cell table:formula="of:=OFFSET([.C$4];[.M48];0)" office:value-type="float" office:value="43746" calcext:value-type="float">
            <text:p>43746</text:p>
          </table:table-cell>
          <table:table-cell table:formula="of:=[.L48]" office:value-type="float" office:value="0.319444444444444" calcext:value-type="float">
            <text:p>0.3194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48];0)&lt;=[.O4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9]))" office:value-type="date" office:date-value="2019-10-10T02:10:01.19065" calcext:value-type="date">
            <text:p>2019-10-10 02:10:01</text:p>
          </table:table-cell>
          <table:table-cell table:formula="of:=[.A49]" office:value-type="float" office:value="43748.0902915585" calcext:value-type="float">
            <text:p>43748.0902915585</text:p>
          </table:table-cell>
          <table:table-cell table:formula="of:=TRUNC([.A49])" office:value-type="float" office:value="43748" calcext:value-type="float">
            <text:p>43748</text:p>
          </table:table-cell>
          <table:table-cell table:formula="of:=[.B49]-[.C49]" office:value-type="float" office:value="0.0902915584520088" calcext:value-type="float">
            <text:p>0.090291558452009</text:p>
          </table:table-cell>
          <table:table-cell table:formula="of:=MOD([.E48]-[.$E$2];[.$H$2])+1+[.$E$2]" office:value-type="float" office:value="287" calcext:value-type="float">
            <text:p>287</text:p>
          </table:table-cell>
          <table:table-cell table:formula="of:=MOD([.F48]+1/[.$H$2];5)" office:value-type="float" office:value="2.3" calcext:value-type="float">
            <text:p>2,3</text:p>
          </table:table-cell>
          <table:table-cell table:formula="of:=IF([.F49]&lt;0.000001;[.G48]+2+1/[.$H$2];[.G48]+1/[.$H$2])" office:value-type="float" office:value="2.3" calcext:value-type="float">
            <text:p>2,3</text:p>
          </table:table-cell>
          <table:table-cell table:number-columns-repeated="4"/>
          <table:table-cell table:formula="of:=SUM(MOD(SUM([.L48]-[.L$2];[.T$2]);[.R$2]-[.L$2]);[.L$2])" office:value-type="time" office:time-value="PT07H50M00S" calcext:value-type="time">
            <text:p>07:50:00</text:p>
          </table:table-cell>
          <table:table-cell table:formula="of:=IF([.L49]&lt;[.L48];[.M48]+[.H$2];[.M48])" office:value-type="float" office:value="0" calcext:value-type="float">
            <text:p>0</text:p>
          </table:table-cell>
          <table:table-cell table:formula="of:=OFFSET([.C$4];[.M49];0)" office:value-type="float" office:value="43746" calcext:value-type="float">
            <text:p>43746</text:p>
          </table:table-cell>
          <table:table-cell table:formula="of:=[.L49]" office:value-type="float" office:value="0.326388888888889" calcext:value-type="float">
            <text:p>0.326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49];0)&lt;=[.O4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0]))" office:value-type="date" office:date-value="2019-10-10T02:01:25.50031" calcext:value-type="date">
            <text:p>2019-10-10 02:01:26</text:p>
          </table:table-cell>
          <table:table-cell table:formula="of:=[.A50]" office:value-type="float" office:value="43748.0843229203" calcext:value-type="float">
            <text:p>43748.0843229203</text:p>
          </table:table-cell>
          <table:table-cell table:formula="of:=TRUNC([.A50])" office:value-type="float" office:value="43748" calcext:value-type="float">
            <text:p>43748</text:p>
          </table:table-cell>
          <table:table-cell table:formula="of:=[.B50]-[.C50]" office:value-type="float" office:value="0.0843229202509974" calcext:value-type="float">
            <text:p>0.084322920250998</text:p>
          </table:table-cell>
          <table:table-cell table:formula="of:=MOD([.E49]-[.$E$2];[.$H$2])+1+[.$E$2]" office:value-type="float" office:value="288" calcext:value-type="float">
            <text:p>288</text:p>
          </table:table-cell>
          <table:table-cell table:formula="of:=MOD([.F49]+1/[.$H$2];5)" office:value-type="float" office:value="2.35" calcext:value-type="float">
            <text:p>2,35</text:p>
          </table:table-cell>
          <table:table-cell table:formula="of:=IF([.F50]&lt;0.000001;[.G49]+2+1/[.$H$2];[.G49]+1/[.$H$2])" office:value-type="float" office:value="2.35" calcext:value-type="float">
            <text:p>2,35</text:p>
          </table:table-cell>
          <table:table-cell table:number-columns-repeated="4"/>
          <table:table-cell table:formula="of:=SUM(MOD(SUM([.L49]-[.L$2];[.T$2]);[.R$2]-[.L$2]);[.L$2])" office:value-type="time" office:time-value="PT08H00M00S" calcext:value-type="time">
            <text:p>08:00:00</text:p>
          </table:table-cell>
          <table:table-cell table:formula="of:=IF([.L50]&lt;[.L49];[.M49]+[.H$2];[.M49])" office:value-type="float" office:value="0" calcext:value-type="float">
            <text:p>0</text:p>
          </table:table-cell>
          <table:table-cell table:formula="of:=OFFSET([.C$4];[.M50];0)" office:value-type="float" office:value="43746" calcext:value-type="float">
            <text:p>43746</text:p>
          </table:table-cell>
          <table:table-cell table:formula="of:=[.L50]" office:value-type="float" office:value="0.333333333333333" calcext:value-type="float">
            <text:p>0.333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50];0)&lt;=[.O5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1]))" office:value-type="date" office:date-value="2019-10-10T02:07:02.431326" calcext:value-type="date">
            <text:p>2019-10-10 02:07:02</text:p>
          </table:table-cell>
          <table:table-cell table:formula="of:=[.A51]" office:value-type="float" office:value="43748.0882225848" calcext:value-type="float">
            <text:p>43748.0882225848</text:p>
          </table:table-cell>
          <table:table-cell table:formula="of:=TRUNC([.A51])" office:value-type="float" office:value="43748" calcext:value-type="float">
            <text:p>43748</text:p>
          </table:table-cell>
          <table:table-cell table:formula="of:=[.B51]-[.C51]" office:value-type="float" office:value="0.0882225847963127" calcext:value-type="float">
            <text:p>0.088222584796313</text:p>
          </table:table-cell>
          <table:table-cell table:formula="of:=MOD([.E50]-[.$E$2];[.$H$2])+1+[.$E$2]" office:value-type="float" office:value="289" calcext:value-type="float">
            <text:p>289</text:p>
          </table:table-cell>
          <table:table-cell table:formula="of:=MOD([.F50]+1/[.$H$2];5)" office:value-type="float" office:value="2.4" calcext:value-type="float">
            <text:p>2,4</text:p>
          </table:table-cell>
          <table:table-cell table:formula="of:=IF([.F51]&lt;0.000001;[.G50]+2+1/[.$H$2];[.G50]+1/[.$H$2])" office:value-type="float" office:value="2.4" calcext:value-type="float">
            <text:p>2,4</text:p>
          </table:table-cell>
          <table:table-cell table:number-columns-repeated="4"/>
          <table:table-cell table:formula="of:=SUM(MOD(SUM([.L50]-[.L$2];[.T$2]);[.R$2]-[.L$2]);[.L$2])" office:value-type="time" office:time-value="PT00H10M00S" calcext:value-type="time">
            <text:p>00:10:00</text:p>
          </table:table-cell>
          <table:table-cell table:formula="of:=IF([.L51]&lt;[.L50];[.M50]+[.H$2];[.M50])" office:value-type="float" office:value="20" calcext:value-type="float">
            <text:p>20</text:p>
          </table:table-cell>
          <table:table-cell table:formula="of:=OFFSET([.C$4];[.M51];0)" office:value-type="float" office:value="43747" calcext:value-type="float">
            <text:p>43747</text:p>
          </table:table-cell>
          <table:table-cell table:formula="of:=[.L51]" office:value-type="float" office:value="0.00694444444444444" calcext:value-type="float">
            <text:p>0.006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51];0)&lt;=[.O5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2]))" office:value-type="date" office:date-value="2019-10-10T02:07:37.525896" calcext:value-type="date">
            <text:p>2019-10-10 02:07:38</text:p>
          </table:table-cell>
          <table:table-cell table:formula="of:=[.A52]" office:value-type="float" office:value="43748.0886287719" calcext:value-type="float">
            <text:p>43748.0886287719</text:p>
          </table:table-cell>
          <table:table-cell table:formula="of:=TRUNC([.A52])" office:value-type="float" office:value="43748" calcext:value-type="float">
            <text:p>43748</text:p>
          </table:table-cell>
          <table:table-cell table:formula="of:=[.B52]-[.C52]" office:value-type="float" office:value="0.0886287719404209" calcext:value-type="float">
            <text:p>0.088628771940421</text:p>
          </table:table-cell>
          <table:table-cell table:formula="of:=MOD([.E51]-[.$E$2];[.$H$2])+1+[.$E$2]" office:value-type="float" office:value="290" calcext:value-type="float">
            <text:p>290</text:p>
          </table:table-cell>
          <table:table-cell table:formula="of:=MOD([.F51]+1/[.$H$2];5)" office:value-type="float" office:value="2.45" calcext:value-type="float">
            <text:p>2,45</text:p>
          </table:table-cell>
          <table:table-cell table:formula="of:=IF([.F52]&lt;0.000001;[.G51]+2+1/[.$H$2];[.G51]+1/[.$H$2])" office:value-type="float" office:value="2.45" calcext:value-type="float">
            <text:p>2,45</text:p>
          </table:table-cell>
          <table:table-cell table:number-columns-repeated="4"/>
          <table:table-cell table:formula="of:=SUM(MOD(SUM([.L51]-[.L$2];[.T$2]);[.R$2]-[.L$2]);[.L$2])" office:value-type="time" office:time-value="PT00H20M00S" calcext:value-type="time">
            <text:p>00:20:00</text:p>
          </table:table-cell>
          <table:table-cell table:formula="of:=IF([.L52]&lt;[.L51];[.M51]+[.H$2];[.M51])" office:value-type="float" office:value="20" calcext:value-type="float">
            <text:p>20</text:p>
          </table:table-cell>
          <table:table-cell table:formula="of:=OFFSET([.C$4];[.M52];0)" office:value-type="float" office:value="43747" calcext:value-type="float">
            <text:p>43747</text:p>
          </table:table-cell>
          <table:table-cell table:formula="of:=[.L52]" office:value-type="float" office:value="0.0138888888888889" calcext:value-type="float">
            <text:p>0.013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52];0)&lt;=[.O5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3]))" office:value-type="date" office:date-value="2019-10-10T02:02:07.689649" calcext:value-type="date">
            <text:p>2019-10-10 02:02:08</text:p>
          </table:table-cell>
          <table:table-cell table:formula="of:=[.A53]" office:value-type="float" office:value="43748.0848112228" calcext:value-type="float">
            <text:p>43748.0848112228</text:p>
          </table:table-cell>
          <table:table-cell table:formula="of:=TRUNC([.A53])" office:value-type="float" office:value="43748" calcext:value-type="float">
            <text:p>43748</text:p>
          </table:table-cell>
          <table:table-cell table:formula="of:=[.B53]-[.C53]" office:value-type="float" office:value="0.0848112227904494" calcext:value-type="float">
            <text:p>0.084811222790449</text:p>
          </table:table-cell>
          <table:table-cell table:formula="of:=MOD([.E52]-[.$E$2];[.$H$2])+1+[.$E$2]" office:value-type="float" office:value="291" calcext:value-type="float">
            <text:p>291</text:p>
          </table:table-cell>
          <table:table-cell table:formula="of:=MOD([.F52]+1/[.$H$2];5)" office:value-type="float" office:value="2.5" calcext:value-type="float">
            <text:p>2,5</text:p>
          </table:table-cell>
          <table:table-cell table:formula="of:=IF([.F53]&lt;0.000001;[.G52]+2+1/[.$H$2];[.G52]+1/[.$H$2])" office:value-type="float" office:value="2.5" calcext:value-type="float">
            <text:p>2,5</text:p>
          </table:table-cell>
          <table:table-cell table:number-columns-repeated="4"/>
          <table:table-cell table:formula="of:=SUM(MOD(SUM([.L52]-[.L$2];[.T$2]);[.R$2]-[.L$2]);[.L$2])" office:value-type="time" office:time-value="PT00H30M00S" calcext:value-type="time">
            <text:p>00:30:00</text:p>
          </table:table-cell>
          <table:table-cell table:formula="of:=IF([.L53]&lt;[.L52];[.M52]+[.H$2];[.M52])" office:value-type="float" office:value="20" calcext:value-type="float">
            <text:p>20</text:p>
          </table:table-cell>
          <table:table-cell table:formula="of:=OFFSET([.C$4];[.M53];0)" office:value-type="float" office:value="43747" calcext:value-type="float">
            <text:p>43747</text:p>
          </table:table-cell>
          <table:table-cell table:formula="of:=[.L53]" office:value-type="float" office:value="0.0208333333333333" calcext:value-type="float">
            <text:p>0.020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53];0)&lt;=[.O5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4]))" office:value-type="date" office:date-value="2019-10-10T02:12:43.348389" calcext:value-type="date">
            <text:p>2019-10-10 02:12:43</text:p>
          </table:table-cell>
          <table:table-cell table:formula="of:=[.A54]" office:value-type="float" office:value="43748.0921683841" calcext:value-type="float">
            <text:p>43748.0921683841</text:p>
          </table:table-cell>
          <table:table-cell table:formula="of:=TRUNC([.A54])" office:value-type="float" office:value="43748" calcext:value-type="float">
            <text:p>43748</text:p>
          </table:table-cell>
          <table:table-cell table:formula="of:=[.B54]-[.C54]" office:value-type="float" office:value="0.0921683841370395" calcext:value-type="float">
            <text:p>0.09216838413704</text:p>
          </table:table-cell>
          <table:table-cell table:formula="of:=MOD([.E53]-[.$E$2];[.$H$2])+1+[.$E$2]" office:value-type="float" office:value="292" calcext:value-type="float">
            <text:p>292</text:p>
          </table:table-cell>
          <table:table-cell table:formula="of:=MOD([.F53]+1/[.$H$2];5)" office:value-type="float" office:value="2.55" calcext:value-type="float">
            <text:p>2,55</text:p>
          </table:table-cell>
          <table:table-cell table:formula="of:=IF([.F54]&lt;0.000001;[.G53]+2+1/[.$H$2];[.G53]+1/[.$H$2])" office:value-type="float" office:value="2.55" calcext:value-type="float">
            <text:p>2,55</text:p>
          </table:table-cell>
          <table:table-cell table:number-columns-repeated="4"/>
          <table:table-cell table:formula="of:=SUM(MOD(SUM([.L53]-[.L$2];[.T$2]);[.R$2]-[.L$2]);[.L$2])" office:value-type="time" office:time-value="PT00H40M00S" calcext:value-type="time">
            <text:p>00:40:00</text:p>
          </table:table-cell>
          <table:table-cell table:formula="of:=IF([.L54]&lt;[.L53];[.M53]+[.H$2];[.M53])" office:value-type="float" office:value="20" calcext:value-type="float">
            <text:p>20</text:p>
          </table:table-cell>
          <table:table-cell table:formula="of:=OFFSET([.C$4];[.M54];0)" office:value-type="float" office:value="43747" calcext:value-type="float">
            <text:p>43747</text:p>
          </table:table-cell>
          <table:table-cell table:formula="of:=[.L54]" office:value-type="float" office:value="0.0277777777777778" calcext:value-type="float">
            <text:p>0.027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54];0)&lt;=[.O5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5]))" office:value-type="date" office:date-value="2019-10-10T02:04:19.986796" calcext:value-type="date">
            <text:p>2019-10-10 02:04:20</text:p>
          </table:table-cell>
          <table:table-cell table:formula="of:=[.A55]" office:value-type="float" office:value="43748.0863424398" calcext:value-type="float">
            <text:p>43748.0863424398</text:p>
          </table:table-cell>
          <table:table-cell table:formula="of:=TRUNC([.A55])" office:value-type="float" office:value="43748" calcext:value-type="float">
            <text:p>43748</text:p>
          </table:table-cell>
          <table:table-cell table:formula="of:=[.B55]-[.C55]" office:value-type="float" office:value="0.0863424397684867" calcext:value-type="float">
            <text:p>0.086342439768487</text:p>
          </table:table-cell>
          <table:table-cell table:formula="of:=MOD([.E54]-[.$E$2];[.$H$2])+1+[.$E$2]" office:value-type="float" office:value="293" calcext:value-type="float">
            <text:p>293</text:p>
          </table:table-cell>
          <table:table-cell table:formula="of:=MOD([.F54]+1/[.$H$2];5)" office:value-type="float" office:value="2.6" calcext:value-type="float">
            <text:p>2,6</text:p>
          </table:table-cell>
          <table:table-cell table:formula="of:=IF([.F55]&lt;0.000001;[.G54]+2+1/[.$H$2];[.G54]+1/[.$H$2])" office:value-type="float" office:value="2.6" calcext:value-type="float">
            <text:p>2,6</text:p>
          </table:table-cell>
          <table:table-cell table:number-columns-repeated="4"/>
          <table:table-cell table:formula="of:=SUM(MOD(SUM([.L54]-[.L$2];[.T$2]);[.R$2]-[.L$2]);[.L$2])" office:value-type="time" office:time-value="PT00H50M00S" calcext:value-type="time">
            <text:p>00:50:00</text:p>
          </table:table-cell>
          <table:table-cell table:formula="of:=IF([.L55]&lt;[.L54];[.M54]+[.H$2];[.M54])" office:value-type="float" office:value="20" calcext:value-type="float">
            <text:p>20</text:p>
          </table:table-cell>
          <table:table-cell table:formula="of:=OFFSET([.C$4];[.M55];0)" office:value-type="float" office:value="43747" calcext:value-type="float">
            <text:p>43747</text:p>
          </table:table-cell>
          <table:table-cell table:formula="of:=[.L55]" office:value-type="float" office:value="0.0347222222222222" calcext:value-type="float">
            <text:p>0.034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55];0)&lt;=[.O5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6]))" office:value-type="date" office:date-value="2019-10-10T02:09:16.41294" calcext:value-type="date">
            <text:p>2019-10-10 02:09:16</text:p>
          </table:table-cell>
          <table:table-cell table:formula="of:=[.A56]" office:value-type="float" office:value="43748.0897732979" calcext:value-type="float">
            <text:p>43748.0897732979</text:p>
          </table:table-cell>
          <table:table-cell table:formula="of:=TRUNC([.A56])" office:value-type="float" office:value="43748" calcext:value-type="float">
            <text:p>43748</text:p>
          </table:table-cell>
          <table:table-cell table:formula="of:=[.B56]-[.C56]" office:value-type="float" office:value="0.08977329791378" calcext:value-type="float">
            <text:p>0.08977329791378</text:p>
          </table:table-cell>
          <table:table-cell table:formula="of:=MOD([.E55]-[.$E$2];[.$H$2])+1+[.$E$2]" office:value-type="float" office:value="294" calcext:value-type="float">
            <text:p>294</text:p>
          </table:table-cell>
          <table:table-cell table:formula="of:=MOD([.F55]+1/[.$H$2];5)" office:value-type="float" office:value="2.65" calcext:value-type="float">
            <text:p>2,65</text:p>
          </table:table-cell>
          <table:table-cell table:formula="of:=IF([.F56]&lt;0.000001;[.G55]+2+1/[.$H$2];[.G55]+1/[.$H$2])" office:value-type="float" office:value="2.65" calcext:value-type="float">
            <text:p>2,65</text:p>
          </table:table-cell>
          <table:table-cell table:number-columns-repeated="4"/>
          <table:table-cell table:formula="of:=SUM(MOD(SUM([.L55]-[.L$2];[.T$2]);[.R$2]-[.L$2]);[.L$2])" office:value-type="time" office:time-value="PT01H00M00S" calcext:value-type="time">
            <text:p>01:00:00</text:p>
          </table:table-cell>
          <table:table-cell table:formula="of:=IF([.L56]&lt;[.L55];[.M55]+[.H$2];[.M55])" office:value-type="float" office:value="20" calcext:value-type="float">
            <text:p>20</text:p>
          </table:table-cell>
          <table:table-cell table:formula="of:=OFFSET([.C$4];[.M56];0)" office:value-type="float" office:value="43747" calcext:value-type="float">
            <text:p>43747</text:p>
          </table:table-cell>
          <table:table-cell table:formula="of:=[.L56]" office:value-type="float" office:value="0.0416666666666667" calcext:value-type="float">
            <text:p>0.041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56];0)&lt;=[.O5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7]))" office:value-type="date" office:date-value="2019-10-10T01:33:45.876624" calcext:value-type="date">
            <text:p>2019-10-10 01:33:46</text:p>
          </table:table-cell>
          <table:table-cell table:formula="of:=[.A57]" office:value-type="float" office:value="43748.0651143128" calcext:value-type="float">
            <text:p>43748.0651143128</text:p>
          </table:table-cell>
          <table:table-cell table:formula="of:=TRUNC([.A57])" office:value-type="float" office:value="43748" calcext:value-type="float">
            <text:p>43748</text:p>
          </table:table-cell>
          <table:table-cell table:formula="of:=[.B57]-[.C57]" office:value-type="float" office:value="0.0651143127761316" calcext:value-type="float">
            <text:p>0.065114312776132</text:p>
          </table:table-cell>
          <table:table-cell table:formula="of:=MOD([.E56]-[.$E$2];[.$H$2])+1+[.$E$2]" office:value-type="float" office:value="295" calcext:value-type="float">
            <text:p>295</text:p>
          </table:table-cell>
          <table:table-cell table:formula="of:=MOD([.F56]+1/[.$H$2];5)" office:value-type="float" office:value="2.7" calcext:value-type="float">
            <text:p>2,7</text:p>
          </table:table-cell>
          <table:table-cell table:formula="of:=IF([.F57]&lt;0.000001;[.G56]+2+1/[.$H$2];[.G56]+1/[.$H$2])" office:value-type="float" office:value="2.7" calcext:value-type="float">
            <text:p>2,7</text:p>
          </table:table-cell>
          <table:table-cell table:number-columns-repeated="4"/>
          <table:table-cell table:formula="of:=SUM(MOD(SUM([.L56]-[.L$2];[.T$2]);[.R$2]-[.L$2]);[.L$2])" office:value-type="time" office:time-value="PT01H10M00S" calcext:value-type="time">
            <text:p>01:10:00</text:p>
          </table:table-cell>
          <table:table-cell table:formula="of:=IF([.L57]&lt;[.L56];[.M56]+[.H$2];[.M56])" office:value-type="float" office:value="20" calcext:value-type="float">
            <text:p>20</text:p>
          </table:table-cell>
          <table:table-cell table:formula="of:=OFFSET([.C$4];[.M57];0)" office:value-type="float" office:value="43747" calcext:value-type="float">
            <text:p>43747</text:p>
          </table:table-cell>
          <table:table-cell table:formula="of:=[.L57]" office:value-type="float" office:value="0.0486111111111111" calcext:value-type="float">
            <text:p>0.048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57];0)&lt;=[.O5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8]))" office:value-type="date" office:date-value="2019-10-10T01:59:34.051921" calcext:value-type="date">
            <text:p>2019-10-10 01:59:34</text:p>
          </table:table-cell>
          <table:table-cell table:formula="of:=[.A58]" office:value-type="float" office:value="43748.0830330084" calcext:value-type="float">
            <text:p>43748.0830330084</text:p>
          </table:table-cell>
          <table:table-cell table:formula="of:=TRUNC([.A58])" office:value-type="float" office:value="43748" calcext:value-type="float">
            <text:p>43748</text:p>
          </table:table-cell>
          <table:table-cell table:formula="of:=[.B58]-[.C58]" office:value-type="float" office:value="0.0830330083481385" calcext:value-type="float">
            <text:p>0.083033008348139</text:p>
          </table:table-cell>
          <table:table-cell table:formula="of:=MOD([.E57]-[.$E$2];[.$H$2])+1+[.$E$2]" office:value-type="float" office:value="296" calcext:value-type="float">
            <text:p>296</text:p>
          </table:table-cell>
          <table:table-cell table:formula="of:=MOD([.F57]+1/[.$H$2];5)" office:value-type="float" office:value="2.75" calcext:value-type="float">
            <text:p>2,75</text:p>
          </table:table-cell>
          <table:table-cell table:formula="of:=IF([.F58]&lt;0.000001;[.G57]+2+1/[.$H$2];[.G57]+1/[.$H$2])" office:value-type="float" office:value="2.75" calcext:value-type="float">
            <text:p>2,75</text:p>
          </table:table-cell>
          <table:table-cell table:number-columns-repeated="4"/>
          <table:table-cell table:formula="of:=SUM(MOD(SUM([.L57]-[.L$2];[.T$2]);[.R$2]-[.L$2]);[.L$2])" office:value-type="time" office:time-value="PT01H20M00S" calcext:value-type="time">
            <text:p>01:20:00</text:p>
          </table:table-cell>
          <table:table-cell table:formula="of:=IF([.L58]&lt;[.L57];[.M57]+[.H$2];[.M57])" office:value-type="float" office:value="20" calcext:value-type="float">
            <text:p>20</text:p>
          </table:table-cell>
          <table:table-cell table:formula="of:=OFFSET([.C$4];[.M58];0)" office:value-type="float" office:value="43747" calcext:value-type="float">
            <text:p>43747</text:p>
          </table:table-cell>
          <table:table-cell table:formula="of:=[.L58]" office:value-type="float" office:value="0.0555555555555556" calcext:value-type="float">
            <text:p>0.055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58];0)&lt;=[.O5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9]))" office:value-type="date" office:date-value="2019-10-10T02:13:11.463436" calcext:value-type="date">
            <text:p>2019-10-10 02:13:11</text:p>
          </table:table-cell>
          <table:table-cell table:formula="of:=[.A59]" office:value-type="float" office:value="43748.0924937898" calcext:value-type="float">
            <text:p>43748.0924937898</text:p>
          </table:table-cell>
          <table:table-cell table:formula="of:=TRUNC([.A59])" office:value-type="float" office:value="43748" calcext:value-type="float">
            <text:p>43748</text:p>
          </table:table-cell>
          <table:table-cell table:formula="of:=[.B59]-[.C59]" office:value-type="float" office:value="0.0924937897652853" calcext:value-type="float">
            <text:p>0.092493789765285</text:p>
          </table:table-cell>
          <table:table-cell table:formula="of:=MOD([.E58]-[.$E$2];[.$H$2])+1+[.$E$2]" office:value-type="float" office:value="297" calcext:value-type="float">
            <text:p>297</text:p>
          </table:table-cell>
          <table:table-cell table:formula="of:=MOD([.F58]+1/[.$H$2];5)" office:value-type="float" office:value="2.8" calcext:value-type="float">
            <text:p>2,8</text:p>
          </table:table-cell>
          <table:table-cell table:formula="of:=IF([.F59]&lt;0.000001;[.G58]+2+1/[.$H$2];[.G58]+1/[.$H$2])" office:value-type="float" office:value="2.8" calcext:value-type="float">
            <text:p>2,8</text:p>
          </table:table-cell>
          <table:table-cell table:number-columns-repeated="4"/>
          <table:table-cell table:formula="of:=SUM(MOD(SUM([.L58]-[.L$2];[.T$2]);[.R$2]-[.L$2]);[.L$2])" office:value-type="time" office:time-value="PT01H30M00S" calcext:value-type="time">
            <text:p>01:30:00</text:p>
          </table:table-cell>
          <table:table-cell table:formula="of:=IF([.L59]&lt;[.L58];[.M58]+[.H$2];[.M58])" office:value-type="float" office:value="20" calcext:value-type="float">
            <text:p>20</text:p>
          </table:table-cell>
          <table:table-cell table:formula="of:=OFFSET([.C$4];[.M59];0)" office:value-type="float" office:value="43747" calcext:value-type="float">
            <text:p>43747</text:p>
          </table:table-cell>
          <table:table-cell table:formula="of:=[.L59]" office:value-type="float" office:value="0.0625" calcext:value-type="float">
            <text:p>0.0625</text:p>
          </table:table-cell>
          <table:table-cell office:value-type="float" office:value="282" calcext:value-type="float">
            <text:p>282</text:p>
          </table:table-cell>
          <table:table-cell table:formula="of:=IF(OFFSET([.D$4];[.M59];0)&lt;=[.O5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0]))" office:value-type="date" office:date-value="2019-10-10T02:09:31.157816" calcext:value-type="date">
            <text:p>2019-10-10 02:09:31</text:p>
          </table:table-cell>
          <table:table-cell table:formula="of:=[.A60]" office:value-type="float" office:value="43748.0899439562" calcext:value-type="float">
            <text:p>43748.0899439562</text:p>
          </table:table-cell>
          <table:table-cell table:formula="of:=TRUNC([.A60])" office:value-type="float" office:value="43748" calcext:value-type="float">
            <text:p>43748</text:p>
          </table:table-cell>
          <table:table-cell table:formula="of:=[.B60]-[.C60]" office:value-type="float" office:value="0.0899439562053885" calcext:value-type="float">
            <text:p>0.089943956205389</text:p>
          </table:table-cell>
          <table:table-cell table:formula="of:=MOD([.E59]-[.$E$2];[.$H$2])+1+[.$E$2]" office:value-type="float" office:value="298" calcext:value-type="float">
            <text:p>298</text:p>
          </table:table-cell>
          <table:table-cell table:formula="of:=MOD([.F59]+1/[.$H$2];5)" office:value-type="float" office:value="2.85" calcext:value-type="float">
            <text:p>2,85</text:p>
          </table:table-cell>
          <table:table-cell table:formula="of:=IF([.F60]&lt;0.000001;[.G59]+2+1/[.$H$2];[.G59]+1/[.$H$2])" office:value-type="float" office:value="2.85" calcext:value-type="float">
            <text:p>2,85</text:p>
          </table:table-cell>
          <table:table-cell table:number-columns-repeated="4"/>
          <table:table-cell table:formula="of:=SUM(MOD(SUM([.L59]-[.L$2];[.T$2]);[.R$2]-[.L$2]);[.L$2])" office:value-type="time" office:time-value="PT01H40M00S" calcext:value-type="time">
            <text:p>01:40:00</text:p>
          </table:table-cell>
          <table:table-cell table:formula="of:=IF([.L60]&lt;[.L59];[.M59]+[.H$2];[.M59])" office:value-type="float" office:value="20" calcext:value-type="float">
            <text:p>20</text:p>
          </table:table-cell>
          <table:table-cell table:formula="of:=OFFSET([.C$4];[.M60];0)" office:value-type="float" office:value="43747" calcext:value-type="float">
            <text:p>43747</text:p>
          </table:table-cell>
          <table:table-cell table:formula="of:=[.L60]" office:value-type="float" office:value="0.0694444444444444" calcext:value-type="float">
            <text:p>0.069444444444445</text:p>
          </table:table-cell>
          <table:table-cell office:value-type="float" office:value="282" calcext:value-type="float">
            <text:p>282</text:p>
          </table:table-cell>
          <table:table-cell table:formula="of:=IF(OFFSET([.D$4];[.M60];0)&lt;=[.O6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1]))" office:value-type="date" office:date-value="2019-10-10T01:54:46.81866" calcext:value-type="date">
            <text:p>2019-10-10 01:54:47</text:p>
          </table:table-cell>
          <table:table-cell table:formula="of:=[.A61]" office:value-type="float" office:value="43748.0797085493" calcext:value-type="float">
            <text:p>43748.0797085493</text:p>
          </table:table-cell>
          <table:table-cell table:formula="of:=TRUNC([.A61])" office:value-type="float" office:value="43748" calcext:value-type="float">
            <text:p>43748</text:p>
          </table:table-cell>
          <table:table-cell table:formula="of:=[.B61]-[.C61]" office:value-type="float" office:value="0.0797085493104532" calcext:value-type="float">
            <text:p>0.079708549310453</text:p>
          </table:table-cell>
          <table:table-cell table:formula="of:=MOD([.E60]-[.$E$2];[.$H$2])+1+[.$E$2]" office:value-type="float" office:value="299" calcext:value-type="float">
            <text:p>299</text:p>
          </table:table-cell>
          <table:table-cell table:formula="of:=MOD([.F60]+1/[.$H$2];5)" office:value-type="float" office:value="2.9" calcext:value-type="float">
            <text:p>2,9</text:p>
          </table:table-cell>
          <table:table-cell table:formula="of:=IF([.F61]&lt;0.000001;[.G60]+2+1/[.$H$2];[.G60]+1/[.$H$2])" office:value-type="float" office:value="2.9" calcext:value-type="float">
            <text:p>2,9</text:p>
          </table:table-cell>
          <table:table-cell table:number-columns-repeated="4"/>
          <table:table-cell table:formula="of:=SUM(MOD(SUM([.L60]-[.L$2];[.T$2]);[.R$2]-[.L$2]);[.L$2])" office:value-type="time" office:time-value="PT01H50M00S" calcext:value-type="time">
            <text:p>01:50:00</text:p>
          </table:table-cell>
          <table:table-cell table:formula="of:=IF([.L61]&lt;[.L60];[.M60]+[.H$2];[.M60])" office:value-type="float" office:value="20" calcext:value-type="float">
            <text:p>20</text:p>
          </table:table-cell>
          <table:table-cell table:formula="of:=OFFSET([.C$4];[.M61];0)" office:value-type="float" office:value="43747" calcext:value-type="float">
            <text:p>43747</text:p>
          </table:table-cell>
          <table:table-cell table:formula="of:=[.L61]" office:value-type="float" office:value="0.0763888888888889" calcext:value-type="float">
            <text:p>0.076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61];0)&lt;=[.O6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2]))" office:value-type="date" office:date-value="2019-10-10T02:16:44.586059" calcext:value-type="date">
            <text:p>2019-10-10 02:16:45</text:p>
          </table:table-cell>
          <table:table-cell table:formula="of:=[.A62]" office:value-type="float" office:value="43748.0949604868" calcext:value-type="float">
            <text:p>43748.0949604868</text:p>
          </table:table-cell>
          <table:table-cell table:formula="of:=TRUNC([.A62])" office:value-type="float" office:value="43748" calcext:value-type="float">
            <text:p>43748</text:p>
          </table:table-cell>
          <table:table-cell table:formula="of:=[.B62]-[.C62]" office:value-type="float" office:value="0.0949604867928429" calcext:value-type="float">
            <text:p>0.094960486792843</text:p>
          </table:table-cell>
          <table:table-cell table:formula="of:=MOD([.E61]-[.$E$2];[.$H$2])+1+[.$E$2]" office:value-type="float" office:value="300" calcext:value-type="float">
            <text:p>300</text:p>
          </table:table-cell>
          <table:table-cell table:formula="of:=MOD([.F61]+1/[.$H$2];5)" office:value-type="float" office:value="2.95" calcext:value-type="float">
            <text:p>2,95</text:p>
          </table:table-cell>
          <table:table-cell table:formula="of:=IF([.F62]&lt;0.000001;[.G61]+2+1/[.$H$2];[.G61]+1/[.$H$2])" office:value-type="float" office:value="2.95" calcext:value-type="float">
            <text:p>2,95</text:p>
          </table:table-cell>
          <table:table-cell table:number-columns-repeated="4"/>
          <table:table-cell table:formula="of:=SUM(MOD(SUM([.L61]-[.L$2];[.T$2]);[.R$2]-[.L$2]);[.L$2])" office:value-type="time" office:time-value="PT02H00M00S" calcext:value-type="time">
            <text:p>02:00:00</text:p>
          </table:table-cell>
          <table:table-cell table:formula="of:=IF([.L62]&lt;[.L61];[.M61]+[.H$2];[.M61])" office:value-type="float" office:value="20" calcext:value-type="float">
            <text:p>20</text:p>
          </table:table-cell>
          <table:table-cell table:formula="of:=OFFSET([.C$4];[.M62];0)" office:value-type="float" office:value="43747" calcext:value-type="float">
            <text:p>43747</text:p>
          </table:table-cell>
          <table:table-cell table:formula="of:=[.L62]" office:value-type="float" office:value="0.0833333333333333" calcext:value-type="float">
            <text:p>0.083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62];0)&lt;=[.O6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3]))" office:value-type="date" office:date-value="2019-10-11T02:00:04.396489" calcext:value-type="date">
            <text:p>2019-10-11 02:00:04</text:p>
          </table:table-cell>
          <table:table-cell table:formula="of:=[.A63]" office:value-type="float" office:value="43749.0833842186" calcext:value-type="float">
            <text:p>43749.0833842186</text:p>
          </table:table-cell>
          <table:table-cell table:formula="of:=TRUNC([.A63])" office:value-type="float" office:value="43749" calcext:value-type="float">
            <text:p>43749</text:p>
          </table:table-cell>
          <table:table-cell table:formula="of:=[.B63]-[.C63]" office:value-type="float" office:value="0.0833842186184484" calcext:value-type="float">
            <text:p>0.083384218618448</text:p>
          </table:table-cell>
          <table:table-cell table:formula="of:=MOD([.E62]-[.$E$2];[.$H$2])+1+[.$E$2]" office:value-type="float" office:value="281" calcext:value-type="float">
            <text:p>281</text:p>
          </table:table-cell>
          <table:table-cell table:formula="of:=MOD([.F62]+1/[.$H$2];5)" office:value-type="float" office:value="3" calcext:value-type="float">
            <text:p>3</text:p>
          </table:table-cell>
          <table:table-cell table:formula="of:=IF([.F63]&lt;0.000001;[.G62]+2+1/[.$H$2];[.G62]+1/[.$H$2])" office:value-type="float" office:value="3" calcext:value-type="float">
            <text:p>3</text:p>
          </table:table-cell>
          <table:table-cell table:number-columns-repeated="4"/>
          <table:table-cell table:formula="of:=SUM(MOD(SUM([.L62]-[.L$2];[.T$2]);[.R$2]-[.L$2]);[.L$2])" office:value-type="time" office:time-value="PT02H10M00S" calcext:value-type="time">
            <text:p>02:10:00</text:p>
          </table:table-cell>
          <table:table-cell table:formula="of:=IF([.L63]&lt;[.L62];[.M62]+[.H$2];[.M62])" office:value-type="float" office:value="20" calcext:value-type="float">
            <text:p>20</text:p>
          </table:table-cell>
          <table:table-cell table:formula="of:=OFFSET([.C$4];[.M63];0)" office:value-type="float" office:value="43747" calcext:value-type="float">
            <text:p>43747</text:p>
          </table:table-cell>
          <table:table-cell table:formula="of:=[.L63]" office:value-type="float" office:value="0.0902777777777778" calcext:value-type="float">
            <text:p>0.0902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63];0)&lt;=[.O6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4]))" office:value-type="date" office:date-value="2019-10-11T01:49:52.775312" calcext:value-type="date">
            <text:p>2019-10-11 01:49:53</text:p>
          </table:table-cell>
          <table:table-cell table:style-name="ce7" table:formula="of:=[.A64]" office:value-type="date" office:date-value="2019-10-11T01:49:52.775312" calcext:value-type="date">
            <text:p>2019-10-11 01:49:53</text:p>
          </table:table-cell>
          <table:table-cell table:formula="of:=TRUNC([.A64])" office:value-type="float" office:value="43749" calcext:value-type="float">
            <text:p>43749</text:p>
          </table:table-cell>
          <table:table-cell table:style-name="ce12" table:formula="of:=[.B64]-[.C64]" office:value-type="date" office:date-value="1899-12-30T01:49:52.77531215921" calcext:value-type="date">
            <text:p>12/30/99 01:49 AM</text:p>
          </table:table-cell>
          <table:table-cell table:formula="of:=MOD([.E63]-[.$E$2];[.$H$2])+1+[.$E$2]" office:value-type="float" office:value="282" calcext:value-type="float">
            <text:p>282</text:p>
          </table:table-cell>
          <table:table-cell table:formula="of:=MOD([.F63]+1/[.$H$2];5)" office:value-type="float" office:value="3.05" calcext:value-type="float">
            <text:p>3,05</text:p>
          </table:table-cell>
          <table:table-cell table:formula="of:=IF([.F64]&lt;0.000001;[.G63]+2+1/[.$H$2];[.G63]+1/[.$H$2])" office:value-type="float" office:value="3.05" calcext:value-type="float">
            <text:p>3,05</text:p>
          </table:table-cell>
          <table:table-cell table:number-columns-repeated="4"/>
          <table:table-cell table:formula="of:=SUM(MOD(SUM([.L63]-[.L$2];[.T$2]);[.R$2]-[.L$2]);[.L$2])" office:value-type="time" office:time-value="PT02H20M00S" calcext:value-type="time">
            <text:p>02:20:00</text:p>
          </table:table-cell>
          <table:table-cell table:formula="of:=IF([.L64]&lt;[.L63];[.M63]+[.H$2];[.M63])" office:value-type="float" office:value="20" calcext:value-type="float">
            <text:p>20</text:p>
          </table:table-cell>
          <table:table-cell table:formula="of:=OFFSET([.C$4];[.M64];0)" office:value-type="float" office:value="43747" calcext:value-type="float">
            <text:p>43747</text:p>
          </table:table-cell>
          <table:table-cell table:formula="of:=[.L64]" office:value-type="float" office:value="0.0972222222222222" calcext:value-type="float">
            <text:p>0.0972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64];0)&lt;=[.O6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5]))" office:value-type="date" office:date-value="2019-10-11T01:55:48.353368" calcext:value-type="date">
            <text:p>2019-10-11 01:55:48</text:p>
          </table:table-cell>
          <table:table-cell table:formula="of:=[.A65]" office:value-type="float" office:value="43749.0804207566" calcext:value-type="float">
            <text:p>43749.0804207566</text:p>
          </table:table-cell>
          <table:table-cell table:formula="of:=TRUNC([.A65])" office:value-type="float" office:value="43749" calcext:value-type="float">
            <text:p>43749</text:p>
          </table:table-cell>
          <table:table-cell table:formula="of:=[.B65]-[.C65]" office:value-type="float" office:value="0.0804207565743127" calcext:value-type="float">
            <text:p>0.080420756574313</text:p>
          </table:table-cell>
          <table:table-cell table:formula="of:=MOD([.E64]-[.$E$2];[.$H$2])+1+[.$E$2]" office:value-type="float" office:value="283" calcext:value-type="float">
            <text:p>283</text:p>
          </table:table-cell>
          <table:table-cell table:formula="of:=MOD([.F64]+1/[.$H$2];5)" office:value-type="float" office:value="3.1" calcext:value-type="float">
            <text:p>3,1</text:p>
          </table:table-cell>
          <table:table-cell table:formula="of:=IF([.F65]&lt;0.000001;[.G64]+2+1/[.$H$2];[.G64]+1/[.$H$2])" office:value-type="float" office:value="3.1" calcext:value-type="float">
            <text:p>3,1</text:p>
          </table:table-cell>
          <table:table-cell table:number-columns-repeated="4"/>
          <table:table-cell table:formula="of:=SUM(MOD(SUM([.L64]-[.L$2];[.T$2]);[.R$2]-[.L$2]);[.L$2])" office:value-type="time" office:time-value="PT02H30M00S" calcext:value-type="time">
            <text:p>02:30:00</text:p>
          </table:table-cell>
          <table:table-cell table:formula="of:=IF([.L65]&lt;[.L64];[.M64]+[.H$2];[.M64])" office:value-type="float" office:value="20" calcext:value-type="float">
            <text:p>20</text:p>
          </table:table-cell>
          <table:table-cell table:formula="of:=OFFSET([.C$4];[.M65];0)" office:value-type="float" office:value="43747" calcext:value-type="float">
            <text:p>43747</text:p>
          </table:table-cell>
          <table:table-cell table:formula="of:=[.L65]" office:value-type="float" office:value="0.104166666666667" calcext:value-type="float">
            <text:p>0.1041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65];0)&lt;=[.O6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6]))" office:value-type="date" office:date-value="2019-10-11T01:54:27.554656" calcext:value-type="date">
            <text:p>2019-10-11 01:54:28</text:p>
          </table:table-cell>
          <table:table-cell table:formula="of:=[.A66]" office:value-type="float" office:value="43749.0794855863" calcext:value-type="float">
            <text:p>43749.0794855863</text:p>
          </table:table-cell>
          <table:table-cell table:formula="of:=TRUNC([.A66])" office:value-type="float" office:value="43749" calcext:value-type="float">
            <text:p>43749</text:p>
          </table:table-cell>
          <table:table-cell table:formula="of:=[.B66]-[.C66]" office:value-type="float" office:value="0.0794855862914119" calcext:value-type="float">
            <text:p>0.079485586291412</text:p>
          </table:table-cell>
          <table:table-cell table:formula="of:=MOD([.E65]-[.$E$2];[.$H$2])+1+[.$E$2]" office:value-type="float" office:value="284" calcext:value-type="float">
            <text:p>284</text:p>
          </table:table-cell>
          <table:table-cell table:formula="of:=MOD([.F65]+1/[.$H$2];5)" office:value-type="float" office:value="3.15" calcext:value-type="float">
            <text:p>3,15</text:p>
          </table:table-cell>
          <table:table-cell table:formula="of:=IF([.F66]&lt;0.000001;[.G65]+2+1/[.$H$2];[.G65]+1/[.$H$2])" office:value-type="float" office:value="3.15" calcext:value-type="float">
            <text:p>3,15</text:p>
          </table:table-cell>
          <table:table-cell table:number-columns-repeated="4"/>
          <table:table-cell table:formula="of:=SUM(MOD(SUM([.L65]-[.L$2];[.T$2]);[.R$2]-[.L$2]);[.L$2])" office:value-type="time" office:time-value="PT02H40M00S" calcext:value-type="time">
            <text:p>02:40:00</text:p>
          </table:table-cell>
          <table:table-cell table:formula="of:=IF([.L66]&lt;[.L65];[.M65]+[.H$2];[.M65])" office:value-type="float" office:value="20" calcext:value-type="float">
            <text:p>20</text:p>
          </table:table-cell>
          <table:table-cell table:formula="of:=OFFSET([.C$4];[.M66];0)" office:value-type="float" office:value="43747" calcext:value-type="float">
            <text:p>43747</text:p>
          </table:table-cell>
          <table:table-cell table:formula="of:=[.L66]" office:value-type="float" office:value="0.111111111111111" calcext:value-type="float">
            <text:p>0.1111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66];0)&lt;=[.O6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7]))" office:value-type="date" office:date-value="2019-10-11T01:55:27.71225" calcext:value-type="date">
            <text:p>2019-10-11 01:55:28</text:p>
          </table:table-cell>
          <table:table-cell table:formula="of:=[.A67]" office:value-type="float" office:value="43749.0801818547" calcext:value-type="float">
            <text:p>43749.0801818547</text:p>
          </table:table-cell>
          <table:table-cell table:formula="of:=TRUNC([.A67])" office:value-type="float" office:value="43749" calcext:value-type="float">
            <text:p>43749</text:p>
          </table:table-cell>
          <table:table-cell table:formula="of:=[.B67]-[.C67]" office:value-type="float" office:value="0.0801818547406583" calcext:value-type="float">
            <text:p>0.080181854740658</text:p>
          </table:table-cell>
          <table:table-cell table:formula="of:=MOD([.E66]-[.$E$2];[.$H$2])+1+[.$E$2]" office:value-type="float" office:value="285" calcext:value-type="float">
            <text:p>285</text:p>
          </table:table-cell>
          <table:table-cell table:formula="of:=MOD([.F66]+1/[.$H$2];5)" office:value-type="float" office:value="3.2" calcext:value-type="float">
            <text:p>3,2</text:p>
          </table:table-cell>
          <table:table-cell table:formula="of:=IF([.F67]&lt;0.000001;[.G66]+2+1/[.$H$2];[.G66]+1/[.$H$2])" office:value-type="float" office:value="3.2" calcext:value-type="float">
            <text:p>3,2</text:p>
          </table:table-cell>
          <table:table-cell table:number-columns-repeated="4"/>
          <table:table-cell table:formula="of:=SUM(MOD(SUM([.L66]-[.L$2];[.T$2]);[.R$2]-[.L$2]);[.L$2])" office:value-type="time" office:time-value="PT02H50M00S" calcext:value-type="time">
            <text:p>02:50:00</text:p>
          </table:table-cell>
          <table:table-cell table:formula="of:=IF([.L67]&lt;[.L66];[.M66]+[.H$2];[.M66])" office:value-type="float" office:value="20" calcext:value-type="float">
            <text:p>20</text:p>
          </table:table-cell>
          <table:table-cell table:formula="of:=OFFSET([.C$4];[.M67];0)" office:value-type="float" office:value="43747" calcext:value-type="float">
            <text:p>43747</text:p>
          </table:table-cell>
          <table:table-cell table:formula="of:=[.L67]" office:value-type="float" office:value="0.118055555555556" calcext:value-type="float">
            <text:p>0.1180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67];0)&lt;=[.O6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8]))" office:value-type="date" office:date-value="2019-10-11T01:42:52.74951" calcext:value-type="date">
            <text:p>2019-10-11 01:42:53</text:p>
          </table:table-cell>
          <table:table-cell table:formula="of:=[.A68]" office:value-type="float" office:value="43749.0714438601" calcext:value-type="float">
            <text:p>43749.0714438601</text:p>
          </table:table-cell>
          <table:table-cell table:formula="of:=TRUNC([.A68])" office:value-type="float" office:value="43749" calcext:value-type="float">
            <text:p>43749</text:p>
          </table:table-cell>
          <table:table-cell table:formula="of:=[.B68]-[.C68]" office:value-type="float" office:value="0.0714438600698486" calcext:value-type="float">
            <text:p>0.071443860069849</text:p>
          </table:table-cell>
          <table:table-cell table:formula="of:=MOD([.E67]-[.$E$2];[.$H$2])+1+[.$E$2]" office:value-type="float" office:value="286" calcext:value-type="float">
            <text:p>286</text:p>
          </table:table-cell>
          <table:table-cell table:formula="of:=MOD([.F67]+1/[.$H$2];5)" office:value-type="float" office:value="3.25" calcext:value-type="float">
            <text:p>3,25</text:p>
          </table:table-cell>
          <table:table-cell table:formula="of:=IF([.F68]&lt;0.000001;[.G67]+2+1/[.$H$2];[.G67]+1/[.$H$2])" office:value-type="float" office:value="3.25" calcext:value-type="float">
            <text:p>3,25</text:p>
          </table:table-cell>
          <table:table-cell table:number-columns-repeated="4"/>
          <table:table-cell table:formula="of:=SUM(MOD(SUM([.L67]-[.L$2];[.T$2]);[.R$2]-[.L$2]);[.L$2])" office:value-type="time" office:time-value="PT03H00M00S" calcext:value-type="time">
            <text:p>03:00:00</text:p>
          </table:table-cell>
          <table:table-cell table:formula="of:=IF([.L68]&lt;[.L67];[.M67]+[.H$2];[.M67])" office:value-type="float" office:value="20" calcext:value-type="float">
            <text:p>20</text:p>
          </table:table-cell>
          <table:table-cell table:formula="of:=OFFSET([.C$4];[.M68];0)" office:value-type="float" office:value="43747" calcext:value-type="float">
            <text:p>43747</text:p>
          </table:table-cell>
          <table:table-cell table:formula="of:=[.L68]" office:value-type="float" office:value="0.125" calcext:value-type="float">
            <text:p>0.125</text:p>
          </table:table-cell>
          <table:table-cell office:value-type="float" office:value="282" calcext:value-type="float">
            <text:p>282</text:p>
          </table:table-cell>
          <table:table-cell table:formula="of:=IF(OFFSET([.D$4];[.M68];0)&lt;=[.O6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9]))" office:value-type="date" office:date-value="2019-10-11T02:08:37.60907" calcext:value-type="date">
            <text:p>2019-10-11 02:08:38</text:p>
          </table:table-cell>
          <table:table-cell table:formula="of:=[.A69]" office:value-type="float" office:value="43749.0893241791" calcext:value-type="float">
            <text:p>43749.0893241791</text:p>
          </table:table-cell>
          <table:table-cell table:formula="of:=TRUNC([.A69])" office:value-type="float" office:value="43749" calcext:value-type="float">
            <text:p>43749</text:p>
          </table:table-cell>
          <table:table-cell table:formula="of:=[.B69]-[.C69]" office:value-type="float" office:value="0.0893241790545289" calcext:value-type="float">
            <text:p>0.089324179054529</text:p>
          </table:table-cell>
          <table:table-cell table:formula="of:=MOD([.E68]-[.$E$2];[.$H$2])+1+[.$E$2]" office:value-type="float" office:value="287" calcext:value-type="float">
            <text:p>287</text:p>
          </table:table-cell>
          <table:table-cell table:formula="of:=MOD([.F68]+1/[.$H$2];5)" office:value-type="float" office:value="3.3" calcext:value-type="float">
            <text:p>3,3</text:p>
          </table:table-cell>
          <table:table-cell table:formula="of:=IF([.F69]&lt;0.000001;[.G68]+2+1/[.$H$2];[.G68]+1/[.$H$2])" office:value-type="float" office:value="3.3" calcext:value-type="float">
            <text:p>3,3</text:p>
          </table:table-cell>
          <table:table-cell table:number-columns-repeated="4"/>
          <table:table-cell table:formula="of:=SUM(MOD(SUM([.L68]-[.L$2];[.T$2]);[.R$2]-[.L$2]);[.L$2])" office:value-type="time" office:time-value="PT03H10M00S" calcext:value-type="time">
            <text:p>03:10:00</text:p>
          </table:table-cell>
          <table:table-cell table:formula="of:=IF([.L69]&lt;[.L68];[.M68]+[.H$2];[.M68])" office:value-type="float" office:value="20" calcext:value-type="float">
            <text:p>20</text:p>
          </table:table-cell>
          <table:table-cell table:formula="of:=OFFSET([.C$4];[.M69];0)" office:value-type="float" office:value="43747" calcext:value-type="float">
            <text:p>43747</text:p>
          </table:table-cell>
          <table:table-cell table:formula="of:=[.L69]" office:value-type="float" office:value="0.131944444444444" calcext:value-type="float">
            <text:p>0.131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69];0)&lt;=[.O6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0]))" office:value-type="date" office:date-value="2019-10-11T01:54:18.22477" calcext:value-type="date">
            <text:p>2019-10-11 01:54:18</text:p>
          </table:table-cell>
          <table:table-cell table:formula="of:=[.A70]" office:value-type="float" office:value="43749.0793776015" calcext:value-type="float">
            <text:p>43749.0793776015</text:p>
          </table:table-cell>
          <table:table-cell table:formula="of:=TRUNC([.A70])" office:value-type="float" office:value="43749" calcext:value-type="float">
            <text:p>43749</text:p>
          </table:table-cell>
          <table:table-cell table:formula="of:=[.B70]-[.C70]" office:value-type="float" office:value="0.0793776015052572" calcext:value-type="float">
            <text:p>0.079377601505257</text:p>
          </table:table-cell>
          <table:table-cell table:formula="of:=MOD([.E69]-[.$E$2];[.$H$2])+1+[.$E$2]" office:value-type="float" office:value="288" calcext:value-type="float">
            <text:p>288</text:p>
          </table:table-cell>
          <table:table-cell table:formula="of:=MOD([.F69]+1/[.$H$2];5)" office:value-type="float" office:value="3.35" calcext:value-type="float">
            <text:p>3,35</text:p>
          </table:table-cell>
          <table:table-cell table:formula="of:=IF([.F70]&lt;0.000001;[.G69]+2+1/[.$H$2];[.G69]+1/[.$H$2])" office:value-type="float" office:value="3.35" calcext:value-type="float">
            <text:p>3,35</text:p>
          </table:table-cell>
          <table:table-cell table:number-columns-repeated="4"/>
          <table:table-cell table:formula="of:=SUM(MOD(SUM([.L69]-[.L$2];[.T$2]);[.R$2]-[.L$2]);[.L$2])" office:value-type="time" office:time-value="PT03H20M00S" calcext:value-type="time">
            <text:p>03:20:00</text:p>
          </table:table-cell>
          <table:table-cell table:formula="of:=IF([.L70]&lt;[.L69];[.M69]+[.H$2];[.M69])" office:value-type="float" office:value="20" calcext:value-type="float">
            <text:p>20</text:p>
          </table:table-cell>
          <table:table-cell table:formula="of:=OFFSET([.C$4];[.M70];0)" office:value-type="float" office:value="43747" calcext:value-type="float">
            <text:p>43747</text:p>
          </table:table-cell>
          <table:table-cell table:formula="of:=[.L70]" office:value-type="float" office:value="0.138888888888889" calcext:value-type="float">
            <text:p>0.138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70];0)&lt;=[.O7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1]))" office:value-type="date" office:date-value="2019-10-11T02:10:34.741445" calcext:value-type="date">
            <text:p>2019-10-11 02:10:35</text:p>
          </table:table-cell>
          <table:table-cell table:formula="of:=[.A71]" office:value-type="float" office:value="43749.0906798778" calcext:value-type="float">
            <text:p>43749.0906798778</text:p>
          </table:table-cell>
          <table:table-cell table:formula="of:=TRUNC([.A71])" office:value-type="float" office:value="43749" calcext:value-type="float">
            <text:p>43749</text:p>
          </table:table-cell>
          <table:table-cell table:formula="of:=[.B71]-[.C71]" office:value-type="float" office:value="0.0906798778305529" calcext:value-type="float">
            <text:p>0.090679877830553</text:p>
          </table:table-cell>
          <table:table-cell table:formula="of:=MOD([.E70]-[.$E$2];[.$H$2])+1+[.$E$2]" office:value-type="float" office:value="289" calcext:value-type="float">
            <text:p>289</text:p>
          </table:table-cell>
          <table:table-cell table:formula="of:=MOD([.F70]+1/[.$H$2];5)" office:value-type="float" office:value="3.4" calcext:value-type="float">
            <text:p>3,4</text:p>
          </table:table-cell>
          <table:table-cell table:formula="of:=IF([.F71]&lt;0.000001;[.G70]+2+1/[.$H$2];[.G70]+1/[.$H$2])" office:value-type="float" office:value="3.4" calcext:value-type="float">
            <text:p>3,4</text:p>
          </table:table-cell>
          <table:table-cell table:number-columns-repeated="4"/>
          <table:table-cell table:formula="of:=SUM(MOD(SUM([.L70]-[.L$2];[.T$2]);[.R$2]-[.L$2]);[.L$2])" office:value-type="time" office:time-value="PT03H30M00S" calcext:value-type="time">
            <text:p>03:30:00</text:p>
          </table:table-cell>
          <table:table-cell table:formula="of:=IF([.L71]&lt;[.L70];[.M70]+[.H$2];[.M70])" office:value-type="float" office:value="20" calcext:value-type="float">
            <text:p>20</text:p>
          </table:table-cell>
          <table:table-cell table:formula="of:=OFFSET([.C$4];[.M71];0)" office:value-type="float" office:value="43747" calcext:value-type="float">
            <text:p>43747</text:p>
          </table:table-cell>
          <table:table-cell table:formula="of:=[.L71]" office:value-type="float" office:value="0.145833333333333" calcext:value-type="float">
            <text:p>0.145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71];0)&lt;=[.O7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2]))" office:value-type="date" office:date-value="2019-10-11T02:11:36.636829" calcext:value-type="date">
            <text:p>2019-10-11 02:11:37</text:p>
          </table:table-cell>
          <table:table-cell table:formula="of:=[.A72]" office:value-type="float" office:value="43749.0913962596" calcext:value-type="float">
            <text:p>43749.0913962596</text:p>
          </table:table-cell>
          <table:table-cell table:formula="of:=TRUNC([.A72])" office:value-type="float" office:value="43749" calcext:value-type="float">
            <text:p>43749</text:p>
          </table:table-cell>
          <table:table-cell table:formula="of:=[.B72]-[.C72]" office:value-type="float" office:value="0.0913962595950579" calcext:value-type="float">
            <text:p>0.091396259595058</text:p>
          </table:table-cell>
          <table:table-cell table:formula="of:=MOD([.E71]-[.$E$2];[.$H$2])+1+[.$E$2]" office:value-type="float" office:value="290" calcext:value-type="float">
            <text:p>290</text:p>
          </table:table-cell>
          <table:table-cell table:formula="of:=MOD([.F71]+1/[.$H$2];5)" office:value-type="float" office:value="3.45" calcext:value-type="float">
            <text:p>3,45</text:p>
          </table:table-cell>
          <table:table-cell table:formula="of:=IF([.F72]&lt;0.000001;[.G71]+2+1/[.$H$2];[.G71]+1/[.$H$2])" office:value-type="float" office:value="3.45" calcext:value-type="float">
            <text:p>3,45</text:p>
          </table:table-cell>
          <table:table-cell table:number-columns-repeated="4"/>
          <table:table-cell table:formula="of:=SUM(MOD(SUM([.L71]-[.L$2];[.T$2]);[.R$2]-[.L$2]);[.L$2])" office:value-type="time" office:time-value="PT03H40M00S" calcext:value-type="time">
            <text:p>03:40:00</text:p>
          </table:table-cell>
          <table:table-cell table:formula="of:=IF([.L72]&lt;[.L71];[.M71]+[.H$2];[.M71])" office:value-type="float" office:value="20" calcext:value-type="float">
            <text:p>20</text:p>
          </table:table-cell>
          <table:table-cell table:formula="of:=OFFSET([.C$4];[.M72];0)" office:value-type="float" office:value="43747" calcext:value-type="float">
            <text:p>43747</text:p>
          </table:table-cell>
          <table:table-cell table:formula="of:=[.L72]" office:value-type="float" office:value="0.152777777777778" calcext:value-type="float">
            <text:p>0.152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72];0)&lt;=[.O7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3]))" office:value-type="date" office:date-value="2019-10-11T02:11:47.423734" calcext:value-type="date">
            <text:p>2019-10-11 02:11:47</text:p>
          </table:table-cell>
          <table:table-cell table:formula="of:=[.A73]" office:value-type="float" office:value="43749.091521108" calcext:value-type="float">
            <text:p>43749.091521108</text:p>
          </table:table-cell>
          <table:table-cell table:formula="of:=TRUNC([.A73])" office:value-type="float" office:value="43749" calcext:value-type="float">
            <text:p>43749</text:p>
          </table:table-cell>
          <table:table-cell table:formula="of:=[.B73]-[.C73]" office:value-type="float" office:value="0.0915211080355221" calcext:value-type="float">
            <text:p>0.091521108035522</text:p>
          </table:table-cell>
          <table:table-cell table:formula="of:=MOD([.E72]-[.$E$2];[.$H$2])+1+[.$E$2]" office:value-type="float" office:value="291" calcext:value-type="float">
            <text:p>291</text:p>
          </table:table-cell>
          <table:table-cell table:formula="of:=MOD([.F72]+1/[.$H$2];5)" office:value-type="float" office:value="3.5" calcext:value-type="float">
            <text:p>3,5</text:p>
          </table:table-cell>
          <table:table-cell table:formula="of:=IF([.F73]&lt;0.000001;[.G72]+2+1/[.$H$2];[.G72]+1/[.$H$2])" office:value-type="float" office:value="3.5" calcext:value-type="float">
            <text:p>3,5</text:p>
          </table:table-cell>
          <table:table-cell table:number-columns-repeated="4"/>
          <table:table-cell table:formula="of:=SUM(MOD(SUM([.L72]-[.L$2];[.T$2]);[.R$2]-[.L$2]);[.L$2])" office:value-type="time" office:time-value="PT03H50M00S" calcext:value-type="time">
            <text:p>03:50:00</text:p>
          </table:table-cell>
          <table:table-cell table:formula="of:=IF([.L73]&lt;[.L72];[.M72]+[.H$2];[.M72])" office:value-type="float" office:value="20" calcext:value-type="float">
            <text:p>20</text:p>
          </table:table-cell>
          <table:table-cell table:formula="of:=OFFSET([.C$4];[.M73];0)" office:value-type="float" office:value="43747" calcext:value-type="float">
            <text:p>43747</text:p>
          </table:table-cell>
          <table:table-cell table:formula="of:=[.L73]" office:value-type="float" office:value="0.159722222222222" calcext:value-type="float">
            <text:p>0.159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73];0)&lt;=[.O7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4]))" office:value-type="date" office:date-value="2019-10-11T01:58:38.674017" calcext:value-type="date">
            <text:p>2019-10-11 01:58:39</text:p>
          </table:table-cell>
          <table:table-cell table:formula="of:=[.A74]" office:value-type="float" office:value="43749.0823920604" calcext:value-type="float">
            <text:p>43749.0823920604</text:p>
          </table:table-cell>
          <table:table-cell table:formula="of:=TRUNC([.A74])" office:value-type="float" office:value="43749" calcext:value-type="float">
            <text:p>43749</text:p>
          </table:table-cell>
          <table:table-cell table:formula="of:=[.B74]-[.C74]" office:value-type="float" office:value="0.0823920603870647" calcext:value-type="float">
            <text:p>0.082392060387065</text:p>
          </table:table-cell>
          <table:table-cell table:formula="of:=MOD([.E73]-[.$E$2];[.$H$2])+1+[.$E$2]" office:value-type="float" office:value="292" calcext:value-type="float">
            <text:p>292</text:p>
          </table:table-cell>
          <table:table-cell table:formula="of:=MOD([.F73]+1/[.$H$2];5)" office:value-type="float" office:value="3.55" calcext:value-type="float">
            <text:p>3,55</text:p>
          </table:table-cell>
          <table:table-cell table:formula="of:=IF([.F74]&lt;0.000001;[.G73]+2+1/[.$H$2];[.G73]+1/[.$H$2])" office:value-type="float" office:value="3.55" calcext:value-type="float">
            <text:p>3,55</text:p>
          </table:table-cell>
          <table:table-cell table:number-columns-repeated="4"/>
          <table:table-cell table:formula="of:=SUM(MOD(SUM([.L73]-[.L$2];[.T$2]);[.R$2]-[.L$2]);[.L$2])" office:value-type="time" office:time-value="PT04H00M00S" calcext:value-type="time">
            <text:p>04:00:00</text:p>
          </table:table-cell>
          <table:table-cell table:formula="of:=IF([.L74]&lt;[.L73];[.M73]+[.H$2];[.M73])" office:value-type="float" office:value="20" calcext:value-type="float">
            <text:p>20</text:p>
          </table:table-cell>
          <table:table-cell table:formula="of:=OFFSET([.C$4];[.M74];0)" office:value-type="float" office:value="43747" calcext:value-type="float">
            <text:p>43747</text:p>
          </table:table-cell>
          <table:table-cell table:formula="of:=[.L74]" office:value-type="float" office:value="0.166666666666667" calcext:value-type="float">
            <text:p>0.166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74];0)&lt;=[.O7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5]))" office:value-type="date" office:date-value="2019-10-11T02:06:51.742387" calcext:value-type="date">
            <text:p>2019-10-11 02:06:52</text:p>
          </table:table-cell>
          <table:table-cell table:formula="of:=[.A75]" office:value-type="float" office:value="43749.0880988702" calcext:value-type="float">
            <text:p>43749.0880988702</text:p>
          </table:table-cell>
          <table:table-cell table:formula="of:=TRUNC([.A75])" office:value-type="float" office:value="43749" calcext:value-type="float">
            <text:p>43749</text:p>
          </table:table-cell>
          <table:table-cell table:formula="of:=[.B75]-[.C75]" office:value-type="float" office:value="0.0880988702192553" calcext:value-type="float">
            <text:p>0.088098870219255</text:p>
          </table:table-cell>
          <table:table-cell table:formula="of:=MOD([.E74]-[.$E$2];[.$H$2])+1+[.$E$2]" office:value-type="float" office:value="293" calcext:value-type="float">
            <text:p>293</text:p>
          </table:table-cell>
          <table:table-cell table:formula="of:=MOD([.F74]+1/[.$H$2];5)" office:value-type="float" office:value="3.6" calcext:value-type="float">
            <text:p>3,6</text:p>
          </table:table-cell>
          <table:table-cell table:formula="of:=IF([.F75]&lt;0.000001;[.G74]+2+1/[.$H$2];[.G74]+1/[.$H$2])" office:value-type="float" office:value="3.6" calcext:value-type="float">
            <text:p>3,6</text:p>
          </table:table-cell>
          <table:table-cell table:number-columns-repeated="4"/>
          <table:table-cell table:formula="of:=SUM(MOD(SUM([.L74]-[.L$2];[.T$2]);[.R$2]-[.L$2]);[.L$2])" office:value-type="time" office:time-value="PT04H10M00S" calcext:value-type="time">
            <text:p>04:10:00</text:p>
          </table:table-cell>
          <table:table-cell table:formula="of:=IF([.L75]&lt;[.L74];[.M74]+[.H$2];[.M74])" office:value-type="float" office:value="20" calcext:value-type="float">
            <text:p>20</text:p>
          </table:table-cell>
          <table:table-cell table:formula="of:=OFFSET([.C$4];[.M75];0)" office:value-type="float" office:value="43747" calcext:value-type="float">
            <text:p>43747</text:p>
          </table:table-cell>
          <table:table-cell table:formula="of:=[.L75]" office:value-type="float" office:value="0.173611111111111" calcext:value-type="float">
            <text:p>0.173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75];0)&lt;=[.O7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6]))" office:value-type="date" office:date-value="2019-10-11T01:56:53.344299" calcext:value-type="date">
            <text:p>2019-10-11 01:56:53</text:p>
          </table:table-cell>
          <table:table-cell table:formula="of:=[.A76]" office:value-type="float" office:value="43749.0811729664" calcext:value-type="float">
            <text:p>43749.0811729664</text:p>
          </table:table-cell>
          <table:table-cell table:formula="of:=TRUNC([.A76])" office:value-type="float" office:value="43749" calcext:value-type="float">
            <text:p>43749</text:p>
          </table:table-cell>
          <table:table-cell table:formula="of:=[.B76]-[.C76]" office:value-type="float" office:value="0.0811729664201266" calcext:value-type="float">
            <text:p>0.081172966420127</text:p>
          </table:table-cell>
          <table:table-cell table:formula="of:=MOD([.E75]-[.$E$2];[.$H$2])+1+[.$E$2]" office:value-type="float" office:value="294" calcext:value-type="float">
            <text:p>294</text:p>
          </table:table-cell>
          <table:table-cell table:formula="of:=MOD([.F75]+1/[.$H$2];5)" office:value-type="float" office:value="3.64999999999999" calcext:value-type="float">
            <text:p>3,64999999999999</text:p>
          </table:table-cell>
          <table:table-cell table:formula="of:=IF([.F76]&lt;0.000001;[.G75]+2+1/[.$H$2];[.G75]+1/[.$H$2])" office:value-type="float" office:value="3.64999999999999" calcext:value-type="float">
            <text:p>3,64999999999999</text:p>
          </table:table-cell>
          <table:table-cell table:number-columns-repeated="4"/>
          <table:table-cell table:formula="of:=SUM(MOD(SUM([.L75]-[.L$2];[.T$2]);[.R$2]-[.L$2]);[.L$2])" office:value-type="time" office:time-value="PT04H20M00S" calcext:value-type="time">
            <text:p>04:20:00</text:p>
          </table:table-cell>
          <table:table-cell table:formula="of:=IF([.L76]&lt;[.L75];[.M75]+[.H$2];[.M75])" office:value-type="float" office:value="20" calcext:value-type="float">
            <text:p>20</text:p>
          </table:table-cell>
          <table:table-cell table:formula="of:=OFFSET([.C$4];[.M76];0)" office:value-type="float" office:value="43747" calcext:value-type="float">
            <text:p>43747</text:p>
          </table:table-cell>
          <table:table-cell table:formula="of:=[.L76]" office:value-type="float" office:value="0.180555555555556" calcext:value-type="float">
            <text:p>0.180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76];0)&lt;=[.O7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7]))" office:value-type="date" office:date-value="2019-10-11T02:23:48.922736" calcext:value-type="date">
            <text:p>2019-10-11 02:23:49</text:p>
          </table:table-cell>
          <table:table-cell table:formula="of:=[.A77]" office:value-type="float" office:value="43749.0998717909" calcext:value-type="float">
            <text:p>43749.0998717909</text:p>
          </table:table-cell>
          <table:table-cell table:formula="of:=TRUNC([.A77])" office:value-type="float" office:value="43749" calcext:value-type="float">
            <text:p>43749</text:p>
          </table:table-cell>
          <table:table-cell table:formula="of:=[.B77]-[.C77]" office:value-type="float" office:value="0.0998717909242259" calcext:value-type="float">
            <text:p>0.099871790924226</text:p>
          </table:table-cell>
          <table:table-cell table:formula="of:=MOD([.E76]-[.$E$2];[.$H$2])+1+[.$E$2]" office:value-type="float" office:value="295" calcext:value-type="float">
            <text:p>295</text:p>
          </table:table-cell>
          <table:table-cell table:formula="of:=MOD([.F76]+1/[.$H$2];5)" office:value-type="float" office:value="3.69999999999999" calcext:value-type="float">
            <text:p>3,69999999999999</text:p>
          </table:table-cell>
          <table:table-cell table:formula="of:=IF([.F77]&lt;0.000001;[.G76]+2+1/[.$H$2];[.G76]+1/[.$H$2])" office:value-type="float" office:value="3.69999999999999" calcext:value-type="float">
            <text:p>3,69999999999999</text:p>
          </table:table-cell>
          <table:table-cell table:number-columns-repeated="4"/>
          <table:table-cell table:formula="of:=SUM(MOD(SUM([.L76]-[.L$2];[.T$2]);[.R$2]-[.L$2]);[.L$2])" office:value-type="time" office:time-value="PT04H30M00S" calcext:value-type="time">
            <text:p>04:30:00</text:p>
          </table:table-cell>
          <table:table-cell table:formula="of:=IF([.L77]&lt;[.L76];[.M76]+[.H$2];[.M76])" office:value-type="float" office:value="20" calcext:value-type="float">
            <text:p>20</text:p>
          </table:table-cell>
          <table:table-cell table:formula="of:=OFFSET([.C$4];[.M77];0)" office:value-type="float" office:value="43747" calcext:value-type="float">
            <text:p>43747</text:p>
          </table:table-cell>
          <table:table-cell table:formula="of:=[.L77]" office:value-type="float" office:value="0.1875" calcext:value-type="float">
            <text:p>0.1875</text:p>
          </table:table-cell>
          <table:table-cell office:value-type="float" office:value="282" calcext:value-type="float">
            <text:p>282</text:p>
          </table:table-cell>
          <table:table-cell table:formula="of:=IF(OFFSET([.D$4];[.M77];0)&lt;=[.O7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8]))" office:value-type="date" office:date-value="2019-10-11T01:59:26.408745" calcext:value-type="date">
            <text:p>2019-10-11 01:59:26</text:p>
          </table:table-cell>
          <table:table-cell table:formula="of:=[.A78]" office:value-type="float" office:value="43749.0829445457" calcext:value-type="float">
            <text:p>43749.0829445457</text:p>
          </table:table-cell>
          <table:table-cell table:formula="of:=TRUNC([.A78])" office:value-type="float" office:value="43749" calcext:value-type="float">
            <text:p>43749</text:p>
          </table:table-cell>
          <table:table-cell table:formula="of:=[.B78]-[.C78]" office:value-type="float" office:value="0.0829445456547546" calcext:value-type="float">
            <text:p>0.082944545654755</text:p>
          </table:table-cell>
          <table:table-cell table:formula="of:=MOD([.E77]-[.$E$2];[.$H$2])+1+[.$E$2]" office:value-type="float" office:value="296" calcext:value-type="float">
            <text:p>296</text:p>
          </table:table-cell>
          <table:table-cell table:formula="of:=MOD([.F77]+1/[.$H$2];5)" office:value-type="float" office:value="3.74999999999999" calcext:value-type="float">
            <text:p>3,74999999999999</text:p>
          </table:table-cell>
          <table:table-cell table:formula="of:=IF([.F78]&lt;0.000001;[.G77]+2+1/[.$H$2];[.G77]+1/[.$H$2])" office:value-type="float" office:value="3.74999999999999" calcext:value-type="float">
            <text:p>3,74999999999999</text:p>
          </table:table-cell>
          <table:table-cell table:number-columns-repeated="4"/>
          <table:table-cell table:formula="of:=SUM(MOD(SUM([.L77]-[.L$2];[.T$2]);[.R$2]-[.L$2]);[.L$2])" office:value-type="time" office:time-value="PT04H40M00S" calcext:value-type="time">
            <text:p>04:40:00</text:p>
          </table:table-cell>
          <table:table-cell table:formula="of:=IF([.L78]&lt;[.L77];[.M77]+[.H$2];[.M77])" office:value-type="float" office:value="20" calcext:value-type="float">
            <text:p>20</text:p>
          </table:table-cell>
          <table:table-cell table:formula="of:=OFFSET([.C$4];[.M78];0)" office:value-type="float" office:value="43747" calcext:value-type="float">
            <text:p>43747</text:p>
          </table:table-cell>
          <table:table-cell table:formula="of:=[.L78]" office:value-type="float" office:value="0.194444444444444" calcext:value-type="float">
            <text:p>0.1944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78];0)&lt;=[.O7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9]))" office:value-type="date" office:date-value="2019-10-11T02:28:30.187551" calcext:value-type="date">
            <text:p>2019-10-11 02:28:30</text:p>
          </table:table-cell>
          <table:table-cell table:formula="of:=[.A79]" office:value-type="float" office:value="43749.1031271707" calcext:value-type="float">
            <text:p>43749.1031271707</text:p>
          </table:table-cell>
          <table:table-cell table:formula="of:=TRUNC([.A79])" office:value-type="float" office:value="43749" calcext:value-type="float">
            <text:p>43749</text:p>
          </table:table-cell>
          <table:table-cell table:formula="of:=[.B79]-[.C79]" office:value-type="float" office:value="0.103127170725202" calcext:value-type="float">
            <text:p>0.103127170725202</text:p>
          </table:table-cell>
          <table:table-cell table:formula="of:=MOD([.E78]-[.$E$2];[.$H$2])+1+[.$E$2]" office:value-type="float" office:value="297" calcext:value-type="float">
            <text:p>297</text:p>
          </table:table-cell>
          <table:table-cell table:formula="of:=MOD([.F78]+1/[.$H$2];5)" office:value-type="float" office:value="3.79999999999999" calcext:value-type="float">
            <text:p>3,79999999999999</text:p>
          </table:table-cell>
          <table:table-cell table:formula="of:=IF([.F79]&lt;0.000001;[.G78]+2+1/[.$H$2];[.G78]+1/[.$H$2])" office:value-type="float" office:value="3.79999999999999" calcext:value-type="float">
            <text:p>3,79999999999999</text:p>
          </table:table-cell>
          <table:table-cell table:number-columns-repeated="4"/>
          <table:table-cell table:formula="of:=SUM(MOD(SUM([.L78]-[.L$2];[.T$2]);[.R$2]-[.L$2]);[.L$2])" office:value-type="time" office:time-value="PT04H50M00S" calcext:value-type="time">
            <text:p>04:50:00</text:p>
          </table:table-cell>
          <table:table-cell table:formula="of:=IF([.L79]&lt;[.L78];[.M78]+[.H$2];[.M78])" office:value-type="float" office:value="20" calcext:value-type="float">
            <text:p>20</text:p>
          </table:table-cell>
          <table:table-cell table:formula="of:=OFFSET([.C$4];[.M79];0)" office:value-type="float" office:value="43747" calcext:value-type="float">
            <text:p>43747</text:p>
          </table:table-cell>
          <table:table-cell table:formula="of:=[.L79]" office:value-type="float" office:value="0.201388888888889" calcext:value-type="float">
            <text:p>0.201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79];0)&lt;=[.O7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0]))" office:value-type="date" office:date-value="2019-10-11T01:49:08.753284" calcext:value-type="date">
            <text:p>2019-10-11 01:49:09</text:p>
          </table:table-cell>
          <table:table-cell table:formula="of:=[.A80]" office:value-type="float" office:value="43749.0757957556" calcext:value-type="float">
            <text:p>43749.0757957556</text:p>
          </table:table-cell>
          <table:table-cell table:formula="of:=TRUNC([.A80])" office:value-type="float" office:value="43749" calcext:value-type="float">
            <text:p>43749</text:p>
          </table:table-cell>
          <table:table-cell table:formula="of:=[.B80]-[.C80]" office:value-type="float" office:value="0.0757957555979374" calcext:value-type="float">
            <text:p>0.075795755597937</text:p>
          </table:table-cell>
          <table:table-cell table:formula="of:=MOD([.E79]-[.$E$2];[.$H$2])+1+[.$E$2]" office:value-type="float" office:value="298" calcext:value-type="float">
            <text:p>298</text:p>
          </table:table-cell>
          <table:table-cell table:formula="of:=MOD([.F79]+1/[.$H$2];5)" office:value-type="float" office:value="3.84999999999999" calcext:value-type="float">
            <text:p>3,84999999999999</text:p>
          </table:table-cell>
          <table:table-cell table:formula="of:=IF([.F80]&lt;0.000001;[.G79]+2+1/[.$H$2];[.G79]+1/[.$H$2])" office:value-type="float" office:value="3.84999999999999" calcext:value-type="float">
            <text:p>3,84999999999999</text:p>
          </table:table-cell>
          <table:table-cell table:number-columns-repeated="4"/>
          <table:table-cell table:formula="of:=SUM(MOD(SUM([.L79]-[.L$2];[.T$2]);[.R$2]-[.L$2]);[.L$2])" office:value-type="time" office:time-value="PT05H00M00S" calcext:value-type="time">
            <text:p>05:00:00</text:p>
          </table:table-cell>
          <table:table-cell table:formula="of:=IF([.L80]&lt;[.L79];[.M79]+[.H$2];[.M79])" office:value-type="float" office:value="20" calcext:value-type="float">
            <text:p>20</text:p>
          </table:table-cell>
          <table:table-cell table:formula="of:=OFFSET([.C$4];[.M80];0)" office:value-type="float" office:value="43747" calcext:value-type="float">
            <text:p>43747</text:p>
          </table:table-cell>
          <table:table-cell table:formula="of:=[.L80]" office:value-type="float" office:value="0.208333333333333" calcext:value-type="float">
            <text:p>0.208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80];0)&lt;=[.O8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1]))" office:value-type="date" office:date-value="2019-10-11T02:02:03.611409" calcext:value-type="date">
            <text:p>2019-10-11 02:02:04</text:p>
          </table:table-cell>
          <table:table-cell table:formula="of:=[.A81]" office:value-type="float" office:value="43749.0847640209" calcext:value-type="float">
            <text:p>43749.0847640209</text:p>
          </table:table-cell>
          <table:table-cell table:formula="of:=TRUNC([.A81])" office:value-type="float" office:value="43749" calcext:value-type="float">
            <text:p>43749</text:p>
          </table:table-cell>
          <table:table-cell table:formula="of:=[.B81]-[.C81]" office:value-type="float" office:value="0.084764020932198" calcext:value-type="float">
            <text:p>0.084764020932198</text:p>
          </table:table-cell>
          <table:table-cell table:formula="of:=MOD([.E80]-[.$E$2];[.$H$2])+1+[.$E$2]" office:value-type="float" office:value="299" calcext:value-type="float">
            <text:p>299</text:p>
          </table:table-cell>
          <table:table-cell table:formula="of:=MOD([.F80]+1/[.$H$2];5)" office:value-type="float" office:value="3.89999999999999" calcext:value-type="float">
            <text:p>3,89999999999999</text:p>
          </table:table-cell>
          <table:table-cell table:formula="of:=IF([.F81]&lt;0.000001;[.G80]+2+1/[.$H$2];[.G80]+1/[.$H$2])" office:value-type="float" office:value="3.89999999999999" calcext:value-type="float">
            <text:p>3,89999999999999</text:p>
          </table:table-cell>
          <table:table-cell table:number-columns-repeated="4"/>
          <table:table-cell table:formula="of:=SUM(MOD(SUM([.L80]-[.L$2];[.T$2]);[.R$2]-[.L$2]);[.L$2])" office:value-type="time" office:time-value="PT05H10M00S" calcext:value-type="time">
            <text:p>05:10:00</text:p>
          </table:table-cell>
          <table:table-cell table:formula="of:=IF([.L81]&lt;[.L80];[.M80]+[.H$2];[.M80])" office:value-type="float" office:value="20" calcext:value-type="float">
            <text:p>20</text:p>
          </table:table-cell>
          <table:table-cell table:formula="of:=OFFSET([.C$4];[.M81];0)" office:value-type="float" office:value="43747" calcext:value-type="float">
            <text:p>43747</text:p>
          </table:table-cell>
          <table:table-cell table:formula="of:=[.L81]" office:value-type="float" office:value="0.215277777777778" calcext:value-type="float">
            <text:p>0.2152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81];0)&lt;=[.O8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2]))" office:value-type="date" office:date-value="2019-10-11T02:22:55.591996" calcext:value-type="date">
            <text:p>2019-10-11 02:22:56</text:p>
          </table:table-cell>
          <table:table-cell table:style-name="ce7" table:formula="of:=[.A82]" office:value-type="date" office:date-value="2019-10-11T02:22:55.591996" calcext:value-type="date">
            <text:p>2019-10-11 02:22:56</text:p>
          </table:table-cell>
          <table:table-cell table:formula="of:=TRUNC([.A82])" office:value-type="float" office:value="43749" calcext:value-type="float">
            <text:p>43749</text:p>
          </table:table-cell>
          <table:table-cell table:style-name="ce12" table:formula="of:=[.B82]-[.C82]" office:value-type="date" office:date-value="1899-12-30T02:22:55.59199640527" calcext:value-type="date">
            <text:p>12/30/99 02:22 AM</text:p>
          </table:table-cell>
          <table:table-cell table:formula="of:=MOD([.E81]-[.$E$2];[.$H$2])+1+[.$E$2]" office:value-type="float" office:value="300" calcext:value-type="float">
            <text:p>300</text:p>
          </table:table-cell>
          <table:table-cell table:formula="of:=MOD([.F81]+1/[.$H$2];5)" office:value-type="float" office:value="3.94999999999999" calcext:value-type="float">
            <text:p>3,94999999999999</text:p>
          </table:table-cell>
          <table:table-cell table:formula="of:=IF([.F82]&lt;0.000001;[.G81]+2+1/[.$H$2];[.G81]+1/[.$H$2])" office:value-type="float" office:value="3.94999999999999" calcext:value-type="float">
            <text:p>3,94999999999999</text:p>
          </table:table-cell>
          <table:table-cell table:number-columns-repeated="4"/>
          <table:table-cell table:formula="of:=SUM(MOD(SUM([.L81]-[.L$2];[.T$2]);[.R$2]-[.L$2]);[.L$2])" office:value-type="time" office:time-value="PT05H20M00S" calcext:value-type="time">
            <text:p>05:20:00</text:p>
          </table:table-cell>
          <table:table-cell table:formula="of:=IF([.L82]&lt;[.L81];[.M81]+[.H$2];[.M81])" office:value-type="float" office:value="20" calcext:value-type="float">
            <text:p>20</text:p>
          </table:table-cell>
          <table:table-cell table:formula="of:=OFFSET([.C$4];[.M82];0)" office:value-type="float" office:value="43747" calcext:value-type="float">
            <text:p>43747</text:p>
          </table:table-cell>
          <table:table-cell table:formula="of:=[.L82]" office:value-type="float" office:value="0.222222222222222" calcext:value-type="float">
            <text:p>0.2222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82];0)&lt;=[.O8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3]))" office:value-type="date" office:date-value="2019-10-11T02:06:44.688072" calcext:value-type="date">
            <text:p>2019-10-11 02:06:45</text:p>
          </table:table-cell>
          <table:table-cell table:style-name="ce7" table:formula="of:=[.A83]" office:value-type="date" office:date-value="2019-10-11T02:06:44.688072" calcext:value-type="date">
            <text:p>2019-10-11 02:06:45</text:p>
          </table:table-cell>
          <table:table-cell table:formula="of:=TRUNC([.A83])" office:value-type="float" office:value="43749" calcext:value-type="float">
            <text:p>43749</text:p>
          </table:table-cell>
          <table:table-cell table:style-name="ce12" table:formula="of:=[.B83]-[.C83]" office:value-type="date" office:date-value="1899-12-30T02:06:44.68807183206" calcext:value-type="date">
            <text:p>12/30/99 02:06 AM</text:p>
          </table:table-cell>
          <table:table-cell table:formula="of:=MOD([.E82]-[.$E$2];[.$H$2])+1+[.$E$2]" office:value-type="float" office:value="281" calcext:value-type="float">
            <text:p>281</text:p>
          </table:table-cell>
          <table:table-cell table:formula="of:=MOD([.F82]+1/[.$H$2];5)" office:value-type="float" office:value="3.99999999999999" calcext:value-type="float">
            <text:p>3,99999999999999</text:p>
          </table:table-cell>
          <table:table-cell table:formula="of:=IF([.F83]&lt;0.000001;[.G82]+2+1/[.$H$2];[.G82]+1/[.$H$2])" office:value-type="float" office:value="3.99999999999999" calcext:value-type="float">
            <text:p>3,99999999999999</text:p>
          </table:table-cell>
          <table:table-cell table:number-columns-repeated="4"/>
          <table:table-cell table:formula="of:=SUM(MOD(SUM([.L82]-[.L$2];[.T$2]);[.R$2]-[.L$2]);[.L$2])" office:value-type="time" office:time-value="PT05H30M00S" calcext:value-type="time">
            <text:p>05:30:00</text:p>
          </table:table-cell>
          <table:table-cell table:formula="of:=IF([.L83]&lt;[.L82];[.M82]+[.H$2];[.M82])" office:value-type="float" office:value="20" calcext:value-type="float">
            <text:p>20</text:p>
          </table:table-cell>
          <table:table-cell table:formula="of:=OFFSET([.C$4];[.M83];0)" office:value-type="float" office:value="43747" calcext:value-type="float">
            <text:p>43747</text:p>
          </table:table-cell>
          <table:table-cell table:formula="of:=[.L83]" office:value-type="float" office:value="0.229166666666667" calcext:value-type="float">
            <text:p>0.2291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83];0)&lt;=[.O8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4]))" office:value-type="date" office:date-value="2019-10-12T02:05:09.099639" calcext:value-type="date">
            <text:p>2019-10-12 02:05:09</text:p>
          </table:table-cell>
          <table:table-cell table:style-name="ce7" table:formula="of:=[.A84]" office:value-type="date" office:date-value="2019-10-12T02:05:09.099639" calcext:value-type="date">
            <text:p>2019-10-12 02:05:09</text:p>
          </table:table-cell>
          <table:table-cell table:formula="of:=TRUNC([.A84])" office:value-type="float" office:value="43750" calcext:value-type="float">
            <text:p>43750</text:p>
          </table:table-cell>
          <table:table-cell table:style-name="ce12" table:formula="of:=[.B84]-[.C84]" office:value-type="date" office:date-value="1899-12-30T02:05:09.09963876475" calcext:value-type="date">
            <text:p>12/30/99 02:05 AM</text:p>
          </table:table-cell>
          <table:table-cell table:formula="of:=MOD([.E83]-[.$E$2];[.$H$2])+1+[.$E$2]" office:value-type="float" office:value="282" calcext:value-type="float">
            <text:p>282</text:p>
          </table:table-cell>
          <table:table-cell table:formula="of:=MOD([.F83]+1/[.$H$2];5)" office:value-type="float" office:value="4.04999999999999" calcext:value-type="float">
            <text:p>4,04999999999999</text:p>
          </table:table-cell>
          <table:table-cell table:formula="of:=IF([.F84]&lt;0.000001;[.G83]+2+1/[.$H$2];[.G83]+1/[.$H$2])" office:value-type="float" office:value="4.04999999999999" calcext:value-type="float">
            <text:p>4,04999999999999</text:p>
          </table:table-cell>
          <table:table-cell table:number-columns-repeated="4"/>
          <table:table-cell table:formula="of:=SUM(MOD(SUM([.L83]-[.L$2];[.T$2]);[.R$2]-[.L$2]);[.L$2])" office:value-type="time" office:time-value="PT05H40M00S" calcext:value-type="time">
            <text:p>05:40:00</text:p>
          </table:table-cell>
          <table:table-cell table:formula="of:=IF([.L84]&lt;[.L83];[.M83]+[.H$2];[.M83])" office:value-type="float" office:value="20" calcext:value-type="float">
            <text:p>20</text:p>
          </table:table-cell>
          <table:table-cell table:formula="of:=OFFSET([.C$4];[.M84];0)" office:value-type="float" office:value="43747" calcext:value-type="float">
            <text:p>43747</text:p>
          </table:table-cell>
          <table:table-cell table:formula="of:=[.L84]" office:value-type="float" office:value="0.236111111111111" calcext:value-type="float">
            <text:p>0.2361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84];0)&lt;=[.O8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5]))" office:value-type="date" office:date-value="2019-10-12T02:03:11.66699" calcext:value-type="date">
            <text:p>2019-10-12 02:03:12</text:p>
          </table:table-cell>
          <table:table-cell table:style-name="ce7" table:formula="of:=[.A85]" office:value-type="date" office:date-value="2019-10-12T02:03:11.66699" calcext:value-type="date">
            <text:p>2019-10-12 02:03:12</text:p>
          </table:table-cell>
          <table:table-cell table:formula="of:=TRUNC([.A85])" office:value-type="float" office:value="43750" calcext:value-type="float">
            <text:p>43750</text:p>
          </table:table-cell>
          <table:table-cell table:style-name="ce12" table:formula="of:=[.B85]-[.C85]" office:value-type="date" office:date-value="1899-12-30T02:03:11.66698954068" calcext:value-type="date">
            <text:p>12/30/99 02:03 AM</text:p>
          </table:table-cell>
          <table:table-cell table:formula="of:=MOD([.E84]-[.$E$2];[.$H$2])+1+[.$E$2]" office:value-type="float" office:value="283" calcext:value-type="float">
            <text:p>283</text:p>
          </table:table-cell>
          <table:table-cell table:formula="of:=MOD([.F84]+1/[.$H$2];5)" office:value-type="float" office:value="4.09999999999999" calcext:value-type="float">
            <text:p>4,09999999999999</text:p>
          </table:table-cell>
          <table:table-cell table:formula="of:=IF([.F85]&lt;0.000001;[.G84]+2+1/[.$H$2];[.G84]+1/[.$H$2])" office:value-type="float" office:value="4.09999999999999" calcext:value-type="float">
            <text:p>4,09999999999999</text:p>
          </table:table-cell>
          <table:table-cell table:number-columns-repeated="4"/>
          <table:table-cell table:formula="of:=SUM(MOD(SUM([.L84]-[.L$2];[.T$2]);[.R$2]-[.L$2]);[.L$2])" office:value-type="time" office:time-value="PT05H50M00S" calcext:value-type="time">
            <text:p>05:50:00</text:p>
          </table:table-cell>
          <table:table-cell table:formula="of:=IF([.L85]&lt;[.L84];[.M84]+[.H$2];[.M84])" office:value-type="float" office:value="20" calcext:value-type="float">
            <text:p>20</text:p>
          </table:table-cell>
          <table:table-cell table:formula="of:=OFFSET([.C$4];[.M85];0)" office:value-type="float" office:value="43747" calcext:value-type="float">
            <text:p>43747</text:p>
          </table:table-cell>
          <table:table-cell table:formula="of:=[.L85]" office:value-type="float" office:value="0.243055555555556" calcext:value-type="float">
            <text:p>0.2430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85];0)&lt;=[.O8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6]))" office:value-type="date" office:date-value="2019-10-12T01:48:45.495262" calcext:value-type="date">
            <text:p>2019-10-12 01:48:45</text:p>
          </table:table-cell>
          <table:table-cell table:style-name="ce7" table:formula="of:=[.A86]" office:value-type="date" office:date-value="2019-10-12T01:48:45.495262" calcext:value-type="date">
            <text:p>2019-10-12 01:48:45</text:p>
          </table:table-cell>
          <table:table-cell table:formula="of:=TRUNC([.A86])" office:value-type="float" office:value="43750" calcext:value-type="float">
            <text:p>43750</text:p>
          </table:table-cell>
          <table:table-cell table:style-name="ce12" table:formula="of:=[.B86]-[.C86]" office:value-type="date" office:date-value="1899-12-30T01:48:45.49526193179" calcext:value-type="date">
            <text:p>12/30/99 01:48 AM</text:p>
          </table:table-cell>
          <table:table-cell table:formula="of:=MOD([.E85]-[.$E$2];[.$H$2])+1+[.$E$2]" office:value-type="float" office:value="284" calcext:value-type="float">
            <text:p>284</text:p>
          </table:table-cell>
          <table:table-cell table:formula="of:=MOD([.F85]+1/[.$H$2];5)" office:value-type="float" office:value="4.14999999999999" calcext:value-type="float">
            <text:p>4,14999999999999</text:p>
          </table:table-cell>
          <table:table-cell table:formula="of:=IF([.F86]&lt;0.000001;[.G85]+2+1/[.$H$2];[.G85]+1/[.$H$2])" office:value-type="float" office:value="4.14999999999999" calcext:value-type="float">
            <text:p>4,14999999999999</text:p>
          </table:table-cell>
          <table:table-cell table:number-columns-repeated="4"/>
          <table:table-cell table:formula="of:=SUM(MOD(SUM([.L85]-[.L$2];[.T$2]);[.R$2]-[.L$2]);[.L$2])" office:value-type="time" office:time-value="PT06H00M00S" calcext:value-type="time">
            <text:p>06:00:00</text:p>
          </table:table-cell>
          <table:table-cell table:formula="of:=IF([.L86]&lt;[.L85];[.M85]+[.H$2];[.M85])" office:value-type="float" office:value="20" calcext:value-type="float">
            <text:p>20</text:p>
          </table:table-cell>
          <table:table-cell table:formula="of:=OFFSET([.C$4];[.M86];0)" office:value-type="float" office:value="43747" calcext:value-type="float">
            <text:p>43747</text:p>
          </table:table-cell>
          <table:table-cell table:formula="of:=[.L86]" office:value-type="float" office:value="0.25" calcext:value-type="float">
            <text:p>0.25</text:p>
          </table:table-cell>
          <table:table-cell office:value-type="float" office:value="282" calcext:value-type="float">
            <text:p>282</text:p>
          </table:table-cell>
          <table:table-cell table:formula="of:=IF(OFFSET([.D$4];[.M86];0)&lt;=[.O8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7]))" office:value-type="date" office:date-value="2019-10-12T01:44:24.992156" calcext:value-type="date">
            <text:p>2019-10-12 01:44:25</text:p>
          </table:table-cell>
          <table:table-cell table:style-name="ce7" table:formula="of:=[.A87]" office:value-type="date" office:date-value="2019-10-12T01:44:24.992156" calcext:value-type="date">
            <text:p>2019-10-12 01:44:25</text:p>
          </table:table-cell>
          <table:table-cell table:formula="of:=TRUNC([.A87])" office:value-type="float" office:value="43750" calcext:value-type="float">
            <text:p>43750</text:p>
          </table:table-cell>
          <table:table-cell table:style-name="ce12" table:formula="of:=[.B87]-[.C87]" office:value-type="date" office:date-value="1899-12-30T01:44:24.9921562057" calcext:value-type="date">
            <text:p>12/30/99 01:44 AM</text:p>
          </table:table-cell>
          <table:table-cell table:formula="of:=MOD([.E86]-[.$E$2];[.$H$2])+1+[.$E$2]" office:value-type="float" office:value="285" calcext:value-type="float">
            <text:p>285</text:p>
          </table:table-cell>
          <table:table-cell table:formula="of:=MOD([.F86]+1/[.$H$2];5)" office:value-type="float" office:value="4.19999999999999" calcext:value-type="float">
            <text:p>4,19999999999999</text:p>
          </table:table-cell>
          <table:table-cell table:formula="of:=IF([.F87]&lt;0.000001;[.G86]+2+1/[.$H$2];[.G86]+1/[.$H$2])" office:value-type="float" office:value="4.19999999999999" calcext:value-type="float">
            <text:p>4,19999999999999</text:p>
          </table:table-cell>
          <table:table-cell table:number-columns-repeated="4"/>
          <table:table-cell table:formula="of:=SUM(MOD(SUM([.L86]-[.L$2];[.T$2]);[.R$2]-[.L$2]);[.L$2])" office:value-type="time" office:time-value="PT06H10M00S" calcext:value-type="time">
            <text:p>06:10:00</text:p>
          </table:table-cell>
          <table:table-cell table:formula="of:=IF([.L87]&lt;[.L86];[.M86]+[.H$2];[.M86])" office:value-type="float" office:value="20" calcext:value-type="float">
            <text:p>20</text:p>
          </table:table-cell>
          <table:table-cell table:formula="of:=OFFSET([.C$4];[.M87];0)" office:value-type="float" office:value="43747" calcext:value-type="float">
            <text:p>43747</text:p>
          </table:table-cell>
          <table:table-cell table:formula="of:=[.L87]" office:value-type="float" office:value="0.256944444444444" calcext:value-type="float">
            <text:p>0.256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87];0)&lt;=[.O8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8]))" office:value-type="date" office:date-value="2019-10-12T02:10:47.105379" calcext:value-type="date">
            <text:p>2019-10-12 02:10:47</text:p>
          </table:table-cell>
          <table:table-cell table:style-name="ce7" table:formula="of:=[.A88]" office:value-type="date" office:date-value="2019-10-12T02:10:47.105379" calcext:value-type="date">
            <text:p>2019-10-12 02:10:47</text:p>
          </table:table-cell>
          <table:table-cell table:formula="of:=TRUNC([.A88])" office:value-type="float" office:value="43750" calcext:value-type="float">
            <text:p>43750</text:p>
          </table:table-cell>
          <table:table-cell table:style-name="ce12" table:formula="of:=[.B88]-[.C88]" office:value-type="date" office:date-value="1899-12-30T02:10:47.10537870415" calcext:value-type="date">
            <text:p>12/30/99 02:10 AM</text:p>
          </table:table-cell>
          <table:table-cell table:formula="of:=MOD([.E87]-[.$E$2];[.$H$2])+1+[.$E$2]" office:value-type="float" office:value="286" calcext:value-type="float">
            <text:p>286</text:p>
          </table:table-cell>
          <table:table-cell table:formula="of:=MOD([.F87]+1/[.$H$2];5)" office:value-type="float" office:value="4.24999999999999" calcext:value-type="float">
            <text:p>4,24999999999999</text:p>
          </table:table-cell>
          <table:table-cell table:formula="of:=IF([.F88]&lt;0.000001;[.G87]+2+1/[.$H$2];[.G87]+1/[.$H$2])" office:value-type="float" office:value="4.24999999999999" calcext:value-type="float">
            <text:p>4,24999999999999</text:p>
          </table:table-cell>
          <table:table-cell table:number-columns-repeated="4"/>
          <table:table-cell table:formula="of:=SUM(MOD(SUM([.L87]-[.L$2];[.T$2]);[.R$2]-[.L$2]);[.L$2])" office:value-type="time" office:time-value="PT06H20M00S" calcext:value-type="time">
            <text:p>06:20:00</text:p>
          </table:table-cell>
          <table:table-cell table:formula="of:=IF([.L88]&lt;[.L87];[.M87]+[.H$2];[.M87])" office:value-type="float" office:value="20" calcext:value-type="float">
            <text:p>20</text:p>
          </table:table-cell>
          <table:table-cell table:formula="of:=OFFSET([.C$4];[.M88];0)" office:value-type="float" office:value="43747" calcext:value-type="float">
            <text:p>43747</text:p>
          </table:table-cell>
          <table:table-cell table:formula="of:=[.L88]" office:value-type="float" office:value="0.263888888888889" calcext:value-type="float">
            <text:p>0.263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88];0)&lt;=[.O8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9]))" office:value-type="date" office:date-value="2019-10-12T01:50:56.414552" calcext:value-type="date">
            <text:p>2019-10-12 01:50:56</text:p>
          </table:table-cell>
          <table:table-cell table:style-name="ce7" table:formula="of:=[.A89]" office:value-type="date" office:date-value="2019-10-12T01:50:56.414552" calcext:value-type="date">
            <text:p>2019-10-12 01:50:56</text:p>
          </table:table-cell>
          <table:table-cell table:formula="of:=TRUNC([.A89])" office:value-type="float" office:value="43750" calcext:value-type="float">
            <text:p>43750</text:p>
          </table:table-cell>
          <table:table-cell table:style-name="ce12" table:formula="of:=[.B89]-[.C89]" office:value-type="date" office:date-value="1899-12-30T01:50:56.41455156729" calcext:value-type="date">
            <text:p>12/30/99 01:50 AM</text:p>
          </table:table-cell>
          <table:table-cell table:formula="of:=MOD([.E88]-[.$E$2];[.$H$2])+1+[.$E$2]" office:value-type="float" office:value="287" calcext:value-type="float">
            <text:p>287</text:p>
          </table:table-cell>
          <table:table-cell table:formula="of:=MOD([.F88]+1/[.$H$2];5)" office:value-type="float" office:value="4.29999999999999" calcext:value-type="float">
            <text:p>4,29999999999999</text:p>
          </table:table-cell>
          <table:table-cell table:formula="of:=IF([.F89]&lt;0.000001;[.G88]+2+1/[.$H$2];[.G88]+1/[.$H$2])" office:value-type="float" office:value="4.29999999999999" calcext:value-type="float">
            <text:p>4,29999999999999</text:p>
          </table:table-cell>
          <table:table-cell table:number-columns-repeated="4"/>
          <table:table-cell table:formula="of:=SUM(MOD(SUM([.L88]-[.L$2];[.T$2]);[.R$2]-[.L$2]);[.L$2])" office:value-type="time" office:time-value="PT06H30M00S" calcext:value-type="time">
            <text:p>06:30:00</text:p>
          </table:table-cell>
          <table:table-cell table:formula="of:=IF([.L89]&lt;[.L88];[.M88]+[.H$2];[.M88])" office:value-type="float" office:value="20" calcext:value-type="float">
            <text:p>20</text:p>
          </table:table-cell>
          <table:table-cell table:formula="of:=OFFSET([.C$4];[.M89];0)" office:value-type="float" office:value="43747" calcext:value-type="float">
            <text:p>43747</text:p>
          </table:table-cell>
          <table:table-cell table:formula="of:=[.L89]" office:value-type="float" office:value="0.270833333333333" calcext:value-type="float">
            <text:p>0.270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89];0)&lt;=[.O8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0]))" office:value-type="date" office:date-value="2019-10-12T01:49:58.093782" calcext:value-type="date">
            <text:p>2019-10-12 01:49:58</text:p>
          </table:table-cell>
          <table:table-cell table:style-name="ce7" table:formula="of:=[.A90]" office:value-type="date" office:date-value="2019-10-12T01:49:58.093782" calcext:value-type="date">
            <text:p>2019-10-12 01:49:58</text:p>
          </table:table-cell>
          <table:table-cell table:formula="of:=TRUNC([.A90])" office:value-type="float" office:value="43750" calcext:value-type="float">
            <text:p>43750</text:p>
          </table:table-cell>
          <table:table-cell table:style-name="ce12" table:formula="of:=[.B90]-[.C90]" office:value-type="date" office:date-value="1899-12-30T01:49:58.09378185309" calcext:value-type="date">
            <text:p>12/30/99 01:49 AM</text:p>
          </table:table-cell>
          <table:table-cell table:formula="of:=MOD([.E89]-[.$E$2];[.$H$2])+1+[.$E$2]" office:value-type="float" office:value="288" calcext:value-type="float">
            <text:p>288</text:p>
          </table:table-cell>
          <table:table-cell table:formula="of:=MOD([.F89]+1/[.$H$2];5)" office:value-type="float" office:value="4.34999999999999" calcext:value-type="float">
            <text:p>4,34999999999999</text:p>
          </table:table-cell>
          <table:table-cell table:formula="of:=IF([.F90]&lt;0.000001;[.G89]+2+1/[.$H$2];[.G89]+1/[.$H$2])" office:value-type="float" office:value="4.34999999999999" calcext:value-type="float">
            <text:p>4,34999999999999</text:p>
          </table:table-cell>
          <table:table-cell table:number-columns-repeated="4"/>
          <table:table-cell table:formula="of:=SUM(MOD(SUM([.L89]-[.L$2];[.T$2]);[.R$2]-[.L$2]);[.L$2])" office:value-type="time" office:time-value="PT06H40M00S" calcext:value-type="time">
            <text:p>06:40:00</text:p>
          </table:table-cell>
          <table:table-cell table:formula="of:=IF([.L90]&lt;[.L89];[.M89]+[.H$2];[.M89])" office:value-type="float" office:value="20" calcext:value-type="float">
            <text:p>20</text:p>
          </table:table-cell>
          <table:table-cell table:formula="of:=OFFSET([.C$4];[.M90];0)" office:value-type="float" office:value="43747" calcext:value-type="float">
            <text:p>43747</text:p>
          </table:table-cell>
          <table:table-cell table:formula="of:=[.L90]" office:value-type="float" office:value="0.277777777777778" calcext:value-type="float">
            <text:p>0.277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90];0)&lt;=[.O9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1]))" office:value-type="date" office:date-value="2019-10-12T01:55:55.19452" calcext:value-type="date">
            <text:p>2019-10-12 01:55:55</text:p>
          </table:table-cell>
          <table:table-cell table:style-name="ce7" table:formula="of:=[.A91]" office:value-type="date" office:date-value="2019-10-12T01:55:55.19452" calcext:value-type="date">
            <text:p>2019-10-12 01:55:55</text:p>
          </table:table-cell>
          <table:table-cell table:formula="of:=TRUNC([.A91])" office:value-type="float" office:value="43750" calcext:value-type="float">
            <text:p>43750</text:p>
          </table:table-cell>
          <table:table-cell table:style-name="ce12" table:formula="of:=[.B91]-[.C91]" office:value-type="date" office:date-value="1899-12-30T01:55:55.19452043809" calcext:value-type="date">
            <text:p>12/30/99 01:55 AM</text:p>
          </table:table-cell>
          <table:table-cell table:formula="of:=MOD([.E90]-[.$E$2];[.$H$2])+1+[.$E$2]" office:value-type="float" office:value="289" calcext:value-type="float">
            <text:p>289</text:p>
          </table:table-cell>
          <table:table-cell table:formula="of:=MOD([.F90]+1/[.$H$2];5)" office:value-type="float" office:value="4.39999999999999" calcext:value-type="float">
            <text:p>4,39999999999999</text:p>
          </table:table-cell>
          <table:table-cell table:formula="of:=IF([.F91]&lt;0.000001;[.G90]+2+1/[.$H$2];[.G90]+1/[.$H$2])" office:value-type="float" office:value="4.39999999999999" calcext:value-type="float">
            <text:p>4,39999999999999</text:p>
          </table:table-cell>
          <table:table-cell table:number-columns-repeated="4"/>
          <table:table-cell table:formula="of:=SUM(MOD(SUM([.L90]-[.L$2];[.T$2]);[.R$2]-[.L$2]);[.L$2])" office:value-type="time" office:time-value="PT06H50M00S" calcext:value-type="time">
            <text:p>06:50:00</text:p>
          </table:table-cell>
          <table:table-cell table:formula="of:=IF([.L91]&lt;[.L90];[.M90]+[.H$2];[.M90])" office:value-type="float" office:value="20" calcext:value-type="float">
            <text:p>20</text:p>
          </table:table-cell>
          <table:table-cell table:formula="of:=OFFSET([.C$4];[.M91];0)" office:value-type="float" office:value="43747" calcext:value-type="float">
            <text:p>43747</text:p>
          </table:table-cell>
          <table:table-cell table:formula="of:=[.L91]" office:value-type="float" office:value="0.284722222222222" calcext:value-type="float">
            <text:p>0.284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91];0)&lt;=[.O9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2]))" office:value-type="date" office:date-value="2019-10-12T01:55:16.895862" calcext:value-type="date">
            <text:p>2019-10-12 01:55:17</text:p>
          </table:table-cell>
          <table:table-cell table:style-name="ce7" table:formula="of:=[.A92]" office:value-type="date" office:date-value="2019-10-12T01:55:16.895862" calcext:value-type="date">
            <text:p>2019-10-12 01:55:17</text:p>
          </table:table-cell>
          <table:table-cell table:formula="of:=TRUNC([.A92])" office:value-type="float" office:value="43750" calcext:value-type="float">
            <text:p>43750</text:p>
          </table:table-cell>
          <table:table-cell table:style-name="ce12" table:formula="of:=[.B92]-[.C92]" office:value-type="date" office:date-value="1899-12-30T01:55:16.89586162101" calcext:value-type="date">
            <text:p>12/30/99 01:55 AM</text:p>
          </table:table-cell>
          <table:table-cell table:formula="of:=MOD([.E91]-[.$E$2];[.$H$2])+1+[.$E$2]" office:value-type="float" office:value="290" calcext:value-type="float">
            <text:p>290</text:p>
          </table:table-cell>
          <table:table-cell table:formula="of:=MOD([.F91]+1/[.$H$2];5)" office:value-type="float" office:value="4.44999999999999" calcext:value-type="float">
            <text:p>4,44999999999999</text:p>
          </table:table-cell>
          <table:table-cell table:formula="of:=IF([.F92]&lt;0.000001;[.G91]+2+1/[.$H$2];[.G91]+1/[.$H$2])" office:value-type="float" office:value="4.44999999999999" calcext:value-type="float">
            <text:p>4,44999999999999</text:p>
          </table:table-cell>
          <table:table-cell table:number-columns-repeated="4"/>
          <table:table-cell table:formula="of:=SUM(MOD(SUM([.L91]-[.L$2];[.T$2]);[.R$2]-[.L$2]);[.L$2])" office:value-type="time" office:time-value="PT07H00M00S" calcext:value-type="time">
            <text:p>07:00:00</text:p>
          </table:table-cell>
          <table:table-cell table:formula="of:=IF([.L92]&lt;[.L91];[.M91]+[.H$2];[.M91])" office:value-type="float" office:value="20" calcext:value-type="float">
            <text:p>20</text:p>
          </table:table-cell>
          <table:table-cell table:formula="of:=OFFSET([.C$4];[.M92];0)" office:value-type="float" office:value="43747" calcext:value-type="float">
            <text:p>43747</text:p>
          </table:table-cell>
          <table:table-cell table:formula="of:=[.L92]" office:value-type="float" office:value="0.291666666666667" calcext:value-type="float">
            <text:p>0.291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92];0)&lt;=[.O9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3]))" office:value-type="date" office:date-value="2019-10-12T01:55:54.490703" calcext:value-type="date">
            <text:p>2019-10-12 01:55:54</text:p>
          </table:table-cell>
          <table:table-cell table:style-name="ce7" table:formula="of:=[.A93]" office:value-type="date" office:date-value="2019-10-12T01:55:54.490703" calcext:value-type="date">
            <text:p>2019-10-12 01:55:54</text:p>
          </table:table-cell>
          <table:table-cell table:formula="of:=TRUNC([.A93])" office:value-type="float" office:value="43750" calcext:value-type="float">
            <text:p>43750</text:p>
          </table:table-cell>
          <table:table-cell table:style-name="ce12" table:formula="of:=[.B93]-[.C93]" office:value-type="date" office:date-value="1899-12-30T01:55:54.49070334435" calcext:value-type="date">
            <text:p>12/30/99 01:55 AM</text:p>
          </table:table-cell>
          <table:table-cell table:formula="of:=MOD([.E92]-[.$E$2];[.$H$2])+1+[.$E$2]" office:value-type="float" office:value="291" calcext:value-type="float">
            <text:p>291</text:p>
          </table:table-cell>
          <table:table-cell table:formula="of:=MOD([.F92]+1/[.$H$2];5)" office:value-type="float" office:value="4.49999999999999" calcext:value-type="float">
            <text:p>4,49999999999999</text:p>
          </table:table-cell>
          <table:table-cell table:formula="of:=IF([.F93]&lt;0.000001;[.G92]+2+1/[.$H$2];[.G92]+1/[.$H$2])" office:value-type="float" office:value="4.49999999999999" calcext:value-type="float">
            <text:p>4,49999999999999</text:p>
          </table:table-cell>
          <table:table-cell table:number-columns-repeated="4"/>
          <table:table-cell table:formula="of:=SUM(MOD(SUM([.L92]-[.L$2];[.T$2]);[.R$2]-[.L$2]);[.L$2])" office:value-type="time" office:time-value="PT07H10M00S" calcext:value-type="time">
            <text:p>07:10:00</text:p>
          </table:table-cell>
          <table:table-cell table:formula="of:=IF([.L93]&lt;[.L92];[.M92]+[.H$2];[.M92])" office:value-type="float" office:value="20" calcext:value-type="float">
            <text:p>20</text:p>
          </table:table-cell>
          <table:table-cell table:formula="of:=OFFSET([.C$4];[.M93];0)" office:value-type="float" office:value="43747" calcext:value-type="float">
            <text:p>43747</text:p>
          </table:table-cell>
          <table:table-cell table:formula="of:=[.L93]" office:value-type="float" office:value="0.298611111111111" calcext:value-type="float">
            <text:p>0.298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93];0)&lt;=[.O9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4]))" office:value-type="date" office:date-value="2019-10-12T01:44:50.414584" calcext:value-type="date">
            <text:p>2019-10-12 01:44:50</text:p>
          </table:table-cell>
          <table:table-cell table:style-name="ce7" table:formula="of:=[.A94]" office:value-type="date" office:date-value="2019-10-12T01:44:50.414584" calcext:value-type="date">
            <text:p>2019-10-12 01:44:50</text:p>
          </table:table-cell>
          <table:table-cell table:formula="of:=TRUNC([.A94])" office:value-type="float" office:value="43750" calcext:value-type="float">
            <text:p>43750</text:p>
          </table:table-cell>
          <table:table-cell table:style-name="ce12" table:formula="of:=[.B94]-[.C94]" office:value-type="date" office:date-value="1899-12-30T01:44:50.4145835666" calcext:value-type="date">
            <text:p>12/30/99 01:44 AM</text:p>
          </table:table-cell>
          <table:table-cell table:formula="of:=MOD([.E93]-[.$E$2];[.$H$2])+1+[.$E$2]" office:value-type="float" office:value="292" calcext:value-type="float">
            <text:p>292</text:p>
          </table:table-cell>
          <table:table-cell table:formula="of:=MOD([.F93]+1/[.$H$2];5)" office:value-type="float" office:value="4.54999999999999" calcext:value-type="float">
            <text:p>4,54999999999999</text:p>
          </table:table-cell>
          <table:table-cell table:formula="of:=IF([.F94]&lt;0.000001;[.G93]+2+1/[.$H$2];[.G93]+1/[.$H$2])" office:value-type="float" office:value="4.54999999999999" calcext:value-type="float">
            <text:p>4,54999999999999</text:p>
          </table:table-cell>
          <table:table-cell table:number-columns-repeated="4"/>
          <table:table-cell table:formula="of:=SUM(MOD(SUM([.L93]-[.L$2];[.T$2]);[.R$2]-[.L$2]);[.L$2])" office:value-type="time" office:time-value="PT07H20M00S" calcext:value-type="time">
            <text:p>07:20:00</text:p>
          </table:table-cell>
          <table:table-cell table:formula="of:=IF([.L94]&lt;[.L93];[.M93]+[.H$2];[.M93])" office:value-type="float" office:value="20" calcext:value-type="float">
            <text:p>20</text:p>
          </table:table-cell>
          <table:table-cell table:formula="of:=OFFSET([.C$4];[.M94];0)" office:value-type="float" office:value="43747" calcext:value-type="float">
            <text:p>43747</text:p>
          </table:table-cell>
          <table:table-cell table:formula="of:=[.L94]" office:value-type="float" office:value="0.305555555555556" calcext:value-type="float">
            <text:p>0.305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94];0)&lt;=[.O9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5]))" office:value-type="date" office:date-value="2019-10-12T01:56:19.039447" calcext:value-type="date">
            <text:p>2019-10-12 01:56:19</text:p>
          </table:table-cell>
          <table:table-cell table:style-name="ce7" table:formula="of:=[.A95]" office:value-type="date" office:date-value="2019-10-12T01:56:19.039447" calcext:value-type="date">
            <text:p>2019-10-12 01:56:19</text:p>
          </table:table-cell>
          <table:table-cell table:formula="of:=TRUNC([.A95])" office:value-type="float" office:value="43750" calcext:value-type="float">
            <text:p>43750</text:p>
          </table:table-cell>
          <table:table-cell table:style-name="ce12" table:formula="of:=[.B95]-[.C95]" office:value-type="date" office:date-value="1899-12-30T01:56:19.03944742866" calcext:value-type="date">
            <text:p>12/30/99 01:56 AM</text:p>
          </table:table-cell>
          <table:table-cell table:formula="of:=MOD([.E94]-[.$E$2];[.$H$2])+1+[.$E$2]" office:value-type="float" office:value="293" calcext:value-type="float">
            <text:p>293</text:p>
          </table:table-cell>
          <table:table-cell table:formula="of:=MOD([.F94]+1/[.$H$2];5)" office:value-type="float" office:value="4.59999999999999" calcext:value-type="float">
            <text:p>4,59999999999999</text:p>
          </table:table-cell>
          <table:table-cell table:formula="of:=IF([.F95]&lt;0.000001;[.G94]+2+1/[.$H$2];[.G94]+1/[.$H$2])" office:value-type="float" office:value="4.59999999999999" calcext:value-type="float">
            <text:p>4,59999999999999</text:p>
          </table:table-cell>
          <table:table-cell table:number-columns-repeated="4"/>
          <table:table-cell table:formula="of:=SUM(MOD(SUM([.L94]-[.L$2];[.T$2]);[.R$2]-[.L$2]);[.L$2])" office:value-type="time" office:time-value="PT07H30M00S" calcext:value-type="time">
            <text:p>07:30:00</text:p>
          </table:table-cell>
          <table:table-cell table:formula="of:=IF([.L95]&lt;[.L94];[.M94]+[.H$2];[.M94])" office:value-type="float" office:value="20" calcext:value-type="float">
            <text:p>20</text:p>
          </table:table-cell>
          <table:table-cell table:formula="of:=OFFSET([.C$4];[.M95];0)" office:value-type="float" office:value="43747" calcext:value-type="float">
            <text:p>43747</text:p>
          </table:table-cell>
          <table:table-cell table:formula="of:=[.L95]" office:value-type="float" office:value="0.3125" calcext:value-type="float">
            <text:p>0.3125</text:p>
          </table:table-cell>
          <table:table-cell office:value-type="float" office:value="282" calcext:value-type="float">
            <text:p>282</text:p>
          </table:table-cell>
          <table:table-cell table:formula="of:=IF(OFFSET([.D$4];[.M95];0)&lt;=[.O9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6]))" office:value-type="date" office:date-value="2019-10-12T01:42:52.700429" calcext:value-type="date">
            <text:p>2019-10-12 01:42:53</text:p>
          </table:table-cell>
          <table:table-cell table:style-name="ce7" table:formula="of:=[.A96]" office:value-type="date" office:date-value="2019-10-12T01:42:52.700429" calcext:value-type="date">
            <text:p>2019-10-12 01:42:53</text:p>
          </table:table-cell>
          <table:table-cell table:formula="of:=TRUNC([.A96])" office:value-type="float" office:value="43750" calcext:value-type="float">
            <text:p>43750</text:p>
          </table:table-cell>
          <table:table-cell table:style-name="ce12" table:formula="of:=[.B96]-[.C96]" office:value-type="date" office:date-value="1899-12-30T01:42:52.7004293818" calcext:value-type="date">
            <text:p>12/30/99 01:42 AM</text:p>
          </table:table-cell>
          <table:table-cell table:formula="of:=MOD([.E95]-[.$E$2];[.$H$2])+1+[.$E$2]" office:value-type="float" office:value="294" calcext:value-type="float">
            <text:p>294</text:p>
          </table:table-cell>
          <table:table-cell table:formula="of:=MOD([.F95]+1/[.$H$2];5)" office:value-type="float" office:value="4.64999999999999" calcext:value-type="float">
            <text:p>4,64999999999999</text:p>
          </table:table-cell>
          <table:table-cell table:formula="of:=IF([.F96]&lt;0.000001;[.G95]+2+1/[.$H$2];[.G95]+1/[.$H$2])" office:value-type="float" office:value="4.64999999999999" calcext:value-type="float">
            <text:p>4,64999999999999</text:p>
          </table:table-cell>
          <table:table-cell table:number-columns-repeated="4"/>
          <table:table-cell table:formula="of:=SUM(MOD(SUM([.L95]-[.L$2];[.T$2]);[.R$2]-[.L$2]);[.L$2])" office:value-type="time" office:time-value="PT07H40M00S" calcext:value-type="time">
            <text:p>07:40:00</text:p>
          </table:table-cell>
          <table:table-cell table:formula="of:=IF([.L96]&lt;[.L95];[.M95]+[.H$2];[.M95])" office:value-type="float" office:value="20" calcext:value-type="float">
            <text:p>20</text:p>
          </table:table-cell>
          <table:table-cell table:formula="of:=OFFSET([.C$4];[.M96];0)" office:value-type="float" office:value="43747" calcext:value-type="float">
            <text:p>43747</text:p>
          </table:table-cell>
          <table:table-cell table:formula="of:=[.L96]" office:value-type="float" office:value="0.319444444444444" calcext:value-type="float">
            <text:p>0.3194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96];0)&lt;=[.O9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7]))" office:value-type="date" office:date-value="2019-10-12T01:57:50.336157" calcext:value-type="date">
            <text:p>2019-10-12 01:57:50</text:p>
          </table:table-cell>
          <table:table-cell table:style-name="ce7" table:formula="of:=[.A97]" office:value-type="date" office:date-value="2019-10-12T01:57:50.336157" calcext:value-type="date">
            <text:p>2019-10-12 01:57:50</text:p>
          </table:table-cell>
          <table:table-cell table:formula="of:=TRUNC([.A97])" office:value-type="float" office:value="43750" calcext:value-type="float">
            <text:p>43750</text:p>
          </table:table-cell>
          <table:table-cell table:style-name="ce12" table:formula="of:=[.B97]-[.C97]" office:value-type="date" office:date-value="1899-12-30T01:57:50.33615664113" calcext:value-type="date">
            <text:p>12/30/99 01:57 AM</text:p>
          </table:table-cell>
          <table:table-cell table:formula="of:=MOD([.E96]-[.$E$2];[.$H$2])+1+[.$E$2]" office:value-type="float" office:value="295" calcext:value-type="float">
            <text:p>295</text:p>
          </table:table-cell>
          <table:table-cell table:formula="of:=MOD([.F96]+1/[.$H$2];5)" office:value-type="float" office:value="4.69999999999999" calcext:value-type="float">
            <text:p>4,69999999999999</text:p>
          </table:table-cell>
          <table:table-cell table:formula="of:=IF([.F97]&lt;0.000001;[.G96]+2+1/[.$H$2];[.G96]+1/[.$H$2])" office:value-type="float" office:value="4.69999999999999" calcext:value-type="float">
            <text:p>4,69999999999999</text:p>
          </table:table-cell>
          <table:table-cell table:number-columns-repeated="4"/>
          <table:table-cell table:formula="of:=SUM(MOD(SUM([.L96]-[.L$2];[.T$2]);[.R$2]-[.L$2]);[.L$2])" office:value-type="time" office:time-value="PT07H50M00S" calcext:value-type="time">
            <text:p>07:50:00</text:p>
          </table:table-cell>
          <table:table-cell table:formula="of:=IF([.L97]&lt;[.L96];[.M96]+[.H$2];[.M96])" office:value-type="float" office:value="20" calcext:value-type="float">
            <text:p>20</text:p>
          </table:table-cell>
          <table:table-cell table:formula="of:=OFFSET([.C$4];[.M97];0)" office:value-type="float" office:value="43747" calcext:value-type="float">
            <text:p>43747</text:p>
          </table:table-cell>
          <table:table-cell table:formula="of:=[.L97]" office:value-type="float" office:value="0.326388888888889" calcext:value-type="float">
            <text:p>0.326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97];0)&lt;=[.O9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8]))" office:value-type="date" office:date-value="2019-10-12T02:30:54.464198" calcext:value-type="date">
            <text:p>2019-10-12 02:30:54</text:p>
          </table:table-cell>
          <table:table-cell table:style-name="ce7" table:formula="of:=[.A98]" office:value-type="date" office:date-value="2019-10-12T02:30:54.464198" calcext:value-type="date">
            <text:p>2019-10-12 02:30:54</text:p>
          </table:table-cell>
          <table:table-cell table:formula="of:=TRUNC([.A98])" office:value-type="float" office:value="43750" calcext:value-type="float">
            <text:p>43750</text:p>
          </table:table-cell>
          <table:table-cell table:style-name="ce12" table:formula="of:=[.B98]-[.C98]" office:value-type="date" office:date-value="1899-12-30T02:30:54.46419781074" calcext:value-type="date">
            <text:p>12/30/99 02:30 AM</text:p>
          </table:table-cell>
          <table:table-cell table:formula="of:=MOD([.E97]-[.$E$2];[.$H$2])+1+[.$E$2]" office:value-type="float" office:value="296" calcext:value-type="float">
            <text:p>296</text:p>
          </table:table-cell>
          <table:table-cell table:formula="of:=MOD([.F97]+1/[.$H$2];5)" office:value-type="float" office:value="4.74999999999999" calcext:value-type="float">
            <text:p>4,74999999999999</text:p>
          </table:table-cell>
          <table:table-cell table:formula="of:=IF([.F98]&lt;0.000001;[.G97]+2+1/[.$H$2];[.G97]+1/[.$H$2])" office:value-type="float" office:value="4.74999999999999" calcext:value-type="float">
            <text:p>4,74999999999999</text:p>
          </table:table-cell>
          <table:table-cell table:number-columns-repeated="4"/>
          <table:table-cell table:formula="of:=SUM(MOD(SUM([.L97]-[.L$2];[.T$2]);[.R$2]-[.L$2]);[.L$2])" office:value-type="time" office:time-value="PT08H00M00S" calcext:value-type="time">
            <text:p>08:00:00</text:p>
          </table:table-cell>
          <table:table-cell table:formula="of:=IF([.L98]&lt;[.L97];[.M97]+[.H$2];[.M97])" office:value-type="float" office:value="20" calcext:value-type="float">
            <text:p>20</text:p>
          </table:table-cell>
          <table:table-cell table:formula="of:=OFFSET([.C$4];[.M98];0)" office:value-type="float" office:value="43747" calcext:value-type="float">
            <text:p>43747</text:p>
          </table:table-cell>
          <table:table-cell table:formula="of:=[.L98]" office:value-type="float" office:value="0.333333333333333" calcext:value-type="float">
            <text:p>0.333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98];0)&lt;=[.O9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9]))" office:value-type="date" office:date-value="2019-10-12T02:08:48.156322" calcext:value-type="date">
            <text:p>2019-10-12 02:08:48</text:p>
          </table:table-cell>
          <table:table-cell table:style-name="ce7" table:formula="of:=[.A99]" office:value-type="date" office:date-value="2019-10-12T02:08:48.156322" calcext:value-type="date">
            <text:p>2019-10-12 02:08:48</text:p>
          </table:table-cell>
          <table:table-cell table:formula="of:=TRUNC([.A99])" office:value-type="float" office:value="43750" calcext:value-type="float">
            <text:p>43750</text:p>
          </table:table-cell>
          <table:table-cell table:style-name="ce12" table:formula="of:=[.B99]-[.C99]" office:value-type="date" office:date-value="1899-12-30T02:08:48.1563218683" calcext:value-type="date">
            <text:p>12/30/99 02:08 AM</text:p>
          </table:table-cell>
          <table:table-cell table:formula="of:=MOD([.E98]-[.$E$2];[.$H$2])+1+[.$E$2]" office:value-type="float" office:value="297" calcext:value-type="float">
            <text:p>297</text:p>
          </table:table-cell>
          <table:table-cell table:formula="of:=MOD([.F98]+1/[.$H$2];5)" office:value-type="float" office:value="4.79999999999999" calcext:value-type="float">
            <text:p>4,79999999999999</text:p>
          </table:table-cell>
          <table:table-cell table:formula="of:=IF([.F99]&lt;0.000001;[.G98]+2+1/[.$H$2];[.G98]+1/[.$H$2])" office:value-type="float" office:value="4.79999999999999" calcext:value-type="float">
            <text:p>4,79999999999999</text:p>
          </table:table-cell>
          <table:table-cell table:number-columns-repeated="4"/>
          <table:table-cell table:formula="of:=SUM(MOD(SUM([.L98]-[.L$2];[.T$2]);[.R$2]-[.L$2]);[.L$2])" office:value-type="time" office:time-value="PT00H10M00S" calcext:value-type="time">
            <text:p>00:10:00</text:p>
          </table:table-cell>
          <table:table-cell table:formula="of:=IF([.L99]&lt;[.L98];[.M98]+[.H$2];[.M98])" office:value-type="float" office:value="40" calcext:value-type="float">
            <text:p>40</text:p>
          </table:table-cell>
          <table:table-cell table:formula="of:=OFFSET([.C$4];[.M99];0)" office:value-type="float" office:value="43748" calcext:value-type="float">
            <text:p>43748</text:p>
          </table:table-cell>
          <table:table-cell table:formula="of:=[.L99]" office:value-type="float" office:value="0.00694444444444444" calcext:value-type="float">
            <text:p>0.006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99];0)&lt;=[.O9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0]))" office:value-type="date" office:date-value="2019-10-12T01:53:59.211663" calcext:value-type="date">
            <text:p>2019-10-12 01:53:59</text:p>
          </table:table-cell>
          <table:table-cell table:style-name="ce7" table:formula="of:=[.A100]" office:value-type="date" office:date-value="2019-10-12T01:53:59.211663" calcext:value-type="date">
            <text:p>2019-10-12 01:53:59</text:p>
          </table:table-cell>
          <table:table-cell table:formula="of:=TRUNC([.A100])" office:value-type="float" office:value="43750" calcext:value-type="float">
            <text:p>43750</text:p>
          </table:table-cell>
          <table:table-cell table:style-name="ce12" table:formula="of:=[.B100]-[.C100]" office:value-type="date" office:date-value="1899-12-30T01:53:59.2116634408" calcext:value-type="date">
            <text:p>12/30/99 01:53 AM</text:p>
          </table:table-cell>
          <table:table-cell table:formula="of:=MOD([.E99]-[.$E$2];[.$H$2])+1+[.$E$2]" office:value-type="float" office:value="298" calcext:value-type="float">
            <text:p>298</text:p>
          </table:table-cell>
          <table:table-cell table:formula="of:=MOD([.F99]+1/[.$H$2];5)" office:value-type="float" office:value="4.84999999999999" calcext:value-type="float">
            <text:p>4,84999999999999</text:p>
          </table:table-cell>
          <table:table-cell table:formula="of:=IF([.F100]&lt;0.000001;[.G99]+2+1/[.$H$2];[.G99]+1/[.$H$2])" office:value-type="float" office:value="4.84999999999999" calcext:value-type="float">
            <text:p>4,84999999999999</text:p>
          </table:table-cell>
          <table:table-cell table:number-columns-repeated="4"/>
          <table:table-cell table:formula="of:=SUM(MOD(SUM([.L99]-[.L$2];[.T$2]);[.R$2]-[.L$2]);[.L$2])" office:value-type="time" office:time-value="PT00H20M00S" calcext:value-type="time">
            <text:p>00:20:00</text:p>
          </table:table-cell>
          <table:table-cell table:formula="of:=IF([.L100]&lt;[.L99];[.M99]+[.H$2];[.M99])" office:value-type="float" office:value="40" calcext:value-type="float">
            <text:p>40</text:p>
          </table:table-cell>
          <table:table-cell table:formula="of:=OFFSET([.C$4];[.M100];0)" office:value-type="float" office:value="43748" calcext:value-type="float">
            <text:p>43748</text:p>
          </table:table-cell>
          <table:table-cell table:formula="of:=[.L100]" office:value-type="float" office:value="0.0138888888888889" calcext:value-type="float">
            <text:p>0.013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100];0)&lt;=[.O10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1]))" office:value-type="date" office:date-value="2019-10-12T02:08:13.004846" calcext:value-type="date">
            <text:p>2019-10-12 02:08:13</text:p>
          </table:table-cell>
          <table:table-cell table:style-name="ce7" table:formula="of:=[.A101]" office:value-type="date" office:date-value="2019-10-12T02:08:13.004846" calcext:value-type="date">
            <text:p>2019-10-12 02:08:13</text:p>
          </table:table-cell>
          <table:table-cell table:formula="of:=TRUNC([.A101])" office:value-type="float" office:value="43750" calcext:value-type="float">
            <text:p>43750</text:p>
          </table:table-cell>
          <table:table-cell table:style-name="ce12" table:formula="of:=[.B101]-[.C101]" office:value-type="date" office:date-value="1899-12-30T02:08:13.0048459908" calcext:value-type="date">
            <text:p>12/30/99 02:08 AM</text:p>
          </table:table-cell>
          <table:table-cell table:formula="of:=MOD([.E100]-[.$E$2];[.$H$2])+1+[.$E$2]" office:value-type="float" office:value="299" calcext:value-type="float">
            <text:p>299</text:p>
          </table:table-cell>
          <table:table-cell table:formula="of:=MOD([.F100]+1/[.$H$2];5)" office:value-type="float" office:value="4.89999999999999" calcext:value-type="float">
            <text:p>4,89999999999999</text:p>
          </table:table-cell>
          <table:table-cell table:formula="of:=IF([.F101]&lt;0.000001;[.G100]+2+1/[.$H$2];[.G100]+1/[.$H$2])" office:value-type="float" office:value="4.89999999999999" calcext:value-type="float">
            <text:p>4,89999999999999</text:p>
          </table:table-cell>
          <table:table-cell table:number-columns-repeated="4"/>
          <table:table-cell table:formula="of:=SUM(MOD(SUM([.L100]-[.L$2];[.T$2]);[.R$2]-[.L$2]);[.L$2])" office:value-type="time" office:time-value="PT00H30M00S" calcext:value-type="time">
            <text:p>00:30:00</text:p>
          </table:table-cell>
          <table:table-cell table:formula="of:=IF([.L101]&lt;[.L100];[.M100]+[.H$2];[.M100])" office:value-type="float" office:value="40" calcext:value-type="float">
            <text:p>40</text:p>
          </table:table-cell>
          <table:table-cell table:formula="of:=OFFSET([.C$4];[.M101];0)" office:value-type="float" office:value="43748" calcext:value-type="float">
            <text:p>43748</text:p>
          </table:table-cell>
          <table:table-cell table:formula="of:=[.L101]" office:value-type="float" office:value="0.0208333333333333" calcext:value-type="float">
            <text:p>0.020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101];0)&lt;=[.O10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2]))" office:value-type="date" office:date-value="2019-10-12T01:58:26.966829" calcext:value-type="date">
            <text:p>2019-10-12 01:58:27</text:p>
          </table:table-cell>
          <table:table-cell table:style-name="ce7" table:formula="of:=[.A102]" office:value-type="date" office:date-value="2019-10-12T01:58:26.966829" calcext:value-type="date">
            <text:p>2019-10-12 01:58:27</text:p>
          </table:table-cell>
          <table:table-cell table:formula="of:=TRUNC([.A102])" office:value-type="float" office:value="43750" calcext:value-type="float">
            <text:p>43750</text:p>
          </table:table-cell>
          <table:table-cell table:style-name="ce12" table:formula="of:=[.B102]-[.C102]" office:value-type="date" office:date-value="1899-12-30T01:58:26.96682888083" calcext:value-type="date">
            <text:p>12/30/99 01:58 AM</text:p>
          </table:table-cell>
          <table:table-cell table:formula="of:=MOD([.E101]-[.$E$2];[.$H$2])+1+[.$E$2]" office:value-type="float" office:value="300" calcext:value-type="float">
            <text:p>300</text:p>
          </table:table-cell>
          <table:table-cell table:formula="of:=MOD([.F101]+1/[.$H$2];5)" office:value-type="float" office:value="4.94999999999999" calcext:value-type="float">
            <text:p>4,94999999999999</text:p>
          </table:table-cell>
          <table:table-cell table:formula="of:=IF([.F102]&lt;0.000001;[.G101]+2+1/[.$H$2];[.G101]+1/[.$H$2])" office:value-type="float" office:value="4.94999999999999" calcext:value-type="float">
            <text:p>4,94999999999999</text:p>
          </table:table-cell>
          <table:table-cell table:number-columns-repeated="4"/>
          <table:table-cell table:formula="of:=SUM(MOD(SUM([.L101]-[.L$2];[.T$2]);[.R$2]-[.L$2]);[.L$2])" office:value-type="time" office:time-value="PT00H40M00S" calcext:value-type="time">
            <text:p>00:40:00</text:p>
          </table:table-cell>
          <table:table-cell table:formula="of:=IF([.L102]&lt;[.L101];[.M101]+[.H$2];[.M101])" office:value-type="float" office:value="40" calcext:value-type="float">
            <text:p>40</text:p>
          </table:table-cell>
          <table:table-cell table:formula="of:=OFFSET([.C$4];[.M102];0)" office:value-type="float" office:value="43748" calcext:value-type="float">
            <text:p>43748</text:p>
          </table:table-cell>
          <table:table-cell table:formula="of:=[.L102]" office:value-type="float" office:value="0.0277777777777778" calcext:value-type="float">
            <text:p>0.027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102];0)&lt;=[.O10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3]))" office:value-type="date" office:date-value="2019-10-12T01:25:54.061928" calcext:value-type="date">
            <text:p>2019-10-12 01:25:54</text:p>
          </table:table-cell>
          <table:table-cell table:style-name="ce7" table:formula="of:=[.A103]" office:value-type="date" office:date-value="2019-10-12T01:25:54.061928" calcext:value-type="date">
            <text:p>2019-10-12 01:25:54</text:p>
          </table:table-cell>
          <table:table-cell table:formula="of:=TRUNC([.A103])" office:value-type="float" office:value="43750" calcext:value-type="float">
            <text:p>43750</text:p>
          </table:table-cell>
          <table:table-cell table:style-name="ce12" table:formula="of:=[.B103]-[.C103]" office:value-type="date" office:date-value="1899-12-30T01:25:54.0619279258" calcext:value-type="date">
            <text:p>12/30/99 01:25 AM</text:p>
          </table:table-cell>
          <table:table-cell table:formula="of:=MOD([.E102]-[.$E$2];[.$H$2])+1+[.$E$2]" office:value-type="float" office:value="281" calcext:value-type="float">
            <text:p>281</text:p>
          </table:table-cell>
          <table:table-cell table:formula="of:=MOD([.F102]+1/[.$H$2];5)" office:value-type="float" office:value="4.99999999999999" calcext:value-type="float">
            <text:p>4,99999999999999</text:p>
          </table:table-cell>
          <table:table-cell table:formula="of:=IF([.F103]&lt;0.000001;[.G102]+2+1/[.$H$2];[.G102]+1/[.$H$2])" office:value-type="float" office:value="4.99999999999999" calcext:value-type="float">
            <text:p>4,99999999999999</text:p>
          </table:table-cell>
          <table:table-cell table:number-columns-repeated="4"/>
          <table:table-cell table:formula="of:=SUM(MOD(SUM([.L102]-[.L$2];[.T$2]);[.R$2]-[.L$2]);[.L$2])" office:value-type="time" office:time-value="PT00H50M00S" calcext:value-type="time">
            <text:p>00:50:00</text:p>
          </table:table-cell>
          <table:table-cell table:formula="of:=IF([.L103]&lt;[.L102];[.M102]+[.H$2];[.M102])" office:value-type="float" office:value="40" calcext:value-type="float">
            <text:p>40</text:p>
          </table:table-cell>
          <table:table-cell table:formula="of:=OFFSET([.C$4];[.M103];0)" office:value-type="float" office:value="43748" calcext:value-type="float">
            <text:p>43748</text:p>
          </table:table-cell>
          <table:table-cell table:formula="of:=[.L103]" office:value-type="float" office:value="0.0347222222222222" calcext:value-type="float">
            <text:p>0.034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103];0)&lt;=[.O10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4]))" office:value-type="date" office:date-value="2019-10-13T01:59:55.9633" calcext:value-type="date">
            <text:p>2019-10-13 01:59:56</text:p>
          </table:table-cell>
          <table:table-cell table:style-name="ce7" table:formula="of:=[.A104]" office:value-type="date" office:date-value="2019-10-13T01:59:55.9633" calcext:value-type="date">
            <text:p>2019-10-13 01:59:56</text:p>
          </table:table-cell>
          <table:table-cell table:formula="of:=TRUNC([.A104])" office:value-type="float" office:value="43751" calcext:value-type="float">
            <text:p>43751</text:p>
          </table:table-cell>
          <table:table-cell table:style-name="ce12" table:formula="of:=[.B104]-[.C104]" office:value-type="date" office:date-value="1899-12-30T01:59:55.96330036875" calcext:value-type="date">
            <text:p>12/30/99 01:59 AM</text:p>
          </table:table-cell>
          <table:table-cell table:formula="of:=MOD([.E103]-[.$E$2];[.$H$2])+1+[.$E$2]" office:value-type="float" office:value="282" calcext:value-type="float">
            <text:p>282</text:p>
          </table:table-cell>
          <table:table-cell table:formula="of:=MOD([.F103]+1/[.$H$2];5)" office:value-type="float" office:value="0.0499999999999901" calcext:value-type="float">
            <text:p>0,04999999999999</text:p>
          </table:table-cell>
          <table:table-cell table:formula="of:=IF([.F104]&lt;0.000001;[.G103]+2+1/[.$H$2];[.G103]+1/[.$H$2])" office:value-type="float" office:value="5.04999999999999" calcext:value-type="float">
            <text:p>5,04999999999999</text:p>
          </table:table-cell>
          <table:table-cell table:number-columns-repeated="4"/>
          <table:table-cell table:formula="of:=SUM(MOD(SUM([.L103]-[.L$2];[.T$2]);[.R$2]-[.L$2]);[.L$2])" office:value-type="time" office:time-value="PT01H00M00S" calcext:value-type="time">
            <text:p>01:00:00</text:p>
          </table:table-cell>
          <table:table-cell table:formula="of:=IF([.L104]&lt;[.L103];[.M103]+[.H$2];[.M103])" office:value-type="float" office:value="40" calcext:value-type="float">
            <text:p>40</text:p>
          </table:table-cell>
          <table:table-cell table:formula="of:=OFFSET([.C$4];[.M104];0)" office:value-type="float" office:value="43748" calcext:value-type="float">
            <text:p>43748</text:p>
          </table:table-cell>
          <table:table-cell table:formula="of:=[.L104]" office:value-type="float" office:value="0.0416666666666667" calcext:value-type="float">
            <text:p>0.041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104];0)&lt;=[.O10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5]))" office:value-type="date" office:date-value="2019-10-13T01:43:10.17001" calcext:value-type="date">
            <text:p>2019-10-13 01:43:10</text:p>
          </table:table-cell>
          <table:table-cell table:style-name="ce7" table:formula="of:=[.A105]" office:value-type="date" office:date-value="2019-10-13T01:43:10.17001" calcext:value-type="date">
            <text:p>2019-10-13 01:43:10</text:p>
          </table:table-cell>
          <table:table-cell table:formula="of:=TRUNC([.A105])" office:value-type="float" office:value="43751" calcext:value-type="float">
            <text:p>43751</text:p>
          </table:table-cell>
          <table:table-cell table:style-name="ce12" table:formula="of:=[.B105]-[.C105]" office:value-type="date" office:date-value="1899-12-30T01:43:10.17000999302" calcext:value-type="date">
            <text:p>12/30/99 01:43 AM</text:p>
          </table:table-cell>
          <table:table-cell table:formula="of:=MOD([.E104]-[.$E$2];[.$H$2])+1+[.$E$2]" office:value-type="float" office:value="283" calcext:value-type="float">
            <text:p>283</text:p>
          </table:table-cell>
          <table:table-cell table:formula="of:=MOD([.F104]+1/[.$H$2];5)" office:value-type="float" office:value="0.0999999999999901" calcext:value-type="float">
            <text:p>0,09999999999999</text:p>
          </table:table-cell>
          <table:table-cell table:formula="of:=IF([.F105]&lt;0.000001;[.G104]+2+1/[.$H$2];[.G104]+1/[.$H$2])" office:value-type="float" office:value="5.09999999999999" calcext:value-type="float">
            <text:p>5,09999999999999</text:p>
          </table:table-cell>
          <table:table-cell table:number-columns-repeated="4"/>
          <table:table-cell table:formula="of:=SUM(MOD(SUM([.L104]-[.L$2];[.T$2]);[.R$2]-[.L$2]);[.L$2])" office:value-type="time" office:time-value="PT01H10M00S" calcext:value-type="time">
            <text:p>01:10:00</text:p>
          </table:table-cell>
          <table:table-cell table:formula="of:=IF([.L105]&lt;[.L104];[.M104]+[.H$2];[.M104])" office:value-type="float" office:value="40" calcext:value-type="float">
            <text:p>40</text:p>
          </table:table-cell>
          <table:table-cell table:formula="of:=OFFSET([.C$4];[.M105];0)" office:value-type="float" office:value="43748" calcext:value-type="float">
            <text:p>43748</text:p>
          </table:table-cell>
          <table:table-cell table:formula="of:=[.L105]" office:value-type="float" office:value="0.0486111111111111" calcext:value-type="float">
            <text:p>0.048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105];0)&lt;=[.O10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6]))" office:value-type="date" office:date-value="2019-10-13T01:43:10.345851" calcext:value-type="date">
            <text:p>2019-10-13 01:43:10</text:p>
          </table:table-cell>
          <table:table-cell table:style-name="ce7" table:formula="of:=[.A106]" office:value-type="date" office:date-value="2019-10-13T01:43:10.345851" calcext:value-type="date">
            <text:p>2019-10-13 01:43:10</text:p>
          </table:table-cell>
          <table:table-cell table:formula="of:=TRUNC([.A106])" office:value-type="float" office:value="43751" calcext:value-type="float">
            <text:p>43751</text:p>
          </table:table-cell>
          <table:table-cell table:style-name="ce12" table:formula="of:=[.B106]-[.C106]" office:value-type="date" office:date-value="1899-12-30T01:43:10.34585142508" calcext:value-type="date">
            <text:p>12/30/99 01:43 AM</text:p>
          </table:table-cell>
          <table:table-cell table:formula="of:=MOD([.E105]-[.$E$2];[.$H$2])+1+[.$E$2]" office:value-type="float" office:value="284" calcext:value-type="float">
            <text:p>284</text:p>
          </table:table-cell>
          <table:table-cell table:formula="of:=MOD([.F105]+1/[.$H$2];5)" office:value-type="float" office:value="0.14999999999999" calcext:value-type="float">
            <text:p>0,14999999999999</text:p>
          </table:table-cell>
          <table:table-cell table:formula="of:=IF([.F106]&lt;0.000001;[.G105]+2+1/[.$H$2];[.G105]+1/[.$H$2])" office:value-type="float" office:value="5.14999999999999" calcext:value-type="float">
            <text:p>5,14999999999999</text:p>
          </table:table-cell>
          <table:table-cell table:number-columns-repeated="4"/>
          <table:table-cell table:formula="of:=SUM(MOD(SUM([.L105]-[.L$2];[.T$2]);[.R$2]-[.L$2]);[.L$2])" office:value-type="time" office:time-value="PT01H20M00S" calcext:value-type="time">
            <text:p>01:20:00</text:p>
          </table:table-cell>
          <table:table-cell table:formula="of:=IF([.L106]&lt;[.L105];[.M105]+[.H$2];[.M105])" office:value-type="float" office:value="40" calcext:value-type="float">
            <text:p>40</text:p>
          </table:table-cell>
          <table:table-cell table:formula="of:=OFFSET([.C$4];[.M106];0)" office:value-type="float" office:value="43748" calcext:value-type="float">
            <text:p>43748</text:p>
          </table:table-cell>
          <table:table-cell table:formula="of:=[.L106]" office:value-type="float" office:value="0.0555555555555556" calcext:value-type="float">
            <text:p>0.055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106];0)&lt;=[.O10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7]))" office:value-type="date" office:date-value="2019-10-13T02:22:17.216831" calcext:value-type="date">
            <text:p>2019-10-13 02:22:17</text:p>
          </table:table-cell>
          <table:table-cell table:style-name="ce7" table:formula="of:=[.A107]" office:value-type="date" office:date-value="2019-10-13T02:22:17.216831" calcext:value-type="date">
            <text:p>2019-10-13 02:22:17</text:p>
          </table:table-cell>
          <table:table-cell table:formula="of:=TRUNC([.A107])" office:value-type="float" office:value="43751" calcext:value-type="float">
            <text:p>43751</text:p>
          </table:table-cell>
          <table:table-cell table:style-name="ce12" table:formula="of:=[.B107]-[.C107]" office:value-type="date" office:date-value="1899-12-30T02:22:17.21683050971" calcext:value-type="date">
            <text:p>12/30/99 02:22 AM</text:p>
          </table:table-cell>
          <table:table-cell table:formula="of:=MOD([.E106]-[.$E$2];[.$H$2])+1+[.$E$2]" office:value-type="float" office:value="285" calcext:value-type="float">
            <text:p>285</text:p>
          </table:table-cell>
          <table:table-cell table:formula="of:=MOD([.F106]+1/[.$H$2];5)" office:value-type="float" office:value="0.19999999999999" calcext:value-type="float">
            <text:p>0,19999999999999</text:p>
          </table:table-cell>
          <table:table-cell table:formula="of:=IF([.F107]&lt;0.000001;[.G106]+2+1/[.$H$2];[.G106]+1/[.$H$2])" office:value-type="float" office:value="5.19999999999999" calcext:value-type="float">
            <text:p>5,19999999999999</text:p>
          </table:table-cell>
          <table:table-cell table:number-columns-repeated="4"/>
          <table:table-cell table:formula="of:=SUM(MOD(SUM([.L106]-[.L$2];[.T$2]);[.R$2]-[.L$2]);[.L$2])" office:value-type="time" office:time-value="PT01H30M00S" calcext:value-type="time">
            <text:p>01:30:00</text:p>
          </table:table-cell>
          <table:table-cell table:formula="of:=IF([.L107]&lt;[.L106];[.M106]+[.H$2];[.M106])" office:value-type="float" office:value="40" calcext:value-type="float">
            <text:p>40</text:p>
          </table:table-cell>
          <table:table-cell table:formula="of:=OFFSET([.C$4];[.M107];0)" office:value-type="float" office:value="43748" calcext:value-type="float">
            <text:p>43748</text:p>
          </table:table-cell>
          <table:table-cell table:formula="of:=[.L107]" office:value-type="float" office:value="0.0625" calcext:value-type="float">
            <text:p>0.0625</text:p>
          </table:table-cell>
          <table:table-cell office:value-type="float" office:value="282" calcext:value-type="float">
            <text:p>282</text:p>
          </table:table-cell>
          <table:table-cell table:formula="of:=IF(OFFSET([.D$4];[.M107];0)&lt;=[.O10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8]))" office:value-type="date" office:date-value="2019-10-13T02:34:48.615919" calcext:value-type="date">
            <text:p>2019-10-13 02:34:49</text:p>
          </table:table-cell>
          <table:table-cell table:style-name="ce7" table:formula="of:=[.A108]" office:value-type="date" office:date-value="2019-10-13T02:34:48.615919" calcext:value-type="date">
            <text:p>2019-10-13 02:34:49</text:p>
          </table:table-cell>
          <table:table-cell table:formula="of:=TRUNC([.A108])" office:value-type="float" office:value="43751" calcext:value-type="float">
            <text:p>43751</text:p>
          </table:table-cell>
          <table:table-cell table:style-name="ce12" table:formula="of:=[.B108]-[.C108]" office:value-type="date" office:date-value="1899-12-30T02:34:48.61591948662" calcext:value-type="date">
            <text:p>12/30/99 02:34 AM</text:p>
          </table:table-cell>
          <table:table-cell table:formula="of:=MOD([.E107]-[.$E$2];[.$H$2])+1+[.$E$2]" office:value-type="float" office:value="286" calcext:value-type="float">
            <text:p>286</text:p>
          </table:table-cell>
          <table:table-cell table:formula="of:=MOD([.F107]+1/[.$H$2];5)" office:value-type="float" office:value="0.24999999999999" calcext:value-type="float">
            <text:p>0,24999999999999</text:p>
          </table:table-cell>
          <table:table-cell table:formula="of:=IF([.F108]&lt;0.000001;[.G107]+2+1/[.$H$2];[.G107]+1/[.$H$2])" office:value-type="float" office:value="5.24999999999999" calcext:value-type="float">
            <text:p>5,24999999999999</text:p>
          </table:table-cell>
          <table:table-cell table:number-columns-repeated="4"/>
          <table:table-cell table:formula="of:=SUM(MOD(SUM([.L107]-[.L$2];[.T$2]);[.R$2]-[.L$2]);[.L$2])" office:value-type="time" office:time-value="PT01H40M00S" calcext:value-type="time">
            <text:p>01:40:00</text:p>
          </table:table-cell>
          <table:table-cell table:formula="of:=IF([.L108]&lt;[.L107];[.M107]+[.H$2];[.M107])" office:value-type="float" office:value="40" calcext:value-type="float">
            <text:p>40</text:p>
          </table:table-cell>
          <table:table-cell table:formula="of:=OFFSET([.C$4];[.M108];0)" office:value-type="float" office:value="43748" calcext:value-type="float">
            <text:p>43748</text:p>
          </table:table-cell>
          <table:table-cell table:formula="of:=[.L108]" office:value-type="float" office:value="0.0694444444444444" calcext:value-type="float">
            <text:p>0.069444444444445</text:p>
          </table:table-cell>
          <table:table-cell office:value-type="float" office:value="282" calcext:value-type="float">
            <text:p>282</text:p>
          </table:table-cell>
          <table:table-cell table:formula="of:=IF(OFFSET([.D$4];[.M108];0)&lt;=[.O10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9]))" office:value-type="date" office:date-value="2019-10-13T01:48:34.380128" calcext:value-type="date">
            <text:p>2019-10-13 01:48:34</text:p>
          </table:table-cell>
          <table:table-cell table:style-name="ce7" table:formula="of:=[.A109]" office:value-type="date" office:date-value="2019-10-13T01:48:34.380128" calcext:value-type="date">
            <text:p>2019-10-13 01:48:34</text:p>
          </table:table-cell>
          <table:table-cell table:formula="of:=TRUNC([.A109])" office:value-type="float" office:value="43751" calcext:value-type="float">
            <text:p>43751</text:p>
          </table:table-cell>
          <table:table-cell table:style-name="ce12" table:formula="of:=[.B109]-[.C109]" office:value-type="date" office:date-value="1899-12-30T01:48:34.38012784347" calcext:value-type="date">
            <text:p>12/30/99 01:48 AM</text:p>
          </table:table-cell>
          <table:table-cell table:formula="of:=MOD([.E108]-[.$E$2];[.$H$2])+1+[.$E$2]" office:value-type="float" office:value="287" calcext:value-type="float">
            <text:p>287</text:p>
          </table:table-cell>
          <table:table-cell table:formula="of:=MOD([.F108]+1/[.$H$2];5)" office:value-type="float" office:value="0.29999999999999" calcext:value-type="float">
            <text:p>0,29999999999999</text:p>
          </table:table-cell>
          <table:table-cell table:formula="of:=IF([.F109]&lt;0.000001;[.G108]+2+1/[.$H$2];[.G108]+1/[.$H$2])" office:value-type="float" office:value="5.29999999999999" calcext:value-type="float">
            <text:p>5,29999999999999</text:p>
          </table:table-cell>
          <table:table-cell table:number-columns-repeated="4"/>
          <table:table-cell table:formula="of:=SUM(MOD(SUM([.L108]-[.L$2];[.T$2]);[.R$2]-[.L$2]);[.L$2])" office:value-type="time" office:time-value="PT01H50M00S" calcext:value-type="time">
            <text:p>01:50:00</text:p>
          </table:table-cell>
          <table:table-cell table:formula="of:=IF([.L109]&lt;[.L108];[.M108]+[.H$2];[.M108])" office:value-type="float" office:value="40" calcext:value-type="float">
            <text:p>40</text:p>
          </table:table-cell>
          <table:table-cell table:formula="of:=OFFSET([.C$4];[.M109];0)" office:value-type="float" office:value="43748" calcext:value-type="float">
            <text:p>43748</text:p>
          </table:table-cell>
          <table:table-cell table:formula="of:=[.L109]" office:value-type="float" office:value="0.0763888888888889" calcext:value-type="float">
            <text:p>0.076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109];0)&lt;=[.O10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0]))" office:value-type="date" office:date-value="2019-10-13T01:45:17.337476" calcext:value-type="date">
            <text:p>2019-10-13 01:45:17</text:p>
          </table:table-cell>
          <table:table-cell table:style-name="ce7" table:formula="of:=[.A110]" office:value-type="date" office:date-value="2019-10-13T01:45:17.337476" calcext:value-type="date">
            <text:p>2019-10-13 01:45:17</text:p>
          </table:table-cell>
          <table:table-cell table:formula="of:=TRUNC([.A110])" office:value-type="float" office:value="43751" calcext:value-type="float">
            <text:p>43751</text:p>
          </table:table-cell>
          <table:table-cell table:style-name="ce12" table:formula="of:=[.B110]-[.C110]" office:value-type="date" office:date-value="1899-12-30T01:45:17.3374755308" calcext:value-type="date">
            <text:p>12/30/99 01:45 AM</text:p>
          </table:table-cell>
          <table:table-cell table:formula="of:=MOD([.E109]-[.$E$2];[.$H$2])+1+[.$E$2]" office:value-type="float" office:value="288" calcext:value-type="float">
            <text:p>288</text:p>
          </table:table-cell>
          <table:table-cell table:formula="of:=MOD([.F109]+1/[.$H$2];5)" office:value-type="float" office:value="0.34999999999999" calcext:value-type="float">
            <text:p>0,34999999999999</text:p>
          </table:table-cell>
          <table:table-cell table:formula="of:=IF([.F110]&lt;0.000001;[.G109]+2+1/[.$H$2];[.G109]+1/[.$H$2])" office:value-type="float" office:value="5.34999999999999" calcext:value-type="float">
            <text:p>5,34999999999999</text:p>
          </table:table-cell>
          <table:table-cell table:number-columns-repeated="4"/>
          <table:table-cell table:formula="of:=SUM(MOD(SUM([.L109]-[.L$2];[.T$2]);[.R$2]-[.L$2]);[.L$2])" office:value-type="time" office:time-value="PT02H00M00S" calcext:value-type="time">
            <text:p>02:00:00</text:p>
          </table:table-cell>
          <table:table-cell table:formula="of:=IF([.L110]&lt;[.L109];[.M109]+[.H$2];[.M109])" office:value-type="float" office:value="40" calcext:value-type="float">
            <text:p>40</text:p>
          </table:table-cell>
          <table:table-cell table:formula="of:=OFFSET([.C$4];[.M110];0)" office:value-type="float" office:value="43748" calcext:value-type="float">
            <text:p>43748</text:p>
          </table:table-cell>
          <table:table-cell table:formula="of:=[.L110]" office:value-type="float" office:value="0.0833333333333333" calcext:value-type="float">
            <text:p>0.083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110];0)&lt;=[.O11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1]))" office:value-type="date" office:date-value="2019-10-13T01:43:41.770998" calcext:value-type="date">
            <text:p>2019-10-13 01:43:42</text:p>
          </table:table-cell>
          <table:table-cell table:style-name="ce7" table:formula="of:=[.A111]" office:value-type="date" office:date-value="2019-10-13T01:43:41.770998" calcext:value-type="date">
            <text:p>2019-10-13 01:43:42</text:p>
          </table:table-cell>
          <table:table-cell table:formula="of:=TRUNC([.A111])" office:value-type="float" office:value="43751" calcext:value-type="float">
            <text:p>43751</text:p>
          </table:table-cell>
          <table:table-cell table:style-name="ce12" table:formula="of:=[.B111]-[.C111]" office:value-type="date" office:date-value="1899-12-30T01:43:41.77099781111" calcext:value-type="date">
            <text:p>12/30/99 01:43 AM</text:p>
          </table:table-cell>
          <table:table-cell table:formula="of:=MOD([.E110]-[.$E$2];[.$H$2])+1+[.$E$2]" office:value-type="float" office:value="289" calcext:value-type="float">
            <text:p>289</text:p>
          </table:table-cell>
          <table:table-cell table:formula="of:=MOD([.F110]+1/[.$H$2];5)" office:value-type="float" office:value="0.39999999999999" calcext:value-type="float">
            <text:p>0,39999999999999</text:p>
          </table:table-cell>
          <table:table-cell table:formula="of:=IF([.F111]&lt;0.000001;[.G110]+2+1/[.$H$2];[.G110]+1/[.$H$2])" office:value-type="float" office:value="5.39999999999999" calcext:value-type="float">
            <text:p>5,39999999999999</text:p>
          </table:table-cell>
          <table:table-cell table:number-columns-repeated="4"/>
          <table:table-cell table:formula="of:=SUM(MOD(SUM([.L110]-[.L$2];[.T$2]);[.R$2]-[.L$2]);[.L$2])" office:value-type="time" office:time-value="PT02H10M00S" calcext:value-type="time">
            <text:p>02:10:00</text:p>
          </table:table-cell>
          <table:table-cell table:formula="of:=IF([.L111]&lt;[.L110];[.M110]+[.H$2];[.M110])" office:value-type="float" office:value="40" calcext:value-type="float">
            <text:p>40</text:p>
          </table:table-cell>
          <table:table-cell table:formula="of:=OFFSET([.C$4];[.M111];0)" office:value-type="float" office:value="43748" calcext:value-type="float">
            <text:p>43748</text:p>
          </table:table-cell>
          <table:table-cell table:formula="of:=[.L111]" office:value-type="float" office:value="0.0902777777777778" calcext:value-type="float">
            <text:p>0.0902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111];0)&lt;=[.O11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2]))" office:value-type="date" office:date-value="2019-10-13T02:05:06.727365" calcext:value-type="date">
            <text:p>2019-10-13 02:05:07</text:p>
          </table:table-cell>
          <table:table-cell table:style-name="ce7" table:formula="of:=[.A112]" office:value-type="date" office:date-value="2019-10-13T02:05:06.727365" calcext:value-type="date">
            <text:p>2019-10-13 02:05:07</text:p>
          </table:table-cell>
          <table:table-cell table:formula="of:=TRUNC([.A112])" office:value-type="float" office:value="43751" calcext:value-type="float">
            <text:p>43751</text:p>
          </table:table-cell>
          <table:table-cell table:style-name="ce12" table:formula="of:=[.B112]-[.C112]" office:value-type="date" office:date-value="1899-12-30T02:05:06.7273654975" calcext:value-type="date">
            <text:p>12/30/99 02:05 AM</text:p>
          </table:table-cell>
          <table:table-cell table:formula="of:=MOD([.E111]-[.$E$2];[.$H$2])+1+[.$E$2]" office:value-type="float" office:value="290" calcext:value-type="float">
            <text:p>290</text:p>
          </table:table-cell>
          <table:table-cell table:formula="of:=MOD([.F111]+1/[.$H$2];5)" office:value-type="float" office:value="0.44999999999999" calcext:value-type="float">
            <text:p>0,44999999999999</text:p>
          </table:table-cell>
          <table:table-cell table:formula="of:=IF([.F112]&lt;0.000001;[.G111]+2+1/[.$H$2];[.G111]+1/[.$H$2])" office:value-type="float" office:value="5.44999999999999" calcext:value-type="float">
            <text:p>5,44999999999999</text:p>
          </table:table-cell>
          <table:table-cell table:number-columns-repeated="4"/>
          <table:table-cell table:formula="of:=SUM(MOD(SUM([.L111]-[.L$2];[.T$2]);[.R$2]-[.L$2]);[.L$2])" office:value-type="time" office:time-value="PT02H20M00S" calcext:value-type="time">
            <text:p>02:20:00</text:p>
          </table:table-cell>
          <table:table-cell table:formula="of:=IF([.L112]&lt;[.L111];[.M111]+[.H$2];[.M111])" office:value-type="float" office:value="40" calcext:value-type="float">
            <text:p>40</text:p>
          </table:table-cell>
          <table:table-cell table:formula="of:=OFFSET([.C$4];[.M112];0)" office:value-type="float" office:value="43748" calcext:value-type="float">
            <text:p>43748</text:p>
          </table:table-cell>
          <table:table-cell table:formula="of:=[.L112]" office:value-type="float" office:value="0.0972222222222222" calcext:value-type="float">
            <text:p>0.0972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112];0)&lt;=[.O11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3]))" office:value-type="date" office:date-value="2019-10-13T02:03:40.597462" calcext:value-type="date">
            <text:p>2019-10-13 02:03:41</text:p>
          </table:table-cell>
          <table:table-cell table:style-name="ce7" table:formula="of:=[.A113]" office:value-type="date" office:date-value="2019-10-13T02:03:40.597462" calcext:value-type="date">
            <text:p>2019-10-13 02:03:41</text:p>
          </table:table-cell>
          <table:table-cell table:formula="of:=TRUNC([.A113])" office:value-type="float" office:value="43751" calcext:value-type="float">
            <text:p>43751</text:p>
          </table:table-cell>
          <table:table-cell table:style-name="ce12" table:formula="of:=[.B113]-[.C113]" office:value-type="date" office:date-value="1899-12-30T02:03:40.59746214654" calcext:value-type="date">
            <text:p>12/30/99 02:03 AM</text:p>
          </table:table-cell>
          <table:table-cell table:formula="of:=MOD([.E112]-[.$E$2];[.$H$2])+1+[.$E$2]" office:value-type="float" office:value="291" calcext:value-type="float">
            <text:p>291</text:p>
          </table:table-cell>
          <table:table-cell table:formula="of:=MOD([.F112]+1/[.$H$2];5)" office:value-type="float" office:value="0.49999999999999" calcext:value-type="float">
            <text:p>0,49999999999999</text:p>
          </table:table-cell>
          <table:table-cell table:formula="of:=IF([.F113]&lt;0.000001;[.G112]+2+1/[.$H$2];[.G112]+1/[.$H$2])" office:value-type="float" office:value="5.49999999999999" calcext:value-type="float">
            <text:p>5,49999999999999</text:p>
          </table:table-cell>
          <table:table-cell table:number-columns-repeated="4"/>
          <table:table-cell table:formula="of:=SUM(MOD(SUM([.L112]-[.L$2];[.T$2]);[.R$2]-[.L$2]);[.L$2])" office:value-type="time" office:time-value="PT02H30M00S" calcext:value-type="time">
            <text:p>02:30:00</text:p>
          </table:table-cell>
          <table:table-cell table:formula="of:=IF([.L113]&lt;[.L112];[.M112]+[.H$2];[.M112])" office:value-type="float" office:value="40" calcext:value-type="float">
            <text:p>40</text:p>
          </table:table-cell>
          <table:table-cell table:formula="of:=OFFSET([.C$4];[.M113];0)" office:value-type="float" office:value="43748" calcext:value-type="float">
            <text:p>43748</text:p>
          </table:table-cell>
          <table:table-cell table:formula="of:=[.L113]" office:value-type="float" office:value="0.104166666666667" calcext:value-type="float">
            <text:p>0.1041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113];0)&lt;=[.O11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4]))" office:value-type="date" office:date-value="2019-10-13T01:52:42.824301" calcext:value-type="date">
            <text:p>2019-10-13 01:52:43</text:p>
          </table:table-cell>
          <table:table-cell table:style-name="ce7" table:formula="of:=[.A114]" office:value-type="date" office:date-value="2019-10-13T01:52:42.824301" calcext:value-type="date">
            <text:p>2019-10-13 01:52:43</text:p>
          </table:table-cell>
          <table:table-cell table:formula="of:=TRUNC([.A114])" office:value-type="float" office:value="43751" calcext:value-type="float">
            <text:p>43751</text:p>
          </table:table-cell>
          <table:table-cell table:style-name="ce12" table:formula="of:=[.B114]-[.C114]" office:value-type="date" office:date-value="1899-12-30T01:52:42.82430116553" calcext:value-type="date">
            <text:p>12/30/99 01:52 AM</text:p>
          </table:table-cell>
          <table:table-cell table:formula="of:=MOD([.E113]-[.$E$2];[.$H$2])+1+[.$E$2]" office:value-type="float" office:value="292" calcext:value-type="float">
            <text:p>292</text:p>
          </table:table-cell>
          <table:table-cell table:formula="of:=MOD([.F113]+1/[.$H$2];5)" office:value-type="float" office:value="0.54999999999999" calcext:value-type="float">
            <text:p>0,54999999999999</text:p>
          </table:table-cell>
          <table:table-cell table:formula="of:=IF([.F114]&lt;0.000001;[.G113]+2+1/[.$H$2];[.G113]+1/[.$H$2])" office:value-type="float" office:value="5.54999999999999" calcext:value-type="float">
            <text:p>5,54999999999999</text:p>
          </table:table-cell>
          <table:table-cell table:number-columns-repeated="4"/>
          <table:table-cell table:formula="of:=SUM(MOD(SUM([.L113]-[.L$2];[.T$2]);[.R$2]-[.L$2]);[.L$2])" office:value-type="time" office:time-value="PT02H40M00S" calcext:value-type="time">
            <text:p>02:40:00</text:p>
          </table:table-cell>
          <table:table-cell table:formula="of:=IF([.L114]&lt;[.L113];[.M113]+[.H$2];[.M113])" office:value-type="float" office:value="40" calcext:value-type="float">
            <text:p>40</text:p>
          </table:table-cell>
          <table:table-cell table:formula="of:=OFFSET([.C$4];[.M114];0)" office:value-type="float" office:value="43748" calcext:value-type="float">
            <text:p>43748</text:p>
          </table:table-cell>
          <table:table-cell table:formula="of:=[.L114]" office:value-type="float" office:value="0.111111111111111" calcext:value-type="float">
            <text:p>0.1111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114];0)&lt;=[.O11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5]))" office:value-type="date" office:date-value="2019-10-13T02:04:18.421201" calcext:value-type="date">
            <text:p>2019-10-13 02:04:18</text:p>
          </table:table-cell>
          <table:table-cell table:style-name="ce7" table:formula="of:=[.A115]" office:value-type="date" office:date-value="2019-10-13T02:04:18.421201" calcext:value-type="date">
            <text:p>2019-10-13 02:04:18</text:p>
          </table:table-cell>
          <table:table-cell table:formula="of:=TRUNC([.A115])" office:value-type="float" office:value="43751" calcext:value-type="float">
            <text:p>43751</text:p>
          </table:table-cell>
          <table:table-cell table:style-name="ce12" table:formula="of:=[.B115]-[.C115]" office:value-type="date" office:date-value="1899-12-30T02:04:18.42120086309" calcext:value-type="date">
            <text:p>12/30/99 02:04 AM</text:p>
          </table:table-cell>
          <table:table-cell table:formula="of:=MOD([.E114]-[.$E$2];[.$H$2])+1+[.$E$2]" office:value-type="float" office:value="293" calcext:value-type="float">
            <text:p>293</text:p>
          </table:table-cell>
          <table:table-cell table:formula="of:=MOD([.F114]+1/[.$H$2];5)" office:value-type="float" office:value="0.59999999999999" calcext:value-type="float">
            <text:p>0,59999999999999</text:p>
          </table:table-cell>
          <table:table-cell table:formula="of:=IF([.F115]&lt;0.000001;[.G114]+2+1/[.$H$2];[.G114]+1/[.$H$2])" office:value-type="float" office:value="5.59999999999999" calcext:value-type="float">
            <text:p>5,59999999999999</text:p>
          </table:table-cell>
          <table:table-cell table:number-columns-repeated="4"/>
          <table:table-cell table:formula="of:=SUM(MOD(SUM([.L114]-[.L$2];[.T$2]);[.R$2]-[.L$2]);[.L$2])" office:value-type="time" office:time-value="PT02H50M00S" calcext:value-type="time">
            <text:p>02:50:00</text:p>
          </table:table-cell>
          <table:table-cell table:formula="of:=IF([.L115]&lt;[.L114];[.M114]+[.H$2];[.M114])" office:value-type="float" office:value="40" calcext:value-type="float">
            <text:p>40</text:p>
          </table:table-cell>
          <table:table-cell table:formula="of:=OFFSET([.C$4];[.M115];0)" office:value-type="float" office:value="43748" calcext:value-type="float">
            <text:p>43748</text:p>
          </table:table-cell>
          <table:table-cell table:formula="of:=[.L115]" office:value-type="float" office:value="0.118055555555556" calcext:value-type="float">
            <text:p>0.1180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115];0)&lt;=[.O11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6]))" office:value-type="date" office:date-value="2019-10-13T01:52:57.455682" calcext:value-type="date">
            <text:p>2019-10-13 01:52:57</text:p>
          </table:table-cell>
          <table:table-cell table:style-name="ce7" table:formula="of:=[.A116]" office:value-type="date" office:date-value="2019-10-13T01:52:57.455682" calcext:value-type="date">
            <text:p>2019-10-13 01:52:57</text:p>
          </table:table-cell>
          <table:table-cell table:formula="of:=TRUNC([.A116])" office:value-type="float" office:value="43751" calcext:value-type="float">
            <text:p>43751</text:p>
          </table:table-cell>
          <table:table-cell table:style-name="ce12" table:formula="of:=[.B116]-[.C116]" office:value-type="date" office:date-value="1899-12-30T01:52:57.45568177197" calcext:value-type="date">
            <text:p>12/30/99 01:52 AM</text:p>
          </table:table-cell>
          <table:table-cell table:formula="of:=MOD([.E115]-[.$E$2];[.$H$2])+1+[.$E$2]" office:value-type="float" office:value="294" calcext:value-type="float">
            <text:p>294</text:p>
          </table:table-cell>
          <table:table-cell table:formula="of:=MOD([.F115]+1/[.$H$2];5)" office:value-type="float" office:value="0.64999999999999" calcext:value-type="float">
            <text:p>0,64999999999999</text:p>
          </table:table-cell>
          <table:table-cell table:formula="of:=IF([.F116]&lt;0.000001;[.G115]+2+1/[.$H$2];[.G115]+1/[.$H$2])" office:value-type="float" office:value="5.64999999999999" calcext:value-type="float">
            <text:p>5,64999999999999</text:p>
          </table:table-cell>
          <table:table-cell table:number-columns-repeated="4"/>
          <table:table-cell table:formula="of:=SUM(MOD(SUM([.L115]-[.L$2];[.T$2]);[.R$2]-[.L$2]);[.L$2])" office:value-type="time" office:time-value="PT03H00M00S" calcext:value-type="time">
            <text:p>03:00:00</text:p>
          </table:table-cell>
          <table:table-cell table:formula="of:=IF([.L116]&lt;[.L115];[.M115]+[.H$2];[.M115])" office:value-type="float" office:value="40" calcext:value-type="float">
            <text:p>40</text:p>
          </table:table-cell>
          <table:table-cell table:formula="of:=OFFSET([.C$4];[.M116];0)" office:value-type="float" office:value="43748" calcext:value-type="float">
            <text:p>43748</text:p>
          </table:table-cell>
          <table:table-cell table:formula="of:=[.L116]" office:value-type="float" office:value="0.125" calcext:value-type="float">
            <text:p>0.125</text:p>
          </table:table-cell>
          <table:table-cell office:value-type="float" office:value="282" calcext:value-type="float">
            <text:p>282</text:p>
          </table:table-cell>
          <table:table-cell table:formula="of:=IF(OFFSET([.D$4];[.M116];0)&lt;=[.O11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7]))" office:value-type="date" office:date-value="2019-10-13T01:32:47.898169" calcext:value-type="date">
            <text:p>2019-10-13 01:32:48</text:p>
          </table:table-cell>
          <table:table-cell table:style-name="ce7" table:formula="of:=[.A117]" office:value-type="date" office:date-value="2019-10-13T01:32:47.898169" calcext:value-type="date">
            <text:p>2019-10-13 01:32:48</text:p>
          </table:table-cell>
          <table:table-cell table:formula="of:=TRUNC([.A117])" office:value-type="float" office:value="43751" calcext:value-type="float">
            <text:p>43751</text:p>
          </table:table-cell>
          <table:table-cell table:style-name="ce12" table:formula="of:=[.B117]-[.C117]" office:value-type="date" office:date-value="1899-12-30T01:32:47.89816897362" calcext:value-type="date">
            <text:p>12/30/99 01:32 AM</text:p>
          </table:table-cell>
          <table:table-cell table:formula="of:=MOD([.E116]-[.$E$2];[.$H$2])+1+[.$E$2]" office:value-type="float" office:value="295" calcext:value-type="float">
            <text:p>295</text:p>
          </table:table-cell>
          <table:table-cell table:formula="of:=MOD([.F116]+1/[.$H$2];5)" office:value-type="float" office:value="0.69999999999999" calcext:value-type="float">
            <text:p>0,69999999999999</text:p>
          </table:table-cell>
          <table:table-cell table:formula="of:=IF([.F117]&lt;0.000001;[.G116]+2+1/[.$H$2];[.G116]+1/[.$H$2])" office:value-type="float" office:value="5.69999999999999" calcext:value-type="float">
            <text:p>5,69999999999999</text:p>
          </table:table-cell>
          <table:table-cell table:number-columns-repeated="4"/>
          <table:table-cell table:formula="of:=SUM(MOD(SUM([.L116]-[.L$2];[.T$2]);[.R$2]-[.L$2]);[.L$2])" office:value-type="time" office:time-value="PT03H10M00S" calcext:value-type="time">
            <text:p>03:10:00</text:p>
          </table:table-cell>
          <table:table-cell table:formula="of:=IF([.L117]&lt;[.L116];[.M116]+[.H$2];[.M116])" office:value-type="float" office:value="40" calcext:value-type="float">
            <text:p>40</text:p>
          </table:table-cell>
          <table:table-cell table:formula="of:=OFFSET([.C$4];[.M117];0)" office:value-type="float" office:value="43748" calcext:value-type="float">
            <text:p>43748</text:p>
          </table:table-cell>
          <table:table-cell table:formula="of:=[.L117]" office:value-type="float" office:value="0.131944444444444" calcext:value-type="float">
            <text:p>0.131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117];0)&lt;=[.O11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8]))" office:value-type="date" office:date-value="2019-10-13T01:52:45.771816" calcext:value-type="date">
            <text:p>2019-10-13 01:52:46</text:p>
          </table:table-cell>
          <table:table-cell table:style-name="ce7" table:formula="of:=[.A118]" office:value-type="date" office:date-value="2019-10-13T01:52:45.771816" calcext:value-type="date">
            <text:p>2019-10-13 01:52:46</text:p>
          </table:table-cell>
          <table:table-cell table:formula="of:=TRUNC([.A118])" office:value-type="float" office:value="43751" calcext:value-type="float">
            <text:p>43751</text:p>
          </table:table-cell>
          <table:table-cell table:style-name="ce12" table:formula="of:=[.B118]-[.C118]" office:value-type="date" office:date-value="1899-12-30T01:52:45.77181648463" calcext:value-type="date">
            <text:p>12/30/99 01:52 AM</text:p>
          </table:table-cell>
          <table:table-cell table:formula="of:=MOD([.E117]-[.$E$2];[.$H$2])+1+[.$E$2]" office:value-type="float" office:value="296" calcext:value-type="float">
            <text:p>296</text:p>
          </table:table-cell>
          <table:table-cell table:formula="of:=MOD([.F117]+1/[.$H$2];5)" office:value-type="float" office:value="0.74999999999999" calcext:value-type="float">
            <text:p>0,74999999999999</text:p>
          </table:table-cell>
          <table:table-cell table:formula="of:=IF([.F118]&lt;0.000001;[.G117]+2+1/[.$H$2];[.G117]+1/[.$H$2])" office:value-type="float" office:value="5.74999999999999" calcext:value-type="float">
            <text:p>5,74999999999999</text:p>
          </table:table-cell>
          <table:table-cell table:number-columns-repeated="4"/>
          <table:table-cell table:formula="of:=SUM(MOD(SUM([.L117]-[.L$2];[.T$2]);[.R$2]-[.L$2]);[.L$2])" office:value-type="time" office:time-value="PT03H20M00S" calcext:value-type="time">
            <text:p>03:20:00</text:p>
          </table:table-cell>
          <table:table-cell table:formula="of:=IF([.L118]&lt;[.L117];[.M117]+[.H$2];[.M117])" office:value-type="float" office:value="40" calcext:value-type="float">
            <text:p>40</text:p>
          </table:table-cell>
          <table:table-cell table:formula="of:=OFFSET([.C$4];[.M118];0)" office:value-type="float" office:value="43748" calcext:value-type="float">
            <text:p>43748</text:p>
          </table:table-cell>
          <table:table-cell table:formula="of:=[.L118]" office:value-type="float" office:value="0.138888888888889" calcext:value-type="float">
            <text:p>0.138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118];0)&lt;=[.O11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9]))" office:value-type="date" office:date-value="2019-10-13T02:15:12.681409" calcext:value-type="date">
            <text:p>2019-10-13 02:15:13</text:p>
          </table:table-cell>
          <table:table-cell table:style-name="ce7" table:formula="of:=[.A119]" office:value-type="date" office:date-value="2019-10-13T02:15:12.681409" calcext:value-type="date">
            <text:p>2019-10-13 02:15:13</text:p>
          </table:table-cell>
          <table:table-cell table:formula="of:=TRUNC([.A119])" office:value-type="float" office:value="43751" calcext:value-type="float">
            <text:p>43751</text:p>
          </table:table-cell>
          <table:table-cell table:style-name="ce12" table:formula="of:=[.B119]-[.C119]" office:value-type="date" office:date-value="1899-12-30T02:15:12.68140878528" calcext:value-type="date">
            <text:p>12/30/99 02:15 AM</text:p>
          </table:table-cell>
          <table:table-cell table:formula="of:=MOD([.E118]-[.$E$2];[.$H$2])+1+[.$E$2]" office:value-type="float" office:value="297" calcext:value-type="float">
            <text:p>297</text:p>
          </table:table-cell>
          <table:table-cell table:formula="of:=MOD([.F118]+1/[.$H$2];5)" office:value-type="float" office:value="0.79999999999999" calcext:value-type="float">
            <text:p>0,79999999999999</text:p>
          </table:table-cell>
          <table:table-cell table:formula="of:=IF([.F119]&lt;0.000001;[.G118]+2+1/[.$H$2];[.G118]+1/[.$H$2])" office:value-type="float" office:value="5.79999999999999" calcext:value-type="float">
            <text:p>5,79999999999999</text:p>
          </table:table-cell>
          <table:table-cell table:number-columns-repeated="4"/>
          <table:table-cell table:formula="of:=SUM(MOD(SUM([.L118]-[.L$2];[.T$2]);[.R$2]-[.L$2]);[.L$2])" office:value-type="time" office:time-value="PT03H30M00S" calcext:value-type="time">
            <text:p>03:30:00</text:p>
          </table:table-cell>
          <table:table-cell table:formula="of:=IF([.L119]&lt;[.L118];[.M118]+[.H$2];[.M118])" office:value-type="float" office:value="40" calcext:value-type="float">
            <text:p>40</text:p>
          </table:table-cell>
          <table:table-cell table:formula="of:=OFFSET([.C$4];[.M119];0)" office:value-type="float" office:value="43748" calcext:value-type="float">
            <text:p>43748</text:p>
          </table:table-cell>
          <table:table-cell table:formula="of:=[.L119]" office:value-type="float" office:value="0.145833333333333" calcext:value-type="float">
            <text:p>0.145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119];0)&lt;=[.O11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0]))" office:value-type="date" office:date-value="2019-10-13T02:03:19.052284" calcext:value-type="date">
            <text:p>2019-10-13 02:03:19</text:p>
          </table:table-cell>
          <table:table-cell table:style-name="ce7" table:formula="of:=[.A120]" office:value-type="date" office:date-value="2019-10-13T02:03:19.052284" calcext:value-type="date">
            <text:p>2019-10-13 02:03:19</text:p>
          </table:table-cell>
          <table:table-cell table:formula="of:=TRUNC([.A120])" office:value-type="float" office:value="43751" calcext:value-type="float">
            <text:p>43751</text:p>
          </table:table-cell>
          <table:table-cell table:style-name="ce12" table:formula="of:=[.B120]-[.C120]" office:value-type="date" office:date-value="1899-12-30T02:03:19.05228379648" calcext:value-type="date">
            <text:p>12/30/99 02:03 AM</text:p>
          </table:table-cell>
          <table:table-cell table:formula="of:=MOD([.E119]-[.$E$2];[.$H$2])+1+[.$E$2]" office:value-type="float" office:value="298" calcext:value-type="float">
            <text:p>298</text:p>
          </table:table-cell>
          <table:table-cell table:formula="of:=MOD([.F119]+1/[.$H$2];5)" office:value-type="float" office:value="0.84999999999999" calcext:value-type="float">
            <text:p>0,84999999999999</text:p>
          </table:table-cell>
          <table:table-cell table:formula="of:=IF([.F120]&lt;0.000001;[.G119]+2+1/[.$H$2];[.G119]+1/[.$H$2])" office:value-type="float" office:value="5.84999999999999" calcext:value-type="float">
            <text:p>5,84999999999999</text:p>
          </table:table-cell>
          <table:table-cell table:number-columns-repeated="4"/>
          <table:table-cell table:formula="of:=SUM(MOD(SUM([.L119]-[.L$2];[.T$2]);[.R$2]-[.L$2]);[.L$2])" office:value-type="time" office:time-value="PT03H40M00S" calcext:value-type="time">
            <text:p>03:40:00</text:p>
          </table:table-cell>
          <table:table-cell table:formula="of:=IF([.L120]&lt;[.L119];[.M119]+[.H$2];[.M119])" office:value-type="float" office:value="40" calcext:value-type="float">
            <text:p>40</text:p>
          </table:table-cell>
          <table:table-cell table:formula="of:=OFFSET([.C$4];[.M120];0)" office:value-type="float" office:value="43748" calcext:value-type="float">
            <text:p>43748</text:p>
          </table:table-cell>
          <table:table-cell table:formula="of:=[.L120]" office:value-type="float" office:value="0.152777777777778" calcext:value-type="float">
            <text:p>0.152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120];0)&lt;=[.O12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1]))" office:value-type="date" office:date-value="2019-10-13T01:45:05.949568" calcext:value-type="date">
            <text:p>2019-10-13 01:45:06</text:p>
          </table:table-cell>
          <table:table-cell table:style-name="ce7" table:formula="of:=[.A121]" office:value-type="date" office:date-value="2019-10-13T01:45:05.949568" calcext:value-type="date">
            <text:p>2019-10-13 01:45:06</text:p>
          </table:table-cell>
          <table:table-cell table:formula="of:=TRUNC([.A121])" office:value-type="float" office:value="43751" calcext:value-type="float">
            <text:p>43751</text:p>
          </table:table-cell>
          <table:table-cell table:style-name="ce12" table:formula="of:=[.B121]-[.C121]" office:value-type="date" office:date-value="1899-12-30T01:45:05.94956770074" calcext:value-type="date">
            <text:p>12/30/99 01:45 AM</text:p>
          </table:table-cell>
          <table:table-cell table:formula="of:=MOD([.E120]-[.$E$2];[.$H$2])+1+[.$E$2]" office:value-type="float" office:value="299" calcext:value-type="float">
            <text:p>299</text:p>
          </table:table-cell>
          <table:table-cell table:formula="of:=MOD([.F120]+1/[.$H$2];5)" office:value-type="float" office:value="0.89999999999999" calcext:value-type="float">
            <text:p>0,89999999999999</text:p>
          </table:table-cell>
          <table:table-cell table:formula="of:=IF([.F121]&lt;0.000001;[.G120]+2+1/[.$H$2];[.G120]+1/[.$H$2])" office:value-type="float" office:value="5.89999999999999" calcext:value-type="float">
            <text:p>5,89999999999999</text:p>
          </table:table-cell>
          <table:table-cell table:number-columns-repeated="4"/>
          <table:table-cell table:formula="of:=SUM(MOD(SUM([.L120]-[.L$2];[.T$2]);[.R$2]-[.L$2]);[.L$2])" office:value-type="time" office:time-value="PT03H50M00S" calcext:value-type="time">
            <text:p>03:50:00</text:p>
          </table:table-cell>
          <table:table-cell table:formula="of:=IF([.L121]&lt;[.L120];[.M120]+[.H$2];[.M120])" office:value-type="float" office:value="40" calcext:value-type="float">
            <text:p>40</text:p>
          </table:table-cell>
          <table:table-cell table:formula="of:=OFFSET([.C$4];[.M121];0)" office:value-type="float" office:value="43748" calcext:value-type="float">
            <text:p>43748</text:p>
          </table:table-cell>
          <table:table-cell table:formula="of:=[.L121]" office:value-type="float" office:value="0.159722222222222" calcext:value-type="float">
            <text:p>0.159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121];0)&lt;=[.O12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2]))" office:value-type="date" office:date-value="2019-10-13T01:52:11.263633" calcext:value-type="date">
            <text:p>2019-10-13 01:52:11</text:p>
          </table:table-cell>
          <table:table-cell table:style-name="ce7" table:formula="of:=[.A122]" office:value-type="date" office:date-value="2019-10-13T01:52:11.263633" calcext:value-type="date">
            <text:p>2019-10-13 01:52:11</text:p>
          </table:table-cell>
          <table:table-cell table:formula="of:=TRUNC([.A122])" office:value-type="float" office:value="43751" calcext:value-type="float">
            <text:p>43751</text:p>
          </table:table-cell>
          <table:table-cell table:style-name="ce12" table:formula="of:=[.B122]-[.C122]" office:value-type="date" office:date-value="1899-12-30T01:52:11.26363260671" calcext:value-type="date">
            <text:p>12/30/99 01:52 AM</text:p>
          </table:table-cell>
          <table:table-cell table:formula="of:=MOD([.E121]-[.$E$2];[.$H$2])+1+[.$E$2]" office:value-type="float" office:value="300" calcext:value-type="float">
            <text:p>300</text:p>
          </table:table-cell>
          <table:table-cell table:formula="of:=MOD([.F121]+1/[.$H$2];5)" office:value-type="float" office:value="0.94999999999999" calcext:value-type="float">
            <text:p>0,94999999999999</text:p>
          </table:table-cell>
          <table:table-cell table:formula="of:=IF([.F122]&lt;0.000001;[.G121]+2+1/[.$H$2];[.G121]+1/[.$H$2])" office:value-type="float" office:value="5.94999999999999" calcext:value-type="float">
            <text:p>5,94999999999999</text:p>
          </table:table-cell>
          <table:table-cell table:number-columns-repeated="4"/>
          <table:table-cell table:formula="of:=SUM(MOD(SUM([.L121]-[.L$2];[.T$2]);[.R$2]-[.L$2]);[.L$2])" office:value-type="time" office:time-value="PT04H00M00S" calcext:value-type="time">
            <text:p>04:00:00</text:p>
          </table:table-cell>
          <table:table-cell table:formula="of:=IF([.L122]&lt;[.L121];[.M121]+[.H$2];[.M121])" office:value-type="float" office:value="40" calcext:value-type="float">
            <text:p>40</text:p>
          </table:table-cell>
          <table:table-cell table:formula="of:=OFFSET([.C$4];[.M122];0)" office:value-type="float" office:value="43748" calcext:value-type="float">
            <text:p>43748</text:p>
          </table:table-cell>
          <table:table-cell table:formula="of:=[.L122]" office:value-type="float" office:value="0.166666666666667" calcext:value-type="float">
            <text:p>0.166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122];0)&lt;=[.O12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3]))" office:value-type="date" office:date-value="2019-10-13T01:47:08.712669" calcext:value-type="date">
            <text:p>2019-10-13 01:47:09</text:p>
          </table:table-cell>
          <table:table-cell table:style-name="ce7" table:formula="of:=[.A123]" office:value-type="date" office:date-value="2019-10-13T01:47:08.712669" calcext:value-type="date">
            <text:p>2019-10-13 01:47:09</text:p>
          </table:table-cell>
          <table:table-cell table:formula="of:=TRUNC([.A123])" office:value-type="float" office:value="43751" calcext:value-type="float">
            <text:p>43751</text:p>
          </table:table-cell>
          <table:table-cell table:style-name="ce12" table:formula="of:=[.B123]-[.C123]" office:value-type="date" office:date-value="1899-12-30T01:47:08.71266854927" calcext:value-type="date">
            <text:p>12/30/99 01:47 AM</text:p>
          </table:table-cell>
          <table:table-cell table:formula="of:=MOD([.E122]-[.$E$2];[.$H$2])+1+[.$E$2]" office:value-type="float" office:value="281" calcext:value-type="float">
            <text:p>281</text:p>
          </table:table-cell>
          <table:table-cell table:formula="of:=MOD([.F122]+1/[.$H$2];5)" office:value-type="float" office:value="0.99999999999999" calcext:value-type="float">
            <text:p>0,99999999999999</text:p>
          </table:table-cell>
          <table:table-cell table:formula="of:=IF([.F123]&lt;0.000001;[.G122]+2+1/[.$H$2];[.G122]+1/[.$H$2])" office:value-type="float" office:value="5.99999999999999" calcext:value-type="float">
            <text:p>5,99999999999999</text:p>
          </table:table-cell>
          <table:table-cell table:number-columns-repeated="4"/>
          <table:table-cell table:formula="of:=SUM(MOD(SUM([.L122]-[.L$2];[.T$2]);[.R$2]-[.L$2]);[.L$2])" office:value-type="time" office:time-value="PT04H10M00S" calcext:value-type="time">
            <text:p>04:10:00</text:p>
          </table:table-cell>
          <table:table-cell table:formula="of:=IF([.L123]&lt;[.L122];[.M122]+[.H$2];[.M122])" office:value-type="float" office:value="40" calcext:value-type="float">
            <text:p>40</text:p>
          </table:table-cell>
          <table:table-cell table:formula="of:=OFFSET([.C$4];[.M123];0)" office:value-type="float" office:value="43748" calcext:value-type="float">
            <text:p>43748</text:p>
          </table:table-cell>
          <table:table-cell table:formula="of:=[.L123]" office:value-type="float" office:value="0.173611111111111" calcext:value-type="float">
            <text:p>0.173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123];0)&lt;=[.O12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4]))" office:value-type="date" office:date-value="2019-10-14T02:08:35.379502" calcext:value-type="date">
            <text:p>2019-10-14 02:08:35</text:p>
          </table:table-cell>
          <table:table-cell table:style-name="ce7" table:formula="of:=[.A124]" office:value-type="date" office:date-value="2019-10-14T02:08:35.379502" calcext:value-type="date">
            <text:p>2019-10-14 02:08:35</text:p>
          </table:table-cell>
          <table:table-cell table:formula="of:=TRUNC([.A124])" office:value-type="float" office:value="43752" calcext:value-type="float">
            <text:p>43752</text:p>
          </table:table-cell>
          <table:table-cell table:style-name="ce12" table:formula="of:=[.B124]-[.C124]" office:value-type="date" office:date-value="1899-12-30T02:08:35.37950208876" calcext:value-type="date">
            <text:p>12/30/99 02:08 AM</text:p>
          </table:table-cell>
          <table:table-cell table:formula="of:=MOD([.E123]-[.$E$2];[.$H$2])+1+[.$E$2]" office:value-type="float" office:value="282" calcext:value-type="float">
            <text:p>282</text:p>
          </table:table-cell>
          <table:table-cell table:formula="of:=MOD([.F123]+1/[.$H$2];5)" office:value-type="float" office:value="1.04999999999999" calcext:value-type="float">
            <text:p>1,04999999999999</text:p>
          </table:table-cell>
          <table:table-cell table:formula="of:=IF([.F124]&lt;0.000001;[.G123]+2+1/[.$H$2];[.G123]+1/[.$H$2])" office:value-type="float" office:value="6.04999999999999" calcext:value-type="float">
            <text:p>6,04999999999999</text:p>
          </table:table-cell>
          <table:table-cell table:number-columns-repeated="4"/>
          <table:table-cell table:formula="of:=SUM(MOD(SUM([.L123]-[.L$2];[.T$2]);[.R$2]-[.L$2]);[.L$2])" office:value-type="time" office:time-value="PT04H20M00S" calcext:value-type="time">
            <text:p>04:20:00</text:p>
          </table:table-cell>
          <table:table-cell table:formula="of:=IF([.L124]&lt;[.L123];[.M123]+[.H$2];[.M123])" office:value-type="float" office:value="40" calcext:value-type="float">
            <text:p>40</text:p>
          </table:table-cell>
          <table:table-cell table:formula="of:=OFFSET([.C$4];[.M124];0)" office:value-type="float" office:value="43748" calcext:value-type="float">
            <text:p>43748</text:p>
          </table:table-cell>
          <table:table-cell table:formula="of:=[.L124]" office:value-type="float" office:value="0.180555555555556" calcext:value-type="float">
            <text:p>0.180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124];0)&lt;=[.O12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5]))" office:value-type="date" office:date-value="2019-10-14T02:13:02.265011" calcext:value-type="date">
            <text:p>2019-10-14 02:13:02</text:p>
          </table:table-cell>
          <table:table-cell table:style-name="ce7" table:formula="of:=[.A125]" office:value-type="date" office:date-value="2019-10-14T02:13:02.265011" calcext:value-type="date">
            <text:p>2019-10-14 02:13:02</text:p>
          </table:table-cell>
          <table:table-cell table:formula="of:=TRUNC([.A125])" office:value-type="float" office:value="43752" calcext:value-type="float">
            <text:p>43752</text:p>
          </table:table-cell>
          <table:table-cell table:style-name="ce12" table:formula="of:=[.B125]-[.C125]" office:value-type="date" office:date-value="1899-12-30T02:13:02.26501133759" calcext:value-type="date">
            <text:p>12/30/99 02:13 AM</text:p>
          </table:table-cell>
          <table:table-cell table:formula="of:=MOD([.E124]-[.$E$2];[.$H$2])+1+[.$E$2]" office:value-type="float" office:value="283" calcext:value-type="float">
            <text:p>283</text:p>
          </table:table-cell>
          <table:table-cell table:formula="of:=MOD([.F124]+1/[.$H$2];5)" office:value-type="float" office:value="1.09999999999999" calcext:value-type="float">
            <text:p>1,09999999999999</text:p>
          </table:table-cell>
          <table:table-cell table:formula="of:=IF([.F125]&lt;0.000001;[.G124]+2+1/[.$H$2];[.G124]+1/[.$H$2])" office:value-type="float" office:value="6.09999999999999" calcext:value-type="float">
            <text:p>6,09999999999999</text:p>
          </table:table-cell>
          <table:table-cell table:number-columns-repeated="4"/>
          <table:table-cell table:formula="of:=SUM(MOD(SUM([.L124]-[.L$2];[.T$2]);[.R$2]-[.L$2]);[.L$2])" office:value-type="time" office:time-value="PT04H30M00S" calcext:value-type="time">
            <text:p>04:30:00</text:p>
          </table:table-cell>
          <table:table-cell table:formula="of:=IF([.L125]&lt;[.L124];[.M124]+[.H$2];[.M124])" office:value-type="float" office:value="40" calcext:value-type="float">
            <text:p>40</text:p>
          </table:table-cell>
          <table:table-cell table:formula="of:=OFFSET([.C$4];[.M125];0)" office:value-type="float" office:value="43748" calcext:value-type="float">
            <text:p>43748</text:p>
          </table:table-cell>
          <table:table-cell table:formula="of:=[.L125]" office:value-type="float" office:value="0.1875" calcext:value-type="float">
            <text:p>0.1875</text:p>
          </table:table-cell>
          <table:table-cell office:value-type="float" office:value="282" calcext:value-type="float">
            <text:p>282</text:p>
          </table:table-cell>
          <table:table-cell table:formula="of:=IF(OFFSET([.D$4];[.M125];0)&lt;=[.O12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6]))" office:value-type="date" office:date-value="2019-10-14T01:32:40.240745" calcext:value-type="date">
            <text:p>2019-10-14 01:32:40</text:p>
          </table:table-cell>
          <table:table-cell table:style-name="ce7" table:formula="of:=[.A126]" office:value-type="date" office:date-value="2019-10-14T01:32:40.240745" calcext:value-type="date">
            <text:p>2019-10-14 01:32:40</text:p>
          </table:table-cell>
          <table:table-cell table:formula="of:=TRUNC([.A126])" office:value-type="float" office:value="43752" calcext:value-type="float">
            <text:p>43752</text:p>
          </table:table-cell>
          <table:table-cell table:style-name="ce12" table:formula="of:=[.B126]-[.C126]" office:value-type="date" office:date-value="1899-12-30T01:32:40.24074470624" calcext:value-type="date">
            <text:p>12/30/99 01:32 AM</text:p>
          </table:table-cell>
          <table:table-cell table:formula="of:=MOD([.E125]-[.$E$2];[.$H$2])+1+[.$E$2]" office:value-type="float" office:value="284" calcext:value-type="float">
            <text:p>284</text:p>
          </table:table-cell>
          <table:table-cell table:formula="of:=MOD([.F125]+1/[.$H$2];5)" office:value-type="float" office:value="1.14999999999999" calcext:value-type="float">
            <text:p>1,14999999999999</text:p>
          </table:table-cell>
          <table:table-cell table:formula="of:=IF([.F126]&lt;0.000001;[.G125]+2+1/[.$H$2];[.G125]+1/[.$H$2])" office:value-type="float" office:value="6.14999999999999" calcext:value-type="float">
            <text:p>6,14999999999999</text:p>
          </table:table-cell>
          <table:table-cell table:number-columns-repeated="4"/>
          <table:table-cell table:formula="of:=SUM(MOD(SUM([.L125]-[.L$2];[.T$2]);[.R$2]-[.L$2]);[.L$2])" office:value-type="time" office:time-value="PT04H40M00S" calcext:value-type="time">
            <text:p>04:40:00</text:p>
          </table:table-cell>
          <table:table-cell table:formula="of:=IF([.L126]&lt;[.L125];[.M125]+[.H$2];[.M125])" office:value-type="float" office:value="40" calcext:value-type="float">
            <text:p>40</text:p>
          </table:table-cell>
          <table:table-cell table:formula="of:=OFFSET([.C$4];[.M126];0)" office:value-type="float" office:value="43748" calcext:value-type="float">
            <text:p>43748</text:p>
          </table:table-cell>
          <table:table-cell table:formula="of:=[.L126]" office:value-type="float" office:value="0.194444444444444" calcext:value-type="float">
            <text:p>0.1944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126];0)&lt;=[.O12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7]))" office:value-type="date" office:date-value="2019-10-14T02:21:27.764343" calcext:value-type="date">
            <text:p>2019-10-14 02:21:28</text:p>
          </table:table-cell>
          <table:table-cell table:style-name="ce7" table:formula="of:=[.A127]" office:value-type="date" office:date-value="2019-10-14T02:21:27.764343" calcext:value-type="date">
            <text:p>2019-10-14 02:21:28</text:p>
          </table:table-cell>
          <table:table-cell table:formula="of:=TRUNC([.A127])" office:value-type="float" office:value="43752" calcext:value-type="float">
            <text:p>43752</text:p>
          </table:table-cell>
          <table:table-cell table:style-name="ce12" table:formula="of:=[.B127]-[.C127]" office:value-type="date" office:date-value="1899-12-30T02:21:27.76434338652" calcext:value-type="date">
            <text:p>12/30/99 02:21 AM</text:p>
          </table:table-cell>
          <table:table-cell table:formula="of:=MOD([.E126]-[.$E$2];[.$H$2])+1+[.$E$2]" office:value-type="float" office:value="285" calcext:value-type="float">
            <text:p>285</text:p>
          </table:table-cell>
          <table:table-cell table:formula="of:=MOD([.F126]+1/[.$H$2];5)" office:value-type="float" office:value="1.19999999999999" calcext:value-type="float">
            <text:p>1,19999999999999</text:p>
          </table:table-cell>
          <table:table-cell table:formula="of:=IF([.F127]&lt;0.000001;[.G126]+2+1/[.$H$2];[.G126]+1/[.$H$2])" office:value-type="float" office:value="6.19999999999999" calcext:value-type="float">
            <text:p>6,19999999999999</text:p>
          </table:table-cell>
          <table:table-cell table:number-columns-repeated="4"/>
          <table:table-cell table:formula="of:=SUM(MOD(SUM([.L126]-[.L$2];[.T$2]);[.R$2]-[.L$2]);[.L$2])" office:value-type="time" office:time-value="PT04H50M00S" calcext:value-type="time">
            <text:p>04:50:00</text:p>
          </table:table-cell>
          <table:table-cell table:formula="of:=IF([.L127]&lt;[.L126];[.M126]+[.H$2];[.M126])" office:value-type="float" office:value="40" calcext:value-type="float">
            <text:p>40</text:p>
          </table:table-cell>
          <table:table-cell table:formula="of:=OFFSET([.C$4];[.M127];0)" office:value-type="float" office:value="43748" calcext:value-type="float">
            <text:p>43748</text:p>
          </table:table-cell>
          <table:table-cell table:formula="of:=[.L127]" office:value-type="float" office:value="0.201388888888889" calcext:value-type="float">
            <text:p>0.201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127];0)&lt;=[.O12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8]))" office:value-type="date" office:date-value="2019-10-14T01:55:43.001764" calcext:value-type="date">
            <text:p>2019-10-14 01:55:43</text:p>
          </table:table-cell>
          <table:table-cell table:style-name="ce7" table:formula="of:=[.A128]" office:value-type="date" office:date-value="2019-10-14T01:55:43.001764" calcext:value-type="date">
            <text:p>2019-10-14 01:55:43</text:p>
          </table:table-cell>
          <table:table-cell table:formula="of:=TRUNC([.A128])" office:value-type="float" office:value="43752" calcext:value-type="float">
            <text:p>43752</text:p>
          </table:table-cell>
          <table:table-cell table:style-name="ce12" table:formula="of:=[.B128]-[.C128]" office:value-type="date" office:date-value="1899-12-30T01:55:43.0017638253" calcext:value-type="date">
            <text:p>12/30/99 01:55 AM</text:p>
          </table:table-cell>
          <table:table-cell table:formula="of:=MOD([.E127]-[.$E$2];[.$H$2])+1+[.$E$2]" office:value-type="float" office:value="286" calcext:value-type="float">
            <text:p>286</text:p>
          </table:table-cell>
          <table:table-cell table:formula="of:=MOD([.F127]+1/[.$H$2];5)" office:value-type="float" office:value="1.24999999999999" calcext:value-type="float">
            <text:p>1,24999999999999</text:p>
          </table:table-cell>
          <table:table-cell table:formula="of:=IF([.F128]&lt;0.000001;[.G127]+2+1/[.$H$2];[.G127]+1/[.$H$2])" office:value-type="float" office:value="6.24999999999999" calcext:value-type="float">
            <text:p>6,24999999999999</text:p>
          </table:table-cell>
          <table:table-cell table:number-columns-repeated="4"/>
          <table:table-cell table:formula="of:=SUM(MOD(SUM([.L127]-[.L$2];[.T$2]);[.R$2]-[.L$2]);[.L$2])" office:value-type="time" office:time-value="PT05H00M00S" calcext:value-type="time">
            <text:p>05:00:00</text:p>
          </table:table-cell>
          <table:table-cell table:formula="of:=IF([.L128]&lt;[.L127];[.M127]+[.H$2];[.M127])" office:value-type="float" office:value="40" calcext:value-type="float">
            <text:p>40</text:p>
          </table:table-cell>
          <table:table-cell table:formula="of:=OFFSET([.C$4];[.M128];0)" office:value-type="float" office:value="43748" calcext:value-type="float">
            <text:p>43748</text:p>
          </table:table-cell>
          <table:table-cell table:formula="of:=[.L128]" office:value-type="float" office:value="0.208333333333333" calcext:value-type="float">
            <text:p>0.208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128];0)&lt;=[.O12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9]))" office:value-type="date" office:date-value="2019-10-14T02:02:04.591236" calcext:value-type="date">
            <text:p>2019-10-14 02:02:05</text:p>
          </table:table-cell>
          <table:table-cell table:style-name="ce7" table:formula="of:=[.A129]" office:value-type="date" office:date-value="2019-10-14T02:02:04.591236" calcext:value-type="date">
            <text:p>2019-10-14 02:02:05</text:p>
          </table:table-cell>
          <table:table-cell table:formula="of:=TRUNC([.A129])" office:value-type="float" office:value="43752" calcext:value-type="float">
            <text:p>43752</text:p>
          </table:table-cell>
          <table:table-cell table:style-name="ce12" table:formula="of:=[.B129]-[.C129]" office:value-type="date" office:date-value="1899-12-30T02:02:04.59123625886" calcext:value-type="date">
            <text:p>12/30/99 02:02 AM</text:p>
          </table:table-cell>
          <table:table-cell table:formula="of:=MOD([.E128]-[.$E$2];[.$H$2])+1+[.$E$2]" office:value-type="float" office:value="287" calcext:value-type="float">
            <text:p>287</text:p>
          </table:table-cell>
          <table:table-cell table:formula="of:=MOD([.F128]+1/[.$H$2];5)" office:value-type="float" office:value="1.29999999999999" calcext:value-type="float">
            <text:p>1,29999999999999</text:p>
          </table:table-cell>
          <table:table-cell table:formula="of:=IF([.F129]&lt;0.000001;[.G128]+2+1/[.$H$2];[.G128]+1/[.$H$2])" office:value-type="float" office:value="6.29999999999999" calcext:value-type="float">
            <text:p>6,29999999999999</text:p>
          </table:table-cell>
          <table:table-cell table:number-columns-repeated="4"/>
          <table:table-cell table:formula="of:=SUM(MOD(SUM([.L128]-[.L$2];[.T$2]);[.R$2]-[.L$2]);[.L$2])" office:value-type="time" office:time-value="PT05H10M00S" calcext:value-type="time">
            <text:p>05:10:00</text:p>
          </table:table-cell>
          <table:table-cell table:formula="of:=IF([.L129]&lt;[.L128];[.M128]+[.H$2];[.M128])" office:value-type="float" office:value="40" calcext:value-type="float">
            <text:p>40</text:p>
          </table:table-cell>
          <table:table-cell table:formula="of:=OFFSET([.C$4];[.M129];0)" office:value-type="float" office:value="43748" calcext:value-type="float">
            <text:p>43748</text:p>
          </table:table-cell>
          <table:table-cell table:formula="of:=[.L129]" office:value-type="float" office:value="0.215277777777778" calcext:value-type="float">
            <text:p>0.2152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129];0)&lt;=[.O12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0]))" office:value-type="date" office:date-value="2019-10-14T02:14:49.264241" calcext:value-type="date">
            <text:p>2019-10-14 02:14:49</text:p>
          </table:table-cell>
          <table:table-cell table:style-name="ce7" table:formula="of:=[.A130]" office:value-type="date" office:date-value="2019-10-14T02:14:49.264241" calcext:value-type="date">
            <text:p>2019-10-14 02:14:49</text:p>
          </table:table-cell>
          <table:table-cell table:formula="of:=TRUNC([.A130])" office:value-type="float" office:value="43752" calcext:value-type="float">
            <text:p>43752</text:p>
          </table:table-cell>
          <table:table-cell table:style-name="ce12" table:formula="of:=[.B130]-[.C130]" office:value-type="date" office:date-value="1899-12-30T02:14:49.26424111705" calcext:value-type="date">
            <text:p>12/30/99 02:14 AM</text:p>
          </table:table-cell>
          <table:table-cell table:formula="of:=MOD([.E129]-[.$E$2];[.$H$2])+1+[.$E$2]" office:value-type="float" office:value="288" calcext:value-type="float">
            <text:p>288</text:p>
          </table:table-cell>
          <table:table-cell table:formula="of:=MOD([.F129]+1/[.$H$2];5)" office:value-type="float" office:value="1.34999999999999" calcext:value-type="float">
            <text:p>1,34999999999999</text:p>
          </table:table-cell>
          <table:table-cell table:formula="of:=IF([.F130]&lt;0.000001;[.G129]+2+1/[.$H$2];[.G129]+1/[.$H$2])" office:value-type="float" office:value="6.34999999999999" calcext:value-type="float">
            <text:p>6,34999999999999</text:p>
          </table:table-cell>
          <table:table-cell table:number-columns-repeated="4"/>
          <table:table-cell table:formula="of:=SUM(MOD(SUM([.L129]-[.L$2];[.T$2]);[.R$2]-[.L$2]);[.L$2])" office:value-type="time" office:time-value="PT05H20M00S" calcext:value-type="time">
            <text:p>05:20:00</text:p>
          </table:table-cell>
          <table:table-cell table:formula="of:=IF([.L130]&lt;[.L129];[.M129]+[.H$2];[.M129])" office:value-type="float" office:value="40" calcext:value-type="float">
            <text:p>40</text:p>
          </table:table-cell>
          <table:table-cell table:formula="of:=OFFSET([.C$4];[.M130];0)" office:value-type="float" office:value="43748" calcext:value-type="float">
            <text:p>43748</text:p>
          </table:table-cell>
          <table:table-cell table:formula="of:=[.L130]" office:value-type="float" office:value="0.222222222222222" calcext:value-type="float">
            <text:p>0.2222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130];0)&lt;=[.O13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1]))" office:value-type="date" office:date-value="2019-10-14T02:06:34.007252" calcext:value-type="date">
            <text:p>2019-10-14 02:06:34</text:p>
          </table:table-cell>
          <table:table-cell table:style-name="ce7" table:formula="of:=[.A131]" office:value-type="date" office:date-value="2019-10-14T02:06:34.007252" calcext:value-type="date">
            <text:p>2019-10-14 02:06:34</text:p>
          </table:table-cell>
          <table:table-cell table:formula="of:=TRUNC([.A131])" office:value-type="float" office:value="43752" calcext:value-type="float">
            <text:p>43752</text:p>
          </table:table-cell>
          <table:table-cell table:style-name="ce12" table:formula="of:=[.B131]-[.C131]" office:value-type="date" office:date-value="1899-12-30T02:06:34.0072519239" calcext:value-type="date">
            <text:p>12/30/99 02:06 AM</text:p>
          </table:table-cell>
          <table:table-cell table:formula="of:=MOD([.E130]-[.$E$2];[.$H$2])+1+[.$E$2]" office:value-type="float" office:value="289" calcext:value-type="float">
            <text:p>289</text:p>
          </table:table-cell>
          <table:table-cell table:formula="of:=MOD([.F130]+1/[.$H$2];5)" office:value-type="float" office:value="1.39999999999999" calcext:value-type="float">
            <text:p>1,39999999999999</text:p>
          </table:table-cell>
          <table:table-cell table:formula="of:=IF([.F131]&lt;0.000001;[.G130]+2+1/[.$H$2];[.G130]+1/[.$H$2])" office:value-type="float" office:value="6.39999999999999" calcext:value-type="float">
            <text:p>6,39999999999999</text:p>
          </table:table-cell>
          <table:table-cell table:number-columns-repeated="4"/>
          <table:table-cell table:formula="of:=SUM(MOD(SUM([.L130]-[.L$2];[.T$2]);[.R$2]-[.L$2]);[.L$2])" office:value-type="time" office:time-value="PT05H30M00S" calcext:value-type="time">
            <text:p>05:30:00</text:p>
          </table:table-cell>
          <table:table-cell table:formula="of:=IF([.L131]&lt;[.L130];[.M130]+[.H$2];[.M130])" office:value-type="float" office:value="40" calcext:value-type="float">
            <text:p>40</text:p>
          </table:table-cell>
          <table:table-cell table:formula="of:=OFFSET([.C$4];[.M131];0)" office:value-type="float" office:value="43748" calcext:value-type="float">
            <text:p>43748</text:p>
          </table:table-cell>
          <table:table-cell table:formula="of:=[.L131]" office:value-type="float" office:value="0.229166666666667" calcext:value-type="float">
            <text:p>0.2291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131];0)&lt;=[.O13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2]))" office:value-type="date" office:date-value="2019-10-14T02:15:19.842946" calcext:value-type="date">
            <text:p>2019-10-14 02:15:20</text:p>
          </table:table-cell>
          <table:table-cell table:style-name="ce7" table:formula="of:=[.A132]" office:value-type="date" office:date-value="2019-10-14T02:15:19.842946" calcext:value-type="date">
            <text:p>2019-10-14 02:15:20</text:p>
          </table:table-cell>
          <table:table-cell table:formula="of:=TRUNC([.A132])" office:value-type="float" office:value="43752" calcext:value-type="float">
            <text:p>43752</text:p>
          </table:table-cell>
          <table:table-cell table:style-name="ce12" table:formula="of:=[.B132]-[.C132]" office:value-type="date" office:date-value="1899-12-30T02:15:19.84294645954" calcext:value-type="date">
            <text:p>12/30/99 02:15 AM</text:p>
          </table:table-cell>
          <table:table-cell table:formula="of:=MOD([.E131]-[.$E$2];[.$H$2])+1+[.$E$2]" office:value-type="float" office:value="290" calcext:value-type="float">
            <text:p>290</text:p>
          </table:table-cell>
          <table:table-cell table:formula="of:=MOD([.F131]+1/[.$H$2];5)" office:value-type="float" office:value="1.44999999999999" calcext:value-type="float">
            <text:p>1,44999999999999</text:p>
          </table:table-cell>
          <table:table-cell table:formula="of:=IF([.F132]&lt;0.000001;[.G131]+2+1/[.$H$2];[.G131]+1/[.$H$2])" office:value-type="float" office:value="6.44999999999999" calcext:value-type="float">
            <text:p>6,44999999999999</text:p>
          </table:table-cell>
          <table:table-cell table:number-columns-repeated="4"/>
          <table:table-cell table:formula="of:=SUM(MOD(SUM([.L131]-[.L$2];[.T$2]);[.R$2]-[.L$2]);[.L$2])" office:value-type="time" office:time-value="PT05H40M00S" calcext:value-type="time">
            <text:p>05:40:00</text:p>
          </table:table-cell>
          <table:table-cell table:formula="of:=IF([.L132]&lt;[.L131];[.M131]+[.H$2];[.M131])" office:value-type="float" office:value="40" calcext:value-type="float">
            <text:p>40</text:p>
          </table:table-cell>
          <table:table-cell table:formula="of:=OFFSET([.C$4];[.M132];0)" office:value-type="float" office:value="43748" calcext:value-type="float">
            <text:p>43748</text:p>
          </table:table-cell>
          <table:table-cell table:formula="of:=[.L132]" office:value-type="float" office:value="0.236111111111111" calcext:value-type="float">
            <text:p>0.2361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132];0)&lt;=[.O13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3]))" office:value-type="date" office:date-value="2019-10-14T02:11:38.314001" calcext:value-type="date">
            <text:p>2019-10-14 02:11:38</text:p>
          </table:table-cell>
          <table:table-cell table:style-name="ce7" table:formula="of:=[.A133]" office:value-type="date" office:date-value="2019-10-14T02:11:38.314001" calcext:value-type="date">
            <text:p>2019-10-14 02:11:38</text:p>
          </table:table-cell>
          <table:table-cell table:formula="of:=TRUNC([.A133])" office:value-type="float" office:value="43752" calcext:value-type="float">
            <text:p>43752</text:p>
          </table:table-cell>
          <table:table-cell table:style-name="ce12" table:formula="of:=[.B133]-[.C133]" office:value-type="date" office:date-value="1899-12-30T02:11:38.31400068942" calcext:value-type="date">
            <text:p>12/30/99 02:11 AM</text:p>
          </table:table-cell>
          <table:table-cell table:formula="of:=MOD([.E132]-[.$E$2];[.$H$2])+1+[.$E$2]" office:value-type="float" office:value="291" calcext:value-type="float">
            <text:p>291</text:p>
          </table:table-cell>
          <table:table-cell table:formula="of:=MOD([.F132]+1/[.$H$2];5)" office:value-type="float" office:value="1.49999999999999" calcext:value-type="float">
            <text:p>1,49999999999999</text:p>
          </table:table-cell>
          <table:table-cell table:formula="of:=IF([.F133]&lt;0.000001;[.G132]+2+1/[.$H$2];[.G132]+1/[.$H$2])" office:value-type="float" office:value="6.49999999999999" calcext:value-type="float">
            <text:p>6,49999999999999</text:p>
          </table:table-cell>
          <table:table-cell table:number-columns-repeated="4"/>
          <table:table-cell table:formula="of:=SUM(MOD(SUM([.L132]-[.L$2];[.T$2]);[.R$2]-[.L$2]);[.L$2])" office:value-type="time" office:time-value="PT05H50M00S" calcext:value-type="time">
            <text:p>05:50:00</text:p>
          </table:table-cell>
          <table:table-cell table:formula="of:=IF([.L133]&lt;[.L132];[.M132]+[.H$2];[.M132])" office:value-type="float" office:value="40" calcext:value-type="float">
            <text:p>40</text:p>
          </table:table-cell>
          <table:table-cell table:formula="of:=OFFSET([.C$4];[.M133];0)" office:value-type="float" office:value="43748" calcext:value-type="float">
            <text:p>43748</text:p>
          </table:table-cell>
          <table:table-cell table:formula="of:=[.L133]" office:value-type="float" office:value="0.243055555555556" calcext:value-type="float">
            <text:p>0.2430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133];0)&lt;=[.O13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4]))" office:value-type="date" office:date-value="2019-10-14T02:19:03.138403" calcext:value-type="date">
            <text:p>2019-10-14 02:19:03</text:p>
          </table:table-cell>
          <table:table-cell table:style-name="ce7" table:formula="of:=[.A134]" office:value-type="date" office:date-value="2019-10-14T02:19:03.138403" calcext:value-type="date">
            <text:p>2019-10-14 02:19:03</text:p>
          </table:table-cell>
          <table:table-cell table:formula="of:=TRUNC([.A134])" office:value-type="float" office:value="43752" calcext:value-type="float">
            <text:p>43752</text:p>
          </table:table-cell>
          <table:table-cell table:style-name="ce12" table:formula="of:=[.B134]-[.C134]" office:value-type="date" office:date-value="1899-12-30T02:19:03.13840346877" calcext:value-type="date">
            <text:p>12/30/99 02:19 AM</text:p>
          </table:table-cell>
          <table:table-cell table:formula="of:=MOD([.E133]-[.$E$2];[.$H$2])+1+[.$E$2]" office:value-type="float" office:value="292" calcext:value-type="float">
            <text:p>292</text:p>
          </table:table-cell>
          <table:table-cell table:formula="of:=MOD([.F133]+1/[.$H$2];5)" office:value-type="float" office:value="1.54999999999999" calcext:value-type="float">
            <text:p>1,54999999999999</text:p>
          </table:table-cell>
          <table:table-cell table:formula="of:=IF([.F134]&lt;0.000001;[.G133]+2+1/[.$H$2];[.G133]+1/[.$H$2])" office:value-type="float" office:value="6.54999999999999" calcext:value-type="float">
            <text:p>6,54999999999999</text:p>
          </table:table-cell>
          <table:table-cell table:number-columns-repeated="4"/>
          <table:table-cell table:formula="of:=SUM(MOD(SUM([.L133]-[.L$2];[.T$2]);[.R$2]-[.L$2]);[.L$2])" office:value-type="time" office:time-value="PT06H00M00S" calcext:value-type="time">
            <text:p>06:00:00</text:p>
          </table:table-cell>
          <table:table-cell table:formula="of:=IF([.L134]&lt;[.L133];[.M133]+[.H$2];[.M133])" office:value-type="float" office:value="40" calcext:value-type="float">
            <text:p>40</text:p>
          </table:table-cell>
          <table:table-cell table:formula="of:=OFFSET([.C$4];[.M134];0)" office:value-type="float" office:value="43748" calcext:value-type="float">
            <text:p>43748</text:p>
          </table:table-cell>
          <table:table-cell table:formula="of:=[.L134]" office:value-type="float" office:value="0.25" calcext:value-type="float">
            <text:p>0.25</text:p>
          </table:table-cell>
          <table:table-cell office:value-type="float" office:value="282" calcext:value-type="float">
            <text:p>282</text:p>
          </table:table-cell>
          <table:table-cell table:formula="of:=IF(OFFSET([.D$4];[.M134];0)&lt;=[.O13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5]))" office:value-type="date" office:date-value="2019-10-14T01:46:10.536893" calcext:value-type="date">
            <text:p>2019-10-14 01:46:11</text:p>
          </table:table-cell>
          <table:table-cell table:style-name="ce7" table:formula="of:=[.A135]" office:value-type="date" office:date-value="2019-10-14T01:46:10.536893" calcext:value-type="date">
            <text:p>2019-10-14 01:46:11</text:p>
          </table:table-cell>
          <table:table-cell table:formula="of:=TRUNC([.A135])" office:value-type="float" office:value="43752" calcext:value-type="float">
            <text:p>43752</text:p>
          </table:table-cell>
          <table:table-cell table:style-name="ce12" table:formula="of:=[.B135]-[.C135]" office:value-type="date" office:date-value="1899-12-30T01:46:10.536892768" calcext:value-type="date">
            <text:p>12/30/99 01:46 AM</text:p>
          </table:table-cell>
          <table:table-cell table:formula="of:=MOD([.E134]-[.$E$2];[.$H$2])+1+[.$E$2]" office:value-type="float" office:value="293" calcext:value-type="float">
            <text:p>293</text:p>
          </table:table-cell>
          <table:table-cell table:formula="of:=MOD([.F134]+1/[.$H$2];5)" office:value-type="float" office:value="1.59999999999999" calcext:value-type="float">
            <text:p>1,59999999999999</text:p>
          </table:table-cell>
          <table:table-cell table:formula="of:=IF([.F135]&lt;0.000001;[.G134]+2+1/[.$H$2];[.G134]+1/[.$H$2])" office:value-type="float" office:value="6.59999999999998" calcext:value-type="float">
            <text:p>6,59999999999998</text:p>
          </table:table-cell>
          <table:table-cell table:number-columns-repeated="4"/>
          <table:table-cell table:formula="of:=SUM(MOD(SUM([.L134]-[.L$2];[.T$2]);[.R$2]-[.L$2]);[.L$2])" office:value-type="time" office:time-value="PT06H10M00S" calcext:value-type="time">
            <text:p>06:10:00</text:p>
          </table:table-cell>
          <table:table-cell table:formula="of:=IF([.L135]&lt;[.L134];[.M134]+[.H$2];[.M134])" office:value-type="float" office:value="40" calcext:value-type="float">
            <text:p>40</text:p>
          </table:table-cell>
          <table:table-cell table:formula="of:=OFFSET([.C$4];[.M135];0)" office:value-type="float" office:value="43748" calcext:value-type="float">
            <text:p>43748</text:p>
          </table:table-cell>
          <table:table-cell table:formula="of:=[.L135]" office:value-type="float" office:value="0.256944444444444" calcext:value-type="float">
            <text:p>0.256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135];0)&lt;=[.O13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6]))" office:value-type="date" office:date-value="2019-10-14T01:37:53.69" calcext:value-type="date">
            <text:p>2019-10-14 01:37:54</text:p>
          </table:table-cell>
          <table:table-cell table:style-name="ce7" table:formula="of:=[.A136]" office:value-type="date" office:date-value="2019-10-14T01:37:53.69" calcext:value-type="date">
            <text:p>2019-10-14 01:37:54</text:p>
          </table:table-cell>
          <table:table-cell table:formula="of:=TRUNC([.A136])" office:value-type="float" office:value="43752" calcext:value-type="float">
            <text:p>43752</text:p>
          </table:table-cell>
          <table:table-cell table:style-name="ce12" table:formula="of:=[.B136]-[.C136]" office:value-type="date" office:date-value="1899-12-30T01:37:53.6900000833" calcext:value-type="date">
            <text:p>12/30/99 01:37 AM</text:p>
          </table:table-cell>
          <table:table-cell table:formula="of:=MOD([.E135]-[.$E$2];[.$H$2])+1+[.$E$2]" office:value-type="float" office:value="294" calcext:value-type="float">
            <text:p>294</text:p>
          </table:table-cell>
          <table:table-cell table:formula="of:=MOD([.F135]+1/[.$H$2];5)" office:value-type="float" office:value="1.64999999999999" calcext:value-type="float">
            <text:p>1,64999999999999</text:p>
          </table:table-cell>
          <table:table-cell table:formula="of:=IF([.F136]&lt;0.000001;[.G135]+2+1/[.$H$2];[.G135]+1/[.$H$2])" office:value-type="float" office:value="6.64999999999998" calcext:value-type="float">
            <text:p>6,64999999999998</text:p>
          </table:table-cell>
          <table:table-cell table:number-columns-repeated="4"/>
          <table:table-cell table:formula="of:=SUM(MOD(SUM([.L135]-[.L$2];[.T$2]);[.R$2]-[.L$2]);[.L$2])" office:value-type="time" office:time-value="PT06H20M00S" calcext:value-type="time">
            <text:p>06:20:00</text:p>
          </table:table-cell>
          <table:table-cell table:formula="of:=IF([.L136]&lt;[.L135];[.M135]+[.H$2];[.M135])" office:value-type="float" office:value="40" calcext:value-type="float">
            <text:p>40</text:p>
          </table:table-cell>
          <table:table-cell table:formula="of:=OFFSET([.C$4];[.M136];0)" office:value-type="float" office:value="43748" calcext:value-type="float">
            <text:p>43748</text:p>
          </table:table-cell>
          <table:table-cell table:formula="of:=[.L136]" office:value-type="float" office:value="0.263888888888889" calcext:value-type="float">
            <text:p>0.263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136];0)&lt;=[.O13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7]))" office:value-type="date" office:date-value="2019-10-14T02:08:40.468252" calcext:value-type="date">
            <text:p>2019-10-14 02:08:40</text:p>
          </table:table-cell>
          <table:table-cell table:style-name="ce7" table:formula="of:=[.A137]" office:value-type="date" office:date-value="2019-10-14T02:08:40.468252" calcext:value-type="date">
            <text:p>2019-10-14 02:08:40</text:p>
          </table:table-cell>
          <table:table-cell table:formula="of:=TRUNC([.A137])" office:value-type="float" office:value="43752" calcext:value-type="float">
            <text:p>43752</text:p>
          </table:table-cell>
          <table:table-cell table:style-name="ce12" table:formula="of:=[.B137]-[.C137]" office:value-type="date" office:date-value="1899-12-30T02:08:40.46825189609" calcext:value-type="date">
            <text:p>12/30/99 02:08 AM</text:p>
          </table:table-cell>
          <table:table-cell table:formula="of:=MOD([.E136]-[.$E$2];[.$H$2])+1+[.$E$2]" office:value-type="float" office:value="295" calcext:value-type="float">
            <text:p>295</text:p>
          </table:table-cell>
          <table:table-cell table:formula="of:=MOD([.F136]+1/[.$H$2];5)" office:value-type="float" office:value="1.69999999999999" calcext:value-type="float">
            <text:p>1,69999999999999</text:p>
          </table:table-cell>
          <table:table-cell table:formula="of:=IF([.F137]&lt;0.000001;[.G136]+2+1/[.$H$2];[.G136]+1/[.$H$2])" office:value-type="float" office:value="6.69999999999998" calcext:value-type="float">
            <text:p>6,69999999999998</text:p>
          </table:table-cell>
          <table:table-cell table:number-columns-repeated="4"/>
          <table:table-cell table:formula="of:=SUM(MOD(SUM([.L136]-[.L$2];[.T$2]);[.R$2]-[.L$2]);[.L$2])" office:value-type="time" office:time-value="PT06H30M00S" calcext:value-type="time">
            <text:p>06:30:00</text:p>
          </table:table-cell>
          <table:table-cell table:formula="of:=IF([.L137]&lt;[.L136];[.M136]+[.H$2];[.M136])" office:value-type="float" office:value="40" calcext:value-type="float">
            <text:p>40</text:p>
          </table:table-cell>
          <table:table-cell table:formula="of:=OFFSET([.C$4];[.M137];0)" office:value-type="float" office:value="43748" calcext:value-type="float">
            <text:p>43748</text:p>
          </table:table-cell>
          <table:table-cell table:formula="of:=[.L137]" office:value-type="float" office:value="0.270833333333333" calcext:value-type="float">
            <text:p>0.270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137];0)&lt;=[.O13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8]))" office:value-type="date" office:date-value="2019-10-14T01:21:55.836527" calcext:value-type="date">
            <text:p>2019-10-14 01:21:56</text:p>
          </table:table-cell>
          <table:table-cell table:style-name="ce7" table:formula="of:=[.A138]" office:value-type="date" office:date-value="2019-10-14T01:21:55.836527" calcext:value-type="date">
            <text:p>2019-10-14 01:21:56</text:p>
          </table:table-cell>
          <table:table-cell table:formula="of:=TRUNC([.A138])" office:value-type="float" office:value="43752" calcext:value-type="float">
            <text:p>43752</text:p>
          </table:table-cell>
          <table:table-cell table:style-name="ce12" table:formula="of:=[.B138]-[.C138]" office:value-type="date" office:date-value="1899-12-30T01:21:55.83652650006" calcext:value-type="date">
            <text:p>12/30/99 01:21 AM</text:p>
          </table:table-cell>
          <table:table-cell table:formula="of:=MOD([.E137]-[.$E$2];[.$H$2])+1+[.$E$2]" office:value-type="float" office:value="296" calcext:value-type="float">
            <text:p>296</text:p>
          </table:table-cell>
          <table:table-cell table:formula="of:=MOD([.F137]+1/[.$H$2];5)" office:value-type="float" office:value="1.74999999999999" calcext:value-type="float">
            <text:p>1,74999999999999</text:p>
          </table:table-cell>
          <table:table-cell table:formula="of:=IF([.F138]&lt;0.000001;[.G137]+2+1/[.$H$2];[.G137]+1/[.$H$2])" office:value-type="float" office:value="6.74999999999998" calcext:value-type="float">
            <text:p>6,74999999999998</text:p>
          </table:table-cell>
          <table:table-cell table:number-columns-repeated="4"/>
          <table:table-cell table:formula="of:=SUM(MOD(SUM([.L137]-[.L$2];[.T$2]);[.R$2]-[.L$2]);[.L$2])" office:value-type="time" office:time-value="PT06H40M00S" calcext:value-type="time">
            <text:p>06:40:00</text:p>
          </table:table-cell>
          <table:table-cell table:formula="of:=IF([.L138]&lt;[.L137];[.M137]+[.H$2];[.M137])" office:value-type="float" office:value="40" calcext:value-type="float">
            <text:p>40</text:p>
          </table:table-cell>
          <table:table-cell table:formula="of:=OFFSET([.C$4];[.M138];0)" office:value-type="float" office:value="43748" calcext:value-type="float">
            <text:p>43748</text:p>
          </table:table-cell>
          <table:table-cell table:formula="of:=[.L138]" office:value-type="float" office:value="0.277777777777778" calcext:value-type="float">
            <text:p>0.277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138];0)&lt;=[.O13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9]))" office:value-type="date" office:date-value="2019-10-14T02:15:02.616076" calcext:value-type="date">
            <text:p>2019-10-14 02:15:03</text:p>
          </table:table-cell>
          <table:table-cell table:style-name="ce7" table:formula="of:=[.A139]" office:value-type="date" office:date-value="2019-10-14T02:15:02.616076" calcext:value-type="date">
            <text:p>2019-10-14 02:15:03</text:p>
          </table:table-cell>
          <table:table-cell table:formula="of:=TRUNC([.A139])" office:value-type="float" office:value="43752" calcext:value-type="float">
            <text:p>43752</text:p>
          </table:table-cell>
          <table:table-cell table:style-name="ce12" table:formula="of:=[.B139]-[.C139]" office:value-type="date" office:date-value="1899-12-30T02:15:02.61607600842" calcext:value-type="date">
            <text:p>12/30/99 02:15 AM</text:p>
          </table:table-cell>
          <table:table-cell table:formula="of:=MOD([.E138]-[.$E$2];[.$H$2])+1+[.$E$2]" office:value-type="float" office:value="297" calcext:value-type="float">
            <text:p>297</text:p>
          </table:table-cell>
          <table:table-cell table:formula="of:=MOD([.F138]+1/[.$H$2];5)" office:value-type="float" office:value="1.79999999999999" calcext:value-type="float">
            <text:p>1,79999999999999</text:p>
          </table:table-cell>
          <table:table-cell table:formula="of:=IF([.F139]&lt;0.000001;[.G138]+2+1/[.$H$2];[.G138]+1/[.$H$2])" office:value-type="float" office:value="6.79999999999998" calcext:value-type="float">
            <text:p>6,79999999999998</text:p>
          </table:table-cell>
          <table:table-cell table:number-columns-repeated="4"/>
          <table:table-cell table:formula="of:=SUM(MOD(SUM([.L138]-[.L$2];[.T$2]);[.R$2]-[.L$2]);[.L$2])" office:value-type="time" office:time-value="PT06H50M00S" calcext:value-type="time">
            <text:p>06:50:00</text:p>
          </table:table-cell>
          <table:table-cell table:formula="of:=IF([.L139]&lt;[.L138];[.M138]+[.H$2];[.M138])" office:value-type="float" office:value="40" calcext:value-type="float">
            <text:p>40</text:p>
          </table:table-cell>
          <table:table-cell table:formula="of:=OFFSET([.C$4];[.M139];0)" office:value-type="float" office:value="43748" calcext:value-type="float">
            <text:p>43748</text:p>
          </table:table-cell>
          <table:table-cell table:formula="of:=[.L139]" office:value-type="float" office:value="0.284722222222222" calcext:value-type="float">
            <text:p>0.284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139];0)&lt;=[.O13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0]))" office:value-type="date" office:date-value="2019-10-14T01:57:20.703554" calcext:value-type="date">
            <text:p>2019-10-14 01:57:21</text:p>
          </table:table-cell>
          <table:table-cell table:style-name="ce7" table:formula="of:=[.A140]" office:value-type="date" office:date-value="2019-10-14T01:57:20.703554" calcext:value-type="date">
            <text:p>2019-10-14 01:57:21</text:p>
          </table:table-cell>
          <table:table-cell table:formula="of:=TRUNC([.A140])" office:value-type="float" office:value="43752" calcext:value-type="float">
            <text:p>43752</text:p>
          </table:table-cell>
          <table:table-cell table:style-name="ce12" table:formula="of:=[.B140]-[.C140]" office:value-type="date" office:date-value="1899-12-30T01:57:20.70355358999" calcext:value-type="date">
            <text:p>12/30/99 01:57 AM</text:p>
          </table:table-cell>
          <table:table-cell table:formula="of:=MOD([.E139]-[.$E$2];[.$H$2])+1+[.$E$2]" office:value-type="float" office:value="298" calcext:value-type="float">
            <text:p>298</text:p>
          </table:table-cell>
          <table:table-cell table:formula="of:=MOD([.F139]+1/[.$H$2];5)" office:value-type="float" office:value="1.84999999999999" calcext:value-type="float">
            <text:p>1,84999999999999</text:p>
          </table:table-cell>
          <table:table-cell table:formula="of:=IF([.F140]&lt;0.000001;[.G139]+2+1/[.$H$2];[.G139]+1/[.$H$2])" office:value-type="float" office:value="6.84999999999998" calcext:value-type="float">
            <text:p>6,84999999999998</text:p>
          </table:table-cell>
          <table:table-cell table:number-columns-repeated="4"/>
          <table:table-cell table:formula="of:=SUM(MOD(SUM([.L139]-[.L$2];[.T$2]);[.R$2]-[.L$2]);[.L$2])" office:value-type="time" office:time-value="PT07H00M00S" calcext:value-type="time">
            <text:p>07:00:00</text:p>
          </table:table-cell>
          <table:table-cell table:formula="of:=IF([.L140]&lt;[.L139];[.M139]+[.H$2];[.M139])" office:value-type="float" office:value="40" calcext:value-type="float">
            <text:p>40</text:p>
          </table:table-cell>
          <table:table-cell table:formula="of:=OFFSET([.C$4];[.M140];0)" office:value-type="float" office:value="43748" calcext:value-type="float">
            <text:p>43748</text:p>
          </table:table-cell>
          <table:table-cell table:formula="of:=[.L140]" office:value-type="float" office:value="0.291666666666667" calcext:value-type="float">
            <text:p>0.291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140];0)&lt;=[.O14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1]))" office:value-type="date" office:date-value="2019-10-14T01:56:21.996681" calcext:value-type="date">
            <text:p>2019-10-14 01:56:22</text:p>
          </table:table-cell>
          <table:table-cell table:style-name="ce7" table:formula="of:=[.A141]" office:value-type="date" office:date-value="2019-10-14T01:56:21.996681" calcext:value-type="date">
            <text:p>2019-10-14 01:56:22</text:p>
          </table:table-cell>
          <table:table-cell table:formula="of:=TRUNC([.A141])" office:value-type="float" office:value="43752" calcext:value-type="float">
            <text:p>43752</text:p>
          </table:table-cell>
          <table:table-cell table:style-name="ce12" table:formula="of:=[.B141]-[.C141]" office:value-type="date" office:date-value="1899-12-30T01:56:21.99668093584" calcext:value-type="date">
            <text:p>12/30/99 01:56 AM</text:p>
          </table:table-cell>
          <table:table-cell table:formula="of:=MOD([.E140]-[.$E$2];[.$H$2])+1+[.$E$2]" office:value-type="float" office:value="299" calcext:value-type="float">
            <text:p>299</text:p>
          </table:table-cell>
          <table:table-cell table:formula="of:=MOD([.F140]+1/[.$H$2];5)" office:value-type="float" office:value="1.89999999999999" calcext:value-type="float">
            <text:p>1,89999999999999</text:p>
          </table:table-cell>
          <table:table-cell table:formula="of:=IF([.F141]&lt;0.000001;[.G140]+2+1/[.$H$2];[.G140]+1/[.$H$2])" office:value-type="float" office:value="6.89999999999998" calcext:value-type="float">
            <text:p>6,89999999999998</text:p>
          </table:table-cell>
          <table:table-cell table:number-columns-repeated="4"/>
          <table:table-cell table:formula="of:=SUM(MOD(SUM([.L140]-[.L$2];[.T$2]);[.R$2]-[.L$2]);[.L$2])" office:value-type="time" office:time-value="PT07H10M00S" calcext:value-type="time">
            <text:p>07:10:00</text:p>
          </table:table-cell>
          <table:table-cell table:formula="of:=IF([.L141]&lt;[.L140];[.M140]+[.H$2];[.M140])" office:value-type="float" office:value="40" calcext:value-type="float">
            <text:p>40</text:p>
          </table:table-cell>
          <table:table-cell table:formula="of:=OFFSET([.C$4];[.M141];0)" office:value-type="float" office:value="43748" calcext:value-type="float">
            <text:p>43748</text:p>
          </table:table-cell>
          <table:table-cell table:formula="of:=[.L141]" office:value-type="float" office:value="0.298611111111111" calcext:value-type="float">
            <text:p>0.298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141];0)&lt;=[.O14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2]))" office:value-type="date" office:date-value="2019-10-14T01:37:01.655528" calcext:value-type="date">
            <text:p>2019-10-14 01:37:02</text:p>
          </table:table-cell>
          <table:table-cell table:style-name="ce7" table:formula="of:=[.A142]" office:value-type="date" office:date-value="2019-10-14T01:37:01.655528" calcext:value-type="date">
            <text:p>2019-10-14 01:37:02</text:p>
          </table:table-cell>
          <table:table-cell table:formula="of:=TRUNC([.A142])" office:value-type="float" office:value="43752" calcext:value-type="float">
            <text:p>43752</text:p>
          </table:table-cell>
          <table:table-cell table:style-name="ce12" table:formula="of:=[.B142]-[.C142]" office:value-type="date" office:date-value="1899-12-30T01:37:01.65552761871" calcext:value-type="date">
            <text:p>12/30/99 01:37 AM</text:p>
          </table:table-cell>
          <table:table-cell table:formula="of:=MOD([.E141]-[.$E$2];[.$H$2])+1+[.$E$2]" office:value-type="float" office:value="300" calcext:value-type="float">
            <text:p>300</text:p>
          </table:table-cell>
          <table:table-cell table:formula="of:=MOD([.F141]+1/[.$H$2];5)" office:value-type="float" office:value="1.94999999999999" calcext:value-type="float">
            <text:p>1,94999999999999</text:p>
          </table:table-cell>
          <table:table-cell table:formula="of:=IF([.F142]&lt;0.000001;[.G141]+2+1/[.$H$2];[.G141]+1/[.$H$2])" office:value-type="float" office:value="6.94999999999998" calcext:value-type="float">
            <text:p>6,94999999999998</text:p>
          </table:table-cell>
          <table:table-cell table:number-columns-repeated="4"/>
          <table:table-cell table:formula="of:=SUM(MOD(SUM([.L141]-[.L$2];[.T$2]);[.R$2]-[.L$2]);[.L$2])" office:value-type="time" office:time-value="PT07H20M00S" calcext:value-type="time">
            <text:p>07:20:00</text:p>
          </table:table-cell>
          <table:table-cell table:formula="of:=IF([.L142]&lt;[.L141];[.M141]+[.H$2];[.M141])" office:value-type="float" office:value="40" calcext:value-type="float">
            <text:p>40</text:p>
          </table:table-cell>
          <table:table-cell table:formula="of:=OFFSET([.C$4];[.M142];0)" office:value-type="float" office:value="43748" calcext:value-type="float">
            <text:p>43748</text:p>
          </table:table-cell>
          <table:table-cell table:formula="of:=[.L142]" office:value-type="float" office:value="0.305555555555556" calcext:value-type="float">
            <text:p>0.305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142];0)&lt;=[.O14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3]))" office:value-type="date" office:date-value="2019-10-14T02:17:54.015791" calcext:value-type="date">
            <text:p>2019-10-14 02:17:54</text:p>
          </table:table-cell>
          <table:table-cell table:style-name="ce7" table:formula="of:=[.A143]" office:value-type="date" office:date-value="2019-10-14T02:17:54.015791" calcext:value-type="date">
            <text:p>2019-10-14 02:17:54</text:p>
          </table:table-cell>
          <table:table-cell table:formula="of:=TRUNC([.A143])" office:value-type="float" office:value="43752" calcext:value-type="float">
            <text:p>43752</text:p>
          </table:table-cell>
          <table:table-cell table:style-name="ce12" table:formula="of:=[.B143]-[.C143]" office:value-type="date" office:date-value="1899-12-30T02:17:54.01579131838" calcext:value-type="date">
            <text:p>12/30/99 02:17 AM</text:p>
          </table:table-cell>
          <table:table-cell table:formula="of:=MOD([.E142]-[.$E$2];[.$H$2])+1+[.$E$2]" office:value-type="float" office:value="281" calcext:value-type="float">
            <text:p>281</text:p>
          </table:table-cell>
          <table:table-cell table:formula="of:=MOD([.F142]+1/[.$H$2];5)" office:value-type="float" office:value="1.99999999999999" calcext:value-type="float">
            <text:p>1,99999999999999</text:p>
          </table:table-cell>
          <table:table-cell table:formula="of:=IF([.F143]&lt;0.000001;[.G142]+2+1/[.$H$2];[.G142]+1/[.$H$2])" office:value-type="float" office:value="6.99999999999998" calcext:value-type="float">
            <text:p>6,99999999999998</text:p>
          </table:table-cell>
          <table:table-cell table:number-columns-repeated="4"/>
          <table:table-cell table:formula="of:=SUM(MOD(SUM([.L142]-[.L$2];[.T$2]);[.R$2]-[.L$2]);[.L$2])" office:value-type="time" office:time-value="PT07H30M00S" calcext:value-type="time">
            <text:p>07:30:00</text:p>
          </table:table-cell>
          <table:table-cell table:formula="of:=IF([.L143]&lt;[.L142];[.M142]+[.H$2];[.M142])" office:value-type="float" office:value="40" calcext:value-type="float">
            <text:p>40</text:p>
          </table:table-cell>
          <table:table-cell table:formula="of:=OFFSET([.C$4];[.M143];0)" office:value-type="float" office:value="43748" calcext:value-type="float">
            <text:p>43748</text:p>
          </table:table-cell>
          <table:table-cell table:formula="of:=[.L143]" office:value-type="float" office:value="0.3125" calcext:value-type="float">
            <text:p>0.3125</text:p>
          </table:table-cell>
          <table:table-cell office:value-type="float" office:value="282" calcext:value-type="float">
            <text:p>282</text:p>
          </table:table-cell>
          <table:table-cell table:formula="of:=IF(OFFSET([.D$4];[.M143];0)&lt;=[.O14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4]))" office:value-type="date" office:date-value="2019-10-15T02:03:43.120012" calcext:value-type="date">
            <text:p>2019-10-15 02:03:43</text:p>
          </table:table-cell>
          <table:table-cell table:style-name="ce7" table:formula="of:=[.A144]" office:value-type="date" office:date-value="2019-10-15T02:03:43.120012" calcext:value-type="date">
            <text:p>2019-10-15 02:03:43</text:p>
          </table:table-cell>
          <table:table-cell table:formula="of:=TRUNC([.A144])" office:value-type="float" office:value="43753" calcext:value-type="float">
            <text:p>43753</text:p>
          </table:table-cell>
          <table:table-cell table:style-name="ce12" table:formula="of:=[.B144]-[.C144]" office:value-type="date" office:date-value="1899-12-30T02:03:43.12001183163" calcext:value-type="date">
            <text:p>12/30/99 02:03 AM</text:p>
          </table:table-cell>
          <table:table-cell table:formula="of:=MOD([.E143]-[.$E$2];[.$H$2])+1+[.$E$2]" office:value-type="float" office:value="282" calcext:value-type="float">
            <text:p>282</text:p>
          </table:table-cell>
          <table:table-cell table:formula="of:=MOD([.F143]+1/[.$H$2];5)" office:value-type="float" office:value="2.04999999999999" calcext:value-type="float">
            <text:p>2,04999999999999</text:p>
          </table:table-cell>
          <table:table-cell table:formula="of:=IF([.F144]&lt;0.000001;[.G143]+2+1/[.$H$2];[.G143]+1/[.$H$2])" office:value-type="float" office:value="7.04999999999998" calcext:value-type="float">
            <text:p>7,04999999999998</text:p>
          </table:table-cell>
          <table:table-cell table:number-columns-repeated="4"/>
          <table:table-cell table:formula="of:=SUM(MOD(SUM([.L143]-[.L$2];[.T$2]);[.R$2]-[.L$2]);[.L$2])" office:value-type="time" office:time-value="PT07H40M00S" calcext:value-type="time">
            <text:p>07:40:00</text:p>
          </table:table-cell>
          <table:table-cell table:formula="of:=IF([.L144]&lt;[.L143];[.M143]+[.H$2];[.M143])" office:value-type="float" office:value="40" calcext:value-type="float">
            <text:p>40</text:p>
          </table:table-cell>
          <table:table-cell table:formula="of:=OFFSET([.C$4];[.M144];0)" office:value-type="float" office:value="43748" calcext:value-type="float">
            <text:p>43748</text:p>
          </table:table-cell>
          <table:table-cell table:formula="of:=[.L144]" office:value-type="float" office:value="0.319444444444444" calcext:value-type="float">
            <text:p>0.3194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144];0)&lt;=[.O14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5]))" office:value-type="date" office:date-value="2019-10-15T02:01:37.778657" calcext:value-type="date">
            <text:p>2019-10-15 02:01:38</text:p>
          </table:table-cell>
          <table:table-cell table:style-name="ce7" table:formula="of:=[.A145]" office:value-type="date" office:date-value="2019-10-15T02:01:37.778657" calcext:value-type="date">
            <text:p>2019-10-15 02:01:38</text:p>
          </table:table-cell>
          <table:table-cell table:formula="of:=TRUNC([.A145])" office:value-type="float" office:value="43753" calcext:value-type="float">
            <text:p>43753</text:p>
          </table:table-cell>
          <table:table-cell table:style-name="ce12" table:formula="of:=[.B145]-[.C145]" office:value-type="date" office:date-value="1899-12-30T02:01:37.77865726501" calcext:value-type="date">
            <text:p>12/30/99 02:01 AM</text:p>
          </table:table-cell>
          <table:table-cell table:formula="of:=MOD([.E144]-[.$E$2];[.$H$2])+1+[.$E$2]" office:value-type="float" office:value="283" calcext:value-type="float">
            <text:p>283</text:p>
          </table:table-cell>
          <table:table-cell table:formula="of:=MOD([.F144]+1/[.$H$2];5)" office:value-type="float" office:value="2.09999999999999" calcext:value-type="float">
            <text:p>2,09999999999999</text:p>
          </table:table-cell>
          <table:table-cell table:formula="of:=IF([.F145]&lt;0.000001;[.G144]+2+1/[.$H$2];[.G144]+1/[.$H$2])" office:value-type="float" office:value="7.09999999999998" calcext:value-type="float">
            <text:p>7,09999999999998</text:p>
          </table:table-cell>
          <table:table-cell table:number-columns-repeated="4"/>
          <table:table-cell table:formula="of:=SUM(MOD(SUM([.L144]-[.L$2];[.T$2]);[.R$2]-[.L$2]);[.L$2])" office:value-type="time" office:time-value="PT07H50M00S" calcext:value-type="time">
            <text:p>07:50:00</text:p>
          </table:table-cell>
          <table:table-cell table:formula="of:=IF([.L145]&lt;[.L144];[.M144]+[.H$2];[.M144])" office:value-type="float" office:value="40" calcext:value-type="float">
            <text:p>40</text:p>
          </table:table-cell>
          <table:table-cell table:formula="of:=OFFSET([.C$4];[.M145];0)" office:value-type="float" office:value="43748" calcext:value-type="float">
            <text:p>43748</text:p>
          </table:table-cell>
          <table:table-cell table:formula="of:=[.L145]" office:value-type="float" office:value="0.326388888888889" calcext:value-type="float">
            <text:p>0.326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145];0)&lt;=[.O14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6]))" office:value-type="date" office:date-value="2019-10-15T01:53:37.520418" calcext:value-type="date">
            <text:p>2019-10-15 01:53:38</text:p>
          </table:table-cell>
          <table:table-cell table:style-name="ce7" table:formula="of:=[.A146]" office:value-type="date" office:date-value="2019-10-15T01:53:37.520418" calcext:value-type="date">
            <text:p>2019-10-15 01:53:38</text:p>
          </table:table-cell>
          <table:table-cell table:formula="of:=TRUNC([.A146])" office:value-type="float" office:value="43753" calcext:value-type="float">
            <text:p>43753</text:p>
          </table:table-cell>
          <table:table-cell table:style-name="ce12" table:formula="of:=[.B146]-[.C146]" office:value-type="date" office:date-value="1899-12-30T01:53:37.52041806467" calcext:value-type="date">
            <text:p>12/30/99 01:53 AM</text:p>
          </table:table-cell>
          <table:table-cell table:formula="of:=MOD([.E145]-[.$E$2];[.$H$2])+1+[.$E$2]" office:value-type="float" office:value="284" calcext:value-type="float">
            <text:p>284</text:p>
          </table:table-cell>
          <table:table-cell table:formula="of:=MOD([.F145]+1/[.$H$2];5)" office:value-type="float" office:value="2.14999999999999" calcext:value-type="float">
            <text:p>2,14999999999999</text:p>
          </table:table-cell>
          <table:table-cell table:formula="of:=IF([.F146]&lt;0.000001;[.G145]+2+1/[.$H$2];[.G145]+1/[.$H$2])" office:value-type="float" office:value="7.14999999999998" calcext:value-type="float">
            <text:p>7,14999999999998</text:p>
          </table:table-cell>
          <table:table-cell table:number-columns-repeated="4"/>
          <table:table-cell table:formula="of:=SUM(MOD(SUM([.L145]-[.L$2];[.T$2]);[.R$2]-[.L$2]);[.L$2])" office:value-type="time" office:time-value="PT08H00M00S" calcext:value-type="time">
            <text:p>08:00:00</text:p>
          </table:table-cell>
          <table:table-cell table:formula="of:=IF([.L146]&lt;[.L145];[.M145]+[.H$2];[.M145])" office:value-type="float" office:value="40" calcext:value-type="float">
            <text:p>40</text:p>
          </table:table-cell>
          <table:table-cell table:formula="of:=OFFSET([.C$4];[.M146];0)" office:value-type="float" office:value="43748" calcext:value-type="float">
            <text:p>43748</text:p>
          </table:table-cell>
          <table:table-cell table:formula="of:=[.L146]" office:value-type="float" office:value="0.333333333333333" calcext:value-type="float">
            <text:p>0.333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146];0)&lt;=[.O14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7]))" office:value-type="date" office:date-value="2019-10-15T01:51:45.212563" calcext:value-type="date">
            <text:p>2019-10-15 01:51:45</text:p>
          </table:table-cell>
          <table:table-cell table:style-name="ce7" table:formula="of:=[.A147]" office:value-type="date" office:date-value="2019-10-15T01:51:45.212563" calcext:value-type="date">
            <text:p>2019-10-15 01:51:45</text:p>
          </table:table-cell>
          <table:table-cell table:formula="of:=TRUNC([.A147])" office:value-type="float" office:value="43753" calcext:value-type="float">
            <text:p>43753</text:p>
          </table:table-cell>
          <table:table-cell table:style-name="ce12" table:formula="of:=[.B147]-[.C147]" office:value-type="date" office:date-value="1899-12-30T01:51:45.21256250795" calcext:value-type="date">
            <text:p>12/30/99 01:51 AM</text:p>
          </table:table-cell>
          <table:table-cell table:formula="of:=MOD([.E146]-[.$E$2];[.$H$2])+1+[.$E$2]" office:value-type="float" office:value="285" calcext:value-type="float">
            <text:p>285</text:p>
          </table:table-cell>
          <table:table-cell table:formula="of:=MOD([.F146]+1/[.$H$2];5)" office:value-type="float" office:value="2.19999999999999" calcext:value-type="float">
            <text:p>2,19999999999999</text:p>
          </table:table-cell>
          <table:table-cell table:formula="of:=IF([.F147]&lt;0.000001;[.G146]+2+1/[.$H$2];[.G146]+1/[.$H$2])" office:value-type="float" office:value="7.19999999999998" calcext:value-type="float">
            <text:p>7,19999999999998</text:p>
          </table:table-cell>
          <table:table-cell table:number-columns-repeated="4"/>
          <table:table-cell table:formula="of:=SUM(MOD(SUM([.L146]-[.L$2];[.T$2]);[.R$2]-[.L$2]);[.L$2])" office:value-type="time" office:time-value="PT00H10M00S" calcext:value-type="time">
            <text:p>00:10:00</text:p>
          </table:table-cell>
          <table:table-cell table:formula="of:=IF([.L147]&lt;[.L146];[.M146]+[.H$2];[.M146])" office:value-type="float" office:value="60" calcext:value-type="float">
            <text:p>60</text:p>
          </table:table-cell>
          <table:table-cell table:formula="of:=OFFSET([.C$4];[.M147];0)" office:value-type="float" office:value="43749" calcext:value-type="float">
            <text:p>43749</text:p>
          </table:table-cell>
          <table:table-cell table:formula="of:=[.L147]" office:value-type="float" office:value="0.00694444444444444" calcext:value-type="float">
            <text:p>0.006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147];0)&lt;=[.O14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8]))" office:value-type="date" office:date-value="2019-10-15T01:35:43.38884" calcext:value-type="date">
            <text:p>2019-10-15 01:35:43</text:p>
          </table:table-cell>
          <table:table-cell table:style-name="ce7" table:formula="of:=[.A148]" office:value-type="date" office:date-value="2019-10-15T01:35:43.38884" calcext:value-type="date">
            <text:p>2019-10-15 01:35:43</text:p>
          </table:table-cell>
          <table:table-cell table:formula="of:=TRUNC([.A148])" office:value-type="float" office:value="43753" calcext:value-type="float">
            <text:p>43753</text:p>
          </table:table-cell>
          <table:table-cell table:style-name="ce12" table:formula="of:=[.B148]-[.C148]" office:value-type="date" office:date-value="1899-12-30T01:35:43.38883976452" calcext:value-type="date">
            <text:p>12/30/99 01:35 AM</text:p>
          </table:table-cell>
          <table:table-cell table:formula="of:=MOD([.E147]-[.$E$2];[.$H$2])+1+[.$E$2]" office:value-type="float" office:value="286" calcext:value-type="float">
            <text:p>286</text:p>
          </table:table-cell>
          <table:table-cell table:formula="of:=MOD([.F147]+1/[.$H$2];5)" office:value-type="float" office:value="2.24999999999999" calcext:value-type="float">
            <text:p>2,24999999999999</text:p>
          </table:table-cell>
          <table:table-cell table:formula="of:=IF([.F148]&lt;0.000001;[.G147]+2+1/[.$H$2];[.G147]+1/[.$H$2])" office:value-type="float" office:value="7.24999999999998" calcext:value-type="float">
            <text:p>7,24999999999998</text:p>
          </table:table-cell>
          <table:table-cell table:number-columns-repeated="4"/>
          <table:table-cell table:formula="of:=SUM(MOD(SUM([.L147]-[.L$2];[.T$2]);[.R$2]-[.L$2]);[.L$2])" office:value-type="time" office:time-value="PT00H20M00S" calcext:value-type="time">
            <text:p>00:20:00</text:p>
          </table:table-cell>
          <table:table-cell table:formula="of:=IF([.L148]&lt;[.L147];[.M147]+[.H$2];[.M147])" office:value-type="float" office:value="60" calcext:value-type="float">
            <text:p>60</text:p>
          </table:table-cell>
          <table:table-cell table:formula="of:=OFFSET([.C$4];[.M148];0)" office:value-type="float" office:value="43749" calcext:value-type="float">
            <text:p>43749</text:p>
          </table:table-cell>
          <table:table-cell table:formula="of:=[.L148]" office:value-type="float" office:value="0.0138888888888889" calcext:value-type="float">
            <text:p>0.013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148];0)&lt;=[.O14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9]))" office:value-type="date" office:date-value="2019-10-15T01:56:38.494997" calcext:value-type="date">
            <text:p>2019-10-15 01:56:38</text:p>
          </table:table-cell>
          <table:table-cell table:style-name="ce7" table:formula="of:=[.A149]" office:value-type="date" office:date-value="2019-10-15T01:56:38.494997" calcext:value-type="date">
            <text:p>2019-10-15 01:56:38</text:p>
          </table:table-cell>
          <table:table-cell table:formula="of:=TRUNC([.A149])" office:value-type="float" office:value="43753" calcext:value-type="float">
            <text:p>43753</text:p>
          </table:table-cell>
          <table:table-cell table:style-name="ce12" table:formula="of:=[.B149]-[.C149]" office:value-type="date" office:date-value="1899-12-30T01:56:38.49499657284" calcext:value-type="date">
            <text:p>12/30/99 01:56 AM</text:p>
          </table:table-cell>
          <table:table-cell table:formula="of:=MOD([.E148]-[.$E$2];[.$H$2])+1+[.$E$2]" office:value-type="float" office:value="287" calcext:value-type="float">
            <text:p>287</text:p>
          </table:table-cell>
          <table:table-cell table:formula="of:=MOD([.F148]+1/[.$H$2];5)" office:value-type="float" office:value="2.29999999999999" calcext:value-type="float">
            <text:p>2,29999999999999</text:p>
          </table:table-cell>
          <table:table-cell table:formula="of:=IF([.F149]&lt;0.000001;[.G148]+2+1/[.$H$2];[.G148]+1/[.$H$2])" office:value-type="float" office:value="7.29999999999998" calcext:value-type="float">
            <text:p>7,29999999999998</text:p>
          </table:table-cell>
          <table:table-cell table:number-columns-repeated="4"/>
          <table:table-cell table:formula="of:=SUM(MOD(SUM([.L148]-[.L$2];[.T$2]);[.R$2]-[.L$2]);[.L$2])" office:value-type="time" office:time-value="PT00H30M00S" calcext:value-type="time">
            <text:p>00:30:00</text:p>
          </table:table-cell>
          <table:table-cell table:formula="of:=IF([.L149]&lt;[.L148];[.M148]+[.H$2];[.M148])" office:value-type="float" office:value="60" calcext:value-type="float">
            <text:p>60</text:p>
          </table:table-cell>
          <table:table-cell table:formula="of:=OFFSET([.C$4];[.M149];0)" office:value-type="float" office:value="43749" calcext:value-type="float">
            <text:p>43749</text:p>
          </table:table-cell>
          <table:table-cell table:formula="of:=[.L149]" office:value-type="float" office:value="0.0208333333333333" calcext:value-type="float">
            <text:p>0.020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149];0)&lt;=[.O14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0]))" office:value-type="date" office:date-value="2019-10-15T02:40:16.843626" calcext:value-type="date">
            <text:p>2019-10-15 02:40:17</text:p>
          </table:table-cell>
          <table:table-cell table:style-name="ce7" table:formula="of:=[.A150]" office:value-type="date" office:date-value="2019-10-15T02:40:16.843626" calcext:value-type="date">
            <text:p>2019-10-15 02:40:17</text:p>
          </table:table-cell>
          <table:table-cell table:formula="of:=TRUNC([.A150])" office:value-type="float" office:value="43753" calcext:value-type="float">
            <text:p>43753</text:p>
          </table:table-cell>
          <table:table-cell table:style-name="ce12" table:formula="of:=[.B150]-[.C150]" office:value-type="date" office:date-value="1899-12-30T02:40:16.84362581" calcext:value-type="date">
            <text:p>12/30/99 02:40 AM</text:p>
          </table:table-cell>
          <table:table-cell table:formula="of:=MOD([.E149]-[.$E$2];[.$H$2])+1+[.$E$2]" office:value-type="float" office:value="288" calcext:value-type="float">
            <text:p>288</text:p>
          </table:table-cell>
          <table:table-cell table:formula="of:=MOD([.F149]+1/[.$H$2];5)" office:value-type="float" office:value="2.34999999999999" calcext:value-type="float">
            <text:p>2,34999999999999</text:p>
          </table:table-cell>
          <table:table-cell table:formula="of:=IF([.F150]&lt;0.000001;[.G149]+2+1/[.$H$2];[.G149]+1/[.$H$2])" office:value-type="float" office:value="7.34999999999998" calcext:value-type="float">
            <text:p>7,34999999999998</text:p>
          </table:table-cell>
          <table:table-cell table:number-columns-repeated="4"/>
          <table:table-cell table:formula="of:=SUM(MOD(SUM([.L149]-[.L$2];[.T$2]);[.R$2]-[.L$2]);[.L$2])" office:value-type="time" office:time-value="PT00H40M00S" calcext:value-type="time">
            <text:p>00:40:00</text:p>
          </table:table-cell>
          <table:table-cell table:formula="of:=IF([.L150]&lt;[.L149];[.M149]+[.H$2];[.M149])" office:value-type="float" office:value="60" calcext:value-type="float">
            <text:p>60</text:p>
          </table:table-cell>
          <table:table-cell table:formula="of:=OFFSET([.C$4];[.M150];0)" office:value-type="float" office:value="43749" calcext:value-type="float">
            <text:p>43749</text:p>
          </table:table-cell>
          <table:table-cell table:formula="of:=[.L150]" office:value-type="float" office:value="0.0277777777777778" calcext:value-type="float">
            <text:p>0.027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150];0)&lt;=[.O15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1]))" office:value-type="date" office:date-value="2019-10-15T01:24:12.460777" calcext:value-type="date">
            <text:p>2019-10-15 01:24:12</text:p>
          </table:table-cell>
          <table:table-cell table:style-name="ce7" table:formula="of:=[.A151]" office:value-type="date" office:date-value="2019-10-15T01:24:12.460777" calcext:value-type="date">
            <text:p>2019-10-15 01:24:12</text:p>
          </table:table-cell>
          <table:table-cell table:formula="of:=TRUNC([.A151])" office:value-type="float" office:value="43753" calcext:value-type="float">
            <text:p>43753</text:p>
          </table:table-cell>
          <table:table-cell table:style-name="ce12" table:formula="of:=[.B151]-[.C151]" office:value-type="date" office:date-value="1899-12-30T01:24:12.46077664196" calcext:value-type="date">
            <text:p>12/30/99 01:24 AM</text:p>
          </table:table-cell>
          <table:table-cell table:formula="of:=MOD([.E150]-[.$E$2];[.$H$2])+1+[.$E$2]" office:value-type="float" office:value="289" calcext:value-type="float">
            <text:p>289</text:p>
          </table:table-cell>
          <table:table-cell table:formula="of:=MOD([.F150]+1/[.$H$2];5)" office:value-type="float" office:value="2.39999999999999" calcext:value-type="float">
            <text:p>2,39999999999999</text:p>
          </table:table-cell>
          <table:table-cell table:formula="of:=IF([.F151]&lt;0.000001;[.G150]+2+1/[.$H$2];[.G150]+1/[.$H$2])" office:value-type="float" office:value="7.39999999999998" calcext:value-type="float">
            <text:p>7,39999999999998</text:p>
          </table:table-cell>
          <table:table-cell table:number-columns-repeated="4"/>
          <table:table-cell table:formula="of:=SUM(MOD(SUM([.L150]-[.L$2];[.T$2]);[.R$2]-[.L$2]);[.L$2])" office:value-type="time" office:time-value="PT00H50M00S" calcext:value-type="time">
            <text:p>00:50:00</text:p>
          </table:table-cell>
          <table:table-cell table:formula="of:=IF([.L151]&lt;[.L150];[.M150]+[.H$2];[.M150])" office:value-type="float" office:value="60" calcext:value-type="float">
            <text:p>60</text:p>
          </table:table-cell>
          <table:table-cell table:formula="of:=OFFSET([.C$4];[.M151];0)" office:value-type="float" office:value="43749" calcext:value-type="float">
            <text:p>43749</text:p>
          </table:table-cell>
          <table:table-cell table:formula="of:=[.L151]" office:value-type="float" office:value="0.0347222222222222" calcext:value-type="float">
            <text:p>0.034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151];0)&lt;=[.O15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2]))" office:value-type="date" office:date-value="2019-10-15T02:05:05.380029" calcext:value-type="date">
            <text:p>2019-10-15 02:05:05</text:p>
          </table:table-cell>
          <table:table-cell table:style-name="ce7" table:formula="of:=[.A152]" office:value-type="date" office:date-value="2019-10-15T02:05:05.380029" calcext:value-type="date">
            <text:p>2019-10-15 02:05:05</text:p>
          </table:table-cell>
          <table:table-cell table:formula="of:=TRUNC([.A152])" office:value-type="float" office:value="43753" calcext:value-type="float">
            <text:p>43753</text:p>
          </table:table-cell>
          <table:table-cell table:style-name="ce12" table:formula="of:=[.B152]-[.C152]" office:value-type="date" office:date-value="1899-12-30T02:05:05.38002946414" calcext:value-type="date">
            <text:p>12/30/99 02:05 AM</text:p>
          </table:table-cell>
          <table:table-cell table:formula="of:=MOD([.E151]-[.$E$2];[.$H$2])+1+[.$E$2]" office:value-type="float" office:value="290" calcext:value-type="float">
            <text:p>290</text:p>
          </table:table-cell>
          <table:table-cell table:formula="of:=MOD([.F151]+1/[.$H$2];5)" office:value-type="float" office:value="2.44999999999999" calcext:value-type="float">
            <text:p>2,44999999999999</text:p>
          </table:table-cell>
          <table:table-cell table:formula="of:=IF([.F152]&lt;0.000001;[.G151]+2+1/[.$H$2];[.G151]+1/[.$H$2])" office:value-type="float" office:value="7.44999999999998" calcext:value-type="float">
            <text:p>7,44999999999998</text:p>
          </table:table-cell>
          <table:table-cell table:number-columns-repeated="4"/>
          <table:table-cell table:formula="of:=SUM(MOD(SUM([.L151]-[.L$2];[.T$2]);[.R$2]-[.L$2]);[.L$2])" office:value-type="time" office:time-value="PT01H00M00S" calcext:value-type="time">
            <text:p>01:00:00</text:p>
          </table:table-cell>
          <table:table-cell table:formula="of:=IF([.L152]&lt;[.L151];[.M151]+[.H$2];[.M151])" office:value-type="float" office:value="60" calcext:value-type="float">
            <text:p>60</text:p>
          </table:table-cell>
          <table:table-cell table:formula="of:=OFFSET([.C$4];[.M152];0)" office:value-type="float" office:value="43749" calcext:value-type="float">
            <text:p>43749</text:p>
          </table:table-cell>
          <table:table-cell table:formula="of:=[.L152]" office:value-type="float" office:value="0.0416666666666667" calcext:value-type="float">
            <text:p>0.041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152];0)&lt;=[.O15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3]))" office:value-type="date" office:date-value="2019-10-15T02:01:47.405444" calcext:value-type="date">
            <text:p>2019-10-15 02:01:47</text:p>
          </table:table-cell>
          <table:table-cell table:style-name="ce7" table:formula="of:=[.A153]" office:value-type="date" office:date-value="2019-10-15T02:01:47.405444" calcext:value-type="date">
            <text:p>2019-10-15 02:01:47</text:p>
          </table:table-cell>
          <table:table-cell table:formula="of:=TRUNC([.A153])" office:value-type="float" office:value="43753" calcext:value-type="float">
            <text:p>43753</text:p>
          </table:table-cell>
          <table:table-cell table:style-name="ce12" table:formula="of:=[.B153]-[.C153]" office:value-type="date" office:date-value="1899-12-30T02:01:47.40544446744" calcext:value-type="date">
            <text:p>12/30/99 02:01 AM</text:p>
          </table:table-cell>
          <table:table-cell table:formula="of:=MOD([.E152]-[.$E$2];[.$H$2])+1+[.$E$2]" office:value-type="float" office:value="291" calcext:value-type="float">
            <text:p>291</text:p>
          </table:table-cell>
          <table:table-cell table:formula="of:=MOD([.F152]+1/[.$H$2];5)" office:value-type="float" office:value="2.49999999999999" calcext:value-type="float">
            <text:p>2,49999999999999</text:p>
          </table:table-cell>
          <table:table-cell table:formula="of:=IF([.F153]&lt;0.000001;[.G152]+2+1/[.$H$2];[.G152]+1/[.$H$2])" office:value-type="float" office:value="7.49999999999998" calcext:value-type="float">
            <text:p>7,49999999999998</text:p>
          </table:table-cell>
          <table:table-cell table:number-columns-repeated="4"/>
          <table:table-cell table:formula="of:=SUM(MOD(SUM([.L152]-[.L$2];[.T$2]);[.R$2]-[.L$2]);[.L$2])" office:value-type="time" office:time-value="PT01H10M00S" calcext:value-type="time">
            <text:p>01:10:00</text:p>
          </table:table-cell>
          <table:table-cell table:formula="of:=IF([.L153]&lt;[.L152];[.M152]+[.H$2];[.M152])" office:value-type="float" office:value="60" calcext:value-type="float">
            <text:p>60</text:p>
          </table:table-cell>
          <table:table-cell table:formula="of:=OFFSET([.C$4];[.M153];0)" office:value-type="float" office:value="43749" calcext:value-type="float">
            <text:p>43749</text:p>
          </table:table-cell>
          <table:table-cell table:formula="of:=[.L153]" office:value-type="float" office:value="0.0486111111111111" calcext:value-type="float">
            <text:p>0.048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153];0)&lt;=[.O15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4]))" office:value-type="date" office:date-value="2019-10-15T01:47:19.3673" calcext:value-type="date">
            <text:p>2019-10-15 01:47:19</text:p>
          </table:table-cell>
          <table:table-cell table:style-name="ce7" table:formula="of:=[.A154]" office:value-type="date" office:date-value="2019-10-15T01:47:19.3673" calcext:value-type="date">
            <text:p>2019-10-15 01:47:19</text:p>
          </table:table-cell>
          <table:table-cell table:formula="of:=TRUNC([.A154])" office:value-type="float" office:value="43753" calcext:value-type="float">
            <text:p>43753</text:p>
          </table:table-cell>
          <table:table-cell table:style-name="ce12" table:formula="of:=[.B154]-[.C154]" office:value-type="date" office:date-value="1899-12-30T01:47:19.36730045825" calcext:value-type="date">
            <text:p>12/30/99 01:47 AM</text:p>
          </table:table-cell>
          <table:table-cell table:formula="of:=MOD([.E153]-[.$E$2];[.$H$2])+1+[.$E$2]" office:value-type="float" office:value="292" calcext:value-type="float">
            <text:p>292</text:p>
          </table:table-cell>
          <table:table-cell table:formula="of:=MOD([.F153]+1/[.$H$2];5)" office:value-type="float" office:value="2.54999999999999" calcext:value-type="float">
            <text:p>2,54999999999999</text:p>
          </table:table-cell>
          <table:table-cell table:formula="of:=IF([.F154]&lt;0.000001;[.G153]+2+1/[.$H$2];[.G153]+1/[.$H$2])" office:value-type="float" office:value="7.54999999999998" calcext:value-type="float">
            <text:p>7,54999999999998</text:p>
          </table:table-cell>
          <table:table-cell table:number-columns-repeated="4"/>
          <table:table-cell table:formula="of:=SUM(MOD(SUM([.L153]-[.L$2];[.T$2]);[.R$2]-[.L$2]);[.L$2])" office:value-type="time" office:time-value="PT01H20M00S" calcext:value-type="time">
            <text:p>01:20:00</text:p>
          </table:table-cell>
          <table:table-cell table:formula="of:=IF([.L154]&lt;[.L153];[.M153]+[.H$2];[.M153])" office:value-type="float" office:value="60" calcext:value-type="float">
            <text:p>60</text:p>
          </table:table-cell>
          <table:table-cell table:formula="of:=OFFSET([.C$4];[.M154];0)" office:value-type="float" office:value="43749" calcext:value-type="float">
            <text:p>43749</text:p>
          </table:table-cell>
          <table:table-cell table:formula="of:=[.L154]" office:value-type="float" office:value="0.0555555555555556" calcext:value-type="float">
            <text:p>0.055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154];0)&lt;=[.O15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5]))" office:value-type="date" office:date-value="2019-10-15T02:08:34.101684" calcext:value-type="date">
            <text:p>2019-10-15 02:08:34</text:p>
          </table:table-cell>
          <table:table-cell table:style-name="ce7" table:formula="of:=[.A155]" office:value-type="date" office:date-value="2019-10-15T02:08:34.101684" calcext:value-type="date">
            <text:p>2019-10-15 02:08:34</text:p>
          </table:table-cell>
          <table:table-cell table:formula="of:=TRUNC([.A155])" office:value-type="float" office:value="43753" calcext:value-type="float">
            <text:p>43753</text:p>
          </table:table-cell>
          <table:table-cell table:style-name="ce12" table:formula="of:=[.B155]-[.C155]" office:value-type="date" office:date-value="1899-12-30T02:08:34.10168388393" calcext:value-type="date">
            <text:p>12/30/99 02:08 AM</text:p>
          </table:table-cell>
          <table:table-cell table:formula="of:=MOD([.E154]-[.$E$2];[.$H$2])+1+[.$E$2]" office:value-type="float" office:value="293" calcext:value-type="float">
            <text:p>293</text:p>
          </table:table-cell>
          <table:table-cell table:formula="of:=MOD([.F154]+1/[.$H$2];5)" office:value-type="float" office:value="2.59999999999999" calcext:value-type="float">
            <text:p>2,59999999999999</text:p>
          </table:table-cell>
          <table:table-cell table:formula="of:=IF([.F155]&lt;0.000001;[.G154]+2+1/[.$H$2];[.G154]+1/[.$H$2])" office:value-type="float" office:value="7.59999999999998" calcext:value-type="float">
            <text:p>7,59999999999998</text:p>
          </table:table-cell>
          <table:table-cell table:number-columns-repeated="4"/>
          <table:table-cell table:formula="of:=SUM(MOD(SUM([.L154]-[.L$2];[.T$2]);[.R$2]-[.L$2]);[.L$2])" office:value-type="time" office:time-value="PT01H30M00S" calcext:value-type="time">
            <text:p>01:30:00</text:p>
          </table:table-cell>
          <table:table-cell table:formula="of:=IF([.L155]&lt;[.L154];[.M154]+[.H$2];[.M154])" office:value-type="float" office:value="60" calcext:value-type="float">
            <text:p>60</text:p>
          </table:table-cell>
          <table:table-cell table:formula="of:=OFFSET([.C$4];[.M155];0)" office:value-type="float" office:value="43749" calcext:value-type="float">
            <text:p>43749</text:p>
          </table:table-cell>
          <table:table-cell table:formula="of:=[.L155]" office:value-type="float" office:value="0.0625" calcext:value-type="float">
            <text:p>0.0625</text:p>
          </table:table-cell>
          <table:table-cell office:value-type="float" office:value="282" calcext:value-type="float">
            <text:p>282</text:p>
          </table:table-cell>
          <table:table-cell table:formula="of:=IF(OFFSET([.D$4];[.M155];0)&lt;=[.O15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6]))" office:value-type="date" office:date-value="2019-10-15T01:46:56.159748" calcext:value-type="date">
            <text:p>2019-10-15 01:46:56</text:p>
          </table:table-cell>
          <table:table-cell table:style-name="ce7" table:formula="of:=[.A156]" office:value-type="date" office:date-value="2019-10-15T01:46:56.159748" calcext:value-type="date">
            <text:p>2019-10-15 01:46:56</text:p>
          </table:table-cell>
          <table:table-cell table:formula="of:=TRUNC([.A156])" office:value-type="float" office:value="43753" calcext:value-type="float">
            <text:p>43753</text:p>
          </table:table-cell>
          <table:table-cell table:style-name="ce12" table:formula="of:=[.B156]-[.C156]" office:value-type="date" office:date-value="1899-12-30T01:46:56.15974805318" calcext:value-type="date">
            <text:p>12/30/99 01:46 AM</text:p>
          </table:table-cell>
          <table:table-cell table:formula="of:=MOD([.E155]-[.$E$2];[.$H$2])+1+[.$E$2]" office:value-type="float" office:value="294" calcext:value-type="float">
            <text:p>294</text:p>
          </table:table-cell>
          <table:table-cell table:formula="of:=MOD([.F155]+1/[.$H$2];5)" office:value-type="float" office:value="2.64999999999999" calcext:value-type="float">
            <text:p>2,64999999999999</text:p>
          </table:table-cell>
          <table:table-cell table:formula="of:=IF([.F156]&lt;0.000001;[.G155]+2+1/[.$H$2];[.G155]+1/[.$H$2])" office:value-type="float" office:value="7.64999999999998" calcext:value-type="float">
            <text:p>7,64999999999998</text:p>
          </table:table-cell>
          <table:table-cell table:number-columns-repeated="4"/>
          <table:table-cell table:formula="of:=SUM(MOD(SUM([.L155]-[.L$2];[.T$2]);[.R$2]-[.L$2]);[.L$2])" office:value-type="time" office:time-value="PT01H40M00S" calcext:value-type="time">
            <text:p>01:40:00</text:p>
          </table:table-cell>
          <table:table-cell table:formula="of:=IF([.L156]&lt;[.L155];[.M155]+[.H$2];[.M155])" office:value-type="float" office:value="60" calcext:value-type="float">
            <text:p>60</text:p>
          </table:table-cell>
          <table:table-cell table:formula="of:=OFFSET([.C$4];[.M156];0)" office:value-type="float" office:value="43749" calcext:value-type="float">
            <text:p>43749</text:p>
          </table:table-cell>
          <table:table-cell table:formula="of:=[.L156]" office:value-type="float" office:value="0.0694444444444444" calcext:value-type="float">
            <text:p>0.069444444444445</text:p>
          </table:table-cell>
          <table:table-cell office:value-type="float" office:value="282" calcext:value-type="float">
            <text:p>282</text:p>
          </table:table-cell>
          <table:table-cell table:formula="of:=IF(OFFSET([.D$4];[.M156];0)&lt;=[.O15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7]))" office:value-type="date" office:date-value="2019-10-15T01:56:40.046578" calcext:value-type="date">
            <text:p>2019-10-15 01:56:40</text:p>
          </table:table-cell>
          <table:table-cell table:style-name="ce7" table:formula="of:=[.A157]" office:value-type="date" office:date-value="2019-10-15T01:56:40.046578" calcext:value-type="date">
            <text:p>2019-10-15 01:56:40</text:p>
          </table:table-cell>
          <table:table-cell table:formula="of:=TRUNC([.A157])" office:value-type="float" office:value="43753" calcext:value-type="float">
            <text:p>43753</text:p>
          </table:table-cell>
          <table:table-cell table:style-name="ce12" table:formula="of:=[.B157]-[.C157]" office:value-type="date" office:date-value="1899-12-30T01:56:40.04657800309" calcext:value-type="date">
            <text:p>12/30/99 01:56 AM</text:p>
          </table:table-cell>
          <table:table-cell table:formula="of:=MOD([.E156]-[.$E$2];[.$H$2])+1+[.$E$2]" office:value-type="float" office:value="295" calcext:value-type="float">
            <text:p>295</text:p>
          </table:table-cell>
          <table:table-cell table:formula="of:=MOD([.F156]+1/[.$H$2];5)" office:value-type="float" office:value="2.69999999999999" calcext:value-type="float">
            <text:p>2,69999999999999</text:p>
          </table:table-cell>
          <table:table-cell table:formula="of:=IF([.F157]&lt;0.000001;[.G156]+2+1/[.$H$2];[.G156]+1/[.$H$2])" office:value-type="float" office:value="7.69999999999998" calcext:value-type="float">
            <text:p>7,69999999999998</text:p>
          </table:table-cell>
          <table:table-cell table:number-columns-repeated="4"/>
          <table:table-cell table:formula="of:=SUM(MOD(SUM([.L156]-[.L$2];[.T$2]);[.R$2]-[.L$2]);[.L$2])" office:value-type="time" office:time-value="PT01H50M00S" calcext:value-type="time">
            <text:p>01:50:00</text:p>
          </table:table-cell>
          <table:table-cell table:formula="of:=IF([.L157]&lt;[.L156];[.M156]+[.H$2];[.M156])" office:value-type="float" office:value="60" calcext:value-type="float">
            <text:p>60</text:p>
          </table:table-cell>
          <table:table-cell table:formula="of:=OFFSET([.C$4];[.M157];0)" office:value-type="float" office:value="43749" calcext:value-type="float">
            <text:p>43749</text:p>
          </table:table-cell>
          <table:table-cell table:formula="of:=[.L157]" office:value-type="float" office:value="0.0763888888888889" calcext:value-type="float">
            <text:p>0.076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157];0)&lt;=[.O15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8]))" office:value-type="date" office:date-value="2019-10-15T01:54:28.800555" calcext:value-type="date">
            <text:p>2019-10-15 01:54:29</text:p>
          </table:table-cell>
          <table:table-cell table:style-name="ce7" table:formula="of:=[.A158]" office:value-type="date" office:date-value="2019-10-15T01:54:28.800555" calcext:value-type="date">
            <text:p>2019-10-15 01:54:29</text:p>
          </table:table-cell>
          <table:table-cell table:formula="of:=TRUNC([.A158])" office:value-type="float" office:value="43753" calcext:value-type="float">
            <text:p>43753</text:p>
          </table:table-cell>
          <table:table-cell table:style-name="ce12" table:formula="of:=[.B158]-[.C158]" office:value-type="date" office:date-value="1899-12-30T01:54:28.80055507645" calcext:value-type="date">
            <text:p>12/30/99 01:54 AM</text:p>
          </table:table-cell>
          <table:table-cell table:formula="of:=MOD([.E157]-[.$E$2];[.$H$2])+1+[.$E$2]" office:value-type="float" office:value="296" calcext:value-type="float">
            <text:p>296</text:p>
          </table:table-cell>
          <table:table-cell table:formula="of:=MOD([.F157]+1/[.$H$2];5)" office:value-type="float" office:value="2.74999999999999" calcext:value-type="float">
            <text:p>2,74999999999999</text:p>
          </table:table-cell>
          <table:table-cell table:formula="of:=IF([.F158]&lt;0.000001;[.G157]+2+1/[.$H$2];[.G157]+1/[.$H$2])" office:value-type="float" office:value="7.74999999999998" calcext:value-type="float">
            <text:p>7,74999999999998</text:p>
          </table:table-cell>
          <table:table-cell table:number-columns-repeated="4"/>
          <table:table-cell table:formula="of:=SUM(MOD(SUM([.L157]-[.L$2];[.T$2]);[.R$2]-[.L$2]);[.L$2])" office:value-type="time" office:time-value="PT02H00M00S" calcext:value-type="time">
            <text:p>02:00:00</text:p>
          </table:table-cell>
          <table:table-cell table:formula="of:=IF([.L158]&lt;[.L157];[.M157]+[.H$2];[.M157])" office:value-type="float" office:value="60" calcext:value-type="float">
            <text:p>60</text:p>
          </table:table-cell>
          <table:table-cell table:formula="of:=OFFSET([.C$4];[.M158];0)" office:value-type="float" office:value="43749" calcext:value-type="float">
            <text:p>43749</text:p>
          </table:table-cell>
          <table:table-cell table:formula="of:=[.L158]" office:value-type="float" office:value="0.0833333333333333" calcext:value-type="float">
            <text:p>0.083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158];0)&lt;=[.O15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9]))" office:value-type="date" office:date-value="2019-10-15T01:53:10.29657" calcext:value-type="date">
            <text:p>2019-10-15 01:53:10</text:p>
          </table:table-cell>
          <table:table-cell table:style-name="ce7" table:formula="of:=[.A159]" office:value-type="date" office:date-value="2019-10-15T01:53:10.29657" calcext:value-type="date">
            <text:p>2019-10-15 01:53:10</text:p>
          </table:table-cell>
          <table:table-cell table:formula="of:=TRUNC([.A159])" office:value-type="float" office:value="43753" calcext:value-type="float">
            <text:p>43753</text:p>
          </table:table-cell>
          <table:table-cell table:style-name="ce12" table:formula="of:=[.B159]-[.C159]" office:value-type="date" office:date-value="1899-12-30T01:53:10.29657030478" calcext:value-type="date">
            <text:p>12/30/99 01:53 AM</text:p>
          </table:table-cell>
          <table:table-cell table:formula="of:=MOD([.E158]-[.$E$2];[.$H$2])+1+[.$E$2]" office:value-type="float" office:value="297" calcext:value-type="float">
            <text:p>297</text:p>
          </table:table-cell>
          <table:table-cell table:formula="of:=MOD([.F158]+1/[.$H$2];5)" office:value-type="float" office:value="2.79999999999999" calcext:value-type="float">
            <text:p>2,79999999999999</text:p>
          </table:table-cell>
          <table:table-cell table:formula="of:=IF([.F159]&lt;0.000001;[.G158]+2+1/[.$H$2];[.G158]+1/[.$H$2])" office:value-type="float" office:value="7.79999999999998" calcext:value-type="float">
            <text:p>7,79999999999998</text:p>
          </table:table-cell>
          <table:table-cell table:number-columns-repeated="4"/>
          <table:table-cell table:formula="of:=SUM(MOD(SUM([.L158]-[.L$2];[.T$2]);[.R$2]-[.L$2]);[.L$2])" office:value-type="time" office:time-value="PT02H10M00S" calcext:value-type="time">
            <text:p>02:10:00</text:p>
          </table:table-cell>
          <table:table-cell table:formula="of:=IF([.L159]&lt;[.L158];[.M158]+[.H$2];[.M158])" office:value-type="float" office:value="60" calcext:value-type="float">
            <text:p>60</text:p>
          </table:table-cell>
          <table:table-cell table:formula="of:=OFFSET([.C$4];[.M159];0)" office:value-type="float" office:value="43749" calcext:value-type="float">
            <text:p>43749</text:p>
          </table:table-cell>
          <table:table-cell table:formula="of:=[.L159]" office:value-type="float" office:value="0.0902777777777778" calcext:value-type="float">
            <text:p>0.0902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159];0)&lt;=[.O15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0]))" office:value-type="date" office:date-value="2019-10-15T01:50:39.736773" calcext:value-type="date">
            <text:p>2019-10-15 01:50:40</text:p>
          </table:table-cell>
          <table:table-cell table:style-name="ce7" table:formula="of:=[.A160]" office:value-type="date" office:date-value="2019-10-15T01:50:39.736773" calcext:value-type="date">
            <text:p>2019-10-15 01:50:40</text:p>
          </table:table-cell>
          <table:table-cell table:formula="of:=TRUNC([.A160])" office:value-type="float" office:value="43753" calcext:value-type="float">
            <text:p>43753</text:p>
          </table:table-cell>
          <table:table-cell table:style-name="ce12" table:formula="of:=[.B160]-[.C160]" office:value-type="date" office:date-value="1899-12-30T01:50:39.73677288741" calcext:value-type="date">
            <text:p>12/30/99 01:50 AM</text:p>
          </table:table-cell>
          <table:table-cell table:formula="of:=MOD([.E159]-[.$E$2];[.$H$2])+1+[.$E$2]" office:value-type="float" office:value="298" calcext:value-type="float">
            <text:p>298</text:p>
          </table:table-cell>
          <table:table-cell table:formula="of:=MOD([.F159]+1/[.$H$2];5)" office:value-type="float" office:value="2.84999999999999" calcext:value-type="float">
            <text:p>2,84999999999999</text:p>
          </table:table-cell>
          <table:table-cell table:formula="of:=IF([.F160]&lt;0.000001;[.G159]+2+1/[.$H$2];[.G159]+1/[.$H$2])" office:value-type="float" office:value="7.84999999999998" calcext:value-type="float">
            <text:p>7,84999999999998</text:p>
          </table:table-cell>
          <table:table-cell table:number-columns-repeated="4"/>
          <table:table-cell table:formula="of:=SUM(MOD(SUM([.L159]-[.L$2];[.T$2]);[.R$2]-[.L$2]);[.L$2])" office:value-type="time" office:time-value="PT02H20M00S" calcext:value-type="time">
            <text:p>02:20:00</text:p>
          </table:table-cell>
          <table:table-cell table:formula="of:=IF([.L160]&lt;[.L159];[.M159]+[.H$2];[.M159])" office:value-type="float" office:value="60" calcext:value-type="float">
            <text:p>60</text:p>
          </table:table-cell>
          <table:table-cell table:formula="of:=OFFSET([.C$4];[.M160];0)" office:value-type="float" office:value="43749" calcext:value-type="float">
            <text:p>43749</text:p>
          </table:table-cell>
          <table:table-cell table:formula="of:=[.L160]" office:value-type="float" office:value="0.0972222222222222" calcext:value-type="float">
            <text:p>0.0972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160];0)&lt;=[.O16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1]))" office:value-type="date" office:date-value="2019-10-15T02:24:38.04819" calcext:value-type="date">
            <text:p>2019-10-15 02:24:38</text:p>
          </table:table-cell>
          <table:table-cell table:style-name="ce7" table:formula="of:=[.A161]" office:value-type="date" office:date-value="2019-10-15T02:24:38.04819" calcext:value-type="date">
            <text:p>2019-10-15 02:24:38</text:p>
          </table:table-cell>
          <table:table-cell table:formula="of:=TRUNC([.A161])" office:value-type="float" office:value="43753" calcext:value-type="float">
            <text:p>43753</text:p>
          </table:table-cell>
          <table:table-cell table:style-name="ce12" table:formula="of:=[.B161]-[.C161]" office:value-type="date" office:date-value="1899-12-30T02:24:38.04819045123" calcext:value-type="date">
            <text:p>12/30/99 02:24 AM</text:p>
          </table:table-cell>
          <table:table-cell table:formula="of:=MOD([.E160]-[.$E$2];[.$H$2])+1+[.$E$2]" office:value-type="float" office:value="299" calcext:value-type="float">
            <text:p>299</text:p>
          </table:table-cell>
          <table:table-cell table:formula="of:=MOD([.F160]+1/[.$H$2];5)" office:value-type="float" office:value="2.89999999999999" calcext:value-type="float">
            <text:p>2,89999999999999</text:p>
          </table:table-cell>
          <table:table-cell table:formula="of:=IF([.F161]&lt;0.000001;[.G160]+2+1/[.$H$2];[.G160]+1/[.$H$2])" office:value-type="float" office:value="7.89999999999998" calcext:value-type="float">
            <text:p>7,89999999999998</text:p>
          </table:table-cell>
          <table:table-cell table:number-columns-repeated="4"/>
          <table:table-cell table:formula="of:=SUM(MOD(SUM([.L160]-[.L$2];[.T$2]);[.R$2]-[.L$2]);[.L$2])" office:value-type="time" office:time-value="PT02H30M00S" calcext:value-type="time">
            <text:p>02:30:00</text:p>
          </table:table-cell>
          <table:table-cell table:formula="of:=IF([.L161]&lt;[.L160];[.M160]+[.H$2];[.M160])" office:value-type="float" office:value="60" calcext:value-type="float">
            <text:p>60</text:p>
          </table:table-cell>
          <table:table-cell table:formula="of:=OFFSET([.C$4];[.M161];0)" office:value-type="float" office:value="43749" calcext:value-type="float">
            <text:p>43749</text:p>
          </table:table-cell>
          <table:table-cell table:formula="of:=[.L161]" office:value-type="float" office:value="0.104166666666667" calcext:value-type="float">
            <text:p>0.1041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161];0)&lt;=[.O16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2]))" office:value-type="date" office:date-value="2019-10-15T02:19:00.720584" calcext:value-type="date">
            <text:p>2019-10-15 02:19:01</text:p>
          </table:table-cell>
          <table:table-cell table:style-name="ce7" table:formula="of:=[.A162]" office:value-type="date" office:date-value="2019-10-15T02:19:00.720584" calcext:value-type="date">
            <text:p>2019-10-15 02:19:01</text:p>
          </table:table-cell>
          <table:table-cell table:formula="of:=TRUNC([.A162])" office:value-type="float" office:value="43753" calcext:value-type="float">
            <text:p>43753</text:p>
          </table:table-cell>
          <table:table-cell table:style-name="ce12" table:formula="of:=[.B162]-[.C162]" office:value-type="date" office:date-value="1899-12-30T02:19:00.72058377787" calcext:value-type="date">
            <text:p>12/30/99 02:19 AM</text:p>
          </table:table-cell>
          <table:table-cell table:formula="of:=MOD([.E161]-[.$E$2];[.$H$2])+1+[.$E$2]" office:value-type="float" office:value="300" calcext:value-type="float">
            <text:p>300</text:p>
          </table:table-cell>
          <table:table-cell table:formula="of:=MOD([.F161]+1/[.$H$2];5)" office:value-type="float" office:value="2.94999999999999" calcext:value-type="float">
            <text:p>2,94999999999999</text:p>
          </table:table-cell>
          <table:table-cell table:formula="of:=IF([.F162]&lt;0.000001;[.G161]+2+1/[.$H$2];[.G161]+1/[.$H$2])" office:value-type="float" office:value="7.94999999999998" calcext:value-type="float">
            <text:p>7,94999999999998</text:p>
          </table:table-cell>
          <table:table-cell table:number-columns-repeated="4"/>
          <table:table-cell table:formula="of:=SUM(MOD(SUM([.L161]-[.L$2];[.T$2]);[.R$2]-[.L$2]);[.L$2])" office:value-type="time" office:time-value="PT02H40M00S" calcext:value-type="time">
            <text:p>02:40:00</text:p>
          </table:table-cell>
          <table:table-cell table:formula="of:=IF([.L162]&lt;[.L161];[.M161]+[.H$2];[.M161])" office:value-type="float" office:value="60" calcext:value-type="float">
            <text:p>60</text:p>
          </table:table-cell>
          <table:table-cell table:formula="of:=OFFSET([.C$4];[.M162];0)" office:value-type="float" office:value="43749" calcext:value-type="float">
            <text:p>43749</text:p>
          </table:table-cell>
          <table:table-cell table:formula="of:=[.L162]" office:value-type="float" office:value="0.111111111111111" calcext:value-type="float">
            <text:p>0.1111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162];0)&lt;=[.O16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3]))" office:value-type="date" office:date-value="2019-10-15T02:26:35.464169" calcext:value-type="date">
            <text:p>2019-10-15 02:26:35</text:p>
          </table:table-cell>
          <table:table-cell table:style-name="ce7" table:formula="of:=[.A163]" office:value-type="date" office:date-value="2019-10-15T02:26:35.464169" calcext:value-type="date">
            <text:p>2019-10-15 02:26:35</text:p>
          </table:table-cell>
          <table:table-cell table:formula="of:=TRUNC([.A163])" office:value-type="float" office:value="43753" calcext:value-type="float">
            <text:p>43753</text:p>
          </table:table-cell>
          <table:table-cell table:style-name="ce12" table:formula="of:=[.B163]-[.C163]" office:value-type="date" office:date-value="1899-12-30T02:26:35.46416932717" calcext:value-type="date">
            <text:p>12/30/99 02:26 AM</text:p>
          </table:table-cell>
          <table:table-cell table:formula="of:=MOD([.E162]-[.$E$2];[.$H$2])+1+[.$E$2]" office:value-type="float" office:value="281" calcext:value-type="float">
            <text:p>281</text:p>
          </table:table-cell>
          <table:table-cell table:formula="of:=MOD([.F162]+1/[.$H$2];5)" office:value-type="float" office:value="2.99999999999999" calcext:value-type="float">
            <text:p>2,99999999999999</text:p>
          </table:table-cell>
          <table:table-cell table:formula="of:=IF([.F163]&lt;0.000001;[.G162]+2+1/[.$H$2];[.G162]+1/[.$H$2])" office:value-type="float" office:value="7.99999999999998" calcext:value-type="float">
            <text:p>7,99999999999998</text:p>
          </table:table-cell>
          <table:table-cell table:number-columns-repeated="4"/>
          <table:table-cell table:formula="of:=SUM(MOD(SUM([.L162]-[.L$2];[.T$2]);[.R$2]-[.L$2]);[.L$2])" office:value-type="time" office:time-value="PT02H50M00S" calcext:value-type="time">
            <text:p>02:50:00</text:p>
          </table:table-cell>
          <table:table-cell table:formula="of:=IF([.L163]&lt;[.L162];[.M162]+[.H$2];[.M162])" office:value-type="float" office:value="60" calcext:value-type="float">
            <text:p>60</text:p>
          </table:table-cell>
          <table:table-cell table:formula="of:=OFFSET([.C$4];[.M163];0)" office:value-type="float" office:value="43749" calcext:value-type="float">
            <text:p>43749</text:p>
          </table:table-cell>
          <table:table-cell table:formula="of:=[.L163]" office:value-type="float" office:value="0.118055555555556" calcext:value-type="float">
            <text:p>0.1180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163];0)&lt;=[.O16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4]))" office:value-type="date" office:date-value="2019-10-16T01:37:19.372066" calcext:value-type="date">
            <text:p>2019-10-16 01:37:19</text:p>
          </table:table-cell>
          <table:table-cell table:style-name="ce7" table:formula="of:=[.A164]" office:value-type="date" office:date-value="2019-10-16T01:37:19.372066" calcext:value-type="date">
            <text:p>2019-10-16 01:37:19</text:p>
          </table:table-cell>
          <table:table-cell table:formula="of:=TRUNC([.A164])" office:value-type="float" office:value="43754" calcext:value-type="float">
            <text:p>43754</text:p>
          </table:table-cell>
          <table:table-cell table:style-name="ce12" table:formula="of:=[.B164]-[.C164]" office:value-type="date" office:date-value="1899-12-30T01:37:19.37206550036" calcext:value-type="date">
            <text:p>12/30/99 01:37 AM</text:p>
          </table:table-cell>
          <table:table-cell table:formula="of:=MOD([.E163]-[.$E$2];[.$H$2])+1+[.$E$2]" office:value-type="float" office:value="282" calcext:value-type="float">
            <text:p>282</text:p>
          </table:table-cell>
          <table:table-cell table:formula="of:=MOD([.F163]+1/[.$H$2];5)" office:value-type="float" office:value="3.04999999999999" calcext:value-type="float">
            <text:p>3,04999999999999</text:p>
          </table:table-cell>
          <table:table-cell table:formula="of:=IF([.F164]&lt;0.000001;[.G163]+2+1/[.$H$2];[.G163]+1/[.$H$2])" office:value-type="float" office:value="8.04999999999998" calcext:value-type="float">
            <text:p>8,04999999999998</text:p>
          </table:table-cell>
          <table:table-cell table:number-columns-repeated="4"/>
          <table:table-cell table:formula="of:=SUM(MOD(SUM([.L163]-[.L$2];[.T$2]);[.R$2]-[.L$2]);[.L$2])" office:value-type="time" office:time-value="PT03H00M00S" calcext:value-type="time">
            <text:p>03:00:00</text:p>
          </table:table-cell>
          <table:table-cell table:formula="of:=IF([.L164]&lt;[.L163];[.M163]+[.H$2];[.M163])" office:value-type="float" office:value="60" calcext:value-type="float">
            <text:p>60</text:p>
          </table:table-cell>
          <table:table-cell table:formula="of:=OFFSET([.C$4];[.M164];0)" office:value-type="float" office:value="43749" calcext:value-type="float">
            <text:p>43749</text:p>
          </table:table-cell>
          <table:table-cell table:formula="of:=[.L164]" office:value-type="float" office:value="0.125" calcext:value-type="float">
            <text:p>0.125</text:p>
          </table:table-cell>
          <table:table-cell office:value-type="float" office:value="282" calcext:value-type="float">
            <text:p>282</text:p>
          </table:table-cell>
          <table:table-cell table:formula="of:=IF(OFFSET([.D$4];[.M164];0)&lt;=[.O16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5]))" office:value-type="date" office:date-value="2019-10-16T02:01:16.50925" calcext:value-type="date">
            <text:p>2019-10-16 02:01:17</text:p>
          </table:table-cell>
          <table:table-cell table:style-name="ce7" table:formula="of:=[.A165]" office:value-type="date" office:date-value="2019-10-16T02:01:16.50925" calcext:value-type="date">
            <text:p>2019-10-16 02:01:17</text:p>
          </table:table-cell>
          <table:table-cell table:formula="of:=TRUNC([.A165])" office:value-type="float" office:value="43754" calcext:value-type="float">
            <text:p>43754</text:p>
          </table:table-cell>
          <table:table-cell table:style-name="ce12" table:formula="of:=[.B165]-[.C165]" office:value-type="date" office:date-value="1899-12-30T02:01:16.50925002526" calcext:value-type="date">
            <text:p>12/30/99 02:01 AM</text:p>
          </table:table-cell>
          <table:table-cell table:formula="of:=MOD([.E164]-[.$E$2];[.$H$2])+1+[.$E$2]" office:value-type="float" office:value="283" calcext:value-type="float">
            <text:p>283</text:p>
          </table:table-cell>
          <table:table-cell table:formula="of:=MOD([.F164]+1/[.$H$2];5)" office:value-type="float" office:value="3.09999999999999" calcext:value-type="float">
            <text:p>3,09999999999999</text:p>
          </table:table-cell>
          <table:table-cell table:formula="of:=IF([.F165]&lt;0.000001;[.G164]+2+1/[.$H$2];[.G164]+1/[.$H$2])" office:value-type="float" office:value="8.09999999999998" calcext:value-type="float">
            <text:p>8,09999999999998</text:p>
          </table:table-cell>
          <table:table-cell table:number-columns-repeated="4"/>
          <table:table-cell table:formula="of:=SUM(MOD(SUM([.L164]-[.L$2];[.T$2]);[.R$2]-[.L$2]);[.L$2])" office:value-type="time" office:time-value="PT03H10M00S" calcext:value-type="time">
            <text:p>03:10:00</text:p>
          </table:table-cell>
          <table:table-cell table:formula="of:=IF([.L165]&lt;[.L164];[.M164]+[.H$2];[.M164])" office:value-type="float" office:value="60" calcext:value-type="float">
            <text:p>60</text:p>
          </table:table-cell>
          <table:table-cell table:formula="of:=OFFSET([.C$4];[.M165];0)" office:value-type="float" office:value="43749" calcext:value-type="float">
            <text:p>43749</text:p>
          </table:table-cell>
          <table:table-cell table:formula="of:=[.L165]" office:value-type="float" office:value="0.131944444444444" calcext:value-type="float">
            <text:p>0.131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165];0)&lt;=[.O16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6]))" office:value-type="date" office:date-value="2019-10-16T02:01:33.141468" calcext:value-type="date">
            <text:p>2019-10-16 02:01:33</text:p>
          </table:table-cell>
          <table:table-cell table:style-name="ce7" table:formula="of:=[.A166]" office:value-type="date" office:date-value="2019-10-16T02:01:33.141468" calcext:value-type="date">
            <text:p>2019-10-16 02:01:33</text:p>
          </table:table-cell>
          <table:table-cell table:formula="of:=TRUNC([.A166])" office:value-type="float" office:value="43754" calcext:value-type="float">
            <text:p>43754</text:p>
          </table:table-cell>
          <table:table-cell table:style-name="ce12" table:formula="of:=[.B166]-[.C166]" office:value-type="date" office:date-value="1899-12-30T02:01:33.14146782272" calcext:value-type="date">
            <text:p>12/30/99 02:01 AM</text:p>
          </table:table-cell>
          <table:table-cell table:formula="of:=MOD([.E165]-[.$E$2];[.$H$2])+1+[.$E$2]" office:value-type="float" office:value="284" calcext:value-type="float">
            <text:p>284</text:p>
          </table:table-cell>
          <table:table-cell table:formula="of:=MOD([.F165]+1/[.$H$2];5)" office:value-type="float" office:value="3.14999999999999" calcext:value-type="float">
            <text:p>3,14999999999999</text:p>
          </table:table-cell>
          <table:table-cell table:formula="of:=IF([.F166]&lt;0.000001;[.G165]+2+1/[.$H$2];[.G165]+1/[.$H$2])" office:value-type="float" office:value="8.14999999999998" calcext:value-type="float">
            <text:p>8,14999999999998</text:p>
          </table:table-cell>
          <table:table-cell table:number-columns-repeated="4"/>
          <table:table-cell table:formula="of:=SUM(MOD(SUM([.L165]-[.L$2];[.T$2]);[.R$2]-[.L$2]);[.L$2])" office:value-type="time" office:time-value="PT03H20M00S" calcext:value-type="time">
            <text:p>03:20:00</text:p>
          </table:table-cell>
          <table:table-cell table:formula="of:=IF([.L166]&lt;[.L165];[.M165]+[.H$2];[.M165])" office:value-type="float" office:value="60" calcext:value-type="float">
            <text:p>60</text:p>
          </table:table-cell>
          <table:table-cell table:formula="of:=OFFSET([.C$4];[.M166];0)" office:value-type="float" office:value="43749" calcext:value-type="float">
            <text:p>43749</text:p>
          </table:table-cell>
          <table:table-cell table:formula="of:=[.L166]" office:value-type="float" office:value="0.138888888888889" calcext:value-type="float">
            <text:p>0.138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166];0)&lt;=[.O16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7]))" office:value-type="date" office:date-value="2019-10-16T02:33:34.395497" calcext:value-type="date">
            <text:p>2019-10-16 02:33:34</text:p>
          </table:table-cell>
          <table:table-cell table:style-name="ce7" table:formula="of:=[.A167]" office:value-type="date" office:date-value="2019-10-16T02:33:34.395497" calcext:value-type="date">
            <text:p>2019-10-16 02:33:34</text:p>
          </table:table-cell>
          <table:table-cell table:formula="of:=TRUNC([.A167])" office:value-type="float" office:value="43754" calcext:value-type="float">
            <text:p>43754</text:p>
          </table:table-cell>
          <table:table-cell table:style-name="ce12" table:formula="of:=[.B167]-[.C167]" office:value-type="date" office:date-value="1899-12-30T02:33:34.39549690112" calcext:value-type="date">
            <text:p>12/30/99 02:33 AM</text:p>
          </table:table-cell>
          <table:table-cell table:formula="of:=MOD([.E166]-[.$E$2];[.$H$2])+1+[.$E$2]" office:value-type="float" office:value="285" calcext:value-type="float">
            <text:p>285</text:p>
          </table:table-cell>
          <table:table-cell table:formula="of:=MOD([.F166]+1/[.$H$2];5)" office:value-type="float" office:value="3.19999999999999" calcext:value-type="float">
            <text:p>3,19999999999999</text:p>
          </table:table-cell>
          <table:table-cell table:formula="of:=IF([.F167]&lt;0.000001;[.G166]+2+1/[.$H$2];[.G166]+1/[.$H$2])" office:value-type="float" office:value="8.19999999999998" calcext:value-type="float">
            <text:p>8,19999999999998</text:p>
          </table:table-cell>
          <table:table-cell table:number-columns-repeated="4"/>
          <table:table-cell table:formula="of:=SUM(MOD(SUM([.L166]-[.L$2];[.T$2]);[.R$2]-[.L$2]);[.L$2])" office:value-type="time" office:time-value="PT03H30M00S" calcext:value-type="time">
            <text:p>03:30:00</text:p>
          </table:table-cell>
          <table:table-cell table:formula="of:=IF([.L167]&lt;[.L166];[.M166]+[.H$2];[.M166])" office:value-type="float" office:value="60" calcext:value-type="float">
            <text:p>60</text:p>
          </table:table-cell>
          <table:table-cell table:formula="of:=OFFSET([.C$4];[.M167];0)" office:value-type="float" office:value="43749" calcext:value-type="float">
            <text:p>43749</text:p>
          </table:table-cell>
          <table:table-cell table:formula="of:=[.L167]" office:value-type="float" office:value="0.145833333333333" calcext:value-type="float">
            <text:p>0.145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167];0)&lt;=[.O16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8]))" office:value-type="date" office:date-value="2019-10-16T01:55:04.000501" calcext:value-type="date">
            <text:p>2019-10-16 01:55:04</text:p>
          </table:table-cell>
          <table:table-cell table:style-name="ce7" table:formula="of:=[.A168]" office:value-type="date" office:date-value="2019-10-16T01:55:04.000501" calcext:value-type="date">
            <text:p>2019-10-16 01:55:04</text:p>
          </table:table-cell>
          <table:table-cell table:formula="of:=TRUNC([.A168])" office:value-type="float" office:value="43754" calcext:value-type="float">
            <text:p>43754</text:p>
          </table:table-cell>
          <table:table-cell table:style-name="ce12" table:formula="of:=[.B168]-[.C168]" office:value-type="date" office:date-value="1899-12-30T01:55:04.00050119497" calcext:value-type="date">
            <text:p>12/30/99 01:55 AM</text:p>
          </table:table-cell>
          <table:table-cell table:formula="of:=MOD([.E167]-[.$E$2];[.$H$2])+1+[.$E$2]" office:value-type="float" office:value="286" calcext:value-type="float">
            <text:p>286</text:p>
          </table:table-cell>
          <table:table-cell table:formula="of:=MOD([.F167]+1/[.$H$2];5)" office:value-type="float" office:value="3.24999999999999" calcext:value-type="float">
            <text:p>3,24999999999999</text:p>
          </table:table-cell>
          <table:table-cell table:formula="of:=IF([.F168]&lt;0.000001;[.G167]+2+1/[.$H$2];[.G167]+1/[.$H$2])" office:value-type="float" office:value="8.24999999999998" calcext:value-type="float">
            <text:p>8,24999999999998</text:p>
          </table:table-cell>
          <table:table-cell table:number-columns-repeated="4"/>
          <table:table-cell table:formula="of:=SUM(MOD(SUM([.L167]-[.L$2];[.T$2]);[.R$2]-[.L$2]);[.L$2])" office:value-type="time" office:time-value="PT03H40M00S" calcext:value-type="time">
            <text:p>03:40:00</text:p>
          </table:table-cell>
          <table:table-cell table:formula="of:=IF([.L168]&lt;[.L167];[.M167]+[.H$2];[.M167])" office:value-type="float" office:value="60" calcext:value-type="float">
            <text:p>60</text:p>
          </table:table-cell>
          <table:table-cell table:formula="of:=OFFSET([.C$4];[.M168];0)" office:value-type="float" office:value="43749" calcext:value-type="float">
            <text:p>43749</text:p>
          </table:table-cell>
          <table:table-cell table:formula="of:=[.L168]" office:value-type="float" office:value="0.152777777777778" calcext:value-type="float">
            <text:p>0.152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168];0)&lt;=[.O16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9]))" office:value-type="date" office:date-value="2019-10-16T02:08:39.777194" calcext:value-type="date">
            <text:p>2019-10-16 02:08:40</text:p>
          </table:table-cell>
          <table:table-cell table:style-name="ce7" table:formula="of:=[.A169]" office:value-type="date" office:date-value="2019-10-16T02:08:39.777194" calcext:value-type="date">
            <text:p>2019-10-16 02:08:40</text:p>
          </table:table-cell>
          <table:table-cell table:formula="of:=TRUNC([.A169])" office:value-type="float" office:value="43754" calcext:value-type="float">
            <text:p>43754</text:p>
          </table:table-cell>
          <table:table-cell table:style-name="ce12" table:formula="of:=[.B169]-[.C169]" office:value-type="date" office:date-value="1899-12-30T02:08:39.77719373535" calcext:value-type="date">
            <text:p>12/30/99 02:08 AM</text:p>
          </table:table-cell>
          <table:table-cell table:formula="of:=MOD([.E168]-[.$E$2];[.$H$2])+1+[.$E$2]" office:value-type="float" office:value="287" calcext:value-type="float">
            <text:p>287</text:p>
          </table:table-cell>
          <table:table-cell table:formula="of:=MOD([.F168]+1/[.$H$2];5)" office:value-type="float" office:value="3.29999999999999" calcext:value-type="float">
            <text:p>3,29999999999999</text:p>
          </table:table-cell>
          <table:table-cell table:formula="of:=IF([.F169]&lt;0.000001;[.G168]+2+1/[.$H$2];[.G168]+1/[.$H$2])" office:value-type="float" office:value="8.29999999999998" calcext:value-type="float">
            <text:p>8,29999999999998</text:p>
          </table:table-cell>
          <table:table-cell table:number-columns-repeated="4"/>
          <table:table-cell table:formula="of:=SUM(MOD(SUM([.L168]-[.L$2];[.T$2]);[.R$2]-[.L$2]);[.L$2])" office:value-type="time" office:time-value="PT03H50M00S" calcext:value-type="time">
            <text:p>03:50:00</text:p>
          </table:table-cell>
          <table:table-cell table:formula="of:=IF([.L169]&lt;[.L168];[.M168]+[.H$2];[.M168])" office:value-type="float" office:value="60" calcext:value-type="float">
            <text:p>60</text:p>
          </table:table-cell>
          <table:table-cell table:formula="of:=OFFSET([.C$4];[.M169];0)" office:value-type="float" office:value="43749" calcext:value-type="float">
            <text:p>43749</text:p>
          </table:table-cell>
          <table:table-cell table:formula="of:=[.L169]" office:value-type="float" office:value="0.159722222222222" calcext:value-type="float">
            <text:p>0.159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169];0)&lt;=[.O16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0]))" office:value-type="date" office:date-value="2019-10-16T01:36:17.397581" calcext:value-type="date">
            <text:p>2019-10-16 01:36:17</text:p>
          </table:table-cell>
          <table:table-cell table:style-name="ce7" table:formula="of:=[.A170]" office:value-type="date" office:date-value="2019-10-16T01:36:17.397581" calcext:value-type="date">
            <text:p>2019-10-16 01:36:17</text:p>
          </table:table-cell>
          <table:table-cell table:formula="of:=TRUNC([.A170])" office:value-type="float" office:value="43754" calcext:value-type="float">
            <text:p>43754</text:p>
          </table:table-cell>
          <table:table-cell table:style-name="ce12" table:formula="of:=[.B170]-[.C170]" office:value-type="date" office:date-value="1899-12-30T01:36:17.39758144598" calcext:value-type="date">
            <text:p>12/30/99 01:36 AM</text:p>
          </table:table-cell>
          <table:table-cell table:formula="of:=MOD([.E169]-[.$E$2];[.$H$2])+1+[.$E$2]" office:value-type="float" office:value="288" calcext:value-type="float">
            <text:p>288</text:p>
          </table:table-cell>
          <table:table-cell table:formula="of:=MOD([.F169]+1/[.$H$2];5)" office:value-type="float" office:value="3.34999999999999" calcext:value-type="float">
            <text:p>3,34999999999999</text:p>
          </table:table-cell>
          <table:table-cell table:formula="of:=IF([.F170]&lt;0.000001;[.G169]+2+1/[.$H$2];[.G169]+1/[.$H$2])" office:value-type="float" office:value="8.34999999999998" calcext:value-type="float">
            <text:p>8,34999999999998</text:p>
          </table:table-cell>
          <table:table-cell table:number-columns-repeated="4"/>
          <table:table-cell table:formula="of:=SUM(MOD(SUM([.L169]-[.L$2];[.T$2]);[.R$2]-[.L$2]);[.L$2])" office:value-type="time" office:time-value="PT04H00M00S" calcext:value-type="time">
            <text:p>04:00:00</text:p>
          </table:table-cell>
          <table:table-cell table:formula="of:=IF([.L170]&lt;[.L169];[.M169]+[.H$2];[.M169])" office:value-type="float" office:value="60" calcext:value-type="float">
            <text:p>60</text:p>
          </table:table-cell>
          <table:table-cell table:formula="of:=OFFSET([.C$4];[.M170];0)" office:value-type="float" office:value="43749" calcext:value-type="float">
            <text:p>43749</text:p>
          </table:table-cell>
          <table:table-cell table:formula="of:=[.L170]" office:value-type="float" office:value="0.166666666666667" calcext:value-type="float">
            <text:p>0.166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170];0)&lt;=[.O17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1]))" office:value-type="date" office:date-value="2019-10-16T01:41:33.4937" calcext:value-type="date">
            <text:p>2019-10-16 01:41:33</text:p>
          </table:table-cell>
          <table:table-cell table:style-name="ce7" table:formula="of:=[.A171]" office:value-type="date" office:date-value="2019-10-16T01:41:33.4937" calcext:value-type="date">
            <text:p>2019-10-16 01:41:33</text:p>
          </table:table-cell>
          <table:table-cell table:formula="of:=TRUNC([.A171])" office:value-type="float" office:value="43754" calcext:value-type="float">
            <text:p>43754</text:p>
          </table:table-cell>
          <table:table-cell table:style-name="ce12" table:formula="of:=[.B171]-[.C171]" office:value-type="date" office:date-value="1899-12-30T01:41:33.4936999809" calcext:value-type="date">
            <text:p>12/30/99 01:41 AM</text:p>
          </table:table-cell>
          <table:table-cell table:formula="of:=MOD([.E170]-[.$E$2];[.$H$2])+1+[.$E$2]" office:value-type="float" office:value="289" calcext:value-type="float">
            <text:p>289</text:p>
          </table:table-cell>
          <table:table-cell table:formula="of:=MOD([.F170]+1/[.$H$2];5)" office:value-type="float" office:value="3.39999999999999" calcext:value-type="float">
            <text:p>3,39999999999999</text:p>
          </table:table-cell>
          <table:table-cell table:formula="of:=IF([.F171]&lt;0.000001;[.G170]+2+1/[.$H$2];[.G170]+1/[.$H$2])" office:value-type="float" office:value="8.39999999999998" calcext:value-type="float">
            <text:p>8,39999999999998</text:p>
          </table:table-cell>
          <table:table-cell table:number-columns-repeated="4"/>
          <table:table-cell table:formula="of:=SUM(MOD(SUM([.L170]-[.L$2];[.T$2]);[.R$2]-[.L$2]);[.L$2])" office:value-type="time" office:time-value="PT04H10M00S" calcext:value-type="time">
            <text:p>04:10:00</text:p>
          </table:table-cell>
          <table:table-cell table:formula="of:=IF([.L171]&lt;[.L170];[.M170]+[.H$2];[.M170])" office:value-type="float" office:value="60" calcext:value-type="float">
            <text:p>60</text:p>
          </table:table-cell>
          <table:table-cell table:formula="of:=OFFSET([.C$4];[.M171];0)" office:value-type="float" office:value="43749" calcext:value-type="float">
            <text:p>43749</text:p>
          </table:table-cell>
          <table:table-cell table:formula="of:=[.L171]" office:value-type="float" office:value="0.173611111111111" calcext:value-type="float">
            <text:p>0.173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171];0)&lt;=[.O17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2]))" office:value-type="date" office:date-value="2019-10-16T01:50:21.812366" calcext:value-type="date">
            <text:p>2019-10-16 01:50:22</text:p>
          </table:table-cell>
          <table:table-cell table:style-name="ce7" table:formula="of:=[.A172]" office:value-type="date" office:date-value="2019-10-16T01:50:21.812366" calcext:value-type="date">
            <text:p>2019-10-16 01:50:22</text:p>
          </table:table-cell>
          <table:table-cell table:formula="of:=TRUNC([.A172])" office:value-type="float" office:value="43754" calcext:value-type="float">
            <text:p>43754</text:p>
          </table:table-cell>
          <table:table-cell table:style-name="ce12" table:formula="of:=[.B172]-[.C172]" office:value-type="date" office:date-value="1899-12-30T01:50:21.81236611214" calcext:value-type="date">
            <text:p>12/30/99 01:50 AM</text:p>
          </table:table-cell>
          <table:table-cell table:formula="of:=MOD([.E171]-[.$E$2];[.$H$2])+1+[.$E$2]" office:value-type="float" office:value="290" calcext:value-type="float">
            <text:p>290</text:p>
          </table:table-cell>
          <table:table-cell table:formula="of:=MOD([.F171]+1/[.$H$2];5)" office:value-type="float" office:value="3.44999999999999" calcext:value-type="float">
            <text:p>3,44999999999999</text:p>
          </table:table-cell>
          <table:table-cell table:formula="of:=IF([.F172]&lt;0.000001;[.G171]+2+1/[.$H$2];[.G171]+1/[.$H$2])" office:value-type="float" office:value="8.44999999999999" calcext:value-type="float">
            <text:p>8,44999999999999</text:p>
          </table:table-cell>
          <table:table-cell table:number-columns-repeated="4"/>
          <table:table-cell table:formula="of:=SUM(MOD(SUM([.L171]-[.L$2];[.T$2]);[.R$2]-[.L$2]);[.L$2])" office:value-type="time" office:time-value="PT04H20M00S" calcext:value-type="time">
            <text:p>04:20:00</text:p>
          </table:table-cell>
          <table:table-cell table:formula="of:=IF([.L172]&lt;[.L171];[.M171]+[.H$2];[.M171])" office:value-type="float" office:value="60" calcext:value-type="float">
            <text:p>60</text:p>
          </table:table-cell>
          <table:table-cell table:formula="of:=OFFSET([.C$4];[.M172];0)" office:value-type="float" office:value="43749" calcext:value-type="float">
            <text:p>43749</text:p>
          </table:table-cell>
          <table:table-cell table:formula="of:=[.L172]" office:value-type="float" office:value="0.180555555555556" calcext:value-type="float">
            <text:p>0.180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172];0)&lt;=[.O17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3]))" office:value-type="date" office:date-value="2019-10-16T01:58:52.736284" calcext:value-type="date">
            <text:p>2019-10-16 01:58:53</text:p>
          </table:table-cell>
          <table:table-cell table:style-name="ce7" table:formula="of:=[.A173]" office:value-type="date" office:date-value="2019-10-16T01:58:52.736284" calcext:value-type="date">
            <text:p>2019-10-16 01:58:53</text:p>
          </table:table-cell>
          <table:table-cell table:formula="of:=TRUNC([.A173])" office:value-type="float" office:value="43754" calcext:value-type="float">
            <text:p>43754</text:p>
          </table:table-cell>
          <table:table-cell table:style-name="ce12" table:formula="of:=[.B173]-[.C173]" office:value-type="date" office:date-value="1899-12-30T01:58:52.73628400639" calcext:value-type="date">
            <text:p>12/30/99 01:58 AM</text:p>
          </table:table-cell>
          <table:table-cell table:formula="of:=MOD([.E172]-[.$E$2];[.$H$2])+1+[.$E$2]" office:value-type="float" office:value="291" calcext:value-type="float">
            <text:p>291</text:p>
          </table:table-cell>
          <table:table-cell table:formula="of:=MOD([.F172]+1/[.$H$2];5)" office:value-type="float" office:value="3.49999999999999" calcext:value-type="float">
            <text:p>3,49999999999999</text:p>
          </table:table-cell>
          <table:table-cell table:formula="of:=IF([.F173]&lt;0.000001;[.G172]+2+1/[.$H$2];[.G172]+1/[.$H$2])" office:value-type="float" office:value="8.49999999999999" calcext:value-type="float">
            <text:p>8,49999999999999</text:p>
          </table:table-cell>
          <table:table-cell table:number-columns-repeated="4"/>
          <table:table-cell table:formula="of:=SUM(MOD(SUM([.L172]-[.L$2];[.T$2]);[.R$2]-[.L$2]);[.L$2])" office:value-type="time" office:time-value="PT04H30M00S" calcext:value-type="time">
            <text:p>04:30:00</text:p>
          </table:table-cell>
          <table:table-cell table:formula="of:=IF([.L173]&lt;[.L172];[.M172]+[.H$2];[.M172])" office:value-type="float" office:value="60" calcext:value-type="float">
            <text:p>60</text:p>
          </table:table-cell>
          <table:table-cell table:formula="of:=OFFSET([.C$4];[.M173];0)" office:value-type="float" office:value="43749" calcext:value-type="float">
            <text:p>43749</text:p>
          </table:table-cell>
          <table:table-cell table:formula="of:=[.L173]" office:value-type="float" office:value="0.1875" calcext:value-type="float">
            <text:p>0.1875</text:p>
          </table:table-cell>
          <table:table-cell office:value-type="float" office:value="282" calcext:value-type="float">
            <text:p>282</text:p>
          </table:table-cell>
          <table:table-cell table:formula="of:=IF(OFFSET([.D$4];[.M173];0)&lt;=[.O17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4]))" office:value-type="date" office:date-value="2019-10-16T02:02:23.955351" calcext:value-type="date">
            <text:p>2019-10-16 02:02:24</text:p>
          </table:table-cell>
          <table:table-cell table:style-name="ce7" table:formula="of:=[.A174]" office:value-type="date" office:date-value="2019-10-16T02:02:23.955351" calcext:value-type="date">
            <text:p>2019-10-16 02:02:24</text:p>
          </table:table-cell>
          <table:table-cell table:formula="of:=TRUNC([.A174])" office:value-type="float" office:value="43754" calcext:value-type="float">
            <text:p>43754</text:p>
          </table:table-cell>
          <table:table-cell table:style-name="ce12" table:formula="of:=[.B174]-[.C174]" office:value-type="date" office:date-value="1899-12-30T02:02:23.95535057411" calcext:value-type="date">
            <text:p>12/30/99 02:02 AM</text:p>
          </table:table-cell>
          <table:table-cell table:formula="of:=MOD([.E173]-[.$E$2];[.$H$2])+1+[.$E$2]" office:value-type="float" office:value="292" calcext:value-type="float">
            <text:p>292</text:p>
          </table:table-cell>
          <table:table-cell table:formula="of:=MOD([.F173]+1/[.$H$2];5)" office:value-type="float" office:value="3.54999999999999" calcext:value-type="float">
            <text:p>3,54999999999999</text:p>
          </table:table-cell>
          <table:table-cell table:formula="of:=IF([.F174]&lt;0.000001;[.G173]+2+1/[.$H$2];[.G173]+1/[.$H$2])" office:value-type="float" office:value="8.54999999999999" calcext:value-type="float">
            <text:p>8,54999999999999</text:p>
          </table:table-cell>
          <table:table-cell table:number-columns-repeated="4"/>
          <table:table-cell table:formula="of:=SUM(MOD(SUM([.L173]-[.L$2];[.T$2]);[.R$2]-[.L$2]);[.L$2])" office:value-type="time" office:time-value="PT04H40M00S" calcext:value-type="time">
            <text:p>04:40:00</text:p>
          </table:table-cell>
          <table:table-cell table:formula="of:=IF([.L174]&lt;[.L173];[.M173]+[.H$2];[.M173])" office:value-type="float" office:value="60" calcext:value-type="float">
            <text:p>60</text:p>
          </table:table-cell>
          <table:table-cell table:formula="of:=OFFSET([.C$4];[.M174];0)" office:value-type="float" office:value="43749" calcext:value-type="float">
            <text:p>43749</text:p>
          </table:table-cell>
          <table:table-cell table:formula="of:=[.L174]" office:value-type="float" office:value="0.194444444444444" calcext:value-type="float">
            <text:p>0.1944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174];0)&lt;=[.O17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5]))" office:value-type="date" office:date-value="2019-10-16T01:37:04.48052" calcext:value-type="date">
            <text:p>2019-10-16 01:37:04</text:p>
          </table:table-cell>
          <table:table-cell table:style-name="ce7" table:formula="of:=[.A175]" office:value-type="date" office:date-value="2019-10-16T01:37:04.48052" calcext:value-type="date">
            <text:p>2019-10-16 01:37:04</text:p>
          </table:table-cell>
          <table:table-cell table:formula="of:=TRUNC([.A175])" office:value-type="float" office:value="43754" calcext:value-type="float">
            <text:p>43754</text:p>
          </table:table-cell>
          <table:table-cell table:style-name="ce12" table:formula="of:=[.B175]-[.C175]" office:value-type="date" office:date-value="1899-12-30T01:37:04.48052046821" calcext:value-type="date">
            <text:p>12/30/99 01:37 AM</text:p>
          </table:table-cell>
          <table:table-cell table:formula="of:=MOD([.E174]-[.$E$2];[.$H$2])+1+[.$E$2]" office:value-type="float" office:value="293" calcext:value-type="float">
            <text:p>293</text:p>
          </table:table-cell>
          <table:table-cell table:formula="of:=MOD([.F174]+1/[.$H$2];5)" office:value-type="float" office:value="3.59999999999999" calcext:value-type="float">
            <text:p>3,59999999999999</text:p>
          </table:table-cell>
          <table:table-cell table:formula="of:=IF([.F175]&lt;0.000001;[.G174]+2+1/[.$H$2];[.G174]+1/[.$H$2])" office:value-type="float" office:value="8.59999999999999" calcext:value-type="float">
            <text:p>8,59999999999999</text:p>
          </table:table-cell>
          <table:table-cell table:number-columns-repeated="4"/>
          <table:table-cell table:formula="of:=SUM(MOD(SUM([.L174]-[.L$2];[.T$2]);[.R$2]-[.L$2]);[.L$2])" office:value-type="time" office:time-value="PT04H50M00S" calcext:value-type="time">
            <text:p>04:50:00</text:p>
          </table:table-cell>
          <table:table-cell table:formula="of:=IF([.L175]&lt;[.L174];[.M174]+[.H$2];[.M174])" office:value-type="float" office:value="60" calcext:value-type="float">
            <text:p>60</text:p>
          </table:table-cell>
          <table:table-cell table:formula="of:=OFFSET([.C$4];[.M175];0)" office:value-type="float" office:value="43749" calcext:value-type="float">
            <text:p>43749</text:p>
          </table:table-cell>
          <table:table-cell table:formula="of:=[.L175]" office:value-type="float" office:value="0.201388888888889" calcext:value-type="float">
            <text:p>0.201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175];0)&lt;=[.O17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6]))" office:value-type="date" office:date-value="2019-10-16T01:57:23.798045" calcext:value-type="date">
            <text:p>2019-10-16 01:57:24</text:p>
          </table:table-cell>
          <table:table-cell table:style-name="ce7" table:formula="of:=[.A176]" office:value-type="date" office:date-value="2019-10-16T01:57:23.798045" calcext:value-type="date">
            <text:p>2019-10-16 01:57:24</text:p>
          </table:table-cell>
          <table:table-cell table:formula="of:=TRUNC([.A176])" office:value-type="float" office:value="43754" calcext:value-type="float">
            <text:p>43754</text:p>
          </table:table-cell>
          <table:table-cell table:style-name="ce12" table:formula="of:=[.B176]-[.C176]" office:value-type="date" office:date-value="1899-12-30T01:57:23.79804495256" calcext:value-type="date">
            <text:p>12/30/99 01:57 AM</text:p>
          </table:table-cell>
          <table:table-cell table:formula="of:=MOD([.E175]-[.$E$2];[.$H$2])+1+[.$E$2]" office:value-type="float" office:value="294" calcext:value-type="float">
            <text:p>294</text:p>
          </table:table-cell>
          <table:table-cell table:formula="of:=MOD([.F175]+1/[.$H$2];5)" office:value-type="float" office:value="3.64999999999999" calcext:value-type="float">
            <text:p>3,64999999999999</text:p>
          </table:table-cell>
          <table:table-cell table:formula="of:=IF([.F176]&lt;0.000001;[.G175]+2+1/[.$H$2];[.G175]+1/[.$H$2])" office:value-type="float" office:value="8.64999999999999" calcext:value-type="float">
            <text:p>8,64999999999999</text:p>
          </table:table-cell>
          <table:table-cell table:number-columns-repeated="4"/>
          <table:table-cell table:formula="of:=SUM(MOD(SUM([.L175]-[.L$2];[.T$2]);[.R$2]-[.L$2]);[.L$2])" office:value-type="time" office:time-value="PT05H00M00S" calcext:value-type="time">
            <text:p>05:00:00</text:p>
          </table:table-cell>
          <table:table-cell table:formula="of:=IF([.L176]&lt;[.L175];[.M175]+[.H$2];[.M175])" office:value-type="float" office:value="60" calcext:value-type="float">
            <text:p>60</text:p>
          </table:table-cell>
          <table:table-cell table:formula="of:=OFFSET([.C$4];[.M176];0)" office:value-type="float" office:value="43749" calcext:value-type="float">
            <text:p>43749</text:p>
          </table:table-cell>
          <table:table-cell table:formula="of:=[.L176]" office:value-type="float" office:value="0.208333333333333" calcext:value-type="float">
            <text:p>0.208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176];0)&lt;=[.O17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7]))" office:value-type="date" office:date-value="2019-10-16T01:49:15.471297" calcext:value-type="date">
            <text:p>2019-10-16 01:49:15</text:p>
          </table:table-cell>
          <table:table-cell table:style-name="ce7" table:formula="of:=[.A177]" office:value-type="date" office:date-value="2019-10-16T01:49:15.471297" calcext:value-type="date">
            <text:p>2019-10-16 01:49:15</text:p>
          </table:table-cell>
          <table:table-cell table:formula="of:=TRUNC([.A177])" office:value-type="float" office:value="43754" calcext:value-type="float">
            <text:p>43754</text:p>
          </table:table-cell>
          <table:table-cell table:style-name="ce12" table:formula="of:=[.B177]-[.C177]" office:value-type="date" office:date-value="1899-12-30T01:49:15.47129691113" calcext:value-type="date">
            <text:p>12/30/99 01:49 AM</text:p>
          </table:table-cell>
          <table:table-cell table:formula="of:=MOD([.E176]-[.$E$2];[.$H$2])+1+[.$E$2]" office:value-type="float" office:value="295" calcext:value-type="float">
            <text:p>295</text:p>
          </table:table-cell>
          <table:table-cell table:formula="of:=MOD([.F176]+1/[.$H$2];5)" office:value-type="float" office:value="3.69999999999999" calcext:value-type="float">
            <text:p>3,69999999999999</text:p>
          </table:table-cell>
          <table:table-cell table:formula="of:=IF([.F177]&lt;0.000001;[.G176]+2+1/[.$H$2];[.G176]+1/[.$H$2])" office:value-type="float" office:value="8.69999999999999" calcext:value-type="float">
            <text:p>8,69999999999999</text:p>
          </table:table-cell>
          <table:table-cell table:number-columns-repeated="4"/>
          <table:table-cell table:formula="of:=SUM(MOD(SUM([.L176]-[.L$2];[.T$2]);[.R$2]-[.L$2]);[.L$2])" office:value-type="time" office:time-value="PT05H10M00S" calcext:value-type="time">
            <text:p>05:10:00</text:p>
          </table:table-cell>
          <table:table-cell table:formula="of:=IF([.L177]&lt;[.L176];[.M176]+[.H$2];[.M176])" office:value-type="float" office:value="60" calcext:value-type="float">
            <text:p>60</text:p>
          </table:table-cell>
          <table:table-cell table:formula="of:=OFFSET([.C$4];[.M177];0)" office:value-type="float" office:value="43749" calcext:value-type="float">
            <text:p>43749</text:p>
          </table:table-cell>
          <table:table-cell table:formula="of:=[.L177]" office:value-type="float" office:value="0.215277777777778" calcext:value-type="float">
            <text:p>0.2152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177];0)&lt;=[.O17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8]))" office:value-type="date" office:date-value="2019-10-16T01:53:28.722229" calcext:value-type="date">
            <text:p>2019-10-16 01:53:29</text:p>
          </table:table-cell>
          <table:table-cell table:style-name="ce7" table:formula="of:=[.A178]" office:value-type="date" office:date-value="2019-10-16T01:53:28.722229" calcext:value-type="date">
            <text:p>2019-10-16 01:53:29</text:p>
          </table:table-cell>
          <table:table-cell table:formula="of:=TRUNC([.A178])" office:value-type="float" office:value="43754" calcext:value-type="float">
            <text:p>43754</text:p>
          </table:table-cell>
          <table:table-cell table:style-name="ce12" table:formula="of:=[.B178]-[.C178]" office:value-type="date" office:date-value="1899-12-30T01:53:28.72222913895" calcext:value-type="date">
            <text:p>12/30/99 01:53 AM</text:p>
          </table:table-cell>
          <table:table-cell table:formula="of:=MOD([.E177]-[.$E$2];[.$H$2])+1+[.$E$2]" office:value-type="float" office:value="296" calcext:value-type="float">
            <text:p>296</text:p>
          </table:table-cell>
          <table:table-cell table:formula="of:=MOD([.F177]+1/[.$H$2];5)" office:value-type="float" office:value="3.74999999999999" calcext:value-type="float">
            <text:p>3,74999999999999</text:p>
          </table:table-cell>
          <table:table-cell table:formula="of:=IF([.F178]&lt;0.000001;[.G177]+2+1/[.$H$2];[.G177]+1/[.$H$2])" office:value-type="float" office:value="8.74999999999999" calcext:value-type="float">
            <text:p>8,74999999999999</text:p>
          </table:table-cell>
          <table:table-cell table:number-columns-repeated="4"/>
          <table:table-cell table:formula="of:=SUM(MOD(SUM([.L177]-[.L$2];[.T$2]);[.R$2]-[.L$2]);[.L$2])" office:value-type="time" office:time-value="PT05H20M00S" calcext:value-type="time">
            <text:p>05:20:00</text:p>
          </table:table-cell>
          <table:table-cell table:formula="of:=IF([.L178]&lt;[.L177];[.M177]+[.H$2];[.M177])" office:value-type="float" office:value="60" calcext:value-type="float">
            <text:p>60</text:p>
          </table:table-cell>
          <table:table-cell table:formula="of:=OFFSET([.C$4];[.M178];0)" office:value-type="float" office:value="43749" calcext:value-type="float">
            <text:p>43749</text:p>
          </table:table-cell>
          <table:table-cell table:formula="of:=[.L178]" office:value-type="float" office:value="0.222222222222222" calcext:value-type="float">
            <text:p>0.2222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178];0)&lt;=[.O17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9]))" office:value-type="date" office:date-value="2019-10-16T02:07:46.130698" calcext:value-type="date">
            <text:p>2019-10-16 02:07:46</text:p>
          </table:table-cell>
          <table:table-cell table:style-name="ce7" table:formula="of:=[.A179]" office:value-type="date" office:date-value="2019-10-16T02:07:46.130698" calcext:value-type="date">
            <text:p>2019-10-16 02:07:46</text:p>
          </table:table-cell>
          <table:table-cell table:formula="of:=TRUNC([.A179])" office:value-type="float" office:value="43754" calcext:value-type="float">
            <text:p>43754</text:p>
          </table:table-cell>
          <table:table-cell table:style-name="ce12" table:formula="of:=[.B179]-[.C179]" office:value-type="date" office:date-value="1899-12-30T02:07:46.13069835585" calcext:value-type="date">
            <text:p>12/30/99 02:07 AM</text:p>
          </table:table-cell>
          <table:table-cell table:formula="of:=MOD([.E178]-[.$E$2];[.$H$2])+1+[.$E$2]" office:value-type="float" office:value="297" calcext:value-type="float">
            <text:p>297</text:p>
          </table:table-cell>
          <table:table-cell table:formula="of:=MOD([.F178]+1/[.$H$2];5)" office:value-type="float" office:value="3.79999999999999" calcext:value-type="float">
            <text:p>3,79999999999999</text:p>
          </table:table-cell>
          <table:table-cell table:formula="of:=IF([.F179]&lt;0.000001;[.G178]+2+1/[.$H$2];[.G178]+1/[.$H$2])" office:value-type="float" office:value="8.79999999999999" calcext:value-type="float">
            <text:p>8,79999999999999</text:p>
          </table:table-cell>
          <table:table-cell table:number-columns-repeated="4"/>
          <table:table-cell table:formula="of:=SUM(MOD(SUM([.L178]-[.L$2];[.T$2]);[.R$2]-[.L$2]);[.L$2])" office:value-type="time" office:time-value="PT05H30M00S" calcext:value-type="time">
            <text:p>05:30:00</text:p>
          </table:table-cell>
          <table:table-cell table:formula="of:=IF([.L179]&lt;[.L178];[.M178]+[.H$2];[.M178])" office:value-type="float" office:value="60" calcext:value-type="float">
            <text:p>60</text:p>
          </table:table-cell>
          <table:table-cell table:formula="of:=OFFSET([.C$4];[.M179];0)" office:value-type="float" office:value="43749" calcext:value-type="float">
            <text:p>43749</text:p>
          </table:table-cell>
          <table:table-cell table:formula="of:=[.L179]" office:value-type="float" office:value="0.229166666666667" calcext:value-type="float">
            <text:p>0.2291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179];0)&lt;=[.O17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0]))" office:value-type="date" office:date-value="2019-10-16T01:49:48.309041" calcext:value-type="date">
            <text:p>2019-10-16 01:49:48</text:p>
          </table:table-cell>
          <table:table-cell table:style-name="ce7" table:formula="of:=[.A180]" office:value-type="date" office:date-value="2019-10-16T01:49:48.309041" calcext:value-type="date">
            <text:p>2019-10-16 01:49:48</text:p>
          </table:table-cell>
          <table:table-cell table:formula="of:=TRUNC([.A180])" office:value-type="float" office:value="43754" calcext:value-type="float">
            <text:p>43754</text:p>
          </table:table-cell>
          <table:table-cell table:style-name="ce12" table:formula="of:=[.B180]-[.C180]" office:value-type="date" office:date-value="1899-12-30T01:49:48.30904061906" calcext:value-type="date">
            <text:p>12/30/99 01:49 AM</text:p>
          </table:table-cell>
          <table:table-cell table:formula="of:=MOD([.E179]-[.$E$2];[.$H$2])+1+[.$E$2]" office:value-type="float" office:value="298" calcext:value-type="float">
            <text:p>298</text:p>
          </table:table-cell>
          <table:table-cell table:formula="of:=MOD([.F179]+1/[.$H$2];5)" office:value-type="float" office:value="3.84999999999998" calcext:value-type="float">
            <text:p>3,84999999999998</text:p>
          </table:table-cell>
          <table:table-cell table:formula="of:=IF([.F180]&lt;0.000001;[.G179]+2+1/[.$H$2];[.G179]+1/[.$H$2])" office:value-type="float" office:value="8.84999999999999" calcext:value-type="float">
            <text:p>8,84999999999999</text:p>
          </table:table-cell>
          <table:table-cell table:number-columns-repeated="4"/>
          <table:table-cell table:formula="of:=SUM(MOD(SUM([.L179]-[.L$2];[.T$2]);[.R$2]-[.L$2]);[.L$2])" office:value-type="time" office:time-value="PT05H40M00S" calcext:value-type="time">
            <text:p>05:40:00</text:p>
          </table:table-cell>
          <table:table-cell table:formula="of:=IF([.L180]&lt;[.L179];[.M179]+[.H$2];[.M179])" office:value-type="float" office:value="60" calcext:value-type="float">
            <text:p>60</text:p>
          </table:table-cell>
          <table:table-cell table:formula="of:=OFFSET([.C$4];[.M180];0)" office:value-type="float" office:value="43749" calcext:value-type="float">
            <text:p>43749</text:p>
          </table:table-cell>
          <table:table-cell table:formula="of:=[.L180]" office:value-type="float" office:value="0.236111111111111" calcext:value-type="float">
            <text:p>0.2361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180];0)&lt;=[.O18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1]))" office:value-type="date" office:date-value="2019-10-16T01:56:57.429625" calcext:value-type="date">
            <text:p>2019-10-16 01:56:57</text:p>
          </table:table-cell>
          <table:table-cell table:style-name="ce7" table:formula="of:=[.A181]" office:value-type="date" office:date-value="2019-10-16T01:56:57.429625" calcext:value-type="date">
            <text:p>2019-10-16 01:56:57</text:p>
          </table:table-cell>
          <table:table-cell table:formula="of:=TRUNC([.A181])" office:value-type="float" office:value="43754" calcext:value-type="float">
            <text:p>43754</text:p>
          </table:table-cell>
          <table:table-cell table:style-name="ce12" table:formula="of:=[.B181]-[.C181]" office:value-type="date" office:date-value="1899-12-30T01:56:57.4296253128" calcext:value-type="date">
            <text:p>12/30/99 01:56 AM</text:p>
          </table:table-cell>
          <table:table-cell table:formula="of:=MOD([.E180]-[.$E$2];[.$H$2])+1+[.$E$2]" office:value-type="float" office:value="299" calcext:value-type="float">
            <text:p>299</text:p>
          </table:table-cell>
          <table:table-cell table:formula="of:=MOD([.F180]+1/[.$H$2];5)" office:value-type="float" office:value="3.89999999999998" calcext:value-type="float">
            <text:p>3,89999999999998</text:p>
          </table:table-cell>
          <table:table-cell table:formula="of:=IF([.F181]&lt;0.000001;[.G180]+2+1/[.$H$2];[.G180]+1/[.$H$2])" office:value-type="float" office:value="8.89999999999999" calcext:value-type="float">
            <text:p>8,89999999999999</text:p>
          </table:table-cell>
          <table:table-cell table:number-columns-repeated="4"/>
          <table:table-cell table:formula="of:=SUM(MOD(SUM([.L180]-[.L$2];[.T$2]);[.R$2]-[.L$2]);[.L$2])" office:value-type="time" office:time-value="PT05H50M00S" calcext:value-type="time">
            <text:p>05:50:00</text:p>
          </table:table-cell>
          <table:table-cell table:formula="of:=IF([.L181]&lt;[.L180];[.M180]+[.H$2];[.M180])" office:value-type="float" office:value="60" calcext:value-type="float">
            <text:p>60</text:p>
          </table:table-cell>
          <table:table-cell table:formula="of:=OFFSET([.C$4];[.M181];0)" office:value-type="float" office:value="43749" calcext:value-type="float">
            <text:p>43749</text:p>
          </table:table-cell>
          <table:table-cell table:formula="of:=[.L181]" office:value-type="float" office:value="0.243055555555556" calcext:value-type="float">
            <text:p>0.2430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181];0)&lt;=[.O18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2]))" office:value-type="date" office:date-value="2019-10-16T02:03:10.519614" calcext:value-type="date">
            <text:p>2019-10-16 02:03:11</text:p>
          </table:table-cell>
          <table:table-cell table:style-name="ce7" table:formula="of:=[.A182]" office:value-type="date" office:date-value="2019-10-16T02:03:10.519614" calcext:value-type="date">
            <text:p>2019-10-16 02:03:11</text:p>
          </table:table-cell>
          <table:table-cell table:formula="of:=TRUNC([.A182])" office:value-type="float" office:value="43754" calcext:value-type="float">
            <text:p>43754</text:p>
          </table:table-cell>
          <table:table-cell table:style-name="ce12" table:formula="of:=[.B182]-[.C182]" office:value-type="date" office:date-value="1899-12-30T02:03:10.51961407531" calcext:value-type="date">
            <text:p>12/30/99 02:03 AM</text:p>
          </table:table-cell>
          <table:table-cell table:formula="of:=MOD([.E181]-[.$E$2];[.$H$2])+1+[.$E$2]" office:value-type="float" office:value="300" calcext:value-type="float">
            <text:p>300</text:p>
          </table:table-cell>
          <table:table-cell table:formula="of:=MOD([.F181]+1/[.$H$2];5)" office:value-type="float" office:value="3.94999999999998" calcext:value-type="float">
            <text:p>3,94999999999998</text:p>
          </table:table-cell>
          <table:table-cell table:formula="of:=IF([.F182]&lt;0.000001;[.G181]+2+1/[.$H$2];[.G181]+1/[.$H$2])" office:value-type="float" office:value="8.94999999999999" calcext:value-type="float">
            <text:p>8,94999999999999</text:p>
          </table:table-cell>
          <table:table-cell table:number-columns-repeated="4"/>
          <table:table-cell table:formula="of:=SUM(MOD(SUM([.L181]-[.L$2];[.T$2]);[.R$2]-[.L$2]);[.L$2])" office:value-type="time" office:time-value="PT06H00M00S" calcext:value-type="time">
            <text:p>06:00:00</text:p>
          </table:table-cell>
          <table:table-cell table:formula="of:=IF([.L182]&lt;[.L181];[.M181]+[.H$2];[.M181])" office:value-type="float" office:value="60" calcext:value-type="float">
            <text:p>60</text:p>
          </table:table-cell>
          <table:table-cell table:formula="of:=OFFSET([.C$4];[.M182];0)" office:value-type="float" office:value="43749" calcext:value-type="float">
            <text:p>43749</text:p>
          </table:table-cell>
          <table:table-cell table:formula="of:=[.L182]" office:value-type="float" office:value="0.25" calcext:value-type="float">
            <text:p>0.25</text:p>
          </table:table-cell>
          <table:table-cell office:value-type="float" office:value="282" calcext:value-type="float">
            <text:p>282</text:p>
          </table:table-cell>
          <table:table-cell table:formula="of:=IF(OFFSET([.D$4];[.M182];0)&lt;=[.O18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3]))" office:value-type="date" office:date-value="2019-10-16T02:22:38.389005" calcext:value-type="date">
            <text:p>2019-10-16 02:22:38</text:p>
          </table:table-cell>
          <table:table-cell table:style-name="ce7" table:formula="of:=[.A183]" office:value-type="date" office:date-value="2019-10-16T02:22:38.389005" calcext:value-type="date">
            <text:p>2019-10-16 02:22:38</text:p>
          </table:table-cell>
          <table:table-cell table:formula="of:=TRUNC([.A183])" office:value-type="float" office:value="43754" calcext:value-type="float">
            <text:p>43754</text:p>
          </table:table-cell>
          <table:table-cell table:style-name="ce12" table:formula="of:=[.B183]-[.C183]" office:value-type="date" office:date-value="1899-12-30T02:22:38.38900494855" calcext:value-type="date">
            <text:p>12/30/99 02:22 AM</text:p>
          </table:table-cell>
          <table:table-cell table:formula="of:=MOD([.E182]-[.$E$2];[.$H$2])+1+[.$E$2]" office:value-type="float" office:value="281" calcext:value-type="float">
            <text:p>281</text:p>
          </table:table-cell>
          <table:table-cell table:formula="of:=MOD([.F182]+1/[.$H$2];5)" office:value-type="float" office:value="3.99999999999998" calcext:value-type="float">
            <text:p>3,99999999999998</text:p>
          </table:table-cell>
          <table:table-cell table:formula="of:=IF([.F183]&lt;0.000001;[.G182]+2+1/[.$H$2];[.G182]+1/[.$H$2])" office:value-type="float" office:value="9" calcext:value-type="float">
            <text:p>9</text:p>
          </table:table-cell>
          <table:table-cell table:number-columns-repeated="4"/>
          <table:table-cell table:formula="of:=SUM(MOD(SUM([.L182]-[.L$2];[.T$2]);[.R$2]-[.L$2]);[.L$2])" office:value-type="time" office:time-value="PT06H10M00S" calcext:value-type="time">
            <text:p>06:10:00</text:p>
          </table:table-cell>
          <table:table-cell table:formula="of:=IF([.L183]&lt;[.L182];[.M182]+[.H$2];[.M182])" office:value-type="float" office:value="60" calcext:value-type="float">
            <text:p>60</text:p>
          </table:table-cell>
          <table:table-cell table:formula="of:=OFFSET([.C$4];[.M183];0)" office:value-type="float" office:value="43749" calcext:value-type="float">
            <text:p>43749</text:p>
          </table:table-cell>
          <table:table-cell table:formula="of:=[.L183]" office:value-type="float" office:value="0.256944444444444" calcext:value-type="float">
            <text:p>0.256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183];0)&lt;=[.O18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4]))" office:value-type="date" office:date-value="2019-10-17T02:03:20.342147" calcext:value-type="date">
            <text:p>2019-10-17 02:03:20</text:p>
          </table:table-cell>
          <table:table-cell table:style-name="ce7" table:formula="of:=[.A184]" office:value-type="date" office:date-value="2019-10-17T02:03:20.342147" calcext:value-type="date">
            <text:p>2019-10-17 02:03:20</text:p>
          </table:table-cell>
          <table:table-cell table:formula="of:=TRUNC([.A184])" office:value-type="float" office:value="43755" calcext:value-type="float">
            <text:p>43755</text:p>
          </table:table-cell>
          <table:table-cell table:style-name="ce12" table:formula="of:=[.B184]-[.C184]" office:value-type="date" office:date-value="1899-12-30T02:03:20.34214742482" calcext:value-type="date">
            <text:p>12/30/99 02:03 AM</text:p>
          </table:table-cell>
          <table:table-cell table:formula="of:=MOD([.E183]-[.$E$2];[.$H$2])+1+[.$E$2]" office:value-type="float" office:value="282" calcext:value-type="float">
            <text:p>282</text:p>
          </table:table-cell>
          <table:table-cell table:formula="of:=MOD([.F183]+1/[.$H$2];5)" office:value-type="float" office:value="4.04999999999999" calcext:value-type="float">
            <text:p>4,04999999999999</text:p>
          </table:table-cell>
          <table:table-cell table:formula="of:=IF([.F184]&lt;0.000001;[.G183]+2+1/[.$H$2];[.G183]+1/[.$H$2])" office:value-type="float" office:value="9.04999999999999" calcext:value-type="float">
            <text:p>9,04999999999999</text:p>
          </table:table-cell>
          <table:table-cell table:number-columns-repeated="4"/>
          <table:table-cell table:formula="of:=SUM(MOD(SUM([.L183]-[.L$2];[.T$2]);[.R$2]-[.L$2]);[.L$2])" office:value-type="time" office:time-value="PT06H20M00S" calcext:value-type="time">
            <text:p>06:20:00</text:p>
          </table:table-cell>
          <table:table-cell table:formula="of:=IF([.L184]&lt;[.L183];[.M183]+[.H$2];[.M183])" office:value-type="float" office:value="60" calcext:value-type="float">
            <text:p>60</text:p>
          </table:table-cell>
          <table:table-cell table:formula="of:=OFFSET([.C$4];[.M184];0)" office:value-type="float" office:value="43749" calcext:value-type="float">
            <text:p>43749</text:p>
          </table:table-cell>
          <table:table-cell table:formula="of:=[.L184]" office:value-type="float" office:value="0.263888888888889" calcext:value-type="float">
            <text:p>0.263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184];0)&lt;=[.O18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5]))" office:value-type="date" office:date-value="2019-10-17T02:00:02.451303" calcext:value-type="date">
            <text:p>2019-10-17 02:00:02</text:p>
          </table:table-cell>
          <table:table-cell table:style-name="ce7" table:formula="of:=[.A185]" office:value-type="date" office:date-value="2019-10-17T02:00:02.451303" calcext:value-type="date">
            <text:p>2019-10-17 02:00:02</text:p>
          </table:table-cell>
          <table:table-cell table:formula="of:=TRUNC([.A185])" office:value-type="float" office:value="43755" calcext:value-type="float">
            <text:p>43755</text:p>
          </table:table-cell>
          <table:table-cell table:style-name="ce12" table:formula="of:=[.B185]-[.C185]" office:value-type="date" office:date-value="1899-12-30T02:00:02.45130266994" calcext:value-type="date">
            <text:p>12/30/99 02:00 AM</text:p>
          </table:table-cell>
          <table:table-cell table:formula="of:=MOD([.E184]-[.$E$2];[.$H$2])+1+[.$E$2]" office:value-type="float" office:value="283" calcext:value-type="float">
            <text:p>283</text:p>
          </table:table-cell>
          <table:table-cell table:formula="of:=MOD([.F184]+1/[.$H$2];5)" office:value-type="float" office:value="4.09999999999998" calcext:value-type="float">
            <text:p>4,09999999999998</text:p>
          </table:table-cell>
          <table:table-cell table:formula="of:=IF([.F185]&lt;0.000001;[.G184]+2+1/[.$H$2];[.G184]+1/[.$H$2])" office:value-type="float" office:value="9.09999999999999" calcext:value-type="float">
            <text:p>9,09999999999999</text:p>
          </table:table-cell>
          <table:table-cell table:number-columns-repeated="4"/>
          <table:table-cell table:formula="of:=SUM(MOD(SUM([.L184]-[.L$2];[.T$2]);[.R$2]-[.L$2]);[.L$2])" office:value-type="time" office:time-value="PT06H30M00S" calcext:value-type="time">
            <text:p>06:30:00</text:p>
          </table:table-cell>
          <table:table-cell table:formula="of:=IF([.L185]&lt;[.L184];[.M184]+[.H$2];[.M184])" office:value-type="float" office:value="60" calcext:value-type="float">
            <text:p>60</text:p>
          </table:table-cell>
          <table:table-cell table:formula="of:=OFFSET([.C$4];[.M185];0)" office:value-type="float" office:value="43749" calcext:value-type="float">
            <text:p>43749</text:p>
          </table:table-cell>
          <table:table-cell table:formula="of:=[.L185]" office:value-type="float" office:value="0.270833333333333" calcext:value-type="float">
            <text:p>0.270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185];0)&lt;=[.O18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6]))" office:value-type="date" office:date-value="2019-10-17T02:14:28.954968" calcext:value-type="date">
            <text:p>2019-10-17 02:14:29</text:p>
          </table:table-cell>
          <table:table-cell table:style-name="ce7" table:formula="of:=[.A186]" office:value-type="date" office:date-value="2019-10-17T02:14:28.954968" calcext:value-type="date">
            <text:p>2019-10-17 02:14:29</text:p>
          </table:table-cell>
          <table:table-cell table:formula="of:=TRUNC([.A186])" office:value-type="float" office:value="43755" calcext:value-type="float">
            <text:p>43755</text:p>
          </table:table-cell>
          <table:table-cell table:style-name="ce12" table:formula="of:=[.B186]-[.C186]" office:value-type="date" office:date-value="1899-12-30T02:14:28.95496810321" calcext:value-type="date">
            <text:p>12/30/99 02:14 AM</text:p>
          </table:table-cell>
          <table:table-cell table:formula="of:=MOD([.E185]-[.$E$2];[.$H$2])+1+[.$E$2]" office:value-type="float" office:value="284" calcext:value-type="float">
            <text:p>284</text:p>
          </table:table-cell>
          <table:table-cell table:formula="of:=MOD([.F185]+1/[.$H$2];5)" office:value-type="float" office:value="4.14999999999998" calcext:value-type="float">
            <text:p>4,14999999999998</text:p>
          </table:table-cell>
          <table:table-cell table:formula="of:=IF([.F186]&lt;0.000001;[.G185]+2+1/[.$H$2];[.G185]+1/[.$H$2])" office:value-type="float" office:value="9.15" calcext:value-type="float">
            <text:p>9,15</text:p>
          </table:table-cell>
          <table:table-cell table:number-columns-repeated="4"/>
          <table:table-cell table:formula="of:=SUM(MOD(SUM([.L185]-[.L$2];[.T$2]);[.R$2]-[.L$2]);[.L$2])" office:value-type="time" office:time-value="PT06H40M00S" calcext:value-type="time">
            <text:p>06:40:00</text:p>
          </table:table-cell>
          <table:table-cell table:formula="of:=IF([.L186]&lt;[.L185];[.M185]+[.H$2];[.M185])" office:value-type="float" office:value="60" calcext:value-type="float">
            <text:p>60</text:p>
          </table:table-cell>
          <table:table-cell table:formula="of:=OFFSET([.C$4];[.M186];0)" office:value-type="float" office:value="43749" calcext:value-type="float">
            <text:p>43749</text:p>
          </table:table-cell>
          <table:table-cell table:formula="of:=[.L186]" office:value-type="float" office:value="0.277777777777778" calcext:value-type="float">
            <text:p>0.277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186];0)&lt;=[.O18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7]))" office:value-type="date" office:date-value="2019-10-17T02:02:09.398469" calcext:value-type="date">
            <text:p>2019-10-17 02:02:09</text:p>
          </table:table-cell>
          <table:table-cell table:style-name="ce7" table:formula="of:=[.A187]" office:value-type="date" office:date-value="2019-10-17T02:02:09.398469" calcext:value-type="date">
            <text:p>2019-10-17 02:02:09</text:p>
          </table:table-cell>
          <table:table-cell table:formula="of:=TRUNC([.A187])" office:value-type="float" office:value="43755" calcext:value-type="float">
            <text:p>43755</text:p>
          </table:table-cell>
          <table:table-cell table:style-name="ce12" table:formula="of:=[.B187]-[.C187]" office:value-type="date" office:date-value="1899-12-30T02:02:09.39846916124" calcext:value-type="date">
            <text:p>12/30/99 02:02 AM</text:p>
          </table:table-cell>
          <table:table-cell table:formula="of:=MOD([.E186]-[.$E$2];[.$H$2])+1+[.$E$2]" office:value-type="float" office:value="285" calcext:value-type="float">
            <text:p>285</text:p>
          </table:table-cell>
          <table:table-cell table:formula="of:=MOD([.F186]+1/[.$H$2];5)" office:value-type="float" office:value="4.19999999999998" calcext:value-type="float">
            <text:p>4,19999999999998</text:p>
          </table:table-cell>
          <table:table-cell table:formula="of:=IF([.F187]&lt;0.000001;[.G186]+2+1/[.$H$2];[.G186]+1/[.$H$2])" office:value-type="float" office:value="9.2" calcext:value-type="float">
            <text:p>9,2</text:p>
          </table:table-cell>
          <table:table-cell table:number-columns-repeated="4"/>
          <table:table-cell table:formula="of:=SUM(MOD(SUM([.L186]-[.L$2];[.T$2]);[.R$2]-[.L$2]);[.L$2])" office:value-type="time" office:time-value="PT06H50M00S" calcext:value-type="time">
            <text:p>06:50:00</text:p>
          </table:table-cell>
          <table:table-cell table:formula="of:=IF([.L187]&lt;[.L186];[.M186]+[.H$2];[.M186])" office:value-type="float" office:value="60" calcext:value-type="float">
            <text:p>60</text:p>
          </table:table-cell>
          <table:table-cell table:formula="of:=OFFSET([.C$4];[.M187];0)" office:value-type="float" office:value="43749" calcext:value-type="float">
            <text:p>43749</text:p>
          </table:table-cell>
          <table:table-cell table:formula="of:=[.L187]" office:value-type="float" office:value="0.284722222222222" calcext:value-type="float">
            <text:p>0.284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187];0)&lt;=[.O18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8]))" office:value-type="date" office:date-value="2019-10-17T01:33:38.432601" calcext:value-type="date">
            <text:p>2019-10-17 01:33:38</text:p>
          </table:table-cell>
          <table:table-cell table:style-name="ce7" table:formula="of:=[.A188]" office:value-type="date" office:date-value="2019-10-17T01:33:38.432601" calcext:value-type="date">
            <text:p>2019-10-17 01:33:38</text:p>
          </table:table-cell>
          <table:table-cell table:formula="of:=TRUNC([.A188])" office:value-type="float" office:value="43755" calcext:value-type="float">
            <text:p>43755</text:p>
          </table:table-cell>
          <table:table-cell table:style-name="ce12" table:formula="of:=[.B188]-[.C188]" office:value-type="date" office:date-value="1899-12-30T01:33:38.43260116875" calcext:value-type="date">
            <text:p>12/30/99 01:33 AM</text:p>
          </table:table-cell>
          <table:table-cell table:formula="of:=MOD([.E187]-[.$E$2];[.$H$2])+1+[.$E$2]" office:value-type="float" office:value="286" calcext:value-type="float">
            <text:p>286</text:p>
          </table:table-cell>
          <table:table-cell table:formula="of:=MOD([.F187]+1/[.$H$2];5)" office:value-type="float" office:value="4.24999999999998" calcext:value-type="float">
            <text:p>4,24999999999998</text:p>
          </table:table-cell>
          <table:table-cell table:formula="of:=IF([.F188]&lt;0.000001;[.G187]+2+1/[.$H$2];[.G187]+1/[.$H$2])" office:value-type="float" office:value="9.25" calcext:value-type="float">
            <text:p>9,25</text:p>
          </table:table-cell>
          <table:table-cell table:number-columns-repeated="4"/>
          <table:table-cell table:formula="of:=SUM(MOD(SUM([.L187]-[.L$2];[.T$2]);[.R$2]-[.L$2]);[.L$2])" office:value-type="time" office:time-value="PT07H00M00S" calcext:value-type="time">
            <text:p>07:00:00</text:p>
          </table:table-cell>
          <table:table-cell table:formula="of:=IF([.L188]&lt;[.L187];[.M187]+[.H$2];[.M187])" office:value-type="float" office:value="60" calcext:value-type="float">
            <text:p>60</text:p>
          </table:table-cell>
          <table:table-cell table:formula="of:=OFFSET([.C$4];[.M188];0)" office:value-type="float" office:value="43749" calcext:value-type="float">
            <text:p>43749</text:p>
          </table:table-cell>
          <table:table-cell table:formula="of:=[.L188]" office:value-type="float" office:value="0.291666666666667" calcext:value-type="float">
            <text:p>0.291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188];0)&lt;=[.O18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9]))" office:value-type="date" office:date-value="2019-10-17T02:12:08.800624" calcext:value-type="date">
            <text:p>2019-10-17 02:12:09</text:p>
          </table:table-cell>
          <table:table-cell table:style-name="ce7" table:formula="of:=[.A189]" office:value-type="date" office:date-value="2019-10-17T02:12:08.800624" calcext:value-type="date">
            <text:p>2019-10-17 02:12:09</text:p>
          </table:table-cell>
          <table:table-cell table:formula="of:=TRUNC([.A189])" office:value-type="float" office:value="43755" calcext:value-type="float">
            <text:p>43755</text:p>
          </table:table-cell>
          <table:table-cell table:style-name="ce12" table:formula="of:=[.B189]-[.C189]" office:value-type="date" office:date-value="1899-12-30T02:12:08.8006243296" calcext:value-type="date">
            <text:p>12/30/99 02:12 AM</text:p>
          </table:table-cell>
          <table:table-cell table:formula="of:=MOD([.E188]-[.$E$2];[.$H$2])+1+[.$E$2]" office:value-type="float" office:value="287" calcext:value-type="float">
            <text:p>287</text:p>
          </table:table-cell>
          <table:table-cell table:formula="of:=MOD([.F188]+1/[.$H$2];5)" office:value-type="float" office:value="4.29999999999998" calcext:value-type="float">
            <text:p>4,29999999999998</text:p>
          </table:table-cell>
          <table:table-cell table:formula="of:=IF([.F189]&lt;0.000001;[.G188]+2+1/[.$H$2];[.G188]+1/[.$H$2])" office:value-type="float" office:value="9.3" calcext:value-type="float">
            <text:p>9,3</text:p>
          </table:table-cell>
          <table:table-cell table:number-columns-repeated="4"/>
          <table:table-cell table:formula="of:=SUM(MOD(SUM([.L188]-[.L$2];[.T$2]);[.R$2]-[.L$2]);[.L$2])" office:value-type="time" office:time-value="PT07H10M00S" calcext:value-type="time">
            <text:p>07:10:00</text:p>
          </table:table-cell>
          <table:table-cell table:formula="of:=IF([.L189]&lt;[.L188];[.M188]+[.H$2];[.M188])" office:value-type="float" office:value="60" calcext:value-type="float">
            <text:p>60</text:p>
          </table:table-cell>
          <table:table-cell table:formula="of:=OFFSET([.C$4];[.M189];0)" office:value-type="float" office:value="43749" calcext:value-type="float">
            <text:p>43749</text:p>
          </table:table-cell>
          <table:table-cell table:formula="of:=[.L189]" office:value-type="float" office:value="0.298611111111111" calcext:value-type="float">
            <text:p>0.298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189];0)&lt;=[.O18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0]))" office:value-type="date" office:date-value="2019-10-17T02:19:48.479153" calcext:value-type="date">
            <text:p>2019-10-17 02:19:48</text:p>
          </table:table-cell>
          <table:table-cell table:style-name="ce7" table:formula="of:=[.A190]" office:value-type="date" office:date-value="2019-10-17T02:19:48.479153" calcext:value-type="date">
            <text:p>2019-10-17 02:19:48</text:p>
          </table:table-cell>
          <table:table-cell table:formula="of:=TRUNC([.A190])" office:value-type="float" office:value="43755" calcext:value-type="float">
            <text:p>43755</text:p>
          </table:table-cell>
          <table:table-cell table:style-name="ce12" table:formula="of:=[.B190]-[.C190]" office:value-type="date" office:date-value="1899-12-30T02:19:48.47915281076" calcext:value-type="date">
            <text:p>12/30/99 02:19 AM</text:p>
          </table:table-cell>
          <table:table-cell table:formula="of:=MOD([.E189]-[.$E$2];[.$H$2])+1+[.$E$2]" office:value-type="float" office:value="288" calcext:value-type="float">
            <text:p>288</text:p>
          </table:table-cell>
          <table:table-cell table:formula="of:=MOD([.F189]+1/[.$H$2];5)" office:value-type="float" office:value="4.34999999999998" calcext:value-type="float">
            <text:p>4,34999999999998</text:p>
          </table:table-cell>
          <table:table-cell table:formula="of:=IF([.F190]&lt;0.000001;[.G189]+2+1/[.$H$2];[.G189]+1/[.$H$2])" office:value-type="float" office:value="9.35" calcext:value-type="float">
            <text:p>9,35</text:p>
          </table:table-cell>
          <table:table-cell table:number-columns-repeated="4"/>
          <table:table-cell table:formula="of:=SUM(MOD(SUM([.L189]-[.L$2];[.T$2]);[.R$2]-[.L$2]);[.L$2])" office:value-type="time" office:time-value="PT07H20M00S" calcext:value-type="time">
            <text:p>07:20:00</text:p>
          </table:table-cell>
          <table:table-cell table:formula="of:=IF([.L190]&lt;[.L189];[.M189]+[.H$2];[.M189])" office:value-type="float" office:value="60" calcext:value-type="float">
            <text:p>60</text:p>
          </table:table-cell>
          <table:table-cell table:formula="of:=OFFSET([.C$4];[.M190];0)" office:value-type="float" office:value="43749" calcext:value-type="float">
            <text:p>43749</text:p>
          </table:table-cell>
          <table:table-cell table:formula="of:=[.L190]" office:value-type="float" office:value="0.305555555555556" calcext:value-type="float">
            <text:p>0.305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190];0)&lt;=[.O19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1]))" office:value-type="date" office:date-value="2019-10-17T01:35:56.726948" calcext:value-type="date">
            <text:p>2019-10-17 01:35:57</text:p>
          </table:table-cell>
          <table:table-cell table:style-name="ce7" table:formula="of:=[.A191]" office:value-type="date" office:date-value="2019-10-17T01:35:56.726948" calcext:value-type="date">
            <text:p>2019-10-17 01:35:57</text:p>
          </table:table-cell>
          <table:table-cell table:formula="of:=TRUNC([.A191])" office:value-type="float" office:value="43755" calcext:value-type="float">
            <text:p>43755</text:p>
          </table:table-cell>
          <table:table-cell table:style-name="ce12" table:formula="of:=[.B191]-[.C191]" office:value-type="date" office:date-value="1899-12-30T01:35:56.7269482417" calcext:value-type="date">
            <text:p>12/30/99 01:35 AM</text:p>
          </table:table-cell>
          <table:table-cell table:formula="of:=MOD([.E190]-[.$E$2];[.$H$2])+1+[.$E$2]" office:value-type="float" office:value="289" calcext:value-type="float">
            <text:p>289</text:p>
          </table:table-cell>
          <table:table-cell table:formula="of:=MOD([.F190]+1/[.$H$2];5)" office:value-type="float" office:value="4.39999999999998" calcext:value-type="float">
            <text:p>4,39999999999998</text:p>
          </table:table-cell>
          <table:table-cell table:formula="of:=IF([.F191]&lt;0.000001;[.G190]+2+1/[.$H$2];[.G190]+1/[.$H$2])" office:value-type="float" office:value="9.4" calcext:value-type="float">
            <text:p>9,4</text:p>
          </table:table-cell>
          <table:table-cell table:number-columns-repeated="4"/>
          <table:table-cell table:formula="of:=SUM(MOD(SUM([.L190]-[.L$2];[.T$2]);[.R$2]-[.L$2]);[.L$2])" office:value-type="time" office:time-value="PT07H30M00S" calcext:value-type="time">
            <text:p>07:30:00</text:p>
          </table:table-cell>
          <table:table-cell table:formula="of:=IF([.L191]&lt;[.L190];[.M190]+[.H$2];[.M190])" office:value-type="float" office:value="60" calcext:value-type="float">
            <text:p>60</text:p>
          </table:table-cell>
          <table:table-cell table:formula="of:=OFFSET([.C$4];[.M191];0)" office:value-type="float" office:value="43749" calcext:value-type="float">
            <text:p>43749</text:p>
          </table:table-cell>
          <table:table-cell table:formula="of:=[.L191]" office:value-type="float" office:value="0.3125" calcext:value-type="float">
            <text:p>0.3125</text:p>
          </table:table-cell>
          <table:table-cell office:value-type="float" office:value="282" calcext:value-type="float">
            <text:p>282</text:p>
          </table:table-cell>
          <table:table-cell table:formula="of:=IF(OFFSET([.D$4];[.M191];0)&lt;=[.O19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2]))" office:value-type="date" office:date-value="2019-10-17T01:40:06.440507" calcext:value-type="date">
            <text:p>2019-10-17 01:40:06</text:p>
          </table:table-cell>
          <table:table-cell table:style-name="ce7" table:formula="of:=[.A192]" office:value-type="date" office:date-value="2019-10-17T01:40:06.440507" calcext:value-type="date">
            <text:p>2019-10-17 01:40:06</text:p>
          </table:table-cell>
          <table:table-cell table:formula="of:=TRUNC([.A192])" office:value-type="float" office:value="43755" calcext:value-type="float">
            <text:p>43755</text:p>
          </table:table-cell>
          <table:table-cell table:style-name="ce12" table:formula="of:=[.B192]-[.C192]" office:value-type="date" office:date-value="1899-12-30T01:40:06.44050715491" calcext:value-type="date">
            <text:p>12/30/99 01:40 AM</text:p>
          </table:table-cell>
          <table:table-cell table:formula="of:=MOD([.E191]-[.$E$2];[.$H$2])+1+[.$E$2]" office:value-type="float" office:value="290" calcext:value-type="float">
            <text:p>290</text:p>
          </table:table-cell>
          <table:table-cell table:formula="of:=MOD([.F191]+1/[.$H$2];5)" office:value-type="float" office:value="4.44999999999998" calcext:value-type="float">
            <text:p>4,44999999999998</text:p>
          </table:table-cell>
          <table:table-cell table:formula="of:=IF([.F192]&lt;0.000001;[.G191]+2+1/[.$H$2];[.G191]+1/[.$H$2])" office:value-type="float" office:value="9.45" calcext:value-type="float">
            <text:p>9,45</text:p>
          </table:table-cell>
          <table:table-cell table:number-columns-repeated="4"/>
          <table:table-cell table:formula="of:=SUM(MOD(SUM([.L191]-[.L$2];[.T$2]);[.R$2]-[.L$2]);[.L$2])" office:value-type="time" office:time-value="PT07H40M00S" calcext:value-type="time">
            <text:p>07:40:00</text:p>
          </table:table-cell>
          <table:table-cell table:formula="of:=IF([.L192]&lt;[.L191];[.M191]+[.H$2];[.M191])" office:value-type="float" office:value="60" calcext:value-type="float">
            <text:p>60</text:p>
          </table:table-cell>
          <table:table-cell table:formula="of:=OFFSET([.C$4];[.M192];0)" office:value-type="float" office:value="43749" calcext:value-type="float">
            <text:p>43749</text:p>
          </table:table-cell>
          <table:table-cell table:formula="of:=[.L192]" office:value-type="float" office:value="0.319444444444444" calcext:value-type="float">
            <text:p>0.3194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192];0)&lt;=[.O19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3]))" office:value-type="date" office:date-value="2019-10-17T01:45:59.05842" calcext:value-type="date">
            <text:p>2019-10-17 01:45:59</text:p>
          </table:table-cell>
          <table:table-cell table:style-name="ce7" table:formula="of:=[.A193]" office:value-type="date" office:date-value="2019-10-17T01:45:59.05842" calcext:value-type="date">
            <text:p>2019-10-17 01:45:59</text:p>
          </table:table-cell>
          <table:table-cell table:formula="of:=TRUNC([.A193])" office:value-type="float" office:value="43755" calcext:value-type="float">
            <text:p>43755</text:p>
          </table:table-cell>
          <table:table-cell table:style-name="ce12" table:formula="of:=[.B193]-[.C193]" office:value-type="date" office:date-value="1899-12-30T01:45:59.05842015054" calcext:value-type="date">
            <text:p>12/30/99 01:45 AM</text:p>
          </table:table-cell>
          <table:table-cell table:formula="of:=MOD([.E192]-[.$E$2];[.$H$2])+1+[.$E$2]" office:value-type="float" office:value="291" calcext:value-type="float">
            <text:p>291</text:p>
          </table:table-cell>
          <table:table-cell table:formula="of:=MOD([.F192]+1/[.$H$2];5)" office:value-type="float" office:value="4.49999999999998" calcext:value-type="float">
            <text:p>4,49999999999998</text:p>
          </table:table-cell>
          <table:table-cell table:formula="of:=IF([.F193]&lt;0.000001;[.G192]+2+1/[.$H$2];[.G192]+1/[.$H$2])" office:value-type="float" office:value="9.5" calcext:value-type="float">
            <text:p>9,5</text:p>
          </table:table-cell>
          <table:table-cell table:number-columns-repeated="4"/>
          <table:table-cell table:formula="of:=SUM(MOD(SUM([.L192]-[.L$2];[.T$2]);[.R$2]-[.L$2]);[.L$2])" office:value-type="time" office:time-value="PT07H50M00S" calcext:value-type="time">
            <text:p>07:50:00</text:p>
          </table:table-cell>
          <table:table-cell table:formula="of:=IF([.L193]&lt;[.L192];[.M192]+[.H$2];[.M192])" office:value-type="float" office:value="60" calcext:value-type="float">
            <text:p>60</text:p>
          </table:table-cell>
          <table:table-cell table:formula="of:=OFFSET([.C$4];[.M193];0)" office:value-type="float" office:value="43749" calcext:value-type="float">
            <text:p>43749</text:p>
          </table:table-cell>
          <table:table-cell table:formula="of:=[.L193]" office:value-type="float" office:value="0.326388888888889" calcext:value-type="float">
            <text:p>0.326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193];0)&lt;=[.O19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4]))" office:value-type="date" office:date-value="2019-10-17T01:46:14.477528" calcext:value-type="date">
            <text:p>2019-10-17 01:46:14</text:p>
          </table:table-cell>
          <table:table-cell table:style-name="ce7" table:formula="of:=[.A194]" office:value-type="date" office:date-value="2019-10-17T01:46:14.477528" calcext:value-type="date">
            <text:p>2019-10-17 01:46:14</text:p>
          </table:table-cell>
          <table:table-cell table:formula="of:=TRUNC([.A194])" office:value-type="float" office:value="43755" calcext:value-type="float">
            <text:p>43755</text:p>
          </table:table-cell>
          <table:table-cell table:style-name="ce12" table:formula="of:=[.B194]-[.C194]" office:value-type="date" office:date-value="1899-12-30T01:46:14.47752845474" calcext:value-type="date">
            <text:p>12/30/99 01:46 AM</text:p>
          </table:table-cell>
          <table:table-cell table:formula="of:=MOD([.E193]-[.$E$2];[.$H$2])+1+[.$E$2]" office:value-type="float" office:value="292" calcext:value-type="float">
            <text:p>292</text:p>
          </table:table-cell>
          <table:table-cell table:formula="of:=MOD([.F193]+1/[.$H$2];5)" office:value-type="float" office:value="4.54999999999998" calcext:value-type="float">
            <text:p>4,54999999999998</text:p>
          </table:table-cell>
          <table:table-cell table:formula="of:=IF([.F194]&lt;0.000001;[.G193]+2+1/[.$H$2];[.G193]+1/[.$H$2])" office:value-type="float" office:value="9.55" calcext:value-type="float">
            <text:p>9,55</text:p>
          </table:table-cell>
          <table:table-cell table:number-columns-repeated="4"/>
          <table:table-cell table:formula="of:=SUM(MOD(SUM([.L193]-[.L$2];[.T$2]);[.R$2]-[.L$2]);[.L$2])" office:value-type="time" office:time-value="PT08H00M00S" calcext:value-type="time">
            <text:p>08:00:00</text:p>
          </table:table-cell>
          <table:table-cell table:formula="of:=IF([.L194]&lt;[.L193];[.M193]+[.H$2];[.M193])" office:value-type="float" office:value="60" calcext:value-type="float">
            <text:p>60</text:p>
          </table:table-cell>
          <table:table-cell table:formula="of:=OFFSET([.C$4];[.M194];0)" office:value-type="float" office:value="43749" calcext:value-type="float">
            <text:p>43749</text:p>
          </table:table-cell>
          <table:table-cell table:formula="of:=[.L194]" office:value-type="float" office:value="0.333333333333333" calcext:value-type="float">
            <text:p>0.333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194];0)&lt;=[.O19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5]))" office:value-type="date" office:date-value="2019-10-17T02:10:36.665329" calcext:value-type="date">
            <text:p>2019-10-17 02:10:37</text:p>
          </table:table-cell>
          <table:table-cell table:style-name="ce7" table:formula="of:=[.A195]" office:value-type="date" office:date-value="2019-10-17T02:10:36.665329" calcext:value-type="date">
            <text:p>2019-10-17 02:10:37</text:p>
          </table:table-cell>
          <table:table-cell table:formula="of:=TRUNC([.A195])" office:value-type="float" office:value="43755" calcext:value-type="float">
            <text:p>43755</text:p>
          </table:table-cell>
          <table:table-cell table:style-name="ce12" table:formula="of:=[.B195]-[.C195]" office:value-type="date" office:date-value="1899-12-30T02:10:36.66532896459" calcext:value-type="date">
            <text:p>12/30/99 02:10 AM</text:p>
          </table:table-cell>
          <table:table-cell table:formula="of:=MOD([.E194]-[.$E$2];[.$H$2])+1+[.$E$2]" office:value-type="float" office:value="293" calcext:value-type="float">
            <text:p>293</text:p>
          </table:table-cell>
          <table:table-cell table:formula="of:=MOD([.F194]+1/[.$H$2];5)" office:value-type="float" office:value="4.59999999999998" calcext:value-type="float">
            <text:p>4,59999999999998</text:p>
          </table:table-cell>
          <table:table-cell table:formula="of:=IF([.F195]&lt;0.000001;[.G194]+2+1/[.$H$2];[.G194]+1/[.$H$2])" office:value-type="float" office:value="9.6" calcext:value-type="float">
            <text:p>9,6</text:p>
          </table:table-cell>
          <table:table-cell table:number-columns-repeated="4"/>
          <table:table-cell table:formula="of:=SUM(MOD(SUM([.L194]-[.L$2];[.T$2]);[.R$2]-[.L$2]);[.L$2])" office:value-type="time" office:time-value="PT00H10M00S" calcext:value-type="time">
            <text:p>00:10:00</text:p>
          </table:table-cell>
          <table:table-cell table:formula="of:=IF([.L195]&lt;[.L194];[.M194]+[.H$2];[.M194])" office:value-type="float" office:value="80" calcext:value-type="float">
            <text:p>80</text:p>
          </table:table-cell>
          <table:table-cell table:formula="of:=OFFSET([.C$4];[.M195];0)" office:value-type="float" office:value="43750" calcext:value-type="float">
            <text:p>43750</text:p>
          </table:table-cell>
          <table:table-cell table:formula="of:=[.L195]" office:value-type="float" office:value="0.00694444444444444" calcext:value-type="float">
            <text:p>0.006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195];0)&lt;=[.O19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6]))" office:value-type="date" office:date-value="2019-10-17T01:30:38.929928" calcext:value-type="date">
            <text:p>2019-10-17 01:30:39</text:p>
          </table:table-cell>
          <table:table-cell table:style-name="ce7" table:formula="of:=[.A196]" office:value-type="date" office:date-value="2019-10-17T01:30:38.929928" calcext:value-type="date">
            <text:p>2019-10-17 01:30:39</text:p>
          </table:table-cell>
          <table:table-cell table:formula="of:=TRUNC([.A196])" office:value-type="float" office:value="43755" calcext:value-type="float">
            <text:p>43755</text:p>
          </table:table-cell>
          <table:table-cell table:style-name="ce12" table:formula="of:=[.B196]-[.C196]" office:value-type="date" office:date-value="1899-12-30T01:30:38.9299280243" calcext:value-type="date">
            <text:p>12/30/99 01:30 AM</text:p>
          </table:table-cell>
          <table:table-cell table:formula="of:=MOD([.E195]-[.$E$2];[.$H$2])+1+[.$E$2]" office:value-type="float" office:value="294" calcext:value-type="float">
            <text:p>294</text:p>
          </table:table-cell>
          <table:table-cell table:formula="of:=MOD([.F195]+1/[.$H$2];5)" office:value-type="float" office:value="4.64999999999998" calcext:value-type="float">
            <text:p>4,64999999999998</text:p>
          </table:table-cell>
          <table:table-cell table:formula="of:=IF([.F196]&lt;0.000001;[.G195]+2+1/[.$H$2];[.G195]+1/[.$H$2])" office:value-type="float" office:value="9.65" calcext:value-type="float">
            <text:p>9,65</text:p>
          </table:table-cell>
          <table:table-cell table:number-columns-repeated="4"/>
          <table:table-cell table:formula="of:=SUM(MOD(SUM([.L195]-[.L$2];[.T$2]);[.R$2]-[.L$2]);[.L$2])" office:value-type="time" office:time-value="PT00H20M00S" calcext:value-type="time">
            <text:p>00:20:00</text:p>
          </table:table-cell>
          <table:table-cell table:formula="of:=IF([.L196]&lt;[.L195];[.M195]+[.H$2];[.M195])" office:value-type="float" office:value="80" calcext:value-type="float">
            <text:p>80</text:p>
          </table:table-cell>
          <table:table-cell table:formula="of:=OFFSET([.C$4];[.M196];0)" office:value-type="float" office:value="43750" calcext:value-type="float">
            <text:p>43750</text:p>
          </table:table-cell>
          <table:table-cell table:formula="of:=[.L196]" office:value-type="float" office:value="0.0138888888888889" calcext:value-type="float">
            <text:p>0.013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196];0)&lt;=[.O19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7]))" office:value-type="date" office:date-value="2019-10-17T02:03:34.057042" calcext:value-type="date">
            <text:p>2019-10-17 02:03:34</text:p>
          </table:table-cell>
          <table:table-cell table:style-name="ce7" table:formula="of:=[.A197]" office:value-type="date" office:date-value="2019-10-17T02:03:34.057042" calcext:value-type="date">
            <text:p>2019-10-17 02:03:34</text:p>
          </table:table-cell>
          <table:table-cell table:formula="of:=TRUNC([.A197])" office:value-type="float" office:value="43755" calcext:value-type="float">
            <text:p>43755</text:p>
          </table:table-cell>
          <table:table-cell table:style-name="ce12" table:formula="of:=[.B197]-[.C197]" office:value-type="date" office:date-value="1899-12-30T02:03:34.05704235658" calcext:value-type="date">
            <text:p>12/30/99 02:03 AM</text:p>
          </table:table-cell>
          <table:table-cell table:formula="of:=MOD([.E196]-[.$E$2];[.$H$2])+1+[.$E$2]" office:value-type="float" office:value="295" calcext:value-type="float">
            <text:p>295</text:p>
          </table:table-cell>
          <table:table-cell table:formula="of:=MOD([.F196]+1/[.$H$2];5)" office:value-type="float" office:value="4.69999999999998" calcext:value-type="float">
            <text:p>4,69999999999998</text:p>
          </table:table-cell>
          <table:table-cell table:formula="of:=IF([.F197]&lt;0.000001;[.G196]+2+1/[.$H$2];[.G196]+1/[.$H$2])" office:value-type="float" office:value="9.7" calcext:value-type="float">
            <text:p>9,7</text:p>
          </table:table-cell>
          <table:table-cell table:number-columns-repeated="4"/>
          <table:table-cell table:formula="of:=SUM(MOD(SUM([.L196]-[.L$2];[.T$2]);[.R$2]-[.L$2]);[.L$2])" office:value-type="time" office:time-value="PT00H30M00S" calcext:value-type="time">
            <text:p>00:30:00</text:p>
          </table:table-cell>
          <table:table-cell table:formula="of:=IF([.L197]&lt;[.L196];[.M196]+[.H$2];[.M196])" office:value-type="float" office:value="80" calcext:value-type="float">
            <text:p>80</text:p>
          </table:table-cell>
          <table:table-cell table:formula="of:=OFFSET([.C$4];[.M197];0)" office:value-type="float" office:value="43750" calcext:value-type="float">
            <text:p>43750</text:p>
          </table:table-cell>
          <table:table-cell table:formula="of:=[.L197]" office:value-type="float" office:value="0.0208333333333333" calcext:value-type="float">
            <text:p>0.020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197];0)&lt;=[.O19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8]))" office:value-type="date" office:date-value="2019-10-17T01:45:42.472312" calcext:value-type="date">
            <text:p>2019-10-17 01:45:42</text:p>
          </table:table-cell>
          <table:table-cell table:style-name="ce7" table:formula="of:=[.A198]" office:value-type="date" office:date-value="2019-10-17T01:45:42.472312" calcext:value-type="date">
            <text:p>2019-10-17 01:45:42</text:p>
          </table:table-cell>
          <table:table-cell table:formula="of:=TRUNC([.A198])" office:value-type="float" office:value="43755" calcext:value-type="float">
            <text:p>43755</text:p>
          </table:table-cell>
          <table:table-cell table:style-name="ce12" table:formula="of:=[.B198]-[.C198]" office:value-type="date" office:date-value="1899-12-30T01:45:42.47231204063" calcext:value-type="date">
            <text:p>12/30/99 01:45 AM</text:p>
          </table:table-cell>
          <table:table-cell table:formula="of:=MOD([.E197]-[.$E$2];[.$H$2])+1+[.$E$2]" office:value-type="float" office:value="296" calcext:value-type="float">
            <text:p>296</text:p>
          </table:table-cell>
          <table:table-cell table:formula="of:=MOD([.F197]+1/[.$H$2];5)" office:value-type="float" office:value="4.74999999999998" calcext:value-type="float">
            <text:p>4,74999999999998</text:p>
          </table:table-cell>
          <table:table-cell table:formula="of:=IF([.F198]&lt;0.000001;[.G197]+2+1/[.$H$2];[.G197]+1/[.$H$2])" office:value-type="float" office:value="9.75" calcext:value-type="float">
            <text:p>9,75</text:p>
          </table:table-cell>
          <table:table-cell table:number-columns-repeated="4"/>
          <table:table-cell table:formula="of:=SUM(MOD(SUM([.L197]-[.L$2];[.T$2]);[.R$2]-[.L$2]);[.L$2])" office:value-type="time" office:time-value="PT00H40M00S" calcext:value-type="time">
            <text:p>00:40:00</text:p>
          </table:table-cell>
          <table:table-cell table:formula="of:=IF([.L198]&lt;[.L197];[.M197]+[.H$2];[.M197])" office:value-type="float" office:value="80" calcext:value-type="float">
            <text:p>80</text:p>
          </table:table-cell>
          <table:table-cell table:formula="of:=OFFSET([.C$4];[.M198];0)" office:value-type="float" office:value="43750" calcext:value-type="float">
            <text:p>43750</text:p>
          </table:table-cell>
          <table:table-cell table:formula="of:=[.L198]" office:value-type="float" office:value="0.0277777777777778" calcext:value-type="float">
            <text:p>0.027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198];0)&lt;=[.O19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9]))" office:value-type="date" office:date-value="2019-10-17T01:53:10.273345" calcext:value-type="date">
            <text:p>2019-10-17 01:53:10</text:p>
          </table:table-cell>
          <table:table-cell table:style-name="ce7" table:formula="of:=[.A199]" office:value-type="date" office:date-value="2019-10-17T01:53:10.273345" calcext:value-type="date">
            <text:p>2019-10-17 01:53:10</text:p>
          </table:table-cell>
          <table:table-cell table:formula="of:=TRUNC([.A199])" office:value-type="float" office:value="43755" calcext:value-type="float">
            <text:p>43755</text:p>
          </table:table-cell>
          <table:table-cell table:style-name="ce12" table:formula="of:=[.B199]-[.C199]" office:value-type="date" office:date-value="1899-12-30T01:53:10.27334509883" calcext:value-type="date">
            <text:p>12/30/99 01:53 AM</text:p>
          </table:table-cell>
          <table:table-cell table:formula="of:=MOD([.E198]-[.$E$2];[.$H$2])+1+[.$E$2]" office:value-type="float" office:value="297" calcext:value-type="float">
            <text:p>297</text:p>
          </table:table-cell>
          <table:table-cell table:formula="of:=MOD([.F198]+1/[.$H$2];5)" office:value-type="float" office:value="4.79999999999998" calcext:value-type="float">
            <text:p>4,79999999999998</text:p>
          </table:table-cell>
          <table:table-cell table:formula="of:=IF([.F199]&lt;0.000001;[.G198]+2+1/[.$H$2];[.G198]+1/[.$H$2])" office:value-type="float" office:value="9.8" calcext:value-type="float">
            <text:p>9,8</text:p>
          </table:table-cell>
          <table:table-cell table:number-columns-repeated="4"/>
          <table:table-cell table:formula="of:=SUM(MOD(SUM([.L198]-[.L$2];[.T$2]);[.R$2]-[.L$2]);[.L$2])" office:value-type="time" office:time-value="PT00H50M00S" calcext:value-type="time">
            <text:p>00:50:00</text:p>
          </table:table-cell>
          <table:table-cell table:formula="of:=IF([.L199]&lt;[.L198];[.M198]+[.H$2];[.M198])" office:value-type="float" office:value="80" calcext:value-type="float">
            <text:p>80</text:p>
          </table:table-cell>
          <table:table-cell table:formula="of:=OFFSET([.C$4];[.M199];0)" office:value-type="float" office:value="43750" calcext:value-type="float">
            <text:p>43750</text:p>
          </table:table-cell>
          <table:table-cell table:formula="of:=[.L199]" office:value-type="float" office:value="0.0347222222222222" calcext:value-type="float">
            <text:p>0.034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199];0)&lt;=[.O19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0]))" office:value-type="date" office:date-value="2019-10-17T02:04:51.679887" calcext:value-type="date">
            <text:p>2019-10-17 02:04:52</text:p>
          </table:table-cell>
          <table:table-cell table:style-name="ce7" table:formula="of:=[.A200]" office:value-type="date" office:date-value="2019-10-17T02:04:51.679887" calcext:value-type="date">
            <text:p>2019-10-17 02:04:52</text:p>
          </table:table-cell>
          <table:table-cell table:formula="of:=TRUNC([.A200])" office:value-type="float" office:value="43755" calcext:value-type="float">
            <text:p>43755</text:p>
          </table:table-cell>
          <table:table-cell table:style-name="ce12" table:formula="of:=[.B200]-[.C200]" office:value-type="date" office:date-value="1899-12-30T02:04:51.67988689151" calcext:value-type="date">
            <text:p>12/30/99 02:04 AM</text:p>
          </table:table-cell>
          <table:table-cell table:formula="of:=MOD([.E199]-[.$E$2];[.$H$2])+1+[.$E$2]" office:value-type="float" office:value="298" calcext:value-type="float">
            <text:p>298</text:p>
          </table:table-cell>
          <table:table-cell table:formula="of:=MOD([.F199]+1/[.$H$2];5)" office:value-type="float" office:value="4.84999999999998" calcext:value-type="float">
            <text:p>4,84999999999998</text:p>
          </table:table-cell>
          <table:table-cell table:formula="of:=IF([.F200]&lt;0.000001;[.G199]+2+1/[.$H$2];[.G199]+1/[.$H$2])" office:value-type="float" office:value="9.85000000000001" calcext:value-type="float">
            <text:p>9,85000000000001</text:p>
          </table:table-cell>
          <table:table-cell table:number-columns-repeated="4"/>
          <table:table-cell table:formula="of:=SUM(MOD(SUM([.L199]-[.L$2];[.T$2]);[.R$2]-[.L$2]);[.L$2])" office:value-type="time" office:time-value="PT01H00M00S" calcext:value-type="time">
            <text:p>01:00:00</text:p>
          </table:table-cell>
          <table:table-cell table:formula="of:=IF([.L200]&lt;[.L199];[.M199]+[.H$2];[.M199])" office:value-type="float" office:value="80" calcext:value-type="float">
            <text:p>80</text:p>
          </table:table-cell>
          <table:table-cell table:formula="of:=OFFSET([.C$4];[.M200];0)" office:value-type="float" office:value="43750" calcext:value-type="float">
            <text:p>43750</text:p>
          </table:table-cell>
          <table:table-cell table:formula="of:=[.L200]" office:value-type="float" office:value="0.0416666666666667" calcext:value-type="float">
            <text:p>0.041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200];0)&lt;=[.O20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1]))" office:value-type="date" office:date-value="2019-10-17T01:53:55.468529" calcext:value-type="date">
            <text:p>2019-10-17 01:53:55</text:p>
          </table:table-cell>
          <table:table-cell table:style-name="ce7" table:formula="of:=[.A201]" office:value-type="date" office:date-value="2019-10-17T01:53:55.468529" calcext:value-type="date">
            <text:p>2019-10-17 01:53:55</text:p>
          </table:table-cell>
          <table:table-cell table:formula="of:=TRUNC([.A201])" office:value-type="float" office:value="43755" calcext:value-type="float">
            <text:p>43755</text:p>
          </table:table-cell>
          <table:table-cell table:style-name="ce12" table:formula="of:=[.B201]-[.C201]" office:value-type="date" office:date-value="1899-12-30T01:53:55.46852907166" calcext:value-type="date">
            <text:p>12/30/99 01:53 AM</text:p>
          </table:table-cell>
          <table:table-cell table:formula="of:=MOD([.E200]-[.$E$2];[.$H$2])+1+[.$E$2]" office:value-type="float" office:value="299" calcext:value-type="float">
            <text:p>299</text:p>
          </table:table-cell>
          <table:table-cell table:formula="of:=MOD([.F200]+1/[.$H$2];5)" office:value-type="float" office:value="4.89999999999998" calcext:value-type="float">
            <text:p>4,89999999999998</text:p>
          </table:table-cell>
          <table:table-cell table:formula="of:=IF([.F201]&lt;0.000001;[.G200]+2+1/[.$H$2];[.G200]+1/[.$H$2])" office:value-type="float" office:value="9.90000000000001" calcext:value-type="float">
            <text:p>9,90000000000001</text:p>
          </table:table-cell>
          <table:table-cell table:number-columns-repeated="4"/>
          <table:table-cell table:formula="of:=SUM(MOD(SUM([.L200]-[.L$2];[.T$2]);[.R$2]-[.L$2]);[.L$2])" office:value-type="time" office:time-value="PT01H10M00S" calcext:value-type="time">
            <text:p>01:10:00</text:p>
          </table:table-cell>
          <table:table-cell table:formula="of:=IF([.L201]&lt;[.L200];[.M200]+[.H$2];[.M200])" office:value-type="float" office:value="80" calcext:value-type="float">
            <text:p>80</text:p>
          </table:table-cell>
          <table:table-cell table:formula="of:=OFFSET([.C$4];[.M201];0)" office:value-type="float" office:value="43750" calcext:value-type="float">
            <text:p>43750</text:p>
          </table:table-cell>
          <table:table-cell table:formula="of:=[.L201]" office:value-type="float" office:value="0.0486111111111111" calcext:value-type="float">
            <text:p>0.048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201];0)&lt;=[.O20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2]))" office:value-type="date" office:date-value="2019-10-17T02:04:44.341207" calcext:value-type="date">
            <text:p>2019-10-17 02:04:44</text:p>
          </table:table-cell>
          <table:table-cell table:style-name="ce7" table:formula="of:=[.A202]" office:value-type="date" office:date-value="2019-10-17T02:04:44.341207" calcext:value-type="date">
            <text:p>2019-10-17 02:04:44</text:p>
          </table:table-cell>
          <table:table-cell table:formula="of:=TRUNC([.A202])" office:value-type="float" office:value="43755" calcext:value-type="float">
            <text:p>43755</text:p>
          </table:table-cell>
          <table:table-cell table:style-name="ce12" table:formula="of:=[.B202]-[.C202]" office:value-type="date" office:date-value="1899-12-30T02:04:44.34120712336" calcext:value-type="date">
            <text:p>12/30/99 02:04 AM</text:p>
          </table:table-cell>
          <table:table-cell table:formula="of:=MOD([.E201]-[.$E$2];[.$H$2])+1+[.$E$2]" office:value-type="float" office:value="300" calcext:value-type="float">
            <text:p>300</text:p>
          </table:table-cell>
          <table:table-cell table:formula="of:=MOD([.F201]+1/[.$H$2];5)" office:value-type="float" office:value="4.94999999999998" calcext:value-type="float">
            <text:p>4,94999999999998</text:p>
          </table:table-cell>
          <table:table-cell table:formula="of:=IF([.F202]&lt;0.000001;[.G201]+2+1/[.$H$2];[.G201]+1/[.$H$2])" office:value-type="float" office:value="9.95000000000001" calcext:value-type="float">
            <text:p>9,95000000000001</text:p>
          </table:table-cell>
          <table:table-cell table:number-columns-repeated="4"/>
          <table:table-cell table:formula="of:=SUM(MOD(SUM([.L201]-[.L$2];[.T$2]);[.R$2]-[.L$2]);[.L$2])" office:value-type="time" office:time-value="PT01H20M00S" calcext:value-type="time">
            <text:p>01:20:00</text:p>
          </table:table-cell>
          <table:table-cell table:formula="of:=IF([.L202]&lt;[.L201];[.M201]+[.H$2];[.M201])" office:value-type="float" office:value="80" calcext:value-type="float">
            <text:p>80</text:p>
          </table:table-cell>
          <table:table-cell table:formula="of:=OFFSET([.C$4];[.M202];0)" office:value-type="float" office:value="43750" calcext:value-type="float">
            <text:p>43750</text:p>
          </table:table-cell>
          <table:table-cell table:formula="of:=[.L202]" office:value-type="float" office:value="0.0555555555555556" calcext:value-type="float">
            <text:p>0.055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202];0)&lt;=[.O20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3]))" office:value-type="date" office:date-value="2019-10-18T01:55:14.364285" calcext:value-type="date">
            <text:p>2019-10-18 01:55:14</text:p>
          </table:table-cell>
          <table:table-cell table:style-name="ce7" table:formula="of:=[.A203]" office:value-type="date" office:date-value="2019-10-18T01:55:14.364285" calcext:value-type="date">
            <text:p>2019-10-18 01:55:14</text:p>
          </table:table-cell>
          <table:table-cell table:formula="of:=TRUNC([.A203])" office:value-type="float" office:value="43756" calcext:value-type="float">
            <text:p>43756</text:p>
          </table:table-cell>
          <table:table-cell table:style-name="ce12" table:formula="of:=[.B203]-[.C203]" office:value-type="date" office:date-value="1899-12-30T01:55:14.36428462621" calcext:value-type="date">
            <text:p>12/30/99 01:55 AM</text:p>
          </table:table-cell>
          <table:table-cell table:formula="of:=MOD([.E202]-[.$E$2];[.$H$2])+1+[.$E$2]" office:value-type="float" office:value="281" calcext:value-type="float">
            <text:p>281</text:p>
          </table:table-cell>
          <table:table-cell table:formula="of:=MOD([.F202]+1/[.$H$2];5)" office:value-type="float" office:value="4.99999999999998" calcext:value-type="float">
            <text:p>4,99999999999998</text:p>
          </table:table-cell>
          <table:table-cell table:formula="of:=IF([.F203]&lt;0.000001;[.G202]+2+1/[.$H$2];[.G202]+1/[.$H$2])" office:value-type="float" office:value="10" calcext:value-type="float">
            <text:p>10</text:p>
          </table:table-cell>
          <table:table-cell table:number-columns-repeated="4"/>
          <table:table-cell table:formula="of:=SUM(MOD(SUM([.L202]-[.L$2];[.T$2]);[.R$2]-[.L$2]);[.L$2])" office:value-type="time" office:time-value="PT01H30M00S" calcext:value-type="time">
            <text:p>01:30:00</text:p>
          </table:table-cell>
          <table:table-cell table:formula="of:=IF([.L203]&lt;[.L202];[.M202]+[.H$2];[.M202])" office:value-type="float" office:value="80" calcext:value-type="float">
            <text:p>80</text:p>
          </table:table-cell>
          <table:table-cell table:formula="of:=OFFSET([.C$4];[.M203];0)" office:value-type="float" office:value="43750" calcext:value-type="float">
            <text:p>43750</text:p>
          </table:table-cell>
          <table:table-cell table:formula="of:=[.L203]" office:value-type="float" office:value="0.0625" calcext:value-type="float">
            <text:p>0.0625</text:p>
          </table:table-cell>
          <table:table-cell office:value-type="float" office:value="282" calcext:value-type="float">
            <text:p>282</text:p>
          </table:table-cell>
          <table:table-cell table:formula="of:=IF(OFFSET([.D$4];[.M203];0)&lt;=[.O20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4]))" office:value-type="date" office:date-value="2019-10-18T01:51:59.124041" calcext:value-type="date">
            <text:p>2019-10-18 01:51:59</text:p>
          </table:table-cell>
          <table:table-cell table:style-name="ce7" table:formula="of:=[.A204]" office:value-type="date" office:date-value="2019-10-18T01:51:59.124041" calcext:value-type="date">
            <text:p>2019-10-18 01:51:59</text:p>
          </table:table-cell>
          <table:table-cell table:formula="of:=TRUNC([.A204])" office:value-type="float" office:value="43756" calcext:value-type="float">
            <text:p>43756</text:p>
          </table:table-cell>
          <table:table-cell table:style-name="ce12" table:formula="of:=[.B204]-[.C204]" office:value-type="date" office:date-value="1899-12-30T01:51:59.12404093891" calcext:value-type="date">
            <text:p>12/30/99 01:51 AM</text:p>
          </table:table-cell>
          <table:table-cell table:formula="of:=MOD([.E203]-[.$E$2];[.$H$2])+1+[.$E$2]" office:value-type="float" office:value="282" calcext:value-type="float">
            <text:p>282</text:p>
          </table:table-cell>
          <table:table-cell table:formula="of:=MOD([.F203]+1/[.$H$2];5)" office:value-type="float" office:value="0.0499999999999812" calcext:value-type="float">
            <text:p>0,049999999999981</text:p>
          </table:table-cell>
          <table:table-cell table:formula="of:=IF([.F204]&lt;0.000001;[.G203]+2+1/[.$H$2];[.G203]+1/[.$H$2])" office:value-type="float" office:value="10.05" calcext:value-type="float">
            <text:p>10,05</text:p>
          </table:table-cell>
          <table:table-cell table:number-columns-repeated="4"/>
          <table:table-cell table:formula="of:=SUM(MOD(SUM([.L203]-[.L$2];[.T$2]);[.R$2]-[.L$2]);[.L$2])" office:value-type="time" office:time-value="PT01H40M00S" calcext:value-type="time">
            <text:p>01:40:00</text:p>
          </table:table-cell>
          <table:table-cell table:formula="of:=IF([.L204]&lt;[.L203];[.M203]+[.H$2];[.M203])" office:value-type="float" office:value="80" calcext:value-type="float">
            <text:p>80</text:p>
          </table:table-cell>
          <table:table-cell table:formula="of:=OFFSET([.C$4];[.M204];0)" office:value-type="float" office:value="43750" calcext:value-type="float">
            <text:p>43750</text:p>
          </table:table-cell>
          <table:table-cell table:formula="of:=[.L204]" office:value-type="float" office:value="0.0694444444444444" calcext:value-type="float">
            <text:p>0.069444444444445</text:p>
          </table:table-cell>
          <table:table-cell office:value-type="float" office:value="282" calcext:value-type="float">
            <text:p>282</text:p>
          </table:table-cell>
          <table:table-cell table:formula="of:=IF(OFFSET([.D$4];[.M204];0)&lt;=[.O20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5]))" office:value-type="date" office:date-value="2019-10-18T01:55:07.856094" calcext:value-type="date">
            <text:p>2019-10-18 01:55:08</text:p>
          </table:table-cell>
          <table:table-cell table:style-name="ce7" table:formula="of:=[.A205]" office:value-type="date" office:date-value="2019-10-18T01:55:07.856094" calcext:value-type="date">
            <text:p>2019-10-18 01:55:08</text:p>
          </table:table-cell>
          <table:table-cell table:formula="of:=TRUNC([.A205])" office:value-type="float" office:value="43756" calcext:value-type="float">
            <text:p>43756</text:p>
          </table:table-cell>
          <table:table-cell table:style-name="ce12" table:formula="of:=[.B205]-[.C205]" office:value-type="date" office:date-value="1899-12-30T01:55:07.85609409213" calcext:value-type="date">
            <text:p>12/30/99 01:55 AM</text:p>
          </table:table-cell>
          <table:table-cell table:formula="of:=MOD([.E204]-[.$E$2];[.$H$2])+1+[.$E$2]" office:value-type="float" office:value="283" calcext:value-type="float">
            <text:p>283</text:p>
          </table:table-cell>
          <table:table-cell table:formula="of:=MOD([.F204]+1/[.$H$2];5)" office:value-type="float" office:value="0.0999999999999812" calcext:value-type="float">
            <text:p>0,099999999999981</text:p>
          </table:table-cell>
          <table:table-cell table:formula="of:=IF([.F205]&lt;0.000001;[.G204]+2+1/[.$H$2];[.G204]+1/[.$H$2])" office:value-type="float" office:value="10.1" calcext:value-type="float">
            <text:p>10,1</text:p>
          </table:table-cell>
          <table:table-cell table:number-columns-repeated="4"/>
          <table:table-cell table:formula="of:=SUM(MOD(SUM([.L204]-[.L$2];[.T$2]);[.R$2]-[.L$2]);[.L$2])" office:value-type="time" office:time-value="PT01H50M00S" calcext:value-type="time">
            <text:p>01:50:00</text:p>
          </table:table-cell>
          <table:table-cell table:formula="of:=IF([.L205]&lt;[.L204];[.M204]+[.H$2];[.M204])" office:value-type="float" office:value="80" calcext:value-type="float">
            <text:p>80</text:p>
          </table:table-cell>
          <table:table-cell table:formula="of:=OFFSET([.C$4];[.M205];0)" office:value-type="float" office:value="43750" calcext:value-type="float">
            <text:p>43750</text:p>
          </table:table-cell>
          <table:table-cell table:formula="of:=[.L205]" office:value-type="float" office:value="0.0763888888888889" calcext:value-type="float">
            <text:p>0.076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205];0)&lt;=[.O20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6]))" office:value-type="date" office:date-value="2019-10-18T01:23:52.258387" calcext:value-type="date">
            <text:p>2019-10-18 01:23:52</text:p>
          </table:table-cell>
          <table:table-cell table:style-name="ce7" table:formula="of:=[.A206]" office:value-type="date" office:date-value="2019-10-18T01:23:52.258387" calcext:value-type="date">
            <text:p>2019-10-18 01:23:52</text:p>
          </table:table-cell>
          <table:table-cell table:formula="of:=TRUNC([.A206])" office:value-type="float" office:value="43756" calcext:value-type="float">
            <text:p>43756</text:p>
          </table:table-cell>
          <table:table-cell table:style-name="ce12" table:formula="of:=[.B206]-[.C206]" office:value-type="date" office:date-value="1899-12-30T01:23:52.2583867237" calcext:value-type="date">
            <text:p>12/30/99 01:23 AM</text:p>
          </table:table-cell>
          <table:table-cell table:formula="of:=MOD([.E205]-[.$E$2];[.$H$2])+1+[.$E$2]" office:value-type="float" office:value="284" calcext:value-type="float">
            <text:p>284</text:p>
          </table:table-cell>
          <table:table-cell table:formula="of:=MOD([.F205]+1/[.$H$2];5)" office:value-type="float" office:value="0.149999999999981" calcext:value-type="float">
            <text:p>0,149999999999981</text:p>
          </table:table-cell>
          <table:table-cell table:formula="of:=IF([.F206]&lt;0.000001;[.G205]+2+1/[.$H$2];[.G205]+1/[.$H$2])" office:value-type="float" office:value="10.15" calcext:value-type="float">
            <text:p>10,15</text:p>
          </table:table-cell>
          <table:table-cell table:number-columns-repeated="4"/>
          <table:table-cell table:formula="of:=SUM(MOD(SUM([.L205]-[.L$2];[.T$2]);[.R$2]-[.L$2]);[.L$2])" office:value-type="time" office:time-value="PT02H00M00S" calcext:value-type="time">
            <text:p>02:00:00</text:p>
          </table:table-cell>
          <table:table-cell table:formula="of:=IF([.L206]&lt;[.L205];[.M205]+[.H$2];[.M205])" office:value-type="float" office:value="80" calcext:value-type="float">
            <text:p>80</text:p>
          </table:table-cell>
          <table:table-cell table:formula="of:=OFFSET([.C$4];[.M206];0)" office:value-type="float" office:value="43750" calcext:value-type="float">
            <text:p>43750</text:p>
          </table:table-cell>
          <table:table-cell table:formula="of:=[.L206]" office:value-type="float" office:value="0.0833333333333333" calcext:value-type="float">
            <text:p>0.083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206];0)&lt;=[.O20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7]))" office:value-type="date" office:date-value="2019-10-18T02:09:00.461699" calcext:value-type="date">
            <text:p>2019-10-18 02:09:00</text:p>
          </table:table-cell>
          <table:table-cell table:style-name="ce7" table:formula="of:=[.A207]" office:value-type="date" office:date-value="2019-10-18T02:09:00.461699" calcext:value-type="date">
            <text:p>2019-10-18 02:09:00</text:p>
          </table:table-cell>
          <table:table-cell table:formula="of:=TRUNC([.A207])" office:value-type="float" office:value="43756" calcext:value-type="float">
            <text:p>43756</text:p>
          </table:table-cell>
          <table:table-cell table:style-name="ce12" table:formula="of:=[.B207]-[.C207]" office:value-type="date" office:date-value="1899-12-30T02:09:00.46169857029" calcext:value-type="date">
            <text:p>12/30/99 02:09 AM</text:p>
          </table:table-cell>
          <table:table-cell table:formula="of:=MOD([.E206]-[.$E$2];[.$H$2])+1+[.$E$2]" office:value-type="float" office:value="285" calcext:value-type="float">
            <text:p>285</text:p>
          </table:table-cell>
          <table:table-cell table:formula="of:=MOD([.F206]+1/[.$H$2];5)" office:value-type="float" office:value="0.199999999999981" calcext:value-type="float">
            <text:p>0,199999999999981</text:p>
          </table:table-cell>
          <table:table-cell table:formula="of:=IF([.F207]&lt;0.000001;[.G206]+2+1/[.$H$2];[.G206]+1/[.$H$2])" office:value-type="float" office:value="10.2" calcext:value-type="float">
            <text:p>10,2</text:p>
          </table:table-cell>
          <table:table-cell table:number-columns-repeated="4"/>
          <table:table-cell table:formula="of:=SUM(MOD(SUM([.L206]-[.L$2];[.T$2]);[.R$2]-[.L$2]);[.L$2])" office:value-type="time" office:time-value="PT02H10M00S" calcext:value-type="time">
            <text:p>02:10:00</text:p>
          </table:table-cell>
          <table:table-cell table:formula="of:=IF([.L207]&lt;[.L206];[.M206]+[.H$2];[.M206])" office:value-type="float" office:value="80" calcext:value-type="float">
            <text:p>80</text:p>
          </table:table-cell>
          <table:table-cell table:formula="of:=OFFSET([.C$4];[.M207];0)" office:value-type="float" office:value="43750" calcext:value-type="float">
            <text:p>43750</text:p>
          </table:table-cell>
          <table:table-cell table:formula="of:=[.L207]" office:value-type="float" office:value="0.0902777777777778" calcext:value-type="float">
            <text:p>0.0902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207];0)&lt;=[.O20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8]))" office:value-type="date" office:date-value="2019-10-18T02:04:48.722369" calcext:value-type="date">
            <text:p>2019-10-18 02:04:49</text:p>
          </table:table-cell>
          <table:table-cell table:style-name="ce7" table:formula="of:=[.A208]" office:value-type="date" office:date-value="2019-10-18T02:04:48.722369" calcext:value-type="date">
            <text:p>2019-10-18 02:04:49</text:p>
          </table:table-cell>
          <table:table-cell table:formula="of:=TRUNC([.A208])" office:value-type="float" office:value="43756" calcext:value-type="float">
            <text:p>43756</text:p>
          </table:table-cell>
          <table:table-cell table:style-name="ce12" table:formula="of:=[.B208]-[.C208]" office:value-type="date" office:date-value="1899-12-30T02:04:48.72236860916" calcext:value-type="date">
            <text:p>12/30/99 02:04 AM</text:p>
          </table:table-cell>
          <table:table-cell table:formula="of:=MOD([.E207]-[.$E$2];[.$H$2])+1+[.$E$2]" office:value-type="float" office:value="286" calcext:value-type="float">
            <text:p>286</text:p>
          </table:table-cell>
          <table:table-cell table:formula="of:=MOD([.F207]+1/[.$H$2];5)" office:value-type="float" office:value="0.249999999999981" calcext:value-type="float">
            <text:p>0,249999999999981</text:p>
          </table:table-cell>
          <table:table-cell table:formula="of:=IF([.F208]&lt;0.000001;[.G207]+2+1/[.$H$2];[.G207]+1/[.$H$2])" office:value-type="float" office:value="10.25" calcext:value-type="float">
            <text:p>10,25</text:p>
          </table:table-cell>
          <table:table-cell table:number-columns-repeated="4"/>
          <table:table-cell table:formula="of:=SUM(MOD(SUM([.L207]-[.L$2];[.T$2]);[.R$2]-[.L$2]);[.L$2])" office:value-type="time" office:time-value="PT02H20M00S" calcext:value-type="time">
            <text:p>02:20:00</text:p>
          </table:table-cell>
          <table:table-cell table:formula="of:=IF([.L208]&lt;[.L207];[.M207]+[.H$2];[.M207])" office:value-type="float" office:value="80" calcext:value-type="float">
            <text:p>80</text:p>
          </table:table-cell>
          <table:table-cell table:formula="of:=OFFSET([.C$4];[.M208];0)" office:value-type="float" office:value="43750" calcext:value-type="float">
            <text:p>43750</text:p>
          </table:table-cell>
          <table:table-cell table:formula="of:=[.L208]" office:value-type="float" office:value="0.0972222222222222" calcext:value-type="float">
            <text:p>0.0972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208];0)&lt;=[.O20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9]))" office:value-type="date" office:date-value="2019-10-18T01:46:14.138375" calcext:value-type="date">
            <text:p>2019-10-18 01:46:14</text:p>
          </table:table-cell>
          <table:table-cell table:style-name="ce7" table:formula="of:=[.A209]" office:value-type="date" office:date-value="2019-10-18T01:46:14.138375" calcext:value-type="date">
            <text:p>2019-10-18 01:46:14</text:p>
          </table:table-cell>
          <table:table-cell table:formula="of:=TRUNC([.A209])" office:value-type="float" office:value="43756" calcext:value-type="float">
            <text:p>43756</text:p>
          </table:table-cell>
          <table:table-cell table:style-name="ce12" table:formula="of:=[.B209]-[.C209]" office:value-type="date" office:date-value="1899-12-30T01:46:14.13837506901" calcext:value-type="date">
            <text:p>12/30/99 01:46 AM</text:p>
          </table:table-cell>
          <table:table-cell table:formula="of:=MOD([.E208]-[.$E$2];[.$H$2])+1+[.$E$2]" office:value-type="float" office:value="287" calcext:value-type="float">
            <text:p>287</text:p>
          </table:table-cell>
          <table:table-cell table:formula="of:=MOD([.F208]+1/[.$H$2];5)" office:value-type="float" office:value="0.299999999999981" calcext:value-type="float">
            <text:p>0,299999999999981</text:p>
          </table:table-cell>
          <table:table-cell table:formula="of:=IF([.F209]&lt;0.000001;[.G208]+2+1/[.$H$2];[.G208]+1/[.$H$2])" office:value-type="float" office:value="10.3" calcext:value-type="float">
            <text:p>10,3</text:p>
          </table:table-cell>
          <table:table-cell table:number-columns-repeated="4"/>
          <table:table-cell table:formula="of:=SUM(MOD(SUM([.L208]-[.L$2];[.T$2]);[.R$2]-[.L$2]);[.L$2])" office:value-type="time" office:time-value="PT02H30M00S" calcext:value-type="time">
            <text:p>02:30:00</text:p>
          </table:table-cell>
          <table:table-cell table:formula="of:=IF([.L209]&lt;[.L208];[.M208]+[.H$2];[.M208])" office:value-type="float" office:value="80" calcext:value-type="float">
            <text:p>80</text:p>
          </table:table-cell>
          <table:table-cell table:formula="of:=OFFSET([.C$4];[.M209];0)" office:value-type="float" office:value="43750" calcext:value-type="float">
            <text:p>43750</text:p>
          </table:table-cell>
          <table:table-cell table:formula="of:=[.L209]" office:value-type="float" office:value="0.104166666666667" calcext:value-type="float">
            <text:p>0.1041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209];0)&lt;=[.O20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0]))" office:value-type="date" office:date-value="2019-10-18T02:25:47.665475" calcext:value-type="date">
            <text:p>2019-10-18 02:25:48</text:p>
          </table:table-cell>
          <table:table-cell table:style-name="ce7" table:formula="of:=[.A210]" office:value-type="date" office:date-value="2019-10-18T02:25:47.665475" calcext:value-type="date">
            <text:p>2019-10-18 02:25:48</text:p>
          </table:table-cell>
          <table:table-cell table:formula="of:=TRUNC([.A210])" office:value-type="float" office:value="43756" calcext:value-type="float">
            <text:p>43756</text:p>
          </table:table-cell>
          <table:table-cell table:style-name="ce12" table:formula="of:=[.B210]-[.C210]" office:value-type="date" office:date-value="1899-12-30T02:25:47.66547528561" calcext:value-type="date">
            <text:p>12/30/99 02:25 AM</text:p>
          </table:table-cell>
          <table:table-cell table:formula="of:=MOD([.E209]-[.$E$2];[.$H$2])+1+[.$E$2]" office:value-type="float" office:value="288" calcext:value-type="float">
            <text:p>288</text:p>
          </table:table-cell>
          <table:table-cell table:formula="of:=MOD([.F209]+1/[.$H$2];5)" office:value-type="float" office:value="0.349999999999981" calcext:value-type="float">
            <text:p>0,349999999999981</text:p>
          </table:table-cell>
          <table:table-cell table:formula="of:=IF([.F210]&lt;0.000001;[.G209]+2+1/[.$H$2];[.G209]+1/[.$H$2])" office:value-type="float" office:value="10.35" calcext:value-type="float">
            <text:p>10,35</text:p>
          </table:table-cell>
          <table:table-cell table:number-columns-repeated="4"/>
          <table:table-cell table:formula="of:=SUM(MOD(SUM([.L209]-[.L$2];[.T$2]);[.R$2]-[.L$2]);[.L$2])" office:value-type="time" office:time-value="PT02H40M00S" calcext:value-type="time">
            <text:p>02:40:00</text:p>
          </table:table-cell>
          <table:table-cell table:formula="of:=IF([.L210]&lt;[.L209];[.M209]+[.H$2];[.M209])" office:value-type="float" office:value="80" calcext:value-type="float">
            <text:p>80</text:p>
          </table:table-cell>
          <table:table-cell table:formula="of:=OFFSET([.C$4];[.M210];0)" office:value-type="float" office:value="43750" calcext:value-type="float">
            <text:p>43750</text:p>
          </table:table-cell>
          <table:table-cell table:formula="of:=[.L210]" office:value-type="float" office:value="0.111111111111111" calcext:value-type="float">
            <text:p>0.1111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210];0)&lt;=[.O21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1]))" office:value-type="date" office:date-value="2019-10-18T02:23:18.028085" calcext:value-type="date">
            <text:p>2019-10-18 02:23:18</text:p>
          </table:table-cell>
          <table:table-cell table:style-name="ce7" table:formula="of:=[.A211]" office:value-type="date" office:date-value="2019-10-18T02:23:18.028085" calcext:value-type="date">
            <text:p>2019-10-18 02:23:18</text:p>
          </table:table-cell>
          <table:table-cell table:formula="of:=TRUNC([.A211])" office:value-type="float" office:value="43756" calcext:value-type="float">
            <text:p>43756</text:p>
          </table:table-cell>
          <table:table-cell table:style-name="ce12" table:formula="of:=[.B211]-[.C211]" office:value-type="date" office:date-value="1899-12-30T02:23:18.02808535751" calcext:value-type="date">
            <text:p>12/30/99 02:23 AM</text:p>
          </table:table-cell>
          <table:table-cell table:formula="of:=MOD([.E210]-[.$E$2];[.$H$2])+1+[.$E$2]" office:value-type="float" office:value="289" calcext:value-type="float">
            <text:p>289</text:p>
          </table:table-cell>
          <table:table-cell table:formula="of:=MOD([.F210]+1/[.$H$2];5)" office:value-type="float" office:value="0.399999999999981" calcext:value-type="float">
            <text:p>0,399999999999981</text:p>
          </table:table-cell>
          <table:table-cell table:formula="of:=IF([.F211]&lt;0.000001;[.G210]+2+1/[.$H$2];[.G210]+1/[.$H$2])" office:value-type="float" office:value="10.4" calcext:value-type="float">
            <text:p>10,4</text:p>
          </table:table-cell>
          <table:table-cell table:number-columns-repeated="4"/>
          <table:table-cell table:formula="of:=SUM(MOD(SUM([.L210]-[.L$2];[.T$2]);[.R$2]-[.L$2]);[.L$2])" office:value-type="time" office:time-value="PT02H50M00S" calcext:value-type="time">
            <text:p>02:50:00</text:p>
          </table:table-cell>
          <table:table-cell table:formula="of:=IF([.L211]&lt;[.L210];[.M210]+[.H$2];[.M210])" office:value-type="float" office:value="80" calcext:value-type="float">
            <text:p>80</text:p>
          </table:table-cell>
          <table:table-cell table:formula="of:=OFFSET([.C$4];[.M211];0)" office:value-type="float" office:value="43750" calcext:value-type="float">
            <text:p>43750</text:p>
          </table:table-cell>
          <table:table-cell table:formula="of:=[.L211]" office:value-type="float" office:value="0.118055555555556" calcext:value-type="float">
            <text:p>0.1180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211];0)&lt;=[.O21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2]))" office:value-type="date" office:date-value="2019-10-18T01:52:40.383286" calcext:value-type="date">
            <text:p>2019-10-18 01:52:40</text:p>
          </table:table-cell>
          <table:table-cell table:style-name="ce7" table:formula="of:=[.A212]" office:value-type="date" office:date-value="2019-10-18T01:52:40.383286" calcext:value-type="date">
            <text:p>2019-10-18 01:52:40</text:p>
          </table:table-cell>
          <table:table-cell table:formula="of:=TRUNC([.A212])" office:value-type="float" office:value="43756" calcext:value-type="float">
            <text:p>43756</text:p>
          </table:table-cell>
          <table:table-cell table:style-name="ce12" table:formula="of:=[.B212]-[.C212]" office:value-type="date" office:date-value="1899-12-30T01:52:40.38328644354" calcext:value-type="date">
            <text:p>12/30/99 01:52 AM</text:p>
          </table:table-cell>
          <table:table-cell table:formula="of:=MOD([.E211]-[.$E$2];[.$H$2])+1+[.$E$2]" office:value-type="float" office:value="290" calcext:value-type="float">
            <text:p>290</text:p>
          </table:table-cell>
          <table:table-cell table:formula="of:=MOD([.F211]+1/[.$H$2];5)" office:value-type="float" office:value="0.449999999999981" calcext:value-type="float">
            <text:p>0,449999999999981</text:p>
          </table:table-cell>
          <table:table-cell table:formula="of:=IF([.F212]&lt;0.000001;[.G211]+2+1/[.$H$2];[.G211]+1/[.$H$2])" office:value-type="float" office:value="10.45" calcext:value-type="float">
            <text:p>10,45</text:p>
          </table:table-cell>
          <table:table-cell table:number-columns-repeated="4"/>
          <table:table-cell table:formula="of:=SUM(MOD(SUM([.L211]-[.L$2];[.T$2]);[.R$2]-[.L$2]);[.L$2])" office:value-type="time" office:time-value="PT03H00M00S" calcext:value-type="time">
            <text:p>03:00:00</text:p>
          </table:table-cell>
          <table:table-cell table:formula="of:=IF([.L212]&lt;[.L211];[.M211]+[.H$2];[.M211])" office:value-type="float" office:value="80" calcext:value-type="float">
            <text:p>80</text:p>
          </table:table-cell>
          <table:table-cell table:formula="of:=OFFSET([.C$4];[.M212];0)" office:value-type="float" office:value="43750" calcext:value-type="float">
            <text:p>43750</text:p>
          </table:table-cell>
          <table:table-cell table:formula="of:=[.L212]" office:value-type="float" office:value="0.125" calcext:value-type="float">
            <text:p>0.125</text:p>
          </table:table-cell>
          <table:table-cell office:value-type="float" office:value="282" calcext:value-type="float">
            <text:p>282</text:p>
          </table:table-cell>
          <table:table-cell table:formula="of:=IF(OFFSET([.D$4];[.M212];0)&lt;=[.O21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3]))" office:value-type="date" office:date-value="2019-10-18T01:54:54.913678" calcext:value-type="date">
            <text:p>2019-10-18 01:54:55</text:p>
          </table:table-cell>
          <table:table-cell table:style-name="ce7" table:formula="of:=[.A213]" office:value-type="date" office:date-value="2019-10-18T01:54:54.913678" calcext:value-type="date">
            <text:p>2019-10-18 01:54:55</text:p>
          </table:table-cell>
          <table:table-cell table:formula="of:=TRUNC([.A213])" office:value-type="float" office:value="43756" calcext:value-type="float">
            <text:p>43756</text:p>
          </table:table-cell>
          <table:table-cell table:style-name="ce12" table:formula="of:=[.B213]-[.C213]" office:value-type="date" office:date-value="1899-12-30T01:54:54.91367849987" calcext:value-type="date">
            <text:p>12/30/99 01:54 AM</text:p>
          </table:table-cell>
          <table:table-cell table:formula="of:=MOD([.E212]-[.$E$2];[.$H$2])+1+[.$E$2]" office:value-type="float" office:value="291" calcext:value-type="float">
            <text:p>291</text:p>
          </table:table-cell>
          <table:table-cell table:formula="of:=MOD([.F212]+1/[.$H$2];5)" office:value-type="float" office:value="0.499999999999981" calcext:value-type="float">
            <text:p>0,499999999999981</text:p>
          </table:table-cell>
          <table:table-cell table:formula="of:=IF([.F213]&lt;0.000001;[.G212]+2+1/[.$H$2];[.G212]+1/[.$H$2])" office:value-type="float" office:value="10.5" calcext:value-type="float">
            <text:p>10,5</text:p>
          </table:table-cell>
          <table:table-cell table:number-columns-repeated="4"/>
          <table:table-cell table:formula="of:=SUM(MOD(SUM([.L212]-[.L$2];[.T$2]);[.R$2]-[.L$2]);[.L$2])" office:value-type="time" office:time-value="PT03H10M00S" calcext:value-type="time">
            <text:p>03:10:00</text:p>
          </table:table-cell>
          <table:table-cell table:formula="of:=IF([.L213]&lt;[.L212];[.M212]+[.H$2];[.M212])" office:value-type="float" office:value="80" calcext:value-type="float">
            <text:p>80</text:p>
          </table:table-cell>
          <table:table-cell table:formula="of:=OFFSET([.C$4];[.M213];0)" office:value-type="float" office:value="43750" calcext:value-type="float">
            <text:p>43750</text:p>
          </table:table-cell>
          <table:table-cell table:formula="of:=[.L213]" office:value-type="float" office:value="0.131944444444444" calcext:value-type="float">
            <text:p>0.131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213];0)&lt;=[.O21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4]))" office:value-type="date" office:date-value="2019-10-18T01:58:56.059367" calcext:value-type="date">
            <text:p>2019-10-18 01:58:56</text:p>
          </table:table-cell>
          <table:table-cell table:style-name="ce7" table:formula="of:=[.A214]" office:value-type="date" office:date-value="2019-10-18T01:58:56.059367" calcext:value-type="date">
            <text:p>2019-10-18 01:58:56</text:p>
          </table:table-cell>
          <table:table-cell table:formula="of:=TRUNC([.A214])" office:value-type="float" office:value="43756" calcext:value-type="float">
            <text:p>43756</text:p>
          </table:table-cell>
          <table:table-cell table:style-name="ce12" table:formula="of:=[.B214]-[.C214]" office:value-type="date" office:date-value="1899-12-30T01:58:56.0593668418" calcext:value-type="date">
            <text:p>12/30/99 01:58 AM</text:p>
          </table:table-cell>
          <table:table-cell table:formula="of:=MOD([.E213]-[.$E$2];[.$H$2])+1+[.$E$2]" office:value-type="float" office:value="292" calcext:value-type="float">
            <text:p>292</text:p>
          </table:table-cell>
          <table:table-cell table:formula="of:=MOD([.F213]+1/[.$H$2];5)" office:value-type="float" office:value="0.549999999999981" calcext:value-type="float">
            <text:p>0,549999999999981</text:p>
          </table:table-cell>
          <table:table-cell table:formula="of:=IF([.F214]&lt;0.000001;[.G213]+2+1/[.$H$2];[.G213]+1/[.$H$2])" office:value-type="float" office:value="10.55" calcext:value-type="float">
            <text:p>10,55</text:p>
          </table:table-cell>
          <table:table-cell table:number-columns-repeated="4"/>
          <table:table-cell table:formula="of:=SUM(MOD(SUM([.L213]-[.L$2];[.T$2]);[.R$2]-[.L$2]);[.L$2])" office:value-type="time" office:time-value="PT03H20M00S" calcext:value-type="time">
            <text:p>03:20:00</text:p>
          </table:table-cell>
          <table:table-cell table:formula="of:=IF([.L214]&lt;[.L213];[.M213]+[.H$2];[.M213])" office:value-type="float" office:value="80" calcext:value-type="float">
            <text:p>80</text:p>
          </table:table-cell>
          <table:table-cell table:formula="of:=OFFSET([.C$4];[.M214];0)" office:value-type="float" office:value="43750" calcext:value-type="float">
            <text:p>43750</text:p>
          </table:table-cell>
          <table:table-cell table:formula="of:=[.L214]" office:value-type="float" office:value="0.138888888888889" calcext:value-type="float">
            <text:p>0.138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214];0)&lt;=[.O21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5]))" office:value-type="date" office:date-value="2019-10-18T01:57:27.38493" calcext:value-type="date">
            <text:p>2019-10-18 01:57:27</text:p>
          </table:table-cell>
          <table:table-cell table:style-name="ce7" table:formula="of:=[.A215]" office:value-type="date" office:date-value="2019-10-18T01:57:27.38493" calcext:value-type="date">
            <text:p>2019-10-18 01:57:27</text:p>
          </table:table-cell>
          <table:table-cell table:formula="of:=TRUNC([.A215])" office:value-type="float" office:value="43756" calcext:value-type="float">
            <text:p>43756</text:p>
          </table:table-cell>
          <table:table-cell table:style-name="ce12" table:formula="of:=[.B215]-[.C215]" office:value-type="date" office:date-value="1899-12-30T01:57:27.38492954057" calcext:value-type="date">
            <text:p>12/30/99 01:57 AM</text:p>
          </table:table-cell>
          <table:table-cell table:formula="of:=MOD([.E214]-[.$E$2];[.$H$2])+1+[.$E$2]" office:value-type="float" office:value="293" calcext:value-type="float">
            <text:p>293</text:p>
          </table:table-cell>
          <table:table-cell table:formula="of:=MOD([.F214]+1/[.$H$2];5)" office:value-type="float" office:value="0.599999999999981" calcext:value-type="float">
            <text:p>0,599999999999981</text:p>
          </table:table-cell>
          <table:table-cell table:formula="of:=IF([.F215]&lt;0.000001;[.G214]+2+1/[.$H$2];[.G214]+1/[.$H$2])" office:value-type="float" office:value="10.6" calcext:value-type="float">
            <text:p>10,6</text:p>
          </table:table-cell>
          <table:table-cell table:number-columns-repeated="4"/>
          <table:table-cell table:formula="of:=SUM(MOD(SUM([.L214]-[.L$2];[.T$2]);[.R$2]-[.L$2]);[.L$2])" office:value-type="time" office:time-value="PT03H30M00S" calcext:value-type="time">
            <text:p>03:30:00</text:p>
          </table:table-cell>
          <table:table-cell table:formula="of:=IF([.L215]&lt;[.L214];[.M214]+[.H$2];[.M214])" office:value-type="float" office:value="80" calcext:value-type="float">
            <text:p>80</text:p>
          </table:table-cell>
          <table:table-cell table:formula="of:=OFFSET([.C$4];[.M215];0)" office:value-type="float" office:value="43750" calcext:value-type="float">
            <text:p>43750</text:p>
          </table:table-cell>
          <table:table-cell table:formula="of:=[.L215]" office:value-type="float" office:value="0.145833333333333" calcext:value-type="float">
            <text:p>0.145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215];0)&lt;=[.O21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6]))" office:value-type="date" office:date-value="2019-10-18T02:02:27.869782" calcext:value-type="date">
            <text:p>2019-10-18 02:02:28</text:p>
          </table:table-cell>
          <table:table-cell table:style-name="ce7" table:formula="of:=[.A216]" office:value-type="date" office:date-value="2019-10-18T02:02:27.869782" calcext:value-type="date">
            <text:p>2019-10-18 02:02:28</text:p>
          </table:table-cell>
          <table:table-cell table:formula="of:=TRUNC([.A216])" office:value-type="float" office:value="43756" calcext:value-type="float">
            <text:p>43756</text:p>
          </table:table-cell>
          <table:table-cell table:style-name="ce12" table:formula="of:=[.B216]-[.C216]" office:value-type="date" office:date-value="1899-12-30T02:02:27.86978191696" calcext:value-type="date">
            <text:p>12/30/99 02:02 AM</text:p>
          </table:table-cell>
          <table:table-cell table:formula="of:=MOD([.E215]-[.$E$2];[.$H$2])+1+[.$E$2]" office:value-type="float" office:value="294" calcext:value-type="float">
            <text:p>294</text:p>
          </table:table-cell>
          <table:table-cell table:formula="of:=MOD([.F215]+1/[.$H$2];5)" office:value-type="float" office:value="0.649999999999981" calcext:value-type="float">
            <text:p>0,649999999999981</text:p>
          </table:table-cell>
          <table:table-cell table:formula="of:=IF([.F216]&lt;0.000001;[.G215]+2+1/[.$H$2];[.G215]+1/[.$H$2])" office:value-type="float" office:value="10.65" calcext:value-type="float">
            <text:p>10,65</text:p>
          </table:table-cell>
          <table:table-cell table:number-columns-repeated="4"/>
          <table:table-cell table:formula="of:=SUM(MOD(SUM([.L215]-[.L$2];[.T$2]);[.R$2]-[.L$2]);[.L$2])" office:value-type="time" office:time-value="PT03H40M00S" calcext:value-type="time">
            <text:p>03:40:00</text:p>
          </table:table-cell>
          <table:table-cell table:formula="of:=IF([.L216]&lt;[.L215];[.M215]+[.H$2];[.M215])" office:value-type="float" office:value="80" calcext:value-type="float">
            <text:p>80</text:p>
          </table:table-cell>
          <table:table-cell table:formula="of:=OFFSET([.C$4];[.M216];0)" office:value-type="float" office:value="43750" calcext:value-type="float">
            <text:p>43750</text:p>
          </table:table-cell>
          <table:table-cell table:formula="of:=[.L216]" office:value-type="float" office:value="0.152777777777778" calcext:value-type="float">
            <text:p>0.152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216];0)&lt;=[.O21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7]))" office:value-type="date" office:date-value="2019-10-18T01:53:19.928343" calcext:value-type="date">
            <text:p>2019-10-18 01:53:20</text:p>
          </table:table-cell>
          <table:table-cell table:style-name="ce7" table:formula="of:=[.A217]" office:value-type="date" office:date-value="2019-10-18T01:53:19.928343" calcext:value-type="date">
            <text:p>2019-10-18 01:53:20</text:p>
          </table:table-cell>
          <table:table-cell table:formula="of:=TRUNC([.A217])" office:value-type="float" office:value="43756" calcext:value-type="float">
            <text:p>43756</text:p>
          </table:table-cell>
          <table:table-cell table:style-name="ce12" table:formula="of:=[.B217]-[.C217]" office:value-type="date" office:date-value="1899-12-30T01:53:19.92834327277" calcext:value-type="date">
            <text:p>12/30/99 01:53 AM</text:p>
          </table:table-cell>
          <table:table-cell table:formula="of:=MOD([.E216]-[.$E$2];[.$H$2])+1+[.$E$2]" office:value-type="float" office:value="295" calcext:value-type="float">
            <text:p>295</text:p>
          </table:table-cell>
          <table:table-cell table:formula="of:=MOD([.F216]+1/[.$H$2];5)" office:value-type="float" office:value="0.699999999999981" calcext:value-type="float">
            <text:p>0,699999999999981</text:p>
          </table:table-cell>
          <table:table-cell table:formula="of:=IF([.F217]&lt;0.000001;[.G216]+2+1/[.$H$2];[.G216]+1/[.$H$2])" office:value-type="float" office:value="10.7" calcext:value-type="float">
            <text:p>10,7</text:p>
          </table:table-cell>
          <table:table-cell table:number-columns-repeated="4"/>
          <table:table-cell table:formula="of:=SUM(MOD(SUM([.L216]-[.L$2];[.T$2]);[.R$2]-[.L$2]);[.L$2])" office:value-type="time" office:time-value="PT03H50M00S" calcext:value-type="time">
            <text:p>03:50:00</text:p>
          </table:table-cell>
          <table:table-cell table:formula="of:=IF([.L217]&lt;[.L216];[.M216]+[.H$2];[.M216])" office:value-type="float" office:value="80" calcext:value-type="float">
            <text:p>80</text:p>
          </table:table-cell>
          <table:table-cell table:formula="of:=OFFSET([.C$4];[.M217];0)" office:value-type="float" office:value="43750" calcext:value-type="float">
            <text:p>43750</text:p>
          </table:table-cell>
          <table:table-cell table:formula="of:=[.L217]" office:value-type="float" office:value="0.159722222222222" calcext:value-type="float">
            <text:p>0.159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217];0)&lt;=[.O21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8]))" office:value-type="date" office:date-value="2019-10-18T01:57:07.779744" calcext:value-type="date">
            <text:p>2019-10-18 01:57:08</text:p>
          </table:table-cell>
          <table:table-cell table:style-name="ce7" table:formula="of:=[.A218]" office:value-type="date" office:date-value="2019-10-18T01:57:07.779744" calcext:value-type="date">
            <text:p>2019-10-18 01:57:08</text:p>
          </table:table-cell>
          <table:table-cell table:formula="of:=TRUNC([.A218])" office:value-type="float" office:value="43756" calcext:value-type="float">
            <text:p>43756</text:p>
          </table:table-cell>
          <table:table-cell table:style-name="ce12" table:formula="of:=[.B218]-[.C218]" office:value-type="date" office:date-value="1899-12-30T01:57:07.77974393684" calcext:value-type="date">
            <text:p>12/30/99 01:57 AM</text:p>
          </table:table-cell>
          <table:table-cell table:formula="of:=MOD([.E217]-[.$E$2];[.$H$2])+1+[.$E$2]" office:value-type="float" office:value="296" calcext:value-type="float">
            <text:p>296</text:p>
          </table:table-cell>
          <table:table-cell table:formula="of:=MOD([.F217]+1/[.$H$2];5)" office:value-type="float" office:value="0.749999999999981" calcext:value-type="float">
            <text:p>0,749999999999981</text:p>
          </table:table-cell>
          <table:table-cell table:formula="of:=IF([.F218]&lt;0.000001;[.G217]+2+1/[.$H$2];[.G217]+1/[.$H$2])" office:value-type="float" office:value="10.75" calcext:value-type="float">
            <text:p>10,75</text:p>
          </table:table-cell>
          <table:table-cell table:number-columns-repeated="4"/>
          <table:table-cell table:formula="of:=SUM(MOD(SUM([.L217]-[.L$2];[.T$2]);[.R$2]-[.L$2]);[.L$2])" office:value-type="time" office:time-value="PT04H00M00S" calcext:value-type="time">
            <text:p>04:00:00</text:p>
          </table:table-cell>
          <table:table-cell table:formula="of:=IF([.L218]&lt;[.L217];[.M217]+[.H$2];[.M217])" office:value-type="float" office:value="80" calcext:value-type="float">
            <text:p>80</text:p>
          </table:table-cell>
          <table:table-cell table:formula="of:=OFFSET([.C$4];[.M218];0)" office:value-type="float" office:value="43750" calcext:value-type="float">
            <text:p>43750</text:p>
          </table:table-cell>
          <table:table-cell table:formula="of:=[.L218]" office:value-type="float" office:value="0.166666666666667" calcext:value-type="float">
            <text:p>0.166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218];0)&lt;=[.O21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9]))" office:value-type="date" office:date-value="2019-10-18T01:22:28.491434" calcext:value-type="date">
            <text:p>2019-10-18 01:22:28</text:p>
          </table:table-cell>
          <table:table-cell table:style-name="ce7" table:formula="of:=[.A219]" office:value-type="date" office:date-value="2019-10-18T01:22:28.491434" calcext:value-type="date">
            <text:p>2019-10-18 01:22:28</text:p>
          </table:table-cell>
          <table:table-cell table:formula="of:=TRUNC([.A219])" office:value-type="float" office:value="43756" calcext:value-type="float">
            <text:p>43756</text:p>
          </table:table-cell>
          <table:table-cell table:style-name="ce12" table:formula="of:=[.B219]-[.C219]" office:value-type="date" office:date-value="1899-12-30T01:22:28.49143449683" calcext:value-type="date">
            <text:p>12/30/99 01:22 AM</text:p>
          </table:table-cell>
          <table:table-cell table:formula="of:=MOD([.E218]-[.$E$2];[.$H$2])+1+[.$E$2]" office:value-type="float" office:value="297" calcext:value-type="float">
            <text:p>297</text:p>
          </table:table-cell>
          <table:table-cell table:formula="of:=MOD([.F218]+1/[.$H$2];5)" office:value-type="float" office:value="0.799999999999981" calcext:value-type="float">
            <text:p>0,799999999999981</text:p>
          </table:table-cell>
          <table:table-cell table:formula="of:=IF([.F219]&lt;0.000001;[.G218]+2+1/[.$H$2];[.G218]+1/[.$H$2])" office:value-type="float" office:value="10.8" calcext:value-type="float">
            <text:p>10,8</text:p>
          </table:table-cell>
          <table:table-cell table:number-columns-repeated="4"/>
          <table:table-cell table:formula="of:=SUM(MOD(SUM([.L218]-[.L$2];[.T$2]);[.R$2]-[.L$2]);[.L$2])" office:value-type="time" office:time-value="PT04H10M00S" calcext:value-type="time">
            <text:p>04:10:00</text:p>
          </table:table-cell>
          <table:table-cell table:formula="of:=IF([.L219]&lt;[.L218];[.M218]+[.H$2];[.M218])" office:value-type="float" office:value="80" calcext:value-type="float">
            <text:p>80</text:p>
          </table:table-cell>
          <table:table-cell table:formula="of:=OFFSET([.C$4];[.M219];0)" office:value-type="float" office:value="43750" calcext:value-type="float">
            <text:p>43750</text:p>
          </table:table-cell>
          <table:table-cell table:formula="of:=[.L219]" office:value-type="float" office:value="0.173611111111111" calcext:value-type="float">
            <text:p>0.173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219];0)&lt;=[.O21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0]))" office:value-type="date" office:date-value="2019-10-18T01:39:21.355234" calcext:value-type="date">
            <text:p>2019-10-18 01:39:21</text:p>
          </table:table-cell>
          <table:table-cell table:style-name="ce7" table:formula="of:=[.A220]" office:value-type="date" office:date-value="2019-10-18T01:39:21.355234" calcext:value-type="date">
            <text:p>2019-10-18 01:39:21</text:p>
          </table:table-cell>
          <table:table-cell table:formula="of:=TRUNC([.A220])" office:value-type="float" office:value="43756" calcext:value-type="float">
            <text:p>43756</text:p>
          </table:table-cell>
          <table:table-cell table:style-name="ce12" table:formula="of:=[.B220]-[.C220]" office:value-type="date" office:date-value="1899-12-30T01:39:21.35523382109" calcext:value-type="date">
            <text:p>12/30/99 01:39 AM</text:p>
          </table:table-cell>
          <table:table-cell table:formula="of:=MOD([.E219]-[.$E$2];[.$H$2])+1+[.$E$2]" office:value-type="float" office:value="298" calcext:value-type="float">
            <text:p>298</text:p>
          </table:table-cell>
          <table:table-cell table:formula="of:=MOD([.F219]+1/[.$H$2];5)" office:value-type="float" office:value="0.849999999999981" calcext:value-type="float">
            <text:p>0,849999999999981</text:p>
          </table:table-cell>
          <table:table-cell table:formula="of:=IF([.F220]&lt;0.000001;[.G219]+2+1/[.$H$2];[.G219]+1/[.$H$2])" office:value-type="float" office:value="10.85" calcext:value-type="float">
            <text:p>10,85</text:p>
          </table:table-cell>
          <table:table-cell table:number-columns-repeated="4"/>
          <table:table-cell table:formula="of:=SUM(MOD(SUM([.L219]-[.L$2];[.T$2]);[.R$2]-[.L$2]);[.L$2])" office:value-type="time" office:time-value="PT04H20M00S" calcext:value-type="time">
            <text:p>04:20:00</text:p>
          </table:table-cell>
          <table:table-cell table:formula="of:=IF([.L220]&lt;[.L219];[.M219]+[.H$2];[.M219])" office:value-type="float" office:value="80" calcext:value-type="float">
            <text:p>80</text:p>
          </table:table-cell>
          <table:table-cell table:formula="of:=OFFSET([.C$4];[.M220];0)" office:value-type="float" office:value="43750" calcext:value-type="float">
            <text:p>43750</text:p>
          </table:table-cell>
          <table:table-cell table:formula="of:=[.L220]" office:value-type="float" office:value="0.180555555555556" calcext:value-type="float">
            <text:p>0.180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220];0)&lt;=[.O22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1]))" office:value-type="date" office:date-value="2019-10-18T02:04:25.611826" calcext:value-type="date">
            <text:p>2019-10-18 02:04:26</text:p>
          </table:table-cell>
          <table:table-cell table:style-name="ce7" table:formula="of:=[.A221]" office:value-type="date" office:date-value="2019-10-18T02:04:25.611826" calcext:value-type="date">
            <text:p>2019-10-18 02:04:26</text:p>
          </table:table-cell>
          <table:table-cell table:formula="of:=TRUNC([.A221])" office:value-type="float" office:value="43756" calcext:value-type="float">
            <text:p>43756</text:p>
          </table:table-cell>
          <table:table-cell table:style-name="ce12" table:formula="of:=[.B221]-[.C221]" office:value-type="date" office:date-value="1899-12-30T02:04:25.61182583682" calcext:value-type="date">
            <text:p>12/30/99 02:04 AM</text:p>
          </table:table-cell>
          <table:table-cell table:formula="of:=MOD([.E220]-[.$E$2];[.$H$2])+1+[.$E$2]" office:value-type="float" office:value="299" calcext:value-type="float">
            <text:p>299</text:p>
          </table:table-cell>
          <table:table-cell table:formula="of:=MOD([.F220]+1/[.$H$2];5)" office:value-type="float" office:value="0.899999999999981" calcext:value-type="float">
            <text:p>0,899999999999981</text:p>
          </table:table-cell>
          <table:table-cell table:formula="of:=IF([.F221]&lt;0.000001;[.G220]+2+1/[.$H$2];[.G220]+1/[.$H$2])" office:value-type="float" office:value="10.9" calcext:value-type="float">
            <text:p>10,9</text:p>
          </table:table-cell>
          <table:table-cell table:number-columns-repeated="4"/>
          <table:table-cell table:formula="of:=SUM(MOD(SUM([.L220]-[.L$2];[.T$2]);[.R$2]-[.L$2]);[.L$2])" office:value-type="time" office:time-value="PT04H30M00S" calcext:value-type="time">
            <text:p>04:30:00</text:p>
          </table:table-cell>
          <table:table-cell table:formula="of:=IF([.L221]&lt;[.L220];[.M220]+[.H$2];[.M220])" office:value-type="float" office:value="80" calcext:value-type="float">
            <text:p>80</text:p>
          </table:table-cell>
          <table:table-cell table:formula="of:=OFFSET([.C$4];[.M221];0)" office:value-type="float" office:value="43750" calcext:value-type="float">
            <text:p>43750</text:p>
          </table:table-cell>
          <table:table-cell table:formula="of:=[.L221]" office:value-type="float" office:value="0.1875" calcext:value-type="float">
            <text:p>0.1875</text:p>
          </table:table-cell>
          <table:table-cell office:value-type="float" office:value="282" calcext:value-type="float">
            <text:p>282</text:p>
          </table:table-cell>
          <table:table-cell table:formula="of:=IF(OFFSET([.D$4];[.M221];0)&lt;=[.O22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2]))" office:value-type="date" office:date-value="2019-10-18T01:49:59.739582" calcext:value-type="date">
            <text:p>2019-10-18 01:50:00</text:p>
          </table:table-cell>
          <table:table-cell table:style-name="ce7" table:formula="of:=[.A222]" office:value-type="date" office:date-value="2019-10-18T01:49:59.739582" calcext:value-type="date">
            <text:p>2019-10-18 01:50:00</text:p>
          </table:table-cell>
          <table:table-cell table:formula="of:=TRUNC([.A222])" office:value-type="float" office:value="43756" calcext:value-type="float">
            <text:p>43756</text:p>
          </table:table-cell>
          <table:table-cell table:style-name="ce12" table:formula="of:=[.B222]-[.C222]" office:value-type="date" office:date-value="1899-12-30T01:49:59.73958174232" calcext:value-type="date">
            <text:p>12/30/99 01:50 AM</text:p>
          </table:table-cell>
          <table:table-cell table:formula="of:=MOD([.E221]-[.$E$2];[.$H$2])+1+[.$E$2]" office:value-type="float" office:value="300" calcext:value-type="float">
            <text:p>300</text:p>
          </table:table-cell>
          <table:table-cell table:formula="of:=MOD([.F221]+1/[.$H$2];5)" office:value-type="float" office:value="0.949999999999982" calcext:value-type="float">
            <text:p>0,949999999999982</text:p>
          </table:table-cell>
          <table:table-cell table:formula="of:=IF([.F222]&lt;0.000001;[.G221]+2+1/[.$H$2];[.G221]+1/[.$H$2])" office:value-type="float" office:value="10.95" calcext:value-type="float">
            <text:p>10,95</text:p>
          </table:table-cell>
          <table:table-cell table:number-columns-repeated="4"/>
          <table:table-cell table:formula="of:=SUM(MOD(SUM([.L221]-[.L$2];[.T$2]);[.R$2]-[.L$2]);[.L$2])" office:value-type="time" office:time-value="PT04H40M00S" calcext:value-type="time">
            <text:p>04:40:00</text:p>
          </table:table-cell>
          <table:table-cell table:formula="of:=IF([.L222]&lt;[.L221];[.M221]+[.H$2];[.M221])" office:value-type="float" office:value="80" calcext:value-type="float">
            <text:p>80</text:p>
          </table:table-cell>
          <table:table-cell table:formula="of:=OFFSET([.C$4];[.M222];0)" office:value-type="float" office:value="43750" calcext:value-type="float">
            <text:p>43750</text:p>
          </table:table-cell>
          <table:table-cell table:formula="of:=[.L222]" office:value-type="float" office:value="0.194444444444444" calcext:value-type="float">
            <text:p>0.1944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222];0)&lt;=[.O22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3]))" office:value-type="date" office:date-value="2019-10-19T02:17:06.055171" calcext:value-type="date">
            <text:p>2019-10-19 02:17:06</text:p>
          </table:table-cell>
          <table:table-cell table:style-name="ce7" table:formula="of:=[.A223]" office:value-type="date" office:date-value="2019-10-19T02:17:06.055171" calcext:value-type="date">
            <text:p>2019-10-19 02:17:06</text:p>
          </table:table-cell>
          <table:table-cell table:formula="of:=TRUNC([.A223])" office:value-type="float" office:value="43757" calcext:value-type="float">
            <text:p>43757</text:p>
          </table:table-cell>
          <table:table-cell table:style-name="ce12" table:formula="of:=[.B223]-[.C223]" office:value-type="date" office:date-value="1899-12-30T02:17:06.05517085176" calcext:value-type="date">
            <text:p>12/30/99 02:17 AM</text:p>
          </table:table-cell>
          <table:table-cell table:formula="of:=MOD([.E222]-[.$E$2];[.$H$2])+1+[.$E$2]" office:value-type="float" office:value="281" calcext:value-type="float">
            <text:p>281</text:p>
          </table:table-cell>
          <table:table-cell table:formula="of:=MOD([.F222]+1/[.$H$2];5)" office:value-type="float" office:value="0.999999999999982" calcext:value-type="float">
            <text:p>0,999999999999982</text:p>
          </table:table-cell>
          <table:table-cell table:formula="of:=IF([.F223]&lt;0.000001;[.G222]+2+1/[.$H$2];[.G222]+1/[.$H$2])" office:value-type="float" office:value="11" calcext:value-type="float">
            <text:p>11</text:p>
          </table:table-cell>
          <table:table-cell table:number-columns-repeated="4"/>
          <table:table-cell table:formula="of:=SUM(MOD(SUM([.L222]-[.L$2];[.T$2]);[.R$2]-[.L$2]);[.L$2])" office:value-type="time" office:time-value="PT04H50M00S" calcext:value-type="time">
            <text:p>04:50:00</text:p>
          </table:table-cell>
          <table:table-cell table:formula="of:=IF([.L223]&lt;[.L222];[.M222]+[.H$2];[.M222])" office:value-type="float" office:value="80" calcext:value-type="float">
            <text:p>80</text:p>
          </table:table-cell>
          <table:table-cell table:formula="of:=OFFSET([.C$4];[.M223];0)" office:value-type="float" office:value="43750" calcext:value-type="float">
            <text:p>43750</text:p>
          </table:table-cell>
          <table:table-cell table:formula="of:=[.L223]" office:value-type="float" office:value="0.201388888888889" calcext:value-type="float">
            <text:p>0.201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223];0)&lt;=[.O22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4]))" office:value-type="date" office:date-value="2019-10-19T01:38:17.242046" calcext:value-type="date">
            <text:p>2019-10-19 01:38:17</text:p>
          </table:table-cell>
          <table:table-cell table:style-name="ce7" table:formula="of:=[.A224]" office:value-type="date" office:date-value="2019-10-19T01:38:17.242046" calcext:value-type="date">
            <text:p>2019-10-19 01:38:17</text:p>
          </table:table-cell>
          <table:table-cell table:formula="of:=TRUNC([.A224])" office:value-type="float" office:value="43757" calcext:value-type="float">
            <text:p>43757</text:p>
          </table:table-cell>
          <table:table-cell table:style-name="ce12" table:formula="of:=[.B224]-[.C224]" office:value-type="date" office:date-value="1899-12-30T01:38:17.24204619415" calcext:value-type="date">
            <text:p>12/30/99 01:38 AM</text:p>
          </table:table-cell>
          <table:table-cell table:formula="of:=MOD([.E223]-[.$E$2];[.$H$2])+1+[.$E$2]" office:value-type="float" office:value="282" calcext:value-type="float">
            <text:p>282</text:p>
          </table:table-cell>
          <table:table-cell table:formula="of:=MOD([.F223]+1/[.$H$2];5)" office:value-type="float" office:value="1.04999999999998" calcext:value-type="float">
            <text:p>1,04999999999998</text:p>
          </table:table-cell>
          <table:table-cell table:formula="of:=IF([.F224]&lt;0.000001;[.G223]+2+1/[.$H$2];[.G223]+1/[.$H$2])" office:value-type="float" office:value="11.05" calcext:value-type="float">
            <text:p>11,05</text:p>
          </table:table-cell>
          <table:table-cell table:number-columns-repeated="4"/>
          <table:table-cell table:formula="of:=SUM(MOD(SUM([.L223]-[.L$2];[.T$2]);[.R$2]-[.L$2]);[.L$2])" office:value-type="time" office:time-value="PT05H00M00S" calcext:value-type="time">
            <text:p>05:00:00</text:p>
          </table:table-cell>
          <table:table-cell table:formula="of:=IF([.L224]&lt;[.L223];[.M223]+[.H$2];[.M223])" office:value-type="float" office:value="80" calcext:value-type="float">
            <text:p>80</text:p>
          </table:table-cell>
          <table:table-cell table:formula="of:=OFFSET([.C$4];[.M224];0)" office:value-type="float" office:value="43750" calcext:value-type="float">
            <text:p>43750</text:p>
          </table:table-cell>
          <table:table-cell table:formula="of:=[.L224]" office:value-type="float" office:value="0.208333333333333" calcext:value-type="float">
            <text:p>0.208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224];0)&lt;=[.O22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5]))" office:value-type="date" office:date-value="2019-10-19T01:42:59.710916" calcext:value-type="date">
            <text:p>2019-10-19 01:43:00</text:p>
          </table:table-cell>
          <table:table-cell table:style-name="ce7" table:formula="of:=[.A225]" office:value-type="date" office:date-value="2019-10-19T01:42:59.710916" calcext:value-type="date">
            <text:p>2019-10-19 01:43:00</text:p>
          </table:table-cell>
          <table:table-cell table:formula="of:=TRUNC([.A225])" office:value-type="float" office:value="43757" calcext:value-type="float">
            <text:p>43757</text:p>
          </table:table-cell>
          <table:table-cell table:style-name="ce12" table:formula="of:=[.B225]-[.C225]" office:value-type="date" office:date-value="1899-12-30T01:42:59.71091552172" calcext:value-type="date">
            <text:p>12/30/99 01:43 AM</text:p>
          </table:table-cell>
          <table:table-cell table:formula="of:=MOD([.E224]-[.$E$2];[.$H$2])+1+[.$E$2]" office:value-type="float" office:value="283" calcext:value-type="float">
            <text:p>283</text:p>
          </table:table-cell>
          <table:table-cell table:formula="of:=MOD([.F224]+1/[.$H$2];5)" office:value-type="float" office:value="1.09999999999998" calcext:value-type="float">
            <text:p>1,09999999999998</text:p>
          </table:table-cell>
          <table:table-cell table:formula="of:=IF([.F225]&lt;0.000001;[.G224]+2+1/[.$H$2];[.G224]+1/[.$H$2])" office:value-type="float" office:value="11.1" calcext:value-type="float">
            <text:p>11,1</text:p>
          </table:table-cell>
          <table:table-cell table:number-columns-repeated="4"/>
          <table:table-cell table:formula="of:=SUM(MOD(SUM([.L224]-[.L$2];[.T$2]);[.R$2]-[.L$2]);[.L$2])" office:value-type="time" office:time-value="PT05H10M00S" calcext:value-type="time">
            <text:p>05:10:00</text:p>
          </table:table-cell>
          <table:table-cell table:formula="of:=IF([.L225]&lt;[.L224];[.M224]+[.H$2];[.M224])" office:value-type="float" office:value="80" calcext:value-type="float">
            <text:p>80</text:p>
          </table:table-cell>
          <table:table-cell table:formula="of:=OFFSET([.C$4];[.M225];0)" office:value-type="float" office:value="43750" calcext:value-type="float">
            <text:p>43750</text:p>
          </table:table-cell>
          <table:table-cell table:formula="of:=[.L225]" office:value-type="float" office:value="0.215277777777778" calcext:value-type="float">
            <text:p>0.2152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225];0)&lt;=[.O22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6]))" office:value-type="date" office:date-value="2019-10-19T01:51:44.567453" calcext:value-type="date">
            <text:p>2019-10-19 01:51:45</text:p>
          </table:table-cell>
          <table:table-cell table:style-name="ce7" table:formula="of:=[.A226]" office:value-type="date" office:date-value="2019-10-19T01:51:44.567453" calcext:value-type="date">
            <text:p>2019-10-19 01:51:45</text:p>
          </table:table-cell>
          <table:table-cell table:formula="of:=TRUNC([.A226])" office:value-type="float" office:value="43757" calcext:value-type="float">
            <text:p>43757</text:p>
          </table:table-cell>
          <table:table-cell table:style-name="ce12" table:formula="of:=[.B226]-[.C226]" office:value-type="date" office:date-value="1899-12-30T01:51:44.56745310221" calcext:value-type="date">
            <text:p>12/30/99 01:51 AM</text:p>
          </table:table-cell>
          <table:table-cell table:formula="of:=MOD([.E225]-[.$E$2];[.$H$2])+1+[.$E$2]" office:value-type="float" office:value="284" calcext:value-type="float">
            <text:p>284</text:p>
          </table:table-cell>
          <table:table-cell table:formula="of:=MOD([.F225]+1/[.$H$2];5)" office:value-type="float" office:value="1.14999999999998" calcext:value-type="float">
            <text:p>1,14999999999998</text:p>
          </table:table-cell>
          <table:table-cell table:formula="of:=IF([.F226]&lt;0.000001;[.G225]+2+1/[.$H$2];[.G225]+1/[.$H$2])" office:value-type="float" office:value="11.15" calcext:value-type="float">
            <text:p>11,15</text:p>
          </table:table-cell>
          <table:table-cell table:number-columns-repeated="4"/>
          <table:table-cell table:formula="of:=SUM(MOD(SUM([.L225]-[.L$2];[.T$2]);[.R$2]-[.L$2]);[.L$2])" office:value-type="time" office:time-value="PT05H20M00S" calcext:value-type="time">
            <text:p>05:20:00</text:p>
          </table:table-cell>
          <table:table-cell table:formula="of:=IF([.L226]&lt;[.L225];[.M225]+[.H$2];[.M225])" office:value-type="float" office:value="80" calcext:value-type="float">
            <text:p>80</text:p>
          </table:table-cell>
          <table:table-cell table:formula="of:=OFFSET([.C$4];[.M226];0)" office:value-type="float" office:value="43750" calcext:value-type="float">
            <text:p>43750</text:p>
          </table:table-cell>
          <table:table-cell table:formula="of:=[.L226]" office:value-type="float" office:value="0.222222222222222" calcext:value-type="float">
            <text:p>0.2222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226];0)&lt;=[.O22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7]))" office:value-type="date" office:date-value="2019-10-19T01:37:47.034774" calcext:value-type="date">
            <text:p>2019-10-19 01:37:47</text:p>
          </table:table-cell>
          <table:table-cell table:style-name="ce7" table:formula="of:=[.A227]" office:value-type="date" office:date-value="2019-10-19T01:37:47.034774" calcext:value-type="date">
            <text:p>2019-10-19 01:37:47</text:p>
          </table:table-cell>
          <table:table-cell table:formula="of:=TRUNC([.A227])" office:value-type="float" office:value="43757" calcext:value-type="float">
            <text:p>43757</text:p>
          </table:table-cell>
          <table:table-cell table:style-name="ce12" table:formula="of:=[.B227]-[.C227]" office:value-type="date" office:date-value="1899-12-30T01:37:47.03477441333" calcext:value-type="date">
            <text:p>12/30/99 01:37 AM</text:p>
          </table:table-cell>
          <table:table-cell table:formula="of:=MOD([.E226]-[.$E$2];[.$H$2])+1+[.$E$2]" office:value-type="float" office:value="285" calcext:value-type="float">
            <text:p>285</text:p>
          </table:table-cell>
          <table:table-cell table:formula="of:=MOD([.F226]+1/[.$H$2];5)" office:value-type="float" office:value="1.19999999999998" calcext:value-type="float">
            <text:p>1,19999999999998</text:p>
          </table:table-cell>
          <table:table-cell table:formula="of:=IF([.F227]&lt;0.000001;[.G226]+2+1/[.$H$2];[.G226]+1/[.$H$2])" office:value-type="float" office:value="11.2" calcext:value-type="float">
            <text:p>11,2</text:p>
          </table:table-cell>
          <table:table-cell table:number-columns-repeated="4"/>
          <table:table-cell table:formula="of:=SUM(MOD(SUM([.L226]-[.L$2];[.T$2]);[.R$2]-[.L$2]);[.L$2])" office:value-type="time" office:time-value="PT05H30M00S" calcext:value-type="time">
            <text:p>05:30:00</text:p>
          </table:table-cell>
          <table:table-cell table:formula="of:=IF([.L227]&lt;[.L226];[.M226]+[.H$2];[.M226])" office:value-type="float" office:value="80" calcext:value-type="float">
            <text:p>80</text:p>
          </table:table-cell>
          <table:table-cell table:formula="of:=OFFSET([.C$4];[.M227];0)" office:value-type="float" office:value="43750" calcext:value-type="float">
            <text:p>43750</text:p>
          </table:table-cell>
          <table:table-cell table:formula="of:=[.L227]" office:value-type="float" office:value="0.229166666666667" calcext:value-type="float">
            <text:p>0.2291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227];0)&lt;=[.O22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8]))" office:value-type="date" office:date-value="2019-10-19T02:24:56.667674" calcext:value-type="date">
            <text:p>2019-10-19 02:24:57</text:p>
          </table:table-cell>
          <table:table-cell table:style-name="ce7" table:formula="of:=[.A228]" office:value-type="date" office:date-value="2019-10-19T02:24:56.667674" calcext:value-type="date">
            <text:p>2019-10-19 02:24:57</text:p>
          </table:table-cell>
          <table:table-cell table:formula="of:=TRUNC([.A228])" office:value-type="float" office:value="43757" calcext:value-type="float">
            <text:p>43757</text:p>
          </table:table-cell>
          <table:table-cell table:style-name="ce12" table:formula="of:=[.B228]-[.C228]" office:value-type="date" office:date-value="1899-12-30T02:24:56.66767430026" calcext:value-type="date">
            <text:p>12/30/99 02:24 AM</text:p>
          </table:table-cell>
          <table:table-cell table:formula="of:=MOD([.E227]-[.$E$2];[.$H$2])+1+[.$E$2]" office:value-type="float" office:value="286" calcext:value-type="float">
            <text:p>286</text:p>
          </table:table-cell>
          <table:table-cell table:formula="of:=MOD([.F227]+1/[.$H$2];5)" office:value-type="float" office:value="1.24999999999998" calcext:value-type="float">
            <text:p>1,24999999999998</text:p>
          </table:table-cell>
          <table:table-cell table:formula="of:=IF([.F228]&lt;0.000001;[.G227]+2+1/[.$H$2];[.G227]+1/[.$H$2])" office:value-type="float" office:value="11.25" calcext:value-type="float">
            <text:p>11,25</text:p>
          </table:table-cell>
          <table:table-cell table:number-columns-repeated="4"/>
          <table:table-cell table:formula="of:=SUM(MOD(SUM([.L227]-[.L$2];[.T$2]);[.R$2]-[.L$2]);[.L$2])" office:value-type="time" office:time-value="PT05H40M00S" calcext:value-type="time">
            <text:p>05:40:00</text:p>
          </table:table-cell>
          <table:table-cell table:formula="of:=IF([.L228]&lt;[.L227];[.M227]+[.H$2];[.M227])" office:value-type="float" office:value="80" calcext:value-type="float">
            <text:p>80</text:p>
          </table:table-cell>
          <table:table-cell table:formula="of:=OFFSET([.C$4];[.M228];0)" office:value-type="float" office:value="43750" calcext:value-type="float">
            <text:p>43750</text:p>
          </table:table-cell>
          <table:table-cell table:formula="of:=[.L228]" office:value-type="float" office:value="0.236111111111111" calcext:value-type="float">
            <text:p>0.2361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228];0)&lt;=[.O22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9]))" office:value-type="date" office:date-value="2019-10-19T02:18:26.588863" calcext:value-type="date">
            <text:p>2019-10-19 02:18:27</text:p>
          </table:table-cell>
          <table:table-cell table:style-name="ce7" table:formula="of:=[.A229]" office:value-type="date" office:date-value="2019-10-19T02:18:26.588863" calcext:value-type="date">
            <text:p>2019-10-19 02:18:27</text:p>
          </table:table-cell>
          <table:table-cell table:formula="of:=TRUNC([.A229])" office:value-type="float" office:value="43757" calcext:value-type="float">
            <text:p>43757</text:p>
          </table:table-cell>
          <table:table-cell table:style-name="ce12" table:formula="of:=[.B229]-[.C229]" office:value-type="date" office:date-value="1899-12-30T02:18:26.58886323217" calcext:value-type="date">
            <text:p>12/30/99 02:18 AM</text:p>
          </table:table-cell>
          <table:table-cell table:formula="of:=MOD([.E228]-[.$E$2];[.$H$2])+1+[.$E$2]" office:value-type="float" office:value="287" calcext:value-type="float">
            <text:p>287</text:p>
          </table:table-cell>
          <table:table-cell table:formula="of:=MOD([.F228]+1/[.$H$2];5)" office:value-type="float" office:value="1.29999999999998" calcext:value-type="float">
            <text:p>1,29999999999998</text:p>
          </table:table-cell>
          <table:table-cell table:formula="of:=IF([.F229]&lt;0.000001;[.G228]+2+1/[.$H$2];[.G228]+1/[.$H$2])" office:value-type="float" office:value="11.3" calcext:value-type="float">
            <text:p>11,3</text:p>
          </table:table-cell>
          <table:table-cell table:number-columns-repeated="4"/>
          <table:table-cell table:formula="of:=SUM(MOD(SUM([.L228]-[.L$2];[.T$2]);[.R$2]-[.L$2]);[.L$2])" office:value-type="time" office:time-value="PT05H50M00S" calcext:value-type="time">
            <text:p>05:50:00</text:p>
          </table:table-cell>
          <table:table-cell table:formula="of:=IF([.L229]&lt;[.L228];[.M228]+[.H$2];[.M228])" office:value-type="float" office:value="80" calcext:value-type="float">
            <text:p>80</text:p>
          </table:table-cell>
          <table:table-cell table:formula="of:=OFFSET([.C$4];[.M229];0)" office:value-type="float" office:value="43750" calcext:value-type="float">
            <text:p>43750</text:p>
          </table:table-cell>
          <table:table-cell table:formula="of:=[.L229]" office:value-type="float" office:value="0.243055555555556" calcext:value-type="float">
            <text:p>0.2430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229];0)&lt;=[.O22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0]))" office:value-type="date" office:date-value="2019-10-19T01:50:44.233459" calcext:value-type="date">
            <text:p>2019-10-19 01:50:44</text:p>
          </table:table-cell>
          <table:table-cell table:style-name="ce7" table:formula="of:=[.A230]" office:value-type="date" office:date-value="2019-10-19T01:50:44.233459" calcext:value-type="date">
            <text:p>2019-10-19 01:50:44</text:p>
          </table:table-cell>
          <table:table-cell table:formula="of:=TRUNC([.A230])" office:value-type="float" office:value="43757" calcext:value-type="float">
            <text:p>43757</text:p>
          </table:table-cell>
          <table:table-cell table:style-name="ce12" table:formula="of:=[.B230]-[.C230]" office:value-type="date" office:date-value="1899-12-30T01:50:44.23345879186" calcext:value-type="date">
            <text:p>12/30/99 01:50 AM</text:p>
          </table:table-cell>
          <table:table-cell table:formula="of:=MOD([.E229]-[.$E$2];[.$H$2])+1+[.$E$2]" office:value-type="float" office:value="288" calcext:value-type="float">
            <text:p>288</text:p>
          </table:table-cell>
          <table:table-cell table:formula="of:=MOD([.F229]+1/[.$H$2];5)" office:value-type="float" office:value="1.34999999999998" calcext:value-type="float">
            <text:p>1,34999999999998</text:p>
          </table:table-cell>
          <table:table-cell table:formula="of:=IF([.F230]&lt;0.000001;[.G229]+2+1/[.$H$2];[.G229]+1/[.$H$2])" office:value-type="float" office:value="11.35" calcext:value-type="float">
            <text:p>11,35</text:p>
          </table:table-cell>
          <table:table-cell table:number-columns-repeated="4"/>
          <table:table-cell table:formula="of:=SUM(MOD(SUM([.L229]-[.L$2];[.T$2]);[.R$2]-[.L$2]);[.L$2])" office:value-type="time" office:time-value="PT06H00M00S" calcext:value-type="time">
            <text:p>06:00:00</text:p>
          </table:table-cell>
          <table:table-cell table:formula="of:=IF([.L230]&lt;[.L229];[.M229]+[.H$2];[.M229])" office:value-type="float" office:value="80" calcext:value-type="float">
            <text:p>80</text:p>
          </table:table-cell>
          <table:table-cell table:formula="of:=OFFSET([.C$4];[.M230];0)" office:value-type="float" office:value="43750" calcext:value-type="float">
            <text:p>43750</text:p>
          </table:table-cell>
          <table:table-cell table:formula="of:=[.L230]" office:value-type="float" office:value="0.25" calcext:value-type="float">
            <text:p>0.25</text:p>
          </table:table-cell>
          <table:table-cell office:value-type="float" office:value="282" calcext:value-type="float">
            <text:p>282</text:p>
          </table:table-cell>
          <table:table-cell table:formula="of:=IF(OFFSET([.D$4];[.M230];0)&lt;=[.O23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1]))" office:value-type="date" office:date-value="2019-10-19T01:56:15.390107" calcext:value-type="date">
            <text:p>2019-10-19 01:56:15</text:p>
          </table:table-cell>
          <table:table-cell table:style-name="ce7" table:formula="of:=[.A231]" office:value-type="date" office:date-value="2019-10-19T01:56:15.390107" calcext:value-type="date">
            <text:p>2019-10-19 01:56:15</text:p>
          </table:table-cell>
          <table:table-cell table:formula="of:=TRUNC([.A231])" office:value-type="float" office:value="43757" calcext:value-type="float">
            <text:p>43757</text:p>
          </table:table-cell>
          <table:table-cell table:style-name="ce12" table:formula="of:=[.B231]-[.C231]" office:value-type="date" office:date-value="1899-12-30T01:56:15.39010718465" calcext:value-type="date">
            <text:p>12/30/99 01:56 AM</text:p>
          </table:table-cell>
          <table:table-cell table:formula="of:=MOD([.E230]-[.$E$2];[.$H$2])+1+[.$E$2]" office:value-type="float" office:value="289" calcext:value-type="float">
            <text:p>289</text:p>
          </table:table-cell>
          <table:table-cell table:formula="of:=MOD([.F230]+1/[.$H$2];5)" office:value-type="float" office:value="1.39999999999998" calcext:value-type="float">
            <text:p>1,39999999999998</text:p>
          </table:table-cell>
          <table:table-cell table:formula="of:=IF([.F231]&lt;0.000001;[.G230]+2+1/[.$H$2];[.G230]+1/[.$H$2])" office:value-type="float" office:value="11.4" calcext:value-type="float">
            <text:p>11,4</text:p>
          </table:table-cell>
          <table:table-cell table:number-columns-repeated="4"/>
          <table:table-cell table:formula="of:=SUM(MOD(SUM([.L230]-[.L$2];[.T$2]);[.R$2]-[.L$2]);[.L$2])" office:value-type="time" office:time-value="PT06H10M00S" calcext:value-type="time">
            <text:p>06:10:00</text:p>
          </table:table-cell>
          <table:table-cell table:formula="of:=IF([.L231]&lt;[.L230];[.M230]+[.H$2];[.M230])" office:value-type="float" office:value="80" calcext:value-type="float">
            <text:p>80</text:p>
          </table:table-cell>
          <table:table-cell table:formula="of:=OFFSET([.C$4];[.M231];0)" office:value-type="float" office:value="43750" calcext:value-type="float">
            <text:p>43750</text:p>
          </table:table-cell>
          <table:table-cell table:formula="of:=[.L231]" office:value-type="float" office:value="0.256944444444444" calcext:value-type="float">
            <text:p>0.256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231];0)&lt;=[.O23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2]))" office:value-type="date" office:date-value="2019-10-19T02:04:20.051339" calcext:value-type="date">
            <text:p>2019-10-19 02:04:20</text:p>
          </table:table-cell>
          <table:table-cell table:style-name="ce7" table:formula="of:=[.A232]" office:value-type="date" office:date-value="2019-10-19T02:04:20.051339" calcext:value-type="date">
            <text:p>2019-10-19 02:04:20</text:p>
          </table:table-cell>
          <table:table-cell table:formula="of:=TRUNC([.A232])" office:value-type="float" office:value="43757" calcext:value-type="float">
            <text:p>43757</text:p>
          </table:table-cell>
          <table:table-cell table:style-name="ce12" table:formula="of:=[.B232]-[.C232]" office:value-type="date" office:date-value="1899-12-30T02:04:20.05133937579" calcext:value-type="date">
            <text:p>12/30/99 02:04 AM</text:p>
          </table:table-cell>
          <table:table-cell table:formula="of:=MOD([.E231]-[.$E$2];[.$H$2])+1+[.$E$2]" office:value-type="float" office:value="290" calcext:value-type="float">
            <text:p>290</text:p>
          </table:table-cell>
          <table:table-cell table:formula="of:=MOD([.F231]+1/[.$H$2];5)" office:value-type="float" office:value="1.44999999999998" calcext:value-type="float">
            <text:p>1,44999999999998</text:p>
          </table:table-cell>
          <table:table-cell table:formula="of:=IF([.F232]&lt;0.000001;[.G231]+2+1/[.$H$2];[.G231]+1/[.$H$2])" office:value-type="float" office:value="11.45" calcext:value-type="float">
            <text:p>11,45</text:p>
          </table:table-cell>
          <table:table-cell table:number-columns-repeated="4"/>
          <table:table-cell table:formula="of:=SUM(MOD(SUM([.L231]-[.L$2];[.T$2]);[.R$2]-[.L$2]);[.L$2])" office:value-type="time" office:time-value="PT06H20M00S" calcext:value-type="time">
            <text:p>06:20:00</text:p>
          </table:table-cell>
          <table:table-cell table:formula="of:=IF([.L232]&lt;[.L231];[.M231]+[.H$2];[.M231])" office:value-type="float" office:value="80" calcext:value-type="float">
            <text:p>80</text:p>
          </table:table-cell>
          <table:table-cell table:formula="of:=OFFSET([.C$4];[.M232];0)" office:value-type="float" office:value="43750" calcext:value-type="float">
            <text:p>43750</text:p>
          </table:table-cell>
          <table:table-cell table:formula="of:=[.L232]" office:value-type="float" office:value="0.263888888888889" calcext:value-type="float">
            <text:p>0.263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232];0)&lt;=[.O23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3]))" office:value-type="date" office:date-value="2019-10-19T02:01:15.52961" calcext:value-type="date">
            <text:p>2019-10-19 02:01:16</text:p>
          </table:table-cell>
          <table:table-cell table:style-name="ce7" table:formula="of:=[.A233]" office:value-type="date" office:date-value="2019-10-19T02:01:15.52961" calcext:value-type="date">
            <text:p>2019-10-19 02:01:16</text:p>
          </table:table-cell>
          <table:table-cell table:formula="of:=TRUNC([.A233])" office:value-type="float" office:value="43757" calcext:value-type="float">
            <text:p>43757</text:p>
          </table:table-cell>
          <table:table-cell table:style-name="ce12" table:formula="of:=[.B233]-[.C233]" office:value-type="date" office:date-value="1899-12-30T02:01:15.5296102725" calcext:value-type="date">
            <text:p>12/30/99 02:01 AM</text:p>
          </table:table-cell>
          <table:table-cell table:formula="of:=MOD([.E232]-[.$E$2];[.$H$2])+1+[.$E$2]" office:value-type="float" office:value="291" calcext:value-type="float">
            <text:p>291</text:p>
          </table:table-cell>
          <table:table-cell table:formula="of:=MOD([.F232]+1/[.$H$2];5)" office:value-type="float" office:value="1.49999999999998" calcext:value-type="float">
            <text:p>1,49999999999998</text:p>
          </table:table-cell>
          <table:table-cell table:formula="of:=IF([.F233]&lt;0.000001;[.G232]+2+1/[.$H$2];[.G232]+1/[.$H$2])" office:value-type="float" office:value="11.5" calcext:value-type="float">
            <text:p>11,5</text:p>
          </table:table-cell>
          <table:table-cell table:number-columns-repeated="4"/>
          <table:table-cell table:formula="of:=SUM(MOD(SUM([.L232]-[.L$2];[.T$2]);[.R$2]-[.L$2]);[.L$2])" office:value-type="time" office:time-value="PT06H30M00S" calcext:value-type="time">
            <text:p>06:30:00</text:p>
          </table:table-cell>
          <table:table-cell table:formula="of:=IF([.L233]&lt;[.L232];[.M232]+[.H$2];[.M232])" office:value-type="float" office:value="80" calcext:value-type="float">
            <text:p>80</text:p>
          </table:table-cell>
          <table:table-cell table:formula="of:=OFFSET([.C$4];[.M233];0)" office:value-type="float" office:value="43750" calcext:value-type="float">
            <text:p>43750</text:p>
          </table:table-cell>
          <table:table-cell table:formula="of:=[.L233]" office:value-type="float" office:value="0.270833333333333" calcext:value-type="float">
            <text:p>0.270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233];0)&lt;=[.O23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4]))" office:value-type="date" office:date-value="2019-10-19T02:16:23.881837" calcext:value-type="date">
            <text:p>2019-10-19 02:16:24</text:p>
          </table:table-cell>
          <table:table-cell table:style-name="ce7" table:formula="of:=[.A234]" office:value-type="date" office:date-value="2019-10-19T02:16:23.881837" calcext:value-type="date">
            <text:p>2019-10-19 02:16:24</text:p>
          </table:table-cell>
          <table:table-cell table:formula="of:=TRUNC([.A234])" office:value-type="float" office:value="43757" calcext:value-type="float">
            <text:p>43757</text:p>
          </table:table-cell>
          <table:table-cell table:style-name="ce12" table:formula="of:=[.B234]-[.C234]" office:value-type="date" office:date-value="1899-12-30T02:16:23.88183731586" calcext:value-type="date">
            <text:p>12/30/99 02:16 AM</text:p>
          </table:table-cell>
          <table:table-cell table:formula="of:=MOD([.E233]-[.$E$2];[.$H$2])+1+[.$E$2]" office:value-type="float" office:value="292" calcext:value-type="float">
            <text:p>292</text:p>
          </table:table-cell>
          <table:table-cell table:formula="of:=MOD([.F233]+1/[.$H$2];5)" office:value-type="float" office:value="1.54999999999998" calcext:value-type="float">
            <text:p>1,54999999999998</text:p>
          </table:table-cell>
          <table:table-cell table:formula="of:=IF([.F234]&lt;0.000001;[.G233]+2+1/[.$H$2];[.G233]+1/[.$H$2])" office:value-type="float" office:value="11.55" calcext:value-type="float">
            <text:p>11,55</text:p>
          </table:table-cell>
          <table:table-cell table:number-columns-repeated="4"/>
          <table:table-cell table:formula="of:=SUM(MOD(SUM([.L233]-[.L$2];[.T$2]);[.R$2]-[.L$2]);[.L$2])" office:value-type="time" office:time-value="PT06H40M00S" calcext:value-type="time">
            <text:p>06:40:00</text:p>
          </table:table-cell>
          <table:table-cell table:formula="of:=IF([.L234]&lt;[.L233];[.M233]+[.H$2];[.M233])" office:value-type="float" office:value="80" calcext:value-type="float">
            <text:p>80</text:p>
          </table:table-cell>
          <table:table-cell table:formula="of:=OFFSET([.C$4];[.M234];0)" office:value-type="float" office:value="43750" calcext:value-type="float">
            <text:p>43750</text:p>
          </table:table-cell>
          <table:table-cell table:formula="of:=[.L234]" office:value-type="float" office:value="0.277777777777778" calcext:value-type="float">
            <text:p>0.277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234];0)&lt;=[.O23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5]))" office:value-type="date" office:date-value="2019-10-19T01:47:04.881082" calcext:value-type="date">
            <text:p>2019-10-19 01:47:05</text:p>
          </table:table-cell>
          <table:table-cell table:style-name="ce7" table:formula="of:=[.A235]" office:value-type="date" office:date-value="2019-10-19T01:47:04.881082" calcext:value-type="date">
            <text:p>2019-10-19 01:47:05</text:p>
          </table:table-cell>
          <table:table-cell table:formula="of:=TRUNC([.A235])" office:value-type="float" office:value="43757" calcext:value-type="float">
            <text:p>43757</text:p>
          </table:table-cell>
          <table:table-cell table:style-name="ce12" table:formula="of:=[.B235]-[.C235]" office:value-type="date" office:date-value="1899-12-30T01:47:04.88108226098" calcext:value-type="date">
            <text:p>12/30/99 01:47 AM</text:p>
          </table:table-cell>
          <table:table-cell table:formula="of:=MOD([.E234]-[.$E$2];[.$H$2])+1+[.$E$2]" office:value-type="float" office:value="293" calcext:value-type="float">
            <text:p>293</text:p>
          </table:table-cell>
          <table:table-cell table:formula="of:=MOD([.F234]+1/[.$H$2];5)" office:value-type="float" office:value="1.59999999999998" calcext:value-type="float">
            <text:p>1,59999999999998</text:p>
          </table:table-cell>
          <table:table-cell table:formula="of:=IF([.F235]&lt;0.000001;[.G234]+2+1/[.$H$2];[.G234]+1/[.$H$2])" office:value-type="float" office:value="11.6" calcext:value-type="float">
            <text:p>11,6</text:p>
          </table:table-cell>
          <table:table-cell table:number-columns-repeated="4"/>
          <table:table-cell table:formula="of:=SUM(MOD(SUM([.L234]-[.L$2];[.T$2]);[.R$2]-[.L$2]);[.L$2])" office:value-type="time" office:time-value="PT06H50M00S" calcext:value-type="time">
            <text:p>06:50:00</text:p>
          </table:table-cell>
          <table:table-cell table:formula="of:=IF([.L235]&lt;[.L234];[.M234]+[.H$2];[.M234])" office:value-type="float" office:value="80" calcext:value-type="float">
            <text:p>80</text:p>
          </table:table-cell>
          <table:table-cell table:formula="of:=OFFSET([.C$4];[.M235];0)" office:value-type="float" office:value="43750" calcext:value-type="float">
            <text:p>43750</text:p>
          </table:table-cell>
          <table:table-cell table:formula="of:=[.L235]" office:value-type="float" office:value="0.284722222222222" calcext:value-type="float">
            <text:p>0.284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235];0)&lt;=[.O23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6]))" office:value-type="date" office:date-value="2019-10-19T02:17:40.676561" calcext:value-type="date">
            <text:p>2019-10-19 02:17:41</text:p>
          </table:table-cell>
          <table:table-cell table:style-name="ce7" table:formula="of:=[.A236]" office:value-type="date" office:date-value="2019-10-19T02:17:40.676561" calcext:value-type="date">
            <text:p>2019-10-19 02:17:41</text:p>
          </table:table-cell>
          <table:table-cell table:formula="of:=TRUNC([.A236])" office:value-type="float" office:value="43757" calcext:value-type="float">
            <text:p>43757</text:p>
          </table:table-cell>
          <table:table-cell table:style-name="ce12" table:formula="of:=[.B236]-[.C236]" office:value-type="date" office:date-value="1899-12-30T02:17:40.67656134255" calcext:value-type="date">
            <text:p>12/30/99 02:17 AM</text:p>
          </table:table-cell>
          <table:table-cell table:formula="of:=MOD([.E235]-[.$E$2];[.$H$2])+1+[.$E$2]" office:value-type="float" office:value="294" calcext:value-type="float">
            <text:p>294</text:p>
          </table:table-cell>
          <table:table-cell table:formula="of:=MOD([.F235]+1/[.$H$2];5)" office:value-type="float" office:value="1.64999999999998" calcext:value-type="float">
            <text:p>1,64999999999998</text:p>
          </table:table-cell>
          <table:table-cell table:formula="of:=IF([.F236]&lt;0.000001;[.G235]+2+1/[.$H$2];[.G235]+1/[.$H$2])" office:value-type="float" office:value="11.65" calcext:value-type="float">
            <text:p>11,65</text:p>
          </table:table-cell>
          <table:table-cell table:number-columns-repeated="4"/>
          <table:table-cell table:formula="of:=SUM(MOD(SUM([.L235]-[.L$2];[.T$2]);[.R$2]-[.L$2]);[.L$2])" office:value-type="time" office:time-value="PT07H00M00S" calcext:value-type="time">
            <text:p>07:00:00</text:p>
          </table:table-cell>
          <table:table-cell table:formula="of:=IF([.L236]&lt;[.L235];[.M235]+[.H$2];[.M235])" office:value-type="float" office:value="80" calcext:value-type="float">
            <text:p>80</text:p>
          </table:table-cell>
          <table:table-cell table:formula="of:=OFFSET([.C$4];[.M236];0)" office:value-type="float" office:value="43750" calcext:value-type="float">
            <text:p>43750</text:p>
          </table:table-cell>
          <table:table-cell table:formula="of:=[.L236]" office:value-type="float" office:value="0.291666666666667" calcext:value-type="float">
            <text:p>0.291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236];0)&lt;=[.O23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7]))" office:value-type="date" office:date-value="2019-10-19T02:15:20.610849" calcext:value-type="date">
            <text:p>2019-10-19 02:15:21</text:p>
          </table:table-cell>
          <table:table-cell table:style-name="ce7" table:formula="of:=[.A237]" office:value-type="date" office:date-value="2019-10-19T02:15:20.610849" calcext:value-type="date">
            <text:p>2019-10-19 02:15:21</text:p>
          </table:table-cell>
          <table:table-cell table:formula="of:=TRUNC([.A237])" office:value-type="float" office:value="43757" calcext:value-type="float">
            <text:p>43757</text:p>
          </table:table-cell>
          <table:table-cell table:style-name="ce12" table:formula="of:=[.B237]-[.C237]" office:value-type="date" office:date-value="1899-12-30T02:15:20.61084865127" calcext:value-type="date">
            <text:p>12/30/99 02:15 AM</text:p>
          </table:table-cell>
          <table:table-cell table:formula="of:=MOD([.E236]-[.$E$2];[.$H$2])+1+[.$E$2]" office:value-type="float" office:value="295" calcext:value-type="float">
            <text:p>295</text:p>
          </table:table-cell>
          <table:table-cell table:formula="of:=MOD([.F236]+1/[.$H$2];5)" office:value-type="float" office:value="1.69999999999998" calcext:value-type="float">
            <text:p>1,69999999999998</text:p>
          </table:table-cell>
          <table:table-cell table:formula="of:=IF([.F237]&lt;0.000001;[.G236]+2+1/[.$H$2];[.G236]+1/[.$H$2])" office:value-type="float" office:value="11.7" calcext:value-type="float">
            <text:p>11,7</text:p>
          </table:table-cell>
          <table:table-cell table:number-columns-repeated="4"/>
          <table:table-cell table:formula="of:=SUM(MOD(SUM([.L236]-[.L$2];[.T$2]);[.R$2]-[.L$2]);[.L$2])" office:value-type="time" office:time-value="PT07H10M00S" calcext:value-type="time">
            <text:p>07:10:00</text:p>
          </table:table-cell>
          <table:table-cell table:formula="of:=IF([.L237]&lt;[.L236];[.M236]+[.H$2];[.M236])" office:value-type="float" office:value="80" calcext:value-type="float">
            <text:p>80</text:p>
          </table:table-cell>
          <table:table-cell table:formula="of:=OFFSET([.C$4];[.M237];0)" office:value-type="float" office:value="43750" calcext:value-type="float">
            <text:p>43750</text:p>
          </table:table-cell>
          <table:table-cell table:formula="of:=[.L237]" office:value-type="float" office:value="0.298611111111111" calcext:value-type="float">
            <text:p>0.298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237];0)&lt;=[.O23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8]))" office:value-type="date" office:date-value="2019-10-19T01:44:42.329936" calcext:value-type="date">
            <text:p>2019-10-19 01:44:42</text:p>
          </table:table-cell>
          <table:table-cell table:style-name="ce7" table:formula="of:=[.A238]" office:value-type="date" office:date-value="2019-10-19T01:44:42.329936" calcext:value-type="date">
            <text:p>2019-10-19 01:44:42</text:p>
          </table:table-cell>
          <table:table-cell table:formula="of:=TRUNC([.A238])" office:value-type="float" office:value="43757" calcext:value-type="float">
            <text:p>43757</text:p>
          </table:table-cell>
          <table:table-cell table:style-name="ce12" table:formula="of:=[.B238]-[.C238]" office:value-type="date" office:date-value="1899-12-30T01:44:42.32993558049" calcext:value-type="date">
            <text:p>12/30/99 01:44 AM</text:p>
          </table:table-cell>
          <table:table-cell table:formula="of:=MOD([.E237]-[.$E$2];[.$H$2])+1+[.$E$2]" office:value-type="float" office:value="296" calcext:value-type="float">
            <text:p>296</text:p>
          </table:table-cell>
          <table:table-cell table:formula="of:=MOD([.F237]+1/[.$H$2];5)" office:value-type="float" office:value="1.74999999999998" calcext:value-type="float">
            <text:p>1,74999999999998</text:p>
          </table:table-cell>
          <table:table-cell table:formula="of:=IF([.F238]&lt;0.000001;[.G237]+2+1/[.$H$2];[.G237]+1/[.$H$2])" office:value-type="float" office:value="11.75" calcext:value-type="float">
            <text:p>11,75</text:p>
          </table:table-cell>
          <table:table-cell table:number-columns-repeated="4"/>
          <table:table-cell table:formula="of:=SUM(MOD(SUM([.L237]-[.L$2];[.T$2]);[.R$2]-[.L$2]);[.L$2])" office:value-type="time" office:time-value="PT07H20M00S" calcext:value-type="time">
            <text:p>07:20:00</text:p>
          </table:table-cell>
          <table:table-cell table:formula="of:=IF([.L238]&lt;[.L237];[.M237]+[.H$2];[.M237])" office:value-type="float" office:value="80" calcext:value-type="float">
            <text:p>80</text:p>
          </table:table-cell>
          <table:table-cell table:formula="of:=OFFSET([.C$4];[.M238];0)" office:value-type="float" office:value="43750" calcext:value-type="float">
            <text:p>43750</text:p>
          </table:table-cell>
          <table:table-cell table:formula="of:=[.L238]" office:value-type="float" office:value="0.305555555555556" calcext:value-type="float">
            <text:p>0.305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238];0)&lt;=[.O23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9]))" office:value-type="date" office:date-value="2019-10-19T01:56:23.490791" calcext:value-type="date">
            <text:p>2019-10-19 01:56:23</text:p>
          </table:table-cell>
          <table:table-cell table:style-name="ce7" table:formula="of:=[.A239]" office:value-type="date" office:date-value="2019-10-19T01:56:23.490791" calcext:value-type="date">
            <text:p>2019-10-19 01:56:23</text:p>
          </table:table-cell>
          <table:table-cell table:formula="of:=TRUNC([.A239])" office:value-type="float" office:value="43757" calcext:value-type="float">
            <text:p>43757</text:p>
          </table:table-cell>
          <table:table-cell table:style-name="ce12" table:formula="of:=[.B239]-[.C239]" office:value-type="date" office:date-value="1899-12-30T01:56:23.49079121836" calcext:value-type="date">
            <text:p>12/30/99 01:56 AM</text:p>
          </table:table-cell>
          <table:table-cell table:formula="of:=MOD([.E238]-[.$E$2];[.$H$2])+1+[.$E$2]" office:value-type="float" office:value="297" calcext:value-type="float">
            <text:p>297</text:p>
          </table:table-cell>
          <table:table-cell table:formula="of:=MOD([.F238]+1/[.$H$2];5)" office:value-type="float" office:value="1.79999999999998" calcext:value-type="float">
            <text:p>1,79999999999998</text:p>
          </table:table-cell>
          <table:table-cell table:formula="of:=IF([.F239]&lt;0.000001;[.G238]+2+1/[.$H$2];[.G238]+1/[.$H$2])" office:value-type="float" office:value="11.8" calcext:value-type="float">
            <text:p>11,8</text:p>
          </table:table-cell>
          <table:table-cell table:number-columns-repeated="4"/>
          <table:table-cell table:formula="of:=SUM(MOD(SUM([.L238]-[.L$2];[.T$2]);[.R$2]-[.L$2]);[.L$2])" office:value-type="time" office:time-value="PT07H30M00S" calcext:value-type="time">
            <text:p>07:30:00</text:p>
          </table:table-cell>
          <table:table-cell table:formula="of:=IF([.L239]&lt;[.L238];[.M238]+[.H$2];[.M238])" office:value-type="float" office:value="80" calcext:value-type="float">
            <text:p>80</text:p>
          </table:table-cell>
          <table:table-cell table:formula="of:=OFFSET([.C$4];[.M239];0)" office:value-type="float" office:value="43750" calcext:value-type="float">
            <text:p>43750</text:p>
          </table:table-cell>
          <table:table-cell table:formula="of:=[.L239]" office:value-type="float" office:value="0.3125" calcext:value-type="float">
            <text:p>0.3125</text:p>
          </table:table-cell>
          <table:table-cell office:value-type="float" office:value="282" calcext:value-type="float">
            <text:p>282</text:p>
          </table:table-cell>
          <table:table-cell table:formula="of:=IF(OFFSET([.D$4];[.M239];0)&lt;=[.O23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0]))" office:value-type="date" office:date-value="2019-10-19T01:38:51.880924" calcext:value-type="date">
            <text:p>2019-10-19 01:38:52</text:p>
          </table:table-cell>
          <table:table-cell table:style-name="ce7" table:formula="of:=[.A240]" office:value-type="date" office:date-value="2019-10-19T01:38:51.880924" calcext:value-type="date">
            <text:p>2019-10-19 01:38:52</text:p>
          </table:table-cell>
          <table:table-cell table:formula="of:=TRUNC([.A240])" office:value-type="float" office:value="43757" calcext:value-type="float">
            <text:p>43757</text:p>
          </table:table-cell>
          <table:table-cell table:style-name="ce12" table:formula="of:=[.B240]-[.C240]" office:value-type="date" office:date-value="1899-12-30T01:38:51.88092426863" calcext:value-type="date">
            <text:p>12/30/99 01:38 AM</text:p>
          </table:table-cell>
          <table:table-cell table:formula="of:=MOD([.E239]-[.$E$2];[.$H$2])+1+[.$E$2]" office:value-type="float" office:value="298" calcext:value-type="float">
            <text:p>298</text:p>
          </table:table-cell>
          <table:table-cell table:formula="of:=MOD([.F239]+1/[.$H$2];5)" office:value-type="float" office:value="1.84999999999998" calcext:value-type="float">
            <text:p>1,84999999999998</text:p>
          </table:table-cell>
          <table:table-cell table:formula="of:=IF([.F240]&lt;0.000001;[.G239]+2+1/[.$H$2];[.G239]+1/[.$H$2])" office:value-type="float" office:value="11.85" calcext:value-type="float">
            <text:p>11,85</text:p>
          </table:table-cell>
          <table:table-cell table:number-columns-repeated="4"/>
          <table:table-cell table:formula="of:=SUM(MOD(SUM([.L239]-[.L$2];[.T$2]);[.R$2]-[.L$2]);[.L$2])" office:value-type="time" office:time-value="PT07H40M00S" calcext:value-type="time">
            <text:p>07:40:00</text:p>
          </table:table-cell>
          <table:table-cell table:formula="of:=IF([.L240]&lt;[.L239];[.M239]+[.H$2];[.M239])" office:value-type="float" office:value="80" calcext:value-type="float">
            <text:p>80</text:p>
          </table:table-cell>
          <table:table-cell table:formula="of:=OFFSET([.C$4];[.M240];0)" office:value-type="float" office:value="43750" calcext:value-type="float">
            <text:p>43750</text:p>
          </table:table-cell>
          <table:table-cell table:formula="of:=[.L240]" office:value-type="float" office:value="0.319444444444444" calcext:value-type="float">
            <text:p>0.3194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240];0)&lt;=[.O24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1]))" office:value-type="date" office:date-value="2019-10-19T01:57:00.990381" calcext:value-type="date">
            <text:p>2019-10-19 01:57:01</text:p>
          </table:table-cell>
          <table:table-cell table:style-name="ce7" table:formula="of:=[.A241]" office:value-type="date" office:date-value="2019-10-19T01:57:00.990381" calcext:value-type="date">
            <text:p>2019-10-19 01:57:01</text:p>
          </table:table-cell>
          <table:table-cell table:formula="of:=TRUNC([.A241])" office:value-type="float" office:value="43757" calcext:value-type="float">
            <text:p>43757</text:p>
          </table:table-cell>
          <table:table-cell table:style-name="ce12" table:formula="of:=[.B241]-[.C241]" office:value-type="date" office:date-value="1899-12-30T01:57:00.99038099404" calcext:value-type="date">
            <text:p>12/30/99 01:57 AM</text:p>
          </table:table-cell>
          <table:table-cell table:formula="of:=MOD([.E240]-[.$E$2];[.$H$2])+1+[.$E$2]" office:value-type="float" office:value="299" calcext:value-type="float">
            <text:p>299</text:p>
          </table:table-cell>
          <table:table-cell table:formula="of:=MOD([.F240]+1/[.$H$2];5)" office:value-type="float" office:value="1.89999999999998" calcext:value-type="float">
            <text:p>1,89999999999998</text:p>
          </table:table-cell>
          <table:table-cell table:formula="of:=IF([.F241]&lt;0.000001;[.G240]+2+1/[.$H$2];[.G240]+1/[.$H$2])" office:value-type="float" office:value="11.9" calcext:value-type="float">
            <text:p>11,9</text:p>
          </table:table-cell>
          <table:table-cell table:number-columns-repeated="4"/>
          <table:table-cell table:formula="of:=SUM(MOD(SUM([.L240]-[.L$2];[.T$2]);[.R$2]-[.L$2]);[.L$2])" office:value-type="time" office:time-value="PT07H50M00S" calcext:value-type="time">
            <text:p>07:50:00</text:p>
          </table:table-cell>
          <table:table-cell table:formula="of:=IF([.L241]&lt;[.L240];[.M240]+[.H$2];[.M240])" office:value-type="float" office:value="80" calcext:value-type="float">
            <text:p>80</text:p>
          </table:table-cell>
          <table:table-cell table:formula="of:=OFFSET([.C$4];[.M241];0)" office:value-type="float" office:value="43750" calcext:value-type="float">
            <text:p>43750</text:p>
          </table:table-cell>
          <table:table-cell table:formula="of:=[.L241]" office:value-type="float" office:value="0.326388888888889" calcext:value-type="float">
            <text:p>0.326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241];0)&lt;=[.O24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2]))" office:value-type="date" office:date-value="2019-10-19T01:19:04.552738" calcext:value-type="date">
            <text:p>2019-10-19 01:19:05</text:p>
          </table:table-cell>
          <table:table-cell table:style-name="ce7" table:formula="of:=[.A242]" office:value-type="date" office:date-value="2019-10-19T01:19:04.552738" calcext:value-type="date">
            <text:p>2019-10-19 01:19:05</text:p>
          </table:table-cell>
          <table:table-cell table:formula="of:=TRUNC([.A242])" office:value-type="float" office:value="43757" calcext:value-type="float">
            <text:p>43757</text:p>
          </table:table-cell>
          <table:table-cell table:style-name="ce12" table:formula="of:=[.B242]-[.C242]" office:value-type="date" office:date-value="1899-12-30T01:19:04.5527379401" calcext:value-type="date">
            <text:p>12/30/99 01:19 AM</text:p>
          </table:table-cell>
          <table:table-cell table:formula="of:=MOD([.E241]-[.$E$2];[.$H$2])+1+[.$E$2]" office:value-type="float" office:value="300" calcext:value-type="float">
            <text:p>300</text:p>
          </table:table-cell>
          <table:table-cell table:formula="of:=MOD([.F241]+1/[.$H$2];5)" office:value-type="float" office:value="1.94999999999998" calcext:value-type="float">
            <text:p>1,94999999999998</text:p>
          </table:table-cell>
          <table:table-cell table:formula="of:=IF([.F242]&lt;0.000001;[.G241]+2+1/[.$H$2];[.G241]+1/[.$H$2])" office:value-type="float" office:value="11.95" calcext:value-type="float">
            <text:p>11,95</text:p>
          </table:table-cell>
          <table:table-cell table:number-columns-repeated="4"/>
          <table:table-cell table:formula="of:=SUM(MOD(SUM([.L241]-[.L$2];[.T$2]);[.R$2]-[.L$2]);[.L$2])" office:value-type="time" office:time-value="PT08H00M00S" calcext:value-type="time">
            <text:p>08:00:00</text:p>
          </table:table-cell>
          <table:table-cell table:formula="of:=IF([.L242]&lt;[.L241];[.M241]+[.H$2];[.M241])" office:value-type="float" office:value="80" calcext:value-type="float">
            <text:p>80</text:p>
          </table:table-cell>
          <table:table-cell table:formula="of:=OFFSET([.C$4];[.M242];0)" office:value-type="float" office:value="43750" calcext:value-type="float">
            <text:p>43750</text:p>
          </table:table-cell>
          <table:table-cell table:formula="of:=[.L242]" office:value-type="float" office:value="0.333333333333333" calcext:value-type="float">
            <text:p>0.333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242];0)&lt;=[.O24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3]))" office:value-type="date" office:date-value="2019-10-20T02:10:39.474657" calcext:value-type="date">
            <text:p>2019-10-20 02:10:39</text:p>
          </table:table-cell>
          <table:table-cell table:style-name="ce7" table:formula="of:=[.A243]" office:value-type="date" office:date-value="2019-10-20T02:10:39.474657" calcext:value-type="date">
            <text:p>2019-10-20 02:10:39</text:p>
          </table:table-cell>
          <table:table-cell table:formula="of:=TRUNC([.A243])" office:value-type="float" office:value="43758" calcext:value-type="float">
            <text:p>43758</text:p>
          </table:table-cell>
          <table:table-cell table:style-name="ce12" table:formula="of:=[.B243]-[.C243]" office:value-type="date" office:date-value="1899-12-30T02:10:39.4746566657" calcext:value-type="date">
            <text:p>12/30/99 02:10 AM</text:p>
          </table:table-cell>
          <table:table-cell table:formula="of:=MOD([.E242]-[.$E$2];[.$H$2])+1+[.$E$2]" office:value-type="float" office:value="281" calcext:value-type="float">
            <text:p>281</text:p>
          </table:table-cell>
          <table:table-cell table:formula="of:=MOD([.F242]+1/[.$H$2];5)" office:value-type="float" office:value="1.99999999999998" calcext:value-type="float">
            <text:p>1,99999999999998</text:p>
          </table:table-cell>
          <table:table-cell table:formula="of:=IF([.F243]&lt;0.000001;[.G242]+2+1/[.$H$2];[.G242]+1/[.$H$2])" office:value-type="float" office:value="12" calcext:value-type="float">
            <text:p>12</text:p>
          </table:table-cell>
          <table:table-cell table:number-columns-repeated="4"/>
          <table:table-cell table:formula="of:=SUM(MOD(SUM([.L242]-[.L$2];[.T$2]);[.R$2]-[.L$2]);[.L$2])" office:value-type="time" office:time-value="PT00H10M00S" calcext:value-type="time">
            <text:p>00:10:00</text:p>
          </table:table-cell>
          <table:table-cell table:formula="of:=IF([.L243]&lt;[.L242];[.M242]+[.H$2];[.M242])" office:value-type="float" office:value="100" calcext:value-type="float">
            <text:p>100</text:p>
          </table:table-cell>
          <table:table-cell table:formula="of:=OFFSET([.C$4];[.M243];0)" office:value-type="float" office:value="43751" calcext:value-type="float">
            <text:p>43751</text:p>
          </table:table-cell>
          <table:table-cell table:formula="of:=[.L243]" office:value-type="float" office:value="0.00694444444444444" calcext:value-type="float">
            <text:p>0.006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243];0)&lt;=[.O24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4]))" office:value-type="date" office:date-value="2019-10-20T02:10:19.326769" calcext:value-type="date">
            <text:p>2019-10-20 02:10:19</text:p>
          </table:table-cell>
          <table:table-cell table:style-name="ce7" table:formula="of:=[.A244]" office:value-type="date" office:date-value="2019-10-20T02:10:19.326769" calcext:value-type="date">
            <text:p>2019-10-20 02:10:19</text:p>
          </table:table-cell>
          <table:table-cell table:formula="of:=TRUNC([.A244])" office:value-type="float" office:value="43758" calcext:value-type="float">
            <text:p>43758</text:p>
          </table:table-cell>
          <table:table-cell table:style-name="ce12" table:formula="of:=[.B244]-[.C244]" office:value-type="date" office:date-value="1899-12-30T02:10:19.32676944416" calcext:value-type="date">
            <text:p>12/30/99 02:10 AM</text:p>
          </table:table-cell>
          <table:table-cell table:formula="of:=MOD([.E243]-[.$E$2];[.$H$2])+1+[.$E$2]" office:value-type="float" office:value="282" calcext:value-type="float">
            <text:p>282</text:p>
          </table:table-cell>
          <table:table-cell table:formula="of:=MOD([.F243]+1/[.$H$2];5)" office:value-type="float" office:value="2.04999999999998" calcext:value-type="float">
            <text:p>2,04999999999998</text:p>
          </table:table-cell>
          <table:table-cell table:formula="of:=IF([.F244]&lt;0.000001;[.G243]+2+1/[.$H$2];[.G243]+1/[.$H$2])" office:value-type="float" office:value="12.05" calcext:value-type="float">
            <text:p>12,05</text:p>
          </table:table-cell>
          <table:table-cell table:number-columns-repeated="4"/>
          <table:table-cell table:formula="of:=SUM(MOD(SUM([.L243]-[.L$2];[.T$2]);[.R$2]-[.L$2]);[.L$2])" office:value-type="time" office:time-value="PT00H20M00S" calcext:value-type="time">
            <text:p>00:20:00</text:p>
          </table:table-cell>
          <table:table-cell table:formula="of:=IF([.L244]&lt;[.L243];[.M243]+[.H$2];[.M243])" office:value-type="float" office:value="100" calcext:value-type="float">
            <text:p>100</text:p>
          </table:table-cell>
          <table:table-cell table:formula="of:=OFFSET([.C$4];[.M244];0)" office:value-type="float" office:value="43751" calcext:value-type="float">
            <text:p>43751</text:p>
          </table:table-cell>
          <table:table-cell table:formula="of:=[.L244]" office:value-type="float" office:value="0.0138888888888889" calcext:value-type="float">
            <text:p>0.013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244];0)&lt;=[.O24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5]))" office:value-type="date" office:date-value="2019-10-20T02:07:04.140629" calcext:value-type="date">
            <text:p>2019-10-20 02:07:04</text:p>
          </table:table-cell>
          <table:table-cell table:style-name="ce7" table:formula="of:=[.A245]" office:value-type="date" office:date-value="2019-10-20T02:07:04.140629" calcext:value-type="date">
            <text:p>2019-10-20 02:07:04</text:p>
          </table:table-cell>
          <table:table-cell table:formula="of:=TRUNC([.A245])" office:value-type="float" office:value="43758" calcext:value-type="float">
            <text:p>43758</text:p>
          </table:table-cell>
          <table:table-cell table:style-name="ce12" table:formula="of:=[.B245]-[.C245]" office:value-type="date" office:date-value="1899-12-30T02:07:04.14062863681" calcext:value-type="date">
            <text:p>12/30/99 02:07 AM</text:p>
          </table:table-cell>
          <table:table-cell table:formula="of:=MOD([.E244]-[.$E$2];[.$H$2])+1+[.$E$2]" office:value-type="float" office:value="283" calcext:value-type="float">
            <text:p>283</text:p>
          </table:table-cell>
          <table:table-cell table:formula="of:=MOD([.F244]+1/[.$H$2];5)" office:value-type="float" office:value="2.09999999999998" calcext:value-type="float">
            <text:p>2,09999999999998</text:p>
          </table:table-cell>
          <table:table-cell table:formula="of:=IF([.F245]&lt;0.000001;[.G244]+2+1/[.$H$2];[.G244]+1/[.$H$2])" office:value-type="float" office:value="12.1" calcext:value-type="float">
            <text:p>12,1</text:p>
          </table:table-cell>
          <table:table-cell table:number-columns-repeated="4"/>
          <table:table-cell table:formula="of:=SUM(MOD(SUM([.L244]-[.L$2];[.T$2]);[.R$2]-[.L$2]);[.L$2])" office:value-type="time" office:time-value="PT00H30M00S" calcext:value-type="time">
            <text:p>00:30:00</text:p>
          </table:table-cell>
          <table:table-cell table:formula="of:=IF([.L245]&lt;[.L244];[.M244]+[.H$2];[.M244])" office:value-type="float" office:value="100" calcext:value-type="float">
            <text:p>100</text:p>
          </table:table-cell>
          <table:table-cell table:formula="of:=OFFSET([.C$4];[.M245];0)" office:value-type="float" office:value="43751" calcext:value-type="float">
            <text:p>43751</text:p>
          </table:table-cell>
          <table:table-cell table:formula="of:=[.L245]" office:value-type="float" office:value="0.0208333333333333" calcext:value-type="float">
            <text:p>0.020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245];0)&lt;=[.O24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6]))" office:value-type="date" office:date-value="2019-10-20T01:50:33.281182" calcext:value-type="date">
            <text:p>2019-10-20 01:50:33</text:p>
          </table:table-cell>
          <table:table-cell table:style-name="ce7" table:formula="of:=[.A246]" office:value-type="date" office:date-value="2019-10-20T01:50:33.281182" calcext:value-type="date">
            <text:p>2019-10-20 01:50:33</text:p>
          </table:table-cell>
          <table:table-cell table:formula="of:=TRUNC([.A246])" office:value-type="float" office:value="43758" calcext:value-type="float">
            <text:p>43758</text:p>
          </table:table-cell>
          <table:table-cell table:style-name="ce12" table:formula="of:=[.B246]-[.C246]" office:value-type="date" office:date-value="1899-12-30T01:50:33.28118151985" calcext:value-type="date">
            <text:p>12/30/99 01:50 AM</text:p>
          </table:table-cell>
          <table:table-cell table:formula="of:=MOD([.E245]-[.$E$2];[.$H$2])+1+[.$E$2]" office:value-type="float" office:value="284" calcext:value-type="float">
            <text:p>284</text:p>
          </table:table-cell>
          <table:table-cell table:formula="of:=MOD([.F245]+1/[.$H$2];5)" office:value-type="float" office:value="2.14999999999998" calcext:value-type="float">
            <text:p>2,14999999999998</text:p>
          </table:table-cell>
          <table:table-cell table:formula="of:=IF([.F246]&lt;0.000001;[.G245]+2+1/[.$H$2];[.G245]+1/[.$H$2])" office:value-type="float" office:value="12.15" calcext:value-type="float">
            <text:p>12,15</text:p>
          </table:table-cell>
          <table:table-cell table:number-columns-repeated="4"/>
          <table:table-cell table:formula="of:=SUM(MOD(SUM([.L245]-[.L$2];[.T$2]);[.R$2]-[.L$2]);[.L$2])" office:value-type="time" office:time-value="PT00H40M00S" calcext:value-type="time">
            <text:p>00:40:00</text:p>
          </table:table-cell>
          <table:table-cell table:formula="of:=IF([.L246]&lt;[.L245];[.M245]+[.H$2];[.M245])" office:value-type="float" office:value="100" calcext:value-type="float">
            <text:p>100</text:p>
          </table:table-cell>
          <table:table-cell table:formula="of:=OFFSET([.C$4];[.M246];0)" office:value-type="float" office:value="43751" calcext:value-type="float">
            <text:p>43751</text:p>
          </table:table-cell>
          <table:table-cell table:formula="of:=[.L246]" office:value-type="float" office:value="0.0277777777777778" calcext:value-type="float">
            <text:p>0.027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246];0)&lt;=[.O24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7]))" office:value-type="date" office:date-value="2019-10-20T01:49:27.903344" calcext:value-type="date">
            <text:p>2019-10-20 01:49:28</text:p>
          </table:table-cell>
          <table:table-cell table:style-name="ce7" table:formula="of:=[.A247]" office:value-type="date" office:date-value="2019-10-20T01:49:27.903344" calcext:value-type="date">
            <text:p>2019-10-20 01:49:28</text:p>
          </table:table-cell>
          <table:table-cell table:formula="of:=TRUNC([.A247])" office:value-type="float" office:value="43758" calcext:value-type="float">
            <text:p>43758</text:p>
          </table:table-cell>
          <table:table-cell table:style-name="ce12" table:formula="of:=[.B247]-[.C247]" office:value-type="date" office:date-value="1899-12-30T01:49:27.90334449615" calcext:value-type="date">
            <text:p>12/30/99 01:49 AM</text:p>
          </table:table-cell>
          <table:table-cell table:formula="of:=MOD([.E246]-[.$E$2];[.$H$2])+1+[.$E$2]" office:value-type="float" office:value="285" calcext:value-type="float">
            <text:p>285</text:p>
          </table:table-cell>
          <table:table-cell table:formula="of:=MOD([.F246]+1/[.$H$2];5)" office:value-type="float" office:value="2.19999999999998" calcext:value-type="float">
            <text:p>2,19999999999998</text:p>
          </table:table-cell>
          <table:table-cell table:formula="of:=IF([.F247]&lt;0.000001;[.G246]+2+1/[.$H$2];[.G246]+1/[.$H$2])" office:value-type="float" office:value="12.2" calcext:value-type="float">
            <text:p>12,2</text:p>
          </table:table-cell>
          <table:table-cell table:number-columns-repeated="4"/>
          <table:table-cell table:formula="of:=SUM(MOD(SUM([.L246]-[.L$2];[.T$2]);[.R$2]-[.L$2]);[.L$2])" office:value-type="time" office:time-value="PT00H50M00S" calcext:value-type="time">
            <text:p>00:50:00</text:p>
          </table:table-cell>
          <table:table-cell table:formula="of:=IF([.L247]&lt;[.L246];[.M246]+[.H$2];[.M246])" office:value-type="float" office:value="100" calcext:value-type="float">
            <text:p>100</text:p>
          </table:table-cell>
          <table:table-cell table:formula="of:=OFFSET([.C$4];[.M247];0)" office:value-type="float" office:value="43751" calcext:value-type="float">
            <text:p>43751</text:p>
          </table:table-cell>
          <table:table-cell table:formula="of:=[.L247]" office:value-type="float" office:value="0.0347222222222222" calcext:value-type="float">
            <text:p>0.034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247];0)&lt;=[.O24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8]))" office:value-type="date" office:date-value="2019-10-20T02:18:09.503053" calcext:value-type="date">
            <text:p>2019-10-20 02:18:10</text:p>
          </table:table-cell>
          <table:table-cell table:style-name="ce7" table:formula="of:=[.A248]" office:value-type="date" office:date-value="2019-10-20T02:18:09.503053" calcext:value-type="date">
            <text:p>2019-10-20 02:18:10</text:p>
          </table:table-cell>
          <table:table-cell table:formula="of:=TRUNC([.A248])" office:value-type="float" office:value="43758" calcext:value-type="float">
            <text:p>43758</text:p>
          </table:table-cell>
          <table:table-cell table:style-name="ce12" table:formula="of:=[.B248]-[.C248]" office:value-type="date" office:date-value="1899-12-30T02:18:09.50305266771" calcext:value-type="date">
            <text:p>12/30/99 02:18 AM</text:p>
          </table:table-cell>
          <table:table-cell table:formula="of:=MOD([.E247]-[.$E$2];[.$H$2])+1+[.$E$2]" office:value-type="float" office:value="286" calcext:value-type="float">
            <text:p>286</text:p>
          </table:table-cell>
          <table:table-cell table:formula="of:=MOD([.F247]+1/[.$H$2];5)" office:value-type="float" office:value="2.24999999999998" calcext:value-type="float">
            <text:p>2,24999999999998</text:p>
          </table:table-cell>
          <table:table-cell table:formula="of:=IF([.F248]&lt;0.000001;[.G247]+2+1/[.$H$2];[.G247]+1/[.$H$2])" office:value-type="float" office:value="12.25" calcext:value-type="float">
            <text:p>12,25</text:p>
          </table:table-cell>
          <table:table-cell table:number-columns-repeated="4"/>
          <table:table-cell table:formula="of:=SUM(MOD(SUM([.L247]-[.L$2];[.T$2]);[.R$2]-[.L$2]);[.L$2])" office:value-type="time" office:time-value="PT01H00M00S" calcext:value-type="time">
            <text:p>01:00:00</text:p>
          </table:table-cell>
          <table:table-cell table:formula="of:=IF([.L248]&lt;[.L247];[.M247]+[.H$2];[.M247])" office:value-type="float" office:value="100" calcext:value-type="float">
            <text:p>100</text:p>
          </table:table-cell>
          <table:table-cell table:formula="of:=OFFSET([.C$4];[.M248];0)" office:value-type="float" office:value="43751" calcext:value-type="float">
            <text:p>43751</text:p>
          </table:table-cell>
          <table:table-cell table:formula="of:=[.L248]" office:value-type="float" office:value="0.0416666666666667" calcext:value-type="float">
            <text:p>0.041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248];0)&lt;=[.O24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9]))" office:value-type="date" office:date-value="2019-10-20T02:04:46.368945" calcext:value-type="date">
            <text:p>2019-10-20 02:04:46</text:p>
          </table:table-cell>
          <table:table-cell table:style-name="ce7" table:formula="of:=[.A249]" office:value-type="date" office:date-value="2019-10-20T02:04:46.368945" calcext:value-type="date">
            <text:p>2019-10-20 02:04:46</text:p>
          </table:table-cell>
          <table:table-cell table:formula="of:=TRUNC([.A249])" office:value-type="float" office:value="43758" calcext:value-type="float">
            <text:p>43758</text:p>
          </table:table-cell>
          <table:table-cell table:style-name="ce12" table:formula="of:=[.B249]-[.C249]" office:value-type="date" office:date-value="1899-12-30T02:04:46.36894456577" calcext:value-type="date">
            <text:p>12/30/99 02:04 AM</text:p>
          </table:table-cell>
          <table:table-cell table:formula="of:=MOD([.E248]-[.$E$2];[.$H$2])+1+[.$E$2]" office:value-type="float" office:value="287" calcext:value-type="float">
            <text:p>287</text:p>
          </table:table-cell>
          <table:table-cell table:formula="of:=MOD([.F248]+1/[.$H$2];5)" office:value-type="float" office:value="2.29999999999998" calcext:value-type="float">
            <text:p>2,29999999999998</text:p>
          </table:table-cell>
          <table:table-cell table:formula="of:=IF([.F249]&lt;0.000001;[.G248]+2+1/[.$H$2];[.G248]+1/[.$H$2])" office:value-type="float" office:value="12.3" calcext:value-type="float">
            <text:p>12,3</text:p>
          </table:table-cell>
          <table:table-cell table:number-columns-repeated="4"/>
          <table:table-cell table:formula="of:=SUM(MOD(SUM([.L248]-[.L$2];[.T$2]);[.R$2]-[.L$2]);[.L$2])" office:value-type="time" office:time-value="PT01H10M00S" calcext:value-type="time">
            <text:p>01:10:00</text:p>
          </table:table-cell>
          <table:table-cell table:formula="of:=IF([.L249]&lt;[.L248];[.M248]+[.H$2];[.M248])" office:value-type="float" office:value="100" calcext:value-type="float">
            <text:p>100</text:p>
          </table:table-cell>
          <table:table-cell table:formula="of:=OFFSET([.C$4];[.M249];0)" office:value-type="float" office:value="43751" calcext:value-type="float">
            <text:p>43751</text:p>
          </table:table-cell>
          <table:table-cell table:formula="of:=[.L249]" office:value-type="float" office:value="0.0486111111111111" calcext:value-type="float">
            <text:p>0.048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249];0)&lt;=[.O24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0]))" office:value-type="date" office:date-value="2019-10-20T01:58:46.470564" calcext:value-type="date">
            <text:p>2019-10-20 01:58:46</text:p>
          </table:table-cell>
          <table:table-cell table:style-name="ce7" table:formula="of:=[.A250]" office:value-type="date" office:date-value="2019-10-20T01:58:46.470564" calcext:value-type="date">
            <text:p>2019-10-20 01:58:46</text:p>
          </table:table-cell>
          <table:table-cell table:formula="of:=TRUNC([.A250])" office:value-type="float" office:value="43758" calcext:value-type="float">
            <text:p>43758</text:p>
          </table:table-cell>
          <table:table-cell table:style-name="ce12" table:formula="of:=[.B250]-[.C250]" office:value-type="date" office:date-value="1899-12-30T01:58:46.47056411952" calcext:value-type="date">
            <text:p>12/30/99 01:58 AM</text:p>
          </table:table-cell>
          <table:table-cell table:formula="of:=MOD([.E249]-[.$E$2];[.$H$2])+1+[.$E$2]" office:value-type="float" office:value="288" calcext:value-type="float">
            <text:p>288</text:p>
          </table:table-cell>
          <table:table-cell table:formula="of:=MOD([.F249]+1/[.$H$2];5)" office:value-type="float" office:value="2.34999999999998" calcext:value-type="float">
            <text:p>2,34999999999998</text:p>
          </table:table-cell>
          <table:table-cell table:formula="of:=IF([.F250]&lt;0.000001;[.G249]+2+1/[.$H$2];[.G249]+1/[.$H$2])" office:value-type="float" office:value="12.35" calcext:value-type="float">
            <text:p>12,35</text:p>
          </table:table-cell>
          <table:table-cell table:number-columns-repeated="4"/>
          <table:table-cell table:formula="of:=SUM(MOD(SUM([.L249]-[.L$2];[.T$2]);[.R$2]-[.L$2]);[.L$2])" office:value-type="time" office:time-value="PT01H20M00S" calcext:value-type="time">
            <text:p>01:20:00</text:p>
          </table:table-cell>
          <table:table-cell table:formula="of:=IF([.L250]&lt;[.L249];[.M249]+[.H$2];[.M249])" office:value-type="float" office:value="100" calcext:value-type="float">
            <text:p>100</text:p>
          </table:table-cell>
          <table:table-cell table:formula="of:=OFFSET([.C$4];[.M250];0)" office:value-type="float" office:value="43751" calcext:value-type="float">
            <text:p>43751</text:p>
          </table:table-cell>
          <table:table-cell table:formula="of:=[.L250]" office:value-type="float" office:value="0.0555555555555556" calcext:value-type="float">
            <text:p>0.055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250];0)&lt;=[.O25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1]))" office:value-type="date" office:date-value="2019-10-20T02:03:30.744442" calcext:value-type="date">
            <text:p>2019-10-20 02:03:31</text:p>
          </table:table-cell>
          <table:table-cell table:style-name="ce7" table:formula="of:=[.A251]" office:value-type="date" office:date-value="2019-10-20T02:03:30.744442" calcext:value-type="date">
            <text:p>2019-10-20 02:03:31</text:p>
          </table:table-cell>
          <table:table-cell table:formula="of:=TRUNC([.A251])" office:value-type="float" office:value="43758" calcext:value-type="float">
            <text:p>43758</text:p>
          </table:table-cell>
          <table:table-cell table:style-name="ce12" table:formula="of:=[.B251]-[.C251]" office:value-type="date" office:date-value="1899-12-30T02:03:30.74444151018" calcext:value-type="date">
            <text:p>12/30/99 02:03 AM</text:p>
          </table:table-cell>
          <table:table-cell table:formula="of:=MOD([.E250]-[.$E$2];[.$H$2])+1+[.$E$2]" office:value-type="float" office:value="289" calcext:value-type="float">
            <text:p>289</text:p>
          </table:table-cell>
          <table:table-cell table:formula="of:=MOD([.F250]+1/[.$H$2];5)" office:value-type="float" office:value="2.39999999999998" calcext:value-type="float">
            <text:p>2,39999999999998</text:p>
          </table:table-cell>
          <table:table-cell table:formula="of:=IF([.F251]&lt;0.000001;[.G250]+2+1/[.$H$2];[.G250]+1/[.$H$2])" office:value-type="float" office:value="12.4" calcext:value-type="float">
            <text:p>12,4</text:p>
          </table:table-cell>
          <table:table-cell table:number-columns-repeated="4"/>
          <table:table-cell table:formula="of:=SUM(MOD(SUM([.L250]-[.L$2];[.T$2]);[.R$2]-[.L$2]);[.L$2])" office:value-type="time" office:time-value="PT01H30M00S" calcext:value-type="time">
            <text:p>01:30:00</text:p>
          </table:table-cell>
          <table:table-cell table:formula="of:=IF([.L251]&lt;[.L250];[.M250]+[.H$2];[.M250])" office:value-type="float" office:value="100" calcext:value-type="float">
            <text:p>100</text:p>
          </table:table-cell>
          <table:table-cell table:formula="of:=OFFSET([.C$4];[.M251];0)" office:value-type="float" office:value="43751" calcext:value-type="float">
            <text:p>43751</text:p>
          </table:table-cell>
          <table:table-cell table:formula="of:=[.L251]" office:value-type="float" office:value="0.0625" calcext:value-type="float">
            <text:p>0.0625</text:p>
          </table:table-cell>
          <table:table-cell office:value-type="float" office:value="282" calcext:value-type="float">
            <text:p>282</text:p>
          </table:table-cell>
          <table:table-cell table:formula="of:=IF(OFFSET([.D$4];[.M251];0)&lt;=[.O25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2]))" office:value-type="date" office:date-value="2019-10-20T02:11:32.969864" calcext:value-type="date">
            <text:p>2019-10-20 02:11:33</text:p>
          </table:table-cell>
          <table:table-cell table:style-name="ce7" table:formula="of:=[.A252]" office:value-type="date" office:date-value="2019-10-20T02:11:32.969864" calcext:value-type="date">
            <text:p>2019-10-20 02:11:33</text:p>
          </table:table-cell>
          <table:table-cell table:formula="of:=TRUNC([.A252])" office:value-type="float" office:value="43758" calcext:value-type="float">
            <text:p>43758</text:p>
          </table:table-cell>
          <table:table-cell table:style-name="ce12" table:formula="of:=[.B252]-[.C252]" office:value-type="date" office:date-value="1899-12-30T02:11:32.96986351255" calcext:value-type="date">
            <text:p>12/30/99 02:11 AM</text:p>
          </table:table-cell>
          <table:table-cell table:formula="of:=MOD([.E251]-[.$E$2];[.$H$2])+1+[.$E$2]" office:value-type="float" office:value="290" calcext:value-type="float">
            <text:p>290</text:p>
          </table:table-cell>
          <table:table-cell table:formula="of:=MOD([.F251]+1/[.$H$2];5)" office:value-type="float" office:value="2.44999999999998" calcext:value-type="float">
            <text:p>2,44999999999998</text:p>
          </table:table-cell>
          <table:table-cell table:formula="of:=IF([.F252]&lt;0.000001;[.G251]+2+1/[.$H$2];[.G251]+1/[.$H$2])" office:value-type="float" office:value="12.45" calcext:value-type="float">
            <text:p>12,45</text:p>
          </table:table-cell>
          <table:table-cell table:number-columns-repeated="4"/>
          <table:table-cell table:formula="of:=SUM(MOD(SUM([.L251]-[.L$2];[.T$2]);[.R$2]-[.L$2]);[.L$2])" office:value-type="time" office:time-value="PT01H40M00S" calcext:value-type="time">
            <text:p>01:40:00</text:p>
          </table:table-cell>
          <table:table-cell table:formula="of:=IF([.L252]&lt;[.L251];[.M251]+[.H$2];[.M251])" office:value-type="float" office:value="100" calcext:value-type="float">
            <text:p>100</text:p>
          </table:table-cell>
          <table:table-cell table:formula="of:=OFFSET([.C$4];[.M252];0)" office:value-type="float" office:value="43751" calcext:value-type="float">
            <text:p>43751</text:p>
          </table:table-cell>
          <table:table-cell table:formula="of:=[.L252]" office:value-type="float" office:value="0.0694444444444444" calcext:value-type="float">
            <text:p>0.069444444444445</text:p>
          </table:table-cell>
          <table:table-cell office:value-type="float" office:value="282" calcext:value-type="float">
            <text:p>282</text:p>
          </table:table-cell>
          <table:table-cell table:formula="of:=IF(OFFSET([.D$4];[.M252];0)&lt;=[.O25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3]))" office:value-type="date" office:date-value="2019-10-20T02:24:39.556052" calcext:value-type="date">
            <text:p>2019-10-20 02:24:40</text:p>
          </table:table-cell>
          <table:table-cell table:style-name="ce7" table:formula="of:=[.A253]" office:value-type="date" office:date-value="2019-10-20T02:24:39.556052" calcext:value-type="date">
            <text:p>2019-10-20 02:24:40</text:p>
          </table:table-cell>
          <table:table-cell table:formula="of:=TRUNC([.A253])" office:value-type="float" office:value="43758" calcext:value-type="float">
            <text:p>43758</text:p>
          </table:table-cell>
          <table:table-cell table:style-name="ce12" table:formula="of:=[.B253]-[.C253]" office:value-type="date" office:date-value="1899-12-30T02:24:39.55605229363" calcext:value-type="date">
            <text:p>12/30/99 02:24 AM</text:p>
          </table:table-cell>
          <table:table-cell table:formula="of:=MOD([.E252]-[.$E$2];[.$H$2])+1+[.$E$2]" office:value-type="float" office:value="291" calcext:value-type="float">
            <text:p>291</text:p>
          </table:table-cell>
          <table:table-cell table:formula="of:=MOD([.F252]+1/[.$H$2];5)" office:value-type="float" office:value="2.49999999999998" calcext:value-type="float">
            <text:p>2,49999999999998</text:p>
          </table:table-cell>
          <table:table-cell table:formula="of:=IF([.F253]&lt;0.000001;[.G252]+2+1/[.$H$2];[.G252]+1/[.$H$2])" office:value-type="float" office:value="12.5" calcext:value-type="float">
            <text:p>12,5</text:p>
          </table:table-cell>
          <table:table-cell table:number-columns-repeated="4"/>
          <table:table-cell table:formula="of:=SUM(MOD(SUM([.L252]-[.L$2];[.T$2]);[.R$2]-[.L$2]);[.L$2])" office:value-type="time" office:time-value="PT01H50M00S" calcext:value-type="time">
            <text:p>01:50:00</text:p>
          </table:table-cell>
          <table:table-cell table:formula="of:=IF([.L253]&lt;[.L252];[.M252]+[.H$2];[.M252])" office:value-type="float" office:value="100" calcext:value-type="float">
            <text:p>100</text:p>
          </table:table-cell>
          <table:table-cell table:formula="of:=OFFSET([.C$4];[.M253];0)" office:value-type="float" office:value="43751" calcext:value-type="float">
            <text:p>43751</text:p>
          </table:table-cell>
          <table:table-cell table:formula="of:=[.L253]" office:value-type="float" office:value="0.0763888888888889" calcext:value-type="float">
            <text:p>0.076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253];0)&lt;=[.O25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4]))" office:value-type="date" office:date-value="2019-10-20T02:01:25.703395" calcext:value-type="date">
            <text:p>2019-10-20 02:01:26</text:p>
          </table:table-cell>
          <table:table-cell table:style-name="ce7" table:formula="of:=[.A254]" office:value-type="date" office:date-value="2019-10-20T02:01:25.703395" calcext:value-type="date">
            <text:p>2019-10-20 02:01:26</text:p>
          </table:table-cell>
          <table:table-cell table:formula="of:=TRUNC([.A254])" office:value-type="float" office:value="43758" calcext:value-type="float">
            <text:p>43758</text:p>
          </table:table-cell>
          <table:table-cell table:style-name="ce12" table:formula="of:=[.B254]-[.C254]" office:value-type="date" office:date-value="1899-12-30T02:01:25.70339523721" calcext:value-type="date">
            <text:p>12/30/99 02:01 AM</text:p>
          </table:table-cell>
          <table:table-cell table:formula="of:=MOD([.E253]-[.$E$2];[.$H$2])+1+[.$E$2]" office:value-type="float" office:value="292" calcext:value-type="float">
            <text:p>292</text:p>
          </table:table-cell>
          <table:table-cell table:formula="of:=MOD([.F253]+1/[.$H$2];5)" office:value-type="float" office:value="2.54999999999998" calcext:value-type="float">
            <text:p>2,54999999999998</text:p>
          </table:table-cell>
          <table:table-cell table:formula="of:=IF([.F254]&lt;0.000001;[.G253]+2+1/[.$H$2];[.G253]+1/[.$H$2])" office:value-type="float" office:value="12.55" calcext:value-type="float">
            <text:p>12,55</text:p>
          </table:table-cell>
          <table:table-cell table:number-columns-repeated="4"/>
          <table:table-cell table:formula="of:=SUM(MOD(SUM([.L253]-[.L$2];[.T$2]);[.R$2]-[.L$2]);[.L$2])" office:value-type="time" office:time-value="PT02H00M00S" calcext:value-type="time">
            <text:p>02:00:00</text:p>
          </table:table-cell>
          <table:table-cell table:formula="of:=IF([.L254]&lt;[.L253];[.M253]+[.H$2];[.M253])" office:value-type="float" office:value="100" calcext:value-type="float">
            <text:p>100</text:p>
          </table:table-cell>
          <table:table-cell table:formula="of:=OFFSET([.C$4];[.M254];0)" office:value-type="float" office:value="43751" calcext:value-type="float">
            <text:p>43751</text:p>
          </table:table-cell>
          <table:table-cell table:formula="of:=[.L254]" office:value-type="float" office:value="0.0833333333333333" calcext:value-type="float">
            <text:p>0.083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254];0)&lt;=[.O25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5]))" office:value-type="date" office:date-value="2019-10-20T01:52:14.916804" calcext:value-type="date">
            <text:p>2019-10-20 01:52:15</text:p>
          </table:table-cell>
          <table:table-cell table:style-name="ce7" table:formula="of:=[.A255]" office:value-type="date" office:date-value="2019-10-20T01:52:14.916804" calcext:value-type="date">
            <text:p>2019-10-20 01:52:15</text:p>
          </table:table-cell>
          <table:table-cell table:formula="of:=TRUNC([.A255])" office:value-type="float" office:value="43758" calcext:value-type="float">
            <text:p>43758</text:p>
          </table:table-cell>
          <table:table-cell table:style-name="ce12" table:formula="of:=[.B255]-[.C255]" office:value-type="date" office:date-value="1899-12-30T01:52:14.91680379957" calcext:value-type="date">
            <text:p>12/30/99 01:52 AM</text:p>
          </table:table-cell>
          <table:table-cell table:formula="of:=MOD([.E254]-[.$E$2];[.$H$2])+1+[.$E$2]" office:value-type="float" office:value="293" calcext:value-type="float">
            <text:p>293</text:p>
          </table:table-cell>
          <table:table-cell table:formula="of:=MOD([.F254]+1/[.$H$2];5)" office:value-type="float" office:value="2.59999999999998" calcext:value-type="float">
            <text:p>2,59999999999998</text:p>
          </table:table-cell>
          <table:table-cell table:formula="of:=IF([.F255]&lt;0.000001;[.G254]+2+1/[.$H$2];[.G254]+1/[.$H$2])" office:value-type="float" office:value="12.6" calcext:value-type="float">
            <text:p>12,6</text:p>
          </table:table-cell>
          <table:table-cell table:number-columns-repeated="4"/>
          <table:table-cell table:formula="of:=SUM(MOD(SUM([.L254]-[.L$2];[.T$2]);[.R$2]-[.L$2]);[.L$2])" office:value-type="time" office:time-value="PT02H10M00S" calcext:value-type="time">
            <text:p>02:10:00</text:p>
          </table:table-cell>
          <table:table-cell table:formula="of:=IF([.L255]&lt;[.L254];[.M254]+[.H$2];[.M254])" office:value-type="float" office:value="100" calcext:value-type="float">
            <text:p>100</text:p>
          </table:table-cell>
          <table:table-cell table:formula="of:=OFFSET([.C$4];[.M255];0)" office:value-type="float" office:value="43751" calcext:value-type="float">
            <text:p>43751</text:p>
          </table:table-cell>
          <table:table-cell table:formula="of:=[.L255]" office:value-type="float" office:value="0.0902777777777778" calcext:value-type="float">
            <text:p>0.0902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255];0)&lt;=[.O25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6]))" office:value-type="date" office:date-value="2019-10-20T01:42:52.001305" calcext:value-type="date">
            <text:p>2019-10-20 01:42:52</text:p>
          </table:table-cell>
          <table:table-cell table:style-name="ce7" table:formula="of:=[.A256]" office:value-type="date" office:date-value="2019-10-20T01:42:52.001305" calcext:value-type="date">
            <text:p>2019-10-20 01:42:52</text:p>
          </table:table-cell>
          <table:table-cell table:formula="of:=TRUNC([.A256])" office:value-type="float" office:value="43758" calcext:value-type="float">
            <text:p>43758</text:p>
          </table:table-cell>
          <table:table-cell table:style-name="ce12" table:formula="of:=[.B256]-[.C256]" office:value-type="date" office:date-value="1899-12-30T01:42:52.0013051061" calcext:value-type="date">
            <text:p>12/30/99 01:42 AM</text:p>
          </table:table-cell>
          <table:table-cell table:formula="of:=MOD([.E255]-[.$E$2];[.$H$2])+1+[.$E$2]" office:value-type="float" office:value="294" calcext:value-type="float">
            <text:p>294</text:p>
          </table:table-cell>
          <table:table-cell table:formula="of:=MOD([.F255]+1/[.$H$2];5)" office:value-type="float" office:value="2.64999999999998" calcext:value-type="float">
            <text:p>2,64999999999998</text:p>
          </table:table-cell>
          <table:table-cell table:formula="of:=IF([.F256]&lt;0.000001;[.G255]+2+1/[.$H$2];[.G255]+1/[.$H$2])" office:value-type="float" office:value="12.65" calcext:value-type="float">
            <text:p>12,65</text:p>
          </table:table-cell>
          <table:table-cell table:number-columns-repeated="4"/>
          <table:table-cell table:formula="of:=SUM(MOD(SUM([.L255]-[.L$2];[.T$2]);[.R$2]-[.L$2]);[.L$2])" office:value-type="time" office:time-value="PT02H20M00S" calcext:value-type="time">
            <text:p>02:20:00</text:p>
          </table:table-cell>
          <table:table-cell table:formula="of:=IF([.L256]&lt;[.L255];[.M255]+[.H$2];[.M255])" office:value-type="float" office:value="100" calcext:value-type="float">
            <text:p>100</text:p>
          </table:table-cell>
          <table:table-cell table:formula="of:=OFFSET([.C$4];[.M256];0)" office:value-type="float" office:value="43751" calcext:value-type="float">
            <text:p>43751</text:p>
          </table:table-cell>
          <table:table-cell table:formula="of:=[.L256]" office:value-type="float" office:value="0.0972222222222222" calcext:value-type="float">
            <text:p>0.0972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256];0)&lt;=[.O25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7]))" office:value-type="date" office:date-value="2019-10-20T02:36:44.673938" calcext:value-type="date">
            <text:p>2019-10-20 02:36:45</text:p>
          </table:table-cell>
          <table:table-cell table:style-name="ce7" table:formula="of:=[.A257]" office:value-type="date" office:date-value="2019-10-20T02:36:44.673938" calcext:value-type="date">
            <text:p>2019-10-20 02:36:45</text:p>
          </table:table-cell>
          <table:table-cell table:formula="of:=TRUNC([.A257])" office:value-type="float" office:value="43758" calcext:value-type="float">
            <text:p>43758</text:p>
          </table:table-cell>
          <table:table-cell table:style-name="ce12" table:formula="of:=[.B257]-[.C257]" office:value-type="date" office:date-value="1899-12-30T02:36:44.67393826693" calcext:value-type="date">
            <text:p>12/30/99 02:36 AM</text:p>
          </table:table-cell>
          <table:table-cell table:formula="of:=MOD([.E256]-[.$E$2];[.$H$2])+1+[.$E$2]" office:value-type="float" office:value="295" calcext:value-type="float">
            <text:p>295</text:p>
          </table:table-cell>
          <table:table-cell table:formula="of:=MOD([.F256]+1/[.$H$2];5)" office:value-type="float" office:value="2.69999999999998" calcext:value-type="float">
            <text:p>2,69999999999998</text:p>
          </table:table-cell>
          <table:table-cell table:formula="of:=IF([.F257]&lt;0.000001;[.G256]+2+1/[.$H$2];[.G256]+1/[.$H$2])" office:value-type="float" office:value="12.7" calcext:value-type="float">
            <text:p>12,7</text:p>
          </table:table-cell>
          <table:table-cell table:number-columns-repeated="4"/>
          <table:table-cell table:formula="of:=SUM(MOD(SUM([.L256]-[.L$2];[.T$2]);[.R$2]-[.L$2]);[.L$2])" office:value-type="time" office:time-value="PT02H30M00S" calcext:value-type="time">
            <text:p>02:30:00</text:p>
          </table:table-cell>
          <table:table-cell table:formula="of:=IF([.L257]&lt;[.L256];[.M256]+[.H$2];[.M256])" office:value-type="float" office:value="100" calcext:value-type="float">
            <text:p>100</text:p>
          </table:table-cell>
          <table:table-cell table:formula="of:=OFFSET([.C$4];[.M257];0)" office:value-type="float" office:value="43751" calcext:value-type="float">
            <text:p>43751</text:p>
          </table:table-cell>
          <table:table-cell table:formula="of:=[.L257]" office:value-type="float" office:value="0.104166666666667" calcext:value-type="float">
            <text:p>0.1041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257];0)&lt;=[.O25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8]))" office:value-type="date" office:date-value="2019-10-20T01:45:17.040916" calcext:value-type="date">
            <text:p>2019-10-20 01:45:17</text:p>
          </table:table-cell>
          <table:table-cell table:style-name="ce7" table:formula="of:=[.A258]" office:value-type="date" office:date-value="2019-10-20T01:45:17.040916" calcext:value-type="date">
            <text:p>2019-10-20 01:45:17</text:p>
          </table:table-cell>
          <table:table-cell table:formula="of:=TRUNC([.A258])" office:value-type="float" office:value="43758" calcext:value-type="float">
            <text:p>43758</text:p>
          </table:table-cell>
          <table:table-cell table:style-name="ce12" table:formula="of:=[.B258]-[.C258]" office:value-type="date" office:date-value="1899-12-30T01:45:17.04091646243" calcext:value-type="date">
            <text:p>12/30/99 01:45 AM</text:p>
          </table:table-cell>
          <table:table-cell table:formula="of:=MOD([.E257]-[.$E$2];[.$H$2])+1+[.$E$2]" office:value-type="float" office:value="296" calcext:value-type="float">
            <text:p>296</text:p>
          </table:table-cell>
          <table:table-cell table:formula="of:=MOD([.F257]+1/[.$H$2];5)" office:value-type="float" office:value="2.74999999999998" calcext:value-type="float">
            <text:p>2,74999999999998</text:p>
          </table:table-cell>
          <table:table-cell table:formula="of:=IF([.F258]&lt;0.000001;[.G257]+2+1/[.$H$2];[.G257]+1/[.$H$2])" office:value-type="float" office:value="12.75" calcext:value-type="float">
            <text:p>12,75</text:p>
          </table:table-cell>
          <table:table-cell table:number-columns-repeated="4"/>
          <table:table-cell table:formula="of:=SUM(MOD(SUM([.L257]-[.L$2];[.T$2]);[.R$2]-[.L$2]);[.L$2])" office:value-type="time" office:time-value="PT02H40M00S" calcext:value-type="time">
            <text:p>02:40:00</text:p>
          </table:table-cell>
          <table:table-cell table:formula="of:=IF([.L258]&lt;[.L257];[.M257]+[.H$2];[.M257])" office:value-type="float" office:value="100" calcext:value-type="float">
            <text:p>100</text:p>
          </table:table-cell>
          <table:table-cell table:formula="of:=OFFSET([.C$4];[.M258];0)" office:value-type="float" office:value="43751" calcext:value-type="float">
            <text:p>43751</text:p>
          </table:table-cell>
          <table:table-cell table:formula="of:=[.L258]" office:value-type="float" office:value="0.111111111111111" calcext:value-type="float">
            <text:p>0.1111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258];0)&lt;=[.O25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9]))" office:value-type="date" office:date-value="2019-10-20T02:03:25.985963" calcext:value-type="date">
            <text:p>2019-10-20 02:03:26</text:p>
          </table:table-cell>
          <table:table-cell table:style-name="ce7" table:formula="of:=[.A259]" office:value-type="date" office:date-value="2019-10-20T02:03:25.985963" calcext:value-type="date">
            <text:p>2019-10-20 02:03:26</text:p>
          </table:table-cell>
          <table:table-cell table:formula="of:=TRUNC([.A259])" office:value-type="float" office:value="43758" calcext:value-type="float">
            <text:p>43758</text:p>
          </table:table-cell>
          <table:table-cell table:style-name="ce12" table:formula="of:=[.B259]-[.C259]" office:value-type="date" office:date-value="1899-12-30T02:03:25.98596299533" calcext:value-type="date">
            <text:p>12/30/99 02:03 AM</text:p>
          </table:table-cell>
          <table:table-cell table:formula="of:=MOD([.E258]-[.$E$2];[.$H$2])+1+[.$E$2]" office:value-type="float" office:value="297" calcext:value-type="float">
            <text:p>297</text:p>
          </table:table-cell>
          <table:table-cell table:formula="of:=MOD([.F258]+1/[.$H$2];5)" office:value-type="float" office:value="2.79999999999998" calcext:value-type="float">
            <text:p>2,79999999999998</text:p>
          </table:table-cell>
          <table:table-cell table:formula="of:=IF([.F259]&lt;0.000001;[.G258]+2+1/[.$H$2];[.G258]+1/[.$H$2])" office:value-type="float" office:value="12.8" calcext:value-type="float">
            <text:p>12,8</text:p>
          </table:table-cell>
          <table:table-cell table:number-columns-repeated="4"/>
          <table:table-cell table:formula="of:=SUM(MOD(SUM([.L258]-[.L$2];[.T$2]);[.R$2]-[.L$2]);[.L$2])" office:value-type="time" office:time-value="PT02H50M00S" calcext:value-type="time">
            <text:p>02:50:00</text:p>
          </table:table-cell>
          <table:table-cell table:formula="of:=IF([.L259]&lt;[.L258];[.M258]+[.H$2];[.M258])" office:value-type="float" office:value="100" calcext:value-type="float">
            <text:p>100</text:p>
          </table:table-cell>
          <table:table-cell table:formula="of:=OFFSET([.C$4];[.M259];0)" office:value-type="float" office:value="43751" calcext:value-type="float">
            <text:p>43751</text:p>
          </table:table-cell>
          <table:table-cell table:formula="of:=[.L259]" office:value-type="float" office:value="0.118055555555556" calcext:value-type="float">
            <text:p>0.1180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259];0)&lt;=[.O25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0]))" office:value-type="date" office:date-value="2019-10-20T02:00:09.03059" calcext:value-type="date">
            <text:p>2019-10-20 02:00:09</text:p>
          </table:table-cell>
          <table:table-cell table:style-name="ce7" table:formula="of:=[.A260]" office:value-type="date" office:date-value="2019-10-20T02:00:09.03059" calcext:value-type="date">
            <text:p>2019-10-20 02:00:09</text:p>
          </table:table-cell>
          <table:table-cell table:formula="of:=TRUNC([.A260])" office:value-type="float" office:value="43758" calcext:value-type="float">
            <text:p>43758</text:p>
          </table:table-cell>
          <table:table-cell table:style-name="ce12" table:formula="of:=[.B260]-[.C260]" office:value-type="date" office:date-value="1899-12-30T02:00:09.03058955446" calcext:value-type="date">
            <text:p>12/30/99 02:00 AM</text:p>
          </table:table-cell>
          <table:table-cell table:formula="of:=MOD([.E259]-[.$E$2];[.$H$2])+1+[.$E$2]" office:value-type="float" office:value="298" calcext:value-type="float">
            <text:p>298</text:p>
          </table:table-cell>
          <table:table-cell table:formula="of:=MOD([.F259]+1/[.$H$2];5)" office:value-type="float" office:value="2.84999999999998" calcext:value-type="float">
            <text:p>2,84999999999998</text:p>
          </table:table-cell>
          <table:table-cell table:formula="of:=IF([.F260]&lt;0.000001;[.G259]+2+1/[.$H$2];[.G259]+1/[.$H$2])" office:value-type="float" office:value="12.85" calcext:value-type="float">
            <text:p>12,85</text:p>
          </table:table-cell>
          <table:table-cell table:number-columns-repeated="4"/>
          <table:table-cell table:formula="of:=SUM(MOD(SUM([.L259]-[.L$2];[.T$2]);[.R$2]-[.L$2]);[.L$2])" office:value-type="time" office:time-value="PT03H00M00S" calcext:value-type="time">
            <text:p>03:00:00</text:p>
          </table:table-cell>
          <table:table-cell table:formula="of:=IF([.L260]&lt;[.L259];[.M259]+[.H$2];[.M259])" office:value-type="float" office:value="100" calcext:value-type="float">
            <text:p>100</text:p>
          </table:table-cell>
          <table:table-cell table:formula="of:=OFFSET([.C$4];[.M260];0)" office:value-type="float" office:value="43751" calcext:value-type="float">
            <text:p>43751</text:p>
          </table:table-cell>
          <table:table-cell table:formula="of:=[.L260]" office:value-type="float" office:value="0.125" calcext:value-type="float">
            <text:p>0.125</text:p>
          </table:table-cell>
          <table:table-cell office:value-type="float" office:value="282" calcext:value-type="float">
            <text:p>282</text:p>
          </table:table-cell>
          <table:table-cell table:formula="of:=IF(OFFSET([.D$4];[.M260];0)&lt;=[.O26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1]))" office:value-type="date" office:date-value="2019-10-20T01:56:08.106193" calcext:value-type="date">
            <text:p>2019-10-20 01:56:08</text:p>
          </table:table-cell>
          <table:table-cell table:style-name="ce7" table:formula="of:=[.A261]" office:value-type="date" office:date-value="2019-10-20T01:56:08.106193" calcext:value-type="date">
            <text:p>2019-10-20 01:56:08</text:p>
          </table:table-cell>
          <table:table-cell table:formula="of:=TRUNC([.A261])" office:value-type="float" office:value="43758" calcext:value-type="float">
            <text:p>43758</text:p>
          </table:table-cell>
          <table:table-cell table:style-name="ce12" table:formula="of:=[.B261]-[.C261]" office:value-type="date" office:date-value="1899-12-30T01:56:08.1061928859" calcext:value-type="date">
            <text:p>12/30/99 01:56 AM</text:p>
          </table:table-cell>
          <table:table-cell table:formula="of:=MOD([.E260]-[.$E$2];[.$H$2])+1+[.$E$2]" office:value-type="float" office:value="299" calcext:value-type="float">
            <text:p>299</text:p>
          </table:table-cell>
          <table:table-cell table:formula="of:=MOD([.F260]+1/[.$H$2];5)" office:value-type="float" office:value="2.89999999999998" calcext:value-type="float">
            <text:p>2,89999999999998</text:p>
          </table:table-cell>
          <table:table-cell table:formula="of:=IF([.F261]&lt;0.000001;[.G260]+2+1/[.$H$2];[.G260]+1/[.$H$2])" office:value-type="float" office:value="12.9000000000001" calcext:value-type="float">
            <text:p>12,9000000000001</text:p>
          </table:table-cell>
          <table:table-cell table:number-columns-repeated="4"/>
          <table:table-cell table:formula="of:=SUM(MOD(SUM([.L260]-[.L$2];[.T$2]);[.R$2]-[.L$2]);[.L$2])" office:value-type="time" office:time-value="PT03H10M00S" calcext:value-type="time">
            <text:p>03:10:00</text:p>
          </table:table-cell>
          <table:table-cell table:formula="of:=IF([.L261]&lt;[.L260];[.M260]+[.H$2];[.M260])" office:value-type="float" office:value="100" calcext:value-type="float">
            <text:p>100</text:p>
          </table:table-cell>
          <table:table-cell table:formula="of:=OFFSET([.C$4];[.M261];0)" office:value-type="float" office:value="43751" calcext:value-type="float">
            <text:p>43751</text:p>
          </table:table-cell>
          <table:table-cell table:formula="of:=[.L261]" office:value-type="float" office:value="0.131944444444444" calcext:value-type="float">
            <text:p>0.131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261];0)&lt;=[.O26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2]))" office:value-type="date" office:date-value="2019-10-20T01:52:01.379704" calcext:value-type="date">
            <text:p>2019-10-20 01:52:01</text:p>
          </table:table-cell>
          <table:table-cell table:style-name="ce7" table:formula="of:=[.A262]" office:value-type="date" office:date-value="2019-10-20T01:52:01.379704" calcext:value-type="date">
            <text:p>2019-10-20 01:52:01</text:p>
          </table:table-cell>
          <table:table-cell table:formula="of:=TRUNC([.A262])" office:value-type="float" office:value="43758" calcext:value-type="float">
            <text:p>43758</text:p>
          </table:table-cell>
          <table:table-cell table:style-name="ce12" table:formula="of:=[.B262]-[.C262]" office:value-type="date" office:date-value="1899-12-30T01:52:01.3797041215" calcext:value-type="date">
            <text:p>12/30/99 01:52 AM</text:p>
          </table:table-cell>
          <table:table-cell table:formula="of:=MOD([.E261]-[.$E$2];[.$H$2])+1+[.$E$2]" office:value-type="float" office:value="300" calcext:value-type="float">
            <text:p>300</text:p>
          </table:table-cell>
          <table:table-cell table:formula="of:=MOD([.F261]+1/[.$H$2];5)" office:value-type="float" office:value="2.94999999999998" calcext:value-type="float">
            <text:p>2,94999999999998</text:p>
          </table:table-cell>
          <table:table-cell table:formula="of:=IF([.F262]&lt;0.000001;[.G261]+2+1/[.$H$2];[.G261]+1/[.$H$2])" office:value-type="float" office:value="12.95" calcext:value-type="float">
            <text:p>12,95</text:p>
          </table:table-cell>
          <table:table-cell table:number-columns-repeated="4"/>
          <table:table-cell table:formula="of:=SUM(MOD(SUM([.L261]-[.L$2];[.T$2]);[.R$2]-[.L$2]);[.L$2])" office:value-type="time" office:time-value="PT03H20M00S" calcext:value-type="time">
            <text:p>03:20:00</text:p>
          </table:table-cell>
          <table:table-cell table:formula="of:=IF([.L262]&lt;[.L261];[.M261]+[.H$2];[.M261])" office:value-type="float" office:value="100" calcext:value-type="float">
            <text:p>100</text:p>
          </table:table-cell>
          <table:table-cell table:formula="of:=OFFSET([.C$4];[.M262];0)" office:value-type="float" office:value="43751" calcext:value-type="float">
            <text:p>43751</text:p>
          </table:table-cell>
          <table:table-cell table:formula="of:=[.L262]" office:value-type="float" office:value="0.138888888888889" calcext:value-type="float">
            <text:p>0.138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262];0)&lt;=[.O26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3]))" office:value-type="date" office:date-value="2019-10-21T01:56:25.241061" calcext:value-type="date">
            <text:p>2019-10-21 01:56:25</text:p>
          </table:table-cell>
          <table:table-cell table:style-name="ce7" table:formula="of:=[.A263]" office:value-type="date" office:date-value="2019-10-21T01:56:25.241061" calcext:value-type="date">
            <text:p>2019-10-21 01:56:25</text:p>
          </table:table-cell>
          <table:table-cell table:formula="of:=TRUNC([.A263])" office:value-type="float" office:value="43759" calcext:value-type="float">
            <text:p>43759</text:p>
          </table:table-cell>
          <table:table-cell table:style-name="ce12" table:formula="of:=[.B263]-[.C263]" office:value-type="date" office:date-value="1899-12-30T01:56:25.24106147233" calcext:value-type="date">
            <text:p>12/30/99 01:56 AM</text:p>
          </table:table-cell>
          <table:table-cell table:formula="of:=MOD([.E262]-[.$E$2];[.$H$2])+1+[.$E$2]" office:value-type="float" office:value="281" calcext:value-type="float">
            <text:p>281</text:p>
          </table:table-cell>
          <table:table-cell table:formula="of:=MOD([.F262]+1/[.$H$2];5)" office:value-type="float" office:value="2.99999999999998" calcext:value-type="float">
            <text:p>2,99999999999998</text:p>
          </table:table-cell>
          <table:table-cell table:formula="of:=IF([.F263]&lt;0.000001;[.G262]+2+1/[.$H$2];[.G262]+1/[.$H$2])" office:value-type="float" office:value="13.0000000000001" calcext:value-type="float">
            <text:p>13,0000000000001</text:p>
          </table:table-cell>
          <table:table-cell table:number-columns-repeated="4"/>
          <table:table-cell table:formula="of:=SUM(MOD(SUM([.L262]-[.L$2];[.T$2]);[.R$2]-[.L$2]);[.L$2])" office:value-type="time" office:time-value="PT03H30M00S" calcext:value-type="time">
            <text:p>03:30:00</text:p>
          </table:table-cell>
          <table:table-cell table:formula="of:=IF([.L263]&lt;[.L262];[.M262]+[.H$2];[.M262])" office:value-type="float" office:value="100" calcext:value-type="float">
            <text:p>100</text:p>
          </table:table-cell>
          <table:table-cell table:formula="of:=OFFSET([.C$4];[.M263];0)" office:value-type="float" office:value="43751" calcext:value-type="float">
            <text:p>43751</text:p>
          </table:table-cell>
          <table:table-cell table:formula="of:=[.L263]" office:value-type="float" office:value="0.145833333333333" calcext:value-type="float">
            <text:p>0.145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263];0)&lt;=[.O26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4]))" office:value-type="date" office:date-value="2019-10-21T01:54:09.290332" calcext:value-type="date">
            <text:p>2019-10-21 01:54:09</text:p>
          </table:table-cell>
          <table:table-cell table:style-name="ce7" table:formula="of:=[.A264]" office:value-type="date" office:date-value="2019-10-21T01:54:09.290332" calcext:value-type="date">
            <text:p>2019-10-21 01:54:09</text:p>
          </table:table-cell>
          <table:table-cell table:formula="of:=TRUNC([.A264])" office:value-type="float" office:value="43759" calcext:value-type="float">
            <text:p>43759</text:p>
          </table:table-cell>
          <table:table-cell table:style-name="ce12" table:formula="of:=[.B264]-[.C264]" office:value-type="date" office:date-value="1899-12-30T01:54:09.29033161607" calcext:value-type="date">
            <text:p>12/30/99 01:54 AM</text:p>
          </table:table-cell>
          <table:table-cell table:formula="of:=MOD([.E263]-[.$E$2];[.$H$2])+1+[.$E$2]" office:value-type="float" office:value="282" calcext:value-type="float">
            <text:p>282</text:p>
          </table:table-cell>
          <table:table-cell table:formula="of:=MOD([.F263]+1/[.$H$2];5)" office:value-type="float" office:value="3.04999999999998" calcext:value-type="float">
            <text:p>3,04999999999998</text:p>
          </table:table-cell>
          <table:table-cell table:formula="of:=IF([.F264]&lt;0.000001;[.G263]+2+1/[.$H$2];[.G263]+1/[.$H$2])" office:value-type="float" office:value="13.0500000000001" calcext:value-type="float">
            <text:p>13,0500000000001</text:p>
          </table:table-cell>
          <table:table-cell table:number-columns-repeated="4"/>
          <table:table-cell table:formula="of:=SUM(MOD(SUM([.L263]-[.L$2];[.T$2]);[.R$2]-[.L$2]);[.L$2])" office:value-type="time" office:time-value="PT03H40M00S" calcext:value-type="time">
            <text:p>03:40:00</text:p>
          </table:table-cell>
          <table:table-cell table:formula="of:=IF([.L264]&lt;[.L263];[.M263]+[.H$2];[.M263])" office:value-type="float" office:value="100" calcext:value-type="float">
            <text:p>100</text:p>
          </table:table-cell>
          <table:table-cell table:formula="of:=OFFSET([.C$4];[.M264];0)" office:value-type="float" office:value="43751" calcext:value-type="float">
            <text:p>43751</text:p>
          </table:table-cell>
          <table:table-cell table:formula="of:=[.L264]" office:value-type="float" office:value="0.152777777777778" calcext:value-type="float">
            <text:p>0.152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264];0)&lt;=[.O26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5]))" office:value-type="date" office:date-value="2019-10-21T02:05:30.01969" calcext:value-type="date">
            <text:p>2019-10-21 02:05:30</text:p>
          </table:table-cell>
          <table:table-cell table:style-name="ce7" table:formula="of:=[.A265]" office:value-type="date" office:date-value="2019-10-21T02:05:30.01969" calcext:value-type="date">
            <text:p>2019-10-21 02:05:30</text:p>
          </table:table-cell>
          <table:table-cell table:formula="of:=TRUNC([.A265])" office:value-type="float" office:value="43759" calcext:value-type="float">
            <text:p>43759</text:p>
          </table:table-cell>
          <table:table-cell table:style-name="ce12" table:formula="of:=[.B265]-[.C265]" office:value-type="date" office:date-value="1899-12-30T02:05:30.01969037578" calcext:value-type="date">
            <text:p>12/30/99 02:05 AM</text:p>
          </table:table-cell>
          <table:table-cell table:formula="of:=MOD([.E264]-[.$E$2];[.$H$2])+1+[.$E$2]" office:value-type="float" office:value="283" calcext:value-type="float">
            <text:p>283</text:p>
          </table:table-cell>
          <table:table-cell table:formula="of:=MOD([.F264]+1/[.$H$2];5)" office:value-type="float" office:value="3.09999999999998" calcext:value-type="float">
            <text:p>3,09999999999998</text:p>
          </table:table-cell>
          <table:table-cell table:formula="of:=IF([.F265]&lt;0.000001;[.G264]+2+1/[.$H$2];[.G264]+1/[.$H$2])" office:value-type="float" office:value="13.1000000000001" calcext:value-type="float">
            <text:p>13,1000000000001</text:p>
          </table:table-cell>
          <table:table-cell table:number-columns-repeated="4"/>
          <table:table-cell table:formula="of:=SUM(MOD(SUM([.L264]-[.L$2];[.T$2]);[.R$2]-[.L$2]);[.L$2])" office:value-type="time" office:time-value="PT03H50M00S" calcext:value-type="time">
            <text:p>03:50:00</text:p>
          </table:table-cell>
          <table:table-cell table:formula="of:=IF([.L265]&lt;[.L264];[.M264]+[.H$2];[.M264])" office:value-type="float" office:value="100" calcext:value-type="float">
            <text:p>100</text:p>
          </table:table-cell>
          <table:table-cell table:formula="of:=OFFSET([.C$4];[.M265];0)" office:value-type="float" office:value="43751" calcext:value-type="float">
            <text:p>43751</text:p>
          </table:table-cell>
          <table:table-cell table:formula="of:=[.L265]" office:value-type="float" office:value="0.159722222222222" calcext:value-type="float">
            <text:p>0.159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265];0)&lt;=[.O26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6]))" office:value-type="date" office:date-value="2019-10-21T02:04:14.598927" calcext:value-type="date">
            <text:p>2019-10-21 02:04:15</text:p>
          </table:table-cell>
          <table:table-cell table:style-name="ce7" table:formula="of:=[.A266]" office:value-type="date" office:date-value="2019-10-21T02:04:14.598927" calcext:value-type="date">
            <text:p>2019-10-21 02:04:15</text:p>
          </table:table-cell>
          <table:table-cell table:formula="of:=TRUNC([.A266])" office:value-type="float" office:value="43759" calcext:value-type="float">
            <text:p>43759</text:p>
          </table:table-cell>
          <table:table-cell table:style-name="ce12" table:formula="of:=[.B266]-[.C266]" office:value-type="date" office:date-value="1899-12-30T02:04:14.59892728832" calcext:value-type="date">
            <text:p>12/30/99 02:04 AM</text:p>
          </table:table-cell>
          <table:table-cell table:formula="of:=MOD([.E265]-[.$E$2];[.$H$2])+1+[.$E$2]" office:value-type="float" office:value="284" calcext:value-type="float">
            <text:p>284</text:p>
          </table:table-cell>
          <table:table-cell table:formula="of:=MOD([.F265]+1/[.$H$2];5)" office:value-type="float" office:value="3.14999999999998" calcext:value-type="float">
            <text:p>3,14999999999998</text:p>
          </table:table-cell>
          <table:table-cell table:formula="of:=IF([.F266]&lt;0.000001;[.G265]+2+1/[.$H$2];[.G265]+1/[.$H$2])" office:value-type="float" office:value="13.1500000000001" calcext:value-type="float">
            <text:p>13,1500000000001</text:p>
          </table:table-cell>
          <table:table-cell table:number-columns-repeated="4"/>
          <table:table-cell table:formula="of:=SUM(MOD(SUM([.L265]-[.L$2];[.T$2]);[.R$2]-[.L$2]);[.L$2])" office:value-type="time" office:time-value="PT04H00M00S" calcext:value-type="time">
            <text:p>04:00:00</text:p>
          </table:table-cell>
          <table:table-cell table:formula="of:=IF([.L266]&lt;[.L265];[.M265]+[.H$2];[.M265])" office:value-type="float" office:value="100" calcext:value-type="float">
            <text:p>100</text:p>
          </table:table-cell>
          <table:table-cell table:formula="of:=OFFSET([.C$4];[.M266];0)" office:value-type="float" office:value="43751" calcext:value-type="float">
            <text:p>43751</text:p>
          </table:table-cell>
          <table:table-cell table:formula="of:=[.L266]" office:value-type="float" office:value="0.166666666666667" calcext:value-type="float">
            <text:p>0.166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266];0)&lt;=[.O26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7]))" office:value-type="date" office:date-value="2019-10-21T01:50:04.789675" calcext:value-type="date">
            <text:p>2019-10-21 01:50:05</text:p>
          </table:table-cell>
          <table:table-cell table:style-name="ce7" table:formula="of:=[.A267]" office:value-type="date" office:date-value="2019-10-21T01:50:04.789675" calcext:value-type="date">
            <text:p>2019-10-21 01:50:05</text:p>
          </table:table-cell>
          <table:table-cell table:formula="of:=TRUNC([.A267])" office:value-type="float" office:value="43759" calcext:value-type="float">
            <text:p>43759</text:p>
          </table:table-cell>
          <table:table-cell table:style-name="ce12" table:formula="of:=[.B267]-[.C267]" office:value-type="date" office:date-value="1899-12-30T01:50:04.78967505042" calcext:value-type="date">
            <text:p>12/30/99 01:50 AM</text:p>
          </table:table-cell>
          <table:table-cell table:formula="of:=MOD([.E266]-[.$E$2];[.$H$2])+1+[.$E$2]" office:value-type="float" office:value="285" calcext:value-type="float">
            <text:p>285</text:p>
          </table:table-cell>
          <table:table-cell table:formula="of:=MOD([.F266]+1/[.$H$2];5)" office:value-type="float" office:value="3.19999999999998" calcext:value-type="float">
            <text:p>3,19999999999998</text:p>
          </table:table-cell>
          <table:table-cell table:formula="of:=IF([.F267]&lt;0.000001;[.G266]+2+1/[.$H$2];[.G266]+1/[.$H$2])" office:value-type="float" office:value="13.2000000000001" calcext:value-type="float">
            <text:p>13,2000000000001</text:p>
          </table:table-cell>
          <table:table-cell table:number-columns-repeated="4"/>
          <table:table-cell table:formula="of:=SUM(MOD(SUM([.L266]-[.L$2];[.T$2]);[.R$2]-[.L$2]);[.L$2])" office:value-type="time" office:time-value="PT04H10M00S" calcext:value-type="time">
            <text:p>04:10:00</text:p>
          </table:table-cell>
          <table:table-cell table:formula="of:=IF([.L267]&lt;[.L266];[.M266]+[.H$2];[.M266])" office:value-type="float" office:value="100" calcext:value-type="float">
            <text:p>100</text:p>
          </table:table-cell>
          <table:table-cell table:formula="of:=OFFSET([.C$4];[.M267];0)" office:value-type="float" office:value="43751" calcext:value-type="float">
            <text:p>43751</text:p>
          </table:table-cell>
          <table:table-cell table:formula="of:=[.L267]" office:value-type="float" office:value="0.173611111111111" calcext:value-type="float">
            <text:p>0.173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267];0)&lt;=[.O26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8]))" office:value-type="date" office:date-value="2019-10-21T01:45:34.920272" calcext:value-type="date">
            <text:p>2019-10-21 01:45:35</text:p>
          </table:table-cell>
          <table:table-cell table:style-name="ce7" table:formula="of:=[.A268]" office:value-type="date" office:date-value="2019-10-21T01:45:34.920272" calcext:value-type="date">
            <text:p>2019-10-21 01:45:35</text:p>
          </table:table-cell>
          <table:table-cell table:formula="of:=TRUNC([.A268])" office:value-type="float" office:value="43759" calcext:value-type="float">
            <text:p>43759</text:p>
          </table:table-cell>
          <table:table-cell table:style-name="ce12" table:formula="of:=[.B268]-[.C268]" office:value-type="date" office:date-value="1899-12-30T01:45:34.92027218454" calcext:value-type="date">
            <text:p>12/30/99 01:45 AM</text:p>
          </table:table-cell>
          <table:table-cell table:formula="of:=MOD([.E267]-[.$E$2];[.$H$2])+1+[.$E$2]" office:value-type="float" office:value="286" calcext:value-type="float">
            <text:p>286</text:p>
          </table:table-cell>
          <table:table-cell table:formula="of:=MOD([.F267]+1/[.$H$2];5)" office:value-type="float" office:value="3.24999999999998" calcext:value-type="float">
            <text:p>3,24999999999998</text:p>
          </table:table-cell>
          <table:table-cell table:formula="of:=IF([.F268]&lt;0.000001;[.G267]+2+1/[.$H$2];[.G267]+1/[.$H$2])" office:value-type="float" office:value="13.2500000000001" calcext:value-type="float">
            <text:p>13,2500000000001</text:p>
          </table:table-cell>
          <table:table-cell table:number-columns-repeated="4"/>
          <table:table-cell table:formula="of:=SUM(MOD(SUM([.L267]-[.L$2];[.T$2]);[.R$2]-[.L$2]);[.L$2])" office:value-type="time" office:time-value="PT04H20M00S" calcext:value-type="time">
            <text:p>04:20:00</text:p>
          </table:table-cell>
          <table:table-cell table:formula="of:=IF([.L268]&lt;[.L267];[.M267]+[.H$2];[.M267])" office:value-type="float" office:value="100" calcext:value-type="float">
            <text:p>100</text:p>
          </table:table-cell>
          <table:table-cell table:formula="of:=OFFSET([.C$4];[.M268];0)" office:value-type="float" office:value="43751" calcext:value-type="float">
            <text:p>43751</text:p>
          </table:table-cell>
          <table:table-cell table:formula="of:=[.L268]" office:value-type="float" office:value="0.180555555555556" calcext:value-type="float">
            <text:p>0.180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268];0)&lt;=[.O26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9]))" office:value-type="date" office:date-value="2019-10-21T01:57:13.317281" calcext:value-type="date">
            <text:p>2019-10-21 01:57:13</text:p>
          </table:table-cell>
          <table:table-cell table:style-name="ce7" table:formula="of:=[.A269]" office:value-type="date" office:date-value="2019-10-21T01:57:13.317281" calcext:value-type="date">
            <text:p>2019-10-21 01:57:13</text:p>
          </table:table-cell>
          <table:table-cell table:formula="of:=TRUNC([.A269])" office:value-type="float" office:value="43759" calcext:value-type="float">
            <text:p>43759</text:p>
          </table:table-cell>
          <table:table-cell table:style-name="ce12" table:formula="of:=[.B269]-[.C269]" office:value-type="date" office:date-value="1899-12-30T01:57:13.31728116609" calcext:value-type="date">
            <text:p>12/30/99 01:57 AM</text:p>
          </table:table-cell>
          <table:table-cell table:formula="of:=MOD([.E268]-[.$E$2];[.$H$2])+1+[.$E$2]" office:value-type="float" office:value="287" calcext:value-type="float">
            <text:p>287</text:p>
          </table:table-cell>
          <table:table-cell table:formula="of:=MOD([.F268]+1/[.$H$2];5)" office:value-type="float" office:value="3.29999999999998" calcext:value-type="float">
            <text:p>3,29999999999998</text:p>
          </table:table-cell>
          <table:table-cell table:formula="of:=IF([.F269]&lt;0.000001;[.G268]+2+1/[.$H$2];[.G268]+1/[.$H$2])" office:value-type="float" office:value="13.3000000000001" calcext:value-type="float">
            <text:p>13,3000000000001</text:p>
          </table:table-cell>
          <table:table-cell table:number-columns-repeated="4"/>
          <table:table-cell table:formula="of:=SUM(MOD(SUM([.L268]-[.L$2];[.T$2]);[.R$2]-[.L$2]);[.L$2])" office:value-type="time" office:time-value="PT04H30M00S" calcext:value-type="time">
            <text:p>04:30:00</text:p>
          </table:table-cell>
          <table:table-cell table:formula="of:=IF([.L269]&lt;[.L268];[.M268]+[.H$2];[.M268])" office:value-type="float" office:value="100" calcext:value-type="float">
            <text:p>100</text:p>
          </table:table-cell>
          <table:table-cell table:formula="of:=OFFSET([.C$4];[.M269];0)" office:value-type="float" office:value="43751" calcext:value-type="float">
            <text:p>43751</text:p>
          </table:table-cell>
          <table:table-cell table:formula="of:=[.L269]" office:value-type="float" office:value="0.1875" calcext:value-type="float">
            <text:p>0.1875</text:p>
          </table:table-cell>
          <table:table-cell office:value-type="float" office:value="282" calcext:value-type="float">
            <text:p>282</text:p>
          </table:table-cell>
          <table:table-cell table:formula="of:=IF(OFFSET([.D$4];[.M269];0)&lt;=[.O26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0]))" office:value-type="date" office:date-value="2019-10-21T02:21:50.209986" calcext:value-type="date">
            <text:p>2019-10-21 02:21:50</text:p>
          </table:table-cell>
          <table:table-cell table:style-name="ce7" table:formula="of:=[.A270]" office:value-type="date" office:date-value="2019-10-21T02:21:50.209986" calcext:value-type="date">
            <text:p>2019-10-21 02:21:50</text:p>
          </table:table-cell>
          <table:table-cell table:formula="of:=TRUNC([.A270])" office:value-type="float" office:value="43759" calcext:value-type="float">
            <text:p>43759</text:p>
          </table:table-cell>
          <table:table-cell table:style-name="ce12" table:formula="of:=[.B270]-[.C270]" office:value-type="date" office:date-value="1899-12-30T02:21:50.20998582244" calcext:value-type="date">
            <text:p>12/30/99 02:21 AM</text:p>
          </table:table-cell>
          <table:table-cell table:formula="of:=MOD([.E269]-[.$E$2];[.$H$2])+1+[.$E$2]" office:value-type="float" office:value="288" calcext:value-type="float">
            <text:p>288</text:p>
          </table:table-cell>
          <table:table-cell table:formula="of:=MOD([.F269]+1/[.$H$2];5)" office:value-type="float" office:value="3.34999999999998" calcext:value-type="float">
            <text:p>3,34999999999998</text:p>
          </table:table-cell>
          <table:table-cell table:formula="of:=IF([.F270]&lt;0.000001;[.G269]+2+1/[.$H$2];[.G269]+1/[.$H$2])" office:value-type="float" office:value="13.3500000000001" calcext:value-type="float">
            <text:p>13,3500000000001</text:p>
          </table:table-cell>
          <table:table-cell table:number-columns-repeated="4"/>
          <table:table-cell table:formula="of:=SUM(MOD(SUM([.L269]-[.L$2];[.T$2]);[.R$2]-[.L$2]);[.L$2])" office:value-type="time" office:time-value="PT04H40M00S" calcext:value-type="time">
            <text:p>04:40:00</text:p>
          </table:table-cell>
          <table:table-cell table:formula="of:=IF([.L270]&lt;[.L269];[.M269]+[.H$2];[.M269])" office:value-type="float" office:value="100" calcext:value-type="float">
            <text:p>100</text:p>
          </table:table-cell>
          <table:table-cell table:formula="of:=OFFSET([.C$4];[.M270];0)" office:value-type="float" office:value="43751" calcext:value-type="float">
            <text:p>43751</text:p>
          </table:table-cell>
          <table:table-cell table:formula="of:=[.L270]" office:value-type="float" office:value="0.194444444444444" calcext:value-type="float">
            <text:p>0.1944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270];0)&lt;=[.O27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1]))" office:value-type="date" office:date-value="2019-10-21T02:06:35.30105" calcext:value-type="date">
            <text:p>2019-10-21 02:06:35</text:p>
          </table:table-cell>
          <table:table-cell table:style-name="ce7" table:formula="of:=[.A271]" office:value-type="date" office:date-value="2019-10-21T02:06:35.30105" calcext:value-type="date">
            <text:p>2019-10-21 02:06:35</text:p>
          </table:table-cell>
          <table:table-cell table:formula="of:=TRUNC([.A271])" office:value-type="float" office:value="43759" calcext:value-type="float">
            <text:p>43759</text:p>
          </table:table-cell>
          <table:table-cell table:style-name="ce12" table:formula="of:=[.B271]-[.C271]" office:value-type="date" office:date-value="1899-12-30T02:06:35.30104959849" calcext:value-type="date">
            <text:p>12/30/99 02:06 AM</text:p>
          </table:table-cell>
          <table:table-cell table:formula="of:=MOD([.E270]-[.$E$2];[.$H$2])+1+[.$E$2]" office:value-type="float" office:value="289" calcext:value-type="float">
            <text:p>289</text:p>
          </table:table-cell>
          <table:table-cell table:formula="of:=MOD([.F270]+1/[.$H$2];5)" office:value-type="float" office:value="3.39999999999998" calcext:value-type="float">
            <text:p>3,39999999999998</text:p>
          </table:table-cell>
          <table:table-cell table:formula="of:=IF([.F271]&lt;0.000001;[.G270]+2+1/[.$H$2];[.G270]+1/[.$H$2])" office:value-type="float" office:value="13.4000000000001" calcext:value-type="float">
            <text:p>13,4000000000001</text:p>
          </table:table-cell>
          <table:table-cell table:number-columns-repeated="4"/>
          <table:table-cell table:formula="of:=SUM(MOD(SUM([.L270]-[.L$2];[.T$2]);[.R$2]-[.L$2]);[.L$2])" office:value-type="time" office:time-value="PT04H50M00S" calcext:value-type="time">
            <text:p>04:50:00</text:p>
          </table:table-cell>
          <table:table-cell table:formula="of:=IF([.L271]&lt;[.L270];[.M270]+[.H$2];[.M270])" office:value-type="float" office:value="100" calcext:value-type="float">
            <text:p>100</text:p>
          </table:table-cell>
          <table:table-cell table:formula="of:=OFFSET([.C$4];[.M271];0)" office:value-type="float" office:value="43751" calcext:value-type="float">
            <text:p>43751</text:p>
          </table:table-cell>
          <table:table-cell table:formula="of:=[.L271]" office:value-type="float" office:value="0.201388888888889" calcext:value-type="float">
            <text:p>0.201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271];0)&lt;=[.O27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2]))" office:value-type="date" office:date-value="2019-10-21T02:30:17.019913" calcext:value-type="date">
            <text:p>2019-10-21 02:30:17</text:p>
          </table:table-cell>
          <table:table-cell table:style-name="ce7" table:formula="of:=[.A272]" office:value-type="date" office:date-value="2019-10-21T02:30:17.019913" calcext:value-type="date">
            <text:p>2019-10-21 02:30:17</text:p>
          </table:table-cell>
          <table:table-cell table:formula="of:=TRUNC([.A272])" office:value-type="float" office:value="43759" calcext:value-type="float">
            <text:p>43759</text:p>
          </table:table-cell>
          <table:table-cell table:style-name="ce12" table:formula="of:=[.B272]-[.C272]" office:value-type="date" office:date-value="1899-12-30T02:30:17.01991287991" calcext:value-type="date">
            <text:p>12/30/99 02:30 AM</text:p>
          </table:table-cell>
          <table:table-cell table:formula="of:=MOD([.E271]-[.$E$2];[.$H$2])+1+[.$E$2]" office:value-type="float" office:value="290" calcext:value-type="float">
            <text:p>290</text:p>
          </table:table-cell>
          <table:table-cell table:formula="of:=MOD([.F271]+1/[.$H$2];5)" office:value-type="float" office:value="3.44999999999998" calcext:value-type="float">
            <text:p>3,44999999999998</text:p>
          </table:table-cell>
          <table:table-cell table:formula="of:=IF([.F272]&lt;0.000001;[.G271]+2+1/[.$H$2];[.G271]+1/[.$H$2])" office:value-type="float" office:value="13.4500000000001" calcext:value-type="float">
            <text:p>13,4500000000001</text:p>
          </table:table-cell>
          <table:table-cell table:number-columns-repeated="4"/>
          <table:table-cell table:formula="of:=SUM(MOD(SUM([.L271]-[.L$2];[.T$2]);[.R$2]-[.L$2]);[.L$2])" office:value-type="time" office:time-value="PT05H00M00S" calcext:value-type="time">
            <text:p>05:00:00</text:p>
          </table:table-cell>
          <table:table-cell table:formula="of:=IF([.L272]&lt;[.L271];[.M271]+[.H$2];[.M271])" office:value-type="float" office:value="100" calcext:value-type="float">
            <text:p>100</text:p>
          </table:table-cell>
          <table:table-cell table:formula="of:=OFFSET([.C$4];[.M272];0)" office:value-type="float" office:value="43751" calcext:value-type="float">
            <text:p>43751</text:p>
          </table:table-cell>
          <table:table-cell table:formula="of:=[.L272]" office:value-type="float" office:value="0.208333333333333" calcext:value-type="float">
            <text:p>0.208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272];0)&lt;=[.O27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3]))" office:value-type="date" office:date-value="2019-10-21T01:49:20.892804" calcext:value-type="date">
            <text:p>2019-10-21 01:49:21</text:p>
          </table:table-cell>
          <table:table-cell table:style-name="ce7" table:formula="of:=[.A273]" office:value-type="date" office:date-value="2019-10-21T01:49:20.892804" calcext:value-type="date">
            <text:p>2019-10-21 01:49:21</text:p>
          </table:table-cell>
          <table:table-cell table:formula="of:=TRUNC([.A273])" office:value-type="float" office:value="43759" calcext:value-type="float">
            <text:p>43759</text:p>
          </table:table-cell>
          <table:table-cell table:style-name="ce12" table:formula="of:=[.B273]-[.C273]" office:value-type="date" office:date-value="1899-12-30T01:49:20.89280366432" calcext:value-type="date">
            <text:p>12/30/99 01:49 AM</text:p>
          </table:table-cell>
          <table:table-cell table:formula="of:=MOD([.E272]-[.$E$2];[.$H$2])+1+[.$E$2]" office:value-type="float" office:value="291" calcext:value-type="float">
            <text:p>291</text:p>
          </table:table-cell>
          <table:table-cell table:formula="of:=MOD([.F272]+1/[.$H$2];5)" office:value-type="float" office:value="3.49999999999998" calcext:value-type="float">
            <text:p>3,49999999999998</text:p>
          </table:table-cell>
          <table:table-cell table:formula="of:=IF([.F273]&lt;0.000001;[.G272]+2+1/[.$H$2];[.G272]+1/[.$H$2])" office:value-type="float" office:value="13.5000000000001" calcext:value-type="float">
            <text:p>13,5000000000001</text:p>
          </table:table-cell>
          <table:table-cell table:number-columns-repeated="4"/>
          <table:table-cell table:formula="of:=SUM(MOD(SUM([.L272]-[.L$2];[.T$2]);[.R$2]-[.L$2]);[.L$2])" office:value-type="time" office:time-value="PT05H10M00S" calcext:value-type="time">
            <text:p>05:10:00</text:p>
          </table:table-cell>
          <table:table-cell table:formula="of:=IF([.L273]&lt;[.L272];[.M272]+[.H$2];[.M272])" office:value-type="float" office:value="100" calcext:value-type="float">
            <text:p>100</text:p>
          </table:table-cell>
          <table:table-cell table:formula="of:=OFFSET([.C$4];[.M273];0)" office:value-type="float" office:value="43751" calcext:value-type="float">
            <text:p>43751</text:p>
          </table:table-cell>
          <table:table-cell table:formula="of:=[.L273]" office:value-type="float" office:value="0.215277777777778" calcext:value-type="float">
            <text:p>0.2152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273];0)&lt;=[.O27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4]))" office:value-type="date" office:date-value="2019-10-21T02:06:26.833023" calcext:value-type="date">
            <text:p>2019-10-21 02:06:27</text:p>
          </table:table-cell>
          <table:table-cell table:style-name="ce7" table:formula="of:=[.A274]" office:value-type="date" office:date-value="2019-10-21T02:06:26.833023" calcext:value-type="date">
            <text:p>2019-10-21 02:06:27</text:p>
          </table:table-cell>
          <table:table-cell table:formula="of:=TRUNC([.A274])" office:value-type="float" office:value="43759" calcext:value-type="float">
            <text:p>43759</text:p>
          </table:table-cell>
          <table:table-cell table:style-name="ce12" table:formula="of:=[.B274]-[.C274]" office:value-type="date" office:date-value="1899-12-30T02:06:26.83302258141" calcext:value-type="date">
            <text:p>12/30/99 02:06 AM</text:p>
          </table:table-cell>
          <table:table-cell table:formula="of:=MOD([.E273]-[.$E$2];[.$H$2])+1+[.$E$2]" office:value-type="float" office:value="292" calcext:value-type="float">
            <text:p>292</text:p>
          </table:table-cell>
          <table:table-cell table:formula="of:=MOD([.F273]+1/[.$H$2];5)" office:value-type="float" office:value="3.54999999999998" calcext:value-type="float">
            <text:p>3,54999999999998</text:p>
          </table:table-cell>
          <table:table-cell table:formula="of:=IF([.F274]&lt;0.000001;[.G273]+2+1/[.$H$2];[.G273]+1/[.$H$2])" office:value-type="float" office:value="13.5500000000001" calcext:value-type="float">
            <text:p>13,5500000000001</text:p>
          </table:table-cell>
          <table:table-cell table:number-columns-repeated="4"/>
          <table:table-cell table:formula="of:=SUM(MOD(SUM([.L273]-[.L$2];[.T$2]);[.R$2]-[.L$2]);[.L$2])" office:value-type="time" office:time-value="PT05H20M00S" calcext:value-type="time">
            <text:p>05:20:00</text:p>
          </table:table-cell>
          <table:table-cell table:formula="of:=IF([.L274]&lt;[.L273];[.M273]+[.H$2];[.M273])" office:value-type="float" office:value="100" calcext:value-type="float">
            <text:p>100</text:p>
          </table:table-cell>
          <table:table-cell table:formula="of:=OFFSET([.C$4];[.M274];0)" office:value-type="float" office:value="43751" calcext:value-type="float">
            <text:p>43751</text:p>
          </table:table-cell>
          <table:table-cell table:formula="of:=[.L274]" office:value-type="float" office:value="0.222222222222222" calcext:value-type="float">
            <text:p>0.2222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274];0)&lt;=[.O27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5]))" office:value-type="date" office:date-value="2019-10-21T02:03:41.065869" calcext:value-type="date">
            <text:p>2019-10-21 02:03:41</text:p>
          </table:table-cell>
          <table:table-cell table:style-name="ce7" table:formula="of:=[.A275]" office:value-type="date" office:date-value="2019-10-21T02:03:41.065869" calcext:value-type="date">
            <text:p>2019-10-21 02:03:41</text:p>
          </table:table-cell>
          <table:table-cell table:formula="of:=TRUNC([.A275])" office:value-type="float" office:value="43759" calcext:value-type="float">
            <text:p>43759</text:p>
          </table:table-cell>
          <table:table-cell table:style-name="ce12" table:formula="of:=[.B275]-[.C275]" office:value-type="date" office:date-value="1899-12-30T02:03:41.06586887967" calcext:value-type="date">
            <text:p>12/30/99 02:03 AM</text:p>
          </table:table-cell>
          <table:table-cell table:formula="of:=MOD([.E274]-[.$E$2];[.$H$2])+1+[.$E$2]" office:value-type="float" office:value="293" calcext:value-type="float">
            <text:p>293</text:p>
          </table:table-cell>
          <table:table-cell table:formula="of:=MOD([.F274]+1/[.$H$2];5)" office:value-type="float" office:value="3.59999999999998" calcext:value-type="float">
            <text:p>3,59999999999998</text:p>
          </table:table-cell>
          <table:table-cell table:formula="of:=IF([.F275]&lt;0.000001;[.G274]+2+1/[.$H$2];[.G274]+1/[.$H$2])" office:value-type="float" office:value="13.6000000000001" calcext:value-type="float">
            <text:p>13,6000000000001</text:p>
          </table:table-cell>
          <table:table-cell table:number-columns-repeated="4"/>
          <table:table-cell table:formula="of:=SUM(MOD(SUM([.L274]-[.L$2];[.T$2]);[.R$2]-[.L$2]);[.L$2])" office:value-type="time" office:time-value="PT05H30M00S" calcext:value-type="time">
            <text:p>05:30:00</text:p>
          </table:table-cell>
          <table:table-cell table:formula="of:=IF([.L275]&lt;[.L274];[.M274]+[.H$2];[.M274])" office:value-type="float" office:value="100" calcext:value-type="float">
            <text:p>100</text:p>
          </table:table-cell>
          <table:table-cell table:formula="of:=OFFSET([.C$4];[.M275];0)" office:value-type="float" office:value="43751" calcext:value-type="float">
            <text:p>43751</text:p>
          </table:table-cell>
          <table:table-cell table:formula="of:=[.L275]" office:value-type="float" office:value="0.229166666666667" calcext:value-type="float">
            <text:p>0.2291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275];0)&lt;=[.O27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6]))" office:value-type="date" office:date-value="2019-10-21T01:42:43.432473" calcext:value-type="date">
            <text:p>2019-10-21 01:42:43</text:p>
          </table:table-cell>
          <table:table-cell table:style-name="ce7" table:formula="of:=[.A276]" office:value-type="date" office:date-value="2019-10-21T01:42:43.432473" calcext:value-type="date">
            <text:p>2019-10-21 01:42:43</text:p>
          </table:table-cell>
          <table:table-cell table:formula="of:=TRUNC([.A276])" office:value-type="float" office:value="43759" calcext:value-type="float">
            <text:p>43759</text:p>
          </table:table-cell>
          <table:table-cell table:style-name="ce12" table:formula="of:=[.B276]-[.C276]" office:value-type="date" office:date-value="1899-12-30T01:42:43.43247334007" calcext:value-type="date">
            <text:p>12/30/99 01:42 AM</text:p>
          </table:table-cell>
          <table:table-cell table:formula="of:=MOD([.E275]-[.$E$2];[.$H$2])+1+[.$E$2]" office:value-type="float" office:value="294" calcext:value-type="float">
            <text:p>294</text:p>
          </table:table-cell>
          <table:table-cell table:formula="of:=MOD([.F275]+1/[.$H$2];5)" office:value-type="float" office:value="3.64999999999998" calcext:value-type="float">
            <text:p>3,64999999999998</text:p>
          </table:table-cell>
          <table:table-cell table:formula="of:=IF([.F276]&lt;0.000001;[.G275]+2+1/[.$H$2];[.G275]+1/[.$H$2])" office:value-type="float" office:value="13.6500000000001" calcext:value-type="float">
            <text:p>13,6500000000001</text:p>
          </table:table-cell>
          <table:table-cell table:number-columns-repeated="4"/>
          <table:table-cell table:formula="of:=SUM(MOD(SUM([.L275]-[.L$2];[.T$2]);[.R$2]-[.L$2]);[.L$2])" office:value-type="time" office:time-value="PT05H40M00S" calcext:value-type="time">
            <text:p>05:40:00</text:p>
          </table:table-cell>
          <table:table-cell table:formula="of:=IF([.L276]&lt;[.L275];[.M275]+[.H$2];[.M275])" office:value-type="float" office:value="100" calcext:value-type="float">
            <text:p>100</text:p>
          </table:table-cell>
          <table:table-cell table:formula="of:=OFFSET([.C$4];[.M276];0)" office:value-type="float" office:value="43751" calcext:value-type="float">
            <text:p>43751</text:p>
          </table:table-cell>
          <table:table-cell table:formula="of:=[.L276]" office:value-type="float" office:value="0.236111111111111" calcext:value-type="float">
            <text:p>0.2361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276];0)&lt;=[.O27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7]))" office:value-type="date" office:date-value="2019-10-21T02:21:00.653473" calcext:value-type="date">
            <text:p>2019-10-21 02:21:01</text:p>
          </table:table-cell>
          <table:table-cell table:style-name="ce7" table:formula="of:=[.A277]" office:value-type="date" office:date-value="2019-10-21T02:21:00.653473" calcext:value-type="date">
            <text:p>2019-10-21 02:21:01</text:p>
          </table:table-cell>
          <table:table-cell table:formula="of:=TRUNC([.A277])" office:value-type="float" office:value="43759" calcext:value-type="float">
            <text:p>43759</text:p>
          </table:table-cell>
          <table:table-cell table:style-name="ce12" table:formula="of:=[.B277]-[.C277]" office:value-type="date" office:date-value="1899-12-30T02:21:00.65347341355" calcext:value-type="date">
            <text:p>12/30/99 02:21 AM</text:p>
          </table:table-cell>
          <table:table-cell table:formula="of:=MOD([.E276]-[.$E$2];[.$H$2])+1+[.$E$2]" office:value-type="float" office:value="295" calcext:value-type="float">
            <text:p>295</text:p>
          </table:table-cell>
          <table:table-cell table:formula="of:=MOD([.F276]+1/[.$H$2];5)" office:value-type="float" office:value="3.69999999999998" calcext:value-type="float">
            <text:p>3,69999999999998</text:p>
          </table:table-cell>
          <table:table-cell table:formula="of:=IF([.F277]&lt;0.000001;[.G276]+2+1/[.$H$2];[.G276]+1/[.$H$2])" office:value-type="float" office:value="13.7000000000001" calcext:value-type="float">
            <text:p>13,7000000000001</text:p>
          </table:table-cell>
          <table:table-cell table:number-columns-repeated="4"/>
          <table:table-cell table:formula="of:=SUM(MOD(SUM([.L276]-[.L$2];[.T$2]);[.R$2]-[.L$2]);[.L$2])" office:value-type="time" office:time-value="PT05H50M00S" calcext:value-type="time">
            <text:p>05:50:00</text:p>
          </table:table-cell>
          <table:table-cell table:formula="of:=IF([.L277]&lt;[.L276];[.M276]+[.H$2];[.M276])" office:value-type="float" office:value="100" calcext:value-type="float">
            <text:p>100</text:p>
          </table:table-cell>
          <table:table-cell table:formula="of:=OFFSET([.C$4];[.M277];0)" office:value-type="float" office:value="43751" calcext:value-type="float">
            <text:p>43751</text:p>
          </table:table-cell>
          <table:table-cell table:formula="of:=[.L277]" office:value-type="float" office:value="0.243055555555556" calcext:value-type="float">
            <text:p>0.2430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277];0)&lt;=[.O27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8]))" office:value-type="date" office:date-value="2019-10-21T02:00:29.365375" calcext:value-type="date">
            <text:p>2019-10-21 02:00:29</text:p>
          </table:table-cell>
          <table:table-cell table:style-name="ce7" table:formula="of:=[.A278]" office:value-type="date" office:date-value="2019-10-21T02:00:29.365375" calcext:value-type="date">
            <text:p>2019-10-21 02:00:29</text:p>
          </table:table-cell>
          <table:table-cell table:formula="of:=TRUNC([.A278])" office:value-type="float" office:value="43759" calcext:value-type="float">
            <text:p>43759</text:p>
          </table:table-cell>
          <table:table-cell table:style-name="ce12" table:formula="of:=[.B278]-[.C278]" office:value-type="date" office:date-value="1899-12-30T02:00:29.36537540518" calcext:value-type="date">
            <text:p>12/30/99 02:00 AM</text:p>
          </table:table-cell>
          <table:table-cell table:formula="of:=MOD([.E277]-[.$E$2];[.$H$2])+1+[.$E$2]" office:value-type="float" office:value="296" calcext:value-type="float">
            <text:p>296</text:p>
          </table:table-cell>
          <table:table-cell table:formula="of:=MOD([.F277]+1/[.$H$2];5)" office:value-type="float" office:value="3.74999999999998" calcext:value-type="float">
            <text:p>3,74999999999998</text:p>
          </table:table-cell>
          <table:table-cell table:formula="of:=IF([.F278]&lt;0.000001;[.G277]+2+1/[.$H$2];[.G277]+1/[.$H$2])" office:value-type="float" office:value="13.7500000000001" calcext:value-type="float">
            <text:p>13,7500000000001</text:p>
          </table:table-cell>
          <table:table-cell table:number-columns-repeated="4"/>
          <table:table-cell table:formula="of:=SUM(MOD(SUM([.L277]-[.L$2];[.T$2]);[.R$2]-[.L$2]);[.L$2])" office:value-type="time" office:time-value="PT06H00M00S" calcext:value-type="time">
            <text:p>06:00:00</text:p>
          </table:table-cell>
          <table:table-cell table:formula="of:=IF([.L278]&lt;[.L277];[.M277]+[.H$2];[.M277])" office:value-type="float" office:value="100" calcext:value-type="float">
            <text:p>100</text:p>
          </table:table-cell>
          <table:table-cell table:formula="of:=OFFSET([.C$4];[.M278];0)" office:value-type="float" office:value="43751" calcext:value-type="float">
            <text:p>43751</text:p>
          </table:table-cell>
          <table:table-cell table:formula="of:=[.L278]" office:value-type="float" office:value="0.25" calcext:value-type="float">
            <text:p>0.25</text:p>
          </table:table-cell>
          <table:table-cell office:value-type="float" office:value="282" calcext:value-type="float">
            <text:p>282</text:p>
          </table:table-cell>
          <table:table-cell table:formula="of:=IF(OFFSET([.D$4];[.M278];0)&lt;=[.O27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9]))" office:value-type="date" office:date-value="2019-10-21T02:04:10.821286" calcext:value-type="date">
            <text:p>2019-10-21 02:04:11</text:p>
          </table:table-cell>
          <table:table-cell table:style-name="ce7" table:formula="of:=[.A279]" office:value-type="date" office:date-value="2019-10-21T02:04:10.821286" calcext:value-type="date">
            <text:p>2019-10-21 02:04:11</text:p>
          </table:table-cell>
          <table:table-cell table:formula="of:=TRUNC([.A279])" office:value-type="float" office:value="43759" calcext:value-type="float">
            <text:p>43759</text:p>
          </table:table-cell>
          <table:table-cell table:style-name="ce12" table:formula="of:=[.B279]-[.C279]" office:value-type="date" office:date-value="1899-12-30T02:04:10.82128609065" calcext:value-type="date">
            <text:p>12/30/99 02:04 AM</text:p>
          </table:table-cell>
          <table:table-cell table:formula="of:=MOD([.E278]-[.$E$2];[.$H$2])+1+[.$E$2]" office:value-type="float" office:value="297" calcext:value-type="float">
            <text:p>297</text:p>
          </table:table-cell>
          <table:table-cell table:formula="of:=MOD([.F278]+1/[.$H$2];5)" office:value-type="float" office:value="3.79999999999998" calcext:value-type="float">
            <text:p>3,79999999999998</text:p>
          </table:table-cell>
          <table:table-cell table:formula="of:=IF([.F279]&lt;0.000001;[.G278]+2+1/[.$H$2];[.G278]+1/[.$H$2])" office:value-type="float" office:value="13.8000000000001" calcext:value-type="float">
            <text:p>13,8000000000001</text:p>
          </table:table-cell>
          <table:table-cell table:number-columns-repeated="4"/>
          <table:table-cell table:formula="of:=SUM(MOD(SUM([.L278]-[.L$2];[.T$2]);[.R$2]-[.L$2]);[.L$2])" office:value-type="time" office:time-value="PT06H10M00S" calcext:value-type="time">
            <text:p>06:10:00</text:p>
          </table:table-cell>
          <table:table-cell table:formula="of:=IF([.L279]&lt;[.L278];[.M278]+[.H$2];[.M278])" office:value-type="float" office:value="100" calcext:value-type="float">
            <text:p>100</text:p>
          </table:table-cell>
          <table:table-cell table:formula="of:=OFFSET([.C$4];[.M279];0)" office:value-type="float" office:value="43751" calcext:value-type="float">
            <text:p>43751</text:p>
          </table:table-cell>
          <table:table-cell table:formula="of:=[.L279]" office:value-type="float" office:value="0.256944444444444" calcext:value-type="float">
            <text:p>0.256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279];0)&lt;=[.O27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0]))" office:value-type="date" office:date-value="2019-10-21T01:40:51.484038" calcext:value-type="date">
            <text:p>2019-10-21 01:40:51</text:p>
          </table:table-cell>
          <table:table-cell table:style-name="ce7" table:formula="of:=[.A280]" office:value-type="date" office:date-value="2019-10-21T01:40:51.484038" calcext:value-type="date">
            <text:p>2019-10-21 01:40:51</text:p>
          </table:table-cell>
          <table:table-cell table:formula="of:=TRUNC([.A280])" office:value-type="float" office:value="43759" calcext:value-type="float">
            <text:p>43759</text:p>
          </table:table-cell>
          <table:table-cell table:style-name="ce12" table:formula="of:=[.B280]-[.C280]" office:value-type="date" office:date-value="1899-12-30T01:40:51.4840379823" calcext:value-type="date">
            <text:p>12/30/99 01:40 AM</text:p>
          </table:table-cell>
          <table:table-cell table:formula="of:=MOD([.E279]-[.$E$2];[.$H$2])+1+[.$E$2]" office:value-type="float" office:value="298" calcext:value-type="float">
            <text:p>298</text:p>
          </table:table-cell>
          <table:table-cell table:formula="of:=MOD([.F279]+1/[.$H$2];5)" office:value-type="float" office:value="3.84999999999998" calcext:value-type="float">
            <text:p>3,84999999999998</text:p>
          </table:table-cell>
          <table:table-cell table:formula="of:=IF([.F280]&lt;0.000001;[.G279]+2+1/[.$H$2];[.G279]+1/[.$H$2])" office:value-type="float" office:value="13.8500000000001" calcext:value-type="float">
            <text:p>13,8500000000001</text:p>
          </table:table-cell>
          <table:table-cell table:number-columns-repeated="4"/>
          <table:table-cell table:formula="of:=SUM(MOD(SUM([.L279]-[.L$2];[.T$2]);[.R$2]-[.L$2]);[.L$2])" office:value-type="time" office:time-value="PT06H20M00S" calcext:value-type="time">
            <text:p>06:20:00</text:p>
          </table:table-cell>
          <table:table-cell table:formula="of:=IF([.L280]&lt;[.L279];[.M279]+[.H$2];[.M279])" office:value-type="float" office:value="100" calcext:value-type="float">
            <text:p>100</text:p>
          </table:table-cell>
          <table:table-cell table:formula="of:=OFFSET([.C$4];[.M280];0)" office:value-type="float" office:value="43751" calcext:value-type="float">
            <text:p>43751</text:p>
          </table:table-cell>
          <table:table-cell table:formula="of:=[.L280]" office:value-type="float" office:value="0.263888888888889" calcext:value-type="float">
            <text:p>0.263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280];0)&lt;=[.O28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1]))" office:value-type="date" office:date-value="2019-10-21T02:12:48.607325" calcext:value-type="date">
            <text:p>2019-10-21 02:12:49</text:p>
          </table:table-cell>
          <table:table-cell table:style-name="ce7" table:formula="of:=[.A281]" office:value-type="date" office:date-value="2019-10-21T02:12:48.607325" calcext:value-type="date">
            <text:p>2019-10-21 02:12:49</text:p>
          </table:table-cell>
          <table:table-cell table:formula="of:=TRUNC([.A281])" office:value-type="float" office:value="43759" calcext:value-type="float">
            <text:p>43759</text:p>
          </table:table-cell>
          <table:table-cell table:style-name="ce12" table:formula="of:=[.B281]-[.C281]" office:value-type="date" office:date-value="1899-12-30T02:12:48.6073247809" calcext:value-type="date">
            <text:p>12/30/99 02:12 AM</text:p>
          </table:table-cell>
          <table:table-cell table:formula="of:=MOD([.E280]-[.$E$2];[.$H$2])+1+[.$E$2]" office:value-type="float" office:value="299" calcext:value-type="float">
            <text:p>299</text:p>
          </table:table-cell>
          <table:table-cell table:formula="of:=MOD([.F280]+1/[.$H$2];5)" office:value-type="float" office:value="3.89999999999998" calcext:value-type="float">
            <text:p>3,89999999999998</text:p>
          </table:table-cell>
          <table:table-cell table:formula="of:=IF([.F281]&lt;0.000001;[.G280]+2+1/[.$H$2];[.G280]+1/[.$H$2])" office:value-type="float" office:value="13.9000000000001" calcext:value-type="float">
            <text:p>13,9000000000001</text:p>
          </table:table-cell>
          <table:table-cell table:number-columns-repeated="4"/>
          <table:table-cell table:formula="of:=SUM(MOD(SUM([.L280]-[.L$2];[.T$2]);[.R$2]-[.L$2]);[.L$2])" office:value-type="time" office:time-value="PT06H30M00S" calcext:value-type="time">
            <text:p>06:30:00</text:p>
          </table:table-cell>
          <table:table-cell table:formula="of:=IF([.L281]&lt;[.L280];[.M280]+[.H$2];[.M280])" office:value-type="float" office:value="100" calcext:value-type="float">
            <text:p>100</text:p>
          </table:table-cell>
          <table:table-cell table:formula="of:=OFFSET([.C$4];[.M281];0)" office:value-type="float" office:value="43751" calcext:value-type="float">
            <text:p>43751</text:p>
          </table:table-cell>
          <table:table-cell table:formula="of:=[.L281]" office:value-type="float" office:value="0.270833333333333" calcext:value-type="float">
            <text:p>0.270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281];0)&lt;=[.O28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2]))" office:value-type="date" office:date-value="2019-10-21T02:23:32.189708" calcext:value-type="date">
            <text:p>2019-10-21 02:23:32</text:p>
          </table:table-cell>
          <table:table-cell table:style-name="ce7" table:formula="of:=[.A282]" office:value-type="date" office:date-value="2019-10-21T02:23:32.189708" calcext:value-type="date">
            <text:p>2019-10-21 02:23:32</text:p>
          </table:table-cell>
          <table:table-cell table:formula="of:=TRUNC([.A282])" office:value-type="float" office:value="43759" calcext:value-type="float">
            <text:p>43759</text:p>
          </table:table-cell>
          <table:table-cell table:style-name="ce12" table:formula="of:=[.B282]-[.C282]" office:value-type="date" office:date-value="1899-12-30T02:23:32.18970827758" calcext:value-type="date">
            <text:p>12/30/99 02:23 AM</text:p>
          </table:table-cell>
          <table:table-cell table:formula="of:=MOD([.E281]-[.$E$2];[.$H$2])+1+[.$E$2]" office:value-type="float" office:value="300" calcext:value-type="float">
            <text:p>300</text:p>
          </table:table-cell>
          <table:table-cell table:formula="of:=MOD([.F281]+1/[.$H$2];5)" office:value-type="float" office:value="3.94999999999998" calcext:value-type="float">
            <text:p>3,94999999999998</text:p>
          </table:table-cell>
          <table:table-cell table:formula="of:=IF([.F282]&lt;0.000001;[.G281]+2+1/[.$H$2];[.G281]+1/[.$H$2])" office:value-type="float" office:value="13.9500000000001" calcext:value-type="float">
            <text:p>13,9500000000001</text:p>
          </table:table-cell>
          <table:table-cell table:number-columns-repeated="4"/>
          <table:table-cell table:formula="of:=SUM(MOD(SUM([.L281]-[.L$2];[.T$2]);[.R$2]-[.L$2]);[.L$2])" office:value-type="time" office:time-value="PT06H40M00S" calcext:value-type="time">
            <text:p>06:40:00</text:p>
          </table:table-cell>
          <table:table-cell table:formula="of:=IF([.L282]&lt;[.L281];[.M281]+[.H$2];[.M281])" office:value-type="float" office:value="100" calcext:value-type="float">
            <text:p>100</text:p>
          </table:table-cell>
          <table:table-cell table:formula="of:=OFFSET([.C$4];[.M282];0)" office:value-type="float" office:value="43751" calcext:value-type="float">
            <text:p>43751</text:p>
          </table:table-cell>
          <table:table-cell table:formula="of:=[.L282]" office:value-type="float" office:value="0.277777777777778" calcext:value-type="float">
            <text:p>0.277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282];0)&lt;=[.O28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3]))" office:value-type="date" office:date-value="2019-10-22T02:14:48.008317" calcext:value-type="date">
            <text:p>2019-10-22 02:14:48</text:p>
          </table:table-cell>
          <table:table-cell table:style-name="ce7" table:formula="of:=[.A283]" office:value-type="date" office:date-value="2019-10-22T02:14:48.008317" calcext:value-type="date">
            <text:p>2019-10-22 02:14:48</text:p>
          </table:table-cell>
          <table:table-cell table:formula="of:=TRUNC([.A283])" office:value-type="float" office:value="43760" calcext:value-type="float">
            <text:p>43760</text:p>
          </table:table-cell>
          <table:table-cell table:style-name="ce12" table:formula="of:=[.B283]-[.C283]" office:value-type="date" office:date-value="1899-12-30T02:14:48.00831665285" calcext:value-type="date">
            <text:p>12/30/99 02:14 AM</text:p>
          </table:table-cell>
          <table:table-cell table:formula="of:=MOD([.E282]-[.$E$2];[.$H$2])+1+[.$E$2]" office:value-type="float" office:value="281" calcext:value-type="float">
            <text:p>281</text:p>
          </table:table-cell>
          <table:table-cell table:formula="of:=MOD([.F282]+1/[.$H$2];5)" office:value-type="float" office:value="3.99999999999998" calcext:value-type="float">
            <text:p>3,99999999999998</text:p>
          </table:table-cell>
          <table:table-cell table:formula="of:=IF([.F283]&lt;0.000001;[.G282]+2+1/[.$H$2];[.G282]+1/[.$H$2])" office:value-type="float" office:value="14.0000000000001" calcext:value-type="float">
            <text:p>14,0000000000001</text:p>
          </table:table-cell>
          <table:table-cell table:number-columns-repeated="4"/>
          <table:table-cell table:formula="of:=SUM(MOD(SUM([.L282]-[.L$2];[.T$2]);[.R$2]-[.L$2]);[.L$2])" office:value-type="time" office:time-value="PT06H50M00S" calcext:value-type="time">
            <text:p>06:50:00</text:p>
          </table:table-cell>
          <table:table-cell table:formula="of:=IF([.L283]&lt;[.L282];[.M282]+[.H$2];[.M282])" office:value-type="float" office:value="100" calcext:value-type="float">
            <text:p>100</text:p>
          </table:table-cell>
          <table:table-cell table:formula="of:=OFFSET([.C$4];[.M283];0)" office:value-type="float" office:value="43751" calcext:value-type="float">
            <text:p>43751</text:p>
          </table:table-cell>
          <table:table-cell table:formula="of:=[.L283]" office:value-type="float" office:value="0.284722222222222" calcext:value-type="float">
            <text:p>0.284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283];0)&lt;=[.O28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4]))" office:value-type="date" office:date-value="2019-10-22T01:58:13.946459" calcext:value-type="date">
            <text:p>2019-10-22 01:58:14</text:p>
          </table:table-cell>
          <table:table-cell table:style-name="ce7" table:formula="of:=[.A284]" office:value-type="date" office:date-value="2019-10-22T01:58:13.946459" calcext:value-type="date">
            <text:p>2019-10-22 01:58:14</text:p>
          </table:table-cell>
          <table:table-cell table:formula="of:=TRUNC([.A284])" office:value-type="float" office:value="43760" calcext:value-type="float">
            <text:p>43760</text:p>
          </table:table-cell>
          <table:table-cell table:style-name="ce12" table:formula="of:=[.B284]-[.C284]" office:value-type="date" office:date-value="1899-12-30T01:58:13.9464590745" calcext:value-type="date">
            <text:p>12/30/99 01:58 AM</text:p>
          </table:table-cell>
          <table:table-cell table:formula="of:=MOD([.E283]-[.$E$2];[.$H$2])+1+[.$E$2]" office:value-type="float" office:value="282" calcext:value-type="float">
            <text:p>282</text:p>
          </table:table-cell>
          <table:table-cell table:formula="of:=MOD([.F283]+1/[.$H$2];5)" office:value-type="float" office:value="4.04999999999998" calcext:value-type="float">
            <text:p>4,04999999999998</text:p>
          </table:table-cell>
          <table:table-cell table:formula="of:=IF([.F284]&lt;0.000001;[.G283]+2+1/[.$H$2];[.G283]+1/[.$H$2])" office:value-type="float" office:value="14.0500000000001" calcext:value-type="float">
            <text:p>14,0500000000001</text:p>
          </table:table-cell>
          <table:table-cell table:number-columns-repeated="4"/>
          <table:table-cell table:formula="of:=SUM(MOD(SUM([.L283]-[.L$2];[.T$2]);[.R$2]-[.L$2]);[.L$2])" office:value-type="time" office:time-value="PT07H00M00S" calcext:value-type="time">
            <text:p>07:00:00</text:p>
          </table:table-cell>
          <table:table-cell table:formula="of:=IF([.L284]&lt;[.L283];[.M283]+[.H$2];[.M283])" office:value-type="float" office:value="100" calcext:value-type="float">
            <text:p>100</text:p>
          </table:table-cell>
          <table:table-cell table:formula="of:=OFFSET([.C$4];[.M284];0)" office:value-type="float" office:value="43751" calcext:value-type="float">
            <text:p>43751</text:p>
          </table:table-cell>
          <table:table-cell table:formula="of:=[.L284]" office:value-type="float" office:value="0.291666666666667" calcext:value-type="float">
            <text:p>0.291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284];0)&lt;=[.O28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5]))" office:value-type="date" office:date-value="2019-10-22T02:08:41.015734" calcext:value-type="date">
            <text:p>2019-10-22 02:08:41</text:p>
          </table:table-cell>
          <table:table-cell table:style-name="ce7" table:formula="of:=[.A285]" office:value-type="date" office:date-value="2019-10-22T02:08:41.015734" calcext:value-type="date">
            <text:p>2019-10-22 02:08:41</text:p>
          </table:table-cell>
          <table:table-cell table:formula="of:=TRUNC([.A285])" office:value-type="float" office:value="43760" calcext:value-type="float">
            <text:p>43760</text:p>
          </table:table-cell>
          <table:table-cell table:style-name="ce12" table:formula="of:=[.B285]-[.C285]" office:value-type="date" office:date-value="1899-12-30T02:08:41.01573371328" calcext:value-type="date">
            <text:p>12/30/99 02:08 AM</text:p>
          </table:table-cell>
          <table:table-cell table:formula="of:=MOD([.E284]-[.$E$2];[.$H$2])+1+[.$E$2]" office:value-type="float" office:value="283" calcext:value-type="float">
            <text:p>283</text:p>
          </table:table-cell>
          <table:table-cell table:formula="of:=MOD([.F284]+1/[.$H$2];5)" office:value-type="float" office:value="4.09999999999998" calcext:value-type="float">
            <text:p>4,09999999999998</text:p>
          </table:table-cell>
          <table:table-cell table:formula="of:=IF([.F285]&lt;0.000001;[.G284]+2+1/[.$H$2];[.G284]+1/[.$H$2])" office:value-type="float" office:value="14.1000000000001" calcext:value-type="float">
            <text:p>14,1000000000001</text:p>
          </table:table-cell>
          <table:table-cell table:number-columns-repeated="4"/>
          <table:table-cell table:formula="of:=SUM(MOD(SUM([.L284]-[.L$2];[.T$2]);[.R$2]-[.L$2]);[.L$2])" office:value-type="time" office:time-value="PT07H10M00S" calcext:value-type="time">
            <text:p>07:10:00</text:p>
          </table:table-cell>
          <table:table-cell table:formula="of:=IF([.L285]&lt;[.L284];[.M284]+[.H$2];[.M284])" office:value-type="float" office:value="100" calcext:value-type="float">
            <text:p>100</text:p>
          </table:table-cell>
          <table:table-cell table:formula="of:=OFFSET([.C$4];[.M285];0)" office:value-type="float" office:value="43751" calcext:value-type="float">
            <text:p>43751</text:p>
          </table:table-cell>
          <table:table-cell table:formula="of:=[.L285]" office:value-type="float" office:value="0.298611111111111" calcext:value-type="float">
            <text:p>0.298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285];0)&lt;=[.O28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6]))" office:value-type="date" office:date-value="2019-10-22T01:50:11.099302" calcext:value-type="date">
            <text:p>2019-10-22 01:50:11</text:p>
          </table:table-cell>
          <table:table-cell table:style-name="ce7" table:formula="of:=[.A286]" office:value-type="date" office:date-value="2019-10-22T01:50:11.099302" calcext:value-type="date">
            <text:p>2019-10-22 01:50:11</text:p>
          </table:table-cell>
          <table:table-cell table:formula="of:=TRUNC([.A286])" office:value-type="float" office:value="43760" calcext:value-type="float">
            <text:p>43760</text:p>
          </table:table-cell>
          <table:table-cell table:style-name="ce12" table:formula="of:=[.B286]-[.C286]" office:value-type="date" office:date-value="1899-12-30T01:50:11.09930248931" calcext:value-type="date">
            <text:p>12/30/99 01:50 AM</text:p>
          </table:table-cell>
          <table:table-cell table:formula="of:=MOD([.E285]-[.$E$2];[.$H$2])+1+[.$E$2]" office:value-type="float" office:value="284" calcext:value-type="float">
            <text:p>284</text:p>
          </table:table-cell>
          <table:table-cell table:formula="of:=MOD([.F285]+1/[.$H$2];5)" office:value-type="float" office:value="4.14999999999998" calcext:value-type="float">
            <text:p>4,14999999999998</text:p>
          </table:table-cell>
          <table:table-cell table:formula="of:=IF([.F286]&lt;0.000001;[.G285]+2+1/[.$H$2];[.G285]+1/[.$H$2])" office:value-type="float" office:value="14.1500000000001" calcext:value-type="float">
            <text:p>14,1500000000001</text:p>
          </table:table-cell>
          <table:table-cell table:number-columns-repeated="4"/>
          <table:table-cell table:formula="of:=SUM(MOD(SUM([.L285]-[.L$2];[.T$2]);[.R$2]-[.L$2]);[.L$2])" office:value-type="time" office:time-value="PT07H20M00S" calcext:value-type="time">
            <text:p>07:20:00</text:p>
          </table:table-cell>
          <table:table-cell table:formula="of:=IF([.L286]&lt;[.L285];[.M285]+[.H$2];[.M285])" office:value-type="float" office:value="100" calcext:value-type="float">
            <text:p>100</text:p>
          </table:table-cell>
          <table:table-cell table:formula="of:=OFFSET([.C$4];[.M286];0)" office:value-type="float" office:value="43751" calcext:value-type="float">
            <text:p>43751</text:p>
          </table:table-cell>
          <table:table-cell table:formula="of:=[.L286]" office:value-type="float" office:value="0.305555555555556" calcext:value-type="float">
            <text:p>0.305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286];0)&lt;=[.O28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7]))" office:value-type="date" office:date-value="2019-10-22T02:02:44.447699" calcext:value-type="date">
            <text:p>2019-10-22 02:02:44</text:p>
          </table:table-cell>
          <table:table-cell table:style-name="ce7" table:formula="of:=[.A287]" office:value-type="date" office:date-value="2019-10-22T02:02:44.447699" calcext:value-type="date">
            <text:p>2019-10-22 02:02:44</text:p>
          </table:table-cell>
          <table:table-cell table:formula="of:=TRUNC([.A287])" office:value-type="float" office:value="43760" calcext:value-type="float">
            <text:p>43760</text:p>
          </table:table-cell>
          <table:table-cell table:style-name="ce12" table:formula="of:=[.B287]-[.C287]" office:value-type="date" office:date-value="1899-12-30T02:02:44.447698812" calcext:value-type="date">
            <text:p>12/30/99 02:02 AM</text:p>
          </table:table-cell>
          <table:table-cell table:formula="of:=MOD([.E286]-[.$E$2];[.$H$2])+1+[.$E$2]" office:value-type="float" office:value="285" calcext:value-type="float">
            <text:p>285</text:p>
          </table:table-cell>
          <table:table-cell table:formula="of:=MOD([.F286]+1/[.$H$2];5)" office:value-type="float" office:value="4.19999999999998" calcext:value-type="float">
            <text:p>4,19999999999998</text:p>
          </table:table-cell>
          <table:table-cell table:formula="of:=IF([.F287]&lt;0.000001;[.G286]+2+1/[.$H$2];[.G286]+1/[.$H$2])" office:value-type="float" office:value="14.2000000000001" calcext:value-type="float">
            <text:p>14,2000000000001</text:p>
          </table:table-cell>
          <table:table-cell table:number-columns-repeated="4"/>
          <table:table-cell table:formula="of:=SUM(MOD(SUM([.L286]-[.L$2];[.T$2]);[.R$2]-[.L$2]);[.L$2])" office:value-type="time" office:time-value="PT07H30M00S" calcext:value-type="time">
            <text:p>07:30:00</text:p>
          </table:table-cell>
          <table:table-cell table:formula="of:=IF([.L287]&lt;[.L286];[.M286]+[.H$2];[.M286])" office:value-type="float" office:value="100" calcext:value-type="float">
            <text:p>100</text:p>
          </table:table-cell>
          <table:table-cell table:formula="of:=OFFSET([.C$4];[.M287];0)" office:value-type="float" office:value="43751" calcext:value-type="float">
            <text:p>43751</text:p>
          </table:table-cell>
          <table:table-cell table:formula="of:=[.L287]" office:value-type="float" office:value="0.3125" calcext:value-type="float">
            <text:p>0.3125</text:p>
          </table:table-cell>
          <table:table-cell office:value-type="float" office:value="282" calcext:value-type="float">
            <text:p>282</text:p>
          </table:table-cell>
          <table:table-cell table:formula="of:=IF(OFFSET([.D$4];[.M287];0)&lt;=[.O28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8]))" office:value-type="date" office:date-value="2019-10-22T02:23:41.461268" calcext:value-type="date">
            <text:p>2019-10-22 02:23:41</text:p>
          </table:table-cell>
          <table:table-cell table:style-name="ce7" table:formula="of:=[.A288]" office:value-type="date" office:date-value="2019-10-22T02:23:41.461268" calcext:value-type="date">
            <text:p>2019-10-22 02:23:41</text:p>
          </table:table-cell>
          <table:table-cell table:formula="of:=TRUNC([.A288])" office:value-type="float" office:value="43760" calcext:value-type="float">
            <text:p>43760</text:p>
          </table:table-cell>
          <table:table-cell table:style-name="ce12" table:formula="of:=[.B288]-[.C288]" office:value-type="date" office:date-value="1899-12-30T02:23:41.46126832813" calcext:value-type="date">
            <text:p>12/30/99 02:23 AM</text:p>
          </table:table-cell>
          <table:table-cell table:formula="of:=MOD([.E287]-[.$E$2];[.$H$2])+1+[.$E$2]" office:value-type="float" office:value="286" calcext:value-type="float">
            <text:p>286</text:p>
          </table:table-cell>
          <table:table-cell table:formula="of:=MOD([.F287]+1/[.$H$2];5)" office:value-type="float" office:value="4.24999999999998" calcext:value-type="float">
            <text:p>4,24999999999998</text:p>
          </table:table-cell>
          <table:table-cell table:formula="of:=IF([.F288]&lt;0.000001;[.G287]+2+1/[.$H$2];[.G287]+1/[.$H$2])" office:value-type="float" office:value="14.2500000000001" calcext:value-type="float">
            <text:p>14,2500000000001</text:p>
          </table:table-cell>
          <table:table-cell table:number-columns-repeated="4"/>
          <table:table-cell table:formula="of:=SUM(MOD(SUM([.L287]-[.L$2];[.T$2]);[.R$2]-[.L$2]);[.L$2])" office:value-type="time" office:time-value="PT07H40M00S" calcext:value-type="time">
            <text:p>07:40:00</text:p>
          </table:table-cell>
          <table:table-cell table:formula="of:=IF([.L288]&lt;[.L287];[.M287]+[.H$2];[.M287])" office:value-type="float" office:value="100" calcext:value-type="float">
            <text:p>100</text:p>
          </table:table-cell>
          <table:table-cell table:formula="of:=OFFSET([.C$4];[.M288];0)" office:value-type="float" office:value="43751" calcext:value-type="float">
            <text:p>43751</text:p>
          </table:table-cell>
          <table:table-cell table:formula="of:=[.L288]" office:value-type="float" office:value="0.319444444444444" calcext:value-type="float">
            <text:p>0.3194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288];0)&lt;=[.O28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9]))" office:value-type="date" office:date-value="2019-10-22T01:47:39.50358" calcext:value-type="date">
            <text:p>2019-10-22 01:47:40</text:p>
          </table:table-cell>
          <table:table-cell table:style-name="ce7" table:formula="of:=[.A289]" office:value-type="date" office:date-value="2019-10-22T01:47:39.50358" calcext:value-type="date">
            <text:p>2019-10-22 01:47:40</text:p>
          </table:table-cell>
          <table:table-cell table:formula="of:=TRUNC([.A289])" office:value-type="float" office:value="43760" calcext:value-type="float">
            <text:p>43760</text:p>
          </table:table-cell>
          <table:table-cell table:style-name="ce12" table:formula="of:=[.B289]-[.C289]" office:value-type="date" office:date-value="1899-12-30T01:47:39.50358042028" calcext:value-type="date">
            <text:p>12/30/99 01:47 AM</text:p>
          </table:table-cell>
          <table:table-cell table:formula="of:=MOD([.E288]-[.$E$2];[.$H$2])+1+[.$E$2]" office:value-type="float" office:value="287" calcext:value-type="float">
            <text:p>287</text:p>
          </table:table-cell>
          <table:table-cell table:formula="of:=MOD([.F288]+1/[.$H$2];5)" office:value-type="float" office:value="4.29999999999998" calcext:value-type="float">
            <text:p>4,29999999999998</text:p>
          </table:table-cell>
          <table:table-cell table:formula="of:=IF([.F289]&lt;0.000001;[.G288]+2+1/[.$H$2];[.G288]+1/[.$H$2])" office:value-type="float" office:value="14.3000000000001" calcext:value-type="float">
            <text:p>14,3000000000001</text:p>
          </table:table-cell>
          <table:table-cell table:number-columns-repeated="4"/>
          <table:table-cell table:formula="of:=SUM(MOD(SUM([.L288]-[.L$2];[.T$2]);[.R$2]-[.L$2]);[.L$2])" office:value-type="time" office:time-value="PT07H50M00S" calcext:value-type="time">
            <text:p>07:50:00</text:p>
          </table:table-cell>
          <table:table-cell table:formula="of:=IF([.L289]&lt;[.L288];[.M288]+[.H$2];[.M288])" office:value-type="float" office:value="100" calcext:value-type="float">
            <text:p>100</text:p>
          </table:table-cell>
          <table:table-cell table:formula="of:=OFFSET([.C$4];[.M289];0)" office:value-type="float" office:value="43751" calcext:value-type="float">
            <text:p>43751</text:p>
          </table:table-cell>
          <table:table-cell table:formula="of:=[.L289]" office:value-type="float" office:value="0.326388888888889" calcext:value-type="float">
            <text:p>0.326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289];0)&lt;=[.O28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0]))" office:value-type="date" office:date-value="2019-10-22T01:51:33.142442" calcext:value-type="date">
            <text:p>2019-10-22 01:51:33</text:p>
          </table:table-cell>
          <table:table-cell table:style-name="ce7" table:formula="of:=[.A290]" office:value-type="date" office:date-value="2019-10-22T01:51:33.142442" calcext:value-type="date">
            <text:p>2019-10-22 01:51:33</text:p>
          </table:table-cell>
          <table:table-cell table:formula="of:=TRUNC([.A290])" office:value-type="float" office:value="43760" calcext:value-type="float">
            <text:p>43760</text:p>
          </table:table-cell>
          <table:table-cell table:style-name="ce12" table:formula="of:=[.B290]-[.C290]" office:value-type="date" office:date-value="1899-12-30T01:51:33.14244152047" calcext:value-type="date">
            <text:p>12/30/99 01:51 AM</text:p>
          </table:table-cell>
          <table:table-cell table:formula="of:=MOD([.E289]-[.$E$2];[.$H$2])+1+[.$E$2]" office:value-type="float" office:value="288" calcext:value-type="float">
            <text:p>288</text:p>
          </table:table-cell>
          <table:table-cell table:formula="of:=MOD([.F289]+1/[.$H$2];5)" office:value-type="float" office:value="4.34999999999998" calcext:value-type="float">
            <text:p>4,34999999999998</text:p>
          </table:table-cell>
          <table:table-cell table:formula="of:=IF([.F290]&lt;0.000001;[.G289]+2+1/[.$H$2];[.G289]+1/[.$H$2])" office:value-type="float" office:value="14.3500000000001" calcext:value-type="float">
            <text:p>14,3500000000001</text:p>
          </table:table-cell>
          <table:table-cell table:number-columns-repeated="4"/>
          <table:table-cell table:formula="of:=SUM(MOD(SUM([.L289]-[.L$2];[.T$2]);[.R$2]-[.L$2]);[.L$2])" office:value-type="time" office:time-value="PT08H00M00S" calcext:value-type="time">
            <text:p>08:00:00</text:p>
          </table:table-cell>
          <table:table-cell table:formula="of:=IF([.L290]&lt;[.L289];[.M289]+[.H$2];[.M289])" office:value-type="float" office:value="100" calcext:value-type="float">
            <text:p>100</text:p>
          </table:table-cell>
          <table:table-cell table:formula="of:=OFFSET([.C$4];[.M290];0)" office:value-type="float" office:value="43751" calcext:value-type="float">
            <text:p>43751</text:p>
          </table:table-cell>
          <table:table-cell table:formula="of:=[.L290]" office:value-type="float" office:value="0.333333333333333" calcext:value-type="float">
            <text:p>0.333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290];0)&lt;=[.O29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1]))" office:value-type="date" office:date-value="2019-10-22T01:43:53.125553" calcext:value-type="date">
            <text:p>2019-10-22 01:43:53</text:p>
          </table:table-cell>
          <table:table-cell table:style-name="ce7" table:formula="of:=[.A291]" office:value-type="date" office:date-value="2019-10-22T01:43:53.125553" calcext:value-type="date">
            <text:p>2019-10-22 01:43:53</text:p>
          </table:table-cell>
          <table:table-cell table:formula="of:=TRUNC([.A291])" office:value-type="float" office:value="43760" calcext:value-type="float">
            <text:p>43760</text:p>
          </table:table-cell>
          <table:table-cell table:style-name="ce12" table:formula="of:=[.B291]-[.C291]" office:value-type="date" office:date-value="1899-12-30T01:43:53.12555300072" calcext:value-type="date">
            <text:p>12/30/99 01:43 AM</text:p>
          </table:table-cell>
          <table:table-cell table:formula="of:=MOD([.E290]-[.$E$2];[.$H$2])+1+[.$E$2]" office:value-type="float" office:value="289" calcext:value-type="float">
            <text:p>289</text:p>
          </table:table-cell>
          <table:table-cell table:formula="of:=MOD([.F290]+1/[.$H$2];5)" office:value-type="float" office:value="4.39999999999997" calcext:value-type="float">
            <text:p>4,39999999999997</text:p>
          </table:table-cell>
          <table:table-cell table:formula="of:=IF([.F291]&lt;0.000001;[.G290]+2+1/[.$H$2];[.G290]+1/[.$H$2])" office:value-type="float" office:value="14.4000000000001" calcext:value-type="float">
            <text:p>14,4000000000001</text:p>
          </table:table-cell>
          <table:table-cell table:number-columns-repeated="4"/>
          <table:table-cell table:formula="of:=SUM(MOD(SUM([.L290]-[.L$2];[.T$2]);[.R$2]-[.L$2]);[.L$2])" office:value-type="time" office:time-value="PT00H10M00S" calcext:value-type="time">
            <text:p>00:10:00</text:p>
          </table:table-cell>
          <table:table-cell table:formula="of:=IF([.L291]&lt;[.L290];[.M290]+[.H$2];[.M290])" office:value-type="float" office:value="120" calcext:value-type="float">
            <text:p>120</text:p>
          </table:table-cell>
          <table:table-cell table:formula="of:=OFFSET([.C$4];[.M291];0)" office:value-type="float" office:value="43752" calcext:value-type="float">
            <text:p>43752</text:p>
          </table:table-cell>
          <table:table-cell table:formula="of:=[.L291]" office:value-type="float" office:value="0.00694444444444444" calcext:value-type="float">
            <text:p>0.006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291];0)&lt;=[.O29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2]))" office:value-type="date" office:date-value="2019-10-22T02:12:10.639619" calcext:value-type="date">
            <text:p>2019-10-22 02:12:11</text:p>
          </table:table-cell>
          <table:table-cell table:style-name="ce7" table:formula="of:=[.A292]" office:value-type="date" office:date-value="2019-10-22T02:12:10.639619" calcext:value-type="date">
            <text:p>2019-10-22 02:12:11</text:p>
          </table:table-cell>
          <table:table-cell table:formula="of:=TRUNC([.A292])" office:value-type="float" office:value="43760" calcext:value-type="float">
            <text:p>43760</text:p>
          </table:table-cell>
          <table:table-cell table:style-name="ce12" table:formula="of:=[.B292]-[.C292]" office:value-type="date" office:date-value="1899-12-30T02:12:10.63961870503" calcext:value-type="date">
            <text:p>12/30/99 02:12 AM</text:p>
          </table:table-cell>
          <table:table-cell table:formula="of:=MOD([.E291]-[.$E$2];[.$H$2])+1+[.$E$2]" office:value-type="float" office:value="290" calcext:value-type="float">
            <text:p>290</text:p>
          </table:table-cell>
          <table:table-cell table:formula="of:=MOD([.F291]+1/[.$H$2];5)" office:value-type="float" office:value="4.44999999999997" calcext:value-type="float">
            <text:p>4,44999999999997</text:p>
          </table:table-cell>
          <table:table-cell table:formula="of:=IF([.F292]&lt;0.000001;[.G291]+2+1/[.$H$2];[.G291]+1/[.$H$2])" office:value-type="float" office:value="14.4500000000001" calcext:value-type="float">
            <text:p>14,4500000000001</text:p>
          </table:table-cell>
          <table:table-cell table:number-columns-repeated="4"/>
          <table:table-cell table:formula="of:=SUM(MOD(SUM([.L291]-[.L$2];[.T$2]);[.R$2]-[.L$2]);[.L$2])" office:value-type="time" office:time-value="PT00H20M00S" calcext:value-type="time">
            <text:p>00:20:00</text:p>
          </table:table-cell>
          <table:table-cell table:formula="of:=IF([.L292]&lt;[.L291];[.M291]+[.H$2];[.M291])" office:value-type="float" office:value="120" calcext:value-type="float">
            <text:p>120</text:p>
          </table:table-cell>
          <table:table-cell table:formula="of:=OFFSET([.C$4];[.M292];0)" office:value-type="float" office:value="43752" calcext:value-type="float">
            <text:p>43752</text:p>
          </table:table-cell>
          <table:table-cell table:formula="of:=[.L292]" office:value-type="float" office:value="0.0138888888888889" calcext:value-type="float">
            <text:p>0.013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292];0)&lt;=[.O29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3]))" office:value-type="date" office:date-value="2019-10-22T01:53:10.269885" calcext:value-type="date">
            <text:p>2019-10-22 01:53:10</text:p>
          </table:table-cell>
          <table:table-cell table:style-name="ce7" table:formula="of:=[.A293]" office:value-type="date" office:date-value="2019-10-22T01:53:10.269885" calcext:value-type="date">
            <text:p>2019-10-22 01:53:10</text:p>
          </table:table-cell>
          <table:table-cell table:formula="of:=TRUNC([.A293])" office:value-type="float" office:value="43760" calcext:value-type="float">
            <text:p>43760</text:p>
          </table:table-cell>
          <table:table-cell table:style-name="ce12" table:formula="of:=[.B293]-[.C293]" office:value-type="date" office:date-value="1899-12-30T01:53:10.2698850492" calcext:value-type="date">
            <text:p>12/30/99 01:53 AM</text:p>
          </table:table-cell>
          <table:table-cell table:formula="of:=MOD([.E292]-[.$E$2];[.$H$2])+1+[.$E$2]" office:value-type="float" office:value="291" calcext:value-type="float">
            <text:p>291</text:p>
          </table:table-cell>
          <table:table-cell table:formula="of:=MOD([.F292]+1/[.$H$2];5)" office:value-type="float" office:value="4.49999999999997" calcext:value-type="float">
            <text:p>4,49999999999997</text:p>
          </table:table-cell>
          <table:table-cell table:formula="of:=IF([.F293]&lt;0.000001;[.G292]+2+1/[.$H$2];[.G292]+1/[.$H$2])" office:value-type="float" office:value="14.5000000000001" calcext:value-type="float">
            <text:p>14,5000000000001</text:p>
          </table:table-cell>
          <table:table-cell table:number-columns-repeated="4"/>
          <table:table-cell table:formula="of:=SUM(MOD(SUM([.L292]-[.L$2];[.T$2]);[.R$2]-[.L$2]);[.L$2])" office:value-type="time" office:time-value="PT00H30M00S" calcext:value-type="time">
            <text:p>00:30:00</text:p>
          </table:table-cell>
          <table:table-cell table:formula="of:=IF([.L293]&lt;[.L292];[.M292]+[.H$2];[.M292])" office:value-type="float" office:value="120" calcext:value-type="float">
            <text:p>120</text:p>
          </table:table-cell>
          <table:table-cell table:formula="of:=OFFSET([.C$4];[.M293];0)" office:value-type="float" office:value="43752" calcext:value-type="float">
            <text:p>43752</text:p>
          </table:table-cell>
          <table:table-cell table:formula="of:=[.L293]" office:value-type="float" office:value="0.0208333333333333" calcext:value-type="float">
            <text:p>0.020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293];0)&lt;=[.O29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4]))" office:value-type="date" office:date-value="2019-10-22T02:05:21.383118" calcext:value-type="date">
            <text:p>2019-10-22 02:05:21</text:p>
          </table:table-cell>
          <table:table-cell table:style-name="ce7" table:formula="of:=[.A294]" office:value-type="date" office:date-value="2019-10-22T02:05:21.383118" calcext:value-type="date">
            <text:p>2019-10-22 02:05:21</text:p>
          </table:table-cell>
          <table:table-cell table:formula="of:=TRUNC([.A294])" office:value-type="float" office:value="43760" calcext:value-type="float">
            <text:p>43760</text:p>
          </table:table-cell>
          <table:table-cell table:style-name="ce12" table:formula="of:=[.B294]-[.C294]" office:value-type="date" office:date-value="1899-12-30T02:05:21.38311795425" calcext:value-type="date">
            <text:p>12/30/99 02:05 AM</text:p>
          </table:table-cell>
          <table:table-cell table:formula="of:=MOD([.E293]-[.$E$2];[.$H$2])+1+[.$E$2]" office:value-type="float" office:value="292" calcext:value-type="float">
            <text:p>292</text:p>
          </table:table-cell>
          <table:table-cell table:formula="of:=MOD([.F293]+1/[.$H$2];5)" office:value-type="float" office:value="4.54999999999997" calcext:value-type="float">
            <text:p>4,54999999999997</text:p>
          </table:table-cell>
          <table:table-cell table:formula="of:=IF([.F294]&lt;0.000001;[.G293]+2+1/[.$H$2];[.G293]+1/[.$H$2])" office:value-type="float" office:value="14.5500000000001" calcext:value-type="float">
            <text:p>14,5500000000001</text:p>
          </table:table-cell>
          <table:table-cell table:number-columns-repeated="4"/>
          <table:table-cell table:formula="of:=SUM(MOD(SUM([.L293]-[.L$2];[.T$2]);[.R$2]-[.L$2]);[.L$2])" office:value-type="time" office:time-value="PT00H40M00S" calcext:value-type="time">
            <text:p>00:40:00</text:p>
          </table:table-cell>
          <table:table-cell table:formula="of:=IF([.L294]&lt;[.L293];[.M293]+[.H$2];[.M293])" office:value-type="float" office:value="120" calcext:value-type="float">
            <text:p>120</text:p>
          </table:table-cell>
          <table:table-cell table:formula="of:=OFFSET([.C$4];[.M294];0)" office:value-type="float" office:value="43752" calcext:value-type="float">
            <text:p>43752</text:p>
          </table:table-cell>
          <table:table-cell table:formula="of:=[.L294]" office:value-type="float" office:value="0.0277777777777778" calcext:value-type="float">
            <text:p>0.027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294];0)&lt;=[.O29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5]))" office:value-type="date" office:date-value="2019-10-22T02:25:45.392584" calcext:value-type="date">
            <text:p>2019-10-22 02:25:45</text:p>
          </table:table-cell>
          <table:table-cell table:style-name="ce7" table:formula="of:=[.A295]" office:value-type="date" office:date-value="2019-10-22T02:25:45.392584" calcext:value-type="date">
            <text:p>2019-10-22 02:25:45</text:p>
          </table:table-cell>
          <table:table-cell table:formula="of:=TRUNC([.A295])" office:value-type="float" office:value="43760" calcext:value-type="float">
            <text:p>43760</text:p>
          </table:table-cell>
          <table:table-cell table:style-name="ce12" table:formula="of:=[.B295]-[.C295]" office:value-type="date" office:date-value="1899-12-30T02:25:45.39258414879" calcext:value-type="date">
            <text:p>12/30/99 02:25 AM</text:p>
          </table:table-cell>
          <table:table-cell table:formula="of:=MOD([.E294]-[.$E$2];[.$H$2])+1+[.$E$2]" office:value-type="float" office:value="293" calcext:value-type="float">
            <text:p>293</text:p>
          </table:table-cell>
          <table:table-cell table:formula="of:=MOD([.F294]+1/[.$H$2];5)" office:value-type="float" office:value="4.59999999999997" calcext:value-type="float">
            <text:p>4,59999999999997</text:p>
          </table:table-cell>
          <table:table-cell table:formula="of:=IF([.F295]&lt;0.000001;[.G294]+2+1/[.$H$2];[.G294]+1/[.$H$2])" office:value-type="float" office:value="14.6000000000001" calcext:value-type="float">
            <text:p>14,6000000000001</text:p>
          </table:table-cell>
          <table:table-cell table:number-columns-repeated="4"/>
          <table:table-cell table:formula="of:=SUM(MOD(SUM([.L294]-[.L$2];[.T$2]);[.R$2]-[.L$2]);[.L$2])" office:value-type="time" office:time-value="PT00H50M00S" calcext:value-type="time">
            <text:p>00:50:00</text:p>
          </table:table-cell>
          <table:table-cell table:formula="of:=IF([.L295]&lt;[.L294];[.M294]+[.H$2];[.M294])" office:value-type="float" office:value="120" calcext:value-type="float">
            <text:p>120</text:p>
          </table:table-cell>
          <table:table-cell table:formula="of:=OFFSET([.C$4];[.M295];0)" office:value-type="float" office:value="43752" calcext:value-type="float">
            <text:p>43752</text:p>
          </table:table-cell>
          <table:table-cell table:formula="of:=[.L295]" office:value-type="float" office:value="0.0347222222222222" calcext:value-type="float">
            <text:p>0.034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295];0)&lt;=[.O29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6]))" office:value-type="date" office:date-value="2019-10-22T02:00:12.661595" calcext:value-type="date">
            <text:p>2019-10-22 02:00:13</text:p>
          </table:table-cell>
          <table:table-cell table:style-name="ce7" table:formula="of:=[.A296]" office:value-type="date" office:date-value="2019-10-22T02:00:12.661595" calcext:value-type="date">
            <text:p>2019-10-22 02:00:13</text:p>
          </table:table-cell>
          <table:table-cell table:formula="of:=TRUNC([.A296])" office:value-type="float" office:value="43760" calcext:value-type="float">
            <text:p>43760</text:p>
          </table:table-cell>
          <table:table-cell table:style-name="ce12" table:formula="of:=[.B296]-[.C296]" office:value-type="date" office:date-value="1899-12-30T02:00:12.66159480438" calcext:value-type="date">
            <text:p>12/30/99 02:00 AM</text:p>
          </table:table-cell>
          <table:table-cell table:formula="of:=MOD([.E295]-[.$E$2];[.$H$2])+1+[.$E$2]" office:value-type="float" office:value="294" calcext:value-type="float">
            <text:p>294</text:p>
          </table:table-cell>
          <table:table-cell table:formula="of:=MOD([.F295]+1/[.$H$2];5)" office:value-type="float" office:value="4.64999999999997" calcext:value-type="float">
            <text:p>4,64999999999997</text:p>
          </table:table-cell>
          <table:table-cell table:formula="of:=IF([.F296]&lt;0.000001;[.G295]+2+1/[.$H$2];[.G295]+1/[.$H$2])" office:value-type="float" office:value="14.6500000000001" calcext:value-type="float">
            <text:p>14,6500000000001</text:p>
          </table:table-cell>
          <table:table-cell table:number-columns-repeated="4"/>
          <table:table-cell table:formula="of:=SUM(MOD(SUM([.L295]-[.L$2];[.T$2]);[.R$2]-[.L$2]);[.L$2])" office:value-type="time" office:time-value="PT01H00M00S" calcext:value-type="time">
            <text:p>01:00:00</text:p>
          </table:table-cell>
          <table:table-cell table:formula="of:=IF([.L296]&lt;[.L295];[.M295]+[.H$2];[.M295])" office:value-type="float" office:value="120" calcext:value-type="float">
            <text:p>120</text:p>
          </table:table-cell>
          <table:table-cell table:formula="of:=OFFSET([.C$4];[.M296];0)" office:value-type="float" office:value="43752" calcext:value-type="float">
            <text:p>43752</text:p>
          </table:table-cell>
          <table:table-cell table:formula="of:=[.L296]" office:value-type="float" office:value="0.0416666666666667" calcext:value-type="float">
            <text:p>0.041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296];0)&lt;=[.O29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7]))" office:value-type="date" office:date-value="2019-10-22T02:01:38.45964" calcext:value-type="date">
            <text:p>2019-10-22 02:01:38</text:p>
          </table:table-cell>
          <table:table-cell table:style-name="ce7" table:formula="of:=[.A297]" office:value-type="date" office:date-value="2019-10-22T02:01:38.45964" calcext:value-type="date">
            <text:p>2019-10-22 02:01:38</text:p>
          </table:table-cell>
          <table:table-cell table:formula="of:=TRUNC([.A297])" office:value-type="float" office:value="43760" calcext:value-type="float">
            <text:p>43760</text:p>
          </table:table-cell>
          <table:table-cell table:style-name="ce12" table:formula="of:=[.B297]-[.C297]" office:value-type="date" office:date-value="1899-12-30T02:01:38.45963953994" calcext:value-type="date">
            <text:p>12/30/99 02:01 AM</text:p>
          </table:table-cell>
          <table:table-cell table:formula="of:=MOD([.E296]-[.$E$2];[.$H$2])+1+[.$E$2]" office:value-type="float" office:value="295" calcext:value-type="float">
            <text:p>295</text:p>
          </table:table-cell>
          <table:table-cell table:formula="of:=MOD([.F296]+1/[.$H$2];5)" office:value-type="float" office:value="4.69999999999997" calcext:value-type="float">
            <text:p>4,69999999999997</text:p>
          </table:table-cell>
          <table:table-cell table:formula="of:=IF([.F297]&lt;0.000001;[.G296]+2+1/[.$H$2];[.G296]+1/[.$H$2])" office:value-type="float" office:value="14.7000000000001" calcext:value-type="float">
            <text:p>14,7000000000001</text:p>
          </table:table-cell>
          <table:table-cell table:number-columns-repeated="4"/>
          <table:table-cell table:formula="of:=SUM(MOD(SUM([.L296]-[.L$2];[.T$2]);[.R$2]-[.L$2]);[.L$2])" office:value-type="time" office:time-value="PT01H10M00S" calcext:value-type="time">
            <text:p>01:10:00</text:p>
          </table:table-cell>
          <table:table-cell table:formula="of:=IF([.L297]&lt;[.L296];[.M296]+[.H$2];[.M296])" office:value-type="float" office:value="120" calcext:value-type="float">
            <text:p>120</text:p>
          </table:table-cell>
          <table:table-cell table:formula="of:=OFFSET([.C$4];[.M297];0)" office:value-type="float" office:value="43752" calcext:value-type="float">
            <text:p>43752</text:p>
          </table:table-cell>
          <table:table-cell table:formula="of:=[.L297]" office:value-type="float" office:value="0.0486111111111111" calcext:value-type="float">
            <text:p>0.048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297];0)&lt;=[.O29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8]))" office:value-type="date" office:date-value="2019-10-22T01:48:33.930142" calcext:value-type="date">
            <text:p>2019-10-22 01:48:34</text:p>
          </table:table-cell>
          <table:table-cell table:style-name="ce7" table:formula="of:=[.A298]" office:value-type="date" office:date-value="2019-10-22T01:48:33.930142" calcext:value-type="date">
            <text:p>2019-10-22 01:48:34</text:p>
          </table:table-cell>
          <table:table-cell table:formula="of:=TRUNC([.A298])" office:value-type="float" office:value="43760" calcext:value-type="float">
            <text:p>43760</text:p>
          </table:table-cell>
          <table:table-cell table:style-name="ce12" table:formula="of:=[.B298]-[.C298]" office:value-type="date" office:date-value="1899-12-30T01:48:33.93014159985" calcext:value-type="date">
            <text:p>12/30/99 01:48 AM</text:p>
          </table:table-cell>
          <table:table-cell table:formula="of:=MOD([.E297]-[.$E$2];[.$H$2])+1+[.$E$2]" office:value-type="float" office:value="296" calcext:value-type="float">
            <text:p>296</text:p>
          </table:table-cell>
          <table:table-cell table:formula="of:=MOD([.F297]+1/[.$H$2];5)" office:value-type="float" office:value="4.74999999999997" calcext:value-type="float">
            <text:p>4,74999999999997</text:p>
          </table:table-cell>
          <table:table-cell table:formula="of:=IF([.F298]&lt;0.000001;[.G297]+2+1/[.$H$2];[.G297]+1/[.$H$2])" office:value-type="float" office:value="14.7500000000001" calcext:value-type="float">
            <text:p>14,7500000000001</text:p>
          </table:table-cell>
          <table:table-cell table:number-columns-repeated="4"/>
          <table:table-cell table:formula="of:=SUM(MOD(SUM([.L297]-[.L$2];[.T$2]);[.R$2]-[.L$2]);[.L$2])" office:value-type="time" office:time-value="PT01H20M00S" calcext:value-type="time">
            <text:p>01:20:00</text:p>
          </table:table-cell>
          <table:table-cell table:formula="of:=IF([.L298]&lt;[.L297];[.M297]+[.H$2];[.M297])" office:value-type="float" office:value="120" calcext:value-type="float">
            <text:p>120</text:p>
          </table:table-cell>
          <table:table-cell table:formula="of:=OFFSET([.C$4];[.M298];0)" office:value-type="float" office:value="43752" calcext:value-type="float">
            <text:p>43752</text:p>
          </table:table-cell>
          <table:table-cell table:formula="of:=[.L298]" office:value-type="float" office:value="0.0555555555555556" calcext:value-type="float">
            <text:p>0.055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298];0)&lt;=[.O29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9]))" office:value-type="date" office:date-value="2019-10-22T02:00:21.212972" calcext:value-type="date">
            <text:p>2019-10-22 02:00:21</text:p>
          </table:table-cell>
          <table:table-cell table:style-name="ce7" table:formula="of:=[.A299]" office:value-type="date" office:date-value="2019-10-22T02:00:21.212972" calcext:value-type="date">
            <text:p>2019-10-22 02:00:21</text:p>
          </table:table-cell>
          <table:table-cell table:formula="of:=TRUNC([.A299])" office:value-type="float" office:value="43760" calcext:value-type="float">
            <text:p>43760</text:p>
          </table:table-cell>
          <table:table-cell table:style-name="ce12" table:formula="of:=[.B299]-[.C299]" office:value-type="date" office:date-value="1899-12-30T02:00:21.21297167614" calcext:value-type="date">
            <text:p>12/30/99 02:00 AM</text:p>
          </table:table-cell>
          <table:table-cell table:formula="of:=MOD([.E298]-[.$E$2];[.$H$2])+1+[.$E$2]" office:value-type="float" office:value="297" calcext:value-type="float">
            <text:p>297</text:p>
          </table:table-cell>
          <table:table-cell table:formula="of:=MOD([.F298]+1/[.$H$2];5)" office:value-type="float" office:value="4.79999999999997" calcext:value-type="float">
            <text:p>4,79999999999997</text:p>
          </table:table-cell>
          <table:table-cell table:formula="of:=IF([.F299]&lt;0.000001;[.G298]+2+1/[.$H$2];[.G298]+1/[.$H$2])" office:value-type="float" office:value="14.8000000000001" calcext:value-type="float">
            <text:p>14,8000000000001</text:p>
          </table:table-cell>
          <table:table-cell table:number-columns-repeated="4"/>
          <table:table-cell table:formula="of:=SUM(MOD(SUM([.L298]-[.L$2];[.T$2]);[.R$2]-[.L$2]);[.L$2])" office:value-type="time" office:time-value="PT01H30M00S" calcext:value-type="time">
            <text:p>01:30:00</text:p>
          </table:table-cell>
          <table:table-cell table:formula="of:=IF([.L299]&lt;[.L298];[.M298]+[.H$2];[.M298])" office:value-type="float" office:value="120" calcext:value-type="float">
            <text:p>120</text:p>
          </table:table-cell>
          <table:table-cell table:formula="of:=OFFSET([.C$4];[.M299];0)" office:value-type="float" office:value="43752" calcext:value-type="float">
            <text:p>43752</text:p>
          </table:table-cell>
          <table:table-cell table:formula="of:=[.L299]" office:value-type="float" office:value="0.0625" calcext:value-type="float">
            <text:p>0.0625</text:p>
          </table:table-cell>
          <table:table-cell office:value-type="float" office:value="282" calcext:value-type="float">
            <text:p>282</text:p>
          </table:table-cell>
          <table:table-cell table:formula="of:=IF(OFFSET([.D$4];[.M299];0)&lt;=[.O29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0]))" office:value-type="date" office:date-value="2019-10-22T01:58:04.860531" calcext:value-type="date">
            <text:p>2019-10-22 01:58:05</text:p>
          </table:table-cell>
          <table:table-cell table:style-name="ce7" table:formula="of:=[.A300]" office:value-type="date" office:date-value="2019-10-22T01:58:04.860531" calcext:value-type="date">
            <text:p>2019-10-22 01:58:05</text:p>
          </table:table-cell>
          <table:table-cell table:formula="of:=TRUNC([.A300])" office:value-type="float" office:value="43760" calcext:value-type="float">
            <text:p>43760</text:p>
          </table:table-cell>
          <table:table-cell table:style-name="ce12" table:formula="of:=[.B300]-[.C300]" office:value-type="date" office:date-value="1899-12-30T01:58:04.86053093802" calcext:value-type="date">
            <text:p>12/30/99 01:58 AM</text:p>
          </table:table-cell>
          <table:table-cell table:formula="of:=MOD([.E299]-[.$E$2];[.$H$2])+1+[.$E$2]" office:value-type="float" office:value="298" calcext:value-type="float">
            <text:p>298</text:p>
          </table:table-cell>
          <table:table-cell table:formula="of:=MOD([.F299]+1/[.$H$2];5)" office:value-type="float" office:value="4.84999999999997" calcext:value-type="float">
            <text:p>4,84999999999997</text:p>
          </table:table-cell>
          <table:table-cell table:formula="of:=IF([.F300]&lt;0.000001;[.G299]+2+1/[.$H$2];[.G299]+1/[.$H$2])" office:value-type="float" office:value="14.8500000000001" calcext:value-type="float">
            <text:p>14,8500000000001</text:p>
          </table:table-cell>
          <table:table-cell table:number-columns-repeated="4"/>
          <table:table-cell table:formula="of:=SUM(MOD(SUM([.L299]-[.L$2];[.T$2]);[.R$2]-[.L$2]);[.L$2])" office:value-type="time" office:time-value="PT01H40M00S" calcext:value-type="time">
            <text:p>01:40:00</text:p>
          </table:table-cell>
          <table:table-cell table:formula="of:=IF([.L300]&lt;[.L299];[.M299]+[.H$2];[.M299])" office:value-type="float" office:value="120" calcext:value-type="float">
            <text:p>120</text:p>
          </table:table-cell>
          <table:table-cell table:formula="of:=OFFSET([.C$4];[.M300];0)" office:value-type="float" office:value="43752" calcext:value-type="float">
            <text:p>43752</text:p>
          </table:table-cell>
          <table:table-cell table:formula="of:=[.L300]" office:value-type="float" office:value="0.0694444444444444" calcext:value-type="float">
            <text:p>0.069444444444445</text:p>
          </table:table-cell>
          <table:table-cell office:value-type="float" office:value="282" calcext:value-type="float">
            <text:p>282</text:p>
          </table:table-cell>
          <table:table-cell table:formula="of:=IF(OFFSET([.D$4];[.M300];0)&lt;=[.O30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1]))" office:value-type="date" office:date-value="2019-10-22T02:02:50.435902" calcext:value-type="date">
            <text:p>2019-10-22 02:02:50</text:p>
          </table:table-cell>
          <table:table-cell table:style-name="ce7" table:formula="of:=[.A301]" office:value-type="date" office:date-value="2019-10-22T02:02:50.435902" calcext:value-type="date">
            <text:p>2019-10-22 02:02:50</text:p>
          </table:table-cell>
          <table:table-cell table:formula="of:=TRUNC([.A301])" office:value-type="float" office:value="43760" calcext:value-type="float">
            <text:p>43760</text:p>
          </table:table-cell>
          <table:table-cell table:style-name="ce12" table:formula="of:=[.B301]-[.C301]" office:value-type="date" office:date-value="1899-12-30T02:02:50.43590247631" calcext:value-type="date">
            <text:p>12/30/99 02:02 AM</text:p>
          </table:table-cell>
          <table:table-cell table:formula="of:=MOD([.E300]-[.$E$2];[.$H$2])+1+[.$E$2]" office:value-type="float" office:value="299" calcext:value-type="float">
            <text:p>299</text:p>
          </table:table-cell>
          <table:table-cell table:formula="of:=MOD([.F300]+1/[.$H$2];5)" office:value-type="float" office:value="4.89999999999997" calcext:value-type="float">
            <text:p>4,89999999999997</text:p>
          </table:table-cell>
          <table:table-cell table:formula="of:=IF([.F301]&lt;0.000001;[.G300]+2+1/[.$H$2];[.G300]+1/[.$H$2])" office:value-type="float" office:value="14.9000000000001" calcext:value-type="float">
            <text:p>14,9000000000001</text:p>
          </table:table-cell>
          <table:table-cell table:number-columns-repeated="4"/>
          <table:table-cell table:formula="of:=SUM(MOD(SUM([.L300]-[.L$2];[.T$2]);[.R$2]-[.L$2]);[.L$2])" office:value-type="time" office:time-value="PT01H50M00S" calcext:value-type="time">
            <text:p>01:50:00</text:p>
          </table:table-cell>
          <table:table-cell table:formula="of:=IF([.L301]&lt;[.L300];[.M300]+[.H$2];[.M300])" office:value-type="float" office:value="120" calcext:value-type="float">
            <text:p>120</text:p>
          </table:table-cell>
          <table:table-cell table:formula="of:=OFFSET([.C$4];[.M301];0)" office:value-type="float" office:value="43752" calcext:value-type="float">
            <text:p>43752</text:p>
          </table:table-cell>
          <table:table-cell table:formula="of:=[.L301]" office:value-type="float" office:value="0.0763888888888889" calcext:value-type="float">
            <text:p>0.076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301];0)&lt;=[.O30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2]))" office:value-type="date" office:date-value="2019-10-22T02:07:42.7603" calcext:value-type="date">
            <text:p>2019-10-22 02:07:43</text:p>
          </table:table-cell>
          <table:table-cell table:style-name="ce7" table:formula="of:=[.A302]" office:value-type="date" office:date-value="2019-10-22T02:07:42.7603" calcext:value-type="date">
            <text:p>2019-10-22 02:07:43</text:p>
          </table:table-cell>
          <table:table-cell table:formula="of:=TRUNC([.A302])" office:value-type="float" office:value="43760" calcext:value-type="float">
            <text:p>43760</text:p>
          </table:table-cell>
          <table:table-cell table:style-name="ce12" table:formula="of:=[.B302]-[.C302]" office:value-type="date" office:date-value="1899-12-30T02:07:42.76030009612" calcext:value-type="date">
            <text:p>12/30/99 02:07 AM</text:p>
          </table:table-cell>
          <table:table-cell table:formula="of:=MOD([.E301]-[.$E$2];[.$H$2])+1+[.$E$2]" office:value-type="float" office:value="300" calcext:value-type="float">
            <text:p>300</text:p>
          </table:table-cell>
          <table:table-cell table:formula="of:=MOD([.F301]+1/[.$H$2];5)" office:value-type="float" office:value="4.94999999999997" calcext:value-type="float">
            <text:p>4,94999999999997</text:p>
          </table:table-cell>
          <table:table-cell table:formula="of:=IF([.F302]&lt;0.000001;[.G301]+2+1/[.$H$2];[.G301]+1/[.$H$2])" office:value-type="float" office:value="14.9500000000001" calcext:value-type="float">
            <text:p>14,9500000000001</text:p>
          </table:table-cell>
          <table:table-cell table:number-columns-repeated="4"/>
          <table:table-cell table:formula="of:=SUM(MOD(SUM([.L301]-[.L$2];[.T$2]);[.R$2]-[.L$2]);[.L$2])" office:value-type="time" office:time-value="PT02H00M00S" calcext:value-type="time">
            <text:p>02:00:00</text:p>
          </table:table-cell>
          <table:table-cell table:formula="of:=IF([.L302]&lt;[.L301];[.M301]+[.H$2];[.M301])" office:value-type="float" office:value="120" calcext:value-type="float">
            <text:p>120</text:p>
          </table:table-cell>
          <table:table-cell table:formula="of:=OFFSET([.C$4];[.M302];0)" office:value-type="float" office:value="43752" calcext:value-type="float">
            <text:p>43752</text:p>
          </table:table-cell>
          <table:table-cell table:formula="of:=[.L302]" office:value-type="float" office:value="0.0833333333333333" calcext:value-type="float">
            <text:p>0.083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302];0)&lt;=[.O30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3]))" office:value-type="date" office:date-value="2019-10-23T02:16:12.841925" calcext:value-type="date">
            <text:p>2019-10-23 02:16:13</text:p>
          </table:table-cell>
          <table:table-cell table:style-name="ce7" table:formula="of:=[.A303]" office:value-type="date" office:date-value="2019-10-23T02:16:12.841925" calcext:value-type="date">
            <text:p>2019-10-23 02:16:13</text:p>
          </table:table-cell>
          <table:table-cell table:formula="of:=TRUNC([.A303])" office:value-type="float" office:value="43761" calcext:value-type="float">
            <text:p>43761</text:p>
          </table:table-cell>
          <table:table-cell table:style-name="ce12" table:formula="of:=[.B303]-[.C303]" office:value-type="date" office:date-value="1899-12-30T02:16:12.84192536026" calcext:value-type="date">
            <text:p>12/30/99 02:16 AM</text:p>
          </table:table-cell>
          <table:table-cell table:formula="of:=MOD([.E302]-[.$E$2];[.$H$2])+1+[.$E$2]" office:value-type="float" office:value="281" calcext:value-type="float">
            <text:p>281</text:p>
          </table:table-cell>
          <table:table-cell table:formula="of:=MOD([.F302]+1/[.$H$2];5)" office:value-type="float" office:value="4.99999999999997" calcext:value-type="float">
            <text:p>4,99999999999997</text:p>
          </table:table-cell>
          <table:table-cell table:formula="of:=IF([.F303]&lt;0.000001;[.G302]+2+1/[.$H$2];[.G302]+1/[.$H$2])" office:value-type="float" office:value="15.0000000000001" calcext:value-type="float">
            <text:p>15,0000000000001</text:p>
          </table:table-cell>
          <table:table-cell table:number-columns-repeated="4"/>
          <table:table-cell table:formula="of:=SUM(MOD(SUM([.L302]-[.L$2];[.T$2]);[.R$2]-[.L$2]);[.L$2])" office:value-type="time" office:time-value="PT02H10M00S" calcext:value-type="time">
            <text:p>02:10:00</text:p>
          </table:table-cell>
          <table:table-cell table:formula="of:=IF([.L303]&lt;[.L302];[.M302]+[.H$2];[.M302])" office:value-type="float" office:value="120" calcext:value-type="float">
            <text:p>120</text:p>
          </table:table-cell>
          <table:table-cell table:formula="of:=OFFSET([.C$4];[.M303];0)" office:value-type="float" office:value="43752" calcext:value-type="float">
            <text:p>43752</text:p>
          </table:table-cell>
          <table:table-cell table:formula="of:=[.L303]" office:value-type="float" office:value="0.0902777777777778" calcext:value-type="float">
            <text:p>0.0902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303];0)&lt;=[.O30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4]))" office:value-type="date" office:date-value="2019-10-23T01:50:45.686948" calcext:value-type="date">
            <text:p>2019-10-23 01:50:46</text:p>
          </table:table-cell>
          <table:table-cell table:style-name="ce7" table:formula="of:=[.A304]" office:value-type="date" office:date-value="2019-10-23T01:50:45.686948" calcext:value-type="date">
            <text:p>2019-10-23 01:50:46</text:p>
          </table:table-cell>
          <table:table-cell table:formula="of:=TRUNC([.A304])" office:value-type="float" office:value="43761" calcext:value-type="float">
            <text:p>43761</text:p>
          </table:table-cell>
          <table:table-cell table:style-name="ce12" table:formula="of:=[.B304]-[.C304]" office:value-type="date" office:date-value="1899-12-30T01:50:45.68694806658" calcext:value-type="date">
            <text:p>12/30/99 01:50 AM</text:p>
          </table:table-cell>
          <table:table-cell table:formula="of:=MOD([.E303]-[.$E$2];[.$H$2])+1+[.$E$2]" office:value-type="float" office:value="282" calcext:value-type="float">
            <text:p>282</text:p>
          </table:table-cell>
          <table:table-cell table:formula="of:=MOD([.F303]+1/[.$H$2];5)" office:value-type="float" office:value="0.0499999999999723" calcext:value-type="float">
            <text:p>0,049999999999972</text:p>
          </table:table-cell>
          <table:table-cell table:formula="of:=IF([.F304]&lt;0.000001;[.G303]+2+1/[.$H$2];[.G303]+1/[.$H$2])" office:value-type="float" office:value="15.0500000000001" calcext:value-type="float">
            <text:p>15,0500000000001</text:p>
          </table:table-cell>
          <table:table-cell table:number-columns-repeated="4"/>
          <table:table-cell table:formula="of:=SUM(MOD(SUM([.L303]-[.L$2];[.T$2]);[.R$2]-[.L$2]);[.L$2])" office:value-type="time" office:time-value="PT02H20M00S" calcext:value-type="time">
            <text:p>02:20:00</text:p>
          </table:table-cell>
          <table:table-cell table:formula="of:=IF([.L304]&lt;[.L303];[.M303]+[.H$2];[.M303])" office:value-type="float" office:value="120" calcext:value-type="float">
            <text:p>120</text:p>
          </table:table-cell>
          <table:table-cell table:formula="of:=OFFSET([.C$4];[.M304];0)" office:value-type="float" office:value="43752" calcext:value-type="float">
            <text:p>43752</text:p>
          </table:table-cell>
          <table:table-cell table:formula="of:=[.L304]" office:value-type="float" office:value="0.0972222222222222" calcext:value-type="float">
            <text:p>0.0972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304];0)&lt;=[.O30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5]))" office:value-type="date" office:date-value="2019-10-23T02:15:48.631211" calcext:value-type="date">
            <text:p>2019-10-23 02:15:49</text:p>
          </table:table-cell>
          <table:table-cell table:style-name="ce7" table:formula="of:=[.A305]" office:value-type="date" office:date-value="2019-10-23T02:15:48.631211" calcext:value-type="date">
            <text:p>2019-10-23 02:15:49</text:p>
          </table:table-cell>
          <table:table-cell table:formula="of:=TRUNC([.A305])" office:value-type="float" office:value="43761" calcext:value-type="float">
            <text:p>43761</text:p>
          </table:table-cell>
          <table:table-cell table:style-name="ce12" table:formula="of:=[.B305]-[.C305]" office:value-type="date" office:date-value="1899-12-30T02:15:48.6312112771" calcext:value-type="date">
            <text:p>12/30/99 02:15 AM</text:p>
          </table:table-cell>
          <table:table-cell table:formula="of:=MOD([.E304]-[.$E$2];[.$H$2])+1+[.$E$2]" office:value-type="float" office:value="283" calcext:value-type="float">
            <text:p>283</text:p>
          </table:table-cell>
          <table:table-cell table:formula="of:=MOD([.F304]+1/[.$H$2];5)" office:value-type="float" office:value="0.0999999999999723" calcext:value-type="float">
            <text:p>0,099999999999972</text:p>
          </table:table-cell>
          <table:table-cell table:formula="of:=IF([.F305]&lt;0.000001;[.G304]+2+1/[.$H$2];[.G304]+1/[.$H$2])" office:value-type="float" office:value="15.1000000000001" calcext:value-type="float">
            <text:p>15,1000000000001</text:p>
          </table:table-cell>
          <table:table-cell table:number-columns-repeated="4"/>
          <table:table-cell table:formula="of:=SUM(MOD(SUM([.L304]-[.L$2];[.T$2]);[.R$2]-[.L$2]);[.L$2])" office:value-type="time" office:time-value="PT02H30M00S" calcext:value-type="time">
            <text:p>02:30:00</text:p>
          </table:table-cell>
          <table:table-cell table:formula="of:=IF([.L305]&lt;[.L304];[.M304]+[.H$2];[.M304])" office:value-type="float" office:value="120" calcext:value-type="float">
            <text:p>120</text:p>
          </table:table-cell>
          <table:table-cell table:formula="of:=OFFSET([.C$4];[.M305];0)" office:value-type="float" office:value="43752" calcext:value-type="float">
            <text:p>43752</text:p>
          </table:table-cell>
          <table:table-cell table:formula="of:=[.L305]" office:value-type="float" office:value="0.104166666666667" calcext:value-type="float">
            <text:p>0.1041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305];0)&lt;=[.O30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6]))" office:value-type="date" office:date-value="2019-10-23T02:10:16.448372" calcext:value-type="date">
            <text:p>2019-10-23 02:10:16</text:p>
          </table:table-cell>
          <table:table-cell table:style-name="ce7" table:formula="of:=[.A306]" office:value-type="date" office:date-value="2019-10-23T02:10:16.448372" calcext:value-type="date">
            <text:p>2019-10-23 02:10:16</text:p>
          </table:table-cell>
          <table:table-cell table:formula="of:=TRUNC([.A306])" office:value-type="float" office:value="43761" calcext:value-type="float">
            <text:p>43761</text:p>
          </table:table-cell>
          <table:table-cell table:style-name="ce12" table:formula="of:=[.B306]-[.C306]" office:value-type="date" office:date-value="1899-12-30T02:10:16.4483721368" calcext:value-type="date">
            <text:p>12/30/99 02:10 AM</text:p>
          </table:table-cell>
          <table:table-cell table:formula="of:=MOD([.E305]-[.$E$2];[.$H$2])+1+[.$E$2]" office:value-type="float" office:value="284" calcext:value-type="float">
            <text:p>284</text:p>
          </table:table-cell>
          <table:table-cell table:formula="of:=MOD([.F305]+1/[.$H$2];5)" office:value-type="float" office:value="0.149999999999972" calcext:value-type="float">
            <text:p>0,149999999999972</text:p>
          </table:table-cell>
          <table:table-cell table:formula="of:=IF([.F306]&lt;0.000001;[.G305]+2+1/[.$H$2];[.G305]+1/[.$H$2])" office:value-type="float" office:value="15.1500000000001" calcext:value-type="float">
            <text:p>15,1500000000001</text:p>
          </table:table-cell>
          <table:table-cell table:number-columns-repeated="4"/>
          <table:table-cell table:formula="of:=SUM(MOD(SUM([.L305]-[.L$2];[.T$2]);[.R$2]-[.L$2]);[.L$2])" office:value-type="time" office:time-value="PT02H40M00S" calcext:value-type="time">
            <text:p>02:40:00</text:p>
          </table:table-cell>
          <table:table-cell table:formula="of:=IF([.L306]&lt;[.L305];[.M305]+[.H$2];[.M305])" office:value-type="float" office:value="120" calcext:value-type="float">
            <text:p>120</text:p>
          </table:table-cell>
          <table:table-cell table:formula="of:=OFFSET([.C$4];[.M306];0)" office:value-type="float" office:value="43752" calcext:value-type="float">
            <text:p>43752</text:p>
          </table:table-cell>
          <table:table-cell table:formula="of:=[.L306]" office:value-type="float" office:value="0.111111111111111" calcext:value-type="float">
            <text:p>0.1111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306];0)&lt;=[.O30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7]))" office:value-type="date" office:date-value="2019-10-23T02:11:40.727136" calcext:value-type="date">
            <text:p>2019-10-23 02:11:41</text:p>
          </table:table-cell>
          <table:table-cell table:style-name="ce7" table:formula="of:=[.A307]" office:value-type="date" office:date-value="2019-10-23T02:11:40.727136" calcext:value-type="date">
            <text:p>2019-10-23 02:11:41</text:p>
          </table:table-cell>
          <table:table-cell table:formula="of:=TRUNC([.A307])" office:value-type="float" office:value="43761" calcext:value-type="float">
            <text:p>43761</text:p>
          </table:table-cell>
          <table:table-cell table:style-name="ce12" table:formula="of:=[.B307]-[.C307]" office:value-type="date" office:date-value="1899-12-30T02:11:40.72713636328" calcext:value-type="date">
            <text:p>12/30/99 02:11 AM</text:p>
          </table:table-cell>
          <table:table-cell table:formula="of:=MOD([.E306]-[.$E$2];[.$H$2])+1+[.$E$2]" office:value-type="float" office:value="285" calcext:value-type="float">
            <text:p>285</text:p>
          </table:table-cell>
          <table:table-cell table:formula="of:=MOD([.F306]+1/[.$H$2];5)" office:value-type="float" office:value="0.199999999999972" calcext:value-type="float">
            <text:p>0,199999999999972</text:p>
          </table:table-cell>
          <table:table-cell table:formula="of:=IF([.F307]&lt;0.000001;[.G306]+2+1/[.$H$2];[.G306]+1/[.$H$2])" office:value-type="float" office:value="15.2000000000001" calcext:value-type="float">
            <text:p>15,2000000000001</text:p>
          </table:table-cell>
          <table:table-cell table:number-columns-repeated="4"/>
          <table:table-cell table:formula="of:=SUM(MOD(SUM([.L306]-[.L$2];[.T$2]);[.R$2]-[.L$2]);[.L$2])" office:value-type="time" office:time-value="PT02H50M00S" calcext:value-type="time">
            <text:p>02:50:00</text:p>
          </table:table-cell>
          <table:table-cell table:formula="of:=IF([.L307]&lt;[.L306];[.M306]+[.H$2];[.M306])" office:value-type="float" office:value="120" calcext:value-type="float">
            <text:p>120</text:p>
          </table:table-cell>
          <table:table-cell table:formula="of:=OFFSET([.C$4];[.M307];0)" office:value-type="float" office:value="43752" calcext:value-type="float">
            <text:p>43752</text:p>
          </table:table-cell>
          <table:table-cell table:formula="of:=[.L307]" office:value-type="float" office:value="0.118055555555556" calcext:value-type="float">
            <text:p>0.1180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307];0)&lt;=[.O30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8]))" office:value-type="date" office:date-value="2019-10-23T01:58:50.978287" calcext:value-type="date">
            <text:p>2019-10-23 01:58:51</text:p>
          </table:table-cell>
          <table:table-cell table:style-name="ce7" table:formula="of:=[.A308]" office:value-type="date" office:date-value="2019-10-23T01:58:50.978287" calcext:value-type="date">
            <text:p>2019-10-23 01:58:51</text:p>
          </table:table-cell>
          <table:table-cell table:formula="of:=TRUNC([.A308])" office:value-type="float" office:value="43761" calcext:value-type="float">
            <text:p>43761</text:p>
          </table:table-cell>
          <table:table-cell table:style-name="ce12" table:formula="of:=[.B308]-[.C308]" office:value-type="date" office:date-value="1899-12-30T01:58:50.97828710452" calcext:value-type="date">
            <text:p>12/30/99 01:58 AM</text:p>
          </table:table-cell>
          <table:table-cell table:formula="of:=MOD([.E307]-[.$E$2];[.$H$2])+1+[.$E$2]" office:value-type="float" office:value="286" calcext:value-type="float">
            <text:p>286</text:p>
          </table:table-cell>
          <table:table-cell table:formula="of:=MOD([.F307]+1/[.$H$2];5)" office:value-type="float" office:value="0.249999999999972" calcext:value-type="float">
            <text:p>0,249999999999972</text:p>
          </table:table-cell>
          <table:table-cell table:formula="of:=IF([.F308]&lt;0.000001;[.G307]+2+1/[.$H$2];[.G307]+1/[.$H$2])" office:value-type="float" office:value="15.2500000000001" calcext:value-type="float">
            <text:p>15,2500000000001</text:p>
          </table:table-cell>
          <table:table-cell table:number-columns-repeated="4"/>
          <table:table-cell table:formula="of:=SUM(MOD(SUM([.L307]-[.L$2];[.T$2]);[.R$2]-[.L$2]);[.L$2])" office:value-type="time" office:time-value="PT03H00M00S" calcext:value-type="time">
            <text:p>03:00:00</text:p>
          </table:table-cell>
          <table:table-cell table:formula="of:=IF([.L308]&lt;[.L307];[.M307]+[.H$2];[.M307])" office:value-type="float" office:value="120" calcext:value-type="float">
            <text:p>120</text:p>
          </table:table-cell>
          <table:table-cell table:formula="of:=OFFSET([.C$4];[.M308];0)" office:value-type="float" office:value="43752" calcext:value-type="float">
            <text:p>43752</text:p>
          </table:table-cell>
          <table:table-cell table:formula="of:=[.L308]" office:value-type="float" office:value="0.125" calcext:value-type="float">
            <text:p>0.125</text:p>
          </table:table-cell>
          <table:table-cell office:value-type="float" office:value="282" calcext:value-type="float">
            <text:p>282</text:p>
          </table:table-cell>
          <table:table-cell table:formula="of:=IF(OFFSET([.D$4];[.M308];0)&lt;=[.O30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9]))" office:value-type="date" office:date-value="2019-10-23T01:57:51.567951" calcext:value-type="date">
            <text:p>2019-10-23 01:57:52</text:p>
          </table:table-cell>
          <table:table-cell table:style-name="ce7" table:formula="of:=[.A309]" office:value-type="date" office:date-value="2019-10-23T01:57:51.567951" calcext:value-type="date">
            <text:p>2019-10-23 01:57:52</text:p>
          </table:table-cell>
          <table:table-cell table:formula="of:=TRUNC([.A309])" office:value-type="float" office:value="43761" calcext:value-type="float">
            <text:p>43761</text:p>
          </table:table-cell>
          <table:table-cell table:style-name="ce12" table:formula="of:=[.B309]-[.C309]" office:value-type="date" office:date-value="1899-12-30T01:57:51.56795128249" calcext:value-type="date">
            <text:p>12/30/99 01:57 AM</text:p>
          </table:table-cell>
          <table:table-cell table:formula="of:=MOD([.E308]-[.$E$2];[.$H$2])+1+[.$E$2]" office:value-type="float" office:value="287" calcext:value-type="float">
            <text:p>287</text:p>
          </table:table-cell>
          <table:table-cell table:formula="of:=MOD([.F308]+1/[.$H$2];5)" office:value-type="float" office:value="0.299999999999972" calcext:value-type="float">
            <text:p>0,299999999999972</text:p>
          </table:table-cell>
          <table:table-cell table:formula="of:=IF([.F309]&lt;0.000001;[.G308]+2+1/[.$H$2];[.G308]+1/[.$H$2])" office:value-type="float" office:value="15.3000000000001" calcext:value-type="float">
            <text:p>15,3000000000001</text:p>
          </table:table-cell>
          <table:table-cell table:number-columns-repeated="4"/>
          <table:table-cell table:formula="of:=SUM(MOD(SUM([.L308]-[.L$2];[.T$2]);[.R$2]-[.L$2]);[.L$2])" office:value-type="time" office:time-value="PT03H10M00S" calcext:value-type="time">
            <text:p>03:10:00</text:p>
          </table:table-cell>
          <table:table-cell table:formula="of:=IF([.L309]&lt;[.L308];[.M308]+[.H$2];[.M308])" office:value-type="float" office:value="120" calcext:value-type="float">
            <text:p>120</text:p>
          </table:table-cell>
          <table:table-cell table:formula="of:=OFFSET([.C$4];[.M309];0)" office:value-type="float" office:value="43752" calcext:value-type="float">
            <text:p>43752</text:p>
          </table:table-cell>
          <table:table-cell table:formula="of:=[.L309]" office:value-type="float" office:value="0.131944444444444" calcext:value-type="float">
            <text:p>0.131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309];0)&lt;=[.O30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0]))" office:value-type="date" office:date-value="2019-10-23T01:58:09.042386" calcext:value-type="date">
            <text:p>2019-10-23 01:58:09</text:p>
          </table:table-cell>
          <table:table-cell table:style-name="ce7" table:formula="of:=[.A310]" office:value-type="date" office:date-value="2019-10-23T01:58:09.042386" calcext:value-type="date">
            <text:p>2019-10-23 01:58:09</text:p>
          </table:table-cell>
          <table:table-cell table:formula="of:=TRUNC([.A310])" office:value-type="float" office:value="43761" calcext:value-type="float">
            <text:p>43761</text:p>
          </table:table-cell>
          <table:table-cell table:style-name="ce12" table:formula="of:=[.B310]-[.C310]" office:value-type="date" office:date-value="1899-12-30T01:58:09.04238564428" calcext:value-type="date">
            <text:p>12/30/99 01:58 AM</text:p>
          </table:table-cell>
          <table:table-cell table:formula="of:=MOD([.E309]-[.$E$2];[.$H$2])+1+[.$E$2]" office:value-type="float" office:value="288" calcext:value-type="float">
            <text:p>288</text:p>
          </table:table-cell>
          <table:table-cell table:formula="of:=MOD([.F309]+1/[.$H$2];5)" office:value-type="float" office:value="0.349999999999972" calcext:value-type="float">
            <text:p>0,349999999999972</text:p>
          </table:table-cell>
          <table:table-cell table:formula="of:=IF([.F310]&lt;0.000001;[.G309]+2+1/[.$H$2];[.G309]+1/[.$H$2])" office:value-type="float" office:value="15.3500000000001" calcext:value-type="float">
            <text:p>15,3500000000001</text:p>
          </table:table-cell>
          <table:table-cell table:number-columns-repeated="4"/>
          <table:table-cell table:formula="of:=SUM(MOD(SUM([.L309]-[.L$2];[.T$2]);[.R$2]-[.L$2]);[.L$2])" office:value-type="time" office:time-value="PT03H20M00S" calcext:value-type="time">
            <text:p>03:20:00</text:p>
          </table:table-cell>
          <table:table-cell table:formula="of:=IF([.L310]&lt;[.L309];[.M309]+[.H$2];[.M309])" office:value-type="float" office:value="120" calcext:value-type="float">
            <text:p>120</text:p>
          </table:table-cell>
          <table:table-cell table:formula="of:=OFFSET([.C$4];[.M310];0)" office:value-type="float" office:value="43752" calcext:value-type="float">
            <text:p>43752</text:p>
          </table:table-cell>
          <table:table-cell table:formula="of:=[.L310]" office:value-type="float" office:value="0.138888888888889" calcext:value-type="float">
            <text:p>0.138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310];0)&lt;=[.O31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1]))" office:value-type="date" office:date-value="2019-10-23T02:32:13.620123" calcext:value-type="date">
            <text:p>2019-10-23 02:32:14</text:p>
          </table:table-cell>
          <table:table-cell table:style-name="ce7" table:formula="of:=[.A311]" office:value-type="date" office:date-value="2019-10-23T02:32:13.620123" calcext:value-type="date">
            <text:p>2019-10-23 02:32:14</text:p>
          </table:table-cell>
          <table:table-cell table:formula="of:=TRUNC([.A311])" office:value-type="float" office:value="43761" calcext:value-type="float">
            <text:p>43761</text:p>
          </table:table-cell>
          <table:table-cell table:style-name="ce12" table:formula="of:=[.B311]-[.C311]" office:value-type="date" office:date-value="1899-12-30T02:32:13.62012282014" calcext:value-type="date">
            <text:p>12/30/99 02:32 AM</text:p>
          </table:table-cell>
          <table:table-cell table:formula="of:=MOD([.E310]-[.$E$2];[.$H$2])+1+[.$E$2]" office:value-type="float" office:value="289" calcext:value-type="float">
            <text:p>289</text:p>
          </table:table-cell>
          <table:table-cell table:formula="of:=MOD([.F310]+1/[.$H$2];5)" office:value-type="float" office:value="0.399999999999972" calcext:value-type="float">
            <text:p>0,399999999999972</text:p>
          </table:table-cell>
          <table:table-cell table:formula="of:=IF([.F311]&lt;0.000001;[.G310]+2+1/[.$H$2];[.G310]+1/[.$H$2])" office:value-type="float" office:value="15.4000000000001" calcext:value-type="float">
            <text:p>15,4000000000001</text:p>
          </table:table-cell>
          <table:table-cell table:number-columns-repeated="4"/>
          <table:table-cell table:formula="of:=SUM(MOD(SUM([.L310]-[.L$2];[.T$2]);[.R$2]-[.L$2]);[.L$2])" office:value-type="time" office:time-value="PT03H30M00S" calcext:value-type="time">
            <text:p>03:30:00</text:p>
          </table:table-cell>
          <table:table-cell table:formula="of:=IF([.L311]&lt;[.L310];[.M310]+[.H$2];[.M310])" office:value-type="float" office:value="120" calcext:value-type="float">
            <text:p>120</text:p>
          </table:table-cell>
          <table:table-cell table:formula="of:=OFFSET([.C$4];[.M311];0)" office:value-type="float" office:value="43752" calcext:value-type="float">
            <text:p>43752</text:p>
          </table:table-cell>
          <table:table-cell table:formula="of:=[.L311]" office:value-type="float" office:value="0.145833333333333" calcext:value-type="float">
            <text:p>0.145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311];0)&lt;=[.O31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2]))" office:value-type="date" office:date-value="2019-10-23T02:03:57.38022" calcext:value-type="date">
            <text:p>2019-10-23 02:03:57</text:p>
          </table:table-cell>
          <table:table-cell table:style-name="ce7" table:formula="of:=[.A312]" office:value-type="date" office:date-value="2019-10-23T02:03:57.38022" calcext:value-type="date">
            <text:p>2019-10-23 02:03:57</text:p>
          </table:table-cell>
          <table:table-cell table:formula="of:=TRUNC([.A312])" office:value-type="float" office:value="43761" calcext:value-type="float">
            <text:p>43761</text:p>
          </table:table-cell>
          <table:table-cell table:style-name="ce12" table:formula="of:=[.B312]-[.C312]" office:value-type="date" office:date-value="1899-12-30T02:03:57.38022039179" calcext:value-type="date">
            <text:p>12/30/99 02:03 AM</text:p>
          </table:table-cell>
          <table:table-cell table:formula="of:=MOD([.E311]-[.$E$2];[.$H$2])+1+[.$E$2]" office:value-type="float" office:value="290" calcext:value-type="float">
            <text:p>290</text:p>
          </table:table-cell>
          <table:table-cell table:formula="of:=MOD([.F311]+1/[.$H$2];5)" office:value-type="float" office:value="0.449999999999972" calcext:value-type="float">
            <text:p>0,449999999999972</text:p>
          </table:table-cell>
          <table:table-cell table:formula="of:=IF([.F312]&lt;0.000001;[.G311]+2+1/[.$H$2];[.G311]+1/[.$H$2])" office:value-type="float" office:value="15.4500000000001" calcext:value-type="float">
            <text:p>15,4500000000001</text:p>
          </table:table-cell>
          <table:table-cell table:number-columns-repeated="4"/>
          <table:table-cell table:formula="of:=SUM(MOD(SUM([.L311]-[.L$2];[.T$2]);[.R$2]-[.L$2]);[.L$2])" office:value-type="time" office:time-value="PT03H40M00S" calcext:value-type="time">
            <text:p>03:40:00</text:p>
          </table:table-cell>
          <table:table-cell table:formula="of:=IF([.L312]&lt;[.L311];[.M311]+[.H$2];[.M311])" office:value-type="float" office:value="120" calcext:value-type="float">
            <text:p>120</text:p>
          </table:table-cell>
          <table:table-cell table:formula="of:=OFFSET([.C$4];[.M312];0)" office:value-type="float" office:value="43752" calcext:value-type="float">
            <text:p>43752</text:p>
          </table:table-cell>
          <table:table-cell table:formula="of:=[.L312]" office:value-type="float" office:value="0.152777777777778" calcext:value-type="float">
            <text:p>0.152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312];0)&lt;=[.O31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3]))" office:value-type="date" office:date-value="2019-10-23T02:01:44.170895" calcext:value-type="date">
            <text:p>2019-10-23 02:01:44</text:p>
          </table:table-cell>
          <table:table-cell table:style-name="ce7" table:formula="of:=[.A313]" office:value-type="date" office:date-value="2019-10-23T02:01:44.170895" calcext:value-type="date">
            <text:p>2019-10-23 02:01:44</text:p>
          </table:table-cell>
          <table:table-cell table:formula="of:=TRUNC([.A313])" office:value-type="float" office:value="43761" calcext:value-type="float">
            <text:p>43761</text:p>
          </table:table-cell>
          <table:table-cell table:style-name="ce12" table:formula="of:=[.B313]-[.C313]" office:value-type="date" office:date-value="1899-12-30T02:01:44.17089464609" calcext:value-type="date">
            <text:p>12/30/99 02:01 AM</text:p>
          </table:table-cell>
          <table:table-cell table:formula="of:=MOD([.E312]-[.$E$2];[.$H$2])+1+[.$E$2]" office:value-type="float" office:value="291" calcext:value-type="float">
            <text:p>291</text:p>
          </table:table-cell>
          <table:table-cell table:formula="of:=MOD([.F312]+1/[.$H$2];5)" office:value-type="float" office:value="0.499999999999972" calcext:value-type="float">
            <text:p>0,499999999999972</text:p>
          </table:table-cell>
          <table:table-cell table:formula="of:=IF([.F313]&lt;0.000001;[.G312]+2+1/[.$H$2];[.G312]+1/[.$H$2])" office:value-type="float" office:value="15.5000000000001" calcext:value-type="float">
            <text:p>15,5000000000001</text:p>
          </table:table-cell>
          <table:table-cell table:number-columns-repeated="4"/>
          <table:table-cell table:formula="of:=SUM(MOD(SUM([.L312]-[.L$2];[.T$2]);[.R$2]-[.L$2]);[.L$2])" office:value-type="time" office:time-value="PT03H50M00S" calcext:value-type="time">
            <text:p>03:50:00</text:p>
          </table:table-cell>
          <table:table-cell table:formula="of:=IF([.L313]&lt;[.L312];[.M312]+[.H$2];[.M312])" office:value-type="float" office:value="120" calcext:value-type="float">
            <text:p>120</text:p>
          </table:table-cell>
          <table:table-cell table:formula="of:=OFFSET([.C$4];[.M313];0)" office:value-type="float" office:value="43752" calcext:value-type="float">
            <text:p>43752</text:p>
          </table:table-cell>
          <table:table-cell table:formula="of:=[.L313]" office:value-type="float" office:value="0.159722222222222" calcext:value-type="float">
            <text:p>0.159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313];0)&lt;=[.O31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4]))" office:value-type="date" office:date-value="2019-10-23T01:51:00.39855" calcext:value-type="date">
            <text:p>2019-10-23 01:51:00</text:p>
          </table:table-cell>
          <table:table-cell table:style-name="ce7" table:formula="of:=[.A314]" office:value-type="date" office:date-value="2019-10-23T01:51:00.39855" calcext:value-type="date">
            <text:p>2019-10-23 01:51:00</text:p>
          </table:table-cell>
          <table:table-cell table:formula="of:=TRUNC([.A314])" office:value-type="float" office:value="43761" calcext:value-type="float">
            <text:p>43761</text:p>
          </table:table-cell>
          <table:table-cell table:style-name="ce12" table:formula="of:=[.B314]-[.C314]" office:value-type="date" office:date-value="1899-12-30T01:51:00.39855040144" calcext:value-type="date">
            <text:p>12/30/99 01:51 AM</text:p>
          </table:table-cell>
          <table:table-cell table:formula="of:=MOD([.E313]-[.$E$2];[.$H$2])+1+[.$E$2]" office:value-type="float" office:value="292" calcext:value-type="float">
            <text:p>292</text:p>
          </table:table-cell>
          <table:table-cell table:formula="of:=MOD([.F313]+1/[.$H$2];5)" office:value-type="float" office:value="0.549999999999972" calcext:value-type="float">
            <text:p>0,549999999999972</text:p>
          </table:table-cell>
          <table:table-cell table:formula="of:=IF([.F314]&lt;0.000001;[.G313]+2+1/[.$H$2];[.G313]+1/[.$H$2])" office:value-type="float" office:value="15.5500000000001" calcext:value-type="float">
            <text:p>15,5500000000001</text:p>
          </table:table-cell>
          <table:table-cell table:number-columns-repeated="4"/>
          <table:table-cell table:formula="of:=SUM(MOD(SUM([.L313]-[.L$2];[.T$2]);[.R$2]-[.L$2]);[.L$2])" office:value-type="time" office:time-value="PT04H00M00S" calcext:value-type="time">
            <text:p>04:00:00</text:p>
          </table:table-cell>
          <table:table-cell table:formula="of:=IF([.L314]&lt;[.L313];[.M313]+[.H$2];[.M313])" office:value-type="float" office:value="120" calcext:value-type="float">
            <text:p>120</text:p>
          </table:table-cell>
          <table:table-cell table:formula="of:=OFFSET([.C$4];[.M314];0)" office:value-type="float" office:value="43752" calcext:value-type="float">
            <text:p>43752</text:p>
          </table:table-cell>
          <table:table-cell table:formula="of:=[.L314]" office:value-type="float" office:value="0.166666666666667" calcext:value-type="float">
            <text:p>0.166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314];0)&lt;=[.O31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5]))" office:value-type="date" office:date-value="2019-10-23T02:20:48.038655" calcext:value-type="date">
            <text:p>2019-10-23 02:20:48</text:p>
          </table:table-cell>
          <table:table-cell table:style-name="ce7" table:formula="of:=[.A315]" office:value-type="date" office:date-value="2019-10-23T02:20:48.038655" calcext:value-type="date">
            <text:p>2019-10-23 02:20:48</text:p>
          </table:table-cell>
          <table:table-cell table:formula="of:=TRUNC([.A315])" office:value-type="float" office:value="43761" calcext:value-type="float">
            <text:p>43761</text:p>
          </table:table-cell>
          <table:table-cell table:style-name="ce12" table:formula="of:=[.B315]-[.C315]" office:value-type="date" office:date-value="1899-12-30T02:20:48.0386554962" calcext:value-type="date">
            <text:p>12/30/99 02:20 AM</text:p>
          </table:table-cell>
          <table:table-cell table:formula="of:=MOD([.E314]-[.$E$2];[.$H$2])+1+[.$E$2]" office:value-type="float" office:value="293" calcext:value-type="float">
            <text:p>293</text:p>
          </table:table-cell>
          <table:table-cell table:formula="of:=MOD([.F314]+1/[.$H$2];5)" office:value-type="float" office:value="0.599999999999972" calcext:value-type="float">
            <text:p>0,599999999999972</text:p>
          </table:table-cell>
          <table:table-cell table:formula="of:=IF([.F315]&lt;0.000001;[.G314]+2+1/[.$H$2];[.G314]+1/[.$H$2])" office:value-type="float" office:value="15.6000000000001" calcext:value-type="float">
            <text:p>15,6000000000001</text:p>
          </table:table-cell>
          <table:table-cell table:number-columns-repeated="4"/>
          <table:table-cell table:formula="of:=SUM(MOD(SUM([.L314]-[.L$2];[.T$2]);[.R$2]-[.L$2]);[.L$2])" office:value-type="time" office:time-value="PT04H10M00S" calcext:value-type="time">
            <text:p>04:10:00</text:p>
          </table:table-cell>
          <table:table-cell table:formula="of:=IF([.L315]&lt;[.L314];[.M314]+[.H$2];[.M314])" office:value-type="float" office:value="120" calcext:value-type="float">
            <text:p>120</text:p>
          </table:table-cell>
          <table:table-cell table:formula="of:=OFFSET([.C$4];[.M315];0)" office:value-type="float" office:value="43752" calcext:value-type="float">
            <text:p>43752</text:p>
          </table:table-cell>
          <table:table-cell table:formula="of:=[.L315]" office:value-type="float" office:value="0.173611111111111" calcext:value-type="float">
            <text:p>0.173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315];0)&lt;=[.O31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6]))" office:value-type="date" office:date-value="2019-10-23T02:01:00.095842" calcext:value-type="date">
            <text:p>2019-10-23 02:01:00</text:p>
          </table:table-cell>
          <table:table-cell table:style-name="ce7" table:formula="of:=[.A316]" office:value-type="date" office:date-value="2019-10-23T02:01:00.095842" calcext:value-type="date">
            <text:p>2019-10-23 02:01:00</text:p>
          </table:table-cell>
          <table:table-cell table:formula="of:=TRUNC([.A316])" office:value-type="float" office:value="43761" calcext:value-type="float">
            <text:p>43761</text:p>
          </table:table-cell>
          <table:table-cell table:style-name="ce12" table:formula="of:=[.B316]-[.C316]" office:value-type="date" office:date-value="1899-12-30T02:01:00.09584201965" calcext:value-type="date">
            <text:p>12/30/99 02:01 AM</text:p>
          </table:table-cell>
          <table:table-cell table:formula="of:=MOD([.E315]-[.$E$2];[.$H$2])+1+[.$E$2]" office:value-type="float" office:value="294" calcext:value-type="float">
            <text:p>294</text:p>
          </table:table-cell>
          <table:table-cell table:formula="of:=MOD([.F315]+1/[.$H$2];5)" office:value-type="float" office:value="0.649999999999972" calcext:value-type="float">
            <text:p>0,649999999999972</text:p>
          </table:table-cell>
          <table:table-cell table:formula="of:=IF([.F316]&lt;0.000001;[.G315]+2+1/[.$H$2];[.G315]+1/[.$H$2])" office:value-type="float" office:value="15.6500000000001" calcext:value-type="float">
            <text:p>15,6500000000001</text:p>
          </table:table-cell>
          <table:table-cell table:number-columns-repeated="4"/>
          <table:table-cell table:formula="of:=SUM(MOD(SUM([.L315]-[.L$2];[.T$2]);[.R$2]-[.L$2]);[.L$2])" office:value-type="time" office:time-value="PT04H20M00S" calcext:value-type="time">
            <text:p>04:20:00</text:p>
          </table:table-cell>
          <table:table-cell table:formula="of:=IF([.L316]&lt;[.L315];[.M315]+[.H$2];[.M315])" office:value-type="float" office:value="120" calcext:value-type="float">
            <text:p>120</text:p>
          </table:table-cell>
          <table:table-cell table:formula="of:=OFFSET([.C$4];[.M316];0)" office:value-type="float" office:value="43752" calcext:value-type="float">
            <text:p>43752</text:p>
          </table:table-cell>
          <table:table-cell table:formula="of:=[.L316]" office:value-type="float" office:value="0.180555555555556" calcext:value-type="float">
            <text:p>0.180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316];0)&lt;=[.O31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7]))" office:value-type="date" office:date-value="2019-10-23T01:47:10.876691" calcext:value-type="date">
            <text:p>2019-10-23 01:47:11</text:p>
          </table:table-cell>
          <table:table-cell table:style-name="ce7" table:formula="of:=[.A317]" office:value-type="date" office:date-value="2019-10-23T01:47:10.876691" calcext:value-type="date">
            <text:p>2019-10-23 01:47:11</text:p>
          </table:table-cell>
          <table:table-cell table:formula="of:=TRUNC([.A317])" office:value-type="float" office:value="43761" calcext:value-type="float">
            <text:p>43761</text:p>
          </table:table-cell>
          <table:table-cell table:style-name="ce12" table:formula="of:=[.B317]-[.C317]" office:value-type="date" office:date-value="1899-12-30T01:47:10.8766907081" calcext:value-type="date">
            <text:p>12/30/99 01:47 AM</text:p>
          </table:table-cell>
          <table:table-cell table:formula="of:=MOD([.E316]-[.$E$2];[.$H$2])+1+[.$E$2]" office:value-type="float" office:value="295" calcext:value-type="float">
            <text:p>295</text:p>
          </table:table-cell>
          <table:table-cell table:formula="of:=MOD([.F316]+1/[.$H$2];5)" office:value-type="float" office:value="0.699999999999972" calcext:value-type="float">
            <text:p>0,699999999999972</text:p>
          </table:table-cell>
          <table:table-cell table:formula="of:=IF([.F317]&lt;0.000001;[.G316]+2+1/[.$H$2];[.G316]+1/[.$H$2])" office:value-type="float" office:value="15.7000000000001" calcext:value-type="float">
            <text:p>15,7000000000001</text:p>
          </table:table-cell>
          <table:table-cell table:number-columns-repeated="4"/>
          <table:table-cell table:formula="of:=SUM(MOD(SUM([.L316]-[.L$2];[.T$2]);[.R$2]-[.L$2]);[.L$2])" office:value-type="time" office:time-value="PT04H30M00S" calcext:value-type="time">
            <text:p>04:30:00</text:p>
          </table:table-cell>
          <table:table-cell table:formula="of:=IF([.L317]&lt;[.L316];[.M316]+[.H$2];[.M316])" office:value-type="float" office:value="120" calcext:value-type="float">
            <text:p>120</text:p>
          </table:table-cell>
          <table:table-cell table:formula="of:=OFFSET([.C$4];[.M317];0)" office:value-type="float" office:value="43752" calcext:value-type="float">
            <text:p>43752</text:p>
          </table:table-cell>
          <table:table-cell table:formula="of:=[.L317]" office:value-type="float" office:value="0.1875" calcext:value-type="float">
            <text:p>0.1875</text:p>
          </table:table-cell>
          <table:table-cell office:value-type="float" office:value="282" calcext:value-type="float">
            <text:p>282</text:p>
          </table:table-cell>
          <table:table-cell table:formula="of:=IF(OFFSET([.D$4];[.M317];0)&lt;=[.O31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8]))" office:value-type="date" office:date-value="2019-10-23T02:12:08.938997" calcext:value-type="date">
            <text:p>2019-10-23 02:12:09</text:p>
          </table:table-cell>
          <table:table-cell table:style-name="ce7" table:formula="of:=[.A318]" office:value-type="date" office:date-value="2019-10-23T02:12:08.938997" calcext:value-type="date">
            <text:p>2019-10-23 02:12:09</text:p>
          </table:table-cell>
          <table:table-cell table:formula="of:=TRUNC([.A318])" office:value-type="float" office:value="43761" calcext:value-type="float">
            <text:p>43761</text:p>
          </table:table-cell>
          <table:table-cell table:style-name="ce12" table:formula="of:=[.B318]-[.C318]" office:value-type="date" office:date-value="1899-12-30T02:12:08.93899676856" calcext:value-type="date">
            <text:p>12/30/99 02:12 AM</text:p>
          </table:table-cell>
          <table:table-cell table:formula="of:=MOD([.E317]-[.$E$2];[.$H$2])+1+[.$E$2]" office:value-type="float" office:value="296" calcext:value-type="float">
            <text:p>296</text:p>
          </table:table-cell>
          <table:table-cell table:formula="of:=MOD([.F317]+1/[.$H$2];5)" office:value-type="float" office:value="0.749999999999972" calcext:value-type="float">
            <text:p>0,749999999999972</text:p>
          </table:table-cell>
          <table:table-cell table:formula="of:=IF([.F318]&lt;0.000001;[.G317]+2+1/[.$H$2];[.G317]+1/[.$H$2])" office:value-type="float" office:value="15.7500000000001" calcext:value-type="float">
            <text:p>15,7500000000001</text:p>
          </table:table-cell>
          <table:table-cell table:number-columns-repeated="4"/>
          <table:table-cell table:formula="of:=SUM(MOD(SUM([.L317]-[.L$2];[.T$2]);[.R$2]-[.L$2]);[.L$2])" office:value-type="time" office:time-value="PT04H40M00S" calcext:value-type="time">
            <text:p>04:40:00</text:p>
          </table:table-cell>
          <table:table-cell table:formula="of:=IF([.L318]&lt;[.L317];[.M317]+[.H$2];[.M317])" office:value-type="float" office:value="120" calcext:value-type="float">
            <text:p>120</text:p>
          </table:table-cell>
          <table:table-cell table:formula="of:=OFFSET([.C$4];[.M318];0)" office:value-type="float" office:value="43752" calcext:value-type="float">
            <text:p>43752</text:p>
          </table:table-cell>
          <table:table-cell table:formula="of:=[.L318]" office:value-type="float" office:value="0.194444444444444" calcext:value-type="float">
            <text:p>0.1944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318];0)&lt;=[.O31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9]))" office:value-type="date" office:date-value="2019-10-23T01:58:32.400785" calcext:value-type="date">
            <text:p>2019-10-23 01:58:32</text:p>
          </table:table-cell>
          <table:table-cell table:style-name="ce7" table:formula="of:=[.A319]" office:value-type="date" office:date-value="2019-10-23T01:58:32.400785" calcext:value-type="date">
            <text:p>2019-10-23 01:58:32</text:p>
          </table:table-cell>
          <table:table-cell table:formula="of:=TRUNC([.A319])" office:value-type="float" office:value="43761" calcext:value-type="float">
            <text:p>43761</text:p>
          </table:table-cell>
          <table:table-cell table:style-name="ce12" table:formula="of:=[.B319]-[.C319]" office:value-type="date" office:date-value="1899-12-30T01:58:32.4007852748" calcext:value-type="date">
            <text:p>12/30/99 01:58 AM</text:p>
          </table:table-cell>
          <table:table-cell table:formula="of:=MOD([.E318]-[.$E$2];[.$H$2])+1+[.$E$2]" office:value-type="float" office:value="297" calcext:value-type="float">
            <text:p>297</text:p>
          </table:table-cell>
          <table:table-cell table:formula="of:=MOD([.F318]+1/[.$H$2];5)" office:value-type="float" office:value="0.799999999999972" calcext:value-type="float">
            <text:p>0,799999999999972</text:p>
          </table:table-cell>
          <table:table-cell table:formula="of:=IF([.F319]&lt;0.000001;[.G318]+2+1/[.$H$2];[.G318]+1/[.$H$2])" office:value-type="float" office:value="15.8000000000001" calcext:value-type="float">
            <text:p>15,8000000000001</text:p>
          </table:table-cell>
          <table:table-cell table:number-columns-repeated="4"/>
          <table:table-cell table:formula="of:=SUM(MOD(SUM([.L318]-[.L$2];[.T$2]);[.R$2]-[.L$2]);[.L$2])" office:value-type="time" office:time-value="PT04H50M00S" calcext:value-type="time">
            <text:p>04:50:00</text:p>
          </table:table-cell>
          <table:table-cell table:formula="of:=IF([.L319]&lt;[.L318];[.M318]+[.H$2];[.M318])" office:value-type="float" office:value="120" calcext:value-type="float">
            <text:p>120</text:p>
          </table:table-cell>
          <table:table-cell table:formula="of:=OFFSET([.C$4];[.M319];0)" office:value-type="float" office:value="43752" calcext:value-type="float">
            <text:p>43752</text:p>
          </table:table-cell>
          <table:table-cell table:formula="of:=[.L319]" office:value-type="float" office:value="0.201388888888889" calcext:value-type="float">
            <text:p>0.201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319];0)&lt;=[.O31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0]))" office:value-type="date" office:date-value="2019-10-23T01:51:24.604576" calcext:value-type="date">
            <text:p>2019-10-23 01:51:25</text:p>
          </table:table-cell>
          <table:table-cell table:style-name="ce7" table:formula="of:=[.A320]" office:value-type="date" office:date-value="2019-10-23T01:51:24.604576" calcext:value-type="date">
            <text:p>2019-10-23 01:51:25</text:p>
          </table:table-cell>
          <table:table-cell table:formula="of:=TRUNC([.A320])" office:value-type="float" office:value="43761" calcext:value-type="float">
            <text:p>43761</text:p>
          </table:table-cell>
          <table:table-cell table:style-name="ce12" table:formula="of:=[.B320]-[.C320]" office:value-type="date" office:date-value="1899-12-30T01:51:24.60457606707" calcext:value-type="date">
            <text:p>12/30/99 01:51 AM</text:p>
          </table:table-cell>
          <table:table-cell table:formula="of:=MOD([.E319]-[.$E$2];[.$H$2])+1+[.$E$2]" office:value-type="float" office:value="298" calcext:value-type="float">
            <text:p>298</text:p>
          </table:table-cell>
          <table:table-cell table:formula="of:=MOD([.F319]+1/[.$H$2];5)" office:value-type="float" office:value="0.849999999999972" calcext:value-type="float">
            <text:p>0,849999999999972</text:p>
          </table:table-cell>
          <table:table-cell table:formula="of:=IF([.F320]&lt;0.000001;[.G319]+2+1/[.$H$2];[.G319]+1/[.$H$2])" office:value-type="float" office:value="15.8500000000001" calcext:value-type="float">
            <text:p>15,8500000000001</text:p>
          </table:table-cell>
          <table:table-cell table:number-columns-repeated="4"/>
          <table:table-cell table:formula="of:=SUM(MOD(SUM([.L319]-[.L$2];[.T$2]);[.R$2]-[.L$2]);[.L$2])" office:value-type="time" office:time-value="PT05H00M00S" calcext:value-type="time">
            <text:p>05:00:00</text:p>
          </table:table-cell>
          <table:table-cell table:formula="of:=IF([.L320]&lt;[.L319];[.M319]+[.H$2];[.M319])" office:value-type="float" office:value="120" calcext:value-type="float">
            <text:p>120</text:p>
          </table:table-cell>
          <table:table-cell table:formula="of:=OFFSET([.C$4];[.M320];0)" office:value-type="float" office:value="43752" calcext:value-type="float">
            <text:p>43752</text:p>
          </table:table-cell>
          <table:table-cell table:formula="of:=[.L320]" office:value-type="float" office:value="0.208333333333333" calcext:value-type="float">
            <text:p>0.208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320];0)&lt;=[.O32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1]))" office:value-type="date" office:date-value="2019-10-23T01:49:40.402062" calcext:value-type="date">
            <text:p>2019-10-23 01:49:40</text:p>
          </table:table-cell>
          <table:table-cell table:style-name="ce7" table:formula="of:=[.A321]" office:value-type="date" office:date-value="2019-10-23T01:49:40.402062" calcext:value-type="date">
            <text:p>2019-10-23 01:49:40</text:p>
          </table:table-cell>
          <table:table-cell table:formula="of:=TRUNC([.A321])" office:value-type="float" office:value="43761" calcext:value-type="float">
            <text:p>43761</text:p>
          </table:table-cell>
          <table:table-cell table:style-name="ce12" table:formula="of:=[.B321]-[.C321]" office:value-type="date" office:date-value="1899-12-30T01:49:40.4020621581" calcext:value-type="date">
            <text:p>12/30/99 01:49 AM</text:p>
          </table:table-cell>
          <table:table-cell table:formula="of:=MOD([.E320]-[.$E$2];[.$H$2])+1+[.$E$2]" office:value-type="float" office:value="299" calcext:value-type="float">
            <text:p>299</text:p>
          </table:table-cell>
          <table:table-cell table:formula="of:=MOD([.F320]+1/[.$H$2];5)" office:value-type="float" office:value="0.899999999999972" calcext:value-type="float">
            <text:p>0,899999999999972</text:p>
          </table:table-cell>
          <table:table-cell table:formula="of:=IF([.F321]&lt;0.000001;[.G320]+2+1/[.$H$2];[.G320]+1/[.$H$2])" office:value-type="float" office:value="15.9000000000001" calcext:value-type="float">
            <text:p>15,9000000000001</text:p>
          </table:table-cell>
          <table:table-cell table:number-columns-repeated="4"/>
          <table:table-cell table:formula="of:=SUM(MOD(SUM([.L320]-[.L$2];[.T$2]);[.R$2]-[.L$2]);[.L$2])" office:value-type="time" office:time-value="PT05H10M00S" calcext:value-type="time">
            <text:p>05:10:00</text:p>
          </table:table-cell>
          <table:table-cell table:formula="of:=IF([.L321]&lt;[.L320];[.M320]+[.H$2];[.M320])" office:value-type="float" office:value="120" calcext:value-type="float">
            <text:p>120</text:p>
          </table:table-cell>
          <table:table-cell table:formula="of:=OFFSET([.C$4];[.M321];0)" office:value-type="float" office:value="43752" calcext:value-type="float">
            <text:p>43752</text:p>
          </table:table-cell>
          <table:table-cell table:formula="of:=[.L321]" office:value-type="float" office:value="0.215277777777778" calcext:value-type="float">
            <text:p>0.2152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321];0)&lt;=[.O32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2]))" office:value-type="date" office:date-value="2019-10-23T01:43:25.731911" calcext:value-type="date">
            <text:p>2019-10-23 01:43:26</text:p>
          </table:table-cell>
          <table:table-cell table:style-name="ce7" table:formula="of:=[.A322]" office:value-type="date" office:date-value="2019-10-23T01:43:25.731911" calcext:value-type="date">
            <text:p>2019-10-23 01:43:26</text:p>
          </table:table-cell>
          <table:table-cell table:formula="of:=TRUNC([.A322])" office:value-type="float" office:value="43761" calcext:value-type="float">
            <text:p>43761</text:p>
          </table:table-cell>
          <table:table-cell table:style-name="ce12" table:formula="of:=[.B322]-[.C322]" office:value-type="date" office:date-value="1899-12-30T01:43:25.7319113519" calcext:value-type="date">
            <text:p>12/30/99 01:43 AM</text:p>
          </table:table-cell>
          <table:table-cell table:formula="of:=MOD([.E321]-[.$E$2];[.$H$2])+1+[.$E$2]" office:value-type="float" office:value="300" calcext:value-type="float">
            <text:p>300</text:p>
          </table:table-cell>
          <table:table-cell table:formula="of:=MOD([.F321]+1/[.$H$2];5)" office:value-type="float" office:value="0.949999999999973" calcext:value-type="float">
            <text:p>0,949999999999973</text:p>
          </table:table-cell>
          <table:table-cell table:formula="of:=IF([.F322]&lt;0.000001;[.G321]+2+1/[.$H$2];[.G321]+1/[.$H$2])" office:value-type="float" office:value="15.9500000000001" calcext:value-type="float">
            <text:p>15,9500000000001</text:p>
          </table:table-cell>
          <table:table-cell table:number-columns-repeated="4"/>
          <table:table-cell table:formula="of:=SUM(MOD(SUM([.L321]-[.L$2];[.T$2]);[.R$2]-[.L$2]);[.L$2])" office:value-type="time" office:time-value="PT05H20M00S" calcext:value-type="time">
            <text:p>05:20:00</text:p>
          </table:table-cell>
          <table:table-cell table:formula="of:=IF([.L322]&lt;[.L321];[.M321]+[.H$2];[.M321])" office:value-type="float" office:value="120" calcext:value-type="float">
            <text:p>120</text:p>
          </table:table-cell>
          <table:table-cell table:formula="of:=OFFSET([.C$4];[.M322];0)" office:value-type="float" office:value="43752" calcext:value-type="float">
            <text:p>43752</text:p>
          </table:table-cell>
          <table:table-cell table:formula="of:=[.L322]" office:value-type="float" office:value="0.222222222222222" calcext:value-type="float">
            <text:p>0.2222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322];0)&lt;=[.O32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3]))" office:value-type="date" office:date-value="2019-10-24T01:42:25.276454" calcext:value-type="date">
            <text:p>2019-10-24 01:42:25</text:p>
          </table:table-cell>
          <table:table-cell table:style-name="ce7" table:formula="of:=[.A323]" office:value-type="date" office:date-value="2019-10-24T01:42:25.276454" calcext:value-type="date">
            <text:p>2019-10-24 01:42:25</text:p>
          </table:table-cell>
          <table:table-cell table:formula="of:=TRUNC([.A323])" office:value-type="float" office:value="43762" calcext:value-type="float">
            <text:p>43762</text:p>
          </table:table-cell>
          <table:table-cell table:style-name="ce12" table:formula="of:=[.B323]-[.C323]" office:value-type="date" office:date-value="1899-12-30T01:42:25.27645383496" calcext:value-type="date">
            <text:p>12/30/99 01:42 AM</text:p>
          </table:table-cell>
          <table:table-cell table:formula="of:=MOD([.E322]-[.$E$2];[.$H$2])+1+[.$E$2]" office:value-type="float" office:value="281" calcext:value-type="float">
            <text:p>281</text:p>
          </table:table-cell>
          <table:table-cell table:formula="of:=MOD([.F322]+1/[.$H$2];5)" office:value-type="float" office:value="0.999999999999973" calcext:value-type="float">
            <text:p>0,999999999999973</text:p>
          </table:table-cell>
          <table:table-cell table:formula="of:=IF([.F323]&lt;0.000001;[.G322]+2+1/[.$H$2];[.G322]+1/[.$H$2])" office:value-type="float" office:value="16.0000000000001" calcext:value-type="float">
            <text:p>16,0000000000001</text:p>
          </table:table-cell>
          <table:table-cell table:number-columns-repeated="4"/>
          <table:table-cell table:formula="of:=SUM(MOD(SUM([.L322]-[.L$2];[.T$2]);[.R$2]-[.L$2]);[.L$2])" office:value-type="time" office:time-value="PT05H30M00S" calcext:value-type="time">
            <text:p>05:30:00</text:p>
          </table:table-cell>
          <table:table-cell table:formula="of:=IF([.L323]&lt;[.L322];[.M322]+[.H$2];[.M322])" office:value-type="float" office:value="120" calcext:value-type="float">
            <text:p>120</text:p>
          </table:table-cell>
          <table:table-cell table:formula="of:=OFFSET([.C$4];[.M323];0)" office:value-type="float" office:value="43752" calcext:value-type="float">
            <text:p>43752</text:p>
          </table:table-cell>
          <table:table-cell table:formula="of:=[.L323]" office:value-type="float" office:value="0.229166666666667" calcext:value-type="float">
            <text:p>0.2291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323];0)&lt;=[.O32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4]))" office:value-type="date" office:date-value="2019-10-24T01:57:31.460903" calcext:value-type="date">
            <text:p>2019-10-24 01:57:31</text:p>
          </table:table-cell>
          <table:table-cell table:style-name="ce7" table:formula="of:=[.A324]" office:value-type="date" office:date-value="2019-10-24T01:57:31.460903" calcext:value-type="date">
            <text:p>2019-10-24 01:57:31</text:p>
          </table:table-cell>
          <table:table-cell table:formula="of:=TRUNC([.A324])" office:value-type="float" office:value="43762" calcext:value-type="float">
            <text:p>43762</text:p>
          </table:table-cell>
          <table:table-cell table:style-name="ce12" table:formula="of:=[.B324]-[.C324]" office:value-type="date" office:date-value="1899-12-30T01:57:31.46090320777" calcext:value-type="date">
            <text:p>12/30/99 01:57 AM</text:p>
          </table:table-cell>
          <table:table-cell table:formula="of:=MOD([.E323]-[.$E$2];[.$H$2])+1+[.$E$2]" office:value-type="float" office:value="282" calcext:value-type="float">
            <text:p>282</text:p>
          </table:table-cell>
          <table:table-cell table:formula="of:=MOD([.F323]+1/[.$H$2];5)" office:value-type="float" office:value="1.04999999999997" calcext:value-type="float">
            <text:p>1,04999999999997</text:p>
          </table:table-cell>
          <table:table-cell table:formula="of:=IF([.F324]&lt;0.000001;[.G323]+2+1/[.$H$2];[.G323]+1/[.$H$2])" office:value-type="float" office:value="16.0500000000001" calcext:value-type="float">
            <text:p>16,0500000000001</text:p>
          </table:table-cell>
          <table:table-cell table:number-columns-repeated="4"/>
          <table:table-cell table:formula="of:=SUM(MOD(SUM([.L323]-[.L$2];[.T$2]);[.R$2]-[.L$2]);[.L$2])" office:value-type="time" office:time-value="PT05H40M00S" calcext:value-type="time">
            <text:p>05:40:00</text:p>
          </table:table-cell>
          <table:table-cell table:formula="of:=IF([.L324]&lt;[.L323];[.M323]+[.H$2];[.M323])" office:value-type="float" office:value="120" calcext:value-type="float">
            <text:p>120</text:p>
          </table:table-cell>
          <table:table-cell table:formula="of:=OFFSET([.C$4];[.M324];0)" office:value-type="float" office:value="43752" calcext:value-type="float">
            <text:p>43752</text:p>
          </table:table-cell>
          <table:table-cell table:formula="of:=[.L324]" office:value-type="float" office:value="0.236111111111111" calcext:value-type="float">
            <text:p>0.2361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324];0)&lt;=[.O32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5]))" office:value-type="date" office:date-value="2019-10-24T02:03:30.440536" calcext:value-type="date">
            <text:p>2019-10-24 02:03:30</text:p>
          </table:table-cell>
          <table:table-cell table:style-name="ce7" table:formula="of:=[.A325]" office:value-type="date" office:date-value="2019-10-24T02:03:30.440536" calcext:value-type="date">
            <text:p>2019-10-24 02:03:30</text:p>
          </table:table-cell>
          <table:table-cell table:formula="of:=TRUNC([.A325])" office:value-type="float" office:value="43762" calcext:value-type="float">
            <text:p>43762</text:p>
          </table:table-cell>
          <table:table-cell table:style-name="ce12" table:formula="of:=[.B325]-[.C325]" office:value-type="date" office:date-value="1899-12-30T02:03:30.44053612277" calcext:value-type="date">
            <text:p>12/30/99 02:03 AM</text:p>
          </table:table-cell>
          <table:table-cell table:formula="of:=MOD([.E324]-[.$E$2];[.$H$2])+1+[.$E$2]" office:value-type="float" office:value="283" calcext:value-type="float">
            <text:p>283</text:p>
          </table:table-cell>
          <table:table-cell table:formula="of:=MOD([.F324]+1/[.$H$2];5)" office:value-type="float" office:value="1.09999999999997" calcext:value-type="float">
            <text:p>1,09999999999997</text:p>
          </table:table-cell>
          <table:table-cell table:formula="of:=IF([.F325]&lt;0.000001;[.G324]+2+1/[.$H$2];[.G324]+1/[.$H$2])" office:value-type="float" office:value="16.1000000000001" calcext:value-type="float">
            <text:p>16,1000000000001</text:p>
          </table:table-cell>
          <table:table-cell table:number-columns-repeated="4"/>
          <table:table-cell table:formula="of:=SUM(MOD(SUM([.L324]-[.L$2];[.T$2]);[.R$2]-[.L$2]);[.L$2])" office:value-type="time" office:time-value="PT05H50M00S" calcext:value-type="time">
            <text:p>05:50:00</text:p>
          </table:table-cell>
          <table:table-cell table:formula="of:=IF([.L325]&lt;[.L324];[.M324]+[.H$2];[.M324])" office:value-type="float" office:value="120" calcext:value-type="float">
            <text:p>120</text:p>
          </table:table-cell>
          <table:table-cell table:formula="of:=OFFSET([.C$4];[.M325];0)" office:value-type="float" office:value="43752" calcext:value-type="float">
            <text:p>43752</text:p>
          </table:table-cell>
          <table:table-cell table:formula="of:=[.L325]" office:value-type="float" office:value="0.243055555555556" calcext:value-type="float">
            <text:p>0.2430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325];0)&lt;=[.O32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6]))" office:value-type="date" office:date-value="2019-10-24T02:14:47.237989" calcext:value-type="date">
            <text:p>2019-10-24 02:14:47</text:p>
          </table:table-cell>
          <table:table-cell table:style-name="ce7" table:formula="of:=[.A326]" office:value-type="date" office:date-value="2019-10-24T02:14:47.237989" calcext:value-type="date">
            <text:p>2019-10-24 02:14:47</text:p>
          </table:table-cell>
          <table:table-cell table:formula="of:=TRUNC([.A326])" office:value-type="float" office:value="43762" calcext:value-type="float">
            <text:p>43762</text:p>
          </table:table-cell>
          <table:table-cell table:style-name="ce12" table:formula="of:=[.B326]-[.C326]" office:value-type="date" office:date-value="1899-12-30T02:14:47.23798915744" calcext:value-type="date">
            <text:p>12/30/99 02:14 AM</text:p>
          </table:table-cell>
          <table:table-cell table:formula="of:=MOD([.E325]-[.$E$2];[.$H$2])+1+[.$E$2]" office:value-type="float" office:value="284" calcext:value-type="float">
            <text:p>284</text:p>
          </table:table-cell>
          <table:table-cell table:formula="of:=MOD([.F325]+1/[.$H$2];5)" office:value-type="float" office:value="1.14999999999997" calcext:value-type="float">
            <text:p>1,14999999999997</text:p>
          </table:table-cell>
          <table:table-cell table:formula="of:=IF([.F326]&lt;0.000001;[.G325]+2+1/[.$H$2];[.G325]+1/[.$H$2])" office:value-type="float" office:value="16.1500000000001" calcext:value-type="float">
            <text:p>16,1500000000001</text:p>
          </table:table-cell>
          <table:table-cell table:number-columns-repeated="4"/>
          <table:table-cell table:formula="of:=SUM(MOD(SUM([.L325]-[.L$2];[.T$2]);[.R$2]-[.L$2]);[.L$2])" office:value-type="time" office:time-value="PT06H00M00S" calcext:value-type="time">
            <text:p>06:00:00</text:p>
          </table:table-cell>
          <table:table-cell table:formula="of:=IF([.L326]&lt;[.L325];[.M325]+[.H$2];[.M325])" office:value-type="float" office:value="120" calcext:value-type="float">
            <text:p>120</text:p>
          </table:table-cell>
          <table:table-cell table:formula="of:=OFFSET([.C$4];[.M326];0)" office:value-type="float" office:value="43752" calcext:value-type="float">
            <text:p>43752</text:p>
          </table:table-cell>
          <table:table-cell table:formula="of:=[.L326]" office:value-type="float" office:value="0.25" calcext:value-type="float">
            <text:p>0.25</text:p>
          </table:table-cell>
          <table:table-cell office:value-type="float" office:value="282" calcext:value-type="float">
            <text:p>282</text:p>
          </table:table-cell>
          <table:table-cell table:formula="of:=IF(OFFSET([.D$4];[.M326];0)&lt;=[.O32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7]))" office:value-type="date" office:date-value="2019-10-24T01:25:41.396432" calcext:value-type="date">
            <text:p>2019-10-24 01:25:41</text:p>
          </table:table-cell>
          <table:table-cell table:style-name="ce7" table:formula="of:=[.A327]" office:value-type="date" office:date-value="2019-10-24T01:25:41.396432" calcext:value-type="date">
            <text:p>2019-10-24 01:25:41</text:p>
          </table:table-cell>
          <table:table-cell table:formula="of:=TRUNC([.A327])" office:value-type="float" office:value="43762" calcext:value-type="float">
            <text:p>43762</text:p>
          </table:table-cell>
          <table:table-cell table:style-name="ce12" table:formula="of:=[.B327]-[.C327]" office:value-type="date" office:date-value="1899-12-30T01:25:41.39643197414" calcext:value-type="date">
            <text:p>12/30/99 01:25 AM</text:p>
          </table:table-cell>
          <table:table-cell table:formula="of:=MOD([.E326]-[.$E$2];[.$H$2])+1+[.$E$2]" office:value-type="float" office:value="285" calcext:value-type="float">
            <text:p>285</text:p>
          </table:table-cell>
          <table:table-cell table:formula="of:=MOD([.F326]+1/[.$H$2];5)" office:value-type="float" office:value="1.19999999999997" calcext:value-type="float">
            <text:p>1,19999999999997</text:p>
          </table:table-cell>
          <table:table-cell table:formula="of:=IF([.F327]&lt;0.000001;[.G326]+2+1/[.$H$2];[.G326]+1/[.$H$2])" office:value-type="float" office:value="16.2000000000001" calcext:value-type="float">
            <text:p>16,2000000000001</text:p>
          </table:table-cell>
          <table:table-cell table:number-columns-repeated="4"/>
          <table:table-cell table:formula="of:=SUM(MOD(SUM([.L326]-[.L$2];[.T$2]);[.R$2]-[.L$2]);[.L$2])" office:value-type="time" office:time-value="PT06H10M00S" calcext:value-type="time">
            <text:p>06:10:00</text:p>
          </table:table-cell>
          <table:table-cell table:formula="of:=IF([.L327]&lt;[.L326];[.M326]+[.H$2];[.M326])" office:value-type="float" office:value="120" calcext:value-type="float">
            <text:p>120</text:p>
          </table:table-cell>
          <table:table-cell table:formula="of:=OFFSET([.C$4];[.M327];0)" office:value-type="float" office:value="43752" calcext:value-type="float">
            <text:p>43752</text:p>
          </table:table-cell>
          <table:table-cell table:formula="of:=[.L327]" office:value-type="float" office:value="0.256944444444444" calcext:value-type="float">
            <text:p>0.256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327];0)&lt;=[.O32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8]))" office:value-type="date" office:date-value="2019-10-24T02:02:15.897431" calcext:value-type="date">
            <text:p>2019-10-24 02:02:16</text:p>
          </table:table-cell>
          <table:table-cell table:style-name="ce7" table:formula="of:=[.A328]" office:value-type="date" office:date-value="2019-10-24T02:02:15.897431" calcext:value-type="date">
            <text:p>2019-10-24 02:02:16</text:p>
          </table:table-cell>
          <table:table-cell table:formula="of:=TRUNC([.A328])" office:value-type="float" office:value="43762" calcext:value-type="float">
            <text:p>43762</text:p>
          </table:table-cell>
          <table:table-cell table:style-name="ce12" table:formula="of:=[.B328]-[.C328]" office:value-type="date" office:date-value="1899-12-30T02:02:15.89743059129" calcext:value-type="date">
            <text:p>12/30/99 02:02 AM</text:p>
          </table:table-cell>
          <table:table-cell table:formula="of:=MOD([.E327]-[.$E$2];[.$H$2])+1+[.$E$2]" office:value-type="float" office:value="286" calcext:value-type="float">
            <text:p>286</text:p>
          </table:table-cell>
          <table:table-cell table:formula="of:=MOD([.F327]+1/[.$H$2];5)" office:value-type="float" office:value="1.24999999999997" calcext:value-type="float">
            <text:p>1,24999999999997</text:p>
          </table:table-cell>
          <table:table-cell table:formula="of:=IF([.F328]&lt;0.000001;[.G327]+2+1/[.$H$2];[.G327]+1/[.$H$2])" office:value-type="float" office:value="16.2500000000001" calcext:value-type="float">
            <text:p>16,2500000000001</text:p>
          </table:table-cell>
          <table:table-cell table:number-columns-repeated="4"/>
          <table:table-cell table:formula="of:=SUM(MOD(SUM([.L327]-[.L$2];[.T$2]);[.R$2]-[.L$2]);[.L$2])" office:value-type="time" office:time-value="PT06H20M00S" calcext:value-type="time">
            <text:p>06:20:00</text:p>
          </table:table-cell>
          <table:table-cell table:formula="of:=IF([.L328]&lt;[.L327];[.M327]+[.H$2];[.M327])" office:value-type="float" office:value="120" calcext:value-type="float">
            <text:p>120</text:p>
          </table:table-cell>
          <table:table-cell table:formula="of:=OFFSET([.C$4];[.M328];0)" office:value-type="float" office:value="43752" calcext:value-type="float">
            <text:p>43752</text:p>
          </table:table-cell>
          <table:table-cell table:formula="of:=[.L328]" office:value-type="float" office:value="0.263888888888889" calcext:value-type="float">
            <text:p>0.263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328];0)&lt;=[.O32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9]))" office:value-type="date" office:date-value="2019-10-24T01:39:17.206372" calcext:value-type="date">
            <text:p>2019-10-24 01:39:17</text:p>
          </table:table-cell>
          <table:table-cell table:style-name="ce7" table:formula="of:=[.A329]" office:value-type="date" office:date-value="2019-10-24T01:39:17.206372" calcext:value-type="date">
            <text:p>2019-10-24 01:39:17</text:p>
          </table:table-cell>
          <table:table-cell table:formula="of:=TRUNC([.A329])" office:value-type="float" office:value="43762" calcext:value-type="float">
            <text:p>43762</text:p>
          </table:table-cell>
          <table:table-cell table:style-name="ce12" table:formula="of:=[.B329]-[.C329]" office:value-type="date" office:date-value="1899-12-30T01:39:17.206371543" calcext:value-type="date">
            <text:p>12/30/99 01:39 AM</text:p>
          </table:table-cell>
          <table:table-cell table:formula="of:=MOD([.E328]-[.$E$2];[.$H$2])+1+[.$E$2]" office:value-type="float" office:value="287" calcext:value-type="float">
            <text:p>287</text:p>
          </table:table-cell>
          <table:table-cell table:formula="of:=MOD([.F328]+1/[.$H$2];5)" office:value-type="float" office:value="1.29999999999997" calcext:value-type="float">
            <text:p>1,29999999999997</text:p>
          </table:table-cell>
          <table:table-cell table:formula="of:=IF([.F329]&lt;0.000001;[.G328]+2+1/[.$H$2];[.G328]+1/[.$H$2])" office:value-type="float" office:value="16.3000000000001" calcext:value-type="float">
            <text:p>16,3000000000001</text:p>
          </table:table-cell>
          <table:table-cell table:number-columns-repeated="4"/>
          <table:table-cell table:formula="of:=SUM(MOD(SUM([.L328]-[.L$2];[.T$2]);[.R$2]-[.L$2]);[.L$2])" office:value-type="time" office:time-value="PT06H30M00S" calcext:value-type="time">
            <text:p>06:30:00</text:p>
          </table:table-cell>
          <table:table-cell table:formula="of:=IF([.L329]&lt;[.L328];[.M328]+[.H$2];[.M328])" office:value-type="float" office:value="120" calcext:value-type="float">
            <text:p>120</text:p>
          </table:table-cell>
          <table:table-cell table:formula="of:=OFFSET([.C$4];[.M329];0)" office:value-type="float" office:value="43752" calcext:value-type="float">
            <text:p>43752</text:p>
          </table:table-cell>
          <table:table-cell table:formula="of:=[.L329]" office:value-type="float" office:value="0.270833333333333" calcext:value-type="float">
            <text:p>0.270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329];0)&lt;=[.O32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0]))" office:value-type="date" office:date-value="2019-10-24T02:09:12.992083" calcext:value-type="date">
            <text:p>2019-10-24 02:09:13</text:p>
          </table:table-cell>
          <table:table-cell table:style-name="ce7" table:formula="of:=[.A330]" office:value-type="date" office:date-value="2019-10-24T02:09:12.992083" calcext:value-type="date">
            <text:p>2019-10-24 02:09:13</text:p>
          </table:table-cell>
          <table:table-cell table:formula="of:=TRUNC([.A330])" office:value-type="float" office:value="43762" calcext:value-type="float">
            <text:p>43762</text:p>
          </table:table-cell>
          <table:table-cell table:style-name="ce12" table:formula="of:=[.B330]-[.C330]" office:value-type="date" office:date-value="1899-12-30T02:09:12.99208285287" calcext:value-type="date">
            <text:p>12/30/99 02:09 AM</text:p>
          </table:table-cell>
          <table:table-cell table:formula="of:=MOD([.E329]-[.$E$2];[.$H$2])+1+[.$E$2]" office:value-type="float" office:value="288" calcext:value-type="float">
            <text:p>288</text:p>
          </table:table-cell>
          <table:table-cell table:formula="of:=MOD([.F329]+1/[.$H$2];5)" office:value-type="float" office:value="1.34999999999997" calcext:value-type="float">
            <text:p>1,34999999999997</text:p>
          </table:table-cell>
          <table:table-cell table:formula="of:=IF([.F330]&lt;0.000001;[.G329]+2+1/[.$H$2];[.G329]+1/[.$H$2])" office:value-type="float" office:value="16.3500000000001" calcext:value-type="float">
            <text:p>16,3500000000001</text:p>
          </table:table-cell>
          <table:table-cell table:number-columns-repeated="4"/>
          <table:table-cell table:formula="of:=SUM(MOD(SUM([.L329]-[.L$2];[.T$2]);[.R$2]-[.L$2]);[.L$2])" office:value-type="time" office:time-value="PT06H40M00S" calcext:value-type="time">
            <text:p>06:40:00</text:p>
          </table:table-cell>
          <table:table-cell table:formula="of:=IF([.L330]&lt;[.L329];[.M329]+[.H$2];[.M329])" office:value-type="float" office:value="120" calcext:value-type="float">
            <text:p>120</text:p>
          </table:table-cell>
          <table:table-cell table:formula="of:=OFFSET([.C$4];[.M330];0)" office:value-type="float" office:value="43752" calcext:value-type="float">
            <text:p>43752</text:p>
          </table:table-cell>
          <table:table-cell table:formula="of:=[.L330]" office:value-type="float" office:value="0.277777777777778" calcext:value-type="float">
            <text:p>0.277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330];0)&lt;=[.O33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1]))" office:value-type="date" office:date-value="2019-10-24T01:48:37.291473" calcext:value-type="date">
            <text:p>2019-10-24 01:48:37</text:p>
          </table:table-cell>
          <table:table-cell table:style-name="ce7" table:formula="of:=[.A331]" office:value-type="date" office:date-value="2019-10-24T01:48:37.291473" calcext:value-type="date">
            <text:p>2019-10-24 01:48:37</text:p>
          </table:table-cell>
          <table:table-cell table:formula="of:=TRUNC([.A331])" office:value-type="float" office:value="43762" calcext:value-type="float">
            <text:p>43762</text:p>
          </table:table-cell>
          <table:table-cell table:style-name="ce12" table:formula="of:=[.B331]-[.C331]" office:value-type="date" office:date-value="1899-12-30T01:48:37.29147294536" calcext:value-type="date">
            <text:p>12/30/99 01:48 AM</text:p>
          </table:table-cell>
          <table:table-cell table:formula="of:=MOD([.E330]-[.$E$2];[.$H$2])+1+[.$E$2]" office:value-type="float" office:value="289" calcext:value-type="float">
            <text:p>289</text:p>
          </table:table-cell>
          <table:table-cell table:formula="of:=MOD([.F330]+1/[.$H$2];5)" office:value-type="float" office:value="1.39999999999997" calcext:value-type="float">
            <text:p>1,39999999999997</text:p>
          </table:table-cell>
          <table:table-cell table:formula="of:=IF([.F331]&lt;0.000001;[.G330]+2+1/[.$H$2];[.G330]+1/[.$H$2])" office:value-type="float" office:value="16.4000000000001" calcext:value-type="float">
            <text:p>16,4000000000001</text:p>
          </table:table-cell>
          <table:table-cell table:number-columns-repeated="4"/>
          <table:table-cell table:formula="of:=SUM(MOD(SUM([.L330]-[.L$2];[.T$2]);[.R$2]-[.L$2]);[.L$2])" office:value-type="time" office:time-value="PT06H50M00S" calcext:value-type="time">
            <text:p>06:50:00</text:p>
          </table:table-cell>
          <table:table-cell table:formula="of:=IF([.L331]&lt;[.L330];[.M330]+[.H$2];[.M330])" office:value-type="float" office:value="120" calcext:value-type="float">
            <text:p>120</text:p>
          </table:table-cell>
          <table:table-cell table:formula="of:=OFFSET([.C$4];[.M331];0)" office:value-type="float" office:value="43752" calcext:value-type="float">
            <text:p>43752</text:p>
          </table:table-cell>
          <table:table-cell table:formula="of:=[.L331]" office:value-type="float" office:value="0.284722222222222" calcext:value-type="float">
            <text:p>0.284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331];0)&lt;=[.O33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2]))" office:value-type="date" office:date-value="2019-10-24T02:12:51.885164" calcext:value-type="date">
            <text:p>2019-10-24 02:12:52</text:p>
          </table:table-cell>
          <table:table-cell table:style-name="ce7" table:formula="of:=[.A332]" office:value-type="date" office:date-value="2019-10-24T02:12:51.885164" calcext:value-type="date">
            <text:p>2019-10-24 02:12:52</text:p>
          </table:table-cell>
          <table:table-cell table:formula="of:=TRUNC([.A332])" office:value-type="float" office:value="43762" calcext:value-type="float">
            <text:p>43762</text:p>
          </table:table-cell>
          <table:table-cell table:style-name="ce12" table:formula="of:=[.B332]-[.C332]" office:value-type="date" office:date-value="1899-12-30T02:12:51.88516419847" calcext:value-type="date">
            <text:p>12/30/99 02:12 AM</text:p>
          </table:table-cell>
          <table:table-cell table:formula="of:=MOD([.E331]-[.$E$2];[.$H$2])+1+[.$E$2]" office:value-type="float" office:value="290" calcext:value-type="float">
            <text:p>290</text:p>
          </table:table-cell>
          <table:table-cell table:formula="of:=MOD([.F331]+1/[.$H$2];5)" office:value-type="float" office:value="1.44999999999997" calcext:value-type="float">
            <text:p>1,44999999999997</text:p>
          </table:table-cell>
          <table:table-cell table:formula="of:=IF([.F332]&lt;0.000001;[.G331]+2+1/[.$H$2];[.G331]+1/[.$H$2])" office:value-type="float" office:value="16.4500000000001" calcext:value-type="float">
            <text:p>16,4500000000001</text:p>
          </table:table-cell>
          <table:table-cell table:number-columns-repeated="4"/>
          <table:table-cell table:formula="of:=SUM(MOD(SUM([.L331]-[.L$2];[.T$2]);[.R$2]-[.L$2]);[.L$2])" office:value-type="time" office:time-value="PT07H00M00S" calcext:value-type="time">
            <text:p>07:00:00</text:p>
          </table:table-cell>
          <table:table-cell table:formula="of:=IF([.L332]&lt;[.L331];[.M331]+[.H$2];[.M331])" office:value-type="float" office:value="120" calcext:value-type="float">
            <text:p>120</text:p>
          </table:table-cell>
          <table:table-cell table:formula="of:=OFFSET([.C$4];[.M332];0)" office:value-type="float" office:value="43752" calcext:value-type="float">
            <text:p>43752</text:p>
          </table:table-cell>
          <table:table-cell table:formula="of:=[.L332]" office:value-type="float" office:value="0.291666666666667" calcext:value-type="float">
            <text:p>0.291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332];0)&lt;=[.O33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3]))" office:value-type="date" office:date-value="2019-10-24T01:52:45.093349" calcext:value-type="date">
            <text:p>2019-10-24 01:52:45</text:p>
          </table:table-cell>
          <table:table-cell table:style-name="ce7" table:formula="of:=[.A333]" office:value-type="date" office:date-value="2019-10-24T01:52:45.093349" calcext:value-type="date">
            <text:p>2019-10-24 01:52:45</text:p>
          </table:table-cell>
          <table:table-cell table:formula="of:=TRUNC([.A333])" office:value-type="float" office:value="43762" calcext:value-type="float">
            <text:p>43762</text:p>
          </table:table-cell>
          <table:table-cell table:style-name="ce12" table:formula="of:=[.B333]-[.C333]" office:value-type="date" office:date-value="1899-12-30T01:52:45.09334940929" calcext:value-type="date">
            <text:p>12/30/99 01:52 AM</text:p>
          </table:table-cell>
          <table:table-cell table:formula="of:=MOD([.E332]-[.$E$2];[.$H$2])+1+[.$E$2]" office:value-type="float" office:value="291" calcext:value-type="float">
            <text:p>291</text:p>
          </table:table-cell>
          <table:table-cell table:formula="of:=MOD([.F332]+1/[.$H$2];5)" office:value-type="float" office:value="1.49999999999997" calcext:value-type="float">
            <text:p>1,49999999999997</text:p>
          </table:table-cell>
          <table:table-cell table:formula="of:=IF([.F333]&lt;0.000001;[.G332]+2+1/[.$H$2];[.G332]+1/[.$H$2])" office:value-type="float" office:value="16.5000000000001" calcext:value-type="float">
            <text:p>16,5000000000001</text:p>
          </table:table-cell>
          <table:table-cell table:number-columns-repeated="4"/>
          <table:table-cell table:formula="of:=SUM(MOD(SUM([.L332]-[.L$2];[.T$2]);[.R$2]-[.L$2]);[.L$2])" office:value-type="time" office:time-value="PT07H10M00S" calcext:value-type="time">
            <text:p>07:10:00</text:p>
          </table:table-cell>
          <table:table-cell table:formula="of:=IF([.L333]&lt;[.L332];[.M332]+[.H$2];[.M332])" office:value-type="float" office:value="120" calcext:value-type="float">
            <text:p>120</text:p>
          </table:table-cell>
          <table:table-cell table:formula="of:=OFFSET([.C$4];[.M333];0)" office:value-type="float" office:value="43752" calcext:value-type="float">
            <text:p>43752</text:p>
          </table:table-cell>
          <table:table-cell table:formula="of:=[.L333]" office:value-type="float" office:value="0.298611111111111" calcext:value-type="float">
            <text:p>0.298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333];0)&lt;=[.O33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4]))" office:value-type="date" office:date-value="2019-10-24T01:58:35.70961" calcext:value-type="date">
            <text:p>2019-10-24 01:58:36</text:p>
          </table:table-cell>
          <table:table-cell table:style-name="ce7" table:formula="of:=[.A334]" office:value-type="date" office:date-value="2019-10-24T01:58:35.70961" calcext:value-type="date">
            <text:p>2019-10-24 01:58:36</text:p>
          </table:table-cell>
          <table:table-cell table:formula="of:=TRUNC([.A334])" office:value-type="float" office:value="43762" calcext:value-type="float">
            <text:p>43762</text:p>
          </table:table-cell>
          <table:table-cell table:style-name="ce12" table:formula="of:=[.B334]-[.C334]" office:value-type="date" office:date-value="1899-12-30T01:58:35.70961049292" calcext:value-type="date">
            <text:p>12/30/99 01:58 AM</text:p>
          </table:table-cell>
          <table:table-cell table:formula="of:=MOD([.E333]-[.$E$2];[.$H$2])+1+[.$E$2]" office:value-type="float" office:value="292" calcext:value-type="float">
            <text:p>292</text:p>
          </table:table-cell>
          <table:table-cell table:formula="of:=MOD([.F333]+1/[.$H$2];5)" office:value-type="float" office:value="1.54999999999997" calcext:value-type="float">
            <text:p>1,54999999999997</text:p>
          </table:table-cell>
          <table:table-cell table:formula="of:=IF([.F334]&lt;0.000001;[.G333]+2+1/[.$H$2];[.G333]+1/[.$H$2])" office:value-type="float" office:value="16.5500000000001" calcext:value-type="float">
            <text:p>16,5500000000001</text:p>
          </table:table-cell>
          <table:table-cell table:number-columns-repeated="4"/>
          <table:table-cell table:formula="of:=SUM(MOD(SUM([.L333]-[.L$2];[.T$2]);[.R$2]-[.L$2]);[.L$2])" office:value-type="time" office:time-value="PT07H20M00S" calcext:value-type="time">
            <text:p>07:20:00</text:p>
          </table:table-cell>
          <table:table-cell table:formula="of:=IF([.L334]&lt;[.L333];[.M333]+[.H$2];[.M333])" office:value-type="float" office:value="120" calcext:value-type="float">
            <text:p>120</text:p>
          </table:table-cell>
          <table:table-cell table:formula="of:=OFFSET([.C$4];[.M334];0)" office:value-type="float" office:value="43752" calcext:value-type="float">
            <text:p>43752</text:p>
          </table:table-cell>
          <table:table-cell table:formula="of:=[.L334]" office:value-type="float" office:value="0.305555555555556" calcext:value-type="float">
            <text:p>0.305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334];0)&lt;=[.O33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5]))" office:value-type="date" office:date-value="2019-10-24T01:52:51.586124" calcext:value-type="date">
            <text:p>2019-10-24 01:52:52</text:p>
          </table:table-cell>
          <table:table-cell table:style-name="ce7" table:formula="of:=[.A335]" office:value-type="date" office:date-value="2019-10-24T01:52:51.586124" calcext:value-type="date">
            <text:p>2019-10-24 01:52:52</text:p>
          </table:table-cell>
          <table:table-cell table:formula="of:=TRUNC([.A335])" office:value-type="float" office:value="43762" calcext:value-type="float">
            <text:p>43762</text:p>
          </table:table-cell>
          <table:table-cell table:style-name="ce12" table:formula="of:=[.B335]-[.C335]" office:value-type="date" office:date-value="1899-12-30T01:52:51.58612373751" calcext:value-type="date">
            <text:p>12/30/99 01:52 AM</text:p>
          </table:table-cell>
          <table:table-cell table:formula="of:=MOD([.E334]-[.$E$2];[.$H$2])+1+[.$E$2]" office:value-type="float" office:value="293" calcext:value-type="float">
            <text:p>293</text:p>
          </table:table-cell>
          <table:table-cell table:formula="of:=MOD([.F334]+1/[.$H$2];5)" office:value-type="float" office:value="1.59999999999997" calcext:value-type="float">
            <text:p>1,59999999999997</text:p>
          </table:table-cell>
          <table:table-cell table:formula="of:=IF([.F335]&lt;0.000001;[.G334]+2+1/[.$H$2];[.G334]+1/[.$H$2])" office:value-type="float" office:value="16.6000000000001" calcext:value-type="float">
            <text:p>16,6000000000001</text:p>
          </table:table-cell>
          <table:table-cell table:number-columns-repeated="4"/>
          <table:table-cell table:formula="of:=SUM(MOD(SUM([.L334]-[.L$2];[.T$2]);[.R$2]-[.L$2]);[.L$2])" office:value-type="time" office:time-value="PT07H30M00S" calcext:value-type="time">
            <text:p>07:30:00</text:p>
          </table:table-cell>
          <table:table-cell table:formula="of:=IF([.L335]&lt;[.L334];[.M334]+[.H$2];[.M334])" office:value-type="float" office:value="120" calcext:value-type="float">
            <text:p>120</text:p>
          </table:table-cell>
          <table:table-cell table:formula="of:=OFFSET([.C$4];[.M335];0)" office:value-type="float" office:value="43752" calcext:value-type="float">
            <text:p>43752</text:p>
          </table:table-cell>
          <table:table-cell table:formula="of:=[.L335]" office:value-type="float" office:value="0.3125" calcext:value-type="float">
            <text:p>0.3125</text:p>
          </table:table-cell>
          <table:table-cell office:value-type="float" office:value="282" calcext:value-type="float">
            <text:p>282</text:p>
          </table:table-cell>
          <table:table-cell table:formula="of:=IF(OFFSET([.D$4];[.M335];0)&lt;=[.O33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6]))" office:value-type="date" office:date-value="2019-10-24T02:02:28.399009" calcext:value-type="date">
            <text:p>2019-10-24 02:02:28</text:p>
          </table:table-cell>
          <table:table-cell table:style-name="ce7" table:formula="of:=[.A336]" office:value-type="date" office:date-value="2019-10-24T02:02:28.399009" calcext:value-type="date">
            <text:p>2019-10-24 02:02:28</text:p>
          </table:table-cell>
          <table:table-cell table:formula="of:=TRUNC([.A336])" office:value-type="float" office:value="43762" calcext:value-type="float">
            <text:p>43762</text:p>
          </table:table-cell>
          <table:table-cell table:style-name="ce12" table:formula="of:=[.B336]-[.C336]" office:value-type="date" office:date-value="1899-12-30T02:02:28.39900920633" calcext:value-type="date">
            <text:p>12/30/99 02:02 AM</text:p>
          </table:table-cell>
          <table:table-cell table:formula="of:=MOD([.E335]-[.$E$2];[.$H$2])+1+[.$E$2]" office:value-type="float" office:value="294" calcext:value-type="float">
            <text:p>294</text:p>
          </table:table-cell>
          <table:table-cell table:formula="of:=MOD([.F335]+1/[.$H$2];5)" office:value-type="float" office:value="1.64999999999997" calcext:value-type="float">
            <text:p>1,64999999999997</text:p>
          </table:table-cell>
          <table:table-cell table:formula="of:=IF([.F336]&lt;0.000001;[.G335]+2+1/[.$H$2];[.G335]+1/[.$H$2])" office:value-type="float" office:value="16.6500000000001" calcext:value-type="float">
            <text:p>16,6500000000001</text:p>
          </table:table-cell>
          <table:table-cell table:number-columns-repeated="4"/>
          <table:table-cell table:formula="of:=SUM(MOD(SUM([.L335]-[.L$2];[.T$2]);[.R$2]-[.L$2]);[.L$2])" office:value-type="time" office:time-value="PT07H40M00S" calcext:value-type="time">
            <text:p>07:40:00</text:p>
          </table:table-cell>
          <table:table-cell table:formula="of:=IF([.L336]&lt;[.L335];[.M335]+[.H$2];[.M335])" office:value-type="float" office:value="120" calcext:value-type="float">
            <text:p>120</text:p>
          </table:table-cell>
          <table:table-cell table:formula="of:=OFFSET([.C$4];[.M336];0)" office:value-type="float" office:value="43752" calcext:value-type="float">
            <text:p>43752</text:p>
          </table:table-cell>
          <table:table-cell table:formula="of:=[.L336]" office:value-type="float" office:value="0.319444444444444" calcext:value-type="float">
            <text:p>0.3194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336];0)&lt;=[.O33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7]))" office:value-type="date" office:date-value="2019-10-24T01:44:27.157719" calcext:value-type="date">
            <text:p>2019-10-24 01:44:27</text:p>
          </table:table-cell>
          <table:table-cell table:style-name="ce7" table:formula="of:=[.A337]" office:value-type="date" office:date-value="2019-10-24T01:44:27.157719" calcext:value-type="date">
            <text:p>2019-10-24 01:44:27</text:p>
          </table:table-cell>
          <table:table-cell table:formula="of:=TRUNC([.A337])" office:value-type="float" office:value="43762" calcext:value-type="float">
            <text:p>43762</text:p>
          </table:table-cell>
          <table:table-cell table:style-name="ce12" table:formula="of:=[.B337]-[.C337]" office:value-type="date" office:date-value="1899-12-30T01:44:27.15771853924" calcext:value-type="date">
            <text:p>12/30/99 01:44 AM</text:p>
          </table:table-cell>
          <table:table-cell table:formula="of:=MOD([.E336]-[.$E$2];[.$H$2])+1+[.$E$2]" office:value-type="float" office:value="295" calcext:value-type="float">
            <text:p>295</text:p>
          </table:table-cell>
          <table:table-cell table:formula="of:=MOD([.F336]+1/[.$H$2];5)" office:value-type="float" office:value="1.69999999999997" calcext:value-type="float">
            <text:p>1,69999999999997</text:p>
          </table:table-cell>
          <table:table-cell table:formula="of:=IF([.F337]&lt;0.000001;[.G336]+2+1/[.$H$2];[.G336]+1/[.$H$2])" office:value-type="float" office:value="16.7000000000001" calcext:value-type="float">
            <text:p>16,7000000000001</text:p>
          </table:table-cell>
          <table:table-cell table:number-columns-repeated="4"/>
          <table:table-cell table:formula="of:=SUM(MOD(SUM([.L336]-[.L$2];[.T$2]);[.R$2]-[.L$2]);[.L$2])" office:value-type="time" office:time-value="PT07H50M00S" calcext:value-type="time">
            <text:p>07:50:00</text:p>
          </table:table-cell>
          <table:table-cell table:formula="of:=IF([.L337]&lt;[.L336];[.M336]+[.H$2];[.M336])" office:value-type="float" office:value="120" calcext:value-type="float">
            <text:p>120</text:p>
          </table:table-cell>
          <table:table-cell table:formula="of:=OFFSET([.C$4];[.M337];0)" office:value-type="float" office:value="43752" calcext:value-type="float">
            <text:p>43752</text:p>
          </table:table-cell>
          <table:table-cell table:formula="of:=[.L337]" office:value-type="float" office:value="0.326388888888889" calcext:value-type="float">
            <text:p>0.326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337];0)&lt;=[.O33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8]))" office:value-type="date" office:date-value="2019-10-24T01:54:15.831201" calcext:value-type="date">
            <text:p>2019-10-24 01:54:16</text:p>
          </table:table-cell>
          <table:table-cell table:style-name="ce7" table:formula="of:=[.A338]" office:value-type="date" office:date-value="2019-10-24T01:54:15.831201" calcext:value-type="date">
            <text:p>2019-10-24 01:54:16</text:p>
          </table:table-cell>
          <table:table-cell table:formula="of:=TRUNC([.A338])" office:value-type="float" office:value="43762" calcext:value-type="float">
            <text:p>43762</text:p>
          </table:table-cell>
          <table:table-cell table:style-name="ce12" table:formula="of:=[.B338]-[.C338]" office:value-type="date" office:date-value="1899-12-30T01:54:15.83120088559" calcext:value-type="date">
            <text:p>12/30/99 01:54 AM</text:p>
          </table:table-cell>
          <table:table-cell table:formula="of:=MOD([.E337]-[.$E$2];[.$H$2])+1+[.$E$2]" office:value-type="float" office:value="296" calcext:value-type="float">
            <text:p>296</text:p>
          </table:table-cell>
          <table:table-cell table:formula="of:=MOD([.F337]+1/[.$H$2];5)" office:value-type="float" office:value="1.74999999999997" calcext:value-type="float">
            <text:p>1,74999999999997</text:p>
          </table:table-cell>
          <table:table-cell table:formula="of:=IF([.F338]&lt;0.000001;[.G337]+2+1/[.$H$2];[.G337]+1/[.$H$2])" office:value-type="float" office:value="16.7500000000001" calcext:value-type="float">
            <text:p>16,7500000000001</text:p>
          </table:table-cell>
          <table:table-cell table:number-columns-repeated="4"/>
          <table:table-cell table:formula="of:=SUM(MOD(SUM([.L337]-[.L$2];[.T$2]);[.R$2]-[.L$2]);[.L$2])" office:value-type="time" office:time-value="PT08H00M00S" calcext:value-type="time">
            <text:p>08:00:00</text:p>
          </table:table-cell>
          <table:table-cell table:formula="of:=IF([.L338]&lt;[.L337];[.M337]+[.H$2];[.M337])" office:value-type="float" office:value="120" calcext:value-type="float">
            <text:p>120</text:p>
          </table:table-cell>
          <table:table-cell table:formula="of:=OFFSET([.C$4];[.M338];0)" office:value-type="float" office:value="43752" calcext:value-type="float">
            <text:p>43752</text:p>
          </table:table-cell>
          <table:table-cell table:formula="of:=[.L338]" office:value-type="float" office:value="0.333333333333333" calcext:value-type="float">
            <text:p>0.333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338];0)&lt;=[.O33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9]))" office:value-type="date" office:date-value="2019-10-24T01:58:47.654424" calcext:value-type="date">
            <text:p>2019-10-24 01:58:48</text:p>
          </table:table-cell>
          <table:table-cell table:style-name="ce7" table:formula="of:=[.A339]" office:value-type="date" office:date-value="2019-10-24T01:58:47.654424" calcext:value-type="date">
            <text:p>2019-10-24 01:58:48</text:p>
          </table:table-cell>
          <table:table-cell table:formula="of:=TRUNC([.A339])" office:value-type="float" office:value="43762" calcext:value-type="float">
            <text:p>43762</text:p>
          </table:table-cell>
          <table:table-cell table:style-name="ce12" table:formula="of:=[.B339]-[.C339]" office:value-type="date" office:date-value="1899-12-30T01:58:47.65442412347" calcext:value-type="date">
            <text:p>12/30/99 01:58 AM</text:p>
          </table:table-cell>
          <table:table-cell table:formula="of:=MOD([.E338]-[.$E$2];[.$H$2])+1+[.$E$2]" office:value-type="float" office:value="297" calcext:value-type="float">
            <text:p>297</text:p>
          </table:table-cell>
          <table:table-cell table:formula="of:=MOD([.F338]+1/[.$H$2];5)" office:value-type="float" office:value="1.79999999999997" calcext:value-type="float">
            <text:p>1,79999999999997</text:p>
          </table:table-cell>
          <table:table-cell table:formula="of:=IF([.F339]&lt;0.000001;[.G338]+2+1/[.$H$2];[.G338]+1/[.$H$2])" office:value-type="float" office:value="16.8000000000001" calcext:value-type="float">
            <text:p>16,8000000000001</text:p>
          </table:table-cell>
          <table:table-cell table:number-columns-repeated="4"/>
          <table:table-cell table:formula="of:=SUM(MOD(SUM([.L338]-[.L$2];[.T$2]);[.R$2]-[.L$2]);[.L$2])" office:value-type="time" office:time-value="PT00H10M00S" calcext:value-type="time">
            <text:p>00:10:00</text:p>
          </table:table-cell>
          <table:table-cell table:formula="of:=IF([.L339]&lt;[.L338];[.M338]+[.H$2];[.M338])" office:value-type="float" office:value="140" calcext:value-type="float">
            <text:p>140</text:p>
          </table:table-cell>
          <table:table-cell table:formula="of:=OFFSET([.C$4];[.M339];0)" office:value-type="float" office:value="43753" calcext:value-type="float">
            <text:p>43753</text:p>
          </table:table-cell>
          <table:table-cell table:formula="of:=[.L339]" office:value-type="float" office:value="0.00694444444444444" calcext:value-type="float">
            <text:p>0.006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339];0)&lt;=[.O33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0]))" office:value-type="date" office:date-value="2019-10-24T01:41:04.013489" calcext:value-type="date">
            <text:p>2019-10-24 01:41:04</text:p>
          </table:table-cell>
          <table:table-cell table:style-name="ce7" table:formula="of:=[.A340]" office:value-type="date" office:date-value="2019-10-24T01:41:04.013489" calcext:value-type="date">
            <text:p>2019-10-24 01:41:04</text:p>
          </table:table-cell>
          <table:table-cell table:formula="of:=TRUNC([.A340])" office:value-type="float" office:value="43762" calcext:value-type="float">
            <text:p>43762</text:p>
          </table:table-cell>
          <table:table-cell table:style-name="ce12" table:formula="of:=[.B340]-[.C340]" office:value-type="date" office:date-value="1899-12-30T01:41:04.01348873042" calcext:value-type="date">
            <text:p>12/30/99 01:41 AM</text:p>
          </table:table-cell>
          <table:table-cell table:formula="of:=MOD([.E339]-[.$E$2];[.$H$2])+1+[.$E$2]" office:value-type="float" office:value="298" calcext:value-type="float">
            <text:p>298</text:p>
          </table:table-cell>
          <table:table-cell table:formula="of:=MOD([.F339]+1/[.$H$2];5)" office:value-type="float" office:value="1.84999999999997" calcext:value-type="float">
            <text:p>1,84999999999997</text:p>
          </table:table-cell>
          <table:table-cell table:formula="of:=IF([.F340]&lt;0.000001;[.G339]+2+1/[.$H$2];[.G339]+1/[.$H$2])" office:value-type="float" office:value="16.8500000000001" calcext:value-type="float">
            <text:p>16,8500000000001</text:p>
          </table:table-cell>
          <table:table-cell table:number-columns-repeated="4"/>
          <table:table-cell table:formula="of:=SUM(MOD(SUM([.L339]-[.L$2];[.T$2]);[.R$2]-[.L$2]);[.L$2])" office:value-type="time" office:time-value="PT00H20M00S" calcext:value-type="time">
            <text:p>00:20:00</text:p>
          </table:table-cell>
          <table:table-cell table:formula="of:=IF([.L340]&lt;[.L339];[.M339]+[.H$2];[.M339])" office:value-type="float" office:value="140" calcext:value-type="float">
            <text:p>140</text:p>
          </table:table-cell>
          <table:table-cell table:formula="of:=OFFSET([.C$4];[.M340];0)" office:value-type="float" office:value="43753" calcext:value-type="float">
            <text:p>43753</text:p>
          </table:table-cell>
          <table:table-cell table:formula="of:=[.L340]" office:value-type="float" office:value="0.0138888888888889" calcext:value-type="float">
            <text:p>0.013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340];0)&lt;=[.O34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1]))" office:value-type="date" office:date-value="2019-10-24T02:12:04.104405" calcext:value-type="date">
            <text:p>2019-10-24 02:12:04</text:p>
          </table:table-cell>
          <table:table-cell table:style-name="ce7" table:formula="of:=[.A341]" office:value-type="date" office:date-value="2019-10-24T02:12:04.104405" calcext:value-type="date">
            <text:p>2019-10-24 02:12:04</text:p>
          </table:table-cell>
          <table:table-cell table:formula="of:=TRUNC([.A341])" office:value-type="float" office:value="43762" calcext:value-type="float">
            <text:p>43762</text:p>
          </table:table-cell>
          <table:table-cell table:style-name="ce12" table:formula="of:=[.B341]-[.C341]" office:value-type="date" office:date-value="1899-12-30T02:12:04.10440470558" calcext:value-type="date">
            <text:p>12/30/99 02:12 AM</text:p>
          </table:table-cell>
          <table:table-cell table:formula="of:=MOD([.E340]-[.$E$2];[.$H$2])+1+[.$E$2]" office:value-type="float" office:value="299" calcext:value-type="float">
            <text:p>299</text:p>
          </table:table-cell>
          <table:table-cell table:formula="of:=MOD([.F340]+1/[.$H$2];5)" office:value-type="float" office:value="1.89999999999997" calcext:value-type="float">
            <text:p>1,89999999999997</text:p>
          </table:table-cell>
          <table:table-cell table:formula="of:=IF([.F341]&lt;0.000001;[.G340]+2+1/[.$H$2];[.G340]+1/[.$H$2])" office:value-type="float" office:value="16.9000000000001" calcext:value-type="float">
            <text:p>16,9000000000001</text:p>
          </table:table-cell>
          <table:table-cell table:number-columns-repeated="4"/>
          <table:table-cell table:formula="of:=SUM(MOD(SUM([.L340]-[.L$2];[.T$2]);[.R$2]-[.L$2]);[.L$2])" office:value-type="time" office:time-value="PT00H30M00S" calcext:value-type="time">
            <text:p>00:30:00</text:p>
          </table:table-cell>
          <table:table-cell table:formula="of:=IF([.L341]&lt;[.L340];[.M340]+[.H$2];[.M340])" office:value-type="float" office:value="140" calcext:value-type="float">
            <text:p>140</text:p>
          </table:table-cell>
          <table:table-cell table:formula="of:=OFFSET([.C$4];[.M341];0)" office:value-type="float" office:value="43753" calcext:value-type="float">
            <text:p>43753</text:p>
          </table:table-cell>
          <table:table-cell table:formula="of:=[.L341]" office:value-type="float" office:value="0.0208333333333333" calcext:value-type="float">
            <text:p>0.020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341];0)&lt;=[.O34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2]))" office:value-type="date" office:date-value="2019-10-24T02:09:11.111849" calcext:value-type="date">
            <text:p>2019-10-24 02:09:11</text:p>
          </table:table-cell>
          <table:table-cell table:style-name="ce7" table:formula="of:=[.A342]" office:value-type="date" office:date-value="2019-10-24T02:09:11.111849" calcext:value-type="date">
            <text:p>2019-10-24 02:09:11</text:p>
          </table:table-cell>
          <table:table-cell table:formula="of:=TRUNC([.A342])" office:value-type="float" office:value="43762" calcext:value-type="float">
            <text:p>43762</text:p>
          </table:table-cell>
          <table:table-cell table:style-name="ce12" table:formula="of:=[.B342]-[.C342]" office:value-type="date" office:date-value="1899-12-30T02:09:11.11184888519" calcext:value-type="date">
            <text:p>12/30/99 02:09 AM</text:p>
          </table:table-cell>
          <table:table-cell table:formula="of:=MOD([.E341]-[.$E$2];[.$H$2])+1+[.$E$2]" office:value-type="float" office:value="300" calcext:value-type="float">
            <text:p>300</text:p>
          </table:table-cell>
          <table:table-cell table:formula="of:=MOD([.F341]+1/[.$H$2];5)" office:value-type="float" office:value="1.94999999999997" calcext:value-type="float">
            <text:p>1,94999999999997</text:p>
          </table:table-cell>
          <table:table-cell table:formula="of:=IF([.F342]&lt;0.000001;[.G341]+2+1/[.$H$2];[.G341]+1/[.$H$2])" office:value-type="float" office:value="16.9500000000001" calcext:value-type="float">
            <text:p>16,9500000000001</text:p>
          </table:table-cell>
          <table:table-cell table:number-columns-repeated="4"/>
          <table:table-cell table:formula="of:=SUM(MOD(SUM([.L341]-[.L$2];[.T$2]);[.R$2]-[.L$2]);[.L$2])" office:value-type="time" office:time-value="PT00H40M00S" calcext:value-type="time">
            <text:p>00:40:00</text:p>
          </table:table-cell>
          <table:table-cell table:formula="of:=IF([.L342]&lt;[.L341];[.M341]+[.H$2];[.M341])" office:value-type="float" office:value="140" calcext:value-type="float">
            <text:p>140</text:p>
          </table:table-cell>
          <table:table-cell table:formula="of:=OFFSET([.C$4];[.M342];0)" office:value-type="float" office:value="43753" calcext:value-type="float">
            <text:p>43753</text:p>
          </table:table-cell>
          <table:table-cell table:formula="of:=[.L342]" office:value-type="float" office:value="0.0277777777777778" calcext:value-type="float">
            <text:p>0.027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342];0)&lt;=[.O34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3]))" office:value-type="date" office:date-value="2019-10-25T02:04:26.042383" calcext:value-type="date">
            <text:p>2019-10-25 02:04:26</text:p>
          </table:table-cell>
          <table:table-cell table:style-name="ce7" table:formula="of:=[.A343]" office:value-type="date" office:date-value="2019-10-25T02:04:26.042383" calcext:value-type="date">
            <text:p>2019-10-25 02:04:26</text:p>
          </table:table-cell>
          <table:table-cell table:formula="of:=TRUNC([.A343])" office:value-type="float" office:value="43763" calcext:value-type="float">
            <text:p>43763</text:p>
          </table:table-cell>
          <table:table-cell table:style-name="ce12" table:formula="of:=[.B343]-[.C343]" office:value-type="date" office:date-value="1899-12-30T02:04:26.04238324799" calcext:value-type="date">
            <text:p>12/30/99 02:04 AM</text:p>
          </table:table-cell>
          <table:table-cell table:formula="of:=MOD([.E342]-[.$E$2];[.$H$2])+1+[.$E$2]" office:value-type="float" office:value="281" calcext:value-type="float">
            <text:p>281</text:p>
          </table:table-cell>
          <table:table-cell table:formula="of:=MOD([.F342]+1/[.$H$2];5)" office:value-type="float" office:value="1.99999999999997" calcext:value-type="float">
            <text:p>1,99999999999997</text:p>
          </table:table-cell>
          <table:table-cell table:formula="of:=IF([.F343]&lt;0.000001;[.G342]+2+1/[.$H$2];[.G342]+1/[.$H$2])" office:value-type="float" office:value="17.0000000000001" calcext:value-type="float">
            <text:p>17,0000000000001</text:p>
          </table:table-cell>
          <table:table-cell table:number-columns-repeated="4"/>
          <table:table-cell table:formula="of:=SUM(MOD(SUM([.L342]-[.L$2];[.T$2]);[.R$2]-[.L$2]);[.L$2])" office:value-type="time" office:time-value="PT00H50M00S" calcext:value-type="time">
            <text:p>00:50:00</text:p>
          </table:table-cell>
          <table:table-cell table:formula="of:=IF([.L343]&lt;[.L342];[.M342]+[.H$2];[.M342])" office:value-type="float" office:value="140" calcext:value-type="float">
            <text:p>140</text:p>
          </table:table-cell>
          <table:table-cell table:formula="of:=OFFSET([.C$4];[.M343];0)" office:value-type="float" office:value="43753" calcext:value-type="float">
            <text:p>43753</text:p>
          </table:table-cell>
          <table:table-cell table:formula="of:=[.L343]" office:value-type="float" office:value="0.0347222222222222" calcext:value-type="float">
            <text:p>0.034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343];0)&lt;=[.O34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4]))" office:value-type="date" office:date-value="2019-10-25T01:55:10.849996" calcext:value-type="date">
            <text:p>2019-10-25 01:55:11</text:p>
          </table:table-cell>
          <table:table-cell table:style-name="ce7" table:formula="of:=[.A344]" office:value-type="date" office:date-value="2019-10-25T01:55:10.849996" calcext:value-type="date">
            <text:p>2019-10-25 01:55:11</text:p>
          </table:table-cell>
          <table:table-cell table:formula="of:=TRUNC([.A344])" office:value-type="float" office:value="43763" calcext:value-type="float">
            <text:p>43763</text:p>
          </table:table-cell>
          <table:table-cell table:style-name="ce12" table:formula="of:=[.B344]-[.C344]" office:value-type="date" office:date-value="1899-12-30T01:55:10.84999633022" calcext:value-type="date">
            <text:p>12/30/99 01:55 AM</text:p>
          </table:table-cell>
          <table:table-cell table:formula="of:=MOD([.E343]-[.$E$2];[.$H$2])+1+[.$E$2]" office:value-type="float" office:value="282" calcext:value-type="float">
            <text:p>282</text:p>
          </table:table-cell>
          <table:table-cell table:formula="of:=MOD([.F343]+1/[.$H$2];5)" office:value-type="float" office:value="2.04999999999997" calcext:value-type="float">
            <text:p>2,04999999999997</text:p>
          </table:table-cell>
          <table:table-cell table:formula="of:=IF([.F344]&lt;0.000001;[.G343]+2+1/[.$H$2];[.G343]+1/[.$H$2])" office:value-type="float" office:value="17.0500000000001" calcext:value-type="float">
            <text:p>17,0500000000001</text:p>
          </table:table-cell>
          <table:table-cell table:number-columns-repeated="4"/>
          <table:table-cell table:formula="of:=SUM(MOD(SUM([.L343]-[.L$2];[.T$2]);[.R$2]-[.L$2]);[.L$2])" office:value-type="time" office:time-value="PT01H00M00S" calcext:value-type="time">
            <text:p>01:00:00</text:p>
          </table:table-cell>
          <table:table-cell table:formula="of:=IF([.L344]&lt;[.L343];[.M343]+[.H$2];[.M343])" office:value-type="float" office:value="140" calcext:value-type="float">
            <text:p>140</text:p>
          </table:table-cell>
          <table:table-cell table:formula="of:=OFFSET([.C$4];[.M344];0)" office:value-type="float" office:value="43753" calcext:value-type="float">
            <text:p>43753</text:p>
          </table:table-cell>
          <table:table-cell table:formula="of:=[.L344]" office:value-type="float" office:value="0.0416666666666667" calcext:value-type="float">
            <text:p>0.041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344];0)&lt;=[.O34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5]))" office:value-type="date" office:date-value="2019-10-25T02:02:04.485868" calcext:value-type="date">
            <text:p>2019-10-25 02:02:04</text:p>
          </table:table-cell>
          <table:table-cell table:style-name="ce7" table:formula="of:=[.A345]" office:value-type="date" office:date-value="2019-10-25T02:02:04.485868" calcext:value-type="date">
            <text:p>2019-10-25 02:02:04</text:p>
          </table:table-cell>
          <table:table-cell table:formula="of:=TRUNC([.A345])" office:value-type="float" office:value="43763" calcext:value-type="float">
            <text:p>43763</text:p>
          </table:table-cell>
          <table:table-cell table:style-name="ce12" table:formula="of:=[.B345]-[.C345]" office:value-type="date" office:date-value="1899-12-30T02:02:04.48586756364" calcext:value-type="date">
            <text:p>12/30/99 02:02 AM</text:p>
          </table:table-cell>
          <table:table-cell table:formula="of:=MOD([.E344]-[.$E$2];[.$H$2])+1+[.$E$2]" office:value-type="float" office:value="283" calcext:value-type="float">
            <text:p>283</text:p>
          </table:table-cell>
          <table:table-cell table:formula="of:=MOD([.F344]+1/[.$H$2];5)" office:value-type="float" office:value="2.09999999999997" calcext:value-type="float">
            <text:p>2,09999999999997</text:p>
          </table:table-cell>
          <table:table-cell table:formula="of:=IF([.F345]&lt;0.000001;[.G344]+2+1/[.$H$2];[.G344]+1/[.$H$2])" office:value-type="float" office:value="17.1000000000001" calcext:value-type="float">
            <text:p>17,1000000000001</text:p>
          </table:table-cell>
          <table:table-cell table:number-columns-repeated="4"/>
          <table:table-cell table:formula="of:=SUM(MOD(SUM([.L344]-[.L$2];[.T$2]);[.R$2]-[.L$2]);[.L$2])" office:value-type="time" office:time-value="PT01H10M00S" calcext:value-type="time">
            <text:p>01:10:00</text:p>
          </table:table-cell>
          <table:table-cell table:formula="of:=IF([.L345]&lt;[.L344];[.M344]+[.H$2];[.M344])" office:value-type="float" office:value="140" calcext:value-type="float">
            <text:p>140</text:p>
          </table:table-cell>
          <table:table-cell table:formula="of:=OFFSET([.C$4];[.M345];0)" office:value-type="float" office:value="43753" calcext:value-type="float">
            <text:p>43753</text:p>
          </table:table-cell>
          <table:table-cell table:formula="of:=[.L345]" office:value-type="float" office:value="0.0486111111111111" calcext:value-type="float">
            <text:p>0.048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345];0)&lt;=[.O34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6]))" office:value-type="date" office:date-value="2019-10-25T02:34:11.839127" calcext:value-type="date">
            <text:p>2019-10-25 02:34:12</text:p>
          </table:table-cell>
          <table:table-cell table:style-name="ce7" table:formula="of:=[.A346]" office:value-type="date" office:date-value="2019-10-25T02:34:11.839127" calcext:value-type="date">
            <text:p>2019-10-25 02:34:12</text:p>
          </table:table-cell>
          <table:table-cell table:formula="of:=TRUNC([.A346])" office:value-type="float" office:value="43763" calcext:value-type="float">
            <text:p>43763</text:p>
          </table:table-cell>
          <table:table-cell table:style-name="ce12" table:formula="of:=[.B346]-[.C346]" office:value-type="date" office:date-value="1899-12-30T02:34:11.83912741486" calcext:value-type="date">
            <text:p>12/30/99 02:34 AM</text:p>
          </table:table-cell>
          <table:table-cell table:formula="of:=MOD([.E345]-[.$E$2];[.$H$2])+1+[.$E$2]" office:value-type="float" office:value="284" calcext:value-type="float">
            <text:p>284</text:p>
          </table:table-cell>
          <table:table-cell table:formula="of:=MOD([.F345]+1/[.$H$2];5)" office:value-type="float" office:value="2.14999999999997" calcext:value-type="float">
            <text:p>2,14999999999997</text:p>
          </table:table-cell>
          <table:table-cell table:formula="of:=IF([.F346]&lt;0.000001;[.G345]+2+1/[.$H$2];[.G345]+1/[.$H$2])" office:value-type="float" office:value="17.1500000000001" calcext:value-type="float">
            <text:p>17,1500000000001</text:p>
          </table:table-cell>
          <table:table-cell table:number-columns-repeated="4"/>
          <table:table-cell table:formula="of:=SUM(MOD(SUM([.L345]-[.L$2];[.T$2]);[.R$2]-[.L$2]);[.L$2])" office:value-type="time" office:time-value="PT01H20M00S" calcext:value-type="time">
            <text:p>01:20:00</text:p>
          </table:table-cell>
          <table:table-cell table:formula="of:=IF([.L346]&lt;[.L345];[.M345]+[.H$2];[.M345])" office:value-type="float" office:value="140" calcext:value-type="float">
            <text:p>140</text:p>
          </table:table-cell>
          <table:table-cell table:formula="of:=OFFSET([.C$4];[.M346];0)" office:value-type="float" office:value="43753" calcext:value-type="float">
            <text:p>43753</text:p>
          </table:table-cell>
          <table:table-cell table:formula="of:=[.L346]" office:value-type="float" office:value="0.0555555555555556" calcext:value-type="float">
            <text:p>0.055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346];0)&lt;=[.O34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7]))" office:value-type="date" office:date-value="2019-10-25T01:52:02.865517" calcext:value-type="date">
            <text:p>2019-10-25 01:52:03</text:p>
          </table:table-cell>
          <table:table-cell table:style-name="ce7" table:formula="of:=[.A347]" office:value-type="date" office:date-value="2019-10-25T01:52:02.865517" calcext:value-type="date">
            <text:p>2019-10-25 01:52:03</text:p>
          </table:table-cell>
          <table:table-cell table:formula="of:=TRUNC([.A347])" office:value-type="float" office:value="43763" calcext:value-type="float">
            <text:p>43763</text:p>
          </table:table-cell>
          <table:table-cell table:style-name="ce12" table:formula="of:=[.B347]-[.C347]" office:value-type="date" office:date-value="1899-12-30T01:52:02.86551694851" calcext:value-type="date">
            <text:p>12/30/99 01:52 AM</text:p>
          </table:table-cell>
          <table:table-cell table:formula="of:=MOD([.E346]-[.$E$2];[.$H$2])+1+[.$E$2]" office:value-type="float" office:value="285" calcext:value-type="float">
            <text:p>285</text:p>
          </table:table-cell>
          <table:table-cell table:formula="of:=MOD([.F346]+1/[.$H$2];5)" office:value-type="float" office:value="2.19999999999997" calcext:value-type="float">
            <text:p>2,19999999999997</text:p>
          </table:table-cell>
          <table:table-cell table:formula="of:=IF([.F347]&lt;0.000001;[.G346]+2+1/[.$H$2];[.G346]+1/[.$H$2])" office:value-type="float" office:value="17.2000000000001" calcext:value-type="float">
            <text:p>17,2000000000001</text:p>
          </table:table-cell>
          <table:table-cell table:number-columns-repeated="4"/>
          <table:table-cell table:formula="of:=SUM(MOD(SUM([.L346]-[.L$2];[.T$2]);[.R$2]-[.L$2]);[.L$2])" office:value-type="time" office:time-value="PT01H30M00S" calcext:value-type="time">
            <text:p>01:30:00</text:p>
          </table:table-cell>
          <table:table-cell table:formula="of:=IF([.L347]&lt;[.L346];[.M346]+[.H$2];[.M346])" office:value-type="float" office:value="140" calcext:value-type="float">
            <text:p>140</text:p>
          </table:table-cell>
          <table:table-cell table:formula="of:=OFFSET([.C$4];[.M347];0)" office:value-type="float" office:value="43753" calcext:value-type="float">
            <text:p>43753</text:p>
          </table:table-cell>
          <table:table-cell table:formula="of:=[.L347]" office:value-type="float" office:value="0.0625" calcext:value-type="float">
            <text:p>0.0625</text:p>
          </table:table-cell>
          <table:table-cell office:value-type="float" office:value="282" calcext:value-type="float">
            <text:p>282</text:p>
          </table:table-cell>
          <table:table-cell table:formula="of:=IF(OFFSET([.D$4];[.M347];0)&lt;=[.O34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8]))" office:value-type="date" office:date-value="2019-10-25T01:43:13.730939" calcext:value-type="date">
            <text:p>2019-10-25 01:43:14</text:p>
          </table:table-cell>
          <table:table-cell table:style-name="ce7" table:formula="of:=[.A348]" office:value-type="date" office:date-value="2019-10-25T01:43:13.730939" calcext:value-type="date">
            <text:p>2019-10-25 01:43:14</text:p>
          </table:table-cell>
          <table:table-cell table:formula="of:=TRUNC([.A348])" office:value-type="float" office:value="43763" calcext:value-type="float">
            <text:p>43763</text:p>
          </table:table-cell>
          <table:table-cell table:style-name="ce12" table:formula="of:=[.B348]-[.C348]" office:value-type="date" office:date-value="1899-12-30T01:43:13.73093855102" calcext:value-type="date">
            <text:p>12/30/99 01:43 AM</text:p>
          </table:table-cell>
          <table:table-cell table:formula="of:=MOD([.E347]-[.$E$2];[.$H$2])+1+[.$E$2]" office:value-type="float" office:value="286" calcext:value-type="float">
            <text:p>286</text:p>
          </table:table-cell>
          <table:table-cell table:formula="of:=MOD([.F347]+1/[.$H$2];5)" office:value-type="float" office:value="2.24999999999997" calcext:value-type="float">
            <text:p>2,24999999999997</text:p>
          </table:table-cell>
          <table:table-cell table:formula="of:=IF([.F348]&lt;0.000001;[.G347]+2+1/[.$H$2];[.G347]+1/[.$H$2])" office:value-type="float" office:value="17.2500000000001" calcext:value-type="float">
            <text:p>17,2500000000001</text:p>
          </table:table-cell>
          <table:table-cell table:number-columns-repeated="4"/>
          <table:table-cell table:formula="of:=SUM(MOD(SUM([.L347]-[.L$2];[.T$2]);[.R$2]-[.L$2]);[.L$2])" office:value-type="time" office:time-value="PT01H40M00S" calcext:value-type="time">
            <text:p>01:40:00</text:p>
          </table:table-cell>
          <table:table-cell table:formula="of:=IF([.L348]&lt;[.L347];[.M347]+[.H$2];[.M347])" office:value-type="float" office:value="140" calcext:value-type="float">
            <text:p>140</text:p>
          </table:table-cell>
          <table:table-cell table:formula="of:=OFFSET([.C$4];[.M348];0)" office:value-type="float" office:value="43753" calcext:value-type="float">
            <text:p>43753</text:p>
          </table:table-cell>
          <table:table-cell table:formula="of:=[.L348]" office:value-type="float" office:value="0.0694444444444444" calcext:value-type="float">
            <text:p>0.069444444444445</text:p>
          </table:table-cell>
          <table:table-cell office:value-type="float" office:value="282" calcext:value-type="float">
            <text:p>282</text:p>
          </table:table-cell>
          <table:table-cell table:formula="of:=IF(OFFSET([.D$4];[.M348];0)&lt;=[.O34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9]))" office:value-type="date" office:date-value="2019-10-25T02:11:51.765743" calcext:value-type="date">
            <text:p>2019-10-25 02:11:52</text:p>
          </table:table-cell>
          <table:table-cell table:style-name="ce7" table:formula="of:=[.A349]" office:value-type="date" office:date-value="2019-10-25T02:11:51.765743" calcext:value-type="date">
            <text:p>2019-10-25 02:11:52</text:p>
          </table:table-cell>
          <table:table-cell table:formula="of:=TRUNC([.A349])" office:value-type="float" office:value="43763" calcext:value-type="float">
            <text:p>43763</text:p>
          </table:table-cell>
          <table:table-cell table:style-name="ce12" table:formula="of:=[.B349]-[.C349]" office:value-type="date" office:date-value="1899-12-30T02:11:51.7657426279" calcext:value-type="date">
            <text:p>12/30/99 02:11 AM</text:p>
          </table:table-cell>
          <table:table-cell table:formula="of:=MOD([.E348]-[.$E$2];[.$H$2])+1+[.$E$2]" office:value-type="float" office:value="287" calcext:value-type="float">
            <text:p>287</text:p>
          </table:table-cell>
          <table:table-cell table:formula="of:=MOD([.F348]+1/[.$H$2];5)" office:value-type="float" office:value="2.29999999999997" calcext:value-type="float">
            <text:p>2,29999999999997</text:p>
          </table:table-cell>
          <table:table-cell table:formula="of:=IF([.F349]&lt;0.000001;[.G348]+2+1/[.$H$2];[.G348]+1/[.$H$2])" office:value-type="float" office:value="17.3000000000001" calcext:value-type="float">
            <text:p>17,3000000000001</text:p>
          </table:table-cell>
          <table:table-cell table:number-columns-repeated="4"/>
          <table:table-cell table:formula="of:=SUM(MOD(SUM([.L348]-[.L$2];[.T$2]);[.R$2]-[.L$2]);[.L$2])" office:value-type="time" office:time-value="PT01H50M00S" calcext:value-type="time">
            <text:p>01:50:00</text:p>
          </table:table-cell>
          <table:table-cell table:formula="of:=IF([.L349]&lt;[.L348];[.M348]+[.H$2];[.M348])" office:value-type="float" office:value="140" calcext:value-type="float">
            <text:p>140</text:p>
          </table:table-cell>
          <table:table-cell table:formula="of:=OFFSET([.C$4];[.M349];0)" office:value-type="float" office:value="43753" calcext:value-type="float">
            <text:p>43753</text:p>
          </table:table-cell>
          <table:table-cell table:formula="of:=[.L349]" office:value-type="float" office:value="0.0763888888888889" calcext:value-type="float">
            <text:p>0.076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349];0)&lt;=[.O34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0]))" office:value-type="date" office:date-value="2019-10-25T01:50:57.50453" calcext:value-type="date">
            <text:p>2019-10-25 01:50:58</text:p>
          </table:table-cell>
          <table:table-cell table:style-name="ce7" table:formula="of:=[.A350]" office:value-type="date" office:date-value="2019-10-25T01:50:57.50453" calcext:value-type="date">
            <text:p>2019-10-25 01:50:58</text:p>
          </table:table-cell>
          <table:table-cell table:formula="of:=TRUNC([.A350])" office:value-type="float" office:value="43763" calcext:value-type="float">
            <text:p>43763</text:p>
          </table:table-cell>
          <table:table-cell table:style-name="ce12" table:formula="of:=[.B350]-[.C350]" office:value-type="date" office:date-value="1899-12-30T01:50:57.50453006476" calcext:value-type="date">
            <text:p>12/30/99 01:50 AM</text:p>
          </table:table-cell>
          <table:table-cell table:formula="of:=MOD([.E349]-[.$E$2];[.$H$2])+1+[.$E$2]" office:value-type="float" office:value="288" calcext:value-type="float">
            <text:p>288</text:p>
          </table:table-cell>
          <table:table-cell table:formula="of:=MOD([.F349]+1/[.$H$2];5)" office:value-type="float" office:value="2.34999999999997" calcext:value-type="float">
            <text:p>2,34999999999997</text:p>
          </table:table-cell>
          <table:table-cell table:formula="of:=IF([.F350]&lt;0.000001;[.G349]+2+1/[.$H$2];[.G349]+1/[.$H$2])" office:value-type="float" office:value="17.3500000000001" calcext:value-type="float">
            <text:p>17,3500000000001</text:p>
          </table:table-cell>
          <table:table-cell table:number-columns-repeated="4"/>
          <table:table-cell table:formula="of:=SUM(MOD(SUM([.L349]-[.L$2];[.T$2]);[.R$2]-[.L$2]);[.L$2])" office:value-type="time" office:time-value="PT02H00M00S" calcext:value-type="time">
            <text:p>02:00:00</text:p>
          </table:table-cell>
          <table:table-cell table:formula="of:=IF([.L350]&lt;[.L349];[.M349]+[.H$2];[.M349])" office:value-type="float" office:value="140" calcext:value-type="float">
            <text:p>140</text:p>
          </table:table-cell>
          <table:table-cell table:formula="of:=OFFSET([.C$4];[.M350];0)" office:value-type="float" office:value="43753" calcext:value-type="float">
            <text:p>43753</text:p>
          </table:table-cell>
          <table:table-cell table:formula="of:=[.L350]" office:value-type="float" office:value="0.0833333333333333" calcext:value-type="float">
            <text:p>0.083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350];0)&lt;=[.O35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1]))" office:value-type="date" office:date-value="2019-10-25T02:08:40.328633" calcext:value-type="date">
            <text:p>2019-10-25 02:08:40</text:p>
          </table:table-cell>
          <table:table-cell table:style-name="ce7" table:formula="of:=[.A351]" office:value-type="date" office:date-value="2019-10-25T02:08:40.328633" calcext:value-type="date">
            <text:p>2019-10-25 02:08:40</text:p>
          </table:table-cell>
          <table:table-cell table:formula="of:=TRUNC([.A351])" office:value-type="float" office:value="43763" calcext:value-type="float">
            <text:p>43763</text:p>
          </table:table-cell>
          <table:table-cell table:style-name="ce12" table:formula="of:=[.B351]-[.C351]" office:value-type="date" office:date-value="1899-12-30T02:08:40.32863285858" calcext:value-type="date">
            <text:p>12/30/99 02:08 AM</text:p>
          </table:table-cell>
          <table:table-cell table:formula="of:=MOD([.E350]-[.$E$2];[.$H$2])+1+[.$E$2]" office:value-type="float" office:value="289" calcext:value-type="float">
            <text:p>289</text:p>
          </table:table-cell>
          <table:table-cell table:formula="of:=MOD([.F350]+1/[.$H$2];5)" office:value-type="float" office:value="2.39999999999997" calcext:value-type="float">
            <text:p>2,39999999999997</text:p>
          </table:table-cell>
          <table:table-cell table:formula="of:=IF([.F351]&lt;0.000001;[.G350]+2+1/[.$H$2];[.G350]+1/[.$H$2])" office:value-type="float" office:value="17.4000000000001" calcext:value-type="float">
            <text:p>17,4000000000001</text:p>
          </table:table-cell>
          <table:table-cell table:number-columns-repeated="4"/>
          <table:table-cell table:formula="of:=SUM(MOD(SUM([.L350]-[.L$2];[.T$2]);[.R$2]-[.L$2]);[.L$2])" office:value-type="time" office:time-value="PT02H10M00S" calcext:value-type="time">
            <text:p>02:10:00</text:p>
          </table:table-cell>
          <table:table-cell table:formula="of:=IF([.L351]&lt;[.L350];[.M350]+[.H$2];[.M350])" office:value-type="float" office:value="140" calcext:value-type="float">
            <text:p>140</text:p>
          </table:table-cell>
          <table:table-cell table:formula="of:=OFFSET([.C$4];[.M351];0)" office:value-type="float" office:value="43753" calcext:value-type="float">
            <text:p>43753</text:p>
          </table:table-cell>
          <table:table-cell table:formula="of:=[.L351]" office:value-type="float" office:value="0.0902777777777778" calcext:value-type="float">
            <text:p>0.0902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351];0)&lt;=[.O35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2]))" office:value-type="date" office:date-value="2019-10-25T02:08:41.354033" calcext:value-type="date">
            <text:p>2019-10-25 02:08:41</text:p>
          </table:table-cell>
          <table:table-cell table:style-name="ce7" table:formula="of:=[.A352]" office:value-type="date" office:date-value="2019-10-25T02:08:41.354033" calcext:value-type="date">
            <text:p>2019-10-25 02:08:41</text:p>
          </table:table-cell>
          <table:table-cell table:formula="of:=TRUNC([.A352])" office:value-type="float" office:value="43763" calcext:value-type="float">
            <text:p>43763</text:p>
          </table:table-cell>
          <table:table-cell table:style-name="ce12" table:formula="of:=[.B352]-[.C352]" office:value-type="date" office:date-value="1899-12-30T02:08:41.35403340217" calcext:value-type="date">
            <text:p>12/30/99 02:08 AM</text:p>
          </table:table-cell>
          <table:table-cell table:formula="of:=MOD([.E351]-[.$E$2];[.$H$2])+1+[.$E$2]" office:value-type="float" office:value="290" calcext:value-type="float">
            <text:p>290</text:p>
          </table:table-cell>
          <table:table-cell table:formula="of:=MOD([.F351]+1/[.$H$2];5)" office:value-type="float" office:value="2.44999999999997" calcext:value-type="float">
            <text:p>2,44999999999997</text:p>
          </table:table-cell>
          <table:table-cell table:formula="of:=IF([.F352]&lt;0.000001;[.G351]+2+1/[.$H$2];[.G351]+1/[.$H$2])" office:value-type="float" office:value="17.4500000000001" calcext:value-type="float">
            <text:p>17,4500000000001</text:p>
          </table:table-cell>
          <table:table-cell table:number-columns-repeated="4"/>
          <table:table-cell table:formula="of:=SUM(MOD(SUM([.L351]-[.L$2];[.T$2]);[.R$2]-[.L$2]);[.L$2])" office:value-type="time" office:time-value="PT02H20M00S" calcext:value-type="time">
            <text:p>02:20:00</text:p>
          </table:table-cell>
          <table:table-cell table:formula="of:=IF([.L352]&lt;[.L351];[.M351]+[.H$2];[.M351])" office:value-type="float" office:value="140" calcext:value-type="float">
            <text:p>140</text:p>
          </table:table-cell>
          <table:table-cell table:formula="of:=OFFSET([.C$4];[.M352];0)" office:value-type="float" office:value="43753" calcext:value-type="float">
            <text:p>43753</text:p>
          </table:table-cell>
          <table:table-cell table:formula="of:=[.L352]" office:value-type="float" office:value="0.0972222222222222" calcext:value-type="float">
            <text:p>0.0972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352];0)&lt;=[.O35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3]))" office:value-type="date" office:date-value="2019-10-25T02:08:43.996143" calcext:value-type="date">
            <text:p>2019-10-25 02:08:44</text:p>
          </table:table-cell>
          <table:table-cell table:style-name="ce7" table:formula="of:=[.A353]" office:value-type="date" office:date-value="2019-10-25T02:08:43.996143" calcext:value-type="date">
            <text:p>2019-10-25 02:08:44</text:p>
          </table:table-cell>
          <table:table-cell table:formula="of:=TRUNC([.A353])" office:value-type="float" office:value="43763" calcext:value-type="float">
            <text:p>43763</text:p>
          </table:table-cell>
          <table:table-cell table:style-name="ce12" table:formula="of:=[.B353]-[.C353]" office:value-type="date" office:date-value="1899-12-30T02:08:43.99614276364" calcext:value-type="date">
            <text:p>12/30/99 02:08 AM</text:p>
          </table:table-cell>
          <table:table-cell table:formula="of:=MOD([.E352]-[.$E$2];[.$H$2])+1+[.$E$2]" office:value-type="float" office:value="291" calcext:value-type="float">
            <text:p>291</text:p>
          </table:table-cell>
          <table:table-cell table:formula="of:=MOD([.F352]+1/[.$H$2];5)" office:value-type="float" office:value="2.49999999999997" calcext:value-type="float">
            <text:p>2,49999999999997</text:p>
          </table:table-cell>
          <table:table-cell table:formula="of:=IF([.F353]&lt;0.000001;[.G352]+2+1/[.$H$2];[.G352]+1/[.$H$2])" office:value-type="float" office:value="17.5000000000001" calcext:value-type="float">
            <text:p>17,5000000000001</text:p>
          </table:table-cell>
          <table:table-cell table:number-columns-repeated="4"/>
          <table:table-cell table:formula="of:=SUM(MOD(SUM([.L352]-[.L$2];[.T$2]);[.R$2]-[.L$2]);[.L$2])" office:value-type="time" office:time-value="PT02H30M00S" calcext:value-type="time">
            <text:p>02:30:00</text:p>
          </table:table-cell>
          <table:table-cell table:formula="of:=IF([.L353]&lt;[.L352];[.M352]+[.H$2];[.M352])" office:value-type="float" office:value="140" calcext:value-type="float">
            <text:p>140</text:p>
          </table:table-cell>
          <table:table-cell table:formula="of:=OFFSET([.C$4];[.M353];0)" office:value-type="float" office:value="43753" calcext:value-type="float">
            <text:p>43753</text:p>
          </table:table-cell>
          <table:table-cell table:formula="of:=[.L353]" office:value-type="float" office:value="0.104166666666667" calcext:value-type="float">
            <text:p>0.1041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353];0)&lt;=[.O35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4]))" office:value-type="date" office:date-value="2019-10-25T02:05:34.634902" calcext:value-type="date">
            <text:p>2019-10-25 02:05:35</text:p>
          </table:table-cell>
          <table:table-cell table:style-name="ce7" table:formula="of:=[.A354]" office:value-type="date" office:date-value="2019-10-25T02:05:34.634902" calcext:value-type="date">
            <text:p>2019-10-25 02:05:35</text:p>
          </table:table-cell>
          <table:table-cell table:formula="of:=TRUNC([.A354])" office:value-type="float" office:value="43763" calcext:value-type="float">
            <text:p>43763</text:p>
          </table:table-cell>
          <table:table-cell table:style-name="ce12" table:formula="of:=[.B354]-[.C354]" office:value-type="date" office:date-value="1899-12-30T02:05:34.63490246795" calcext:value-type="date">
            <text:p>12/30/99 02:05 AM</text:p>
          </table:table-cell>
          <table:table-cell table:formula="of:=MOD([.E353]-[.$E$2];[.$H$2])+1+[.$E$2]" office:value-type="float" office:value="292" calcext:value-type="float">
            <text:p>292</text:p>
          </table:table-cell>
          <table:table-cell table:formula="of:=MOD([.F353]+1/[.$H$2];5)" office:value-type="float" office:value="2.54999999999997" calcext:value-type="float">
            <text:p>2,54999999999997</text:p>
          </table:table-cell>
          <table:table-cell table:formula="of:=IF([.F354]&lt;0.000001;[.G353]+2+1/[.$H$2];[.G353]+1/[.$H$2])" office:value-type="float" office:value="17.5500000000001" calcext:value-type="float">
            <text:p>17,5500000000001</text:p>
          </table:table-cell>
          <table:table-cell table:number-columns-repeated="4"/>
          <table:table-cell table:formula="of:=SUM(MOD(SUM([.L353]-[.L$2];[.T$2]);[.R$2]-[.L$2]);[.L$2])" office:value-type="time" office:time-value="PT02H40M00S" calcext:value-type="time">
            <text:p>02:40:00</text:p>
          </table:table-cell>
          <table:table-cell table:formula="of:=IF([.L354]&lt;[.L353];[.M353]+[.H$2];[.M353])" office:value-type="float" office:value="140" calcext:value-type="float">
            <text:p>140</text:p>
          </table:table-cell>
          <table:table-cell table:formula="of:=OFFSET([.C$4];[.M354];0)" office:value-type="float" office:value="43753" calcext:value-type="float">
            <text:p>43753</text:p>
          </table:table-cell>
          <table:table-cell table:formula="of:=[.L354]" office:value-type="float" office:value="0.111111111111111" calcext:value-type="float">
            <text:p>0.1111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354];0)&lt;=[.O35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5]))" office:value-type="date" office:date-value="2019-10-25T02:00:29.639268" calcext:value-type="date">
            <text:p>2019-10-25 02:00:30</text:p>
          </table:table-cell>
          <table:table-cell table:style-name="ce7" table:formula="of:=[.A355]" office:value-type="date" office:date-value="2019-10-25T02:00:29.639268" calcext:value-type="date">
            <text:p>2019-10-25 02:00:30</text:p>
          </table:table-cell>
          <table:table-cell table:formula="of:=TRUNC([.A355])" office:value-type="float" office:value="43763" calcext:value-type="float">
            <text:p>43763</text:p>
          </table:table-cell>
          <table:table-cell table:style-name="ce12" table:formula="of:=[.B355]-[.C355]" office:value-type="date" office:date-value="1899-12-30T02:00:29.63926750235" calcext:value-type="date">
            <text:p>12/30/99 02:00 AM</text:p>
          </table:table-cell>
          <table:table-cell table:formula="of:=MOD([.E354]-[.$E$2];[.$H$2])+1+[.$E$2]" office:value-type="float" office:value="293" calcext:value-type="float">
            <text:p>293</text:p>
          </table:table-cell>
          <table:table-cell table:formula="of:=MOD([.F354]+1/[.$H$2];5)" office:value-type="float" office:value="2.59999999999997" calcext:value-type="float">
            <text:p>2,59999999999997</text:p>
          </table:table-cell>
          <table:table-cell table:formula="of:=IF([.F355]&lt;0.000001;[.G354]+2+1/[.$H$2];[.G354]+1/[.$H$2])" office:value-type="float" office:value="17.6000000000001" calcext:value-type="float">
            <text:p>17,6000000000001</text:p>
          </table:table-cell>
          <table:table-cell table:number-columns-repeated="4"/>
          <table:table-cell table:formula="of:=SUM(MOD(SUM([.L354]-[.L$2];[.T$2]);[.R$2]-[.L$2]);[.L$2])" office:value-type="time" office:time-value="PT02H50M00S" calcext:value-type="time">
            <text:p>02:50:00</text:p>
          </table:table-cell>
          <table:table-cell table:formula="of:=IF([.L355]&lt;[.L354];[.M354]+[.H$2];[.M354])" office:value-type="float" office:value="140" calcext:value-type="float">
            <text:p>140</text:p>
          </table:table-cell>
          <table:table-cell table:formula="of:=OFFSET([.C$4];[.M355];0)" office:value-type="float" office:value="43753" calcext:value-type="float">
            <text:p>43753</text:p>
          </table:table-cell>
          <table:table-cell table:formula="of:=[.L355]" office:value-type="float" office:value="0.118055555555556" calcext:value-type="float">
            <text:p>0.1180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355];0)&lt;=[.O35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6]))" office:value-type="date" office:date-value="2019-10-25T02:08:29.94354" calcext:value-type="date">
            <text:p>2019-10-25 02:08:30</text:p>
          </table:table-cell>
          <table:table-cell table:style-name="ce7" table:formula="of:=[.A356]" office:value-type="date" office:date-value="2019-10-25T02:08:29.94354" calcext:value-type="date">
            <text:p>2019-10-25 02:08:30</text:p>
          </table:table-cell>
          <table:table-cell table:formula="of:=TRUNC([.A356])" office:value-type="float" office:value="43763" calcext:value-type="float">
            <text:p>43763</text:p>
          </table:table-cell>
          <table:table-cell table:style-name="ce12" table:formula="of:=[.B356]-[.C356]" office:value-type="date" office:date-value="1899-12-30T02:08:29.94353969581" calcext:value-type="date">
            <text:p>12/30/99 02:08 AM</text:p>
          </table:table-cell>
          <table:table-cell table:formula="of:=MOD([.E355]-[.$E$2];[.$H$2])+1+[.$E$2]" office:value-type="float" office:value="294" calcext:value-type="float">
            <text:p>294</text:p>
          </table:table-cell>
          <table:table-cell table:formula="of:=MOD([.F355]+1/[.$H$2];5)" office:value-type="float" office:value="2.64999999999997" calcext:value-type="float">
            <text:p>2,64999999999997</text:p>
          </table:table-cell>
          <table:table-cell table:formula="of:=IF([.F356]&lt;0.000001;[.G355]+2+1/[.$H$2];[.G355]+1/[.$H$2])" office:value-type="float" office:value="17.6500000000001" calcext:value-type="float">
            <text:p>17,6500000000001</text:p>
          </table:table-cell>
          <table:table-cell table:number-columns-repeated="4"/>
          <table:table-cell table:formula="of:=SUM(MOD(SUM([.L355]-[.L$2];[.T$2]);[.R$2]-[.L$2]);[.L$2])" office:value-type="time" office:time-value="PT03H00M00S" calcext:value-type="time">
            <text:p>03:00:00</text:p>
          </table:table-cell>
          <table:table-cell table:formula="of:=IF([.L356]&lt;[.L355];[.M355]+[.H$2];[.M355])" office:value-type="float" office:value="140" calcext:value-type="float">
            <text:p>140</text:p>
          </table:table-cell>
          <table:table-cell table:formula="of:=OFFSET([.C$4];[.M356];0)" office:value-type="float" office:value="43753" calcext:value-type="float">
            <text:p>43753</text:p>
          </table:table-cell>
          <table:table-cell table:formula="of:=[.L356]" office:value-type="float" office:value="0.125" calcext:value-type="float">
            <text:p>0.125</text:p>
          </table:table-cell>
          <table:table-cell office:value-type="float" office:value="282" calcext:value-type="float">
            <text:p>282</text:p>
          </table:table-cell>
          <table:table-cell table:formula="of:=IF(OFFSET([.D$4];[.M356];0)&lt;=[.O35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7]))" office:value-type="date" office:date-value="2019-10-25T02:08:50.577347" calcext:value-type="date">
            <text:p>2019-10-25 02:08:51</text:p>
          </table:table-cell>
          <table:table-cell table:style-name="ce7" table:formula="of:=[.A357]" office:value-type="date" office:date-value="2019-10-25T02:08:50.577347" calcext:value-type="date">
            <text:p>2019-10-25 02:08:51</text:p>
          </table:table-cell>
          <table:table-cell table:formula="of:=TRUNC([.A357])" office:value-type="float" office:value="43763" calcext:value-type="float">
            <text:p>43763</text:p>
          </table:table-cell>
          <table:table-cell table:style-name="ce12" table:formula="of:=[.B357]-[.C357]" office:value-type="date" office:date-value="1899-12-30T02:08:50.57734700851" calcext:value-type="date">
            <text:p>12/30/99 02:08 AM</text:p>
          </table:table-cell>
          <table:table-cell table:formula="of:=MOD([.E356]-[.$E$2];[.$H$2])+1+[.$E$2]" office:value-type="float" office:value="295" calcext:value-type="float">
            <text:p>295</text:p>
          </table:table-cell>
          <table:table-cell table:formula="of:=MOD([.F356]+1/[.$H$2];5)" office:value-type="float" office:value="2.69999999999997" calcext:value-type="float">
            <text:p>2,69999999999997</text:p>
          </table:table-cell>
          <table:table-cell table:formula="of:=IF([.F357]&lt;0.000001;[.G356]+2+1/[.$H$2];[.G356]+1/[.$H$2])" office:value-type="float" office:value="17.7000000000001" calcext:value-type="float">
            <text:p>17,7000000000001</text:p>
          </table:table-cell>
          <table:table-cell table:number-columns-repeated="4"/>
          <table:table-cell table:formula="of:=SUM(MOD(SUM([.L356]-[.L$2];[.T$2]);[.R$2]-[.L$2]);[.L$2])" office:value-type="time" office:time-value="PT03H10M00S" calcext:value-type="time">
            <text:p>03:10:00</text:p>
          </table:table-cell>
          <table:table-cell table:formula="of:=IF([.L357]&lt;[.L356];[.M356]+[.H$2];[.M356])" office:value-type="float" office:value="140" calcext:value-type="float">
            <text:p>140</text:p>
          </table:table-cell>
          <table:table-cell table:formula="of:=OFFSET([.C$4];[.M357];0)" office:value-type="float" office:value="43753" calcext:value-type="float">
            <text:p>43753</text:p>
          </table:table-cell>
          <table:table-cell table:formula="of:=[.L357]" office:value-type="float" office:value="0.131944444444444" calcext:value-type="float">
            <text:p>0.131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357];0)&lt;=[.O35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8]))" office:value-type="date" office:date-value="2019-10-25T01:50:40.11235" calcext:value-type="date">
            <text:p>2019-10-25 01:50:40</text:p>
          </table:table-cell>
          <table:table-cell table:style-name="ce7" table:formula="of:=[.A358]" office:value-type="date" office:date-value="2019-10-25T01:50:40.11235" calcext:value-type="date">
            <text:p>2019-10-25 01:50:40</text:p>
          </table:table-cell>
          <table:table-cell table:formula="of:=TRUNC([.A358])" office:value-type="float" office:value="43763" calcext:value-type="float">
            <text:p>43763</text:p>
          </table:table-cell>
          <table:table-cell table:style-name="ce12" table:formula="of:=[.B358]-[.C358]" office:value-type="date" office:date-value="1899-12-30T01:50:40.11234983336" calcext:value-type="date">
            <text:p>12/30/99 01:50 AM</text:p>
          </table:table-cell>
          <table:table-cell table:formula="of:=MOD([.E357]-[.$E$2];[.$H$2])+1+[.$E$2]" office:value-type="float" office:value="296" calcext:value-type="float">
            <text:p>296</text:p>
          </table:table-cell>
          <table:table-cell table:formula="of:=MOD([.F357]+1/[.$H$2];5)" office:value-type="float" office:value="2.74999999999997" calcext:value-type="float">
            <text:p>2,74999999999997</text:p>
          </table:table-cell>
          <table:table-cell table:formula="of:=IF([.F358]&lt;0.000001;[.G357]+2+1/[.$H$2];[.G357]+1/[.$H$2])" office:value-type="float" office:value="17.7500000000001" calcext:value-type="float">
            <text:p>17,7500000000001</text:p>
          </table:table-cell>
          <table:table-cell table:number-columns-repeated="4"/>
          <table:table-cell table:formula="of:=SUM(MOD(SUM([.L357]-[.L$2];[.T$2]);[.R$2]-[.L$2]);[.L$2])" office:value-type="time" office:time-value="PT03H20M00S" calcext:value-type="time">
            <text:p>03:20:00</text:p>
          </table:table-cell>
          <table:table-cell table:formula="of:=IF([.L358]&lt;[.L357];[.M357]+[.H$2];[.M357])" office:value-type="float" office:value="140" calcext:value-type="float">
            <text:p>140</text:p>
          </table:table-cell>
          <table:table-cell table:formula="of:=OFFSET([.C$4];[.M358];0)" office:value-type="float" office:value="43753" calcext:value-type="float">
            <text:p>43753</text:p>
          </table:table-cell>
          <table:table-cell table:formula="of:=[.L358]" office:value-type="float" office:value="0.138888888888889" calcext:value-type="float">
            <text:p>0.138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358];0)&lt;=[.O35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9]))" office:value-type="date" office:date-value="2019-10-25T01:53:37.593195" calcext:value-type="date">
            <text:p>2019-10-25 01:53:38</text:p>
          </table:table-cell>
          <table:table-cell table:style-name="ce7" table:formula="of:=[.A359]" office:value-type="date" office:date-value="2019-10-25T01:53:37.593195" calcext:value-type="date">
            <text:p>2019-10-25 01:53:38</text:p>
          </table:table-cell>
          <table:table-cell table:formula="of:=TRUNC([.A359])" office:value-type="float" office:value="43763" calcext:value-type="float">
            <text:p>43763</text:p>
          </table:table-cell>
          <table:table-cell table:style-name="ce12" table:formula="of:=[.B359]-[.C359]" office:value-type="date" office:date-value="1899-12-30T01:53:37.59319540579" calcext:value-type="date">
            <text:p>12/30/99 01:53 AM</text:p>
          </table:table-cell>
          <table:table-cell table:formula="of:=MOD([.E358]-[.$E$2];[.$H$2])+1+[.$E$2]" office:value-type="float" office:value="297" calcext:value-type="float">
            <text:p>297</text:p>
          </table:table-cell>
          <table:table-cell table:formula="of:=MOD([.F358]+1/[.$H$2];5)" office:value-type="float" office:value="2.79999999999997" calcext:value-type="float">
            <text:p>2,79999999999997</text:p>
          </table:table-cell>
          <table:table-cell table:formula="of:=IF([.F359]&lt;0.000001;[.G358]+2+1/[.$H$2];[.G358]+1/[.$H$2])" office:value-type="float" office:value="17.8000000000001" calcext:value-type="float">
            <text:p>17,8000000000001</text:p>
          </table:table-cell>
          <table:table-cell table:number-columns-repeated="4"/>
          <table:table-cell table:formula="of:=SUM(MOD(SUM([.L358]-[.L$2];[.T$2]);[.R$2]-[.L$2]);[.L$2])" office:value-type="time" office:time-value="PT03H30M00S" calcext:value-type="time">
            <text:p>03:30:00</text:p>
          </table:table-cell>
          <table:table-cell table:formula="of:=IF([.L359]&lt;[.L358];[.M358]+[.H$2];[.M358])" office:value-type="float" office:value="140" calcext:value-type="float">
            <text:p>140</text:p>
          </table:table-cell>
          <table:table-cell table:formula="of:=OFFSET([.C$4];[.M359];0)" office:value-type="float" office:value="43753" calcext:value-type="float">
            <text:p>43753</text:p>
          </table:table-cell>
          <table:table-cell table:formula="of:=[.L359]" office:value-type="float" office:value="0.145833333333333" calcext:value-type="float">
            <text:p>0.145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359];0)&lt;=[.O35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0]))" office:value-type="date" office:date-value="2019-10-25T02:08:52.559972" calcext:value-type="date">
            <text:p>2019-10-25 02:08:53</text:p>
          </table:table-cell>
          <table:table-cell table:style-name="ce7" table:formula="of:=[.A360]" office:value-type="date" office:date-value="2019-10-25T02:08:52.559972" calcext:value-type="date">
            <text:p>2019-10-25 02:08:53</text:p>
          </table:table-cell>
          <table:table-cell table:formula="of:=TRUNC([.A360])" office:value-type="float" office:value="43763" calcext:value-type="float">
            <text:p>43763</text:p>
          </table:table-cell>
          <table:table-cell table:style-name="ce12" table:formula="of:=[.B360]-[.C360]" office:value-type="date" office:date-value="1899-12-30T02:08:52.5599724194" calcext:value-type="date">
            <text:p>12/30/99 02:08 AM</text:p>
          </table:table-cell>
          <table:table-cell table:formula="of:=MOD([.E359]-[.$E$2];[.$H$2])+1+[.$E$2]" office:value-type="float" office:value="298" calcext:value-type="float">
            <text:p>298</text:p>
          </table:table-cell>
          <table:table-cell table:formula="of:=MOD([.F359]+1/[.$H$2];5)" office:value-type="float" office:value="2.84999999999997" calcext:value-type="float">
            <text:p>2,84999999999997</text:p>
          </table:table-cell>
          <table:table-cell table:formula="of:=IF([.F360]&lt;0.000001;[.G359]+2+1/[.$H$2];[.G359]+1/[.$H$2])" office:value-type="float" office:value="17.8500000000001" calcext:value-type="float">
            <text:p>17,8500000000001</text:p>
          </table:table-cell>
          <table:table-cell table:number-columns-repeated="4"/>
          <table:table-cell table:formula="of:=SUM(MOD(SUM([.L359]-[.L$2];[.T$2]);[.R$2]-[.L$2]);[.L$2])" office:value-type="time" office:time-value="PT03H40M00S" calcext:value-type="time">
            <text:p>03:40:00</text:p>
          </table:table-cell>
          <table:table-cell table:formula="of:=IF([.L360]&lt;[.L359];[.M359]+[.H$2];[.M359])" office:value-type="float" office:value="140" calcext:value-type="float">
            <text:p>140</text:p>
          </table:table-cell>
          <table:table-cell table:formula="of:=OFFSET([.C$4];[.M360];0)" office:value-type="float" office:value="43753" calcext:value-type="float">
            <text:p>43753</text:p>
          </table:table-cell>
          <table:table-cell table:formula="of:=[.L360]" office:value-type="float" office:value="0.152777777777778" calcext:value-type="float">
            <text:p>0.152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360];0)&lt;=[.O36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1]))" office:value-type="date" office:date-value="2019-10-25T02:09:13.750635" calcext:value-type="date">
            <text:p>2019-10-25 02:09:14</text:p>
          </table:table-cell>
          <table:table-cell table:style-name="ce7" table:formula="of:=[.A361]" office:value-type="date" office:date-value="2019-10-25T02:09:13.750635" calcext:value-type="date">
            <text:p>2019-10-25 02:09:14</text:p>
          </table:table-cell>
          <table:table-cell table:formula="of:=TRUNC([.A361])" office:value-type="float" office:value="43763" calcext:value-type="float">
            <text:p>43763</text:p>
          </table:table-cell>
          <table:table-cell table:style-name="ce12" table:formula="of:=[.B361]-[.C361]" office:value-type="date" office:date-value="1899-12-30T02:09:13.75063524116" calcext:value-type="date">
            <text:p>12/30/99 02:09 AM</text:p>
          </table:table-cell>
          <table:table-cell table:formula="of:=MOD([.E360]-[.$E$2];[.$H$2])+1+[.$E$2]" office:value-type="float" office:value="299" calcext:value-type="float">
            <text:p>299</text:p>
          </table:table-cell>
          <table:table-cell table:formula="of:=MOD([.F360]+1/[.$H$2];5)" office:value-type="float" office:value="2.89999999999997" calcext:value-type="float">
            <text:p>2,89999999999997</text:p>
          </table:table-cell>
          <table:table-cell table:formula="of:=IF([.F361]&lt;0.000001;[.G360]+2+1/[.$H$2];[.G360]+1/[.$H$2])" office:value-type="float" office:value="17.9000000000001" calcext:value-type="float">
            <text:p>17,9000000000001</text:p>
          </table:table-cell>
          <table:table-cell table:number-columns-repeated="4"/>
          <table:table-cell table:formula="of:=SUM(MOD(SUM([.L360]-[.L$2];[.T$2]);[.R$2]-[.L$2]);[.L$2])" office:value-type="time" office:time-value="PT03H50M00S" calcext:value-type="time">
            <text:p>03:50:00</text:p>
          </table:table-cell>
          <table:table-cell table:formula="of:=IF([.L361]&lt;[.L360];[.M360]+[.H$2];[.M360])" office:value-type="float" office:value="140" calcext:value-type="float">
            <text:p>140</text:p>
          </table:table-cell>
          <table:table-cell table:formula="of:=OFFSET([.C$4];[.M361];0)" office:value-type="float" office:value="43753" calcext:value-type="float">
            <text:p>43753</text:p>
          </table:table-cell>
          <table:table-cell table:formula="of:=[.L361]" office:value-type="float" office:value="0.159722222222222" calcext:value-type="float">
            <text:p>0.159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361];0)&lt;=[.O36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2]))" office:value-type="date" office:date-value="2019-10-25T02:04:32.386176" calcext:value-type="date">
            <text:p>2019-10-25 02:04:32</text:p>
          </table:table-cell>
          <table:table-cell table:style-name="ce7" table:formula="of:=[.A362]" office:value-type="date" office:date-value="2019-10-25T02:04:32.386176" calcext:value-type="date">
            <text:p>2019-10-25 02:04:32</text:p>
          </table:table-cell>
          <table:table-cell table:formula="of:=TRUNC([.A362])" office:value-type="float" office:value="43763" calcext:value-type="float">
            <text:p>43763</text:p>
          </table:table-cell>
          <table:table-cell table:style-name="ce12" table:formula="of:=[.B362]-[.C362]" office:value-type="date" office:date-value="1899-12-30T02:04:32.38617553376" calcext:value-type="date">
            <text:p>12/30/99 02:04 AM</text:p>
          </table:table-cell>
          <table:table-cell table:formula="of:=MOD([.E361]-[.$E$2];[.$H$2])+1+[.$E$2]" office:value-type="float" office:value="300" calcext:value-type="float">
            <text:p>300</text:p>
          </table:table-cell>
          <table:table-cell table:formula="of:=MOD([.F361]+1/[.$H$2];5)" office:value-type="float" office:value="2.94999999999997" calcext:value-type="float">
            <text:p>2,94999999999997</text:p>
          </table:table-cell>
          <table:table-cell table:formula="of:=IF([.F362]&lt;0.000001;[.G361]+2+1/[.$H$2];[.G361]+1/[.$H$2])" office:value-type="float" office:value="17.9500000000001" calcext:value-type="float">
            <text:p>17,9500000000001</text:p>
          </table:table-cell>
          <table:table-cell table:number-columns-repeated="4"/>
          <table:table-cell table:formula="of:=SUM(MOD(SUM([.L361]-[.L$2];[.T$2]);[.R$2]-[.L$2]);[.L$2])" office:value-type="time" office:time-value="PT04H00M00S" calcext:value-type="time">
            <text:p>04:00:00</text:p>
          </table:table-cell>
          <table:table-cell table:formula="of:=IF([.L362]&lt;[.L361];[.M361]+[.H$2];[.M361])" office:value-type="float" office:value="140" calcext:value-type="float">
            <text:p>140</text:p>
          </table:table-cell>
          <table:table-cell table:formula="of:=OFFSET([.C$4];[.M362];0)" office:value-type="float" office:value="43753" calcext:value-type="float">
            <text:p>43753</text:p>
          </table:table-cell>
          <table:table-cell table:formula="of:=[.L362]" office:value-type="float" office:value="0.166666666666667" calcext:value-type="float">
            <text:p>0.166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362];0)&lt;=[.O36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3]))" office:value-type="date" office:date-value="2019-10-26T02:02:31.3245" calcext:value-type="date">
            <text:p>2019-10-26 02:02:31</text:p>
          </table:table-cell>
          <table:table-cell table:style-name="ce7" table:formula="of:=[.A363]" office:value-type="date" office:date-value="2019-10-26T02:02:31.3245" calcext:value-type="date">
            <text:p>2019-10-26 02:02:31</text:p>
          </table:table-cell>
          <table:table-cell table:formula="of:=TRUNC([.A363])" office:value-type="float" office:value="43764" calcext:value-type="float">
            <text:p>43764</text:p>
          </table:table-cell>
          <table:table-cell table:style-name="ce12" table:formula="of:=[.B363]-[.C363]" office:value-type="date" office:date-value="1899-12-30T02:02:31.32450002711" calcext:value-type="date">
            <text:p>12/30/99 02:02 AM</text:p>
          </table:table-cell>
          <table:table-cell table:formula="of:=MOD([.E362]-[.$E$2];[.$H$2])+1+[.$E$2]" office:value-type="float" office:value="281" calcext:value-type="float">
            <text:p>281</text:p>
          </table:table-cell>
          <table:table-cell table:formula="of:=MOD([.F362]+1/[.$H$2];5)" office:value-type="float" office:value="2.99999999999997" calcext:value-type="float">
            <text:p>2,99999999999997</text:p>
          </table:table-cell>
          <table:table-cell table:formula="of:=IF([.F363]&lt;0.000001;[.G362]+2+1/[.$H$2];[.G362]+1/[.$H$2])" office:value-type="float" office:value="18.0000000000001" calcext:value-type="float">
            <text:p>18,0000000000001</text:p>
          </table:table-cell>
          <table:table-cell table:number-columns-repeated="4"/>
          <table:table-cell table:formula="of:=SUM(MOD(SUM([.L362]-[.L$2];[.T$2]);[.R$2]-[.L$2]);[.L$2])" office:value-type="time" office:time-value="PT04H10M00S" calcext:value-type="time">
            <text:p>04:10:00</text:p>
          </table:table-cell>
          <table:table-cell table:formula="of:=IF([.L363]&lt;[.L362];[.M362]+[.H$2];[.M362])" office:value-type="float" office:value="140" calcext:value-type="float">
            <text:p>140</text:p>
          </table:table-cell>
          <table:table-cell table:formula="of:=OFFSET([.C$4];[.M363];0)" office:value-type="float" office:value="43753" calcext:value-type="float">
            <text:p>43753</text:p>
          </table:table-cell>
          <table:table-cell table:formula="of:=[.L363]" office:value-type="float" office:value="0.173611111111111" calcext:value-type="float">
            <text:p>0.173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363];0)&lt;=[.O36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4]))" office:value-type="date" office:date-value="2019-10-26T02:18:04.898242" calcext:value-type="date">
            <text:p>2019-10-26 02:18:05</text:p>
          </table:table-cell>
          <table:table-cell table:style-name="ce7" table:formula="of:=[.A364]" office:value-type="date" office:date-value="2019-10-26T02:18:04.898242" calcext:value-type="date">
            <text:p>2019-10-26 02:18:05</text:p>
          </table:table-cell>
          <table:table-cell table:formula="of:=TRUNC([.A364])" office:value-type="float" office:value="43764" calcext:value-type="float">
            <text:p>43764</text:p>
          </table:table-cell>
          <table:table-cell table:style-name="ce12" table:formula="of:=[.B364]-[.C364]" office:value-type="date" office:date-value="1899-12-30T02:18:04.89824209828" calcext:value-type="date">
            <text:p>12/30/99 02:18 AM</text:p>
          </table:table-cell>
          <table:table-cell table:formula="of:=MOD([.E363]-[.$E$2];[.$H$2])+1+[.$E$2]" office:value-type="float" office:value="282" calcext:value-type="float">
            <text:p>282</text:p>
          </table:table-cell>
          <table:table-cell table:formula="of:=MOD([.F363]+1/[.$H$2];5)" office:value-type="float" office:value="3.04999999999997" calcext:value-type="float">
            <text:p>3,04999999999997</text:p>
          </table:table-cell>
          <table:table-cell table:formula="of:=IF([.F364]&lt;0.000001;[.G363]+2+1/[.$H$2];[.G363]+1/[.$H$2])" office:value-type="float" office:value="18.0500000000001" calcext:value-type="float">
            <text:p>18,0500000000001</text:p>
          </table:table-cell>
          <table:table-cell table:number-columns-repeated="4"/>
          <table:table-cell table:formula="of:=SUM(MOD(SUM([.L363]-[.L$2];[.T$2]);[.R$2]-[.L$2]);[.L$2])" office:value-type="time" office:time-value="PT04H20M00S" calcext:value-type="time">
            <text:p>04:20:00</text:p>
          </table:table-cell>
          <table:table-cell table:formula="of:=IF([.L364]&lt;[.L363];[.M363]+[.H$2];[.M363])" office:value-type="float" office:value="140" calcext:value-type="float">
            <text:p>140</text:p>
          </table:table-cell>
          <table:table-cell table:formula="of:=OFFSET([.C$4];[.M364];0)" office:value-type="float" office:value="43753" calcext:value-type="float">
            <text:p>43753</text:p>
          </table:table-cell>
          <table:table-cell table:formula="of:=[.L364]" office:value-type="float" office:value="0.180555555555556" calcext:value-type="float">
            <text:p>0.180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364];0)&lt;=[.O36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5]))" office:value-type="date" office:date-value="2019-10-26T01:37:10.698857" calcext:value-type="date">
            <text:p>2019-10-26 01:37:11</text:p>
          </table:table-cell>
          <table:table-cell table:style-name="ce7" table:formula="of:=[.A365]" office:value-type="date" office:date-value="2019-10-26T01:37:10.698857" calcext:value-type="date">
            <text:p>2019-10-26 01:37:11</text:p>
          </table:table-cell>
          <table:table-cell table:formula="of:=TRUNC([.A365])" office:value-type="float" office:value="43764" calcext:value-type="float">
            <text:p>43764</text:p>
          </table:table-cell>
          <table:table-cell table:style-name="ce12" table:formula="of:=[.B365]-[.C365]" office:value-type="date" office:date-value="1899-12-30T01:37:10.69885703735" calcext:value-type="date">
            <text:p>12/30/99 01:37 AM</text:p>
          </table:table-cell>
          <table:table-cell table:formula="of:=MOD([.E364]-[.$E$2];[.$H$2])+1+[.$E$2]" office:value-type="float" office:value="283" calcext:value-type="float">
            <text:p>283</text:p>
          </table:table-cell>
          <table:table-cell table:formula="of:=MOD([.F364]+1/[.$H$2];5)" office:value-type="float" office:value="3.09999999999997" calcext:value-type="float">
            <text:p>3,09999999999997</text:p>
          </table:table-cell>
          <table:table-cell table:formula="of:=IF([.F365]&lt;0.000001;[.G364]+2+1/[.$H$2];[.G364]+1/[.$H$2])" office:value-type="float" office:value="18.1000000000001" calcext:value-type="float">
            <text:p>18,1000000000001</text:p>
          </table:table-cell>
          <table:table-cell table:number-columns-repeated="4"/>
          <table:table-cell table:formula="of:=SUM(MOD(SUM([.L364]-[.L$2];[.T$2]);[.R$2]-[.L$2]);[.L$2])" office:value-type="time" office:time-value="PT04H30M00S" calcext:value-type="time">
            <text:p>04:30:00</text:p>
          </table:table-cell>
          <table:table-cell table:formula="of:=IF([.L365]&lt;[.L364];[.M364]+[.H$2];[.M364])" office:value-type="float" office:value="140" calcext:value-type="float">
            <text:p>140</text:p>
          </table:table-cell>
          <table:table-cell table:formula="of:=OFFSET([.C$4];[.M365];0)" office:value-type="float" office:value="43753" calcext:value-type="float">
            <text:p>43753</text:p>
          </table:table-cell>
          <table:table-cell table:formula="of:=[.L365]" office:value-type="float" office:value="0.1875" calcext:value-type="float">
            <text:p>0.1875</text:p>
          </table:table-cell>
          <table:table-cell office:value-type="float" office:value="282" calcext:value-type="float">
            <text:p>282</text:p>
          </table:table-cell>
          <table:table-cell table:formula="of:=IF(OFFSET([.D$4];[.M365];0)&lt;=[.O36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6]))" office:value-type="date" office:date-value="2019-10-26T01:45:46.479786" calcext:value-type="date">
            <text:p>2019-10-26 01:45:46</text:p>
          </table:table-cell>
          <table:table-cell table:style-name="ce7" table:formula="of:=[.A366]" office:value-type="date" office:date-value="2019-10-26T01:45:46.479786" calcext:value-type="date">
            <text:p>2019-10-26 01:45:46</text:p>
          </table:table-cell>
          <table:table-cell table:formula="of:=TRUNC([.A366])" office:value-type="float" office:value="43764" calcext:value-type="float">
            <text:p>43764</text:p>
          </table:table-cell>
          <table:table-cell table:style-name="ce12" table:formula="of:=[.B366]-[.C366]" office:value-type="date" office:date-value="1899-12-30T01:45:46.47978628054" calcext:value-type="date">
            <text:p>12/30/99 01:45 AM</text:p>
          </table:table-cell>
          <table:table-cell table:formula="of:=MOD([.E365]-[.$E$2];[.$H$2])+1+[.$E$2]" office:value-type="float" office:value="284" calcext:value-type="float">
            <text:p>284</text:p>
          </table:table-cell>
          <table:table-cell table:formula="of:=MOD([.F365]+1/[.$H$2];5)" office:value-type="float" office:value="3.14999999999997" calcext:value-type="float">
            <text:p>3,14999999999997</text:p>
          </table:table-cell>
          <table:table-cell table:formula="of:=IF([.F366]&lt;0.000001;[.G365]+2+1/[.$H$2];[.G365]+1/[.$H$2])" office:value-type="float" office:value="18.1500000000001" calcext:value-type="float">
            <text:p>18,1500000000001</text:p>
          </table:table-cell>
          <table:table-cell table:number-columns-repeated="4"/>
          <table:table-cell table:formula="of:=SUM(MOD(SUM([.L365]-[.L$2];[.T$2]);[.R$2]-[.L$2]);[.L$2])" office:value-type="time" office:time-value="PT04H40M00S" calcext:value-type="time">
            <text:p>04:40:00</text:p>
          </table:table-cell>
          <table:table-cell table:formula="of:=IF([.L366]&lt;[.L365];[.M365]+[.H$2];[.M365])" office:value-type="float" office:value="140" calcext:value-type="float">
            <text:p>140</text:p>
          </table:table-cell>
          <table:table-cell table:formula="of:=OFFSET([.C$4];[.M366];0)" office:value-type="float" office:value="43753" calcext:value-type="float">
            <text:p>43753</text:p>
          </table:table-cell>
          <table:table-cell table:formula="of:=[.L366]" office:value-type="float" office:value="0.194444444444444" calcext:value-type="float">
            <text:p>0.1944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366];0)&lt;=[.O36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7]))" office:value-type="date" office:date-value="2019-10-26T01:41:15.059118" calcext:value-type="date">
            <text:p>2019-10-26 01:41:15</text:p>
          </table:table-cell>
          <table:table-cell table:style-name="ce7" table:formula="of:=[.A367]" office:value-type="date" office:date-value="2019-10-26T01:41:15.059118" calcext:value-type="date">
            <text:p>2019-10-26 01:41:15</text:p>
          </table:table-cell>
          <table:table-cell table:formula="of:=TRUNC([.A367])" office:value-type="float" office:value="43764" calcext:value-type="float">
            <text:p>43764</text:p>
          </table:table-cell>
          <table:table-cell table:style-name="ce12" table:formula="of:=[.B367]-[.C367]" office:value-type="date" office:date-value="1899-12-30T01:41:15.05911819171" calcext:value-type="date">
            <text:p>12/30/99 01:41 AM</text:p>
          </table:table-cell>
          <table:table-cell table:formula="of:=MOD([.E366]-[.$E$2];[.$H$2])+1+[.$E$2]" office:value-type="float" office:value="285" calcext:value-type="float">
            <text:p>285</text:p>
          </table:table-cell>
          <table:table-cell table:formula="of:=MOD([.F366]+1/[.$H$2];5)" office:value-type="float" office:value="3.19999999999997" calcext:value-type="float">
            <text:p>3,19999999999997</text:p>
          </table:table-cell>
          <table:table-cell table:formula="of:=IF([.F367]&lt;0.000001;[.G366]+2+1/[.$H$2];[.G366]+1/[.$H$2])" office:value-type="float" office:value="18.2000000000001" calcext:value-type="float">
            <text:p>18,2000000000001</text:p>
          </table:table-cell>
          <table:table-cell table:number-columns-repeated="4"/>
          <table:table-cell table:formula="of:=SUM(MOD(SUM([.L366]-[.L$2];[.T$2]);[.R$2]-[.L$2]);[.L$2])" office:value-type="time" office:time-value="PT04H50M00S" calcext:value-type="time">
            <text:p>04:50:00</text:p>
          </table:table-cell>
          <table:table-cell table:formula="of:=IF([.L367]&lt;[.L366];[.M366]+[.H$2];[.M366])" office:value-type="float" office:value="140" calcext:value-type="float">
            <text:p>140</text:p>
          </table:table-cell>
          <table:table-cell table:formula="of:=OFFSET([.C$4];[.M367];0)" office:value-type="float" office:value="43753" calcext:value-type="float">
            <text:p>43753</text:p>
          </table:table-cell>
          <table:table-cell table:formula="of:=[.L367]" office:value-type="float" office:value="0.201388888888889" calcext:value-type="float">
            <text:p>0.201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367];0)&lt;=[.O36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8]))" office:value-type="date" office:date-value="2019-10-26T02:02:17.674902" calcext:value-type="date">
            <text:p>2019-10-26 02:02:18</text:p>
          </table:table-cell>
          <table:table-cell table:style-name="ce7" table:formula="of:=[.A368]" office:value-type="date" office:date-value="2019-10-26T02:02:17.674902" calcext:value-type="date">
            <text:p>2019-10-26 02:02:18</text:p>
          </table:table-cell>
          <table:table-cell table:formula="of:=TRUNC([.A368])" office:value-type="float" office:value="43764" calcext:value-type="float">
            <text:p>43764</text:p>
          </table:table-cell>
          <table:table-cell table:style-name="ce12" table:formula="of:=[.B368]-[.C368]" office:value-type="date" office:date-value="1899-12-30T02:02:17.67490158789" calcext:value-type="date">
            <text:p>12/30/99 02:02 AM</text:p>
          </table:table-cell>
          <table:table-cell table:formula="of:=MOD([.E367]-[.$E$2];[.$H$2])+1+[.$E$2]" office:value-type="float" office:value="286" calcext:value-type="float">
            <text:p>286</text:p>
          </table:table-cell>
          <table:table-cell table:formula="of:=MOD([.F367]+1/[.$H$2];5)" office:value-type="float" office:value="3.24999999999997" calcext:value-type="float">
            <text:p>3,24999999999997</text:p>
          </table:table-cell>
          <table:table-cell table:formula="of:=IF([.F368]&lt;0.000001;[.G367]+2+1/[.$H$2];[.G367]+1/[.$H$2])" office:value-type="float" office:value="18.2500000000001" calcext:value-type="float">
            <text:p>18,2500000000001</text:p>
          </table:table-cell>
          <table:table-cell table:number-columns-repeated="4"/>
          <table:table-cell table:formula="of:=SUM(MOD(SUM([.L367]-[.L$2];[.T$2]);[.R$2]-[.L$2]);[.L$2])" office:value-type="time" office:time-value="PT05H00M00S" calcext:value-type="time">
            <text:p>05:00:00</text:p>
          </table:table-cell>
          <table:table-cell table:formula="of:=IF([.L368]&lt;[.L367];[.M367]+[.H$2];[.M367])" office:value-type="float" office:value="140" calcext:value-type="float">
            <text:p>140</text:p>
          </table:table-cell>
          <table:table-cell table:formula="of:=OFFSET([.C$4];[.M368];0)" office:value-type="float" office:value="43753" calcext:value-type="float">
            <text:p>43753</text:p>
          </table:table-cell>
          <table:table-cell table:formula="of:=[.L368]" office:value-type="float" office:value="0.208333333333333" calcext:value-type="float">
            <text:p>0.208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368];0)&lt;=[.O36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9]))" office:value-type="date" office:date-value="2019-10-26T01:37:45.483954" calcext:value-type="date">
            <text:p>2019-10-26 01:37:45</text:p>
          </table:table-cell>
          <table:table-cell table:style-name="ce7" table:formula="of:=[.A369]" office:value-type="date" office:date-value="2019-10-26T01:37:45.483954" calcext:value-type="date">
            <text:p>2019-10-26 01:37:45</text:p>
          </table:table-cell>
          <table:table-cell table:formula="of:=TRUNC([.A369])" office:value-type="float" office:value="43764" calcext:value-type="float">
            <text:p>43764</text:p>
          </table:table-cell>
          <table:table-cell table:style-name="ce12" table:formula="of:=[.B369]-[.C369]" office:value-type="date" office:date-value="1899-12-30T01:37:45.4839536408" calcext:value-type="date">
            <text:p>12/30/99 01:37 AM</text:p>
          </table:table-cell>
          <table:table-cell table:formula="of:=MOD([.E368]-[.$E$2];[.$H$2])+1+[.$E$2]" office:value-type="float" office:value="287" calcext:value-type="float">
            <text:p>287</text:p>
          </table:table-cell>
          <table:table-cell table:formula="of:=MOD([.F368]+1/[.$H$2];5)" office:value-type="float" office:value="3.29999999999997" calcext:value-type="float">
            <text:p>3,29999999999997</text:p>
          </table:table-cell>
          <table:table-cell table:formula="of:=IF([.F369]&lt;0.000001;[.G368]+2+1/[.$H$2];[.G368]+1/[.$H$2])" office:value-type="float" office:value="18.3000000000001" calcext:value-type="float">
            <text:p>18,3000000000001</text:p>
          </table:table-cell>
          <table:table-cell table:number-columns-repeated="4"/>
          <table:table-cell table:formula="of:=SUM(MOD(SUM([.L368]-[.L$2];[.T$2]);[.R$2]-[.L$2]);[.L$2])" office:value-type="time" office:time-value="PT05H10M00S" calcext:value-type="time">
            <text:p>05:10:00</text:p>
          </table:table-cell>
          <table:table-cell table:formula="of:=IF([.L369]&lt;[.L368];[.M368]+[.H$2];[.M368])" office:value-type="float" office:value="140" calcext:value-type="float">
            <text:p>140</text:p>
          </table:table-cell>
          <table:table-cell table:formula="of:=OFFSET([.C$4];[.M369];0)" office:value-type="float" office:value="43753" calcext:value-type="float">
            <text:p>43753</text:p>
          </table:table-cell>
          <table:table-cell table:formula="of:=[.L369]" office:value-type="float" office:value="0.215277777777778" calcext:value-type="float">
            <text:p>0.2152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369];0)&lt;=[.O36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0]))" office:value-type="date" office:date-value="2019-10-26T01:58:47.802378" calcext:value-type="date">
            <text:p>2019-10-26 01:58:48</text:p>
          </table:table-cell>
          <table:table-cell table:style-name="ce7" table:formula="of:=[.A370]" office:value-type="date" office:date-value="2019-10-26T01:58:47.802378" calcext:value-type="date">
            <text:p>2019-10-26 01:58:48</text:p>
          </table:table-cell>
          <table:table-cell table:formula="of:=TRUNC([.A370])" office:value-type="float" office:value="43764" calcext:value-type="float">
            <text:p>43764</text:p>
          </table:table-cell>
          <table:table-cell table:style-name="ce12" table:formula="of:=[.B370]-[.C370]" office:value-type="date" office:date-value="1899-12-30T01:58:47.80237770639" calcext:value-type="date">
            <text:p>12/30/99 01:58 AM</text:p>
          </table:table-cell>
          <table:table-cell table:formula="of:=MOD([.E369]-[.$E$2];[.$H$2])+1+[.$E$2]" office:value-type="float" office:value="288" calcext:value-type="float">
            <text:p>288</text:p>
          </table:table-cell>
          <table:table-cell table:formula="of:=MOD([.F369]+1/[.$H$2];5)" office:value-type="float" office:value="3.34999999999997" calcext:value-type="float">
            <text:p>3,34999999999997</text:p>
          </table:table-cell>
          <table:table-cell table:formula="of:=IF([.F370]&lt;0.000001;[.G369]+2+1/[.$H$2];[.G369]+1/[.$H$2])" office:value-type="float" office:value="18.3500000000001" calcext:value-type="float">
            <text:p>18,3500000000001</text:p>
          </table:table-cell>
          <table:table-cell table:number-columns-repeated="4"/>
          <table:table-cell table:formula="of:=SUM(MOD(SUM([.L369]-[.L$2];[.T$2]);[.R$2]-[.L$2]);[.L$2])" office:value-type="time" office:time-value="PT05H20M00S" calcext:value-type="time">
            <text:p>05:20:00</text:p>
          </table:table-cell>
          <table:table-cell table:formula="of:=IF([.L370]&lt;[.L369];[.M369]+[.H$2];[.M369])" office:value-type="float" office:value="140" calcext:value-type="float">
            <text:p>140</text:p>
          </table:table-cell>
          <table:table-cell table:formula="of:=OFFSET([.C$4];[.M370];0)" office:value-type="float" office:value="43753" calcext:value-type="float">
            <text:p>43753</text:p>
          </table:table-cell>
          <table:table-cell table:formula="of:=[.L370]" office:value-type="float" office:value="0.222222222222222" calcext:value-type="float">
            <text:p>0.2222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370];0)&lt;=[.O37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1]))" office:value-type="date" office:date-value="2019-10-26T02:06:46.789393" calcext:value-type="date">
            <text:p>2019-10-26 02:06:47</text:p>
          </table:table-cell>
          <table:table-cell table:style-name="ce7" table:formula="of:=[.A371]" office:value-type="date" office:date-value="2019-10-26T02:06:46.789393" calcext:value-type="date">
            <text:p>2019-10-26 02:06:47</text:p>
          </table:table-cell>
          <table:table-cell table:formula="of:=TRUNC([.A371])" office:value-type="float" office:value="43764" calcext:value-type="float">
            <text:p>43764</text:p>
          </table:table-cell>
          <table:table-cell table:style-name="ce12" table:formula="of:=[.B371]-[.C371]" office:value-type="date" office:date-value="1899-12-30T02:06:46.78939253557" calcext:value-type="date">
            <text:p>12/30/99 02:06 AM</text:p>
          </table:table-cell>
          <table:table-cell table:formula="of:=MOD([.E370]-[.$E$2];[.$H$2])+1+[.$E$2]" office:value-type="float" office:value="289" calcext:value-type="float">
            <text:p>289</text:p>
          </table:table-cell>
          <table:table-cell table:formula="of:=MOD([.F370]+1/[.$H$2];5)" office:value-type="float" office:value="3.39999999999997" calcext:value-type="float">
            <text:p>3,39999999999997</text:p>
          </table:table-cell>
          <table:table-cell table:formula="of:=IF([.F371]&lt;0.000001;[.G370]+2+1/[.$H$2];[.G370]+1/[.$H$2])" office:value-type="float" office:value="18.4000000000001" calcext:value-type="float">
            <text:p>18,4000000000001</text:p>
          </table:table-cell>
          <table:table-cell table:number-columns-repeated="4"/>
          <table:table-cell table:formula="of:=SUM(MOD(SUM([.L370]-[.L$2];[.T$2]);[.R$2]-[.L$2]);[.L$2])" office:value-type="time" office:time-value="PT05H30M00S" calcext:value-type="time">
            <text:p>05:30:00</text:p>
          </table:table-cell>
          <table:table-cell table:formula="of:=IF([.L371]&lt;[.L370];[.M370]+[.H$2];[.M370])" office:value-type="float" office:value="140" calcext:value-type="float">
            <text:p>140</text:p>
          </table:table-cell>
          <table:table-cell table:formula="of:=OFFSET([.C$4];[.M371];0)" office:value-type="float" office:value="43753" calcext:value-type="float">
            <text:p>43753</text:p>
          </table:table-cell>
          <table:table-cell table:formula="of:=[.L371]" office:value-type="float" office:value="0.229166666666667" calcext:value-type="float">
            <text:p>0.2291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371];0)&lt;=[.O37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2]))" office:value-type="date" office:date-value="2019-10-26T02:07:35.325559" calcext:value-type="date">
            <text:p>2019-10-26 02:07:35</text:p>
          </table:table-cell>
          <table:table-cell table:style-name="ce7" table:formula="of:=[.A372]" office:value-type="date" office:date-value="2019-10-26T02:07:35.325559" calcext:value-type="date">
            <text:p>2019-10-26 02:07:35</text:p>
          </table:table-cell>
          <table:table-cell table:formula="of:=TRUNC([.A372])" office:value-type="float" office:value="43764" calcext:value-type="float">
            <text:p>43764</text:p>
          </table:table-cell>
          <table:table-cell table:style-name="ce12" table:formula="of:=[.B372]-[.C372]" office:value-type="date" office:date-value="1899-12-30T02:07:35.32555868849" calcext:value-type="date">
            <text:p>12/30/99 02:07 AM</text:p>
          </table:table-cell>
          <table:table-cell table:formula="of:=MOD([.E371]-[.$E$2];[.$H$2])+1+[.$E$2]" office:value-type="float" office:value="290" calcext:value-type="float">
            <text:p>290</text:p>
          </table:table-cell>
          <table:table-cell table:formula="of:=MOD([.F371]+1/[.$H$2];5)" office:value-type="float" office:value="3.44999999999997" calcext:value-type="float">
            <text:p>3,44999999999997</text:p>
          </table:table-cell>
          <table:table-cell table:formula="of:=IF([.F372]&lt;0.000001;[.G371]+2+1/[.$H$2];[.G371]+1/[.$H$2])" office:value-type="float" office:value="18.4500000000001" calcext:value-type="float">
            <text:p>18,4500000000001</text:p>
          </table:table-cell>
          <table:table-cell table:number-columns-repeated="4"/>
          <table:table-cell table:formula="of:=SUM(MOD(SUM([.L371]-[.L$2];[.T$2]);[.R$2]-[.L$2]);[.L$2])" office:value-type="time" office:time-value="PT05H40M00S" calcext:value-type="time">
            <text:p>05:40:00</text:p>
          </table:table-cell>
          <table:table-cell table:formula="of:=IF([.L372]&lt;[.L371];[.M371]+[.H$2];[.M371])" office:value-type="float" office:value="140" calcext:value-type="float">
            <text:p>140</text:p>
          </table:table-cell>
          <table:table-cell table:formula="of:=OFFSET([.C$4];[.M372];0)" office:value-type="float" office:value="43753" calcext:value-type="float">
            <text:p>43753</text:p>
          </table:table-cell>
          <table:table-cell table:formula="of:=[.L372]" office:value-type="float" office:value="0.236111111111111" calcext:value-type="float">
            <text:p>0.2361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372];0)&lt;=[.O37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3]))" office:value-type="date" office:date-value="2019-10-26T01:59:00.155945" calcext:value-type="date">
            <text:p>2019-10-26 01:59:00</text:p>
          </table:table-cell>
          <table:table-cell table:style-name="ce7" table:formula="of:=[.A373]" office:value-type="date" office:date-value="2019-10-26T01:59:00.155945" calcext:value-type="date">
            <text:p>2019-10-26 01:59:00</text:p>
          </table:table-cell>
          <table:table-cell table:formula="of:=TRUNC([.A373])" office:value-type="float" office:value="43764" calcext:value-type="float">
            <text:p>43764</text:p>
          </table:table-cell>
          <table:table-cell table:style-name="ce12" table:formula="of:=[.B373]-[.C373]" office:value-type="date" office:date-value="1899-12-30T01:59:00.15594490338" calcext:value-type="date">
            <text:p>12/30/99 01:59 AM</text:p>
          </table:table-cell>
          <table:table-cell table:formula="of:=MOD([.E372]-[.$E$2];[.$H$2])+1+[.$E$2]" office:value-type="float" office:value="291" calcext:value-type="float">
            <text:p>291</text:p>
          </table:table-cell>
          <table:table-cell table:formula="of:=MOD([.F372]+1/[.$H$2];5)" office:value-type="float" office:value="3.49999999999997" calcext:value-type="float">
            <text:p>3,49999999999997</text:p>
          </table:table-cell>
          <table:table-cell table:formula="of:=IF([.F373]&lt;0.000001;[.G372]+2+1/[.$H$2];[.G372]+1/[.$H$2])" office:value-type="float" office:value="18.5000000000001" calcext:value-type="float">
            <text:p>18,5000000000001</text:p>
          </table:table-cell>
          <table:table-cell table:number-columns-repeated="4"/>
          <table:table-cell table:formula="of:=SUM(MOD(SUM([.L372]-[.L$2];[.T$2]);[.R$2]-[.L$2]);[.L$2])" office:value-type="time" office:time-value="PT05H50M00S" calcext:value-type="time">
            <text:p>05:50:00</text:p>
          </table:table-cell>
          <table:table-cell table:formula="of:=IF([.L373]&lt;[.L372];[.M372]+[.H$2];[.M372])" office:value-type="float" office:value="140" calcext:value-type="float">
            <text:p>140</text:p>
          </table:table-cell>
          <table:table-cell table:formula="of:=OFFSET([.C$4];[.M373];0)" office:value-type="float" office:value="43753" calcext:value-type="float">
            <text:p>43753</text:p>
          </table:table-cell>
          <table:table-cell table:formula="of:=[.L373]" office:value-type="float" office:value="0.243055555555556" calcext:value-type="float">
            <text:p>0.2430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373];0)&lt;=[.O37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4]))" office:value-type="date" office:date-value="2019-10-26T01:50:15.350192" calcext:value-type="date">
            <text:p>2019-10-26 01:50:15</text:p>
          </table:table-cell>
          <table:table-cell table:style-name="ce7" table:formula="of:=[.A374]" office:value-type="date" office:date-value="2019-10-26T01:50:15.350192" calcext:value-type="date">
            <text:p>2019-10-26 01:50:15</text:p>
          </table:table-cell>
          <table:table-cell table:formula="of:=TRUNC([.A374])" office:value-type="float" office:value="43764" calcext:value-type="float">
            <text:p>43764</text:p>
          </table:table-cell>
          <table:table-cell table:style-name="ce12" table:formula="of:=[.B374]-[.C374]" office:value-type="date" office:date-value="1899-12-30T01:50:15.35019222647" calcext:value-type="date">
            <text:p>12/30/99 01:50 AM</text:p>
          </table:table-cell>
          <table:table-cell table:formula="of:=MOD([.E373]-[.$E$2];[.$H$2])+1+[.$E$2]" office:value-type="float" office:value="292" calcext:value-type="float">
            <text:p>292</text:p>
          </table:table-cell>
          <table:table-cell table:formula="of:=MOD([.F373]+1/[.$H$2];5)" office:value-type="float" office:value="3.54999999999997" calcext:value-type="float">
            <text:p>3,54999999999997</text:p>
          </table:table-cell>
          <table:table-cell table:formula="of:=IF([.F374]&lt;0.000001;[.G373]+2+1/[.$H$2];[.G373]+1/[.$H$2])" office:value-type="float" office:value="18.5500000000001" calcext:value-type="float">
            <text:p>18,5500000000001</text:p>
          </table:table-cell>
          <table:table-cell table:number-columns-repeated="4"/>
          <table:table-cell table:formula="of:=SUM(MOD(SUM([.L373]-[.L$2];[.T$2]);[.R$2]-[.L$2]);[.L$2])" office:value-type="time" office:time-value="PT06H00M00S" calcext:value-type="time">
            <text:p>06:00:00</text:p>
          </table:table-cell>
          <table:table-cell table:formula="of:=IF([.L374]&lt;[.L373];[.M373]+[.H$2];[.M373])" office:value-type="float" office:value="140" calcext:value-type="float">
            <text:p>140</text:p>
          </table:table-cell>
          <table:table-cell table:formula="of:=OFFSET([.C$4];[.M374];0)" office:value-type="float" office:value="43753" calcext:value-type="float">
            <text:p>43753</text:p>
          </table:table-cell>
          <table:table-cell table:formula="of:=[.L374]" office:value-type="float" office:value="0.25" calcext:value-type="float">
            <text:p>0.25</text:p>
          </table:table-cell>
          <table:table-cell office:value-type="float" office:value="282" calcext:value-type="float">
            <text:p>282</text:p>
          </table:table-cell>
          <table:table-cell table:formula="of:=IF(OFFSET([.D$4];[.M374];0)&lt;=[.O37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5]))" office:value-type="date" office:date-value="2019-10-26T02:05:53.591758" calcext:value-type="date">
            <text:p>2019-10-26 02:05:54</text:p>
          </table:table-cell>
          <table:table-cell table:style-name="ce7" table:formula="of:=[.A375]" office:value-type="date" office:date-value="2019-10-26T02:05:53.591758" calcext:value-type="date">
            <text:p>2019-10-26 02:05:54</text:p>
          </table:table-cell>
          <table:table-cell table:formula="of:=TRUNC([.A375])" office:value-type="float" office:value="43764" calcext:value-type="float">
            <text:p>43764</text:p>
          </table:table-cell>
          <table:table-cell table:style-name="ce12" table:formula="of:=[.B375]-[.C375]" office:value-type="date" office:date-value="1899-12-30T02:05:53.59175812919" calcext:value-type="date">
            <text:p>12/30/99 02:05 AM</text:p>
          </table:table-cell>
          <table:table-cell table:formula="of:=MOD([.E374]-[.$E$2];[.$H$2])+1+[.$E$2]" office:value-type="float" office:value="293" calcext:value-type="float">
            <text:p>293</text:p>
          </table:table-cell>
          <table:table-cell table:formula="of:=MOD([.F374]+1/[.$H$2];5)" office:value-type="float" office:value="3.59999999999997" calcext:value-type="float">
            <text:p>3,59999999999997</text:p>
          </table:table-cell>
          <table:table-cell table:formula="of:=IF([.F375]&lt;0.000001;[.G374]+2+1/[.$H$2];[.G374]+1/[.$H$2])" office:value-type="float" office:value="18.6000000000001" calcext:value-type="float">
            <text:p>18,6000000000001</text:p>
          </table:table-cell>
          <table:table-cell table:number-columns-repeated="4"/>
          <table:table-cell table:formula="of:=SUM(MOD(SUM([.L374]-[.L$2];[.T$2]);[.R$2]-[.L$2]);[.L$2])" office:value-type="time" office:time-value="PT06H10M00S" calcext:value-type="time">
            <text:p>06:10:00</text:p>
          </table:table-cell>
          <table:table-cell table:formula="of:=IF([.L375]&lt;[.L374];[.M374]+[.H$2];[.M374])" office:value-type="float" office:value="140" calcext:value-type="float">
            <text:p>140</text:p>
          </table:table-cell>
          <table:table-cell table:formula="of:=OFFSET([.C$4];[.M375];0)" office:value-type="float" office:value="43753" calcext:value-type="float">
            <text:p>43753</text:p>
          </table:table-cell>
          <table:table-cell table:formula="of:=[.L375]" office:value-type="float" office:value="0.256944444444444" calcext:value-type="float">
            <text:p>0.256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375];0)&lt;=[.O37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6]))" office:value-type="date" office:date-value="2019-10-26T01:44:21.732864" calcext:value-type="date">
            <text:p>2019-10-26 01:44:22</text:p>
          </table:table-cell>
          <table:table-cell table:style-name="ce7" table:formula="of:=[.A376]" office:value-type="date" office:date-value="2019-10-26T01:44:21.732864" calcext:value-type="date">
            <text:p>2019-10-26 01:44:22</text:p>
          </table:table-cell>
          <table:table-cell table:formula="of:=TRUNC([.A376])" office:value-type="float" office:value="43764" calcext:value-type="float">
            <text:p>43764</text:p>
          </table:table-cell>
          <table:table-cell table:style-name="ce12" table:formula="of:=[.B376]-[.C376]" office:value-type="date" office:date-value="1899-12-30T01:44:21.73286363482" calcext:value-type="date">
            <text:p>12/30/99 01:44 AM</text:p>
          </table:table-cell>
          <table:table-cell table:formula="of:=MOD([.E375]-[.$E$2];[.$H$2])+1+[.$E$2]" office:value-type="float" office:value="294" calcext:value-type="float">
            <text:p>294</text:p>
          </table:table-cell>
          <table:table-cell table:formula="of:=MOD([.F375]+1/[.$H$2];5)" office:value-type="float" office:value="3.64999999999997" calcext:value-type="float">
            <text:p>3,64999999999997</text:p>
          </table:table-cell>
          <table:table-cell table:formula="of:=IF([.F376]&lt;0.000001;[.G375]+2+1/[.$H$2];[.G375]+1/[.$H$2])" office:value-type="float" office:value="18.6500000000001" calcext:value-type="float">
            <text:p>18,6500000000001</text:p>
          </table:table-cell>
          <table:table-cell table:number-columns-repeated="4"/>
          <table:table-cell table:formula="of:=SUM(MOD(SUM([.L375]-[.L$2];[.T$2]);[.R$2]-[.L$2]);[.L$2])" office:value-type="time" office:time-value="PT06H20M00S" calcext:value-type="time">
            <text:p>06:20:00</text:p>
          </table:table-cell>
          <table:table-cell table:formula="of:=IF([.L376]&lt;[.L375];[.M375]+[.H$2];[.M375])" office:value-type="float" office:value="140" calcext:value-type="float">
            <text:p>140</text:p>
          </table:table-cell>
          <table:table-cell table:formula="of:=OFFSET([.C$4];[.M376];0)" office:value-type="float" office:value="43753" calcext:value-type="float">
            <text:p>43753</text:p>
          </table:table-cell>
          <table:table-cell table:formula="of:=[.L376]" office:value-type="float" office:value="0.263888888888889" calcext:value-type="float">
            <text:p>0.263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376];0)&lt;=[.O37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7]))" office:value-type="date" office:date-value="2019-10-26T01:47:17.393353" calcext:value-type="date">
            <text:p>2019-10-26 01:47:17</text:p>
          </table:table-cell>
          <table:table-cell table:style-name="ce7" table:formula="of:=[.A377]" office:value-type="date" office:date-value="2019-10-26T01:47:17.393353" calcext:value-type="date">
            <text:p>2019-10-26 01:47:17</text:p>
          </table:table-cell>
          <table:table-cell table:formula="of:=TRUNC([.A377])" office:value-type="float" office:value="43764" calcext:value-type="float">
            <text:p>43764</text:p>
          </table:table-cell>
          <table:table-cell table:style-name="ce12" table:formula="of:=[.B377]-[.C377]" office:value-type="date" office:date-value="1899-12-30T01:47:17.39335346036" calcext:value-type="date">
            <text:p>12/30/99 01:47 AM</text:p>
          </table:table-cell>
          <table:table-cell table:formula="of:=MOD([.E376]-[.$E$2];[.$H$2])+1+[.$E$2]" office:value-type="float" office:value="295" calcext:value-type="float">
            <text:p>295</text:p>
          </table:table-cell>
          <table:table-cell table:formula="of:=MOD([.F376]+1/[.$H$2];5)" office:value-type="float" office:value="3.69999999999997" calcext:value-type="float">
            <text:p>3,69999999999997</text:p>
          </table:table-cell>
          <table:table-cell table:formula="of:=IF([.F377]&lt;0.000001;[.G376]+2+1/[.$H$2];[.G376]+1/[.$H$2])" office:value-type="float" office:value="18.7000000000001" calcext:value-type="float">
            <text:p>18,7000000000001</text:p>
          </table:table-cell>
          <table:table-cell table:number-columns-repeated="4"/>
          <table:table-cell table:formula="of:=SUM(MOD(SUM([.L376]-[.L$2];[.T$2]);[.R$2]-[.L$2]);[.L$2])" office:value-type="time" office:time-value="PT06H30M00S" calcext:value-type="time">
            <text:p>06:30:00</text:p>
          </table:table-cell>
          <table:table-cell table:formula="of:=IF([.L377]&lt;[.L376];[.M376]+[.H$2];[.M376])" office:value-type="float" office:value="140" calcext:value-type="float">
            <text:p>140</text:p>
          </table:table-cell>
          <table:table-cell table:formula="of:=OFFSET([.C$4];[.M377];0)" office:value-type="float" office:value="43753" calcext:value-type="float">
            <text:p>43753</text:p>
          </table:table-cell>
          <table:table-cell table:formula="of:=[.L377]" office:value-type="float" office:value="0.270833333333333" calcext:value-type="float">
            <text:p>0.270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377];0)&lt;=[.O37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8]))" office:value-type="date" office:date-value="2019-10-26T01:51:41.653311" calcext:value-type="date">
            <text:p>2019-10-26 01:51:42</text:p>
          </table:table-cell>
          <table:table-cell table:style-name="ce7" table:formula="of:=[.A378]" office:value-type="date" office:date-value="2019-10-26T01:51:41.653311" calcext:value-type="date">
            <text:p>2019-10-26 01:51:42</text:p>
          </table:table-cell>
          <table:table-cell table:formula="of:=TRUNC([.A378])" office:value-type="float" office:value="43764" calcext:value-type="float">
            <text:p>43764</text:p>
          </table:table-cell>
          <table:table-cell table:style-name="ce12" table:formula="of:=[.B378]-[.C378]" office:value-type="date" office:date-value="1899-12-30T01:51:41.65331116877" calcext:value-type="date">
            <text:p>12/30/99 01:51 AM</text:p>
          </table:table-cell>
          <table:table-cell table:formula="of:=MOD([.E377]-[.$E$2];[.$H$2])+1+[.$E$2]" office:value-type="float" office:value="296" calcext:value-type="float">
            <text:p>296</text:p>
          </table:table-cell>
          <table:table-cell table:formula="of:=MOD([.F377]+1/[.$H$2];5)" office:value-type="float" office:value="3.74999999999997" calcext:value-type="float">
            <text:p>3,74999999999997</text:p>
          </table:table-cell>
          <table:table-cell table:formula="of:=IF([.F378]&lt;0.000001;[.G377]+2+1/[.$H$2];[.G377]+1/[.$H$2])" office:value-type="float" office:value="18.7500000000001" calcext:value-type="float">
            <text:p>18,7500000000001</text:p>
          </table:table-cell>
          <table:table-cell table:number-columns-repeated="4"/>
          <table:table-cell table:formula="of:=SUM(MOD(SUM([.L377]-[.L$2];[.T$2]);[.R$2]-[.L$2]);[.L$2])" office:value-type="time" office:time-value="PT06H40M00S" calcext:value-type="time">
            <text:p>06:40:00</text:p>
          </table:table-cell>
          <table:table-cell table:formula="of:=IF([.L378]&lt;[.L377];[.M377]+[.H$2];[.M377])" office:value-type="float" office:value="140" calcext:value-type="float">
            <text:p>140</text:p>
          </table:table-cell>
          <table:table-cell table:formula="of:=OFFSET([.C$4];[.M378];0)" office:value-type="float" office:value="43753" calcext:value-type="float">
            <text:p>43753</text:p>
          </table:table-cell>
          <table:table-cell table:formula="of:=[.L378]" office:value-type="float" office:value="0.277777777777778" calcext:value-type="float">
            <text:p>0.277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378];0)&lt;=[.O37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9]))" office:value-type="date" office:date-value="2019-10-26T02:32:07.26184" calcext:value-type="date">
            <text:p>2019-10-26 02:32:07</text:p>
          </table:table-cell>
          <table:table-cell table:style-name="ce7" table:formula="of:=[.A379]" office:value-type="date" office:date-value="2019-10-26T02:32:07.26184" calcext:value-type="date">
            <text:p>2019-10-26 02:32:07</text:p>
          </table:table-cell>
          <table:table-cell table:formula="of:=TRUNC([.A379])" office:value-type="float" office:value="43764" calcext:value-type="float">
            <text:p>43764</text:p>
          </table:table-cell>
          <table:table-cell table:style-name="ce12" table:formula="of:=[.B379]-[.C379]" office:value-type="date" office:date-value="1899-12-30T02:32:07.26184031926" calcext:value-type="date">
            <text:p>12/30/99 02:32 AM</text:p>
          </table:table-cell>
          <table:table-cell table:formula="of:=MOD([.E378]-[.$E$2];[.$H$2])+1+[.$E$2]" office:value-type="float" office:value="297" calcext:value-type="float">
            <text:p>297</text:p>
          </table:table-cell>
          <table:table-cell table:formula="of:=MOD([.F378]+1/[.$H$2];5)" office:value-type="float" office:value="3.79999999999997" calcext:value-type="float">
            <text:p>3,79999999999997</text:p>
          </table:table-cell>
          <table:table-cell table:formula="of:=IF([.F379]&lt;0.000001;[.G378]+2+1/[.$H$2];[.G378]+1/[.$H$2])" office:value-type="float" office:value="18.8000000000001" calcext:value-type="float">
            <text:p>18,8000000000001</text:p>
          </table:table-cell>
          <table:table-cell table:number-columns-repeated="4"/>
          <table:table-cell table:formula="of:=SUM(MOD(SUM([.L378]-[.L$2];[.T$2]);[.R$2]-[.L$2]);[.L$2])" office:value-type="time" office:time-value="PT06H50M00S" calcext:value-type="time">
            <text:p>06:50:00</text:p>
          </table:table-cell>
          <table:table-cell table:formula="of:=IF([.L379]&lt;[.L378];[.M378]+[.H$2];[.M378])" office:value-type="float" office:value="140" calcext:value-type="float">
            <text:p>140</text:p>
          </table:table-cell>
          <table:table-cell table:formula="of:=OFFSET([.C$4];[.M379];0)" office:value-type="float" office:value="43753" calcext:value-type="float">
            <text:p>43753</text:p>
          </table:table-cell>
          <table:table-cell table:formula="of:=[.L379]" office:value-type="float" office:value="0.284722222222222" calcext:value-type="float">
            <text:p>0.284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379];0)&lt;=[.O37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0]))" office:value-type="date" office:date-value="2019-10-26T01:45:04.358374" calcext:value-type="date">
            <text:p>2019-10-26 01:45:04</text:p>
          </table:table-cell>
          <table:table-cell table:style-name="ce7" table:formula="of:=[.A380]" office:value-type="date" office:date-value="2019-10-26T01:45:04.358374" calcext:value-type="date">
            <text:p>2019-10-26 01:45:04</text:p>
          </table:table-cell>
          <table:table-cell table:formula="of:=TRUNC([.A380])" office:value-type="float" office:value="43764" calcext:value-type="float">
            <text:p>43764</text:p>
          </table:table-cell>
          <table:table-cell table:style-name="ce12" table:formula="of:=[.B380]-[.C380]" office:value-type="date" office:date-value="1899-12-30T01:45:04.35837360565" calcext:value-type="date">
            <text:p>12/30/99 01:45 AM</text:p>
          </table:table-cell>
          <table:table-cell table:formula="of:=MOD([.E379]-[.$E$2];[.$H$2])+1+[.$E$2]" office:value-type="float" office:value="298" calcext:value-type="float">
            <text:p>298</text:p>
          </table:table-cell>
          <table:table-cell table:formula="of:=MOD([.F379]+1/[.$H$2];5)" office:value-type="float" office:value="3.84999999999997" calcext:value-type="float">
            <text:p>3,84999999999997</text:p>
          </table:table-cell>
          <table:table-cell table:formula="of:=IF([.F380]&lt;0.000001;[.G379]+2+1/[.$H$2];[.G379]+1/[.$H$2])" office:value-type="float" office:value="18.8500000000001" calcext:value-type="float">
            <text:p>18,8500000000001</text:p>
          </table:table-cell>
          <table:table-cell table:number-columns-repeated="4"/>
          <table:table-cell table:formula="of:=SUM(MOD(SUM([.L379]-[.L$2];[.T$2]);[.R$2]-[.L$2]);[.L$2])" office:value-type="time" office:time-value="PT07H00M00S" calcext:value-type="time">
            <text:p>07:00:00</text:p>
          </table:table-cell>
          <table:table-cell table:formula="of:=IF([.L380]&lt;[.L379];[.M379]+[.H$2];[.M379])" office:value-type="float" office:value="140" calcext:value-type="float">
            <text:p>140</text:p>
          </table:table-cell>
          <table:table-cell table:formula="of:=OFFSET([.C$4];[.M380];0)" office:value-type="float" office:value="43753" calcext:value-type="float">
            <text:p>43753</text:p>
          </table:table-cell>
          <table:table-cell table:formula="of:=[.L380]" office:value-type="float" office:value="0.291666666666667" calcext:value-type="float">
            <text:p>0.291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380];0)&lt;=[.O38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1]))" office:value-type="date" office:date-value="2019-10-26T01:49:04.155828" calcext:value-type="date">
            <text:p>2019-10-26 01:49:04</text:p>
          </table:table-cell>
          <table:table-cell table:style-name="ce7" table:formula="of:=[.A381]" office:value-type="date" office:date-value="2019-10-26T01:49:04.155828" calcext:value-type="date">
            <text:p>2019-10-26 01:49:04</text:p>
          </table:table-cell>
          <table:table-cell table:formula="of:=TRUNC([.A381])" office:value-type="float" office:value="43764" calcext:value-type="float">
            <text:p>43764</text:p>
          </table:table-cell>
          <table:table-cell table:style-name="ce12" table:formula="of:=[.B381]-[.C381]" office:value-type="date" office:date-value="1899-12-30T01:49:04.15582821239" calcext:value-type="date">
            <text:p>12/30/99 01:49 AM</text:p>
          </table:table-cell>
          <table:table-cell table:formula="of:=MOD([.E380]-[.$E$2];[.$H$2])+1+[.$E$2]" office:value-type="float" office:value="299" calcext:value-type="float">
            <text:p>299</text:p>
          </table:table-cell>
          <table:table-cell table:formula="of:=MOD([.F380]+1/[.$H$2];5)" office:value-type="float" office:value="3.89999999999997" calcext:value-type="float">
            <text:p>3,89999999999997</text:p>
          </table:table-cell>
          <table:table-cell table:formula="of:=IF([.F381]&lt;0.000001;[.G380]+2+1/[.$H$2];[.G380]+1/[.$H$2])" office:value-type="float" office:value="18.9000000000001" calcext:value-type="float">
            <text:p>18,9000000000001</text:p>
          </table:table-cell>
          <table:table-cell table:number-columns-repeated="4"/>
          <table:table-cell table:formula="of:=SUM(MOD(SUM([.L380]-[.L$2];[.T$2]);[.R$2]-[.L$2]);[.L$2])" office:value-type="time" office:time-value="PT07H10M00S" calcext:value-type="time">
            <text:p>07:10:00</text:p>
          </table:table-cell>
          <table:table-cell table:formula="of:=IF([.L381]&lt;[.L380];[.M380]+[.H$2];[.M380])" office:value-type="float" office:value="140" calcext:value-type="float">
            <text:p>140</text:p>
          </table:table-cell>
          <table:table-cell table:formula="of:=OFFSET([.C$4];[.M381];0)" office:value-type="float" office:value="43753" calcext:value-type="float">
            <text:p>43753</text:p>
          </table:table-cell>
          <table:table-cell table:formula="of:=[.L381]" office:value-type="float" office:value="0.298611111111111" calcext:value-type="float">
            <text:p>0.298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381];0)&lt;=[.O38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2]))" office:value-type="date" office:date-value="2019-10-26T01:41:03.152851" calcext:value-type="date">
            <text:p>2019-10-26 01:41:03</text:p>
          </table:table-cell>
          <table:table-cell table:style-name="ce7" table:formula="of:=[.A382]" office:value-type="date" office:date-value="2019-10-26T01:41:03.152851" calcext:value-type="date">
            <text:p>2019-10-26 01:41:03</text:p>
          </table:table-cell>
          <table:table-cell table:formula="of:=TRUNC([.A382])" office:value-type="float" office:value="43764" calcext:value-type="float">
            <text:p>43764</text:p>
          </table:table-cell>
          <table:table-cell table:style-name="ce12" table:formula="of:=[.B382]-[.C382]" office:value-type="date" office:date-value="1899-12-30T01:41:03.15285104793" calcext:value-type="date">
            <text:p>12/30/99 01:41 AM</text:p>
          </table:table-cell>
          <table:table-cell table:formula="of:=MOD([.E381]-[.$E$2];[.$H$2])+1+[.$E$2]" office:value-type="float" office:value="300" calcext:value-type="float">
            <text:p>300</text:p>
          </table:table-cell>
          <table:table-cell table:formula="of:=MOD([.F381]+1/[.$H$2];5)" office:value-type="float" office:value="3.94999999999997" calcext:value-type="float">
            <text:p>3,94999999999997</text:p>
          </table:table-cell>
          <table:table-cell table:formula="of:=IF([.F382]&lt;0.000001;[.G381]+2+1/[.$H$2];[.G381]+1/[.$H$2])" office:value-type="float" office:value="18.9500000000001" calcext:value-type="float">
            <text:p>18,9500000000001</text:p>
          </table:table-cell>
          <table:table-cell table:number-columns-repeated="4"/>
          <table:table-cell table:formula="of:=SUM(MOD(SUM([.L381]-[.L$2];[.T$2]);[.R$2]-[.L$2]);[.L$2])" office:value-type="time" office:time-value="PT07H20M00S" calcext:value-type="time">
            <text:p>07:20:00</text:p>
          </table:table-cell>
          <table:table-cell table:formula="of:=IF([.L382]&lt;[.L381];[.M381]+[.H$2];[.M381])" office:value-type="float" office:value="140" calcext:value-type="float">
            <text:p>140</text:p>
          </table:table-cell>
          <table:table-cell table:formula="of:=OFFSET([.C$4];[.M382];0)" office:value-type="float" office:value="43753" calcext:value-type="float">
            <text:p>43753</text:p>
          </table:table-cell>
          <table:table-cell table:formula="of:=[.L382]" office:value-type="float" office:value="0.305555555555556" calcext:value-type="float">
            <text:p>0.305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382];0)&lt;=[.O38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3]))" office:value-type="date" office:date-value="2019-10-27T01:48:11.024521" calcext:value-type="date">
            <text:p>2019-10-27 01:48:11</text:p>
          </table:table-cell>
          <table:table-cell table:style-name="ce7" table:formula="of:=[.A383]" office:value-type="date" office:date-value="2019-10-27T01:48:11.024521" calcext:value-type="date">
            <text:p>2019-10-27 01:48:11</text:p>
          </table:table-cell>
          <table:table-cell table:formula="of:=TRUNC([.A383])" office:value-type="float" office:value="43765" calcext:value-type="float">
            <text:p>43765</text:p>
          </table:table-cell>
          <table:table-cell table:style-name="ce12" table:formula="of:=[.B383]-[.C383]" office:value-type="date" office:date-value="1899-12-30T01:48:11.02452064399" calcext:value-type="date">
            <text:p>12/30/99 01:48 AM</text:p>
          </table:table-cell>
          <table:table-cell table:formula="of:=MOD([.E382]-[.$E$2];[.$H$2])+1+[.$E$2]" office:value-type="float" office:value="281" calcext:value-type="float">
            <text:p>281</text:p>
          </table:table-cell>
          <table:table-cell table:formula="of:=MOD([.F382]+1/[.$H$2];5)" office:value-type="float" office:value="3.99999999999997" calcext:value-type="float">
            <text:p>3,99999999999997</text:p>
          </table:table-cell>
          <table:table-cell table:formula="of:=IF([.F383]&lt;0.000001;[.G382]+2+1/[.$H$2];[.G382]+1/[.$H$2])" office:value-type="float" office:value="19.0000000000001" calcext:value-type="float">
            <text:p>19,0000000000001</text:p>
          </table:table-cell>
          <table:table-cell table:number-columns-repeated="4"/>
          <table:table-cell table:formula="of:=SUM(MOD(SUM([.L382]-[.L$2];[.T$2]);[.R$2]-[.L$2]);[.L$2])" office:value-type="time" office:time-value="PT07H30M00S" calcext:value-type="time">
            <text:p>07:30:00</text:p>
          </table:table-cell>
          <table:table-cell table:formula="of:=IF([.L383]&lt;[.L382];[.M382]+[.H$2];[.M382])" office:value-type="float" office:value="140" calcext:value-type="float">
            <text:p>140</text:p>
          </table:table-cell>
          <table:table-cell table:formula="of:=OFFSET([.C$4];[.M383];0)" office:value-type="float" office:value="43753" calcext:value-type="float">
            <text:p>43753</text:p>
          </table:table-cell>
          <table:table-cell table:formula="of:=[.L383]" office:value-type="float" office:value="0.3125" calcext:value-type="float">
            <text:p>0.3125</text:p>
          </table:table-cell>
          <table:table-cell office:value-type="float" office:value="282" calcext:value-type="float">
            <text:p>282</text:p>
          </table:table-cell>
          <table:table-cell table:formula="of:=IF(OFFSET([.D$4];[.M383];0)&lt;=[.O38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4]))" office:value-type="date" office:date-value="2019-10-27T02:04:51.35515" calcext:value-type="date">
            <text:p>2019-10-27 02:04:51</text:p>
          </table:table-cell>
          <table:table-cell table:style-name="ce7" table:formula="of:=[.A384]" office:value-type="date" office:date-value="2019-10-27T02:04:51.35515" calcext:value-type="date">
            <text:p>2019-10-27 02:04:51</text:p>
          </table:table-cell>
          <table:table-cell table:formula="of:=TRUNC([.A384])" office:value-type="float" office:value="43765" calcext:value-type="float">
            <text:p>43765</text:p>
          </table:table-cell>
          <table:table-cell table:style-name="ce12" table:formula="of:=[.B384]-[.C384]" office:value-type="date" office:date-value="1899-12-30T02:04:51.35514954105" calcext:value-type="date">
            <text:p>12/30/99 02:04 AM</text:p>
          </table:table-cell>
          <table:table-cell table:formula="of:=MOD([.E383]-[.$E$2];[.$H$2])+1+[.$E$2]" office:value-type="float" office:value="282" calcext:value-type="float">
            <text:p>282</text:p>
          </table:table-cell>
          <table:table-cell table:formula="of:=MOD([.F383]+1/[.$H$2];5)" office:value-type="float" office:value="4.04999999999997" calcext:value-type="float">
            <text:p>4,04999999999997</text:p>
          </table:table-cell>
          <table:table-cell table:formula="of:=IF([.F384]&lt;0.000001;[.G383]+2+1/[.$H$2];[.G383]+1/[.$H$2])" office:value-type="float" office:value="19.0500000000001" calcext:value-type="float">
            <text:p>19,0500000000001</text:p>
          </table:table-cell>
          <table:table-cell table:number-columns-repeated="4"/>
          <table:table-cell table:formula="of:=SUM(MOD(SUM([.L383]-[.L$2];[.T$2]);[.R$2]-[.L$2]);[.L$2])" office:value-type="time" office:time-value="PT07H40M00S" calcext:value-type="time">
            <text:p>07:40:00</text:p>
          </table:table-cell>
          <table:table-cell table:formula="of:=IF([.L384]&lt;[.L383];[.M383]+[.H$2];[.M383])" office:value-type="float" office:value="140" calcext:value-type="float">
            <text:p>140</text:p>
          </table:table-cell>
          <table:table-cell table:formula="of:=OFFSET([.C$4];[.M384];0)" office:value-type="float" office:value="43753" calcext:value-type="float">
            <text:p>43753</text:p>
          </table:table-cell>
          <table:table-cell table:formula="of:=[.L384]" office:value-type="float" office:value="0.319444444444444" calcext:value-type="float">
            <text:p>0.3194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384];0)&lt;=[.O38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5]))" office:value-type="date" office:date-value="2019-10-27T02:09:45.95516" calcext:value-type="date">
            <text:p>2019-10-27 02:09:46</text:p>
          </table:table-cell>
          <table:table-cell table:style-name="ce7" table:formula="of:=[.A385]" office:value-type="date" office:date-value="2019-10-27T02:09:45.95516" calcext:value-type="date">
            <text:p>2019-10-27 02:09:46</text:p>
          </table:table-cell>
          <table:table-cell table:formula="of:=TRUNC([.A385])" office:value-type="float" office:value="43765" calcext:value-type="float">
            <text:p>43765</text:p>
          </table:table-cell>
          <table:table-cell table:style-name="ce12" table:formula="of:=[.B385]-[.C385]" office:value-type="date" office:date-value="1899-12-30T02:09:45.95515969209" calcext:value-type="date">
            <text:p>12/30/99 02:09 AM</text:p>
          </table:table-cell>
          <table:table-cell table:formula="of:=MOD([.E384]-[.$E$2];[.$H$2])+1+[.$E$2]" office:value-type="float" office:value="283" calcext:value-type="float">
            <text:p>283</text:p>
          </table:table-cell>
          <table:table-cell table:formula="of:=MOD([.F384]+1/[.$H$2];5)" office:value-type="float" office:value="4.09999999999997" calcext:value-type="float">
            <text:p>4,09999999999997</text:p>
          </table:table-cell>
          <table:table-cell table:formula="of:=IF([.F385]&lt;0.000001;[.G384]+2+1/[.$H$2];[.G384]+1/[.$H$2])" office:value-type="float" office:value="19.1000000000001" calcext:value-type="float">
            <text:p>19,1000000000001</text:p>
          </table:table-cell>
          <table:table-cell table:number-columns-repeated="4"/>
          <table:table-cell table:formula="of:=SUM(MOD(SUM([.L384]-[.L$2];[.T$2]);[.R$2]-[.L$2]);[.L$2])" office:value-type="time" office:time-value="PT07H50M00S" calcext:value-type="time">
            <text:p>07:50:00</text:p>
          </table:table-cell>
          <table:table-cell table:formula="of:=IF([.L385]&lt;[.L384];[.M384]+[.H$2];[.M384])" office:value-type="float" office:value="140" calcext:value-type="float">
            <text:p>140</text:p>
          </table:table-cell>
          <table:table-cell table:formula="of:=OFFSET([.C$4];[.M385];0)" office:value-type="float" office:value="43753" calcext:value-type="float">
            <text:p>43753</text:p>
          </table:table-cell>
          <table:table-cell table:formula="of:=[.L385]" office:value-type="float" office:value="0.326388888888889" calcext:value-type="float">
            <text:p>0.326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385];0)&lt;=[.O38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6]))" office:value-type="date" office:date-value="2019-10-27T02:20:00.467898" calcext:value-type="date">
            <text:p>2019-10-27 02:20:00</text:p>
          </table:table-cell>
          <table:table-cell table:style-name="ce7" table:formula="of:=[.A386]" office:value-type="date" office:date-value="2019-10-27T02:20:00.467898" calcext:value-type="date">
            <text:p>2019-10-27 02:20:00</text:p>
          </table:table-cell>
          <table:table-cell table:formula="of:=TRUNC([.A386])" office:value-type="float" office:value="43765" calcext:value-type="float">
            <text:p>43765</text:p>
          </table:table-cell>
          <table:table-cell table:style-name="ce12" table:formula="of:=[.B386]-[.C386]" office:value-type="date" office:date-value="1899-12-30T02:20:00.46789788175" calcext:value-type="date">
            <text:p>12/30/99 02:20 AM</text:p>
          </table:table-cell>
          <table:table-cell table:formula="of:=MOD([.E385]-[.$E$2];[.$H$2])+1+[.$E$2]" office:value-type="float" office:value="284" calcext:value-type="float">
            <text:p>284</text:p>
          </table:table-cell>
          <table:table-cell table:formula="of:=MOD([.F385]+1/[.$H$2];5)" office:value-type="float" office:value="4.14999999999997" calcext:value-type="float">
            <text:p>4,14999999999997</text:p>
          </table:table-cell>
          <table:table-cell table:formula="of:=IF([.F386]&lt;0.000001;[.G385]+2+1/[.$H$2];[.G385]+1/[.$H$2])" office:value-type="float" office:value="19.1500000000001" calcext:value-type="float">
            <text:p>19,1500000000001</text:p>
          </table:table-cell>
          <table:table-cell table:number-columns-repeated="4"/>
          <table:table-cell table:formula="of:=SUM(MOD(SUM([.L385]-[.L$2];[.T$2]);[.R$2]-[.L$2]);[.L$2])" office:value-type="time" office:time-value="PT08H00M00S" calcext:value-type="time">
            <text:p>08:00:00</text:p>
          </table:table-cell>
          <table:table-cell table:formula="of:=IF([.L386]&lt;[.L385];[.M385]+[.H$2];[.M385])" office:value-type="float" office:value="140" calcext:value-type="float">
            <text:p>140</text:p>
          </table:table-cell>
          <table:table-cell table:formula="of:=OFFSET([.C$4];[.M386];0)" office:value-type="float" office:value="43753" calcext:value-type="float">
            <text:p>43753</text:p>
          </table:table-cell>
          <table:table-cell table:formula="of:=[.L386]" office:value-type="float" office:value="0.333333333333333" calcext:value-type="float">
            <text:p>0.333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386];0)&lt;=[.O38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7]))" office:value-type="date" office:date-value="2019-10-27T01:58:22.827488" calcext:value-type="date">
            <text:p>2019-10-27 01:58:23</text:p>
          </table:table-cell>
          <table:table-cell table:style-name="ce7" table:formula="of:=[.A387]" office:value-type="date" office:date-value="2019-10-27T01:58:22.827488" calcext:value-type="date">
            <text:p>2019-10-27 01:58:23</text:p>
          </table:table-cell>
          <table:table-cell table:formula="of:=TRUNC([.A387])" office:value-type="float" office:value="43765" calcext:value-type="float">
            <text:p>43765</text:p>
          </table:table-cell>
          <table:table-cell table:style-name="ce12" table:formula="of:=[.B387]-[.C387]" office:value-type="date" office:date-value="1899-12-30T01:58:22.82748802565" calcext:value-type="date">
            <text:p>12/30/99 01:58 AM</text:p>
          </table:table-cell>
          <table:table-cell table:formula="of:=MOD([.E386]-[.$E$2];[.$H$2])+1+[.$E$2]" office:value-type="float" office:value="285" calcext:value-type="float">
            <text:p>285</text:p>
          </table:table-cell>
          <table:table-cell table:formula="of:=MOD([.F386]+1/[.$H$2];5)" office:value-type="float" office:value="4.19999999999997" calcext:value-type="float">
            <text:p>4,19999999999997</text:p>
          </table:table-cell>
          <table:table-cell table:formula="of:=IF([.F387]&lt;0.000001;[.G386]+2+1/[.$H$2];[.G386]+1/[.$H$2])" office:value-type="float" office:value="19.2000000000001" calcext:value-type="float">
            <text:p>19,2000000000001</text:p>
          </table:table-cell>
          <table:table-cell table:number-columns-repeated="4"/>
          <table:table-cell table:formula="of:=SUM(MOD(SUM([.L386]-[.L$2];[.T$2]);[.R$2]-[.L$2]);[.L$2])" office:value-type="time" office:time-value="PT00H10M00S" calcext:value-type="time">
            <text:p>00:10:00</text:p>
          </table:table-cell>
          <table:table-cell table:formula="of:=IF([.L387]&lt;[.L386];[.M386]+[.H$2];[.M386])" office:value-type="float" office:value="160" calcext:value-type="float">
            <text:p>160</text:p>
          </table:table-cell>
          <table:table-cell table:formula="of:=OFFSET([.C$4];[.M387];0)" office:value-type="float" office:value="43754" calcext:value-type="float">
            <text:p>43754</text:p>
          </table:table-cell>
          <table:table-cell table:formula="of:=[.L387]" office:value-type="float" office:value="0.00694444444444444" calcext:value-type="float">
            <text:p>0.006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387];0)&lt;=[.O38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8]))" office:value-type="date" office:date-value="2019-10-27T02:22:53.04663" calcext:value-type="date">
            <text:p>2019-10-27 02:22:53</text:p>
          </table:table-cell>
          <table:table-cell table:style-name="ce7" table:formula="of:=[.A388]" office:value-type="date" office:date-value="2019-10-27T02:22:53.04663" calcext:value-type="date">
            <text:p>2019-10-27 02:22:53</text:p>
          </table:table-cell>
          <table:table-cell table:formula="of:=TRUNC([.A388])" office:value-type="float" office:value="43765" calcext:value-type="float">
            <text:p>43765</text:p>
          </table:table-cell>
          <table:table-cell table:style-name="ce12" table:formula="of:=[.B388]-[.C388]" office:value-type="date" office:date-value="1899-12-30T02:22:53.04662950337" calcext:value-type="date">
            <text:p>12/30/99 02:22 AM</text:p>
          </table:table-cell>
          <table:table-cell table:formula="of:=MOD([.E387]-[.$E$2];[.$H$2])+1+[.$E$2]" office:value-type="float" office:value="286" calcext:value-type="float">
            <text:p>286</text:p>
          </table:table-cell>
          <table:table-cell table:formula="of:=MOD([.F387]+1/[.$H$2];5)" office:value-type="float" office:value="4.24999999999997" calcext:value-type="float">
            <text:p>4,24999999999997</text:p>
          </table:table-cell>
          <table:table-cell table:formula="of:=IF([.F388]&lt;0.000001;[.G387]+2+1/[.$H$2];[.G387]+1/[.$H$2])" office:value-type="float" office:value="19.2500000000001" calcext:value-type="float">
            <text:p>19,2500000000001</text:p>
          </table:table-cell>
          <table:table-cell table:number-columns-repeated="4"/>
          <table:table-cell table:formula="of:=SUM(MOD(SUM([.L387]-[.L$2];[.T$2]);[.R$2]-[.L$2]);[.L$2])" office:value-type="time" office:time-value="PT00H20M00S" calcext:value-type="time">
            <text:p>00:20:00</text:p>
          </table:table-cell>
          <table:table-cell table:formula="of:=IF([.L388]&lt;[.L387];[.M387]+[.H$2];[.M387])" office:value-type="float" office:value="160" calcext:value-type="float">
            <text:p>160</text:p>
          </table:table-cell>
          <table:table-cell table:formula="of:=OFFSET([.C$4];[.M388];0)" office:value-type="float" office:value="43754" calcext:value-type="float">
            <text:p>43754</text:p>
          </table:table-cell>
          <table:table-cell table:formula="of:=[.L388]" office:value-type="float" office:value="0.0138888888888889" calcext:value-type="float">
            <text:p>0.013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388];0)&lt;=[.O38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9]))" office:value-type="date" office:date-value="2019-10-27T02:00:52.517289" calcext:value-type="date">
            <text:p>2019-10-27 02:00:53</text:p>
          </table:table-cell>
          <table:table-cell table:style-name="ce7" table:formula="of:=[.A389]" office:value-type="date" office:date-value="2019-10-27T02:00:52.517289" calcext:value-type="date">
            <text:p>2019-10-27 02:00:53</text:p>
          </table:table-cell>
          <table:table-cell table:formula="of:=TRUNC([.A389])" office:value-type="float" office:value="43765" calcext:value-type="float">
            <text:p>43765</text:p>
          </table:table-cell>
          <table:table-cell table:style-name="ce12" table:formula="of:=[.B389]-[.C389]" office:value-type="date" office:date-value="1899-12-30T02:00:52.51728915609" calcext:value-type="date">
            <text:p>12/30/99 02:00 AM</text:p>
          </table:table-cell>
          <table:table-cell table:formula="of:=MOD([.E388]-[.$E$2];[.$H$2])+1+[.$E$2]" office:value-type="float" office:value="287" calcext:value-type="float">
            <text:p>287</text:p>
          </table:table-cell>
          <table:table-cell table:formula="of:=MOD([.F388]+1/[.$H$2];5)" office:value-type="float" office:value="4.29999999999997" calcext:value-type="float">
            <text:p>4,29999999999997</text:p>
          </table:table-cell>
          <table:table-cell table:formula="of:=IF([.F389]&lt;0.000001;[.G388]+2+1/[.$H$2];[.G388]+1/[.$H$2])" office:value-type="float" office:value="19.3000000000001" calcext:value-type="float">
            <text:p>19,3000000000001</text:p>
          </table:table-cell>
          <table:table-cell table:number-columns-repeated="4"/>
          <table:table-cell table:formula="of:=SUM(MOD(SUM([.L388]-[.L$2];[.T$2]);[.R$2]-[.L$2]);[.L$2])" office:value-type="time" office:time-value="PT00H30M00S" calcext:value-type="time">
            <text:p>00:30:00</text:p>
          </table:table-cell>
          <table:table-cell table:formula="of:=IF([.L389]&lt;[.L388];[.M388]+[.H$2];[.M388])" office:value-type="float" office:value="160" calcext:value-type="float">
            <text:p>160</text:p>
          </table:table-cell>
          <table:table-cell table:formula="of:=OFFSET([.C$4];[.M389];0)" office:value-type="float" office:value="43754" calcext:value-type="float">
            <text:p>43754</text:p>
          </table:table-cell>
          <table:table-cell table:formula="of:=[.L389]" office:value-type="float" office:value="0.0208333333333333" calcext:value-type="float">
            <text:p>0.020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389];0)&lt;=[.O38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0]))" office:value-type="date" office:date-value="2019-10-27T02:06:36.048691" calcext:value-type="date">
            <text:p>2019-10-27 02:06:36</text:p>
          </table:table-cell>
          <table:table-cell table:style-name="ce7" table:formula="of:=[.A390]" office:value-type="date" office:date-value="2019-10-27T02:06:36.048691" calcext:value-type="date">
            <text:p>2019-10-27 02:06:36</text:p>
          </table:table-cell>
          <table:table-cell table:formula="of:=TRUNC([.A390])" office:value-type="float" office:value="43765" calcext:value-type="float">
            <text:p>43765</text:p>
          </table:table-cell>
          <table:table-cell table:style-name="ce12" table:formula="of:=[.B390]-[.C390]" office:value-type="date" office:date-value="1899-12-30T02:06:36.04869126342" calcext:value-type="date">
            <text:p>12/30/99 02:06 AM</text:p>
          </table:table-cell>
          <table:table-cell table:formula="of:=MOD([.E389]-[.$E$2];[.$H$2])+1+[.$E$2]" office:value-type="float" office:value="288" calcext:value-type="float">
            <text:p>288</text:p>
          </table:table-cell>
          <table:table-cell table:formula="of:=MOD([.F389]+1/[.$H$2];5)" office:value-type="float" office:value="4.34999999999997" calcext:value-type="float">
            <text:p>4,34999999999997</text:p>
          </table:table-cell>
          <table:table-cell table:formula="of:=IF([.F390]&lt;0.000001;[.G389]+2+1/[.$H$2];[.G389]+1/[.$H$2])" office:value-type="float" office:value="19.3500000000001" calcext:value-type="float">
            <text:p>19,3500000000001</text:p>
          </table:table-cell>
          <table:table-cell table:number-columns-repeated="4"/>
          <table:table-cell table:formula="of:=SUM(MOD(SUM([.L389]-[.L$2];[.T$2]);[.R$2]-[.L$2]);[.L$2])" office:value-type="time" office:time-value="PT00H40M00S" calcext:value-type="time">
            <text:p>00:40:00</text:p>
          </table:table-cell>
          <table:table-cell table:formula="of:=IF([.L390]&lt;[.L389];[.M389]+[.H$2];[.M389])" office:value-type="float" office:value="160" calcext:value-type="float">
            <text:p>160</text:p>
          </table:table-cell>
          <table:table-cell table:formula="of:=OFFSET([.C$4];[.M390];0)" office:value-type="float" office:value="43754" calcext:value-type="float">
            <text:p>43754</text:p>
          </table:table-cell>
          <table:table-cell table:formula="of:=[.L390]" office:value-type="float" office:value="0.0277777777777778" calcext:value-type="float">
            <text:p>0.027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390];0)&lt;=[.O39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1]))" office:value-type="date" office:date-value="2019-10-27T02:31:10.482786" calcext:value-type="date">
            <text:p>2019-10-27 02:31:10</text:p>
          </table:table-cell>
          <table:table-cell table:style-name="ce7" table:formula="of:=[.A391]" office:value-type="date" office:date-value="2019-10-27T02:31:10.482786" calcext:value-type="date">
            <text:p>2019-10-27 02:31:10</text:p>
          </table:table-cell>
          <table:table-cell table:formula="of:=TRUNC([.A391])" office:value-type="float" office:value="43765" calcext:value-type="float">
            <text:p>43765</text:p>
          </table:table-cell>
          <table:table-cell table:style-name="ce12" table:formula="of:=[.B391]-[.C391]" office:value-type="date" office:date-value="1899-12-30T02:31:10.48278611619" calcext:value-type="date">
            <text:p>12/30/99 02:31 AM</text:p>
          </table:table-cell>
          <table:table-cell table:formula="of:=MOD([.E390]-[.$E$2];[.$H$2])+1+[.$E$2]" office:value-type="float" office:value="289" calcext:value-type="float">
            <text:p>289</text:p>
          </table:table-cell>
          <table:table-cell table:formula="of:=MOD([.F390]+1/[.$H$2];5)" office:value-type="float" office:value="4.39999999999997" calcext:value-type="float">
            <text:p>4,39999999999997</text:p>
          </table:table-cell>
          <table:table-cell table:formula="of:=IF([.F391]&lt;0.000001;[.G390]+2+1/[.$H$2];[.G390]+1/[.$H$2])" office:value-type="float" office:value="19.4000000000001" calcext:value-type="float">
            <text:p>19,4000000000001</text:p>
          </table:table-cell>
          <table:table-cell table:number-columns-repeated="4"/>
          <table:table-cell table:formula="of:=SUM(MOD(SUM([.L390]-[.L$2];[.T$2]);[.R$2]-[.L$2]);[.L$2])" office:value-type="time" office:time-value="PT00H50M00S" calcext:value-type="time">
            <text:p>00:50:00</text:p>
          </table:table-cell>
          <table:table-cell table:formula="of:=IF([.L391]&lt;[.L390];[.M390]+[.H$2];[.M390])" office:value-type="float" office:value="160" calcext:value-type="float">
            <text:p>160</text:p>
          </table:table-cell>
          <table:table-cell table:formula="of:=OFFSET([.C$4];[.M391];0)" office:value-type="float" office:value="43754" calcext:value-type="float">
            <text:p>43754</text:p>
          </table:table-cell>
          <table:table-cell table:formula="of:=[.L391]" office:value-type="float" office:value="0.0347222222222222" calcext:value-type="float">
            <text:p>0.034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391];0)&lt;=[.O39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2]))" office:value-type="date" office:date-value="2019-10-27T02:29:44.348431" calcext:value-type="date">
            <text:p>2019-10-27 02:29:44</text:p>
          </table:table-cell>
          <table:table-cell table:style-name="ce7" table:formula="of:=[.A392]" office:value-type="date" office:date-value="2019-10-27T02:29:44.348431" calcext:value-type="date">
            <text:p>2019-10-27 02:29:44</text:p>
          </table:table-cell>
          <table:table-cell table:formula="of:=TRUNC([.A392])" office:value-type="float" office:value="43765" calcext:value-type="float">
            <text:p>43765</text:p>
          </table:table-cell>
          <table:table-cell table:style-name="ce12" table:formula="of:=[.B392]-[.C392]" office:value-type="date" office:date-value="1899-12-30T02:29:44.34843071736" calcext:value-type="date">
            <text:p>12/30/99 02:29 AM</text:p>
          </table:table-cell>
          <table:table-cell table:formula="of:=MOD([.E391]-[.$E$2];[.$H$2])+1+[.$E$2]" office:value-type="float" office:value="290" calcext:value-type="float">
            <text:p>290</text:p>
          </table:table-cell>
          <table:table-cell table:formula="of:=MOD([.F391]+1/[.$H$2];5)" office:value-type="float" office:value="4.44999999999997" calcext:value-type="float">
            <text:p>4,44999999999997</text:p>
          </table:table-cell>
          <table:table-cell table:formula="of:=IF([.F392]&lt;0.000001;[.G391]+2+1/[.$H$2];[.G391]+1/[.$H$2])" office:value-type="float" office:value="19.4500000000001" calcext:value-type="float">
            <text:p>19,4500000000001</text:p>
          </table:table-cell>
          <table:table-cell table:number-columns-repeated="4"/>
          <table:table-cell table:formula="of:=SUM(MOD(SUM([.L391]-[.L$2];[.T$2]);[.R$2]-[.L$2]);[.L$2])" office:value-type="time" office:time-value="PT01H00M00S" calcext:value-type="time">
            <text:p>01:00:00</text:p>
          </table:table-cell>
          <table:table-cell table:formula="of:=IF([.L392]&lt;[.L391];[.M391]+[.H$2];[.M391])" office:value-type="float" office:value="160" calcext:value-type="float">
            <text:p>160</text:p>
          </table:table-cell>
          <table:table-cell table:formula="of:=OFFSET([.C$4];[.M392];0)" office:value-type="float" office:value="43754" calcext:value-type="float">
            <text:p>43754</text:p>
          </table:table-cell>
          <table:table-cell table:formula="of:=[.L392]" office:value-type="float" office:value="0.0416666666666667" calcext:value-type="float">
            <text:p>0.041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392];0)&lt;=[.O39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3]))" office:value-type="date" office:date-value="2019-10-27T01:22:35.548387" calcext:value-type="date">
            <text:p>2019-10-27 01:22:36</text:p>
          </table:table-cell>
          <table:table-cell table:style-name="ce7" table:formula="of:=[.A393]" office:value-type="date" office:date-value="2019-10-27T01:22:35.548387" calcext:value-type="date">
            <text:p>2019-10-27 01:22:36</text:p>
          </table:table-cell>
          <table:table-cell table:formula="of:=TRUNC([.A393])" office:value-type="float" office:value="43765" calcext:value-type="float">
            <text:p>43765</text:p>
          </table:table-cell>
          <table:table-cell table:style-name="ce12" table:formula="of:=[.B393]-[.C393]" office:value-type="date" office:date-value="1899-12-30T01:22:35.54838676471" calcext:value-type="date">
            <text:p>12/30/99 01:22 AM</text:p>
          </table:table-cell>
          <table:table-cell table:formula="of:=MOD([.E392]-[.$E$2];[.$H$2])+1+[.$E$2]" office:value-type="float" office:value="291" calcext:value-type="float">
            <text:p>291</text:p>
          </table:table-cell>
          <table:table-cell table:formula="of:=MOD([.F392]+1/[.$H$2];5)" office:value-type="float" office:value="4.49999999999997" calcext:value-type="float">
            <text:p>4,49999999999997</text:p>
          </table:table-cell>
          <table:table-cell table:formula="of:=IF([.F393]&lt;0.000001;[.G392]+2+1/[.$H$2];[.G392]+1/[.$H$2])" office:value-type="float" office:value="19.5000000000001" calcext:value-type="float">
            <text:p>19,5000000000001</text:p>
          </table:table-cell>
          <table:table-cell table:number-columns-repeated="4"/>
          <table:table-cell table:formula="of:=SUM(MOD(SUM([.L392]-[.L$2];[.T$2]);[.R$2]-[.L$2]);[.L$2])" office:value-type="time" office:time-value="PT01H10M00S" calcext:value-type="time">
            <text:p>01:10:00</text:p>
          </table:table-cell>
          <table:table-cell table:formula="of:=IF([.L393]&lt;[.L392];[.M392]+[.H$2];[.M392])" office:value-type="float" office:value="160" calcext:value-type="float">
            <text:p>160</text:p>
          </table:table-cell>
          <table:table-cell table:formula="of:=OFFSET([.C$4];[.M393];0)" office:value-type="float" office:value="43754" calcext:value-type="float">
            <text:p>43754</text:p>
          </table:table-cell>
          <table:table-cell table:formula="of:=[.L393]" office:value-type="float" office:value="0.0486111111111111" calcext:value-type="float">
            <text:p>0.048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393];0)&lt;=[.O39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4]))" office:value-type="date" office:date-value="2019-10-27T01:56:37.909311" calcext:value-type="date">
            <text:p>2019-10-27 01:56:38</text:p>
          </table:table-cell>
          <table:table-cell table:style-name="ce7" table:formula="of:=[.A394]" office:value-type="date" office:date-value="2019-10-27T01:56:37.909311" calcext:value-type="date">
            <text:p>2019-10-27 01:56:38</text:p>
          </table:table-cell>
          <table:table-cell table:formula="of:=TRUNC([.A394])" office:value-type="float" office:value="43765" calcext:value-type="float">
            <text:p>43765</text:p>
          </table:table-cell>
          <table:table-cell table:style-name="ce12" table:formula="of:=[.B394]-[.C394]" office:value-type="date" office:date-value="1899-12-30T01:56:37.90931087919" calcext:value-type="date">
            <text:p>12/30/99 01:56 AM</text:p>
          </table:table-cell>
          <table:table-cell table:formula="of:=MOD([.E393]-[.$E$2];[.$H$2])+1+[.$E$2]" office:value-type="float" office:value="292" calcext:value-type="float">
            <text:p>292</text:p>
          </table:table-cell>
          <table:table-cell table:formula="of:=MOD([.F393]+1/[.$H$2];5)" office:value-type="float" office:value="4.54999999999997" calcext:value-type="float">
            <text:p>4,54999999999997</text:p>
          </table:table-cell>
          <table:table-cell table:formula="of:=IF([.F394]&lt;0.000001;[.G393]+2+1/[.$H$2];[.G393]+1/[.$H$2])" office:value-type="float" office:value="19.5500000000001" calcext:value-type="float">
            <text:p>19,5500000000001</text:p>
          </table:table-cell>
          <table:table-cell table:number-columns-repeated="4"/>
          <table:table-cell table:formula="of:=SUM(MOD(SUM([.L393]-[.L$2];[.T$2]);[.R$2]-[.L$2]);[.L$2])" office:value-type="time" office:time-value="PT01H20M00S" calcext:value-type="time">
            <text:p>01:20:00</text:p>
          </table:table-cell>
          <table:table-cell table:formula="of:=IF([.L394]&lt;[.L393];[.M393]+[.H$2];[.M393])" office:value-type="float" office:value="160" calcext:value-type="float">
            <text:p>160</text:p>
          </table:table-cell>
          <table:table-cell table:formula="of:=OFFSET([.C$4];[.M394];0)" office:value-type="float" office:value="43754" calcext:value-type="float">
            <text:p>43754</text:p>
          </table:table-cell>
          <table:table-cell table:formula="of:=[.L394]" office:value-type="float" office:value="0.0555555555555556" calcext:value-type="float">
            <text:p>0.055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394];0)&lt;=[.O39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5]))" office:value-type="date" office:date-value="2019-10-27T02:03:40.634016" calcext:value-type="date">
            <text:p>2019-10-27 02:03:41</text:p>
          </table:table-cell>
          <table:table-cell table:style-name="ce7" table:formula="of:=[.A395]" office:value-type="date" office:date-value="2019-10-27T02:03:40.634016" calcext:value-type="date">
            <text:p>2019-10-27 02:03:41</text:p>
          </table:table-cell>
          <table:table-cell table:formula="of:=TRUNC([.A395])" office:value-type="float" office:value="43765" calcext:value-type="float">
            <text:p>43765</text:p>
          </table:table-cell>
          <table:table-cell table:style-name="ce12" table:formula="of:=[.B395]-[.C395]" office:value-type="date" office:date-value="1899-12-30T02:03:40.63401646446" calcext:value-type="date">
            <text:p>12/30/99 02:03 AM</text:p>
          </table:table-cell>
          <table:table-cell table:formula="of:=MOD([.E394]-[.$E$2];[.$H$2])+1+[.$E$2]" office:value-type="float" office:value="293" calcext:value-type="float">
            <text:p>293</text:p>
          </table:table-cell>
          <table:table-cell table:formula="of:=MOD([.F394]+1/[.$H$2];5)" office:value-type="float" office:value="4.59999999999997" calcext:value-type="float">
            <text:p>4,59999999999997</text:p>
          </table:table-cell>
          <table:table-cell table:formula="of:=IF([.F395]&lt;0.000001;[.G394]+2+1/[.$H$2];[.G394]+1/[.$H$2])" office:value-type="float" office:value="19.6000000000001" calcext:value-type="float">
            <text:p>19,6000000000001</text:p>
          </table:table-cell>
          <table:table-cell table:number-columns-repeated="4"/>
          <table:table-cell table:formula="of:=SUM(MOD(SUM([.L394]-[.L$2];[.T$2]);[.R$2]-[.L$2]);[.L$2])" office:value-type="time" office:time-value="PT01H30M00S" calcext:value-type="time">
            <text:p>01:30:00</text:p>
          </table:table-cell>
          <table:table-cell table:formula="of:=IF([.L395]&lt;[.L394];[.M394]+[.H$2];[.M394])" office:value-type="float" office:value="160" calcext:value-type="float">
            <text:p>160</text:p>
          </table:table-cell>
          <table:table-cell table:formula="of:=OFFSET([.C$4];[.M395];0)" office:value-type="float" office:value="43754" calcext:value-type="float">
            <text:p>43754</text:p>
          </table:table-cell>
          <table:table-cell table:formula="of:=[.L395]" office:value-type="float" office:value="0.0625" calcext:value-type="float">
            <text:p>0.0625</text:p>
          </table:table-cell>
          <table:table-cell office:value-type="float" office:value="282" calcext:value-type="float">
            <text:p>282</text:p>
          </table:table-cell>
          <table:table-cell table:formula="of:=IF(OFFSET([.D$4];[.M395];0)&lt;=[.O39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6]))" office:value-type="date" office:date-value="2019-10-27T01:57:23.904834" calcext:value-type="date">
            <text:p>2019-10-27 01:57:24</text:p>
          </table:table-cell>
          <table:table-cell table:style-name="ce7" table:formula="of:=[.A396]" office:value-type="date" office:date-value="2019-10-27T01:57:23.904834" calcext:value-type="date">
            <text:p>2019-10-27 01:57:24</text:p>
          </table:table-cell>
          <table:table-cell table:formula="of:=TRUNC([.A396])" office:value-type="float" office:value="43765" calcext:value-type="float">
            <text:p>43765</text:p>
          </table:table-cell>
          <table:table-cell table:style-name="ce12" table:formula="of:=[.B396]-[.C396]" office:value-type="date" office:date-value="1899-12-30T01:57:23.90483438037" calcext:value-type="date">
            <text:p>12/30/99 01:57 AM</text:p>
          </table:table-cell>
          <table:table-cell table:formula="of:=MOD([.E395]-[.$E$2];[.$H$2])+1+[.$E$2]" office:value-type="float" office:value="294" calcext:value-type="float">
            <text:p>294</text:p>
          </table:table-cell>
          <table:table-cell table:formula="of:=MOD([.F395]+1/[.$H$2];5)" office:value-type="float" office:value="4.64999999999997" calcext:value-type="float">
            <text:p>4,64999999999997</text:p>
          </table:table-cell>
          <table:table-cell table:formula="of:=IF([.F396]&lt;0.000001;[.G395]+2+1/[.$H$2];[.G395]+1/[.$H$2])" office:value-type="float" office:value="19.6500000000001" calcext:value-type="float">
            <text:p>19,6500000000001</text:p>
          </table:table-cell>
          <table:table-cell table:number-columns-repeated="4"/>
          <table:table-cell table:formula="of:=SUM(MOD(SUM([.L395]-[.L$2];[.T$2]);[.R$2]-[.L$2]);[.L$2])" office:value-type="time" office:time-value="PT01H40M00S" calcext:value-type="time">
            <text:p>01:40:00</text:p>
          </table:table-cell>
          <table:table-cell table:formula="of:=IF([.L396]&lt;[.L395];[.M395]+[.H$2];[.M395])" office:value-type="float" office:value="160" calcext:value-type="float">
            <text:p>160</text:p>
          </table:table-cell>
          <table:table-cell table:formula="of:=OFFSET([.C$4];[.M396];0)" office:value-type="float" office:value="43754" calcext:value-type="float">
            <text:p>43754</text:p>
          </table:table-cell>
          <table:table-cell table:formula="of:=[.L396]" office:value-type="float" office:value="0.0694444444444444" calcext:value-type="float">
            <text:p>0.069444444444445</text:p>
          </table:table-cell>
          <table:table-cell office:value-type="float" office:value="282" calcext:value-type="float">
            <text:p>282</text:p>
          </table:table-cell>
          <table:table-cell table:formula="of:=IF(OFFSET([.D$4];[.M396];0)&lt;=[.O39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7]))" office:value-type="date" office:date-value="2019-10-27T01:57:39.094846" calcext:value-type="date">
            <text:p>2019-10-27 01:57:39</text:p>
          </table:table-cell>
          <table:table-cell table:style-name="ce7" table:formula="of:=[.A397]" office:value-type="date" office:date-value="2019-10-27T01:57:39.094846" calcext:value-type="date">
            <text:p>2019-10-27 01:57:39</text:p>
          </table:table-cell>
          <table:table-cell table:formula="of:=TRUNC([.A397])" office:value-type="float" office:value="43765" calcext:value-type="float">
            <text:p>43765</text:p>
          </table:table-cell>
          <table:table-cell table:style-name="ce12" table:formula="of:=[.B397]-[.C397]" office:value-type="date" office:date-value="1899-12-30T01:57:39.09484578297" calcext:value-type="date">
            <text:p>12/30/99 01:57 AM</text:p>
          </table:table-cell>
          <table:table-cell table:formula="of:=MOD([.E396]-[.$E$2];[.$H$2])+1+[.$E$2]" office:value-type="float" office:value="295" calcext:value-type="float">
            <text:p>295</text:p>
          </table:table-cell>
          <table:table-cell table:formula="of:=MOD([.F396]+1/[.$H$2];5)" office:value-type="float" office:value="4.69999999999996" calcext:value-type="float">
            <text:p>4,69999999999996</text:p>
          </table:table-cell>
          <table:table-cell table:formula="of:=IF([.F397]&lt;0.000001;[.G396]+2+1/[.$H$2];[.G396]+1/[.$H$2])" office:value-type="float" office:value="19.7000000000001" calcext:value-type="float">
            <text:p>19,7000000000001</text:p>
          </table:table-cell>
          <table:table-cell table:number-columns-repeated="4"/>
          <table:table-cell table:formula="of:=SUM(MOD(SUM([.L396]-[.L$2];[.T$2]);[.R$2]-[.L$2]);[.L$2])" office:value-type="time" office:time-value="PT01H50M00S" calcext:value-type="time">
            <text:p>01:50:00</text:p>
          </table:table-cell>
          <table:table-cell table:formula="of:=IF([.L397]&lt;[.L396];[.M396]+[.H$2];[.M396])" office:value-type="float" office:value="160" calcext:value-type="float">
            <text:p>160</text:p>
          </table:table-cell>
          <table:table-cell table:formula="of:=OFFSET([.C$4];[.M397];0)" office:value-type="float" office:value="43754" calcext:value-type="float">
            <text:p>43754</text:p>
          </table:table-cell>
          <table:table-cell table:formula="of:=[.L397]" office:value-type="float" office:value="0.0763888888888889" calcext:value-type="float">
            <text:p>0.076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397];0)&lt;=[.O39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8]))" office:value-type="date" office:date-value="2019-10-27T02:04:27.010294" calcext:value-type="date">
            <text:p>2019-10-27 02:04:27</text:p>
          </table:table-cell>
          <table:table-cell table:style-name="ce7" table:formula="of:=[.A398]" office:value-type="date" office:date-value="2019-10-27T02:04:27.010294" calcext:value-type="date">
            <text:p>2019-10-27 02:04:27</text:p>
          </table:table-cell>
          <table:table-cell table:formula="of:=TRUNC([.A398])" office:value-type="float" office:value="43765" calcext:value-type="float">
            <text:p>43765</text:p>
          </table:table-cell>
          <table:table-cell table:style-name="ce12" table:formula="of:=[.B398]-[.C398]" office:value-type="date" office:date-value="1899-12-30T02:04:27.01029378455" calcext:value-type="date">
            <text:p>12/30/99 02:04 AM</text:p>
          </table:table-cell>
          <table:table-cell table:formula="of:=MOD([.E397]-[.$E$2];[.$H$2])+1+[.$E$2]" office:value-type="float" office:value="296" calcext:value-type="float">
            <text:p>296</text:p>
          </table:table-cell>
          <table:table-cell table:formula="of:=MOD([.F397]+1/[.$H$2];5)" office:value-type="float" office:value="4.74999999999996" calcext:value-type="float">
            <text:p>4,74999999999996</text:p>
          </table:table-cell>
          <table:table-cell table:formula="of:=IF([.F398]&lt;0.000001;[.G397]+2+1/[.$H$2];[.G397]+1/[.$H$2])" office:value-type="float" office:value="19.7500000000001" calcext:value-type="float">
            <text:p>19,7500000000001</text:p>
          </table:table-cell>
          <table:table-cell table:number-columns-repeated="4"/>
          <table:table-cell table:formula="of:=SUM(MOD(SUM([.L397]-[.L$2];[.T$2]);[.R$2]-[.L$2]);[.L$2])" office:value-type="time" office:time-value="PT02H00M00S" calcext:value-type="time">
            <text:p>02:00:00</text:p>
          </table:table-cell>
          <table:table-cell table:formula="of:=IF([.L398]&lt;[.L397];[.M397]+[.H$2];[.M397])" office:value-type="float" office:value="160" calcext:value-type="float">
            <text:p>160</text:p>
          </table:table-cell>
          <table:table-cell table:formula="of:=OFFSET([.C$4];[.M398];0)" office:value-type="float" office:value="43754" calcext:value-type="float">
            <text:p>43754</text:p>
          </table:table-cell>
          <table:table-cell table:formula="of:=[.L398]" office:value-type="float" office:value="0.0833333333333333" calcext:value-type="float">
            <text:p>0.083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398];0)&lt;=[.O39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9]))" office:value-type="date" office:date-value="2019-10-27T02:14:55.626962" calcext:value-type="date">
            <text:p>2019-10-27 02:14:56</text:p>
          </table:table-cell>
          <table:table-cell table:style-name="ce7" table:formula="of:=[.A399]" office:value-type="date" office:date-value="2019-10-27T02:14:55.626962" calcext:value-type="date">
            <text:p>2019-10-27 02:14:56</text:p>
          </table:table-cell>
          <table:table-cell table:formula="of:=TRUNC([.A399])" office:value-type="float" office:value="43765" calcext:value-type="float">
            <text:p>43765</text:p>
          </table:table-cell>
          <table:table-cell table:style-name="ce12" table:formula="of:=[.B399]-[.C399]" office:value-type="date" office:date-value="1899-12-30T02:14:55.6269624643" calcext:value-type="date">
            <text:p>12/30/99 02:14 AM</text:p>
          </table:table-cell>
          <table:table-cell table:formula="of:=MOD([.E398]-[.$E$2];[.$H$2])+1+[.$E$2]" office:value-type="float" office:value="297" calcext:value-type="float">
            <text:p>297</text:p>
          </table:table-cell>
          <table:table-cell table:formula="of:=MOD([.F398]+1/[.$H$2];5)" office:value-type="float" office:value="4.79999999999996" calcext:value-type="float">
            <text:p>4,79999999999996</text:p>
          </table:table-cell>
          <table:table-cell table:formula="of:=IF([.F399]&lt;0.000001;[.G398]+2+1/[.$H$2];[.G398]+1/[.$H$2])" office:value-type="float" office:value="19.8000000000001" calcext:value-type="float">
            <text:p>19,8000000000001</text:p>
          </table:table-cell>
          <table:table-cell table:number-columns-repeated="4"/>
          <table:table-cell table:formula="of:=SUM(MOD(SUM([.L398]-[.L$2];[.T$2]);[.R$2]-[.L$2]);[.L$2])" office:value-type="time" office:time-value="PT02H10M00S" calcext:value-type="time">
            <text:p>02:10:00</text:p>
          </table:table-cell>
          <table:table-cell table:formula="of:=IF([.L399]&lt;[.L398];[.M398]+[.H$2];[.M398])" office:value-type="float" office:value="160" calcext:value-type="float">
            <text:p>160</text:p>
          </table:table-cell>
          <table:table-cell table:formula="of:=OFFSET([.C$4];[.M399];0)" office:value-type="float" office:value="43754" calcext:value-type="float">
            <text:p>43754</text:p>
          </table:table-cell>
          <table:table-cell table:formula="of:=[.L399]" office:value-type="float" office:value="0.0902777777777778" calcext:value-type="float">
            <text:p>0.0902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399];0)&lt;=[.O39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0]))" office:value-type="date" office:date-value="2019-10-27T02:09:50.803517" calcext:value-type="date">
            <text:p>2019-10-27 02:09:51</text:p>
          </table:table-cell>
          <table:table-cell table:style-name="ce7" table:formula="of:=[.A400]" office:value-type="date" office:date-value="2019-10-27T02:09:50.803517" calcext:value-type="date">
            <text:p>2019-10-27 02:09:51</text:p>
          </table:table-cell>
          <table:table-cell table:formula="of:=TRUNC([.A400])" office:value-type="float" office:value="43765" calcext:value-type="float">
            <text:p>43765</text:p>
          </table:table-cell>
          <table:table-cell table:style-name="ce12" table:formula="of:=[.B400]-[.C400]" office:value-type="date" office:date-value="1899-12-30T02:09:50.8035171451" calcext:value-type="date">
            <text:p>12/30/99 02:09 AM</text:p>
          </table:table-cell>
          <table:table-cell table:formula="of:=MOD([.E399]-[.$E$2];[.$H$2])+1+[.$E$2]" office:value-type="float" office:value="298" calcext:value-type="float">
            <text:p>298</text:p>
          </table:table-cell>
          <table:table-cell table:formula="of:=MOD([.F399]+1/[.$H$2];5)" office:value-type="float" office:value="4.84999999999996" calcext:value-type="float">
            <text:p>4,84999999999996</text:p>
          </table:table-cell>
          <table:table-cell table:formula="of:=IF([.F400]&lt;0.000001;[.G399]+2+1/[.$H$2];[.G399]+1/[.$H$2])" office:value-type="float" office:value="19.8500000000001" calcext:value-type="float">
            <text:p>19,8500000000001</text:p>
          </table:table-cell>
          <table:table-cell table:number-columns-repeated="4"/>
          <table:table-cell table:formula="of:=SUM(MOD(SUM([.L399]-[.L$2];[.T$2]);[.R$2]-[.L$2]);[.L$2])" office:value-type="time" office:time-value="PT02H20M00S" calcext:value-type="time">
            <text:p>02:20:00</text:p>
          </table:table-cell>
          <table:table-cell table:formula="of:=IF([.L400]&lt;[.L399];[.M399]+[.H$2];[.M399])" office:value-type="float" office:value="160" calcext:value-type="float">
            <text:p>160</text:p>
          </table:table-cell>
          <table:table-cell table:formula="of:=OFFSET([.C$4];[.M400];0)" office:value-type="float" office:value="43754" calcext:value-type="float">
            <text:p>43754</text:p>
          </table:table-cell>
          <table:table-cell table:formula="of:=[.L400]" office:value-type="float" office:value="0.0972222222222222" calcext:value-type="float">
            <text:p>0.0972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400];0)&lt;=[.O40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1]))" office:value-type="date" office:date-value="2019-10-27T02:07:25.740591" calcext:value-type="date">
            <text:p>2019-10-27 02:07:26</text:p>
          </table:table-cell>
          <table:table-cell table:style-name="ce7" table:formula="of:=[.A401]" office:value-type="date" office:date-value="2019-10-27T02:07:25.740591" calcext:value-type="date">
            <text:p>2019-10-27 02:07:26</text:p>
          </table:table-cell>
          <table:table-cell table:formula="of:=TRUNC([.A401])" office:value-type="float" office:value="43765" calcext:value-type="float">
            <text:p>43765</text:p>
          </table:table-cell>
          <table:table-cell table:style-name="ce12" table:formula="of:=[.B401]-[.C401]" office:value-type="date" office:date-value="1899-12-30T02:07:25.74059068691" calcext:value-type="date">
            <text:p>12/30/99 02:07 AM</text:p>
          </table:table-cell>
          <table:table-cell table:formula="of:=MOD([.E400]-[.$E$2];[.$H$2])+1+[.$E$2]" office:value-type="float" office:value="299" calcext:value-type="float">
            <text:p>299</text:p>
          </table:table-cell>
          <table:table-cell table:formula="of:=MOD([.F400]+1/[.$H$2];5)" office:value-type="float" office:value="4.89999999999996" calcext:value-type="float">
            <text:p>4,89999999999996</text:p>
          </table:table-cell>
          <table:table-cell table:formula="of:=IF([.F401]&lt;0.000001;[.G400]+2+1/[.$H$2];[.G400]+1/[.$H$2])" office:value-type="float" office:value="19.9000000000001" calcext:value-type="float">
            <text:p>19,9000000000001</text:p>
          </table:table-cell>
          <table:table-cell table:number-columns-repeated="4"/>
          <table:table-cell table:formula="of:=SUM(MOD(SUM([.L400]-[.L$2];[.T$2]);[.R$2]-[.L$2]);[.L$2])" office:value-type="time" office:time-value="PT02H30M00S" calcext:value-type="time">
            <text:p>02:30:00</text:p>
          </table:table-cell>
          <table:table-cell table:formula="of:=IF([.L401]&lt;[.L400];[.M400]+[.H$2];[.M400])" office:value-type="float" office:value="160" calcext:value-type="float">
            <text:p>160</text:p>
          </table:table-cell>
          <table:table-cell table:formula="of:=OFFSET([.C$4];[.M401];0)" office:value-type="float" office:value="43754" calcext:value-type="float">
            <text:p>43754</text:p>
          </table:table-cell>
          <table:table-cell table:formula="of:=[.L401]" office:value-type="float" office:value="0.104166666666667" calcext:value-type="float">
            <text:p>0.1041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401];0)&lt;=[.O40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2]))" office:value-type="date" office:date-value="2019-10-27T01:53:05.312527" calcext:value-type="date">
            <text:p>2019-10-27 01:53:05</text:p>
          </table:table-cell>
          <table:table-cell table:style-name="ce7" table:formula="of:=[.A402]" office:value-type="date" office:date-value="2019-10-27T01:53:05.312527" calcext:value-type="date">
            <text:p>2019-10-27 01:53:05</text:p>
          </table:table-cell>
          <table:table-cell table:formula="of:=TRUNC([.A402])" office:value-type="float" office:value="43765" calcext:value-type="float">
            <text:p>43765</text:p>
          </table:table-cell>
          <table:table-cell table:style-name="ce12" table:formula="of:=[.B402]-[.C402]" office:value-type="date" office:date-value="1899-12-30T01:53:05.31252723187" calcext:value-type="date">
            <text:p>12/30/99 01:53 AM</text:p>
          </table:table-cell>
          <table:table-cell table:formula="of:=MOD([.E401]-[.$E$2];[.$H$2])+1+[.$E$2]" office:value-type="float" office:value="300" calcext:value-type="float">
            <text:p>300</text:p>
          </table:table-cell>
          <table:table-cell table:formula="of:=MOD([.F401]+1/[.$H$2];5)" office:value-type="float" office:value="4.94999999999996" calcext:value-type="float">
            <text:p>4,94999999999996</text:p>
          </table:table-cell>
          <table:table-cell table:formula="of:=IF([.F402]&lt;0.000001;[.G401]+2+1/[.$H$2];[.G401]+1/[.$H$2])" office:value-type="float" office:value="19.9500000000001" calcext:value-type="float">
            <text:p>19,9500000000001</text:p>
          </table:table-cell>
          <table:table-cell table:number-columns-repeated="4"/>
          <table:table-cell table:formula="of:=SUM(MOD(SUM([.L401]-[.L$2];[.T$2]);[.R$2]-[.L$2]);[.L$2])" office:value-type="time" office:time-value="PT02H40M00S" calcext:value-type="time">
            <text:p>02:40:00</text:p>
          </table:table-cell>
          <table:table-cell table:formula="of:=IF([.L402]&lt;[.L401];[.M401]+[.H$2];[.M401])" office:value-type="float" office:value="160" calcext:value-type="float">
            <text:p>160</text:p>
          </table:table-cell>
          <table:table-cell table:formula="of:=OFFSET([.C$4];[.M402];0)" office:value-type="float" office:value="43754" calcext:value-type="float">
            <text:p>43754</text:p>
          </table:table-cell>
          <table:table-cell table:formula="of:=[.L402]" office:value-type="float" office:value="0.111111111111111" calcext:value-type="float">
            <text:p>0.1111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402];0)&lt;=[.O40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3]))" office:value-type="date" office:date-value="2019-10-28T02:12:38.174435" calcext:value-type="date">
            <text:p>2019-10-28 02:12:38</text:p>
          </table:table-cell>
          <table:table-cell table:style-name="ce7" table:formula="of:=[.A403]" office:value-type="date" office:date-value="2019-10-28T02:12:38.174435" calcext:value-type="date">
            <text:p>2019-10-28 02:12:38</text:p>
          </table:table-cell>
          <table:table-cell table:formula="of:=TRUNC([.A403])" office:value-type="float" office:value="43766" calcext:value-type="float">
            <text:p>43766</text:p>
          </table:table-cell>
          <table:table-cell table:style-name="ce12" table:formula="of:=[.B403]-[.C403]" office:value-type="date" office:date-value="1899-12-30T02:12:38.17443528213" calcext:value-type="date">
            <text:p>12/30/99 02:12 AM</text:p>
          </table:table-cell>
          <table:table-cell table:formula="of:=MOD([.E402]-[.$E$2];[.$H$2])+1+[.$E$2]" office:value-type="float" office:value="281" calcext:value-type="float">
            <text:p>281</text:p>
          </table:table-cell>
          <table:table-cell table:formula="of:=MOD([.F402]+1/[.$H$2];5)" office:value-type="float" office:value="4.99999999999996" calcext:value-type="float">
            <text:p>4,99999999999996</text:p>
          </table:table-cell>
          <table:table-cell table:formula="of:=IF([.F403]&lt;0.000001;[.G402]+2+1/[.$H$2];[.G402]+1/[.$H$2])" office:value-type="float" office:value="20.0000000000001" calcext:value-type="float">
            <text:p>20,0000000000001</text:p>
          </table:table-cell>
          <table:table-cell table:number-columns-repeated="4"/>
          <table:table-cell table:formula="of:=SUM(MOD(SUM([.L402]-[.L$2];[.T$2]);[.R$2]-[.L$2]);[.L$2])" office:value-type="time" office:time-value="PT02H50M00S" calcext:value-type="time">
            <text:p>02:50:00</text:p>
          </table:table-cell>
          <table:table-cell table:formula="of:=IF([.L403]&lt;[.L402];[.M402]+[.H$2];[.M402])" office:value-type="float" office:value="160" calcext:value-type="float">
            <text:p>160</text:p>
          </table:table-cell>
          <table:table-cell table:formula="of:=OFFSET([.C$4];[.M403];0)" office:value-type="float" office:value="43754" calcext:value-type="float">
            <text:p>43754</text:p>
          </table:table-cell>
          <table:table-cell table:formula="of:=[.L403]" office:value-type="float" office:value="0.118055555555556" calcext:value-type="float">
            <text:p>0.1180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403];0)&lt;=[.O40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4]))" office:value-type="date" office:date-value="2019-10-28T01:31:19.106127" calcext:value-type="date">
            <text:p>2019-10-28 01:31:19</text:p>
          </table:table-cell>
          <table:table-cell table:style-name="ce7" table:formula="of:=[.A404]" office:value-type="date" office:date-value="2019-10-28T01:31:19.106127" calcext:value-type="date">
            <text:p>2019-10-28 01:31:19</text:p>
          </table:table-cell>
          <table:table-cell table:formula="of:=TRUNC([.A404])" office:value-type="float" office:value="43766" calcext:value-type="float">
            <text:p>43766</text:p>
          </table:table-cell>
          <table:table-cell table:style-name="ce12" table:formula="of:=[.B404]-[.C404]" office:value-type="date" office:date-value="1899-12-30T01:31:19.10612707492" calcext:value-type="date">
            <text:p>12/30/99 01:31 AM</text:p>
          </table:table-cell>
          <table:table-cell table:formula="of:=MOD([.E403]-[.$E$2];[.$H$2])+1+[.$E$2]" office:value-type="float" office:value="282" calcext:value-type="float">
            <text:p>282</text:p>
          </table:table-cell>
          <table:table-cell table:formula="of:=MOD([.F403]+1/[.$H$2];5)" office:value-type="float" office:value="0.0499999999999634" calcext:value-type="float">
            <text:p>0,049999999999963</text:p>
          </table:table-cell>
          <table:table-cell table:formula="of:=IF([.F404]&lt;0.000001;[.G403]+2+1/[.$H$2];[.G403]+1/[.$H$2])" office:value-type="float" office:value="20.0500000000001" calcext:value-type="float">
            <text:p>20,0500000000001</text:p>
          </table:table-cell>
          <table:table-cell table:number-columns-repeated="4"/>
          <table:table-cell table:formula="of:=SUM(MOD(SUM([.L403]-[.L$2];[.T$2]);[.R$2]-[.L$2]);[.L$2])" office:value-type="time" office:time-value="PT03H00M00S" calcext:value-type="time">
            <text:p>03:00:00</text:p>
          </table:table-cell>
          <table:table-cell table:formula="of:=IF([.L404]&lt;[.L403];[.M403]+[.H$2];[.M403])" office:value-type="float" office:value="160" calcext:value-type="float">
            <text:p>160</text:p>
          </table:table-cell>
          <table:table-cell table:formula="of:=OFFSET([.C$4];[.M404];0)" office:value-type="float" office:value="43754" calcext:value-type="float">
            <text:p>43754</text:p>
          </table:table-cell>
          <table:table-cell table:formula="of:=[.L404]" office:value-type="float" office:value="0.125" calcext:value-type="float">
            <text:p>0.125</text:p>
          </table:table-cell>
          <table:table-cell office:value-type="float" office:value="282" calcext:value-type="float">
            <text:p>282</text:p>
          </table:table-cell>
          <table:table-cell table:formula="of:=IF(OFFSET([.D$4];[.M404];0)&lt;=[.O40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5]))" office:value-type="date" office:date-value="2019-10-28T02:10:52.037312" calcext:value-type="date">
            <text:p>2019-10-28 02:10:52</text:p>
          </table:table-cell>
          <table:table-cell table:style-name="ce7" table:formula="of:=[.A405]" office:value-type="date" office:date-value="2019-10-28T02:10:52.037312" calcext:value-type="date">
            <text:p>2019-10-28 02:10:52</text:p>
          </table:table-cell>
          <table:table-cell table:formula="of:=TRUNC([.A405])" office:value-type="float" office:value="43766" calcext:value-type="float">
            <text:p>43766</text:p>
          </table:table-cell>
          <table:table-cell table:style-name="ce12" table:formula="of:=[.B405]-[.C405]" office:value-type="date" office:date-value="1899-12-30T02:10:52.03731232323" calcext:value-type="date">
            <text:p>12/30/99 02:10 AM</text:p>
          </table:table-cell>
          <table:table-cell table:formula="of:=MOD([.E404]-[.$E$2];[.$H$2])+1+[.$E$2]" office:value-type="float" office:value="283" calcext:value-type="float">
            <text:p>283</text:p>
          </table:table-cell>
          <table:table-cell table:formula="of:=MOD([.F404]+1/[.$H$2];5)" office:value-type="float" office:value="0.0999999999999634" calcext:value-type="float">
            <text:p>0,099999999999963</text:p>
          </table:table-cell>
          <table:table-cell table:formula="of:=IF([.F405]&lt;0.000001;[.G404]+2+1/[.$H$2];[.G404]+1/[.$H$2])" office:value-type="float" office:value="20.1000000000001" calcext:value-type="float">
            <text:p>20,1000000000001</text:p>
          </table:table-cell>
          <table:table-cell table:number-columns-repeated="4"/>
          <table:table-cell table:formula="of:=SUM(MOD(SUM([.L404]-[.L$2];[.T$2]);[.R$2]-[.L$2]);[.L$2])" office:value-type="time" office:time-value="PT03H10M00S" calcext:value-type="time">
            <text:p>03:10:00</text:p>
          </table:table-cell>
          <table:table-cell table:formula="of:=IF([.L405]&lt;[.L404];[.M404]+[.H$2];[.M404])" office:value-type="float" office:value="160" calcext:value-type="float">
            <text:p>160</text:p>
          </table:table-cell>
          <table:table-cell table:formula="of:=OFFSET([.C$4];[.M405];0)" office:value-type="float" office:value="43754" calcext:value-type="float">
            <text:p>43754</text:p>
          </table:table-cell>
          <table:table-cell table:formula="of:=[.L405]" office:value-type="float" office:value="0.131944444444444" calcext:value-type="float">
            <text:p>0.131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405];0)&lt;=[.O40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6]))" office:value-type="date" office:date-value="2019-10-28T02:05:25.585202" calcext:value-type="date">
            <text:p>2019-10-28 02:05:26</text:p>
          </table:table-cell>
          <table:table-cell table:style-name="ce7" table:formula="of:=[.A406]" office:value-type="date" office:date-value="2019-10-28T02:05:25.585202" calcext:value-type="date">
            <text:p>2019-10-28 02:05:26</text:p>
          </table:table-cell>
          <table:table-cell table:formula="of:=TRUNC([.A406])" office:value-type="float" office:value="43766" calcext:value-type="float">
            <text:p>43766</text:p>
          </table:table-cell>
          <table:table-cell table:style-name="ce12" table:formula="of:=[.B406]-[.C406]" office:value-type="date" office:date-value="1899-12-30T02:05:25.58520238381" calcext:value-type="date">
            <text:p>12/30/99 02:05 AM</text:p>
          </table:table-cell>
          <table:table-cell table:formula="of:=MOD([.E405]-[.$E$2];[.$H$2])+1+[.$E$2]" office:value-type="float" office:value="284" calcext:value-type="float">
            <text:p>284</text:p>
          </table:table-cell>
          <table:table-cell table:formula="of:=MOD([.F405]+1/[.$H$2];5)" office:value-type="float" office:value="0.149999999999963" calcext:value-type="float">
            <text:p>0,149999999999963</text:p>
          </table:table-cell>
          <table:table-cell table:formula="of:=IF([.F406]&lt;0.000001;[.G405]+2+1/[.$H$2];[.G405]+1/[.$H$2])" office:value-type="float" office:value="20.1500000000002" calcext:value-type="float">
            <text:p>20,1500000000002</text:p>
          </table:table-cell>
          <table:table-cell table:number-columns-repeated="4"/>
          <table:table-cell table:formula="of:=SUM(MOD(SUM([.L405]-[.L$2];[.T$2]);[.R$2]-[.L$2]);[.L$2])" office:value-type="time" office:time-value="PT03H20M00S" calcext:value-type="time">
            <text:p>03:20:00</text:p>
          </table:table-cell>
          <table:table-cell table:formula="of:=IF([.L406]&lt;[.L405];[.M405]+[.H$2];[.M405])" office:value-type="float" office:value="160" calcext:value-type="float">
            <text:p>160</text:p>
          </table:table-cell>
          <table:table-cell table:formula="of:=OFFSET([.C$4];[.M406];0)" office:value-type="float" office:value="43754" calcext:value-type="float">
            <text:p>43754</text:p>
          </table:table-cell>
          <table:table-cell table:formula="of:=[.L406]" office:value-type="float" office:value="0.138888888888889" calcext:value-type="float">
            <text:p>0.138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406];0)&lt;=[.O40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7]))" office:value-type="date" office:date-value="2019-10-28T01:38:58.457469" calcext:value-type="date">
            <text:p>2019-10-28 01:38:58</text:p>
          </table:table-cell>
          <table:table-cell table:style-name="ce7" table:formula="of:=[.A407]" office:value-type="date" office:date-value="2019-10-28T01:38:58.457469" calcext:value-type="date">
            <text:p>2019-10-28 01:38:58</text:p>
          </table:table-cell>
          <table:table-cell table:formula="of:=TRUNC([.A407])" office:value-type="float" office:value="43766" calcext:value-type="float">
            <text:p>43766</text:p>
          </table:table-cell>
          <table:table-cell table:style-name="ce12" table:formula="of:=[.B407]-[.C407]" office:value-type="date" office:date-value="1899-12-30T01:38:58.45746901352" calcext:value-type="date">
            <text:p>12/30/99 01:38 AM</text:p>
          </table:table-cell>
          <table:table-cell table:formula="of:=MOD([.E406]-[.$E$2];[.$H$2])+1+[.$E$2]" office:value-type="float" office:value="285" calcext:value-type="float">
            <text:p>285</text:p>
          </table:table-cell>
          <table:table-cell table:formula="of:=MOD([.F406]+1/[.$H$2];5)" office:value-type="float" office:value="0.199999999999963" calcext:value-type="float">
            <text:p>0,199999999999963</text:p>
          </table:table-cell>
          <table:table-cell table:formula="of:=IF([.F407]&lt;0.000001;[.G406]+2+1/[.$H$2];[.G406]+1/[.$H$2])" office:value-type="float" office:value="20.2000000000002" calcext:value-type="float">
            <text:p>20,2000000000002</text:p>
          </table:table-cell>
          <table:table-cell table:number-columns-repeated="4"/>
          <table:table-cell table:formula="of:=SUM(MOD(SUM([.L406]-[.L$2];[.T$2]);[.R$2]-[.L$2]);[.L$2])" office:value-type="time" office:time-value="PT03H30M00S" calcext:value-type="time">
            <text:p>03:30:00</text:p>
          </table:table-cell>
          <table:table-cell table:formula="of:=IF([.L407]&lt;[.L406];[.M406]+[.H$2];[.M406])" office:value-type="float" office:value="160" calcext:value-type="float">
            <text:p>160</text:p>
          </table:table-cell>
          <table:table-cell table:formula="of:=OFFSET([.C$4];[.M407];0)" office:value-type="float" office:value="43754" calcext:value-type="float">
            <text:p>43754</text:p>
          </table:table-cell>
          <table:table-cell table:formula="of:=[.L407]" office:value-type="float" office:value="0.145833333333333" calcext:value-type="float">
            <text:p>0.145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407];0)&lt;=[.O40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8]))" office:value-type="date" office:date-value="2019-10-28T02:05:32.508013" calcext:value-type="date">
            <text:p>2019-10-28 02:05:33</text:p>
          </table:table-cell>
          <table:table-cell table:style-name="ce7" table:formula="of:=[.A408]" office:value-type="date" office:date-value="2019-10-28T02:05:32.508013" calcext:value-type="date">
            <text:p>2019-10-28 02:05:33</text:p>
          </table:table-cell>
          <table:table-cell table:formula="of:=TRUNC([.A408])" office:value-type="float" office:value="43766" calcext:value-type="float">
            <text:p>43766</text:p>
          </table:table-cell>
          <table:table-cell table:style-name="ce12" table:formula="of:=[.B408]-[.C408]" office:value-type="date" office:date-value="1899-12-30T02:05:32.50801297836" calcext:value-type="date">
            <text:p>12/30/99 02:05 AM</text:p>
          </table:table-cell>
          <table:table-cell table:formula="of:=MOD([.E407]-[.$E$2];[.$H$2])+1+[.$E$2]" office:value-type="float" office:value="286" calcext:value-type="float">
            <text:p>286</text:p>
          </table:table-cell>
          <table:table-cell table:formula="of:=MOD([.F407]+1/[.$H$2];5)" office:value-type="float" office:value="0.249999999999963" calcext:value-type="float">
            <text:p>0,249999999999963</text:p>
          </table:table-cell>
          <table:table-cell table:formula="of:=IF([.F408]&lt;0.000001;[.G407]+2+1/[.$H$2];[.G407]+1/[.$H$2])" office:value-type="float" office:value="20.2500000000002" calcext:value-type="float">
            <text:p>20,2500000000002</text:p>
          </table:table-cell>
          <table:table-cell table:number-columns-repeated="4"/>
          <table:table-cell table:formula="of:=SUM(MOD(SUM([.L407]-[.L$2];[.T$2]);[.R$2]-[.L$2]);[.L$2])" office:value-type="time" office:time-value="PT03H40M00S" calcext:value-type="time">
            <text:p>03:40:00</text:p>
          </table:table-cell>
          <table:table-cell table:formula="of:=IF([.L408]&lt;[.L407];[.M407]+[.H$2];[.M407])" office:value-type="float" office:value="160" calcext:value-type="float">
            <text:p>160</text:p>
          </table:table-cell>
          <table:table-cell table:formula="of:=OFFSET([.C$4];[.M408];0)" office:value-type="float" office:value="43754" calcext:value-type="float">
            <text:p>43754</text:p>
          </table:table-cell>
          <table:table-cell table:formula="of:=[.L408]" office:value-type="float" office:value="0.152777777777778" calcext:value-type="float">
            <text:p>0.152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408];0)&lt;=[.O40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9]))" office:value-type="date" office:date-value="2019-10-28T02:08:47.690384" calcext:value-type="date">
            <text:p>2019-10-28 02:08:48</text:p>
          </table:table-cell>
          <table:table-cell table:style-name="ce7" table:formula="of:=[.A409]" office:value-type="date" office:date-value="2019-10-28T02:08:47.690384" calcext:value-type="date">
            <text:p>2019-10-28 02:08:48</text:p>
          </table:table-cell>
          <table:table-cell table:formula="of:=TRUNC([.A409])" office:value-type="float" office:value="43766" calcext:value-type="float">
            <text:p>43766</text:p>
          </table:table-cell>
          <table:table-cell table:style-name="ce12" table:formula="of:=[.B409]-[.C409]" office:value-type="date" office:date-value="1899-12-30T02:08:47.69038381521" calcext:value-type="date">
            <text:p>12/30/99 02:08 AM</text:p>
          </table:table-cell>
          <table:table-cell table:formula="of:=MOD([.E408]-[.$E$2];[.$H$2])+1+[.$E$2]" office:value-type="float" office:value="287" calcext:value-type="float">
            <text:p>287</text:p>
          </table:table-cell>
          <table:table-cell table:formula="of:=MOD([.F408]+1/[.$H$2];5)" office:value-type="float" office:value="0.299999999999963" calcext:value-type="float">
            <text:p>0,299999999999963</text:p>
          </table:table-cell>
          <table:table-cell table:formula="of:=IF([.F409]&lt;0.000001;[.G408]+2+1/[.$H$2];[.G408]+1/[.$H$2])" office:value-type="float" office:value="20.3000000000002" calcext:value-type="float">
            <text:p>20,3000000000002</text:p>
          </table:table-cell>
          <table:table-cell table:number-columns-repeated="4"/>
          <table:table-cell table:formula="of:=SUM(MOD(SUM([.L408]-[.L$2];[.T$2]);[.R$2]-[.L$2]);[.L$2])" office:value-type="time" office:time-value="PT03H50M00S" calcext:value-type="time">
            <text:p>03:50:00</text:p>
          </table:table-cell>
          <table:table-cell table:formula="of:=IF([.L409]&lt;[.L408];[.M408]+[.H$2];[.M408])" office:value-type="float" office:value="160" calcext:value-type="float">
            <text:p>160</text:p>
          </table:table-cell>
          <table:table-cell table:formula="of:=OFFSET([.C$4];[.M409];0)" office:value-type="float" office:value="43754" calcext:value-type="float">
            <text:p>43754</text:p>
          </table:table-cell>
          <table:table-cell table:formula="of:=[.L409]" office:value-type="float" office:value="0.159722222222222" calcext:value-type="float">
            <text:p>0.159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409];0)&lt;=[.O40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0]))" office:value-type="date" office:date-value="2019-10-28T01:46:20.756551" calcext:value-type="date">
            <text:p>2019-10-28 01:46:21</text:p>
          </table:table-cell>
          <table:table-cell table:style-name="ce7" table:formula="of:=[.A410]" office:value-type="date" office:date-value="2019-10-28T01:46:20.756551" calcext:value-type="date">
            <text:p>2019-10-28 01:46:21</text:p>
          </table:table-cell>
          <table:table-cell table:formula="of:=TRUNC([.A410])" office:value-type="float" office:value="43766" calcext:value-type="float">
            <text:p>43766</text:p>
          </table:table-cell>
          <table:table-cell table:style-name="ce12" table:formula="of:=[.B410]-[.C410]" office:value-type="date" office:date-value="1899-12-30T01:46:20.75655105058" calcext:value-type="date">
            <text:p>12/30/99 01:46 AM</text:p>
          </table:table-cell>
          <table:table-cell table:formula="of:=MOD([.E409]-[.$E$2];[.$H$2])+1+[.$E$2]" office:value-type="float" office:value="288" calcext:value-type="float">
            <text:p>288</text:p>
          </table:table-cell>
          <table:table-cell table:formula="of:=MOD([.F409]+1/[.$H$2];5)" office:value-type="float" office:value="0.349999999999963" calcext:value-type="float">
            <text:p>0,349999999999963</text:p>
          </table:table-cell>
          <table:table-cell table:formula="of:=IF([.F410]&lt;0.000001;[.G409]+2+1/[.$H$2];[.G409]+1/[.$H$2])" office:value-type="float" office:value="20.3500000000002" calcext:value-type="float">
            <text:p>20,3500000000002</text:p>
          </table:table-cell>
          <table:table-cell table:number-columns-repeated="4"/>
          <table:table-cell table:formula="of:=SUM(MOD(SUM([.L409]-[.L$2];[.T$2]);[.R$2]-[.L$2]);[.L$2])" office:value-type="time" office:time-value="PT04H00M00S" calcext:value-type="time">
            <text:p>04:00:00</text:p>
          </table:table-cell>
          <table:table-cell table:formula="of:=IF([.L410]&lt;[.L409];[.M409]+[.H$2];[.M409])" office:value-type="float" office:value="160" calcext:value-type="float">
            <text:p>160</text:p>
          </table:table-cell>
          <table:table-cell table:formula="of:=OFFSET([.C$4];[.M410];0)" office:value-type="float" office:value="43754" calcext:value-type="float">
            <text:p>43754</text:p>
          </table:table-cell>
          <table:table-cell table:formula="of:=[.L410]" office:value-type="float" office:value="0.166666666666667" calcext:value-type="float">
            <text:p>0.166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410];0)&lt;=[.O41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1]))" office:value-type="date" office:date-value="2019-10-28T02:18:40.229472" calcext:value-type="date">
            <text:p>2019-10-28 02:18:40</text:p>
          </table:table-cell>
          <table:table-cell table:style-name="ce7" table:formula="of:=[.A411]" office:value-type="date" office:date-value="2019-10-28T02:18:40.229472" calcext:value-type="date">
            <text:p>2019-10-28 02:18:40</text:p>
          </table:table-cell>
          <table:table-cell table:formula="of:=TRUNC([.A411])" office:value-type="float" office:value="43766" calcext:value-type="float">
            <text:p>43766</text:p>
          </table:table-cell>
          <table:table-cell table:style-name="ce12" table:formula="of:=[.B411]-[.C411]" office:value-type="date" office:date-value="1899-12-30T02:18:40.22947208025" calcext:value-type="date">
            <text:p>12/30/99 02:18 AM</text:p>
          </table:table-cell>
          <table:table-cell table:formula="of:=MOD([.E410]-[.$E$2];[.$H$2])+1+[.$E$2]" office:value-type="float" office:value="289" calcext:value-type="float">
            <text:p>289</text:p>
          </table:table-cell>
          <table:table-cell table:formula="of:=MOD([.F410]+1/[.$H$2];5)" office:value-type="float" office:value="0.399999999999963" calcext:value-type="float">
            <text:p>0,399999999999963</text:p>
          </table:table-cell>
          <table:table-cell table:formula="of:=IF([.F411]&lt;0.000001;[.G410]+2+1/[.$H$2];[.G410]+1/[.$H$2])" office:value-type="float" office:value="20.4000000000002" calcext:value-type="float">
            <text:p>20,4000000000002</text:p>
          </table:table-cell>
          <table:table-cell table:number-columns-repeated="4"/>
          <table:table-cell table:formula="of:=SUM(MOD(SUM([.L410]-[.L$2];[.T$2]);[.R$2]-[.L$2]);[.L$2])" office:value-type="time" office:time-value="PT04H10M00S" calcext:value-type="time">
            <text:p>04:10:00</text:p>
          </table:table-cell>
          <table:table-cell table:formula="of:=IF([.L411]&lt;[.L410];[.M410]+[.H$2];[.M410])" office:value-type="float" office:value="160" calcext:value-type="float">
            <text:p>160</text:p>
          </table:table-cell>
          <table:table-cell table:formula="of:=OFFSET([.C$4];[.M411];0)" office:value-type="float" office:value="43754" calcext:value-type="float">
            <text:p>43754</text:p>
          </table:table-cell>
          <table:table-cell table:formula="of:=[.L411]" office:value-type="float" office:value="0.173611111111111" calcext:value-type="float">
            <text:p>0.173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411];0)&lt;=[.O41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2]))" office:value-type="date" office:date-value="2019-10-28T02:21:10.960958" calcext:value-type="date">
            <text:p>2019-10-28 02:21:11</text:p>
          </table:table-cell>
          <table:table-cell table:style-name="ce7" table:formula="of:=[.A412]" office:value-type="date" office:date-value="2019-10-28T02:21:10.960958" calcext:value-type="date">
            <text:p>2019-10-28 02:21:11</text:p>
          </table:table-cell>
          <table:table-cell table:formula="of:=TRUNC([.A412])" office:value-type="float" office:value="43766" calcext:value-type="float">
            <text:p>43766</text:p>
          </table:table-cell>
          <table:table-cell table:style-name="ce12" table:formula="of:=[.B412]-[.C412]" office:value-type="date" office:date-value="1899-12-30T02:21:10.96095811576" calcext:value-type="date">
            <text:p>12/30/99 02:21 AM</text:p>
          </table:table-cell>
          <table:table-cell table:formula="of:=MOD([.E411]-[.$E$2];[.$H$2])+1+[.$E$2]" office:value-type="float" office:value="290" calcext:value-type="float">
            <text:p>290</text:p>
          </table:table-cell>
          <table:table-cell table:formula="of:=MOD([.F411]+1/[.$H$2];5)" office:value-type="float" office:value="0.449999999999963" calcext:value-type="float">
            <text:p>0,449999999999963</text:p>
          </table:table-cell>
          <table:table-cell table:formula="of:=IF([.F412]&lt;0.000001;[.G411]+2+1/[.$H$2];[.G411]+1/[.$H$2])" office:value-type="float" office:value="20.4500000000002" calcext:value-type="float">
            <text:p>20,4500000000002</text:p>
          </table:table-cell>
          <table:table-cell table:number-columns-repeated="4"/>
          <table:table-cell table:formula="of:=SUM(MOD(SUM([.L411]-[.L$2];[.T$2]);[.R$2]-[.L$2]);[.L$2])" office:value-type="time" office:time-value="PT04H20M00S" calcext:value-type="time">
            <text:p>04:20:00</text:p>
          </table:table-cell>
          <table:table-cell table:formula="of:=IF([.L412]&lt;[.L411];[.M411]+[.H$2];[.M411])" office:value-type="float" office:value="160" calcext:value-type="float">
            <text:p>160</text:p>
          </table:table-cell>
          <table:table-cell table:formula="of:=OFFSET([.C$4];[.M412];0)" office:value-type="float" office:value="43754" calcext:value-type="float">
            <text:p>43754</text:p>
          </table:table-cell>
          <table:table-cell table:formula="of:=[.L412]" office:value-type="float" office:value="0.180555555555556" calcext:value-type="float">
            <text:p>0.180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412];0)&lt;=[.O41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3]))" office:value-type="date" office:date-value="2019-10-28T02:05:51.395479" calcext:value-type="date">
            <text:p>2019-10-28 02:05:51</text:p>
          </table:table-cell>
          <table:table-cell table:style-name="ce7" table:formula="of:=[.A413]" office:value-type="date" office:date-value="2019-10-28T02:05:51.395479" calcext:value-type="date">
            <text:p>2019-10-28 02:05:51</text:p>
          </table:table-cell>
          <table:table-cell table:formula="of:=TRUNC([.A413])" office:value-type="float" office:value="43766" calcext:value-type="float">
            <text:p>43766</text:p>
          </table:table-cell>
          <table:table-cell table:style-name="ce12" table:formula="of:=[.B413]-[.C413]" office:value-type="date" office:date-value="1899-12-30T02:05:51.39547905419" calcext:value-type="date">
            <text:p>12/30/99 02:05 AM</text:p>
          </table:table-cell>
          <table:table-cell table:formula="of:=MOD([.E412]-[.$E$2];[.$H$2])+1+[.$E$2]" office:value-type="float" office:value="291" calcext:value-type="float">
            <text:p>291</text:p>
          </table:table-cell>
          <table:table-cell table:formula="of:=MOD([.F412]+1/[.$H$2];5)" office:value-type="float" office:value="0.499999999999963" calcext:value-type="float">
            <text:p>0,499999999999963</text:p>
          </table:table-cell>
          <table:table-cell table:formula="of:=IF([.F413]&lt;0.000001;[.G412]+2+1/[.$H$2];[.G412]+1/[.$H$2])" office:value-type="float" office:value="20.5000000000002" calcext:value-type="float">
            <text:p>20,5000000000002</text:p>
          </table:table-cell>
          <table:table-cell table:number-columns-repeated="4"/>
          <table:table-cell table:formula="of:=SUM(MOD(SUM([.L412]-[.L$2];[.T$2]);[.R$2]-[.L$2]);[.L$2])" office:value-type="time" office:time-value="PT04H30M00S" calcext:value-type="time">
            <text:p>04:30:00</text:p>
          </table:table-cell>
          <table:table-cell table:formula="of:=IF([.L413]&lt;[.L412];[.M412]+[.H$2];[.M412])" office:value-type="float" office:value="160" calcext:value-type="float">
            <text:p>160</text:p>
          </table:table-cell>
          <table:table-cell table:formula="of:=OFFSET([.C$4];[.M413];0)" office:value-type="float" office:value="43754" calcext:value-type="float">
            <text:p>43754</text:p>
          </table:table-cell>
          <table:table-cell table:formula="of:=[.L413]" office:value-type="float" office:value="0.1875" calcext:value-type="float">
            <text:p>0.1875</text:p>
          </table:table-cell>
          <table:table-cell office:value-type="float" office:value="282" calcext:value-type="float">
            <text:p>282</text:p>
          </table:table-cell>
          <table:table-cell table:formula="of:=IF(OFFSET([.D$4];[.M413];0)&lt;=[.O41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4]))" office:value-type="date" office:date-value="2019-10-28T02:02:19.787503" calcext:value-type="date">
            <text:p>2019-10-28 02:02:20</text:p>
          </table:table-cell>
          <table:table-cell table:style-name="ce7" table:formula="of:=[.A414]" office:value-type="date" office:date-value="2019-10-28T02:02:19.787503" calcext:value-type="date">
            <text:p>2019-10-28 02:02:20</text:p>
          </table:table-cell>
          <table:table-cell table:formula="of:=TRUNC([.A414])" office:value-type="float" office:value="43766" calcext:value-type="float">
            <text:p>43766</text:p>
          </table:table-cell>
          <table:table-cell table:style-name="ce12" table:formula="of:=[.B414]-[.C414]" office:value-type="date" office:date-value="1899-12-30T02:02:19.78750265669" calcext:value-type="date">
            <text:p>12/30/99 02:02 AM</text:p>
          </table:table-cell>
          <table:table-cell table:formula="of:=MOD([.E413]-[.$E$2];[.$H$2])+1+[.$E$2]" office:value-type="float" office:value="292" calcext:value-type="float">
            <text:p>292</text:p>
          </table:table-cell>
          <table:table-cell table:formula="of:=MOD([.F413]+1/[.$H$2];5)" office:value-type="float" office:value="0.549999999999963" calcext:value-type="float">
            <text:p>0,549999999999963</text:p>
          </table:table-cell>
          <table:table-cell table:formula="of:=IF([.F414]&lt;0.000001;[.G413]+2+1/[.$H$2];[.G413]+1/[.$H$2])" office:value-type="float" office:value="20.5500000000002" calcext:value-type="float">
            <text:p>20,5500000000002</text:p>
          </table:table-cell>
          <table:table-cell table:number-columns-repeated="4"/>
          <table:table-cell table:formula="of:=SUM(MOD(SUM([.L413]-[.L$2];[.T$2]);[.R$2]-[.L$2]);[.L$2])" office:value-type="time" office:time-value="PT04H40M00S" calcext:value-type="time">
            <text:p>04:40:00</text:p>
          </table:table-cell>
          <table:table-cell table:formula="of:=IF([.L414]&lt;[.L413];[.M413]+[.H$2];[.M413])" office:value-type="float" office:value="160" calcext:value-type="float">
            <text:p>160</text:p>
          </table:table-cell>
          <table:table-cell table:formula="of:=OFFSET([.C$4];[.M414];0)" office:value-type="float" office:value="43754" calcext:value-type="float">
            <text:p>43754</text:p>
          </table:table-cell>
          <table:table-cell table:formula="of:=[.L414]" office:value-type="float" office:value="0.194444444444444" calcext:value-type="float">
            <text:p>0.1944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414];0)&lt;=[.O41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5]))" office:value-type="date" office:date-value="2019-10-28T01:44:09.239207" calcext:value-type="date">
            <text:p>2019-10-28 01:44:09</text:p>
          </table:table-cell>
          <table:table-cell table:style-name="ce7" table:formula="of:=[.A415]" office:value-type="date" office:date-value="2019-10-28T01:44:09.239207" calcext:value-type="date">
            <text:p>2019-10-28 01:44:09</text:p>
          </table:table-cell>
          <table:table-cell table:formula="of:=TRUNC([.A415])" office:value-type="float" office:value="43766" calcext:value-type="float">
            <text:p>43766</text:p>
          </table:table-cell>
          <table:table-cell table:style-name="ce12" table:formula="of:=[.B415]-[.C415]" office:value-type="date" office:date-value="1899-12-30T01:44:09.23920654692" calcext:value-type="date">
            <text:p>12/30/99 01:44 AM</text:p>
          </table:table-cell>
          <table:table-cell table:formula="of:=MOD([.E414]-[.$E$2];[.$H$2])+1+[.$E$2]" office:value-type="float" office:value="293" calcext:value-type="float">
            <text:p>293</text:p>
          </table:table-cell>
          <table:table-cell table:formula="of:=MOD([.F414]+1/[.$H$2];5)" office:value-type="float" office:value="0.599999999999963" calcext:value-type="float">
            <text:p>0,599999999999963</text:p>
          </table:table-cell>
          <table:table-cell table:formula="of:=IF([.F415]&lt;0.000001;[.G414]+2+1/[.$H$2];[.G414]+1/[.$H$2])" office:value-type="float" office:value="20.6000000000002" calcext:value-type="float">
            <text:p>20,6000000000002</text:p>
          </table:table-cell>
          <table:table-cell table:number-columns-repeated="4"/>
          <table:table-cell table:formula="of:=SUM(MOD(SUM([.L414]-[.L$2];[.T$2]);[.R$2]-[.L$2]);[.L$2])" office:value-type="time" office:time-value="PT04H50M00S" calcext:value-type="time">
            <text:p>04:50:00</text:p>
          </table:table-cell>
          <table:table-cell table:formula="of:=IF([.L415]&lt;[.L414];[.M414]+[.H$2];[.M414])" office:value-type="float" office:value="160" calcext:value-type="float">
            <text:p>160</text:p>
          </table:table-cell>
          <table:table-cell table:formula="of:=OFFSET([.C$4];[.M415];0)" office:value-type="float" office:value="43754" calcext:value-type="float">
            <text:p>43754</text:p>
          </table:table-cell>
          <table:table-cell table:formula="of:=[.L415]" office:value-type="float" office:value="0.201388888888889" calcext:value-type="float">
            <text:p>0.201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415];0)&lt;=[.O41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6]))" office:value-type="date" office:date-value="2019-10-28T02:13:00.640172" calcext:value-type="date">
            <text:p>2019-10-28 02:13:01</text:p>
          </table:table-cell>
          <table:table-cell table:style-name="ce7" table:formula="of:=[.A416]" office:value-type="date" office:date-value="2019-10-28T02:13:00.640172" calcext:value-type="date">
            <text:p>2019-10-28 02:13:01</text:p>
          </table:table-cell>
          <table:table-cell table:formula="of:=TRUNC([.A416])" office:value-type="float" office:value="43766" calcext:value-type="float">
            <text:p>43766</text:p>
          </table:table-cell>
          <table:table-cell table:style-name="ce12" table:formula="of:=[.B416]-[.C416]" office:value-type="date" office:date-value="1899-12-30T02:13:00.64017228317" calcext:value-type="date">
            <text:p>12/30/99 02:13 AM</text:p>
          </table:table-cell>
          <table:table-cell table:formula="of:=MOD([.E415]-[.$E$2];[.$H$2])+1+[.$E$2]" office:value-type="float" office:value="294" calcext:value-type="float">
            <text:p>294</text:p>
          </table:table-cell>
          <table:table-cell table:formula="of:=MOD([.F415]+1/[.$H$2];5)" office:value-type="float" office:value="0.649999999999964" calcext:value-type="float">
            <text:p>0,649999999999964</text:p>
          </table:table-cell>
          <table:table-cell table:formula="of:=IF([.F416]&lt;0.000001;[.G415]+2+1/[.$H$2];[.G415]+1/[.$H$2])" office:value-type="float" office:value="20.6500000000002" calcext:value-type="float">
            <text:p>20,6500000000002</text:p>
          </table:table-cell>
          <table:table-cell table:number-columns-repeated="4"/>
          <table:table-cell table:formula="of:=SUM(MOD(SUM([.L415]-[.L$2];[.T$2]);[.R$2]-[.L$2]);[.L$2])" office:value-type="time" office:time-value="PT05H00M00S" calcext:value-type="time">
            <text:p>05:00:00</text:p>
          </table:table-cell>
          <table:table-cell table:formula="of:=IF([.L416]&lt;[.L415];[.M415]+[.H$2];[.M415])" office:value-type="float" office:value="160" calcext:value-type="float">
            <text:p>160</text:p>
          </table:table-cell>
          <table:table-cell table:formula="of:=OFFSET([.C$4];[.M416];0)" office:value-type="float" office:value="43754" calcext:value-type="float">
            <text:p>43754</text:p>
          </table:table-cell>
          <table:table-cell table:formula="of:=[.L416]" office:value-type="float" office:value="0.208333333333333" calcext:value-type="float">
            <text:p>0.208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416];0)&lt;=[.O41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7]))" office:value-type="date" office:date-value="2019-10-28T02:01:05.426472" calcext:value-type="date">
            <text:p>2019-10-28 02:01:05</text:p>
          </table:table-cell>
          <table:table-cell table:style-name="ce7" table:formula="of:=[.A417]" office:value-type="date" office:date-value="2019-10-28T02:01:05.426472" calcext:value-type="date">
            <text:p>2019-10-28 02:01:05</text:p>
          </table:table-cell>
          <table:table-cell table:formula="of:=TRUNC([.A417])" office:value-type="float" office:value="43766" calcext:value-type="float">
            <text:p>43766</text:p>
          </table:table-cell>
          <table:table-cell table:style-name="ce12" table:formula="of:=[.B417]-[.C417]" office:value-type="date" office:date-value="1899-12-30T02:01:05.42647155002" calcext:value-type="date">
            <text:p>12/30/99 02:01 AM</text:p>
          </table:table-cell>
          <table:table-cell table:formula="of:=MOD([.E416]-[.$E$2];[.$H$2])+1+[.$E$2]" office:value-type="float" office:value="295" calcext:value-type="float">
            <text:p>295</text:p>
          </table:table-cell>
          <table:table-cell table:formula="of:=MOD([.F416]+1/[.$H$2];5)" office:value-type="float" office:value="0.699999999999964" calcext:value-type="float">
            <text:p>0,699999999999964</text:p>
          </table:table-cell>
          <table:table-cell table:formula="of:=IF([.F417]&lt;0.000001;[.G416]+2+1/[.$H$2];[.G416]+1/[.$H$2])" office:value-type="float" office:value="20.7000000000002" calcext:value-type="float">
            <text:p>20,7000000000002</text:p>
          </table:table-cell>
          <table:table-cell table:number-columns-repeated="4"/>
          <table:table-cell table:formula="of:=SUM(MOD(SUM([.L416]-[.L$2];[.T$2]);[.R$2]-[.L$2]);[.L$2])" office:value-type="time" office:time-value="PT05H10M00S" calcext:value-type="time">
            <text:p>05:10:00</text:p>
          </table:table-cell>
          <table:table-cell table:formula="of:=IF([.L417]&lt;[.L416];[.M416]+[.H$2];[.M416])" office:value-type="float" office:value="160" calcext:value-type="float">
            <text:p>160</text:p>
          </table:table-cell>
          <table:table-cell table:formula="of:=OFFSET([.C$4];[.M417];0)" office:value-type="float" office:value="43754" calcext:value-type="float">
            <text:p>43754</text:p>
          </table:table-cell>
          <table:table-cell table:formula="of:=[.L417]" office:value-type="float" office:value="0.215277777777778" calcext:value-type="float">
            <text:p>0.2152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417];0)&lt;=[.O41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8]))" office:value-type="date" office:date-value="2019-10-28T02:04:31.3206" calcext:value-type="date">
            <text:p>2019-10-28 02:04:31</text:p>
          </table:table-cell>
          <table:table-cell table:style-name="ce7" table:formula="of:=[.A418]" office:value-type="date" office:date-value="2019-10-28T02:04:31.3206" calcext:value-type="date">
            <text:p>2019-10-28 02:04:31</text:p>
          </table:table-cell>
          <table:table-cell table:formula="of:=TRUNC([.A418])" office:value-type="float" office:value="43766" calcext:value-type="float">
            <text:p>43766</text:p>
          </table:table-cell>
          <table:table-cell table:style-name="ce12" table:formula="of:=[.B418]-[.C418]" office:value-type="date" office:date-value="1899-12-30T02:04:31.32059969008" calcext:value-type="date">
            <text:p>12/30/99 02:04 AM</text:p>
          </table:table-cell>
          <table:table-cell table:formula="of:=MOD([.E417]-[.$E$2];[.$H$2])+1+[.$E$2]" office:value-type="float" office:value="296" calcext:value-type="float">
            <text:p>296</text:p>
          </table:table-cell>
          <table:table-cell table:formula="of:=MOD([.F417]+1/[.$H$2];5)" office:value-type="float" office:value="0.749999999999964" calcext:value-type="float">
            <text:p>0,749999999999964</text:p>
          </table:table-cell>
          <table:table-cell table:formula="of:=IF([.F418]&lt;0.000001;[.G417]+2+1/[.$H$2];[.G417]+1/[.$H$2])" office:value-type="float" office:value="20.7500000000002" calcext:value-type="float">
            <text:p>20,7500000000002</text:p>
          </table:table-cell>
          <table:table-cell table:number-columns-repeated="4"/>
          <table:table-cell table:formula="of:=SUM(MOD(SUM([.L417]-[.L$2];[.T$2]);[.R$2]-[.L$2]);[.L$2])" office:value-type="time" office:time-value="PT05H20M00S" calcext:value-type="time">
            <text:p>05:20:00</text:p>
          </table:table-cell>
          <table:table-cell table:formula="of:=IF([.L418]&lt;[.L417];[.M417]+[.H$2];[.M417])" office:value-type="float" office:value="160" calcext:value-type="float">
            <text:p>160</text:p>
          </table:table-cell>
          <table:table-cell table:formula="of:=OFFSET([.C$4];[.M418];0)" office:value-type="float" office:value="43754" calcext:value-type="float">
            <text:p>43754</text:p>
          </table:table-cell>
          <table:table-cell table:formula="of:=[.L418]" office:value-type="float" office:value="0.222222222222222" calcext:value-type="float">
            <text:p>0.2222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418];0)&lt;=[.O41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9]))" office:value-type="date" office:date-value="2019-10-28T02:11:33.456275" calcext:value-type="date">
            <text:p>2019-10-28 02:11:33</text:p>
          </table:table-cell>
          <table:table-cell table:style-name="ce7" table:formula="of:=[.A419]" office:value-type="date" office:date-value="2019-10-28T02:11:33.456275" calcext:value-type="date">
            <text:p>2019-10-28 02:11:33</text:p>
          </table:table-cell>
          <table:table-cell table:formula="of:=TRUNC([.A419])" office:value-type="float" office:value="43766" calcext:value-type="float">
            <text:p>43766</text:p>
          </table:table-cell>
          <table:table-cell table:style-name="ce12" table:formula="of:=[.B419]-[.C419]" office:value-type="date" office:date-value="1899-12-30T02:11:33.45627457369" calcext:value-type="date">
            <text:p>12/30/99 02:11 AM</text:p>
          </table:table-cell>
          <table:table-cell table:formula="of:=MOD([.E418]-[.$E$2];[.$H$2])+1+[.$E$2]" office:value-type="float" office:value="297" calcext:value-type="float">
            <text:p>297</text:p>
          </table:table-cell>
          <table:table-cell table:formula="of:=MOD([.F418]+1/[.$H$2];5)" office:value-type="float" office:value="0.799999999999964" calcext:value-type="float">
            <text:p>0,799999999999964</text:p>
          </table:table-cell>
          <table:table-cell table:formula="of:=IF([.F419]&lt;0.000001;[.G418]+2+1/[.$H$2];[.G418]+1/[.$H$2])" office:value-type="float" office:value="20.8000000000002" calcext:value-type="float">
            <text:p>20,8000000000002</text:p>
          </table:table-cell>
          <table:table-cell table:number-columns-repeated="4"/>
          <table:table-cell table:formula="of:=SUM(MOD(SUM([.L418]-[.L$2];[.T$2]);[.R$2]-[.L$2]);[.L$2])" office:value-type="time" office:time-value="PT05H30M00S" calcext:value-type="time">
            <text:p>05:30:00</text:p>
          </table:table-cell>
          <table:table-cell table:formula="of:=IF([.L419]&lt;[.L418];[.M418]+[.H$2];[.M418])" office:value-type="float" office:value="160" calcext:value-type="float">
            <text:p>160</text:p>
          </table:table-cell>
          <table:table-cell table:formula="of:=OFFSET([.C$4];[.M419];0)" office:value-type="float" office:value="43754" calcext:value-type="float">
            <text:p>43754</text:p>
          </table:table-cell>
          <table:table-cell table:formula="of:=[.L419]" office:value-type="float" office:value="0.229166666666667" calcext:value-type="float">
            <text:p>0.2291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419];0)&lt;=[.O41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0]))" office:value-type="date" office:date-value="2019-10-28T01:31:32.405187" calcext:value-type="date">
            <text:p>2019-10-28 01:31:32</text:p>
          </table:table-cell>
          <table:table-cell table:style-name="ce7" table:formula="of:=[.A420]" office:value-type="date" office:date-value="2019-10-28T01:31:32.405187" calcext:value-type="date">
            <text:p>2019-10-28 01:31:32</text:p>
          </table:table-cell>
          <table:table-cell table:formula="of:=TRUNC([.A420])" office:value-type="float" office:value="43766" calcext:value-type="float">
            <text:p>43766</text:p>
          </table:table-cell>
          <table:table-cell table:style-name="ce12" table:formula="of:=[.B420]-[.C420]" office:value-type="date" office:date-value="1899-12-30T01:31:32.40518740844" calcext:value-type="date">
            <text:p>12/30/99 01:31 AM</text:p>
          </table:table-cell>
          <table:table-cell table:formula="of:=MOD([.E419]-[.$E$2];[.$H$2])+1+[.$E$2]" office:value-type="float" office:value="298" calcext:value-type="float">
            <text:p>298</text:p>
          </table:table-cell>
          <table:table-cell table:formula="of:=MOD([.F419]+1/[.$H$2];5)" office:value-type="float" office:value="0.849999999999964" calcext:value-type="float">
            <text:p>0,849999999999964</text:p>
          </table:table-cell>
          <table:table-cell table:formula="of:=IF([.F420]&lt;0.000001;[.G419]+2+1/[.$H$2];[.G419]+1/[.$H$2])" office:value-type="float" office:value="20.8500000000002" calcext:value-type="float">
            <text:p>20,8500000000002</text:p>
          </table:table-cell>
          <table:table-cell table:number-columns-repeated="4"/>
          <table:table-cell table:formula="of:=SUM(MOD(SUM([.L419]-[.L$2];[.T$2]);[.R$2]-[.L$2]);[.L$2])" office:value-type="time" office:time-value="PT05H40M00S" calcext:value-type="time">
            <text:p>05:40:00</text:p>
          </table:table-cell>
          <table:table-cell table:formula="of:=IF([.L420]&lt;[.L419];[.M419]+[.H$2];[.M419])" office:value-type="float" office:value="160" calcext:value-type="float">
            <text:p>160</text:p>
          </table:table-cell>
          <table:table-cell table:formula="of:=OFFSET([.C$4];[.M420];0)" office:value-type="float" office:value="43754" calcext:value-type="float">
            <text:p>43754</text:p>
          </table:table-cell>
          <table:table-cell table:formula="of:=[.L420]" office:value-type="float" office:value="0.236111111111111" calcext:value-type="float">
            <text:p>0.2361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420];0)&lt;=[.O42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1]))" office:value-type="date" office:date-value="2019-10-28T01:33:40.599425" calcext:value-type="date">
            <text:p>2019-10-28 01:33:41</text:p>
          </table:table-cell>
          <table:table-cell table:style-name="ce7" table:formula="of:=[.A421]" office:value-type="date" office:date-value="2019-10-28T01:33:40.599425" calcext:value-type="date">
            <text:p>2019-10-28 01:33:41</text:p>
          </table:table-cell>
          <table:table-cell table:formula="of:=TRUNC([.A421])" office:value-type="float" office:value="43766" calcext:value-type="float">
            <text:p>43766</text:p>
          </table:table-cell>
          <table:table-cell table:style-name="ce12" table:formula="of:=[.B421]-[.C421]" office:value-type="date" office:date-value="1899-12-30T01:33:40.59942455962" calcext:value-type="date">
            <text:p>12/30/99 01:33 AM</text:p>
          </table:table-cell>
          <table:table-cell table:formula="of:=MOD([.E420]-[.$E$2];[.$H$2])+1+[.$E$2]" office:value-type="float" office:value="299" calcext:value-type="float">
            <text:p>299</text:p>
          </table:table-cell>
          <table:table-cell table:formula="of:=MOD([.F420]+1/[.$H$2];5)" office:value-type="float" office:value="0.899999999999964" calcext:value-type="float">
            <text:p>0,899999999999964</text:p>
          </table:table-cell>
          <table:table-cell table:formula="of:=IF([.F421]&lt;0.000001;[.G420]+2+1/[.$H$2];[.G420]+1/[.$H$2])" office:value-type="float" office:value="20.9000000000002" calcext:value-type="float">
            <text:p>20,9000000000002</text:p>
          </table:table-cell>
          <table:table-cell table:number-columns-repeated="4"/>
          <table:table-cell table:formula="of:=SUM(MOD(SUM([.L420]-[.L$2];[.T$2]);[.R$2]-[.L$2]);[.L$2])" office:value-type="time" office:time-value="PT05H50M00S" calcext:value-type="time">
            <text:p>05:50:00</text:p>
          </table:table-cell>
          <table:table-cell table:formula="of:=IF([.L421]&lt;[.L420];[.M420]+[.H$2];[.M420])" office:value-type="float" office:value="160" calcext:value-type="float">
            <text:p>160</text:p>
          </table:table-cell>
          <table:table-cell table:formula="of:=OFFSET([.C$4];[.M421];0)" office:value-type="float" office:value="43754" calcext:value-type="float">
            <text:p>43754</text:p>
          </table:table-cell>
          <table:table-cell table:formula="of:=[.L421]" office:value-type="float" office:value="0.243055555555556" calcext:value-type="float">
            <text:p>0.2430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421];0)&lt;=[.O42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2]))" office:value-type="date" office:date-value="2019-10-28T02:15:54.635645" calcext:value-type="date">
            <text:p>2019-10-28 02:15:55</text:p>
          </table:table-cell>
          <table:table-cell table:style-name="ce7" table:formula="of:=[.A422]" office:value-type="date" office:date-value="2019-10-28T02:15:54.635645" calcext:value-type="date">
            <text:p>2019-10-28 02:15:55</text:p>
          </table:table-cell>
          <table:table-cell table:formula="of:=TRUNC([.A422])" office:value-type="float" office:value="43766" calcext:value-type="float">
            <text:p>43766</text:p>
          </table:table-cell>
          <table:table-cell table:style-name="ce12" table:formula="of:=[.B422]-[.C422]" office:value-type="date" office:date-value="1899-12-30T02:15:54.63564461097" calcext:value-type="date">
            <text:p>12/30/99 02:15 AM</text:p>
          </table:table-cell>
          <table:table-cell table:formula="of:=MOD([.E421]-[.$E$2];[.$H$2])+1+[.$E$2]" office:value-type="float" office:value="300" calcext:value-type="float">
            <text:p>300</text:p>
          </table:table-cell>
          <table:table-cell table:formula="of:=MOD([.F421]+1/[.$H$2];5)" office:value-type="float" office:value="0.949999999999964" calcext:value-type="float">
            <text:p>0,949999999999964</text:p>
          </table:table-cell>
          <table:table-cell table:formula="of:=IF([.F422]&lt;0.000001;[.G421]+2+1/[.$H$2];[.G421]+1/[.$H$2])" office:value-type="float" office:value="20.9500000000002" calcext:value-type="float">
            <text:p>20,9500000000002</text:p>
          </table:table-cell>
          <table:table-cell table:number-columns-repeated="4"/>
          <table:table-cell table:formula="of:=SUM(MOD(SUM([.L421]-[.L$2];[.T$2]);[.R$2]-[.L$2]);[.L$2])" office:value-type="time" office:time-value="PT06H00M00S" calcext:value-type="time">
            <text:p>06:00:00</text:p>
          </table:table-cell>
          <table:table-cell table:formula="of:=IF([.L422]&lt;[.L421];[.M421]+[.H$2];[.M421])" office:value-type="float" office:value="160" calcext:value-type="float">
            <text:p>160</text:p>
          </table:table-cell>
          <table:table-cell table:formula="of:=OFFSET([.C$4];[.M422];0)" office:value-type="float" office:value="43754" calcext:value-type="float">
            <text:p>43754</text:p>
          </table:table-cell>
          <table:table-cell table:formula="of:=[.L422]" office:value-type="float" office:value="0.25" calcext:value-type="float">
            <text:p>0.25</text:p>
          </table:table-cell>
          <table:table-cell office:value-type="float" office:value="282" calcext:value-type="float">
            <text:p>282</text:p>
          </table:table-cell>
          <table:table-cell table:formula="of:=IF(OFFSET([.D$4];[.M422];0)&lt;=[.O42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3]))" office:value-type="date" office:date-value="2019-10-29T02:10:18.632535" calcext:value-type="date">
            <text:p>2019-10-29 02:10:19</text:p>
          </table:table-cell>
          <table:table-cell table:style-name="ce7" table:formula="of:=[.A423]" office:value-type="date" office:date-value="2019-10-29T02:10:18.632535" calcext:value-type="date">
            <text:p>2019-10-29 02:10:19</text:p>
          </table:table-cell>
          <table:table-cell table:formula="of:=TRUNC([.A423])" office:value-type="float" office:value="43767" calcext:value-type="float">
            <text:p>43767</text:p>
          </table:table-cell>
          <table:table-cell table:style-name="ce12" table:formula="of:=[.B423]-[.C423]" office:value-type="date" office:date-value="1899-12-30T02:10:18.63253475167" calcext:value-type="date">
            <text:p>12/30/99 02:10 AM</text:p>
          </table:table-cell>
          <table:table-cell table:formula="of:=MOD([.E422]-[.$E$2];[.$H$2])+1+[.$E$2]" office:value-type="float" office:value="281" calcext:value-type="float">
            <text:p>281</text:p>
          </table:table-cell>
          <table:table-cell table:formula="of:=MOD([.F422]+1/[.$H$2];5)" office:value-type="float" office:value="0.999999999999964" calcext:value-type="float">
            <text:p>0,999999999999964</text:p>
          </table:table-cell>
          <table:table-cell table:formula="of:=IF([.F423]&lt;0.000001;[.G422]+2+1/[.$H$2];[.G422]+1/[.$H$2])" office:value-type="float" office:value="21.0000000000002" calcext:value-type="float">
            <text:p>21,0000000000002</text:p>
          </table:table-cell>
          <table:table-cell table:number-columns-repeated="4"/>
          <table:table-cell table:formula="of:=SUM(MOD(SUM([.L422]-[.L$2];[.T$2]);[.R$2]-[.L$2]);[.L$2])" office:value-type="time" office:time-value="PT06H10M00S" calcext:value-type="time">
            <text:p>06:10:00</text:p>
          </table:table-cell>
          <table:table-cell table:formula="of:=IF([.L423]&lt;[.L422];[.M422]+[.H$2];[.M422])" office:value-type="float" office:value="160" calcext:value-type="float">
            <text:p>160</text:p>
          </table:table-cell>
          <table:table-cell table:formula="of:=OFFSET([.C$4];[.M423];0)" office:value-type="float" office:value="43754" calcext:value-type="float">
            <text:p>43754</text:p>
          </table:table-cell>
          <table:table-cell table:formula="of:=[.L423]" office:value-type="float" office:value="0.256944444444444" calcext:value-type="float">
            <text:p>0.256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423];0)&lt;=[.O42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4]))" office:value-type="date" office:date-value="2019-10-29T01:38:49.561962" calcext:value-type="date">
            <text:p>2019-10-29 01:38:50</text:p>
          </table:table-cell>
          <table:table-cell table:style-name="ce7" table:formula="of:=[.A424]" office:value-type="date" office:date-value="2019-10-29T01:38:49.561962" calcext:value-type="date">
            <text:p>2019-10-29 01:38:50</text:p>
          </table:table-cell>
          <table:table-cell table:formula="of:=TRUNC([.A424])" office:value-type="float" office:value="43767" calcext:value-type="float">
            <text:p>43767</text:p>
          </table:table-cell>
          <table:table-cell table:style-name="ce12" table:formula="of:=[.B424]-[.C424]" office:value-type="date" office:date-value="1899-12-30T01:38:49.56196179148" calcext:value-type="date">
            <text:p>12/30/99 01:38 AM</text:p>
          </table:table-cell>
          <table:table-cell table:formula="of:=MOD([.E423]-[.$E$2];[.$H$2])+1+[.$E$2]" office:value-type="float" office:value="282" calcext:value-type="float">
            <text:p>282</text:p>
          </table:table-cell>
          <table:table-cell table:formula="of:=MOD([.F423]+1/[.$H$2];5)" office:value-type="float" office:value="1.04999999999996" calcext:value-type="float">
            <text:p>1,04999999999996</text:p>
          </table:table-cell>
          <table:table-cell table:formula="of:=IF([.F424]&lt;0.000001;[.G423]+2+1/[.$H$2];[.G423]+1/[.$H$2])" office:value-type="float" office:value="21.0500000000002" calcext:value-type="float">
            <text:p>21,0500000000002</text:p>
          </table:table-cell>
          <table:table-cell table:number-columns-repeated="4"/>
          <table:table-cell table:formula="of:=SUM(MOD(SUM([.L423]-[.L$2];[.T$2]);[.R$2]-[.L$2]);[.L$2])" office:value-type="time" office:time-value="PT06H20M00S" calcext:value-type="time">
            <text:p>06:20:00</text:p>
          </table:table-cell>
          <table:table-cell table:formula="of:=IF([.L424]&lt;[.L423];[.M423]+[.H$2];[.M423])" office:value-type="float" office:value="160" calcext:value-type="float">
            <text:p>160</text:p>
          </table:table-cell>
          <table:table-cell table:formula="of:=OFFSET([.C$4];[.M424];0)" office:value-type="float" office:value="43754" calcext:value-type="float">
            <text:p>43754</text:p>
          </table:table-cell>
          <table:table-cell table:formula="of:=[.L424]" office:value-type="float" office:value="0.263888888888889" calcext:value-type="float">
            <text:p>0.263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424];0)&lt;=[.O42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5]))" office:value-type="date" office:date-value="2019-10-29T01:55:05.892876" calcext:value-type="date">
            <text:p>2019-10-29 01:55:06</text:p>
          </table:table-cell>
          <table:table-cell table:style-name="ce7" table:formula="of:=[.A425]" office:value-type="date" office:date-value="2019-10-29T01:55:05.892876" calcext:value-type="date">
            <text:p>2019-10-29 01:55:06</text:p>
          </table:table-cell>
          <table:table-cell table:formula="of:=TRUNC([.A425])" office:value-type="float" office:value="43767" calcext:value-type="float">
            <text:p>43767</text:p>
          </table:table-cell>
          <table:table-cell table:style-name="ce12" table:formula="of:=[.B425]-[.C425]" office:value-type="date" office:date-value="1899-12-30T01:55:05.89287613984" calcext:value-type="date">
            <text:p>12/30/99 01:55 AM</text:p>
          </table:table-cell>
          <table:table-cell table:formula="of:=MOD([.E424]-[.$E$2];[.$H$2])+1+[.$E$2]" office:value-type="float" office:value="283" calcext:value-type="float">
            <text:p>283</text:p>
          </table:table-cell>
          <table:table-cell table:formula="of:=MOD([.F424]+1/[.$H$2];5)" office:value-type="float" office:value="1.09999999999996" calcext:value-type="float">
            <text:p>1,09999999999996</text:p>
          </table:table-cell>
          <table:table-cell table:formula="of:=IF([.F425]&lt;0.000001;[.G424]+2+1/[.$H$2];[.G424]+1/[.$H$2])" office:value-type="float" office:value="21.1000000000002" calcext:value-type="float">
            <text:p>21,1000000000002</text:p>
          </table:table-cell>
          <table:table-cell table:number-columns-repeated="4"/>
          <table:table-cell table:formula="of:=SUM(MOD(SUM([.L424]-[.L$2];[.T$2]);[.R$2]-[.L$2]);[.L$2])" office:value-type="time" office:time-value="PT06H30M00S" calcext:value-type="time">
            <text:p>06:30:00</text:p>
          </table:table-cell>
          <table:table-cell table:formula="of:=IF([.L425]&lt;[.L424];[.M424]+[.H$2];[.M424])" office:value-type="float" office:value="160" calcext:value-type="float">
            <text:p>160</text:p>
          </table:table-cell>
          <table:table-cell table:formula="of:=OFFSET([.C$4];[.M425];0)" office:value-type="float" office:value="43754" calcext:value-type="float">
            <text:p>43754</text:p>
          </table:table-cell>
          <table:table-cell table:formula="of:=[.L425]" office:value-type="float" office:value="0.270833333333333" calcext:value-type="float">
            <text:p>0.270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425];0)&lt;=[.O42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6]))" office:value-type="date" office:date-value="2019-10-29T01:27:55.883717" calcext:value-type="date">
            <text:p>2019-10-29 01:27:56</text:p>
          </table:table-cell>
          <table:table-cell table:style-name="ce7" table:formula="of:=[.A426]" office:value-type="date" office:date-value="2019-10-29T01:27:55.883717" calcext:value-type="date">
            <text:p>2019-10-29 01:27:56</text:p>
          </table:table-cell>
          <table:table-cell table:formula="of:=TRUNC([.A426])" office:value-type="float" office:value="43767" calcext:value-type="float">
            <text:p>43767</text:p>
          </table:table-cell>
          <table:table-cell table:style-name="ce12" table:formula="of:=[.B426]-[.C426]" office:value-type="date" office:date-value="1899-12-30T01:27:55.88371674065" calcext:value-type="date">
            <text:p>12/30/99 01:27 AM</text:p>
          </table:table-cell>
          <table:table-cell table:formula="of:=MOD([.E425]-[.$E$2];[.$H$2])+1+[.$E$2]" office:value-type="float" office:value="284" calcext:value-type="float">
            <text:p>284</text:p>
          </table:table-cell>
          <table:table-cell table:formula="of:=MOD([.F425]+1/[.$H$2];5)" office:value-type="float" office:value="1.14999999999996" calcext:value-type="float">
            <text:p>1,14999999999996</text:p>
          </table:table-cell>
          <table:table-cell table:formula="of:=IF([.F426]&lt;0.000001;[.G425]+2+1/[.$H$2];[.G425]+1/[.$H$2])" office:value-type="float" office:value="21.1500000000002" calcext:value-type="float">
            <text:p>21,1500000000002</text:p>
          </table:table-cell>
          <table:table-cell table:number-columns-repeated="4"/>
          <table:table-cell table:formula="of:=SUM(MOD(SUM([.L425]-[.L$2];[.T$2]);[.R$2]-[.L$2]);[.L$2])" office:value-type="time" office:time-value="PT06H40M00S" calcext:value-type="time">
            <text:p>06:40:00</text:p>
          </table:table-cell>
          <table:table-cell table:formula="of:=IF([.L426]&lt;[.L425];[.M425]+[.H$2];[.M425])" office:value-type="float" office:value="160" calcext:value-type="float">
            <text:p>160</text:p>
          </table:table-cell>
          <table:table-cell table:formula="of:=OFFSET([.C$4];[.M426];0)" office:value-type="float" office:value="43754" calcext:value-type="float">
            <text:p>43754</text:p>
          </table:table-cell>
          <table:table-cell table:formula="of:=[.L426]" office:value-type="float" office:value="0.277777777777778" calcext:value-type="float">
            <text:p>0.277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426];0)&lt;=[.O42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7]))" office:value-type="date" office:date-value="2019-10-29T02:17:31.401734" calcext:value-type="date">
            <text:p>2019-10-29 02:17:31</text:p>
          </table:table-cell>
          <table:table-cell table:style-name="ce7" table:formula="of:=[.A427]" office:value-type="date" office:date-value="2019-10-29T02:17:31.401734" calcext:value-type="date">
            <text:p>2019-10-29 02:17:31</text:p>
          </table:table-cell>
          <table:table-cell table:formula="of:=TRUNC([.A427])" office:value-type="float" office:value="43767" calcext:value-type="float">
            <text:p>43767</text:p>
          </table:table-cell>
          <table:table-cell table:style-name="ce12" table:formula="of:=[.B427]-[.C427]" office:value-type="date" office:date-value="1899-12-30T02:17:31.40173360705" calcext:value-type="date">
            <text:p>12/30/99 02:17 AM</text:p>
          </table:table-cell>
          <table:table-cell table:formula="of:=MOD([.E426]-[.$E$2];[.$H$2])+1+[.$E$2]" office:value-type="float" office:value="285" calcext:value-type="float">
            <text:p>285</text:p>
          </table:table-cell>
          <table:table-cell table:formula="of:=MOD([.F426]+1/[.$H$2];5)" office:value-type="float" office:value="1.19999999999996" calcext:value-type="float">
            <text:p>1,19999999999996</text:p>
          </table:table-cell>
          <table:table-cell table:formula="of:=IF([.F427]&lt;0.000001;[.G426]+2+1/[.$H$2];[.G426]+1/[.$H$2])" office:value-type="float" office:value="21.2000000000002" calcext:value-type="float">
            <text:p>21,2000000000002</text:p>
          </table:table-cell>
          <table:table-cell table:number-columns-repeated="4"/>
          <table:table-cell table:formula="of:=SUM(MOD(SUM([.L426]-[.L$2];[.T$2]);[.R$2]-[.L$2]);[.L$2])" office:value-type="time" office:time-value="PT06H50M00S" calcext:value-type="time">
            <text:p>06:50:00</text:p>
          </table:table-cell>
          <table:table-cell table:formula="of:=IF([.L427]&lt;[.L426];[.M426]+[.H$2];[.M426])" office:value-type="float" office:value="160" calcext:value-type="float">
            <text:p>160</text:p>
          </table:table-cell>
          <table:table-cell table:formula="of:=OFFSET([.C$4];[.M427];0)" office:value-type="float" office:value="43754" calcext:value-type="float">
            <text:p>43754</text:p>
          </table:table-cell>
          <table:table-cell table:formula="of:=[.L427]" office:value-type="float" office:value="0.284722222222222" calcext:value-type="float">
            <text:p>0.284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427];0)&lt;=[.O42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8]))" office:value-type="date" office:date-value="2019-10-29T01:44:51.54196" calcext:value-type="date">
            <text:p>2019-10-29 01:44:52</text:p>
          </table:table-cell>
          <table:table-cell table:style-name="ce7" table:formula="of:=[.A428]" office:value-type="date" office:date-value="2019-10-29T01:44:51.54196" calcext:value-type="date">
            <text:p>2019-10-29 01:44:52</text:p>
          </table:table-cell>
          <table:table-cell table:formula="of:=TRUNC([.A428])" office:value-type="float" office:value="43767" calcext:value-type="float">
            <text:p>43767</text:p>
          </table:table-cell>
          <table:table-cell table:style-name="ce12" table:formula="of:=[.B428]-[.C428]" office:value-type="date" office:date-value="1899-12-30T01:44:51.54196002055" calcext:value-type="date">
            <text:p>12/30/99 01:44 AM</text:p>
          </table:table-cell>
          <table:table-cell table:formula="of:=MOD([.E427]-[.$E$2];[.$H$2])+1+[.$E$2]" office:value-type="float" office:value="286" calcext:value-type="float">
            <text:p>286</text:p>
          </table:table-cell>
          <table:table-cell table:formula="of:=MOD([.F427]+1/[.$H$2];5)" office:value-type="float" office:value="1.24999999999996" calcext:value-type="float">
            <text:p>1,24999999999996</text:p>
          </table:table-cell>
          <table:table-cell table:formula="of:=IF([.F428]&lt;0.000001;[.G427]+2+1/[.$H$2];[.G427]+1/[.$H$2])" office:value-type="float" office:value="21.2500000000002" calcext:value-type="float">
            <text:p>21,2500000000002</text:p>
          </table:table-cell>
          <table:table-cell table:number-columns-repeated="4"/>
          <table:table-cell table:formula="of:=SUM(MOD(SUM([.L427]-[.L$2];[.T$2]);[.R$2]-[.L$2]);[.L$2])" office:value-type="time" office:time-value="PT07H00M00S" calcext:value-type="time">
            <text:p>07:00:00</text:p>
          </table:table-cell>
          <table:table-cell table:formula="of:=IF([.L428]&lt;[.L427];[.M427]+[.H$2];[.M427])" office:value-type="float" office:value="160" calcext:value-type="float">
            <text:p>160</text:p>
          </table:table-cell>
          <table:table-cell table:formula="of:=OFFSET([.C$4];[.M428];0)" office:value-type="float" office:value="43754" calcext:value-type="float">
            <text:p>43754</text:p>
          </table:table-cell>
          <table:table-cell table:formula="of:=[.L428]" office:value-type="float" office:value="0.291666666666667" calcext:value-type="float">
            <text:p>0.291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428];0)&lt;=[.O42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9]))" office:value-type="date" office:date-value="2019-10-29T01:51:59.184842" calcext:value-type="date">
            <text:p>2019-10-29 01:51:59</text:p>
          </table:table-cell>
          <table:table-cell table:style-name="ce7" table:formula="of:=[.A429]" office:value-type="date" office:date-value="2019-10-29T01:51:59.184842" calcext:value-type="date">
            <text:p>2019-10-29 01:51:59</text:p>
          </table:table-cell>
          <table:table-cell table:formula="of:=TRUNC([.A429])" office:value-type="float" office:value="43767" calcext:value-type="float">
            <text:p>43767</text:p>
          </table:table-cell>
          <table:table-cell table:style-name="ce12" table:formula="of:=[.B429]-[.C429]" office:value-type="date" office:date-value="1899-12-30T01:51:59.18484200723" calcext:value-type="date">
            <text:p>12/30/99 01:51 AM</text:p>
          </table:table-cell>
          <table:table-cell table:formula="of:=MOD([.E428]-[.$E$2];[.$H$2])+1+[.$E$2]" office:value-type="float" office:value="287" calcext:value-type="float">
            <text:p>287</text:p>
          </table:table-cell>
          <table:table-cell table:formula="of:=MOD([.F428]+1/[.$H$2];5)" office:value-type="float" office:value="1.29999999999996" calcext:value-type="float">
            <text:p>1,29999999999996</text:p>
          </table:table-cell>
          <table:table-cell table:formula="of:=IF([.F429]&lt;0.000001;[.G428]+2+1/[.$H$2];[.G428]+1/[.$H$2])" office:value-type="float" office:value="21.3000000000002" calcext:value-type="float">
            <text:p>21,3000000000002</text:p>
          </table:table-cell>
          <table:table-cell table:number-columns-repeated="4"/>
          <table:table-cell table:formula="of:=SUM(MOD(SUM([.L428]-[.L$2];[.T$2]);[.R$2]-[.L$2]);[.L$2])" office:value-type="time" office:time-value="PT07H10M00S" calcext:value-type="time">
            <text:p>07:10:00</text:p>
          </table:table-cell>
          <table:table-cell table:formula="of:=IF([.L429]&lt;[.L428];[.M428]+[.H$2];[.M428])" office:value-type="float" office:value="160" calcext:value-type="float">
            <text:p>160</text:p>
          </table:table-cell>
          <table:table-cell table:formula="of:=OFFSET([.C$4];[.M429];0)" office:value-type="float" office:value="43754" calcext:value-type="float">
            <text:p>43754</text:p>
          </table:table-cell>
          <table:table-cell table:formula="of:=[.L429]" office:value-type="float" office:value="0.298611111111111" calcext:value-type="float">
            <text:p>0.298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429];0)&lt;=[.O42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0]))" office:value-type="date" office:date-value="2019-10-29T02:12:23.016682" calcext:value-type="date">
            <text:p>2019-10-29 02:12:23</text:p>
          </table:table-cell>
          <table:table-cell table:style-name="ce7" table:formula="of:=[.A430]" office:value-type="date" office:date-value="2019-10-29T02:12:23.016682" calcext:value-type="date">
            <text:p>2019-10-29 02:12:23</text:p>
          </table:table-cell>
          <table:table-cell table:formula="of:=TRUNC([.A430])" office:value-type="float" office:value="43767" calcext:value-type="float">
            <text:p>43767</text:p>
          </table:table-cell>
          <table:table-cell table:style-name="ce12" table:formula="of:=[.B430]-[.C430]" office:value-type="date" office:date-value="1899-12-30T02:12:23.01668205298" calcext:value-type="date">
            <text:p>12/30/99 02:12 AM</text:p>
          </table:table-cell>
          <table:table-cell table:formula="of:=MOD([.E429]-[.$E$2];[.$H$2])+1+[.$E$2]" office:value-type="float" office:value="288" calcext:value-type="float">
            <text:p>288</text:p>
          </table:table-cell>
          <table:table-cell table:formula="of:=MOD([.F429]+1/[.$H$2];5)" office:value-type="float" office:value="1.34999999999996" calcext:value-type="float">
            <text:p>1,34999999999996</text:p>
          </table:table-cell>
          <table:table-cell table:formula="of:=IF([.F430]&lt;0.000001;[.G429]+2+1/[.$H$2];[.G429]+1/[.$H$2])" office:value-type="float" office:value="21.3500000000002" calcext:value-type="float">
            <text:p>21,3500000000002</text:p>
          </table:table-cell>
          <table:table-cell table:number-columns-repeated="4"/>
          <table:table-cell table:formula="of:=SUM(MOD(SUM([.L429]-[.L$2];[.T$2]);[.R$2]-[.L$2]);[.L$2])" office:value-type="time" office:time-value="PT07H20M00S" calcext:value-type="time">
            <text:p>07:20:00</text:p>
          </table:table-cell>
          <table:table-cell table:formula="of:=IF([.L430]&lt;[.L429];[.M429]+[.H$2];[.M429])" office:value-type="float" office:value="160" calcext:value-type="float">
            <text:p>160</text:p>
          </table:table-cell>
          <table:table-cell table:formula="of:=OFFSET([.C$4];[.M430];0)" office:value-type="float" office:value="43754" calcext:value-type="float">
            <text:p>43754</text:p>
          </table:table-cell>
          <table:table-cell table:formula="of:=[.L430]" office:value-type="float" office:value="0.305555555555556" calcext:value-type="float">
            <text:p>0.305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430];0)&lt;=[.O43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1]))" office:value-type="date" office:date-value="2019-10-29T02:15:44.14458" calcext:value-type="date">
            <text:p>2019-10-29 02:15:44</text:p>
          </table:table-cell>
          <table:table-cell table:style-name="ce7" table:formula="of:=[.A431]" office:value-type="date" office:date-value="2019-10-29T02:15:44.14458" calcext:value-type="date">
            <text:p>2019-10-29 02:15:44</text:p>
          </table:table-cell>
          <table:table-cell table:formula="of:=TRUNC([.A431])" office:value-type="float" office:value="43767" calcext:value-type="float">
            <text:p>43767</text:p>
          </table:table-cell>
          <table:table-cell table:style-name="ce12" table:formula="of:=[.B431]-[.C431]" office:value-type="date" office:date-value="1899-12-30T02:15:44.1445798846" calcext:value-type="date">
            <text:p>12/30/99 02:15 AM</text:p>
          </table:table-cell>
          <table:table-cell table:formula="of:=MOD([.E430]-[.$E$2];[.$H$2])+1+[.$E$2]" office:value-type="float" office:value="289" calcext:value-type="float">
            <text:p>289</text:p>
          </table:table-cell>
          <table:table-cell table:formula="of:=MOD([.F430]+1/[.$H$2];5)" office:value-type="float" office:value="1.39999999999996" calcext:value-type="float">
            <text:p>1,39999999999996</text:p>
          </table:table-cell>
          <table:table-cell table:formula="of:=IF([.F431]&lt;0.000001;[.G430]+2+1/[.$H$2];[.G430]+1/[.$H$2])" office:value-type="float" office:value="21.4000000000002" calcext:value-type="float">
            <text:p>21,4000000000002</text:p>
          </table:table-cell>
          <table:table-cell table:number-columns-repeated="4"/>
          <table:table-cell table:formula="of:=SUM(MOD(SUM([.L430]-[.L$2];[.T$2]);[.R$2]-[.L$2]);[.L$2])" office:value-type="time" office:time-value="PT07H30M00S" calcext:value-type="time">
            <text:p>07:30:00</text:p>
          </table:table-cell>
          <table:table-cell table:formula="of:=IF([.L431]&lt;[.L430];[.M430]+[.H$2];[.M430])" office:value-type="float" office:value="160" calcext:value-type="float">
            <text:p>160</text:p>
          </table:table-cell>
          <table:table-cell table:formula="of:=OFFSET([.C$4];[.M431];0)" office:value-type="float" office:value="43754" calcext:value-type="float">
            <text:p>43754</text:p>
          </table:table-cell>
          <table:table-cell table:formula="of:=[.L431]" office:value-type="float" office:value="0.3125" calcext:value-type="float">
            <text:p>0.3125</text:p>
          </table:table-cell>
          <table:table-cell office:value-type="float" office:value="282" calcext:value-type="float">
            <text:p>282</text:p>
          </table:table-cell>
          <table:table-cell table:formula="of:=IF(OFFSET([.D$4];[.M431];0)&lt;=[.O43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2]))" office:value-type="date" office:date-value="2019-10-29T01:44:32.486186" calcext:value-type="date">
            <text:p>2019-10-29 01:44:32</text:p>
          </table:table-cell>
          <table:table-cell table:style-name="ce7" table:formula="of:=[.A432]" office:value-type="date" office:date-value="2019-10-29T01:44:32.486186" calcext:value-type="date">
            <text:p>2019-10-29 01:44:32</text:p>
          </table:table-cell>
          <table:table-cell table:formula="of:=TRUNC([.A432])" office:value-type="float" office:value="43767" calcext:value-type="float">
            <text:p>43767</text:p>
          </table:table-cell>
          <table:table-cell table:style-name="ce12" table:formula="of:=[.B432]-[.C432]" office:value-type="date" office:date-value="1899-12-30T01:44:32.48618616723" calcext:value-type="date">
            <text:p>12/30/99 01:44 AM</text:p>
          </table:table-cell>
          <table:table-cell table:formula="of:=MOD([.E431]-[.$E$2];[.$H$2])+1+[.$E$2]" office:value-type="float" office:value="290" calcext:value-type="float">
            <text:p>290</text:p>
          </table:table-cell>
          <table:table-cell table:formula="of:=MOD([.F431]+1/[.$H$2];5)" office:value-type="float" office:value="1.44999999999996" calcext:value-type="float">
            <text:p>1,44999999999996</text:p>
          </table:table-cell>
          <table:table-cell table:formula="of:=IF([.F432]&lt;0.000001;[.G431]+2+1/[.$H$2];[.G431]+1/[.$H$2])" office:value-type="float" office:value="21.4500000000002" calcext:value-type="float">
            <text:p>21,4500000000002</text:p>
          </table:table-cell>
          <table:table-cell table:number-columns-repeated="4"/>
          <table:table-cell table:formula="of:=SUM(MOD(SUM([.L431]-[.L$2];[.T$2]);[.R$2]-[.L$2]);[.L$2])" office:value-type="time" office:time-value="PT07H40M00S" calcext:value-type="time">
            <text:p>07:40:00</text:p>
          </table:table-cell>
          <table:table-cell table:formula="of:=IF([.L432]&lt;[.L431];[.M431]+[.H$2];[.M431])" office:value-type="float" office:value="160" calcext:value-type="float">
            <text:p>160</text:p>
          </table:table-cell>
          <table:table-cell table:formula="of:=OFFSET([.C$4];[.M432];0)" office:value-type="float" office:value="43754" calcext:value-type="float">
            <text:p>43754</text:p>
          </table:table-cell>
          <table:table-cell table:formula="of:=[.L432]" office:value-type="float" office:value="0.319444444444444" calcext:value-type="float">
            <text:p>0.3194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432];0)&lt;=[.O43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3]))" office:value-type="date" office:date-value="2019-10-29T01:47:13.798148" calcext:value-type="date">
            <text:p>2019-10-29 01:47:14</text:p>
          </table:table-cell>
          <table:table-cell table:style-name="ce7" table:formula="of:=[.A433]" office:value-type="date" office:date-value="2019-10-29T01:47:13.798148" calcext:value-type="date">
            <text:p>2019-10-29 01:47:14</text:p>
          </table:table-cell>
          <table:table-cell table:formula="of:=TRUNC([.A433])" office:value-type="float" office:value="43767" calcext:value-type="float">
            <text:p>43767</text:p>
          </table:table-cell>
          <table:table-cell table:style-name="ce12" table:formula="of:=[.B433]-[.C433]" office:value-type="date" office:date-value="1899-12-30T01:47:13.79814815708" calcext:value-type="date">
            <text:p>12/30/99 01:47 AM</text:p>
          </table:table-cell>
          <table:table-cell table:formula="of:=MOD([.E432]-[.$E$2];[.$H$2])+1+[.$E$2]" office:value-type="float" office:value="291" calcext:value-type="float">
            <text:p>291</text:p>
          </table:table-cell>
          <table:table-cell table:formula="of:=MOD([.F432]+1/[.$H$2];5)" office:value-type="float" office:value="1.49999999999996" calcext:value-type="float">
            <text:p>1,49999999999996</text:p>
          </table:table-cell>
          <table:table-cell table:formula="of:=IF([.F433]&lt;0.000001;[.G432]+2+1/[.$H$2];[.G432]+1/[.$H$2])" office:value-type="float" office:value="21.5000000000002" calcext:value-type="float">
            <text:p>21,5000000000002</text:p>
          </table:table-cell>
          <table:table-cell table:number-columns-repeated="4"/>
          <table:table-cell table:formula="of:=SUM(MOD(SUM([.L432]-[.L$2];[.T$2]);[.R$2]-[.L$2]);[.L$2])" office:value-type="time" office:time-value="PT07H50M00S" calcext:value-type="time">
            <text:p>07:50:00</text:p>
          </table:table-cell>
          <table:table-cell table:formula="of:=IF([.L433]&lt;[.L432];[.M432]+[.H$2];[.M432])" office:value-type="float" office:value="160" calcext:value-type="float">
            <text:p>160</text:p>
          </table:table-cell>
          <table:table-cell table:formula="of:=OFFSET([.C$4];[.M433];0)" office:value-type="float" office:value="43754" calcext:value-type="float">
            <text:p>43754</text:p>
          </table:table-cell>
          <table:table-cell table:formula="of:=[.L433]" office:value-type="float" office:value="0.326388888888889" calcext:value-type="float">
            <text:p>0.326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433];0)&lt;=[.O43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4]))" office:value-type="date" office:date-value="2019-10-29T02:31:07.099029" calcext:value-type="date">
            <text:p>2019-10-29 02:31:07</text:p>
          </table:table-cell>
          <table:table-cell table:style-name="ce7" table:formula="of:=[.A434]" office:value-type="date" office:date-value="2019-10-29T02:31:07.099029" calcext:value-type="date">
            <text:p>2019-10-29 02:31:07</text:p>
          </table:table-cell>
          <table:table-cell table:formula="of:=TRUNC([.A434])" office:value-type="float" office:value="43767" calcext:value-type="float">
            <text:p>43767</text:p>
          </table:table-cell>
          <table:table-cell table:style-name="ce12" table:formula="of:=[.B434]-[.C434]" office:value-type="date" office:date-value="1899-12-30T02:31:07.09902919829" calcext:value-type="date">
            <text:p>12/30/99 02:31 AM</text:p>
          </table:table-cell>
          <table:table-cell table:formula="of:=MOD([.E433]-[.$E$2];[.$H$2])+1+[.$E$2]" office:value-type="float" office:value="292" calcext:value-type="float">
            <text:p>292</text:p>
          </table:table-cell>
          <table:table-cell table:formula="of:=MOD([.F433]+1/[.$H$2];5)" office:value-type="float" office:value="1.54999999999996" calcext:value-type="float">
            <text:p>1,54999999999996</text:p>
          </table:table-cell>
          <table:table-cell table:formula="of:=IF([.F434]&lt;0.000001;[.G433]+2+1/[.$H$2];[.G433]+1/[.$H$2])" office:value-type="float" office:value="21.5500000000002" calcext:value-type="float">
            <text:p>21,5500000000002</text:p>
          </table:table-cell>
          <table:table-cell table:number-columns-repeated="4"/>
          <table:table-cell table:formula="of:=SUM(MOD(SUM([.L433]-[.L$2];[.T$2]);[.R$2]-[.L$2]);[.L$2])" office:value-type="time" office:time-value="PT08H00M00S" calcext:value-type="time">
            <text:p>08:00:00</text:p>
          </table:table-cell>
          <table:table-cell table:formula="of:=IF([.L434]&lt;[.L433];[.M433]+[.H$2];[.M433])" office:value-type="float" office:value="160" calcext:value-type="float">
            <text:p>160</text:p>
          </table:table-cell>
          <table:table-cell table:formula="of:=OFFSET([.C$4];[.M434];0)" office:value-type="float" office:value="43754" calcext:value-type="float">
            <text:p>43754</text:p>
          </table:table-cell>
          <table:table-cell table:formula="of:=[.L434]" office:value-type="float" office:value="0.333333333333333" calcext:value-type="float">
            <text:p>0.333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434];0)&lt;=[.O43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5]))" office:value-type="date" office:date-value="2019-10-29T01:50:21.111045" calcext:value-type="date">
            <text:p>2019-10-29 01:50:21</text:p>
          </table:table-cell>
          <table:table-cell table:style-name="ce7" table:formula="of:=[.A435]" office:value-type="date" office:date-value="2019-10-29T01:50:21.111045" calcext:value-type="date">
            <text:p>2019-10-29 01:50:21</text:p>
          </table:table-cell>
          <table:table-cell table:formula="of:=TRUNC([.A435])" office:value-type="float" office:value="43767" calcext:value-type="float">
            <text:p>43767</text:p>
          </table:table-cell>
          <table:table-cell table:style-name="ce12" table:formula="of:=[.B435]-[.C435]" office:value-type="date" office:date-value="1899-12-30T01:50:21.11104473006" calcext:value-type="date">
            <text:p>12/30/99 01:50 AM</text:p>
          </table:table-cell>
          <table:table-cell table:formula="of:=MOD([.E434]-[.$E$2];[.$H$2])+1+[.$E$2]" office:value-type="float" office:value="293" calcext:value-type="float">
            <text:p>293</text:p>
          </table:table-cell>
          <table:table-cell table:formula="of:=MOD([.F434]+1/[.$H$2];5)" office:value-type="float" office:value="1.59999999999996" calcext:value-type="float">
            <text:p>1,59999999999996</text:p>
          </table:table-cell>
          <table:table-cell table:formula="of:=IF([.F435]&lt;0.000001;[.G434]+2+1/[.$H$2];[.G434]+1/[.$H$2])" office:value-type="float" office:value="21.6000000000002" calcext:value-type="float">
            <text:p>21,6000000000002</text:p>
          </table:table-cell>
          <table:table-cell table:number-columns-repeated="4"/>
          <table:table-cell table:formula="of:=SUM(MOD(SUM([.L434]-[.L$2];[.T$2]);[.R$2]-[.L$2]);[.L$2])" office:value-type="time" office:time-value="PT00H10M00S" calcext:value-type="time">
            <text:p>00:10:00</text:p>
          </table:table-cell>
          <table:table-cell table:formula="of:=IF([.L435]&lt;[.L434];[.M434]+[.H$2];[.M434])" office:value-type="float" office:value="180" calcext:value-type="float">
            <text:p>180</text:p>
          </table:table-cell>
          <table:table-cell table:formula="of:=OFFSET([.C$4];[.M435];0)" office:value-type="float" office:value="43755" calcext:value-type="float">
            <text:p>43755</text:p>
          </table:table-cell>
          <table:table-cell table:formula="of:=[.L435]" office:value-type="float" office:value="0.00694444444444444" calcext:value-type="float">
            <text:p>0.006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435];0)&lt;=[.O43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6]))" office:value-type="date" office:date-value="2019-10-29T01:56:10.704709" calcext:value-type="date">
            <text:p>2019-10-29 01:56:11</text:p>
          </table:table-cell>
          <table:table-cell table:style-name="ce7" table:formula="of:=[.A436]" office:value-type="date" office:date-value="2019-10-29T01:56:10.704709" calcext:value-type="date">
            <text:p>2019-10-29 01:56:11</text:p>
          </table:table-cell>
          <table:table-cell table:formula="of:=TRUNC([.A436])" office:value-type="float" office:value="43767" calcext:value-type="float">
            <text:p>43767</text:p>
          </table:table-cell>
          <table:table-cell table:style-name="ce12" table:formula="of:=[.B436]-[.C436]" office:value-type="date" office:date-value="1899-12-30T01:56:10.70470901672" calcext:value-type="date">
            <text:p>12/30/99 01:56 AM</text:p>
          </table:table-cell>
          <table:table-cell table:formula="of:=MOD([.E435]-[.$E$2];[.$H$2])+1+[.$E$2]" office:value-type="float" office:value="294" calcext:value-type="float">
            <text:p>294</text:p>
          </table:table-cell>
          <table:table-cell table:formula="of:=MOD([.F435]+1/[.$H$2];5)" office:value-type="float" office:value="1.64999999999996" calcext:value-type="float">
            <text:p>1,64999999999996</text:p>
          </table:table-cell>
          <table:table-cell table:formula="of:=IF([.F436]&lt;0.000001;[.G435]+2+1/[.$H$2];[.G435]+1/[.$H$2])" office:value-type="float" office:value="21.6500000000002" calcext:value-type="float">
            <text:p>21,6500000000002</text:p>
          </table:table-cell>
          <table:table-cell table:number-columns-repeated="4"/>
          <table:table-cell table:formula="of:=SUM(MOD(SUM([.L435]-[.L$2];[.T$2]);[.R$2]-[.L$2]);[.L$2])" office:value-type="time" office:time-value="PT00H20M00S" calcext:value-type="time">
            <text:p>00:20:00</text:p>
          </table:table-cell>
          <table:table-cell table:formula="of:=IF([.L436]&lt;[.L435];[.M435]+[.H$2];[.M435])" office:value-type="float" office:value="180" calcext:value-type="float">
            <text:p>180</text:p>
          </table:table-cell>
          <table:table-cell table:formula="of:=OFFSET([.C$4];[.M436];0)" office:value-type="float" office:value="43755" calcext:value-type="float">
            <text:p>43755</text:p>
          </table:table-cell>
          <table:table-cell table:formula="of:=[.L436]" office:value-type="float" office:value="0.0138888888888889" calcext:value-type="float">
            <text:p>0.013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436];0)&lt;=[.O43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7]))" office:value-type="date" office:date-value="2019-10-29T01:29:43.000309" calcext:value-type="date">
            <text:p>2019-10-29 01:29:43</text:p>
          </table:table-cell>
          <table:table-cell table:style-name="ce7" table:formula="of:=[.A437]" office:value-type="date" office:date-value="2019-10-29T01:29:43.000309" calcext:value-type="date">
            <text:p>2019-10-29 01:29:43</text:p>
          </table:table-cell>
          <table:table-cell table:formula="of:=TRUNC([.A437])" office:value-type="float" office:value="43767" calcext:value-type="float">
            <text:p>43767</text:p>
          </table:table-cell>
          <table:table-cell table:style-name="ce12" table:formula="of:=[.B437]-[.C437]" office:value-type="date" office:date-value="1899-12-30T01:29:43.00030909013" calcext:value-type="date">
            <text:p>12/30/99 01:29 AM</text:p>
          </table:table-cell>
          <table:table-cell table:formula="of:=MOD([.E436]-[.$E$2];[.$H$2])+1+[.$E$2]" office:value-type="float" office:value="295" calcext:value-type="float">
            <text:p>295</text:p>
          </table:table-cell>
          <table:table-cell table:formula="of:=MOD([.F436]+1/[.$H$2];5)" office:value-type="float" office:value="1.69999999999996" calcext:value-type="float">
            <text:p>1,69999999999996</text:p>
          </table:table-cell>
          <table:table-cell table:formula="of:=IF([.F437]&lt;0.000001;[.G436]+2+1/[.$H$2];[.G436]+1/[.$H$2])" office:value-type="float" office:value="21.7000000000002" calcext:value-type="float">
            <text:p>21,7000000000002</text:p>
          </table:table-cell>
          <table:table-cell table:number-columns-repeated="4"/>
          <table:table-cell table:formula="of:=SUM(MOD(SUM([.L436]-[.L$2];[.T$2]);[.R$2]-[.L$2]);[.L$2])" office:value-type="time" office:time-value="PT00H30M00S" calcext:value-type="time">
            <text:p>00:30:00</text:p>
          </table:table-cell>
          <table:table-cell table:formula="of:=IF([.L437]&lt;[.L436];[.M436]+[.H$2];[.M436])" office:value-type="float" office:value="180" calcext:value-type="float">
            <text:p>180</text:p>
          </table:table-cell>
          <table:table-cell table:formula="of:=OFFSET([.C$4];[.M437];0)" office:value-type="float" office:value="43755" calcext:value-type="float">
            <text:p>43755</text:p>
          </table:table-cell>
          <table:table-cell table:formula="of:=[.L437]" office:value-type="float" office:value="0.0208333333333333" calcext:value-type="float">
            <text:p>0.020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437];0)&lt;=[.O43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8]))" office:value-type="date" office:date-value="2019-10-29T01:53:23.044273" calcext:value-type="date">
            <text:p>2019-10-29 01:53:23</text:p>
          </table:table-cell>
          <table:table-cell table:style-name="ce7" table:formula="of:=[.A438]" office:value-type="date" office:date-value="2019-10-29T01:53:23.044273" calcext:value-type="date">
            <text:p>2019-10-29 01:53:23</text:p>
          </table:table-cell>
          <table:table-cell table:formula="of:=TRUNC([.A438])" office:value-type="float" office:value="43767" calcext:value-type="float">
            <text:p>43767</text:p>
          </table:table-cell>
          <table:table-cell table:style-name="ce12" table:formula="of:=[.B438]-[.C438]" office:value-type="date" office:date-value="1899-12-30T01:53:23.04427260999" calcext:value-type="date">
            <text:p>12/30/99 01:53 AM</text:p>
          </table:table-cell>
          <table:table-cell table:formula="of:=MOD([.E437]-[.$E$2];[.$H$2])+1+[.$E$2]" office:value-type="float" office:value="296" calcext:value-type="float">
            <text:p>296</text:p>
          </table:table-cell>
          <table:table-cell table:formula="of:=MOD([.F437]+1/[.$H$2];5)" office:value-type="float" office:value="1.74999999999996" calcext:value-type="float">
            <text:p>1,74999999999996</text:p>
          </table:table-cell>
          <table:table-cell table:formula="of:=IF([.F438]&lt;0.000001;[.G437]+2+1/[.$H$2];[.G437]+1/[.$H$2])" office:value-type="float" office:value="21.7500000000002" calcext:value-type="float">
            <text:p>21,7500000000002</text:p>
          </table:table-cell>
          <table:table-cell table:number-columns-repeated="4"/>
          <table:table-cell table:formula="of:=SUM(MOD(SUM([.L437]-[.L$2];[.T$2]);[.R$2]-[.L$2]);[.L$2])" office:value-type="time" office:time-value="PT00H40M00S" calcext:value-type="time">
            <text:p>00:40:00</text:p>
          </table:table-cell>
          <table:table-cell table:formula="of:=IF([.L438]&lt;[.L437];[.M437]+[.H$2];[.M437])" office:value-type="float" office:value="180" calcext:value-type="float">
            <text:p>180</text:p>
          </table:table-cell>
          <table:table-cell table:formula="of:=OFFSET([.C$4];[.M438];0)" office:value-type="float" office:value="43755" calcext:value-type="float">
            <text:p>43755</text:p>
          </table:table-cell>
          <table:table-cell table:formula="of:=[.L438]" office:value-type="float" office:value="0.0277777777777778" calcext:value-type="float">
            <text:p>0.027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438];0)&lt;=[.O43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9]))" office:value-type="date" office:date-value="2019-10-29T02:21:52.194424" calcext:value-type="date">
            <text:p>2019-10-29 02:21:52</text:p>
          </table:table-cell>
          <table:table-cell table:style-name="ce7" table:formula="of:=[.A439]" office:value-type="date" office:date-value="2019-10-29T02:21:52.194424" calcext:value-type="date">
            <text:p>2019-10-29 02:21:52</text:p>
          </table:table-cell>
          <table:table-cell table:formula="of:=TRUNC([.A439])" office:value-type="float" office:value="43767" calcext:value-type="float">
            <text:p>43767</text:p>
          </table:table-cell>
          <table:table-cell table:style-name="ce12" table:formula="of:=[.B439]-[.C439]" office:value-type="date" office:date-value="1899-12-30T02:21:52.19442361034" calcext:value-type="date">
            <text:p>12/30/99 02:21 AM</text:p>
          </table:table-cell>
          <table:table-cell table:formula="of:=MOD([.E438]-[.$E$2];[.$H$2])+1+[.$E$2]" office:value-type="float" office:value="297" calcext:value-type="float">
            <text:p>297</text:p>
          </table:table-cell>
          <table:table-cell table:formula="of:=MOD([.F438]+1/[.$H$2];5)" office:value-type="float" office:value="1.79999999999996" calcext:value-type="float">
            <text:p>1,79999999999996</text:p>
          </table:table-cell>
          <table:table-cell table:formula="of:=IF([.F439]&lt;0.000001;[.G438]+2+1/[.$H$2];[.G438]+1/[.$H$2])" office:value-type="float" office:value="21.8000000000002" calcext:value-type="float">
            <text:p>21,8000000000002</text:p>
          </table:table-cell>
          <table:table-cell table:number-columns-repeated="4"/>
          <table:table-cell table:formula="of:=SUM(MOD(SUM([.L438]-[.L$2];[.T$2]);[.R$2]-[.L$2]);[.L$2])" office:value-type="time" office:time-value="PT00H50M00S" calcext:value-type="time">
            <text:p>00:50:00</text:p>
          </table:table-cell>
          <table:table-cell table:formula="of:=IF([.L439]&lt;[.L438];[.M438]+[.H$2];[.M438])" office:value-type="float" office:value="180" calcext:value-type="float">
            <text:p>180</text:p>
          </table:table-cell>
          <table:table-cell table:formula="of:=OFFSET([.C$4];[.M439];0)" office:value-type="float" office:value="43755" calcext:value-type="float">
            <text:p>43755</text:p>
          </table:table-cell>
          <table:table-cell table:formula="of:=[.L439]" office:value-type="float" office:value="0.0347222222222222" calcext:value-type="float">
            <text:p>0.034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439];0)&lt;=[.O43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40]))" office:value-type="date" office:date-value="2019-10-29T02:22:41.149822" calcext:value-type="date">
            <text:p>2019-10-29 02:22:41</text:p>
          </table:table-cell>
          <table:table-cell table:style-name="ce7" table:formula="of:=[.A440]" office:value-type="date" office:date-value="2019-10-29T02:22:41.149822" calcext:value-type="date">
            <text:p>2019-10-29 02:22:41</text:p>
          </table:table-cell>
          <table:table-cell table:formula="of:=TRUNC([.A440])" office:value-type="float" office:value="43767" calcext:value-type="float">
            <text:p>43767</text:p>
          </table:table-cell>
          <table:table-cell table:style-name="ce12" table:formula="of:=[.B440]-[.C440]" office:value-type="date" office:date-value="1899-12-30T02:22:41.14982154686" calcext:value-type="date">
            <text:p>12/30/99 02:22 AM</text:p>
          </table:table-cell>
          <table:table-cell table:formula="of:=MOD([.E439]-[.$E$2];[.$H$2])+1+[.$E$2]" office:value-type="float" office:value="298" calcext:value-type="float">
            <text:p>298</text:p>
          </table:table-cell>
          <table:table-cell table:formula="of:=MOD([.F439]+1/[.$H$2];5)" office:value-type="float" office:value="1.84999999999996" calcext:value-type="float">
            <text:p>1,84999999999996</text:p>
          </table:table-cell>
          <table:table-cell table:formula="of:=IF([.F440]&lt;0.000001;[.G439]+2+1/[.$H$2];[.G439]+1/[.$H$2])" office:value-type="float" office:value="21.8500000000002" calcext:value-type="float">
            <text:p>21,8500000000002</text:p>
          </table:table-cell>
          <table:table-cell table:number-columns-repeated="4"/>
          <table:table-cell table:formula="of:=SUM(MOD(SUM([.L439]-[.L$2];[.T$2]);[.R$2]-[.L$2]);[.L$2])" office:value-type="time" office:time-value="PT01H00M00S" calcext:value-type="time">
            <text:p>01:00:00</text:p>
          </table:table-cell>
          <table:table-cell table:formula="of:=IF([.L440]&lt;[.L439];[.M439]+[.H$2];[.M439])" office:value-type="float" office:value="180" calcext:value-type="float">
            <text:p>180</text:p>
          </table:table-cell>
          <table:table-cell table:formula="of:=OFFSET([.C$4];[.M440];0)" office:value-type="float" office:value="43755" calcext:value-type="float">
            <text:p>43755</text:p>
          </table:table-cell>
          <table:table-cell table:formula="of:=[.L440]" office:value-type="float" office:value="0.0416666666666667" calcext:value-type="float">
            <text:p>0.041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440];0)&lt;=[.O44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41]))" office:value-type="date" office:date-value="2019-10-29T02:16:36.61877" calcext:value-type="date">
            <text:p>2019-10-29 02:16:37</text:p>
          </table:table-cell>
          <table:table-cell table:style-name="ce7" table:formula="of:=[.A441]" office:value-type="date" office:date-value="2019-10-29T02:16:36.61877" calcext:value-type="date">
            <text:p>2019-10-29 02:16:37</text:p>
          </table:table-cell>
          <table:table-cell table:formula="of:=TRUNC([.A441])" office:value-type="float" office:value="43767" calcext:value-type="float">
            <text:p>43767</text:p>
          </table:table-cell>
          <table:table-cell table:style-name="ce12" table:formula="of:=[.B441]-[.C441]" office:value-type="date" office:date-value="1899-12-30T02:16:36.61876971368" calcext:value-type="date">
            <text:p>12/30/99 02:16 AM</text:p>
          </table:table-cell>
          <table:table-cell table:formula="of:=MOD([.E440]-[.$E$2];[.$H$2])+1+[.$E$2]" office:value-type="float" office:value="299" calcext:value-type="float">
            <text:p>299</text:p>
          </table:table-cell>
          <table:table-cell table:formula="of:=MOD([.F440]+1/[.$H$2];5)" office:value-type="float" office:value="1.89999999999996" calcext:value-type="float">
            <text:p>1,89999999999996</text:p>
          </table:table-cell>
          <table:table-cell table:formula="of:=IF([.F441]&lt;0.000001;[.G440]+2+1/[.$H$2];[.G440]+1/[.$H$2])" office:value-type="float" office:value="21.9000000000002" calcext:value-type="float">
            <text:p>21,9000000000002</text:p>
          </table:table-cell>
          <table:table-cell table:number-columns-repeated="4"/>
          <table:table-cell table:formula="of:=SUM(MOD(SUM([.L440]-[.L$2];[.T$2]);[.R$2]-[.L$2]);[.L$2])" office:value-type="time" office:time-value="PT01H10M00S" calcext:value-type="time">
            <text:p>01:10:00</text:p>
          </table:table-cell>
          <table:table-cell table:formula="of:=IF([.L441]&lt;[.L440];[.M440]+[.H$2];[.M440])" office:value-type="float" office:value="180" calcext:value-type="float">
            <text:p>180</text:p>
          </table:table-cell>
          <table:table-cell table:formula="of:=OFFSET([.C$4];[.M441];0)" office:value-type="float" office:value="43755" calcext:value-type="float">
            <text:p>43755</text:p>
          </table:table-cell>
          <table:table-cell table:formula="of:=[.L441]" office:value-type="float" office:value="0.0486111111111111" calcext:value-type="float">
            <text:p>0.048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441];0)&lt;=[.O44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42]))" office:value-type="date" office:date-value="2019-10-29T02:06:05.33447" calcext:value-type="date">
            <text:p>2019-10-29 02:06:05</text:p>
          </table:table-cell>
          <table:table-cell table:style-name="ce7" table:formula="of:=[.A442]" office:value-type="date" office:date-value="2019-10-29T02:06:05.33447" calcext:value-type="date">
            <text:p>2019-10-29 02:06:05</text:p>
          </table:table-cell>
          <table:table-cell table:formula="of:=TRUNC([.A442])" office:value-type="float" office:value="43767" calcext:value-type="float">
            <text:p>43767</text:p>
          </table:table-cell>
          <table:table-cell table:style-name="ce12" table:formula="of:=[.B442]-[.C442]" office:value-type="date" office:date-value="1899-12-30T02:06:05.33447003458" calcext:value-type="date">
            <text:p>12/30/99 02:06 AM</text:p>
          </table:table-cell>
          <table:table-cell table:formula="of:=MOD([.E441]-[.$E$2];[.$H$2])+1+[.$E$2]" office:value-type="float" office:value="300" calcext:value-type="float">
            <text:p>300</text:p>
          </table:table-cell>
          <table:table-cell table:formula="of:=MOD([.F441]+1/[.$H$2];5)" office:value-type="float" office:value="1.94999999999996" calcext:value-type="float">
            <text:p>1,94999999999996</text:p>
          </table:table-cell>
          <table:table-cell table:formula="of:=IF([.F442]&lt;0.000001;[.G441]+2+1/[.$H$2];[.G441]+1/[.$H$2])" office:value-type="float" office:value="21.9500000000002" calcext:value-type="float">
            <text:p>21,9500000000002</text:p>
          </table:table-cell>
          <table:table-cell table:number-columns-repeated="4"/>
          <table:table-cell table:formula="of:=SUM(MOD(SUM([.L441]-[.L$2];[.T$2]);[.R$2]-[.L$2]);[.L$2])" office:value-type="time" office:time-value="PT01H20M00S" calcext:value-type="time">
            <text:p>01:20:00</text:p>
          </table:table-cell>
          <table:table-cell table:formula="of:=IF([.L442]&lt;[.L441];[.M441]+[.H$2];[.M441])" office:value-type="float" office:value="180" calcext:value-type="float">
            <text:p>180</text:p>
          </table:table-cell>
          <table:table-cell table:formula="of:=OFFSET([.C$4];[.M442];0)" office:value-type="float" office:value="43755" calcext:value-type="float">
            <text:p>43755</text:p>
          </table:table-cell>
          <table:table-cell table:formula="of:=[.L442]" office:value-type="float" office:value="0.0555555555555556" calcext:value-type="float">
            <text:p>0.055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442];0)&lt;=[.O44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42]-[.L$2];[.T$2]);[.R$2]-[.L$2]);[.L$2])" office:value-type="time" office:time-value="PT01H30M00S" calcext:value-type="time">
            <text:p>01:30:00</text:p>
          </table:table-cell>
          <table:table-cell table:formula="of:=IF([.L443]&lt;[.L442];[.M442]+[.H$2];[.M442])" office:value-type="float" office:value="180" calcext:value-type="float">
            <text:p>180</text:p>
          </table:table-cell>
          <table:table-cell table:formula="of:=OFFSET([.C$4];[.M443];0)" office:value-type="float" office:value="43755" calcext:value-type="float">
            <text:p>43755</text:p>
          </table:table-cell>
          <table:table-cell table:formula="of:=[.L443]" office:value-type="float" office:value="0.0625" calcext:value-type="float">
            <text:p>0.0625</text:p>
          </table:table-cell>
          <table:table-cell office:value-type="float" office:value="282" calcext:value-type="float">
            <text:p>282</text:p>
          </table:table-cell>
          <table:table-cell table:formula="of:=IF(OFFSET([.D$4];[.M443];0)&lt;=[.O44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43]-[.L$2];[.T$2]);[.R$2]-[.L$2]);[.L$2])" office:value-type="time" office:time-value="PT01H40M00S" calcext:value-type="time">
            <text:p>01:40:00</text:p>
          </table:table-cell>
          <table:table-cell table:formula="of:=IF([.L444]&lt;[.L443];[.M443]+[.H$2];[.M443])" office:value-type="float" office:value="180" calcext:value-type="float">
            <text:p>180</text:p>
          </table:table-cell>
          <table:table-cell table:formula="of:=OFFSET([.C$4];[.M444];0)" office:value-type="float" office:value="43755" calcext:value-type="float">
            <text:p>43755</text:p>
          </table:table-cell>
          <table:table-cell table:formula="of:=[.L444]" office:value-type="float" office:value="0.0694444444444444" calcext:value-type="float">
            <text:p>0.069444444444445</text:p>
          </table:table-cell>
          <table:table-cell office:value-type="float" office:value="282" calcext:value-type="float">
            <text:p>282</text:p>
          </table:table-cell>
          <table:table-cell table:formula="of:=IF(OFFSET([.D$4];[.M444];0)&lt;=[.O44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44]-[.L$2];[.T$2]);[.R$2]-[.L$2]);[.L$2])" office:value-type="time" office:time-value="PT01H50M00S" calcext:value-type="time">
            <text:p>01:50:00</text:p>
          </table:table-cell>
          <table:table-cell table:formula="of:=IF([.L445]&lt;[.L444];[.M444]+[.H$2];[.M444])" office:value-type="float" office:value="180" calcext:value-type="float">
            <text:p>180</text:p>
          </table:table-cell>
          <table:table-cell table:formula="of:=OFFSET([.C$4];[.M445];0)" office:value-type="float" office:value="43755" calcext:value-type="float">
            <text:p>43755</text:p>
          </table:table-cell>
          <table:table-cell table:formula="of:=[.L445]" office:value-type="float" office:value="0.0763888888888889" calcext:value-type="float">
            <text:p>0.076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445];0)&lt;=[.O44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45]-[.L$2];[.T$2]);[.R$2]-[.L$2]);[.L$2])" office:value-type="time" office:time-value="PT02H00M00S" calcext:value-type="time">
            <text:p>02:00:00</text:p>
          </table:table-cell>
          <table:table-cell table:formula="of:=IF([.L446]&lt;[.L445];[.M445]+[.H$2];[.M445])" office:value-type="float" office:value="180" calcext:value-type="float">
            <text:p>180</text:p>
          </table:table-cell>
          <table:table-cell table:formula="of:=OFFSET([.C$4];[.M446];0)" office:value-type="float" office:value="43755" calcext:value-type="float">
            <text:p>43755</text:p>
          </table:table-cell>
          <table:table-cell table:formula="of:=[.L446]" office:value-type="float" office:value="0.0833333333333333" calcext:value-type="float">
            <text:p>0.083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446];0)&lt;=[.O44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46]-[.L$2];[.T$2]);[.R$2]-[.L$2]);[.L$2])" office:value-type="time" office:time-value="PT02H10M00S" calcext:value-type="time">
            <text:p>02:10:00</text:p>
          </table:table-cell>
          <table:table-cell table:formula="of:=IF([.L447]&lt;[.L446];[.M446]+[.H$2];[.M446])" office:value-type="float" office:value="180" calcext:value-type="float">
            <text:p>180</text:p>
          </table:table-cell>
          <table:table-cell table:formula="of:=OFFSET([.C$4];[.M447];0)" office:value-type="float" office:value="43755" calcext:value-type="float">
            <text:p>43755</text:p>
          </table:table-cell>
          <table:table-cell table:formula="of:=[.L447]" office:value-type="float" office:value="0.0902777777777778" calcext:value-type="float">
            <text:p>0.0902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447];0)&lt;=[.O44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47]-[.L$2];[.T$2]);[.R$2]-[.L$2]);[.L$2])" office:value-type="time" office:time-value="PT02H20M00S" calcext:value-type="time">
            <text:p>02:20:00</text:p>
          </table:table-cell>
          <table:table-cell table:formula="of:=IF([.L448]&lt;[.L447];[.M447]+[.H$2];[.M447])" office:value-type="float" office:value="180" calcext:value-type="float">
            <text:p>180</text:p>
          </table:table-cell>
          <table:table-cell table:formula="of:=OFFSET([.C$4];[.M448];0)" office:value-type="float" office:value="43755" calcext:value-type="float">
            <text:p>43755</text:p>
          </table:table-cell>
          <table:table-cell table:formula="of:=[.L448]" office:value-type="float" office:value="0.0972222222222222" calcext:value-type="float">
            <text:p>0.0972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448];0)&lt;=[.O44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48]-[.L$2];[.T$2]);[.R$2]-[.L$2]);[.L$2])" office:value-type="time" office:time-value="PT02H30M00S" calcext:value-type="time">
            <text:p>02:30:00</text:p>
          </table:table-cell>
          <table:table-cell table:formula="of:=IF([.L449]&lt;[.L448];[.M448]+[.H$2];[.M448])" office:value-type="float" office:value="180" calcext:value-type="float">
            <text:p>180</text:p>
          </table:table-cell>
          <table:table-cell table:formula="of:=OFFSET([.C$4];[.M449];0)" office:value-type="float" office:value="43755" calcext:value-type="float">
            <text:p>43755</text:p>
          </table:table-cell>
          <table:table-cell table:formula="of:=[.L449]" office:value-type="float" office:value="0.104166666666667" calcext:value-type="float">
            <text:p>0.1041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449];0)&lt;=[.O44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49]-[.L$2];[.T$2]);[.R$2]-[.L$2]);[.L$2])" office:value-type="time" office:time-value="PT02H40M00S" calcext:value-type="time">
            <text:p>02:40:00</text:p>
          </table:table-cell>
          <table:table-cell table:formula="of:=IF([.L450]&lt;[.L449];[.M449]+[.H$2];[.M449])" office:value-type="float" office:value="180" calcext:value-type="float">
            <text:p>180</text:p>
          </table:table-cell>
          <table:table-cell table:formula="of:=OFFSET([.C$4];[.M450];0)" office:value-type="float" office:value="43755" calcext:value-type="float">
            <text:p>43755</text:p>
          </table:table-cell>
          <table:table-cell table:formula="of:=[.L450]" office:value-type="float" office:value="0.111111111111111" calcext:value-type="float">
            <text:p>0.1111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450];0)&lt;=[.O45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50]-[.L$2];[.T$2]);[.R$2]-[.L$2]);[.L$2])" office:value-type="time" office:time-value="PT02H50M00S" calcext:value-type="time">
            <text:p>02:50:00</text:p>
          </table:table-cell>
          <table:table-cell table:formula="of:=IF([.L451]&lt;[.L450];[.M450]+[.H$2];[.M450])" office:value-type="float" office:value="180" calcext:value-type="float">
            <text:p>180</text:p>
          </table:table-cell>
          <table:table-cell table:formula="of:=OFFSET([.C$4];[.M451];0)" office:value-type="float" office:value="43755" calcext:value-type="float">
            <text:p>43755</text:p>
          </table:table-cell>
          <table:table-cell table:formula="of:=[.L451]" office:value-type="float" office:value="0.118055555555556" calcext:value-type="float">
            <text:p>0.1180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451];0)&lt;=[.O45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51]-[.L$2];[.T$2]);[.R$2]-[.L$2]);[.L$2])" office:value-type="time" office:time-value="PT03H00M00S" calcext:value-type="time">
            <text:p>03:00:00</text:p>
          </table:table-cell>
          <table:table-cell table:formula="of:=IF([.L452]&lt;[.L451];[.M451]+[.H$2];[.M451])" office:value-type="float" office:value="180" calcext:value-type="float">
            <text:p>180</text:p>
          </table:table-cell>
          <table:table-cell table:formula="of:=OFFSET([.C$4];[.M452];0)" office:value-type="float" office:value="43755" calcext:value-type="float">
            <text:p>43755</text:p>
          </table:table-cell>
          <table:table-cell table:formula="of:=[.L452]" office:value-type="float" office:value="0.125" calcext:value-type="float">
            <text:p>0.125</text:p>
          </table:table-cell>
          <table:table-cell office:value-type="float" office:value="282" calcext:value-type="float">
            <text:p>282</text:p>
          </table:table-cell>
          <table:table-cell table:formula="of:=IF(OFFSET([.D$4];[.M452];0)&lt;=[.O45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52]-[.L$2];[.T$2]);[.R$2]-[.L$2]);[.L$2])" office:value-type="time" office:time-value="PT03H10M00S" calcext:value-type="time">
            <text:p>03:10:00</text:p>
          </table:table-cell>
          <table:table-cell table:formula="of:=IF([.L453]&lt;[.L452];[.M452]+[.H$2];[.M452])" office:value-type="float" office:value="180" calcext:value-type="float">
            <text:p>180</text:p>
          </table:table-cell>
          <table:table-cell table:formula="of:=OFFSET([.C$4];[.M453];0)" office:value-type="float" office:value="43755" calcext:value-type="float">
            <text:p>43755</text:p>
          </table:table-cell>
          <table:table-cell table:formula="of:=[.L453]" office:value-type="float" office:value="0.131944444444444" calcext:value-type="float">
            <text:p>0.131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453];0)&lt;=[.O45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53]-[.L$2];[.T$2]);[.R$2]-[.L$2]);[.L$2])" office:value-type="time" office:time-value="PT03H20M00S" calcext:value-type="time">
            <text:p>03:20:00</text:p>
          </table:table-cell>
          <table:table-cell table:formula="of:=IF([.L454]&lt;[.L453];[.M453]+[.H$2];[.M453])" office:value-type="float" office:value="180" calcext:value-type="float">
            <text:p>180</text:p>
          </table:table-cell>
          <table:table-cell table:formula="of:=OFFSET([.C$4];[.M454];0)" office:value-type="float" office:value="43755" calcext:value-type="float">
            <text:p>43755</text:p>
          </table:table-cell>
          <table:table-cell table:formula="of:=[.L454]" office:value-type="float" office:value="0.138888888888889" calcext:value-type="float">
            <text:p>0.138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454];0)&lt;=[.O45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54]-[.L$2];[.T$2]);[.R$2]-[.L$2]);[.L$2])" office:value-type="time" office:time-value="PT03H30M00S" calcext:value-type="time">
            <text:p>03:30:00</text:p>
          </table:table-cell>
          <table:table-cell table:formula="of:=IF([.L455]&lt;[.L454];[.M454]+[.H$2];[.M454])" office:value-type="float" office:value="180" calcext:value-type="float">
            <text:p>180</text:p>
          </table:table-cell>
          <table:table-cell table:formula="of:=OFFSET([.C$4];[.M455];0)" office:value-type="float" office:value="43755" calcext:value-type="float">
            <text:p>43755</text:p>
          </table:table-cell>
          <table:table-cell table:formula="of:=[.L455]" office:value-type="float" office:value="0.145833333333333" calcext:value-type="float">
            <text:p>0.145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455];0)&lt;=[.O45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55]-[.L$2];[.T$2]);[.R$2]-[.L$2]);[.L$2])" office:value-type="time" office:time-value="PT03H40M00S" calcext:value-type="time">
            <text:p>03:40:00</text:p>
          </table:table-cell>
          <table:table-cell table:formula="of:=IF([.L456]&lt;[.L455];[.M455]+[.H$2];[.M455])" office:value-type="float" office:value="180" calcext:value-type="float">
            <text:p>180</text:p>
          </table:table-cell>
          <table:table-cell table:formula="of:=OFFSET([.C$4];[.M456];0)" office:value-type="float" office:value="43755" calcext:value-type="float">
            <text:p>43755</text:p>
          </table:table-cell>
          <table:table-cell table:formula="of:=[.L456]" office:value-type="float" office:value="0.152777777777778" calcext:value-type="float">
            <text:p>0.152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456];0)&lt;=[.O45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56]-[.L$2];[.T$2]);[.R$2]-[.L$2]);[.L$2])" office:value-type="time" office:time-value="PT03H50M00S" calcext:value-type="time">
            <text:p>03:50:00</text:p>
          </table:table-cell>
          <table:table-cell table:formula="of:=IF([.L457]&lt;[.L456];[.M456]+[.H$2];[.M456])" office:value-type="float" office:value="180" calcext:value-type="float">
            <text:p>180</text:p>
          </table:table-cell>
          <table:table-cell table:formula="of:=OFFSET([.C$4];[.M457];0)" office:value-type="float" office:value="43755" calcext:value-type="float">
            <text:p>43755</text:p>
          </table:table-cell>
          <table:table-cell table:formula="of:=[.L457]" office:value-type="float" office:value="0.159722222222222" calcext:value-type="float">
            <text:p>0.159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457];0)&lt;=[.O45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57]-[.L$2];[.T$2]);[.R$2]-[.L$2]);[.L$2])" office:value-type="time" office:time-value="PT04H00M00S" calcext:value-type="time">
            <text:p>04:00:00</text:p>
          </table:table-cell>
          <table:table-cell table:formula="of:=IF([.L458]&lt;[.L457];[.M457]+[.H$2];[.M457])" office:value-type="float" office:value="180" calcext:value-type="float">
            <text:p>180</text:p>
          </table:table-cell>
          <table:table-cell table:formula="of:=OFFSET([.C$4];[.M458];0)" office:value-type="float" office:value="43755" calcext:value-type="float">
            <text:p>43755</text:p>
          </table:table-cell>
          <table:table-cell table:formula="of:=[.L458]" office:value-type="float" office:value="0.166666666666667" calcext:value-type="float">
            <text:p>0.166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458];0)&lt;=[.O45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58]-[.L$2];[.T$2]);[.R$2]-[.L$2]);[.L$2])" office:value-type="time" office:time-value="PT04H10M00S" calcext:value-type="time">
            <text:p>04:10:00</text:p>
          </table:table-cell>
          <table:table-cell table:formula="of:=IF([.L459]&lt;[.L458];[.M458]+[.H$2];[.M458])" office:value-type="float" office:value="180" calcext:value-type="float">
            <text:p>180</text:p>
          </table:table-cell>
          <table:table-cell table:formula="of:=OFFSET([.C$4];[.M459];0)" office:value-type="float" office:value="43755" calcext:value-type="float">
            <text:p>43755</text:p>
          </table:table-cell>
          <table:table-cell table:formula="of:=[.L459]" office:value-type="float" office:value="0.173611111111111" calcext:value-type="float">
            <text:p>0.173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459];0)&lt;=[.O45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59]-[.L$2];[.T$2]);[.R$2]-[.L$2]);[.L$2])" office:value-type="time" office:time-value="PT04H20M00S" calcext:value-type="time">
            <text:p>04:20:00</text:p>
          </table:table-cell>
          <table:table-cell table:formula="of:=IF([.L460]&lt;[.L459];[.M459]+[.H$2];[.M459])" office:value-type="float" office:value="180" calcext:value-type="float">
            <text:p>180</text:p>
          </table:table-cell>
          <table:table-cell table:formula="of:=OFFSET([.C$4];[.M460];0)" office:value-type="float" office:value="43755" calcext:value-type="float">
            <text:p>43755</text:p>
          </table:table-cell>
          <table:table-cell table:formula="of:=[.L460]" office:value-type="float" office:value="0.180555555555556" calcext:value-type="float">
            <text:p>0.180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460];0)&lt;=[.O46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60]-[.L$2];[.T$2]);[.R$2]-[.L$2]);[.L$2])" office:value-type="time" office:time-value="PT04H30M00S" calcext:value-type="time">
            <text:p>04:30:00</text:p>
          </table:table-cell>
          <table:table-cell table:formula="of:=IF([.L461]&lt;[.L460];[.M460]+[.H$2];[.M460])" office:value-type="float" office:value="180" calcext:value-type="float">
            <text:p>180</text:p>
          </table:table-cell>
          <table:table-cell table:formula="of:=OFFSET([.C$4];[.M461];0)" office:value-type="float" office:value="43755" calcext:value-type="float">
            <text:p>43755</text:p>
          </table:table-cell>
          <table:table-cell table:formula="of:=[.L461]" office:value-type="float" office:value="0.1875" calcext:value-type="float">
            <text:p>0.1875</text:p>
          </table:table-cell>
          <table:table-cell office:value-type="float" office:value="282" calcext:value-type="float">
            <text:p>282</text:p>
          </table:table-cell>
          <table:table-cell table:formula="of:=IF(OFFSET([.D$4];[.M461];0)&lt;=[.O46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61]-[.L$2];[.T$2]);[.R$2]-[.L$2]);[.L$2])" office:value-type="time" office:time-value="PT04H40M00S" calcext:value-type="time">
            <text:p>04:40:00</text:p>
          </table:table-cell>
          <table:table-cell table:formula="of:=IF([.L462]&lt;[.L461];[.M461]+[.H$2];[.M461])" office:value-type="float" office:value="180" calcext:value-type="float">
            <text:p>180</text:p>
          </table:table-cell>
          <table:table-cell table:formula="of:=OFFSET([.C$4];[.M462];0)" office:value-type="float" office:value="43755" calcext:value-type="float">
            <text:p>43755</text:p>
          </table:table-cell>
          <table:table-cell table:formula="of:=[.L462]" office:value-type="float" office:value="0.194444444444444" calcext:value-type="float">
            <text:p>0.1944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462];0)&lt;=[.O46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62]-[.L$2];[.T$2]);[.R$2]-[.L$2]);[.L$2])" office:value-type="time" office:time-value="PT04H50M00S" calcext:value-type="time">
            <text:p>04:50:00</text:p>
          </table:table-cell>
          <table:table-cell table:formula="of:=IF([.L463]&lt;[.L462];[.M462]+[.H$2];[.M462])" office:value-type="float" office:value="180" calcext:value-type="float">
            <text:p>180</text:p>
          </table:table-cell>
          <table:table-cell table:formula="of:=OFFSET([.C$4];[.M463];0)" office:value-type="float" office:value="43755" calcext:value-type="float">
            <text:p>43755</text:p>
          </table:table-cell>
          <table:table-cell table:formula="of:=[.L463]" office:value-type="float" office:value="0.201388888888889" calcext:value-type="float">
            <text:p>0.201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463];0)&lt;=[.O46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63]-[.L$2];[.T$2]);[.R$2]-[.L$2]);[.L$2])" office:value-type="time" office:time-value="PT05H00M00S" calcext:value-type="time">
            <text:p>05:00:00</text:p>
          </table:table-cell>
          <table:table-cell table:formula="of:=IF([.L464]&lt;[.L463];[.M463]+[.H$2];[.M463])" office:value-type="float" office:value="180" calcext:value-type="float">
            <text:p>180</text:p>
          </table:table-cell>
          <table:table-cell table:formula="of:=OFFSET([.C$4];[.M464];0)" office:value-type="float" office:value="43755" calcext:value-type="float">
            <text:p>43755</text:p>
          </table:table-cell>
          <table:table-cell table:formula="of:=[.L464]" office:value-type="float" office:value="0.208333333333333" calcext:value-type="float">
            <text:p>0.208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464];0)&lt;=[.O46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64]-[.L$2];[.T$2]);[.R$2]-[.L$2]);[.L$2])" office:value-type="time" office:time-value="PT05H10M00S" calcext:value-type="time">
            <text:p>05:10:00</text:p>
          </table:table-cell>
          <table:table-cell table:formula="of:=IF([.L465]&lt;[.L464];[.M464]+[.H$2];[.M464])" office:value-type="float" office:value="180" calcext:value-type="float">
            <text:p>180</text:p>
          </table:table-cell>
          <table:table-cell table:formula="of:=OFFSET([.C$4];[.M465];0)" office:value-type="float" office:value="43755" calcext:value-type="float">
            <text:p>43755</text:p>
          </table:table-cell>
          <table:table-cell table:formula="of:=[.L465]" office:value-type="float" office:value="0.215277777777778" calcext:value-type="float">
            <text:p>0.2152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465];0)&lt;=[.O46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65]-[.L$2];[.T$2]);[.R$2]-[.L$2]);[.L$2])" office:value-type="time" office:time-value="PT05H20M00S" calcext:value-type="time">
            <text:p>05:20:00</text:p>
          </table:table-cell>
          <table:table-cell table:formula="of:=IF([.L466]&lt;[.L465];[.M465]+[.H$2];[.M465])" office:value-type="float" office:value="180" calcext:value-type="float">
            <text:p>180</text:p>
          </table:table-cell>
          <table:table-cell table:formula="of:=OFFSET([.C$4];[.M466];0)" office:value-type="float" office:value="43755" calcext:value-type="float">
            <text:p>43755</text:p>
          </table:table-cell>
          <table:table-cell table:formula="of:=[.L466]" office:value-type="float" office:value="0.222222222222222" calcext:value-type="float">
            <text:p>0.2222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466];0)&lt;=[.O46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66]-[.L$2];[.T$2]);[.R$2]-[.L$2]);[.L$2])" office:value-type="time" office:time-value="PT05H30M00S" calcext:value-type="time">
            <text:p>05:30:00</text:p>
          </table:table-cell>
          <table:table-cell table:formula="of:=IF([.L467]&lt;[.L466];[.M466]+[.H$2];[.M466])" office:value-type="float" office:value="180" calcext:value-type="float">
            <text:p>180</text:p>
          </table:table-cell>
          <table:table-cell table:formula="of:=OFFSET([.C$4];[.M467];0)" office:value-type="float" office:value="43755" calcext:value-type="float">
            <text:p>43755</text:p>
          </table:table-cell>
          <table:table-cell table:formula="of:=[.L467]" office:value-type="float" office:value="0.229166666666667" calcext:value-type="float">
            <text:p>0.2291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467];0)&lt;=[.O46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67]-[.L$2];[.T$2]);[.R$2]-[.L$2]);[.L$2])" office:value-type="time" office:time-value="PT05H40M00S" calcext:value-type="time">
            <text:p>05:40:00</text:p>
          </table:table-cell>
          <table:table-cell table:formula="of:=IF([.L468]&lt;[.L467];[.M467]+[.H$2];[.M467])" office:value-type="float" office:value="180" calcext:value-type="float">
            <text:p>180</text:p>
          </table:table-cell>
          <table:table-cell table:formula="of:=OFFSET([.C$4];[.M468];0)" office:value-type="float" office:value="43755" calcext:value-type="float">
            <text:p>43755</text:p>
          </table:table-cell>
          <table:table-cell table:formula="of:=[.L468]" office:value-type="float" office:value="0.236111111111111" calcext:value-type="float">
            <text:p>0.2361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468];0)&lt;=[.O46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68]-[.L$2];[.T$2]);[.R$2]-[.L$2]);[.L$2])" office:value-type="time" office:time-value="PT05H50M00S" calcext:value-type="time">
            <text:p>05:50:00</text:p>
          </table:table-cell>
          <table:table-cell table:formula="of:=IF([.L469]&lt;[.L468];[.M468]+[.H$2];[.M468])" office:value-type="float" office:value="180" calcext:value-type="float">
            <text:p>180</text:p>
          </table:table-cell>
          <table:table-cell table:formula="of:=OFFSET([.C$4];[.M469];0)" office:value-type="float" office:value="43755" calcext:value-type="float">
            <text:p>43755</text:p>
          </table:table-cell>
          <table:table-cell table:formula="of:=[.L469]" office:value-type="float" office:value="0.243055555555556" calcext:value-type="float">
            <text:p>0.2430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469];0)&lt;=[.O46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69]-[.L$2];[.T$2]);[.R$2]-[.L$2]);[.L$2])" office:value-type="time" office:time-value="PT06H00M00S" calcext:value-type="time">
            <text:p>06:00:00</text:p>
          </table:table-cell>
          <table:table-cell table:formula="of:=IF([.L470]&lt;[.L469];[.M469]+[.H$2];[.M469])" office:value-type="float" office:value="180" calcext:value-type="float">
            <text:p>180</text:p>
          </table:table-cell>
          <table:table-cell table:formula="of:=OFFSET([.C$4];[.M470];0)" office:value-type="float" office:value="43755" calcext:value-type="float">
            <text:p>43755</text:p>
          </table:table-cell>
          <table:table-cell table:formula="of:=[.L470]" office:value-type="float" office:value="0.25" calcext:value-type="float">
            <text:p>0.25</text:p>
          </table:table-cell>
          <table:table-cell office:value-type="float" office:value="282" calcext:value-type="float">
            <text:p>282</text:p>
          </table:table-cell>
          <table:table-cell table:formula="of:=IF(OFFSET([.D$4];[.M470];0)&lt;=[.O47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70]-[.L$2];[.T$2]);[.R$2]-[.L$2]);[.L$2])" office:value-type="time" office:time-value="PT06H10M00S" calcext:value-type="time">
            <text:p>06:10:00</text:p>
          </table:table-cell>
          <table:table-cell table:formula="of:=IF([.L471]&lt;[.L470];[.M470]+[.H$2];[.M470])" office:value-type="float" office:value="180" calcext:value-type="float">
            <text:p>180</text:p>
          </table:table-cell>
          <table:table-cell table:formula="of:=OFFSET([.C$4];[.M471];0)" office:value-type="float" office:value="43755" calcext:value-type="float">
            <text:p>43755</text:p>
          </table:table-cell>
          <table:table-cell table:formula="of:=[.L471]" office:value-type="float" office:value="0.256944444444444" calcext:value-type="float">
            <text:p>0.256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471];0)&lt;=[.O47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71]-[.L$2];[.T$2]);[.R$2]-[.L$2]);[.L$2])" office:value-type="time" office:time-value="PT06H20M00S" calcext:value-type="time">
            <text:p>06:20:00</text:p>
          </table:table-cell>
          <table:table-cell table:formula="of:=IF([.L472]&lt;[.L471];[.M471]+[.H$2];[.M471])" office:value-type="float" office:value="180" calcext:value-type="float">
            <text:p>180</text:p>
          </table:table-cell>
          <table:table-cell table:formula="of:=OFFSET([.C$4];[.M472];0)" office:value-type="float" office:value="43755" calcext:value-type="float">
            <text:p>43755</text:p>
          </table:table-cell>
          <table:table-cell table:formula="of:=[.L472]" office:value-type="float" office:value="0.263888888888889" calcext:value-type="float">
            <text:p>0.263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472];0)&lt;=[.O47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72]-[.L$2];[.T$2]);[.R$2]-[.L$2]);[.L$2])" office:value-type="time" office:time-value="PT06H30M00S" calcext:value-type="time">
            <text:p>06:30:00</text:p>
          </table:table-cell>
          <table:table-cell table:formula="of:=IF([.L473]&lt;[.L472];[.M472]+[.H$2];[.M472])" office:value-type="float" office:value="180" calcext:value-type="float">
            <text:p>180</text:p>
          </table:table-cell>
          <table:table-cell table:formula="of:=OFFSET([.C$4];[.M473];0)" office:value-type="float" office:value="43755" calcext:value-type="float">
            <text:p>43755</text:p>
          </table:table-cell>
          <table:table-cell table:formula="of:=[.L473]" office:value-type="float" office:value="0.270833333333333" calcext:value-type="float">
            <text:p>0.270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473];0)&lt;=[.O47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73]-[.L$2];[.T$2]);[.R$2]-[.L$2]);[.L$2])" office:value-type="time" office:time-value="PT06H40M00S" calcext:value-type="time">
            <text:p>06:40:00</text:p>
          </table:table-cell>
          <table:table-cell table:formula="of:=IF([.L474]&lt;[.L473];[.M473]+[.H$2];[.M473])" office:value-type="float" office:value="180" calcext:value-type="float">
            <text:p>180</text:p>
          </table:table-cell>
          <table:table-cell table:formula="of:=OFFSET([.C$4];[.M474];0)" office:value-type="float" office:value="43755" calcext:value-type="float">
            <text:p>43755</text:p>
          </table:table-cell>
          <table:table-cell table:formula="of:=[.L474]" office:value-type="float" office:value="0.277777777777778" calcext:value-type="float">
            <text:p>0.277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474];0)&lt;=[.O47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74]-[.L$2];[.T$2]);[.R$2]-[.L$2]);[.L$2])" office:value-type="time" office:time-value="PT06H50M00S" calcext:value-type="time">
            <text:p>06:50:00</text:p>
          </table:table-cell>
          <table:table-cell table:formula="of:=IF([.L475]&lt;[.L474];[.M474]+[.H$2];[.M474])" office:value-type="float" office:value="180" calcext:value-type="float">
            <text:p>180</text:p>
          </table:table-cell>
          <table:table-cell table:formula="of:=OFFSET([.C$4];[.M475];0)" office:value-type="float" office:value="43755" calcext:value-type="float">
            <text:p>43755</text:p>
          </table:table-cell>
          <table:table-cell table:formula="of:=[.L475]" office:value-type="float" office:value="0.284722222222222" calcext:value-type="float">
            <text:p>0.284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475];0)&lt;=[.O47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75]-[.L$2];[.T$2]);[.R$2]-[.L$2]);[.L$2])" office:value-type="time" office:time-value="PT07H00M00S" calcext:value-type="time">
            <text:p>07:00:00</text:p>
          </table:table-cell>
          <table:table-cell table:formula="of:=IF([.L476]&lt;[.L475];[.M475]+[.H$2];[.M475])" office:value-type="float" office:value="180" calcext:value-type="float">
            <text:p>180</text:p>
          </table:table-cell>
          <table:table-cell table:formula="of:=OFFSET([.C$4];[.M476];0)" office:value-type="float" office:value="43755" calcext:value-type="float">
            <text:p>43755</text:p>
          </table:table-cell>
          <table:table-cell table:formula="of:=[.L476]" office:value-type="float" office:value="0.291666666666667" calcext:value-type="float">
            <text:p>0.291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476];0)&lt;=[.O47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76]-[.L$2];[.T$2]);[.R$2]-[.L$2]);[.L$2])" office:value-type="time" office:time-value="PT07H10M00S" calcext:value-type="time">
            <text:p>07:10:00</text:p>
          </table:table-cell>
          <table:table-cell table:formula="of:=IF([.L477]&lt;[.L476];[.M476]+[.H$2];[.M476])" office:value-type="float" office:value="180" calcext:value-type="float">
            <text:p>180</text:p>
          </table:table-cell>
          <table:table-cell table:formula="of:=OFFSET([.C$4];[.M477];0)" office:value-type="float" office:value="43755" calcext:value-type="float">
            <text:p>43755</text:p>
          </table:table-cell>
          <table:table-cell table:formula="of:=[.L477]" office:value-type="float" office:value="0.298611111111111" calcext:value-type="float">
            <text:p>0.298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477];0)&lt;=[.O47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77]-[.L$2];[.T$2]);[.R$2]-[.L$2]);[.L$2])" office:value-type="time" office:time-value="PT07H20M00S" calcext:value-type="time">
            <text:p>07:20:00</text:p>
          </table:table-cell>
          <table:table-cell table:formula="of:=IF([.L478]&lt;[.L477];[.M477]+[.H$2];[.M477])" office:value-type="float" office:value="180" calcext:value-type="float">
            <text:p>180</text:p>
          </table:table-cell>
          <table:table-cell table:formula="of:=OFFSET([.C$4];[.M478];0)" office:value-type="float" office:value="43755" calcext:value-type="float">
            <text:p>43755</text:p>
          </table:table-cell>
          <table:table-cell table:formula="of:=[.L478]" office:value-type="float" office:value="0.305555555555556" calcext:value-type="float">
            <text:p>0.305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478];0)&lt;=[.O47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78]-[.L$2];[.T$2]);[.R$2]-[.L$2]);[.L$2])" office:value-type="time" office:time-value="PT07H30M00S" calcext:value-type="time">
            <text:p>07:30:00</text:p>
          </table:table-cell>
          <table:table-cell table:formula="of:=IF([.L479]&lt;[.L478];[.M478]+[.H$2];[.M478])" office:value-type="float" office:value="180" calcext:value-type="float">
            <text:p>180</text:p>
          </table:table-cell>
          <table:table-cell table:formula="of:=OFFSET([.C$4];[.M479];0)" office:value-type="float" office:value="43755" calcext:value-type="float">
            <text:p>43755</text:p>
          </table:table-cell>
          <table:table-cell table:formula="of:=[.L479]" office:value-type="float" office:value="0.3125" calcext:value-type="float">
            <text:p>0.3125</text:p>
          </table:table-cell>
          <table:table-cell office:value-type="float" office:value="282" calcext:value-type="float">
            <text:p>282</text:p>
          </table:table-cell>
          <table:table-cell table:formula="of:=IF(OFFSET([.D$4];[.M479];0)&lt;=[.O47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79]-[.L$2];[.T$2]);[.R$2]-[.L$2]);[.L$2])" office:value-type="time" office:time-value="PT07H40M00S" calcext:value-type="time">
            <text:p>07:40:00</text:p>
          </table:table-cell>
          <table:table-cell table:formula="of:=IF([.L480]&lt;[.L479];[.M479]+[.H$2];[.M479])" office:value-type="float" office:value="180" calcext:value-type="float">
            <text:p>180</text:p>
          </table:table-cell>
          <table:table-cell table:formula="of:=OFFSET([.C$4];[.M480];0)" office:value-type="float" office:value="43755" calcext:value-type="float">
            <text:p>43755</text:p>
          </table:table-cell>
          <table:table-cell table:formula="of:=[.L480]" office:value-type="float" office:value="0.319444444444444" calcext:value-type="float">
            <text:p>0.3194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480];0)&lt;=[.O48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80]-[.L$2];[.T$2]);[.R$2]-[.L$2]);[.L$2])" office:value-type="time" office:time-value="PT07H50M00S" calcext:value-type="time">
            <text:p>07:50:00</text:p>
          </table:table-cell>
          <table:table-cell table:formula="of:=IF([.L481]&lt;[.L480];[.M480]+[.H$2];[.M480])" office:value-type="float" office:value="180" calcext:value-type="float">
            <text:p>180</text:p>
          </table:table-cell>
          <table:table-cell table:formula="of:=OFFSET([.C$4];[.M481];0)" office:value-type="float" office:value="43755" calcext:value-type="float">
            <text:p>43755</text:p>
          </table:table-cell>
          <table:table-cell table:formula="of:=[.L481]" office:value-type="float" office:value="0.326388888888889" calcext:value-type="float">
            <text:p>0.326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481];0)&lt;=[.O48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81]-[.L$2];[.T$2]);[.R$2]-[.L$2]);[.L$2])" office:value-type="time" office:time-value="PT08H00M00S" calcext:value-type="time">
            <text:p>08:00:00</text:p>
          </table:table-cell>
          <table:table-cell table:formula="of:=IF([.L482]&lt;[.L481];[.M481]+[.H$2];[.M481])" office:value-type="float" office:value="180" calcext:value-type="float">
            <text:p>180</text:p>
          </table:table-cell>
          <table:table-cell table:formula="of:=OFFSET([.C$4];[.M482];0)" office:value-type="float" office:value="43755" calcext:value-type="float">
            <text:p>43755</text:p>
          </table:table-cell>
          <table:table-cell table:formula="of:=[.L482]" office:value-type="float" office:value="0.333333333333333" calcext:value-type="float">
            <text:p>0.333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482];0)&lt;=[.O48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82]-[.L$2];[.T$2]);[.R$2]-[.L$2]);[.L$2])" office:value-type="time" office:time-value="PT00H10M00S" calcext:value-type="time">
            <text:p>00:10:00</text:p>
          </table:table-cell>
          <table:table-cell table:formula="of:=IF([.L483]&lt;[.L482];[.M482]+[.H$2];[.M482])" office:value-type="float" office:value="200" calcext:value-type="float">
            <text:p>200</text:p>
          </table:table-cell>
          <table:table-cell table:formula="of:=OFFSET([.C$4];[.M483];0)" office:value-type="float" office:value="43756" calcext:value-type="float">
            <text:p>43756</text:p>
          </table:table-cell>
          <table:table-cell table:formula="of:=[.L483]" office:value-type="float" office:value="0.00694444444444444" calcext:value-type="float">
            <text:p>0.006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483];0)&lt;=[.O48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83]-[.L$2];[.T$2]);[.R$2]-[.L$2]);[.L$2])" office:value-type="time" office:time-value="PT00H20M00S" calcext:value-type="time">
            <text:p>00:20:00</text:p>
          </table:table-cell>
          <table:table-cell table:formula="of:=IF([.L484]&lt;[.L483];[.M483]+[.H$2];[.M483])" office:value-type="float" office:value="200" calcext:value-type="float">
            <text:p>200</text:p>
          </table:table-cell>
          <table:table-cell table:formula="of:=OFFSET([.C$4];[.M484];0)" office:value-type="float" office:value="43756" calcext:value-type="float">
            <text:p>43756</text:p>
          </table:table-cell>
          <table:table-cell table:formula="of:=[.L484]" office:value-type="float" office:value="0.0138888888888889" calcext:value-type="float">
            <text:p>0.013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484];0)&lt;=[.O48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84]-[.L$2];[.T$2]);[.R$2]-[.L$2]);[.L$2])" office:value-type="time" office:time-value="PT00H30M00S" calcext:value-type="time">
            <text:p>00:30:00</text:p>
          </table:table-cell>
          <table:table-cell table:formula="of:=IF([.L485]&lt;[.L484];[.M484]+[.H$2];[.M484])" office:value-type="float" office:value="200" calcext:value-type="float">
            <text:p>200</text:p>
          </table:table-cell>
          <table:table-cell table:formula="of:=OFFSET([.C$4];[.M485];0)" office:value-type="float" office:value="43756" calcext:value-type="float">
            <text:p>43756</text:p>
          </table:table-cell>
          <table:table-cell table:formula="of:=[.L485]" office:value-type="float" office:value="0.0208333333333333" calcext:value-type="float">
            <text:p>0.020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485];0)&lt;=[.O48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85]-[.L$2];[.T$2]);[.R$2]-[.L$2]);[.L$2])" office:value-type="time" office:time-value="PT00H40M00S" calcext:value-type="time">
            <text:p>00:40:00</text:p>
          </table:table-cell>
          <table:table-cell table:formula="of:=IF([.L486]&lt;[.L485];[.M485]+[.H$2];[.M485])" office:value-type="float" office:value="200" calcext:value-type="float">
            <text:p>200</text:p>
          </table:table-cell>
          <table:table-cell table:formula="of:=OFFSET([.C$4];[.M486];0)" office:value-type="float" office:value="43756" calcext:value-type="float">
            <text:p>43756</text:p>
          </table:table-cell>
          <table:table-cell table:formula="of:=[.L486]" office:value-type="float" office:value="0.0277777777777778" calcext:value-type="float">
            <text:p>0.027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486];0)&lt;=[.O48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86]-[.L$2];[.T$2]);[.R$2]-[.L$2]);[.L$2])" office:value-type="time" office:time-value="PT00H50M00S" calcext:value-type="time">
            <text:p>00:50:00</text:p>
          </table:table-cell>
          <table:table-cell table:formula="of:=IF([.L487]&lt;[.L486];[.M486]+[.H$2];[.M486])" office:value-type="float" office:value="200" calcext:value-type="float">
            <text:p>200</text:p>
          </table:table-cell>
          <table:table-cell table:formula="of:=OFFSET([.C$4];[.M487];0)" office:value-type="float" office:value="43756" calcext:value-type="float">
            <text:p>43756</text:p>
          </table:table-cell>
          <table:table-cell table:formula="of:=[.L487]" office:value-type="float" office:value="0.0347222222222222" calcext:value-type="float">
            <text:p>0.034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487];0)&lt;=[.O48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87]-[.L$2];[.T$2]);[.R$2]-[.L$2]);[.L$2])" office:value-type="time" office:time-value="PT01H00M00S" calcext:value-type="time">
            <text:p>01:00:00</text:p>
          </table:table-cell>
          <table:table-cell table:formula="of:=IF([.L488]&lt;[.L487];[.M487]+[.H$2];[.M487])" office:value-type="float" office:value="200" calcext:value-type="float">
            <text:p>200</text:p>
          </table:table-cell>
          <table:table-cell table:formula="of:=OFFSET([.C$4];[.M488];0)" office:value-type="float" office:value="43756" calcext:value-type="float">
            <text:p>43756</text:p>
          </table:table-cell>
          <table:table-cell table:formula="of:=[.L488]" office:value-type="float" office:value="0.0416666666666667" calcext:value-type="float">
            <text:p>0.041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488];0)&lt;=[.O48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88]-[.L$2];[.T$2]);[.R$2]-[.L$2]);[.L$2])" office:value-type="time" office:time-value="PT01H10M00S" calcext:value-type="time">
            <text:p>01:10:00</text:p>
          </table:table-cell>
          <table:table-cell table:formula="of:=IF([.L489]&lt;[.L488];[.M488]+[.H$2];[.M488])" office:value-type="float" office:value="200" calcext:value-type="float">
            <text:p>200</text:p>
          </table:table-cell>
          <table:table-cell table:formula="of:=OFFSET([.C$4];[.M489];0)" office:value-type="float" office:value="43756" calcext:value-type="float">
            <text:p>43756</text:p>
          </table:table-cell>
          <table:table-cell table:formula="of:=[.L489]" office:value-type="float" office:value="0.0486111111111111" calcext:value-type="float">
            <text:p>0.048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489];0)&lt;=[.O48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89]-[.L$2];[.T$2]);[.R$2]-[.L$2]);[.L$2])" office:value-type="time" office:time-value="PT01H20M00S" calcext:value-type="time">
            <text:p>01:20:00</text:p>
          </table:table-cell>
          <table:table-cell table:formula="of:=IF([.L490]&lt;[.L489];[.M489]+[.H$2];[.M489])" office:value-type="float" office:value="200" calcext:value-type="float">
            <text:p>200</text:p>
          </table:table-cell>
          <table:table-cell table:formula="of:=OFFSET([.C$4];[.M490];0)" office:value-type="float" office:value="43756" calcext:value-type="float">
            <text:p>43756</text:p>
          </table:table-cell>
          <table:table-cell table:formula="of:=[.L490]" office:value-type="float" office:value="0.0555555555555556" calcext:value-type="float">
            <text:p>0.055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490];0)&lt;=[.O49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90]-[.L$2];[.T$2]);[.R$2]-[.L$2]);[.L$2])" office:value-type="time" office:time-value="PT01H30M00S" calcext:value-type="time">
            <text:p>01:30:00</text:p>
          </table:table-cell>
          <table:table-cell table:formula="of:=IF([.L491]&lt;[.L490];[.M490]+[.H$2];[.M490])" office:value-type="float" office:value="200" calcext:value-type="float">
            <text:p>200</text:p>
          </table:table-cell>
          <table:table-cell table:formula="of:=OFFSET([.C$4];[.M491];0)" office:value-type="float" office:value="43756" calcext:value-type="float">
            <text:p>43756</text:p>
          </table:table-cell>
          <table:table-cell table:formula="of:=[.L491]" office:value-type="float" office:value="0.0625" calcext:value-type="float">
            <text:p>0.0625</text:p>
          </table:table-cell>
          <table:table-cell office:value-type="float" office:value="282" calcext:value-type="float">
            <text:p>282</text:p>
          </table:table-cell>
          <table:table-cell table:formula="of:=IF(OFFSET([.D$4];[.M491];0)&lt;=[.O49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91]-[.L$2];[.T$2]);[.R$2]-[.L$2]);[.L$2])" office:value-type="time" office:time-value="PT01H40M00S" calcext:value-type="time">
            <text:p>01:40:00</text:p>
          </table:table-cell>
          <table:table-cell table:formula="of:=IF([.L492]&lt;[.L491];[.M491]+[.H$2];[.M491])" office:value-type="float" office:value="200" calcext:value-type="float">
            <text:p>200</text:p>
          </table:table-cell>
          <table:table-cell table:formula="of:=OFFSET([.C$4];[.M492];0)" office:value-type="float" office:value="43756" calcext:value-type="float">
            <text:p>43756</text:p>
          </table:table-cell>
          <table:table-cell table:formula="of:=[.L492]" office:value-type="float" office:value="0.0694444444444444" calcext:value-type="float">
            <text:p>0.069444444444445</text:p>
          </table:table-cell>
          <table:table-cell office:value-type="float" office:value="282" calcext:value-type="float">
            <text:p>282</text:p>
          </table:table-cell>
          <table:table-cell table:formula="of:=IF(OFFSET([.D$4];[.M492];0)&lt;=[.O49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92]-[.L$2];[.T$2]);[.R$2]-[.L$2]);[.L$2])" office:value-type="time" office:time-value="PT01H50M00S" calcext:value-type="time">
            <text:p>01:50:00</text:p>
          </table:table-cell>
          <table:table-cell table:formula="of:=IF([.L493]&lt;[.L492];[.M492]+[.H$2];[.M492])" office:value-type="float" office:value="200" calcext:value-type="float">
            <text:p>200</text:p>
          </table:table-cell>
          <table:table-cell table:formula="of:=OFFSET([.C$4];[.M493];0)" office:value-type="float" office:value="43756" calcext:value-type="float">
            <text:p>43756</text:p>
          </table:table-cell>
          <table:table-cell table:formula="of:=[.L493]" office:value-type="float" office:value="0.0763888888888889" calcext:value-type="float">
            <text:p>0.076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493];0)&lt;=[.O49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93]-[.L$2];[.T$2]);[.R$2]-[.L$2]);[.L$2])" office:value-type="time" office:time-value="PT02H00M00S" calcext:value-type="time">
            <text:p>02:00:00</text:p>
          </table:table-cell>
          <table:table-cell table:formula="of:=IF([.L494]&lt;[.L493];[.M493]+[.H$2];[.M493])" office:value-type="float" office:value="200" calcext:value-type="float">
            <text:p>200</text:p>
          </table:table-cell>
          <table:table-cell table:formula="of:=OFFSET([.C$4];[.M494];0)" office:value-type="float" office:value="43756" calcext:value-type="float">
            <text:p>43756</text:p>
          </table:table-cell>
          <table:table-cell table:formula="of:=[.L494]" office:value-type="float" office:value="0.0833333333333333" calcext:value-type="float">
            <text:p>0.083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494];0)&lt;=[.O49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94]-[.L$2];[.T$2]);[.R$2]-[.L$2]);[.L$2])" office:value-type="time" office:time-value="PT02H10M00S" calcext:value-type="time">
            <text:p>02:10:00</text:p>
          </table:table-cell>
          <table:table-cell table:formula="of:=IF([.L495]&lt;[.L494];[.M494]+[.H$2];[.M494])" office:value-type="float" office:value="200" calcext:value-type="float">
            <text:p>200</text:p>
          </table:table-cell>
          <table:table-cell table:formula="of:=OFFSET([.C$4];[.M495];0)" office:value-type="float" office:value="43756" calcext:value-type="float">
            <text:p>43756</text:p>
          </table:table-cell>
          <table:table-cell table:formula="of:=[.L495]" office:value-type="float" office:value="0.0902777777777778" calcext:value-type="float">
            <text:p>0.0902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495];0)&lt;=[.O49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95]-[.L$2];[.T$2]);[.R$2]-[.L$2]);[.L$2])" office:value-type="time" office:time-value="PT02H20M00S" calcext:value-type="time">
            <text:p>02:20:00</text:p>
          </table:table-cell>
          <table:table-cell table:formula="of:=IF([.L496]&lt;[.L495];[.M495]+[.H$2];[.M495])" office:value-type="float" office:value="200" calcext:value-type="float">
            <text:p>200</text:p>
          </table:table-cell>
          <table:table-cell table:formula="of:=OFFSET([.C$4];[.M496];0)" office:value-type="float" office:value="43756" calcext:value-type="float">
            <text:p>43756</text:p>
          </table:table-cell>
          <table:table-cell table:formula="of:=[.L496]" office:value-type="float" office:value="0.0972222222222222" calcext:value-type="float">
            <text:p>0.0972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496];0)&lt;=[.O49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96]-[.L$2];[.T$2]);[.R$2]-[.L$2]);[.L$2])" office:value-type="time" office:time-value="PT02H30M00S" calcext:value-type="time">
            <text:p>02:30:00</text:p>
          </table:table-cell>
          <table:table-cell table:formula="of:=IF([.L497]&lt;[.L496];[.M496]+[.H$2];[.M496])" office:value-type="float" office:value="200" calcext:value-type="float">
            <text:p>200</text:p>
          </table:table-cell>
          <table:table-cell table:formula="of:=OFFSET([.C$4];[.M497];0)" office:value-type="float" office:value="43756" calcext:value-type="float">
            <text:p>43756</text:p>
          </table:table-cell>
          <table:table-cell table:formula="of:=[.L497]" office:value-type="float" office:value="0.104166666666667" calcext:value-type="float">
            <text:p>0.1041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497];0)&lt;=[.O49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97]-[.L$2];[.T$2]);[.R$2]-[.L$2]);[.L$2])" office:value-type="time" office:time-value="PT02H40M00S" calcext:value-type="time">
            <text:p>02:40:00</text:p>
          </table:table-cell>
          <table:table-cell table:formula="of:=IF([.L498]&lt;[.L497];[.M497]+[.H$2];[.M497])" office:value-type="float" office:value="200" calcext:value-type="float">
            <text:p>200</text:p>
          </table:table-cell>
          <table:table-cell table:formula="of:=OFFSET([.C$4];[.M498];0)" office:value-type="float" office:value="43756" calcext:value-type="float">
            <text:p>43756</text:p>
          </table:table-cell>
          <table:table-cell table:formula="of:=[.L498]" office:value-type="float" office:value="0.111111111111111" calcext:value-type="float">
            <text:p>0.1111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498];0)&lt;=[.O49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98]-[.L$2];[.T$2]);[.R$2]-[.L$2]);[.L$2])" office:value-type="time" office:time-value="PT02H50M00S" calcext:value-type="time">
            <text:p>02:50:00</text:p>
          </table:table-cell>
          <table:table-cell table:formula="of:=IF([.L499]&lt;[.L498];[.M498]+[.H$2];[.M498])" office:value-type="float" office:value="200" calcext:value-type="float">
            <text:p>200</text:p>
          </table:table-cell>
          <table:table-cell table:formula="of:=OFFSET([.C$4];[.M499];0)" office:value-type="float" office:value="43756" calcext:value-type="float">
            <text:p>43756</text:p>
          </table:table-cell>
          <table:table-cell table:formula="of:=[.L499]" office:value-type="float" office:value="0.118055555555556" calcext:value-type="float">
            <text:p>0.1180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499];0)&lt;=[.O49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499]-[.L$2];[.T$2]);[.R$2]-[.L$2]);[.L$2])" office:value-type="time" office:time-value="PT03H00M00S" calcext:value-type="time">
            <text:p>03:00:00</text:p>
          </table:table-cell>
          <table:table-cell table:formula="of:=IF([.L500]&lt;[.L499];[.M499]+[.H$2];[.M499])" office:value-type="float" office:value="200" calcext:value-type="float">
            <text:p>200</text:p>
          </table:table-cell>
          <table:table-cell table:formula="of:=OFFSET([.C$4];[.M500];0)" office:value-type="float" office:value="43756" calcext:value-type="float">
            <text:p>43756</text:p>
          </table:table-cell>
          <table:table-cell table:formula="of:=[.L500]" office:value-type="float" office:value="0.125" calcext:value-type="float">
            <text:p>0.125</text:p>
          </table:table-cell>
          <table:table-cell office:value-type="float" office:value="282" calcext:value-type="float">
            <text:p>282</text:p>
          </table:table-cell>
          <table:table-cell table:formula="of:=IF(OFFSET([.D$4];[.M500];0)&lt;=[.O50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00]-[.L$2];[.T$2]);[.R$2]-[.L$2]);[.L$2])" office:value-type="time" office:time-value="PT03H10M00S" calcext:value-type="time">
            <text:p>03:10:00</text:p>
          </table:table-cell>
          <table:table-cell table:formula="of:=IF([.L501]&lt;[.L500];[.M500]+[.H$2];[.M500])" office:value-type="float" office:value="200" calcext:value-type="float">
            <text:p>200</text:p>
          </table:table-cell>
          <table:table-cell table:formula="of:=OFFSET([.C$4];[.M501];0)" office:value-type="float" office:value="43756" calcext:value-type="float">
            <text:p>43756</text:p>
          </table:table-cell>
          <table:table-cell table:formula="of:=[.L501]" office:value-type="float" office:value="0.131944444444444" calcext:value-type="float">
            <text:p>0.131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501];0)&lt;=[.O50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01]-[.L$2];[.T$2]);[.R$2]-[.L$2]);[.L$2])" office:value-type="time" office:time-value="PT03H20M00S" calcext:value-type="time">
            <text:p>03:20:00</text:p>
          </table:table-cell>
          <table:table-cell table:formula="of:=IF([.L502]&lt;[.L501];[.M501]+[.H$2];[.M501])" office:value-type="float" office:value="200" calcext:value-type="float">
            <text:p>200</text:p>
          </table:table-cell>
          <table:table-cell table:formula="of:=OFFSET([.C$4];[.M502];0)" office:value-type="float" office:value="43756" calcext:value-type="float">
            <text:p>43756</text:p>
          </table:table-cell>
          <table:table-cell table:formula="of:=[.L502]" office:value-type="float" office:value="0.138888888888889" calcext:value-type="float">
            <text:p>0.138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502];0)&lt;=[.O50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02]-[.L$2];[.T$2]);[.R$2]-[.L$2]);[.L$2])" office:value-type="time" office:time-value="PT03H30M00S" calcext:value-type="time">
            <text:p>03:30:00</text:p>
          </table:table-cell>
          <table:table-cell table:formula="of:=IF([.L503]&lt;[.L502];[.M502]+[.H$2];[.M502])" office:value-type="float" office:value="200" calcext:value-type="float">
            <text:p>200</text:p>
          </table:table-cell>
          <table:table-cell table:formula="of:=OFFSET([.C$4];[.M503];0)" office:value-type="float" office:value="43756" calcext:value-type="float">
            <text:p>43756</text:p>
          </table:table-cell>
          <table:table-cell table:formula="of:=[.L503]" office:value-type="float" office:value="0.145833333333333" calcext:value-type="float">
            <text:p>0.145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503];0)&lt;=[.O50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03]-[.L$2];[.T$2]);[.R$2]-[.L$2]);[.L$2])" office:value-type="time" office:time-value="PT03H40M00S" calcext:value-type="time">
            <text:p>03:40:00</text:p>
          </table:table-cell>
          <table:table-cell table:formula="of:=IF([.L504]&lt;[.L503];[.M503]+[.H$2];[.M503])" office:value-type="float" office:value="200" calcext:value-type="float">
            <text:p>200</text:p>
          </table:table-cell>
          <table:table-cell table:formula="of:=OFFSET([.C$4];[.M504];0)" office:value-type="float" office:value="43756" calcext:value-type="float">
            <text:p>43756</text:p>
          </table:table-cell>
          <table:table-cell table:formula="of:=[.L504]" office:value-type="float" office:value="0.152777777777778" calcext:value-type="float">
            <text:p>0.152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504];0)&lt;=[.O50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04]-[.L$2];[.T$2]);[.R$2]-[.L$2]);[.L$2])" office:value-type="time" office:time-value="PT03H50M00S" calcext:value-type="time">
            <text:p>03:50:00</text:p>
          </table:table-cell>
          <table:table-cell table:formula="of:=IF([.L505]&lt;[.L504];[.M504]+[.H$2];[.M504])" office:value-type="float" office:value="200" calcext:value-type="float">
            <text:p>200</text:p>
          </table:table-cell>
          <table:table-cell table:formula="of:=OFFSET([.C$4];[.M505];0)" office:value-type="float" office:value="43756" calcext:value-type="float">
            <text:p>43756</text:p>
          </table:table-cell>
          <table:table-cell table:formula="of:=[.L505]" office:value-type="float" office:value="0.159722222222222" calcext:value-type="float">
            <text:p>0.159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505];0)&lt;=[.O50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05]-[.L$2];[.T$2]);[.R$2]-[.L$2]);[.L$2])" office:value-type="time" office:time-value="PT04H00M00S" calcext:value-type="time">
            <text:p>04:00:00</text:p>
          </table:table-cell>
          <table:table-cell table:formula="of:=IF([.L506]&lt;[.L505];[.M505]+[.H$2];[.M505])" office:value-type="float" office:value="200" calcext:value-type="float">
            <text:p>200</text:p>
          </table:table-cell>
          <table:table-cell table:formula="of:=OFFSET([.C$4];[.M506];0)" office:value-type="float" office:value="43756" calcext:value-type="float">
            <text:p>43756</text:p>
          </table:table-cell>
          <table:table-cell table:formula="of:=[.L506]" office:value-type="float" office:value="0.166666666666667" calcext:value-type="float">
            <text:p>0.166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506];0)&lt;=[.O50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06]-[.L$2];[.T$2]);[.R$2]-[.L$2]);[.L$2])" office:value-type="time" office:time-value="PT04H10M00S" calcext:value-type="time">
            <text:p>04:10:00</text:p>
          </table:table-cell>
          <table:table-cell table:formula="of:=IF([.L507]&lt;[.L506];[.M506]+[.H$2];[.M506])" office:value-type="float" office:value="200" calcext:value-type="float">
            <text:p>200</text:p>
          </table:table-cell>
          <table:table-cell table:formula="of:=OFFSET([.C$4];[.M507];0)" office:value-type="float" office:value="43756" calcext:value-type="float">
            <text:p>43756</text:p>
          </table:table-cell>
          <table:table-cell table:formula="of:=[.L507]" office:value-type="float" office:value="0.173611111111111" calcext:value-type="float">
            <text:p>0.173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507];0)&lt;=[.O50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07]-[.L$2];[.T$2]);[.R$2]-[.L$2]);[.L$2])" office:value-type="time" office:time-value="PT04H20M00S" calcext:value-type="time">
            <text:p>04:20:00</text:p>
          </table:table-cell>
          <table:table-cell table:formula="of:=IF([.L508]&lt;[.L507];[.M507]+[.H$2];[.M507])" office:value-type="float" office:value="200" calcext:value-type="float">
            <text:p>200</text:p>
          </table:table-cell>
          <table:table-cell table:formula="of:=OFFSET([.C$4];[.M508];0)" office:value-type="float" office:value="43756" calcext:value-type="float">
            <text:p>43756</text:p>
          </table:table-cell>
          <table:table-cell table:formula="of:=[.L508]" office:value-type="float" office:value="0.180555555555556" calcext:value-type="float">
            <text:p>0.180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508];0)&lt;=[.O50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08]-[.L$2];[.T$2]);[.R$2]-[.L$2]);[.L$2])" office:value-type="time" office:time-value="PT04H30M00S" calcext:value-type="time">
            <text:p>04:30:00</text:p>
          </table:table-cell>
          <table:table-cell table:formula="of:=IF([.L509]&lt;[.L508];[.M508]+[.H$2];[.M508])" office:value-type="float" office:value="200" calcext:value-type="float">
            <text:p>200</text:p>
          </table:table-cell>
          <table:table-cell table:formula="of:=OFFSET([.C$4];[.M509];0)" office:value-type="float" office:value="43756" calcext:value-type="float">
            <text:p>43756</text:p>
          </table:table-cell>
          <table:table-cell table:formula="of:=[.L509]" office:value-type="float" office:value="0.1875" calcext:value-type="float">
            <text:p>0.1875</text:p>
          </table:table-cell>
          <table:table-cell office:value-type="float" office:value="282" calcext:value-type="float">
            <text:p>282</text:p>
          </table:table-cell>
          <table:table-cell table:formula="of:=IF(OFFSET([.D$4];[.M509];0)&lt;=[.O50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09]-[.L$2];[.T$2]);[.R$2]-[.L$2]);[.L$2])" office:value-type="time" office:time-value="PT04H40M00S" calcext:value-type="time">
            <text:p>04:40:00</text:p>
          </table:table-cell>
          <table:table-cell table:formula="of:=IF([.L510]&lt;[.L509];[.M509]+[.H$2];[.M509])" office:value-type="float" office:value="200" calcext:value-type="float">
            <text:p>200</text:p>
          </table:table-cell>
          <table:table-cell table:formula="of:=OFFSET([.C$4];[.M510];0)" office:value-type="float" office:value="43756" calcext:value-type="float">
            <text:p>43756</text:p>
          </table:table-cell>
          <table:table-cell table:formula="of:=[.L510]" office:value-type="float" office:value="0.194444444444444" calcext:value-type="float">
            <text:p>0.1944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510];0)&lt;=[.O51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10]-[.L$2];[.T$2]);[.R$2]-[.L$2]);[.L$2])" office:value-type="time" office:time-value="PT04H50M00S" calcext:value-type="time">
            <text:p>04:50:00</text:p>
          </table:table-cell>
          <table:table-cell table:formula="of:=IF([.L511]&lt;[.L510];[.M510]+[.H$2];[.M510])" office:value-type="float" office:value="200" calcext:value-type="float">
            <text:p>200</text:p>
          </table:table-cell>
          <table:table-cell table:formula="of:=OFFSET([.C$4];[.M511];0)" office:value-type="float" office:value="43756" calcext:value-type="float">
            <text:p>43756</text:p>
          </table:table-cell>
          <table:table-cell table:formula="of:=[.L511]" office:value-type="float" office:value="0.201388888888889" calcext:value-type="float">
            <text:p>0.201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511];0)&lt;=[.O51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11]-[.L$2];[.T$2]);[.R$2]-[.L$2]);[.L$2])" office:value-type="time" office:time-value="PT05H00M00S" calcext:value-type="time">
            <text:p>05:00:00</text:p>
          </table:table-cell>
          <table:table-cell table:formula="of:=IF([.L512]&lt;[.L511];[.M511]+[.H$2];[.M511])" office:value-type="float" office:value="200" calcext:value-type="float">
            <text:p>200</text:p>
          </table:table-cell>
          <table:table-cell table:formula="of:=OFFSET([.C$4];[.M512];0)" office:value-type="float" office:value="43756" calcext:value-type="float">
            <text:p>43756</text:p>
          </table:table-cell>
          <table:table-cell table:formula="of:=[.L512]" office:value-type="float" office:value="0.208333333333333" calcext:value-type="float">
            <text:p>0.208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512];0)&lt;=[.O51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12]-[.L$2];[.T$2]);[.R$2]-[.L$2]);[.L$2])" office:value-type="time" office:time-value="PT05H10M00S" calcext:value-type="time">
            <text:p>05:10:00</text:p>
          </table:table-cell>
          <table:table-cell table:formula="of:=IF([.L513]&lt;[.L512];[.M512]+[.H$2];[.M512])" office:value-type="float" office:value="200" calcext:value-type="float">
            <text:p>200</text:p>
          </table:table-cell>
          <table:table-cell table:formula="of:=OFFSET([.C$4];[.M513];0)" office:value-type="float" office:value="43756" calcext:value-type="float">
            <text:p>43756</text:p>
          </table:table-cell>
          <table:table-cell table:formula="of:=[.L513]" office:value-type="float" office:value="0.215277777777778" calcext:value-type="float">
            <text:p>0.2152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513];0)&lt;=[.O51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13]-[.L$2];[.T$2]);[.R$2]-[.L$2]);[.L$2])" office:value-type="time" office:time-value="PT05H20M00S" calcext:value-type="time">
            <text:p>05:20:00</text:p>
          </table:table-cell>
          <table:table-cell table:formula="of:=IF([.L514]&lt;[.L513];[.M513]+[.H$2];[.M513])" office:value-type="float" office:value="200" calcext:value-type="float">
            <text:p>200</text:p>
          </table:table-cell>
          <table:table-cell table:formula="of:=OFFSET([.C$4];[.M514];0)" office:value-type="float" office:value="43756" calcext:value-type="float">
            <text:p>43756</text:p>
          </table:table-cell>
          <table:table-cell table:formula="of:=[.L514]" office:value-type="float" office:value="0.222222222222222" calcext:value-type="float">
            <text:p>0.2222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514];0)&lt;=[.O51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14]-[.L$2];[.T$2]);[.R$2]-[.L$2]);[.L$2])" office:value-type="time" office:time-value="PT05H30M00S" calcext:value-type="time">
            <text:p>05:30:00</text:p>
          </table:table-cell>
          <table:table-cell table:formula="of:=IF([.L515]&lt;[.L514];[.M514]+[.H$2];[.M514])" office:value-type="float" office:value="200" calcext:value-type="float">
            <text:p>200</text:p>
          </table:table-cell>
          <table:table-cell table:formula="of:=OFFSET([.C$4];[.M515];0)" office:value-type="float" office:value="43756" calcext:value-type="float">
            <text:p>43756</text:p>
          </table:table-cell>
          <table:table-cell table:formula="of:=[.L515]" office:value-type="float" office:value="0.229166666666667" calcext:value-type="float">
            <text:p>0.2291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515];0)&lt;=[.O51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15]-[.L$2];[.T$2]);[.R$2]-[.L$2]);[.L$2])" office:value-type="time" office:time-value="PT05H40M00S" calcext:value-type="time">
            <text:p>05:40:00</text:p>
          </table:table-cell>
          <table:table-cell table:formula="of:=IF([.L516]&lt;[.L515];[.M515]+[.H$2];[.M515])" office:value-type="float" office:value="200" calcext:value-type="float">
            <text:p>200</text:p>
          </table:table-cell>
          <table:table-cell table:formula="of:=OFFSET([.C$4];[.M516];0)" office:value-type="float" office:value="43756" calcext:value-type="float">
            <text:p>43756</text:p>
          </table:table-cell>
          <table:table-cell table:formula="of:=[.L516]" office:value-type="float" office:value="0.236111111111111" calcext:value-type="float">
            <text:p>0.2361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516];0)&lt;=[.O51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16]-[.L$2];[.T$2]);[.R$2]-[.L$2]);[.L$2])" office:value-type="time" office:time-value="PT05H50M00S" calcext:value-type="time">
            <text:p>05:50:00</text:p>
          </table:table-cell>
          <table:table-cell table:formula="of:=IF([.L517]&lt;[.L516];[.M516]+[.H$2];[.M516])" office:value-type="float" office:value="200" calcext:value-type="float">
            <text:p>200</text:p>
          </table:table-cell>
          <table:table-cell table:formula="of:=OFFSET([.C$4];[.M517];0)" office:value-type="float" office:value="43756" calcext:value-type="float">
            <text:p>43756</text:p>
          </table:table-cell>
          <table:table-cell table:formula="of:=[.L517]" office:value-type="float" office:value="0.243055555555556" calcext:value-type="float">
            <text:p>0.2430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517];0)&lt;=[.O51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17]-[.L$2];[.T$2]);[.R$2]-[.L$2]);[.L$2])" office:value-type="time" office:time-value="PT06H00M00S" calcext:value-type="time">
            <text:p>06:00:00</text:p>
          </table:table-cell>
          <table:table-cell table:formula="of:=IF([.L518]&lt;[.L517];[.M517]+[.H$2];[.M517])" office:value-type="float" office:value="200" calcext:value-type="float">
            <text:p>200</text:p>
          </table:table-cell>
          <table:table-cell table:formula="of:=OFFSET([.C$4];[.M518];0)" office:value-type="float" office:value="43756" calcext:value-type="float">
            <text:p>43756</text:p>
          </table:table-cell>
          <table:table-cell table:formula="of:=[.L518]" office:value-type="float" office:value="0.25" calcext:value-type="float">
            <text:p>0.25</text:p>
          </table:table-cell>
          <table:table-cell office:value-type="float" office:value="282" calcext:value-type="float">
            <text:p>282</text:p>
          </table:table-cell>
          <table:table-cell table:formula="of:=IF(OFFSET([.D$4];[.M518];0)&lt;=[.O51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18]-[.L$2];[.T$2]);[.R$2]-[.L$2]);[.L$2])" office:value-type="time" office:time-value="PT06H10M00S" calcext:value-type="time">
            <text:p>06:10:00</text:p>
          </table:table-cell>
          <table:table-cell table:formula="of:=IF([.L519]&lt;[.L518];[.M518]+[.H$2];[.M518])" office:value-type="float" office:value="200" calcext:value-type="float">
            <text:p>200</text:p>
          </table:table-cell>
          <table:table-cell table:formula="of:=OFFSET([.C$4];[.M519];0)" office:value-type="float" office:value="43756" calcext:value-type="float">
            <text:p>43756</text:p>
          </table:table-cell>
          <table:table-cell table:formula="of:=[.L519]" office:value-type="float" office:value="0.256944444444444" calcext:value-type="float">
            <text:p>0.256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519];0)&lt;=[.O51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19]-[.L$2];[.T$2]);[.R$2]-[.L$2]);[.L$2])" office:value-type="time" office:time-value="PT06H20M00S" calcext:value-type="time">
            <text:p>06:20:00</text:p>
          </table:table-cell>
          <table:table-cell table:formula="of:=IF([.L520]&lt;[.L519];[.M519]+[.H$2];[.M519])" office:value-type="float" office:value="200" calcext:value-type="float">
            <text:p>200</text:p>
          </table:table-cell>
          <table:table-cell table:formula="of:=OFFSET([.C$4];[.M520];0)" office:value-type="float" office:value="43756" calcext:value-type="float">
            <text:p>43756</text:p>
          </table:table-cell>
          <table:table-cell table:formula="of:=[.L520]" office:value-type="float" office:value="0.263888888888889" calcext:value-type="float">
            <text:p>0.263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520];0)&lt;=[.O52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20]-[.L$2];[.T$2]);[.R$2]-[.L$2]);[.L$2])" office:value-type="time" office:time-value="PT06H30M00S" calcext:value-type="time">
            <text:p>06:30:00</text:p>
          </table:table-cell>
          <table:table-cell table:formula="of:=IF([.L521]&lt;[.L520];[.M520]+[.H$2];[.M520])" office:value-type="float" office:value="200" calcext:value-type="float">
            <text:p>200</text:p>
          </table:table-cell>
          <table:table-cell table:formula="of:=OFFSET([.C$4];[.M521];0)" office:value-type="float" office:value="43756" calcext:value-type="float">
            <text:p>43756</text:p>
          </table:table-cell>
          <table:table-cell table:formula="of:=[.L521]" office:value-type="float" office:value="0.270833333333333" calcext:value-type="float">
            <text:p>0.270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521];0)&lt;=[.O52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21]-[.L$2];[.T$2]);[.R$2]-[.L$2]);[.L$2])" office:value-type="time" office:time-value="PT06H40M00S" calcext:value-type="time">
            <text:p>06:40:00</text:p>
          </table:table-cell>
          <table:table-cell table:formula="of:=IF([.L522]&lt;[.L521];[.M521]+[.H$2];[.M521])" office:value-type="float" office:value="200" calcext:value-type="float">
            <text:p>200</text:p>
          </table:table-cell>
          <table:table-cell table:formula="of:=OFFSET([.C$4];[.M522];0)" office:value-type="float" office:value="43756" calcext:value-type="float">
            <text:p>43756</text:p>
          </table:table-cell>
          <table:table-cell table:formula="of:=[.L522]" office:value-type="float" office:value="0.277777777777778" calcext:value-type="float">
            <text:p>0.277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522];0)&lt;=[.O52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22]-[.L$2];[.T$2]);[.R$2]-[.L$2]);[.L$2])" office:value-type="time" office:time-value="PT06H50M00S" calcext:value-type="time">
            <text:p>06:50:00</text:p>
          </table:table-cell>
          <table:table-cell table:formula="of:=IF([.L523]&lt;[.L522];[.M522]+[.H$2];[.M522])" office:value-type="float" office:value="200" calcext:value-type="float">
            <text:p>200</text:p>
          </table:table-cell>
          <table:table-cell table:formula="of:=OFFSET([.C$4];[.M523];0)" office:value-type="float" office:value="43756" calcext:value-type="float">
            <text:p>43756</text:p>
          </table:table-cell>
          <table:table-cell table:formula="of:=[.L523]" office:value-type="float" office:value="0.284722222222222" calcext:value-type="float">
            <text:p>0.284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523];0)&lt;=[.O52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23]-[.L$2];[.T$2]);[.R$2]-[.L$2]);[.L$2])" office:value-type="time" office:time-value="PT07H00M00S" calcext:value-type="time">
            <text:p>07:00:00</text:p>
          </table:table-cell>
          <table:table-cell table:formula="of:=IF([.L524]&lt;[.L523];[.M523]+[.H$2];[.M523])" office:value-type="float" office:value="200" calcext:value-type="float">
            <text:p>200</text:p>
          </table:table-cell>
          <table:table-cell table:formula="of:=OFFSET([.C$4];[.M524];0)" office:value-type="float" office:value="43756" calcext:value-type="float">
            <text:p>43756</text:p>
          </table:table-cell>
          <table:table-cell table:formula="of:=[.L524]" office:value-type="float" office:value="0.291666666666667" calcext:value-type="float">
            <text:p>0.291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524];0)&lt;=[.O52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24]-[.L$2];[.T$2]);[.R$2]-[.L$2]);[.L$2])" office:value-type="time" office:time-value="PT07H10M00S" calcext:value-type="time">
            <text:p>07:10:00</text:p>
          </table:table-cell>
          <table:table-cell table:formula="of:=IF([.L525]&lt;[.L524];[.M524]+[.H$2];[.M524])" office:value-type="float" office:value="200" calcext:value-type="float">
            <text:p>200</text:p>
          </table:table-cell>
          <table:table-cell table:formula="of:=OFFSET([.C$4];[.M525];0)" office:value-type="float" office:value="43756" calcext:value-type="float">
            <text:p>43756</text:p>
          </table:table-cell>
          <table:table-cell table:formula="of:=[.L525]" office:value-type="float" office:value="0.298611111111111" calcext:value-type="float">
            <text:p>0.298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525];0)&lt;=[.O52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25]-[.L$2];[.T$2]);[.R$2]-[.L$2]);[.L$2])" office:value-type="time" office:time-value="PT07H20M00S" calcext:value-type="time">
            <text:p>07:20:00</text:p>
          </table:table-cell>
          <table:table-cell table:formula="of:=IF([.L526]&lt;[.L525];[.M525]+[.H$2];[.M525])" office:value-type="float" office:value="200" calcext:value-type="float">
            <text:p>200</text:p>
          </table:table-cell>
          <table:table-cell table:formula="of:=OFFSET([.C$4];[.M526];0)" office:value-type="float" office:value="43756" calcext:value-type="float">
            <text:p>43756</text:p>
          </table:table-cell>
          <table:table-cell table:formula="of:=[.L526]" office:value-type="float" office:value="0.305555555555556" calcext:value-type="float">
            <text:p>0.305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526];0)&lt;=[.O52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26]-[.L$2];[.T$2]);[.R$2]-[.L$2]);[.L$2])" office:value-type="time" office:time-value="PT07H30M00S" calcext:value-type="time">
            <text:p>07:30:00</text:p>
          </table:table-cell>
          <table:table-cell table:formula="of:=IF([.L527]&lt;[.L526];[.M526]+[.H$2];[.M526])" office:value-type="float" office:value="200" calcext:value-type="float">
            <text:p>200</text:p>
          </table:table-cell>
          <table:table-cell table:formula="of:=OFFSET([.C$4];[.M527];0)" office:value-type="float" office:value="43756" calcext:value-type="float">
            <text:p>43756</text:p>
          </table:table-cell>
          <table:table-cell table:formula="of:=[.L527]" office:value-type="float" office:value="0.3125" calcext:value-type="float">
            <text:p>0.3125</text:p>
          </table:table-cell>
          <table:table-cell office:value-type="float" office:value="282" calcext:value-type="float">
            <text:p>282</text:p>
          </table:table-cell>
          <table:table-cell table:formula="of:=IF(OFFSET([.D$4];[.M527];0)&lt;=[.O52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27]-[.L$2];[.T$2]);[.R$2]-[.L$2]);[.L$2])" office:value-type="time" office:time-value="PT07H40M00S" calcext:value-type="time">
            <text:p>07:40:00</text:p>
          </table:table-cell>
          <table:table-cell table:formula="of:=IF([.L528]&lt;[.L527];[.M527]+[.H$2];[.M527])" office:value-type="float" office:value="200" calcext:value-type="float">
            <text:p>200</text:p>
          </table:table-cell>
          <table:table-cell table:formula="of:=OFFSET([.C$4];[.M528];0)" office:value-type="float" office:value="43756" calcext:value-type="float">
            <text:p>43756</text:p>
          </table:table-cell>
          <table:table-cell table:formula="of:=[.L528]" office:value-type="float" office:value="0.319444444444444" calcext:value-type="float">
            <text:p>0.3194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528];0)&lt;=[.O52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28]-[.L$2];[.T$2]);[.R$2]-[.L$2]);[.L$2])" office:value-type="time" office:time-value="PT07H50M00S" calcext:value-type="time">
            <text:p>07:50:00</text:p>
          </table:table-cell>
          <table:table-cell table:formula="of:=IF([.L529]&lt;[.L528];[.M528]+[.H$2];[.M528])" office:value-type="float" office:value="200" calcext:value-type="float">
            <text:p>200</text:p>
          </table:table-cell>
          <table:table-cell table:formula="of:=OFFSET([.C$4];[.M529];0)" office:value-type="float" office:value="43756" calcext:value-type="float">
            <text:p>43756</text:p>
          </table:table-cell>
          <table:table-cell table:formula="of:=[.L529]" office:value-type="float" office:value="0.326388888888889" calcext:value-type="float">
            <text:p>0.326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529];0)&lt;=[.O52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29]-[.L$2];[.T$2]);[.R$2]-[.L$2]);[.L$2])" office:value-type="time" office:time-value="PT08H00M00S" calcext:value-type="time">
            <text:p>08:00:00</text:p>
          </table:table-cell>
          <table:table-cell table:formula="of:=IF([.L530]&lt;[.L529];[.M529]+[.H$2];[.M529])" office:value-type="float" office:value="200" calcext:value-type="float">
            <text:p>200</text:p>
          </table:table-cell>
          <table:table-cell table:formula="of:=OFFSET([.C$4];[.M530];0)" office:value-type="float" office:value="43756" calcext:value-type="float">
            <text:p>43756</text:p>
          </table:table-cell>
          <table:table-cell table:formula="of:=[.L530]" office:value-type="float" office:value="0.333333333333333" calcext:value-type="float">
            <text:p>0.333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530];0)&lt;=[.O53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30]-[.L$2];[.T$2]);[.R$2]-[.L$2]);[.L$2])" office:value-type="time" office:time-value="PT00H10M00S" calcext:value-type="time">
            <text:p>00:10:00</text:p>
          </table:table-cell>
          <table:table-cell table:formula="of:=IF([.L531]&lt;[.L530];[.M530]+[.H$2];[.M530])" office:value-type="float" office:value="220" calcext:value-type="float">
            <text:p>220</text:p>
          </table:table-cell>
          <table:table-cell table:formula="of:=OFFSET([.C$4];[.M531];0)" office:value-type="float" office:value="43757" calcext:value-type="float">
            <text:p>43757</text:p>
          </table:table-cell>
          <table:table-cell table:formula="of:=[.L531]" office:value-type="float" office:value="0.00694444444444444" calcext:value-type="float">
            <text:p>0.006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531];0)&lt;=[.O53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31]-[.L$2];[.T$2]);[.R$2]-[.L$2]);[.L$2])" office:value-type="time" office:time-value="PT00H20M00S" calcext:value-type="time">
            <text:p>00:20:00</text:p>
          </table:table-cell>
          <table:table-cell table:formula="of:=IF([.L532]&lt;[.L531];[.M531]+[.H$2];[.M531])" office:value-type="float" office:value="220" calcext:value-type="float">
            <text:p>220</text:p>
          </table:table-cell>
          <table:table-cell table:formula="of:=OFFSET([.C$4];[.M532];0)" office:value-type="float" office:value="43757" calcext:value-type="float">
            <text:p>43757</text:p>
          </table:table-cell>
          <table:table-cell table:formula="of:=[.L532]" office:value-type="float" office:value="0.0138888888888889" calcext:value-type="float">
            <text:p>0.013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532];0)&lt;=[.O53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32]-[.L$2];[.T$2]);[.R$2]-[.L$2]);[.L$2])" office:value-type="time" office:time-value="PT00H30M00S" calcext:value-type="time">
            <text:p>00:30:00</text:p>
          </table:table-cell>
          <table:table-cell table:formula="of:=IF([.L533]&lt;[.L532];[.M532]+[.H$2];[.M532])" office:value-type="float" office:value="220" calcext:value-type="float">
            <text:p>220</text:p>
          </table:table-cell>
          <table:table-cell table:formula="of:=OFFSET([.C$4];[.M533];0)" office:value-type="float" office:value="43757" calcext:value-type="float">
            <text:p>43757</text:p>
          </table:table-cell>
          <table:table-cell table:formula="of:=[.L533]" office:value-type="float" office:value="0.0208333333333333" calcext:value-type="float">
            <text:p>0.020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533];0)&lt;=[.O53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33]-[.L$2];[.T$2]);[.R$2]-[.L$2]);[.L$2])" office:value-type="time" office:time-value="PT00H40M00S" calcext:value-type="time">
            <text:p>00:40:00</text:p>
          </table:table-cell>
          <table:table-cell table:formula="of:=IF([.L534]&lt;[.L533];[.M533]+[.H$2];[.M533])" office:value-type="float" office:value="220" calcext:value-type="float">
            <text:p>220</text:p>
          </table:table-cell>
          <table:table-cell table:formula="of:=OFFSET([.C$4];[.M534];0)" office:value-type="float" office:value="43757" calcext:value-type="float">
            <text:p>43757</text:p>
          </table:table-cell>
          <table:table-cell table:formula="of:=[.L534]" office:value-type="float" office:value="0.0277777777777778" calcext:value-type="float">
            <text:p>0.027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534];0)&lt;=[.O53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34]-[.L$2];[.T$2]);[.R$2]-[.L$2]);[.L$2])" office:value-type="time" office:time-value="PT00H50M00S" calcext:value-type="time">
            <text:p>00:50:00</text:p>
          </table:table-cell>
          <table:table-cell table:formula="of:=IF([.L535]&lt;[.L534];[.M534]+[.H$2];[.M534])" office:value-type="float" office:value="220" calcext:value-type="float">
            <text:p>220</text:p>
          </table:table-cell>
          <table:table-cell table:formula="of:=OFFSET([.C$4];[.M535];0)" office:value-type="float" office:value="43757" calcext:value-type="float">
            <text:p>43757</text:p>
          </table:table-cell>
          <table:table-cell table:formula="of:=[.L535]" office:value-type="float" office:value="0.0347222222222222" calcext:value-type="float">
            <text:p>0.034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535];0)&lt;=[.O53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35]-[.L$2];[.T$2]);[.R$2]-[.L$2]);[.L$2])" office:value-type="time" office:time-value="PT01H00M00S" calcext:value-type="time">
            <text:p>01:00:00</text:p>
          </table:table-cell>
          <table:table-cell table:formula="of:=IF([.L536]&lt;[.L535];[.M535]+[.H$2];[.M535])" office:value-type="float" office:value="220" calcext:value-type="float">
            <text:p>220</text:p>
          </table:table-cell>
          <table:table-cell table:formula="of:=OFFSET([.C$4];[.M536];0)" office:value-type="float" office:value="43757" calcext:value-type="float">
            <text:p>43757</text:p>
          </table:table-cell>
          <table:table-cell table:formula="of:=[.L536]" office:value-type="float" office:value="0.0416666666666667" calcext:value-type="float">
            <text:p>0.041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536];0)&lt;=[.O53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36]-[.L$2];[.T$2]);[.R$2]-[.L$2]);[.L$2])" office:value-type="time" office:time-value="PT01H10M00S" calcext:value-type="time">
            <text:p>01:10:00</text:p>
          </table:table-cell>
          <table:table-cell table:formula="of:=IF([.L537]&lt;[.L536];[.M536]+[.H$2];[.M536])" office:value-type="float" office:value="220" calcext:value-type="float">
            <text:p>220</text:p>
          </table:table-cell>
          <table:table-cell table:formula="of:=OFFSET([.C$4];[.M537];0)" office:value-type="float" office:value="43757" calcext:value-type="float">
            <text:p>43757</text:p>
          </table:table-cell>
          <table:table-cell table:formula="of:=[.L537]" office:value-type="float" office:value="0.0486111111111111" calcext:value-type="float">
            <text:p>0.048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537];0)&lt;=[.O53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37]-[.L$2];[.T$2]);[.R$2]-[.L$2]);[.L$2])" office:value-type="time" office:time-value="PT01H20M00S" calcext:value-type="time">
            <text:p>01:20:00</text:p>
          </table:table-cell>
          <table:table-cell table:formula="of:=IF([.L538]&lt;[.L537];[.M537]+[.H$2];[.M537])" office:value-type="float" office:value="220" calcext:value-type="float">
            <text:p>220</text:p>
          </table:table-cell>
          <table:table-cell table:formula="of:=OFFSET([.C$4];[.M538];0)" office:value-type="float" office:value="43757" calcext:value-type="float">
            <text:p>43757</text:p>
          </table:table-cell>
          <table:table-cell table:formula="of:=[.L538]" office:value-type="float" office:value="0.0555555555555556" calcext:value-type="float">
            <text:p>0.055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538];0)&lt;=[.O53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38]-[.L$2];[.T$2]);[.R$2]-[.L$2]);[.L$2])" office:value-type="time" office:time-value="PT01H30M00S" calcext:value-type="time">
            <text:p>01:30:00</text:p>
          </table:table-cell>
          <table:table-cell table:formula="of:=IF([.L539]&lt;[.L538];[.M538]+[.H$2];[.M538])" office:value-type="float" office:value="220" calcext:value-type="float">
            <text:p>220</text:p>
          </table:table-cell>
          <table:table-cell table:formula="of:=OFFSET([.C$4];[.M539];0)" office:value-type="float" office:value="43757" calcext:value-type="float">
            <text:p>43757</text:p>
          </table:table-cell>
          <table:table-cell table:formula="of:=[.L539]" office:value-type="float" office:value="0.0625" calcext:value-type="float">
            <text:p>0.0625</text:p>
          </table:table-cell>
          <table:table-cell office:value-type="float" office:value="282" calcext:value-type="float">
            <text:p>282</text:p>
          </table:table-cell>
          <table:table-cell table:formula="of:=IF(OFFSET([.D$4];[.M539];0)&lt;=[.O53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39]-[.L$2];[.T$2]);[.R$2]-[.L$2]);[.L$2])" office:value-type="time" office:time-value="PT01H40M00S" calcext:value-type="time">
            <text:p>01:40:00</text:p>
          </table:table-cell>
          <table:table-cell table:formula="of:=IF([.L540]&lt;[.L539];[.M539]+[.H$2];[.M539])" office:value-type="float" office:value="220" calcext:value-type="float">
            <text:p>220</text:p>
          </table:table-cell>
          <table:table-cell table:formula="of:=OFFSET([.C$4];[.M540];0)" office:value-type="float" office:value="43757" calcext:value-type="float">
            <text:p>43757</text:p>
          </table:table-cell>
          <table:table-cell table:formula="of:=[.L540]" office:value-type="float" office:value="0.0694444444444444" calcext:value-type="float">
            <text:p>0.069444444444445</text:p>
          </table:table-cell>
          <table:table-cell office:value-type="float" office:value="282" calcext:value-type="float">
            <text:p>282</text:p>
          </table:table-cell>
          <table:table-cell table:formula="of:=IF(OFFSET([.D$4];[.M540];0)&lt;=[.O54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40]-[.L$2];[.T$2]);[.R$2]-[.L$2]);[.L$2])" office:value-type="time" office:time-value="PT01H50M00S" calcext:value-type="time">
            <text:p>01:50:00</text:p>
          </table:table-cell>
          <table:table-cell table:formula="of:=IF([.L541]&lt;[.L540];[.M540]+[.H$2];[.M540])" office:value-type="float" office:value="220" calcext:value-type="float">
            <text:p>220</text:p>
          </table:table-cell>
          <table:table-cell table:formula="of:=OFFSET([.C$4];[.M541];0)" office:value-type="float" office:value="43757" calcext:value-type="float">
            <text:p>43757</text:p>
          </table:table-cell>
          <table:table-cell table:formula="of:=[.L541]" office:value-type="float" office:value="0.0763888888888889" calcext:value-type="float">
            <text:p>0.076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541];0)&lt;=[.O54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41]-[.L$2];[.T$2]);[.R$2]-[.L$2]);[.L$2])" office:value-type="time" office:time-value="PT02H00M00S" calcext:value-type="time">
            <text:p>02:00:00</text:p>
          </table:table-cell>
          <table:table-cell table:formula="of:=IF([.L542]&lt;[.L541];[.M541]+[.H$2];[.M541])" office:value-type="float" office:value="220" calcext:value-type="float">
            <text:p>220</text:p>
          </table:table-cell>
          <table:table-cell table:formula="of:=OFFSET([.C$4];[.M542];0)" office:value-type="float" office:value="43757" calcext:value-type="float">
            <text:p>43757</text:p>
          </table:table-cell>
          <table:table-cell table:formula="of:=[.L542]" office:value-type="float" office:value="0.0833333333333333" calcext:value-type="float">
            <text:p>0.083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542];0)&lt;=[.O54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42]-[.L$2];[.T$2]);[.R$2]-[.L$2]);[.L$2])" office:value-type="time" office:time-value="PT02H10M00S" calcext:value-type="time">
            <text:p>02:10:00</text:p>
          </table:table-cell>
          <table:table-cell table:formula="of:=IF([.L543]&lt;[.L542];[.M542]+[.H$2];[.M542])" office:value-type="float" office:value="220" calcext:value-type="float">
            <text:p>220</text:p>
          </table:table-cell>
          <table:table-cell table:formula="of:=OFFSET([.C$4];[.M543];0)" office:value-type="float" office:value="43757" calcext:value-type="float">
            <text:p>43757</text:p>
          </table:table-cell>
          <table:table-cell table:formula="of:=[.L543]" office:value-type="float" office:value="0.0902777777777778" calcext:value-type="float">
            <text:p>0.0902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543];0)&lt;=[.O54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43]-[.L$2];[.T$2]);[.R$2]-[.L$2]);[.L$2])" office:value-type="time" office:time-value="PT02H20M00S" calcext:value-type="time">
            <text:p>02:20:00</text:p>
          </table:table-cell>
          <table:table-cell table:formula="of:=IF([.L544]&lt;[.L543];[.M543]+[.H$2];[.M543])" office:value-type="float" office:value="220" calcext:value-type="float">
            <text:p>220</text:p>
          </table:table-cell>
          <table:table-cell table:formula="of:=OFFSET([.C$4];[.M544];0)" office:value-type="float" office:value="43757" calcext:value-type="float">
            <text:p>43757</text:p>
          </table:table-cell>
          <table:table-cell table:formula="of:=[.L544]" office:value-type="float" office:value="0.0972222222222222" calcext:value-type="float">
            <text:p>0.0972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544];0)&lt;=[.O54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44]-[.L$2];[.T$2]);[.R$2]-[.L$2]);[.L$2])" office:value-type="time" office:time-value="PT02H30M00S" calcext:value-type="time">
            <text:p>02:30:00</text:p>
          </table:table-cell>
          <table:table-cell table:formula="of:=IF([.L545]&lt;[.L544];[.M544]+[.H$2];[.M544])" office:value-type="float" office:value="220" calcext:value-type="float">
            <text:p>220</text:p>
          </table:table-cell>
          <table:table-cell table:formula="of:=OFFSET([.C$4];[.M545];0)" office:value-type="float" office:value="43757" calcext:value-type="float">
            <text:p>43757</text:p>
          </table:table-cell>
          <table:table-cell table:formula="of:=[.L545]" office:value-type="float" office:value="0.104166666666667" calcext:value-type="float">
            <text:p>0.1041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545];0)&lt;=[.O54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45]-[.L$2];[.T$2]);[.R$2]-[.L$2]);[.L$2])" office:value-type="time" office:time-value="PT02H40M00S" calcext:value-type="time">
            <text:p>02:40:00</text:p>
          </table:table-cell>
          <table:table-cell table:formula="of:=IF([.L546]&lt;[.L545];[.M545]+[.H$2];[.M545])" office:value-type="float" office:value="220" calcext:value-type="float">
            <text:p>220</text:p>
          </table:table-cell>
          <table:table-cell table:formula="of:=OFFSET([.C$4];[.M546];0)" office:value-type="float" office:value="43757" calcext:value-type="float">
            <text:p>43757</text:p>
          </table:table-cell>
          <table:table-cell table:formula="of:=[.L546]" office:value-type="float" office:value="0.111111111111111" calcext:value-type="float">
            <text:p>0.1111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546];0)&lt;=[.O54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46]-[.L$2];[.T$2]);[.R$2]-[.L$2]);[.L$2])" office:value-type="time" office:time-value="PT02H50M00S" calcext:value-type="time">
            <text:p>02:50:00</text:p>
          </table:table-cell>
          <table:table-cell table:formula="of:=IF([.L547]&lt;[.L546];[.M546]+[.H$2];[.M546])" office:value-type="float" office:value="220" calcext:value-type="float">
            <text:p>220</text:p>
          </table:table-cell>
          <table:table-cell table:formula="of:=OFFSET([.C$4];[.M547];0)" office:value-type="float" office:value="43757" calcext:value-type="float">
            <text:p>43757</text:p>
          </table:table-cell>
          <table:table-cell table:formula="of:=[.L547]" office:value-type="float" office:value="0.118055555555556" calcext:value-type="float">
            <text:p>0.1180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547];0)&lt;=[.O54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47]-[.L$2];[.T$2]);[.R$2]-[.L$2]);[.L$2])" office:value-type="time" office:time-value="PT03H00M00S" calcext:value-type="time">
            <text:p>03:00:00</text:p>
          </table:table-cell>
          <table:table-cell table:formula="of:=IF([.L548]&lt;[.L547];[.M547]+[.H$2];[.M547])" office:value-type="float" office:value="220" calcext:value-type="float">
            <text:p>220</text:p>
          </table:table-cell>
          <table:table-cell table:formula="of:=OFFSET([.C$4];[.M548];0)" office:value-type="float" office:value="43757" calcext:value-type="float">
            <text:p>43757</text:p>
          </table:table-cell>
          <table:table-cell table:formula="of:=[.L548]" office:value-type="float" office:value="0.125" calcext:value-type="float">
            <text:p>0.125</text:p>
          </table:table-cell>
          <table:table-cell office:value-type="float" office:value="282" calcext:value-type="float">
            <text:p>282</text:p>
          </table:table-cell>
          <table:table-cell table:formula="of:=IF(OFFSET([.D$4];[.M548];0)&lt;=[.O54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48]-[.L$2];[.T$2]);[.R$2]-[.L$2]);[.L$2])" office:value-type="time" office:time-value="PT03H10M00S" calcext:value-type="time">
            <text:p>03:10:00</text:p>
          </table:table-cell>
          <table:table-cell table:formula="of:=IF([.L549]&lt;[.L548];[.M548]+[.H$2];[.M548])" office:value-type="float" office:value="220" calcext:value-type="float">
            <text:p>220</text:p>
          </table:table-cell>
          <table:table-cell table:formula="of:=OFFSET([.C$4];[.M549];0)" office:value-type="float" office:value="43757" calcext:value-type="float">
            <text:p>43757</text:p>
          </table:table-cell>
          <table:table-cell table:formula="of:=[.L549]" office:value-type="float" office:value="0.131944444444444" calcext:value-type="float">
            <text:p>0.131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549];0)&lt;=[.O54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49]-[.L$2];[.T$2]);[.R$2]-[.L$2]);[.L$2])" office:value-type="time" office:time-value="PT03H20M00S" calcext:value-type="time">
            <text:p>03:20:00</text:p>
          </table:table-cell>
          <table:table-cell table:formula="of:=IF([.L550]&lt;[.L549];[.M549]+[.H$2];[.M549])" office:value-type="float" office:value="220" calcext:value-type="float">
            <text:p>220</text:p>
          </table:table-cell>
          <table:table-cell table:formula="of:=OFFSET([.C$4];[.M550];0)" office:value-type="float" office:value="43757" calcext:value-type="float">
            <text:p>43757</text:p>
          </table:table-cell>
          <table:table-cell table:formula="of:=[.L550]" office:value-type="float" office:value="0.138888888888889" calcext:value-type="float">
            <text:p>0.138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550];0)&lt;=[.O55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50]-[.L$2];[.T$2]);[.R$2]-[.L$2]);[.L$2])" office:value-type="time" office:time-value="PT03H30M00S" calcext:value-type="time">
            <text:p>03:30:00</text:p>
          </table:table-cell>
          <table:table-cell table:formula="of:=IF([.L551]&lt;[.L550];[.M550]+[.H$2];[.M550])" office:value-type="float" office:value="220" calcext:value-type="float">
            <text:p>220</text:p>
          </table:table-cell>
          <table:table-cell table:formula="of:=OFFSET([.C$4];[.M551];0)" office:value-type="float" office:value="43757" calcext:value-type="float">
            <text:p>43757</text:p>
          </table:table-cell>
          <table:table-cell table:formula="of:=[.L551]" office:value-type="float" office:value="0.145833333333333" calcext:value-type="float">
            <text:p>0.145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551];0)&lt;=[.O55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51]-[.L$2];[.T$2]);[.R$2]-[.L$2]);[.L$2])" office:value-type="time" office:time-value="PT03H40M00S" calcext:value-type="time">
            <text:p>03:40:00</text:p>
          </table:table-cell>
          <table:table-cell table:formula="of:=IF([.L552]&lt;[.L551];[.M551]+[.H$2];[.M551])" office:value-type="float" office:value="220" calcext:value-type="float">
            <text:p>220</text:p>
          </table:table-cell>
          <table:table-cell table:formula="of:=OFFSET([.C$4];[.M552];0)" office:value-type="float" office:value="43757" calcext:value-type="float">
            <text:p>43757</text:p>
          </table:table-cell>
          <table:table-cell table:formula="of:=[.L552]" office:value-type="float" office:value="0.152777777777778" calcext:value-type="float">
            <text:p>0.152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552];0)&lt;=[.O55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52]-[.L$2];[.T$2]);[.R$2]-[.L$2]);[.L$2])" office:value-type="time" office:time-value="PT03H50M00S" calcext:value-type="time">
            <text:p>03:50:00</text:p>
          </table:table-cell>
          <table:table-cell table:formula="of:=IF([.L553]&lt;[.L552];[.M552]+[.H$2];[.M552])" office:value-type="float" office:value="220" calcext:value-type="float">
            <text:p>220</text:p>
          </table:table-cell>
          <table:table-cell table:formula="of:=OFFSET([.C$4];[.M553];0)" office:value-type="float" office:value="43757" calcext:value-type="float">
            <text:p>43757</text:p>
          </table:table-cell>
          <table:table-cell table:formula="of:=[.L553]" office:value-type="float" office:value="0.159722222222222" calcext:value-type="float">
            <text:p>0.159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553];0)&lt;=[.O55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53]-[.L$2];[.T$2]);[.R$2]-[.L$2]);[.L$2])" office:value-type="time" office:time-value="PT04H00M00S" calcext:value-type="time">
            <text:p>04:00:00</text:p>
          </table:table-cell>
          <table:table-cell table:formula="of:=IF([.L554]&lt;[.L553];[.M553]+[.H$2];[.M553])" office:value-type="float" office:value="220" calcext:value-type="float">
            <text:p>220</text:p>
          </table:table-cell>
          <table:table-cell table:formula="of:=OFFSET([.C$4];[.M554];0)" office:value-type="float" office:value="43757" calcext:value-type="float">
            <text:p>43757</text:p>
          </table:table-cell>
          <table:table-cell table:formula="of:=[.L554]" office:value-type="float" office:value="0.166666666666667" calcext:value-type="float">
            <text:p>0.166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554];0)&lt;=[.O55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54]-[.L$2];[.T$2]);[.R$2]-[.L$2]);[.L$2])" office:value-type="time" office:time-value="PT04H10M00S" calcext:value-type="time">
            <text:p>04:10:00</text:p>
          </table:table-cell>
          <table:table-cell table:formula="of:=IF([.L555]&lt;[.L554];[.M554]+[.H$2];[.M554])" office:value-type="float" office:value="220" calcext:value-type="float">
            <text:p>220</text:p>
          </table:table-cell>
          <table:table-cell table:formula="of:=OFFSET([.C$4];[.M555];0)" office:value-type="float" office:value="43757" calcext:value-type="float">
            <text:p>43757</text:p>
          </table:table-cell>
          <table:table-cell table:formula="of:=[.L555]" office:value-type="float" office:value="0.173611111111111" calcext:value-type="float">
            <text:p>0.173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555];0)&lt;=[.O55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55]-[.L$2];[.T$2]);[.R$2]-[.L$2]);[.L$2])" office:value-type="time" office:time-value="PT04H20M00S" calcext:value-type="time">
            <text:p>04:20:00</text:p>
          </table:table-cell>
          <table:table-cell table:formula="of:=IF([.L556]&lt;[.L555];[.M555]+[.H$2];[.M555])" office:value-type="float" office:value="220" calcext:value-type="float">
            <text:p>220</text:p>
          </table:table-cell>
          <table:table-cell table:formula="of:=OFFSET([.C$4];[.M556];0)" office:value-type="float" office:value="43757" calcext:value-type="float">
            <text:p>43757</text:p>
          </table:table-cell>
          <table:table-cell table:formula="of:=[.L556]" office:value-type="float" office:value="0.180555555555556" calcext:value-type="float">
            <text:p>0.180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556];0)&lt;=[.O55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56]-[.L$2];[.T$2]);[.R$2]-[.L$2]);[.L$2])" office:value-type="time" office:time-value="PT04H30M00S" calcext:value-type="time">
            <text:p>04:30:00</text:p>
          </table:table-cell>
          <table:table-cell table:formula="of:=IF([.L557]&lt;[.L556];[.M556]+[.H$2];[.M556])" office:value-type="float" office:value="220" calcext:value-type="float">
            <text:p>220</text:p>
          </table:table-cell>
          <table:table-cell table:formula="of:=OFFSET([.C$4];[.M557];0)" office:value-type="float" office:value="43757" calcext:value-type="float">
            <text:p>43757</text:p>
          </table:table-cell>
          <table:table-cell table:formula="of:=[.L557]" office:value-type="float" office:value="0.1875" calcext:value-type="float">
            <text:p>0.1875</text:p>
          </table:table-cell>
          <table:table-cell office:value-type="float" office:value="282" calcext:value-type="float">
            <text:p>282</text:p>
          </table:table-cell>
          <table:table-cell table:formula="of:=IF(OFFSET([.D$4];[.M557];0)&lt;=[.O55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57]-[.L$2];[.T$2]);[.R$2]-[.L$2]);[.L$2])" office:value-type="time" office:time-value="PT04H40M00S" calcext:value-type="time">
            <text:p>04:40:00</text:p>
          </table:table-cell>
          <table:table-cell table:formula="of:=IF([.L558]&lt;[.L557];[.M557]+[.H$2];[.M557])" office:value-type="float" office:value="220" calcext:value-type="float">
            <text:p>220</text:p>
          </table:table-cell>
          <table:table-cell table:formula="of:=OFFSET([.C$4];[.M558];0)" office:value-type="float" office:value="43757" calcext:value-type="float">
            <text:p>43757</text:p>
          </table:table-cell>
          <table:table-cell table:formula="of:=[.L558]" office:value-type="float" office:value="0.194444444444444" calcext:value-type="float">
            <text:p>0.1944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558];0)&lt;=[.O55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58]-[.L$2];[.T$2]);[.R$2]-[.L$2]);[.L$2])" office:value-type="time" office:time-value="PT04H50M00S" calcext:value-type="time">
            <text:p>04:50:00</text:p>
          </table:table-cell>
          <table:table-cell table:formula="of:=IF([.L559]&lt;[.L558];[.M558]+[.H$2];[.M558])" office:value-type="float" office:value="220" calcext:value-type="float">
            <text:p>220</text:p>
          </table:table-cell>
          <table:table-cell table:formula="of:=OFFSET([.C$4];[.M559];0)" office:value-type="float" office:value="43757" calcext:value-type="float">
            <text:p>43757</text:p>
          </table:table-cell>
          <table:table-cell table:formula="of:=[.L559]" office:value-type="float" office:value="0.201388888888889" calcext:value-type="float">
            <text:p>0.201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559];0)&lt;=[.O55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59]-[.L$2];[.T$2]);[.R$2]-[.L$2]);[.L$2])" office:value-type="time" office:time-value="PT05H00M00S" calcext:value-type="time">
            <text:p>05:00:00</text:p>
          </table:table-cell>
          <table:table-cell table:formula="of:=IF([.L560]&lt;[.L559];[.M559]+[.H$2];[.M559])" office:value-type="float" office:value="220" calcext:value-type="float">
            <text:p>220</text:p>
          </table:table-cell>
          <table:table-cell table:formula="of:=OFFSET([.C$4];[.M560];0)" office:value-type="float" office:value="43757" calcext:value-type="float">
            <text:p>43757</text:p>
          </table:table-cell>
          <table:table-cell table:formula="of:=[.L560]" office:value-type="float" office:value="0.208333333333333" calcext:value-type="float">
            <text:p>0.208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560];0)&lt;=[.O56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60]-[.L$2];[.T$2]);[.R$2]-[.L$2]);[.L$2])" office:value-type="time" office:time-value="PT05H10M00S" calcext:value-type="time">
            <text:p>05:10:00</text:p>
          </table:table-cell>
          <table:table-cell table:formula="of:=IF([.L561]&lt;[.L560];[.M560]+[.H$2];[.M560])" office:value-type="float" office:value="220" calcext:value-type="float">
            <text:p>220</text:p>
          </table:table-cell>
          <table:table-cell table:formula="of:=OFFSET([.C$4];[.M561];0)" office:value-type="float" office:value="43757" calcext:value-type="float">
            <text:p>43757</text:p>
          </table:table-cell>
          <table:table-cell table:formula="of:=[.L561]" office:value-type="float" office:value="0.215277777777778" calcext:value-type="float">
            <text:p>0.2152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561];0)&lt;=[.O56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61]-[.L$2];[.T$2]);[.R$2]-[.L$2]);[.L$2])" office:value-type="time" office:time-value="PT05H20M00S" calcext:value-type="time">
            <text:p>05:20:00</text:p>
          </table:table-cell>
          <table:table-cell table:formula="of:=IF([.L562]&lt;[.L561];[.M561]+[.H$2];[.M561])" office:value-type="float" office:value="220" calcext:value-type="float">
            <text:p>220</text:p>
          </table:table-cell>
          <table:table-cell table:formula="of:=OFFSET([.C$4];[.M562];0)" office:value-type="float" office:value="43757" calcext:value-type="float">
            <text:p>43757</text:p>
          </table:table-cell>
          <table:table-cell table:formula="of:=[.L562]" office:value-type="float" office:value="0.222222222222222" calcext:value-type="float">
            <text:p>0.2222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562];0)&lt;=[.O56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62]-[.L$2];[.T$2]);[.R$2]-[.L$2]);[.L$2])" office:value-type="time" office:time-value="PT05H30M00S" calcext:value-type="time">
            <text:p>05:30:00</text:p>
          </table:table-cell>
          <table:table-cell table:formula="of:=IF([.L563]&lt;[.L562];[.M562]+[.H$2];[.M562])" office:value-type="float" office:value="220" calcext:value-type="float">
            <text:p>220</text:p>
          </table:table-cell>
          <table:table-cell table:formula="of:=OFFSET([.C$4];[.M563];0)" office:value-type="float" office:value="43757" calcext:value-type="float">
            <text:p>43757</text:p>
          </table:table-cell>
          <table:table-cell table:formula="of:=[.L563]" office:value-type="float" office:value="0.229166666666667" calcext:value-type="float">
            <text:p>0.2291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563];0)&lt;=[.O56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63]-[.L$2];[.T$2]);[.R$2]-[.L$2]);[.L$2])" office:value-type="time" office:time-value="PT05H40M00S" calcext:value-type="time">
            <text:p>05:40:00</text:p>
          </table:table-cell>
          <table:table-cell table:formula="of:=IF([.L564]&lt;[.L563];[.M563]+[.H$2];[.M563])" office:value-type="float" office:value="220" calcext:value-type="float">
            <text:p>220</text:p>
          </table:table-cell>
          <table:table-cell table:formula="of:=OFFSET([.C$4];[.M564];0)" office:value-type="float" office:value="43757" calcext:value-type="float">
            <text:p>43757</text:p>
          </table:table-cell>
          <table:table-cell table:formula="of:=[.L564]" office:value-type="float" office:value="0.236111111111111" calcext:value-type="float">
            <text:p>0.2361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564];0)&lt;=[.O56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64]-[.L$2];[.T$2]);[.R$2]-[.L$2]);[.L$2])" office:value-type="time" office:time-value="PT05H50M00S" calcext:value-type="time">
            <text:p>05:50:00</text:p>
          </table:table-cell>
          <table:table-cell table:formula="of:=IF([.L565]&lt;[.L564];[.M564]+[.H$2];[.M564])" office:value-type="float" office:value="220" calcext:value-type="float">
            <text:p>220</text:p>
          </table:table-cell>
          <table:table-cell table:formula="of:=OFFSET([.C$4];[.M565];0)" office:value-type="float" office:value="43757" calcext:value-type="float">
            <text:p>43757</text:p>
          </table:table-cell>
          <table:table-cell table:formula="of:=[.L565]" office:value-type="float" office:value="0.243055555555556" calcext:value-type="float">
            <text:p>0.2430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565];0)&lt;=[.O56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65]-[.L$2];[.T$2]);[.R$2]-[.L$2]);[.L$2])" office:value-type="time" office:time-value="PT06H00M00S" calcext:value-type="time">
            <text:p>06:00:00</text:p>
          </table:table-cell>
          <table:table-cell table:formula="of:=IF([.L566]&lt;[.L565];[.M565]+[.H$2];[.M565])" office:value-type="float" office:value="220" calcext:value-type="float">
            <text:p>220</text:p>
          </table:table-cell>
          <table:table-cell table:formula="of:=OFFSET([.C$4];[.M566];0)" office:value-type="float" office:value="43757" calcext:value-type="float">
            <text:p>43757</text:p>
          </table:table-cell>
          <table:table-cell table:formula="of:=[.L566]" office:value-type="float" office:value="0.25" calcext:value-type="float">
            <text:p>0.25</text:p>
          </table:table-cell>
          <table:table-cell office:value-type="float" office:value="282" calcext:value-type="float">
            <text:p>282</text:p>
          </table:table-cell>
          <table:table-cell table:formula="of:=IF(OFFSET([.D$4];[.M566];0)&lt;=[.O56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66]-[.L$2];[.T$2]);[.R$2]-[.L$2]);[.L$2])" office:value-type="time" office:time-value="PT06H10M00S" calcext:value-type="time">
            <text:p>06:10:00</text:p>
          </table:table-cell>
          <table:table-cell table:formula="of:=IF([.L567]&lt;[.L566];[.M566]+[.H$2];[.M566])" office:value-type="float" office:value="220" calcext:value-type="float">
            <text:p>220</text:p>
          </table:table-cell>
          <table:table-cell table:formula="of:=OFFSET([.C$4];[.M567];0)" office:value-type="float" office:value="43757" calcext:value-type="float">
            <text:p>43757</text:p>
          </table:table-cell>
          <table:table-cell table:formula="of:=[.L567]" office:value-type="float" office:value="0.256944444444444" calcext:value-type="float">
            <text:p>0.256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567];0)&lt;=[.O56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67]-[.L$2];[.T$2]);[.R$2]-[.L$2]);[.L$2])" office:value-type="time" office:time-value="PT06H20M00S" calcext:value-type="time">
            <text:p>06:20:00</text:p>
          </table:table-cell>
          <table:table-cell table:formula="of:=IF([.L568]&lt;[.L567];[.M567]+[.H$2];[.M567])" office:value-type="float" office:value="220" calcext:value-type="float">
            <text:p>220</text:p>
          </table:table-cell>
          <table:table-cell table:formula="of:=OFFSET([.C$4];[.M568];0)" office:value-type="float" office:value="43757" calcext:value-type="float">
            <text:p>43757</text:p>
          </table:table-cell>
          <table:table-cell table:formula="of:=[.L568]" office:value-type="float" office:value="0.263888888888889" calcext:value-type="float">
            <text:p>0.263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568];0)&lt;=[.O56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68]-[.L$2];[.T$2]);[.R$2]-[.L$2]);[.L$2])" office:value-type="time" office:time-value="PT06H30M00S" calcext:value-type="time">
            <text:p>06:30:00</text:p>
          </table:table-cell>
          <table:table-cell table:formula="of:=IF([.L569]&lt;[.L568];[.M568]+[.H$2];[.M568])" office:value-type="float" office:value="220" calcext:value-type="float">
            <text:p>220</text:p>
          </table:table-cell>
          <table:table-cell table:formula="of:=OFFSET([.C$4];[.M569];0)" office:value-type="float" office:value="43757" calcext:value-type="float">
            <text:p>43757</text:p>
          </table:table-cell>
          <table:table-cell table:formula="of:=[.L569]" office:value-type="float" office:value="0.270833333333333" calcext:value-type="float">
            <text:p>0.270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569];0)&lt;=[.O56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69]-[.L$2];[.T$2]);[.R$2]-[.L$2]);[.L$2])" office:value-type="time" office:time-value="PT06H40M00S" calcext:value-type="time">
            <text:p>06:40:00</text:p>
          </table:table-cell>
          <table:table-cell table:formula="of:=IF([.L570]&lt;[.L569];[.M569]+[.H$2];[.M569])" office:value-type="float" office:value="220" calcext:value-type="float">
            <text:p>220</text:p>
          </table:table-cell>
          <table:table-cell table:formula="of:=OFFSET([.C$4];[.M570];0)" office:value-type="float" office:value="43757" calcext:value-type="float">
            <text:p>43757</text:p>
          </table:table-cell>
          <table:table-cell table:formula="of:=[.L570]" office:value-type="float" office:value="0.277777777777778" calcext:value-type="float">
            <text:p>0.277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570];0)&lt;=[.O57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70]-[.L$2];[.T$2]);[.R$2]-[.L$2]);[.L$2])" office:value-type="time" office:time-value="PT06H50M00S" calcext:value-type="time">
            <text:p>06:50:00</text:p>
          </table:table-cell>
          <table:table-cell table:formula="of:=IF([.L571]&lt;[.L570];[.M570]+[.H$2];[.M570])" office:value-type="float" office:value="220" calcext:value-type="float">
            <text:p>220</text:p>
          </table:table-cell>
          <table:table-cell table:formula="of:=OFFSET([.C$4];[.M571];0)" office:value-type="float" office:value="43757" calcext:value-type="float">
            <text:p>43757</text:p>
          </table:table-cell>
          <table:table-cell table:formula="of:=[.L571]" office:value-type="float" office:value="0.284722222222222" calcext:value-type="float">
            <text:p>0.284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571];0)&lt;=[.O57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71]-[.L$2];[.T$2]);[.R$2]-[.L$2]);[.L$2])" office:value-type="time" office:time-value="PT07H00M00S" calcext:value-type="time">
            <text:p>07:00:00</text:p>
          </table:table-cell>
          <table:table-cell table:formula="of:=IF([.L572]&lt;[.L571];[.M571]+[.H$2];[.M571])" office:value-type="float" office:value="220" calcext:value-type="float">
            <text:p>220</text:p>
          </table:table-cell>
          <table:table-cell table:formula="of:=OFFSET([.C$4];[.M572];0)" office:value-type="float" office:value="43757" calcext:value-type="float">
            <text:p>43757</text:p>
          </table:table-cell>
          <table:table-cell table:formula="of:=[.L572]" office:value-type="float" office:value="0.291666666666667" calcext:value-type="float">
            <text:p>0.291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572];0)&lt;=[.O57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72]-[.L$2];[.T$2]);[.R$2]-[.L$2]);[.L$2])" office:value-type="time" office:time-value="PT07H10M00S" calcext:value-type="time">
            <text:p>07:10:00</text:p>
          </table:table-cell>
          <table:table-cell table:formula="of:=IF([.L573]&lt;[.L572];[.M572]+[.H$2];[.M572])" office:value-type="float" office:value="220" calcext:value-type="float">
            <text:p>220</text:p>
          </table:table-cell>
          <table:table-cell table:formula="of:=OFFSET([.C$4];[.M573];0)" office:value-type="float" office:value="43757" calcext:value-type="float">
            <text:p>43757</text:p>
          </table:table-cell>
          <table:table-cell table:formula="of:=[.L573]" office:value-type="float" office:value="0.298611111111111" calcext:value-type="float">
            <text:p>0.298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573];0)&lt;=[.O57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73]-[.L$2];[.T$2]);[.R$2]-[.L$2]);[.L$2])" office:value-type="time" office:time-value="PT07H20M00S" calcext:value-type="time">
            <text:p>07:20:00</text:p>
          </table:table-cell>
          <table:table-cell table:formula="of:=IF([.L574]&lt;[.L573];[.M573]+[.H$2];[.M573])" office:value-type="float" office:value="220" calcext:value-type="float">
            <text:p>220</text:p>
          </table:table-cell>
          <table:table-cell table:formula="of:=OFFSET([.C$4];[.M574];0)" office:value-type="float" office:value="43757" calcext:value-type="float">
            <text:p>43757</text:p>
          </table:table-cell>
          <table:table-cell table:formula="of:=[.L574]" office:value-type="float" office:value="0.305555555555556" calcext:value-type="float">
            <text:p>0.305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574];0)&lt;=[.O57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74]-[.L$2];[.T$2]);[.R$2]-[.L$2]);[.L$2])" office:value-type="time" office:time-value="PT07H30M00S" calcext:value-type="time">
            <text:p>07:30:00</text:p>
          </table:table-cell>
          <table:table-cell table:formula="of:=IF([.L575]&lt;[.L574];[.M574]+[.H$2];[.M574])" office:value-type="float" office:value="220" calcext:value-type="float">
            <text:p>220</text:p>
          </table:table-cell>
          <table:table-cell table:formula="of:=OFFSET([.C$4];[.M575];0)" office:value-type="float" office:value="43757" calcext:value-type="float">
            <text:p>43757</text:p>
          </table:table-cell>
          <table:table-cell table:formula="of:=[.L575]" office:value-type="float" office:value="0.3125" calcext:value-type="float">
            <text:p>0.3125</text:p>
          </table:table-cell>
          <table:table-cell office:value-type="float" office:value="282" calcext:value-type="float">
            <text:p>282</text:p>
          </table:table-cell>
          <table:table-cell table:formula="of:=IF(OFFSET([.D$4];[.M575];0)&lt;=[.O57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75]-[.L$2];[.T$2]);[.R$2]-[.L$2]);[.L$2])" office:value-type="time" office:time-value="PT07H40M00S" calcext:value-type="time">
            <text:p>07:40:00</text:p>
          </table:table-cell>
          <table:table-cell table:formula="of:=IF([.L576]&lt;[.L575];[.M575]+[.H$2];[.M575])" office:value-type="float" office:value="220" calcext:value-type="float">
            <text:p>220</text:p>
          </table:table-cell>
          <table:table-cell table:formula="of:=OFFSET([.C$4];[.M576];0)" office:value-type="float" office:value="43757" calcext:value-type="float">
            <text:p>43757</text:p>
          </table:table-cell>
          <table:table-cell table:formula="of:=[.L576]" office:value-type="float" office:value="0.319444444444444" calcext:value-type="float">
            <text:p>0.3194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576];0)&lt;=[.O57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76]-[.L$2];[.T$2]);[.R$2]-[.L$2]);[.L$2])" office:value-type="time" office:time-value="PT07H50M00S" calcext:value-type="time">
            <text:p>07:50:00</text:p>
          </table:table-cell>
          <table:table-cell table:formula="of:=IF([.L577]&lt;[.L576];[.M576]+[.H$2];[.M576])" office:value-type="float" office:value="220" calcext:value-type="float">
            <text:p>220</text:p>
          </table:table-cell>
          <table:table-cell table:formula="of:=OFFSET([.C$4];[.M577];0)" office:value-type="float" office:value="43757" calcext:value-type="float">
            <text:p>43757</text:p>
          </table:table-cell>
          <table:table-cell table:formula="of:=[.L577]" office:value-type="float" office:value="0.326388888888889" calcext:value-type="float">
            <text:p>0.326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577];0)&lt;=[.O57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77]-[.L$2];[.T$2]);[.R$2]-[.L$2]);[.L$2])" office:value-type="time" office:time-value="PT08H00M00S" calcext:value-type="time">
            <text:p>08:00:00</text:p>
          </table:table-cell>
          <table:table-cell table:formula="of:=IF([.L578]&lt;[.L577];[.M577]+[.H$2];[.M577])" office:value-type="float" office:value="220" calcext:value-type="float">
            <text:p>220</text:p>
          </table:table-cell>
          <table:table-cell table:formula="of:=OFFSET([.C$4];[.M578];0)" office:value-type="float" office:value="43757" calcext:value-type="float">
            <text:p>43757</text:p>
          </table:table-cell>
          <table:table-cell table:formula="of:=[.L578]" office:value-type="float" office:value="0.333333333333333" calcext:value-type="float">
            <text:p>0.333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578];0)&lt;=[.O57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78]-[.L$2];[.T$2]);[.R$2]-[.L$2]);[.L$2])" office:value-type="time" office:time-value="PT00H10M00S" calcext:value-type="time">
            <text:p>00:10:00</text:p>
          </table:table-cell>
          <table:table-cell table:formula="of:=IF([.L579]&lt;[.L578];[.M578]+[.H$2];[.M578])" office:value-type="float" office:value="240" calcext:value-type="float">
            <text:p>240</text:p>
          </table:table-cell>
          <table:table-cell table:formula="of:=OFFSET([.C$4];[.M579];0)" office:value-type="float" office:value="43758" calcext:value-type="float">
            <text:p>43758</text:p>
          </table:table-cell>
          <table:table-cell table:formula="of:=[.L579]" office:value-type="float" office:value="0.00694444444444444" calcext:value-type="float">
            <text:p>0.006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579];0)&lt;=[.O57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79]-[.L$2];[.T$2]);[.R$2]-[.L$2]);[.L$2])" office:value-type="time" office:time-value="PT00H20M00S" calcext:value-type="time">
            <text:p>00:20:00</text:p>
          </table:table-cell>
          <table:table-cell table:formula="of:=IF([.L580]&lt;[.L579];[.M579]+[.H$2];[.M579])" office:value-type="float" office:value="240" calcext:value-type="float">
            <text:p>240</text:p>
          </table:table-cell>
          <table:table-cell table:formula="of:=OFFSET([.C$4];[.M580];0)" office:value-type="float" office:value="43758" calcext:value-type="float">
            <text:p>43758</text:p>
          </table:table-cell>
          <table:table-cell table:formula="of:=[.L580]" office:value-type="float" office:value="0.0138888888888889" calcext:value-type="float">
            <text:p>0.013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580];0)&lt;=[.O58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80]-[.L$2];[.T$2]);[.R$2]-[.L$2]);[.L$2])" office:value-type="time" office:time-value="PT00H30M00S" calcext:value-type="time">
            <text:p>00:30:00</text:p>
          </table:table-cell>
          <table:table-cell table:formula="of:=IF([.L581]&lt;[.L580];[.M580]+[.H$2];[.M580])" office:value-type="float" office:value="240" calcext:value-type="float">
            <text:p>240</text:p>
          </table:table-cell>
          <table:table-cell table:formula="of:=OFFSET([.C$4];[.M581];0)" office:value-type="float" office:value="43758" calcext:value-type="float">
            <text:p>43758</text:p>
          </table:table-cell>
          <table:table-cell table:formula="of:=[.L581]" office:value-type="float" office:value="0.0208333333333333" calcext:value-type="float">
            <text:p>0.020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581];0)&lt;=[.O58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81]-[.L$2];[.T$2]);[.R$2]-[.L$2]);[.L$2])" office:value-type="time" office:time-value="PT00H40M00S" calcext:value-type="time">
            <text:p>00:40:00</text:p>
          </table:table-cell>
          <table:table-cell table:formula="of:=IF([.L582]&lt;[.L581];[.M581]+[.H$2];[.M581])" office:value-type="float" office:value="240" calcext:value-type="float">
            <text:p>240</text:p>
          </table:table-cell>
          <table:table-cell table:formula="of:=OFFSET([.C$4];[.M582];0)" office:value-type="float" office:value="43758" calcext:value-type="float">
            <text:p>43758</text:p>
          </table:table-cell>
          <table:table-cell table:formula="of:=[.L582]" office:value-type="float" office:value="0.0277777777777778" calcext:value-type="float">
            <text:p>0.027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582];0)&lt;=[.O58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82]-[.L$2];[.T$2]);[.R$2]-[.L$2]);[.L$2])" office:value-type="time" office:time-value="PT00H50M00S" calcext:value-type="time">
            <text:p>00:50:00</text:p>
          </table:table-cell>
          <table:table-cell table:formula="of:=IF([.L583]&lt;[.L582];[.M582]+[.H$2];[.M582])" office:value-type="float" office:value="240" calcext:value-type="float">
            <text:p>240</text:p>
          </table:table-cell>
          <table:table-cell table:formula="of:=OFFSET([.C$4];[.M583];0)" office:value-type="float" office:value="43758" calcext:value-type="float">
            <text:p>43758</text:p>
          </table:table-cell>
          <table:table-cell table:formula="of:=[.L583]" office:value-type="float" office:value="0.0347222222222222" calcext:value-type="float">
            <text:p>0.034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583];0)&lt;=[.O58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83]-[.L$2];[.T$2]);[.R$2]-[.L$2]);[.L$2])" office:value-type="time" office:time-value="PT01H00M00S" calcext:value-type="time">
            <text:p>01:00:00</text:p>
          </table:table-cell>
          <table:table-cell table:formula="of:=IF([.L584]&lt;[.L583];[.M583]+[.H$2];[.M583])" office:value-type="float" office:value="240" calcext:value-type="float">
            <text:p>240</text:p>
          </table:table-cell>
          <table:table-cell table:formula="of:=OFFSET([.C$4];[.M584];0)" office:value-type="float" office:value="43758" calcext:value-type="float">
            <text:p>43758</text:p>
          </table:table-cell>
          <table:table-cell table:formula="of:=[.L584]" office:value-type="float" office:value="0.0416666666666667" calcext:value-type="float">
            <text:p>0.041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584];0)&lt;=[.O58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84]-[.L$2];[.T$2]);[.R$2]-[.L$2]);[.L$2])" office:value-type="time" office:time-value="PT01H10M00S" calcext:value-type="time">
            <text:p>01:10:00</text:p>
          </table:table-cell>
          <table:table-cell table:formula="of:=IF([.L585]&lt;[.L584];[.M584]+[.H$2];[.M584])" office:value-type="float" office:value="240" calcext:value-type="float">
            <text:p>240</text:p>
          </table:table-cell>
          <table:table-cell table:formula="of:=OFFSET([.C$4];[.M585];0)" office:value-type="float" office:value="43758" calcext:value-type="float">
            <text:p>43758</text:p>
          </table:table-cell>
          <table:table-cell table:formula="of:=[.L585]" office:value-type="float" office:value="0.0486111111111111" calcext:value-type="float">
            <text:p>0.048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585];0)&lt;=[.O58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85]-[.L$2];[.T$2]);[.R$2]-[.L$2]);[.L$2])" office:value-type="time" office:time-value="PT01H20M00S" calcext:value-type="time">
            <text:p>01:20:00</text:p>
          </table:table-cell>
          <table:table-cell table:formula="of:=IF([.L586]&lt;[.L585];[.M585]+[.H$2];[.M585])" office:value-type="float" office:value="240" calcext:value-type="float">
            <text:p>240</text:p>
          </table:table-cell>
          <table:table-cell table:formula="of:=OFFSET([.C$4];[.M586];0)" office:value-type="float" office:value="43758" calcext:value-type="float">
            <text:p>43758</text:p>
          </table:table-cell>
          <table:table-cell table:formula="of:=[.L586]" office:value-type="float" office:value="0.0555555555555556" calcext:value-type="float">
            <text:p>0.055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586];0)&lt;=[.O58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86]-[.L$2];[.T$2]);[.R$2]-[.L$2]);[.L$2])" office:value-type="time" office:time-value="PT01H30M00S" calcext:value-type="time">
            <text:p>01:30:00</text:p>
          </table:table-cell>
          <table:table-cell table:formula="of:=IF([.L587]&lt;[.L586];[.M586]+[.H$2];[.M586])" office:value-type="float" office:value="240" calcext:value-type="float">
            <text:p>240</text:p>
          </table:table-cell>
          <table:table-cell table:formula="of:=OFFSET([.C$4];[.M587];0)" office:value-type="float" office:value="43758" calcext:value-type="float">
            <text:p>43758</text:p>
          </table:table-cell>
          <table:table-cell table:formula="of:=[.L587]" office:value-type="float" office:value="0.0625" calcext:value-type="float">
            <text:p>0.0625</text:p>
          </table:table-cell>
          <table:table-cell office:value-type="float" office:value="282" calcext:value-type="float">
            <text:p>282</text:p>
          </table:table-cell>
          <table:table-cell table:formula="of:=IF(OFFSET([.D$4];[.M587];0)&lt;=[.O58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87]-[.L$2];[.T$2]);[.R$2]-[.L$2]);[.L$2])" office:value-type="time" office:time-value="PT01H40M00S" calcext:value-type="time">
            <text:p>01:40:00</text:p>
          </table:table-cell>
          <table:table-cell table:formula="of:=IF([.L588]&lt;[.L587];[.M587]+[.H$2];[.M587])" office:value-type="float" office:value="240" calcext:value-type="float">
            <text:p>240</text:p>
          </table:table-cell>
          <table:table-cell table:formula="of:=OFFSET([.C$4];[.M588];0)" office:value-type="float" office:value="43758" calcext:value-type="float">
            <text:p>43758</text:p>
          </table:table-cell>
          <table:table-cell table:formula="of:=[.L588]" office:value-type="float" office:value="0.0694444444444444" calcext:value-type="float">
            <text:p>0.069444444444445</text:p>
          </table:table-cell>
          <table:table-cell office:value-type="float" office:value="282" calcext:value-type="float">
            <text:p>282</text:p>
          </table:table-cell>
          <table:table-cell table:formula="of:=IF(OFFSET([.D$4];[.M588];0)&lt;=[.O58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88]-[.L$2];[.T$2]);[.R$2]-[.L$2]);[.L$2])" office:value-type="time" office:time-value="PT01H50M00S" calcext:value-type="time">
            <text:p>01:50:00</text:p>
          </table:table-cell>
          <table:table-cell table:formula="of:=IF([.L589]&lt;[.L588];[.M588]+[.H$2];[.M588])" office:value-type="float" office:value="240" calcext:value-type="float">
            <text:p>240</text:p>
          </table:table-cell>
          <table:table-cell table:formula="of:=OFFSET([.C$4];[.M589];0)" office:value-type="float" office:value="43758" calcext:value-type="float">
            <text:p>43758</text:p>
          </table:table-cell>
          <table:table-cell table:formula="of:=[.L589]" office:value-type="float" office:value="0.0763888888888889" calcext:value-type="float">
            <text:p>0.076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589];0)&lt;=[.O58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89]-[.L$2];[.T$2]);[.R$2]-[.L$2]);[.L$2])" office:value-type="time" office:time-value="PT02H00M00S" calcext:value-type="time">
            <text:p>02:00:00</text:p>
          </table:table-cell>
          <table:table-cell table:formula="of:=IF([.L590]&lt;[.L589];[.M589]+[.H$2];[.M589])" office:value-type="float" office:value="240" calcext:value-type="float">
            <text:p>240</text:p>
          </table:table-cell>
          <table:table-cell table:formula="of:=OFFSET([.C$4];[.M590];0)" office:value-type="float" office:value="43758" calcext:value-type="float">
            <text:p>43758</text:p>
          </table:table-cell>
          <table:table-cell table:formula="of:=[.L590]" office:value-type="float" office:value="0.0833333333333333" calcext:value-type="float">
            <text:p>0.083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590];0)&lt;=[.O59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90]-[.L$2];[.T$2]);[.R$2]-[.L$2]);[.L$2])" office:value-type="time" office:time-value="PT02H10M00S" calcext:value-type="time">
            <text:p>02:10:00</text:p>
          </table:table-cell>
          <table:table-cell table:formula="of:=IF([.L591]&lt;[.L590];[.M590]+[.H$2];[.M590])" office:value-type="float" office:value="240" calcext:value-type="float">
            <text:p>240</text:p>
          </table:table-cell>
          <table:table-cell table:formula="of:=OFFSET([.C$4];[.M591];0)" office:value-type="float" office:value="43758" calcext:value-type="float">
            <text:p>43758</text:p>
          </table:table-cell>
          <table:table-cell table:formula="of:=[.L591]" office:value-type="float" office:value="0.0902777777777778" calcext:value-type="float">
            <text:p>0.0902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591];0)&lt;=[.O59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91]-[.L$2];[.T$2]);[.R$2]-[.L$2]);[.L$2])" office:value-type="time" office:time-value="PT02H20M00S" calcext:value-type="time">
            <text:p>02:20:00</text:p>
          </table:table-cell>
          <table:table-cell table:formula="of:=IF([.L592]&lt;[.L591];[.M591]+[.H$2];[.M591])" office:value-type="float" office:value="240" calcext:value-type="float">
            <text:p>240</text:p>
          </table:table-cell>
          <table:table-cell table:formula="of:=OFFSET([.C$4];[.M592];0)" office:value-type="float" office:value="43758" calcext:value-type="float">
            <text:p>43758</text:p>
          </table:table-cell>
          <table:table-cell table:formula="of:=[.L592]" office:value-type="float" office:value="0.0972222222222222" calcext:value-type="float">
            <text:p>0.0972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592];0)&lt;=[.O59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92]-[.L$2];[.T$2]);[.R$2]-[.L$2]);[.L$2])" office:value-type="time" office:time-value="PT02H30M00S" calcext:value-type="time">
            <text:p>02:30:00</text:p>
          </table:table-cell>
          <table:table-cell table:formula="of:=IF([.L593]&lt;[.L592];[.M592]+[.H$2];[.M592])" office:value-type="float" office:value="240" calcext:value-type="float">
            <text:p>240</text:p>
          </table:table-cell>
          <table:table-cell table:formula="of:=OFFSET([.C$4];[.M593];0)" office:value-type="float" office:value="43758" calcext:value-type="float">
            <text:p>43758</text:p>
          </table:table-cell>
          <table:table-cell table:formula="of:=[.L593]" office:value-type="float" office:value="0.104166666666667" calcext:value-type="float">
            <text:p>0.1041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593];0)&lt;=[.O59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93]-[.L$2];[.T$2]);[.R$2]-[.L$2]);[.L$2])" office:value-type="time" office:time-value="PT02H40M00S" calcext:value-type="time">
            <text:p>02:40:00</text:p>
          </table:table-cell>
          <table:table-cell table:formula="of:=IF([.L594]&lt;[.L593];[.M593]+[.H$2];[.M593])" office:value-type="float" office:value="240" calcext:value-type="float">
            <text:p>240</text:p>
          </table:table-cell>
          <table:table-cell table:formula="of:=OFFSET([.C$4];[.M594];0)" office:value-type="float" office:value="43758" calcext:value-type="float">
            <text:p>43758</text:p>
          </table:table-cell>
          <table:table-cell table:formula="of:=[.L594]" office:value-type="float" office:value="0.111111111111111" calcext:value-type="float">
            <text:p>0.1111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594];0)&lt;=[.O59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94]-[.L$2];[.T$2]);[.R$2]-[.L$2]);[.L$2])" office:value-type="time" office:time-value="PT02H50M00S" calcext:value-type="time">
            <text:p>02:50:00</text:p>
          </table:table-cell>
          <table:table-cell table:formula="of:=IF([.L595]&lt;[.L594];[.M594]+[.H$2];[.M594])" office:value-type="float" office:value="240" calcext:value-type="float">
            <text:p>240</text:p>
          </table:table-cell>
          <table:table-cell table:formula="of:=OFFSET([.C$4];[.M595];0)" office:value-type="float" office:value="43758" calcext:value-type="float">
            <text:p>43758</text:p>
          </table:table-cell>
          <table:table-cell table:formula="of:=[.L595]" office:value-type="float" office:value="0.118055555555556" calcext:value-type="float">
            <text:p>0.1180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595];0)&lt;=[.O59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95]-[.L$2];[.T$2]);[.R$2]-[.L$2]);[.L$2])" office:value-type="time" office:time-value="PT03H00M00S" calcext:value-type="time">
            <text:p>03:00:00</text:p>
          </table:table-cell>
          <table:table-cell table:formula="of:=IF([.L596]&lt;[.L595];[.M595]+[.H$2];[.M595])" office:value-type="float" office:value="240" calcext:value-type="float">
            <text:p>240</text:p>
          </table:table-cell>
          <table:table-cell table:formula="of:=OFFSET([.C$4];[.M596];0)" office:value-type="float" office:value="43758" calcext:value-type="float">
            <text:p>43758</text:p>
          </table:table-cell>
          <table:table-cell table:formula="of:=[.L596]" office:value-type="float" office:value="0.125" calcext:value-type="float">
            <text:p>0.125</text:p>
          </table:table-cell>
          <table:table-cell office:value-type="float" office:value="282" calcext:value-type="float">
            <text:p>282</text:p>
          </table:table-cell>
          <table:table-cell table:formula="of:=IF(OFFSET([.D$4];[.M596];0)&lt;=[.O59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96]-[.L$2];[.T$2]);[.R$2]-[.L$2]);[.L$2])" office:value-type="time" office:time-value="PT03H10M00S" calcext:value-type="time">
            <text:p>03:10:00</text:p>
          </table:table-cell>
          <table:table-cell table:formula="of:=IF([.L597]&lt;[.L596];[.M596]+[.H$2];[.M596])" office:value-type="float" office:value="240" calcext:value-type="float">
            <text:p>240</text:p>
          </table:table-cell>
          <table:table-cell table:formula="of:=OFFSET([.C$4];[.M597];0)" office:value-type="float" office:value="43758" calcext:value-type="float">
            <text:p>43758</text:p>
          </table:table-cell>
          <table:table-cell table:formula="of:=[.L597]" office:value-type="float" office:value="0.131944444444444" calcext:value-type="float">
            <text:p>0.131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597];0)&lt;=[.O59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97]-[.L$2];[.T$2]);[.R$2]-[.L$2]);[.L$2])" office:value-type="time" office:time-value="PT03H20M00S" calcext:value-type="time">
            <text:p>03:20:00</text:p>
          </table:table-cell>
          <table:table-cell table:formula="of:=IF([.L598]&lt;[.L597];[.M597]+[.H$2];[.M597])" office:value-type="float" office:value="240" calcext:value-type="float">
            <text:p>240</text:p>
          </table:table-cell>
          <table:table-cell table:formula="of:=OFFSET([.C$4];[.M598];0)" office:value-type="float" office:value="43758" calcext:value-type="float">
            <text:p>43758</text:p>
          </table:table-cell>
          <table:table-cell table:formula="of:=[.L598]" office:value-type="float" office:value="0.138888888888889" calcext:value-type="float">
            <text:p>0.138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598];0)&lt;=[.O59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98]-[.L$2];[.T$2]);[.R$2]-[.L$2]);[.L$2])" office:value-type="time" office:time-value="PT03H30M00S" calcext:value-type="time">
            <text:p>03:30:00</text:p>
          </table:table-cell>
          <table:table-cell table:formula="of:=IF([.L599]&lt;[.L598];[.M598]+[.H$2];[.M598])" office:value-type="float" office:value="240" calcext:value-type="float">
            <text:p>240</text:p>
          </table:table-cell>
          <table:table-cell table:formula="of:=OFFSET([.C$4];[.M599];0)" office:value-type="float" office:value="43758" calcext:value-type="float">
            <text:p>43758</text:p>
          </table:table-cell>
          <table:table-cell table:formula="of:=[.L599]" office:value-type="float" office:value="0.145833333333333" calcext:value-type="float">
            <text:p>0.145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599];0)&lt;=[.O59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599]-[.L$2];[.T$2]);[.R$2]-[.L$2]);[.L$2])" office:value-type="time" office:time-value="PT03H40M00S" calcext:value-type="time">
            <text:p>03:40:00</text:p>
          </table:table-cell>
          <table:table-cell table:formula="of:=IF([.L600]&lt;[.L599];[.M599]+[.H$2];[.M599])" office:value-type="float" office:value="240" calcext:value-type="float">
            <text:p>240</text:p>
          </table:table-cell>
          <table:table-cell table:formula="of:=OFFSET([.C$4];[.M600];0)" office:value-type="float" office:value="43758" calcext:value-type="float">
            <text:p>43758</text:p>
          </table:table-cell>
          <table:table-cell table:formula="of:=[.L600]" office:value-type="float" office:value="0.152777777777778" calcext:value-type="float">
            <text:p>0.152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600];0)&lt;=[.O60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00]-[.L$2];[.T$2]);[.R$2]-[.L$2]);[.L$2])" office:value-type="time" office:time-value="PT03H50M00S" calcext:value-type="time">
            <text:p>03:50:00</text:p>
          </table:table-cell>
          <table:table-cell table:formula="of:=IF([.L601]&lt;[.L600];[.M600]+[.H$2];[.M600])" office:value-type="float" office:value="240" calcext:value-type="float">
            <text:p>240</text:p>
          </table:table-cell>
          <table:table-cell table:formula="of:=OFFSET([.C$4];[.M601];0)" office:value-type="float" office:value="43758" calcext:value-type="float">
            <text:p>43758</text:p>
          </table:table-cell>
          <table:table-cell table:formula="of:=[.L601]" office:value-type="float" office:value="0.159722222222222" calcext:value-type="float">
            <text:p>0.159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601];0)&lt;=[.O60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01]-[.L$2];[.T$2]);[.R$2]-[.L$2]);[.L$2])" office:value-type="time" office:time-value="PT04H00M00S" calcext:value-type="time">
            <text:p>04:00:00</text:p>
          </table:table-cell>
          <table:table-cell table:formula="of:=IF([.L602]&lt;[.L601];[.M601]+[.H$2];[.M601])" office:value-type="float" office:value="240" calcext:value-type="float">
            <text:p>240</text:p>
          </table:table-cell>
          <table:table-cell table:formula="of:=OFFSET([.C$4];[.M602];0)" office:value-type="float" office:value="43758" calcext:value-type="float">
            <text:p>43758</text:p>
          </table:table-cell>
          <table:table-cell table:formula="of:=[.L602]" office:value-type="float" office:value="0.166666666666667" calcext:value-type="float">
            <text:p>0.166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602];0)&lt;=[.O60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02]-[.L$2];[.T$2]);[.R$2]-[.L$2]);[.L$2])" office:value-type="time" office:time-value="PT04H10M00S" calcext:value-type="time">
            <text:p>04:10:00</text:p>
          </table:table-cell>
          <table:table-cell table:formula="of:=IF([.L603]&lt;[.L602];[.M602]+[.H$2];[.M602])" office:value-type="float" office:value="240" calcext:value-type="float">
            <text:p>240</text:p>
          </table:table-cell>
          <table:table-cell table:formula="of:=OFFSET([.C$4];[.M603];0)" office:value-type="float" office:value="43758" calcext:value-type="float">
            <text:p>43758</text:p>
          </table:table-cell>
          <table:table-cell table:formula="of:=[.L603]" office:value-type="float" office:value="0.173611111111111" calcext:value-type="float">
            <text:p>0.173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603];0)&lt;=[.O60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03]-[.L$2];[.T$2]);[.R$2]-[.L$2]);[.L$2])" office:value-type="time" office:time-value="PT04H20M00S" calcext:value-type="time">
            <text:p>04:20:00</text:p>
          </table:table-cell>
          <table:table-cell table:formula="of:=IF([.L604]&lt;[.L603];[.M603]+[.H$2];[.M603])" office:value-type="float" office:value="240" calcext:value-type="float">
            <text:p>240</text:p>
          </table:table-cell>
          <table:table-cell table:formula="of:=OFFSET([.C$4];[.M604];0)" office:value-type="float" office:value="43758" calcext:value-type="float">
            <text:p>43758</text:p>
          </table:table-cell>
          <table:table-cell table:formula="of:=[.L604]" office:value-type="float" office:value="0.180555555555556" calcext:value-type="float">
            <text:p>0.180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604];0)&lt;=[.O60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04]-[.L$2];[.T$2]);[.R$2]-[.L$2]);[.L$2])" office:value-type="time" office:time-value="PT04H30M00S" calcext:value-type="time">
            <text:p>04:30:00</text:p>
          </table:table-cell>
          <table:table-cell table:formula="of:=IF([.L605]&lt;[.L604];[.M604]+[.H$2];[.M604])" office:value-type="float" office:value="240" calcext:value-type="float">
            <text:p>240</text:p>
          </table:table-cell>
          <table:table-cell table:formula="of:=OFFSET([.C$4];[.M605];0)" office:value-type="float" office:value="43758" calcext:value-type="float">
            <text:p>43758</text:p>
          </table:table-cell>
          <table:table-cell table:formula="of:=[.L605]" office:value-type="float" office:value="0.1875" calcext:value-type="float">
            <text:p>0.1875</text:p>
          </table:table-cell>
          <table:table-cell office:value-type="float" office:value="282" calcext:value-type="float">
            <text:p>282</text:p>
          </table:table-cell>
          <table:table-cell table:formula="of:=IF(OFFSET([.D$4];[.M605];0)&lt;=[.O60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05]-[.L$2];[.T$2]);[.R$2]-[.L$2]);[.L$2])" office:value-type="time" office:time-value="PT04H40M00S" calcext:value-type="time">
            <text:p>04:40:00</text:p>
          </table:table-cell>
          <table:table-cell table:formula="of:=IF([.L606]&lt;[.L605];[.M605]+[.H$2];[.M605])" office:value-type="float" office:value="240" calcext:value-type="float">
            <text:p>240</text:p>
          </table:table-cell>
          <table:table-cell table:formula="of:=OFFSET([.C$4];[.M606];0)" office:value-type="float" office:value="43758" calcext:value-type="float">
            <text:p>43758</text:p>
          </table:table-cell>
          <table:table-cell table:formula="of:=[.L606]" office:value-type="float" office:value="0.194444444444444" calcext:value-type="float">
            <text:p>0.1944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606];0)&lt;=[.O60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06]-[.L$2];[.T$2]);[.R$2]-[.L$2]);[.L$2])" office:value-type="time" office:time-value="PT04H50M00S" calcext:value-type="time">
            <text:p>04:50:00</text:p>
          </table:table-cell>
          <table:table-cell table:formula="of:=IF([.L607]&lt;[.L606];[.M606]+[.H$2];[.M606])" office:value-type="float" office:value="240" calcext:value-type="float">
            <text:p>240</text:p>
          </table:table-cell>
          <table:table-cell table:formula="of:=OFFSET([.C$4];[.M607];0)" office:value-type="float" office:value="43758" calcext:value-type="float">
            <text:p>43758</text:p>
          </table:table-cell>
          <table:table-cell table:formula="of:=[.L607]" office:value-type="float" office:value="0.201388888888889" calcext:value-type="float">
            <text:p>0.201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607];0)&lt;=[.O60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07]-[.L$2];[.T$2]);[.R$2]-[.L$2]);[.L$2])" office:value-type="time" office:time-value="PT05H00M00S" calcext:value-type="time">
            <text:p>05:00:00</text:p>
          </table:table-cell>
          <table:table-cell table:formula="of:=IF([.L608]&lt;[.L607];[.M607]+[.H$2];[.M607])" office:value-type="float" office:value="240" calcext:value-type="float">
            <text:p>240</text:p>
          </table:table-cell>
          <table:table-cell table:formula="of:=OFFSET([.C$4];[.M608];0)" office:value-type="float" office:value="43758" calcext:value-type="float">
            <text:p>43758</text:p>
          </table:table-cell>
          <table:table-cell table:formula="of:=[.L608]" office:value-type="float" office:value="0.208333333333333" calcext:value-type="float">
            <text:p>0.208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608];0)&lt;=[.O60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08]-[.L$2];[.T$2]);[.R$2]-[.L$2]);[.L$2])" office:value-type="time" office:time-value="PT05H10M00S" calcext:value-type="time">
            <text:p>05:10:00</text:p>
          </table:table-cell>
          <table:table-cell table:formula="of:=IF([.L609]&lt;[.L608];[.M608]+[.H$2];[.M608])" office:value-type="float" office:value="240" calcext:value-type="float">
            <text:p>240</text:p>
          </table:table-cell>
          <table:table-cell table:formula="of:=OFFSET([.C$4];[.M609];0)" office:value-type="float" office:value="43758" calcext:value-type="float">
            <text:p>43758</text:p>
          </table:table-cell>
          <table:table-cell table:formula="of:=[.L609]" office:value-type="float" office:value="0.215277777777778" calcext:value-type="float">
            <text:p>0.2152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609];0)&lt;=[.O60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09]-[.L$2];[.T$2]);[.R$2]-[.L$2]);[.L$2])" office:value-type="time" office:time-value="PT05H20M00S" calcext:value-type="time">
            <text:p>05:20:00</text:p>
          </table:table-cell>
          <table:table-cell table:formula="of:=IF([.L610]&lt;[.L609];[.M609]+[.H$2];[.M609])" office:value-type="float" office:value="240" calcext:value-type="float">
            <text:p>240</text:p>
          </table:table-cell>
          <table:table-cell table:formula="of:=OFFSET([.C$4];[.M610];0)" office:value-type="float" office:value="43758" calcext:value-type="float">
            <text:p>43758</text:p>
          </table:table-cell>
          <table:table-cell table:formula="of:=[.L610]" office:value-type="float" office:value="0.222222222222222" calcext:value-type="float">
            <text:p>0.2222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610];0)&lt;=[.O61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10]-[.L$2];[.T$2]);[.R$2]-[.L$2]);[.L$2])" office:value-type="time" office:time-value="PT05H30M00S" calcext:value-type="time">
            <text:p>05:30:00</text:p>
          </table:table-cell>
          <table:table-cell table:formula="of:=IF([.L611]&lt;[.L610];[.M610]+[.H$2];[.M610])" office:value-type="float" office:value="240" calcext:value-type="float">
            <text:p>240</text:p>
          </table:table-cell>
          <table:table-cell table:formula="of:=OFFSET([.C$4];[.M611];0)" office:value-type="float" office:value="43758" calcext:value-type="float">
            <text:p>43758</text:p>
          </table:table-cell>
          <table:table-cell table:formula="of:=[.L611]" office:value-type="float" office:value="0.229166666666667" calcext:value-type="float">
            <text:p>0.2291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611];0)&lt;=[.O61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11]-[.L$2];[.T$2]);[.R$2]-[.L$2]);[.L$2])" office:value-type="time" office:time-value="PT05H40M00S" calcext:value-type="time">
            <text:p>05:40:00</text:p>
          </table:table-cell>
          <table:table-cell table:formula="of:=IF([.L612]&lt;[.L611];[.M611]+[.H$2];[.M611])" office:value-type="float" office:value="240" calcext:value-type="float">
            <text:p>240</text:p>
          </table:table-cell>
          <table:table-cell table:formula="of:=OFFSET([.C$4];[.M612];0)" office:value-type="float" office:value="43758" calcext:value-type="float">
            <text:p>43758</text:p>
          </table:table-cell>
          <table:table-cell table:formula="of:=[.L612]" office:value-type="float" office:value="0.236111111111111" calcext:value-type="float">
            <text:p>0.2361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612];0)&lt;=[.O61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12]-[.L$2];[.T$2]);[.R$2]-[.L$2]);[.L$2])" office:value-type="time" office:time-value="PT05H50M00S" calcext:value-type="time">
            <text:p>05:50:00</text:p>
          </table:table-cell>
          <table:table-cell table:formula="of:=IF([.L613]&lt;[.L612];[.M612]+[.H$2];[.M612])" office:value-type="float" office:value="240" calcext:value-type="float">
            <text:p>240</text:p>
          </table:table-cell>
          <table:table-cell table:formula="of:=OFFSET([.C$4];[.M613];0)" office:value-type="float" office:value="43758" calcext:value-type="float">
            <text:p>43758</text:p>
          </table:table-cell>
          <table:table-cell table:formula="of:=[.L613]" office:value-type="float" office:value="0.243055555555556" calcext:value-type="float">
            <text:p>0.2430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613];0)&lt;=[.O61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13]-[.L$2];[.T$2]);[.R$2]-[.L$2]);[.L$2])" office:value-type="time" office:time-value="PT06H00M00S" calcext:value-type="time">
            <text:p>06:00:00</text:p>
          </table:table-cell>
          <table:table-cell table:formula="of:=IF([.L614]&lt;[.L613];[.M613]+[.H$2];[.M613])" office:value-type="float" office:value="240" calcext:value-type="float">
            <text:p>240</text:p>
          </table:table-cell>
          <table:table-cell table:formula="of:=OFFSET([.C$4];[.M614];0)" office:value-type="float" office:value="43758" calcext:value-type="float">
            <text:p>43758</text:p>
          </table:table-cell>
          <table:table-cell table:formula="of:=[.L614]" office:value-type="float" office:value="0.25" calcext:value-type="float">
            <text:p>0.25</text:p>
          </table:table-cell>
          <table:table-cell office:value-type="float" office:value="282" calcext:value-type="float">
            <text:p>282</text:p>
          </table:table-cell>
          <table:table-cell table:formula="of:=IF(OFFSET([.D$4];[.M614];0)&lt;=[.O61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14]-[.L$2];[.T$2]);[.R$2]-[.L$2]);[.L$2])" office:value-type="time" office:time-value="PT06H10M00S" calcext:value-type="time">
            <text:p>06:10:00</text:p>
          </table:table-cell>
          <table:table-cell table:formula="of:=IF([.L615]&lt;[.L614];[.M614]+[.H$2];[.M614])" office:value-type="float" office:value="240" calcext:value-type="float">
            <text:p>240</text:p>
          </table:table-cell>
          <table:table-cell table:formula="of:=OFFSET([.C$4];[.M615];0)" office:value-type="float" office:value="43758" calcext:value-type="float">
            <text:p>43758</text:p>
          </table:table-cell>
          <table:table-cell table:formula="of:=[.L615]" office:value-type="float" office:value="0.256944444444444" calcext:value-type="float">
            <text:p>0.256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615];0)&lt;=[.O61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15]-[.L$2];[.T$2]);[.R$2]-[.L$2]);[.L$2])" office:value-type="time" office:time-value="PT06H20M00S" calcext:value-type="time">
            <text:p>06:20:00</text:p>
          </table:table-cell>
          <table:table-cell table:formula="of:=IF([.L616]&lt;[.L615];[.M615]+[.H$2];[.M615])" office:value-type="float" office:value="240" calcext:value-type="float">
            <text:p>240</text:p>
          </table:table-cell>
          <table:table-cell table:formula="of:=OFFSET([.C$4];[.M616];0)" office:value-type="float" office:value="43758" calcext:value-type="float">
            <text:p>43758</text:p>
          </table:table-cell>
          <table:table-cell table:formula="of:=[.L616]" office:value-type="float" office:value="0.263888888888889" calcext:value-type="float">
            <text:p>0.263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616];0)&lt;=[.O61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16]-[.L$2];[.T$2]);[.R$2]-[.L$2]);[.L$2])" office:value-type="time" office:time-value="PT06H30M00S" calcext:value-type="time">
            <text:p>06:30:00</text:p>
          </table:table-cell>
          <table:table-cell table:formula="of:=IF([.L617]&lt;[.L616];[.M616]+[.H$2];[.M616])" office:value-type="float" office:value="240" calcext:value-type="float">
            <text:p>240</text:p>
          </table:table-cell>
          <table:table-cell table:formula="of:=OFFSET([.C$4];[.M617];0)" office:value-type="float" office:value="43758" calcext:value-type="float">
            <text:p>43758</text:p>
          </table:table-cell>
          <table:table-cell table:formula="of:=[.L617]" office:value-type="float" office:value="0.270833333333333" calcext:value-type="float">
            <text:p>0.270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617];0)&lt;=[.O61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17]-[.L$2];[.T$2]);[.R$2]-[.L$2]);[.L$2])" office:value-type="time" office:time-value="PT06H40M00S" calcext:value-type="time">
            <text:p>06:40:00</text:p>
          </table:table-cell>
          <table:table-cell table:formula="of:=IF([.L618]&lt;[.L617];[.M617]+[.H$2];[.M617])" office:value-type="float" office:value="240" calcext:value-type="float">
            <text:p>240</text:p>
          </table:table-cell>
          <table:table-cell table:formula="of:=OFFSET([.C$4];[.M618];0)" office:value-type="float" office:value="43758" calcext:value-type="float">
            <text:p>43758</text:p>
          </table:table-cell>
          <table:table-cell table:formula="of:=[.L618]" office:value-type="float" office:value="0.277777777777778" calcext:value-type="float">
            <text:p>0.277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618];0)&lt;=[.O61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18]-[.L$2];[.T$2]);[.R$2]-[.L$2]);[.L$2])" office:value-type="time" office:time-value="PT06H50M00S" calcext:value-type="time">
            <text:p>06:50:00</text:p>
          </table:table-cell>
          <table:table-cell table:formula="of:=IF([.L619]&lt;[.L618];[.M618]+[.H$2];[.M618])" office:value-type="float" office:value="240" calcext:value-type="float">
            <text:p>240</text:p>
          </table:table-cell>
          <table:table-cell table:formula="of:=OFFSET([.C$4];[.M619];0)" office:value-type="float" office:value="43758" calcext:value-type="float">
            <text:p>43758</text:p>
          </table:table-cell>
          <table:table-cell table:formula="of:=[.L619]" office:value-type="float" office:value="0.284722222222222" calcext:value-type="float">
            <text:p>0.284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619];0)&lt;=[.O61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19]-[.L$2];[.T$2]);[.R$2]-[.L$2]);[.L$2])" office:value-type="time" office:time-value="PT07H00M00S" calcext:value-type="time">
            <text:p>07:00:00</text:p>
          </table:table-cell>
          <table:table-cell table:formula="of:=IF([.L620]&lt;[.L619];[.M619]+[.H$2];[.M619])" office:value-type="float" office:value="240" calcext:value-type="float">
            <text:p>240</text:p>
          </table:table-cell>
          <table:table-cell table:formula="of:=OFFSET([.C$4];[.M620];0)" office:value-type="float" office:value="43758" calcext:value-type="float">
            <text:p>43758</text:p>
          </table:table-cell>
          <table:table-cell table:formula="of:=[.L620]" office:value-type="float" office:value="0.291666666666667" calcext:value-type="float">
            <text:p>0.291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620];0)&lt;=[.O62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20]-[.L$2];[.T$2]);[.R$2]-[.L$2]);[.L$2])" office:value-type="time" office:time-value="PT07H10M00S" calcext:value-type="time">
            <text:p>07:10:00</text:p>
          </table:table-cell>
          <table:table-cell table:formula="of:=IF([.L621]&lt;[.L620];[.M620]+[.H$2];[.M620])" office:value-type="float" office:value="240" calcext:value-type="float">
            <text:p>240</text:p>
          </table:table-cell>
          <table:table-cell table:formula="of:=OFFSET([.C$4];[.M621];0)" office:value-type="float" office:value="43758" calcext:value-type="float">
            <text:p>43758</text:p>
          </table:table-cell>
          <table:table-cell table:formula="of:=[.L621]" office:value-type="float" office:value="0.298611111111111" calcext:value-type="float">
            <text:p>0.298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621];0)&lt;=[.O62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21]-[.L$2];[.T$2]);[.R$2]-[.L$2]);[.L$2])" office:value-type="time" office:time-value="PT07H20M00S" calcext:value-type="time">
            <text:p>07:20:00</text:p>
          </table:table-cell>
          <table:table-cell table:formula="of:=IF([.L622]&lt;[.L621];[.M621]+[.H$2];[.M621])" office:value-type="float" office:value="240" calcext:value-type="float">
            <text:p>240</text:p>
          </table:table-cell>
          <table:table-cell table:formula="of:=OFFSET([.C$4];[.M622];0)" office:value-type="float" office:value="43758" calcext:value-type="float">
            <text:p>43758</text:p>
          </table:table-cell>
          <table:table-cell table:formula="of:=[.L622]" office:value-type="float" office:value="0.305555555555556" calcext:value-type="float">
            <text:p>0.305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622];0)&lt;=[.O62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22]-[.L$2];[.T$2]);[.R$2]-[.L$2]);[.L$2])" office:value-type="time" office:time-value="PT07H30M00S" calcext:value-type="time">
            <text:p>07:30:00</text:p>
          </table:table-cell>
          <table:table-cell table:formula="of:=IF([.L623]&lt;[.L622];[.M622]+[.H$2];[.M622])" office:value-type="float" office:value="240" calcext:value-type="float">
            <text:p>240</text:p>
          </table:table-cell>
          <table:table-cell table:formula="of:=OFFSET([.C$4];[.M623];0)" office:value-type="float" office:value="43758" calcext:value-type="float">
            <text:p>43758</text:p>
          </table:table-cell>
          <table:table-cell table:formula="of:=[.L623]" office:value-type="float" office:value="0.3125" calcext:value-type="float">
            <text:p>0.3125</text:p>
          </table:table-cell>
          <table:table-cell office:value-type="float" office:value="282" calcext:value-type="float">
            <text:p>282</text:p>
          </table:table-cell>
          <table:table-cell table:formula="of:=IF(OFFSET([.D$4];[.M623];0)&lt;=[.O62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23]-[.L$2];[.T$2]);[.R$2]-[.L$2]);[.L$2])" office:value-type="time" office:time-value="PT07H40M00S" calcext:value-type="time">
            <text:p>07:40:00</text:p>
          </table:table-cell>
          <table:table-cell table:formula="of:=IF([.L624]&lt;[.L623];[.M623]+[.H$2];[.M623])" office:value-type="float" office:value="240" calcext:value-type="float">
            <text:p>240</text:p>
          </table:table-cell>
          <table:table-cell table:formula="of:=OFFSET([.C$4];[.M624];0)" office:value-type="float" office:value="43758" calcext:value-type="float">
            <text:p>43758</text:p>
          </table:table-cell>
          <table:table-cell table:formula="of:=[.L624]" office:value-type="float" office:value="0.319444444444444" calcext:value-type="float">
            <text:p>0.3194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624];0)&lt;=[.O62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24]-[.L$2];[.T$2]);[.R$2]-[.L$2]);[.L$2])" office:value-type="time" office:time-value="PT07H50M00S" calcext:value-type="time">
            <text:p>07:50:00</text:p>
          </table:table-cell>
          <table:table-cell table:formula="of:=IF([.L625]&lt;[.L624];[.M624]+[.H$2];[.M624])" office:value-type="float" office:value="240" calcext:value-type="float">
            <text:p>240</text:p>
          </table:table-cell>
          <table:table-cell table:formula="of:=OFFSET([.C$4];[.M625];0)" office:value-type="float" office:value="43758" calcext:value-type="float">
            <text:p>43758</text:p>
          </table:table-cell>
          <table:table-cell table:formula="of:=[.L625]" office:value-type="float" office:value="0.326388888888889" calcext:value-type="float">
            <text:p>0.326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625];0)&lt;=[.O62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25]-[.L$2];[.T$2]);[.R$2]-[.L$2]);[.L$2])" office:value-type="time" office:time-value="PT08H00M00S" calcext:value-type="time">
            <text:p>08:00:00</text:p>
          </table:table-cell>
          <table:table-cell table:formula="of:=IF([.L626]&lt;[.L625];[.M625]+[.H$2];[.M625])" office:value-type="float" office:value="240" calcext:value-type="float">
            <text:p>240</text:p>
          </table:table-cell>
          <table:table-cell table:formula="of:=OFFSET([.C$4];[.M626];0)" office:value-type="float" office:value="43758" calcext:value-type="float">
            <text:p>43758</text:p>
          </table:table-cell>
          <table:table-cell table:formula="of:=[.L626]" office:value-type="float" office:value="0.333333333333333" calcext:value-type="float">
            <text:p>0.333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626];0)&lt;=[.O62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26]-[.L$2];[.T$2]);[.R$2]-[.L$2]);[.L$2])" office:value-type="time" office:time-value="PT00H10M00S" calcext:value-type="time">
            <text:p>00:10:00</text:p>
          </table:table-cell>
          <table:table-cell table:formula="of:=IF([.L627]&lt;[.L626];[.M626]+[.H$2];[.M626])" office:value-type="float" office:value="260" calcext:value-type="float">
            <text:p>260</text:p>
          </table:table-cell>
          <table:table-cell table:formula="of:=OFFSET([.C$4];[.M627];0)" office:value-type="float" office:value="43759" calcext:value-type="float">
            <text:p>43759</text:p>
          </table:table-cell>
          <table:table-cell table:formula="of:=[.L627]" office:value-type="float" office:value="0.00694444444444444" calcext:value-type="float">
            <text:p>0.006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627];0)&lt;=[.O62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27]-[.L$2];[.T$2]);[.R$2]-[.L$2]);[.L$2])" office:value-type="time" office:time-value="PT00H20M00S" calcext:value-type="time">
            <text:p>00:20:00</text:p>
          </table:table-cell>
          <table:table-cell table:formula="of:=IF([.L628]&lt;[.L627];[.M627]+[.H$2];[.M627])" office:value-type="float" office:value="260" calcext:value-type="float">
            <text:p>260</text:p>
          </table:table-cell>
          <table:table-cell table:formula="of:=OFFSET([.C$4];[.M628];0)" office:value-type="float" office:value="43759" calcext:value-type="float">
            <text:p>43759</text:p>
          </table:table-cell>
          <table:table-cell table:formula="of:=[.L628]" office:value-type="float" office:value="0.0138888888888889" calcext:value-type="float">
            <text:p>0.013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628];0)&lt;=[.O62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28]-[.L$2];[.T$2]);[.R$2]-[.L$2]);[.L$2])" office:value-type="time" office:time-value="PT00H30M00S" calcext:value-type="time">
            <text:p>00:30:00</text:p>
          </table:table-cell>
          <table:table-cell table:formula="of:=IF([.L629]&lt;[.L628];[.M628]+[.H$2];[.M628])" office:value-type="float" office:value="260" calcext:value-type="float">
            <text:p>260</text:p>
          </table:table-cell>
          <table:table-cell table:formula="of:=OFFSET([.C$4];[.M629];0)" office:value-type="float" office:value="43759" calcext:value-type="float">
            <text:p>43759</text:p>
          </table:table-cell>
          <table:table-cell table:formula="of:=[.L629]" office:value-type="float" office:value="0.0208333333333333" calcext:value-type="float">
            <text:p>0.020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629];0)&lt;=[.O62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29]-[.L$2];[.T$2]);[.R$2]-[.L$2]);[.L$2])" office:value-type="time" office:time-value="PT00H40M00S" calcext:value-type="time">
            <text:p>00:40:00</text:p>
          </table:table-cell>
          <table:table-cell table:formula="of:=IF([.L630]&lt;[.L629];[.M629]+[.H$2];[.M629])" office:value-type="float" office:value="260" calcext:value-type="float">
            <text:p>260</text:p>
          </table:table-cell>
          <table:table-cell table:formula="of:=OFFSET([.C$4];[.M630];0)" office:value-type="float" office:value="43759" calcext:value-type="float">
            <text:p>43759</text:p>
          </table:table-cell>
          <table:table-cell table:formula="of:=[.L630]" office:value-type="float" office:value="0.0277777777777778" calcext:value-type="float">
            <text:p>0.027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630];0)&lt;=[.O63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30]-[.L$2];[.T$2]);[.R$2]-[.L$2]);[.L$2])" office:value-type="time" office:time-value="PT00H50M00S" calcext:value-type="time">
            <text:p>00:50:00</text:p>
          </table:table-cell>
          <table:table-cell table:formula="of:=IF([.L631]&lt;[.L630];[.M630]+[.H$2];[.M630])" office:value-type="float" office:value="260" calcext:value-type="float">
            <text:p>260</text:p>
          </table:table-cell>
          <table:table-cell table:formula="of:=OFFSET([.C$4];[.M631];0)" office:value-type="float" office:value="43759" calcext:value-type="float">
            <text:p>43759</text:p>
          </table:table-cell>
          <table:table-cell table:formula="of:=[.L631]" office:value-type="float" office:value="0.0347222222222222" calcext:value-type="float">
            <text:p>0.034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631];0)&lt;=[.O63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31]-[.L$2];[.T$2]);[.R$2]-[.L$2]);[.L$2])" office:value-type="time" office:time-value="PT01H00M00S" calcext:value-type="time">
            <text:p>01:00:00</text:p>
          </table:table-cell>
          <table:table-cell table:formula="of:=IF([.L632]&lt;[.L631];[.M631]+[.H$2];[.M631])" office:value-type="float" office:value="260" calcext:value-type="float">
            <text:p>260</text:p>
          </table:table-cell>
          <table:table-cell table:formula="of:=OFFSET([.C$4];[.M632];0)" office:value-type="float" office:value="43759" calcext:value-type="float">
            <text:p>43759</text:p>
          </table:table-cell>
          <table:table-cell table:formula="of:=[.L632]" office:value-type="float" office:value="0.0416666666666667" calcext:value-type="float">
            <text:p>0.041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632];0)&lt;=[.O63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32]-[.L$2];[.T$2]);[.R$2]-[.L$2]);[.L$2])" office:value-type="time" office:time-value="PT01H10M00S" calcext:value-type="time">
            <text:p>01:10:00</text:p>
          </table:table-cell>
          <table:table-cell table:formula="of:=IF([.L633]&lt;[.L632];[.M632]+[.H$2];[.M632])" office:value-type="float" office:value="260" calcext:value-type="float">
            <text:p>260</text:p>
          </table:table-cell>
          <table:table-cell table:formula="of:=OFFSET([.C$4];[.M633];0)" office:value-type="float" office:value="43759" calcext:value-type="float">
            <text:p>43759</text:p>
          </table:table-cell>
          <table:table-cell table:formula="of:=[.L633]" office:value-type="float" office:value="0.0486111111111111" calcext:value-type="float">
            <text:p>0.048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633];0)&lt;=[.O63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33]-[.L$2];[.T$2]);[.R$2]-[.L$2]);[.L$2])" office:value-type="time" office:time-value="PT01H20M00S" calcext:value-type="time">
            <text:p>01:20:00</text:p>
          </table:table-cell>
          <table:table-cell table:formula="of:=IF([.L634]&lt;[.L633];[.M633]+[.H$2];[.M633])" office:value-type="float" office:value="260" calcext:value-type="float">
            <text:p>260</text:p>
          </table:table-cell>
          <table:table-cell table:formula="of:=OFFSET([.C$4];[.M634];0)" office:value-type="float" office:value="43759" calcext:value-type="float">
            <text:p>43759</text:p>
          </table:table-cell>
          <table:table-cell table:formula="of:=[.L634]" office:value-type="float" office:value="0.0555555555555556" calcext:value-type="float">
            <text:p>0.055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634];0)&lt;=[.O63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34]-[.L$2];[.T$2]);[.R$2]-[.L$2]);[.L$2])" office:value-type="time" office:time-value="PT01H30M00S" calcext:value-type="time">
            <text:p>01:30:00</text:p>
          </table:table-cell>
          <table:table-cell table:formula="of:=IF([.L635]&lt;[.L634];[.M634]+[.H$2];[.M634])" office:value-type="float" office:value="260" calcext:value-type="float">
            <text:p>260</text:p>
          </table:table-cell>
          <table:table-cell table:formula="of:=OFFSET([.C$4];[.M635];0)" office:value-type="float" office:value="43759" calcext:value-type="float">
            <text:p>43759</text:p>
          </table:table-cell>
          <table:table-cell table:formula="of:=[.L635]" office:value-type="float" office:value="0.0625" calcext:value-type="float">
            <text:p>0.0625</text:p>
          </table:table-cell>
          <table:table-cell office:value-type="float" office:value="282" calcext:value-type="float">
            <text:p>282</text:p>
          </table:table-cell>
          <table:table-cell table:formula="of:=IF(OFFSET([.D$4];[.M635];0)&lt;=[.O63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35]-[.L$2];[.T$2]);[.R$2]-[.L$2]);[.L$2])" office:value-type="time" office:time-value="PT01H40M00S" calcext:value-type="time">
            <text:p>01:40:00</text:p>
          </table:table-cell>
          <table:table-cell table:formula="of:=IF([.L636]&lt;[.L635];[.M635]+[.H$2];[.M635])" office:value-type="float" office:value="260" calcext:value-type="float">
            <text:p>260</text:p>
          </table:table-cell>
          <table:table-cell table:formula="of:=OFFSET([.C$4];[.M636];0)" office:value-type="float" office:value="43759" calcext:value-type="float">
            <text:p>43759</text:p>
          </table:table-cell>
          <table:table-cell table:formula="of:=[.L636]" office:value-type="float" office:value="0.0694444444444444" calcext:value-type="float">
            <text:p>0.069444444444445</text:p>
          </table:table-cell>
          <table:table-cell office:value-type="float" office:value="282" calcext:value-type="float">
            <text:p>282</text:p>
          </table:table-cell>
          <table:table-cell table:formula="of:=IF(OFFSET([.D$4];[.M636];0)&lt;=[.O63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36]-[.L$2];[.T$2]);[.R$2]-[.L$2]);[.L$2])" office:value-type="time" office:time-value="PT01H50M00S" calcext:value-type="time">
            <text:p>01:50:00</text:p>
          </table:table-cell>
          <table:table-cell table:formula="of:=IF([.L637]&lt;[.L636];[.M636]+[.H$2];[.M636])" office:value-type="float" office:value="260" calcext:value-type="float">
            <text:p>260</text:p>
          </table:table-cell>
          <table:table-cell table:formula="of:=OFFSET([.C$4];[.M637];0)" office:value-type="float" office:value="43759" calcext:value-type="float">
            <text:p>43759</text:p>
          </table:table-cell>
          <table:table-cell table:formula="of:=[.L637]" office:value-type="float" office:value="0.0763888888888889" calcext:value-type="float">
            <text:p>0.076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637];0)&lt;=[.O63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37]-[.L$2];[.T$2]);[.R$2]-[.L$2]);[.L$2])" office:value-type="time" office:time-value="PT02H00M00S" calcext:value-type="time">
            <text:p>02:00:00</text:p>
          </table:table-cell>
          <table:table-cell table:formula="of:=IF([.L638]&lt;[.L637];[.M637]+[.H$2];[.M637])" office:value-type="float" office:value="260" calcext:value-type="float">
            <text:p>260</text:p>
          </table:table-cell>
          <table:table-cell table:formula="of:=OFFSET([.C$4];[.M638];0)" office:value-type="float" office:value="43759" calcext:value-type="float">
            <text:p>43759</text:p>
          </table:table-cell>
          <table:table-cell table:formula="of:=[.L638]" office:value-type="float" office:value="0.0833333333333333" calcext:value-type="float">
            <text:p>0.083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638];0)&lt;=[.O63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38]-[.L$2];[.T$2]);[.R$2]-[.L$2]);[.L$2])" office:value-type="time" office:time-value="PT02H10M00S" calcext:value-type="time">
            <text:p>02:10:00</text:p>
          </table:table-cell>
          <table:table-cell table:formula="of:=IF([.L639]&lt;[.L638];[.M638]+[.H$2];[.M638])" office:value-type="float" office:value="260" calcext:value-type="float">
            <text:p>260</text:p>
          </table:table-cell>
          <table:table-cell table:formula="of:=OFFSET([.C$4];[.M639];0)" office:value-type="float" office:value="43759" calcext:value-type="float">
            <text:p>43759</text:p>
          </table:table-cell>
          <table:table-cell table:formula="of:=[.L639]" office:value-type="float" office:value="0.0902777777777778" calcext:value-type="float">
            <text:p>0.0902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639];0)&lt;=[.O63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39]-[.L$2];[.T$2]);[.R$2]-[.L$2]);[.L$2])" office:value-type="time" office:time-value="PT02H20M00S" calcext:value-type="time">
            <text:p>02:20:00</text:p>
          </table:table-cell>
          <table:table-cell table:formula="of:=IF([.L640]&lt;[.L639];[.M639]+[.H$2];[.M639])" office:value-type="float" office:value="260" calcext:value-type="float">
            <text:p>260</text:p>
          </table:table-cell>
          <table:table-cell table:formula="of:=OFFSET([.C$4];[.M640];0)" office:value-type="float" office:value="43759" calcext:value-type="float">
            <text:p>43759</text:p>
          </table:table-cell>
          <table:table-cell table:formula="of:=[.L640]" office:value-type="float" office:value="0.0972222222222222" calcext:value-type="float">
            <text:p>0.0972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640];0)&lt;=[.O64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40]-[.L$2];[.T$2]);[.R$2]-[.L$2]);[.L$2])" office:value-type="time" office:time-value="PT02H30M00S" calcext:value-type="time">
            <text:p>02:30:00</text:p>
          </table:table-cell>
          <table:table-cell table:formula="of:=IF([.L641]&lt;[.L640];[.M640]+[.H$2];[.M640])" office:value-type="float" office:value="260" calcext:value-type="float">
            <text:p>260</text:p>
          </table:table-cell>
          <table:table-cell table:formula="of:=OFFSET([.C$4];[.M641];0)" office:value-type="float" office:value="43759" calcext:value-type="float">
            <text:p>43759</text:p>
          </table:table-cell>
          <table:table-cell table:formula="of:=[.L641]" office:value-type="float" office:value="0.104166666666667" calcext:value-type="float">
            <text:p>0.1041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641];0)&lt;=[.O64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41]-[.L$2];[.T$2]);[.R$2]-[.L$2]);[.L$2])" office:value-type="time" office:time-value="PT02H40M00S" calcext:value-type="time">
            <text:p>02:40:00</text:p>
          </table:table-cell>
          <table:table-cell table:formula="of:=IF([.L642]&lt;[.L641];[.M641]+[.H$2];[.M641])" office:value-type="float" office:value="260" calcext:value-type="float">
            <text:p>260</text:p>
          </table:table-cell>
          <table:table-cell table:formula="of:=OFFSET([.C$4];[.M642];0)" office:value-type="float" office:value="43759" calcext:value-type="float">
            <text:p>43759</text:p>
          </table:table-cell>
          <table:table-cell table:formula="of:=[.L642]" office:value-type="float" office:value="0.111111111111111" calcext:value-type="float">
            <text:p>0.1111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642];0)&lt;=[.O64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42]-[.L$2];[.T$2]);[.R$2]-[.L$2]);[.L$2])" office:value-type="time" office:time-value="PT02H50M00S" calcext:value-type="time">
            <text:p>02:50:00</text:p>
          </table:table-cell>
          <table:table-cell table:formula="of:=IF([.L643]&lt;[.L642];[.M642]+[.H$2];[.M642])" office:value-type="float" office:value="260" calcext:value-type="float">
            <text:p>260</text:p>
          </table:table-cell>
          <table:table-cell table:formula="of:=OFFSET([.C$4];[.M643];0)" office:value-type="float" office:value="43759" calcext:value-type="float">
            <text:p>43759</text:p>
          </table:table-cell>
          <table:table-cell table:formula="of:=[.L643]" office:value-type="float" office:value="0.118055555555556" calcext:value-type="float">
            <text:p>0.1180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643];0)&lt;=[.O64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43]-[.L$2];[.T$2]);[.R$2]-[.L$2]);[.L$2])" office:value-type="time" office:time-value="PT03H00M00S" calcext:value-type="time">
            <text:p>03:00:00</text:p>
          </table:table-cell>
          <table:table-cell table:formula="of:=IF([.L644]&lt;[.L643];[.M643]+[.H$2];[.M643])" office:value-type="float" office:value="260" calcext:value-type="float">
            <text:p>260</text:p>
          </table:table-cell>
          <table:table-cell table:formula="of:=OFFSET([.C$4];[.M644];0)" office:value-type="float" office:value="43759" calcext:value-type="float">
            <text:p>43759</text:p>
          </table:table-cell>
          <table:table-cell table:formula="of:=[.L644]" office:value-type="float" office:value="0.125" calcext:value-type="float">
            <text:p>0.125</text:p>
          </table:table-cell>
          <table:table-cell office:value-type="float" office:value="282" calcext:value-type="float">
            <text:p>282</text:p>
          </table:table-cell>
          <table:table-cell table:formula="of:=IF(OFFSET([.D$4];[.M644];0)&lt;=[.O64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44]-[.L$2];[.T$2]);[.R$2]-[.L$2]);[.L$2])" office:value-type="time" office:time-value="PT03H10M00S" calcext:value-type="time">
            <text:p>03:10:00</text:p>
          </table:table-cell>
          <table:table-cell table:formula="of:=IF([.L645]&lt;[.L644];[.M644]+[.H$2];[.M644])" office:value-type="float" office:value="260" calcext:value-type="float">
            <text:p>260</text:p>
          </table:table-cell>
          <table:table-cell table:formula="of:=OFFSET([.C$4];[.M645];0)" office:value-type="float" office:value="43759" calcext:value-type="float">
            <text:p>43759</text:p>
          </table:table-cell>
          <table:table-cell table:formula="of:=[.L645]" office:value-type="float" office:value="0.131944444444444" calcext:value-type="float">
            <text:p>0.131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645];0)&lt;=[.O64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45]-[.L$2];[.T$2]);[.R$2]-[.L$2]);[.L$2])" office:value-type="time" office:time-value="PT03H20M00S" calcext:value-type="time">
            <text:p>03:20:00</text:p>
          </table:table-cell>
          <table:table-cell table:formula="of:=IF([.L646]&lt;[.L645];[.M645]+[.H$2];[.M645])" office:value-type="float" office:value="260" calcext:value-type="float">
            <text:p>260</text:p>
          </table:table-cell>
          <table:table-cell table:formula="of:=OFFSET([.C$4];[.M646];0)" office:value-type="float" office:value="43759" calcext:value-type="float">
            <text:p>43759</text:p>
          </table:table-cell>
          <table:table-cell table:formula="of:=[.L646]" office:value-type="float" office:value="0.138888888888889" calcext:value-type="float">
            <text:p>0.138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646];0)&lt;=[.O64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46]-[.L$2];[.T$2]);[.R$2]-[.L$2]);[.L$2])" office:value-type="time" office:time-value="PT03H30M00S" calcext:value-type="time">
            <text:p>03:30:00</text:p>
          </table:table-cell>
          <table:table-cell table:formula="of:=IF([.L647]&lt;[.L646];[.M646]+[.H$2];[.M646])" office:value-type="float" office:value="260" calcext:value-type="float">
            <text:p>260</text:p>
          </table:table-cell>
          <table:table-cell table:formula="of:=OFFSET([.C$4];[.M647];0)" office:value-type="float" office:value="43759" calcext:value-type="float">
            <text:p>43759</text:p>
          </table:table-cell>
          <table:table-cell table:formula="of:=[.L647]" office:value-type="float" office:value="0.145833333333333" calcext:value-type="float">
            <text:p>0.145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647];0)&lt;=[.O64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47]-[.L$2];[.T$2]);[.R$2]-[.L$2]);[.L$2])" office:value-type="time" office:time-value="PT03H40M00S" calcext:value-type="time">
            <text:p>03:40:00</text:p>
          </table:table-cell>
          <table:table-cell table:formula="of:=IF([.L648]&lt;[.L647];[.M647]+[.H$2];[.M647])" office:value-type="float" office:value="260" calcext:value-type="float">
            <text:p>260</text:p>
          </table:table-cell>
          <table:table-cell table:formula="of:=OFFSET([.C$4];[.M648];0)" office:value-type="float" office:value="43759" calcext:value-type="float">
            <text:p>43759</text:p>
          </table:table-cell>
          <table:table-cell table:formula="of:=[.L648]" office:value-type="float" office:value="0.152777777777778" calcext:value-type="float">
            <text:p>0.152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648];0)&lt;=[.O64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48]-[.L$2];[.T$2]);[.R$2]-[.L$2]);[.L$2])" office:value-type="time" office:time-value="PT03H50M00S" calcext:value-type="time">
            <text:p>03:50:00</text:p>
          </table:table-cell>
          <table:table-cell table:formula="of:=IF([.L649]&lt;[.L648];[.M648]+[.H$2];[.M648])" office:value-type="float" office:value="260" calcext:value-type="float">
            <text:p>260</text:p>
          </table:table-cell>
          <table:table-cell table:formula="of:=OFFSET([.C$4];[.M649];0)" office:value-type="float" office:value="43759" calcext:value-type="float">
            <text:p>43759</text:p>
          </table:table-cell>
          <table:table-cell table:formula="of:=[.L649]" office:value-type="float" office:value="0.159722222222222" calcext:value-type="float">
            <text:p>0.159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649];0)&lt;=[.O64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49]-[.L$2];[.T$2]);[.R$2]-[.L$2]);[.L$2])" office:value-type="time" office:time-value="PT04H00M00S" calcext:value-type="time">
            <text:p>04:00:00</text:p>
          </table:table-cell>
          <table:table-cell table:formula="of:=IF([.L650]&lt;[.L649];[.M649]+[.H$2];[.M649])" office:value-type="float" office:value="260" calcext:value-type="float">
            <text:p>260</text:p>
          </table:table-cell>
          <table:table-cell table:formula="of:=OFFSET([.C$4];[.M650];0)" office:value-type="float" office:value="43759" calcext:value-type="float">
            <text:p>43759</text:p>
          </table:table-cell>
          <table:table-cell table:formula="of:=[.L650]" office:value-type="float" office:value="0.166666666666667" calcext:value-type="float">
            <text:p>0.166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650];0)&lt;=[.O65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50]-[.L$2];[.T$2]);[.R$2]-[.L$2]);[.L$2])" office:value-type="time" office:time-value="PT04H10M00S" calcext:value-type="time">
            <text:p>04:10:00</text:p>
          </table:table-cell>
          <table:table-cell table:formula="of:=IF([.L651]&lt;[.L650];[.M650]+[.H$2];[.M650])" office:value-type="float" office:value="260" calcext:value-type="float">
            <text:p>260</text:p>
          </table:table-cell>
          <table:table-cell table:formula="of:=OFFSET([.C$4];[.M651];0)" office:value-type="float" office:value="43759" calcext:value-type="float">
            <text:p>43759</text:p>
          </table:table-cell>
          <table:table-cell table:formula="of:=[.L651]" office:value-type="float" office:value="0.173611111111111" calcext:value-type="float">
            <text:p>0.173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651];0)&lt;=[.O65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51]-[.L$2];[.T$2]);[.R$2]-[.L$2]);[.L$2])" office:value-type="time" office:time-value="PT04H20M00S" calcext:value-type="time">
            <text:p>04:20:00</text:p>
          </table:table-cell>
          <table:table-cell table:formula="of:=IF([.L652]&lt;[.L651];[.M651]+[.H$2];[.M651])" office:value-type="float" office:value="260" calcext:value-type="float">
            <text:p>260</text:p>
          </table:table-cell>
          <table:table-cell table:formula="of:=OFFSET([.C$4];[.M652];0)" office:value-type="float" office:value="43759" calcext:value-type="float">
            <text:p>43759</text:p>
          </table:table-cell>
          <table:table-cell table:formula="of:=[.L652]" office:value-type="float" office:value="0.180555555555556" calcext:value-type="float">
            <text:p>0.180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652];0)&lt;=[.O65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52]-[.L$2];[.T$2]);[.R$2]-[.L$2]);[.L$2])" office:value-type="time" office:time-value="PT04H30M00S" calcext:value-type="time">
            <text:p>04:30:00</text:p>
          </table:table-cell>
          <table:table-cell table:formula="of:=IF([.L653]&lt;[.L652];[.M652]+[.H$2];[.M652])" office:value-type="float" office:value="260" calcext:value-type="float">
            <text:p>260</text:p>
          </table:table-cell>
          <table:table-cell table:formula="of:=OFFSET([.C$4];[.M653];0)" office:value-type="float" office:value="43759" calcext:value-type="float">
            <text:p>43759</text:p>
          </table:table-cell>
          <table:table-cell table:formula="of:=[.L653]" office:value-type="float" office:value="0.1875" calcext:value-type="float">
            <text:p>0.1875</text:p>
          </table:table-cell>
          <table:table-cell office:value-type="float" office:value="282" calcext:value-type="float">
            <text:p>282</text:p>
          </table:table-cell>
          <table:table-cell table:formula="of:=IF(OFFSET([.D$4];[.M653];0)&lt;=[.O65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53]-[.L$2];[.T$2]);[.R$2]-[.L$2]);[.L$2])" office:value-type="time" office:time-value="PT04H40M00S" calcext:value-type="time">
            <text:p>04:40:00</text:p>
          </table:table-cell>
          <table:table-cell table:formula="of:=IF([.L654]&lt;[.L653];[.M653]+[.H$2];[.M653])" office:value-type="float" office:value="260" calcext:value-type="float">
            <text:p>260</text:p>
          </table:table-cell>
          <table:table-cell table:formula="of:=OFFSET([.C$4];[.M654];0)" office:value-type="float" office:value="43759" calcext:value-type="float">
            <text:p>43759</text:p>
          </table:table-cell>
          <table:table-cell table:formula="of:=[.L654]" office:value-type="float" office:value="0.194444444444444" calcext:value-type="float">
            <text:p>0.1944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654];0)&lt;=[.O65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54]-[.L$2];[.T$2]);[.R$2]-[.L$2]);[.L$2])" office:value-type="time" office:time-value="PT04H50M00S" calcext:value-type="time">
            <text:p>04:50:00</text:p>
          </table:table-cell>
          <table:table-cell table:formula="of:=IF([.L655]&lt;[.L654];[.M654]+[.H$2];[.M654])" office:value-type="float" office:value="260" calcext:value-type="float">
            <text:p>260</text:p>
          </table:table-cell>
          <table:table-cell table:formula="of:=OFFSET([.C$4];[.M655];0)" office:value-type="float" office:value="43759" calcext:value-type="float">
            <text:p>43759</text:p>
          </table:table-cell>
          <table:table-cell table:formula="of:=[.L655]" office:value-type="float" office:value="0.201388888888889" calcext:value-type="float">
            <text:p>0.201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655];0)&lt;=[.O65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55]-[.L$2];[.T$2]);[.R$2]-[.L$2]);[.L$2])" office:value-type="time" office:time-value="PT05H00M00S" calcext:value-type="time">
            <text:p>05:00:00</text:p>
          </table:table-cell>
          <table:table-cell table:formula="of:=IF([.L656]&lt;[.L655];[.M655]+[.H$2];[.M655])" office:value-type="float" office:value="260" calcext:value-type="float">
            <text:p>260</text:p>
          </table:table-cell>
          <table:table-cell table:formula="of:=OFFSET([.C$4];[.M656];0)" office:value-type="float" office:value="43759" calcext:value-type="float">
            <text:p>43759</text:p>
          </table:table-cell>
          <table:table-cell table:formula="of:=[.L656]" office:value-type="float" office:value="0.208333333333333" calcext:value-type="float">
            <text:p>0.208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656];0)&lt;=[.O65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56]-[.L$2];[.T$2]);[.R$2]-[.L$2]);[.L$2])" office:value-type="time" office:time-value="PT05H10M00S" calcext:value-type="time">
            <text:p>05:10:00</text:p>
          </table:table-cell>
          <table:table-cell table:formula="of:=IF([.L657]&lt;[.L656];[.M656]+[.H$2];[.M656])" office:value-type="float" office:value="260" calcext:value-type="float">
            <text:p>260</text:p>
          </table:table-cell>
          <table:table-cell table:formula="of:=OFFSET([.C$4];[.M657];0)" office:value-type="float" office:value="43759" calcext:value-type="float">
            <text:p>43759</text:p>
          </table:table-cell>
          <table:table-cell table:formula="of:=[.L657]" office:value-type="float" office:value="0.215277777777778" calcext:value-type="float">
            <text:p>0.2152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657];0)&lt;=[.O65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57]-[.L$2];[.T$2]);[.R$2]-[.L$2]);[.L$2])" office:value-type="time" office:time-value="PT05H20M00S" calcext:value-type="time">
            <text:p>05:20:00</text:p>
          </table:table-cell>
          <table:table-cell table:formula="of:=IF([.L658]&lt;[.L657];[.M657]+[.H$2];[.M657])" office:value-type="float" office:value="260" calcext:value-type="float">
            <text:p>260</text:p>
          </table:table-cell>
          <table:table-cell table:formula="of:=OFFSET([.C$4];[.M658];0)" office:value-type="float" office:value="43759" calcext:value-type="float">
            <text:p>43759</text:p>
          </table:table-cell>
          <table:table-cell table:formula="of:=[.L658]" office:value-type="float" office:value="0.222222222222222" calcext:value-type="float">
            <text:p>0.2222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658];0)&lt;=[.O65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58]-[.L$2];[.T$2]);[.R$2]-[.L$2]);[.L$2])" office:value-type="time" office:time-value="PT05H30M00S" calcext:value-type="time">
            <text:p>05:30:00</text:p>
          </table:table-cell>
          <table:table-cell table:formula="of:=IF([.L659]&lt;[.L658];[.M658]+[.H$2];[.M658])" office:value-type="float" office:value="260" calcext:value-type="float">
            <text:p>260</text:p>
          </table:table-cell>
          <table:table-cell table:formula="of:=OFFSET([.C$4];[.M659];0)" office:value-type="float" office:value="43759" calcext:value-type="float">
            <text:p>43759</text:p>
          </table:table-cell>
          <table:table-cell table:formula="of:=[.L659]" office:value-type="float" office:value="0.229166666666667" calcext:value-type="float">
            <text:p>0.2291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659];0)&lt;=[.O65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59]-[.L$2];[.T$2]);[.R$2]-[.L$2]);[.L$2])" office:value-type="time" office:time-value="PT05H40M00S" calcext:value-type="time">
            <text:p>05:40:00</text:p>
          </table:table-cell>
          <table:table-cell table:formula="of:=IF([.L660]&lt;[.L659];[.M659]+[.H$2];[.M659])" office:value-type="float" office:value="260" calcext:value-type="float">
            <text:p>260</text:p>
          </table:table-cell>
          <table:table-cell table:formula="of:=OFFSET([.C$4];[.M660];0)" office:value-type="float" office:value="43759" calcext:value-type="float">
            <text:p>43759</text:p>
          </table:table-cell>
          <table:table-cell table:formula="of:=[.L660]" office:value-type="float" office:value="0.236111111111111" calcext:value-type="float">
            <text:p>0.2361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660];0)&lt;=[.O66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60]-[.L$2];[.T$2]);[.R$2]-[.L$2]);[.L$2])" office:value-type="time" office:time-value="PT05H50M00S" calcext:value-type="time">
            <text:p>05:50:00</text:p>
          </table:table-cell>
          <table:table-cell table:formula="of:=IF([.L661]&lt;[.L660];[.M660]+[.H$2];[.M660])" office:value-type="float" office:value="260" calcext:value-type="float">
            <text:p>260</text:p>
          </table:table-cell>
          <table:table-cell table:formula="of:=OFFSET([.C$4];[.M661];0)" office:value-type="float" office:value="43759" calcext:value-type="float">
            <text:p>43759</text:p>
          </table:table-cell>
          <table:table-cell table:formula="of:=[.L661]" office:value-type="float" office:value="0.243055555555556" calcext:value-type="float">
            <text:p>0.2430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661];0)&lt;=[.O66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61]-[.L$2];[.T$2]);[.R$2]-[.L$2]);[.L$2])" office:value-type="time" office:time-value="PT06H00M00S" calcext:value-type="time">
            <text:p>06:00:00</text:p>
          </table:table-cell>
          <table:table-cell table:formula="of:=IF([.L662]&lt;[.L661];[.M661]+[.H$2];[.M661])" office:value-type="float" office:value="260" calcext:value-type="float">
            <text:p>260</text:p>
          </table:table-cell>
          <table:table-cell table:formula="of:=OFFSET([.C$4];[.M662];0)" office:value-type="float" office:value="43759" calcext:value-type="float">
            <text:p>43759</text:p>
          </table:table-cell>
          <table:table-cell table:formula="of:=[.L662]" office:value-type="float" office:value="0.25" calcext:value-type="float">
            <text:p>0.25</text:p>
          </table:table-cell>
          <table:table-cell office:value-type="float" office:value="282" calcext:value-type="float">
            <text:p>282</text:p>
          </table:table-cell>
          <table:table-cell table:formula="of:=IF(OFFSET([.D$4];[.M662];0)&lt;=[.O66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62]-[.L$2];[.T$2]);[.R$2]-[.L$2]);[.L$2])" office:value-type="time" office:time-value="PT06H10M00S" calcext:value-type="time">
            <text:p>06:10:00</text:p>
          </table:table-cell>
          <table:table-cell table:formula="of:=IF([.L663]&lt;[.L662];[.M662]+[.H$2];[.M662])" office:value-type="float" office:value="260" calcext:value-type="float">
            <text:p>260</text:p>
          </table:table-cell>
          <table:table-cell table:formula="of:=OFFSET([.C$4];[.M663];0)" office:value-type="float" office:value="43759" calcext:value-type="float">
            <text:p>43759</text:p>
          </table:table-cell>
          <table:table-cell table:formula="of:=[.L663]" office:value-type="float" office:value="0.256944444444444" calcext:value-type="float">
            <text:p>0.256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663];0)&lt;=[.O66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63]-[.L$2];[.T$2]);[.R$2]-[.L$2]);[.L$2])" office:value-type="time" office:time-value="PT06H20M00S" calcext:value-type="time">
            <text:p>06:20:00</text:p>
          </table:table-cell>
          <table:table-cell table:formula="of:=IF([.L664]&lt;[.L663];[.M663]+[.H$2];[.M663])" office:value-type="float" office:value="260" calcext:value-type="float">
            <text:p>260</text:p>
          </table:table-cell>
          <table:table-cell table:formula="of:=OFFSET([.C$4];[.M664];0)" office:value-type="float" office:value="43759" calcext:value-type="float">
            <text:p>43759</text:p>
          </table:table-cell>
          <table:table-cell table:formula="of:=[.L664]" office:value-type="float" office:value="0.263888888888889" calcext:value-type="float">
            <text:p>0.263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664];0)&lt;=[.O66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64]-[.L$2];[.T$2]);[.R$2]-[.L$2]);[.L$2])" office:value-type="time" office:time-value="PT06H30M00S" calcext:value-type="time">
            <text:p>06:30:00</text:p>
          </table:table-cell>
          <table:table-cell table:formula="of:=IF([.L665]&lt;[.L664];[.M664]+[.H$2];[.M664])" office:value-type="float" office:value="260" calcext:value-type="float">
            <text:p>260</text:p>
          </table:table-cell>
          <table:table-cell table:formula="of:=OFFSET([.C$4];[.M665];0)" office:value-type="float" office:value="43759" calcext:value-type="float">
            <text:p>43759</text:p>
          </table:table-cell>
          <table:table-cell table:formula="of:=[.L665]" office:value-type="float" office:value="0.270833333333333" calcext:value-type="float">
            <text:p>0.270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665];0)&lt;=[.O66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65]-[.L$2];[.T$2]);[.R$2]-[.L$2]);[.L$2])" office:value-type="time" office:time-value="PT06H40M00S" calcext:value-type="time">
            <text:p>06:40:00</text:p>
          </table:table-cell>
          <table:table-cell table:formula="of:=IF([.L666]&lt;[.L665];[.M665]+[.H$2];[.M665])" office:value-type="float" office:value="260" calcext:value-type="float">
            <text:p>260</text:p>
          </table:table-cell>
          <table:table-cell table:formula="of:=OFFSET([.C$4];[.M666];0)" office:value-type="float" office:value="43759" calcext:value-type="float">
            <text:p>43759</text:p>
          </table:table-cell>
          <table:table-cell table:formula="of:=[.L666]" office:value-type="float" office:value="0.277777777777778" calcext:value-type="float">
            <text:p>0.277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666];0)&lt;=[.O66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66]-[.L$2];[.T$2]);[.R$2]-[.L$2]);[.L$2])" office:value-type="time" office:time-value="PT06H50M00S" calcext:value-type="time">
            <text:p>06:50:00</text:p>
          </table:table-cell>
          <table:table-cell table:formula="of:=IF([.L667]&lt;[.L666];[.M666]+[.H$2];[.M666])" office:value-type="float" office:value="260" calcext:value-type="float">
            <text:p>260</text:p>
          </table:table-cell>
          <table:table-cell table:formula="of:=OFFSET([.C$4];[.M667];0)" office:value-type="float" office:value="43759" calcext:value-type="float">
            <text:p>43759</text:p>
          </table:table-cell>
          <table:table-cell table:formula="of:=[.L667]" office:value-type="float" office:value="0.284722222222222" calcext:value-type="float">
            <text:p>0.284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667];0)&lt;=[.O66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67]-[.L$2];[.T$2]);[.R$2]-[.L$2]);[.L$2])" office:value-type="time" office:time-value="PT07H00M00S" calcext:value-type="time">
            <text:p>07:00:00</text:p>
          </table:table-cell>
          <table:table-cell table:formula="of:=IF([.L668]&lt;[.L667];[.M667]+[.H$2];[.M667])" office:value-type="float" office:value="260" calcext:value-type="float">
            <text:p>260</text:p>
          </table:table-cell>
          <table:table-cell table:formula="of:=OFFSET([.C$4];[.M668];0)" office:value-type="float" office:value="43759" calcext:value-type="float">
            <text:p>43759</text:p>
          </table:table-cell>
          <table:table-cell table:formula="of:=[.L668]" office:value-type="float" office:value="0.291666666666667" calcext:value-type="float">
            <text:p>0.291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668];0)&lt;=[.O66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68]-[.L$2];[.T$2]);[.R$2]-[.L$2]);[.L$2])" office:value-type="time" office:time-value="PT07H10M00S" calcext:value-type="time">
            <text:p>07:10:00</text:p>
          </table:table-cell>
          <table:table-cell table:formula="of:=IF([.L669]&lt;[.L668];[.M668]+[.H$2];[.M668])" office:value-type="float" office:value="260" calcext:value-type="float">
            <text:p>260</text:p>
          </table:table-cell>
          <table:table-cell table:formula="of:=OFFSET([.C$4];[.M669];0)" office:value-type="float" office:value="43759" calcext:value-type="float">
            <text:p>43759</text:p>
          </table:table-cell>
          <table:table-cell table:formula="of:=[.L669]" office:value-type="float" office:value="0.298611111111111" calcext:value-type="float">
            <text:p>0.298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669];0)&lt;=[.O66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69]-[.L$2];[.T$2]);[.R$2]-[.L$2]);[.L$2])" office:value-type="time" office:time-value="PT07H20M00S" calcext:value-type="time">
            <text:p>07:20:00</text:p>
          </table:table-cell>
          <table:table-cell table:formula="of:=IF([.L670]&lt;[.L669];[.M669]+[.H$2];[.M669])" office:value-type="float" office:value="260" calcext:value-type="float">
            <text:p>260</text:p>
          </table:table-cell>
          <table:table-cell table:formula="of:=OFFSET([.C$4];[.M670];0)" office:value-type="float" office:value="43759" calcext:value-type="float">
            <text:p>43759</text:p>
          </table:table-cell>
          <table:table-cell table:formula="of:=[.L670]" office:value-type="float" office:value="0.305555555555556" calcext:value-type="float">
            <text:p>0.305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670];0)&lt;=[.O67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70]-[.L$2];[.T$2]);[.R$2]-[.L$2]);[.L$2])" office:value-type="time" office:time-value="PT07H30M00S" calcext:value-type="time">
            <text:p>07:30:00</text:p>
          </table:table-cell>
          <table:table-cell table:formula="of:=IF([.L671]&lt;[.L670];[.M670]+[.H$2];[.M670])" office:value-type="float" office:value="260" calcext:value-type="float">
            <text:p>260</text:p>
          </table:table-cell>
          <table:table-cell table:formula="of:=OFFSET([.C$4];[.M671];0)" office:value-type="float" office:value="43759" calcext:value-type="float">
            <text:p>43759</text:p>
          </table:table-cell>
          <table:table-cell table:formula="of:=[.L671]" office:value-type="float" office:value="0.3125" calcext:value-type="float">
            <text:p>0.3125</text:p>
          </table:table-cell>
          <table:table-cell office:value-type="float" office:value="282" calcext:value-type="float">
            <text:p>282</text:p>
          </table:table-cell>
          <table:table-cell table:formula="of:=IF(OFFSET([.D$4];[.M671];0)&lt;=[.O67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71]-[.L$2];[.T$2]);[.R$2]-[.L$2]);[.L$2])" office:value-type="time" office:time-value="PT07H40M00S" calcext:value-type="time">
            <text:p>07:40:00</text:p>
          </table:table-cell>
          <table:table-cell table:formula="of:=IF([.L672]&lt;[.L671];[.M671]+[.H$2];[.M671])" office:value-type="float" office:value="260" calcext:value-type="float">
            <text:p>260</text:p>
          </table:table-cell>
          <table:table-cell table:formula="of:=OFFSET([.C$4];[.M672];0)" office:value-type="float" office:value="43759" calcext:value-type="float">
            <text:p>43759</text:p>
          </table:table-cell>
          <table:table-cell table:formula="of:=[.L672]" office:value-type="float" office:value="0.319444444444444" calcext:value-type="float">
            <text:p>0.3194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672];0)&lt;=[.O67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72]-[.L$2];[.T$2]);[.R$2]-[.L$2]);[.L$2])" office:value-type="time" office:time-value="PT07H50M00S" calcext:value-type="time">
            <text:p>07:50:00</text:p>
          </table:table-cell>
          <table:table-cell table:formula="of:=IF([.L673]&lt;[.L672];[.M672]+[.H$2];[.M672])" office:value-type="float" office:value="260" calcext:value-type="float">
            <text:p>260</text:p>
          </table:table-cell>
          <table:table-cell table:formula="of:=OFFSET([.C$4];[.M673];0)" office:value-type="float" office:value="43759" calcext:value-type="float">
            <text:p>43759</text:p>
          </table:table-cell>
          <table:table-cell table:formula="of:=[.L673]" office:value-type="float" office:value="0.326388888888889" calcext:value-type="float">
            <text:p>0.326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673];0)&lt;=[.O67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73]-[.L$2];[.T$2]);[.R$2]-[.L$2]);[.L$2])" office:value-type="time" office:time-value="PT08H00M00S" calcext:value-type="time">
            <text:p>08:00:00</text:p>
          </table:table-cell>
          <table:table-cell table:formula="of:=IF([.L674]&lt;[.L673];[.M673]+[.H$2];[.M673])" office:value-type="float" office:value="260" calcext:value-type="float">
            <text:p>260</text:p>
          </table:table-cell>
          <table:table-cell table:formula="of:=OFFSET([.C$4];[.M674];0)" office:value-type="float" office:value="43759" calcext:value-type="float">
            <text:p>43759</text:p>
          </table:table-cell>
          <table:table-cell table:formula="of:=[.L674]" office:value-type="float" office:value="0.333333333333333" calcext:value-type="float">
            <text:p>0.333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674];0)&lt;=[.O67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74]-[.L$2];[.T$2]);[.R$2]-[.L$2]);[.L$2])" office:value-type="time" office:time-value="PT00H10M00S" calcext:value-type="time">
            <text:p>00:10:00</text:p>
          </table:table-cell>
          <table:table-cell table:formula="of:=IF([.L675]&lt;[.L674];[.M674]+[.H$2];[.M674])" office:value-type="float" office:value="280" calcext:value-type="float">
            <text:p>280</text:p>
          </table:table-cell>
          <table:table-cell table:formula="of:=OFFSET([.C$4];[.M675];0)" office:value-type="float" office:value="43760" calcext:value-type="float">
            <text:p>43760</text:p>
          </table:table-cell>
          <table:table-cell table:formula="of:=[.L675]" office:value-type="float" office:value="0.00694444444444444" calcext:value-type="float">
            <text:p>0.006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675];0)&lt;=[.O67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75]-[.L$2];[.T$2]);[.R$2]-[.L$2]);[.L$2])" office:value-type="time" office:time-value="PT00H20M00S" calcext:value-type="time">
            <text:p>00:20:00</text:p>
          </table:table-cell>
          <table:table-cell table:formula="of:=IF([.L676]&lt;[.L675];[.M675]+[.H$2];[.M675])" office:value-type="float" office:value="280" calcext:value-type="float">
            <text:p>280</text:p>
          </table:table-cell>
          <table:table-cell table:formula="of:=OFFSET([.C$4];[.M676];0)" office:value-type="float" office:value="43760" calcext:value-type="float">
            <text:p>43760</text:p>
          </table:table-cell>
          <table:table-cell table:formula="of:=[.L676]" office:value-type="float" office:value="0.0138888888888889" calcext:value-type="float">
            <text:p>0.013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676];0)&lt;=[.O67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76]-[.L$2];[.T$2]);[.R$2]-[.L$2]);[.L$2])" office:value-type="time" office:time-value="PT00H30M00S" calcext:value-type="time">
            <text:p>00:30:00</text:p>
          </table:table-cell>
          <table:table-cell table:formula="of:=IF([.L677]&lt;[.L676];[.M676]+[.H$2];[.M676])" office:value-type="float" office:value="280" calcext:value-type="float">
            <text:p>280</text:p>
          </table:table-cell>
          <table:table-cell table:formula="of:=OFFSET([.C$4];[.M677];0)" office:value-type="float" office:value="43760" calcext:value-type="float">
            <text:p>43760</text:p>
          </table:table-cell>
          <table:table-cell table:formula="of:=[.L677]" office:value-type="float" office:value="0.0208333333333333" calcext:value-type="float">
            <text:p>0.020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677];0)&lt;=[.O67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77]-[.L$2];[.T$2]);[.R$2]-[.L$2]);[.L$2])" office:value-type="time" office:time-value="PT00H40M00S" calcext:value-type="time">
            <text:p>00:40:00</text:p>
          </table:table-cell>
          <table:table-cell table:formula="of:=IF([.L678]&lt;[.L677];[.M677]+[.H$2];[.M677])" office:value-type="float" office:value="280" calcext:value-type="float">
            <text:p>280</text:p>
          </table:table-cell>
          <table:table-cell table:formula="of:=OFFSET([.C$4];[.M678];0)" office:value-type="float" office:value="43760" calcext:value-type="float">
            <text:p>43760</text:p>
          </table:table-cell>
          <table:table-cell table:formula="of:=[.L678]" office:value-type="float" office:value="0.0277777777777778" calcext:value-type="float">
            <text:p>0.027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678];0)&lt;=[.O67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78]-[.L$2];[.T$2]);[.R$2]-[.L$2]);[.L$2])" office:value-type="time" office:time-value="PT00H50M00S" calcext:value-type="time">
            <text:p>00:50:00</text:p>
          </table:table-cell>
          <table:table-cell table:formula="of:=IF([.L679]&lt;[.L678];[.M678]+[.H$2];[.M678])" office:value-type="float" office:value="280" calcext:value-type="float">
            <text:p>280</text:p>
          </table:table-cell>
          <table:table-cell table:formula="of:=OFFSET([.C$4];[.M679];0)" office:value-type="float" office:value="43760" calcext:value-type="float">
            <text:p>43760</text:p>
          </table:table-cell>
          <table:table-cell table:formula="of:=[.L679]" office:value-type="float" office:value="0.0347222222222222" calcext:value-type="float">
            <text:p>0.034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679];0)&lt;=[.O67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79]-[.L$2];[.T$2]);[.R$2]-[.L$2]);[.L$2])" office:value-type="time" office:time-value="PT01H00M00S" calcext:value-type="time">
            <text:p>01:00:00</text:p>
          </table:table-cell>
          <table:table-cell table:formula="of:=IF([.L680]&lt;[.L679];[.M679]+[.H$2];[.M679])" office:value-type="float" office:value="280" calcext:value-type="float">
            <text:p>280</text:p>
          </table:table-cell>
          <table:table-cell table:formula="of:=OFFSET([.C$4];[.M680];0)" office:value-type="float" office:value="43760" calcext:value-type="float">
            <text:p>43760</text:p>
          </table:table-cell>
          <table:table-cell table:formula="of:=[.L680]" office:value-type="float" office:value="0.0416666666666667" calcext:value-type="float">
            <text:p>0.041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680];0)&lt;=[.O68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80]-[.L$2];[.T$2]);[.R$2]-[.L$2]);[.L$2])" office:value-type="time" office:time-value="PT01H10M00S" calcext:value-type="time">
            <text:p>01:10:00</text:p>
          </table:table-cell>
          <table:table-cell table:formula="of:=IF([.L681]&lt;[.L680];[.M680]+[.H$2];[.M680])" office:value-type="float" office:value="280" calcext:value-type="float">
            <text:p>280</text:p>
          </table:table-cell>
          <table:table-cell table:formula="of:=OFFSET([.C$4];[.M681];0)" office:value-type="float" office:value="43760" calcext:value-type="float">
            <text:p>43760</text:p>
          </table:table-cell>
          <table:table-cell table:formula="of:=[.L681]" office:value-type="float" office:value="0.0486111111111111" calcext:value-type="float">
            <text:p>0.048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681];0)&lt;=[.O68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81]-[.L$2];[.T$2]);[.R$2]-[.L$2]);[.L$2])" office:value-type="time" office:time-value="PT01H20M00S" calcext:value-type="time">
            <text:p>01:20:00</text:p>
          </table:table-cell>
          <table:table-cell table:formula="of:=IF([.L682]&lt;[.L681];[.M681]+[.H$2];[.M681])" office:value-type="float" office:value="280" calcext:value-type="float">
            <text:p>280</text:p>
          </table:table-cell>
          <table:table-cell table:formula="of:=OFFSET([.C$4];[.M682];0)" office:value-type="float" office:value="43760" calcext:value-type="float">
            <text:p>43760</text:p>
          </table:table-cell>
          <table:table-cell table:formula="of:=[.L682]" office:value-type="float" office:value="0.0555555555555556" calcext:value-type="float">
            <text:p>0.055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682];0)&lt;=[.O68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82]-[.L$2];[.T$2]);[.R$2]-[.L$2]);[.L$2])" office:value-type="time" office:time-value="PT01H30M00S" calcext:value-type="time">
            <text:p>01:30:00</text:p>
          </table:table-cell>
          <table:table-cell table:formula="of:=IF([.L683]&lt;[.L682];[.M682]+[.H$2];[.M682])" office:value-type="float" office:value="280" calcext:value-type="float">
            <text:p>280</text:p>
          </table:table-cell>
          <table:table-cell table:formula="of:=OFFSET([.C$4];[.M683];0)" office:value-type="float" office:value="43760" calcext:value-type="float">
            <text:p>43760</text:p>
          </table:table-cell>
          <table:table-cell table:formula="of:=[.L683]" office:value-type="float" office:value="0.0625" calcext:value-type="float">
            <text:p>0.0625</text:p>
          </table:table-cell>
          <table:table-cell office:value-type="float" office:value="282" calcext:value-type="float">
            <text:p>282</text:p>
          </table:table-cell>
          <table:table-cell table:formula="of:=IF(OFFSET([.D$4];[.M683];0)&lt;=[.O68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83]-[.L$2];[.T$2]);[.R$2]-[.L$2]);[.L$2])" office:value-type="time" office:time-value="PT01H40M00S" calcext:value-type="time">
            <text:p>01:40:00</text:p>
          </table:table-cell>
          <table:table-cell table:formula="of:=IF([.L684]&lt;[.L683];[.M683]+[.H$2];[.M683])" office:value-type="float" office:value="280" calcext:value-type="float">
            <text:p>280</text:p>
          </table:table-cell>
          <table:table-cell table:formula="of:=OFFSET([.C$4];[.M684];0)" office:value-type="float" office:value="43760" calcext:value-type="float">
            <text:p>43760</text:p>
          </table:table-cell>
          <table:table-cell table:formula="of:=[.L684]" office:value-type="float" office:value="0.0694444444444444" calcext:value-type="float">
            <text:p>0.069444444444445</text:p>
          </table:table-cell>
          <table:table-cell office:value-type="float" office:value="282" calcext:value-type="float">
            <text:p>282</text:p>
          </table:table-cell>
          <table:table-cell table:formula="of:=IF(OFFSET([.D$4];[.M684];0)&lt;=[.O68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84]-[.L$2];[.T$2]);[.R$2]-[.L$2]);[.L$2])" office:value-type="time" office:time-value="PT01H50M00S" calcext:value-type="time">
            <text:p>01:50:00</text:p>
          </table:table-cell>
          <table:table-cell table:formula="of:=IF([.L685]&lt;[.L684];[.M684]+[.H$2];[.M684])" office:value-type="float" office:value="280" calcext:value-type="float">
            <text:p>280</text:p>
          </table:table-cell>
          <table:table-cell table:formula="of:=OFFSET([.C$4];[.M685];0)" office:value-type="float" office:value="43760" calcext:value-type="float">
            <text:p>43760</text:p>
          </table:table-cell>
          <table:table-cell table:formula="of:=[.L685]" office:value-type="float" office:value="0.0763888888888889" calcext:value-type="float">
            <text:p>0.076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685];0)&lt;=[.O68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85]-[.L$2];[.T$2]);[.R$2]-[.L$2]);[.L$2])" office:value-type="time" office:time-value="PT02H00M00S" calcext:value-type="time">
            <text:p>02:00:00</text:p>
          </table:table-cell>
          <table:table-cell table:formula="of:=IF([.L686]&lt;[.L685];[.M685]+[.H$2];[.M685])" office:value-type="float" office:value="280" calcext:value-type="float">
            <text:p>280</text:p>
          </table:table-cell>
          <table:table-cell table:formula="of:=OFFSET([.C$4];[.M686];0)" office:value-type="float" office:value="43760" calcext:value-type="float">
            <text:p>43760</text:p>
          </table:table-cell>
          <table:table-cell table:formula="of:=[.L686]" office:value-type="float" office:value="0.0833333333333333" calcext:value-type="float">
            <text:p>0.083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686];0)&lt;=[.O68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86]-[.L$2];[.T$2]);[.R$2]-[.L$2]);[.L$2])" office:value-type="time" office:time-value="PT02H10M00S" calcext:value-type="time">
            <text:p>02:10:00</text:p>
          </table:table-cell>
          <table:table-cell table:formula="of:=IF([.L687]&lt;[.L686];[.M686]+[.H$2];[.M686])" office:value-type="float" office:value="280" calcext:value-type="float">
            <text:p>280</text:p>
          </table:table-cell>
          <table:table-cell table:formula="of:=OFFSET([.C$4];[.M687];0)" office:value-type="float" office:value="43760" calcext:value-type="float">
            <text:p>43760</text:p>
          </table:table-cell>
          <table:table-cell table:formula="of:=[.L687]" office:value-type="float" office:value="0.0902777777777778" calcext:value-type="float">
            <text:p>0.0902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687];0)&lt;=[.O68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87]-[.L$2];[.T$2]);[.R$2]-[.L$2]);[.L$2])" office:value-type="time" office:time-value="PT02H20M00S" calcext:value-type="time">
            <text:p>02:20:00</text:p>
          </table:table-cell>
          <table:table-cell table:formula="of:=IF([.L688]&lt;[.L687];[.M687]+[.H$2];[.M687])" office:value-type="float" office:value="280" calcext:value-type="float">
            <text:p>280</text:p>
          </table:table-cell>
          <table:table-cell table:formula="of:=OFFSET([.C$4];[.M688];0)" office:value-type="float" office:value="43760" calcext:value-type="float">
            <text:p>43760</text:p>
          </table:table-cell>
          <table:table-cell table:formula="of:=[.L688]" office:value-type="float" office:value="0.0972222222222222" calcext:value-type="float">
            <text:p>0.0972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688];0)&lt;=[.O68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88]-[.L$2];[.T$2]);[.R$2]-[.L$2]);[.L$2])" office:value-type="time" office:time-value="PT02H30M00S" calcext:value-type="time">
            <text:p>02:30:00</text:p>
          </table:table-cell>
          <table:table-cell table:formula="of:=IF([.L689]&lt;[.L688];[.M688]+[.H$2];[.M688])" office:value-type="float" office:value="280" calcext:value-type="float">
            <text:p>280</text:p>
          </table:table-cell>
          <table:table-cell table:formula="of:=OFFSET([.C$4];[.M689];0)" office:value-type="float" office:value="43760" calcext:value-type="float">
            <text:p>43760</text:p>
          </table:table-cell>
          <table:table-cell table:formula="of:=[.L689]" office:value-type="float" office:value="0.104166666666667" calcext:value-type="float">
            <text:p>0.1041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689];0)&lt;=[.O68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89]-[.L$2];[.T$2]);[.R$2]-[.L$2]);[.L$2])" office:value-type="time" office:time-value="PT02H40M00S" calcext:value-type="time">
            <text:p>02:40:00</text:p>
          </table:table-cell>
          <table:table-cell table:formula="of:=IF([.L690]&lt;[.L689];[.M689]+[.H$2];[.M689])" office:value-type="float" office:value="280" calcext:value-type="float">
            <text:p>280</text:p>
          </table:table-cell>
          <table:table-cell table:formula="of:=OFFSET([.C$4];[.M690];0)" office:value-type="float" office:value="43760" calcext:value-type="float">
            <text:p>43760</text:p>
          </table:table-cell>
          <table:table-cell table:formula="of:=[.L690]" office:value-type="float" office:value="0.111111111111111" calcext:value-type="float">
            <text:p>0.1111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690];0)&lt;=[.O69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90]-[.L$2];[.T$2]);[.R$2]-[.L$2]);[.L$2])" office:value-type="time" office:time-value="PT02H50M00S" calcext:value-type="time">
            <text:p>02:50:00</text:p>
          </table:table-cell>
          <table:table-cell table:formula="of:=IF([.L691]&lt;[.L690];[.M690]+[.H$2];[.M690])" office:value-type="float" office:value="280" calcext:value-type="float">
            <text:p>280</text:p>
          </table:table-cell>
          <table:table-cell table:formula="of:=OFFSET([.C$4];[.M691];0)" office:value-type="float" office:value="43760" calcext:value-type="float">
            <text:p>43760</text:p>
          </table:table-cell>
          <table:table-cell table:formula="of:=[.L691]" office:value-type="float" office:value="0.118055555555556" calcext:value-type="float">
            <text:p>0.1180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691];0)&lt;=[.O69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91]-[.L$2];[.T$2]);[.R$2]-[.L$2]);[.L$2])" office:value-type="time" office:time-value="PT03H00M00S" calcext:value-type="time">
            <text:p>03:00:00</text:p>
          </table:table-cell>
          <table:table-cell table:formula="of:=IF([.L692]&lt;[.L691];[.M691]+[.H$2];[.M691])" office:value-type="float" office:value="280" calcext:value-type="float">
            <text:p>280</text:p>
          </table:table-cell>
          <table:table-cell table:formula="of:=OFFSET([.C$4];[.M692];0)" office:value-type="float" office:value="43760" calcext:value-type="float">
            <text:p>43760</text:p>
          </table:table-cell>
          <table:table-cell table:formula="of:=[.L692]" office:value-type="float" office:value="0.125" calcext:value-type="float">
            <text:p>0.125</text:p>
          </table:table-cell>
          <table:table-cell office:value-type="float" office:value="282" calcext:value-type="float">
            <text:p>282</text:p>
          </table:table-cell>
          <table:table-cell table:formula="of:=IF(OFFSET([.D$4];[.M692];0)&lt;=[.O69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92]-[.L$2];[.T$2]);[.R$2]-[.L$2]);[.L$2])" office:value-type="time" office:time-value="PT03H10M00S" calcext:value-type="time">
            <text:p>03:10:00</text:p>
          </table:table-cell>
          <table:table-cell table:formula="of:=IF([.L693]&lt;[.L692];[.M692]+[.H$2];[.M692])" office:value-type="float" office:value="280" calcext:value-type="float">
            <text:p>280</text:p>
          </table:table-cell>
          <table:table-cell table:formula="of:=OFFSET([.C$4];[.M693];0)" office:value-type="float" office:value="43760" calcext:value-type="float">
            <text:p>43760</text:p>
          </table:table-cell>
          <table:table-cell table:formula="of:=[.L693]" office:value-type="float" office:value="0.131944444444444" calcext:value-type="float">
            <text:p>0.131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693];0)&lt;=[.O69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93]-[.L$2];[.T$2]);[.R$2]-[.L$2]);[.L$2])" office:value-type="time" office:time-value="PT03H20M00S" calcext:value-type="time">
            <text:p>03:20:00</text:p>
          </table:table-cell>
          <table:table-cell table:formula="of:=IF([.L694]&lt;[.L693];[.M693]+[.H$2];[.M693])" office:value-type="float" office:value="280" calcext:value-type="float">
            <text:p>280</text:p>
          </table:table-cell>
          <table:table-cell table:formula="of:=OFFSET([.C$4];[.M694];0)" office:value-type="float" office:value="43760" calcext:value-type="float">
            <text:p>43760</text:p>
          </table:table-cell>
          <table:table-cell table:formula="of:=[.L694]" office:value-type="float" office:value="0.138888888888889" calcext:value-type="float">
            <text:p>0.138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694];0)&lt;=[.O69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94]-[.L$2];[.T$2]);[.R$2]-[.L$2]);[.L$2])" office:value-type="time" office:time-value="PT03H30M00S" calcext:value-type="time">
            <text:p>03:30:00</text:p>
          </table:table-cell>
          <table:table-cell table:formula="of:=IF([.L695]&lt;[.L694];[.M694]+[.H$2];[.M694])" office:value-type="float" office:value="280" calcext:value-type="float">
            <text:p>280</text:p>
          </table:table-cell>
          <table:table-cell table:formula="of:=OFFSET([.C$4];[.M695];0)" office:value-type="float" office:value="43760" calcext:value-type="float">
            <text:p>43760</text:p>
          </table:table-cell>
          <table:table-cell table:formula="of:=[.L695]" office:value-type="float" office:value="0.145833333333333" calcext:value-type="float">
            <text:p>0.145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695];0)&lt;=[.O69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95]-[.L$2];[.T$2]);[.R$2]-[.L$2]);[.L$2])" office:value-type="time" office:time-value="PT03H40M00S" calcext:value-type="time">
            <text:p>03:40:00</text:p>
          </table:table-cell>
          <table:table-cell table:formula="of:=IF([.L696]&lt;[.L695];[.M695]+[.H$2];[.M695])" office:value-type="float" office:value="280" calcext:value-type="float">
            <text:p>280</text:p>
          </table:table-cell>
          <table:table-cell table:formula="of:=OFFSET([.C$4];[.M696];0)" office:value-type="float" office:value="43760" calcext:value-type="float">
            <text:p>43760</text:p>
          </table:table-cell>
          <table:table-cell table:formula="of:=[.L696]" office:value-type="float" office:value="0.152777777777778" calcext:value-type="float">
            <text:p>0.152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696];0)&lt;=[.O69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96]-[.L$2];[.T$2]);[.R$2]-[.L$2]);[.L$2])" office:value-type="time" office:time-value="PT03H50M00S" calcext:value-type="time">
            <text:p>03:50:00</text:p>
          </table:table-cell>
          <table:table-cell table:formula="of:=IF([.L697]&lt;[.L696];[.M696]+[.H$2];[.M696])" office:value-type="float" office:value="280" calcext:value-type="float">
            <text:p>280</text:p>
          </table:table-cell>
          <table:table-cell table:formula="of:=OFFSET([.C$4];[.M697];0)" office:value-type="float" office:value="43760" calcext:value-type="float">
            <text:p>43760</text:p>
          </table:table-cell>
          <table:table-cell table:formula="of:=[.L697]" office:value-type="float" office:value="0.159722222222222" calcext:value-type="float">
            <text:p>0.159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697];0)&lt;=[.O69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97]-[.L$2];[.T$2]);[.R$2]-[.L$2]);[.L$2])" office:value-type="time" office:time-value="PT04H00M00S" calcext:value-type="time">
            <text:p>04:00:00</text:p>
          </table:table-cell>
          <table:table-cell table:formula="of:=IF([.L698]&lt;[.L697];[.M697]+[.H$2];[.M697])" office:value-type="float" office:value="280" calcext:value-type="float">
            <text:p>280</text:p>
          </table:table-cell>
          <table:table-cell table:formula="of:=OFFSET([.C$4];[.M698];0)" office:value-type="float" office:value="43760" calcext:value-type="float">
            <text:p>43760</text:p>
          </table:table-cell>
          <table:table-cell table:formula="of:=[.L698]" office:value-type="float" office:value="0.166666666666667" calcext:value-type="float">
            <text:p>0.166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698];0)&lt;=[.O69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98]-[.L$2];[.T$2]);[.R$2]-[.L$2]);[.L$2])" office:value-type="time" office:time-value="PT04H10M00S" calcext:value-type="time">
            <text:p>04:10:00</text:p>
          </table:table-cell>
          <table:table-cell table:formula="of:=IF([.L699]&lt;[.L698];[.M698]+[.H$2];[.M698])" office:value-type="float" office:value="280" calcext:value-type="float">
            <text:p>280</text:p>
          </table:table-cell>
          <table:table-cell table:formula="of:=OFFSET([.C$4];[.M699];0)" office:value-type="float" office:value="43760" calcext:value-type="float">
            <text:p>43760</text:p>
          </table:table-cell>
          <table:table-cell table:formula="of:=[.L699]" office:value-type="float" office:value="0.173611111111111" calcext:value-type="float">
            <text:p>0.173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699];0)&lt;=[.O69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699]-[.L$2];[.T$2]);[.R$2]-[.L$2]);[.L$2])" office:value-type="time" office:time-value="PT04H20M00S" calcext:value-type="time">
            <text:p>04:20:00</text:p>
          </table:table-cell>
          <table:table-cell table:formula="of:=IF([.L700]&lt;[.L699];[.M699]+[.H$2];[.M699])" office:value-type="float" office:value="280" calcext:value-type="float">
            <text:p>280</text:p>
          </table:table-cell>
          <table:table-cell table:formula="of:=OFFSET([.C$4];[.M700];0)" office:value-type="float" office:value="43760" calcext:value-type="float">
            <text:p>43760</text:p>
          </table:table-cell>
          <table:table-cell table:formula="of:=[.L700]" office:value-type="float" office:value="0.180555555555556" calcext:value-type="float">
            <text:p>0.180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700];0)&lt;=[.O70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00]-[.L$2];[.T$2]);[.R$2]-[.L$2]);[.L$2])" office:value-type="time" office:time-value="PT04H30M00S" calcext:value-type="time">
            <text:p>04:30:00</text:p>
          </table:table-cell>
          <table:table-cell table:formula="of:=IF([.L701]&lt;[.L700];[.M700]+[.H$2];[.M700])" office:value-type="float" office:value="280" calcext:value-type="float">
            <text:p>280</text:p>
          </table:table-cell>
          <table:table-cell table:formula="of:=OFFSET([.C$4];[.M701];0)" office:value-type="float" office:value="43760" calcext:value-type="float">
            <text:p>43760</text:p>
          </table:table-cell>
          <table:table-cell table:formula="of:=[.L701]" office:value-type="float" office:value="0.1875" calcext:value-type="float">
            <text:p>0.1875</text:p>
          </table:table-cell>
          <table:table-cell office:value-type="float" office:value="282" calcext:value-type="float">
            <text:p>282</text:p>
          </table:table-cell>
          <table:table-cell table:formula="of:=IF(OFFSET([.D$4];[.M701];0)&lt;=[.O70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01]-[.L$2];[.T$2]);[.R$2]-[.L$2]);[.L$2])" office:value-type="time" office:time-value="PT04H40M00S" calcext:value-type="time">
            <text:p>04:40:00</text:p>
          </table:table-cell>
          <table:table-cell table:formula="of:=IF([.L702]&lt;[.L701];[.M701]+[.H$2];[.M701])" office:value-type="float" office:value="280" calcext:value-type="float">
            <text:p>280</text:p>
          </table:table-cell>
          <table:table-cell table:formula="of:=OFFSET([.C$4];[.M702];0)" office:value-type="float" office:value="43760" calcext:value-type="float">
            <text:p>43760</text:p>
          </table:table-cell>
          <table:table-cell table:formula="of:=[.L702]" office:value-type="float" office:value="0.194444444444444" calcext:value-type="float">
            <text:p>0.1944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702];0)&lt;=[.O70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02]-[.L$2];[.T$2]);[.R$2]-[.L$2]);[.L$2])" office:value-type="time" office:time-value="PT04H50M00S" calcext:value-type="time">
            <text:p>04:50:00</text:p>
          </table:table-cell>
          <table:table-cell table:formula="of:=IF([.L703]&lt;[.L702];[.M702]+[.H$2];[.M702])" office:value-type="float" office:value="280" calcext:value-type="float">
            <text:p>280</text:p>
          </table:table-cell>
          <table:table-cell table:formula="of:=OFFSET([.C$4];[.M703];0)" office:value-type="float" office:value="43760" calcext:value-type="float">
            <text:p>43760</text:p>
          </table:table-cell>
          <table:table-cell table:formula="of:=[.L703]" office:value-type="float" office:value="0.201388888888889" calcext:value-type="float">
            <text:p>0.201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703];0)&lt;=[.O70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03]-[.L$2];[.T$2]);[.R$2]-[.L$2]);[.L$2])" office:value-type="time" office:time-value="PT05H00M00S" calcext:value-type="time">
            <text:p>05:00:00</text:p>
          </table:table-cell>
          <table:table-cell table:formula="of:=IF([.L704]&lt;[.L703];[.M703]+[.H$2];[.M703])" office:value-type="float" office:value="280" calcext:value-type="float">
            <text:p>280</text:p>
          </table:table-cell>
          <table:table-cell table:formula="of:=OFFSET([.C$4];[.M704];0)" office:value-type="float" office:value="43760" calcext:value-type="float">
            <text:p>43760</text:p>
          </table:table-cell>
          <table:table-cell table:formula="of:=[.L704]" office:value-type="float" office:value="0.208333333333333" calcext:value-type="float">
            <text:p>0.208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704];0)&lt;=[.O70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04]-[.L$2];[.T$2]);[.R$2]-[.L$2]);[.L$2])" office:value-type="time" office:time-value="PT05H10M00S" calcext:value-type="time">
            <text:p>05:10:00</text:p>
          </table:table-cell>
          <table:table-cell table:formula="of:=IF([.L705]&lt;[.L704];[.M704]+[.H$2];[.M704])" office:value-type="float" office:value="280" calcext:value-type="float">
            <text:p>280</text:p>
          </table:table-cell>
          <table:table-cell table:formula="of:=OFFSET([.C$4];[.M705];0)" office:value-type="float" office:value="43760" calcext:value-type="float">
            <text:p>43760</text:p>
          </table:table-cell>
          <table:table-cell table:formula="of:=[.L705]" office:value-type="float" office:value="0.215277777777778" calcext:value-type="float">
            <text:p>0.2152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705];0)&lt;=[.O70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05]-[.L$2];[.T$2]);[.R$2]-[.L$2]);[.L$2])" office:value-type="time" office:time-value="PT05H20M00S" calcext:value-type="time">
            <text:p>05:20:00</text:p>
          </table:table-cell>
          <table:table-cell table:formula="of:=IF([.L706]&lt;[.L705];[.M705]+[.H$2];[.M705])" office:value-type="float" office:value="280" calcext:value-type="float">
            <text:p>280</text:p>
          </table:table-cell>
          <table:table-cell table:formula="of:=OFFSET([.C$4];[.M706];0)" office:value-type="float" office:value="43760" calcext:value-type="float">
            <text:p>43760</text:p>
          </table:table-cell>
          <table:table-cell table:formula="of:=[.L706]" office:value-type="float" office:value="0.222222222222222" calcext:value-type="float">
            <text:p>0.2222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706];0)&lt;=[.O70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06]-[.L$2];[.T$2]);[.R$2]-[.L$2]);[.L$2])" office:value-type="time" office:time-value="PT05H30M00S" calcext:value-type="time">
            <text:p>05:30:00</text:p>
          </table:table-cell>
          <table:table-cell table:formula="of:=IF([.L707]&lt;[.L706];[.M706]+[.H$2];[.M706])" office:value-type="float" office:value="280" calcext:value-type="float">
            <text:p>280</text:p>
          </table:table-cell>
          <table:table-cell table:formula="of:=OFFSET([.C$4];[.M707];0)" office:value-type="float" office:value="43760" calcext:value-type="float">
            <text:p>43760</text:p>
          </table:table-cell>
          <table:table-cell table:formula="of:=[.L707]" office:value-type="float" office:value="0.229166666666667" calcext:value-type="float">
            <text:p>0.2291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707];0)&lt;=[.O70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07]-[.L$2];[.T$2]);[.R$2]-[.L$2]);[.L$2])" office:value-type="time" office:time-value="PT05H40M00S" calcext:value-type="time">
            <text:p>05:40:00</text:p>
          </table:table-cell>
          <table:table-cell table:formula="of:=IF([.L708]&lt;[.L707];[.M707]+[.H$2];[.M707])" office:value-type="float" office:value="280" calcext:value-type="float">
            <text:p>280</text:p>
          </table:table-cell>
          <table:table-cell table:formula="of:=OFFSET([.C$4];[.M708];0)" office:value-type="float" office:value="43760" calcext:value-type="float">
            <text:p>43760</text:p>
          </table:table-cell>
          <table:table-cell table:formula="of:=[.L708]" office:value-type="float" office:value="0.236111111111111" calcext:value-type="float">
            <text:p>0.2361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708];0)&lt;=[.O70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08]-[.L$2];[.T$2]);[.R$2]-[.L$2]);[.L$2])" office:value-type="time" office:time-value="PT05H50M00S" calcext:value-type="time">
            <text:p>05:50:00</text:p>
          </table:table-cell>
          <table:table-cell table:formula="of:=IF([.L709]&lt;[.L708];[.M708]+[.H$2];[.M708])" office:value-type="float" office:value="280" calcext:value-type="float">
            <text:p>280</text:p>
          </table:table-cell>
          <table:table-cell table:formula="of:=OFFSET([.C$4];[.M709];0)" office:value-type="float" office:value="43760" calcext:value-type="float">
            <text:p>43760</text:p>
          </table:table-cell>
          <table:table-cell table:formula="of:=[.L709]" office:value-type="float" office:value="0.243055555555556" calcext:value-type="float">
            <text:p>0.2430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709];0)&lt;=[.O70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09]-[.L$2];[.T$2]);[.R$2]-[.L$2]);[.L$2])" office:value-type="time" office:time-value="PT06H00M00S" calcext:value-type="time">
            <text:p>06:00:00</text:p>
          </table:table-cell>
          <table:table-cell table:formula="of:=IF([.L710]&lt;[.L709];[.M709]+[.H$2];[.M709])" office:value-type="float" office:value="280" calcext:value-type="float">
            <text:p>280</text:p>
          </table:table-cell>
          <table:table-cell table:formula="of:=OFFSET([.C$4];[.M710];0)" office:value-type="float" office:value="43760" calcext:value-type="float">
            <text:p>43760</text:p>
          </table:table-cell>
          <table:table-cell table:formula="of:=[.L710]" office:value-type="float" office:value="0.25" calcext:value-type="float">
            <text:p>0.25</text:p>
          </table:table-cell>
          <table:table-cell office:value-type="float" office:value="282" calcext:value-type="float">
            <text:p>282</text:p>
          </table:table-cell>
          <table:table-cell table:formula="of:=IF(OFFSET([.D$4];[.M710];0)&lt;=[.O71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10]-[.L$2];[.T$2]);[.R$2]-[.L$2]);[.L$2])" office:value-type="time" office:time-value="PT06H10M00S" calcext:value-type="time">
            <text:p>06:10:00</text:p>
          </table:table-cell>
          <table:table-cell table:formula="of:=IF([.L711]&lt;[.L710];[.M710]+[.H$2];[.M710])" office:value-type="float" office:value="280" calcext:value-type="float">
            <text:p>280</text:p>
          </table:table-cell>
          <table:table-cell table:formula="of:=OFFSET([.C$4];[.M711];0)" office:value-type="float" office:value="43760" calcext:value-type="float">
            <text:p>43760</text:p>
          </table:table-cell>
          <table:table-cell table:formula="of:=[.L711]" office:value-type="float" office:value="0.256944444444444" calcext:value-type="float">
            <text:p>0.256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711];0)&lt;=[.O71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11]-[.L$2];[.T$2]);[.R$2]-[.L$2]);[.L$2])" office:value-type="time" office:time-value="PT06H20M00S" calcext:value-type="time">
            <text:p>06:20:00</text:p>
          </table:table-cell>
          <table:table-cell table:formula="of:=IF([.L712]&lt;[.L711];[.M711]+[.H$2];[.M711])" office:value-type="float" office:value="280" calcext:value-type="float">
            <text:p>280</text:p>
          </table:table-cell>
          <table:table-cell table:formula="of:=OFFSET([.C$4];[.M712];0)" office:value-type="float" office:value="43760" calcext:value-type="float">
            <text:p>43760</text:p>
          </table:table-cell>
          <table:table-cell table:formula="of:=[.L712]" office:value-type="float" office:value="0.263888888888889" calcext:value-type="float">
            <text:p>0.263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712];0)&lt;=[.O71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12]-[.L$2];[.T$2]);[.R$2]-[.L$2]);[.L$2])" office:value-type="time" office:time-value="PT06H30M00S" calcext:value-type="time">
            <text:p>06:30:00</text:p>
          </table:table-cell>
          <table:table-cell table:formula="of:=IF([.L713]&lt;[.L712];[.M712]+[.H$2];[.M712])" office:value-type="float" office:value="280" calcext:value-type="float">
            <text:p>280</text:p>
          </table:table-cell>
          <table:table-cell table:formula="of:=OFFSET([.C$4];[.M713];0)" office:value-type="float" office:value="43760" calcext:value-type="float">
            <text:p>43760</text:p>
          </table:table-cell>
          <table:table-cell table:formula="of:=[.L713]" office:value-type="float" office:value="0.270833333333333" calcext:value-type="float">
            <text:p>0.270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713];0)&lt;=[.O71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13]-[.L$2];[.T$2]);[.R$2]-[.L$2]);[.L$2])" office:value-type="time" office:time-value="PT06H40M00S" calcext:value-type="time">
            <text:p>06:40:00</text:p>
          </table:table-cell>
          <table:table-cell table:formula="of:=IF([.L714]&lt;[.L713];[.M713]+[.H$2];[.M713])" office:value-type="float" office:value="280" calcext:value-type="float">
            <text:p>280</text:p>
          </table:table-cell>
          <table:table-cell table:formula="of:=OFFSET([.C$4];[.M714];0)" office:value-type="float" office:value="43760" calcext:value-type="float">
            <text:p>43760</text:p>
          </table:table-cell>
          <table:table-cell table:formula="of:=[.L714]" office:value-type="float" office:value="0.277777777777778" calcext:value-type="float">
            <text:p>0.277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714];0)&lt;=[.O71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14]-[.L$2];[.T$2]);[.R$2]-[.L$2]);[.L$2])" office:value-type="time" office:time-value="PT06H50M00S" calcext:value-type="time">
            <text:p>06:50:00</text:p>
          </table:table-cell>
          <table:table-cell table:formula="of:=IF([.L715]&lt;[.L714];[.M714]+[.H$2];[.M714])" office:value-type="float" office:value="280" calcext:value-type="float">
            <text:p>280</text:p>
          </table:table-cell>
          <table:table-cell table:formula="of:=OFFSET([.C$4];[.M715];0)" office:value-type="float" office:value="43760" calcext:value-type="float">
            <text:p>43760</text:p>
          </table:table-cell>
          <table:table-cell table:formula="of:=[.L715]" office:value-type="float" office:value="0.284722222222222" calcext:value-type="float">
            <text:p>0.284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715];0)&lt;=[.O71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15]-[.L$2];[.T$2]);[.R$2]-[.L$2]);[.L$2])" office:value-type="time" office:time-value="PT07H00M00S" calcext:value-type="time">
            <text:p>07:00:00</text:p>
          </table:table-cell>
          <table:table-cell table:formula="of:=IF([.L716]&lt;[.L715];[.M715]+[.H$2];[.M715])" office:value-type="float" office:value="280" calcext:value-type="float">
            <text:p>280</text:p>
          </table:table-cell>
          <table:table-cell table:formula="of:=OFFSET([.C$4];[.M716];0)" office:value-type="float" office:value="43760" calcext:value-type="float">
            <text:p>43760</text:p>
          </table:table-cell>
          <table:table-cell table:formula="of:=[.L716]" office:value-type="float" office:value="0.291666666666667" calcext:value-type="float">
            <text:p>0.291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716];0)&lt;=[.O71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16]-[.L$2];[.T$2]);[.R$2]-[.L$2]);[.L$2])" office:value-type="time" office:time-value="PT07H10M00S" calcext:value-type="time">
            <text:p>07:10:00</text:p>
          </table:table-cell>
          <table:table-cell table:formula="of:=IF([.L717]&lt;[.L716];[.M716]+[.H$2];[.M716])" office:value-type="float" office:value="280" calcext:value-type="float">
            <text:p>280</text:p>
          </table:table-cell>
          <table:table-cell table:formula="of:=OFFSET([.C$4];[.M717];0)" office:value-type="float" office:value="43760" calcext:value-type="float">
            <text:p>43760</text:p>
          </table:table-cell>
          <table:table-cell table:formula="of:=[.L717]" office:value-type="float" office:value="0.298611111111111" calcext:value-type="float">
            <text:p>0.298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717];0)&lt;=[.O71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17]-[.L$2];[.T$2]);[.R$2]-[.L$2]);[.L$2])" office:value-type="time" office:time-value="PT07H20M00S" calcext:value-type="time">
            <text:p>07:20:00</text:p>
          </table:table-cell>
          <table:table-cell table:formula="of:=IF([.L718]&lt;[.L717];[.M717]+[.H$2];[.M717])" office:value-type="float" office:value="280" calcext:value-type="float">
            <text:p>280</text:p>
          </table:table-cell>
          <table:table-cell table:formula="of:=OFFSET([.C$4];[.M718];0)" office:value-type="float" office:value="43760" calcext:value-type="float">
            <text:p>43760</text:p>
          </table:table-cell>
          <table:table-cell table:formula="of:=[.L718]" office:value-type="float" office:value="0.305555555555556" calcext:value-type="float">
            <text:p>0.305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718];0)&lt;=[.O71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18]-[.L$2];[.T$2]);[.R$2]-[.L$2]);[.L$2])" office:value-type="time" office:time-value="PT07H30M00S" calcext:value-type="time">
            <text:p>07:30:00</text:p>
          </table:table-cell>
          <table:table-cell table:formula="of:=IF([.L719]&lt;[.L718];[.M718]+[.H$2];[.M718])" office:value-type="float" office:value="280" calcext:value-type="float">
            <text:p>280</text:p>
          </table:table-cell>
          <table:table-cell table:formula="of:=OFFSET([.C$4];[.M719];0)" office:value-type="float" office:value="43760" calcext:value-type="float">
            <text:p>43760</text:p>
          </table:table-cell>
          <table:table-cell table:formula="of:=[.L719]" office:value-type="float" office:value="0.3125" calcext:value-type="float">
            <text:p>0.3125</text:p>
          </table:table-cell>
          <table:table-cell office:value-type="float" office:value="282" calcext:value-type="float">
            <text:p>282</text:p>
          </table:table-cell>
          <table:table-cell table:formula="of:=IF(OFFSET([.D$4];[.M719];0)&lt;=[.O71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19]-[.L$2];[.T$2]);[.R$2]-[.L$2]);[.L$2])" office:value-type="time" office:time-value="PT07H40M00S" calcext:value-type="time">
            <text:p>07:40:00</text:p>
          </table:table-cell>
          <table:table-cell table:formula="of:=IF([.L720]&lt;[.L719];[.M719]+[.H$2];[.M719])" office:value-type="float" office:value="280" calcext:value-type="float">
            <text:p>280</text:p>
          </table:table-cell>
          <table:table-cell table:formula="of:=OFFSET([.C$4];[.M720];0)" office:value-type="float" office:value="43760" calcext:value-type="float">
            <text:p>43760</text:p>
          </table:table-cell>
          <table:table-cell table:formula="of:=[.L720]" office:value-type="float" office:value="0.319444444444444" calcext:value-type="float">
            <text:p>0.3194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720];0)&lt;=[.O72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20]-[.L$2];[.T$2]);[.R$2]-[.L$2]);[.L$2])" office:value-type="time" office:time-value="PT07H50M00S" calcext:value-type="time">
            <text:p>07:50:00</text:p>
          </table:table-cell>
          <table:table-cell table:formula="of:=IF([.L721]&lt;[.L720];[.M720]+[.H$2];[.M720])" office:value-type="float" office:value="280" calcext:value-type="float">
            <text:p>280</text:p>
          </table:table-cell>
          <table:table-cell table:formula="of:=OFFSET([.C$4];[.M721];0)" office:value-type="float" office:value="43760" calcext:value-type="float">
            <text:p>43760</text:p>
          </table:table-cell>
          <table:table-cell table:formula="of:=[.L721]" office:value-type="float" office:value="0.326388888888889" calcext:value-type="float">
            <text:p>0.326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721];0)&lt;=[.O72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21]-[.L$2];[.T$2]);[.R$2]-[.L$2]);[.L$2])" office:value-type="time" office:time-value="PT08H00M00S" calcext:value-type="time">
            <text:p>08:00:00</text:p>
          </table:table-cell>
          <table:table-cell table:formula="of:=IF([.L722]&lt;[.L721];[.M721]+[.H$2];[.M721])" office:value-type="float" office:value="280" calcext:value-type="float">
            <text:p>280</text:p>
          </table:table-cell>
          <table:table-cell table:formula="of:=OFFSET([.C$4];[.M722];0)" office:value-type="float" office:value="43760" calcext:value-type="float">
            <text:p>43760</text:p>
          </table:table-cell>
          <table:table-cell table:formula="of:=[.L722]" office:value-type="float" office:value="0.333333333333333" calcext:value-type="float">
            <text:p>0.333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722];0)&lt;=[.O72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22]-[.L$2];[.T$2]);[.R$2]-[.L$2]);[.L$2])" office:value-type="time" office:time-value="PT00H10M00S" calcext:value-type="time">
            <text:p>00:10:00</text:p>
          </table:table-cell>
          <table:table-cell table:formula="of:=IF([.L723]&lt;[.L722];[.M722]+[.H$2];[.M722])" office:value-type="float" office:value="300" calcext:value-type="float">
            <text:p>300</text:p>
          </table:table-cell>
          <table:table-cell table:formula="of:=OFFSET([.C$4];[.M723];0)" office:value-type="float" office:value="43761" calcext:value-type="float">
            <text:p>43761</text:p>
          </table:table-cell>
          <table:table-cell table:formula="of:=[.L723]" office:value-type="float" office:value="0.00694444444444444" calcext:value-type="float">
            <text:p>0.006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723];0)&lt;=[.O72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23]-[.L$2];[.T$2]);[.R$2]-[.L$2]);[.L$2])" office:value-type="time" office:time-value="PT00H20M00S" calcext:value-type="time">
            <text:p>00:20:00</text:p>
          </table:table-cell>
          <table:table-cell table:formula="of:=IF([.L724]&lt;[.L723];[.M723]+[.H$2];[.M723])" office:value-type="float" office:value="300" calcext:value-type="float">
            <text:p>300</text:p>
          </table:table-cell>
          <table:table-cell table:formula="of:=OFFSET([.C$4];[.M724];0)" office:value-type="float" office:value="43761" calcext:value-type="float">
            <text:p>43761</text:p>
          </table:table-cell>
          <table:table-cell table:formula="of:=[.L724]" office:value-type="float" office:value="0.0138888888888889" calcext:value-type="float">
            <text:p>0.013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724];0)&lt;=[.O72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24]-[.L$2];[.T$2]);[.R$2]-[.L$2]);[.L$2])" office:value-type="time" office:time-value="PT00H30M00S" calcext:value-type="time">
            <text:p>00:30:00</text:p>
          </table:table-cell>
          <table:table-cell table:formula="of:=IF([.L725]&lt;[.L724];[.M724]+[.H$2];[.M724])" office:value-type="float" office:value="300" calcext:value-type="float">
            <text:p>300</text:p>
          </table:table-cell>
          <table:table-cell table:formula="of:=OFFSET([.C$4];[.M725];0)" office:value-type="float" office:value="43761" calcext:value-type="float">
            <text:p>43761</text:p>
          </table:table-cell>
          <table:table-cell table:formula="of:=[.L725]" office:value-type="float" office:value="0.0208333333333333" calcext:value-type="float">
            <text:p>0.020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725];0)&lt;=[.O72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25]-[.L$2];[.T$2]);[.R$2]-[.L$2]);[.L$2])" office:value-type="time" office:time-value="PT00H40M00S" calcext:value-type="time">
            <text:p>00:40:00</text:p>
          </table:table-cell>
          <table:table-cell table:formula="of:=IF([.L726]&lt;[.L725];[.M725]+[.H$2];[.M725])" office:value-type="float" office:value="300" calcext:value-type="float">
            <text:p>300</text:p>
          </table:table-cell>
          <table:table-cell table:formula="of:=OFFSET([.C$4];[.M726];0)" office:value-type="float" office:value="43761" calcext:value-type="float">
            <text:p>43761</text:p>
          </table:table-cell>
          <table:table-cell table:formula="of:=[.L726]" office:value-type="float" office:value="0.0277777777777778" calcext:value-type="float">
            <text:p>0.027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726];0)&lt;=[.O72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26]-[.L$2];[.T$2]);[.R$2]-[.L$2]);[.L$2])" office:value-type="time" office:time-value="PT00H50M00S" calcext:value-type="time">
            <text:p>00:50:00</text:p>
          </table:table-cell>
          <table:table-cell table:formula="of:=IF([.L727]&lt;[.L726];[.M726]+[.H$2];[.M726])" office:value-type="float" office:value="300" calcext:value-type="float">
            <text:p>300</text:p>
          </table:table-cell>
          <table:table-cell table:formula="of:=OFFSET([.C$4];[.M727];0)" office:value-type="float" office:value="43761" calcext:value-type="float">
            <text:p>43761</text:p>
          </table:table-cell>
          <table:table-cell table:formula="of:=[.L727]" office:value-type="float" office:value="0.0347222222222222" calcext:value-type="float">
            <text:p>0.034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727];0)&lt;=[.O72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27]-[.L$2];[.T$2]);[.R$2]-[.L$2]);[.L$2])" office:value-type="time" office:time-value="PT01H00M00S" calcext:value-type="time">
            <text:p>01:00:00</text:p>
          </table:table-cell>
          <table:table-cell table:formula="of:=IF([.L728]&lt;[.L727];[.M727]+[.H$2];[.M727])" office:value-type="float" office:value="300" calcext:value-type="float">
            <text:p>300</text:p>
          </table:table-cell>
          <table:table-cell table:formula="of:=OFFSET([.C$4];[.M728];0)" office:value-type="float" office:value="43761" calcext:value-type="float">
            <text:p>43761</text:p>
          </table:table-cell>
          <table:table-cell table:formula="of:=[.L728]" office:value-type="float" office:value="0.0416666666666667" calcext:value-type="float">
            <text:p>0.041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728];0)&lt;=[.O72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28]-[.L$2];[.T$2]);[.R$2]-[.L$2]);[.L$2])" office:value-type="time" office:time-value="PT01H10M00S" calcext:value-type="time">
            <text:p>01:10:00</text:p>
          </table:table-cell>
          <table:table-cell table:formula="of:=IF([.L729]&lt;[.L728];[.M728]+[.H$2];[.M728])" office:value-type="float" office:value="300" calcext:value-type="float">
            <text:p>300</text:p>
          </table:table-cell>
          <table:table-cell table:formula="of:=OFFSET([.C$4];[.M729];0)" office:value-type="float" office:value="43761" calcext:value-type="float">
            <text:p>43761</text:p>
          </table:table-cell>
          <table:table-cell table:formula="of:=[.L729]" office:value-type="float" office:value="0.0486111111111111" calcext:value-type="float">
            <text:p>0.048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729];0)&lt;=[.O72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29]-[.L$2];[.T$2]);[.R$2]-[.L$2]);[.L$2])" office:value-type="time" office:time-value="PT01H20M00S" calcext:value-type="time">
            <text:p>01:20:00</text:p>
          </table:table-cell>
          <table:table-cell table:formula="of:=IF([.L730]&lt;[.L729];[.M729]+[.H$2];[.M729])" office:value-type="float" office:value="300" calcext:value-type="float">
            <text:p>300</text:p>
          </table:table-cell>
          <table:table-cell table:formula="of:=OFFSET([.C$4];[.M730];0)" office:value-type="float" office:value="43761" calcext:value-type="float">
            <text:p>43761</text:p>
          </table:table-cell>
          <table:table-cell table:formula="of:=[.L730]" office:value-type="float" office:value="0.0555555555555556" calcext:value-type="float">
            <text:p>0.055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730];0)&lt;=[.O73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30]-[.L$2];[.T$2]);[.R$2]-[.L$2]);[.L$2])" office:value-type="time" office:time-value="PT01H30M00S" calcext:value-type="time">
            <text:p>01:30:00</text:p>
          </table:table-cell>
          <table:table-cell table:formula="of:=IF([.L731]&lt;[.L730];[.M730]+[.H$2];[.M730])" office:value-type="float" office:value="300" calcext:value-type="float">
            <text:p>300</text:p>
          </table:table-cell>
          <table:table-cell table:formula="of:=OFFSET([.C$4];[.M731];0)" office:value-type="float" office:value="43761" calcext:value-type="float">
            <text:p>43761</text:p>
          </table:table-cell>
          <table:table-cell table:formula="of:=[.L731]" office:value-type="float" office:value="0.0625" calcext:value-type="float">
            <text:p>0.0625</text:p>
          </table:table-cell>
          <table:table-cell office:value-type="float" office:value="282" calcext:value-type="float">
            <text:p>282</text:p>
          </table:table-cell>
          <table:table-cell table:formula="of:=IF(OFFSET([.D$4];[.M731];0)&lt;=[.O73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31]-[.L$2];[.T$2]);[.R$2]-[.L$2]);[.L$2])" office:value-type="time" office:time-value="PT01H40M00S" calcext:value-type="time">
            <text:p>01:40:00</text:p>
          </table:table-cell>
          <table:table-cell table:formula="of:=IF([.L732]&lt;[.L731];[.M731]+[.H$2];[.M731])" office:value-type="float" office:value="300" calcext:value-type="float">
            <text:p>300</text:p>
          </table:table-cell>
          <table:table-cell table:formula="of:=OFFSET([.C$4];[.M732];0)" office:value-type="float" office:value="43761" calcext:value-type="float">
            <text:p>43761</text:p>
          </table:table-cell>
          <table:table-cell table:formula="of:=[.L732]" office:value-type="float" office:value="0.0694444444444444" calcext:value-type="float">
            <text:p>0.069444444444445</text:p>
          </table:table-cell>
          <table:table-cell office:value-type="float" office:value="282" calcext:value-type="float">
            <text:p>282</text:p>
          </table:table-cell>
          <table:table-cell table:formula="of:=IF(OFFSET([.D$4];[.M732];0)&lt;=[.O73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32]-[.L$2];[.T$2]);[.R$2]-[.L$2]);[.L$2])" office:value-type="time" office:time-value="PT01H50M00S" calcext:value-type="time">
            <text:p>01:50:00</text:p>
          </table:table-cell>
          <table:table-cell table:formula="of:=IF([.L733]&lt;[.L732];[.M732]+[.H$2];[.M732])" office:value-type="float" office:value="300" calcext:value-type="float">
            <text:p>300</text:p>
          </table:table-cell>
          <table:table-cell table:formula="of:=OFFSET([.C$4];[.M733];0)" office:value-type="float" office:value="43761" calcext:value-type="float">
            <text:p>43761</text:p>
          </table:table-cell>
          <table:table-cell table:formula="of:=[.L733]" office:value-type="float" office:value="0.0763888888888889" calcext:value-type="float">
            <text:p>0.076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733];0)&lt;=[.O73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33]-[.L$2];[.T$2]);[.R$2]-[.L$2]);[.L$2])" office:value-type="time" office:time-value="PT02H00M00S" calcext:value-type="time">
            <text:p>02:00:00</text:p>
          </table:table-cell>
          <table:table-cell table:formula="of:=IF([.L734]&lt;[.L733];[.M733]+[.H$2];[.M733])" office:value-type="float" office:value="300" calcext:value-type="float">
            <text:p>300</text:p>
          </table:table-cell>
          <table:table-cell table:formula="of:=OFFSET([.C$4];[.M734];0)" office:value-type="float" office:value="43761" calcext:value-type="float">
            <text:p>43761</text:p>
          </table:table-cell>
          <table:table-cell table:formula="of:=[.L734]" office:value-type="float" office:value="0.0833333333333333" calcext:value-type="float">
            <text:p>0.083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734];0)&lt;=[.O73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34]-[.L$2];[.T$2]);[.R$2]-[.L$2]);[.L$2])" office:value-type="time" office:time-value="PT02H10M00S" calcext:value-type="time">
            <text:p>02:10:00</text:p>
          </table:table-cell>
          <table:table-cell table:formula="of:=IF([.L735]&lt;[.L734];[.M734]+[.H$2];[.M734])" office:value-type="float" office:value="300" calcext:value-type="float">
            <text:p>300</text:p>
          </table:table-cell>
          <table:table-cell table:formula="of:=OFFSET([.C$4];[.M735];0)" office:value-type="float" office:value="43761" calcext:value-type="float">
            <text:p>43761</text:p>
          </table:table-cell>
          <table:table-cell table:formula="of:=[.L735]" office:value-type="float" office:value="0.0902777777777778" calcext:value-type="float">
            <text:p>0.0902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735];0)&lt;=[.O73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35]-[.L$2];[.T$2]);[.R$2]-[.L$2]);[.L$2])" office:value-type="time" office:time-value="PT02H20M00S" calcext:value-type="time">
            <text:p>02:20:00</text:p>
          </table:table-cell>
          <table:table-cell table:formula="of:=IF([.L736]&lt;[.L735];[.M735]+[.H$2];[.M735])" office:value-type="float" office:value="300" calcext:value-type="float">
            <text:p>300</text:p>
          </table:table-cell>
          <table:table-cell table:formula="of:=OFFSET([.C$4];[.M736];0)" office:value-type="float" office:value="43761" calcext:value-type="float">
            <text:p>43761</text:p>
          </table:table-cell>
          <table:table-cell table:formula="of:=[.L736]" office:value-type="float" office:value="0.0972222222222222" calcext:value-type="float">
            <text:p>0.0972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736];0)&lt;=[.O73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36]-[.L$2];[.T$2]);[.R$2]-[.L$2]);[.L$2])" office:value-type="time" office:time-value="PT02H30M00S" calcext:value-type="time">
            <text:p>02:30:00</text:p>
          </table:table-cell>
          <table:table-cell table:formula="of:=IF([.L737]&lt;[.L736];[.M736]+[.H$2];[.M736])" office:value-type="float" office:value="300" calcext:value-type="float">
            <text:p>300</text:p>
          </table:table-cell>
          <table:table-cell table:formula="of:=OFFSET([.C$4];[.M737];0)" office:value-type="float" office:value="43761" calcext:value-type="float">
            <text:p>43761</text:p>
          </table:table-cell>
          <table:table-cell table:formula="of:=[.L737]" office:value-type="float" office:value="0.104166666666667" calcext:value-type="float">
            <text:p>0.1041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737];0)&lt;=[.O73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37]-[.L$2];[.T$2]);[.R$2]-[.L$2]);[.L$2])" office:value-type="time" office:time-value="PT02H40M00S" calcext:value-type="time">
            <text:p>02:40:00</text:p>
          </table:table-cell>
          <table:table-cell table:formula="of:=IF([.L738]&lt;[.L737];[.M737]+[.H$2];[.M737])" office:value-type="float" office:value="300" calcext:value-type="float">
            <text:p>300</text:p>
          </table:table-cell>
          <table:table-cell table:formula="of:=OFFSET([.C$4];[.M738];0)" office:value-type="float" office:value="43761" calcext:value-type="float">
            <text:p>43761</text:p>
          </table:table-cell>
          <table:table-cell table:formula="of:=[.L738]" office:value-type="float" office:value="0.111111111111111" calcext:value-type="float">
            <text:p>0.1111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738];0)&lt;=[.O73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38]-[.L$2];[.T$2]);[.R$2]-[.L$2]);[.L$2])" office:value-type="time" office:time-value="PT02H50M00S" calcext:value-type="time">
            <text:p>02:50:00</text:p>
          </table:table-cell>
          <table:table-cell table:formula="of:=IF([.L739]&lt;[.L738];[.M738]+[.H$2];[.M738])" office:value-type="float" office:value="300" calcext:value-type="float">
            <text:p>300</text:p>
          </table:table-cell>
          <table:table-cell table:formula="of:=OFFSET([.C$4];[.M739];0)" office:value-type="float" office:value="43761" calcext:value-type="float">
            <text:p>43761</text:p>
          </table:table-cell>
          <table:table-cell table:formula="of:=[.L739]" office:value-type="float" office:value="0.118055555555556" calcext:value-type="float">
            <text:p>0.1180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739];0)&lt;=[.O73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39]-[.L$2];[.T$2]);[.R$2]-[.L$2]);[.L$2])" office:value-type="time" office:time-value="PT03H00M00S" calcext:value-type="time">
            <text:p>03:00:00</text:p>
          </table:table-cell>
          <table:table-cell table:formula="of:=IF([.L740]&lt;[.L739];[.M739]+[.H$2];[.M739])" office:value-type="float" office:value="300" calcext:value-type="float">
            <text:p>300</text:p>
          </table:table-cell>
          <table:table-cell table:formula="of:=OFFSET([.C$4];[.M740];0)" office:value-type="float" office:value="43761" calcext:value-type="float">
            <text:p>43761</text:p>
          </table:table-cell>
          <table:table-cell table:formula="of:=[.L740]" office:value-type="float" office:value="0.125" calcext:value-type="float">
            <text:p>0.125</text:p>
          </table:table-cell>
          <table:table-cell office:value-type="float" office:value="282" calcext:value-type="float">
            <text:p>282</text:p>
          </table:table-cell>
          <table:table-cell table:formula="of:=IF(OFFSET([.D$4];[.M740];0)&lt;=[.O74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40]-[.L$2];[.T$2]);[.R$2]-[.L$2]);[.L$2])" office:value-type="time" office:time-value="PT03H10M00S" calcext:value-type="time">
            <text:p>03:10:00</text:p>
          </table:table-cell>
          <table:table-cell table:formula="of:=IF([.L741]&lt;[.L740];[.M740]+[.H$2];[.M740])" office:value-type="float" office:value="300" calcext:value-type="float">
            <text:p>300</text:p>
          </table:table-cell>
          <table:table-cell table:formula="of:=OFFSET([.C$4];[.M741];0)" office:value-type="float" office:value="43761" calcext:value-type="float">
            <text:p>43761</text:p>
          </table:table-cell>
          <table:table-cell table:formula="of:=[.L741]" office:value-type="float" office:value="0.131944444444444" calcext:value-type="float">
            <text:p>0.131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741];0)&lt;=[.O74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41]-[.L$2];[.T$2]);[.R$2]-[.L$2]);[.L$2])" office:value-type="time" office:time-value="PT03H20M00S" calcext:value-type="time">
            <text:p>03:20:00</text:p>
          </table:table-cell>
          <table:table-cell table:formula="of:=IF([.L742]&lt;[.L741];[.M741]+[.H$2];[.M741])" office:value-type="float" office:value="300" calcext:value-type="float">
            <text:p>300</text:p>
          </table:table-cell>
          <table:table-cell table:formula="of:=OFFSET([.C$4];[.M742];0)" office:value-type="float" office:value="43761" calcext:value-type="float">
            <text:p>43761</text:p>
          </table:table-cell>
          <table:table-cell table:formula="of:=[.L742]" office:value-type="float" office:value="0.138888888888889" calcext:value-type="float">
            <text:p>0.138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742];0)&lt;=[.O74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42]-[.L$2];[.T$2]);[.R$2]-[.L$2]);[.L$2])" office:value-type="time" office:time-value="PT03H30M00S" calcext:value-type="time">
            <text:p>03:30:00</text:p>
          </table:table-cell>
          <table:table-cell table:formula="of:=IF([.L743]&lt;[.L742];[.M742]+[.H$2];[.M742])" office:value-type="float" office:value="300" calcext:value-type="float">
            <text:p>300</text:p>
          </table:table-cell>
          <table:table-cell table:formula="of:=OFFSET([.C$4];[.M743];0)" office:value-type="float" office:value="43761" calcext:value-type="float">
            <text:p>43761</text:p>
          </table:table-cell>
          <table:table-cell table:formula="of:=[.L743]" office:value-type="float" office:value="0.145833333333333" calcext:value-type="float">
            <text:p>0.145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743];0)&lt;=[.O74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43]-[.L$2];[.T$2]);[.R$2]-[.L$2]);[.L$2])" office:value-type="time" office:time-value="PT03H40M00S" calcext:value-type="time">
            <text:p>03:40:00</text:p>
          </table:table-cell>
          <table:table-cell table:formula="of:=IF([.L744]&lt;[.L743];[.M743]+[.H$2];[.M743])" office:value-type="float" office:value="300" calcext:value-type="float">
            <text:p>300</text:p>
          </table:table-cell>
          <table:table-cell table:formula="of:=OFFSET([.C$4];[.M744];0)" office:value-type="float" office:value="43761" calcext:value-type="float">
            <text:p>43761</text:p>
          </table:table-cell>
          <table:table-cell table:formula="of:=[.L744]" office:value-type="float" office:value="0.152777777777778" calcext:value-type="float">
            <text:p>0.152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744];0)&lt;=[.O74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44]-[.L$2];[.T$2]);[.R$2]-[.L$2]);[.L$2])" office:value-type="time" office:time-value="PT03H50M00S" calcext:value-type="time">
            <text:p>03:50:00</text:p>
          </table:table-cell>
          <table:table-cell table:formula="of:=IF([.L745]&lt;[.L744];[.M744]+[.H$2];[.M744])" office:value-type="float" office:value="300" calcext:value-type="float">
            <text:p>300</text:p>
          </table:table-cell>
          <table:table-cell table:formula="of:=OFFSET([.C$4];[.M745];0)" office:value-type="float" office:value="43761" calcext:value-type="float">
            <text:p>43761</text:p>
          </table:table-cell>
          <table:table-cell table:formula="of:=[.L745]" office:value-type="float" office:value="0.159722222222222" calcext:value-type="float">
            <text:p>0.159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745];0)&lt;=[.O74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45]-[.L$2];[.T$2]);[.R$2]-[.L$2]);[.L$2])" office:value-type="time" office:time-value="PT04H00M00S" calcext:value-type="time">
            <text:p>04:00:00</text:p>
          </table:table-cell>
          <table:table-cell table:formula="of:=IF([.L746]&lt;[.L745];[.M745]+[.H$2];[.M745])" office:value-type="float" office:value="300" calcext:value-type="float">
            <text:p>300</text:p>
          </table:table-cell>
          <table:table-cell table:formula="of:=OFFSET([.C$4];[.M746];0)" office:value-type="float" office:value="43761" calcext:value-type="float">
            <text:p>43761</text:p>
          </table:table-cell>
          <table:table-cell table:formula="of:=[.L746]" office:value-type="float" office:value="0.166666666666667" calcext:value-type="float">
            <text:p>0.166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746];0)&lt;=[.O74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46]-[.L$2];[.T$2]);[.R$2]-[.L$2]);[.L$2])" office:value-type="time" office:time-value="PT04H10M00S" calcext:value-type="time">
            <text:p>04:10:00</text:p>
          </table:table-cell>
          <table:table-cell table:formula="of:=IF([.L747]&lt;[.L746];[.M746]+[.H$2];[.M746])" office:value-type="float" office:value="300" calcext:value-type="float">
            <text:p>300</text:p>
          </table:table-cell>
          <table:table-cell table:formula="of:=OFFSET([.C$4];[.M747];0)" office:value-type="float" office:value="43761" calcext:value-type="float">
            <text:p>43761</text:p>
          </table:table-cell>
          <table:table-cell table:formula="of:=[.L747]" office:value-type="float" office:value="0.173611111111111" calcext:value-type="float">
            <text:p>0.173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747];0)&lt;=[.O74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47]-[.L$2];[.T$2]);[.R$2]-[.L$2]);[.L$2])" office:value-type="time" office:time-value="PT04H20M00S" calcext:value-type="time">
            <text:p>04:20:00</text:p>
          </table:table-cell>
          <table:table-cell table:formula="of:=IF([.L748]&lt;[.L747];[.M747]+[.H$2];[.M747])" office:value-type="float" office:value="300" calcext:value-type="float">
            <text:p>300</text:p>
          </table:table-cell>
          <table:table-cell table:formula="of:=OFFSET([.C$4];[.M748];0)" office:value-type="float" office:value="43761" calcext:value-type="float">
            <text:p>43761</text:p>
          </table:table-cell>
          <table:table-cell table:formula="of:=[.L748]" office:value-type="float" office:value="0.180555555555556" calcext:value-type="float">
            <text:p>0.180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748];0)&lt;=[.O74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48]-[.L$2];[.T$2]);[.R$2]-[.L$2]);[.L$2])" office:value-type="time" office:time-value="PT04H30M00S" calcext:value-type="time">
            <text:p>04:30:00</text:p>
          </table:table-cell>
          <table:table-cell table:formula="of:=IF([.L749]&lt;[.L748];[.M748]+[.H$2];[.M748])" office:value-type="float" office:value="300" calcext:value-type="float">
            <text:p>300</text:p>
          </table:table-cell>
          <table:table-cell table:formula="of:=OFFSET([.C$4];[.M749];0)" office:value-type="float" office:value="43761" calcext:value-type="float">
            <text:p>43761</text:p>
          </table:table-cell>
          <table:table-cell table:formula="of:=[.L749]" office:value-type="float" office:value="0.1875" calcext:value-type="float">
            <text:p>0.1875</text:p>
          </table:table-cell>
          <table:table-cell office:value-type="float" office:value="282" calcext:value-type="float">
            <text:p>282</text:p>
          </table:table-cell>
          <table:table-cell table:formula="of:=IF(OFFSET([.D$4];[.M749];0)&lt;=[.O74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49]-[.L$2];[.T$2]);[.R$2]-[.L$2]);[.L$2])" office:value-type="time" office:time-value="PT04H40M00S" calcext:value-type="time">
            <text:p>04:40:00</text:p>
          </table:table-cell>
          <table:table-cell table:formula="of:=IF([.L750]&lt;[.L749];[.M749]+[.H$2];[.M749])" office:value-type="float" office:value="300" calcext:value-type="float">
            <text:p>300</text:p>
          </table:table-cell>
          <table:table-cell table:formula="of:=OFFSET([.C$4];[.M750];0)" office:value-type="float" office:value="43761" calcext:value-type="float">
            <text:p>43761</text:p>
          </table:table-cell>
          <table:table-cell table:formula="of:=[.L750]" office:value-type="float" office:value="0.194444444444444" calcext:value-type="float">
            <text:p>0.1944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750];0)&lt;=[.O75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50]-[.L$2];[.T$2]);[.R$2]-[.L$2]);[.L$2])" office:value-type="time" office:time-value="PT04H50M00S" calcext:value-type="time">
            <text:p>04:50:00</text:p>
          </table:table-cell>
          <table:table-cell table:formula="of:=IF([.L751]&lt;[.L750];[.M750]+[.H$2];[.M750])" office:value-type="float" office:value="300" calcext:value-type="float">
            <text:p>300</text:p>
          </table:table-cell>
          <table:table-cell table:formula="of:=OFFSET([.C$4];[.M751];0)" office:value-type="float" office:value="43761" calcext:value-type="float">
            <text:p>43761</text:p>
          </table:table-cell>
          <table:table-cell table:formula="of:=[.L751]" office:value-type="float" office:value="0.201388888888889" calcext:value-type="float">
            <text:p>0.201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751];0)&lt;=[.O75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51]-[.L$2];[.T$2]);[.R$2]-[.L$2]);[.L$2])" office:value-type="time" office:time-value="PT05H00M00S" calcext:value-type="time">
            <text:p>05:00:00</text:p>
          </table:table-cell>
          <table:table-cell table:formula="of:=IF([.L752]&lt;[.L751];[.M751]+[.H$2];[.M751])" office:value-type="float" office:value="300" calcext:value-type="float">
            <text:p>300</text:p>
          </table:table-cell>
          <table:table-cell table:formula="of:=OFFSET([.C$4];[.M752];0)" office:value-type="float" office:value="43761" calcext:value-type="float">
            <text:p>43761</text:p>
          </table:table-cell>
          <table:table-cell table:formula="of:=[.L752]" office:value-type="float" office:value="0.208333333333333" calcext:value-type="float">
            <text:p>0.208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752];0)&lt;=[.O75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52]-[.L$2];[.T$2]);[.R$2]-[.L$2]);[.L$2])" office:value-type="time" office:time-value="PT05H10M00S" calcext:value-type="time">
            <text:p>05:10:00</text:p>
          </table:table-cell>
          <table:table-cell table:formula="of:=IF([.L753]&lt;[.L752];[.M752]+[.H$2];[.M752])" office:value-type="float" office:value="300" calcext:value-type="float">
            <text:p>300</text:p>
          </table:table-cell>
          <table:table-cell table:formula="of:=OFFSET([.C$4];[.M753];0)" office:value-type="float" office:value="43761" calcext:value-type="float">
            <text:p>43761</text:p>
          </table:table-cell>
          <table:table-cell table:formula="of:=[.L753]" office:value-type="float" office:value="0.215277777777778" calcext:value-type="float">
            <text:p>0.2152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753];0)&lt;=[.O75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53]-[.L$2];[.T$2]);[.R$2]-[.L$2]);[.L$2])" office:value-type="time" office:time-value="PT05H20M00S" calcext:value-type="time">
            <text:p>05:20:00</text:p>
          </table:table-cell>
          <table:table-cell table:formula="of:=IF([.L754]&lt;[.L753];[.M753]+[.H$2];[.M753])" office:value-type="float" office:value="300" calcext:value-type="float">
            <text:p>300</text:p>
          </table:table-cell>
          <table:table-cell table:formula="of:=OFFSET([.C$4];[.M754];0)" office:value-type="float" office:value="43761" calcext:value-type="float">
            <text:p>43761</text:p>
          </table:table-cell>
          <table:table-cell table:formula="of:=[.L754]" office:value-type="float" office:value="0.222222222222222" calcext:value-type="float">
            <text:p>0.2222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754];0)&lt;=[.O75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54]-[.L$2];[.T$2]);[.R$2]-[.L$2]);[.L$2])" office:value-type="time" office:time-value="PT05H30M00S" calcext:value-type="time">
            <text:p>05:30:00</text:p>
          </table:table-cell>
          <table:table-cell table:formula="of:=IF([.L755]&lt;[.L754];[.M754]+[.H$2];[.M754])" office:value-type="float" office:value="300" calcext:value-type="float">
            <text:p>300</text:p>
          </table:table-cell>
          <table:table-cell table:formula="of:=OFFSET([.C$4];[.M755];0)" office:value-type="float" office:value="43761" calcext:value-type="float">
            <text:p>43761</text:p>
          </table:table-cell>
          <table:table-cell table:formula="of:=[.L755]" office:value-type="float" office:value="0.229166666666667" calcext:value-type="float">
            <text:p>0.2291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755];0)&lt;=[.O75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55]-[.L$2];[.T$2]);[.R$2]-[.L$2]);[.L$2])" office:value-type="time" office:time-value="PT05H40M00S" calcext:value-type="time">
            <text:p>05:40:00</text:p>
          </table:table-cell>
          <table:table-cell table:formula="of:=IF([.L756]&lt;[.L755];[.M755]+[.H$2];[.M755])" office:value-type="float" office:value="300" calcext:value-type="float">
            <text:p>300</text:p>
          </table:table-cell>
          <table:table-cell table:formula="of:=OFFSET([.C$4];[.M756];0)" office:value-type="float" office:value="43761" calcext:value-type="float">
            <text:p>43761</text:p>
          </table:table-cell>
          <table:table-cell table:formula="of:=[.L756]" office:value-type="float" office:value="0.236111111111111" calcext:value-type="float">
            <text:p>0.2361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756];0)&lt;=[.O75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56]-[.L$2];[.T$2]);[.R$2]-[.L$2]);[.L$2])" office:value-type="time" office:time-value="PT05H50M00S" calcext:value-type="time">
            <text:p>05:50:00</text:p>
          </table:table-cell>
          <table:table-cell table:formula="of:=IF([.L757]&lt;[.L756];[.M756]+[.H$2];[.M756])" office:value-type="float" office:value="300" calcext:value-type="float">
            <text:p>300</text:p>
          </table:table-cell>
          <table:table-cell table:formula="of:=OFFSET([.C$4];[.M757];0)" office:value-type="float" office:value="43761" calcext:value-type="float">
            <text:p>43761</text:p>
          </table:table-cell>
          <table:table-cell table:formula="of:=[.L757]" office:value-type="float" office:value="0.243055555555556" calcext:value-type="float">
            <text:p>0.2430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757];0)&lt;=[.O75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57]-[.L$2];[.T$2]);[.R$2]-[.L$2]);[.L$2])" office:value-type="time" office:time-value="PT06H00M00S" calcext:value-type="time">
            <text:p>06:00:00</text:p>
          </table:table-cell>
          <table:table-cell table:formula="of:=IF([.L758]&lt;[.L757];[.M757]+[.H$2];[.M757])" office:value-type="float" office:value="300" calcext:value-type="float">
            <text:p>300</text:p>
          </table:table-cell>
          <table:table-cell table:formula="of:=OFFSET([.C$4];[.M758];0)" office:value-type="float" office:value="43761" calcext:value-type="float">
            <text:p>43761</text:p>
          </table:table-cell>
          <table:table-cell table:formula="of:=[.L758]" office:value-type="float" office:value="0.25" calcext:value-type="float">
            <text:p>0.25</text:p>
          </table:table-cell>
          <table:table-cell office:value-type="float" office:value="282" calcext:value-type="float">
            <text:p>282</text:p>
          </table:table-cell>
          <table:table-cell table:formula="of:=IF(OFFSET([.D$4];[.M758];0)&lt;=[.O75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58]-[.L$2];[.T$2]);[.R$2]-[.L$2]);[.L$2])" office:value-type="time" office:time-value="PT06H10M00S" calcext:value-type="time">
            <text:p>06:10:00</text:p>
          </table:table-cell>
          <table:table-cell table:formula="of:=IF([.L759]&lt;[.L758];[.M758]+[.H$2];[.M758])" office:value-type="float" office:value="300" calcext:value-type="float">
            <text:p>300</text:p>
          </table:table-cell>
          <table:table-cell table:formula="of:=OFFSET([.C$4];[.M759];0)" office:value-type="float" office:value="43761" calcext:value-type="float">
            <text:p>43761</text:p>
          </table:table-cell>
          <table:table-cell table:formula="of:=[.L759]" office:value-type="float" office:value="0.256944444444444" calcext:value-type="float">
            <text:p>0.256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759];0)&lt;=[.O75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59]-[.L$2];[.T$2]);[.R$2]-[.L$2]);[.L$2])" office:value-type="time" office:time-value="PT06H20M00S" calcext:value-type="time">
            <text:p>06:20:00</text:p>
          </table:table-cell>
          <table:table-cell table:formula="of:=IF([.L760]&lt;[.L759];[.M759]+[.H$2];[.M759])" office:value-type="float" office:value="300" calcext:value-type="float">
            <text:p>300</text:p>
          </table:table-cell>
          <table:table-cell table:formula="of:=OFFSET([.C$4];[.M760];0)" office:value-type="float" office:value="43761" calcext:value-type="float">
            <text:p>43761</text:p>
          </table:table-cell>
          <table:table-cell table:formula="of:=[.L760]" office:value-type="float" office:value="0.263888888888889" calcext:value-type="float">
            <text:p>0.263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760];0)&lt;=[.O76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60]-[.L$2];[.T$2]);[.R$2]-[.L$2]);[.L$2])" office:value-type="time" office:time-value="PT06H30M00S" calcext:value-type="time">
            <text:p>06:30:00</text:p>
          </table:table-cell>
          <table:table-cell table:formula="of:=IF([.L761]&lt;[.L760];[.M760]+[.H$2];[.M760])" office:value-type="float" office:value="300" calcext:value-type="float">
            <text:p>300</text:p>
          </table:table-cell>
          <table:table-cell table:formula="of:=OFFSET([.C$4];[.M761];0)" office:value-type="float" office:value="43761" calcext:value-type="float">
            <text:p>43761</text:p>
          </table:table-cell>
          <table:table-cell table:formula="of:=[.L761]" office:value-type="float" office:value="0.270833333333333" calcext:value-type="float">
            <text:p>0.270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761];0)&lt;=[.O76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61]-[.L$2];[.T$2]);[.R$2]-[.L$2]);[.L$2])" office:value-type="time" office:time-value="PT06H40M00S" calcext:value-type="time">
            <text:p>06:40:00</text:p>
          </table:table-cell>
          <table:table-cell table:formula="of:=IF([.L762]&lt;[.L761];[.M761]+[.H$2];[.M761])" office:value-type="float" office:value="300" calcext:value-type="float">
            <text:p>300</text:p>
          </table:table-cell>
          <table:table-cell table:formula="of:=OFFSET([.C$4];[.M762];0)" office:value-type="float" office:value="43761" calcext:value-type="float">
            <text:p>43761</text:p>
          </table:table-cell>
          <table:table-cell table:formula="of:=[.L762]" office:value-type="float" office:value="0.277777777777778" calcext:value-type="float">
            <text:p>0.277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762];0)&lt;=[.O76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62]-[.L$2];[.T$2]);[.R$2]-[.L$2]);[.L$2])" office:value-type="time" office:time-value="PT06H50M00S" calcext:value-type="time">
            <text:p>06:50:00</text:p>
          </table:table-cell>
          <table:table-cell table:formula="of:=IF([.L763]&lt;[.L762];[.M762]+[.H$2];[.M762])" office:value-type="float" office:value="300" calcext:value-type="float">
            <text:p>300</text:p>
          </table:table-cell>
          <table:table-cell table:formula="of:=OFFSET([.C$4];[.M763];0)" office:value-type="float" office:value="43761" calcext:value-type="float">
            <text:p>43761</text:p>
          </table:table-cell>
          <table:table-cell table:formula="of:=[.L763]" office:value-type="float" office:value="0.284722222222222" calcext:value-type="float">
            <text:p>0.284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763];0)&lt;=[.O76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63]-[.L$2];[.T$2]);[.R$2]-[.L$2]);[.L$2])" office:value-type="time" office:time-value="PT07H00M00S" calcext:value-type="time">
            <text:p>07:00:00</text:p>
          </table:table-cell>
          <table:table-cell table:formula="of:=IF([.L764]&lt;[.L763];[.M763]+[.H$2];[.M763])" office:value-type="float" office:value="300" calcext:value-type="float">
            <text:p>300</text:p>
          </table:table-cell>
          <table:table-cell table:formula="of:=OFFSET([.C$4];[.M764];0)" office:value-type="float" office:value="43761" calcext:value-type="float">
            <text:p>43761</text:p>
          </table:table-cell>
          <table:table-cell table:formula="of:=[.L764]" office:value-type="float" office:value="0.291666666666667" calcext:value-type="float">
            <text:p>0.291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764];0)&lt;=[.O76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64]-[.L$2];[.T$2]);[.R$2]-[.L$2]);[.L$2])" office:value-type="time" office:time-value="PT07H10M00S" calcext:value-type="time">
            <text:p>07:10:00</text:p>
          </table:table-cell>
          <table:table-cell table:formula="of:=IF([.L765]&lt;[.L764];[.M764]+[.H$2];[.M764])" office:value-type="float" office:value="300" calcext:value-type="float">
            <text:p>300</text:p>
          </table:table-cell>
          <table:table-cell table:formula="of:=OFFSET([.C$4];[.M765];0)" office:value-type="float" office:value="43761" calcext:value-type="float">
            <text:p>43761</text:p>
          </table:table-cell>
          <table:table-cell table:formula="of:=[.L765]" office:value-type="float" office:value="0.298611111111111" calcext:value-type="float">
            <text:p>0.298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765];0)&lt;=[.O76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65]-[.L$2];[.T$2]);[.R$2]-[.L$2]);[.L$2])" office:value-type="time" office:time-value="PT07H20M00S" calcext:value-type="time">
            <text:p>07:20:00</text:p>
          </table:table-cell>
          <table:table-cell table:formula="of:=IF([.L766]&lt;[.L765];[.M765]+[.H$2];[.M765])" office:value-type="float" office:value="300" calcext:value-type="float">
            <text:p>300</text:p>
          </table:table-cell>
          <table:table-cell table:formula="of:=OFFSET([.C$4];[.M766];0)" office:value-type="float" office:value="43761" calcext:value-type="float">
            <text:p>43761</text:p>
          </table:table-cell>
          <table:table-cell table:formula="of:=[.L766]" office:value-type="float" office:value="0.305555555555556" calcext:value-type="float">
            <text:p>0.305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766];0)&lt;=[.O76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66]-[.L$2];[.T$2]);[.R$2]-[.L$2]);[.L$2])" office:value-type="time" office:time-value="PT07H30M00S" calcext:value-type="time">
            <text:p>07:30:00</text:p>
          </table:table-cell>
          <table:table-cell table:formula="of:=IF([.L767]&lt;[.L766];[.M766]+[.H$2];[.M766])" office:value-type="float" office:value="300" calcext:value-type="float">
            <text:p>300</text:p>
          </table:table-cell>
          <table:table-cell table:formula="of:=OFFSET([.C$4];[.M767];0)" office:value-type="float" office:value="43761" calcext:value-type="float">
            <text:p>43761</text:p>
          </table:table-cell>
          <table:table-cell table:formula="of:=[.L767]" office:value-type="float" office:value="0.3125" calcext:value-type="float">
            <text:p>0.3125</text:p>
          </table:table-cell>
          <table:table-cell office:value-type="float" office:value="282" calcext:value-type="float">
            <text:p>282</text:p>
          </table:table-cell>
          <table:table-cell table:formula="of:=IF(OFFSET([.D$4];[.M767];0)&lt;=[.O76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67]-[.L$2];[.T$2]);[.R$2]-[.L$2]);[.L$2])" office:value-type="time" office:time-value="PT07H40M00S" calcext:value-type="time">
            <text:p>07:40:00</text:p>
          </table:table-cell>
          <table:table-cell table:formula="of:=IF([.L768]&lt;[.L767];[.M767]+[.H$2];[.M767])" office:value-type="float" office:value="300" calcext:value-type="float">
            <text:p>300</text:p>
          </table:table-cell>
          <table:table-cell table:formula="of:=OFFSET([.C$4];[.M768];0)" office:value-type="float" office:value="43761" calcext:value-type="float">
            <text:p>43761</text:p>
          </table:table-cell>
          <table:table-cell table:formula="of:=[.L768]" office:value-type="float" office:value="0.319444444444444" calcext:value-type="float">
            <text:p>0.3194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768];0)&lt;=[.O76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68]-[.L$2];[.T$2]);[.R$2]-[.L$2]);[.L$2])" office:value-type="time" office:time-value="PT07H50M00S" calcext:value-type="time">
            <text:p>07:50:00</text:p>
          </table:table-cell>
          <table:table-cell table:formula="of:=IF([.L769]&lt;[.L768];[.M768]+[.H$2];[.M768])" office:value-type="float" office:value="300" calcext:value-type="float">
            <text:p>300</text:p>
          </table:table-cell>
          <table:table-cell table:formula="of:=OFFSET([.C$4];[.M769];0)" office:value-type="float" office:value="43761" calcext:value-type="float">
            <text:p>43761</text:p>
          </table:table-cell>
          <table:table-cell table:formula="of:=[.L769]" office:value-type="float" office:value="0.326388888888889" calcext:value-type="float">
            <text:p>0.326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769];0)&lt;=[.O76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69]-[.L$2];[.T$2]);[.R$2]-[.L$2]);[.L$2])" office:value-type="time" office:time-value="PT08H00M00S" calcext:value-type="time">
            <text:p>08:00:00</text:p>
          </table:table-cell>
          <table:table-cell table:formula="of:=IF([.L770]&lt;[.L769];[.M769]+[.H$2];[.M769])" office:value-type="float" office:value="300" calcext:value-type="float">
            <text:p>300</text:p>
          </table:table-cell>
          <table:table-cell table:formula="of:=OFFSET([.C$4];[.M770];0)" office:value-type="float" office:value="43761" calcext:value-type="float">
            <text:p>43761</text:p>
          </table:table-cell>
          <table:table-cell table:formula="of:=[.L770]" office:value-type="float" office:value="0.333333333333333" calcext:value-type="float">
            <text:p>0.333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770];0)&lt;=[.O77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70]-[.L$2];[.T$2]);[.R$2]-[.L$2]);[.L$2])" office:value-type="time" office:time-value="PT00H10M00S" calcext:value-type="time">
            <text:p>00:10:00</text:p>
          </table:table-cell>
          <table:table-cell table:formula="of:=IF([.L771]&lt;[.L770];[.M770]+[.H$2];[.M770])" office:value-type="float" office:value="320" calcext:value-type="float">
            <text:p>320</text:p>
          </table:table-cell>
          <table:table-cell table:formula="of:=OFFSET([.C$4];[.M771];0)" office:value-type="float" office:value="43762" calcext:value-type="float">
            <text:p>43762</text:p>
          </table:table-cell>
          <table:table-cell table:formula="of:=[.L771]" office:value-type="float" office:value="0.00694444444444444" calcext:value-type="float">
            <text:p>0.006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771];0)&lt;=[.O77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71]-[.L$2];[.T$2]);[.R$2]-[.L$2]);[.L$2])" office:value-type="time" office:time-value="PT00H20M00S" calcext:value-type="time">
            <text:p>00:20:00</text:p>
          </table:table-cell>
          <table:table-cell table:formula="of:=IF([.L772]&lt;[.L771];[.M771]+[.H$2];[.M771])" office:value-type="float" office:value="320" calcext:value-type="float">
            <text:p>320</text:p>
          </table:table-cell>
          <table:table-cell table:formula="of:=OFFSET([.C$4];[.M772];0)" office:value-type="float" office:value="43762" calcext:value-type="float">
            <text:p>43762</text:p>
          </table:table-cell>
          <table:table-cell table:formula="of:=[.L772]" office:value-type="float" office:value="0.0138888888888889" calcext:value-type="float">
            <text:p>0.013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772];0)&lt;=[.O77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72]-[.L$2];[.T$2]);[.R$2]-[.L$2]);[.L$2])" office:value-type="time" office:time-value="PT00H30M00S" calcext:value-type="time">
            <text:p>00:30:00</text:p>
          </table:table-cell>
          <table:table-cell table:formula="of:=IF([.L773]&lt;[.L772];[.M772]+[.H$2];[.M772])" office:value-type="float" office:value="320" calcext:value-type="float">
            <text:p>320</text:p>
          </table:table-cell>
          <table:table-cell table:formula="of:=OFFSET([.C$4];[.M773];0)" office:value-type="float" office:value="43762" calcext:value-type="float">
            <text:p>43762</text:p>
          </table:table-cell>
          <table:table-cell table:formula="of:=[.L773]" office:value-type="float" office:value="0.0208333333333333" calcext:value-type="float">
            <text:p>0.020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773];0)&lt;=[.O77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73]-[.L$2];[.T$2]);[.R$2]-[.L$2]);[.L$2])" office:value-type="time" office:time-value="PT00H40M00S" calcext:value-type="time">
            <text:p>00:40:00</text:p>
          </table:table-cell>
          <table:table-cell table:formula="of:=IF([.L774]&lt;[.L773];[.M773]+[.H$2];[.M773])" office:value-type="float" office:value="320" calcext:value-type="float">
            <text:p>320</text:p>
          </table:table-cell>
          <table:table-cell table:formula="of:=OFFSET([.C$4];[.M774];0)" office:value-type="float" office:value="43762" calcext:value-type="float">
            <text:p>43762</text:p>
          </table:table-cell>
          <table:table-cell table:formula="of:=[.L774]" office:value-type="float" office:value="0.0277777777777778" calcext:value-type="float">
            <text:p>0.027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774];0)&lt;=[.O77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74]-[.L$2];[.T$2]);[.R$2]-[.L$2]);[.L$2])" office:value-type="time" office:time-value="PT00H50M00S" calcext:value-type="time">
            <text:p>00:50:00</text:p>
          </table:table-cell>
          <table:table-cell table:formula="of:=IF([.L775]&lt;[.L774];[.M774]+[.H$2];[.M774])" office:value-type="float" office:value="320" calcext:value-type="float">
            <text:p>320</text:p>
          </table:table-cell>
          <table:table-cell table:formula="of:=OFFSET([.C$4];[.M775];0)" office:value-type="float" office:value="43762" calcext:value-type="float">
            <text:p>43762</text:p>
          </table:table-cell>
          <table:table-cell table:formula="of:=[.L775]" office:value-type="float" office:value="0.0347222222222222" calcext:value-type="float">
            <text:p>0.034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775];0)&lt;=[.O77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75]-[.L$2];[.T$2]);[.R$2]-[.L$2]);[.L$2])" office:value-type="time" office:time-value="PT01H00M00S" calcext:value-type="time">
            <text:p>01:00:00</text:p>
          </table:table-cell>
          <table:table-cell table:formula="of:=IF([.L776]&lt;[.L775];[.M775]+[.H$2];[.M775])" office:value-type="float" office:value="320" calcext:value-type="float">
            <text:p>320</text:p>
          </table:table-cell>
          <table:table-cell table:formula="of:=OFFSET([.C$4];[.M776];0)" office:value-type="float" office:value="43762" calcext:value-type="float">
            <text:p>43762</text:p>
          </table:table-cell>
          <table:table-cell table:formula="of:=[.L776]" office:value-type="float" office:value="0.0416666666666667" calcext:value-type="float">
            <text:p>0.041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776];0)&lt;=[.O77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76]-[.L$2];[.T$2]);[.R$2]-[.L$2]);[.L$2])" office:value-type="time" office:time-value="PT01H10M00S" calcext:value-type="time">
            <text:p>01:10:00</text:p>
          </table:table-cell>
          <table:table-cell table:formula="of:=IF([.L777]&lt;[.L776];[.M776]+[.H$2];[.M776])" office:value-type="float" office:value="320" calcext:value-type="float">
            <text:p>320</text:p>
          </table:table-cell>
          <table:table-cell table:formula="of:=OFFSET([.C$4];[.M777];0)" office:value-type="float" office:value="43762" calcext:value-type="float">
            <text:p>43762</text:p>
          </table:table-cell>
          <table:table-cell table:formula="of:=[.L777]" office:value-type="float" office:value="0.0486111111111111" calcext:value-type="float">
            <text:p>0.048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777];0)&lt;=[.O77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77]-[.L$2];[.T$2]);[.R$2]-[.L$2]);[.L$2])" office:value-type="time" office:time-value="PT01H20M00S" calcext:value-type="time">
            <text:p>01:20:00</text:p>
          </table:table-cell>
          <table:table-cell table:formula="of:=IF([.L778]&lt;[.L777];[.M777]+[.H$2];[.M777])" office:value-type="float" office:value="320" calcext:value-type="float">
            <text:p>320</text:p>
          </table:table-cell>
          <table:table-cell table:formula="of:=OFFSET([.C$4];[.M778];0)" office:value-type="float" office:value="43762" calcext:value-type="float">
            <text:p>43762</text:p>
          </table:table-cell>
          <table:table-cell table:formula="of:=[.L778]" office:value-type="float" office:value="0.0555555555555556" calcext:value-type="float">
            <text:p>0.055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778];0)&lt;=[.O77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78]-[.L$2];[.T$2]);[.R$2]-[.L$2]);[.L$2])" office:value-type="time" office:time-value="PT01H30M00S" calcext:value-type="time">
            <text:p>01:30:00</text:p>
          </table:table-cell>
          <table:table-cell table:formula="of:=IF([.L779]&lt;[.L778];[.M778]+[.H$2];[.M778])" office:value-type="float" office:value="320" calcext:value-type="float">
            <text:p>320</text:p>
          </table:table-cell>
          <table:table-cell table:formula="of:=OFFSET([.C$4];[.M779];0)" office:value-type="float" office:value="43762" calcext:value-type="float">
            <text:p>43762</text:p>
          </table:table-cell>
          <table:table-cell table:formula="of:=[.L779]" office:value-type="float" office:value="0.0625" calcext:value-type="float">
            <text:p>0.0625</text:p>
          </table:table-cell>
          <table:table-cell office:value-type="float" office:value="282" calcext:value-type="float">
            <text:p>282</text:p>
          </table:table-cell>
          <table:table-cell table:formula="of:=IF(OFFSET([.D$4];[.M779];0)&lt;=[.O77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79]-[.L$2];[.T$2]);[.R$2]-[.L$2]);[.L$2])" office:value-type="time" office:time-value="PT01H40M00S" calcext:value-type="time">
            <text:p>01:40:00</text:p>
          </table:table-cell>
          <table:table-cell table:formula="of:=IF([.L780]&lt;[.L779];[.M779]+[.H$2];[.M779])" office:value-type="float" office:value="320" calcext:value-type="float">
            <text:p>320</text:p>
          </table:table-cell>
          <table:table-cell table:formula="of:=OFFSET([.C$4];[.M780];0)" office:value-type="float" office:value="43762" calcext:value-type="float">
            <text:p>43762</text:p>
          </table:table-cell>
          <table:table-cell table:formula="of:=[.L780]" office:value-type="float" office:value="0.0694444444444444" calcext:value-type="float">
            <text:p>0.069444444444445</text:p>
          </table:table-cell>
          <table:table-cell office:value-type="float" office:value="282" calcext:value-type="float">
            <text:p>282</text:p>
          </table:table-cell>
          <table:table-cell table:formula="of:=IF(OFFSET([.D$4];[.M780];0)&lt;=[.O78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80]-[.L$2];[.T$2]);[.R$2]-[.L$2]);[.L$2])" office:value-type="time" office:time-value="PT01H50M00S" calcext:value-type="time">
            <text:p>01:50:00</text:p>
          </table:table-cell>
          <table:table-cell table:formula="of:=IF([.L781]&lt;[.L780];[.M780]+[.H$2];[.M780])" office:value-type="float" office:value="320" calcext:value-type="float">
            <text:p>320</text:p>
          </table:table-cell>
          <table:table-cell table:formula="of:=OFFSET([.C$4];[.M781];0)" office:value-type="float" office:value="43762" calcext:value-type="float">
            <text:p>43762</text:p>
          </table:table-cell>
          <table:table-cell table:formula="of:=[.L781]" office:value-type="float" office:value="0.0763888888888889" calcext:value-type="float">
            <text:p>0.076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781];0)&lt;=[.O78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81]-[.L$2];[.T$2]);[.R$2]-[.L$2]);[.L$2])" office:value-type="time" office:time-value="PT02H00M00S" calcext:value-type="time">
            <text:p>02:00:00</text:p>
          </table:table-cell>
          <table:table-cell table:formula="of:=IF([.L782]&lt;[.L781];[.M781]+[.H$2];[.M781])" office:value-type="float" office:value="320" calcext:value-type="float">
            <text:p>320</text:p>
          </table:table-cell>
          <table:table-cell table:formula="of:=OFFSET([.C$4];[.M782];0)" office:value-type="float" office:value="43762" calcext:value-type="float">
            <text:p>43762</text:p>
          </table:table-cell>
          <table:table-cell table:formula="of:=[.L782]" office:value-type="float" office:value="0.0833333333333333" calcext:value-type="float">
            <text:p>0.083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782];0)&lt;=[.O78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82]-[.L$2];[.T$2]);[.R$2]-[.L$2]);[.L$2])" office:value-type="time" office:time-value="PT02H10M00S" calcext:value-type="time">
            <text:p>02:10:00</text:p>
          </table:table-cell>
          <table:table-cell table:formula="of:=IF([.L783]&lt;[.L782];[.M782]+[.H$2];[.M782])" office:value-type="float" office:value="320" calcext:value-type="float">
            <text:p>320</text:p>
          </table:table-cell>
          <table:table-cell table:formula="of:=OFFSET([.C$4];[.M783];0)" office:value-type="float" office:value="43762" calcext:value-type="float">
            <text:p>43762</text:p>
          </table:table-cell>
          <table:table-cell table:formula="of:=[.L783]" office:value-type="float" office:value="0.0902777777777778" calcext:value-type="float">
            <text:p>0.0902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783];0)&lt;=[.O78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83]-[.L$2];[.T$2]);[.R$2]-[.L$2]);[.L$2])" office:value-type="time" office:time-value="PT02H20M00S" calcext:value-type="time">
            <text:p>02:20:00</text:p>
          </table:table-cell>
          <table:table-cell table:formula="of:=IF([.L784]&lt;[.L783];[.M783]+[.H$2];[.M783])" office:value-type="float" office:value="320" calcext:value-type="float">
            <text:p>320</text:p>
          </table:table-cell>
          <table:table-cell table:formula="of:=OFFSET([.C$4];[.M784];0)" office:value-type="float" office:value="43762" calcext:value-type="float">
            <text:p>43762</text:p>
          </table:table-cell>
          <table:table-cell table:formula="of:=[.L784]" office:value-type="float" office:value="0.0972222222222222" calcext:value-type="float">
            <text:p>0.0972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784];0)&lt;=[.O78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84]-[.L$2];[.T$2]);[.R$2]-[.L$2]);[.L$2])" office:value-type="time" office:time-value="PT02H30M00S" calcext:value-type="time">
            <text:p>02:30:00</text:p>
          </table:table-cell>
          <table:table-cell table:formula="of:=IF([.L785]&lt;[.L784];[.M784]+[.H$2];[.M784])" office:value-type="float" office:value="320" calcext:value-type="float">
            <text:p>320</text:p>
          </table:table-cell>
          <table:table-cell table:formula="of:=OFFSET([.C$4];[.M785];0)" office:value-type="float" office:value="43762" calcext:value-type="float">
            <text:p>43762</text:p>
          </table:table-cell>
          <table:table-cell table:formula="of:=[.L785]" office:value-type="float" office:value="0.104166666666667" calcext:value-type="float">
            <text:p>0.1041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785];0)&lt;=[.O78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85]-[.L$2];[.T$2]);[.R$2]-[.L$2]);[.L$2])" office:value-type="time" office:time-value="PT02H40M00S" calcext:value-type="time">
            <text:p>02:40:00</text:p>
          </table:table-cell>
          <table:table-cell table:formula="of:=IF([.L786]&lt;[.L785];[.M785]+[.H$2];[.M785])" office:value-type="float" office:value="320" calcext:value-type="float">
            <text:p>320</text:p>
          </table:table-cell>
          <table:table-cell table:formula="of:=OFFSET([.C$4];[.M786];0)" office:value-type="float" office:value="43762" calcext:value-type="float">
            <text:p>43762</text:p>
          </table:table-cell>
          <table:table-cell table:formula="of:=[.L786]" office:value-type="float" office:value="0.111111111111111" calcext:value-type="float">
            <text:p>0.1111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786];0)&lt;=[.O78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86]-[.L$2];[.T$2]);[.R$2]-[.L$2]);[.L$2])" office:value-type="time" office:time-value="PT02H50M00S" calcext:value-type="time">
            <text:p>02:50:00</text:p>
          </table:table-cell>
          <table:table-cell table:formula="of:=IF([.L787]&lt;[.L786];[.M786]+[.H$2];[.M786])" office:value-type="float" office:value="320" calcext:value-type="float">
            <text:p>320</text:p>
          </table:table-cell>
          <table:table-cell table:formula="of:=OFFSET([.C$4];[.M787];0)" office:value-type="float" office:value="43762" calcext:value-type="float">
            <text:p>43762</text:p>
          </table:table-cell>
          <table:table-cell table:formula="of:=[.L787]" office:value-type="float" office:value="0.118055555555556" calcext:value-type="float">
            <text:p>0.1180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787];0)&lt;=[.O78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87]-[.L$2];[.T$2]);[.R$2]-[.L$2]);[.L$2])" office:value-type="time" office:time-value="PT03H00M00S" calcext:value-type="time">
            <text:p>03:00:00</text:p>
          </table:table-cell>
          <table:table-cell table:formula="of:=IF([.L788]&lt;[.L787];[.M787]+[.H$2];[.M787])" office:value-type="float" office:value="320" calcext:value-type="float">
            <text:p>320</text:p>
          </table:table-cell>
          <table:table-cell table:formula="of:=OFFSET([.C$4];[.M788];0)" office:value-type="float" office:value="43762" calcext:value-type="float">
            <text:p>43762</text:p>
          </table:table-cell>
          <table:table-cell table:formula="of:=[.L788]" office:value-type="float" office:value="0.125" calcext:value-type="float">
            <text:p>0.125</text:p>
          </table:table-cell>
          <table:table-cell office:value-type="float" office:value="282" calcext:value-type="float">
            <text:p>282</text:p>
          </table:table-cell>
          <table:table-cell table:formula="of:=IF(OFFSET([.D$4];[.M788];0)&lt;=[.O78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88]-[.L$2];[.T$2]);[.R$2]-[.L$2]);[.L$2])" office:value-type="time" office:time-value="PT03H10M00S" calcext:value-type="time">
            <text:p>03:10:00</text:p>
          </table:table-cell>
          <table:table-cell table:formula="of:=IF([.L789]&lt;[.L788];[.M788]+[.H$2];[.M788])" office:value-type="float" office:value="320" calcext:value-type="float">
            <text:p>320</text:p>
          </table:table-cell>
          <table:table-cell table:formula="of:=OFFSET([.C$4];[.M789];0)" office:value-type="float" office:value="43762" calcext:value-type="float">
            <text:p>43762</text:p>
          </table:table-cell>
          <table:table-cell table:formula="of:=[.L789]" office:value-type="float" office:value="0.131944444444444" calcext:value-type="float">
            <text:p>0.131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789];0)&lt;=[.O78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89]-[.L$2];[.T$2]);[.R$2]-[.L$2]);[.L$2])" office:value-type="time" office:time-value="PT03H20M00S" calcext:value-type="time">
            <text:p>03:20:00</text:p>
          </table:table-cell>
          <table:table-cell table:formula="of:=IF([.L790]&lt;[.L789];[.M789]+[.H$2];[.M789])" office:value-type="float" office:value="320" calcext:value-type="float">
            <text:p>320</text:p>
          </table:table-cell>
          <table:table-cell table:formula="of:=OFFSET([.C$4];[.M790];0)" office:value-type="float" office:value="43762" calcext:value-type="float">
            <text:p>43762</text:p>
          </table:table-cell>
          <table:table-cell table:formula="of:=[.L790]" office:value-type="float" office:value="0.138888888888889" calcext:value-type="float">
            <text:p>0.138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790];0)&lt;=[.O79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90]-[.L$2];[.T$2]);[.R$2]-[.L$2]);[.L$2])" office:value-type="time" office:time-value="PT03H30M00S" calcext:value-type="time">
            <text:p>03:30:00</text:p>
          </table:table-cell>
          <table:table-cell table:formula="of:=IF([.L791]&lt;[.L790];[.M790]+[.H$2];[.M790])" office:value-type="float" office:value="320" calcext:value-type="float">
            <text:p>320</text:p>
          </table:table-cell>
          <table:table-cell table:formula="of:=OFFSET([.C$4];[.M791];0)" office:value-type="float" office:value="43762" calcext:value-type="float">
            <text:p>43762</text:p>
          </table:table-cell>
          <table:table-cell table:formula="of:=[.L791]" office:value-type="float" office:value="0.145833333333333" calcext:value-type="float">
            <text:p>0.145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791];0)&lt;=[.O79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91]-[.L$2];[.T$2]);[.R$2]-[.L$2]);[.L$2])" office:value-type="time" office:time-value="PT03H40M00S" calcext:value-type="time">
            <text:p>03:40:00</text:p>
          </table:table-cell>
          <table:table-cell table:formula="of:=IF([.L792]&lt;[.L791];[.M791]+[.H$2];[.M791])" office:value-type="float" office:value="320" calcext:value-type="float">
            <text:p>320</text:p>
          </table:table-cell>
          <table:table-cell table:formula="of:=OFFSET([.C$4];[.M792];0)" office:value-type="float" office:value="43762" calcext:value-type="float">
            <text:p>43762</text:p>
          </table:table-cell>
          <table:table-cell table:formula="of:=[.L792]" office:value-type="float" office:value="0.152777777777778" calcext:value-type="float">
            <text:p>0.152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792];0)&lt;=[.O79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92]-[.L$2];[.T$2]);[.R$2]-[.L$2]);[.L$2])" office:value-type="time" office:time-value="PT03H50M00S" calcext:value-type="time">
            <text:p>03:50:00</text:p>
          </table:table-cell>
          <table:table-cell table:formula="of:=IF([.L793]&lt;[.L792];[.M792]+[.H$2];[.M792])" office:value-type="float" office:value="320" calcext:value-type="float">
            <text:p>320</text:p>
          </table:table-cell>
          <table:table-cell table:formula="of:=OFFSET([.C$4];[.M793];0)" office:value-type="float" office:value="43762" calcext:value-type="float">
            <text:p>43762</text:p>
          </table:table-cell>
          <table:table-cell table:formula="of:=[.L793]" office:value-type="float" office:value="0.159722222222222" calcext:value-type="float">
            <text:p>0.159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793];0)&lt;=[.O79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93]-[.L$2];[.T$2]);[.R$2]-[.L$2]);[.L$2])" office:value-type="time" office:time-value="PT04H00M00S" calcext:value-type="time">
            <text:p>04:00:00</text:p>
          </table:table-cell>
          <table:table-cell table:formula="of:=IF([.L794]&lt;[.L793];[.M793]+[.H$2];[.M793])" office:value-type="float" office:value="320" calcext:value-type="float">
            <text:p>320</text:p>
          </table:table-cell>
          <table:table-cell table:formula="of:=OFFSET([.C$4];[.M794];0)" office:value-type="float" office:value="43762" calcext:value-type="float">
            <text:p>43762</text:p>
          </table:table-cell>
          <table:table-cell table:formula="of:=[.L794]" office:value-type="float" office:value="0.166666666666667" calcext:value-type="float">
            <text:p>0.166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794];0)&lt;=[.O79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94]-[.L$2];[.T$2]);[.R$2]-[.L$2]);[.L$2])" office:value-type="time" office:time-value="PT04H10M00S" calcext:value-type="time">
            <text:p>04:10:00</text:p>
          </table:table-cell>
          <table:table-cell table:formula="of:=IF([.L795]&lt;[.L794];[.M794]+[.H$2];[.M794])" office:value-type="float" office:value="320" calcext:value-type="float">
            <text:p>320</text:p>
          </table:table-cell>
          <table:table-cell table:formula="of:=OFFSET([.C$4];[.M795];0)" office:value-type="float" office:value="43762" calcext:value-type="float">
            <text:p>43762</text:p>
          </table:table-cell>
          <table:table-cell table:formula="of:=[.L795]" office:value-type="float" office:value="0.173611111111111" calcext:value-type="float">
            <text:p>0.173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795];0)&lt;=[.O79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95]-[.L$2];[.T$2]);[.R$2]-[.L$2]);[.L$2])" office:value-type="time" office:time-value="PT04H20M00S" calcext:value-type="time">
            <text:p>04:20:00</text:p>
          </table:table-cell>
          <table:table-cell table:formula="of:=IF([.L796]&lt;[.L795];[.M795]+[.H$2];[.M795])" office:value-type="float" office:value="320" calcext:value-type="float">
            <text:p>320</text:p>
          </table:table-cell>
          <table:table-cell table:formula="of:=OFFSET([.C$4];[.M796];0)" office:value-type="float" office:value="43762" calcext:value-type="float">
            <text:p>43762</text:p>
          </table:table-cell>
          <table:table-cell table:formula="of:=[.L796]" office:value-type="float" office:value="0.180555555555556" calcext:value-type="float">
            <text:p>0.180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796];0)&lt;=[.O79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96]-[.L$2];[.T$2]);[.R$2]-[.L$2]);[.L$2])" office:value-type="time" office:time-value="PT04H30M00S" calcext:value-type="time">
            <text:p>04:30:00</text:p>
          </table:table-cell>
          <table:table-cell table:formula="of:=IF([.L797]&lt;[.L796];[.M796]+[.H$2];[.M796])" office:value-type="float" office:value="320" calcext:value-type="float">
            <text:p>320</text:p>
          </table:table-cell>
          <table:table-cell table:formula="of:=OFFSET([.C$4];[.M797];0)" office:value-type="float" office:value="43762" calcext:value-type="float">
            <text:p>43762</text:p>
          </table:table-cell>
          <table:table-cell table:formula="of:=[.L797]" office:value-type="float" office:value="0.1875" calcext:value-type="float">
            <text:p>0.1875</text:p>
          </table:table-cell>
          <table:table-cell office:value-type="float" office:value="282" calcext:value-type="float">
            <text:p>282</text:p>
          </table:table-cell>
          <table:table-cell table:formula="of:=IF(OFFSET([.D$4];[.M797];0)&lt;=[.O79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97]-[.L$2];[.T$2]);[.R$2]-[.L$2]);[.L$2])" office:value-type="time" office:time-value="PT04H40M00S" calcext:value-type="time">
            <text:p>04:40:00</text:p>
          </table:table-cell>
          <table:table-cell table:formula="of:=IF([.L798]&lt;[.L797];[.M797]+[.H$2];[.M797])" office:value-type="float" office:value="320" calcext:value-type="float">
            <text:p>320</text:p>
          </table:table-cell>
          <table:table-cell table:formula="of:=OFFSET([.C$4];[.M798];0)" office:value-type="float" office:value="43762" calcext:value-type="float">
            <text:p>43762</text:p>
          </table:table-cell>
          <table:table-cell table:formula="of:=[.L798]" office:value-type="float" office:value="0.194444444444444" calcext:value-type="float">
            <text:p>0.1944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798];0)&lt;=[.O79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98]-[.L$2];[.T$2]);[.R$2]-[.L$2]);[.L$2])" office:value-type="time" office:time-value="PT04H50M00S" calcext:value-type="time">
            <text:p>04:50:00</text:p>
          </table:table-cell>
          <table:table-cell table:formula="of:=IF([.L799]&lt;[.L798];[.M798]+[.H$2];[.M798])" office:value-type="float" office:value="320" calcext:value-type="float">
            <text:p>320</text:p>
          </table:table-cell>
          <table:table-cell table:formula="of:=OFFSET([.C$4];[.M799];0)" office:value-type="float" office:value="43762" calcext:value-type="float">
            <text:p>43762</text:p>
          </table:table-cell>
          <table:table-cell table:formula="of:=[.L799]" office:value-type="float" office:value="0.201388888888889" calcext:value-type="float">
            <text:p>0.201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799];0)&lt;=[.O79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799]-[.L$2];[.T$2]);[.R$2]-[.L$2]);[.L$2])" office:value-type="time" office:time-value="PT05H00M00S" calcext:value-type="time">
            <text:p>05:00:00</text:p>
          </table:table-cell>
          <table:table-cell table:formula="of:=IF([.L800]&lt;[.L799];[.M799]+[.H$2];[.M799])" office:value-type="float" office:value="320" calcext:value-type="float">
            <text:p>320</text:p>
          </table:table-cell>
          <table:table-cell table:formula="of:=OFFSET([.C$4];[.M800];0)" office:value-type="float" office:value="43762" calcext:value-type="float">
            <text:p>43762</text:p>
          </table:table-cell>
          <table:table-cell table:formula="of:=[.L800]" office:value-type="float" office:value="0.208333333333333" calcext:value-type="float">
            <text:p>0.208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800];0)&lt;=[.O80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00]-[.L$2];[.T$2]);[.R$2]-[.L$2]);[.L$2])" office:value-type="time" office:time-value="PT05H10M00S" calcext:value-type="time">
            <text:p>05:10:00</text:p>
          </table:table-cell>
          <table:table-cell table:formula="of:=IF([.L801]&lt;[.L800];[.M800]+[.H$2];[.M800])" office:value-type="float" office:value="320" calcext:value-type="float">
            <text:p>320</text:p>
          </table:table-cell>
          <table:table-cell table:formula="of:=OFFSET([.C$4];[.M801];0)" office:value-type="float" office:value="43762" calcext:value-type="float">
            <text:p>43762</text:p>
          </table:table-cell>
          <table:table-cell table:formula="of:=[.L801]" office:value-type="float" office:value="0.215277777777778" calcext:value-type="float">
            <text:p>0.2152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801];0)&lt;=[.O80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01]-[.L$2];[.T$2]);[.R$2]-[.L$2]);[.L$2])" office:value-type="time" office:time-value="PT05H20M00S" calcext:value-type="time">
            <text:p>05:20:00</text:p>
          </table:table-cell>
          <table:table-cell table:formula="of:=IF([.L802]&lt;[.L801];[.M801]+[.H$2];[.M801])" office:value-type="float" office:value="320" calcext:value-type="float">
            <text:p>320</text:p>
          </table:table-cell>
          <table:table-cell table:formula="of:=OFFSET([.C$4];[.M802];0)" office:value-type="float" office:value="43762" calcext:value-type="float">
            <text:p>43762</text:p>
          </table:table-cell>
          <table:table-cell table:formula="of:=[.L802]" office:value-type="float" office:value="0.222222222222222" calcext:value-type="float">
            <text:p>0.2222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802];0)&lt;=[.O80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02]-[.L$2];[.T$2]);[.R$2]-[.L$2]);[.L$2])" office:value-type="time" office:time-value="PT05H30M00S" calcext:value-type="time">
            <text:p>05:30:00</text:p>
          </table:table-cell>
          <table:table-cell table:formula="of:=IF([.L803]&lt;[.L802];[.M802]+[.H$2];[.M802])" office:value-type="float" office:value="320" calcext:value-type="float">
            <text:p>320</text:p>
          </table:table-cell>
          <table:table-cell table:formula="of:=OFFSET([.C$4];[.M803];0)" office:value-type="float" office:value="43762" calcext:value-type="float">
            <text:p>43762</text:p>
          </table:table-cell>
          <table:table-cell table:formula="of:=[.L803]" office:value-type="float" office:value="0.229166666666667" calcext:value-type="float">
            <text:p>0.2291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803];0)&lt;=[.O80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03]-[.L$2];[.T$2]);[.R$2]-[.L$2]);[.L$2])" office:value-type="time" office:time-value="PT05H40M00S" calcext:value-type="time">
            <text:p>05:40:00</text:p>
          </table:table-cell>
          <table:table-cell table:formula="of:=IF([.L804]&lt;[.L803];[.M803]+[.H$2];[.M803])" office:value-type="float" office:value="320" calcext:value-type="float">
            <text:p>320</text:p>
          </table:table-cell>
          <table:table-cell table:formula="of:=OFFSET([.C$4];[.M804];0)" office:value-type="float" office:value="43762" calcext:value-type="float">
            <text:p>43762</text:p>
          </table:table-cell>
          <table:table-cell table:formula="of:=[.L804]" office:value-type="float" office:value="0.236111111111111" calcext:value-type="float">
            <text:p>0.2361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804];0)&lt;=[.O80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04]-[.L$2];[.T$2]);[.R$2]-[.L$2]);[.L$2])" office:value-type="time" office:time-value="PT05H50M00S" calcext:value-type="time">
            <text:p>05:50:00</text:p>
          </table:table-cell>
          <table:table-cell table:formula="of:=IF([.L805]&lt;[.L804];[.M804]+[.H$2];[.M804])" office:value-type="float" office:value="320" calcext:value-type="float">
            <text:p>320</text:p>
          </table:table-cell>
          <table:table-cell table:formula="of:=OFFSET([.C$4];[.M805];0)" office:value-type="float" office:value="43762" calcext:value-type="float">
            <text:p>43762</text:p>
          </table:table-cell>
          <table:table-cell table:formula="of:=[.L805]" office:value-type="float" office:value="0.243055555555556" calcext:value-type="float">
            <text:p>0.2430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805];0)&lt;=[.O80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05]-[.L$2];[.T$2]);[.R$2]-[.L$2]);[.L$2])" office:value-type="time" office:time-value="PT06H00M00S" calcext:value-type="time">
            <text:p>06:00:00</text:p>
          </table:table-cell>
          <table:table-cell table:formula="of:=IF([.L806]&lt;[.L805];[.M805]+[.H$2];[.M805])" office:value-type="float" office:value="320" calcext:value-type="float">
            <text:p>320</text:p>
          </table:table-cell>
          <table:table-cell table:formula="of:=OFFSET([.C$4];[.M806];0)" office:value-type="float" office:value="43762" calcext:value-type="float">
            <text:p>43762</text:p>
          </table:table-cell>
          <table:table-cell table:formula="of:=[.L806]" office:value-type="float" office:value="0.25" calcext:value-type="float">
            <text:p>0.25</text:p>
          </table:table-cell>
          <table:table-cell office:value-type="float" office:value="282" calcext:value-type="float">
            <text:p>282</text:p>
          </table:table-cell>
          <table:table-cell table:formula="of:=IF(OFFSET([.D$4];[.M806];0)&lt;=[.O80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06]-[.L$2];[.T$2]);[.R$2]-[.L$2]);[.L$2])" office:value-type="time" office:time-value="PT06H10M00S" calcext:value-type="time">
            <text:p>06:10:00</text:p>
          </table:table-cell>
          <table:table-cell table:formula="of:=IF([.L807]&lt;[.L806];[.M806]+[.H$2];[.M806])" office:value-type="float" office:value="320" calcext:value-type="float">
            <text:p>320</text:p>
          </table:table-cell>
          <table:table-cell table:formula="of:=OFFSET([.C$4];[.M807];0)" office:value-type="float" office:value="43762" calcext:value-type="float">
            <text:p>43762</text:p>
          </table:table-cell>
          <table:table-cell table:formula="of:=[.L807]" office:value-type="float" office:value="0.256944444444444" calcext:value-type="float">
            <text:p>0.256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807];0)&lt;=[.O80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07]-[.L$2];[.T$2]);[.R$2]-[.L$2]);[.L$2])" office:value-type="time" office:time-value="PT06H20M00S" calcext:value-type="time">
            <text:p>06:20:00</text:p>
          </table:table-cell>
          <table:table-cell table:formula="of:=IF([.L808]&lt;[.L807];[.M807]+[.H$2];[.M807])" office:value-type="float" office:value="320" calcext:value-type="float">
            <text:p>320</text:p>
          </table:table-cell>
          <table:table-cell table:formula="of:=OFFSET([.C$4];[.M808];0)" office:value-type="float" office:value="43762" calcext:value-type="float">
            <text:p>43762</text:p>
          </table:table-cell>
          <table:table-cell table:formula="of:=[.L808]" office:value-type="float" office:value="0.263888888888889" calcext:value-type="float">
            <text:p>0.263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808];0)&lt;=[.O80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08]-[.L$2];[.T$2]);[.R$2]-[.L$2]);[.L$2])" office:value-type="time" office:time-value="PT06H30M00S" calcext:value-type="time">
            <text:p>06:30:00</text:p>
          </table:table-cell>
          <table:table-cell table:formula="of:=IF([.L809]&lt;[.L808];[.M808]+[.H$2];[.M808])" office:value-type="float" office:value="320" calcext:value-type="float">
            <text:p>320</text:p>
          </table:table-cell>
          <table:table-cell table:formula="of:=OFFSET([.C$4];[.M809];0)" office:value-type="float" office:value="43762" calcext:value-type="float">
            <text:p>43762</text:p>
          </table:table-cell>
          <table:table-cell table:formula="of:=[.L809]" office:value-type="float" office:value="0.270833333333333" calcext:value-type="float">
            <text:p>0.270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809];0)&lt;=[.O80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09]-[.L$2];[.T$2]);[.R$2]-[.L$2]);[.L$2])" office:value-type="time" office:time-value="PT06H40M00S" calcext:value-type="time">
            <text:p>06:40:00</text:p>
          </table:table-cell>
          <table:table-cell table:formula="of:=IF([.L810]&lt;[.L809];[.M809]+[.H$2];[.M809])" office:value-type="float" office:value="320" calcext:value-type="float">
            <text:p>320</text:p>
          </table:table-cell>
          <table:table-cell table:formula="of:=OFFSET([.C$4];[.M810];0)" office:value-type="float" office:value="43762" calcext:value-type="float">
            <text:p>43762</text:p>
          </table:table-cell>
          <table:table-cell table:formula="of:=[.L810]" office:value-type="float" office:value="0.277777777777778" calcext:value-type="float">
            <text:p>0.277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810];0)&lt;=[.O81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10]-[.L$2];[.T$2]);[.R$2]-[.L$2]);[.L$2])" office:value-type="time" office:time-value="PT06H50M00S" calcext:value-type="time">
            <text:p>06:50:00</text:p>
          </table:table-cell>
          <table:table-cell table:formula="of:=IF([.L811]&lt;[.L810];[.M810]+[.H$2];[.M810])" office:value-type="float" office:value="320" calcext:value-type="float">
            <text:p>320</text:p>
          </table:table-cell>
          <table:table-cell table:formula="of:=OFFSET([.C$4];[.M811];0)" office:value-type="float" office:value="43762" calcext:value-type="float">
            <text:p>43762</text:p>
          </table:table-cell>
          <table:table-cell table:formula="of:=[.L811]" office:value-type="float" office:value="0.284722222222222" calcext:value-type="float">
            <text:p>0.284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811];0)&lt;=[.O81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11]-[.L$2];[.T$2]);[.R$2]-[.L$2]);[.L$2])" office:value-type="time" office:time-value="PT07H00M00S" calcext:value-type="time">
            <text:p>07:00:00</text:p>
          </table:table-cell>
          <table:table-cell table:formula="of:=IF([.L812]&lt;[.L811];[.M811]+[.H$2];[.M811])" office:value-type="float" office:value="320" calcext:value-type="float">
            <text:p>320</text:p>
          </table:table-cell>
          <table:table-cell table:formula="of:=OFFSET([.C$4];[.M812];0)" office:value-type="float" office:value="43762" calcext:value-type="float">
            <text:p>43762</text:p>
          </table:table-cell>
          <table:table-cell table:formula="of:=[.L812]" office:value-type="float" office:value="0.291666666666667" calcext:value-type="float">
            <text:p>0.291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812];0)&lt;=[.O81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12]-[.L$2];[.T$2]);[.R$2]-[.L$2]);[.L$2])" office:value-type="time" office:time-value="PT07H10M00S" calcext:value-type="time">
            <text:p>07:10:00</text:p>
          </table:table-cell>
          <table:table-cell table:formula="of:=IF([.L813]&lt;[.L812];[.M812]+[.H$2];[.M812])" office:value-type="float" office:value="320" calcext:value-type="float">
            <text:p>320</text:p>
          </table:table-cell>
          <table:table-cell table:formula="of:=OFFSET([.C$4];[.M813];0)" office:value-type="float" office:value="43762" calcext:value-type="float">
            <text:p>43762</text:p>
          </table:table-cell>
          <table:table-cell table:formula="of:=[.L813]" office:value-type="float" office:value="0.298611111111111" calcext:value-type="float">
            <text:p>0.298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813];0)&lt;=[.O81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13]-[.L$2];[.T$2]);[.R$2]-[.L$2]);[.L$2])" office:value-type="time" office:time-value="PT07H20M00S" calcext:value-type="time">
            <text:p>07:20:00</text:p>
          </table:table-cell>
          <table:table-cell table:formula="of:=IF([.L814]&lt;[.L813];[.M813]+[.H$2];[.M813])" office:value-type="float" office:value="320" calcext:value-type="float">
            <text:p>320</text:p>
          </table:table-cell>
          <table:table-cell table:formula="of:=OFFSET([.C$4];[.M814];0)" office:value-type="float" office:value="43762" calcext:value-type="float">
            <text:p>43762</text:p>
          </table:table-cell>
          <table:table-cell table:formula="of:=[.L814]" office:value-type="float" office:value="0.305555555555556" calcext:value-type="float">
            <text:p>0.305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814];0)&lt;=[.O81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14]-[.L$2];[.T$2]);[.R$2]-[.L$2]);[.L$2])" office:value-type="time" office:time-value="PT07H30M00S" calcext:value-type="time">
            <text:p>07:30:00</text:p>
          </table:table-cell>
          <table:table-cell table:formula="of:=IF([.L815]&lt;[.L814];[.M814]+[.H$2];[.M814])" office:value-type="float" office:value="320" calcext:value-type="float">
            <text:p>320</text:p>
          </table:table-cell>
          <table:table-cell table:formula="of:=OFFSET([.C$4];[.M815];0)" office:value-type="float" office:value="43762" calcext:value-type="float">
            <text:p>43762</text:p>
          </table:table-cell>
          <table:table-cell table:formula="of:=[.L815]" office:value-type="float" office:value="0.3125" calcext:value-type="float">
            <text:p>0.3125</text:p>
          </table:table-cell>
          <table:table-cell office:value-type="float" office:value="282" calcext:value-type="float">
            <text:p>282</text:p>
          </table:table-cell>
          <table:table-cell table:formula="of:=IF(OFFSET([.D$4];[.M815];0)&lt;=[.O81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15]-[.L$2];[.T$2]);[.R$2]-[.L$2]);[.L$2])" office:value-type="time" office:time-value="PT07H40M00S" calcext:value-type="time">
            <text:p>07:40:00</text:p>
          </table:table-cell>
          <table:table-cell table:formula="of:=IF([.L816]&lt;[.L815];[.M815]+[.H$2];[.M815])" office:value-type="float" office:value="320" calcext:value-type="float">
            <text:p>320</text:p>
          </table:table-cell>
          <table:table-cell table:formula="of:=OFFSET([.C$4];[.M816];0)" office:value-type="float" office:value="43762" calcext:value-type="float">
            <text:p>43762</text:p>
          </table:table-cell>
          <table:table-cell table:formula="of:=[.L816]" office:value-type="float" office:value="0.319444444444444" calcext:value-type="float">
            <text:p>0.3194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816];0)&lt;=[.O81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16]-[.L$2];[.T$2]);[.R$2]-[.L$2]);[.L$2])" office:value-type="time" office:time-value="PT07H50M00S" calcext:value-type="time">
            <text:p>07:50:00</text:p>
          </table:table-cell>
          <table:table-cell table:formula="of:=IF([.L817]&lt;[.L816];[.M816]+[.H$2];[.M816])" office:value-type="float" office:value="320" calcext:value-type="float">
            <text:p>320</text:p>
          </table:table-cell>
          <table:table-cell table:formula="of:=OFFSET([.C$4];[.M817];0)" office:value-type="float" office:value="43762" calcext:value-type="float">
            <text:p>43762</text:p>
          </table:table-cell>
          <table:table-cell table:formula="of:=[.L817]" office:value-type="float" office:value="0.326388888888889" calcext:value-type="float">
            <text:p>0.326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817];0)&lt;=[.O81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17]-[.L$2];[.T$2]);[.R$2]-[.L$2]);[.L$2])" office:value-type="time" office:time-value="PT08H00M00S" calcext:value-type="time">
            <text:p>08:00:00</text:p>
          </table:table-cell>
          <table:table-cell table:formula="of:=IF([.L818]&lt;[.L817];[.M817]+[.H$2];[.M817])" office:value-type="float" office:value="320" calcext:value-type="float">
            <text:p>320</text:p>
          </table:table-cell>
          <table:table-cell table:formula="of:=OFFSET([.C$4];[.M818];0)" office:value-type="float" office:value="43762" calcext:value-type="float">
            <text:p>43762</text:p>
          </table:table-cell>
          <table:table-cell table:formula="of:=[.L818]" office:value-type="float" office:value="0.333333333333333" calcext:value-type="float">
            <text:p>0.333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818];0)&lt;=[.O81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18]-[.L$2];[.T$2]);[.R$2]-[.L$2]);[.L$2])" office:value-type="time" office:time-value="PT00H10M00S" calcext:value-type="time">
            <text:p>00:10:00</text:p>
          </table:table-cell>
          <table:table-cell table:formula="of:=IF([.L819]&lt;[.L818];[.M818]+[.H$2];[.M818])" office:value-type="float" office:value="340" calcext:value-type="float">
            <text:p>340</text:p>
          </table:table-cell>
          <table:table-cell table:formula="of:=OFFSET([.C$4];[.M819];0)" office:value-type="float" office:value="43763" calcext:value-type="float">
            <text:p>43763</text:p>
          </table:table-cell>
          <table:table-cell table:formula="of:=[.L819]" office:value-type="float" office:value="0.00694444444444444" calcext:value-type="float">
            <text:p>0.006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819];0)&lt;=[.O81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19]-[.L$2];[.T$2]);[.R$2]-[.L$2]);[.L$2])" office:value-type="time" office:time-value="PT00H20M00S" calcext:value-type="time">
            <text:p>00:20:00</text:p>
          </table:table-cell>
          <table:table-cell table:formula="of:=IF([.L820]&lt;[.L819];[.M819]+[.H$2];[.M819])" office:value-type="float" office:value="340" calcext:value-type="float">
            <text:p>340</text:p>
          </table:table-cell>
          <table:table-cell table:formula="of:=OFFSET([.C$4];[.M820];0)" office:value-type="float" office:value="43763" calcext:value-type="float">
            <text:p>43763</text:p>
          </table:table-cell>
          <table:table-cell table:formula="of:=[.L820]" office:value-type="float" office:value="0.0138888888888889" calcext:value-type="float">
            <text:p>0.013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820];0)&lt;=[.O82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20]-[.L$2];[.T$2]);[.R$2]-[.L$2]);[.L$2])" office:value-type="time" office:time-value="PT00H30M00S" calcext:value-type="time">
            <text:p>00:30:00</text:p>
          </table:table-cell>
          <table:table-cell table:formula="of:=IF([.L821]&lt;[.L820];[.M820]+[.H$2];[.M820])" office:value-type="float" office:value="340" calcext:value-type="float">
            <text:p>340</text:p>
          </table:table-cell>
          <table:table-cell table:formula="of:=OFFSET([.C$4];[.M821];0)" office:value-type="float" office:value="43763" calcext:value-type="float">
            <text:p>43763</text:p>
          </table:table-cell>
          <table:table-cell table:formula="of:=[.L821]" office:value-type="float" office:value="0.0208333333333333" calcext:value-type="float">
            <text:p>0.020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821];0)&lt;=[.O82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21]-[.L$2];[.T$2]);[.R$2]-[.L$2]);[.L$2])" office:value-type="time" office:time-value="PT00H40M00S" calcext:value-type="time">
            <text:p>00:40:00</text:p>
          </table:table-cell>
          <table:table-cell table:formula="of:=IF([.L822]&lt;[.L821];[.M821]+[.H$2];[.M821])" office:value-type="float" office:value="340" calcext:value-type="float">
            <text:p>340</text:p>
          </table:table-cell>
          <table:table-cell table:formula="of:=OFFSET([.C$4];[.M822];0)" office:value-type="float" office:value="43763" calcext:value-type="float">
            <text:p>43763</text:p>
          </table:table-cell>
          <table:table-cell table:formula="of:=[.L822]" office:value-type="float" office:value="0.0277777777777778" calcext:value-type="float">
            <text:p>0.027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822];0)&lt;=[.O82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22]-[.L$2];[.T$2]);[.R$2]-[.L$2]);[.L$2])" office:value-type="time" office:time-value="PT00H50M00S" calcext:value-type="time">
            <text:p>00:50:00</text:p>
          </table:table-cell>
          <table:table-cell table:formula="of:=IF([.L823]&lt;[.L822];[.M822]+[.H$2];[.M822])" office:value-type="float" office:value="340" calcext:value-type="float">
            <text:p>340</text:p>
          </table:table-cell>
          <table:table-cell table:formula="of:=OFFSET([.C$4];[.M823];0)" office:value-type="float" office:value="43763" calcext:value-type="float">
            <text:p>43763</text:p>
          </table:table-cell>
          <table:table-cell table:formula="of:=[.L823]" office:value-type="float" office:value="0.0347222222222222" calcext:value-type="float">
            <text:p>0.034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823];0)&lt;=[.O82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23]-[.L$2];[.T$2]);[.R$2]-[.L$2]);[.L$2])" office:value-type="time" office:time-value="PT01H00M00S" calcext:value-type="time">
            <text:p>01:00:00</text:p>
          </table:table-cell>
          <table:table-cell table:formula="of:=IF([.L824]&lt;[.L823];[.M823]+[.H$2];[.M823])" office:value-type="float" office:value="340" calcext:value-type="float">
            <text:p>340</text:p>
          </table:table-cell>
          <table:table-cell table:formula="of:=OFFSET([.C$4];[.M824];0)" office:value-type="float" office:value="43763" calcext:value-type="float">
            <text:p>43763</text:p>
          </table:table-cell>
          <table:table-cell table:formula="of:=[.L824]" office:value-type="float" office:value="0.0416666666666667" calcext:value-type="float">
            <text:p>0.041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824];0)&lt;=[.O82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24]-[.L$2];[.T$2]);[.R$2]-[.L$2]);[.L$2])" office:value-type="time" office:time-value="PT01H10M00S" calcext:value-type="time">
            <text:p>01:10:00</text:p>
          </table:table-cell>
          <table:table-cell table:formula="of:=IF([.L825]&lt;[.L824];[.M824]+[.H$2];[.M824])" office:value-type="float" office:value="340" calcext:value-type="float">
            <text:p>340</text:p>
          </table:table-cell>
          <table:table-cell table:formula="of:=OFFSET([.C$4];[.M825];0)" office:value-type="float" office:value="43763" calcext:value-type="float">
            <text:p>43763</text:p>
          </table:table-cell>
          <table:table-cell table:formula="of:=[.L825]" office:value-type="float" office:value="0.0486111111111111" calcext:value-type="float">
            <text:p>0.048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825];0)&lt;=[.O82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25]-[.L$2];[.T$2]);[.R$2]-[.L$2]);[.L$2])" office:value-type="time" office:time-value="PT01H20M00S" calcext:value-type="time">
            <text:p>01:20:00</text:p>
          </table:table-cell>
          <table:table-cell table:formula="of:=IF([.L826]&lt;[.L825];[.M825]+[.H$2];[.M825])" office:value-type="float" office:value="340" calcext:value-type="float">
            <text:p>340</text:p>
          </table:table-cell>
          <table:table-cell table:formula="of:=OFFSET([.C$4];[.M826];0)" office:value-type="float" office:value="43763" calcext:value-type="float">
            <text:p>43763</text:p>
          </table:table-cell>
          <table:table-cell table:formula="of:=[.L826]" office:value-type="float" office:value="0.0555555555555556" calcext:value-type="float">
            <text:p>0.055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826];0)&lt;=[.O82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26]-[.L$2];[.T$2]);[.R$2]-[.L$2]);[.L$2])" office:value-type="time" office:time-value="PT01H30M00S" calcext:value-type="time">
            <text:p>01:30:00</text:p>
          </table:table-cell>
          <table:table-cell table:formula="of:=IF([.L827]&lt;[.L826];[.M826]+[.H$2];[.M826])" office:value-type="float" office:value="340" calcext:value-type="float">
            <text:p>340</text:p>
          </table:table-cell>
          <table:table-cell table:formula="of:=OFFSET([.C$4];[.M827];0)" office:value-type="float" office:value="43763" calcext:value-type="float">
            <text:p>43763</text:p>
          </table:table-cell>
          <table:table-cell table:formula="of:=[.L827]" office:value-type="float" office:value="0.0625" calcext:value-type="float">
            <text:p>0.0625</text:p>
          </table:table-cell>
          <table:table-cell office:value-type="float" office:value="282" calcext:value-type="float">
            <text:p>282</text:p>
          </table:table-cell>
          <table:table-cell table:formula="of:=IF(OFFSET([.D$4];[.M827];0)&lt;=[.O82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27]-[.L$2];[.T$2]);[.R$2]-[.L$2]);[.L$2])" office:value-type="time" office:time-value="PT01H40M00S" calcext:value-type="time">
            <text:p>01:40:00</text:p>
          </table:table-cell>
          <table:table-cell table:formula="of:=IF([.L828]&lt;[.L827];[.M827]+[.H$2];[.M827])" office:value-type="float" office:value="340" calcext:value-type="float">
            <text:p>340</text:p>
          </table:table-cell>
          <table:table-cell table:formula="of:=OFFSET([.C$4];[.M828];0)" office:value-type="float" office:value="43763" calcext:value-type="float">
            <text:p>43763</text:p>
          </table:table-cell>
          <table:table-cell table:formula="of:=[.L828]" office:value-type="float" office:value="0.0694444444444444" calcext:value-type="float">
            <text:p>0.069444444444445</text:p>
          </table:table-cell>
          <table:table-cell office:value-type="float" office:value="282" calcext:value-type="float">
            <text:p>282</text:p>
          </table:table-cell>
          <table:table-cell table:formula="of:=IF(OFFSET([.D$4];[.M828];0)&lt;=[.O82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28]-[.L$2];[.T$2]);[.R$2]-[.L$2]);[.L$2])" office:value-type="time" office:time-value="PT01H50M00S" calcext:value-type="time">
            <text:p>01:50:00</text:p>
          </table:table-cell>
          <table:table-cell table:formula="of:=IF([.L829]&lt;[.L828];[.M828]+[.H$2];[.M828])" office:value-type="float" office:value="340" calcext:value-type="float">
            <text:p>340</text:p>
          </table:table-cell>
          <table:table-cell table:formula="of:=OFFSET([.C$4];[.M829];0)" office:value-type="float" office:value="43763" calcext:value-type="float">
            <text:p>43763</text:p>
          </table:table-cell>
          <table:table-cell table:formula="of:=[.L829]" office:value-type="float" office:value="0.0763888888888889" calcext:value-type="float">
            <text:p>0.076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829];0)&lt;=[.O82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29]-[.L$2];[.T$2]);[.R$2]-[.L$2]);[.L$2])" office:value-type="time" office:time-value="PT02H00M00S" calcext:value-type="time">
            <text:p>02:00:00</text:p>
          </table:table-cell>
          <table:table-cell table:formula="of:=IF([.L830]&lt;[.L829];[.M829]+[.H$2];[.M829])" office:value-type="float" office:value="340" calcext:value-type="float">
            <text:p>340</text:p>
          </table:table-cell>
          <table:table-cell table:formula="of:=OFFSET([.C$4];[.M830];0)" office:value-type="float" office:value="43763" calcext:value-type="float">
            <text:p>43763</text:p>
          </table:table-cell>
          <table:table-cell table:formula="of:=[.L830]" office:value-type="float" office:value="0.0833333333333333" calcext:value-type="float">
            <text:p>0.083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830];0)&lt;=[.O83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30]-[.L$2];[.T$2]);[.R$2]-[.L$2]);[.L$2])" office:value-type="time" office:time-value="PT02H10M00S" calcext:value-type="time">
            <text:p>02:10:00</text:p>
          </table:table-cell>
          <table:table-cell table:formula="of:=IF([.L831]&lt;[.L830];[.M830]+[.H$2];[.M830])" office:value-type="float" office:value="340" calcext:value-type="float">
            <text:p>340</text:p>
          </table:table-cell>
          <table:table-cell table:formula="of:=OFFSET([.C$4];[.M831];0)" office:value-type="float" office:value="43763" calcext:value-type="float">
            <text:p>43763</text:p>
          </table:table-cell>
          <table:table-cell table:formula="of:=[.L831]" office:value-type="float" office:value="0.0902777777777778" calcext:value-type="float">
            <text:p>0.0902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831];0)&lt;=[.O83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31]-[.L$2];[.T$2]);[.R$2]-[.L$2]);[.L$2])" office:value-type="time" office:time-value="PT02H20M00S" calcext:value-type="time">
            <text:p>02:20:00</text:p>
          </table:table-cell>
          <table:table-cell table:formula="of:=IF([.L832]&lt;[.L831];[.M831]+[.H$2];[.M831])" office:value-type="float" office:value="340" calcext:value-type="float">
            <text:p>340</text:p>
          </table:table-cell>
          <table:table-cell table:formula="of:=OFFSET([.C$4];[.M832];0)" office:value-type="float" office:value="43763" calcext:value-type="float">
            <text:p>43763</text:p>
          </table:table-cell>
          <table:table-cell table:formula="of:=[.L832]" office:value-type="float" office:value="0.0972222222222222" calcext:value-type="float">
            <text:p>0.0972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832];0)&lt;=[.O83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32]-[.L$2];[.T$2]);[.R$2]-[.L$2]);[.L$2])" office:value-type="time" office:time-value="PT02H30M00S" calcext:value-type="time">
            <text:p>02:30:00</text:p>
          </table:table-cell>
          <table:table-cell table:formula="of:=IF([.L833]&lt;[.L832];[.M832]+[.H$2];[.M832])" office:value-type="float" office:value="340" calcext:value-type="float">
            <text:p>340</text:p>
          </table:table-cell>
          <table:table-cell table:formula="of:=OFFSET([.C$4];[.M833];0)" office:value-type="float" office:value="43763" calcext:value-type="float">
            <text:p>43763</text:p>
          </table:table-cell>
          <table:table-cell table:formula="of:=[.L833]" office:value-type="float" office:value="0.104166666666667" calcext:value-type="float">
            <text:p>0.1041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833];0)&lt;=[.O83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33]-[.L$2];[.T$2]);[.R$2]-[.L$2]);[.L$2])" office:value-type="time" office:time-value="PT02H40M00S" calcext:value-type="time">
            <text:p>02:40:00</text:p>
          </table:table-cell>
          <table:table-cell table:formula="of:=IF([.L834]&lt;[.L833];[.M833]+[.H$2];[.M833])" office:value-type="float" office:value="340" calcext:value-type="float">
            <text:p>340</text:p>
          </table:table-cell>
          <table:table-cell table:formula="of:=OFFSET([.C$4];[.M834];0)" office:value-type="float" office:value="43763" calcext:value-type="float">
            <text:p>43763</text:p>
          </table:table-cell>
          <table:table-cell table:formula="of:=[.L834]" office:value-type="float" office:value="0.111111111111111" calcext:value-type="float">
            <text:p>0.1111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834];0)&lt;=[.O83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34]-[.L$2];[.T$2]);[.R$2]-[.L$2]);[.L$2])" office:value-type="time" office:time-value="PT02H50M00S" calcext:value-type="time">
            <text:p>02:50:00</text:p>
          </table:table-cell>
          <table:table-cell table:formula="of:=IF([.L835]&lt;[.L834];[.M834]+[.H$2];[.M834])" office:value-type="float" office:value="340" calcext:value-type="float">
            <text:p>340</text:p>
          </table:table-cell>
          <table:table-cell table:formula="of:=OFFSET([.C$4];[.M835];0)" office:value-type="float" office:value="43763" calcext:value-type="float">
            <text:p>43763</text:p>
          </table:table-cell>
          <table:table-cell table:formula="of:=[.L835]" office:value-type="float" office:value="0.118055555555556" calcext:value-type="float">
            <text:p>0.1180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835];0)&lt;=[.O83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35]-[.L$2];[.T$2]);[.R$2]-[.L$2]);[.L$2])" office:value-type="time" office:time-value="PT03H00M00S" calcext:value-type="time">
            <text:p>03:00:00</text:p>
          </table:table-cell>
          <table:table-cell table:formula="of:=IF([.L836]&lt;[.L835];[.M835]+[.H$2];[.M835])" office:value-type="float" office:value="340" calcext:value-type="float">
            <text:p>340</text:p>
          </table:table-cell>
          <table:table-cell table:formula="of:=OFFSET([.C$4];[.M836];0)" office:value-type="float" office:value="43763" calcext:value-type="float">
            <text:p>43763</text:p>
          </table:table-cell>
          <table:table-cell table:formula="of:=[.L836]" office:value-type="float" office:value="0.125" calcext:value-type="float">
            <text:p>0.125</text:p>
          </table:table-cell>
          <table:table-cell office:value-type="float" office:value="282" calcext:value-type="float">
            <text:p>282</text:p>
          </table:table-cell>
          <table:table-cell table:formula="of:=IF(OFFSET([.D$4];[.M836];0)&lt;=[.O83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36]-[.L$2];[.T$2]);[.R$2]-[.L$2]);[.L$2])" office:value-type="time" office:time-value="PT03H10M00S" calcext:value-type="time">
            <text:p>03:10:00</text:p>
          </table:table-cell>
          <table:table-cell table:formula="of:=IF([.L837]&lt;[.L836];[.M836]+[.H$2];[.M836])" office:value-type="float" office:value="340" calcext:value-type="float">
            <text:p>340</text:p>
          </table:table-cell>
          <table:table-cell table:formula="of:=OFFSET([.C$4];[.M837];0)" office:value-type="float" office:value="43763" calcext:value-type="float">
            <text:p>43763</text:p>
          </table:table-cell>
          <table:table-cell table:formula="of:=[.L837]" office:value-type="float" office:value="0.131944444444444" calcext:value-type="float">
            <text:p>0.131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837];0)&lt;=[.O83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37]-[.L$2];[.T$2]);[.R$2]-[.L$2]);[.L$2])" office:value-type="time" office:time-value="PT03H20M00S" calcext:value-type="time">
            <text:p>03:20:00</text:p>
          </table:table-cell>
          <table:table-cell table:formula="of:=IF([.L838]&lt;[.L837];[.M837]+[.H$2];[.M837])" office:value-type="float" office:value="340" calcext:value-type="float">
            <text:p>340</text:p>
          </table:table-cell>
          <table:table-cell table:formula="of:=OFFSET([.C$4];[.M838];0)" office:value-type="float" office:value="43763" calcext:value-type="float">
            <text:p>43763</text:p>
          </table:table-cell>
          <table:table-cell table:formula="of:=[.L838]" office:value-type="float" office:value="0.138888888888889" calcext:value-type="float">
            <text:p>0.138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838];0)&lt;=[.O83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38]-[.L$2];[.T$2]);[.R$2]-[.L$2]);[.L$2])" office:value-type="time" office:time-value="PT03H30M00S" calcext:value-type="time">
            <text:p>03:30:00</text:p>
          </table:table-cell>
          <table:table-cell table:formula="of:=IF([.L839]&lt;[.L838];[.M838]+[.H$2];[.M838])" office:value-type="float" office:value="340" calcext:value-type="float">
            <text:p>340</text:p>
          </table:table-cell>
          <table:table-cell table:formula="of:=OFFSET([.C$4];[.M839];0)" office:value-type="float" office:value="43763" calcext:value-type="float">
            <text:p>43763</text:p>
          </table:table-cell>
          <table:table-cell table:formula="of:=[.L839]" office:value-type="float" office:value="0.145833333333333" calcext:value-type="float">
            <text:p>0.145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839];0)&lt;=[.O83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39]-[.L$2];[.T$2]);[.R$2]-[.L$2]);[.L$2])" office:value-type="time" office:time-value="PT03H40M00S" calcext:value-type="time">
            <text:p>03:40:00</text:p>
          </table:table-cell>
          <table:table-cell table:formula="of:=IF([.L840]&lt;[.L839];[.M839]+[.H$2];[.M839])" office:value-type="float" office:value="340" calcext:value-type="float">
            <text:p>340</text:p>
          </table:table-cell>
          <table:table-cell table:formula="of:=OFFSET([.C$4];[.M840];0)" office:value-type="float" office:value="43763" calcext:value-type="float">
            <text:p>43763</text:p>
          </table:table-cell>
          <table:table-cell table:formula="of:=[.L840]" office:value-type="float" office:value="0.152777777777778" calcext:value-type="float">
            <text:p>0.152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840];0)&lt;=[.O84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40]-[.L$2];[.T$2]);[.R$2]-[.L$2]);[.L$2])" office:value-type="time" office:time-value="PT03H50M00S" calcext:value-type="time">
            <text:p>03:50:00</text:p>
          </table:table-cell>
          <table:table-cell table:formula="of:=IF([.L841]&lt;[.L840];[.M840]+[.H$2];[.M840])" office:value-type="float" office:value="340" calcext:value-type="float">
            <text:p>340</text:p>
          </table:table-cell>
          <table:table-cell table:formula="of:=OFFSET([.C$4];[.M841];0)" office:value-type="float" office:value="43763" calcext:value-type="float">
            <text:p>43763</text:p>
          </table:table-cell>
          <table:table-cell table:formula="of:=[.L841]" office:value-type="float" office:value="0.159722222222222" calcext:value-type="float">
            <text:p>0.159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841];0)&lt;=[.O84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41]-[.L$2];[.T$2]);[.R$2]-[.L$2]);[.L$2])" office:value-type="time" office:time-value="PT04H00M00S" calcext:value-type="time">
            <text:p>04:00:00</text:p>
          </table:table-cell>
          <table:table-cell table:formula="of:=IF([.L842]&lt;[.L841];[.M841]+[.H$2];[.M841])" office:value-type="float" office:value="340" calcext:value-type="float">
            <text:p>340</text:p>
          </table:table-cell>
          <table:table-cell table:formula="of:=OFFSET([.C$4];[.M842];0)" office:value-type="float" office:value="43763" calcext:value-type="float">
            <text:p>43763</text:p>
          </table:table-cell>
          <table:table-cell table:formula="of:=[.L842]" office:value-type="float" office:value="0.166666666666667" calcext:value-type="float">
            <text:p>0.166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842];0)&lt;=[.O84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42]-[.L$2];[.T$2]);[.R$2]-[.L$2]);[.L$2])" office:value-type="time" office:time-value="PT04H10M00S" calcext:value-type="time">
            <text:p>04:10:00</text:p>
          </table:table-cell>
          <table:table-cell table:formula="of:=IF([.L843]&lt;[.L842];[.M842]+[.H$2];[.M842])" office:value-type="float" office:value="340" calcext:value-type="float">
            <text:p>340</text:p>
          </table:table-cell>
          <table:table-cell table:formula="of:=OFFSET([.C$4];[.M843];0)" office:value-type="float" office:value="43763" calcext:value-type="float">
            <text:p>43763</text:p>
          </table:table-cell>
          <table:table-cell table:formula="of:=[.L843]" office:value-type="float" office:value="0.173611111111111" calcext:value-type="float">
            <text:p>0.173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843];0)&lt;=[.O84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43]-[.L$2];[.T$2]);[.R$2]-[.L$2]);[.L$2])" office:value-type="time" office:time-value="PT04H20M00S" calcext:value-type="time">
            <text:p>04:20:00</text:p>
          </table:table-cell>
          <table:table-cell table:formula="of:=IF([.L844]&lt;[.L843];[.M843]+[.H$2];[.M843])" office:value-type="float" office:value="340" calcext:value-type="float">
            <text:p>340</text:p>
          </table:table-cell>
          <table:table-cell table:formula="of:=OFFSET([.C$4];[.M844];0)" office:value-type="float" office:value="43763" calcext:value-type="float">
            <text:p>43763</text:p>
          </table:table-cell>
          <table:table-cell table:formula="of:=[.L844]" office:value-type="float" office:value="0.180555555555556" calcext:value-type="float">
            <text:p>0.180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844];0)&lt;=[.O84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44]-[.L$2];[.T$2]);[.R$2]-[.L$2]);[.L$2])" office:value-type="time" office:time-value="PT04H30M00S" calcext:value-type="time">
            <text:p>04:30:00</text:p>
          </table:table-cell>
          <table:table-cell table:formula="of:=IF([.L845]&lt;[.L844];[.M844]+[.H$2];[.M844])" office:value-type="float" office:value="340" calcext:value-type="float">
            <text:p>340</text:p>
          </table:table-cell>
          <table:table-cell table:formula="of:=OFFSET([.C$4];[.M845];0)" office:value-type="float" office:value="43763" calcext:value-type="float">
            <text:p>43763</text:p>
          </table:table-cell>
          <table:table-cell table:formula="of:=[.L845]" office:value-type="float" office:value="0.1875" calcext:value-type="float">
            <text:p>0.1875</text:p>
          </table:table-cell>
          <table:table-cell office:value-type="float" office:value="282" calcext:value-type="float">
            <text:p>282</text:p>
          </table:table-cell>
          <table:table-cell table:formula="of:=IF(OFFSET([.D$4];[.M845];0)&lt;=[.O84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45]-[.L$2];[.T$2]);[.R$2]-[.L$2]);[.L$2])" office:value-type="time" office:time-value="PT04H40M00S" calcext:value-type="time">
            <text:p>04:40:00</text:p>
          </table:table-cell>
          <table:table-cell table:formula="of:=IF([.L846]&lt;[.L845];[.M845]+[.H$2];[.M845])" office:value-type="float" office:value="340" calcext:value-type="float">
            <text:p>340</text:p>
          </table:table-cell>
          <table:table-cell table:formula="of:=OFFSET([.C$4];[.M846];0)" office:value-type="float" office:value="43763" calcext:value-type="float">
            <text:p>43763</text:p>
          </table:table-cell>
          <table:table-cell table:formula="of:=[.L846]" office:value-type="float" office:value="0.194444444444444" calcext:value-type="float">
            <text:p>0.1944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846];0)&lt;=[.O84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46]-[.L$2];[.T$2]);[.R$2]-[.L$2]);[.L$2])" office:value-type="time" office:time-value="PT04H50M00S" calcext:value-type="time">
            <text:p>04:50:00</text:p>
          </table:table-cell>
          <table:table-cell table:formula="of:=IF([.L847]&lt;[.L846];[.M846]+[.H$2];[.M846])" office:value-type="float" office:value="340" calcext:value-type="float">
            <text:p>340</text:p>
          </table:table-cell>
          <table:table-cell table:formula="of:=OFFSET([.C$4];[.M847];0)" office:value-type="float" office:value="43763" calcext:value-type="float">
            <text:p>43763</text:p>
          </table:table-cell>
          <table:table-cell table:formula="of:=[.L847]" office:value-type="float" office:value="0.201388888888889" calcext:value-type="float">
            <text:p>0.201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847];0)&lt;=[.O84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47]-[.L$2];[.T$2]);[.R$2]-[.L$2]);[.L$2])" office:value-type="time" office:time-value="PT05H00M00S" calcext:value-type="time">
            <text:p>05:00:00</text:p>
          </table:table-cell>
          <table:table-cell table:formula="of:=IF([.L848]&lt;[.L847];[.M847]+[.H$2];[.M847])" office:value-type="float" office:value="340" calcext:value-type="float">
            <text:p>340</text:p>
          </table:table-cell>
          <table:table-cell table:formula="of:=OFFSET([.C$4];[.M848];0)" office:value-type="float" office:value="43763" calcext:value-type="float">
            <text:p>43763</text:p>
          </table:table-cell>
          <table:table-cell table:formula="of:=[.L848]" office:value-type="float" office:value="0.208333333333333" calcext:value-type="float">
            <text:p>0.208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848];0)&lt;=[.O84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48]-[.L$2];[.T$2]);[.R$2]-[.L$2]);[.L$2])" office:value-type="time" office:time-value="PT05H10M00S" calcext:value-type="time">
            <text:p>05:10:00</text:p>
          </table:table-cell>
          <table:table-cell table:formula="of:=IF([.L849]&lt;[.L848];[.M848]+[.H$2];[.M848])" office:value-type="float" office:value="340" calcext:value-type="float">
            <text:p>340</text:p>
          </table:table-cell>
          <table:table-cell table:formula="of:=OFFSET([.C$4];[.M849];0)" office:value-type="float" office:value="43763" calcext:value-type="float">
            <text:p>43763</text:p>
          </table:table-cell>
          <table:table-cell table:formula="of:=[.L849]" office:value-type="float" office:value="0.215277777777778" calcext:value-type="float">
            <text:p>0.2152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849];0)&lt;=[.O84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49]-[.L$2];[.T$2]);[.R$2]-[.L$2]);[.L$2])" office:value-type="time" office:time-value="PT05H20M00S" calcext:value-type="time">
            <text:p>05:20:00</text:p>
          </table:table-cell>
          <table:table-cell table:formula="of:=IF([.L850]&lt;[.L849];[.M849]+[.H$2];[.M849])" office:value-type="float" office:value="340" calcext:value-type="float">
            <text:p>340</text:p>
          </table:table-cell>
          <table:table-cell table:formula="of:=OFFSET([.C$4];[.M850];0)" office:value-type="float" office:value="43763" calcext:value-type="float">
            <text:p>43763</text:p>
          </table:table-cell>
          <table:table-cell table:formula="of:=[.L850]" office:value-type="float" office:value="0.222222222222222" calcext:value-type="float">
            <text:p>0.2222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850];0)&lt;=[.O85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50]-[.L$2];[.T$2]);[.R$2]-[.L$2]);[.L$2])" office:value-type="time" office:time-value="PT05H30M00S" calcext:value-type="time">
            <text:p>05:30:00</text:p>
          </table:table-cell>
          <table:table-cell table:formula="of:=IF([.L851]&lt;[.L850];[.M850]+[.H$2];[.M850])" office:value-type="float" office:value="340" calcext:value-type="float">
            <text:p>340</text:p>
          </table:table-cell>
          <table:table-cell table:formula="of:=OFFSET([.C$4];[.M851];0)" office:value-type="float" office:value="43763" calcext:value-type="float">
            <text:p>43763</text:p>
          </table:table-cell>
          <table:table-cell table:formula="of:=[.L851]" office:value-type="float" office:value="0.229166666666667" calcext:value-type="float">
            <text:p>0.2291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851];0)&lt;=[.O85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51]-[.L$2];[.T$2]);[.R$2]-[.L$2]);[.L$2])" office:value-type="time" office:time-value="PT05H40M00S" calcext:value-type="time">
            <text:p>05:40:00</text:p>
          </table:table-cell>
          <table:table-cell table:formula="of:=IF([.L852]&lt;[.L851];[.M851]+[.H$2];[.M851])" office:value-type="float" office:value="340" calcext:value-type="float">
            <text:p>340</text:p>
          </table:table-cell>
          <table:table-cell table:formula="of:=OFFSET([.C$4];[.M852];0)" office:value-type="float" office:value="43763" calcext:value-type="float">
            <text:p>43763</text:p>
          </table:table-cell>
          <table:table-cell table:formula="of:=[.L852]" office:value-type="float" office:value="0.236111111111111" calcext:value-type="float">
            <text:p>0.2361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852];0)&lt;=[.O85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52]-[.L$2];[.T$2]);[.R$2]-[.L$2]);[.L$2])" office:value-type="time" office:time-value="PT05H50M00S" calcext:value-type="time">
            <text:p>05:50:00</text:p>
          </table:table-cell>
          <table:table-cell table:formula="of:=IF([.L853]&lt;[.L852];[.M852]+[.H$2];[.M852])" office:value-type="float" office:value="340" calcext:value-type="float">
            <text:p>340</text:p>
          </table:table-cell>
          <table:table-cell table:formula="of:=OFFSET([.C$4];[.M853];0)" office:value-type="float" office:value="43763" calcext:value-type="float">
            <text:p>43763</text:p>
          </table:table-cell>
          <table:table-cell table:formula="of:=[.L853]" office:value-type="float" office:value="0.243055555555556" calcext:value-type="float">
            <text:p>0.2430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853];0)&lt;=[.O85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53]-[.L$2];[.T$2]);[.R$2]-[.L$2]);[.L$2])" office:value-type="time" office:time-value="PT06H00M00S" calcext:value-type="time">
            <text:p>06:00:00</text:p>
          </table:table-cell>
          <table:table-cell table:formula="of:=IF([.L854]&lt;[.L853];[.M853]+[.H$2];[.M853])" office:value-type="float" office:value="340" calcext:value-type="float">
            <text:p>340</text:p>
          </table:table-cell>
          <table:table-cell table:formula="of:=OFFSET([.C$4];[.M854];0)" office:value-type="float" office:value="43763" calcext:value-type="float">
            <text:p>43763</text:p>
          </table:table-cell>
          <table:table-cell table:formula="of:=[.L854]" office:value-type="float" office:value="0.25" calcext:value-type="float">
            <text:p>0.25</text:p>
          </table:table-cell>
          <table:table-cell office:value-type="float" office:value="282" calcext:value-type="float">
            <text:p>282</text:p>
          </table:table-cell>
          <table:table-cell table:formula="of:=IF(OFFSET([.D$4];[.M854];0)&lt;=[.O85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54]-[.L$2];[.T$2]);[.R$2]-[.L$2]);[.L$2])" office:value-type="time" office:time-value="PT06H10M00S" calcext:value-type="time">
            <text:p>06:10:00</text:p>
          </table:table-cell>
          <table:table-cell table:formula="of:=IF([.L855]&lt;[.L854];[.M854]+[.H$2];[.M854])" office:value-type="float" office:value="340" calcext:value-type="float">
            <text:p>340</text:p>
          </table:table-cell>
          <table:table-cell table:formula="of:=OFFSET([.C$4];[.M855];0)" office:value-type="float" office:value="43763" calcext:value-type="float">
            <text:p>43763</text:p>
          </table:table-cell>
          <table:table-cell table:formula="of:=[.L855]" office:value-type="float" office:value="0.256944444444444" calcext:value-type="float">
            <text:p>0.256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855];0)&lt;=[.O85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55]-[.L$2];[.T$2]);[.R$2]-[.L$2]);[.L$2])" office:value-type="time" office:time-value="PT06H20M00S" calcext:value-type="time">
            <text:p>06:20:00</text:p>
          </table:table-cell>
          <table:table-cell table:formula="of:=IF([.L856]&lt;[.L855];[.M855]+[.H$2];[.M855])" office:value-type="float" office:value="340" calcext:value-type="float">
            <text:p>340</text:p>
          </table:table-cell>
          <table:table-cell table:formula="of:=OFFSET([.C$4];[.M856];0)" office:value-type="float" office:value="43763" calcext:value-type="float">
            <text:p>43763</text:p>
          </table:table-cell>
          <table:table-cell table:formula="of:=[.L856]" office:value-type="float" office:value="0.263888888888889" calcext:value-type="float">
            <text:p>0.263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856];0)&lt;=[.O85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56]-[.L$2];[.T$2]);[.R$2]-[.L$2]);[.L$2])" office:value-type="time" office:time-value="PT06H30M00S" calcext:value-type="time">
            <text:p>06:30:00</text:p>
          </table:table-cell>
          <table:table-cell table:formula="of:=IF([.L857]&lt;[.L856];[.M856]+[.H$2];[.M856])" office:value-type="float" office:value="340" calcext:value-type="float">
            <text:p>340</text:p>
          </table:table-cell>
          <table:table-cell table:formula="of:=OFFSET([.C$4];[.M857];0)" office:value-type="float" office:value="43763" calcext:value-type="float">
            <text:p>43763</text:p>
          </table:table-cell>
          <table:table-cell table:formula="of:=[.L857]" office:value-type="float" office:value="0.270833333333333" calcext:value-type="float">
            <text:p>0.270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857];0)&lt;=[.O85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57]-[.L$2];[.T$2]);[.R$2]-[.L$2]);[.L$2])" office:value-type="time" office:time-value="PT06H40M00S" calcext:value-type="time">
            <text:p>06:40:00</text:p>
          </table:table-cell>
          <table:table-cell table:formula="of:=IF([.L858]&lt;[.L857];[.M857]+[.H$2];[.M857])" office:value-type="float" office:value="340" calcext:value-type="float">
            <text:p>340</text:p>
          </table:table-cell>
          <table:table-cell table:formula="of:=OFFSET([.C$4];[.M858];0)" office:value-type="float" office:value="43763" calcext:value-type="float">
            <text:p>43763</text:p>
          </table:table-cell>
          <table:table-cell table:formula="of:=[.L858]" office:value-type="float" office:value="0.277777777777778" calcext:value-type="float">
            <text:p>0.277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858];0)&lt;=[.O85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58]-[.L$2];[.T$2]);[.R$2]-[.L$2]);[.L$2])" office:value-type="time" office:time-value="PT06H50M00S" calcext:value-type="time">
            <text:p>06:50:00</text:p>
          </table:table-cell>
          <table:table-cell table:formula="of:=IF([.L859]&lt;[.L858];[.M858]+[.H$2];[.M858])" office:value-type="float" office:value="340" calcext:value-type="float">
            <text:p>340</text:p>
          </table:table-cell>
          <table:table-cell table:formula="of:=OFFSET([.C$4];[.M859];0)" office:value-type="float" office:value="43763" calcext:value-type="float">
            <text:p>43763</text:p>
          </table:table-cell>
          <table:table-cell table:formula="of:=[.L859]" office:value-type="float" office:value="0.284722222222222" calcext:value-type="float">
            <text:p>0.284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859];0)&lt;=[.O85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59]-[.L$2];[.T$2]);[.R$2]-[.L$2]);[.L$2])" office:value-type="time" office:time-value="PT07H00M00S" calcext:value-type="time">
            <text:p>07:00:00</text:p>
          </table:table-cell>
          <table:table-cell table:formula="of:=IF([.L860]&lt;[.L859];[.M859]+[.H$2];[.M859])" office:value-type="float" office:value="340" calcext:value-type="float">
            <text:p>340</text:p>
          </table:table-cell>
          <table:table-cell table:formula="of:=OFFSET([.C$4];[.M860];0)" office:value-type="float" office:value="43763" calcext:value-type="float">
            <text:p>43763</text:p>
          </table:table-cell>
          <table:table-cell table:formula="of:=[.L860]" office:value-type="float" office:value="0.291666666666667" calcext:value-type="float">
            <text:p>0.291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860];0)&lt;=[.O86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60]-[.L$2];[.T$2]);[.R$2]-[.L$2]);[.L$2])" office:value-type="time" office:time-value="PT07H10M00S" calcext:value-type="time">
            <text:p>07:10:00</text:p>
          </table:table-cell>
          <table:table-cell table:formula="of:=IF([.L861]&lt;[.L860];[.M860]+[.H$2];[.M860])" office:value-type="float" office:value="340" calcext:value-type="float">
            <text:p>340</text:p>
          </table:table-cell>
          <table:table-cell table:formula="of:=OFFSET([.C$4];[.M861];0)" office:value-type="float" office:value="43763" calcext:value-type="float">
            <text:p>43763</text:p>
          </table:table-cell>
          <table:table-cell table:formula="of:=[.L861]" office:value-type="float" office:value="0.298611111111111" calcext:value-type="float">
            <text:p>0.298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861];0)&lt;=[.O86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61]-[.L$2];[.T$2]);[.R$2]-[.L$2]);[.L$2])" office:value-type="time" office:time-value="PT07H20M00S" calcext:value-type="time">
            <text:p>07:20:00</text:p>
          </table:table-cell>
          <table:table-cell table:formula="of:=IF([.L862]&lt;[.L861];[.M861]+[.H$2];[.M861])" office:value-type="float" office:value="340" calcext:value-type="float">
            <text:p>340</text:p>
          </table:table-cell>
          <table:table-cell table:formula="of:=OFFSET([.C$4];[.M862];0)" office:value-type="float" office:value="43763" calcext:value-type="float">
            <text:p>43763</text:p>
          </table:table-cell>
          <table:table-cell table:formula="of:=[.L862]" office:value-type="float" office:value="0.305555555555556" calcext:value-type="float">
            <text:p>0.305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862];0)&lt;=[.O86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62]-[.L$2];[.T$2]);[.R$2]-[.L$2]);[.L$2])" office:value-type="time" office:time-value="PT07H30M00S" calcext:value-type="time">
            <text:p>07:30:00</text:p>
          </table:table-cell>
          <table:table-cell table:formula="of:=IF([.L863]&lt;[.L862];[.M862]+[.H$2];[.M862])" office:value-type="float" office:value="340" calcext:value-type="float">
            <text:p>340</text:p>
          </table:table-cell>
          <table:table-cell table:formula="of:=OFFSET([.C$4];[.M863];0)" office:value-type="float" office:value="43763" calcext:value-type="float">
            <text:p>43763</text:p>
          </table:table-cell>
          <table:table-cell table:formula="of:=[.L863]" office:value-type="float" office:value="0.3125" calcext:value-type="float">
            <text:p>0.3125</text:p>
          </table:table-cell>
          <table:table-cell office:value-type="float" office:value="282" calcext:value-type="float">
            <text:p>282</text:p>
          </table:table-cell>
          <table:table-cell table:formula="of:=IF(OFFSET([.D$4];[.M863];0)&lt;=[.O86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63]-[.L$2];[.T$2]);[.R$2]-[.L$2]);[.L$2])" office:value-type="time" office:time-value="PT07H40M00S" calcext:value-type="time">
            <text:p>07:40:00</text:p>
          </table:table-cell>
          <table:table-cell table:formula="of:=IF([.L864]&lt;[.L863];[.M863]+[.H$2];[.M863])" office:value-type="float" office:value="340" calcext:value-type="float">
            <text:p>340</text:p>
          </table:table-cell>
          <table:table-cell table:formula="of:=OFFSET([.C$4];[.M864];0)" office:value-type="float" office:value="43763" calcext:value-type="float">
            <text:p>43763</text:p>
          </table:table-cell>
          <table:table-cell table:formula="of:=[.L864]" office:value-type="float" office:value="0.319444444444444" calcext:value-type="float">
            <text:p>0.3194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864];0)&lt;=[.O86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64]-[.L$2];[.T$2]);[.R$2]-[.L$2]);[.L$2])" office:value-type="time" office:time-value="PT07H50M00S" calcext:value-type="time">
            <text:p>07:50:00</text:p>
          </table:table-cell>
          <table:table-cell table:formula="of:=IF([.L865]&lt;[.L864];[.M864]+[.H$2];[.M864])" office:value-type="float" office:value="340" calcext:value-type="float">
            <text:p>340</text:p>
          </table:table-cell>
          <table:table-cell table:formula="of:=OFFSET([.C$4];[.M865];0)" office:value-type="float" office:value="43763" calcext:value-type="float">
            <text:p>43763</text:p>
          </table:table-cell>
          <table:table-cell table:formula="of:=[.L865]" office:value-type="float" office:value="0.326388888888889" calcext:value-type="float">
            <text:p>0.326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865];0)&lt;=[.O86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65]-[.L$2];[.T$2]);[.R$2]-[.L$2]);[.L$2])" office:value-type="time" office:time-value="PT08H00M00S" calcext:value-type="time">
            <text:p>08:00:00</text:p>
          </table:table-cell>
          <table:table-cell table:formula="of:=IF([.L866]&lt;[.L865];[.M865]+[.H$2];[.M865])" office:value-type="float" office:value="340" calcext:value-type="float">
            <text:p>340</text:p>
          </table:table-cell>
          <table:table-cell table:formula="of:=OFFSET([.C$4];[.M866];0)" office:value-type="float" office:value="43763" calcext:value-type="float">
            <text:p>43763</text:p>
          </table:table-cell>
          <table:table-cell table:formula="of:=[.L866]" office:value-type="float" office:value="0.333333333333333" calcext:value-type="float">
            <text:p>0.333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866];0)&lt;=[.O86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66]-[.L$2];[.T$2]);[.R$2]-[.L$2]);[.L$2])" office:value-type="time" office:time-value="PT00H10M00S" calcext:value-type="time">
            <text:p>00:10:00</text:p>
          </table:table-cell>
          <table:table-cell table:formula="of:=IF([.L867]&lt;[.L866];[.M866]+[.H$2];[.M866])" office:value-type="float" office:value="360" calcext:value-type="float">
            <text:p>360</text:p>
          </table:table-cell>
          <table:table-cell table:formula="of:=OFFSET([.C$4];[.M867];0)" office:value-type="float" office:value="43764" calcext:value-type="float">
            <text:p>43764</text:p>
          </table:table-cell>
          <table:table-cell table:formula="of:=[.L867]" office:value-type="float" office:value="0.00694444444444444" calcext:value-type="float">
            <text:p>0.006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867];0)&lt;=[.O86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67]-[.L$2];[.T$2]);[.R$2]-[.L$2]);[.L$2])" office:value-type="time" office:time-value="PT00H20M00S" calcext:value-type="time">
            <text:p>00:20:00</text:p>
          </table:table-cell>
          <table:table-cell table:formula="of:=IF([.L868]&lt;[.L867];[.M867]+[.H$2];[.M867])" office:value-type="float" office:value="360" calcext:value-type="float">
            <text:p>360</text:p>
          </table:table-cell>
          <table:table-cell table:formula="of:=OFFSET([.C$4];[.M868];0)" office:value-type="float" office:value="43764" calcext:value-type="float">
            <text:p>43764</text:p>
          </table:table-cell>
          <table:table-cell table:formula="of:=[.L868]" office:value-type="float" office:value="0.0138888888888889" calcext:value-type="float">
            <text:p>0.013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868];0)&lt;=[.O86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68]-[.L$2];[.T$2]);[.R$2]-[.L$2]);[.L$2])" office:value-type="time" office:time-value="PT00H30M00S" calcext:value-type="time">
            <text:p>00:30:00</text:p>
          </table:table-cell>
          <table:table-cell table:formula="of:=IF([.L869]&lt;[.L868];[.M868]+[.H$2];[.M868])" office:value-type="float" office:value="360" calcext:value-type="float">
            <text:p>360</text:p>
          </table:table-cell>
          <table:table-cell table:formula="of:=OFFSET([.C$4];[.M869];0)" office:value-type="float" office:value="43764" calcext:value-type="float">
            <text:p>43764</text:p>
          </table:table-cell>
          <table:table-cell table:formula="of:=[.L869]" office:value-type="float" office:value="0.0208333333333333" calcext:value-type="float">
            <text:p>0.020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869];0)&lt;=[.O86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69]-[.L$2];[.T$2]);[.R$2]-[.L$2]);[.L$2])" office:value-type="time" office:time-value="PT00H40M00S" calcext:value-type="time">
            <text:p>00:40:00</text:p>
          </table:table-cell>
          <table:table-cell table:formula="of:=IF([.L870]&lt;[.L869];[.M869]+[.H$2];[.M869])" office:value-type="float" office:value="360" calcext:value-type="float">
            <text:p>360</text:p>
          </table:table-cell>
          <table:table-cell table:formula="of:=OFFSET([.C$4];[.M870];0)" office:value-type="float" office:value="43764" calcext:value-type="float">
            <text:p>43764</text:p>
          </table:table-cell>
          <table:table-cell table:formula="of:=[.L870]" office:value-type="float" office:value="0.0277777777777778" calcext:value-type="float">
            <text:p>0.027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870];0)&lt;=[.O87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70]-[.L$2];[.T$2]);[.R$2]-[.L$2]);[.L$2])" office:value-type="time" office:time-value="PT00H50M00S" calcext:value-type="time">
            <text:p>00:50:00</text:p>
          </table:table-cell>
          <table:table-cell table:formula="of:=IF([.L871]&lt;[.L870];[.M870]+[.H$2];[.M870])" office:value-type="float" office:value="360" calcext:value-type="float">
            <text:p>360</text:p>
          </table:table-cell>
          <table:table-cell table:formula="of:=OFFSET([.C$4];[.M871];0)" office:value-type="float" office:value="43764" calcext:value-type="float">
            <text:p>43764</text:p>
          </table:table-cell>
          <table:table-cell table:formula="of:=[.L871]" office:value-type="float" office:value="0.0347222222222222" calcext:value-type="float">
            <text:p>0.034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871];0)&lt;=[.O87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71]-[.L$2];[.T$2]);[.R$2]-[.L$2]);[.L$2])" office:value-type="time" office:time-value="PT01H00M00S" calcext:value-type="time">
            <text:p>01:00:00</text:p>
          </table:table-cell>
          <table:table-cell table:formula="of:=IF([.L872]&lt;[.L871];[.M871]+[.H$2];[.M871])" office:value-type="float" office:value="360" calcext:value-type="float">
            <text:p>360</text:p>
          </table:table-cell>
          <table:table-cell table:formula="of:=OFFSET([.C$4];[.M872];0)" office:value-type="float" office:value="43764" calcext:value-type="float">
            <text:p>43764</text:p>
          </table:table-cell>
          <table:table-cell table:formula="of:=[.L872]" office:value-type="float" office:value="0.0416666666666667" calcext:value-type="float">
            <text:p>0.041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872];0)&lt;=[.O87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72]-[.L$2];[.T$2]);[.R$2]-[.L$2]);[.L$2])" office:value-type="time" office:time-value="PT01H10M00S" calcext:value-type="time">
            <text:p>01:10:00</text:p>
          </table:table-cell>
          <table:table-cell table:formula="of:=IF([.L873]&lt;[.L872];[.M872]+[.H$2];[.M872])" office:value-type="float" office:value="360" calcext:value-type="float">
            <text:p>360</text:p>
          </table:table-cell>
          <table:table-cell table:formula="of:=OFFSET([.C$4];[.M873];0)" office:value-type="float" office:value="43764" calcext:value-type="float">
            <text:p>43764</text:p>
          </table:table-cell>
          <table:table-cell table:formula="of:=[.L873]" office:value-type="float" office:value="0.0486111111111111" calcext:value-type="float">
            <text:p>0.048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873];0)&lt;=[.O87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73]-[.L$2];[.T$2]);[.R$2]-[.L$2]);[.L$2])" office:value-type="time" office:time-value="PT01H20M00S" calcext:value-type="time">
            <text:p>01:20:00</text:p>
          </table:table-cell>
          <table:table-cell table:formula="of:=IF([.L874]&lt;[.L873];[.M873]+[.H$2];[.M873])" office:value-type="float" office:value="360" calcext:value-type="float">
            <text:p>360</text:p>
          </table:table-cell>
          <table:table-cell table:formula="of:=OFFSET([.C$4];[.M874];0)" office:value-type="float" office:value="43764" calcext:value-type="float">
            <text:p>43764</text:p>
          </table:table-cell>
          <table:table-cell table:formula="of:=[.L874]" office:value-type="float" office:value="0.0555555555555556" calcext:value-type="float">
            <text:p>0.055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874];0)&lt;=[.O87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74]-[.L$2];[.T$2]);[.R$2]-[.L$2]);[.L$2])" office:value-type="time" office:time-value="PT01H30M00S" calcext:value-type="time">
            <text:p>01:30:00</text:p>
          </table:table-cell>
          <table:table-cell table:formula="of:=IF([.L875]&lt;[.L874];[.M874]+[.H$2];[.M874])" office:value-type="float" office:value="360" calcext:value-type="float">
            <text:p>360</text:p>
          </table:table-cell>
          <table:table-cell table:formula="of:=OFFSET([.C$4];[.M875];0)" office:value-type="float" office:value="43764" calcext:value-type="float">
            <text:p>43764</text:p>
          </table:table-cell>
          <table:table-cell table:formula="of:=[.L875]" office:value-type="float" office:value="0.0625" calcext:value-type="float">
            <text:p>0.0625</text:p>
          </table:table-cell>
          <table:table-cell office:value-type="float" office:value="282" calcext:value-type="float">
            <text:p>282</text:p>
          </table:table-cell>
          <table:table-cell table:formula="of:=IF(OFFSET([.D$4];[.M875];0)&lt;=[.O87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75]-[.L$2];[.T$2]);[.R$2]-[.L$2]);[.L$2])" office:value-type="time" office:time-value="PT01H40M00S" calcext:value-type="time">
            <text:p>01:40:00</text:p>
          </table:table-cell>
          <table:table-cell table:formula="of:=IF([.L876]&lt;[.L875];[.M875]+[.H$2];[.M875])" office:value-type="float" office:value="360" calcext:value-type="float">
            <text:p>360</text:p>
          </table:table-cell>
          <table:table-cell table:formula="of:=OFFSET([.C$4];[.M876];0)" office:value-type="float" office:value="43764" calcext:value-type="float">
            <text:p>43764</text:p>
          </table:table-cell>
          <table:table-cell table:formula="of:=[.L876]" office:value-type="float" office:value="0.0694444444444444" calcext:value-type="float">
            <text:p>0.069444444444445</text:p>
          </table:table-cell>
          <table:table-cell office:value-type="float" office:value="282" calcext:value-type="float">
            <text:p>282</text:p>
          </table:table-cell>
          <table:table-cell table:formula="of:=IF(OFFSET([.D$4];[.M876];0)&lt;=[.O87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76]-[.L$2];[.T$2]);[.R$2]-[.L$2]);[.L$2])" office:value-type="time" office:time-value="PT01H50M00S" calcext:value-type="time">
            <text:p>01:50:00</text:p>
          </table:table-cell>
          <table:table-cell table:formula="of:=IF([.L877]&lt;[.L876];[.M876]+[.H$2];[.M876])" office:value-type="float" office:value="360" calcext:value-type="float">
            <text:p>360</text:p>
          </table:table-cell>
          <table:table-cell table:formula="of:=OFFSET([.C$4];[.M877];0)" office:value-type="float" office:value="43764" calcext:value-type="float">
            <text:p>43764</text:p>
          </table:table-cell>
          <table:table-cell table:formula="of:=[.L877]" office:value-type="float" office:value="0.0763888888888889" calcext:value-type="float">
            <text:p>0.076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877];0)&lt;=[.O87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77]-[.L$2];[.T$2]);[.R$2]-[.L$2]);[.L$2])" office:value-type="time" office:time-value="PT02H00M00S" calcext:value-type="time">
            <text:p>02:00:00</text:p>
          </table:table-cell>
          <table:table-cell table:formula="of:=IF([.L878]&lt;[.L877];[.M877]+[.H$2];[.M877])" office:value-type="float" office:value="360" calcext:value-type="float">
            <text:p>360</text:p>
          </table:table-cell>
          <table:table-cell table:formula="of:=OFFSET([.C$4];[.M878];0)" office:value-type="float" office:value="43764" calcext:value-type="float">
            <text:p>43764</text:p>
          </table:table-cell>
          <table:table-cell table:formula="of:=[.L878]" office:value-type="float" office:value="0.0833333333333333" calcext:value-type="float">
            <text:p>0.083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878];0)&lt;=[.O87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78]-[.L$2];[.T$2]);[.R$2]-[.L$2]);[.L$2])" office:value-type="time" office:time-value="PT02H10M00S" calcext:value-type="time">
            <text:p>02:10:00</text:p>
          </table:table-cell>
          <table:table-cell table:formula="of:=IF([.L879]&lt;[.L878];[.M878]+[.H$2];[.M878])" office:value-type="float" office:value="360" calcext:value-type="float">
            <text:p>360</text:p>
          </table:table-cell>
          <table:table-cell table:formula="of:=OFFSET([.C$4];[.M879];0)" office:value-type="float" office:value="43764" calcext:value-type="float">
            <text:p>43764</text:p>
          </table:table-cell>
          <table:table-cell table:formula="of:=[.L879]" office:value-type="float" office:value="0.0902777777777778" calcext:value-type="float">
            <text:p>0.0902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879];0)&lt;=[.O87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79]-[.L$2];[.T$2]);[.R$2]-[.L$2]);[.L$2])" office:value-type="time" office:time-value="PT02H20M00S" calcext:value-type="time">
            <text:p>02:20:00</text:p>
          </table:table-cell>
          <table:table-cell table:formula="of:=IF([.L880]&lt;[.L879];[.M879]+[.H$2];[.M879])" office:value-type="float" office:value="360" calcext:value-type="float">
            <text:p>360</text:p>
          </table:table-cell>
          <table:table-cell table:formula="of:=OFFSET([.C$4];[.M880];0)" office:value-type="float" office:value="43764" calcext:value-type="float">
            <text:p>43764</text:p>
          </table:table-cell>
          <table:table-cell table:formula="of:=[.L880]" office:value-type="float" office:value="0.0972222222222222" calcext:value-type="float">
            <text:p>0.0972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880];0)&lt;=[.O88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80]-[.L$2];[.T$2]);[.R$2]-[.L$2]);[.L$2])" office:value-type="time" office:time-value="PT02H30M00S" calcext:value-type="time">
            <text:p>02:30:00</text:p>
          </table:table-cell>
          <table:table-cell table:formula="of:=IF([.L881]&lt;[.L880];[.M880]+[.H$2];[.M880])" office:value-type="float" office:value="360" calcext:value-type="float">
            <text:p>360</text:p>
          </table:table-cell>
          <table:table-cell table:formula="of:=OFFSET([.C$4];[.M881];0)" office:value-type="float" office:value="43764" calcext:value-type="float">
            <text:p>43764</text:p>
          </table:table-cell>
          <table:table-cell table:formula="of:=[.L881]" office:value-type="float" office:value="0.104166666666667" calcext:value-type="float">
            <text:p>0.1041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881];0)&lt;=[.O88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81]-[.L$2];[.T$2]);[.R$2]-[.L$2]);[.L$2])" office:value-type="time" office:time-value="PT02H40M00S" calcext:value-type="time">
            <text:p>02:40:00</text:p>
          </table:table-cell>
          <table:table-cell table:formula="of:=IF([.L882]&lt;[.L881];[.M881]+[.H$2];[.M881])" office:value-type="float" office:value="360" calcext:value-type="float">
            <text:p>360</text:p>
          </table:table-cell>
          <table:table-cell table:formula="of:=OFFSET([.C$4];[.M882];0)" office:value-type="float" office:value="43764" calcext:value-type="float">
            <text:p>43764</text:p>
          </table:table-cell>
          <table:table-cell table:formula="of:=[.L882]" office:value-type="float" office:value="0.111111111111111" calcext:value-type="float">
            <text:p>0.1111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882];0)&lt;=[.O88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82]-[.L$2];[.T$2]);[.R$2]-[.L$2]);[.L$2])" office:value-type="time" office:time-value="PT02H50M00S" calcext:value-type="time">
            <text:p>02:50:00</text:p>
          </table:table-cell>
          <table:table-cell table:formula="of:=IF([.L883]&lt;[.L882];[.M882]+[.H$2];[.M882])" office:value-type="float" office:value="360" calcext:value-type="float">
            <text:p>360</text:p>
          </table:table-cell>
          <table:table-cell table:formula="of:=OFFSET([.C$4];[.M883];0)" office:value-type="float" office:value="43764" calcext:value-type="float">
            <text:p>43764</text:p>
          </table:table-cell>
          <table:table-cell table:formula="of:=[.L883]" office:value-type="float" office:value="0.118055555555556" calcext:value-type="float">
            <text:p>0.1180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883];0)&lt;=[.O88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83]-[.L$2];[.T$2]);[.R$2]-[.L$2]);[.L$2])" office:value-type="time" office:time-value="PT03H00M00S" calcext:value-type="time">
            <text:p>03:00:00</text:p>
          </table:table-cell>
          <table:table-cell table:formula="of:=IF([.L884]&lt;[.L883];[.M883]+[.H$2];[.M883])" office:value-type="float" office:value="360" calcext:value-type="float">
            <text:p>360</text:p>
          </table:table-cell>
          <table:table-cell table:formula="of:=OFFSET([.C$4];[.M884];0)" office:value-type="float" office:value="43764" calcext:value-type="float">
            <text:p>43764</text:p>
          </table:table-cell>
          <table:table-cell table:formula="of:=[.L884]" office:value-type="float" office:value="0.125" calcext:value-type="float">
            <text:p>0.125</text:p>
          </table:table-cell>
          <table:table-cell office:value-type="float" office:value="282" calcext:value-type="float">
            <text:p>282</text:p>
          </table:table-cell>
          <table:table-cell table:formula="of:=IF(OFFSET([.D$4];[.M884];0)&lt;=[.O88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84]-[.L$2];[.T$2]);[.R$2]-[.L$2]);[.L$2])" office:value-type="time" office:time-value="PT03H10M00S" calcext:value-type="time">
            <text:p>03:10:00</text:p>
          </table:table-cell>
          <table:table-cell table:formula="of:=IF([.L885]&lt;[.L884];[.M884]+[.H$2];[.M884])" office:value-type="float" office:value="360" calcext:value-type="float">
            <text:p>360</text:p>
          </table:table-cell>
          <table:table-cell table:formula="of:=OFFSET([.C$4];[.M885];0)" office:value-type="float" office:value="43764" calcext:value-type="float">
            <text:p>43764</text:p>
          </table:table-cell>
          <table:table-cell table:formula="of:=[.L885]" office:value-type="float" office:value="0.131944444444444" calcext:value-type="float">
            <text:p>0.131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885];0)&lt;=[.O88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85]-[.L$2];[.T$2]);[.R$2]-[.L$2]);[.L$2])" office:value-type="time" office:time-value="PT03H20M00S" calcext:value-type="time">
            <text:p>03:20:00</text:p>
          </table:table-cell>
          <table:table-cell table:formula="of:=IF([.L886]&lt;[.L885];[.M885]+[.H$2];[.M885])" office:value-type="float" office:value="360" calcext:value-type="float">
            <text:p>360</text:p>
          </table:table-cell>
          <table:table-cell table:formula="of:=OFFSET([.C$4];[.M886];0)" office:value-type="float" office:value="43764" calcext:value-type="float">
            <text:p>43764</text:p>
          </table:table-cell>
          <table:table-cell table:formula="of:=[.L886]" office:value-type="float" office:value="0.138888888888889" calcext:value-type="float">
            <text:p>0.138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886];0)&lt;=[.O88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86]-[.L$2];[.T$2]);[.R$2]-[.L$2]);[.L$2])" office:value-type="time" office:time-value="PT03H30M00S" calcext:value-type="time">
            <text:p>03:30:00</text:p>
          </table:table-cell>
          <table:table-cell table:formula="of:=IF([.L887]&lt;[.L886];[.M886]+[.H$2];[.M886])" office:value-type="float" office:value="360" calcext:value-type="float">
            <text:p>360</text:p>
          </table:table-cell>
          <table:table-cell table:formula="of:=OFFSET([.C$4];[.M887];0)" office:value-type="float" office:value="43764" calcext:value-type="float">
            <text:p>43764</text:p>
          </table:table-cell>
          <table:table-cell table:formula="of:=[.L887]" office:value-type="float" office:value="0.145833333333333" calcext:value-type="float">
            <text:p>0.145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887];0)&lt;=[.O88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87]-[.L$2];[.T$2]);[.R$2]-[.L$2]);[.L$2])" office:value-type="time" office:time-value="PT03H40M00S" calcext:value-type="time">
            <text:p>03:40:00</text:p>
          </table:table-cell>
          <table:table-cell table:formula="of:=IF([.L888]&lt;[.L887];[.M887]+[.H$2];[.M887])" office:value-type="float" office:value="360" calcext:value-type="float">
            <text:p>360</text:p>
          </table:table-cell>
          <table:table-cell table:formula="of:=OFFSET([.C$4];[.M888];0)" office:value-type="float" office:value="43764" calcext:value-type="float">
            <text:p>43764</text:p>
          </table:table-cell>
          <table:table-cell table:formula="of:=[.L888]" office:value-type="float" office:value="0.152777777777778" calcext:value-type="float">
            <text:p>0.152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888];0)&lt;=[.O88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88]-[.L$2];[.T$2]);[.R$2]-[.L$2]);[.L$2])" office:value-type="time" office:time-value="PT03H50M00S" calcext:value-type="time">
            <text:p>03:50:00</text:p>
          </table:table-cell>
          <table:table-cell table:formula="of:=IF([.L889]&lt;[.L888];[.M888]+[.H$2];[.M888])" office:value-type="float" office:value="360" calcext:value-type="float">
            <text:p>360</text:p>
          </table:table-cell>
          <table:table-cell table:formula="of:=OFFSET([.C$4];[.M889];0)" office:value-type="float" office:value="43764" calcext:value-type="float">
            <text:p>43764</text:p>
          </table:table-cell>
          <table:table-cell table:formula="of:=[.L889]" office:value-type="float" office:value="0.159722222222222" calcext:value-type="float">
            <text:p>0.159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889];0)&lt;=[.O88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89]-[.L$2];[.T$2]);[.R$2]-[.L$2]);[.L$2])" office:value-type="time" office:time-value="PT04H00M00S" calcext:value-type="time">
            <text:p>04:00:00</text:p>
          </table:table-cell>
          <table:table-cell table:formula="of:=IF([.L890]&lt;[.L889];[.M889]+[.H$2];[.M889])" office:value-type="float" office:value="360" calcext:value-type="float">
            <text:p>360</text:p>
          </table:table-cell>
          <table:table-cell table:formula="of:=OFFSET([.C$4];[.M890];0)" office:value-type="float" office:value="43764" calcext:value-type="float">
            <text:p>43764</text:p>
          </table:table-cell>
          <table:table-cell table:formula="of:=[.L890]" office:value-type="float" office:value="0.166666666666667" calcext:value-type="float">
            <text:p>0.166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890];0)&lt;=[.O89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90]-[.L$2];[.T$2]);[.R$2]-[.L$2]);[.L$2])" office:value-type="time" office:time-value="PT04H10M00S" calcext:value-type="time">
            <text:p>04:10:00</text:p>
          </table:table-cell>
          <table:table-cell table:formula="of:=IF([.L891]&lt;[.L890];[.M890]+[.H$2];[.M890])" office:value-type="float" office:value="360" calcext:value-type="float">
            <text:p>360</text:p>
          </table:table-cell>
          <table:table-cell table:formula="of:=OFFSET([.C$4];[.M891];0)" office:value-type="float" office:value="43764" calcext:value-type="float">
            <text:p>43764</text:p>
          </table:table-cell>
          <table:table-cell table:formula="of:=[.L891]" office:value-type="float" office:value="0.173611111111111" calcext:value-type="float">
            <text:p>0.173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891];0)&lt;=[.O89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91]-[.L$2];[.T$2]);[.R$2]-[.L$2]);[.L$2])" office:value-type="time" office:time-value="PT04H20M00S" calcext:value-type="time">
            <text:p>04:20:00</text:p>
          </table:table-cell>
          <table:table-cell table:formula="of:=IF([.L892]&lt;[.L891];[.M891]+[.H$2];[.M891])" office:value-type="float" office:value="360" calcext:value-type="float">
            <text:p>360</text:p>
          </table:table-cell>
          <table:table-cell table:formula="of:=OFFSET([.C$4];[.M892];0)" office:value-type="float" office:value="43764" calcext:value-type="float">
            <text:p>43764</text:p>
          </table:table-cell>
          <table:table-cell table:formula="of:=[.L892]" office:value-type="float" office:value="0.180555555555556" calcext:value-type="float">
            <text:p>0.180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892];0)&lt;=[.O89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92]-[.L$2];[.T$2]);[.R$2]-[.L$2]);[.L$2])" office:value-type="time" office:time-value="PT04H30M00S" calcext:value-type="time">
            <text:p>04:30:00</text:p>
          </table:table-cell>
          <table:table-cell table:formula="of:=IF([.L893]&lt;[.L892];[.M892]+[.H$2];[.M892])" office:value-type="float" office:value="360" calcext:value-type="float">
            <text:p>360</text:p>
          </table:table-cell>
          <table:table-cell table:formula="of:=OFFSET([.C$4];[.M893];0)" office:value-type="float" office:value="43764" calcext:value-type="float">
            <text:p>43764</text:p>
          </table:table-cell>
          <table:table-cell table:formula="of:=[.L893]" office:value-type="float" office:value="0.1875" calcext:value-type="float">
            <text:p>0.1875</text:p>
          </table:table-cell>
          <table:table-cell office:value-type="float" office:value="282" calcext:value-type="float">
            <text:p>282</text:p>
          </table:table-cell>
          <table:table-cell table:formula="of:=IF(OFFSET([.D$4];[.M893];0)&lt;=[.O89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93]-[.L$2];[.T$2]);[.R$2]-[.L$2]);[.L$2])" office:value-type="time" office:time-value="PT04H40M00S" calcext:value-type="time">
            <text:p>04:40:00</text:p>
          </table:table-cell>
          <table:table-cell table:formula="of:=IF([.L894]&lt;[.L893];[.M893]+[.H$2];[.M893])" office:value-type="float" office:value="360" calcext:value-type="float">
            <text:p>360</text:p>
          </table:table-cell>
          <table:table-cell table:formula="of:=OFFSET([.C$4];[.M894];0)" office:value-type="float" office:value="43764" calcext:value-type="float">
            <text:p>43764</text:p>
          </table:table-cell>
          <table:table-cell table:formula="of:=[.L894]" office:value-type="float" office:value="0.194444444444444" calcext:value-type="float">
            <text:p>0.1944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894];0)&lt;=[.O89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94]-[.L$2];[.T$2]);[.R$2]-[.L$2]);[.L$2])" office:value-type="time" office:time-value="PT04H50M00S" calcext:value-type="time">
            <text:p>04:50:00</text:p>
          </table:table-cell>
          <table:table-cell table:formula="of:=IF([.L895]&lt;[.L894];[.M894]+[.H$2];[.M894])" office:value-type="float" office:value="360" calcext:value-type="float">
            <text:p>360</text:p>
          </table:table-cell>
          <table:table-cell table:formula="of:=OFFSET([.C$4];[.M895];0)" office:value-type="float" office:value="43764" calcext:value-type="float">
            <text:p>43764</text:p>
          </table:table-cell>
          <table:table-cell table:formula="of:=[.L895]" office:value-type="float" office:value="0.201388888888889" calcext:value-type="float">
            <text:p>0.201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895];0)&lt;=[.O89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95]-[.L$2];[.T$2]);[.R$2]-[.L$2]);[.L$2])" office:value-type="time" office:time-value="PT05H00M00S" calcext:value-type="time">
            <text:p>05:00:00</text:p>
          </table:table-cell>
          <table:table-cell table:formula="of:=IF([.L896]&lt;[.L895];[.M895]+[.H$2];[.M895])" office:value-type="float" office:value="360" calcext:value-type="float">
            <text:p>360</text:p>
          </table:table-cell>
          <table:table-cell table:formula="of:=OFFSET([.C$4];[.M896];0)" office:value-type="float" office:value="43764" calcext:value-type="float">
            <text:p>43764</text:p>
          </table:table-cell>
          <table:table-cell table:formula="of:=[.L896]" office:value-type="float" office:value="0.208333333333333" calcext:value-type="float">
            <text:p>0.208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896];0)&lt;=[.O89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96]-[.L$2];[.T$2]);[.R$2]-[.L$2]);[.L$2])" office:value-type="time" office:time-value="PT05H10M00S" calcext:value-type="time">
            <text:p>05:10:00</text:p>
          </table:table-cell>
          <table:table-cell table:formula="of:=IF([.L897]&lt;[.L896];[.M896]+[.H$2];[.M896])" office:value-type="float" office:value="360" calcext:value-type="float">
            <text:p>360</text:p>
          </table:table-cell>
          <table:table-cell table:formula="of:=OFFSET([.C$4];[.M897];0)" office:value-type="float" office:value="43764" calcext:value-type="float">
            <text:p>43764</text:p>
          </table:table-cell>
          <table:table-cell table:formula="of:=[.L897]" office:value-type="float" office:value="0.215277777777778" calcext:value-type="float">
            <text:p>0.2152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897];0)&lt;=[.O89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97]-[.L$2];[.T$2]);[.R$2]-[.L$2]);[.L$2])" office:value-type="time" office:time-value="PT05H20M00S" calcext:value-type="time">
            <text:p>05:20:00</text:p>
          </table:table-cell>
          <table:table-cell table:formula="of:=IF([.L898]&lt;[.L897];[.M897]+[.H$2];[.M897])" office:value-type="float" office:value="360" calcext:value-type="float">
            <text:p>360</text:p>
          </table:table-cell>
          <table:table-cell table:formula="of:=OFFSET([.C$4];[.M898];0)" office:value-type="float" office:value="43764" calcext:value-type="float">
            <text:p>43764</text:p>
          </table:table-cell>
          <table:table-cell table:formula="of:=[.L898]" office:value-type="float" office:value="0.222222222222222" calcext:value-type="float">
            <text:p>0.2222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898];0)&lt;=[.O89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98]-[.L$2];[.T$2]);[.R$2]-[.L$2]);[.L$2])" office:value-type="time" office:time-value="PT05H30M00S" calcext:value-type="time">
            <text:p>05:30:00</text:p>
          </table:table-cell>
          <table:table-cell table:formula="of:=IF([.L899]&lt;[.L898];[.M898]+[.H$2];[.M898])" office:value-type="float" office:value="360" calcext:value-type="float">
            <text:p>360</text:p>
          </table:table-cell>
          <table:table-cell table:formula="of:=OFFSET([.C$4];[.M899];0)" office:value-type="float" office:value="43764" calcext:value-type="float">
            <text:p>43764</text:p>
          </table:table-cell>
          <table:table-cell table:formula="of:=[.L899]" office:value-type="float" office:value="0.229166666666667" calcext:value-type="float">
            <text:p>0.2291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899];0)&lt;=[.O89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899]-[.L$2];[.T$2]);[.R$2]-[.L$2]);[.L$2])" office:value-type="time" office:time-value="PT05H40M00S" calcext:value-type="time">
            <text:p>05:40:00</text:p>
          </table:table-cell>
          <table:table-cell table:formula="of:=IF([.L900]&lt;[.L899];[.M899]+[.H$2];[.M899])" office:value-type="float" office:value="360" calcext:value-type="float">
            <text:p>360</text:p>
          </table:table-cell>
          <table:table-cell table:formula="of:=OFFSET([.C$4];[.M900];0)" office:value-type="float" office:value="43764" calcext:value-type="float">
            <text:p>43764</text:p>
          </table:table-cell>
          <table:table-cell table:formula="of:=[.L900]" office:value-type="float" office:value="0.236111111111111" calcext:value-type="float">
            <text:p>0.2361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900];0)&lt;=[.O90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00]-[.L$2];[.T$2]);[.R$2]-[.L$2]);[.L$2])" office:value-type="time" office:time-value="PT05H50M00S" calcext:value-type="time">
            <text:p>05:50:00</text:p>
          </table:table-cell>
          <table:table-cell table:formula="of:=IF([.L901]&lt;[.L900];[.M900]+[.H$2];[.M900])" office:value-type="float" office:value="360" calcext:value-type="float">
            <text:p>360</text:p>
          </table:table-cell>
          <table:table-cell table:formula="of:=OFFSET([.C$4];[.M901];0)" office:value-type="float" office:value="43764" calcext:value-type="float">
            <text:p>43764</text:p>
          </table:table-cell>
          <table:table-cell table:formula="of:=[.L901]" office:value-type="float" office:value="0.243055555555556" calcext:value-type="float">
            <text:p>0.2430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901];0)&lt;=[.O90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01]-[.L$2];[.T$2]);[.R$2]-[.L$2]);[.L$2])" office:value-type="time" office:time-value="PT06H00M00S" calcext:value-type="time">
            <text:p>06:00:00</text:p>
          </table:table-cell>
          <table:table-cell table:formula="of:=IF([.L902]&lt;[.L901];[.M901]+[.H$2];[.M901])" office:value-type="float" office:value="360" calcext:value-type="float">
            <text:p>360</text:p>
          </table:table-cell>
          <table:table-cell table:formula="of:=OFFSET([.C$4];[.M902];0)" office:value-type="float" office:value="43764" calcext:value-type="float">
            <text:p>43764</text:p>
          </table:table-cell>
          <table:table-cell table:formula="of:=[.L902]" office:value-type="float" office:value="0.25" calcext:value-type="float">
            <text:p>0.25</text:p>
          </table:table-cell>
          <table:table-cell office:value-type="float" office:value="282" calcext:value-type="float">
            <text:p>282</text:p>
          </table:table-cell>
          <table:table-cell table:formula="of:=IF(OFFSET([.D$4];[.M902];0)&lt;=[.O90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02]-[.L$2];[.T$2]);[.R$2]-[.L$2]);[.L$2])" office:value-type="time" office:time-value="PT06H10M00S" calcext:value-type="time">
            <text:p>06:10:00</text:p>
          </table:table-cell>
          <table:table-cell table:formula="of:=IF([.L903]&lt;[.L902];[.M902]+[.H$2];[.M902])" office:value-type="float" office:value="360" calcext:value-type="float">
            <text:p>360</text:p>
          </table:table-cell>
          <table:table-cell table:formula="of:=OFFSET([.C$4];[.M903];0)" office:value-type="float" office:value="43764" calcext:value-type="float">
            <text:p>43764</text:p>
          </table:table-cell>
          <table:table-cell table:formula="of:=[.L903]" office:value-type="float" office:value="0.256944444444444" calcext:value-type="float">
            <text:p>0.256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903];0)&lt;=[.O90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03]-[.L$2];[.T$2]);[.R$2]-[.L$2]);[.L$2])" office:value-type="time" office:time-value="PT06H20M00S" calcext:value-type="time">
            <text:p>06:20:00</text:p>
          </table:table-cell>
          <table:table-cell table:formula="of:=IF([.L904]&lt;[.L903];[.M903]+[.H$2];[.M903])" office:value-type="float" office:value="360" calcext:value-type="float">
            <text:p>360</text:p>
          </table:table-cell>
          <table:table-cell table:formula="of:=OFFSET([.C$4];[.M904];0)" office:value-type="float" office:value="43764" calcext:value-type="float">
            <text:p>43764</text:p>
          </table:table-cell>
          <table:table-cell table:formula="of:=[.L904]" office:value-type="float" office:value="0.263888888888889" calcext:value-type="float">
            <text:p>0.263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904];0)&lt;=[.O90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04]-[.L$2];[.T$2]);[.R$2]-[.L$2]);[.L$2])" office:value-type="time" office:time-value="PT06H30M00S" calcext:value-type="time">
            <text:p>06:30:00</text:p>
          </table:table-cell>
          <table:table-cell table:formula="of:=IF([.L905]&lt;[.L904];[.M904]+[.H$2];[.M904])" office:value-type="float" office:value="360" calcext:value-type="float">
            <text:p>360</text:p>
          </table:table-cell>
          <table:table-cell table:formula="of:=OFFSET([.C$4];[.M905];0)" office:value-type="float" office:value="43764" calcext:value-type="float">
            <text:p>43764</text:p>
          </table:table-cell>
          <table:table-cell table:formula="of:=[.L905]" office:value-type="float" office:value="0.270833333333333" calcext:value-type="float">
            <text:p>0.270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905];0)&lt;=[.O90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05]-[.L$2];[.T$2]);[.R$2]-[.L$2]);[.L$2])" office:value-type="time" office:time-value="PT06H40M00S" calcext:value-type="time">
            <text:p>06:40:00</text:p>
          </table:table-cell>
          <table:table-cell table:formula="of:=IF([.L906]&lt;[.L905];[.M905]+[.H$2];[.M905])" office:value-type="float" office:value="360" calcext:value-type="float">
            <text:p>360</text:p>
          </table:table-cell>
          <table:table-cell table:formula="of:=OFFSET([.C$4];[.M906];0)" office:value-type="float" office:value="43764" calcext:value-type="float">
            <text:p>43764</text:p>
          </table:table-cell>
          <table:table-cell table:formula="of:=[.L906]" office:value-type="float" office:value="0.277777777777778" calcext:value-type="float">
            <text:p>0.277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906];0)&lt;=[.O90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06]-[.L$2];[.T$2]);[.R$2]-[.L$2]);[.L$2])" office:value-type="time" office:time-value="PT06H50M00S" calcext:value-type="time">
            <text:p>06:50:00</text:p>
          </table:table-cell>
          <table:table-cell table:formula="of:=IF([.L907]&lt;[.L906];[.M906]+[.H$2];[.M906])" office:value-type="float" office:value="360" calcext:value-type="float">
            <text:p>360</text:p>
          </table:table-cell>
          <table:table-cell table:formula="of:=OFFSET([.C$4];[.M907];0)" office:value-type="float" office:value="43764" calcext:value-type="float">
            <text:p>43764</text:p>
          </table:table-cell>
          <table:table-cell table:formula="of:=[.L907]" office:value-type="float" office:value="0.284722222222222" calcext:value-type="float">
            <text:p>0.284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907];0)&lt;=[.O90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07]-[.L$2];[.T$2]);[.R$2]-[.L$2]);[.L$2])" office:value-type="time" office:time-value="PT07H00M00S" calcext:value-type="time">
            <text:p>07:00:00</text:p>
          </table:table-cell>
          <table:table-cell table:formula="of:=IF([.L908]&lt;[.L907];[.M907]+[.H$2];[.M907])" office:value-type="float" office:value="360" calcext:value-type="float">
            <text:p>360</text:p>
          </table:table-cell>
          <table:table-cell table:formula="of:=OFFSET([.C$4];[.M908];0)" office:value-type="float" office:value="43764" calcext:value-type="float">
            <text:p>43764</text:p>
          </table:table-cell>
          <table:table-cell table:formula="of:=[.L908]" office:value-type="float" office:value="0.291666666666667" calcext:value-type="float">
            <text:p>0.291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908];0)&lt;=[.O90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08]-[.L$2];[.T$2]);[.R$2]-[.L$2]);[.L$2])" office:value-type="time" office:time-value="PT07H10M00S" calcext:value-type="time">
            <text:p>07:10:00</text:p>
          </table:table-cell>
          <table:table-cell table:formula="of:=IF([.L909]&lt;[.L908];[.M908]+[.H$2];[.M908])" office:value-type="float" office:value="360" calcext:value-type="float">
            <text:p>360</text:p>
          </table:table-cell>
          <table:table-cell table:formula="of:=OFFSET([.C$4];[.M909];0)" office:value-type="float" office:value="43764" calcext:value-type="float">
            <text:p>43764</text:p>
          </table:table-cell>
          <table:table-cell table:formula="of:=[.L909]" office:value-type="float" office:value="0.298611111111111" calcext:value-type="float">
            <text:p>0.298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909];0)&lt;=[.O90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09]-[.L$2];[.T$2]);[.R$2]-[.L$2]);[.L$2])" office:value-type="time" office:time-value="PT07H20M00S" calcext:value-type="time">
            <text:p>07:20:00</text:p>
          </table:table-cell>
          <table:table-cell table:formula="of:=IF([.L910]&lt;[.L909];[.M909]+[.H$2];[.M909])" office:value-type="float" office:value="360" calcext:value-type="float">
            <text:p>360</text:p>
          </table:table-cell>
          <table:table-cell table:formula="of:=OFFSET([.C$4];[.M910];0)" office:value-type="float" office:value="43764" calcext:value-type="float">
            <text:p>43764</text:p>
          </table:table-cell>
          <table:table-cell table:formula="of:=[.L910]" office:value-type="float" office:value="0.305555555555556" calcext:value-type="float">
            <text:p>0.305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910];0)&lt;=[.O91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10]-[.L$2];[.T$2]);[.R$2]-[.L$2]);[.L$2])" office:value-type="time" office:time-value="PT07H30M00S" calcext:value-type="time">
            <text:p>07:30:00</text:p>
          </table:table-cell>
          <table:table-cell table:formula="of:=IF([.L911]&lt;[.L910];[.M910]+[.H$2];[.M910])" office:value-type="float" office:value="360" calcext:value-type="float">
            <text:p>360</text:p>
          </table:table-cell>
          <table:table-cell table:formula="of:=OFFSET([.C$4];[.M911];0)" office:value-type="float" office:value="43764" calcext:value-type="float">
            <text:p>43764</text:p>
          </table:table-cell>
          <table:table-cell table:formula="of:=[.L911]" office:value-type="float" office:value="0.3125" calcext:value-type="float">
            <text:p>0.3125</text:p>
          </table:table-cell>
          <table:table-cell office:value-type="float" office:value="282" calcext:value-type="float">
            <text:p>282</text:p>
          </table:table-cell>
          <table:table-cell table:formula="of:=IF(OFFSET([.D$4];[.M911];0)&lt;=[.O91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11]-[.L$2];[.T$2]);[.R$2]-[.L$2]);[.L$2])" office:value-type="time" office:time-value="PT07H40M00S" calcext:value-type="time">
            <text:p>07:40:00</text:p>
          </table:table-cell>
          <table:table-cell table:formula="of:=IF([.L912]&lt;[.L911];[.M911]+[.H$2];[.M911])" office:value-type="float" office:value="360" calcext:value-type="float">
            <text:p>360</text:p>
          </table:table-cell>
          <table:table-cell table:formula="of:=OFFSET([.C$4];[.M912];0)" office:value-type="float" office:value="43764" calcext:value-type="float">
            <text:p>43764</text:p>
          </table:table-cell>
          <table:table-cell table:formula="of:=[.L912]" office:value-type="float" office:value="0.319444444444444" calcext:value-type="float">
            <text:p>0.3194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912];0)&lt;=[.O91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12]-[.L$2];[.T$2]);[.R$2]-[.L$2]);[.L$2])" office:value-type="time" office:time-value="PT07H50M00S" calcext:value-type="time">
            <text:p>07:50:00</text:p>
          </table:table-cell>
          <table:table-cell table:formula="of:=IF([.L913]&lt;[.L912];[.M912]+[.H$2];[.M912])" office:value-type="float" office:value="360" calcext:value-type="float">
            <text:p>360</text:p>
          </table:table-cell>
          <table:table-cell table:formula="of:=OFFSET([.C$4];[.M913];0)" office:value-type="float" office:value="43764" calcext:value-type="float">
            <text:p>43764</text:p>
          </table:table-cell>
          <table:table-cell table:formula="of:=[.L913]" office:value-type="float" office:value="0.326388888888889" calcext:value-type="float">
            <text:p>0.326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913];0)&lt;=[.O91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13]-[.L$2];[.T$2]);[.R$2]-[.L$2]);[.L$2])" office:value-type="time" office:time-value="PT08H00M00S" calcext:value-type="time">
            <text:p>08:00:00</text:p>
          </table:table-cell>
          <table:table-cell table:formula="of:=IF([.L914]&lt;[.L913];[.M913]+[.H$2];[.M913])" office:value-type="float" office:value="360" calcext:value-type="float">
            <text:p>360</text:p>
          </table:table-cell>
          <table:table-cell table:formula="of:=OFFSET([.C$4];[.M914];0)" office:value-type="float" office:value="43764" calcext:value-type="float">
            <text:p>43764</text:p>
          </table:table-cell>
          <table:table-cell table:formula="of:=[.L914]" office:value-type="float" office:value="0.333333333333333" calcext:value-type="float">
            <text:p>0.333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914];0)&lt;=[.O91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14]-[.L$2];[.T$2]);[.R$2]-[.L$2]);[.L$2])" office:value-type="time" office:time-value="PT00H10M00S" calcext:value-type="time">
            <text:p>00:10:00</text:p>
          </table:table-cell>
          <table:table-cell table:formula="of:=IF([.L915]&lt;[.L914];[.M914]+[.H$2];[.M914])" office:value-type="float" office:value="380" calcext:value-type="float">
            <text:p>380</text:p>
          </table:table-cell>
          <table:table-cell table:formula="of:=OFFSET([.C$4];[.M915];0)" office:value-type="float" office:value="43765" calcext:value-type="float">
            <text:p>43765</text:p>
          </table:table-cell>
          <table:table-cell table:formula="of:=[.L915]" office:value-type="float" office:value="0.00694444444444444" calcext:value-type="float">
            <text:p>0.006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915];0)&lt;=[.O91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15]-[.L$2];[.T$2]);[.R$2]-[.L$2]);[.L$2])" office:value-type="time" office:time-value="PT00H20M00S" calcext:value-type="time">
            <text:p>00:20:00</text:p>
          </table:table-cell>
          <table:table-cell table:formula="of:=IF([.L916]&lt;[.L915];[.M915]+[.H$2];[.M915])" office:value-type="float" office:value="380" calcext:value-type="float">
            <text:p>380</text:p>
          </table:table-cell>
          <table:table-cell table:formula="of:=OFFSET([.C$4];[.M916];0)" office:value-type="float" office:value="43765" calcext:value-type="float">
            <text:p>43765</text:p>
          </table:table-cell>
          <table:table-cell table:formula="of:=[.L916]" office:value-type="float" office:value="0.0138888888888889" calcext:value-type="float">
            <text:p>0.013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916];0)&lt;=[.O91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16]-[.L$2];[.T$2]);[.R$2]-[.L$2]);[.L$2])" office:value-type="time" office:time-value="PT00H30M00S" calcext:value-type="time">
            <text:p>00:30:00</text:p>
          </table:table-cell>
          <table:table-cell table:formula="of:=IF([.L917]&lt;[.L916];[.M916]+[.H$2];[.M916])" office:value-type="float" office:value="380" calcext:value-type="float">
            <text:p>380</text:p>
          </table:table-cell>
          <table:table-cell table:formula="of:=OFFSET([.C$4];[.M917];0)" office:value-type="float" office:value="43765" calcext:value-type="float">
            <text:p>43765</text:p>
          </table:table-cell>
          <table:table-cell table:formula="of:=[.L917]" office:value-type="float" office:value="0.0208333333333333" calcext:value-type="float">
            <text:p>0.020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917];0)&lt;=[.O91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17]-[.L$2];[.T$2]);[.R$2]-[.L$2]);[.L$2])" office:value-type="time" office:time-value="PT00H40M00S" calcext:value-type="time">
            <text:p>00:40:00</text:p>
          </table:table-cell>
          <table:table-cell table:formula="of:=IF([.L918]&lt;[.L917];[.M917]+[.H$2];[.M917])" office:value-type="float" office:value="380" calcext:value-type="float">
            <text:p>380</text:p>
          </table:table-cell>
          <table:table-cell table:formula="of:=OFFSET([.C$4];[.M918];0)" office:value-type="float" office:value="43765" calcext:value-type="float">
            <text:p>43765</text:p>
          </table:table-cell>
          <table:table-cell table:formula="of:=[.L918]" office:value-type="float" office:value="0.0277777777777778" calcext:value-type="float">
            <text:p>0.027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918];0)&lt;=[.O91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18]-[.L$2];[.T$2]);[.R$2]-[.L$2]);[.L$2])" office:value-type="time" office:time-value="PT00H50M00S" calcext:value-type="time">
            <text:p>00:50:00</text:p>
          </table:table-cell>
          <table:table-cell table:formula="of:=IF([.L919]&lt;[.L918];[.M918]+[.H$2];[.M918])" office:value-type="float" office:value="380" calcext:value-type="float">
            <text:p>380</text:p>
          </table:table-cell>
          <table:table-cell table:formula="of:=OFFSET([.C$4];[.M919];0)" office:value-type="float" office:value="43765" calcext:value-type="float">
            <text:p>43765</text:p>
          </table:table-cell>
          <table:table-cell table:formula="of:=[.L919]" office:value-type="float" office:value="0.0347222222222222" calcext:value-type="float">
            <text:p>0.034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919];0)&lt;=[.O91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19]-[.L$2];[.T$2]);[.R$2]-[.L$2]);[.L$2])" office:value-type="time" office:time-value="PT01H00M00S" calcext:value-type="time">
            <text:p>01:00:00</text:p>
          </table:table-cell>
          <table:table-cell table:formula="of:=IF([.L920]&lt;[.L919];[.M919]+[.H$2];[.M919])" office:value-type="float" office:value="380" calcext:value-type="float">
            <text:p>380</text:p>
          </table:table-cell>
          <table:table-cell table:formula="of:=OFFSET([.C$4];[.M920];0)" office:value-type="float" office:value="43765" calcext:value-type="float">
            <text:p>43765</text:p>
          </table:table-cell>
          <table:table-cell table:formula="of:=[.L920]" office:value-type="float" office:value="0.0416666666666667" calcext:value-type="float">
            <text:p>0.041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920];0)&lt;=[.O92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20]-[.L$2];[.T$2]);[.R$2]-[.L$2]);[.L$2])" office:value-type="time" office:time-value="PT01H10M00S" calcext:value-type="time">
            <text:p>01:10:00</text:p>
          </table:table-cell>
          <table:table-cell table:formula="of:=IF([.L921]&lt;[.L920];[.M920]+[.H$2];[.M920])" office:value-type="float" office:value="380" calcext:value-type="float">
            <text:p>380</text:p>
          </table:table-cell>
          <table:table-cell table:formula="of:=OFFSET([.C$4];[.M921];0)" office:value-type="float" office:value="43765" calcext:value-type="float">
            <text:p>43765</text:p>
          </table:table-cell>
          <table:table-cell table:formula="of:=[.L921]" office:value-type="float" office:value="0.0486111111111111" calcext:value-type="float">
            <text:p>0.048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921];0)&lt;=[.O92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21]-[.L$2];[.T$2]);[.R$2]-[.L$2]);[.L$2])" office:value-type="time" office:time-value="PT01H20M00S" calcext:value-type="time">
            <text:p>01:20:00</text:p>
          </table:table-cell>
          <table:table-cell table:formula="of:=IF([.L922]&lt;[.L921];[.M921]+[.H$2];[.M921])" office:value-type="float" office:value="380" calcext:value-type="float">
            <text:p>380</text:p>
          </table:table-cell>
          <table:table-cell table:formula="of:=OFFSET([.C$4];[.M922];0)" office:value-type="float" office:value="43765" calcext:value-type="float">
            <text:p>43765</text:p>
          </table:table-cell>
          <table:table-cell table:formula="of:=[.L922]" office:value-type="float" office:value="0.0555555555555556" calcext:value-type="float">
            <text:p>0.055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922];0)&lt;=[.O92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22]-[.L$2];[.T$2]);[.R$2]-[.L$2]);[.L$2])" office:value-type="time" office:time-value="PT01H30M00S" calcext:value-type="time">
            <text:p>01:30:00</text:p>
          </table:table-cell>
          <table:table-cell table:formula="of:=IF([.L923]&lt;[.L922];[.M922]+[.H$2];[.M922])" office:value-type="float" office:value="380" calcext:value-type="float">
            <text:p>380</text:p>
          </table:table-cell>
          <table:table-cell table:formula="of:=OFFSET([.C$4];[.M923];0)" office:value-type="float" office:value="43765" calcext:value-type="float">
            <text:p>43765</text:p>
          </table:table-cell>
          <table:table-cell table:formula="of:=[.L923]" office:value-type="float" office:value="0.0625" calcext:value-type="float">
            <text:p>0.0625</text:p>
          </table:table-cell>
          <table:table-cell office:value-type="float" office:value="282" calcext:value-type="float">
            <text:p>282</text:p>
          </table:table-cell>
          <table:table-cell table:formula="of:=IF(OFFSET([.D$4];[.M923];0)&lt;=[.O92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23]-[.L$2];[.T$2]);[.R$2]-[.L$2]);[.L$2])" office:value-type="time" office:time-value="PT01H40M00S" calcext:value-type="time">
            <text:p>01:40:00</text:p>
          </table:table-cell>
          <table:table-cell table:formula="of:=IF([.L924]&lt;[.L923];[.M923]+[.H$2];[.M923])" office:value-type="float" office:value="380" calcext:value-type="float">
            <text:p>380</text:p>
          </table:table-cell>
          <table:table-cell table:formula="of:=OFFSET([.C$4];[.M924];0)" office:value-type="float" office:value="43765" calcext:value-type="float">
            <text:p>43765</text:p>
          </table:table-cell>
          <table:table-cell table:formula="of:=[.L924]" office:value-type="float" office:value="0.0694444444444444" calcext:value-type="float">
            <text:p>0.069444444444445</text:p>
          </table:table-cell>
          <table:table-cell office:value-type="float" office:value="282" calcext:value-type="float">
            <text:p>282</text:p>
          </table:table-cell>
          <table:table-cell table:formula="of:=IF(OFFSET([.D$4];[.M924];0)&lt;=[.O92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24]-[.L$2];[.T$2]);[.R$2]-[.L$2]);[.L$2])" office:value-type="time" office:time-value="PT01H50M00S" calcext:value-type="time">
            <text:p>01:50:00</text:p>
          </table:table-cell>
          <table:table-cell table:formula="of:=IF([.L925]&lt;[.L924];[.M924]+[.H$2];[.M924])" office:value-type="float" office:value="380" calcext:value-type="float">
            <text:p>380</text:p>
          </table:table-cell>
          <table:table-cell table:formula="of:=OFFSET([.C$4];[.M925];0)" office:value-type="float" office:value="43765" calcext:value-type="float">
            <text:p>43765</text:p>
          </table:table-cell>
          <table:table-cell table:formula="of:=[.L925]" office:value-type="float" office:value="0.0763888888888889" calcext:value-type="float">
            <text:p>0.076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925];0)&lt;=[.O92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25]-[.L$2];[.T$2]);[.R$2]-[.L$2]);[.L$2])" office:value-type="time" office:time-value="PT02H00M00S" calcext:value-type="time">
            <text:p>02:00:00</text:p>
          </table:table-cell>
          <table:table-cell table:formula="of:=IF([.L926]&lt;[.L925];[.M925]+[.H$2];[.M925])" office:value-type="float" office:value="380" calcext:value-type="float">
            <text:p>380</text:p>
          </table:table-cell>
          <table:table-cell table:formula="of:=OFFSET([.C$4];[.M926];0)" office:value-type="float" office:value="43765" calcext:value-type="float">
            <text:p>43765</text:p>
          </table:table-cell>
          <table:table-cell table:formula="of:=[.L926]" office:value-type="float" office:value="0.0833333333333333" calcext:value-type="float">
            <text:p>0.083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926];0)&lt;=[.O92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26]-[.L$2];[.T$2]);[.R$2]-[.L$2]);[.L$2])" office:value-type="time" office:time-value="PT02H10M00S" calcext:value-type="time">
            <text:p>02:10:00</text:p>
          </table:table-cell>
          <table:table-cell table:formula="of:=IF([.L927]&lt;[.L926];[.M926]+[.H$2];[.M926])" office:value-type="float" office:value="380" calcext:value-type="float">
            <text:p>380</text:p>
          </table:table-cell>
          <table:table-cell table:formula="of:=OFFSET([.C$4];[.M927];0)" office:value-type="float" office:value="43765" calcext:value-type="float">
            <text:p>43765</text:p>
          </table:table-cell>
          <table:table-cell table:formula="of:=[.L927]" office:value-type="float" office:value="0.0902777777777778" calcext:value-type="float">
            <text:p>0.0902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927];0)&lt;=[.O92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27]-[.L$2];[.T$2]);[.R$2]-[.L$2]);[.L$2])" office:value-type="time" office:time-value="PT02H20M00S" calcext:value-type="time">
            <text:p>02:20:00</text:p>
          </table:table-cell>
          <table:table-cell table:formula="of:=IF([.L928]&lt;[.L927];[.M927]+[.H$2];[.M927])" office:value-type="float" office:value="380" calcext:value-type="float">
            <text:p>380</text:p>
          </table:table-cell>
          <table:table-cell table:formula="of:=OFFSET([.C$4];[.M928];0)" office:value-type="float" office:value="43765" calcext:value-type="float">
            <text:p>43765</text:p>
          </table:table-cell>
          <table:table-cell table:formula="of:=[.L928]" office:value-type="float" office:value="0.0972222222222222" calcext:value-type="float">
            <text:p>0.0972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928];0)&lt;=[.O92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28]-[.L$2];[.T$2]);[.R$2]-[.L$2]);[.L$2])" office:value-type="time" office:time-value="PT02H30M00S" calcext:value-type="time">
            <text:p>02:30:00</text:p>
          </table:table-cell>
          <table:table-cell table:formula="of:=IF([.L929]&lt;[.L928];[.M928]+[.H$2];[.M928])" office:value-type="float" office:value="380" calcext:value-type="float">
            <text:p>380</text:p>
          </table:table-cell>
          <table:table-cell table:formula="of:=OFFSET([.C$4];[.M929];0)" office:value-type="float" office:value="43765" calcext:value-type="float">
            <text:p>43765</text:p>
          </table:table-cell>
          <table:table-cell table:formula="of:=[.L929]" office:value-type="float" office:value="0.104166666666667" calcext:value-type="float">
            <text:p>0.1041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929];0)&lt;=[.O92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29]-[.L$2];[.T$2]);[.R$2]-[.L$2]);[.L$2])" office:value-type="time" office:time-value="PT02H40M00S" calcext:value-type="time">
            <text:p>02:40:00</text:p>
          </table:table-cell>
          <table:table-cell table:formula="of:=IF([.L930]&lt;[.L929];[.M929]+[.H$2];[.M929])" office:value-type="float" office:value="380" calcext:value-type="float">
            <text:p>380</text:p>
          </table:table-cell>
          <table:table-cell table:formula="of:=OFFSET([.C$4];[.M930];0)" office:value-type="float" office:value="43765" calcext:value-type="float">
            <text:p>43765</text:p>
          </table:table-cell>
          <table:table-cell table:formula="of:=[.L930]" office:value-type="float" office:value="0.111111111111111" calcext:value-type="float">
            <text:p>0.1111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930];0)&lt;=[.O93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30]-[.L$2];[.T$2]);[.R$2]-[.L$2]);[.L$2])" office:value-type="time" office:time-value="PT02H50M00S" calcext:value-type="time">
            <text:p>02:50:00</text:p>
          </table:table-cell>
          <table:table-cell table:formula="of:=IF([.L931]&lt;[.L930];[.M930]+[.H$2];[.M930])" office:value-type="float" office:value="380" calcext:value-type="float">
            <text:p>380</text:p>
          </table:table-cell>
          <table:table-cell table:formula="of:=OFFSET([.C$4];[.M931];0)" office:value-type="float" office:value="43765" calcext:value-type="float">
            <text:p>43765</text:p>
          </table:table-cell>
          <table:table-cell table:formula="of:=[.L931]" office:value-type="float" office:value="0.118055555555556" calcext:value-type="float">
            <text:p>0.1180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931];0)&lt;=[.O93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31]-[.L$2];[.T$2]);[.R$2]-[.L$2]);[.L$2])" office:value-type="time" office:time-value="PT03H00M00S" calcext:value-type="time">
            <text:p>03:00:00</text:p>
          </table:table-cell>
          <table:table-cell table:formula="of:=IF([.L932]&lt;[.L931];[.M931]+[.H$2];[.M931])" office:value-type="float" office:value="380" calcext:value-type="float">
            <text:p>380</text:p>
          </table:table-cell>
          <table:table-cell table:formula="of:=OFFSET([.C$4];[.M932];0)" office:value-type="float" office:value="43765" calcext:value-type="float">
            <text:p>43765</text:p>
          </table:table-cell>
          <table:table-cell table:formula="of:=[.L932]" office:value-type="float" office:value="0.125" calcext:value-type="float">
            <text:p>0.125</text:p>
          </table:table-cell>
          <table:table-cell office:value-type="float" office:value="282" calcext:value-type="float">
            <text:p>282</text:p>
          </table:table-cell>
          <table:table-cell table:formula="of:=IF(OFFSET([.D$4];[.M932];0)&lt;=[.O93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32]-[.L$2];[.T$2]);[.R$2]-[.L$2]);[.L$2])" office:value-type="time" office:time-value="PT03H10M00S" calcext:value-type="time">
            <text:p>03:10:00</text:p>
          </table:table-cell>
          <table:table-cell table:formula="of:=IF([.L933]&lt;[.L932];[.M932]+[.H$2];[.M932])" office:value-type="float" office:value="380" calcext:value-type="float">
            <text:p>380</text:p>
          </table:table-cell>
          <table:table-cell table:formula="of:=OFFSET([.C$4];[.M933];0)" office:value-type="float" office:value="43765" calcext:value-type="float">
            <text:p>43765</text:p>
          </table:table-cell>
          <table:table-cell table:formula="of:=[.L933]" office:value-type="float" office:value="0.131944444444444" calcext:value-type="float">
            <text:p>0.131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933];0)&lt;=[.O93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33]-[.L$2];[.T$2]);[.R$2]-[.L$2]);[.L$2])" office:value-type="time" office:time-value="PT03H20M00S" calcext:value-type="time">
            <text:p>03:20:00</text:p>
          </table:table-cell>
          <table:table-cell table:formula="of:=IF([.L934]&lt;[.L933];[.M933]+[.H$2];[.M933])" office:value-type="float" office:value="380" calcext:value-type="float">
            <text:p>380</text:p>
          </table:table-cell>
          <table:table-cell table:formula="of:=OFFSET([.C$4];[.M934];0)" office:value-type="float" office:value="43765" calcext:value-type="float">
            <text:p>43765</text:p>
          </table:table-cell>
          <table:table-cell table:formula="of:=[.L934]" office:value-type="float" office:value="0.138888888888889" calcext:value-type="float">
            <text:p>0.138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934];0)&lt;=[.O93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34]-[.L$2];[.T$2]);[.R$2]-[.L$2]);[.L$2])" office:value-type="time" office:time-value="PT03H30M00S" calcext:value-type="time">
            <text:p>03:30:00</text:p>
          </table:table-cell>
          <table:table-cell table:formula="of:=IF([.L935]&lt;[.L934];[.M934]+[.H$2];[.M934])" office:value-type="float" office:value="380" calcext:value-type="float">
            <text:p>380</text:p>
          </table:table-cell>
          <table:table-cell table:formula="of:=OFFSET([.C$4];[.M935];0)" office:value-type="float" office:value="43765" calcext:value-type="float">
            <text:p>43765</text:p>
          </table:table-cell>
          <table:table-cell table:formula="of:=[.L935]" office:value-type="float" office:value="0.145833333333333" calcext:value-type="float">
            <text:p>0.145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935];0)&lt;=[.O93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35]-[.L$2];[.T$2]);[.R$2]-[.L$2]);[.L$2])" office:value-type="time" office:time-value="PT03H40M00S" calcext:value-type="time">
            <text:p>03:40:00</text:p>
          </table:table-cell>
          <table:table-cell table:formula="of:=IF([.L936]&lt;[.L935];[.M935]+[.H$2];[.M935])" office:value-type="float" office:value="380" calcext:value-type="float">
            <text:p>380</text:p>
          </table:table-cell>
          <table:table-cell table:formula="of:=OFFSET([.C$4];[.M936];0)" office:value-type="float" office:value="43765" calcext:value-type="float">
            <text:p>43765</text:p>
          </table:table-cell>
          <table:table-cell table:formula="of:=[.L936]" office:value-type="float" office:value="0.152777777777778" calcext:value-type="float">
            <text:p>0.152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936];0)&lt;=[.O93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36]-[.L$2];[.T$2]);[.R$2]-[.L$2]);[.L$2])" office:value-type="time" office:time-value="PT03H50M00S" calcext:value-type="time">
            <text:p>03:50:00</text:p>
          </table:table-cell>
          <table:table-cell table:formula="of:=IF([.L937]&lt;[.L936];[.M936]+[.H$2];[.M936])" office:value-type="float" office:value="380" calcext:value-type="float">
            <text:p>380</text:p>
          </table:table-cell>
          <table:table-cell table:formula="of:=OFFSET([.C$4];[.M937];0)" office:value-type="float" office:value="43765" calcext:value-type="float">
            <text:p>43765</text:p>
          </table:table-cell>
          <table:table-cell table:formula="of:=[.L937]" office:value-type="float" office:value="0.159722222222222" calcext:value-type="float">
            <text:p>0.159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937];0)&lt;=[.O93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37]-[.L$2];[.T$2]);[.R$2]-[.L$2]);[.L$2])" office:value-type="time" office:time-value="PT04H00M00S" calcext:value-type="time">
            <text:p>04:00:00</text:p>
          </table:table-cell>
          <table:table-cell table:formula="of:=IF([.L938]&lt;[.L937];[.M937]+[.H$2];[.M937])" office:value-type="float" office:value="380" calcext:value-type="float">
            <text:p>380</text:p>
          </table:table-cell>
          <table:table-cell table:formula="of:=OFFSET([.C$4];[.M938];0)" office:value-type="float" office:value="43765" calcext:value-type="float">
            <text:p>43765</text:p>
          </table:table-cell>
          <table:table-cell table:formula="of:=[.L938]" office:value-type="float" office:value="0.166666666666667" calcext:value-type="float">
            <text:p>0.166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938];0)&lt;=[.O93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38]-[.L$2];[.T$2]);[.R$2]-[.L$2]);[.L$2])" office:value-type="time" office:time-value="PT04H10M00S" calcext:value-type="time">
            <text:p>04:10:00</text:p>
          </table:table-cell>
          <table:table-cell table:formula="of:=IF([.L939]&lt;[.L938];[.M938]+[.H$2];[.M938])" office:value-type="float" office:value="380" calcext:value-type="float">
            <text:p>380</text:p>
          </table:table-cell>
          <table:table-cell table:formula="of:=OFFSET([.C$4];[.M939];0)" office:value-type="float" office:value="43765" calcext:value-type="float">
            <text:p>43765</text:p>
          </table:table-cell>
          <table:table-cell table:formula="of:=[.L939]" office:value-type="float" office:value="0.173611111111111" calcext:value-type="float">
            <text:p>0.173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939];0)&lt;=[.O93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39]-[.L$2];[.T$2]);[.R$2]-[.L$2]);[.L$2])" office:value-type="time" office:time-value="PT04H20M00S" calcext:value-type="time">
            <text:p>04:20:00</text:p>
          </table:table-cell>
          <table:table-cell table:formula="of:=IF([.L940]&lt;[.L939];[.M939]+[.H$2];[.M939])" office:value-type="float" office:value="380" calcext:value-type="float">
            <text:p>380</text:p>
          </table:table-cell>
          <table:table-cell table:formula="of:=OFFSET([.C$4];[.M940];0)" office:value-type="float" office:value="43765" calcext:value-type="float">
            <text:p>43765</text:p>
          </table:table-cell>
          <table:table-cell table:formula="of:=[.L940]" office:value-type="float" office:value="0.180555555555556" calcext:value-type="float">
            <text:p>0.180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940];0)&lt;=[.O94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40]-[.L$2];[.T$2]);[.R$2]-[.L$2]);[.L$2])" office:value-type="time" office:time-value="PT04H30M00S" calcext:value-type="time">
            <text:p>04:30:00</text:p>
          </table:table-cell>
          <table:table-cell table:formula="of:=IF([.L941]&lt;[.L940];[.M940]+[.H$2];[.M940])" office:value-type="float" office:value="380" calcext:value-type="float">
            <text:p>380</text:p>
          </table:table-cell>
          <table:table-cell table:formula="of:=OFFSET([.C$4];[.M941];0)" office:value-type="float" office:value="43765" calcext:value-type="float">
            <text:p>43765</text:p>
          </table:table-cell>
          <table:table-cell table:formula="of:=[.L941]" office:value-type="float" office:value="0.1875" calcext:value-type="float">
            <text:p>0.1875</text:p>
          </table:table-cell>
          <table:table-cell office:value-type="float" office:value="282" calcext:value-type="float">
            <text:p>282</text:p>
          </table:table-cell>
          <table:table-cell table:formula="of:=IF(OFFSET([.D$4];[.M941];0)&lt;=[.O94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41]-[.L$2];[.T$2]);[.R$2]-[.L$2]);[.L$2])" office:value-type="time" office:time-value="PT04H40M00S" calcext:value-type="time">
            <text:p>04:40:00</text:p>
          </table:table-cell>
          <table:table-cell table:formula="of:=IF([.L942]&lt;[.L941];[.M941]+[.H$2];[.M941])" office:value-type="float" office:value="380" calcext:value-type="float">
            <text:p>380</text:p>
          </table:table-cell>
          <table:table-cell table:formula="of:=OFFSET([.C$4];[.M942];0)" office:value-type="float" office:value="43765" calcext:value-type="float">
            <text:p>43765</text:p>
          </table:table-cell>
          <table:table-cell table:formula="of:=[.L942]" office:value-type="float" office:value="0.194444444444444" calcext:value-type="float">
            <text:p>0.1944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942];0)&lt;=[.O94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42]-[.L$2];[.T$2]);[.R$2]-[.L$2]);[.L$2])" office:value-type="time" office:time-value="PT04H50M00S" calcext:value-type="time">
            <text:p>04:50:00</text:p>
          </table:table-cell>
          <table:table-cell table:formula="of:=IF([.L943]&lt;[.L942];[.M942]+[.H$2];[.M942])" office:value-type="float" office:value="380" calcext:value-type="float">
            <text:p>380</text:p>
          </table:table-cell>
          <table:table-cell table:formula="of:=OFFSET([.C$4];[.M943];0)" office:value-type="float" office:value="43765" calcext:value-type="float">
            <text:p>43765</text:p>
          </table:table-cell>
          <table:table-cell table:formula="of:=[.L943]" office:value-type="float" office:value="0.201388888888889" calcext:value-type="float">
            <text:p>0.201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943];0)&lt;=[.O94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43]-[.L$2];[.T$2]);[.R$2]-[.L$2]);[.L$2])" office:value-type="time" office:time-value="PT05H00M00S" calcext:value-type="time">
            <text:p>05:00:00</text:p>
          </table:table-cell>
          <table:table-cell table:formula="of:=IF([.L944]&lt;[.L943];[.M943]+[.H$2];[.M943])" office:value-type="float" office:value="380" calcext:value-type="float">
            <text:p>380</text:p>
          </table:table-cell>
          <table:table-cell table:formula="of:=OFFSET([.C$4];[.M944];0)" office:value-type="float" office:value="43765" calcext:value-type="float">
            <text:p>43765</text:p>
          </table:table-cell>
          <table:table-cell table:formula="of:=[.L944]" office:value-type="float" office:value="0.208333333333333" calcext:value-type="float">
            <text:p>0.208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944];0)&lt;=[.O94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44]-[.L$2];[.T$2]);[.R$2]-[.L$2]);[.L$2])" office:value-type="time" office:time-value="PT05H10M00S" calcext:value-type="time">
            <text:p>05:10:00</text:p>
          </table:table-cell>
          <table:table-cell table:formula="of:=IF([.L945]&lt;[.L944];[.M944]+[.H$2];[.M944])" office:value-type="float" office:value="380" calcext:value-type="float">
            <text:p>380</text:p>
          </table:table-cell>
          <table:table-cell table:formula="of:=OFFSET([.C$4];[.M945];0)" office:value-type="float" office:value="43765" calcext:value-type="float">
            <text:p>43765</text:p>
          </table:table-cell>
          <table:table-cell table:formula="of:=[.L945]" office:value-type="float" office:value="0.215277777777778" calcext:value-type="float">
            <text:p>0.2152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945];0)&lt;=[.O94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45]-[.L$2];[.T$2]);[.R$2]-[.L$2]);[.L$2])" office:value-type="time" office:time-value="PT05H20M00S" calcext:value-type="time">
            <text:p>05:20:00</text:p>
          </table:table-cell>
          <table:table-cell table:formula="of:=IF([.L946]&lt;[.L945];[.M945]+[.H$2];[.M945])" office:value-type="float" office:value="380" calcext:value-type="float">
            <text:p>380</text:p>
          </table:table-cell>
          <table:table-cell table:formula="of:=OFFSET([.C$4];[.M946];0)" office:value-type="float" office:value="43765" calcext:value-type="float">
            <text:p>43765</text:p>
          </table:table-cell>
          <table:table-cell table:formula="of:=[.L946]" office:value-type="float" office:value="0.222222222222222" calcext:value-type="float">
            <text:p>0.2222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946];0)&lt;=[.O94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46]-[.L$2];[.T$2]);[.R$2]-[.L$2]);[.L$2])" office:value-type="time" office:time-value="PT05H30M00S" calcext:value-type="time">
            <text:p>05:30:00</text:p>
          </table:table-cell>
          <table:table-cell table:formula="of:=IF([.L947]&lt;[.L946];[.M946]+[.H$2];[.M946])" office:value-type="float" office:value="380" calcext:value-type="float">
            <text:p>380</text:p>
          </table:table-cell>
          <table:table-cell table:formula="of:=OFFSET([.C$4];[.M947];0)" office:value-type="float" office:value="43765" calcext:value-type="float">
            <text:p>43765</text:p>
          </table:table-cell>
          <table:table-cell table:formula="of:=[.L947]" office:value-type="float" office:value="0.229166666666667" calcext:value-type="float">
            <text:p>0.2291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947];0)&lt;=[.O94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47]-[.L$2];[.T$2]);[.R$2]-[.L$2]);[.L$2])" office:value-type="time" office:time-value="PT05H40M00S" calcext:value-type="time">
            <text:p>05:40:00</text:p>
          </table:table-cell>
          <table:table-cell table:formula="of:=IF([.L948]&lt;[.L947];[.M947]+[.H$2];[.M947])" office:value-type="float" office:value="380" calcext:value-type="float">
            <text:p>380</text:p>
          </table:table-cell>
          <table:table-cell table:formula="of:=OFFSET([.C$4];[.M948];0)" office:value-type="float" office:value="43765" calcext:value-type="float">
            <text:p>43765</text:p>
          </table:table-cell>
          <table:table-cell table:formula="of:=[.L948]" office:value-type="float" office:value="0.236111111111111" calcext:value-type="float">
            <text:p>0.2361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948];0)&lt;=[.O94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48]-[.L$2];[.T$2]);[.R$2]-[.L$2]);[.L$2])" office:value-type="time" office:time-value="PT05H50M00S" calcext:value-type="time">
            <text:p>05:50:00</text:p>
          </table:table-cell>
          <table:table-cell table:formula="of:=IF([.L949]&lt;[.L948];[.M948]+[.H$2];[.M948])" office:value-type="float" office:value="380" calcext:value-type="float">
            <text:p>380</text:p>
          </table:table-cell>
          <table:table-cell table:formula="of:=OFFSET([.C$4];[.M949];0)" office:value-type="float" office:value="43765" calcext:value-type="float">
            <text:p>43765</text:p>
          </table:table-cell>
          <table:table-cell table:formula="of:=[.L949]" office:value-type="float" office:value="0.243055555555556" calcext:value-type="float">
            <text:p>0.2430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949];0)&lt;=[.O94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49]-[.L$2];[.T$2]);[.R$2]-[.L$2]);[.L$2])" office:value-type="time" office:time-value="PT06H00M00S" calcext:value-type="time">
            <text:p>06:00:00</text:p>
          </table:table-cell>
          <table:table-cell table:formula="of:=IF([.L950]&lt;[.L949];[.M949]+[.H$2];[.M949])" office:value-type="float" office:value="380" calcext:value-type="float">
            <text:p>380</text:p>
          </table:table-cell>
          <table:table-cell table:formula="of:=OFFSET([.C$4];[.M950];0)" office:value-type="float" office:value="43765" calcext:value-type="float">
            <text:p>43765</text:p>
          </table:table-cell>
          <table:table-cell table:formula="of:=[.L950]" office:value-type="float" office:value="0.25" calcext:value-type="float">
            <text:p>0.25</text:p>
          </table:table-cell>
          <table:table-cell office:value-type="float" office:value="282" calcext:value-type="float">
            <text:p>282</text:p>
          </table:table-cell>
          <table:table-cell table:formula="of:=IF(OFFSET([.D$4];[.M950];0)&lt;=[.O95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50]-[.L$2];[.T$2]);[.R$2]-[.L$2]);[.L$2])" office:value-type="time" office:time-value="PT06H10M00S" calcext:value-type="time">
            <text:p>06:10:00</text:p>
          </table:table-cell>
          <table:table-cell table:formula="of:=IF([.L951]&lt;[.L950];[.M950]+[.H$2];[.M950])" office:value-type="float" office:value="380" calcext:value-type="float">
            <text:p>380</text:p>
          </table:table-cell>
          <table:table-cell table:formula="of:=OFFSET([.C$4];[.M951];0)" office:value-type="float" office:value="43765" calcext:value-type="float">
            <text:p>43765</text:p>
          </table:table-cell>
          <table:table-cell table:formula="of:=[.L951]" office:value-type="float" office:value="0.256944444444444" calcext:value-type="float">
            <text:p>0.256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951];0)&lt;=[.O95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51]-[.L$2];[.T$2]);[.R$2]-[.L$2]);[.L$2])" office:value-type="time" office:time-value="PT06H20M00S" calcext:value-type="time">
            <text:p>06:20:00</text:p>
          </table:table-cell>
          <table:table-cell table:formula="of:=IF([.L952]&lt;[.L951];[.M951]+[.H$2];[.M951])" office:value-type="float" office:value="380" calcext:value-type="float">
            <text:p>380</text:p>
          </table:table-cell>
          <table:table-cell table:formula="of:=OFFSET([.C$4];[.M952];0)" office:value-type="float" office:value="43765" calcext:value-type="float">
            <text:p>43765</text:p>
          </table:table-cell>
          <table:table-cell table:formula="of:=[.L952]" office:value-type="float" office:value="0.263888888888889" calcext:value-type="float">
            <text:p>0.263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952];0)&lt;=[.O95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52]-[.L$2];[.T$2]);[.R$2]-[.L$2]);[.L$2])" office:value-type="time" office:time-value="PT06H30M00S" calcext:value-type="time">
            <text:p>06:30:00</text:p>
          </table:table-cell>
          <table:table-cell table:formula="of:=IF([.L953]&lt;[.L952];[.M952]+[.H$2];[.M952])" office:value-type="float" office:value="380" calcext:value-type="float">
            <text:p>380</text:p>
          </table:table-cell>
          <table:table-cell table:formula="of:=OFFSET([.C$4];[.M953];0)" office:value-type="float" office:value="43765" calcext:value-type="float">
            <text:p>43765</text:p>
          </table:table-cell>
          <table:table-cell table:formula="of:=[.L953]" office:value-type="float" office:value="0.270833333333333" calcext:value-type="float">
            <text:p>0.270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953];0)&lt;=[.O95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53]-[.L$2];[.T$2]);[.R$2]-[.L$2]);[.L$2])" office:value-type="time" office:time-value="PT06H40M00S" calcext:value-type="time">
            <text:p>06:40:00</text:p>
          </table:table-cell>
          <table:table-cell table:formula="of:=IF([.L954]&lt;[.L953];[.M953]+[.H$2];[.M953])" office:value-type="float" office:value="380" calcext:value-type="float">
            <text:p>380</text:p>
          </table:table-cell>
          <table:table-cell table:formula="of:=OFFSET([.C$4];[.M954];0)" office:value-type="float" office:value="43765" calcext:value-type="float">
            <text:p>43765</text:p>
          </table:table-cell>
          <table:table-cell table:formula="of:=[.L954]" office:value-type="float" office:value="0.277777777777778" calcext:value-type="float">
            <text:p>0.277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954];0)&lt;=[.O95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54]-[.L$2];[.T$2]);[.R$2]-[.L$2]);[.L$2])" office:value-type="time" office:time-value="PT06H50M00S" calcext:value-type="time">
            <text:p>06:50:00</text:p>
          </table:table-cell>
          <table:table-cell table:formula="of:=IF([.L955]&lt;[.L954];[.M954]+[.H$2];[.M954])" office:value-type="float" office:value="380" calcext:value-type="float">
            <text:p>380</text:p>
          </table:table-cell>
          <table:table-cell table:formula="of:=OFFSET([.C$4];[.M955];0)" office:value-type="float" office:value="43765" calcext:value-type="float">
            <text:p>43765</text:p>
          </table:table-cell>
          <table:table-cell table:formula="of:=[.L955]" office:value-type="float" office:value="0.284722222222222" calcext:value-type="float">
            <text:p>0.284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955];0)&lt;=[.O95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55]-[.L$2];[.T$2]);[.R$2]-[.L$2]);[.L$2])" office:value-type="time" office:time-value="PT07H00M00S" calcext:value-type="time">
            <text:p>07:00:00</text:p>
          </table:table-cell>
          <table:table-cell table:formula="of:=IF([.L956]&lt;[.L955];[.M955]+[.H$2];[.M955])" office:value-type="float" office:value="380" calcext:value-type="float">
            <text:p>380</text:p>
          </table:table-cell>
          <table:table-cell table:formula="of:=OFFSET([.C$4];[.M956];0)" office:value-type="float" office:value="43765" calcext:value-type="float">
            <text:p>43765</text:p>
          </table:table-cell>
          <table:table-cell table:formula="of:=[.L956]" office:value-type="float" office:value="0.291666666666667" calcext:value-type="float">
            <text:p>0.291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956];0)&lt;=[.O95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56]-[.L$2];[.T$2]);[.R$2]-[.L$2]);[.L$2])" office:value-type="time" office:time-value="PT07H10M00S" calcext:value-type="time">
            <text:p>07:10:00</text:p>
          </table:table-cell>
          <table:table-cell table:formula="of:=IF([.L957]&lt;[.L956];[.M956]+[.H$2];[.M956])" office:value-type="float" office:value="380" calcext:value-type="float">
            <text:p>380</text:p>
          </table:table-cell>
          <table:table-cell table:formula="of:=OFFSET([.C$4];[.M957];0)" office:value-type="float" office:value="43765" calcext:value-type="float">
            <text:p>43765</text:p>
          </table:table-cell>
          <table:table-cell table:formula="of:=[.L957]" office:value-type="float" office:value="0.298611111111111" calcext:value-type="float">
            <text:p>0.298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957];0)&lt;=[.O95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57]-[.L$2];[.T$2]);[.R$2]-[.L$2]);[.L$2])" office:value-type="time" office:time-value="PT07H20M00S" calcext:value-type="time">
            <text:p>07:20:00</text:p>
          </table:table-cell>
          <table:table-cell table:formula="of:=IF([.L958]&lt;[.L957];[.M957]+[.H$2];[.M957])" office:value-type="float" office:value="380" calcext:value-type="float">
            <text:p>380</text:p>
          </table:table-cell>
          <table:table-cell table:formula="of:=OFFSET([.C$4];[.M958];0)" office:value-type="float" office:value="43765" calcext:value-type="float">
            <text:p>43765</text:p>
          </table:table-cell>
          <table:table-cell table:formula="of:=[.L958]" office:value-type="float" office:value="0.305555555555556" calcext:value-type="float">
            <text:p>0.305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958];0)&lt;=[.O95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58]-[.L$2];[.T$2]);[.R$2]-[.L$2]);[.L$2])" office:value-type="time" office:time-value="PT07H30M00S" calcext:value-type="time">
            <text:p>07:30:00</text:p>
          </table:table-cell>
          <table:table-cell table:formula="of:=IF([.L959]&lt;[.L958];[.M958]+[.H$2];[.M958])" office:value-type="float" office:value="380" calcext:value-type="float">
            <text:p>380</text:p>
          </table:table-cell>
          <table:table-cell table:formula="of:=OFFSET([.C$4];[.M959];0)" office:value-type="float" office:value="43765" calcext:value-type="float">
            <text:p>43765</text:p>
          </table:table-cell>
          <table:table-cell table:formula="of:=[.L959]" office:value-type="float" office:value="0.3125" calcext:value-type="float">
            <text:p>0.3125</text:p>
          </table:table-cell>
          <table:table-cell office:value-type="float" office:value="282" calcext:value-type="float">
            <text:p>282</text:p>
          </table:table-cell>
          <table:table-cell table:formula="of:=IF(OFFSET([.D$4];[.M959];0)&lt;=[.O95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59]-[.L$2];[.T$2]);[.R$2]-[.L$2]);[.L$2])" office:value-type="time" office:time-value="PT07H40M00S" calcext:value-type="time">
            <text:p>07:40:00</text:p>
          </table:table-cell>
          <table:table-cell table:formula="of:=IF([.L960]&lt;[.L959];[.M959]+[.H$2];[.M959])" office:value-type="float" office:value="380" calcext:value-type="float">
            <text:p>380</text:p>
          </table:table-cell>
          <table:table-cell table:formula="of:=OFFSET([.C$4];[.M960];0)" office:value-type="float" office:value="43765" calcext:value-type="float">
            <text:p>43765</text:p>
          </table:table-cell>
          <table:table-cell table:formula="of:=[.L960]" office:value-type="float" office:value="0.319444444444444" calcext:value-type="float">
            <text:p>0.3194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960];0)&lt;=[.O96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60]-[.L$2];[.T$2]);[.R$2]-[.L$2]);[.L$2])" office:value-type="time" office:time-value="PT07H50M00S" calcext:value-type="time">
            <text:p>07:50:00</text:p>
          </table:table-cell>
          <table:table-cell table:formula="of:=IF([.L961]&lt;[.L960];[.M960]+[.H$2];[.M960])" office:value-type="float" office:value="380" calcext:value-type="float">
            <text:p>380</text:p>
          </table:table-cell>
          <table:table-cell table:formula="of:=OFFSET([.C$4];[.M961];0)" office:value-type="float" office:value="43765" calcext:value-type="float">
            <text:p>43765</text:p>
          </table:table-cell>
          <table:table-cell table:formula="of:=[.L961]" office:value-type="float" office:value="0.326388888888889" calcext:value-type="float">
            <text:p>0.326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961];0)&lt;=[.O96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61]-[.L$2];[.T$2]);[.R$2]-[.L$2]);[.L$2])" office:value-type="time" office:time-value="PT08H00M00S" calcext:value-type="time">
            <text:p>08:00:00</text:p>
          </table:table-cell>
          <table:table-cell table:formula="of:=IF([.L962]&lt;[.L961];[.M961]+[.H$2];[.M961])" office:value-type="float" office:value="380" calcext:value-type="float">
            <text:p>380</text:p>
          </table:table-cell>
          <table:table-cell table:formula="of:=OFFSET([.C$4];[.M962];0)" office:value-type="float" office:value="43765" calcext:value-type="float">
            <text:p>43765</text:p>
          </table:table-cell>
          <table:table-cell table:formula="of:=[.L962]" office:value-type="float" office:value="0.333333333333333" calcext:value-type="float">
            <text:p>0.333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962];0)&lt;=[.O96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62]-[.L$2];[.T$2]);[.R$2]-[.L$2]);[.L$2])" office:value-type="time" office:time-value="PT00H10M00S" calcext:value-type="time">
            <text:p>00:10:00</text:p>
          </table:table-cell>
          <table:table-cell table:formula="of:=IF([.L963]&lt;[.L962];[.M962]+[.H$2];[.M962])" office:value-type="float" office:value="400" calcext:value-type="float">
            <text:p>400</text:p>
          </table:table-cell>
          <table:table-cell table:formula="of:=OFFSET([.C$4];[.M963];0)" office:value-type="float" office:value="43766" calcext:value-type="float">
            <text:p>43766</text:p>
          </table:table-cell>
          <table:table-cell table:formula="of:=[.L963]" office:value-type="float" office:value="0.00694444444444444" calcext:value-type="float">
            <text:p>0.006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963];0)&lt;=[.O96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63]-[.L$2];[.T$2]);[.R$2]-[.L$2]);[.L$2])" office:value-type="time" office:time-value="PT00H20M00S" calcext:value-type="time">
            <text:p>00:20:00</text:p>
          </table:table-cell>
          <table:table-cell table:formula="of:=IF([.L964]&lt;[.L963];[.M963]+[.H$2];[.M963])" office:value-type="float" office:value="400" calcext:value-type="float">
            <text:p>400</text:p>
          </table:table-cell>
          <table:table-cell table:formula="of:=OFFSET([.C$4];[.M964];0)" office:value-type="float" office:value="43766" calcext:value-type="float">
            <text:p>43766</text:p>
          </table:table-cell>
          <table:table-cell table:formula="of:=[.L964]" office:value-type="float" office:value="0.0138888888888889" calcext:value-type="float">
            <text:p>0.013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964];0)&lt;=[.O96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64]-[.L$2];[.T$2]);[.R$2]-[.L$2]);[.L$2])" office:value-type="time" office:time-value="PT00H30M00S" calcext:value-type="time">
            <text:p>00:30:00</text:p>
          </table:table-cell>
          <table:table-cell table:formula="of:=IF([.L965]&lt;[.L964];[.M964]+[.H$2];[.M964])" office:value-type="float" office:value="400" calcext:value-type="float">
            <text:p>400</text:p>
          </table:table-cell>
          <table:table-cell table:formula="of:=OFFSET([.C$4];[.M965];0)" office:value-type="float" office:value="43766" calcext:value-type="float">
            <text:p>43766</text:p>
          </table:table-cell>
          <table:table-cell table:formula="of:=[.L965]" office:value-type="float" office:value="0.0208333333333333" calcext:value-type="float">
            <text:p>0.020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965];0)&lt;=[.O96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65]-[.L$2];[.T$2]);[.R$2]-[.L$2]);[.L$2])" office:value-type="time" office:time-value="PT00H40M00S" calcext:value-type="time">
            <text:p>00:40:00</text:p>
          </table:table-cell>
          <table:table-cell table:formula="of:=IF([.L966]&lt;[.L965];[.M965]+[.H$2];[.M965])" office:value-type="float" office:value="400" calcext:value-type="float">
            <text:p>400</text:p>
          </table:table-cell>
          <table:table-cell table:formula="of:=OFFSET([.C$4];[.M966];0)" office:value-type="float" office:value="43766" calcext:value-type="float">
            <text:p>43766</text:p>
          </table:table-cell>
          <table:table-cell table:formula="of:=[.L966]" office:value-type="float" office:value="0.0277777777777778" calcext:value-type="float">
            <text:p>0.027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966];0)&lt;=[.O96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66]-[.L$2];[.T$2]);[.R$2]-[.L$2]);[.L$2])" office:value-type="time" office:time-value="PT00H50M00S" calcext:value-type="time">
            <text:p>00:50:00</text:p>
          </table:table-cell>
          <table:table-cell table:formula="of:=IF([.L967]&lt;[.L966];[.M966]+[.H$2];[.M966])" office:value-type="float" office:value="400" calcext:value-type="float">
            <text:p>400</text:p>
          </table:table-cell>
          <table:table-cell table:formula="of:=OFFSET([.C$4];[.M967];0)" office:value-type="float" office:value="43766" calcext:value-type="float">
            <text:p>43766</text:p>
          </table:table-cell>
          <table:table-cell table:formula="of:=[.L967]" office:value-type="float" office:value="0.0347222222222222" calcext:value-type="float">
            <text:p>0.034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967];0)&lt;=[.O96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67]-[.L$2];[.T$2]);[.R$2]-[.L$2]);[.L$2])" office:value-type="time" office:time-value="PT01H00M00S" calcext:value-type="time">
            <text:p>01:00:00</text:p>
          </table:table-cell>
          <table:table-cell table:formula="of:=IF([.L968]&lt;[.L967];[.M967]+[.H$2];[.M967])" office:value-type="float" office:value="400" calcext:value-type="float">
            <text:p>400</text:p>
          </table:table-cell>
          <table:table-cell table:formula="of:=OFFSET([.C$4];[.M968];0)" office:value-type="float" office:value="43766" calcext:value-type="float">
            <text:p>43766</text:p>
          </table:table-cell>
          <table:table-cell table:formula="of:=[.L968]" office:value-type="float" office:value="0.0416666666666667" calcext:value-type="float">
            <text:p>0.041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968];0)&lt;=[.O96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68]-[.L$2];[.T$2]);[.R$2]-[.L$2]);[.L$2])" office:value-type="time" office:time-value="PT01H10M00S" calcext:value-type="time">
            <text:p>01:10:00</text:p>
          </table:table-cell>
          <table:table-cell table:formula="of:=IF([.L969]&lt;[.L968];[.M968]+[.H$2];[.M968])" office:value-type="float" office:value="400" calcext:value-type="float">
            <text:p>400</text:p>
          </table:table-cell>
          <table:table-cell table:formula="of:=OFFSET([.C$4];[.M969];0)" office:value-type="float" office:value="43766" calcext:value-type="float">
            <text:p>43766</text:p>
          </table:table-cell>
          <table:table-cell table:formula="of:=[.L969]" office:value-type="float" office:value="0.0486111111111111" calcext:value-type="float">
            <text:p>0.048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969];0)&lt;=[.O96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69]-[.L$2];[.T$2]);[.R$2]-[.L$2]);[.L$2])" office:value-type="time" office:time-value="PT01H20M00S" calcext:value-type="time">
            <text:p>01:20:00</text:p>
          </table:table-cell>
          <table:table-cell table:formula="of:=IF([.L970]&lt;[.L969];[.M969]+[.H$2];[.M969])" office:value-type="float" office:value="400" calcext:value-type="float">
            <text:p>400</text:p>
          </table:table-cell>
          <table:table-cell table:formula="of:=OFFSET([.C$4];[.M970];0)" office:value-type="float" office:value="43766" calcext:value-type="float">
            <text:p>43766</text:p>
          </table:table-cell>
          <table:table-cell table:formula="of:=[.L970]" office:value-type="float" office:value="0.0555555555555556" calcext:value-type="float">
            <text:p>0.055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970];0)&lt;=[.O97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70]-[.L$2];[.T$2]);[.R$2]-[.L$2]);[.L$2])" office:value-type="time" office:time-value="PT01H30M00S" calcext:value-type="time">
            <text:p>01:30:00</text:p>
          </table:table-cell>
          <table:table-cell table:formula="of:=IF([.L971]&lt;[.L970];[.M970]+[.H$2];[.M970])" office:value-type="float" office:value="400" calcext:value-type="float">
            <text:p>400</text:p>
          </table:table-cell>
          <table:table-cell table:formula="of:=OFFSET([.C$4];[.M971];0)" office:value-type="float" office:value="43766" calcext:value-type="float">
            <text:p>43766</text:p>
          </table:table-cell>
          <table:table-cell table:formula="of:=[.L971]" office:value-type="float" office:value="0.0625" calcext:value-type="float">
            <text:p>0.0625</text:p>
          </table:table-cell>
          <table:table-cell office:value-type="float" office:value="282" calcext:value-type="float">
            <text:p>282</text:p>
          </table:table-cell>
          <table:table-cell table:formula="of:=IF(OFFSET([.D$4];[.M971];0)&lt;=[.O97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71]-[.L$2];[.T$2]);[.R$2]-[.L$2]);[.L$2])" office:value-type="time" office:time-value="PT01H40M00S" calcext:value-type="time">
            <text:p>01:40:00</text:p>
          </table:table-cell>
          <table:table-cell table:formula="of:=IF([.L972]&lt;[.L971];[.M971]+[.H$2];[.M971])" office:value-type="float" office:value="400" calcext:value-type="float">
            <text:p>400</text:p>
          </table:table-cell>
          <table:table-cell table:formula="of:=OFFSET([.C$4];[.M972];0)" office:value-type="float" office:value="43766" calcext:value-type="float">
            <text:p>43766</text:p>
          </table:table-cell>
          <table:table-cell table:formula="of:=[.L972]" office:value-type="float" office:value="0.0694444444444444" calcext:value-type="float">
            <text:p>0.069444444444445</text:p>
          </table:table-cell>
          <table:table-cell office:value-type="float" office:value="282" calcext:value-type="float">
            <text:p>282</text:p>
          </table:table-cell>
          <table:table-cell table:formula="of:=IF(OFFSET([.D$4];[.M972];0)&lt;=[.O97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72]-[.L$2];[.T$2]);[.R$2]-[.L$2]);[.L$2])" office:value-type="time" office:time-value="PT01H50M00S" calcext:value-type="time">
            <text:p>01:50:00</text:p>
          </table:table-cell>
          <table:table-cell table:formula="of:=IF([.L973]&lt;[.L972];[.M972]+[.H$2];[.M972])" office:value-type="float" office:value="400" calcext:value-type="float">
            <text:p>400</text:p>
          </table:table-cell>
          <table:table-cell table:formula="of:=OFFSET([.C$4];[.M973];0)" office:value-type="float" office:value="43766" calcext:value-type="float">
            <text:p>43766</text:p>
          </table:table-cell>
          <table:table-cell table:formula="of:=[.L973]" office:value-type="float" office:value="0.0763888888888889" calcext:value-type="float">
            <text:p>0.076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973];0)&lt;=[.O97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73]-[.L$2];[.T$2]);[.R$2]-[.L$2]);[.L$2])" office:value-type="time" office:time-value="PT02H00M00S" calcext:value-type="time">
            <text:p>02:00:00</text:p>
          </table:table-cell>
          <table:table-cell table:formula="of:=IF([.L974]&lt;[.L973];[.M973]+[.H$2];[.M973])" office:value-type="float" office:value="400" calcext:value-type="float">
            <text:p>400</text:p>
          </table:table-cell>
          <table:table-cell table:formula="of:=OFFSET([.C$4];[.M974];0)" office:value-type="float" office:value="43766" calcext:value-type="float">
            <text:p>43766</text:p>
          </table:table-cell>
          <table:table-cell table:formula="of:=[.L974]" office:value-type="float" office:value="0.0833333333333333" calcext:value-type="float">
            <text:p>0.083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974];0)&lt;=[.O97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74]-[.L$2];[.T$2]);[.R$2]-[.L$2]);[.L$2])" office:value-type="time" office:time-value="PT02H10M00S" calcext:value-type="time">
            <text:p>02:10:00</text:p>
          </table:table-cell>
          <table:table-cell table:formula="of:=IF([.L975]&lt;[.L974];[.M974]+[.H$2];[.M974])" office:value-type="float" office:value="400" calcext:value-type="float">
            <text:p>400</text:p>
          </table:table-cell>
          <table:table-cell table:formula="of:=OFFSET([.C$4];[.M975];0)" office:value-type="float" office:value="43766" calcext:value-type="float">
            <text:p>43766</text:p>
          </table:table-cell>
          <table:table-cell table:formula="of:=[.L975]" office:value-type="float" office:value="0.0902777777777778" calcext:value-type="float">
            <text:p>0.0902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975];0)&lt;=[.O97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75]-[.L$2];[.T$2]);[.R$2]-[.L$2]);[.L$2])" office:value-type="time" office:time-value="PT02H20M00S" calcext:value-type="time">
            <text:p>02:20:00</text:p>
          </table:table-cell>
          <table:table-cell table:formula="of:=IF([.L976]&lt;[.L975];[.M975]+[.H$2];[.M975])" office:value-type="float" office:value="400" calcext:value-type="float">
            <text:p>400</text:p>
          </table:table-cell>
          <table:table-cell table:formula="of:=OFFSET([.C$4];[.M976];0)" office:value-type="float" office:value="43766" calcext:value-type="float">
            <text:p>43766</text:p>
          </table:table-cell>
          <table:table-cell table:formula="of:=[.L976]" office:value-type="float" office:value="0.0972222222222222" calcext:value-type="float">
            <text:p>0.0972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976];0)&lt;=[.O97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76]-[.L$2];[.T$2]);[.R$2]-[.L$2]);[.L$2])" office:value-type="time" office:time-value="PT02H30M00S" calcext:value-type="time">
            <text:p>02:30:00</text:p>
          </table:table-cell>
          <table:table-cell table:formula="of:=IF([.L977]&lt;[.L976];[.M976]+[.H$2];[.M976])" office:value-type="float" office:value="400" calcext:value-type="float">
            <text:p>400</text:p>
          </table:table-cell>
          <table:table-cell table:formula="of:=OFFSET([.C$4];[.M977];0)" office:value-type="float" office:value="43766" calcext:value-type="float">
            <text:p>43766</text:p>
          </table:table-cell>
          <table:table-cell table:formula="of:=[.L977]" office:value-type="float" office:value="0.104166666666667" calcext:value-type="float">
            <text:p>0.1041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977];0)&lt;=[.O97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77]-[.L$2];[.T$2]);[.R$2]-[.L$2]);[.L$2])" office:value-type="time" office:time-value="PT02H40M00S" calcext:value-type="time">
            <text:p>02:40:00</text:p>
          </table:table-cell>
          <table:table-cell table:formula="of:=IF([.L978]&lt;[.L977];[.M977]+[.H$2];[.M977])" office:value-type="float" office:value="400" calcext:value-type="float">
            <text:p>400</text:p>
          </table:table-cell>
          <table:table-cell table:formula="of:=OFFSET([.C$4];[.M978];0)" office:value-type="float" office:value="43766" calcext:value-type="float">
            <text:p>43766</text:p>
          </table:table-cell>
          <table:table-cell table:formula="of:=[.L978]" office:value-type="float" office:value="0.111111111111111" calcext:value-type="float">
            <text:p>0.1111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978];0)&lt;=[.O97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78]-[.L$2];[.T$2]);[.R$2]-[.L$2]);[.L$2])" office:value-type="time" office:time-value="PT02H50M00S" calcext:value-type="time">
            <text:p>02:50:00</text:p>
          </table:table-cell>
          <table:table-cell table:formula="of:=IF([.L979]&lt;[.L978];[.M978]+[.H$2];[.M978])" office:value-type="float" office:value="400" calcext:value-type="float">
            <text:p>400</text:p>
          </table:table-cell>
          <table:table-cell table:formula="of:=OFFSET([.C$4];[.M979];0)" office:value-type="float" office:value="43766" calcext:value-type="float">
            <text:p>43766</text:p>
          </table:table-cell>
          <table:table-cell table:formula="of:=[.L979]" office:value-type="float" office:value="0.118055555555556" calcext:value-type="float">
            <text:p>0.1180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979];0)&lt;=[.O97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79]-[.L$2];[.T$2]);[.R$2]-[.L$2]);[.L$2])" office:value-type="time" office:time-value="PT03H00M00S" calcext:value-type="time">
            <text:p>03:00:00</text:p>
          </table:table-cell>
          <table:table-cell table:formula="of:=IF([.L980]&lt;[.L979];[.M979]+[.H$2];[.M979])" office:value-type="float" office:value="400" calcext:value-type="float">
            <text:p>400</text:p>
          </table:table-cell>
          <table:table-cell table:formula="of:=OFFSET([.C$4];[.M980];0)" office:value-type="float" office:value="43766" calcext:value-type="float">
            <text:p>43766</text:p>
          </table:table-cell>
          <table:table-cell table:formula="of:=[.L980]" office:value-type="float" office:value="0.125" calcext:value-type="float">
            <text:p>0.125</text:p>
          </table:table-cell>
          <table:table-cell office:value-type="float" office:value="282" calcext:value-type="float">
            <text:p>282</text:p>
          </table:table-cell>
          <table:table-cell table:formula="of:=IF(OFFSET([.D$4];[.M980];0)&lt;=[.O98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80]-[.L$2];[.T$2]);[.R$2]-[.L$2]);[.L$2])" office:value-type="time" office:time-value="PT03H10M00S" calcext:value-type="time">
            <text:p>03:10:00</text:p>
          </table:table-cell>
          <table:table-cell table:formula="of:=IF([.L981]&lt;[.L980];[.M980]+[.H$2];[.M980])" office:value-type="float" office:value="400" calcext:value-type="float">
            <text:p>400</text:p>
          </table:table-cell>
          <table:table-cell table:formula="of:=OFFSET([.C$4];[.M981];0)" office:value-type="float" office:value="43766" calcext:value-type="float">
            <text:p>43766</text:p>
          </table:table-cell>
          <table:table-cell table:formula="of:=[.L981]" office:value-type="float" office:value="0.131944444444444" calcext:value-type="float">
            <text:p>0.131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981];0)&lt;=[.O98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81]-[.L$2];[.T$2]);[.R$2]-[.L$2]);[.L$2])" office:value-type="time" office:time-value="PT03H20M00S" calcext:value-type="time">
            <text:p>03:20:00</text:p>
          </table:table-cell>
          <table:table-cell table:formula="of:=IF([.L982]&lt;[.L981];[.M981]+[.H$2];[.M981])" office:value-type="float" office:value="400" calcext:value-type="float">
            <text:p>400</text:p>
          </table:table-cell>
          <table:table-cell table:formula="of:=OFFSET([.C$4];[.M982];0)" office:value-type="float" office:value="43766" calcext:value-type="float">
            <text:p>43766</text:p>
          </table:table-cell>
          <table:table-cell table:formula="of:=[.L982]" office:value-type="float" office:value="0.138888888888889" calcext:value-type="float">
            <text:p>0.138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982];0)&lt;=[.O98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82]-[.L$2];[.T$2]);[.R$2]-[.L$2]);[.L$2])" office:value-type="time" office:time-value="PT03H30M00S" calcext:value-type="time">
            <text:p>03:30:00</text:p>
          </table:table-cell>
          <table:table-cell table:formula="of:=IF([.L983]&lt;[.L982];[.M982]+[.H$2];[.M982])" office:value-type="float" office:value="400" calcext:value-type="float">
            <text:p>400</text:p>
          </table:table-cell>
          <table:table-cell table:formula="of:=OFFSET([.C$4];[.M983];0)" office:value-type="float" office:value="43766" calcext:value-type="float">
            <text:p>43766</text:p>
          </table:table-cell>
          <table:table-cell table:formula="of:=[.L983]" office:value-type="float" office:value="0.145833333333333" calcext:value-type="float">
            <text:p>0.145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983];0)&lt;=[.O98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83]-[.L$2];[.T$2]);[.R$2]-[.L$2]);[.L$2])" office:value-type="time" office:time-value="PT03H40M00S" calcext:value-type="time">
            <text:p>03:40:00</text:p>
          </table:table-cell>
          <table:table-cell table:formula="of:=IF([.L984]&lt;[.L983];[.M983]+[.H$2];[.M983])" office:value-type="float" office:value="400" calcext:value-type="float">
            <text:p>400</text:p>
          </table:table-cell>
          <table:table-cell table:formula="of:=OFFSET([.C$4];[.M984];0)" office:value-type="float" office:value="43766" calcext:value-type="float">
            <text:p>43766</text:p>
          </table:table-cell>
          <table:table-cell table:formula="of:=[.L984]" office:value-type="float" office:value="0.152777777777778" calcext:value-type="float">
            <text:p>0.152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984];0)&lt;=[.O98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84]-[.L$2];[.T$2]);[.R$2]-[.L$2]);[.L$2])" office:value-type="time" office:time-value="PT03H50M00S" calcext:value-type="time">
            <text:p>03:50:00</text:p>
          </table:table-cell>
          <table:table-cell table:formula="of:=IF([.L985]&lt;[.L984];[.M984]+[.H$2];[.M984])" office:value-type="float" office:value="400" calcext:value-type="float">
            <text:p>400</text:p>
          </table:table-cell>
          <table:table-cell table:formula="of:=OFFSET([.C$4];[.M985];0)" office:value-type="float" office:value="43766" calcext:value-type="float">
            <text:p>43766</text:p>
          </table:table-cell>
          <table:table-cell table:formula="of:=[.L985]" office:value-type="float" office:value="0.159722222222222" calcext:value-type="float">
            <text:p>0.159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985];0)&lt;=[.O98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85]-[.L$2];[.T$2]);[.R$2]-[.L$2]);[.L$2])" office:value-type="time" office:time-value="PT04H00M00S" calcext:value-type="time">
            <text:p>04:00:00</text:p>
          </table:table-cell>
          <table:table-cell table:formula="of:=IF([.L986]&lt;[.L985];[.M985]+[.H$2];[.M985])" office:value-type="float" office:value="400" calcext:value-type="float">
            <text:p>400</text:p>
          </table:table-cell>
          <table:table-cell table:formula="of:=OFFSET([.C$4];[.M986];0)" office:value-type="float" office:value="43766" calcext:value-type="float">
            <text:p>43766</text:p>
          </table:table-cell>
          <table:table-cell table:formula="of:=[.L986]" office:value-type="float" office:value="0.166666666666667" calcext:value-type="float">
            <text:p>0.166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986];0)&lt;=[.O98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86]-[.L$2];[.T$2]);[.R$2]-[.L$2]);[.L$2])" office:value-type="time" office:time-value="PT04H10M00S" calcext:value-type="time">
            <text:p>04:10:00</text:p>
          </table:table-cell>
          <table:table-cell table:formula="of:=IF([.L987]&lt;[.L986];[.M986]+[.H$2];[.M986])" office:value-type="float" office:value="400" calcext:value-type="float">
            <text:p>400</text:p>
          </table:table-cell>
          <table:table-cell table:formula="of:=OFFSET([.C$4];[.M987];0)" office:value-type="float" office:value="43766" calcext:value-type="float">
            <text:p>43766</text:p>
          </table:table-cell>
          <table:table-cell table:formula="of:=[.L987]" office:value-type="float" office:value="0.173611111111111" calcext:value-type="float">
            <text:p>0.173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987];0)&lt;=[.O98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87]-[.L$2];[.T$2]);[.R$2]-[.L$2]);[.L$2])" office:value-type="time" office:time-value="PT04H20M00S" calcext:value-type="time">
            <text:p>04:20:00</text:p>
          </table:table-cell>
          <table:table-cell table:formula="of:=IF([.L988]&lt;[.L987];[.M987]+[.H$2];[.M987])" office:value-type="float" office:value="400" calcext:value-type="float">
            <text:p>400</text:p>
          </table:table-cell>
          <table:table-cell table:formula="of:=OFFSET([.C$4];[.M988];0)" office:value-type="float" office:value="43766" calcext:value-type="float">
            <text:p>43766</text:p>
          </table:table-cell>
          <table:table-cell table:formula="of:=[.L988]" office:value-type="float" office:value="0.180555555555556" calcext:value-type="float">
            <text:p>0.180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988];0)&lt;=[.O98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88]-[.L$2];[.T$2]);[.R$2]-[.L$2]);[.L$2])" office:value-type="time" office:time-value="PT04H30M00S" calcext:value-type="time">
            <text:p>04:30:00</text:p>
          </table:table-cell>
          <table:table-cell table:formula="of:=IF([.L989]&lt;[.L988];[.M988]+[.H$2];[.M988])" office:value-type="float" office:value="400" calcext:value-type="float">
            <text:p>400</text:p>
          </table:table-cell>
          <table:table-cell table:formula="of:=OFFSET([.C$4];[.M989];0)" office:value-type="float" office:value="43766" calcext:value-type="float">
            <text:p>43766</text:p>
          </table:table-cell>
          <table:table-cell table:formula="of:=[.L989]" office:value-type="float" office:value="0.1875" calcext:value-type="float">
            <text:p>0.1875</text:p>
          </table:table-cell>
          <table:table-cell office:value-type="float" office:value="282" calcext:value-type="float">
            <text:p>282</text:p>
          </table:table-cell>
          <table:table-cell table:formula="of:=IF(OFFSET([.D$4];[.M989];0)&lt;=[.O98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89]-[.L$2];[.T$2]);[.R$2]-[.L$2]);[.L$2])" office:value-type="time" office:time-value="PT04H40M00S" calcext:value-type="time">
            <text:p>04:40:00</text:p>
          </table:table-cell>
          <table:table-cell table:formula="of:=IF([.L990]&lt;[.L989];[.M989]+[.H$2];[.M989])" office:value-type="float" office:value="400" calcext:value-type="float">
            <text:p>400</text:p>
          </table:table-cell>
          <table:table-cell table:formula="of:=OFFSET([.C$4];[.M990];0)" office:value-type="float" office:value="43766" calcext:value-type="float">
            <text:p>43766</text:p>
          </table:table-cell>
          <table:table-cell table:formula="of:=[.L990]" office:value-type="float" office:value="0.194444444444444" calcext:value-type="float">
            <text:p>0.1944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990];0)&lt;=[.O99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90]-[.L$2];[.T$2]);[.R$2]-[.L$2]);[.L$2])" office:value-type="time" office:time-value="PT04H50M00S" calcext:value-type="time">
            <text:p>04:50:00</text:p>
          </table:table-cell>
          <table:table-cell table:formula="of:=IF([.L991]&lt;[.L990];[.M990]+[.H$2];[.M990])" office:value-type="float" office:value="400" calcext:value-type="float">
            <text:p>400</text:p>
          </table:table-cell>
          <table:table-cell table:formula="of:=OFFSET([.C$4];[.M991];0)" office:value-type="float" office:value="43766" calcext:value-type="float">
            <text:p>43766</text:p>
          </table:table-cell>
          <table:table-cell table:formula="of:=[.L991]" office:value-type="float" office:value="0.201388888888889" calcext:value-type="float">
            <text:p>0.201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991];0)&lt;=[.O99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91]-[.L$2];[.T$2]);[.R$2]-[.L$2]);[.L$2])" office:value-type="time" office:time-value="PT05H00M00S" calcext:value-type="time">
            <text:p>05:00:00</text:p>
          </table:table-cell>
          <table:table-cell table:formula="of:=IF([.L992]&lt;[.L991];[.M991]+[.H$2];[.M991])" office:value-type="float" office:value="400" calcext:value-type="float">
            <text:p>400</text:p>
          </table:table-cell>
          <table:table-cell table:formula="of:=OFFSET([.C$4];[.M992];0)" office:value-type="float" office:value="43766" calcext:value-type="float">
            <text:p>43766</text:p>
          </table:table-cell>
          <table:table-cell table:formula="of:=[.L992]" office:value-type="float" office:value="0.208333333333333" calcext:value-type="float">
            <text:p>0.208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992];0)&lt;=[.O99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92]-[.L$2];[.T$2]);[.R$2]-[.L$2]);[.L$2])" office:value-type="time" office:time-value="PT05H10M00S" calcext:value-type="time">
            <text:p>05:10:00</text:p>
          </table:table-cell>
          <table:table-cell table:formula="of:=IF([.L993]&lt;[.L992];[.M992]+[.H$2];[.M992])" office:value-type="float" office:value="400" calcext:value-type="float">
            <text:p>400</text:p>
          </table:table-cell>
          <table:table-cell table:formula="of:=OFFSET([.C$4];[.M993];0)" office:value-type="float" office:value="43766" calcext:value-type="float">
            <text:p>43766</text:p>
          </table:table-cell>
          <table:table-cell table:formula="of:=[.L993]" office:value-type="float" office:value="0.215277777777778" calcext:value-type="float">
            <text:p>0.2152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993];0)&lt;=[.O99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93]-[.L$2];[.T$2]);[.R$2]-[.L$2]);[.L$2])" office:value-type="time" office:time-value="PT05H20M00S" calcext:value-type="time">
            <text:p>05:20:00</text:p>
          </table:table-cell>
          <table:table-cell table:formula="of:=IF([.L994]&lt;[.L993];[.M993]+[.H$2];[.M993])" office:value-type="float" office:value="400" calcext:value-type="float">
            <text:p>400</text:p>
          </table:table-cell>
          <table:table-cell table:formula="of:=OFFSET([.C$4];[.M994];0)" office:value-type="float" office:value="43766" calcext:value-type="float">
            <text:p>43766</text:p>
          </table:table-cell>
          <table:table-cell table:formula="of:=[.L994]" office:value-type="float" office:value="0.222222222222222" calcext:value-type="float">
            <text:p>0.2222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994];0)&lt;=[.O99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94]-[.L$2];[.T$2]);[.R$2]-[.L$2]);[.L$2])" office:value-type="time" office:time-value="PT05H30M00S" calcext:value-type="time">
            <text:p>05:30:00</text:p>
          </table:table-cell>
          <table:table-cell table:formula="of:=IF([.L995]&lt;[.L994];[.M994]+[.H$2];[.M994])" office:value-type="float" office:value="400" calcext:value-type="float">
            <text:p>400</text:p>
          </table:table-cell>
          <table:table-cell table:formula="of:=OFFSET([.C$4];[.M995];0)" office:value-type="float" office:value="43766" calcext:value-type="float">
            <text:p>43766</text:p>
          </table:table-cell>
          <table:table-cell table:formula="of:=[.L995]" office:value-type="float" office:value="0.229166666666667" calcext:value-type="float">
            <text:p>0.2291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995];0)&lt;=[.O99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95]-[.L$2];[.T$2]);[.R$2]-[.L$2]);[.L$2])" office:value-type="time" office:time-value="PT05H40M00S" calcext:value-type="time">
            <text:p>05:40:00</text:p>
          </table:table-cell>
          <table:table-cell table:formula="of:=IF([.L996]&lt;[.L995];[.M995]+[.H$2];[.M995])" office:value-type="float" office:value="400" calcext:value-type="float">
            <text:p>400</text:p>
          </table:table-cell>
          <table:table-cell table:formula="of:=OFFSET([.C$4];[.M996];0)" office:value-type="float" office:value="43766" calcext:value-type="float">
            <text:p>43766</text:p>
          </table:table-cell>
          <table:table-cell table:formula="of:=[.L996]" office:value-type="float" office:value="0.236111111111111" calcext:value-type="float">
            <text:p>0.2361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996];0)&lt;=[.O99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96]-[.L$2];[.T$2]);[.R$2]-[.L$2]);[.L$2])" office:value-type="time" office:time-value="PT05H50M00S" calcext:value-type="time">
            <text:p>05:50:00</text:p>
          </table:table-cell>
          <table:table-cell table:formula="of:=IF([.L997]&lt;[.L996];[.M996]+[.H$2];[.M996])" office:value-type="float" office:value="400" calcext:value-type="float">
            <text:p>400</text:p>
          </table:table-cell>
          <table:table-cell table:formula="of:=OFFSET([.C$4];[.M997];0)" office:value-type="float" office:value="43766" calcext:value-type="float">
            <text:p>43766</text:p>
          </table:table-cell>
          <table:table-cell table:formula="of:=[.L997]" office:value-type="float" office:value="0.243055555555556" calcext:value-type="float">
            <text:p>0.2430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997];0)&lt;=[.O99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97]-[.L$2];[.T$2]);[.R$2]-[.L$2]);[.L$2])" office:value-type="time" office:time-value="PT06H00M00S" calcext:value-type="time">
            <text:p>06:00:00</text:p>
          </table:table-cell>
          <table:table-cell table:formula="of:=IF([.L998]&lt;[.L997];[.M997]+[.H$2];[.M997])" office:value-type="float" office:value="400" calcext:value-type="float">
            <text:p>400</text:p>
          </table:table-cell>
          <table:table-cell table:formula="of:=OFFSET([.C$4];[.M998];0)" office:value-type="float" office:value="43766" calcext:value-type="float">
            <text:p>43766</text:p>
          </table:table-cell>
          <table:table-cell table:formula="of:=[.L998]" office:value-type="float" office:value="0.25" calcext:value-type="float">
            <text:p>0.25</text:p>
          </table:table-cell>
          <table:table-cell office:value-type="float" office:value="282" calcext:value-type="float">
            <text:p>282</text:p>
          </table:table-cell>
          <table:table-cell table:formula="of:=IF(OFFSET([.D$4];[.M998];0)&lt;=[.O99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98]-[.L$2];[.T$2]);[.R$2]-[.L$2]);[.L$2])" office:value-type="time" office:time-value="PT06H10M00S" calcext:value-type="time">
            <text:p>06:10:00</text:p>
          </table:table-cell>
          <table:table-cell table:formula="of:=IF([.L999]&lt;[.L998];[.M998]+[.H$2];[.M998])" office:value-type="float" office:value="400" calcext:value-type="float">
            <text:p>400</text:p>
          </table:table-cell>
          <table:table-cell table:formula="of:=OFFSET([.C$4];[.M999];0)" office:value-type="float" office:value="43766" calcext:value-type="float">
            <text:p>43766</text:p>
          </table:table-cell>
          <table:table-cell table:formula="of:=[.L999]" office:value-type="float" office:value="0.256944444444444" calcext:value-type="float">
            <text:p>0.256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999];0)&lt;=[.O99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999]-[.L$2];[.T$2]);[.R$2]-[.L$2]);[.L$2])" office:value-type="time" office:time-value="PT06H20M00S" calcext:value-type="time">
            <text:p>06:20:00</text:p>
          </table:table-cell>
          <table:table-cell table:formula="of:=IF([.L1000]&lt;[.L999];[.M999]+[.H$2];[.M999])" office:value-type="float" office:value="400" calcext:value-type="float">
            <text:p>400</text:p>
          </table:table-cell>
          <table:table-cell table:formula="of:=OFFSET([.C$4];[.M1000];0)" office:value-type="float" office:value="43766" calcext:value-type="float">
            <text:p>43766</text:p>
          </table:table-cell>
          <table:table-cell table:formula="of:=[.L1000]" office:value-type="float" office:value="0.263888888888889" calcext:value-type="float">
            <text:p>0.263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1000];0)&lt;=[.O100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00]-[.L$2];[.T$2]);[.R$2]-[.L$2]);[.L$2])" office:value-type="time" office:time-value="PT06H30M00S" calcext:value-type="time">
            <text:p>06:30:00</text:p>
          </table:table-cell>
          <table:table-cell table:formula="of:=IF([.L1001]&lt;[.L1000];[.M1000]+[.H$2];[.M1000])" office:value-type="float" office:value="400" calcext:value-type="float">
            <text:p>400</text:p>
          </table:table-cell>
          <table:table-cell table:formula="of:=OFFSET([.C$4];[.M1001];0)" office:value-type="float" office:value="43766" calcext:value-type="float">
            <text:p>43766</text:p>
          </table:table-cell>
          <table:table-cell table:formula="of:=[.L1001]" office:value-type="float" office:value="0.270833333333333" calcext:value-type="float">
            <text:p>0.270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1001];0)&lt;=[.O100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01]-[.L$2];[.T$2]);[.R$2]-[.L$2]);[.L$2])" office:value-type="time" office:time-value="PT06H40M00S" calcext:value-type="time">
            <text:p>06:40:00</text:p>
          </table:table-cell>
          <table:table-cell table:formula="of:=IF([.L1002]&lt;[.L1001];[.M1001]+[.H$2];[.M1001])" office:value-type="float" office:value="400" calcext:value-type="float">
            <text:p>400</text:p>
          </table:table-cell>
          <table:table-cell table:formula="of:=OFFSET([.C$4];[.M1002];0)" office:value-type="float" office:value="43766" calcext:value-type="float">
            <text:p>43766</text:p>
          </table:table-cell>
          <table:table-cell table:formula="of:=[.L1002]" office:value-type="float" office:value="0.277777777777778" calcext:value-type="float">
            <text:p>0.277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1002];0)&lt;=[.O100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02]-[.L$2];[.T$2]);[.R$2]-[.L$2]);[.L$2])" office:value-type="time" office:time-value="PT06H50M00S" calcext:value-type="time">
            <text:p>06:50:00</text:p>
          </table:table-cell>
          <table:table-cell table:formula="of:=IF([.L1003]&lt;[.L1002];[.M1002]+[.H$2];[.M1002])" office:value-type="float" office:value="400" calcext:value-type="float">
            <text:p>400</text:p>
          </table:table-cell>
          <table:table-cell table:formula="of:=OFFSET([.C$4];[.M1003];0)" office:value-type="float" office:value="43766" calcext:value-type="float">
            <text:p>43766</text:p>
          </table:table-cell>
          <table:table-cell table:formula="of:=[.L1003]" office:value-type="float" office:value="0.284722222222222" calcext:value-type="float">
            <text:p>0.284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1003];0)&lt;=[.O100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03]-[.L$2];[.T$2]);[.R$2]-[.L$2]);[.L$2])" office:value-type="time" office:time-value="PT07H00M00S" calcext:value-type="time">
            <text:p>07:00:00</text:p>
          </table:table-cell>
          <table:table-cell table:formula="of:=IF([.L1004]&lt;[.L1003];[.M1003]+[.H$2];[.M1003])" office:value-type="float" office:value="400" calcext:value-type="float">
            <text:p>400</text:p>
          </table:table-cell>
          <table:table-cell table:formula="of:=OFFSET([.C$4];[.M1004];0)" office:value-type="float" office:value="43766" calcext:value-type="float">
            <text:p>43766</text:p>
          </table:table-cell>
          <table:table-cell table:formula="of:=[.L1004]" office:value-type="float" office:value="0.291666666666667" calcext:value-type="float">
            <text:p>0.291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1004];0)&lt;=[.O100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04]-[.L$2];[.T$2]);[.R$2]-[.L$2]);[.L$2])" office:value-type="time" office:time-value="PT07H10M00S" calcext:value-type="time">
            <text:p>07:10:00</text:p>
          </table:table-cell>
          <table:table-cell table:formula="of:=IF([.L1005]&lt;[.L1004];[.M1004]+[.H$2];[.M1004])" office:value-type="float" office:value="400" calcext:value-type="float">
            <text:p>400</text:p>
          </table:table-cell>
          <table:table-cell table:formula="of:=OFFSET([.C$4];[.M1005];0)" office:value-type="float" office:value="43766" calcext:value-type="float">
            <text:p>43766</text:p>
          </table:table-cell>
          <table:table-cell table:formula="of:=[.L1005]" office:value-type="float" office:value="0.298611111111111" calcext:value-type="float">
            <text:p>0.298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1005];0)&lt;=[.O100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05]-[.L$2];[.T$2]);[.R$2]-[.L$2]);[.L$2])" office:value-type="time" office:time-value="PT07H20M00S" calcext:value-type="time">
            <text:p>07:20:00</text:p>
          </table:table-cell>
          <table:table-cell table:formula="of:=IF([.L1006]&lt;[.L1005];[.M1005]+[.H$2];[.M1005])" office:value-type="float" office:value="400" calcext:value-type="float">
            <text:p>400</text:p>
          </table:table-cell>
          <table:table-cell table:formula="of:=OFFSET([.C$4];[.M1006];0)" office:value-type="float" office:value="43766" calcext:value-type="float">
            <text:p>43766</text:p>
          </table:table-cell>
          <table:table-cell table:formula="of:=[.L1006]" office:value-type="float" office:value="0.305555555555556" calcext:value-type="float">
            <text:p>0.305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1006];0)&lt;=[.O100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06]-[.L$2];[.T$2]);[.R$2]-[.L$2]);[.L$2])" office:value-type="time" office:time-value="PT07H30M00S" calcext:value-type="time">
            <text:p>07:30:00</text:p>
          </table:table-cell>
          <table:table-cell table:formula="of:=IF([.L1007]&lt;[.L1006];[.M1006]+[.H$2];[.M1006])" office:value-type="float" office:value="400" calcext:value-type="float">
            <text:p>400</text:p>
          </table:table-cell>
          <table:table-cell table:formula="of:=OFFSET([.C$4];[.M1007];0)" office:value-type="float" office:value="43766" calcext:value-type="float">
            <text:p>43766</text:p>
          </table:table-cell>
          <table:table-cell table:formula="of:=[.L1007]" office:value-type="float" office:value="0.3125" calcext:value-type="float">
            <text:p>0.3125</text:p>
          </table:table-cell>
          <table:table-cell office:value-type="float" office:value="282" calcext:value-type="float">
            <text:p>282</text:p>
          </table:table-cell>
          <table:table-cell table:formula="of:=IF(OFFSET([.D$4];[.M1007];0)&lt;=[.O100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07]-[.L$2];[.T$2]);[.R$2]-[.L$2]);[.L$2])" office:value-type="time" office:time-value="PT07H40M00S" calcext:value-type="time">
            <text:p>07:40:00</text:p>
          </table:table-cell>
          <table:table-cell table:formula="of:=IF([.L1008]&lt;[.L1007];[.M1007]+[.H$2];[.M1007])" office:value-type="float" office:value="400" calcext:value-type="float">
            <text:p>400</text:p>
          </table:table-cell>
          <table:table-cell table:formula="of:=OFFSET([.C$4];[.M1008];0)" office:value-type="float" office:value="43766" calcext:value-type="float">
            <text:p>43766</text:p>
          </table:table-cell>
          <table:table-cell table:formula="of:=[.L1008]" office:value-type="float" office:value="0.319444444444444" calcext:value-type="float">
            <text:p>0.3194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1008];0)&lt;=[.O100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08]-[.L$2];[.T$2]);[.R$2]-[.L$2]);[.L$2])" office:value-type="time" office:time-value="PT07H50M00S" calcext:value-type="time">
            <text:p>07:50:00</text:p>
          </table:table-cell>
          <table:table-cell table:formula="of:=IF([.L1009]&lt;[.L1008];[.M1008]+[.H$2];[.M1008])" office:value-type="float" office:value="400" calcext:value-type="float">
            <text:p>400</text:p>
          </table:table-cell>
          <table:table-cell table:formula="of:=OFFSET([.C$4];[.M1009];0)" office:value-type="float" office:value="43766" calcext:value-type="float">
            <text:p>43766</text:p>
          </table:table-cell>
          <table:table-cell table:formula="of:=[.L1009]" office:value-type="float" office:value="0.326388888888889" calcext:value-type="float">
            <text:p>0.326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1009];0)&lt;=[.O100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09]-[.L$2];[.T$2]);[.R$2]-[.L$2]);[.L$2])" office:value-type="time" office:time-value="PT08H00M00S" calcext:value-type="time">
            <text:p>08:00:00</text:p>
          </table:table-cell>
          <table:table-cell table:formula="of:=IF([.L1010]&lt;[.L1009];[.M1009]+[.H$2];[.M1009])" office:value-type="float" office:value="400" calcext:value-type="float">
            <text:p>400</text:p>
          </table:table-cell>
          <table:table-cell table:formula="of:=OFFSET([.C$4];[.M1010];0)" office:value-type="float" office:value="43766" calcext:value-type="float">
            <text:p>43766</text:p>
          </table:table-cell>
          <table:table-cell table:formula="of:=[.L1010]" office:value-type="float" office:value="0.333333333333333" calcext:value-type="float">
            <text:p>0.333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1010];0)&lt;=[.O101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10]-[.L$2];[.T$2]);[.R$2]-[.L$2]);[.L$2])" office:value-type="time" office:time-value="PT00H10M00S" calcext:value-type="time">
            <text:p>00:10:00</text:p>
          </table:table-cell>
          <table:table-cell table:formula="of:=IF([.L1011]&lt;[.L1010];[.M1010]+[.H$2];[.M1010])" office:value-type="float" office:value="420" calcext:value-type="float">
            <text:p>420</text:p>
          </table:table-cell>
          <table:table-cell table:formula="of:=OFFSET([.C$4];[.M1011];0)" office:value-type="float" office:value="43767" calcext:value-type="float">
            <text:p>43767</text:p>
          </table:table-cell>
          <table:table-cell table:formula="of:=[.L1011]" office:value-type="float" office:value="0.00694444444444444" calcext:value-type="float">
            <text:p>0.006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1011];0)&lt;=[.O101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11]-[.L$2];[.T$2]);[.R$2]-[.L$2]);[.L$2])" office:value-type="time" office:time-value="PT00H20M00S" calcext:value-type="time">
            <text:p>00:20:00</text:p>
          </table:table-cell>
          <table:table-cell table:formula="of:=IF([.L1012]&lt;[.L1011];[.M1011]+[.H$2];[.M1011])" office:value-type="float" office:value="420" calcext:value-type="float">
            <text:p>420</text:p>
          </table:table-cell>
          <table:table-cell table:formula="of:=OFFSET([.C$4];[.M1012];0)" office:value-type="float" office:value="43767" calcext:value-type="float">
            <text:p>43767</text:p>
          </table:table-cell>
          <table:table-cell table:formula="of:=[.L1012]" office:value-type="float" office:value="0.0138888888888889" calcext:value-type="float">
            <text:p>0.013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1012];0)&lt;=[.O101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12]-[.L$2];[.T$2]);[.R$2]-[.L$2]);[.L$2])" office:value-type="time" office:time-value="PT00H30M00S" calcext:value-type="time">
            <text:p>00:30:00</text:p>
          </table:table-cell>
          <table:table-cell table:formula="of:=IF([.L1013]&lt;[.L1012];[.M1012]+[.H$2];[.M1012])" office:value-type="float" office:value="420" calcext:value-type="float">
            <text:p>420</text:p>
          </table:table-cell>
          <table:table-cell table:formula="of:=OFFSET([.C$4];[.M1013];0)" office:value-type="float" office:value="43767" calcext:value-type="float">
            <text:p>43767</text:p>
          </table:table-cell>
          <table:table-cell table:formula="of:=[.L1013]" office:value-type="float" office:value="0.0208333333333333" calcext:value-type="float">
            <text:p>0.020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1013];0)&lt;=[.O101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13]-[.L$2];[.T$2]);[.R$2]-[.L$2]);[.L$2])" office:value-type="time" office:time-value="PT00H40M00S" calcext:value-type="time">
            <text:p>00:40:00</text:p>
          </table:table-cell>
          <table:table-cell table:formula="of:=IF([.L1014]&lt;[.L1013];[.M1013]+[.H$2];[.M1013])" office:value-type="float" office:value="420" calcext:value-type="float">
            <text:p>420</text:p>
          </table:table-cell>
          <table:table-cell table:formula="of:=OFFSET([.C$4];[.M1014];0)" office:value-type="float" office:value="43767" calcext:value-type="float">
            <text:p>43767</text:p>
          </table:table-cell>
          <table:table-cell table:formula="of:=[.L1014]" office:value-type="float" office:value="0.0277777777777778" calcext:value-type="float">
            <text:p>0.027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1014];0)&lt;=[.O101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14]-[.L$2];[.T$2]);[.R$2]-[.L$2]);[.L$2])" office:value-type="time" office:time-value="PT00H50M00S" calcext:value-type="time">
            <text:p>00:50:00</text:p>
          </table:table-cell>
          <table:table-cell table:formula="of:=IF([.L1015]&lt;[.L1014];[.M1014]+[.H$2];[.M1014])" office:value-type="float" office:value="420" calcext:value-type="float">
            <text:p>420</text:p>
          </table:table-cell>
          <table:table-cell table:formula="of:=OFFSET([.C$4];[.M1015];0)" office:value-type="float" office:value="43767" calcext:value-type="float">
            <text:p>43767</text:p>
          </table:table-cell>
          <table:table-cell table:formula="of:=[.L1015]" office:value-type="float" office:value="0.0347222222222222" calcext:value-type="float">
            <text:p>0.034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1015];0)&lt;=[.O101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15]-[.L$2];[.T$2]);[.R$2]-[.L$2]);[.L$2])" office:value-type="time" office:time-value="PT01H00M00S" calcext:value-type="time">
            <text:p>01:00:00</text:p>
          </table:table-cell>
          <table:table-cell table:formula="of:=IF([.L1016]&lt;[.L1015];[.M1015]+[.H$2];[.M1015])" office:value-type="float" office:value="420" calcext:value-type="float">
            <text:p>420</text:p>
          </table:table-cell>
          <table:table-cell table:formula="of:=OFFSET([.C$4];[.M1016];0)" office:value-type="float" office:value="43767" calcext:value-type="float">
            <text:p>43767</text:p>
          </table:table-cell>
          <table:table-cell table:formula="of:=[.L1016]" office:value-type="float" office:value="0.0416666666666667" calcext:value-type="float">
            <text:p>0.041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1016];0)&lt;=[.O101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16]-[.L$2];[.T$2]);[.R$2]-[.L$2]);[.L$2])" office:value-type="time" office:time-value="PT01H10M00S" calcext:value-type="time">
            <text:p>01:10:00</text:p>
          </table:table-cell>
          <table:table-cell table:formula="of:=IF([.L1017]&lt;[.L1016];[.M1016]+[.H$2];[.M1016])" office:value-type="float" office:value="420" calcext:value-type="float">
            <text:p>420</text:p>
          </table:table-cell>
          <table:table-cell table:formula="of:=OFFSET([.C$4];[.M1017];0)" office:value-type="float" office:value="43767" calcext:value-type="float">
            <text:p>43767</text:p>
          </table:table-cell>
          <table:table-cell table:formula="of:=[.L1017]" office:value-type="float" office:value="0.0486111111111111" calcext:value-type="float">
            <text:p>0.048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1017];0)&lt;=[.O101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17]-[.L$2];[.T$2]);[.R$2]-[.L$2]);[.L$2])" office:value-type="time" office:time-value="PT01H20M00S" calcext:value-type="time">
            <text:p>01:20:00</text:p>
          </table:table-cell>
          <table:table-cell table:formula="of:=IF([.L1018]&lt;[.L1017];[.M1017]+[.H$2];[.M1017])" office:value-type="float" office:value="420" calcext:value-type="float">
            <text:p>420</text:p>
          </table:table-cell>
          <table:table-cell table:formula="of:=OFFSET([.C$4];[.M1018];0)" office:value-type="float" office:value="43767" calcext:value-type="float">
            <text:p>43767</text:p>
          </table:table-cell>
          <table:table-cell table:formula="of:=[.L1018]" office:value-type="float" office:value="0.0555555555555556" calcext:value-type="float">
            <text:p>0.055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1018];0)&lt;=[.O101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18]-[.L$2];[.T$2]);[.R$2]-[.L$2]);[.L$2])" office:value-type="time" office:time-value="PT01H30M00S" calcext:value-type="time">
            <text:p>01:30:00</text:p>
          </table:table-cell>
          <table:table-cell table:formula="of:=IF([.L1019]&lt;[.L1018];[.M1018]+[.H$2];[.M1018])" office:value-type="float" office:value="420" calcext:value-type="float">
            <text:p>420</text:p>
          </table:table-cell>
          <table:table-cell table:formula="of:=OFFSET([.C$4];[.M1019];0)" office:value-type="float" office:value="43767" calcext:value-type="float">
            <text:p>43767</text:p>
          </table:table-cell>
          <table:table-cell table:formula="of:=[.L1019]" office:value-type="float" office:value="0.0625" calcext:value-type="float">
            <text:p>0.0625</text:p>
          </table:table-cell>
          <table:table-cell office:value-type="float" office:value="282" calcext:value-type="float">
            <text:p>282</text:p>
          </table:table-cell>
          <table:table-cell table:formula="of:=IF(OFFSET([.D$4];[.M1019];0)&lt;=[.O101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19]-[.L$2];[.T$2]);[.R$2]-[.L$2]);[.L$2])" office:value-type="time" office:time-value="PT01H40M00S" calcext:value-type="time">
            <text:p>01:40:00</text:p>
          </table:table-cell>
          <table:table-cell table:formula="of:=IF([.L1020]&lt;[.L1019];[.M1019]+[.H$2];[.M1019])" office:value-type="float" office:value="420" calcext:value-type="float">
            <text:p>420</text:p>
          </table:table-cell>
          <table:table-cell table:formula="of:=OFFSET([.C$4];[.M1020];0)" office:value-type="float" office:value="43767" calcext:value-type="float">
            <text:p>43767</text:p>
          </table:table-cell>
          <table:table-cell table:formula="of:=[.L1020]" office:value-type="float" office:value="0.0694444444444444" calcext:value-type="float">
            <text:p>0.069444444444445</text:p>
          </table:table-cell>
          <table:table-cell office:value-type="float" office:value="282" calcext:value-type="float">
            <text:p>282</text:p>
          </table:table-cell>
          <table:table-cell table:formula="of:=IF(OFFSET([.D$4];[.M1020];0)&lt;=[.O102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20]-[.L$2];[.T$2]);[.R$2]-[.L$2]);[.L$2])" office:value-type="time" office:time-value="PT01H50M00S" calcext:value-type="time">
            <text:p>01:50:00</text:p>
          </table:table-cell>
          <table:table-cell table:formula="of:=IF([.L1021]&lt;[.L1020];[.M1020]+[.H$2];[.M1020])" office:value-type="float" office:value="420" calcext:value-type="float">
            <text:p>420</text:p>
          </table:table-cell>
          <table:table-cell table:formula="of:=OFFSET([.C$4];[.M1021];0)" office:value-type="float" office:value="43767" calcext:value-type="float">
            <text:p>43767</text:p>
          </table:table-cell>
          <table:table-cell table:formula="of:=[.L1021]" office:value-type="float" office:value="0.0763888888888889" calcext:value-type="float">
            <text:p>0.076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1021];0)&lt;=[.O102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21]-[.L$2];[.T$2]);[.R$2]-[.L$2]);[.L$2])" office:value-type="time" office:time-value="PT02H00M00S" calcext:value-type="time">
            <text:p>02:00:00</text:p>
          </table:table-cell>
          <table:table-cell table:formula="of:=IF([.L1022]&lt;[.L1021];[.M1021]+[.H$2];[.M1021])" office:value-type="float" office:value="420" calcext:value-type="float">
            <text:p>420</text:p>
          </table:table-cell>
          <table:table-cell table:formula="of:=OFFSET([.C$4];[.M1022];0)" office:value-type="float" office:value="43767" calcext:value-type="float">
            <text:p>43767</text:p>
          </table:table-cell>
          <table:table-cell table:formula="of:=[.L1022]" office:value-type="float" office:value="0.0833333333333333" calcext:value-type="float">
            <text:p>0.083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1022];0)&lt;=[.O102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22]-[.L$2];[.T$2]);[.R$2]-[.L$2]);[.L$2])" office:value-type="time" office:time-value="PT02H10M00S" calcext:value-type="time">
            <text:p>02:10:00</text:p>
          </table:table-cell>
          <table:table-cell table:formula="of:=IF([.L1023]&lt;[.L1022];[.M1022]+[.H$2];[.M1022])" office:value-type="float" office:value="420" calcext:value-type="float">
            <text:p>420</text:p>
          </table:table-cell>
          <table:table-cell table:formula="of:=OFFSET([.C$4];[.M1023];0)" office:value-type="float" office:value="43767" calcext:value-type="float">
            <text:p>43767</text:p>
          </table:table-cell>
          <table:table-cell table:formula="of:=[.L1023]" office:value-type="float" office:value="0.0902777777777778" calcext:value-type="float">
            <text:p>0.0902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1023];0)&lt;=[.O102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23]-[.L$2];[.T$2]);[.R$2]-[.L$2]);[.L$2])" office:value-type="time" office:time-value="PT02H20M00S" calcext:value-type="time">
            <text:p>02:20:00</text:p>
          </table:table-cell>
          <table:table-cell table:formula="of:=IF([.L1024]&lt;[.L1023];[.M1023]+[.H$2];[.M1023])" office:value-type="float" office:value="420" calcext:value-type="float">
            <text:p>420</text:p>
          </table:table-cell>
          <table:table-cell table:formula="of:=OFFSET([.C$4];[.M1024];0)" office:value-type="float" office:value="43767" calcext:value-type="float">
            <text:p>43767</text:p>
          </table:table-cell>
          <table:table-cell table:formula="of:=[.L1024]" office:value-type="float" office:value="0.0972222222222222" calcext:value-type="float">
            <text:p>0.0972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1024];0)&lt;=[.O102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24]-[.L$2];[.T$2]);[.R$2]-[.L$2]);[.L$2])" office:value-type="time" office:time-value="PT02H30M00S" calcext:value-type="time">
            <text:p>02:30:00</text:p>
          </table:table-cell>
          <table:table-cell table:formula="of:=IF([.L1025]&lt;[.L1024];[.M1024]+[.H$2];[.M1024])" office:value-type="float" office:value="420" calcext:value-type="float">
            <text:p>420</text:p>
          </table:table-cell>
          <table:table-cell table:formula="of:=OFFSET([.C$4];[.M1025];0)" office:value-type="float" office:value="43767" calcext:value-type="float">
            <text:p>43767</text:p>
          </table:table-cell>
          <table:table-cell table:formula="of:=[.L1025]" office:value-type="float" office:value="0.104166666666667" calcext:value-type="float">
            <text:p>0.1041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1025];0)&lt;=[.O102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25]-[.L$2];[.T$2]);[.R$2]-[.L$2]);[.L$2])" office:value-type="time" office:time-value="PT02H40M00S" calcext:value-type="time">
            <text:p>02:40:00</text:p>
          </table:table-cell>
          <table:table-cell table:formula="of:=IF([.L1026]&lt;[.L1025];[.M1025]+[.H$2];[.M1025])" office:value-type="float" office:value="420" calcext:value-type="float">
            <text:p>420</text:p>
          </table:table-cell>
          <table:table-cell table:formula="of:=OFFSET([.C$4];[.M1026];0)" office:value-type="float" office:value="43767" calcext:value-type="float">
            <text:p>43767</text:p>
          </table:table-cell>
          <table:table-cell table:formula="of:=[.L1026]" office:value-type="float" office:value="0.111111111111111" calcext:value-type="float">
            <text:p>0.1111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1026];0)&lt;=[.O102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26]-[.L$2];[.T$2]);[.R$2]-[.L$2]);[.L$2])" office:value-type="time" office:time-value="PT02H50M00S" calcext:value-type="time">
            <text:p>02:50:00</text:p>
          </table:table-cell>
          <table:table-cell table:formula="of:=IF([.L1027]&lt;[.L1026];[.M1026]+[.H$2];[.M1026])" office:value-type="float" office:value="420" calcext:value-type="float">
            <text:p>420</text:p>
          </table:table-cell>
          <table:table-cell table:formula="of:=OFFSET([.C$4];[.M1027];0)" office:value-type="float" office:value="43767" calcext:value-type="float">
            <text:p>43767</text:p>
          </table:table-cell>
          <table:table-cell table:formula="of:=[.L1027]" office:value-type="float" office:value="0.118055555555556" calcext:value-type="float">
            <text:p>0.1180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1027];0)&lt;=[.O102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27]-[.L$2];[.T$2]);[.R$2]-[.L$2]);[.L$2])" office:value-type="time" office:time-value="PT03H00M00S" calcext:value-type="time">
            <text:p>03:00:00</text:p>
          </table:table-cell>
          <table:table-cell table:formula="of:=IF([.L1028]&lt;[.L1027];[.M1027]+[.H$2];[.M1027])" office:value-type="float" office:value="420" calcext:value-type="float">
            <text:p>420</text:p>
          </table:table-cell>
          <table:table-cell table:formula="of:=OFFSET([.C$4];[.M1028];0)" office:value-type="float" office:value="43767" calcext:value-type="float">
            <text:p>43767</text:p>
          </table:table-cell>
          <table:table-cell table:formula="of:=[.L1028]" office:value-type="float" office:value="0.125" calcext:value-type="float">
            <text:p>0.125</text:p>
          </table:table-cell>
          <table:table-cell office:value-type="float" office:value="282" calcext:value-type="float">
            <text:p>282</text:p>
          </table:table-cell>
          <table:table-cell table:formula="of:=IF(OFFSET([.D$4];[.M1028];0)&lt;=[.O102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28]-[.L$2];[.T$2]);[.R$2]-[.L$2]);[.L$2])" office:value-type="time" office:time-value="PT03H10M00S" calcext:value-type="time">
            <text:p>03:10:00</text:p>
          </table:table-cell>
          <table:table-cell table:formula="of:=IF([.L1029]&lt;[.L1028];[.M1028]+[.H$2];[.M1028])" office:value-type="float" office:value="420" calcext:value-type="float">
            <text:p>420</text:p>
          </table:table-cell>
          <table:table-cell table:formula="of:=OFFSET([.C$4];[.M1029];0)" office:value-type="float" office:value="43767" calcext:value-type="float">
            <text:p>43767</text:p>
          </table:table-cell>
          <table:table-cell table:formula="of:=[.L1029]" office:value-type="float" office:value="0.131944444444444" calcext:value-type="float">
            <text:p>0.131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1029];0)&lt;=[.O102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29]-[.L$2];[.T$2]);[.R$2]-[.L$2]);[.L$2])" office:value-type="time" office:time-value="PT03H20M00S" calcext:value-type="time">
            <text:p>03:20:00</text:p>
          </table:table-cell>
          <table:table-cell table:formula="of:=IF([.L1030]&lt;[.L1029];[.M1029]+[.H$2];[.M1029])" office:value-type="float" office:value="420" calcext:value-type="float">
            <text:p>420</text:p>
          </table:table-cell>
          <table:table-cell table:formula="of:=OFFSET([.C$4];[.M1030];0)" office:value-type="float" office:value="43767" calcext:value-type="float">
            <text:p>43767</text:p>
          </table:table-cell>
          <table:table-cell table:formula="of:=[.L1030]" office:value-type="float" office:value="0.138888888888889" calcext:value-type="float">
            <text:p>0.138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1030];0)&lt;=[.O103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30]-[.L$2];[.T$2]);[.R$2]-[.L$2]);[.L$2])" office:value-type="time" office:time-value="PT03H30M00S" calcext:value-type="time">
            <text:p>03:30:00</text:p>
          </table:table-cell>
          <table:table-cell table:formula="of:=IF([.L1031]&lt;[.L1030];[.M1030]+[.H$2];[.M1030])" office:value-type="float" office:value="420" calcext:value-type="float">
            <text:p>420</text:p>
          </table:table-cell>
          <table:table-cell table:formula="of:=OFFSET([.C$4];[.M1031];0)" office:value-type="float" office:value="43767" calcext:value-type="float">
            <text:p>43767</text:p>
          </table:table-cell>
          <table:table-cell table:formula="of:=[.L1031]" office:value-type="float" office:value="0.145833333333333" calcext:value-type="float">
            <text:p>0.145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1031];0)&lt;=[.O103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31]-[.L$2];[.T$2]);[.R$2]-[.L$2]);[.L$2])" office:value-type="time" office:time-value="PT03H40M00S" calcext:value-type="time">
            <text:p>03:40:00</text:p>
          </table:table-cell>
          <table:table-cell table:formula="of:=IF([.L1032]&lt;[.L1031];[.M1031]+[.H$2];[.M1031])" office:value-type="float" office:value="420" calcext:value-type="float">
            <text:p>420</text:p>
          </table:table-cell>
          <table:table-cell table:formula="of:=OFFSET([.C$4];[.M1032];0)" office:value-type="float" office:value="43767" calcext:value-type="float">
            <text:p>43767</text:p>
          </table:table-cell>
          <table:table-cell table:formula="of:=[.L1032]" office:value-type="float" office:value="0.152777777777778" calcext:value-type="float">
            <text:p>0.152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1032];0)&lt;=[.O103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32]-[.L$2];[.T$2]);[.R$2]-[.L$2]);[.L$2])" office:value-type="time" office:time-value="PT03H50M00S" calcext:value-type="time">
            <text:p>03:50:00</text:p>
          </table:table-cell>
          <table:table-cell table:formula="of:=IF([.L1033]&lt;[.L1032];[.M1032]+[.H$2];[.M1032])" office:value-type="float" office:value="420" calcext:value-type="float">
            <text:p>420</text:p>
          </table:table-cell>
          <table:table-cell table:formula="of:=OFFSET([.C$4];[.M1033];0)" office:value-type="float" office:value="43767" calcext:value-type="float">
            <text:p>43767</text:p>
          </table:table-cell>
          <table:table-cell table:formula="of:=[.L1033]" office:value-type="float" office:value="0.159722222222222" calcext:value-type="float">
            <text:p>0.159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1033];0)&lt;=[.O103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33]-[.L$2];[.T$2]);[.R$2]-[.L$2]);[.L$2])" office:value-type="time" office:time-value="PT04H00M00S" calcext:value-type="time">
            <text:p>04:00:00</text:p>
          </table:table-cell>
          <table:table-cell table:formula="of:=IF([.L1034]&lt;[.L1033];[.M1033]+[.H$2];[.M1033])" office:value-type="float" office:value="420" calcext:value-type="float">
            <text:p>420</text:p>
          </table:table-cell>
          <table:table-cell table:formula="of:=OFFSET([.C$4];[.M1034];0)" office:value-type="float" office:value="43767" calcext:value-type="float">
            <text:p>43767</text:p>
          </table:table-cell>
          <table:table-cell table:formula="of:=[.L1034]" office:value-type="float" office:value="0.166666666666667" calcext:value-type="float">
            <text:p>0.166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1034];0)&lt;=[.O103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34]-[.L$2];[.T$2]);[.R$2]-[.L$2]);[.L$2])" office:value-type="time" office:time-value="PT04H10M00S" calcext:value-type="time">
            <text:p>04:10:00</text:p>
          </table:table-cell>
          <table:table-cell table:formula="of:=IF([.L1035]&lt;[.L1034];[.M1034]+[.H$2];[.M1034])" office:value-type="float" office:value="420" calcext:value-type="float">
            <text:p>420</text:p>
          </table:table-cell>
          <table:table-cell table:formula="of:=OFFSET([.C$4];[.M1035];0)" office:value-type="float" office:value="43767" calcext:value-type="float">
            <text:p>43767</text:p>
          </table:table-cell>
          <table:table-cell table:formula="of:=[.L1035]" office:value-type="float" office:value="0.173611111111111" calcext:value-type="float">
            <text:p>0.173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1035];0)&lt;=[.O103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35]-[.L$2];[.T$2]);[.R$2]-[.L$2]);[.L$2])" office:value-type="time" office:time-value="PT04H20M00S" calcext:value-type="time">
            <text:p>04:20:00</text:p>
          </table:table-cell>
          <table:table-cell table:formula="of:=IF([.L1036]&lt;[.L1035];[.M1035]+[.H$2];[.M1035])" office:value-type="float" office:value="420" calcext:value-type="float">
            <text:p>420</text:p>
          </table:table-cell>
          <table:table-cell table:formula="of:=OFFSET([.C$4];[.M1036];0)" office:value-type="float" office:value="43767" calcext:value-type="float">
            <text:p>43767</text:p>
          </table:table-cell>
          <table:table-cell table:formula="of:=[.L1036]" office:value-type="float" office:value="0.180555555555556" calcext:value-type="float">
            <text:p>0.180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1036];0)&lt;=[.O103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36]-[.L$2];[.T$2]);[.R$2]-[.L$2]);[.L$2])" office:value-type="time" office:time-value="PT04H30M00S" calcext:value-type="time">
            <text:p>04:30:00</text:p>
          </table:table-cell>
          <table:table-cell table:formula="of:=IF([.L1037]&lt;[.L1036];[.M1036]+[.H$2];[.M1036])" office:value-type="float" office:value="420" calcext:value-type="float">
            <text:p>420</text:p>
          </table:table-cell>
          <table:table-cell table:formula="of:=OFFSET([.C$4];[.M1037];0)" office:value-type="float" office:value="43767" calcext:value-type="float">
            <text:p>43767</text:p>
          </table:table-cell>
          <table:table-cell table:formula="of:=[.L1037]" office:value-type="float" office:value="0.1875" calcext:value-type="float">
            <text:p>0.1875</text:p>
          </table:table-cell>
          <table:table-cell office:value-type="float" office:value="282" calcext:value-type="float">
            <text:p>282</text:p>
          </table:table-cell>
          <table:table-cell table:formula="of:=IF(OFFSET([.D$4];[.M1037];0)&lt;=[.O103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37]-[.L$2];[.T$2]);[.R$2]-[.L$2]);[.L$2])" office:value-type="time" office:time-value="PT04H40M00S" calcext:value-type="time">
            <text:p>04:40:00</text:p>
          </table:table-cell>
          <table:table-cell table:formula="of:=IF([.L1038]&lt;[.L1037];[.M1037]+[.H$2];[.M1037])" office:value-type="float" office:value="420" calcext:value-type="float">
            <text:p>420</text:p>
          </table:table-cell>
          <table:table-cell table:formula="of:=OFFSET([.C$4];[.M1038];0)" office:value-type="float" office:value="43767" calcext:value-type="float">
            <text:p>43767</text:p>
          </table:table-cell>
          <table:table-cell table:formula="of:=[.L1038]" office:value-type="float" office:value="0.194444444444444" calcext:value-type="float">
            <text:p>0.1944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1038];0)&lt;=[.O103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38]-[.L$2];[.T$2]);[.R$2]-[.L$2]);[.L$2])" office:value-type="time" office:time-value="PT04H50M00S" calcext:value-type="time">
            <text:p>04:50:00</text:p>
          </table:table-cell>
          <table:table-cell table:formula="of:=IF([.L1039]&lt;[.L1038];[.M1038]+[.H$2];[.M1038])" office:value-type="float" office:value="420" calcext:value-type="float">
            <text:p>420</text:p>
          </table:table-cell>
          <table:table-cell table:formula="of:=OFFSET([.C$4];[.M1039];0)" office:value-type="float" office:value="43767" calcext:value-type="float">
            <text:p>43767</text:p>
          </table:table-cell>
          <table:table-cell table:formula="of:=[.L1039]" office:value-type="float" office:value="0.201388888888889" calcext:value-type="float">
            <text:p>0.201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1039];0)&lt;=[.O103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39]-[.L$2];[.T$2]);[.R$2]-[.L$2]);[.L$2])" office:value-type="time" office:time-value="PT05H00M00S" calcext:value-type="time">
            <text:p>05:00:00</text:p>
          </table:table-cell>
          <table:table-cell table:formula="of:=IF([.L1040]&lt;[.L1039];[.M1039]+[.H$2];[.M1039])" office:value-type="float" office:value="420" calcext:value-type="float">
            <text:p>420</text:p>
          </table:table-cell>
          <table:table-cell table:formula="of:=OFFSET([.C$4];[.M1040];0)" office:value-type="float" office:value="43767" calcext:value-type="float">
            <text:p>43767</text:p>
          </table:table-cell>
          <table:table-cell table:formula="of:=[.L1040]" office:value-type="float" office:value="0.208333333333333" calcext:value-type="float">
            <text:p>0.208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1040];0)&lt;=[.O104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40]-[.L$2];[.T$2]);[.R$2]-[.L$2]);[.L$2])" office:value-type="time" office:time-value="PT05H10M00S" calcext:value-type="time">
            <text:p>05:10:00</text:p>
          </table:table-cell>
          <table:table-cell table:formula="of:=IF([.L1041]&lt;[.L1040];[.M1040]+[.H$2];[.M1040])" office:value-type="float" office:value="420" calcext:value-type="float">
            <text:p>420</text:p>
          </table:table-cell>
          <table:table-cell table:formula="of:=OFFSET([.C$4];[.M1041];0)" office:value-type="float" office:value="43767" calcext:value-type="float">
            <text:p>43767</text:p>
          </table:table-cell>
          <table:table-cell table:formula="of:=[.L1041]" office:value-type="float" office:value="0.215277777777778" calcext:value-type="float">
            <text:p>0.2152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1041];0)&lt;=[.O104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41]-[.L$2];[.T$2]);[.R$2]-[.L$2]);[.L$2])" office:value-type="time" office:time-value="PT05H20M00S" calcext:value-type="time">
            <text:p>05:20:00</text:p>
          </table:table-cell>
          <table:table-cell table:formula="of:=IF([.L1042]&lt;[.L1041];[.M1041]+[.H$2];[.M1041])" office:value-type="float" office:value="420" calcext:value-type="float">
            <text:p>420</text:p>
          </table:table-cell>
          <table:table-cell table:formula="of:=OFFSET([.C$4];[.M1042];0)" office:value-type="float" office:value="43767" calcext:value-type="float">
            <text:p>43767</text:p>
          </table:table-cell>
          <table:table-cell table:formula="of:=[.L1042]" office:value-type="float" office:value="0.222222222222222" calcext:value-type="float">
            <text:p>0.2222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1042];0)&lt;=[.O104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42]-[.L$2];[.T$2]);[.R$2]-[.L$2]);[.L$2])" office:value-type="time" office:time-value="PT05H30M00S" calcext:value-type="time">
            <text:p>05:30:00</text:p>
          </table:table-cell>
          <table:table-cell table:formula="of:=IF([.L1043]&lt;[.L1042];[.M1042]+[.H$2];[.M1042])" office:value-type="float" office:value="420" calcext:value-type="float">
            <text:p>420</text:p>
          </table:table-cell>
          <table:table-cell table:formula="of:=OFFSET([.C$4];[.M1043];0)" office:value-type="float" office:value="43767" calcext:value-type="float">
            <text:p>43767</text:p>
          </table:table-cell>
          <table:table-cell table:formula="of:=[.L1043]" office:value-type="float" office:value="0.229166666666667" calcext:value-type="float">
            <text:p>0.2291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1043];0)&lt;=[.O104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43]-[.L$2];[.T$2]);[.R$2]-[.L$2]);[.L$2])" office:value-type="time" office:time-value="PT05H40M00S" calcext:value-type="time">
            <text:p>05:40:00</text:p>
          </table:table-cell>
          <table:table-cell table:formula="of:=IF([.L1044]&lt;[.L1043];[.M1043]+[.H$2];[.M1043])" office:value-type="float" office:value="420" calcext:value-type="float">
            <text:p>420</text:p>
          </table:table-cell>
          <table:table-cell table:formula="of:=OFFSET([.C$4];[.M1044];0)" office:value-type="float" office:value="43767" calcext:value-type="float">
            <text:p>43767</text:p>
          </table:table-cell>
          <table:table-cell table:formula="of:=[.L1044]" office:value-type="float" office:value="0.236111111111111" calcext:value-type="float">
            <text:p>0.2361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1044];0)&lt;=[.O104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44]-[.L$2];[.T$2]);[.R$2]-[.L$2]);[.L$2])" office:value-type="time" office:time-value="PT05H50M00S" calcext:value-type="time">
            <text:p>05:50:00</text:p>
          </table:table-cell>
          <table:table-cell table:formula="of:=IF([.L1045]&lt;[.L1044];[.M1044]+[.H$2];[.M1044])" office:value-type="float" office:value="420" calcext:value-type="float">
            <text:p>420</text:p>
          </table:table-cell>
          <table:table-cell table:formula="of:=OFFSET([.C$4];[.M1045];0)" office:value-type="float" office:value="43767" calcext:value-type="float">
            <text:p>43767</text:p>
          </table:table-cell>
          <table:table-cell table:formula="of:=[.L1045]" office:value-type="float" office:value="0.243055555555556" calcext:value-type="float">
            <text:p>0.2430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1045];0)&lt;=[.O104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45]-[.L$2];[.T$2]);[.R$2]-[.L$2]);[.L$2])" office:value-type="time" office:time-value="PT06H00M00S" calcext:value-type="time">
            <text:p>06:00:00</text:p>
          </table:table-cell>
          <table:table-cell table:formula="of:=IF([.L1046]&lt;[.L1045];[.M1045]+[.H$2];[.M1045])" office:value-type="float" office:value="420" calcext:value-type="float">
            <text:p>420</text:p>
          </table:table-cell>
          <table:table-cell table:formula="of:=OFFSET([.C$4];[.M1046];0)" office:value-type="float" office:value="43767" calcext:value-type="float">
            <text:p>43767</text:p>
          </table:table-cell>
          <table:table-cell table:formula="of:=[.L1046]" office:value-type="float" office:value="0.25" calcext:value-type="float">
            <text:p>0.25</text:p>
          </table:table-cell>
          <table:table-cell office:value-type="float" office:value="282" calcext:value-type="float">
            <text:p>282</text:p>
          </table:table-cell>
          <table:table-cell table:formula="of:=IF(OFFSET([.D$4];[.M1046];0)&lt;=[.O104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46]-[.L$2];[.T$2]);[.R$2]-[.L$2]);[.L$2])" office:value-type="time" office:time-value="PT06H10M00S" calcext:value-type="time">
            <text:p>06:10:00</text:p>
          </table:table-cell>
          <table:table-cell table:formula="of:=IF([.L1047]&lt;[.L1046];[.M1046]+[.H$2];[.M1046])" office:value-type="float" office:value="420" calcext:value-type="float">
            <text:p>420</text:p>
          </table:table-cell>
          <table:table-cell table:formula="of:=OFFSET([.C$4];[.M1047];0)" office:value-type="float" office:value="43767" calcext:value-type="float">
            <text:p>43767</text:p>
          </table:table-cell>
          <table:table-cell table:formula="of:=[.L1047]" office:value-type="float" office:value="0.256944444444444" calcext:value-type="float">
            <text:p>0.2569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1047];0)&lt;=[.O104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47]-[.L$2];[.T$2]);[.R$2]-[.L$2]);[.L$2])" office:value-type="time" office:time-value="PT06H20M00S" calcext:value-type="time">
            <text:p>06:20:00</text:p>
          </table:table-cell>
          <table:table-cell table:formula="of:=IF([.L1048]&lt;[.L1047];[.M1047]+[.H$2];[.M1047])" office:value-type="float" office:value="420" calcext:value-type="float">
            <text:p>420</text:p>
          </table:table-cell>
          <table:table-cell table:formula="of:=OFFSET([.C$4];[.M1048];0)" office:value-type="float" office:value="43767" calcext:value-type="float">
            <text:p>43767</text:p>
          </table:table-cell>
          <table:table-cell table:formula="of:=[.L1048]" office:value-type="float" office:value="0.263888888888889" calcext:value-type="float">
            <text:p>0.2638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1048];0)&lt;=[.O104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48]-[.L$2];[.T$2]);[.R$2]-[.L$2]);[.L$2])" office:value-type="time" office:time-value="PT06H30M00S" calcext:value-type="time">
            <text:p>06:30:00</text:p>
          </table:table-cell>
          <table:table-cell table:formula="of:=IF([.L1049]&lt;[.L1048];[.M1048]+[.H$2];[.M1048])" office:value-type="float" office:value="420" calcext:value-type="float">
            <text:p>420</text:p>
          </table:table-cell>
          <table:table-cell table:formula="of:=OFFSET([.C$4];[.M1049];0)" office:value-type="float" office:value="43767" calcext:value-type="float">
            <text:p>43767</text:p>
          </table:table-cell>
          <table:table-cell table:formula="of:=[.L1049]" office:value-type="float" office:value="0.270833333333333" calcext:value-type="float">
            <text:p>0.2708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1049];0)&lt;=[.O104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49]-[.L$2];[.T$2]);[.R$2]-[.L$2]);[.L$2])" office:value-type="time" office:time-value="PT06H40M00S" calcext:value-type="time">
            <text:p>06:40:00</text:p>
          </table:table-cell>
          <table:table-cell table:formula="of:=IF([.L1050]&lt;[.L1049];[.M1049]+[.H$2];[.M1049])" office:value-type="float" office:value="420" calcext:value-type="float">
            <text:p>420</text:p>
          </table:table-cell>
          <table:table-cell table:formula="of:=OFFSET([.C$4];[.M1050];0)" office:value-type="float" office:value="43767" calcext:value-type="float">
            <text:p>43767</text:p>
          </table:table-cell>
          <table:table-cell table:formula="of:=[.L1050]" office:value-type="float" office:value="0.277777777777778" calcext:value-type="float">
            <text:p>0.277777777777778</text:p>
          </table:table-cell>
          <table:table-cell office:value-type="float" office:value="282" calcext:value-type="float">
            <text:p>282</text:p>
          </table:table-cell>
          <table:table-cell table:formula="of:=IF(OFFSET([.D$4];[.M1050];0)&lt;=[.O105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50]-[.L$2];[.T$2]);[.R$2]-[.L$2]);[.L$2])" office:value-type="time" office:time-value="PT06H50M00S" calcext:value-type="time">
            <text:p>06:50:00</text:p>
          </table:table-cell>
          <table:table-cell table:formula="of:=IF([.L1051]&lt;[.L1050];[.M1050]+[.H$2];[.M1050])" office:value-type="float" office:value="420" calcext:value-type="float">
            <text:p>420</text:p>
          </table:table-cell>
          <table:table-cell table:formula="of:=OFFSET([.C$4];[.M1051];0)" office:value-type="float" office:value="43767" calcext:value-type="float">
            <text:p>43767</text:p>
          </table:table-cell>
          <table:table-cell table:formula="of:=[.L1051]" office:value-type="float" office:value="0.284722222222222" calcext:value-type="float">
            <text:p>0.284722222222222</text:p>
          </table:table-cell>
          <table:table-cell office:value-type="float" office:value="282" calcext:value-type="float">
            <text:p>282</text:p>
          </table:table-cell>
          <table:table-cell table:formula="of:=IF(OFFSET([.D$4];[.M1051];0)&lt;=[.O105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51]-[.L$2];[.T$2]);[.R$2]-[.L$2]);[.L$2])" office:value-type="time" office:time-value="PT07H00M00S" calcext:value-type="time">
            <text:p>07:00:00</text:p>
          </table:table-cell>
          <table:table-cell table:formula="of:=IF([.L1052]&lt;[.L1051];[.M1051]+[.H$2];[.M1051])" office:value-type="float" office:value="420" calcext:value-type="float">
            <text:p>420</text:p>
          </table:table-cell>
          <table:table-cell table:formula="of:=OFFSET([.C$4];[.M1052];0)" office:value-type="float" office:value="43767" calcext:value-type="float">
            <text:p>43767</text:p>
          </table:table-cell>
          <table:table-cell table:formula="of:=[.L1052]" office:value-type="float" office:value="0.291666666666667" calcext:value-type="float">
            <text:p>0.291666666666667</text:p>
          </table:table-cell>
          <table:table-cell office:value-type="float" office:value="282" calcext:value-type="float">
            <text:p>282</text:p>
          </table:table-cell>
          <table:table-cell table:formula="of:=IF(OFFSET([.D$4];[.M1052];0)&lt;=[.O105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52]-[.L$2];[.T$2]);[.R$2]-[.L$2]);[.L$2])" office:value-type="time" office:time-value="PT07H10M00S" calcext:value-type="time">
            <text:p>07:10:00</text:p>
          </table:table-cell>
          <table:table-cell table:formula="of:=IF([.L1053]&lt;[.L1052];[.M1052]+[.H$2];[.M1052])" office:value-type="float" office:value="420" calcext:value-type="float">
            <text:p>420</text:p>
          </table:table-cell>
          <table:table-cell table:formula="of:=OFFSET([.C$4];[.M1053];0)" office:value-type="float" office:value="43767" calcext:value-type="float">
            <text:p>43767</text:p>
          </table:table-cell>
          <table:table-cell table:formula="of:=[.L1053]" office:value-type="float" office:value="0.298611111111111" calcext:value-type="float">
            <text:p>0.298611111111111</text:p>
          </table:table-cell>
          <table:table-cell office:value-type="float" office:value="282" calcext:value-type="float">
            <text:p>282</text:p>
          </table:table-cell>
          <table:table-cell table:formula="of:=IF(OFFSET([.D$4];[.M1053];0)&lt;=[.O105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53]-[.L$2];[.T$2]);[.R$2]-[.L$2]);[.L$2])" office:value-type="time" office:time-value="PT07H20M00S" calcext:value-type="time">
            <text:p>07:20:00</text:p>
          </table:table-cell>
          <table:table-cell table:formula="of:=IF([.L1054]&lt;[.L1053];[.M1053]+[.H$2];[.M1053])" office:value-type="float" office:value="420" calcext:value-type="float">
            <text:p>420</text:p>
          </table:table-cell>
          <table:table-cell table:formula="of:=OFFSET([.C$4];[.M1054];0)" office:value-type="float" office:value="43767" calcext:value-type="float">
            <text:p>43767</text:p>
          </table:table-cell>
          <table:table-cell table:formula="of:=[.L1054]" office:value-type="float" office:value="0.305555555555556" calcext:value-type="float">
            <text:p>0.305555555555556</text:p>
          </table:table-cell>
          <table:table-cell office:value-type="float" office:value="282" calcext:value-type="float">
            <text:p>282</text:p>
          </table:table-cell>
          <table:table-cell table:formula="of:=IF(OFFSET([.D$4];[.M1054];0)&lt;=[.O105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54]-[.L$2];[.T$2]);[.R$2]-[.L$2]);[.L$2])" office:value-type="time" office:time-value="PT07H30M00S" calcext:value-type="time">
            <text:p>07:30:00</text:p>
          </table:table-cell>
          <table:table-cell table:formula="of:=IF([.L1055]&lt;[.L1054];[.M1054]+[.H$2];[.M1054])" office:value-type="float" office:value="420" calcext:value-type="float">
            <text:p>420</text:p>
          </table:table-cell>
          <table:table-cell table:formula="of:=OFFSET([.C$4];[.M1055];0)" office:value-type="float" office:value="43767" calcext:value-type="float">
            <text:p>43767</text:p>
          </table:table-cell>
          <table:table-cell table:formula="of:=[.L1055]" office:value-type="float" office:value="0.3125" calcext:value-type="float">
            <text:p>0.3125</text:p>
          </table:table-cell>
          <table:table-cell office:value-type="float" office:value="282" calcext:value-type="float">
            <text:p>282</text:p>
          </table:table-cell>
          <table:table-cell table:formula="of:=IF(OFFSET([.D$4];[.M1055];0)&lt;=[.O105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55]-[.L$2];[.T$2]);[.R$2]-[.L$2]);[.L$2])" office:value-type="time" office:time-value="PT07H40M00S" calcext:value-type="time">
            <text:p>07:40:00</text:p>
          </table:table-cell>
          <table:table-cell table:formula="of:=IF([.L1056]&lt;[.L1055];[.M1055]+[.H$2];[.M1055])" office:value-type="float" office:value="420" calcext:value-type="float">
            <text:p>420</text:p>
          </table:table-cell>
          <table:table-cell table:formula="of:=OFFSET([.C$4];[.M1056];0)" office:value-type="float" office:value="43767" calcext:value-type="float">
            <text:p>43767</text:p>
          </table:table-cell>
          <table:table-cell table:formula="of:=[.L1056]" office:value-type="float" office:value="0.319444444444444" calcext:value-type="float">
            <text:p>0.319444444444444</text:p>
          </table:table-cell>
          <table:table-cell office:value-type="float" office:value="282" calcext:value-type="float">
            <text:p>282</text:p>
          </table:table-cell>
          <table:table-cell table:formula="of:=IF(OFFSET([.D$4];[.M1056];0)&lt;=[.O105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56]-[.L$2];[.T$2]);[.R$2]-[.L$2]);[.L$2])" office:value-type="time" office:time-value="PT07H50M00S" calcext:value-type="time">
            <text:p>07:50:00</text:p>
          </table:table-cell>
          <table:table-cell table:formula="of:=IF([.L1057]&lt;[.L1056];[.M1056]+[.H$2];[.M1056])" office:value-type="float" office:value="420" calcext:value-type="float">
            <text:p>420</text:p>
          </table:table-cell>
          <table:table-cell table:formula="of:=OFFSET([.C$4];[.M1057];0)" office:value-type="float" office:value="43767" calcext:value-type="float">
            <text:p>43767</text:p>
          </table:table-cell>
          <table:table-cell table:formula="of:=[.L1057]" office:value-type="float" office:value="0.326388888888889" calcext:value-type="float">
            <text:p>0.326388888888889</text:p>
          </table:table-cell>
          <table:table-cell office:value-type="float" office:value="282" calcext:value-type="float">
            <text:p>282</text:p>
          </table:table-cell>
          <table:table-cell table:formula="of:=IF(OFFSET([.D$4];[.M1057];0)&lt;=[.O105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formula="of:=SUM(MOD(SUM([.L1057]-[.L$2];[.T$2]);[.R$2]-[.L$2]);[.L$2])" office:value-type="time" office:time-value="PT08H00M00S" calcext:value-type="time">
            <text:p>08:00:00</text:p>
          </table:table-cell>
          <table:table-cell table:formula="of:=IF([.L1058]&lt;[.L1057];[.M1057]+[.H$2];[.M1057])" office:value-type="float" office:value="420" calcext:value-type="float">
            <text:p>420</text:p>
          </table:table-cell>
          <table:table-cell table:formula="of:=OFFSET([.C$4];[.M1058];0)" office:value-type="float" office:value="43767" calcext:value-type="float">
            <text:p>43767</text:p>
          </table:table-cell>
          <table:table-cell table:formula="of:=[.L1058]" office:value-type="float" office:value="0.333333333333333" calcext:value-type="float">
            <text:p>0.333333333333333</text:p>
          </table:table-cell>
          <table:table-cell office:value-type="float" office:value="282" calcext:value-type="float">
            <text:p>282</text:p>
          </table:table-cell>
          <table:table-cell table:formula="of:=IF(OFFSET([.D$4];[.M1058];0)&lt;=[.O1058];0;1)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565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30">
          <table:table-cell table:number-columns-repeated="20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108">
          <table:table-cell table:number-columns-repeated="20"/>
        </table:table-row>
        <table:table-row table:style-name="ro1" table:number-rows-repeated="41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9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9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9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9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9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9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9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9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9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7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11"/>
          <table:table-cell table:style-name="Default" table:number-columns-repeated="6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2">00/00/0000</text:date>, <text:time style:data-style-name="N2" text:time-value="20:34:59.5013075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12T20:35:09.454100282</dc:date>
    <meta:editing-duration>PT5H28M41S</meta:editing-duration>
    <meta:editing-cycles>41</meta:editing-cycles>
    <meta:generator>LibreOffice/6.0.7.3$Linux_X86_64 LibreOffice_project/00m0$Build-3</meta:generator>
    <meta:document-statistic meta:table-count="1" meta:cell-count="9449" meta:object-count="0"/>
  </office:meta>
</office:document-meta>
</file>